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3"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meta.xml" manifest:media-type="text/xml"/>
  <manifest:file-entry manifest:full-path="ObjectReplacements/Object 4" manifest:media-type=""/>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
  <manifest:file-entry manifest:full-path="ObjectReplacements/Object 5" manifest:media-type=""/>
  <manifest:file-entry manifest:full-path="ObjectReplacements/Object 11" manifest:media-type="application/x-openoffice-gdimetafile;windows_formatname=&quot;GDIMetaFile&quot;"/>
  <manifest:file-entry manifest:full-path="ObjectReplacements/Object 2" manifest:media-type=""/>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Pictures/1000000000000008000000084D60FB4967481DFF.png" manifest:media-type="image/png"/>
  <manifest:file-entry manifest:full-path="Pictures/1000000000000059000000478358BC09E866CC53.png" manifest:media-type="image/png"/>
  <manifest:file-entry manifest:full-path="Pictures/1000000000000020000000204B249CA79A42C6D7.png" manifest:media-type="image/png"/>
  <manifest:file-entry manifest:full-path="Pictures/1000000000000462000000584F439745515D277C.png" manifest:media-type="image/png"/>
  <manifest:file-entry manifest:full-path="Pictures/100000000000005E0000005E678C7EBED077601A.png" manifest:media-type="image/png"/>
  <manifest:file-entry manifest:full-path="Pictures/1000020100000A26000000EC2D54EC42112EA04B.png" manifest:media-type="image/png"/>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3" manifest:media-type="application/vnd.oasis.opendocument.formula"/>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SimSun" svg:font-family="SimSun" style:font-pitch="variable"/>
    <style:font-face style:name="Tahoma"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7.562cm" fo:margin-left="0.129cm" fo:margin-top="0.101cm" fo:margin-bottom="0cm" table:align="left" fo:background-color="transparent">
        <style:background-image/>
      </style:table-properties>
    </style:style>
    <style:style style:name="Table1.A" style:family="table-column">
      <style:table-column-properties style:column-width="1.404cm"/>
    </style:style>
    <style:style style:name="Table1.B" style:family="table-column">
      <style:table-column-properties style:column-width="1.092cm"/>
    </style:style>
    <style:style style:name="Table1.C" style:family="table-column">
      <style:table-column-properties style:column-width="2.408cm"/>
    </style:style>
    <style:style style:name="Table1.D" style:family="table-column">
      <style:table-column-properties style:column-width="1.124cm"/>
    </style:style>
    <style:style style:name="Table1.E" style:family="table-column">
      <style:table-column-properties style:column-width="1.535cm"/>
    </style:style>
    <style:style style:name="Table1.1" style:family="table-row">
      <style:table-row-properties style:min-row-height="1cm" fo:background-color="transparent">
        <style:background-image/>
      </style:table-row-properties>
    </style:style>
    <style:style style:name="Table1.A1" style:family="table-cell">
      <style:table-cell-properties style:vertical-align="middle" fo:background-color="#a9ce7b" fo:padding="0cm" fo:border-left="0.5pt solid #000000" fo:border-right="none" fo:border-top="0.5pt solid #000000" fo:border-bottom="0.5pt solid #000000">
        <style:background-image/>
      </style:table-cell-properties>
    </style:style>
    <style:style style:name="Table1.C1" style:family="table-cell">
      <style:table-cell-properties style:vertical-align="middle" fo:background-color="#a9ce7b" fo:padding="0cm" fo:border-left="none" fo:border-right="none" fo:border-top="0.5pt solid #000000" fo:border-bottom="0.5pt solid #000000">
        <style:background-image/>
      </style:table-cell-properties>
    </style:style>
    <style:style style:name="Table1.D1" style:family="table-cell">
      <style:table-cell-properties style:vertical-align="middle" fo:background-color="#a9ce7b" fo:padding="0cm" fo:border-left="none" fo:border-right="0.5pt solid #000000" fo:border-top="0.5pt solid #000000" fo:border-bottom="0.5pt solid #000000">
        <style:background-image/>
      </style:table-cell-properties>
    </style:style>
    <style:style style:name="Table1.2" style:family="table-row">
      <style:table-row-properties style:min-row-height="0.499cm" fo:background-color="transparent">
        <style:background-image/>
      </style:table-row-properties>
    </style:style>
    <style:style style:name="Table1.A2" style:family="table-cell">
      <style:table-cell-properties style:vertical-align="middle" fo:background-color="transparent" fo:padding="0cm" fo:border-left="0.5pt solid #000000" fo:border-right="none" fo:border-top="none" fo:border-bottom="none">
        <style:background-image/>
      </style:table-cell-properties>
    </style:style>
    <style:style style:name="Table1.B2" style:family="table-cell">
      <style:table-cell-properties style:vertical-align="middle" fo:padding="0cm" fo:border="none"/>
    </style:style>
    <style:style style:name="Table1.C2" style:family="table-cell">
      <style:table-cell-properties style:vertical-align="bottom" fo:padding="0cm" fo:border="none"/>
    </style:style>
    <style:style style:name="Table1.D2" style:family="table-cell">
      <style:table-cell-properties style:vertical-align="middle" fo:padding="0cm" fo:border="none"/>
    </style:style>
    <style:style style:name="Table1.E2" style:family="table-cell">
      <style:table-cell-properties style:vertical-align="middle" fo:padding="0cm" fo:border-left="none" fo:border-right="0.5pt solid #000000" fo:border-top="none" fo:border-bottom="none"/>
    </style:style>
    <style:style style:name="Table1.B3" style:family="table-cell">
      <style:table-cell-properties style:vertical-align="middle" fo:padding="0cm" fo:border="none"/>
    </style:style>
    <style:style style:name="Table1.C3" style:family="table-cell">
      <style:table-cell-properties style:vertical-align="bottom" fo:padding="0cm" fo:border="none"/>
    </style:style>
    <style:style style:name="Table1.D3" style:family="table-cell">
      <style:table-cell-properties style:vertical-align="middle" fo:padding="0cm" fo:border="none"/>
    </style:style>
    <style:style style:name="Table1.E3" style:family="table-cell">
      <style:table-cell-properties style:vertical-align="middle" fo:padding="0cm" fo:border-left="none" fo:border-right="0.5pt solid #000000" fo:border-top="none" fo:border-bottom="none"/>
    </style:style>
    <style:style style:name="Table1.B4" style:family="table-cell">
      <style:table-cell-properties style:vertical-align="middle" fo:padding="0cm" fo:border="none"/>
    </style:style>
    <style:style style:name="Table1.C4" style:family="table-cell">
      <style:table-cell-properties style:vertical-align="bottom" fo:padding="0cm" fo:border="none"/>
    </style:style>
    <style:style style:name="Table1.D4" style:family="table-cell">
      <style:table-cell-properties style:vertical-align="middle" fo:padding="0cm" fo:border="none"/>
    </style:style>
    <style:style style:name="Table1.E4" style:family="table-cell">
      <style:table-cell-properties style:vertical-align="middle" fo:padding="0cm" fo:border-left="none" fo:border-right="0.5pt solid #000000" fo:border-top="none" fo:border-bottom="none"/>
    </style:style>
    <style:style style:name="Table1.B5" style:family="table-cell">
      <style:table-cell-properties style:vertical-align="middle" fo:padding="0cm" fo:border="none"/>
    </style:style>
    <style:style style:name="Table1.C5" style:family="table-cell">
      <style:table-cell-properties style:vertical-align="bottom" fo:padding="0cm" fo:border="none"/>
    </style:style>
    <style:style style:name="Table1.D5" style:family="table-cell">
      <style:table-cell-properties style:vertical-align="middle" fo:padding="0cm" fo:border="none"/>
    </style:style>
    <style:style style:name="Table1.E5" style:family="table-cell">
      <style:table-cell-properties style:vertical-align="middle" fo:padding="0cm" fo:border-left="none" fo:border-right="0.5pt solid #000000" fo:border-top="none" fo:border-bottom="none"/>
    </style:style>
    <style:style style:name="Table1.B6" style:family="table-cell">
      <style:table-cell-properties style:vertical-align="middle" fo:padding="0cm" fo:border="none"/>
    </style:style>
    <style:style style:name="Table1.C6" style:family="table-cell">
      <style:table-cell-properties style:vertical-align="bottom" fo:padding="0cm" fo:border="none"/>
    </style:style>
    <style:style style:name="Table1.D6" style:family="table-cell">
      <style:table-cell-properties style:vertical-align="middle" fo:padding="0cm" fo:border="none"/>
    </style:style>
    <style:style style:name="Table1.E6" style:family="table-cell">
      <style:table-cell-properties style:vertical-align="middle" fo:padding="0cm" fo:border-left="none" fo:border-right="0.5pt solid #000000" fo:border-top="none" fo:border-bottom="none"/>
    </style:style>
    <style:style style:name="Table1.B7" style:family="table-cell">
      <style:table-cell-properties style:vertical-align="middle" fo:padding="0cm" fo:border="none"/>
    </style:style>
    <style:style style:name="Table1.C7" style:family="table-cell">
      <style:table-cell-properties style:vertical-align="bottom" fo:padding="0cm" fo:border="none"/>
    </style:style>
    <style:style style:name="Table1.D7" style:family="table-cell">
      <style:table-cell-properties style:vertical-align="middle" fo:padding="0cm" fo:border="none"/>
    </style:style>
    <style:style style:name="Table1.E7" style:family="table-cell">
      <style:table-cell-properties style:vertical-align="middle" fo:padding="0cm" fo:border-left="none" fo:border-right="0.5pt solid #000000" fo:border-top="none" fo:border-bottom="none"/>
    </style:style>
    <style:style style:name="Table1.B8" style:family="table-cell">
      <style:table-cell-properties style:vertical-align="middle" fo:padding="0cm" fo:border="none"/>
    </style:style>
    <style:style style:name="Table1.C8" style:family="table-cell">
      <style:table-cell-properties style:vertical-align="bottom" fo:padding="0cm" fo:border="none"/>
    </style:style>
    <style:style style:name="Table1.D8" style:family="table-cell">
      <style:table-cell-properties style:vertical-align="middle" fo:padding="0cm" fo:border="none"/>
    </style:style>
    <style:style style:name="Table1.E8" style:family="table-cell">
      <style:table-cell-properties style:vertical-align="middle" fo:padding="0cm" fo:border-left="none" fo:border-right="0.5pt solid #000000" fo:border-top="none" fo:border-bottom="none"/>
    </style:style>
    <style:style style:name="Table1.A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Table1.B9" style:family="table-cell">
      <style:table-cell-properties style:vertical-align="middle" fo:padding="0cm" fo:border-left="none" fo:border-right="none" fo:border-top="none" fo:border-bottom="0.5pt solid #000000"/>
    </style:style>
    <style:style style:name="Table1.C9" style:family="table-cell">
      <style:table-cell-properties style:vertical-align="bottom" fo:padding="0cm" fo:border-left="none" fo:border-right="none" fo:border-top="none" fo:border-bottom="0.5pt solid #000000"/>
    </style:style>
    <style:style style:name="Table1.D9" style:family="table-cell">
      <style:table-cell-properties style:vertical-align="middle" fo:padding="0cm" fo:border-left="none" fo:border-right="none" fo:border-top="none" fo:border-bottom="0.5pt solid #000000"/>
    </style:style>
    <style:style style:name="Table1.E9" style:family="table-cell">
      <style:table-cell-properties style:vertical-align="middle" fo:padding="0cm" fo:border-left="none" fo:border-right="0.5pt solid #000000" fo:border-top="none" fo:border-bottom="0.5pt solid #000000"/>
    </style:style>
    <style:style style:name="Table2" style:family="table">
      <style:table-properties style:width="18.651cm" table:align="right" style:writing-mode="lr-tb"/>
    </style:style>
    <style:style style:name="Table2.A" style:family="table-column">
      <style:table-column-properties style:column-width="3.6cm"/>
    </style:style>
    <style:style style:name="Table2.B" style:family="table-column">
      <style:table-column-properties style:column-width="2.15cm"/>
    </style:style>
    <style:style style:name="Table2.A1" style:family="table-cell">
      <style:table-cell-properties style:vertical-align="bottom" fo:padding="0.049cm" fo:border-left="0.05pt solid #000000" fo:border-right="none" fo:border-top="0.05pt solid #000000" fo:border-bottom="0.05pt solid #000000" style:writing-mode="page"/>
    </style:style>
    <style:style style:name="Table2.H1" style:family="table-cell">
      <style:table-cell-properties style:vertical-align="bottom"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style:vertical-align="bottom" fo:padding="0.049cm" fo:border-left="0.05pt solid #000000" fo:border-right="none" fo:border-top="none" fo:border-bottom="0.05pt solid #000000" style:writing-mode="page"/>
    </style:style>
    <style:style style:name="Table2.H2" style:family="table-cell">
      <style:table-cell-properties style:vertical-align="bottom" fo:padding="0.049cm" fo:border-left="0.05pt solid #000000" fo:border-right="0.05pt solid #000000" fo:border-top="none" fo:border-bottom="0.05pt solid #000000" style:writing-mode="page"/>
    </style:style>
    <style:style style:name="Table2.A3" style:family="table-cell">
      <style:table-cell-properties fo:padding="0.049cm" fo:border-left="0.05pt solid #000000" fo:border-right="none" fo:border-top="none" fo:border-bottom="0.05pt solid #000000" style:writing-mode="page"/>
    </style:style>
    <style:style style:name="Table2.A4" style:family="table-cell">
      <style:table-cell-properties fo:padding="0.049cm" fo:border-left="0.05pt solid #000000" fo:border-right="none" fo:border-top="none" fo:border-bottom="0.05pt solid #000000" style:writing-mode="page"/>
    </style:style>
    <style:style style:name="P1" style:family="paragraph" style:parent-style-name="_5f_Header_20_page_20_impaire_20__28_D_29_">
      <style:paragraph-properties fo:text-align="start" style:justify-single-word="false"/>
    </style:style>
    <style:style style:name="P2" style:family="paragraph" style:parent-style-name="Standard">
      <style:text-properties officeooo:paragraph-rsid="027125aa"/>
    </style:style>
    <style:style style:name="P3" style:family="paragraph" style:parent-style-name="_5f_Header_20_page_20_paire_20__28_G_29_">
      <style:paragraph-properties fo:text-align="start" style:justify-single-word="false"/>
      <style:text-properties officeooo:paragraph-rsid="0368613f"/>
    </style:style>
    <style:style style:name="P4" style:family="paragraph" style:parent-style-name="_5f_Header_20_page_20_paire_20__28_G_29_">
      <style:paragraph-properties fo:text-align="start" style:justify-single-word="false"/>
      <style:text-properties officeooo:paragraph-rsid="02fa05b4"/>
    </style:style>
    <style:style style:name="P5"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text-properties officeooo:rsid="00178920" officeooo:paragraph-rsid="00178920"/>
    </style:style>
    <style:style style:name="P7" style:family="paragraph" style:parent-style-name="Footer">
      <style:text-properties officeooo:paragraph-rsid="037ce97d"/>
    </style:style>
    <style:style style:name="P8" style:family="paragraph" style:parent-style-name="Footer">
      <style:text-properties fo:font-weight="bold" officeooo:paragraph-rsid="002aa84d" style:font-weight-asian="bold" style:font-weight-complex="bold"/>
    </style:style>
    <style:style style:name="P9" style:family="paragraph" style:parent-style-name="Folio">
      <style:paragraph-properties fo:text-align="center" style:justify-single-word="false"/>
      <style:text-properties fo:font-size="8pt" officeooo:paragraph-rsid="001ce334" style:font-size-asian="8pt" style:font-size-complex="8pt"/>
    </style:style>
    <style:style style:name="P10" style:family="paragraph" style:parent-style-name="_5f_Paragraphe_20_livret_20_">
      <style:text-properties officeooo:paragraph-rsid="02fcbce5"/>
    </style:style>
    <style:style style:name="P11" style:family="paragraph" style:parent-style-name="_5f_Paragraphe_20_livret_20_">
      <style:text-properties officeooo:paragraph-rsid="03163874"/>
    </style:style>
    <style:style style:name="P12" style:family="paragraph" style:parent-style-name="_5f_Paragraphe_20_livret_20_">
      <style:paragraph-properties fo:text-align="center" style:justify-single-word="false"/>
      <style:text-properties fo:color="#ffffff" loext:opacity="100%" fo:font-size="9pt" fo:font-style="normal" fo:font-weight="bold" officeooo:rsid="026ff6be" officeooo:paragraph-rsid="027125aa" style:font-size-asian="10.5pt" style:font-weight-asian="bold" style:font-weight-complex="bold"/>
    </style:style>
    <style:style style:name="P13" style:family="paragraph" style:parent-style-name="_5f_Paragraphe_20_livret_20_">
      <style:paragraph-properties fo:text-align="center" style:justify-single-word="false"/>
      <style:text-properties fo:color="#ffffff" loext:opacity="100%" fo:font-size="9pt" fo:font-style="normal" fo:font-weight="bold" officeooo:rsid="027125aa" officeooo:paragraph-rsid="027125aa" style:font-size-asian="10.5pt" style:font-weight-asian="bold" style:font-weight-complex="bold"/>
    </style:style>
    <style:style style:name="P14" style:family="paragraph" style:parent-style-name="_5f_Paragraphe_20_livret_20_">
      <style:text-properties officeooo:paragraph-rsid="037c90c6"/>
    </style:style>
    <style:style style:name="P15" style:family="paragraph" style:parent-style-name="FILET_5f_POINTILLES">
      <style:text-properties officeooo:paragraph-rsid="02f5434b"/>
    </style:style>
    <style:style style:name="P16" style:family="paragraph" style:parent-style-name="FILET_5f_POINTILLES">
      <style:text-properties officeooo:paragraph-rsid="02f78709"/>
    </style:style>
    <style:style style:name="P17" style:family="paragraph" style:parent-style-name="_5f_Paragraphe_20_livret_20_réponse_20_élève">
      <style:text-properties officeooo:paragraph-rsid="02f5434b"/>
    </style:style>
    <style:style style:name="P18" style:family="paragraph" style:parent-style-name="_5f_Paragraphe_20_livret_20_réponse_20_élève">
      <style:text-properties officeooo:paragraph-rsid="02f60000"/>
    </style:style>
    <style:style style:name="P19" style:family="paragraph" style:parent-style-name="Table_20_Contents">
      <style:paragraph-properties fo:text-align="justify" style:justify-single-word="false"/>
      <style:text-properties officeooo:rsid="0317fb83" officeooo:paragraph-rsid="037c90c6"/>
    </style:style>
    <style:style style:name="P20" style:family="paragraph" style:parent-style-name="Table_20_Contents">
      <style:paragraph-properties fo:text-align="center" style:justify-single-word="false"/>
      <style:text-properties officeooo:rsid="0317fb83" officeooo:paragraph-rsid="037c90c6"/>
    </style:style>
    <style:style style:name="P21" style:family="paragraph" style:parent-style-name="Table_20_Contents">
      <style:paragraph-properties fo:text-align="center" style:justify-single-word="false"/>
      <style:text-properties fo:color="#ff0000" loext:opacity="100%" fo:font-weight="bold" officeooo:rsid="0317fb83" officeooo:paragraph-rsid="037c90c6" style:font-weight-asian="bold" style:font-weight-complex="bold"/>
    </style:style>
    <style:style style:name="P22" style:family="paragraph" style:parent-style-name="Table_20_Contents">
      <style:paragraph-properties fo:text-align="center" style:justify-single-word="false"/>
      <style:text-properties fo:color="#00a933" loext:opacity="100%" fo:font-weight="bold" officeooo:rsid="0317fb83" officeooo:paragraph-rsid="037c90c6" style:font-weight-asian="bold" style:font-weight-complex="bold"/>
    </style:style>
    <style:style style:name="P23" style:family="paragraph" style:parent-style-name="_5f_Paragraphe_20_livret_20_">
      <style:paragraph-properties fo:margin-top="0cm" fo:margin-bottom="0cm" style:contextual-spacing="false" fo:text-align="center" style:justify-single-word="false"/>
      <style:text-properties fo:color="#000000" loext:opacity="100%" style:font-name="OpenSymbol1" officeooo:rsid="0272ac92" officeooo:paragraph-rsid="0272ac92" style:font-name-asian="OpenSymbol1" style:font-name-complex="OpenSymbol1"/>
    </style:style>
    <style:style style:name="P24" style:family="paragraph" style:parent-style-name="_5f_Footer_20_page_20_paire_20__28_G_29_"/>
    <style:style style:name="P25" style:family="paragraph" style:parent-style-name="_5f_Footer_20_page_20_paire_20__28_G_29_">
      <style:text-properties officeooo:paragraph-rsid="02cdb06c"/>
    </style:style>
    <style:style style:name="P26" style:family="paragraph" style:parent-style-name="_5f_Footer_20_page_20_paire_20__28_G_29_">
      <style:paragraph-properties fo:text-align="center" style:justify-single-word="false"/>
      <style:text-properties officeooo:paragraph-rsid="02f108f7"/>
    </style:style>
    <style:style style:name="P27" style:family="paragraph" style:parent-style-name="_5f_Footer_20_page_20_paire_20__28_G_29_">
      <style:paragraph-properties fo:text-align="center" style:justify-single-word="false"/>
      <style:text-properties officeooo:paragraph-rsid="02f201dd"/>
    </style:style>
    <style:style style:name="P28" style:family="paragraph" style:parent-style-name="_5f_Titre_20_d_27_exercices_20_livret_20_avec_20_num_20_exo" style:master-page-name="SERIE_5f_M_5f_GAUCHE_5f_ET_5f_DROITE_5f_1COL">
      <style:paragraph-properties style:page-number="auto"/>
      <style:text-properties officeooo:paragraph-rsid="037c90c6"/>
    </style:style>
    <style:style style:name="P29" style:family="paragraph" style:parent-style-name="_5f_Titre_20_d_27_exercices_20_livret_20_sans_20_titre_20_avec_20_num_20_exo" style:list-style-name="_5f_Numérotation_20_des_20_exercices_20_livrets"/>
    <style:style style:name="P30" style:family="paragraph" style:parent-style-name="_5f_Titre_20_d_27_exercices_20_livret_20_sans_20_titre_20_avec_20_num_20_exo" style:list-style-name="_5f_Numérotation_20_des_20_exercices_20_livrets">
      <style:text-properties officeooo:paragraph-rsid="031fd770"/>
    </style:style>
    <style:style style:name="P31" style:family="paragraph" style:parent-style-name="_5f_Titre_20_d_27_exercices_20_livret_20_sans_20_titre_20_avec_20_num_20_exo" style:list-style-name="_5f_Numérotation_20_des_20_exercices_20_livrets">
      <style:text-properties officeooo:paragraph-rsid="02f3c217"/>
    </style:style>
    <style:style style:name="P32" style:family="paragraph" style:parent-style-name="_5f_Titre_20_d_27_exercices_20_livret_20_sans_20_titre_20_avec_20_num_20_exo" style:list-style-name="_5f_Numérotation_20_des_20_exercices_20_livrets">
      <style:text-properties officeooo:paragraph-rsid="02f97a5b"/>
    </style:style>
    <style:style style:name="P33" style:family="paragraph" style:parent-style-name="_5f_Titre_20_d_27_exercices_20_livret_20_sans_20_titre_20_avec_20_num_20_exo" style:list-style-name="_5f_Numérotation_20_des_20_exercices_20_livrets">
      <style:text-properties officeooo:paragraph-rsid="02fcbce5"/>
    </style:style>
    <style:style style:name="P34" style:family="paragraph" style:parent-style-name="_5f_Titre_20_d_27_exercices_20_livret_20_sans_20_titre_20_avec_20_num_20_exo" style:list-style-name="_5f_Numérotation_20_des_20_exercices_20_livrets">
      <style:text-properties officeooo:paragraph-rsid="03163874"/>
    </style:style>
    <style:style style:name="P35" style:family="paragraph" style:parent-style-name="_5f_Titre_20_d_27_exercices_20_livret_20_sans_20_titre_20_avec_20_num_20_exo" style:list-style-name="_5f_Numérotation_20_des_20_exercices_20_livrets">
      <style:text-properties officeooo:paragraph-rsid="0303a66f"/>
    </style:style>
    <style:style style:name="P36" style:family="paragraph" style:parent-style-name="_5f_Titre_20_d_27_exercices_20_livret_20_sans_20_titre_20_avec_20_num_20_exo" style:list-style-name=""/>
    <style:style style:name="P37" style:family="paragraph" style:parent-style-name="_5f_Titre_20_d_27_exercices_20_livret_20_sans_20_titre_20_avec_20_num_20_exo">
      <style:text-properties officeooo:paragraph-rsid="03794110"/>
    </style:style>
    <style:style style:name="P38" style:family="paragraph" style:parent-style-name="_5f_Titre_20_d_27_exercices_20_livret_20_sans_20_titre_20_avec_20_num_20_exo" style:list-style-name="_5f_Numérotation_20_des_20_exercices_20_livrets" style:master-page-name="SERIE_5f_M_5f_GAUCHE_5f_ET_5f_DROITE_5f_2COL">
      <style:paragraph-properties style:page-number="auto"/>
    </style:style>
    <style:style style:name="P39" style:family="paragraph">
      <loext:graphic-properties draw:fill="solid" draw:fill-color="#00a933"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ff000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be480a"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b85c0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b85c00"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writing-mode="lr-tb"/>
    </style:style>
    <style:style style:name="P46"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4"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48"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49"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fo:color="#00a933" loext:opacity="100%" style:text-outline="false" style:text-line-through-style="none" style:text-line-through-type="none" style:font-name="Bitstream Vera Sans4"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writing-mode="lr-tb"/>
    </style:style>
    <style:style style:name="P51" style:family="paragraph">
      <loext:graphic-properties draw:fill="none" draw:fill-color="#ff0000"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3" style:family="paragraph">
      <loext:graphic-properties draw:fill="none" draw:fill-color="#99cc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5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Bitstream Vera Sans4" fo:font-size="5pt" fo:letter-spacing="normal"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text-scale="60%" style:font-relief="none"/>
    </style:style>
    <style:style style:name="P5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Bitstream Vera Sans4" fo:font-size="7pt" fo:letter-spacing="normal"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text-scale="60%" style:font-relief="none"/>
    </style:style>
    <style:style style:name="P59" style:family="paragraph">
      <style:paragraph-properties fo:margin-left="0cm" fo:margin-right="0cm" fo:margin-top="0cm" fo:margin-bottom="0cm" fo:line-height="100%" fo:text-indent="0cm"/>
    </style:style>
    <style:style style:name="P6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 fo:font-size="10pt" fo:font-style="italic"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6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6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style:paragraph-properties fo:margin-left="0cm" fo:margin-right="0cm" fo:margin-top="0cm" fo:margin-bottom="0cm" fo:line-height="100%" fo:text-align="start" fo:text-indent="0cm" style:writing-mode="lr-tb"/>
      <style:text-properties fo:color="#e8c32a" loext:opacity="100%" style:text-outline="false" style:text-line-through-style="none" style:text-line-through-type="none" style:font-name="Bitstream Vera Sans4"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loext:graphic-properties draw:fill="none" draw:fill-color="#99ccff"/>
      <style:paragraph-properties fo:margin-left="0cm" fo:margin-right="0cm" fo:margin-top="0cm" fo:margin-bottom="0cm" fo:line-height="100%" fo:text-align="start" fo:text-indent="0cm" style:writing-mode="lr-tb"/>
      <style:text-properties fo:color="#e8c32a" loext:opacity="100%" style:text-outline="false" style:text-line-through-style="none" style:text-line-through-type="none" style:font-name="Bitstream Vera Sans4"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7" style:family="paragraph">
      <loext:graphic-properties draw:fill="none" draw:fill-color="#ffffff" draw:opacity="0%"/>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6pt" fo:font-style="italic"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68" style:family="paragraph">
      <loext:graphic-properties draw:fill="none" draw:fill-color="#ffffff" draw:opacity="0%"/>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5pt" fo:font-style="italic" fo:text-shadow="none" style:text-underline-style="none" fo:font-weight="normal" style:letter-kerning="true" style:font-name-asian="Microsoft YaHei" style:font-size-asian="5pt" style:font-style-asian="normal" style:font-weight-asian="normal" style:font-name-complex="Lucida Sans" style:font-size-complex="5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style:writing-mode="lr-tb"/>
    </style:style>
    <style:style style:name="P72" style:family="paragraph">
      <loext:graphic-properties draw:fill="none" draw:fill-color="#ffffff"/>
      <style:paragraph-properties style:writing-mode="lr-tb"/>
      <style:text-properties fo:font-style="italic" style:font-style-asian="italic" style:font-style-complex="italic"/>
    </style:style>
    <style:style style:name="P73" style:family="paragraph">
      <loext:graphic-properties draw:fill="solid" draw:fill-color="#d7e12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4" style:family="paragraph">
      <loext:graphic-properties draw:fill="solid" draw:fill-color="#ffffff"/>
      <style:paragraph-properties fo:margin-left="0cm" fo:margin-right="0cm" fo:margin-top="0cm" fo:margin-bottom="0cm" fo:line-height="100%" fo:text-align="start" fo:text-indent="0cm" style:writing-mode="lr-tb"/>
      <style:text-properties fo:color="#e8c32a" loext:opacity="100%" style:text-outline="false" style:text-line-through-style="none" style:text-line-through-type="none" style:font-name="Bitstream Vera Sans4"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7"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3" fo:font-size="12pt" fo:font-style="italic"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8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8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4"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84"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85" style:family="paragraph">
      <loext:graphic-properties draw:fill="solid" draw:fill-color="#ecf19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6" style:family="paragraph">
      <style:paragraph-properties fo:text-align="center"/>
    </style:style>
    <style:style style:name="P87"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88" style:family="paragraph">
      <loext:graphic-properties draw:fill="solid" draw:fill-color="#7fb241"/>
    </style:style>
    <style:style style:name="P89" style:family="paragraph">
      <loext:graphic-properties draw:fill-color="#2a6099"/>
      <style:paragraph-properties fo:text-align="center"/>
    </style:style>
    <style:style style:name="P9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7fb241" loext:opacity="100%" style:font-name="Bitstream Vera Sans" fo:font-size="16pt" fo:font-weight="bold" officeooo:rsid="036697fd"/>
    </style:style>
    <style:style style:name="T2" style:family="text">
      <style:text-properties fo:font-variant="small-caps" fo:color="#7fb241" loext:opacity="100%" fo:font-size="16pt" fo:text-shadow="none" fo:font-weight="bold" officeooo:rsid="0368613f" style:font-size-asian="16pt" style:font-size-complex="16pt"/>
    </style:style>
    <style:style style:name="T3" style:family="text">
      <style:text-properties fo:font-variant="small-caps" fo:color="#7fb241" loext:opacity="100%" fo:font-size="16pt" fo:text-shadow="none" fo:font-weight="bold" officeooo:rsid="01f05ba6" style:font-size-asian="16pt" style:font-size-complex="16pt"/>
    </style:style>
    <style:style style:name="T4" style:family="text">
      <style:text-properties fo:font-variant="small-caps" fo:color="#7fb241" loext:opacity="100%" fo:font-size="16pt" fo:text-shadow="none" fo:font-weight="bold" officeooo:rsid="036697fd" style:font-size-asian="16pt" style:font-size-complex="16pt"/>
    </style:style>
    <style:style style:name="T5" style:family="text">
      <style:text-properties fo:font-variant="small-caps" fo:color="#7fb241" loext:opacity="100%" style:font-name="Bitstream Vera Sans2" fo:font-size="16pt" fo:font-style="normal" fo:text-shadow="none" fo:font-weight="bold" officeooo:rsid="01f05ba6"/>
    </style:style>
    <style:style style:name="T6" style:family="text">
      <style:text-properties fo:font-variant="small-caps" fo:color="#7fb241" loext:opacity="100%" style:font-name="Bitstream Vera Sans2" fo:font-size="16pt" fo:font-style="normal" fo:text-shadow="none" fo:font-weight="bold" officeooo:rsid="036697fd"/>
    </style:style>
    <style:style style:name="T7" style:family="text">
      <style:text-properties fo:font-variant="small-caps" fo:color="#808080" loext:opacity="100%" style:font-name="Bitstream Vera Sans4" fo:font-size="11pt" fo:font-style="normal" fo:font-weight="bold" officeooo:rsid="036cd90a" fo:background-color="transparent" loext:char-shading-value="0" style:font-size-asian="11pt" style:font-style-asian="italic" style:font-weight-asian="bold" style:font-size-complex="11pt" style:font-style-complex="italic" style:font-weight-complex="bold"/>
    </style:style>
    <style:style style:name="T8" style:family="text">
      <style:text-properties fo:font-variant="small-caps" fo:color="#808080" loext:opacity="100%" style:font-name="Bitstream Vera Sans"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T9" style:family="text">
      <style:text-properties fo:font-variant="small-caps" fo:color="#808080" loext:opacity="100%" style:font-name="Bitstream Vera Sans" fo:font-size="11pt" fo:font-style="normal" fo:font-weight="bold" officeooo:rsid="036697fd" fo:background-color="transparent" loext:char-shading-value="0" style:font-size-asian="11pt" style:font-style-asian="normal" style:font-weight-asian="bold" style:font-size-complex="11pt" style:font-style-complex="normal" style:font-weight-complex="normal"/>
    </style:style>
    <style:style style:name="T10" style:family="text">
      <style:text-properties fo:font-variant="small-caps" fo:color="#808080" loext:opacity="100%" style:font-name="Bitstream Vera Sans"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T11" style:family="text">
      <style:text-properties fo:font-variant="small-caps" fo:color="#2a6099" loext:opacity="100%" style:font-name="Bitstream Vera Sans2" fo:font-size="16pt" fo:font-style="normal" fo:text-shadow="none" fo:font-weight="bold" officeooo:rsid="01f05ba6"/>
    </style:style>
    <style:style style:name="T12" style:family="text">
      <style:text-properties fo:font-weight="bold" style:font-weight-asian="bold" style:font-weight-complex="bold"/>
    </style:style>
    <style:style style:name="T13" style:family="text">
      <style:text-properties fo:font-weight="bold" officeooo:rsid="00386ebd" style:font-weight-asian="bold" style:font-weight-complex="bold"/>
    </style:style>
    <style:style style:name="T14" style:family="text">
      <style:text-properties fo:font-weight="bold" officeooo:rsid="037ce97d" style:font-weight-asian="bold" style:font-weight-complex="bold"/>
    </style:style>
    <style:style style:name="T15" style:family="text">
      <style:text-properties officeooo:rsid="00386ebd"/>
    </style:style>
    <style:style style:name="T16" style:family="text">
      <style:text-properties officeooo:rsid="037ce97d"/>
    </style:style>
    <style:style style:name="T17" style:family="text">
      <style:text-properties style:text-position="0% 100%" officeooo:rsid="0251f225" style:font-name-asian="OpenSymbol" style:font-size-asian="9pt" style:font-style-asian="normal" style:font-name-complex="OpenSymbol" style:font-size-complex="9pt" style:font-style-complex="normal"/>
    </style:style>
    <style:style style:name="T18" style:family="text">
      <style:text-properties style:use-window-font-color="true" loext:opacity="0%"/>
    </style:style>
    <style:style style:name="T19" style:family="text">
      <style:text-properties style:use-window-font-color="true" loext:opacity="0%" fo:font-size="9pt" style:font-size-asian="9pt" style:font-size-complex="9pt"/>
    </style:style>
    <style:style style:name="T20" style:family="text">
      <style:text-properties style:use-window-font-color="true" loext:opacity="0%" fo:font-size="9pt" officeooo:rsid="026ff6be" style:font-size-asian="9pt" style:font-size-complex="9pt"/>
    </style:style>
    <style:style style:name="T21" style:family="text">
      <style:text-properties style:use-window-font-color="true" loext:opacity="0%" style:font-name="Bitstream Vera Sans4" fo:font-size="10pt" fo:font-style="normal" officeooo:rsid="0276b207" style:font-size-asian="10pt" style:font-style-asian="normal" style:font-size-complex="10pt" style:font-style-complex="normal"/>
    </style:style>
    <style:style style:name="T22" style:family="text">
      <style:text-properties style:use-window-font-color="true" loext:opacity="0%" style:font-name="Bitstream Vera Sans1" fo:font-size="10pt" fo:font-style="normal" fo:font-weight="normal" officeooo:rsid="02a68514" fo:background-color="transparent" loext:char-shading-value="0" style:font-size-asian="10pt" style:font-size-complex="10pt"/>
    </style:style>
    <style:style style:name="T23" style:family="text">
      <style:text-properties style:use-window-font-color="true" loext:opacity="0%" officeooo:rsid="0273c759"/>
    </style:style>
    <style:style style:name="T24" style:family="text">
      <style:text-properties style:use-window-font-color="true" loext:opacity="0%" style:font-name="Times New Roman" fo:font-size="10pt" fo:font-style="italic" style:font-size-asian="10pt" style:font-style-asian="italic" style:font-size-complex="10pt" style:font-style-complex="italic"/>
    </style:style>
    <style:style style:name="T25" style:family="text">
      <style:text-properties style:use-window-font-color="true" loext:opacity="0%" style:font-name="Times New Roman" fo:font-size="10pt" fo:font-style="italic" officeooo:rsid="0276b207" style:font-size-asian="10pt" style:font-style-asian="italic" style:font-size-complex="10pt" style:font-style-complex="italic"/>
    </style:style>
    <style:style style:name="T26" style:family="text">
      <style:text-properties style:use-window-font-color="true" loext:opacity="0%" fo:font-size="10pt" style:font-size-asian="10pt" style:font-size-complex="10pt"/>
    </style:style>
    <style:style style:name="T27" style:family="text">
      <style:text-properties style:use-window-font-color="true" loext:opacity="0%" fo:font-size="10pt" officeooo:rsid="0273c759" style:font-size-asian="10pt" style:font-size-complex="10pt"/>
    </style:style>
    <style:style style:name="T28" style:family="text">
      <style:text-properties style:use-window-font-color="true" loext:opacity="0%" fo:font-size="10pt" officeooo:rsid="00208620" style:font-size-asian="10pt" style:font-size-complex="10pt"/>
    </style:style>
    <style:style style:name="T29" style:family="text">
      <style:text-properties style:use-window-font-color="true" loext:opacity="0%" fo:font-size="10pt" officeooo:rsid="02733cbc" style:font-size-asian="10pt" style:font-size-complex="10pt"/>
    </style:style>
    <style:style style:name="T30" style:family="text">
      <style:text-properties style:use-window-font-color="true" loext:opacity="0%" fo:font-size="10pt" officeooo:rsid="0276b207" style:font-size-asian="10pt" style:font-size-complex="10pt"/>
    </style:style>
    <style:style style:name="T31" style:family="text">
      <style:text-properties style:use-window-font-color="true" loext:opacity="0%" fo:font-size="10pt" officeooo:rsid="02f3865b" style:font-size-asian="10pt" style:font-size-complex="10pt"/>
    </style:style>
    <style:style style:name="T32" style:family="text">
      <style:text-properties style:use-window-font-color="true" loext:opacity="0%" fo:font-size="10pt" officeooo:rsid="0336ba3d" style:font-size-asian="10pt" style:font-size-complex="10pt"/>
    </style:style>
    <style:style style:name="T33" style:family="text">
      <style:text-properties style:use-window-font-color="true" loext:opacity="0%" style:font-size-asian="10pt" style:font-size-complex="10pt"/>
    </style:style>
    <style:style style:name="T34" style:family="text">
      <style:text-properties style:use-window-font-color="true" loext:opacity="0%" officeooo:rsid="02f3865b" style:font-size-asian="10pt" style:font-size-complex="10pt"/>
    </style:style>
    <style:style style:name="T35" style:family="text">
      <style:text-properties style:use-window-font-color="true" loext:opacity="0%" officeooo:rsid="00208620" style:font-size-asian="10pt" style:font-size-complex="10pt"/>
    </style:style>
    <style:style style:name="T36" style:family="text">
      <style:text-properties officeooo:rsid="0272ac92"/>
    </style:style>
    <style:style style:name="T37" style:family="text">
      <style:text-properties officeooo:rsid="02f3865b"/>
    </style:style>
    <style:style style:name="T38" style:family="text">
      <style:text-properties officeooo:rsid="02f72aea"/>
    </style:style>
    <style:style style:name="T39" style:family="text">
      <style:text-properties officeooo:rsid="0273c759"/>
    </style:style>
    <style:style style:name="T40" style:family="text">
      <style:text-properties officeooo:rsid="0317fb83"/>
    </style:style>
    <style:style style:name="T41" style:family="text">
      <style:text-properties officeooo:rsid="031b34f9"/>
    </style:style>
    <style:style style:name="T42" style:family="text">
      <style:text-properties fo:color="#000000" loext:opacity="100%" style:font-name="Bitstream Vera Sans1" fo:font-size="10pt" fo:font-style="normal" fo:font-weight="normal" officeooo:rsid="03701a6a"/>
    </style:style>
    <style:style style:name="T43" style:family="text">
      <style:text-properties officeooo:rsid="03343a55"/>
    </style:style>
    <style:style style:name="T44"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0000" loext:opacity="100%" style:text-outline="false" style:text-line-through-style="none" style:text-line-through-type="none" style:font-name="Bitstream Vera Sans4"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a933" loext:opacity="100%" style:text-outline="false" style:text-line-through-style="none" style:text-line-through-type="none" style:font-name="Bitstream Vera Sans4"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9" style:family="text">
      <style:text-properties fo:color="#b38d19" loext:opacity="100%" style:text-outline="false" style:text-line-through-style="none" style:text-line-through-type="none" style:font-name="Bitstream Vera Sans4"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0" style:family="text">
      <style:text-properties fo:color="#0066ff" loext:opacity="100%" style:text-outline="false" style:text-line-through-style="none" style:text-line-through-type="none" style:font-name="Bitstream Vera Sans4"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1" style:family="text">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2" style:family="text">
      <style:text-properties style:use-window-font-color="true" loext:opacity="0%" style:text-outline="false" style:text-line-through-style="none" style:text-line-through-type="none" style:font-name="Bitstream Vera Sans4" fo:font-size="5pt" fo:letter-spacing="normal"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text-scale="60%" style:font-relief="none"/>
    </style:style>
    <style:style style:name="T53" style:family="text">
      <style:text-properties style:use-window-font-color="true" loext:opacity="0%" style:text-outline="false" style:text-line-through-style="none" style:text-line-through-type="none" style:font-name="Bitstream Vera Sans4" fo:font-size="7pt" fo:letter-spacing="normal"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text-scale="60%" style:font-relief="none"/>
    </style:style>
    <style:style style:name="T54" style:family="text">
      <style:text-properties style:use-window-font-color="true" loext:opacity="0%" style:text-outline="false" style:text-line-through-style="none" style:text-line-through-type="none" style:font-name="Times New Roman" fo:font-size="10pt" fo:font-style="italic"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55" style:family="text">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56"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7" style:family="text">
      <style:text-properties fo:color="#e8c32a" loext:opacity="100%" style:text-outline="false" style:text-line-through-style="none" style:text-line-through-type="none" style:font-name="Bitstream Vera Sans4"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8" style:family="text">
      <style:text-properties fo:color="#b2b2b2" loext:opacity="100%" style:text-outline="false" style:text-line-through-style="none" style:text-line-through-type="none" style:font-name="Bitstream Vera Sans4"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9" style:family="text">
      <style:text-properties fo:font-variant="normal" fo:text-transform="none" style:use-window-font-color="true" loext:opacity="0%" style:text-outline="false" style:text-line-through-style="none" style:text-line-through-type="none" style:font-name="Bitstream Vera Sans4"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font-name="Bitstream Vera Sans4" fo:font-size="5pt" fo:font-style="normal" fo:text-shadow="none" style:text-underline-style="none" fo:font-weight="normal" style:letter-kerning="true" style:font-name-asian="Microsoft YaHei" style:font-size-asian="5pt" style:font-style-asian="normal" style:font-weight-asian="normal" style:font-name-complex="Lucida Sans" style:font-size-complex="5pt" style:font-style-complex="normal" style:font-weight-complex="normal" style:text-emphasize="none" style:font-relief="none" style:text-overline-style="none" style:text-overline-color="font-color"/>
    </style:style>
    <style:style style:name="T61" style:family="text">
      <style:text-properties fo:font-style="italic" style:font-style-asian="italic" style:font-style-complex="italic"/>
    </style:style>
    <style:style style:name="T62" style:family="text">
      <style:text-properties fo:color="#b2b2b2" loext:opacity="100%" style:text-outline="false" style:text-line-through-style="none" style:text-line-through-type="none" style:font-name="Bitstream Vera Sans4"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63" style:family="text">
      <style:text-properties style:use-window-font-color="true" loext:opacity="0%" style:text-outline="false" style:text-line-through-style="none" style:text-line-through-type="none" style:font-name="Bitstream Vera Sans"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64"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65" style:family="text">
      <style:text-properties style:use-window-font-color="true" loext:opacity="0%" style:text-outline="false" style:text-line-through-style="none" style:text-line-through-type="none" style:font-name="Times New Roman3" fo:font-size="12pt" fo:font-style="italic"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66" style:family="text">
      <style:text-properties style:use-window-font-color="true" loext:opacity="0%" style:text-outline="false" style:text-line-through-style="none" style:text-line-through-type="none" style:text-position="0% 100%" style:font-name="Bitstream Vera Sans4"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style>
    <style:style style:name="T67" style:family="text">
      <style:text-properties style:use-window-font-color="true" loext:opacity="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style>
    <style:style style:name="T68" style:family="text">
      <style:text-properties fo:color="#ffffff" loext:opacity="100%"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solid" draw:fill-color="#00a933"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3" style:family="graphic">
      <style:graphic-properties draw:stroke="solid" draw:stroke-dash="Dashed_20__28_var_29__20_2" svg:stroke-width="0.049cm" svg:stroke-color="#000000" draw:marker-start="" draw:marker-start-width="0.28cm" draw:marker-start-center="false" draw:marker-end="" draw:marker-end-width="0.28cm" draw:marker-end-center="false" draw:fill="none" draw:fill-color="#ff0000" draw:opacity="100%" draw:textarea-horizontal-align="justify" draw:textarea-vertical-align="middle" fo:padding-top="0.15cm" fo:padding-bottom="0.15cm" fo:padding-left="0.275cm" fo:padding-right="0.275cm" draw:shadow="hidden" draw:shadow-offset-x="0.199cm" draw:shadow-offset-y="0.199cm" draw:shadow-color="#808080" draw:shadow-opacity="100%" style:run-through="foreground"/>
    </style:style>
    <style:style style:name="gr4" style:family="graphic">
      <style:graphic-properties draw:stroke="solid" draw:stroke-dash="Dashed_20__28_var_29__20_2" svg:stroke-width="0.03cm" svg:stroke-color="#be480a" draw:marker-start="" draw:marker-start-width="0.25cm" draw:marker-start-center="false" draw:marker-end="" draw:marker-end-width="0.25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5"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solid" draw:fill-color="#ffffff"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6"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solid" draw:fill-color="#be480a"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7" style:family="graphic">
      <style:graphic-properties draw:stroke="solid" draw:stroke-dash="Dashed_20__28_var_29__20_2" svg:stroke-width="0cm" svg:stroke-color="#3465a4" draw:marker-start="" draw:marker-start-width="0.199cm" draw:marker-start-center="false" draw:marker-end="" draw:marker-end-width="0.199cm" draw:marker-end-center="false" draw:fill="solid" draw:fill-color="#be480a" draw:opacity="100%" draw:textarea-horizontal-align="justify" draw:textarea-vertical-align="middle" fo:padding-top="0.125cm" fo:padding-bottom="0.125cm" fo:padding-left="0.25cm" fo:padding-right="0.25cm" draw:shadow="hidden" draw:shadow-offset-x="0.199cm" draw:shadow-offset-y="0.199cm" draw:shadow-color="#808080" draw:shadow-opacity="100%" style:run-through="foreground"/>
    </style:style>
    <style:style style:name="gr8" style:family="graphic">
      <style:graphic-properties draw:stroke="solid" draw:stroke-dash="Dashed_20__28_var_29__20_2" svg:stroke-width="0cm" svg:stroke-color="#3465a4" draw:marker-start="" draw:marker-start-width="0.199cm" draw:marker-start-center="false" draw:marker-end="" draw:marker-end-width="0.199cm" draw:marker-end-center="false" draw:fill="solid" draw:fill-color="#b85c00" draw:opacity="100%" draw:textarea-horizontal-align="justify" draw:textarea-vertical-align="middle" fo:padding-top="0.125cm" fo:padding-bottom="0.125cm" fo:padding-left="0.25cm" fo:padding-right="0.25cm" draw:shadow="hidden" draw:shadow-offset-x="0.199cm" draw:shadow-offset-y="0.199cm" draw:shadow-color="#808080" draw:shadow-opacity="100%" style:run-through="foreground"/>
    </style:style>
    <style:style style:name="gr9"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opacity="100%" draw:textarea-horizontal-align="justify" fo:min-height="0.42cm" fo:padding-top="0.125cm" fo:padding-bottom="0.125cm" fo:padding-left="0.25cm" fo:padding-right="0.25cm" draw:shadow="hidden" draw:shadow-offset-x="0.199cm" draw:shadow-offset-y="0.199cm" draw:shadow-color="#808080" draw:shadow-opacity="100%" style:run-through="foreground"/>
      <style:paragraph-properties style:writing-mode="lr-tb"/>
    </style:style>
    <style:style style:name="gr10" style:family="graphic">
      <style:graphic-properties draw:stroke="solid" draw:stroke-dash="Dashed_20__28_var_29__20_2" svg:stroke-width="0.049cm" svg:stroke-color="#ff0000" draw:marker-start="" draw:marker-start-width="0.28cm" draw:marker-start-center="false" draw:marker-end="" draw:marker-end-width="0.28cm" draw:marker-end-center="false" draw:fill="none" draw:fill-color="#ff0000" draw:opacity="100%" draw:textarea-horizontal-align="justify" draw:textarea-vertical-align="middle" draw:auto-grow-height="false" fo:min-height="0.6cm" fo:min-width="0.349cm" fo:padding-top="0.15cm" fo:padding-bottom="0.15cm" fo:padding-left="0.275cm" fo:padding-right="0.275cm" draw:shadow="hidden" draw:shadow-offset-x="0.199cm" draw:shadow-offset-y="0.199cm" draw:shadow-color="#808080" draw:shadow-opacity="100%" style:run-through="foreground"/>
    </style:style>
    <style:style style:name="gr11"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opacity="100%" draw:textarea-horizontal-align="justify" fo:min-height="0.422cm" fo:padding-top="0.125cm" fo:padding-bottom="0.125cm" fo:padding-left="0.25cm" fo:padding-right="0.25cm" draw:shadow="hidden" draw:shadow-offset-x="0.199cm" draw:shadow-offset-y="0.199cm" draw:shadow-color="#808080" draw:shadow-opacity="100%" style:run-through="foreground"/>
      <style:paragraph-properties style:writing-mode="lr-tb"/>
    </style:style>
    <style:style style:name="gr12" style:family="graphic">
      <style:graphic-properties style:run-through="foreground"/>
    </style:style>
    <style:style style:name="gr13" style:family="graphic">
      <style:graphic-properties draw:stroke="solid" draw:stroke-dash="Dashed_20__28_var_29__20_2" svg:stroke-width="0.049cm" svg:stroke-color="#00a933" draw:marker-start="" draw:marker-start-width="0.28cm" draw:marker-start-center="false" draw:marker-end="" draw:marker-end-width="0.28cm" draw:marker-end-center="false" draw:fill="none" draw:fill-color="#ff0000" draw:opacity="100%"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draw:shadow-opacity="100%" style:run-through="foreground"/>
    </style:style>
    <style:style style:name="gr14" style:family="graphic">
      <style:graphic-properties draw:stroke="solid" draw:stroke-dash="Dashed_20__28_var_29__20_2" svg:stroke-width="0.03cm" svg:stroke-color="#00a933" draw:marker-start="" draw:marker-start-width="0.25cm" draw:marker-start-center="false" draw:marker-end="" draw:marker-end-width="0.349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15" style:family="graphic">
      <style:graphic-properties draw:stroke="solid" draw:stroke-dash="Dashed_20__28_var_29__20_2" svg:stroke-width="0.049cm" svg:stroke-color="#00a933" draw:marker-start="" draw:marker-start-width="0.28cm" draw:marker-start-center="false" draw:marker-end="" draw:marker-end-width="0.28cm" draw:marker-end-center="false" draw:fill="none" draw:fill-color="#ff0000" draw:opacity="100%" draw:textarea-horizontal-align="justify" draw:textarea-vertical-align="middle" fo:padding-top="0.15cm" fo:padding-bottom="0.15cm" fo:padding-left="0.275cm" fo:padding-right="0.275cm" draw:shadow="hidden" draw:shadow-offset-x="0.199cm" draw:shadow-offset-y="0.199cm" draw:shadow-color="#808080" draw:shadow-opacity="100%" style:run-through="foreground"/>
    </style:style>
    <style:style style:name="gr16" style:family="graphic">
      <style:graphic-properties draw:stroke="solid" draw:stroke-dash="Dashed_20__28_var_29__20_2" svg:stroke-width="0.049cm" svg:stroke-color="#127622" draw:marker-start="" draw:marker-start-width="0.28cm" draw:marker-start-center="false" draw:marker-end="" draw:marker-end-width="0.28cm" draw:marker-end-center="false" draw:fill="none" draw:fill-color="#ff0000" draw:opacity="100%" draw:textarea-horizontal-align="justify" draw:textarea-vertical-align="middle" fo:padding-top="0.15cm" fo:padding-bottom="0.15cm" fo:padding-left="0.275cm" fo:padding-right="0.275cm" draw:shadow="hidden" draw:shadow-offset-x="0.199cm" draw:shadow-offset-y="0.199cm" draw:shadow-color="#808080" draw:shadow-opacity="100%" style:run-through="foreground"/>
    </style:style>
    <style:style style:name="gr17" style:family="graphic">
      <style:graphic-properties draw:stroke="solid" draw:stroke-dash="Dashed_20__28_var_29__20_2" svg:stroke-width="0.03cm" svg:stroke-color="#000000" draw:marker-start="" draw:marker-start-width="0.25cm" draw:marker-start-center="false" draw:marker-end="Concave" draw:marker-end-width="0.349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18" style:family="graphic">
      <style:graphic-properties draw:stroke="solid" draw:stroke-dash="Dashed_20__28_var_29__20_2" svg:stroke-width="0.03cm" svg:stroke-color="#ff0000" draw:marker-start="" draw:marker-start-width="0.25cm" draw:marker-start-center="false" draw:marker-end="" draw:marker-end-width="0.349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paragraph-properties style:writing-mode="lr-tb"/>
    </style:style>
    <style:style style:name="gr19"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26cm" fo:min-width="1.39cm" fo:padding-top="0cm" fo:padding-bottom="0cm" fo:padding-left="0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26cm" fo:min-width="1.392cm" fo:padding-top="0cm" fo:padding-bottom="0cm" fo:padding-left="0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draw:stroke="solid" draw:stroke-dash="Dashed_20__28_var_29__20_64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64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none" draw:stroke-dash="Dashed_20__28_var_29__20_64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 style:family="graphic">
      <style:graphic-properties draw:stroke="solid" draw:stroke-dash="Dashed_20__28_var_29__20_64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64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none" draw:stroke-dash="Dashed_20__28_var_29__20_644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 style:family="graphic">
      <style:graphic-properties draw:stroke="solid" draw:stroke-dash="Dashed_20__28_var_29__20_64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64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none" draw:stroke-dash="Dashed_20__28_var_29__20_644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 style:family="graphic">
      <style:graphic-properties draw:stroke="solid" draw:stroke-dash="Dashed_20__28_var_29__20_64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64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none" draw:stroke-dash="Dashed_20__28_var_29__20_644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 style:family="graphic">
      <style:graphic-properties draw:stroke="solid" draw:stroke-dash="Dashed_20__28_var_29__20_64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solid" draw:stroke-dash="Dashed_20__28_var_29__20_64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 style:family="graphic">
      <style:graphic-properties draw:stroke="none" draw:stroke-dash="Dashed_20__28_var_29__20_644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 style:family="graphic">
      <style:graphic-properties draw:stroke="solid" draw:stroke-dash="Dashed_20__28_var_29__20_64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64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none" draw:stroke-dash="Dashed_20__28_var_29__20_645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 style:family="graphic">
      <style:graphic-properties draw:stroke="solid" draw:stroke-dash="Dashed_20__28_var_29__20_64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64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none" draw:stroke-dash="Dashed_20__28_var_29__20_59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 style:family="graphic">
      <style:graphic-properties draw:stroke="solid" draw:stroke-dash="Dashed_20__28_var_29__20_59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59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none" draw:stroke-dash="Dashed_20__28_var_29__20_59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 style:family="graphic">
      <style:graphic-properties draw:stroke="solid" draw:stroke-dash="Dashed_20__28_var_29__20_59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59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none" draw:stroke-dash="Dashed_20__28_var_29__20_59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 style:family="graphic">
      <style:graphic-properties draw:stroke="solid" draw:stroke-dash="Dashed_20__28_var_29__20_59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59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none" draw:stroke-dash="Dashed_20__28_var_29__20_59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 style:family="graphic">
      <style:graphic-properties draw:stroke="solid" draw:stroke-dash="Dashed_20__28_var_29__20_59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59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none" draw:stroke-dash="Dashed_20__28_var_29__20_59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 style:family="graphic">
      <style:graphic-properties draw:stroke="solid" draw:stroke-dash="Dashed_20__28_var_29__20_59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59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none" draw:stroke-dash="Dashed_20__28_var_29__20_59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solid" draw:stroke-dash="Dashed_20__28_var_29__20_59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59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none" draw:stroke-dash="Dashed_20__28_var_29__20_59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 style:family="graphic">
      <style:graphic-properties draw:stroke="solid" draw:stroke-dash="Dashed_20__28_var_29__20_59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59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none" draw:stroke-dash="Dashed_20__28_var_29__20_59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 style:family="graphic">
      <style:graphic-properties draw:stroke="solid" draw:stroke-dash="Dashed_20__28_var_29__20_59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59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none" draw:stroke-dash="Dashed_20__28_var_29__20_59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 style:family="graphic">
      <style:graphic-properties draw:stroke="solid" draw:stroke-dash="Dashed_20__28_var_29__20_59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59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none" draw:stroke-dash="Dashed_20__28_var_29__20_59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 style:family="graphic">
      <style:graphic-properties draw:stroke="solid" draw:stroke-dash="Dashed_20__28_var_29__20_60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0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none" draw:stroke-dash="Dashed_20__28_var_29__20_60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 style:family="graphic">
      <style:graphic-properties draw:stroke="solid" draw:stroke-dash="Dashed_20__28_var_29__20_60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0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none" draw:stroke-dash="Dashed_20__28_var_29__20_60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 style:family="graphic">
      <style:graphic-properties draw:stroke="solid" draw:stroke-dash="Dashed_20__28_var_29__20_60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60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none" draw:stroke-dash="Dashed_20__28_var_29__20_60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 style:family="graphic">
      <style:graphic-properties draw:stroke="solid" svg:stroke-width="0.041cm" svg:stroke-color="#7fb241"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81" style:family="graphic">
      <style:graphic-properties draw:stroke="none" draw:stroke-dash="Dashed_20__28_var_29__20_645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style:shrink-to-fit="false" draw:fit-to-contour="false" fo:max-height="0cm" fo:max-width="0cm" fo:min-height="0.407cm" fo:min-width="0.1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 style:family="graphic">
      <style:graphic-properties draw:stroke="none" draw:stroke-dash="Dashed_20__28_var_29__20_645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875cm" fo:min-width="1.39cm" fo:padding-top="0cm" fo:padding-bottom="0cm" fo:padding-left="0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stroke="solid" draw:stroke-dash="Dashed_20__28_var_29__20_8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8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none" draw:stroke-dash="Dashed_20__28_var_29__20_85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7" style:family="graphic">
      <style:graphic-properties draw:stroke="solid" draw:stroke-dash="Dashed_20__28_var_29__20_8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8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none" draw:stroke-dash="Dashed_20__28_var_29__20_85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0" style:family="graphic">
      <style:graphic-properties draw:stroke="solid" draw:stroke-dash="Dashed_20__28_var_29__20_8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8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none" draw:stroke-dash="Dashed_20__28_var_29__20_85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solid" draw:stroke-dash="Dashed_20__28_var_29__20_8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8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none" draw:stroke-dash="Dashed_20__28_var_29__20_8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6" style:family="graphic">
      <style:graphic-properties draw:stroke="solid" draw:stroke-dash="Dashed_20__28_var_29__20_8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8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none" draw:stroke-dash="Dashed_20__28_var_29__20_86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9" style:family="graphic">
      <style:graphic-properties draw:stroke="solid" draw:stroke-dash="Dashed_20__28_var_29__20_8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8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none" draw:stroke-dash="Dashed_20__28_var_29__20_86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2" style:family="graphic">
      <style:graphic-properties draw:stroke="solid" draw:stroke-dash="Dashed_20__28_var_29__20_8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86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none" draw:stroke-dash="Dashed_20__28_var_29__20_86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5" style:family="graphic">
      <style:graphic-properties draw:stroke="solid" draw:stroke-dash="Dashed_20__28_var_29__20_8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6" style:family="graphic">
      <style:graphic-properties draw:stroke="solid" draw:stroke-dash="Dashed_20__28_var_29__20_8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7" style:family="graphic">
      <style:graphic-properties draw:stroke="none" draw:stroke-dash="Dashed_20__28_var_29__20_8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8" style:family="graphic">
      <style:graphic-properties draw:stroke="solid" draw:stroke-dash="Dashed_20__28_var_29__20_8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9" style:family="graphic">
      <style:graphic-properties draw:stroke="solid" draw:stroke-dash="Dashed_20__28_var_29__20_8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none" draw:stroke-dash="Dashed_20__28_var_29__20_8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1" style:family="graphic">
      <style:graphic-properties draw:stroke="solid" draw:stroke-dash="Dashed_20__28_var_29__20_8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solid" draw:stroke-dash="Dashed_20__28_var_29__20_8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none" draw:stroke-dash="Dashed_20__28_var_29__20_8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4" style:family="graphic">
      <style:graphic-properties draw:stroke="solid" draw:stroke-dash="Dashed_20__28_var_29__20_8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draw:stroke-dash="Dashed_20__28_var_29__20_8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none" draw:stroke-dash="Dashed_20__28_var_29__20_8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7" style:family="graphic">
      <style:graphic-properties draw:stroke="solid" draw:stroke-dash="Dashed_20__28_var_29__20_8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solid" draw:stroke-dash="Dashed_20__28_var_29__20_8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none" draw:stroke-dash="Dashed_20__28_var_29__20_8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0" style:family="graphic">
      <style:graphic-properties draw:stroke="solid" draw:stroke-dash="Dashed_20__28_var_29__20_8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1" style:family="graphic">
      <style:graphic-properties draw:stroke="solid" draw:stroke-dash="Dashed_20__28_var_29__20_8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2" style:family="graphic">
      <style:graphic-properties draw:stroke="none" draw:stroke-dash="Dashed_20__28_var_29__20_8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3" style:family="graphic">
      <style:graphic-properties draw:stroke="solid" draw:stroke-dash="Dashed_20__28_var_29__20_8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4" style:family="graphic">
      <style:graphic-properties draw:stroke="solid" draw:stroke-dash="Dashed_20__28_var_29__20_8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none" draw:stroke-dash="Dashed_20__28_var_29__20_8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6" style:family="graphic">
      <style:graphic-properties draw:stroke="solid" draw:stroke-dash="Dashed_20__28_var_29__20_8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solid" draw:stroke-dash="Dashed_20__28_var_29__20_8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8" style:family="graphic">
      <style:graphic-properties draw:stroke="none" draw:stroke-dash="Dashed_20__28_var_29__20_8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9" style:family="graphic">
      <style:graphic-properties draw:stroke="solid" draw:stroke-dash="Dashed_20__28_var_29__20_8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solid" draw:stroke-dash="Dashed_20__28_var_29__20_8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none" draw:stroke-dash="Dashed_20__28_var_29__20_8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2" style:family="graphic">
      <style:graphic-properties draw:stroke="solid" draw:stroke-dash="Dashed_20__28_var_29__20_8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solid" draw:stroke-dash="Dashed_20__28_var_29__20_8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4" style:family="graphic">
      <style:graphic-properties draw:stroke="none" draw:stroke-dash="Dashed_20__28_var_29__20_8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5" style:family="graphic">
      <style:graphic-properties draw:stroke="solid" draw:stroke-dash="Dashed_20__28_var_29__20_9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6" style:family="graphic">
      <style:graphic-properties draw:stroke="solid" draw:stroke-dash="Dashed_20__28_var_29__20_9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none" draw:stroke-dash="Dashed_20__28_var_29__20_9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8" style:family="graphic">
      <style:graphic-properties draw:stroke="solid" draw:stroke-dash="Dashed_20__28_var_29__20_9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solid" draw:stroke-dash="Dashed_20__28_var_29__20_9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0" style:family="graphic">
      <style:graphic-properties draw:stroke="none" draw:stroke-dash="Dashed_20__28_var_29__20_9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1" style:family="graphic">
      <style:graphic-properties draw:stroke="solid" svg:stroke-width="0.041cm" svg:stroke-color="#d3802c"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42" style:family="graphic">
      <style:graphic-properties draw:stroke="none" draw:stroke-dash="Dashed_20__28_var_29__20_90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3" style:family="graphic">
      <style:graphic-properties draw:stroke="none" draw:stroke-dash="Dashed_20__28_var_29__20_90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4" style:family="graphic">
      <style:graphic-properties draw:stroke="solid" svg:stroke-width="0.041cm" svg:stroke-color="#9d0f89" draw:marker-start="" draw:marker-start-width="0.291cm" draw:marker-start-center="false" draw:marker-end="" draw:marker-end-width="0.291cm" draw:marker-end-center="false" draw:fill="solid" draw:fill-color="#99ccff" draw:textarea-horizontal-align="center" draw:textarea-vertical-align="middle" fo:padding-top="0.146cm" fo:padding-bottom="0.146cm" fo:padding-left="0.113cm" fo:padding-right="0.27cm" draw:shadow="hidden" draw:shadow-offset-x="0.3cm" draw:shadow-offset-y="0.3cm" draw:shadow-color="#808080" style:run-through="foreground"/>
    </style:style>
    <style:style style:name="gr14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13cm" fo:min-width="0.282cm" fo:padding-top="0cm" fo:padding-bottom="0cm" fo:padding-left="0.102cm" fo:padding-right="0cm" draw:shadow="hidden" draw:shadow-offset-x="0.3cm" draw:shadow-offset-y="0.3cm" draw:shadow-color="#808080" style:run-through="foreground"/>
      <style:paragraph-properties style:writing-mode="lr-tb"/>
    </style:style>
    <style:style style:name="gr14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89cm" fo:min-width="0.192cm" fo:padding-top="0cm" fo:padding-bottom="0cm" fo:padding-left="0.102cm" fo:padding-right="0cm" draw:shadow="hidden" draw:shadow-offset-x="0.3cm" draw:shadow-offset-y="0.3cm" draw:shadow-color="#808080" style:run-through="foreground"/>
      <style:paragraph-properties style:writing-mode="lr-tb"/>
    </style:style>
    <style:style style:name="gr147"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452cm" fo:min-width="1.233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148"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249cm" fo:min-width="0.407cm" fo:padding-top="0.125cm" fo:padding-bottom="0.125cm" fo:padding-left="0.25cm" fo:padding-right="0.25cm" draw:shadow="hidden" draw:shadow-offset-x="0.199cm" draw:shadow-offset-y="0.199cm" draw:shadow-color="#808080" style:run-through="foreground"/>
      <style:paragraph-properties style:writing-mode="lr-tb"/>
    </style:style>
    <style:style style:name="gr149"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208cm" fo:min-width="0.34cm" fo:padding-top="0.125cm" fo:padding-bottom="0.125cm" fo:padding-left="0.25cm" fo:padding-right="0.25cm" draw:shadow="hidden" draw:shadow-offset-x="0.199cm" draw:shadow-offset-y="0.199cm" draw:shadow-color="#808080" style:run-through="foreground"/>
      <style:paragraph-properties style:writing-mode="lr-tb"/>
    </style:style>
    <style:style style:name="gr150"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208cm" fo:min-width="0.228cm" fo:padding-top="0.125cm" fo:padding-bottom="0.125cm" fo:padding-left="0.25cm" fo:padding-right="0.25cm" draw:shadow="hidden" draw:shadow-offset-x="0.199cm" draw:shadow-offset-y="0.199cm" draw:shadow-color="#808080" style:run-through="foreground"/>
      <style:paragraph-properties style:writing-mode="lr-tb"/>
    </style:style>
    <style:style style:name="gr151" style:family="graphic">
      <style:graphic-properties draw:stroke="solid" svg:stroke-width="0.025cm" svg:stroke-color="#000000" draw:marker-start="" draw:marker-start-width="0.199cm" draw:marker-start-center="false" draw:marker-end="" draw:marker-end-width="0.199cm" draw:marker-end-center="false" draw:fill="none" draw:fill-color="#729fcf" draw:textarea-horizontal-align="center" draw:textarea-vertical-align="middle" fo:padding-top="0.138cm" fo:padding-bottom="0.138cm" fo:padding-left="0.261cm" fo:padding-right="0.261cm" draw:shadow="hidden" draw:shadow-offset-x="0.199cm" draw:shadow-offset-y="0.199cm" draw:shadow-color="#808080" style:run-through="foreground"/>
    </style:style>
    <style:style style:name="gr152"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draw:shadow="hidden" draw:shadow-offset-x="0.199cm" draw:shadow-offset-y="0.199cm" draw:shadow-color="#808080" style:run-through="foreground"/>
    </style:style>
    <style:style style:name="gr153"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54" style:family="graphic">
      <style:graphic-properties draw:stroke="solid" svg:stroke-width="0.041cm" svg:stroke-color="#000000"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55" style:family="graphic">
      <style:graphic-properties draw:stroke="none" svg:stroke-color="#000000" draw:fill="none" draw:fill-color="#ffffff" fo:min-height="0.723cm" style:run-through="foreground"/>
    </style:style>
    <style:style style:name="gr156" style:family="graphic">
      <style:graphic-properties draw:stroke="none" svg:stroke-color="#000000" draw:fill="none" draw:fill-color="#ffffff" fo:min-height="0.586cm" style:run-through="foreground"/>
      <style:paragraph-properties style:writing-mode="lr-tb"/>
    </style:style>
    <style:style style:name="gr157" style:family="graphic">
      <style:graphic-properties draw:stroke="solid" svg:stroke-width="0.019cm" svg:stroke-color="#000000" draw:marker-start="" draw:marker-start-width="0.229cm" draw:marker-start-center="false" draw:marker-end="" draw:marker-end-width="0.229cm" draw:marker-end-center="false" draw:fill="solid" draw:fill-color="#d7e12c" draw:textarea-vertical-align="middle" draw:auto-grow-height="false" fo:min-height="0.586cm" fo:min-width="0.339cm" fo:padding-top="0.136cm" fo:padding-bottom="0.136cm" fo:padding-left="0.259cm" fo:padding-right="0.259cm" draw:shadow="hidden" draw:shadow-offset-x="0.3cm" draw:shadow-offset-y="0.3cm" draw:shadow-color="#808080" style:run-through="foreground"/>
    </style:style>
    <style:style style:name="gr158"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26cm" fo:min-width="1.289cm" fo:padding-top="0cm" fo:padding-bottom="0cm" fo:padding-left="0.101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9" style:family="graphic">
      <style:graphic-properties draw:stroke="solid" draw:stroke-dash="Dashed_20__28_var_29__20_59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0" style:family="graphic">
      <style:graphic-properties draw:stroke="solid" draw:stroke-dash="Dashed_20__28_var_29__20_59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1" style:family="graphic">
      <style:graphic-properties draw:stroke="none" draw:stroke-dash="Dashed_20__28_var_29__20_59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3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2" style:family="graphic">
      <style:graphic-properties draw:stroke="solid" draw:stroke-dash="Dashed_20__28_var_29__20_59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3" style:family="graphic">
      <style:graphic-properties draw:stroke="solid" draw:stroke-dash="Dashed_20__28_var_29__20_59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4" style:family="graphic">
      <style:graphic-properties draw:stroke="none" draw:stroke-dash="Dashed_20__28_var_29__20_59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5" style:family="graphic">
      <style:graphic-properties draw:stroke="solid" draw:stroke-dash="Dashed_20__28_var_29__20_59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6" style:family="graphic">
      <style:graphic-properties draw:stroke="solid" draw:stroke-dash="Dashed_20__28_var_29__20_59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7" style:family="graphic">
      <style:graphic-properties draw:stroke="none" draw:stroke-dash="Dashed_20__28_var_29__20_59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8" style:family="graphic">
      <style:graphic-properties draw:stroke="solid" draw:stroke-dash="Dashed_20__28_var_29__20_59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9" style:family="graphic">
      <style:graphic-properties draw:stroke="solid" draw:stroke-dash="Dashed_20__28_var_29__20_59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0" style:family="graphic">
      <style:graphic-properties draw:stroke="none" draw:stroke-dash="Dashed_20__28_var_29__20_596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1" style:family="graphic">
      <style:graphic-properties draw:stroke="solid" draw:stroke-dash="Dashed_20__28_var_29__20_59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2" style:family="graphic">
      <style:graphic-properties draw:stroke="solid" draw:stroke-dash="Dashed_20__28_var_29__20_59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3" style:family="graphic">
      <style:graphic-properties draw:stroke="none" draw:stroke-dash="Dashed_20__28_var_29__20_597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4" style:family="graphic">
      <style:graphic-properties draw:stroke="solid" draw:stroke-dash="Dashed_20__28_var_29__20_69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5" style:family="graphic">
      <style:graphic-properties draw:stroke="solid" draw:stroke-dash="Dashed_20__28_var_29__20_69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6" style:family="graphic">
      <style:graphic-properties draw:stroke="none" draw:stroke-dash="Dashed_20__28_var_29__20_698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7" style:family="graphic">
      <style:graphic-properties draw:stroke="solid" draw:stroke-dash="Dashed_20__28_var_29__20_69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8" style:family="graphic">
      <style:graphic-properties draw:stroke="solid" draw:stroke-dash="Dashed_20__28_var_29__20_69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9" style:family="graphic">
      <style:graphic-properties draw:stroke="none" draw:stroke-dash="Dashed_20__28_var_29__20_699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0" style:family="graphic">
      <style:graphic-properties draw:stroke="solid" draw:stroke-dash="Dashed_20__28_var_29__20_69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1" style:family="graphic">
      <style:graphic-properties draw:stroke="solid" draw:stroke-dash="Dashed_20__28_var_29__20_699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2" style:family="graphic">
      <style:graphic-properties draw:stroke="none" draw:stroke-dash="Dashed_20__28_var_29__20_699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3" style:family="graphic">
      <style:graphic-properties draw:stroke="solid" draw:stroke-dash="Dashed_20__28_var_29__20_69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4" style:family="graphic">
      <style:graphic-properties draw:stroke="solid" draw:stroke-dash="Dashed_20__28_var_29__20_69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5" style:family="graphic">
      <style:graphic-properties draw:stroke="none" draw:stroke-dash="Dashed_20__28_var_29__20_699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6" style:family="graphic">
      <style:graphic-properties draw:stroke="solid" draw:stroke-dash="Dashed_20__28_var_29__20_69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7" style:family="graphic">
      <style:graphic-properties draw:stroke="solid" draw:stroke-dash="Dashed_20__28_var_29__20_69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8" style:family="graphic">
      <style:graphic-properties draw:stroke="none" draw:stroke-dash="Dashed_20__28_var_29__20_700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5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9" style:family="graphic">
      <style:graphic-properties draw:stroke="solid" draw:stroke-dash="Dashed_20__28_var_29__20_70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0" style:family="graphic">
      <style:graphic-properties draw:stroke="solid" draw:stroke-dash="Dashed_20__28_var_29__20_700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1" style:family="graphic">
      <style:graphic-properties draw:stroke="none" draw:stroke-dash="Dashed_20__28_var_29__20_700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2" style:family="graphic">
      <style:graphic-properties draw:stroke="solid" draw:stroke-dash="Dashed_20__28_var_29__20_70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3" style:family="graphic">
      <style:graphic-properties draw:stroke="solid" draw:stroke-dash="Dashed_20__28_var_29__20_700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4" style:family="graphic">
      <style:graphic-properties draw:stroke="none" draw:stroke-dash="Dashed_20__28_var_29__20_700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5" style:family="graphic">
      <style:graphic-properties draw:stroke="solid" draw:stroke-dash="Dashed_20__28_var_29__20_70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6" style:family="graphic">
      <style:graphic-properties draw:stroke="solid" draw:stroke-dash="Dashed_20__28_var_29__20_700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7" style:family="graphic">
      <style:graphic-properties draw:stroke="none" draw:stroke-dash="Dashed_20__28_var_29__20_700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8" style:family="graphic">
      <style:graphic-properties draw:stroke="solid" draw:stroke-dash="Dashed_20__28_var_29__20_70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9" style:family="graphic">
      <style:graphic-properties draw:stroke="solid" draw:stroke-dash="Dashed_20__28_var_29__20_70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0" style:family="graphic">
      <style:graphic-properties draw:stroke="none" draw:stroke-dash="Dashed_20__28_var_29__20_701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1" style:family="graphic">
      <style:graphic-properties draw:stroke="solid" draw:stroke-dash="Dashed_20__28_var_29__20_70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2" style:family="graphic">
      <style:graphic-properties draw:stroke="solid" draw:stroke-dash="Dashed_20__28_var_29__20_70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3" style:family="graphic">
      <style:graphic-properties draw:stroke="none" draw:stroke-dash="Dashed_20__28_var_29__20_701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4" style:family="graphic">
      <style:graphic-properties draw:stroke="solid" draw:stroke-dash="Dashed_20__28_var_29__20_70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5" style:family="graphic">
      <style:graphic-properties draw:stroke="solid" draw:stroke-dash="Dashed_20__28_var_29__20_70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6" style:family="graphic">
      <style:graphic-properties draw:stroke="none" draw:stroke-dash="Dashed_20__28_var_29__20_701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7" style:family="graphic">
      <style:graphic-properties draw:stroke="solid" draw:stroke-dash="Dashed_20__28_var_29__20_70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8" style:family="graphic">
      <style:graphic-properties draw:stroke="solid" draw:stroke-dash="Dashed_20__28_var_29__20_70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9" style:family="graphic">
      <style:graphic-properties draw:stroke="none" draw:stroke-dash="Dashed_20__28_var_29__20_702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9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0" style:family="graphic">
      <style:graphic-properties draw:stroke="solid" draw:stroke-dash="Dashed_20__28_var_29__20_70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1" style:family="graphic">
      <style:graphic-properties draw:stroke="solid" draw:stroke-dash="Dashed_20__28_var_29__20_70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2" style:family="graphic">
      <style:graphic-properties draw:stroke="none" draw:stroke-dash="Dashed_20__28_var_29__20_702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3" style:family="graphic">
      <style:graphic-properties draw:stroke="solid" draw:stroke-dash="Dashed_20__28_var_29__20_70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4" style:family="graphic">
      <style:graphic-properties draw:stroke="solid" draw:stroke-dash="Dashed_20__28_var_29__20_70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5" style:family="graphic">
      <style:graphic-properties draw:stroke="none" draw:stroke-dash="Dashed_20__28_var_29__20_702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6" style:family="graphic">
      <style:graphic-properties fo:margin-left="0cm" fo:margin-right="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7" style:family="graphic">
      <style:graphic-properties draw:stroke="solid" svg:stroke-width="0.019cm" svg:stroke-color="#000000" draw:marker-start="" draw:marker-start-width="0.229cm" draw:marker-start-center="false" draw:marker-end="" draw:marker-end-width="0.229cm" draw:marker-end-center="false" draw:fill="solid" draw:fill-color="#d7e12c" draw:textarea-vertical-align="middle" draw:auto-grow-height="false" fo:min-height="0.893cm" fo:min-width="0.644cm" fo:padding-top="0.136cm" fo:padding-bottom="0.136cm" fo:padding-left="0.259cm" fo:padding-right="0.259cm" draw:shadow="hidden" draw:shadow-offset-x="0.3cm" draw:shadow-offset-y="0.3cm" draw:shadow-color="#808080" style:run-through="foreground"/>
    </style:style>
    <style:style style:name="gr218" style:family="graphic">
      <style:graphic-properties draw:stroke="solid" draw:stroke-dash="Dashed_20__28_var_29__20_60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9" style:family="graphic">
      <style:graphic-properties draw:stroke="solid" draw:stroke-dash="Dashed_20__28_var_29__20_60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0" style:family="graphic">
      <style:graphic-properties draw:stroke="none" draw:stroke-dash="Dashed_20__28_var_29__20_607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08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1" style:family="graphic">
      <style:graphic-properties draw:stroke="solid" draw:stroke-dash="Dashed_20__28_var_29__20_60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2" style:family="graphic">
      <style:graphic-properties draw:stroke="solid" draw:stroke-dash="Dashed_20__28_var_29__20_60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3" style:family="graphic">
      <style:graphic-properties draw:stroke="none" draw:stroke-dash="Dashed_20__28_var_29__20_607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4" style:family="graphic">
      <style:graphic-properties draw:stroke="solid" draw:stroke-dash="Dashed_20__28_var_29__20_60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5" style:family="graphic">
      <style:graphic-properties draw:stroke="solid" draw:stroke-dash="Dashed_20__28_var_29__20_60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6" style:family="graphic">
      <style:graphic-properties draw:stroke="none" draw:stroke-dash="Dashed_20__28_var_29__20_607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08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7" style:family="graphic">
      <style:graphic-properties draw:stroke="solid" draw:stroke-dash="Dashed_20__28_var_29__20_60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8" style:family="graphic">
      <style:graphic-properties draw:stroke="solid" draw:stroke-dash="Dashed_20__28_var_29__20_60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9" style:family="graphic">
      <style:graphic-properties draw:stroke="none" draw:stroke-dash="Dashed_20__28_var_29__20_608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0" style:family="graphic">
      <style:graphic-properties draw:stroke="solid" draw:stroke-dash="Dashed_20__28_var_29__20_60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1" style:family="graphic">
      <style:graphic-properties draw:stroke="solid" draw:stroke-dash="Dashed_20__28_var_29__20_60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2" style:family="graphic">
      <style:graphic-properties draw:stroke="none" draw:stroke-dash="Dashed_20__28_var_29__20_608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3" style:family="graphic">
      <style:graphic-properties draw:stroke="solid" draw:stroke-dash="Dashed_20__28_var_29__20_60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4" style:family="graphic">
      <style:graphic-properties draw:stroke="solid" draw:stroke-dash="Dashed_20__28_var_29__20_60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5" style:family="graphic">
      <style:graphic-properties draw:stroke="none" draw:stroke-dash="Dashed_20__28_var_29__20_608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6" style:family="graphic">
      <style:graphic-properties draw:stroke="solid" draw:stroke-dash="Dashed_20__28_var_29__20_60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7" style:family="graphic">
      <style:graphic-properties draw:stroke="solid" draw:stroke-dash="Dashed_20__28_var_29__20_60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8" style:family="graphic">
      <style:graphic-properties draw:stroke="none" draw:stroke-dash="Dashed_20__28_var_29__20_59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9" style:family="graphic">
      <style:graphic-properties draw:stroke="none" draw:stroke-dash="Dashed_20__28_var_29__20_59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0" style:family="graphic">
      <style:graphic-properties draw:stroke="none" draw:stroke-dash="Dashed_20__28_var_29__20_59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1" style:family="graphic">
      <style:graphic-properties draw:stroke="none" draw:stroke-dash="Dashed_20__28_var_29__20_59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7cm" fo:min-width="0.25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2" style:family="graphic">
      <style:graphic-properties draw:stroke="none" draw:stroke-dash="Dashed_20__28_var_29__20_59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3" style:family="graphic">
      <style:graphic-properties draw:stroke="none" draw:stroke-dash="Dashed_20__28_var_29__20_59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4" style:family="graphic">
      <style:graphic-properties draw:stroke="none" draw:stroke-dash="Dashed_20__28_var_29__20_59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08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5" style:family="graphic">
      <style:graphic-properties draw:stroke="none" draw:stroke-dash="Dashed_20__28_var_29__20_59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6" style:family="graphic">
      <style:graphic-properties draw:stroke="none" draw:stroke-dash="Dashed_20__28_var_29__20_59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7" style:family="graphic">
      <style:graphic-properties draw:stroke="none" draw:stroke-dash="Dashed_20__28_var_29__20_59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8" style:family="graphic">
      <style:graphic-properties draw:stroke="none" draw:stroke-dash="Dashed_20__28_var_29__20_60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2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9" style:family="graphic">
      <style:graphic-properties draw:stroke="none" draw:stroke-dash="Dashed_20__28_var_29__20_60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0" style:family="graphic">
      <style:graphic-properties draw:stroke="none" draw:stroke-dash="Dashed_20__28_var_29__20_60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1" style:family="graphic">
      <style:graphic-properties draw:stroke="solid" draw:stroke-dash="Dashed_20__28_var_29__20_68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2" style:family="graphic">
      <style:graphic-properties draw:stroke="solid" draw:stroke-dash="Dashed_20__28_var_29__20_68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3" style:family="graphic">
      <style:graphic-properties draw:stroke="none" draw:stroke-dash="Dashed_20__28_var_29__20_688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4" style:family="graphic">
      <style:graphic-properties draw:stroke="solid" draw:stroke-dash="Dashed_20__28_var_29__20_68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5" style:family="graphic">
      <style:graphic-properties draw:stroke="solid" draw:stroke-dash="Dashed_20__28_var_29__20_68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6" style:family="graphic">
      <style:graphic-properties draw:stroke="none" draw:stroke-dash="Dashed_20__28_var_29__20_688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7" style:family="graphic">
      <style:graphic-properties draw:stroke="solid" draw:stroke-dash="Dashed_20__28_var_29__20_68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8" style:family="graphic">
      <style:graphic-properties draw:stroke="solid" draw:stroke-dash="Dashed_20__28_var_29__20_68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9" style:family="graphic">
      <style:graphic-properties draw:stroke="none" draw:stroke-dash="Dashed_20__28_var_29__20_688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0" style:family="graphic">
      <style:graphic-properties draw:stroke="solid" draw:stroke-dash="Dashed_20__28_var_29__20_68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1" style:family="graphic">
      <style:graphic-properties draw:stroke="solid" draw:stroke-dash="Dashed_20__28_var_29__20_68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2" style:family="graphic">
      <style:graphic-properties draw:stroke="none" draw:stroke-dash="Dashed_20__28_var_29__20_688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3" style:family="graphic">
      <style:graphic-properties draw:stroke="solid" draw:stroke-dash="Dashed_20__28_var_29__20_68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4" style:family="graphic">
      <style:graphic-properties draw:stroke="solid" draw:stroke-dash="Dashed_20__28_var_29__20_68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5" style:family="graphic">
      <style:graphic-properties draw:stroke="none" draw:stroke-dash="Dashed_20__28_var_29__20_689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6" style:family="graphic">
      <style:graphic-properties draw:stroke="solid" draw:stroke-dash="Dashed_20__28_var_29__20_689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7" style:family="graphic">
      <style:graphic-properties draw:stroke="solid" draw:stroke-dash="Dashed_20__28_var_29__20_68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8" style:family="graphic">
      <style:graphic-properties draw:stroke="none" draw:stroke-dash="Dashed_20__28_var_29__20_689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9" style:family="graphic">
      <style:graphic-properties draw:stroke="solid" draw:stroke-dash="Dashed_20__28_var_29__20_68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0" style:family="graphic">
      <style:graphic-properties draw:stroke="solid" draw:stroke-dash="Dashed_20__28_var_29__20_68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1" style:family="graphic">
      <style:graphic-properties draw:stroke="none" draw:stroke-dash="Dashed_20__28_var_29__20_689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2" style:family="graphic">
      <style:graphic-properties draw:stroke="solid" draw:stroke-dash="Dashed_20__28_var_29__20_68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3" style:family="graphic">
      <style:graphic-properties draw:stroke="solid" draw:stroke-dash="Dashed_20__28_var_29__20_69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4" style:family="graphic">
      <style:graphic-properties draw:stroke="none" draw:stroke-dash="Dashed_20__28_var_29__20_690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5" style:family="graphic">
      <style:graphic-properties draw:stroke="solid" draw:stroke-dash="Dashed_20__28_var_29__20_690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6" style:family="graphic">
      <style:graphic-properties draw:stroke="solid" draw:stroke-dash="Dashed_20__28_var_29__20_69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7" style:family="graphic">
      <style:graphic-properties draw:stroke="none" draw:stroke-dash="Dashed_20__28_var_29__20_690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8" style:family="graphic">
      <style:graphic-properties draw:stroke="solid" draw:stroke-dash="Dashed_20__28_var_29__20_690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9" style:family="graphic">
      <style:graphic-properties draw:stroke="solid" draw:stroke-dash="Dashed_20__28_var_29__20_69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0" style:family="graphic">
      <style:graphic-properties draw:stroke="none" draw:stroke-dash="Dashed_20__28_var_29__20_690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1" style:family="graphic">
      <style:graphic-properties draw:stroke="solid" draw:stroke-dash="Dashed_20__28_var_29__20_690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2" style:family="graphic">
      <style:graphic-properties draw:stroke="solid" draw:stroke-dash="Dashed_20__28_var_29__20_69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3" style:family="graphic">
      <style:graphic-properties draw:stroke="none" draw:stroke-dash="Dashed_20__28_var_29__20_691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4" style:family="graphic">
      <style:graphic-properties draw:stroke="solid" draw:stroke-dash="Dashed_20__28_var_29__20_69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5" style:family="graphic">
      <style:graphic-properties draw:stroke="solid" draw:stroke-dash="Dashed_20__28_var_29__20_69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6" style:family="graphic">
      <style:graphic-properties draw:stroke="none" draw:stroke-dash="Dashed_20__28_var_29__20_691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7" style:family="graphic">
      <style:graphic-properties draw:stroke="solid" draw:stroke-dash="Dashed_20__28_var_29__20_69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8" style:family="graphic">
      <style:graphic-properties draw:stroke="solid" draw:stroke-dash="Dashed_20__28_var_29__20_69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9" style:family="graphic">
      <style:graphic-properties draw:stroke="none" draw:stroke-dash="Dashed_20__28_var_29__20_691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0" style:family="graphic">
      <style:graphic-properties draw:stroke="solid" draw:stroke-dash="Dashed_20__28_var_29__20_69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1" style:family="graphic">
      <style:graphic-properties draw:stroke="solid" draw:stroke-dash="Dashed_20__28_var_29__20_69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2" style:family="graphic">
      <style:graphic-properties draw:stroke="none" draw:stroke-dash="Dashed_20__28_var_29__20_691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3" style:family="graphic">
      <style:graphic-properties draw:stroke="solid" draw:stroke-dash="Dashed_20__28_var_29__20_69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4" style:family="graphic">
      <style:graphic-properties draw:stroke="solid" draw:stroke-dash="Dashed_20__28_var_29__20_69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5" style:family="graphic">
      <style:graphic-properties draw:stroke="none" draw:stroke-dash="Dashed_20__28_var_29__20_692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9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6" style:family="graphic">
      <style:graphic-properties draw:stroke="solid" draw:stroke-dash="Dashed_20__28_var_29__20_69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7" style:family="graphic">
      <style:graphic-properties draw:stroke="solid" draw:stroke-dash="Dashed_20__28_var_29__20_69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8" style:family="graphic">
      <style:graphic-properties draw:stroke="none" draw:stroke-dash="Dashed_20__28_var_29__20_692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9" style:family="graphic">
      <style:graphic-properties draw:stroke="solid" draw:stroke-dash="Dashed_20__28_var_29__20_69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0" style:family="graphic">
      <style:graphic-properties draw:stroke="solid" draw:stroke-dash="Dashed_20__28_var_29__20_69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1" style:family="graphic">
      <style:graphic-properties draw:stroke="none" draw:stroke-dash="Dashed_20__28_var_29__20_692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2" style:family="graphic">
      <style:graphic-properties draw:stroke="solid" draw:stroke-dash="Dashed_20__28_var_29__20_69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3" style:family="graphic">
      <style:graphic-properties draw:stroke="solid" draw:stroke-dash="Dashed_20__28_var_29__20_69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4" style:family="graphic">
      <style:graphic-properties draw:stroke="none" draw:stroke-dash="Dashed_20__28_var_29__20_69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5" style:family="graphic">
      <style:graphic-properties draw:stroke="solid" draw:stroke-dash="Dashed_20__28_var_29__20_69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6" style:family="graphic">
      <style:graphic-properties draw:stroke="solid" draw:stroke-dash="Dashed_20__28_var_29__20_69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7" style:family="graphic">
      <style:graphic-properties draw:stroke="none" draw:stroke-dash="Dashed_20__28_var_29__20_69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8" style:family="graphic">
      <style:graphic-properties draw:stroke="solid" svg:stroke-width="0.041cm" svg:stroke-color="#9d0f89"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09"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926cm" fo:min-width="1.289cm" fo:padding-top="0cm" fo:padding-bottom="0cm" fo:padding-left="0.101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0" style:family="graphic">
      <style:graphic-properties draw:stroke="solid" draw:stroke-dash="Dashed_20__28_var_29__20_68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1" style:family="graphic">
      <style:graphic-properties draw:stroke="solid" draw:stroke-dash="Dashed_20__28_var_29__20_68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2" style:family="graphic">
      <style:graphic-properties draw:stroke="none" draw:stroke-dash="Dashed_20__28_var_29__20_682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3" style:family="graphic">
      <style:graphic-properties draw:stroke="solid" draw:stroke-dash="Dashed_20__28_var_29__20_68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4" style:family="graphic">
      <style:graphic-properties draw:stroke="solid" draw:stroke-dash="Dashed_20__28_var_29__20_68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5" style:family="graphic">
      <style:graphic-properties draw:stroke="none" draw:stroke-dash="Dashed_20__28_var_29__20_683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6" style:family="graphic">
      <style:graphic-properties draw:stroke="solid" draw:stroke-dash="Dashed_20__28_var_29__20_68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7" style:family="graphic">
      <style:graphic-properties draw:stroke="solid" draw:stroke-dash="Dashed_20__28_var_29__20_68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8" style:family="graphic">
      <style:graphic-properties draw:stroke="none" draw:stroke-dash="Dashed_20__28_var_29__20_683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2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9" style:family="graphic">
      <style:graphic-properties draw:stroke="solid" draw:stroke-dash="Dashed_20__28_var_29__20_68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0" style:family="graphic">
      <style:graphic-properties draw:stroke="solid" draw:stroke-dash="Dashed_20__28_var_29__20_68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1" style:family="graphic">
      <style:graphic-properties draw:stroke="none" draw:stroke-dash="Dashed_20__28_var_29__20_683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9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2" style:family="graphic">
      <style:graphic-properties draw:stroke="solid" draw:stroke-dash="Dashed_20__28_var_29__20_68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3" style:family="graphic">
      <style:graphic-properties draw:stroke="solid" draw:stroke-dash="Dashed_20__28_var_29__20_68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4" style:family="graphic">
      <style:graphic-properties draw:stroke="none" draw:stroke-dash="Dashed_20__28_var_29__20_683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5" style:family="graphic">
      <style:graphic-properties draw:stroke="solid" draw:stroke-dash="Dashed_20__28_var_29__20_68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6" style:family="graphic">
      <style:graphic-properties draw:stroke="solid" draw:stroke-dash="Dashed_20__28_var_29__20_68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7" style:family="graphic">
      <style:graphic-properties draw:stroke="none" draw:stroke-dash="Dashed_20__28_var_29__20_684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8" style:family="graphic">
      <style:graphic-properties draw:stroke="solid" draw:stroke-dash="Dashed_20__28_var_29__20_68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9" style:family="graphic">
      <style:graphic-properties draw:stroke="solid" draw:stroke-dash="Dashed_20__28_var_29__20_68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0" style:family="graphic">
      <style:graphic-properties draw:stroke="none" draw:stroke-dash="Dashed_20__28_var_29__20_684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2cm" fo:min-width="0.3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1" style:family="graphic">
      <style:graphic-properties draw:stroke="solid" draw:stroke-dash="Dashed_20__28_var_29__20_68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2" style:family="graphic">
      <style:graphic-properties draw:stroke="solid" draw:stroke-dash="Dashed_20__28_var_29__20_68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3" style:family="graphic">
      <style:graphic-properties draw:stroke="none" draw:stroke-dash="Dashed_20__28_var_29__20_68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5cm" fo:min-width="0.31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4" style:family="graphic">
      <style:graphic-properties draw:stroke="solid" draw:stroke-dash="Dashed_20__28_var_29__20_58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5" style:family="graphic">
      <style:graphic-properties draw:stroke="solid" draw:stroke-dash="Dashed_20__28_var_29__20_58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6" style:family="graphic">
      <style:graphic-properties draw:stroke="none" draw:stroke-dash="Dashed_20__28_var_29__20_58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2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7" style:family="graphic">
      <style:graphic-properties draw:stroke="solid" draw:stroke-dash="Dashed_20__28_var_29__20_58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8" style:family="graphic">
      <style:graphic-properties draw:stroke="solid" draw:stroke-dash="Dashed_20__28_var_29__20_68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9" style:family="graphic">
      <style:graphic-properties draw:stroke="none" draw:stroke-dash="Dashed_20__28_var_29__20_685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0" style:family="graphic">
      <style:graphic-properties draw:stroke="solid" draw:stroke-dash="Dashed_20__28_var_29__20_68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1" style:family="graphic">
      <style:graphic-properties draw:stroke="solid" draw:stroke-dash="Dashed_20__28_var_29__20_68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2" style:family="graphic">
      <style:graphic-properties draw:stroke="none" draw:stroke-dash="Dashed_20__28_var_29__20_685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3" style:family="graphic">
      <style:graphic-properties draw:stroke="solid" draw:stroke-dash="Dashed_20__28_var_29__20_68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4" style:family="graphic">
      <style:graphic-properties draw:stroke="solid" draw:stroke-dash="Dashed_20__28_var_29__20_68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5" style:family="graphic">
      <style:graphic-properties draw:stroke="none" draw:stroke-dash="Dashed_20__28_var_29__20_685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6" style:family="graphic">
      <style:graphic-properties draw:stroke="solid" draw:stroke-dash="Dashed_20__28_var_29__20_68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7" style:family="graphic">
      <style:graphic-properties draw:stroke="solid" draw:stroke-dash="Dashed_20__28_var_29__20_68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8" style:family="graphic">
      <style:graphic-properties draw:stroke="none" draw:stroke-dash="Dashed_20__28_var_29__20_68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4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9" style:family="graphic">
      <style:graphic-properties draw:stroke="solid" draw:stroke-dash="Dashed_20__28_var_29__20_68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0" style:family="graphic">
      <style:graphic-properties draw:stroke="solid" draw:stroke-dash="Dashed_20__28_var_29__20_68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1" style:family="graphic">
      <style:graphic-properties draw:stroke="none" draw:stroke-dash="Dashed_20__28_var_29__20_68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3cm" fo:min-width="0.31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2" style:family="graphic">
      <style:graphic-properties draw:stroke="solid" draw:stroke-dash="Dashed_20__28_var_29__20_68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3" style:family="graphic">
      <style:graphic-properties draw:stroke="solid" draw:stroke-dash="Dashed_20__28_var_29__20_68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4" style:family="graphic">
      <style:graphic-properties draw:stroke="none" draw:stroke-dash="Dashed_20__28_var_29__20_68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5" style:family="graphic">
      <style:graphic-properties draw:stroke="solid" draw:stroke-dash="Dashed_20__28_var_29__20_68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6" style:family="graphic">
      <style:graphic-properties draw:stroke="solid" draw:stroke-dash="Dashed_20__28_var_29__20_68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7" style:family="graphic">
      <style:graphic-properties draw:stroke="none" draw:stroke-dash="Dashed_20__28_var_29__20_686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8" style:family="graphic">
      <style:graphic-properties draw:stroke="solid" draw:stroke-dash="Dashed_20__28_var_29__20_68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9" style:family="graphic">
      <style:graphic-properties draw:stroke="solid" draw:stroke-dash="Dashed_20__28_var_29__20_68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0" style:family="graphic">
      <style:graphic-properties draw:stroke="none" draw:stroke-dash="Dashed_20__28_var_29__20_687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5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1" style:family="graphic">
      <style:graphic-properties draw:stroke="solid" draw:stroke-dash="Dashed_20__28_var_29__20_68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2" style:family="graphic">
      <style:graphic-properties draw:stroke="solid" draw:stroke-dash="Dashed_20__28_var_29__20_68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3" style:family="graphic">
      <style:graphic-properties draw:stroke="none" draw:stroke-dash="Dashed_20__28_var_29__20_687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4" style:family="graphic">
      <style:graphic-properties draw:stroke="solid" draw:stroke-dash="Dashed_20__28_var_29__20_68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5" style:family="graphic">
      <style:graphic-properties draw:stroke="solid" draw:stroke-dash="Dashed_20__28_var_29__20_68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6" style:family="graphic">
      <style:graphic-properties draw:stroke="none" draw:stroke-dash="Dashed_20__28_var_29__20_687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7" style:family="graphic">
      <style:graphic-properties draw:stroke="solid" svg:stroke-width="0.041cm" svg:stroke-color="#1ca2b8"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68" style:family="graphic">
      <style:graphic-properties draw:stroke="solid" draw:stroke-dash="Dashed_20__28_var_29__20_67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9" style:family="graphic">
      <style:graphic-properties draw:stroke="solid" draw:stroke-dash="Dashed_20__28_var_29__20_67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0" style:family="graphic">
      <style:graphic-properties draw:stroke="none" draw:stroke-dash="Dashed_20__28_var_29__20_677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8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1" style:family="graphic">
      <style:graphic-properties draw:stroke="solid" draw:stroke-dash="Dashed_20__28_var_29__20_67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2" style:family="graphic">
      <style:graphic-properties draw:stroke="solid" draw:stroke-dash="Dashed_20__28_var_29__20_67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3" style:family="graphic">
      <style:graphic-properties draw:stroke="none" draw:stroke-dash="Dashed_20__28_var_29__20_677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4" style:family="graphic">
      <style:graphic-properties draw:stroke="solid" draw:stroke-dash="Dashed_20__28_var_29__20_67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5" style:family="graphic">
      <style:graphic-properties draw:stroke="solid" draw:stroke-dash="Dashed_20__28_var_29__20_67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6" style:family="graphic">
      <style:graphic-properties draw:stroke="none" draw:stroke-dash="Dashed_20__28_var_29__20_677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7" style:family="graphic">
      <style:graphic-properties draw:stroke="solid" draw:stroke-dash="Dashed_20__28_var_29__20_67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8" style:family="graphic">
      <style:graphic-properties draw:stroke="solid" draw:stroke-dash="Dashed_20__28_var_29__20_67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9" style:family="graphic">
      <style:graphic-properties draw:stroke="none" draw:stroke-dash="Dashed_20__28_var_29__20_678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0" style:family="graphic">
      <style:graphic-properties draw:stroke="solid" draw:stroke-dash="Dashed_20__28_var_29__20_67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1" style:family="graphic">
      <style:graphic-properties draw:stroke="solid" draw:stroke-dash="Dashed_20__28_var_29__20_67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2" style:family="graphic">
      <style:graphic-properties draw:stroke="none" draw:stroke-dash="Dashed_20__28_var_29__20_678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3" style:family="graphic">
      <style:graphic-properties draw:stroke="solid" draw:stroke-dash="Dashed_20__28_var_29__20_67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4" style:family="graphic">
      <style:graphic-properties draw:stroke="solid" draw:stroke-dash="Dashed_20__28_var_29__20_67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5" style:family="graphic">
      <style:graphic-properties draw:stroke="none" draw:stroke-dash="Dashed_20__28_var_29__20_678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6" style:family="graphic">
      <style:graphic-properties draw:stroke="solid" draw:stroke-dash="Dashed_20__28_var_29__20_67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7" style:family="graphic">
      <style:graphic-properties draw:stroke="solid" draw:stroke-dash="Dashed_20__28_var_29__20_67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8" style:family="graphic">
      <style:graphic-properties draw:stroke="none" draw:stroke-dash="Dashed_20__28_var_29__20_678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9" style:family="graphic">
      <style:graphic-properties draw:stroke="solid" draw:stroke-dash="Dashed_20__28_var_29__20_67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0" style:family="graphic">
      <style:graphic-properties draw:stroke="solid" draw:stroke-dash="Dashed_20__28_var_29__20_67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1" style:family="graphic">
      <style:graphic-properties draw:stroke="none" draw:stroke-dash="Dashed_20__28_var_29__20_679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2" style:family="graphic">
      <style:graphic-properties draw:stroke="solid" draw:stroke-dash="Dashed_20__28_var_29__20_679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3" style:family="graphic">
      <style:graphic-properties draw:stroke="solid" draw:stroke-dash="Dashed_20__28_var_29__20_67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4" style:family="graphic">
      <style:graphic-properties draw:stroke="none" draw:stroke-dash="Dashed_20__28_var_29__20_679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7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5" style:family="graphic">
      <style:graphic-properties draw:stroke="solid" draw:stroke-dash="Dashed_20__28_var_29__20_67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6" style:family="graphic">
      <style:graphic-properties draw:stroke="solid" draw:stroke-dash="Dashed_20__28_var_29__20_67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7" style:family="graphic">
      <style:graphic-properties draw:stroke="none" draw:stroke-dash="Dashed_20__28_var_29__20_679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8" style:family="graphic">
      <style:graphic-properties draw:stroke="solid" draw:stroke-dash="Dashed_20__28_var_29__20_67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9" style:family="graphic">
      <style:graphic-properties draw:stroke="solid" draw:stroke-dash="Dashed_20__28_var_29__20_55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0" style:family="graphic">
      <style:graphic-properties draw:stroke="none" draw:stroke-dash="Dashed_20__28_var_29__20_680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1" style:family="graphic">
      <style:graphic-properties draw:stroke="solid" draw:stroke-dash="Dashed_20__28_var_29__20_68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2" style:family="graphic">
      <style:graphic-properties draw:stroke="solid" draw:stroke-dash="Dashed_20__28_var_29__20_680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3" style:family="graphic">
      <style:graphic-properties draw:stroke="none" draw:stroke-dash="Dashed_20__28_var_29__20_680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4" style:family="graphic">
      <style:graphic-properties draw:stroke="solid" draw:stroke-dash="Dashed_20__28_var_29__20_68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5" style:family="graphic">
      <style:graphic-properties draw:stroke="solid" draw:stroke-dash="Dashed_20__28_var_29__20_680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6" style:family="graphic">
      <style:graphic-properties draw:stroke="none" draw:stroke-dash="Dashed_20__28_var_29__20_680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7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7" style:family="graphic">
      <style:graphic-properties draw:stroke="solid" draw:stroke-dash="Dashed_20__28_var_29__20_68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8" style:family="graphic">
      <style:graphic-properties draw:stroke="solid" draw:stroke-dash="Dashed_20__28_var_29__20_680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9" style:family="graphic">
      <style:graphic-properties draw:stroke="none" draw:stroke-dash="Dashed_20__28_var_29__20_680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0" style:family="graphic">
      <style:graphic-properties draw:stroke="solid" draw:stroke-dash="Dashed_20__28_var_29__20_68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1" style:family="graphic">
      <style:graphic-properties draw:stroke="solid" draw:stroke-dash="Dashed_20__28_var_29__20_68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2" style:family="graphic">
      <style:graphic-properties draw:stroke="none" draw:stroke-dash="Dashed_20__28_var_29__20_681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3" style:family="graphic">
      <style:graphic-properties draw:stroke="solid" draw:stroke-dash="Dashed_20__28_var_29__20_68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4" style:family="graphic">
      <style:graphic-properties draw:stroke="solid" draw:stroke-dash="Dashed_20__28_var_29__20_68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5" style:family="graphic">
      <style:graphic-properties draw:stroke="none" draw:stroke-dash="Dashed_20__28_var_29__20_681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6" style:family="graphic">
      <style:graphic-properties draw:stroke="solid" draw:stroke-dash="Dashed_20__28_var_29__20_68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7" style:family="graphic">
      <style:graphic-properties draw:stroke="solid" draw:stroke-dash="Dashed_20__28_var_29__20_68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8" style:family="graphic">
      <style:graphic-properties draw:stroke="none" draw:stroke-dash="Dashed_20__28_var_29__20_681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9" style:family="graphic">
      <style:graphic-properties draw:stroke="solid" draw:stroke-dash="Dashed_20__28_var_29__20_68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0" style:family="graphic">
      <style:graphic-properties draw:stroke="solid" draw:stroke-dash="Dashed_20__28_var_29__20_68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1" style:family="graphic">
      <style:graphic-properties draw:stroke="none" draw:stroke-dash="Dashed_20__28_var_29__20_682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2" style:family="graphic">
      <style:graphic-properties draw:stroke="solid" draw:stroke-dash="Dashed_20__28_var_29__20_68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3" style:family="graphic">
      <style:graphic-properties draw:stroke="solid" draw:stroke-dash="Dashed_20__28_var_29__20_68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4" style:family="graphic">
      <style:graphic-properties draw:stroke="none" draw:stroke-dash="Dashed_20__28_var_29__20_682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5" style:family="graphic">
      <style:graphic-properties draw:stroke="solid" draw:stroke-dash="Dashed_20__28_var_29__20_67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6" style:family="graphic">
      <style:graphic-properties draw:stroke="solid" draw:stroke-dash="Dashed_20__28_var_29__20_67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7" style:family="graphic">
      <style:graphic-properties draw:stroke="none" draw:stroke-dash="Dashed_20__28_var_29__20_671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8" style:family="graphic">
      <style:graphic-properties draw:stroke="solid" draw:stroke-dash="Dashed_20__28_var_29__20_67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9" style:family="graphic">
      <style:graphic-properties draw:stroke="solid" draw:stroke-dash="Dashed_20__28_var_29__20_67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0" style:family="graphic">
      <style:graphic-properties draw:stroke="none" draw:stroke-dash="Dashed_20__28_var_29__20_671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1" style:family="graphic">
      <style:graphic-properties draw:stroke="solid" draw:stroke-dash="Dashed_20__28_var_29__20_67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2" style:family="graphic">
      <style:graphic-properties draw:stroke="solid" draw:stroke-dash="Dashed_20__28_var_29__20_67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3" style:family="graphic">
      <style:graphic-properties draw:stroke="none" draw:stroke-dash="Dashed_20__28_var_29__20_672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4" style:family="graphic">
      <style:graphic-properties draw:stroke="solid" draw:stroke-dash="Dashed_20__28_var_29__20_67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5" style:family="graphic">
      <style:graphic-properties draw:stroke="solid" draw:stroke-dash="Dashed_20__28_var_29__20_67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6" style:family="graphic">
      <style:graphic-properties draw:stroke="none" draw:stroke-dash="Dashed_20__28_var_29__20_672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7" style:family="graphic">
      <style:graphic-properties draw:stroke="solid" draw:stroke-dash="Dashed_20__28_var_29__20_67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8" style:family="graphic">
      <style:graphic-properties draw:stroke="solid" draw:stroke-dash="Dashed_20__28_var_29__20_67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9" style:family="graphic">
      <style:graphic-properties draw:stroke="none" draw:stroke-dash="Dashed_20__28_var_29__20_672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0" style:family="graphic">
      <style:graphic-properties draw:stroke="solid" draw:stroke-dash="Dashed_20__28_var_29__20_67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1" style:family="graphic">
      <style:graphic-properties draw:stroke="solid" draw:stroke-dash="Dashed_20__28_var_29__20_67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2" style:family="graphic">
      <style:graphic-properties draw:stroke="none" draw:stroke-dash="Dashed_20__28_var_29__20_672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3" style:family="graphic">
      <style:graphic-properties draw:stroke="solid" draw:stroke-dash="Dashed_20__28_var_29__20_67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4" style:family="graphic">
      <style:graphic-properties draw:stroke="solid" draw:stroke-dash="Dashed_20__28_var_29__20_67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5" style:family="graphic">
      <style:graphic-properties draw:stroke="none" draw:stroke-dash="Dashed_20__28_var_29__20_673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6" style:family="graphic">
      <style:graphic-properties draw:stroke="solid" draw:stroke-dash="Dashed_20__28_var_29__20_67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7" style:family="graphic">
      <style:graphic-properties draw:stroke="solid" draw:stroke-dash="Dashed_20__28_var_29__20_67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8" style:family="graphic">
      <style:graphic-properties draw:stroke="none" draw:stroke-dash="Dashed_20__28_var_29__20_673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9" style:family="graphic">
      <style:graphic-properties draw:stroke="solid" draw:stroke-dash="Dashed_20__28_var_29__20_67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0" style:family="graphic">
      <style:graphic-properties draw:stroke="solid" draw:stroke-dash="Dashed_20__28_var_29__20_67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1" style:family="graphic">
      <style:graphic-properties draw:stroke="none" draw:stroke-dash="Dashed_20__28_var_29__20_673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8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2" style:family="graphic">
      <style:graphic-properties draw:stroke="solid" draw:stroke-dash="Dashed_20__28_var_29__20_67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3" style:family="graphic">
      <style:graphic-properties draw:stroke="solid" draw:stroke-dash="Dashed_20__28_var_29__20_67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4" style:family="graphic">
      <style:graphic-properties draw:stroke="none" draw:stroke-dash="Dashed_20__28_var_29__20_674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5cm" fo:min-width="0.2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5" style:family="graphic">
      <style:graphic-properties draw:stroke="solid" draw:stroke-dash="Dashed_20__28_var_29__20_67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6" style:family="graphic">
      <style:graphic-properties draw:stroke="solid" draw:stroke-dash="Dashed_20__28_var_29__20_67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7" style:family="graphic">
      <style:graphic-properties draw:stroke="none" draw:stroke-dash="Dashed_20__28_var_29__20_674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8" style:family="graphic">
      <style:graphic-properties draw:stroke="solid" draw:stroke-dash="Dashed_20__28_var_29__20_67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9" style:family="graphic">
      <style:graphic-properties draw:stroke="solid" draw:stroke-dash="Dashed_20__28_var_29__20_67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0" style:family="graphic">
      <style:graphic-properties draw:stroke="none" draw:stroke-dash="Dashed_20__28_var_29__20_674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1" style:family="graphic">
      <style:graphic-properties draw:stroke="solid" draw:stroke-dash="Dashed_20__28_var_29__20_67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2" style:family="graphic">
      <style:graphic-properties draw:stroke="solid" draw:stroke-dash="Dashed_20__28_var_29__20_67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3" style:family="graphic">
      <style:graphic-properties draw:stroke="none" draw:stroke-dash="Dashed_20__28_var_29__20_675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8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4" style:family="graphic">
      <style:graphic-properties draw:stroke="solid" draw:stroke-dash="Dashed_20__28_var_29__20_67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5" style:family="graphic">
      <style:graphic-properties draw:stroke="solid" draw:stroke-dash="Dashed_20__28_var_29__20_67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6" style:family="graphic">
      <style:graphic-properties draw:stroke="none" draw:stroke-dash="Dashed_20__28_var_29__20_675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7" style:family="graphic">
      <style:graphic-properties draw:stroke="solid" draw:stroke-dash="Dashed_20__28_var_29__20_67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8" style:family="graphic">
      <style:graphic-properties draw:stroke="solid" draw:stroke-dash="Dashed_20__28_var_29__20_67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9" style:family="graphic">
      <style:graphic-properties draw:stroke="none" draw:stroke-dash="Dashed_20__28_var_29__20_675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1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0" style:family="graphic">
      <style:graphic-properties draw:stroke="solid" draw:stroke-dash="Dashed_20__28_var_29__20_67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1" style:family="graphic">
      <style:graphic-properties draw:stroke="solid" draw:stroke-dash="Dashed_20__28_var_29__20_67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2" style:family="graphic">
      <style:graphic-properties draw:stroke="none" draw:stroke-dash="Dashed_20__28_var_29__20_67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3" style:family="graphic">
      <style:graphic-properties draw:stroke="solid" draw:stroke-dash="Dashed_20__28_var_29__20_67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4" style:family="graphic">
      <style:graphic-properties draw:stroke="solid" draw:stroke-dash="Dashed_20__28_var_29__20_67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5" style:family="graphic">
      <style:graphic-properties draw:stroke="none" draw:stroke-dash="Dashed_20__28_var_29__20_67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6" style:family="graphic">
      <style:graphic-properties draw:stroke="solid" draw:stroke-dash="Dashed_20__28_var_29__20_67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7" style:family="graphic">
      <style:graphic-properties draw:stroke="solid" draw:stroke-dash="Dashed_20__28_var_29__20_67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8" style:family="graphic">
      <style:graphic-properties draw:stroke="none" draw:stroke-dash="Dashed_20__28_var_29__20_67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9" style:family="graphic">
      <style:graphic-properties draw:stroke="solid" draw:stroke-dash="Dashed_20__28_var_29__20_67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0" style:family="graphic">
      <style:graphic-properties draw:stroke="solid" draw:stroke-dash="Dashed_20__28_var_29__20_67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1" style:family="graphic">
      <style:graphic-properties draw:stroke="none" draw:stroke-dash="Dashed_20__28_var_29__20_676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2" style:family="graphic">
      <style:graphic-properties draw:stroke="solid" svg:stroke-width="0.019cm" svg:stroke-color="#000000" draw:marker-start="" draw:marker-start-width="0.229cm" draw:marker-start-center="false" draw:marker-end="" draw:marker-end-width="0.229cm" draw:marker-end-center="false" draw:fill="solid" draw:fill-color="#d7e12c" draw:textarea-vertical-align="middle" draw:auto-grow-height="false" fo:min-height="0.702cm" fo:min-width="0.453cm" fo:padding-top="0.136cm" fo:padding-bottom="0.136cm" fo:padding-left="0.259cm" fo:padding-right="0.259cm" draw:shadow="hidden" draw:shadow-offset-x="0.3cm" draw:shadow-offset-y="0.3cm" draw:shadow-color="#808080" style:run-through="foreground"/>
    </style:style>
    <style:style style:name="gr483" style:family="graphic">
      <style:graphic-properties draw:stroke="solid" draw:stroke-dash="Dashed_20__28_var_29__20_60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4" style:family="graphic">
      <style:graphic-properties draw:stroke="solid" draw:stroke-dash="Dashed_20__28_var_29__20_60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5" style:family="graphic">
      <style:graphic-properties draw:stroke="none" draw:stroke-dash="Dashed_20__28_var_29__20_601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6" style:family="graphic">
      <style:graphic-properties draw:stroke="solid" draw:stroke-dash="Dashed_20__28_var_29__20_60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7" style:family="graphic">
      <style:graphic-properties draw:stroke="solid" draw:stroke-dash="Dashed_20__28_var_29__20_60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8" style:family="graphic">
      <style:graphic-properties draw:stroke="none" draw:stroke-dash="Dashed_20__28_var_29__20_601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9" style:family="graphic">
      <style:graphic-properties draw:stroke="solid" draw:stroke-dash="Dashed_20__28_var_29__20_60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0" style:family="graphic">
      <style:graphic-properties draw:stroke="solid" draw:stroke-dash="Dashed_20__28_var_29__20_60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1" style:family="graphic">
      <style:graphic-properties draw:stroke="none" draw:stroke-dash="Dashed_20__28_var_29__20_601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2" style:family="graphic">
      <style:graphic-properties draw:stroke="solid" draw:stroke-dash="Dashed_20__28_var_29__20_60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3" style:family="graphic">
      <style:graphic-properties draw:stroke="solid" draw:stroke-dash="Dashed_20__28_var_29__20_60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4" style:family="graphic">
      <style:graphic-properties draw:stroke="none" draw:stroke-dash="Dashed_20__28_var_29__20_602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5" style:family="graphic">
      <style:graphic-properties draw:stroke="solid" draw:stroke-dash="Dashed_20__28_var_29__20_60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6" style:family="graphic">
      <style:graphic-properties draw:stroke="solid" draw:stroke-dash="Dashed_20__28_var_29__20_60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7" style:family="graphic">
      <style:graphic-properties draw:stroke="none" draw:stroke-dash="Dashed_20__28_var_29__20_602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8" style:family="graphic">
      <style:graphic-properties draw:stroke="solid" draw:stroke-dash="Dashed_20__28_var_29__20_60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9" style:family="graphic">
      <style:graphic-properties draw:stroke="solid" draw:stroke-dash="Dashed_20__28_var_29__20_60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0" style:family="graphic">
      <style:graphic-properties draw:stroke="none" draw:stroke-dash="Dashed_20__28_var_29__20_602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1" style:family="graphic">
      <style:graphic-properties draw:stroke="solid" draw:stroke-dash="Dashed_20__28_var_29__20_60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2" style:family="graphic">
      <style:graphic-properties draw:stroke="solid" draw:stroke-dash="Dashed_20__28_var_29__20_60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3" style:family="graphic">
      <style:graphic-properties draw:stroke="none" draw:stroke-dash="Dashed_20__28_var_29__20_602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4" style:family="graphic">
      <style:graphic-properties draw:stroke="solid" draw:stroke-dash="Dashed_20__28_var_29__20_60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5" style:family="graphic">
      <style:graphic-properties draw:stroke="solid" draw:stroke-dash="Dashed_20__28_var_29__20_60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6" style:family="graphic">
      <style:graphic-properties draw:stroke="none" draw:stroke-dash="Dashed_20__28_var_29__20_603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7" style:family="graphic">
      <style:graphic-properties draw:stroke="solid" draw:stroke-dash="Dashed_20__28_var_29__20_60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8" style:family="graphic">
      <style:graphic-properties draw:stroke="solid" draw:stroke-dash="Dashed_20__28_var_29__20_60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9" style:family="graphic">
      <style:graphic-properties draw:stroke="none" draw:stroke-dash="Dashed_20__28_var_29__20_603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0" style:family="graphic">
      <style:graphic-properties draw:stroke="solid" draw:stroke-dash="Dashed_20__28_var_29__20_60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1" style:family="graphic">
      <style:graphic-properties draw:stroke="solid" draw:stroke-dash="Dashed_20__28_var_29__20_60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2" style:family="graphic">
      <style:graphic-properties draw:stroke="none" draw:stroke-dash="Dashed_20__28_var_29__20_603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289cm" fo:min-width="0.19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3" style:family="graphic">
      <style:graphic-properties draw:stroke="solid" draw:stroke-dash="Dashed_20__28_var_29__20_60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4" style:family="graphic">
      <style:graphic-properties draw:stroke="solid" draw:stroke-dash="Dashed_20__28_var_29__20_60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5" style:family="graphic">
      <style:graphic-properties draw:stroke="none" draw:stroke-dash="Dashed_20__28_var_29__20_604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6" style:family="graphic">
      <style:graphic-properties draw:stroke="solid" draw:stroke-dash="Dashed_20__28_var_29__20_60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7" style:family="graphic">
      <style:graphic-properties draw:stroke="solid" draw:stroke-dash="Dashed_20__28_var_29__20_60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8" style:family="graphic">
      <style:graphic-properties draw:stroke="none" draw:stroke-dash="Dashed_20__28_var_29__20_604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9" style:family="graphic">
      <style:graphic-properties draw:stroke="solid" draw:stroke-dash="Dashed_20__28_var_29__20_60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0" style:family="graphic">
      <style:graphic-properties draw:stroke="solid" draw:stroke-dash="Dashed_20__28_var_29__20_60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1" style:family="graphic">
      <style:graphic-properties draw:stroke="none" draw:stroke-dash="Dashed_20__28_var_29__20_604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2" style:family="graphic">
      <style:graphic-properties draw:stroke="solid" draw:stroke-dash="Dashed_20__28_var_29__20_60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3" style:family="graphic">
      <style:graphic-properties draw:stroke="solid" draw:stroke-dash="Dashed_20__28_var_29__20_60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4" style:family="graphic">
      <style:graphic-properties draw:stroke="none" draw:stroke-dash="Dashed_20__28_var_29__20_605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5" style:family="graphic">
      <style:graphic-properties draw:stroke="solid" draw:stroke-dash="Dashed_20__28_var_29__20_60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6" style:family="graphic">
      <style:graphic-properties draw:stroke="solid" draw:stroke-dash="Dashed_20__28_var_29__20_60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7" style:family="graphic">
      <style:graphic-properties draw:stroke="none" draw:stroke-dash="Dashed_20__28_var_29__20_605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8" style:family="graphic">
      <style:graphic-properties draw:stroke="solid" draw:stroke-dash="Dashed_20__28_var_29__20_60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9" style:family="graphic">
      <style:graphic-properties draw:stroke="solid" draw:stroke-dash="Dashed_20__28_var_29__20_60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0" style:family="graphic">
      <style:graphic-properties draw:stroke="none" draw:stroke-dash="Dashed_20__28_var_29__20_605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1" style:family="graphic">
      <style:graphic-properties draw:stroke="solid" draw:stroke-dash="Dashed_20__28_var_29__20_60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2" style:family="graphic">
      <style:graphic-properties draw:stroke="solid" draw:stroke-dash="Dashed_20__28_var_29__20_60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3" style:family="graphic">
      <style:graphic-properties draw:stroke="none" draw:stroke-dash="Dashed_20__28_var_29__20_60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4" style:family="graphic">
      <style:graphic-properties draw:stroke="solid" draw:stroke-dash="Dashed_20__28_var_29__20_60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5" style:family="graphic">
      <style:graphic-properties draw:stroke="solid" draw:stroke-dash="Dashed_20__28_var_29__20_60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6" style:family="graphic">
      <style:graphic-properties draw:stroke="none" draw:stroke-dash="Dashed_20__28_var_29__20_60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7" style:family="graphic">
      <style:graphic-properties draw:stroke="solid" draw:stroke-dash="Dashed_20__28_var_29__20_60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8" style:family="graphic">
      <style:graphic-properties draw:stroke="solid" draw:stroke-dash="Dashed_20__28_var_29__20_60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9" style:family="graphic">
      <style:graphic-properties draw:stroke="none" draw:stroke-dash="Dashed_20__28_var_29__20_60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40" style:family="graphic">
      <style:graphic-properties draw:stroke="solid" draw:stroke-dash="Dashed_20__28_var_29__20_750"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1" style:family="graphic">
      <style:graphic-properties draw:stroke="solid" draw:stroke-dash="Dashed_20__28_var_29__20_751"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2" style:family="graphic">
      <style:graphic-properties draw:stroke="none" draw:stroke-dash="Dashed_20__28_var_29__20_752"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43" style:family="graphic">
      <style:graphic-properties draw:stroke="solid" draw:stroke-dash="Dashed_20__28_var_29__20_753" svg:stroke-width="0.041cm" svg:stroke-color="#d3802c"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4" style:family="graphic">
      <style:graphic-properties draw:stroke="solid" draw:stroke-dash="Dashed_20__28_var_29__20_754" svg:stroke-width="0.041cm" svg:stroke-color="#d3802c"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5" style:family="graphic">
      <style:graphic-properties draw:stroke="solid" draw:stroke-dash="Dashed_20__28_var_29__20_755"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6" style:family="graphic">
      <style:graphic-properties draw:stroke="solid" draw:stroke-dash="Dashed_20__28_var_29__20_756"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7" style:family="graphic">
      <style:graphic-properties draw:stroke="solid" draw:stroke-dash="Dashed_20__28_var_29__20_757"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8" style:family="graphic">
      <style:graphic-properties draw:stroke="solid" draw:stroke-dash="Dashed_20__28_var_29__20_758"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9" style:family="graphic">
      <style:graphic-properties draw:stroke="solid" draw:stroke-dash="Dashed_20__28_var_29__20_759"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0" style:family="graphic">
      <style:graphic-properties draw:stroke="solid" draw:stroke-dash="Dashed_20__28_var_29__20_760"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1" style:family="graphic">
      <style:graphic-properties draw:stroke="solid" draw:stroke-dash="Dashed_20__28_var_29__20_761"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2" style:family="graphic">
      <style:graphic-properties draw:stroke="solid" draw:stroke-dash="Dashed_20__28_var_29__20_762"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3" style:family="graphic">
      <style:graphic-properties draw:stroke="solid" svg:stroke-width="0.041cm" svg:stroke-color="#d3802c" draw:marker-start-width="0.291cm" draw:marker-start-center="false" draw:marker-end-width="0.29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54" style:family="graphic">
      <style:graphic-properties draw:stroke="solid" draw:stroke-dash="Dashed_20__28_var_29__20_763"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5" style:family="graphic">
      <style:graphic-properties draw:stroke="solid" draw:stroke-dash="Dashed_20__28_var_29__20_764"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6" style:family="graphic">
      <style:graphic-properties draw:stroke="none" draw:stroke-dash="Dashed_20__28_var_29__20_76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7" style:family="graphic">
      <style:graphic-properties draw:stroke="none" draw:stroke-dash="Dashed_20__28_var_29__20_766"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8" style:family="graphic">
      <style:graphic-properties draw:stroke="none" draw:stroke-dash="Dashed_20__28_var_29__20_76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9" style:family="graphic">
      <style:graphic-properties draw:stroke="none" draw:stroke-dash="Dashed_20__28_var_29__20_768"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0" style:family="graphic">
      <style:graphic-properties draw:stroke="none" draw:stroke-dash="Dashed_20__28_var_29__20_769"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1" style:family="graphic">
      <style:graphic-properties draw:stroke="none" draw:stroke-dash="Dashed_20__28_var_29__20_770"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2" style:family="graphic">
      <style:graphic-properties draw:stroke="none" draw:stroke-dash="Dashed_20__28_var_29__20_771"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3"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64" style:family="graphic">
      <style:graphic-properties draw:stroke="none" draw:stroke-dash="Dashed_20__28_var_29__20_772"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5" style:family="graphic">
      <style:graphic-properties draw:stroke="none" draw:stroke-dash="Dashed_20__28_var_29__20_773"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6" style:family="graphic">
      <style:graphic-properties draw:stroke="none" draw:stroke-dash="Dashed_20__28_var_29__20_774"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7" style:family="graphic">
      <style:graphic-properties draw:stroke="none" draw:stroke-dash="Dashed_20__28_var_29__20_77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8" style:family="graphic">
      <style:graphic-properties draw:stroke="none" draw:stroke-dash="Dashed_20__28_var_29__20_776"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9" style:family="graphic">
      <style:graphic-properties draw:stroke="none" draw:stroke-dash="Dashed_20__28_var_29__20_77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0" style:family="graphic">
      <style:graphic-properties draw:stroke="none" draw:stroke-dash="Dashed_20__28_var_29__20_778"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1" style:family="graphic">
      <style:graphic-properties draw:stroke="none" draw:stroke-dash="Dashed_20__28_var_29__20_779"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2" style:family="graphic">
      <style:graphic-properties draw:stroke="none" draw:stroke-dash="Dashed_20__28_var_29__20_780"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3" style:family="graphic">
      <style:graphic-properties draw:stroke="none" draw:stroke-dash="Dashed_20__28_var_29__20_781"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19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4" style:family="graphic">
      <style:graphic-properties draw:stroke="none" draw:stroke-dash="Dashed_20__28_var_29__20_782"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5" style:family="graphic">
      <style:graphic-properties draw:stroke="none" draw:stroke-dash="Dashed_20__28_var_29__20_783"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6" style:family="graphic">
      <style:graphic-properties draw:stroke="none" draw:stroke-dash="Dashed_20__28_var_29__20_784"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3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7" style:family="graphic">
      <style:graphic-properties draw:stroke="none" draw:stroke-dash="Dashed_20__28_var_29__20_78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8" style:family="graphic">
      <style:graphic-properties draw:stroke="none" draw:stroke-dash="Dashed_20__28_var_29__20_786"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9" style:family="graphic">
      <style:graphic-properties draw:stroke="none" draw:stroke-dash="Dashed_20__28_var_29__20_78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0"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81"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35cm" fo:min-width="1.3cm" fo:padding-top="0cm" fo:padding-bottom="0cm" fo:padding-left="0.101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2" style:family="graphic">
      <style:graphic-properties draw:stroke="solid" svg:stroke-width="0.041cm" svg:stroke-color="#1ca2b8" draw:marker-start="Dimension_20_Lines" draw:marker-start-width="0.231cm" draw:marker-start-center="true" draw:marker-end="" draw:marker-end-width="0.231cm" draw:marker-end-center="tru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83"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923cm" fo:min-width="1.388cm" fo:padding-top="0.002cm" fo:padding-bottom="0.002cm" fo:padding-left="0.002cm" fo:padding-right="0.002cm" fo:wrap-option="wrap" draw:shadow="hidden" draw:shadow-offset-x="0.3cm" draw:shadow-offset-y="0.3cm" draw:shadow-color="#808080" style:run-through="foreground"/>
      <style:paragraph-properties style:writing-mode="lr-tb"/>
    </style:style>
    <style:style style:name="gr58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22cm" fo:min-width="0.282cm" fo:padding-top="0cm" fo:padding-bottom="0cm" fo:padding-left="0cm" fo:padding-right="0cm" draw:shadow="hidden" draw:shadow-offset-x="0.3cm" draw:shadow-offset-y="0.3cm" draw:shadow-color="#808080" style:run-through="foreground"/>
      <style:paragraph-properties style:writing-mode="lr-tb"/>
    </style:style>
    <style:style style:name="gr58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89cm" fo:min-width="0.192cm" fo:padding-top="0cm" fo:padding-bottom="0cm" fo:padding-left="0cm" fo:padding-right="0cm" draw:shadow="hidden" draw:shadow-offset-x="0.3cm" draw:shadow-offset-y="0.3cm" draw:shadow-color="#808080" style:run-through="foreground"/>
      <style:paragraph-properties style:writing-mode="lr-tb"/>
    </style:style>
    <style:style style:name="gr586" style:family="graphic">
      <style:graphic-properties draw:stroke="solid" svg:stroke-width="0.041cm" svg:stroke-color="#9d0f89" draw:marker-start="Dimension_20_Lines" draw:marker-start-width="0.231cm" draw:marker-start-center="true" draw:marker-end="" draw:marker-end-width="0.231cm" draw:marker-end-center="tru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87" style:family="graphic">
      <style:graphic-properties draw:stroke="solid" draw:stroke-dash="Dashed_20__28_var_29__20_6066" svg:stroke-width="0.041cm" svg:stroke-color="#1ca2b8"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width="0cm" fo:padding-top="0.146cm" fo:padding-bottom="0.146cm" fo:padding-left="0.113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8" style:family="graphic">
      <style:graphic-properties draw:stroke="none" draw:stroke-dash="Dashed_20__28_var_29__20_6067"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82cm" fo:padding-top="0cm" fo:padding-bottom="0cm" fo:padding-left="0.102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9" style:family="graphic">
      <style:graphic-properties draw:stroke="none" draw:stroke-dash="Dashed_20__28_var_29__20_6068"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89cm" fo:min-width="0.192cm" fo:padding-top="0cm" fo:padding-bottom="0cm" fo:padding-left="0.102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0" style:family="graphic">
      <style:graphic-properties draw:stroke="none" draw:stroke-dash="Dashed_20__28_var_29__20_6069"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89cm" fo:min-width="0.192cm" fo:padding-top="0cm" fo:padding-bottom="0cm" fo:padding-left="0.102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1" style:family="graphic">
      <style:graphic-properties draw:stroke="solid" draw:stroke-dash="Dashed_20__28_var_29__20_6070" svg:stroke-width="0.041cm" svg:stroke-color="#1ca2b8"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width="0cm" fo:padding-top="0.146cm" fo:padding-bottom="0.146cm" fo:padding-left="0.113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2"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43cm" fo:min-width="1.021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593" style:family="graphic">
      <style:graphic-properties draw:stroke="solid" svg:stroke-width="0.041cm" svg:stroke-color="#7fb241" draw:marker-start="" draw:marker-start-width="0.291cm" draw:marker-start-center="false" draw:marker-end="" draw:marker-end-width="0.291cm" draw:marker-end-center="false" draw:fill="solid" draw:fill-color="#99ccff" draw:textarea-horizontal-align="center" draw:textarea-vertical-align="middle" fo:padding-top="0.146cm" fo:padding-bottom="0.146cm" fo:padding-left="0.113cm" fo:padding-right="0.27cm" draw:shadow="hidden" draw:shadow-offset-x="0.3cm" draw:shadow-offset-y="0.3cm" draw:shadow-color="#808080" style:run-through="foreground"/>
    </style:style>
    <style:style style:name="gr594"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536cm" fo:min-width="1.365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595"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529cm" fo:min-width="1.27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596" style:family="graphic">
      <style:graphic-properties draw:stroke="solid" draw:stroke-dash="Dashed_20__28_var_29__20_70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7" style:family="graphic">
      <style:graphic-properties draw:stroke="solid" draw:stroke-dash="Dashed_20__28_var_29__20_70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8" style:family="graphic">
      <style:graphic-properties draw:stroke="none" draw:stroke-dash="Dashed_20__28_var_29__20_70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9" style:family="graphic">
      <style:graphic-properties draw:stroke="solid" draw:stroke-dash="Dashed_20__28_var_29__20_70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0" style:family="graphic">
      <style:graphic-properties draw:stroke="solid" draw:stroke-dash="Dashed_20__28_var_29__20_70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1" style:family="graphic">
      <style:graphic-properties draw:stroke="none" draw:stroke-dash="Dashed_20__28_var_29__20_70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9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2" style:family="graphic">
      <style:graphic-properties draw:stroke="solid" draw:stroke-dash="Dashed_20__28_var_29__20_70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3" style:family="graphic">
      <style:graphic-properties draw:stroke="solid" draw:stroke-dash="Dashed_20__28_var_29__20_70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4" style:family="graphic">
      <style:graphic-properties draw:stroke="none" draw:stroke-dash="Dashed_20__28_var_29__20_70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5" style:family="graphic">
      <style:graphic-properties draw:stroke="solid" draw:stroke-dash="Dashed_20__28_var_29__20_70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6" style:family="graphic">
      <style:graphic-properties draw:stroke="solid" draw:stroke-dash="Dashed_20__28_var_29__20_70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7" style:family="graphic">
      <style:graphic-properties draw:stroke="none" draw:stroke-dash="Dashed_20__28_var_29__20_70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8" style:family="graphic">
      <style:graphic-properties draw:stroke="solid" draw:stroke-dash="Dashed_20__28_var_29__20_70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9" style:family="graphic">
      <style:graphic-properties draw:stroke="solid" draw:stroke-dash="Dashed_20__28_var_29__20_70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0" style:family="graphic">
      <style:graphic-properties draw:stroke="none" draw:stroke-dash="Dashed_20__28_var_29__20_70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1" style:family="graphic">
      <style:graphic-properties draw:stroke="solid" draw:stroke-dash="Dashed_20__28_var_29__20_71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2" style:family="graphic">
      <style:graphic-properties draw:stroke="solid" draw:stroke-dash="Dashed_20__28_var_29__20_71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3" style:family="graphic">
      <style:graphic-properties draw:stroke="none" draw:stroke-dash="Dashed_20__28_var_29__20_71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4" style:family="graphic">
      <style:graphic-properties draw:stroke="solid" draw:stroke-dash="Dashed_20__28_var_29__20_71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5" style:family="graphic">
      <style:graphic-properties draw:stroke="solid" draw:stroke-dash="Dashed_20__28_var_29__20_71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6" style:family="graphic">
      <style:graphic-properties draw:stroke="none" draw:stroke-dash="Dashed_20__28_var_29__20_71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7" style:family="graphic">
      <style:graphic-properties draw:stroke="solid" draw:stroke-dash="Dashed_20__28_var_29__20_71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8" style:family="graphic">
      <style:graphic-properties draw:stroke="solid" draw:stroke-dash="Dashed_20__28_var_29__20_71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9" style:family="graphic">
      <style:graphic-properties draw:stroke="none" draw:stroke-dash="Dashed_20__28_var_29__20_71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7cm" fo:min-width="0.3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0" style:family="graphic">
      <style:graphic-properties draw:stroke="solid" draw:stroke-dash="Dashed_20__28_var_29__20_71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1" style:family="graphic">
      <style:graphic-properties draw:stroke="solid" draw:stroke-dash="Dashed_20__28_var_29__20_71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2" style:family="graphic">
      <style:graphic-properties draw:stroke="none" draw:stroke-dash="Dashed_20__28_var_29__20_711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2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3" style:family="graphic">
      <style:graphic-properties draw:stroke="solid" draw:stroke-dash="Dashed_20__28_var_29__20_71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4" style:family="graphic">
      <style:graphic-properties draw:stroke="none" draw:stroke-dash="Dashed_20__28_var_29__20_58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1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5" style:family="graphic">
      <style:graphic-properties draw:stroke="solid" draw:stroke-dash="Dashed_20__28_var_29__20_58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6" style:family="graphic">
      <style:graphic-properties draw:stroke="none" draw:stroke-dash="Dashed_20__28_var_29__20_711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0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7" style:family="graphic">
      <style:graphic-properties draw:stroke="solid" draw:stroke-dash="Dashed_20__28_var_29__20_71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8" style:family="graphic">
      <style:graphic-properties draw:stroke="solid" draw:stroke-dash="Dashed_20__28_var_29__20_71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9" style:family="graphic">
      <style:graphic-properties draw:stroke="none" draw:stroke-dash="Dashed_20__28_var_29__20_711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0" style:family="graphic">
      <style:graphic-properties draw:stroke="solid" draw:stroke-dash="Dashed_20__28_var_29__20_71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1" style:family="graphic">
      <style:graphic-properties draw:stroke="solid" draw:stroke-dash="Dashed_20__28_var_29__20_71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2" style:family="graphic">
      <style:graphic-properties draw:stroke="none" draw:stroke-dash="Dashed_20__28_var_29__20_711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3" style:family="graphic">
      <style:graphic-properties draw:stroke="solid" draw:stroke-dash="Dashed_20__28_var_29__20_71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4" style:family="graphic">
      <style:graphic-properties draw:stroke="solid" draw:stroke-dash="Dashed_20__28_var_29__20_71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5" style:family="graphic">
      <style:graphic-properties draw:stroke="none" draw:stroke-dash="Dashed_20__28_var_29__20_712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7cm" fo:min-width="0.3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6" style:family="graphic">
      <style:graphic-properties draw:stroke="solid" draw:stroke-dash="Dashed_20__28_var_29__20_71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7" style:family="graphic">
      <style:graphic-properties draw:stroke="solid" draw:stroke-dash="Dashed_20__28_var_29__20_71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8" style:family="graphic">
      <style:graphic-properties draw:stroke="none" draw:stroke-dash="Dashed_20__28_var_29__20_712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9" style:family="graphic">
      <style:graphic-properties draw:stroke="solid" draw:stroke-dash="Dashed_20__28_var_29__20_71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0" style:family="graphic">
      <style:graphic-properties draw:stroke="solid" draw:stroke-dash="Dashed_20__28_var_29__20_71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1" style:family="graphic">
      <style:graphic-properties draw:stroke="none" draw:stroke-dash="Dashed_20__28_var_29__20_712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2" style:family="graphic">
      <style:graphic-properties draw:stroke="solid" draw:stroke-dash="Dashed_20__28_var_29__20_71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3" style:family="graphic">
      <style:graphic-properties draw:stroke="solid" draw:stroke-dash="Dashed_20__28_var_29__20_71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4" style:family="graphic">
      <style:graphic-properties draw:stroke="none" draw:stroke-dash="Dashed_20__28_var_29__20_71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5" style:family="graphic">
      <style:graphic-properties draw:stroke="solid" draw:stroke-dash="Dashed_20__28_var_29__20_71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6" style:family="graphic">
      <style:graphic-properties draw:stroke="solid" draw:stroke-dash="Dashed_20__28_var_29__20_71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7" style:family="graphic">
      <style:graphic-properties draw:stroke="none" draw:stroke-dash="Dashed_20__28_var_29__20_71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8" style:family="graphic">
      <style:graphic-properties draw:stroke="solid" draw:stroke-dash="Dashed_20__28_var_29__20_71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9" style:family="graphic">
      <style:graphic-properties draw:stroke="solid" draw:stroke-dash="Dashed_20__28_var_29__20_71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0" style:family="graphic">
      <style:graphic-properties draw:stroke="none" draw:stroke-dash="Dashed_20__28_var_29__20_71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9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1" style:family="graphic">
      <style:graphic-properties draw:stroke="solid" draw:stroke-dash="Dashed_20__28_var_29__20_70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2" style:family="graphic">
      <style:graphic-properties draw:stroke="solid" draw:stroke-dash="Dashed_20__28_var_29__20_70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3" style:family="graphic">
      <style:graphic-properties draw:stroke="none" draw:stroke-dash="Dashed_20__28_var_29__20_703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5cm" fo:min-width="0.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4" style:family="graphic">
      <style:graphic-properties draw:stroke="solid" draw:stroke-dash="Dashed_20__28_var_29__20_70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5" style:family="graphic">
      <style:graphic-properties draw:stroke="solid" draw:stroke-dash="Dashed_20__28_var_29__20_70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6" style:family="graphic">
      <style:graphic-properties draw:stroke="none" draw:stroke-dash="Dashed_20__28_var_29__20_703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7" style:family="graphic">
      <style:graphic-properties draw:stroke="solid" draw:stroke-dash="Dashed_20__28_var_29__20_70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8" style:family="graphic">
      <style:graphic-properties draw:stroke="solid" draw:stroke-dash="Dashed_20__28_var_29__20_70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9" style:family="graphic">
      <style:graphic-properties draw:stroke="none" draw:stroke-dash="Dashed_20__28_var_29__20_703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4cm" fo:min-width="0.2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0" style:family="graphic">
      <style:graphic-properties draw:stroke="solid" draw:stroke-dash="Dashed_20__28_var_29__20_70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1" style:family="graphic">
      <style:graphic-properties draw:stroke="solid" draw:stroke-dash="Dashed_20__28_var_29__20_70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2" style:family="graphic">
      <style:graphic-properties draw:stroke="none" draw:stroke-dash="Dashed_20__28_var_29__20_703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33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3" style:family="graphic">
      <style:graphic-properties draw:stroke="solid" draw:stroke-dash="Dashed_20__28_var_29__20_70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4" style:family="graphic">
      <style:graphic-properties draw:stroke="solid" draw:stroke-dash="Dashed_20__28_var_29__20_70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5" style:family="graphic">
      <style:graphic-properties draw:stroke="none" draw:stroke-dash="Dashed_20__28_var_29__20_704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1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6" style:family="graphic">
      <style:graphic-properties draw:stroke="solid" draw:stroke-dash="Dashed_20__28_var_29__20_70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7" style:family="graphic">
      <style:graphic-properties draw:stroke="solid" draw:stroke-dash="Dashed_20__28_var_29__20_70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8" style:family="graphic">
      <style:graphic-properties draw:stroke="none" draw:stroke-dash="Dashed_20__28_var_29__20_704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9" style:family="graphic">
      <style:graphic-properties draw:stroke="solid" draw:stroke-dash="Dashed_20__28_var_29__20_70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0" style:family="graphic">
      <style:graphic-properties draw:stroke="solid" draw:stroke-dash="Dashed_20__28_var_29__20_70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1" style:family="graphic">
      <style:graphic-properties draw:stroke="none" draw:stroke-dash="Dashed_20__28_var_29__20_70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6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2" style:family="graphic">
      <style:graphic-properties draw:stroke="solid" draw:stroke-dash="Dashed_20__28_var_29__20_70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3" style:family="graphic">
      <style:graphic-properties draw:stroke="solid" draw:stroke-dash="Dashed_20__28_var_29__20_70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4" style:family="graphic">
      <style:graphic-properties draw:stroke="none" draw:stroke-dash="Dashed_20__28_var_29__20_705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5" style:family="graphic">
      <style:graphic-properties draw:stroke="solid" draw:stroke-dash="Dashed_20__28_var_29__20_70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6" style:family="graphic">
      <style:graphic-properties draw:stroke="solid" draw:stroke-dash="Dashed_20__28_var_29__20_70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7" style:family="graphic">
      <style:graphic-properties draw:stroke="none" draw:stroke-dash="Dashed_20__28_var_29__20_705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8" style:family="graphic">
      <style:graphic-properties draw:stroke="solid" draw:stroke-dash="Dashed_20__28_var_29__20_70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9" style:family="graphic">
      <style:graphic-properties draw:stroke="solid" draw:stroke-dash="Dashed_20__28_var_29__20_70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0" style:family="graphic">
      <style:graphic-properties draw:stroke="none" draw:stroke-dash="Dashed_20__28_var_29__20_705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1" style:family="graphic">
      <style:graphic-properties draw:stroke="solid" draw:stroke-dash="Dashed_20__28_var_29__20_70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2" style:family="graphic">
      <style:graphic-properties draw:stroke="solid" draw:stroke-dash="Dashed_20__28_var_29__20_70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3" style:family="graphic">
      <style:graphic-properties draw:stroke="none" draw:stroke-dash="Dashed_20__28_var_29__20_70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4" style:family="graphic">
      <style:graphic-properties draw:stroke="solid" draw:stroke-dash="Dashed_20__28_var_29__20_70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5" style:family="graphic">
      <style:graphic-properties draw:stroke="solid" draw:stroke-dash="Dashed_20__28_var_29__20_70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6" style:family="graphic">
      <style:graphic-properties draw:stroke="none" draw:stroke-dash="Dashed_20__28_var_29__20_706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7" style:family="graphic">
      <style:graphic-properties draw:stroke="solid" draw:stroke-dash="Dashed_20__28_var_29__20_70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8" style:family="graphic">
      <style:graphic-properties draw:stroke="solid" draw:stroke-dash="Dashed_20__28_var_29__20_70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9" style:family="graphic">
      <style:graphic-properties draw:stroke="none" draw:stroke-dash="Dashed_20__28_var_29__20_706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0" style:family="graphic">
      <style:graphic-properties draw:stroke="solid" draw:stroke-dash="Dashed_20__28_var_29__20_70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1" style:family="graphic">
      <style:graphic-properties draw:stroke="solid" draw:stroke-dash="Dashed_20__28_var_29__20_706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2" style:family="graphic">
      <style:graphic-properties draw:stroke="none" draw:stroke-dash="Dashed_20__28_var_29__20_706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3" style:family="graphic">
      <style:graphic-properties draw:stroke="solid" draw:stroke-dash="Dashed_20__28_var_29__20_70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4" style:family="graphic">
      <style:graphic-properties draw:stroke="solid" draw:stroke-dash="Dashed_20__28_var_29__20_70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5" style:family="graphic">
      <style:graphic-properties draw:stroke="none" draw:stroke-dash="Dashed_20__28_var_29__20_70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6" style:family="graphic">
      <style:graphic-properties draw:stroke="solid" draw:stroke-dash="Dashed_20__28_var_29__20_70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7" style:family="graphic">
      <style:graphic-properties draw:stroke="solid" draw:stroke-dash="Dashed_20__28_var_29__20_70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8" style:family="graphic">
      <style:graphic-properties draw:stroke="none" draw:stroke-dash="Dashed_20__28_var_29__20_70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6cm" fo:min-width="0.3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9" style:family="graphic">
      <style:graphic-properties draw:stroke="solid" draw:stroke-dash="Dashed_20__28_var_29__20_70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0" style:family="graphic">
      <style:graphic-properties draw:stroke="solid" draw:stroke-dash="Dashed_20__28_var_29__20_70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1" style:family="graphic">
      <style:graphic-properties draw:stroke="none" draw:stroke-dash="Dashed_20__28_var_29__20_70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3cm" fo:min-width="0.3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2" style:family="graphic">
      <style:graphic-properties draw:stroke="solid" draw:stroke-dash="Dashed_20__28_var_29__20_70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3" style:family="graphic">
      <style:graphic-properties draw:stroke="solid" draw:stroke-dash="Dashed_20__28_var_29__20_70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4" style:family="graphic">
      <style:graphic-properties draw:stroke="none" draw:stroke-dash="Dashed_20__28_var_29__20_70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2cm" fo:min-width="0.2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5" style:family="graphic">
      <style:graphic-properties draw:stroke="solid" draw:stroke-dash="Dashed_20__28_var_29__20_70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6" style:family="graphic">
      <style:graphic-properties draw:stroke="solid" draw:stroke-dash="Dashed_20__28_var_29__20_70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7" style:family="graphic">
      <style:graphic-properties draw:stroke="none" draw:stroke-dash="Dashed_20__28_var_29__20_70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8" style:family="graphic">
      <style:graphic-properties draw:stroke="solid" draw:stroke-dash="Dashed_20__28_var_29__20_61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9" style:family="graphic">
      <style:graphic-properties draw:stroke="solid" draw:stroke-dash="Dashed_20__28_var_29__20_61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0" style:family="graphic">
      <style:graphic-properties draw:stroke="none" draw:stroke-dash="Dashed_20__28_var_29__20_61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1" style:family="graphic">
      <style:graphic-properties draw:stroke="solid" draw:stroke-dash="Dashed_20__28_var_29__20_61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2" style:family="graphic">
      <style:graphic-properties draw:stroke="solid" draw:stroke-dash="Dashed_20__28_var_29__20_61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3" style:family="graphic">
      <style:graphic-properties draw:stroke="none" draw:stroke-dash="Dashed_20__28_var_29__20_61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4" style:family="graphic">
      <style:graphic-properties draw:stroke="solid" draw:stroke-dash="Dashed_20__28_var_29__20_61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5" style:family="graphic">
      <style:graphic-properties draw:stroke="solid" draw:stroke-dash="Dashed_20__28_var_29__20_61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6" style:family="graphic">
      <style:graphic-properties draw:stroke="none" draw:stroke-dash="Dashed_20__28_var_29__20_61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7" style:family="graphic">
      <style:graphic-properties draw:stroke="solid" draw:stroke-dash="Dashed_20__28_var_29__20_61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8" style:family="graphic">
      <style:graphic-properties draw:stroke="solid" draw:stroke-dash="Dashed_20__28_var_29__20_61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9" style:family="graphic">
      <style:graphic-properties draw:stroke="none" draw:stroke-dash="Dashed_20__28_var_29__20_614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0" style:family="graphic">
      <style:graphic-properties draw:stroke="solid" draw:stroke-dash="Dashed_20__28_var_29__20_61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1" style:family="graphic">
      <style:graphic-properties draw:stroke="solid" draw:stroke-dash="Dashed_20__28_var_29__20_61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2" style:family="graphic">
      <style:graphic-properties draw:stroke="none" draw:stroke-dash="Dashed_20__28_var_29__20_614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3" style:family="graphic">
      <style:graphic-properties draw:stroke="solid" draw:stroke-dash="Dashed_20__28_var_29__20_61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4" style:family="graphic">
      <style:graphic-properties draw:stroke="solid" draw:stroke-dash="Dashed_20__28_var_29__20_61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5" style:family="graphic">
      <style:graphic-properties draw:stroke="none" draw:stroke-dash="Dashed_20__28_var_29__20_614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6" style:family="graphic">
      <style:graphic-properties draw:stroke="solid" draw:stroke-dash="Dashed_20__28_var_29__20_61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7" style:family="graphic">
      <style:graphic-properties draw:stroke="solid" draw:stroke-dash="Dashed_20__28_var_29__20_61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8" style:family="graphic">
      <style:graphic-properties draw:stroke="none" draw:stroke-dash="Dashed_20__28_var_29__20_614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9" style:family="graphic">
      <style:graphic-properties draw:stroke="solid" draw:stroke-dash="Dashed_20__28_var_29__20_61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0" style:family="graphic">
      <style:graphic-properties draw:stroke="solid" draw:stroke-dash="Dashed_20__28_var_29__20_61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1" style:family="graphic">
      <style:graphic-properties draw:stroke="none" draw:stroke-dash="Dashed_20__28_var_29__20_615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2" style:family="graphic">
      <style:graphic-properties draw:stroke="solid" draw:stroke-dash="Dashed_20__28_var_29__20_61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3" style:family="graphic">
      <style:graphic-properties draw:stroke="solid" draw:stroke-dash="Dashed_20__28_var_29__20_61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4" style:family="graphic">
      <style:graphic-properties draw:stroke="none" draw:stroke-dash="Dashed_20__28_var_29__20_615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5" style:family="graphic">
      <style:graphic-properties draw:stroke="solid" draw:stroke-dash="Dashed_20__28_var_29__20_61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6" style:family="graphic">
      <style:graphic-properties draw:stroke="solid" draw:stroke-dash="Dashed_20__28_var_29__20_61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7" style:family="graphic">
      <style:graphic-properties draw:stroke="none" draw:stroke-dash="Dashed_20__28_var_29__20_615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8" style:family="graphic">
      <style:graphic-properties draw:stroke="solid" draw:stroke-dash="Dashed_20__28_var_29__20_61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9" style:family="graphic">
      <style:graphic-properties draw:stroke="solid" draw:stroke-dash="Dashed_20__28_var_29__20_61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0" style:family="graphic">
      <style:graphic-properties draw:stroke="none" draw:stroke-dash="Dashed_20__28_var_29__20_61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1" style:family="graphic">
      <style:graphic-properties draw:stroke="solid" draw:stroke-dash="Dashed_20__28_var_29__20_61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2" style:family="graphic">
      <style:graphic-properties draw:stroke="solid" draw:stroke-dash="Dashed_20__28_var_29__20_61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3" style:family="graphic">
      <style:graphic-properties draw:stroke="none" draw:stroke-dash="Dashed_20__28_var_29__20_616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4" style:family="graphic">
      <style:graphic-properties draw:stroke="solid" draw:stroke-dash="Dashed_20__28_var_29__20_61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5" style:family="graphic">
      <style:graphic-properties draw:stroke="solid" draw:stroke-dash="Dashed_20__28_var_29__20_61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6" style:family="graphic">
      <style:graphic-properties draw:stroke="none" draw:stroke-dash="Dashed_20__28_var_29__20_616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7" style:family="graphic">
      <style:graphic-properties draw:stroke="solid" draw:stroke-dash="Dashed_20__28_var_29__20_616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8" style:family="graphic">
      <style:graphic-properties draw:stroke="solid" draw:stroke-dash="Dashed_20__28_var_29__20_61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9" style:family="graphic">
      <style:graphic-properties draw:stroke="none" draw:stroke-dash="Dashed_20__28_var_29__20_617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0" style:family="graphic">
      <style:graphic-properties draw:stroke="solid" draw:stroke-dash="Dashed_20__28_var_29__20_61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1" style:family="graphic">
      <style:graphic-properties draw:stroke="solid" draw:stroke-dash="Dashed_20__28_var_29__20_61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2" style:family="graphic">
      <style:graphic-properties draw:stroke="none" draw:stroke-dash="Dashed_20__28_var_29__20_617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3" style:family="graphic">
      <style:graphic-properties draw:stroke="solid" draw:stroke-dash="Dashed_20__28_var_29__20_61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4" style:family="graphic">
      <style:graphic-properties draw:stroke="solid" draw:stroke-dash="Dashed_20__28_var_29__20_61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5" style:family="graphic">
      <style:graphic-properties draw:stroke="none" draw:stroke-dash="Dashed_20__28_var_29__20_617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6" style:family="graphic">
      <style:graphic-properties draw:stroke="solid" draw:stroke-dash="Dashed_20__28_var_29__20_61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7" style:family="graphic">
      <style:graphic-properties draw:stroke="solid" draw:stroke-dash="Dashed_20__28_var_29__20_61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8" style:family="graphic">
      <style:graphic-properties draw:stroke="none" draw:stroke-dash="Dashed_20__28_var_29__20_617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9" style:family="graphic">
      <style:graphic-properties draw:stroke="solid" draw:stroke-dash="Dashed_20__28_var_29__20_61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0" style:family="graphic">
      <style:graphic-properties draw:stroke="solid" draw:stroke-dash="Dashed_20__28_var_29__20_61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1" style:family="graphic">
      <style:graphic-properties draw:stroke="none" draw:stroke-dash="Dashed_20__28_var_29__20_618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2" style:family="graphic">
      <style:graphic-properties draw:stroke="solid" draw:stroke-dash="Dashed_20__28_var_29__20_61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3" style:family="graphic">
      <style:graphic-properties draw:stroke="solid" draw:stroke-dash="Dashed_20__28_var_29__20_61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4" style:family="graphic">
      <style:graphic-properties draw:stroke="none" draw:stroke-dash="Dashed_20__28_var_29__20_618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5" style:family="graphic">
      <style:graphic-properties draw:stroke="solid" svg:stroke-width="0.041cm" svg:stroke-color="#d3802c" draw:marker-start="" draw:marker-start-width="0.261cm" draw:marker-start-center="false" draw:marker-end="" draw:marker-end-width="0.26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766" style:family="graphic">
      <style:graphic-properties draw:stroke="none" draw:stroke-dash="Dashed_20__28_var_29__20_618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7" style:family="graphic">
      <style:graphic-properties draw:stroke="none" draw:stroke-dash="Dashed_20__28_var_29__20_618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8" style:family="graphic">
      <style:graphic-properties draw:stroke="solid" draw:stroke-dash="Dashed_20__28_var_29__20_64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9" style:family="graphic">
      <style:graphic-properties draw:stroke="none" draw:stroke-dash="Dashed_20__28_var_29__20_60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0" style:family="graphic">
      <style:graphic-properties draw:stroke="solid" draw:stroke-dash="Dashed_20__28_var_29__20_60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1" style:family="graphic">
      <style:graphic-properties draw:stroke="none" draw:stroke-dash="Dashed_20__28_var_29__20_60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2" style:family="graphic">
      <style:graphic-properties draw:stroke="solid" draw:stroke-dash="Dashed_20__28_var_29__20_60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3" style:family="graphic">
      <style:graphic-properties draw:stroke="none" draw:stroke-dash="Dashed_20__28_var_29__20_60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4" style:family="graphic">
      <style:graphic-properties draw:stroke="solid" draw:stroke-dash="Dashed_20__28_var_29__20_60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5" style:family="graphic">
      <style:graphic-properties draw:stroke="none" draw:stroke-dash="Dashed_20__28_var_29__20_60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6" style:family="graphic">
      <style:graphic-properties draw:stroke="solid" draw:stroke-dash="Dashed_20__28_var_29__20_60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7" style:family="graphic">
      <style:graphic-properties draw:stroke="none" draw:stroke-dash="Dashed_20__28_var_29__20_60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8" style:family="graphic">
      <style:graphic-properties draw:stroke="solid" draw:stroke-dash="Dashed_20__28_var_29__20_60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9" style:family="graphic">
      <style:graphic-properties draw:stroke="none" draw:stroke-dash="Dashed_20__28_var_29__20_60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0" style:family="graphic">
      <style:graphic-properties draw:stroke="solid" draw:stroke-dash="Dashed_20__28_var_29__20_60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1" style:family="graphic">
      <style:graphic-properties draw:stroke="none" draw:stroke-dash="Dashed_20__28_var_29__20_60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2" style:family="graphic">
      <style:graphic-properties draw:stroke="solid" draw:stroke-dash="Dashed_20__28_var_29__20_60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3" style:family="graphic">
      <style:graphic-properties draw:stroke="solid" draw:stroke-dash="Dashed_20__28_var_29__20_60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4" style:family="graphic">
      <style:graphic-properties draw:stroke="none" draw:stroke-dash="Dashed_20__28_var_29__20_60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5" style:family="graphic">
      <style:graphic-properties draw:stroke="solid" draw:stroke-dash="Dashed_20__28_var_29__20_60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6" style:family="graphic">
      <style:graphic-properties draw:stroke="solid" draw:stroke-dash="Dashed_20__28_var_29__20_60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7" style:family="graphic">
      <style:graphic-properties draw:stroke="none" draw:stroke-dash="Dashed_20__28_var_29__20_60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8" style:family="graphic">
      <style:graphic-properties draw:stroke="solid" draw:stroke-dash="Dashed_20__28_var_29__20_60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9" style:family="graphic">
      <style:graphic-properties draw:stroke="solid" draw:stroke-dash="Dashed_20__28_var_29__20_60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0" style:family="graphic">
      <style:graphic-properties draw:stroke="none" draw:stroke-dash="Dashed_20__28_var_29__20_60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1" style:family="graphic">
      <style:graphic-properties draw:stroke="solid" draw:stroke-dash="Dashed_20__28_var_29__20_61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2" style:family="graphic">
      <style:graphic-properties draw:stroke="solid" draw:stroke-dash="Dashed_20__28_var_29__20_61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3" style:family="graphic">
      <style:graphic-properties draw:stroke="none" draw:stroke-dash="Dashed_20__28_var_29__20_61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4" style:family="graphic">
      <style:graphic-properties draw:stroke="solid" draw:stroke-dash="Dashed_20__28_var_29__20_61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5" style:family="graphic">
      <style:graphic-properties draw:stroke="solid" draw:stroke-dash="Dashed_20__28_var_29__20_61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6" style:family="graphic">
      <style:graphic-properties draw:stroke="none" draw:stroke-dash="Dashed_20__28_var_29__20_61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7" style:family="graphic">
      <style:graphic-properties draw:stroke="solid" draw:stroke-dash="Dashed_20__28_var_29__20_61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8" style:family="graphic">
      <style:graphic-properties draw:stroke="solid" draw:stroke-dash="Dashed_20__28_var_29__20_61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9" style:family="graphic">
      <style:graphic-properties draw:stroke="none" draw:stroke-dash="Dashed_20__28_var_29__20_61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0" style:family="graphic">
      <style:graphic-properties draw:stroke="solid" draw:stroke-dash="Dashed_20__28_var_29__20_61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1" style:family="graphic">
      <style:graphic-properties draw:stroke="solid" draw:stroke-dash="Dashed_20__28_var_29__20_61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2" style:family="graphic">
      <style:graphic-properties draw:stroke="none" draw:stroke-dash="Dashed_20__28_var_29__20_611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3" style:family="graphic">
      <style:graphic-properties draw:stroke="solid" draw:stroke-dash="Dashed_20__28_var_29__20_61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4" style:family="graphic">
      <style:graphic-properties draw:stroke="solid" draw:stroke-dash="Dashed_20__28_var_29__20_61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5" style:family="graphic">
      <style:graphic-properties draw:stroke="none" draw:stroke-dash="Dashed_20__28_var_29__20_611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6" style:family="graphic">
      <style:graphic-properties draw:stroke="solid" draw:stroke-dash="Dashed_20__28_var_29__20_61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7" style:family="graphic">
      <style:graphic-properties draw:stroke="solid" draw:stroke-dash="Dashed_20__28_var_29__20_61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8" style:family="graphic">
      <style:graphic-properties draw:stroke="none" draw:stroke-dash="Dashed_20__28_var_29__20_611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9" style:family="graphic">
      <style:graphic-properties draw:stroke="solid" draw:stroke-dash="Dashed_20__28_var_29__20_61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0" style:family="graphic">
      <style:graphic-properties draw:stroke="solid" draw:stroke-dash="Dashed_20__28_var_29__20_61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1" style:family="graphic">
      <style:graphic-properties draw:stroke="none" draw:stroke-dash="Dashed_20__28_var_29__20_612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2" style:family="graphic">
      <style:graphic-properties draw:stroke="solid" draw:stroke-dash="Dashed_20__28_var_29__20_61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3" style:family="graphic">
      <style:graphic-properties draw:stroke="solid" draw:stroke-dash="Dashed_20__28_var_29__20_61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4" style:family="graphic">
      <style:graphic-properties draw:stroke="none" draw:stroke-dash="Dashed_20__28_var_29__20_612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5" style:family="graphic">
      <style:graphic-properties draw:stroke="solid" draw:stroke-dash="Dashed_20__28_var_29__20_61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6" style:family="graphic">
      <style:graphic-properties draw:stroke="solid" draw:stroke-dash="Dashed_20__28_var_29__20_61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7" style:family="graphic">
      <style:graphic-properties draw:stroke="none" draw:stroke-dash="Dashed_20__28_var_29__20_612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8" style:family="graphic">
      <style:graphic-properties draw:stroke="none" draw:stroke-dash="Dashed_20__28_var_29__20_612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7cm" fo:min-width="0.1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9" style:family="graphic">
      <style:graphic-properties draw:stroke="none" draw:stroke-dash="Dashed_20__28_var_29__20_6128"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0" style:family="graphic">
      <style:graphic-properties draw:stroke="solid" draw:stroke-dash="Dashed_20__28_var_29__20_60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1" style:family="graphic">
      <style:graphic-properties draw:stroke="none" draw:stroke-dash="Dashed_20__28_var_29__20_601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2" style:family="graphic">
      <style:graphic-properties draw:stroke="solid" draw:stroke-dash="Dashed_20__28_var_29__20_60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3" style:family="graphic">
      <style:graphic-properties draw:stroke="none" draw:stroke-dash="Dashed_20__28_var_29__20_601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4" style:family="graphic">
      <style:graphic-properties draw:stroke="solid" draw:stroke-dash="Dashed_20__28_var_29__20_60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5" style:family="graphic">
      <style:graphic-properties draw:stroke="none" draw:stroke-dash="Dashed_20__28_var_29__20_601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6" style:family="graphic">
      <style:graphic-properties draw:stroke="solid" draw:stroke-dash="Dashed_20__28_var_29__20_60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7" style:family="graphic">
      <style:graphic-properties draw:stroke="none" draw:stroke-dash="Dashed_20__28_var_29__20_602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8" style:family="graphic">
      <style:graphic-properties draw:stroke="solid" draw:stroke-dash="Dashed_20__28_var_29__20_60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9" style:family="graphic">
      <style:graphic-properties draw:stroke="none" draw:stroke-dash="Dashed_20__28_var_29__20_602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0" style:family="graphic">
      <style:graphic-properties draw:stroke="solid" draw:stroke-dash="Dashed_20__28_var_29__20_60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1" style:family="graphic">
      <style:graphic-properties draw:stroke="none" draw:stroke-dash="Dashed_20__28_var_29__20_602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2" style:family="graphic">
      <style:graphic-properties draw:stroke="solid" draw:stroke-dash="Dashed_20__28_var_29__20_60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3" style:family="graphic">
      <style:graphic-properties draw:stroke="none" draw:stroke-dash="Dashed_20__28_var_29__20_60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4" style:family="graphic">
      <style:graphic-properties draw:stroke="solid" draw:stroke-dash="Dashed_20__28_var_29__20_60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5" style:family="graphic">
      <style:graphic-properties draw:stroke="none" draw:stroke-dash="Dashed_20__28_var_29__20_60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6" style:family="graphic">
      <style:graphic-properties draw:stroke="solid" draw:stroke-dash="Dashed_20__28_var_29__20_60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7" style:family="graphic">
      <style:graphic-properties draw:stroke="none" draw:stroke-dash="Dashed_20__28_var_29__20_60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8" style:family="graphic">
      <style:graphic-properties draw:stroke="solid" draw:stroke-dash="Dashed_20__28_var_29__20_60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9" style:family="graphic">
      <style:graphic-properties draw:stroke="none" draw:stroke-dash="Dashed_20__28_var_29__20_604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0" style:family="graphic">
      <style:graphic-properties draw:stroke="solid" draw:stroke-dash="Dashed_20__28_var_29__20_60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1" style:family="graphic">
      <style:graphic-properties draw:stroke="none" draw:stroke-dash="Dashed_20__28_var_29__20_604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2" style:family="graphic">
      <style:graphic-properties draw:stroke="solid" draw:stroke-dash="Dashed_20__28_var_29__20_60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3" style:family="graphic">
      <style:graphic-properties draw:stroke="none" draw:stroke-dash="Dashed_20__28_var_29__20_604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4" style:family="graphic">
      <style:graphic-properties draw:stroke="solid" draw:stroke-dash="Dashed_20__28_var_29__20_60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5" style:family="graphic">
      <style:graphic-properties draw:stroke="none" draw:stroke-dash="Dashed_20__28_var_29__20_604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6" style:family="graphic">
      <style:graphic-properties draw:stroke="solid" draw:stroke-dash="Dashed_20__28_var_29__20_60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7" style:family="graphic">
      <style:graphic-properties draw:stroke="none" draw:stroke-dash="Dashed_20__28_var_29__20_605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8" style:family="graphic">
      <style:graphic-properties draw:stroke="solid" draw:stroke-dash="Dashed_20__28_var_29__20_60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9" style:family="graphic">
      <style:graphic-properties draw:stroke="none" draw:stroke-dash="Dashed_20__28_var_29__20_605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0" style:family="graphic">
      <style:graphic-properties draw:stroke="solid" draw:stroke-dash="Dashed_20__28_var_29__20_60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1" style:family="graphic">
      <style:graphic-properties draw:stroke="none" draw:stroke-dash="Dashed_20__28_var_29__20_605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2" style:family="graphic">
      <style:graphic-properties draw:stroke="solid" draw:stroke-dash="Dashed_20__28_var_29__20_60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3" style:family="graphic">
      <style:graphic-properties draw:stroke="none" draw:stroke-dash="Dashed_20__28_var_29__20_60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4" style:family="graphic">
      <style:graphic-properties draw:stroke="solid" draw:stroke-dash="Dashed_20__28_var_29__20_60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5" style:family="graphic">
      <style:graphic-properties draw:stroke="none" draw:stroke-dash="Dashed_20__28_var_29__20_606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6" style:family="graphic">
      <style:graphic-properties draw:stroke="solid" draw:stroke-dash="Dashed_20__28_var_29__20_60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7" style:family="graphic">
      <style:graphic-properties draw:stroke="solid" draw:stroke-dash="Dashed_20__28_var_29__20_64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8" style:family="graphic">
      <style:graphic-properties draw:stroke="none" draw:stroke-dash="Dashed_20__28_var_29__20_645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9" style:family="graphic">
      <style:graphic-properties draw:stroke="none" draw:stroke-dash="Dashed_20__28_var_29__20_6459"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0" style:family="graphic">
      <style:graphic-properties draw:stroke="none" draw:stroke-dash="Dashed_20__28_var_29__20_646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1" style:family="graphic">
      <style:graphic-properties draw:stroke="solid" svg:stroke-width="0.019cm" svg:stroke-color="#000000" draw:marker-start="" draw:marker-start-width="0.229cm" draw:marker-start-center="false" draw:marker-end="" draw:marker-end-width="0.229cm" draw:marker-end-center="false" draw:fill="solid" draw:fill-color="#ecf191" draw:textarea-vertical-align="middle" draw:auto-grow-height="false" fo:min-height="0.586cm" fo:min-width="0.339cm" fo:padding-top="0.136cm" fo:padding-bottom="0.136cm" fo:padding-left="0.259cm" fo:padding-right="0.259cm" draw:shadow="hidden" draw:shadow-offset-x="0.3cm" draw:shadow-offset-y="0.3cm" draw:shadow-color="#808080" style:run-through="foreground"/>
    </style:style>
    <style:style style:name="gr86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4"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5"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6"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7"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868"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9"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70"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7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87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71455755" text:style-name="_5f_Numérotation_20_des_20_exercices_20_livrets">
        <text:list-item>
          <text:h text:style-name="P38" text:outline-level="1"><text:span text:style-name="_5f_pointillés_20_gris"><text:span text:style-name="T26">Sans utiliser d'instrument de géométrie, associe chaque angle à sa mesure.</text:span></text:span></text:h>
        </text:list-item>
      </text:list>
      <text:p text:style-name="P2"><draw:g text:anchor-type="char" draw:z-index="69" draw:name="Shape6_2" draw:style-name="gr21"><draw:line draw:style-name="gr540" draw:text-style-name="P75" svg:x1="4.358cm" svg:y1="0.804cm" svg:x2="6.378cm" svg:y2="1.493cm"><text:p/></draw:line><draw:line draw:style-name="gr541" draw:text-style-name="P75" svg:x1="4.358cm" svg:y1="0.802cm" svg:x2="6.45cm" svg:y2="0.388cm"><text:p/></draw:line><draw:frame draw:style-name="gr542" draw:text-style-name="P76" svg:width="0.246cm" svg:height="0.414cm" svg:x="2.032cm" svg:y="1.402cm"><draw:text-box><text:p text:style-name="P59"><text:span text:style-name="T63">A</text:span></text:p></draw:text-box></draw:frame><draw:line draw:style-name="gr543" draw:text-style-name="P75" svg:x1="5.174cm" svg:y1="2.129cm" svg:x2="4.607cm" svg:y2="3.623cm"><text:p/></draw:line><draw:line draw:style-name="gr544" draw:text-style-name="P75" svg:x1="5.174cm" svg:y1="2.129cm" svg:x2="4.875cm" svg:y2="3.701cm"><text:p/></draw:line><draw:line draw:style-name="gr545" draw:text-style-name="P75" svg:x1="2.66cm" svg:y1="1.813cm" svg:x2="4.223cm" svg:y2="2.158cm"><text:p/></draw:line><draw:line draw:style-name="gr546" draw:text-style-name="P75" svg:x1="2.66cm" svg:y1="1.814cm" svg:x2="2.946cm" svg:y2="0.513cm"><text:p/></draw:line><draw:line draw:style-name="gr547" draw:text-style-name="P75" svg:x1="6.981cm" svg:y1="0.418cm" svg:x2="7.319cm" svg:y2="1.982cm"><text:p/></draw:line><draw:line draw:style-name="gr548" draw:text-style-name="P75" svg:x1="6.136cm" svg:y1="3.058cm" svg:x2="7.32cm" svg:y2="1.984cm"><text:p/></draw:line><draw:line draw:style-name="gr549" draw:text-style-name="P75" svg:x1="1.922cm" svg:y1="2.658cm" svg:x2="2.921cm" svg:y2="4.54cm"><text:p/></draw:line><draw:line draw:style-name="gr550" draw:text-style-name="P75" svg:x1="1.922cm" svg:y1="2.658cm" svg:x2="4.085cm" svg:y2="3.321cm"><text:p/></draw:line><draw:line draw:style-name="gr551" draw:text-style-name="P75" svg:x1="5.995cm" svg:y1="4.116cm" svg:x2="7.395cm" svg:y2="3.344cm"><text:p/></draw:line><draw:line draw:style-name="gr552" draw:text-style-name="P75" svg:x1="5.993cm" svg:y1="4.114cm" svg:x2="4.479cm" svg:y2="4.632cm"><text:p/></draw:line><draw:line draw:style-name="gr553" draw:text-style-name="P77" svg:x1="1.975cm" svg:y1="1.529cm" svg:x2="0.729cm" svg:y2="0.478cm"><text:p/></draw:line><draw:line draw:style-name="gr553" draw:text-style-name="P77" svg:x1="1.976cm" svg:y1="1.529cm" svg:x2="0.446cm" svg:y2="0.968cm"><text:p/></draw:line><draw:line draw:style-name="gr554" draw:text-style-name="P75" svg:x1="1.402cm" svg:y1="3.418cm" svg:x2="0cm" svg:y2="2.829cm"><text:p/></draw:line><draw:line draw:style-name="gr555" draw:text-style-name="P75" svg:x1="1.402cm" svg:y1="3.42cm" svg:x2="1.993cm" svg:y2="4.869cm"><text:p/></draw:line><draw:frame draw:style-name="gr556" draw:text-style-name="P76" svg:width="0.241cm" svg:height="0.414cm" svg:x="5.064cm" svg:y="1.799cm"><draw:text-box><text:p text:style-name="P59"><text:span text:style-name="T63">F</text:span></text:p></draw:text-box></draw:frame><draw:frame draw:style-name="gr557" draw:text-style-name="P76" svg:width="0.269cm" svg:height="0.414cm" svg:x="5.981cm" svg:y="4.15cm"><draw:text-box><text:p text:style-name="P59"><text:span text:style-name="T63">H</text:span></text:p></draw:text-box></draw:frame><draw:frame draw:style-name="gr558" draw:text-style-name="P76" svg:width="0.278cm" svg:height="0.414cm" svg:x="7.384cm" svg:y="1.833cm"><draw:text-box><text:p text:style-name="P59"><text:span text:style-name="T63">G</text:span></text:p></draw:text-box></draw:frame><draw:frame draw:style-name="gr559" draw:text-style-name="P76" svg:width="0.241cm" svg:height="0.414cm" svg:x="4.064cm" svg:y="0.637cm"><draw:text-box><text:p text:style-name="P59"><text:span text:style-name="T63">E</text:span></text:p></draw:text-box></draw:frame><draw:frame draw:style-name="gr560" draw:text-style-name="P76" svg:width="0.251cm" svg:height="0.414cm" svg:x="1.635cm" svg:y="2.385cm"><draw:text-box><text:p text:style-name="P59"><text:span text:style-name="T63">C</text:span></text:p></draw:text-box></draw:frame><draw:frame draw:style-name="gr561" draw:text-style-name="P76" svg:width="0.276cm" svg:height="0.414cm" svg:x="2.39cm" svg:y="1.737cm"><draw:text-box><text:p text:style-name="P59"><text:span text:style-name="T63">D</text:span></text:p></draw:text-box></draw:frame><draw:frame draw:style-name="gr562" draw:text-style-name="P76" svg:width="0.246cm" svg:height="0.414cm" svg:x="1.452cm" svg:y="3.097cm"><draw:text-box><text:p text:style-name="P59"><text:span text:style-name="T63">B</text:span></text:p></draw:text-box></draw:frame><draw:line draw:style-name="gr563" draw:text-style-name="P77" svg:x1="7.126cm" svg:y1="3.358cm" svg:x2="7.256cm" svg:y2="3.565cm"><text:p/></draw:line><draw:line draw:style-name="gr563" draw:text-style-name="P77" svg:x1="4.796cm" svg:y1="4.412cm" svg:x2="4.879cm" svg:y2="4.642cm"><text:p/></draw:line><draw:line draw:style-name="gr563" draw:text-style-name="P77" svg:x1="6.268cm" svg:y1="1.342cm" svg:x2="6.172cm" svg:y2="1.569cm"><text:p/></draw:line><draw:line draw:style-name="gr563" draw:text-style-name="P77" svg:x1="6.251cm" svg:y1="0.32cm" svg:x2="6.313cm" svg:y2="0.557cm"><text:p/></draw:line><draw:line draw:style-name="gr563" draw:text-style-name="P77" svg:x1="3.98cm" svg:y1="2.221cm" svg:x2="4.039cm" svg:y2="1.984cm"><text:p/></draw:line><draw:line draw:style-name="gr563" draw:text-style-name="P77" svg:x1="2.792cm" svg:y1="0.677cm" svg:x2="3.029cm" svg:y2="0.735cm"><text:p/></draw:line><draw:line draw:style-name="gr563" draw:text-style-name="P77" svg:x1="1.812cm" svg:y1="4.713cm" svg:x2="2.025cm" svg:y2="4.591cm"><text:p/></draw:line><draw:line draw:style-name="gr563" draw:text-style-name="P77" svg:x1="0.175cm" svg:y1="3.046cm" svg:x2="0.275cm" svg:y2="2.823cm"><text:p/></draw:line><draw:line draw:style-name="gr563" draw:text-style-name="P77" svg:x1="0.659cm" svg:y1="1.18cm" svg:x2="0.731cm" svg:y2="0.945cm"><text:p/></draw:line><draw:line draw:style-name="gr563" draw:text-style-name="P77" svg:x1="0.86cm" svg:y1="0.747cm" svg:x2="1.008cm" svg:y2="0.551cm"><text:p/></draw:line><draw:frame draw:style-name="gr564" draw:text-style-name="P78" svg:width="0.241cm" svg:height="0.489cm" svg:x="6.209cm" svg:y="2.944cm"><draw:text-box><text:p text:style-name="P59"><text:span text:style-name="T64">u</text:span></text:p></draw:text-box></draw:frame><draw:frame draw:style-name="gr565" draw:text-style-name="P79" svg:width="0.242cm" svg:height="0.489cm" svg:x="7.059cm" svg:y="0.286cm"><draw:text-box><text:p text:style-name="P59"><text:span text:style-name="T65">t</text:span></text:p></draw:text-box></draw:frame><draw:frame draw:style-name="gr566" draw:text-style-name="P76" svg:width="0.241cm" svg:height="0.414cm" svg:x="7.22cm" svg:y="3.549cm"><draw:text-box><text:p text:style-name="P59"><text:span text:style-name="T63">S</text:span></text:p></draw:text-box></draw:frame><draw:frame draw:style-name="gr567" draw:text-style-name="P76" svg:width="0.249cm" svg:height="0.414cm" svg:x="4.815cm" svg:y="4.66cm"><draw:text-box><text:p text:style-name="P59"><text:span text:style-name="T63">R</text:span></text:p></draw:text-box></draw:frame><draw:frame draw:style-name="gr568" draw:text-style-name="P79" svg:width="0.287cm" svg:height="0.489cm" svg:x="4.967cm" svg:y="3.41cm"><draw:text-box><text:p text:style-name="P59"><text:span text:style-name="T65">w</text:span></text:p></draw:text-box></draw:frame><draw:frame draw:style-name="gr569" draw:text-style-name="P79" svg:width="0.242cm" svg:height="0.489cm" svg:x="4.438cm" svg:y="3.224cm"><draw:text-box><text:p text:style-name="P59"><text:span text:style-name="T65">v</text:span></text:p></draw:text-box></draw:frame><draw:frame draw:style-name="gr570" draw:text-style-name="P76" svg:width="0.283cm" svg:height="0.414cm" svg:x="6.001cm" svg:y="1.552cm"><draw:text-box><text:p text:style-name="P59"><text:span text:style-name="T63">Q</text:span></text:p></draw:text-box></draw:frame><draw:frame draw:style-name="gr571" draw:text-style-name="P76" svg:width="0.241cm" svg:height="0.414cm" svg:x="6.091cm" svg:y="0cm"><draw:text-box><text:p text:style-name="P59"><text:span text:style-name="T63">P</text:span></text:p></draw:text-box></draw:frame><draw:frame draw:style-name="gr572" draw:text-style-name="P79" svg:width="0.241cm" svg:height="0.489cm" svg:x="3.896cm" svg:y="2.884cm"><draw:text-box><text:p text:style-name="P59"><text:span text:style-name="T65">x</text:span></text:p></draw:text-box></draw:frame><draw:frame draw:style-name="gr573" draw:text-style-name="P79" svg:width="0.2cm" svg:height="0.489cm" svg:x="2.66cm" svg:y="4.341cm"><draw:text-box><text:p text:style-name="P59"><text:span text:style-name="T65">y</text:span></text:p></draw:text-box></draw:frame><draw:frame draw:style-name="gr574" draw:text-style-name="P76" svg:width="0.283cm" svg:height="0.414cm" svg:x="3.803cm" svg:y="2.244cm"><draw:text-box><text:p text:style-name="P59"><text:span text:style-name="T63">O</text:span></text:p></draw:text-box></draw:frame><draw:frame draw:style-name="gr575" draw:text-style-name="P76" svg:width="0.269cm" svg:height="0.414cm" svg:x="2.51cm" svg:y="0.453cm"><draw:text-box><text:p text:style-name="P59"><text:span text:style-name="T63">N</text:span></text:p></draw:text-box></draw:frame><draw:frame draw:style-name="gr576" draw:text-style-name="P76" svg:width="0.309cm" svg:height="0.414cm" svg:x="2.048cm" svg:y="4.39cm"><draw:text-box><text:p text:style-name="P59"><text:span text:style-name="T63">M</text:span></text:p></draw:text-box></draw:frame><draw:frame draw:style-name="gr577" draw:text-style-name="P76" svg:width="0.241cm" svg:height="0.414cm" svg:x="0.277cm" svg:y="2.441cm"><draw:text-box><text:p text:style-name="P59"><text:span text:style-name="T63">L</text:span></text:p></draw:text-box></draw:frame><draw:frame draw:style-name="gr578" draw:text-style-name="P76" svg:width="0.241cm" svg:height="0.414cm" svg:x="0.556cm" svg:y="1.166cm"><draw:text-box><text:p text:style-name="P59"><text:span text:style-name="T63">K</text:span></text:p></draw:text-box></draw:frame><draw:frame draw:style-name="gr579" draw:text-style-name="P76" svg:width="0.246cm" svg:height="0.414cm" svg:x="0.953cm" svg:y="0.206cm"><draw:text-box><text:p text:style-name="P59"><text:span text:style-name="T63">Z</text:span></text:p></draw:text-box></draw:frame><draw:circle draw:style-name="gr563" draw:text-style-name="P77" svg:width="1.184cm" svg:height="1.184cm" svg:x="1.524cm" svg:y="0.988cm" draw:kind="arc" draw:start-angle="144.72" draw:end-angle="159.9"><text:p/></draw:circle><draw:ellipse draw:style-name="gr563" draw:text-style-name="P77" svg:width="0.853cm" svg:height="0.851cm" svg:x="2.256cm" svg:y="1.335cm" draw:kind="arc" draw:start-angle="339.43" draw:end-angle="79.91"><text:p/></draw:ellipse><draw:ellipse draw:style-name="gr563" draw:text-style-name="P77" svg:width="0.957cm" svg:height="0.973cm" svg:x="2.226cm" svg:y="1.274cm" draw:kind="arc" draw:start-angle="339.43" draw:end-angle="79.91"><text:p/></draw:ellipse><draw:ellipse draw:style-name="gr563" draw:text-style-name="P77" svg:width="0.99cm" svg:height="0.989cm" draw:transform="skewX (0.00174532925199435) rotate (-0.328470965225333) translate (4.11868055555556cm 0.181680555555556cm)" draw:kind="arc" draw:start-angle="358.2" draw:end-angle="31.56"><text:p/></draw:ellipse><draw:ellipse draw:style-name="gr563" draw:text-style-name="P77" svg:width="1.197cm" svg:height="1.287cm" draw:transform="skewX (0.00139626340159543) rotate (-0.327423767674137) translate (4.11868055555556cm 0.015875cm)" draw:kind="arc" draw:start-angle="358.2" draw:end-angle="31.56"><text:p/></draw:ellipse><draw:ellipse draw:style-name="gr563" draw:text-style-name="P77" svg:width="1.079cm" svg:height="1.167cm" draw:transform="rotate (-0.32637657012294) translate (4.13279166666667cm 0.0970138888888889cm)" draw:kind="arc" draw:start-angle="358.2" draw:end-angle="31.56"><text:p/></draw:ellipse><draw:ellipse draw:style-name="gr563" draw:text-style-name="P77" svg:width="1.063cm" svg:height="1.061cm" svg:x="6.895cm" svg:y="1.471cm" draw:kind="arc" draw:start-angle="111.76" draw:end-angle="212.15"><text:p/></draw:ellipse><draw:line draw:style-name="gr563" draw:text-style-name="P77" svg:x1="6.836cm" svg:y1="1.775cm" svg:x2="7.011cm" svg:y2="1.961cm"><text:p/></draw:line><draw:ellipse draw:style-name="gr563" draw:text-style-name="P77" svg:width="1.71cm" svg:height="1.676cm" svg:x="4.217cm" svg:y="1.388cm" draw:kind="arc" draw:start-angle="253.6" draw:end-angle="264.51"><text:p/></draw:ellipse><draw:line draw:style-name="gr563" draw:text-style-name="P77" svg:x1="4.906cm" svg:y1="2.963cm" svg:x2="4.88cm" svg:y2="3.123cm"><text:p/></draw:line><draw:line draw:style-name="gr563" draw:text-style-name="P77" svg:x1="4.94cm" svg:y1="2.972cm" svg:x2="4.911cm" svg:y2="3.132cm"><text:p/></draw:line><draw:circle draw:style-name="gr563" draw:text-style-name="P77" svg:width="0.929cm" svg:height="0.929cm" svg:x="5.477cm" svg:y="3.727cm" draw:kind="arc" draw:start-angle="34.52" draw:end-angle="190.74"><text:p/></draw:circle><draw:ellipse draw:style-name="gr580" draw:text-style-name="P80" svg:width="0.073cm" svg:height="0.077cm" svg:x="5.643cm" svg:y="3.778cm"><text:p/></draw:ellipse><draw:circle draw:style-name="gr580" draw:text-style-name="P80" svg:width="0.075cm" svg:height="0.075cm" svg:x="5.775cm" svg:y="3.718cm"><text:p/></draw:circle><draw:ellipse draw:style-name="gr563" draw:text-style-name="P77" svg:width="1.031cm" svg:height="1.033cm" draw:transform="skewX (-0.00349065850398864) rotate (0.242077167251613) translate (1.27cm 2.29481944444444cm)" draw:kind="arc" draw:start-angle="287.67" draw:end-angle="330.91"><text:p/></draw:ellipse><draw:ellipse draw:style-name="gr563" draw:text-style-name="P77" svg:width="1.336cm" svg:height="1.311cm" draw:transform="rotate (0.243997029428807) translate (1.05127777777778cm 2.18898611111111cm)" draw:kind="arc" draw:start-angle="287.67" draw:end-angle="330.91"><text:p/></draw:ellipse><draw:line draw:style-name="gr563" draw:text-style-name="P77" svg:x1="2.219cm" svg:y1="2.97cm" svg:x2="2.501cm" svg:y2="3.065cm"><text:p/></draw:line><draw:circle draw:style-name="gr563" draw:text-style-name="P77" svg:width="1.149cm" svg:height="1.149cm" svg:x="0.836cm" svg:y="2.845cm" draw:kind="arc" draw:start-angle="156.68" draw:end-angle="291.64"><text:p/></draw:circle><draw:ellipse draw:style-name="gr563" draw:text-style-name="P77" svg:width="1.271cm" svg:height="1.267cm" svg:x="0.767cm" svg:y="2.805cm" draw:kind="arc" draw:start-angle="156.68" draw:end-angle="291.64"><text:p/></draw:ellipse><draw:line draw:style-name="gr563" draw:text-style-name="P77" svg:x1="0.987cm" svg:y1="3.682cm" svg:x2="0.844cm" svg:y2="3.919cm"><text:p/></draw:line><draw:line draw:style-name="gr563" draw:text-style-name="P77" svg:x1="1.032cm" svg:y1="3.712cm" svg:x2="0.889cm" svg:y2="3.949cm"><text:p/></draw:line></draw:g><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13">Angle</text:p>
          </table:table-cell>
          <table:covered-table-cell/>
          <table:table-cell table:style-name="Table1.C1" office:value-type="string">
            <text:p text:style-name="P12"/>
          </table:table-cell>
          <table:table-cell table:style-name="Table1.D1" table:number-columns-spanned="2" office:value-type="string">
            <text:p text:style-name="P13">Mesure</text:p>
          </table:table-cell>
          <table:covered-table-cell/>
        </table:table-row>
        <table:table-row table:style-name="Table1.2">
          <table:table-cell table:style-name="Table1.A2" office:value-type="string">
            <text:p text:style-name="_5f_Paragraphe_20_livret_20_"><draw:frame draw:style-name="fr4" draw:name="Objet1" text:anchor-type="as-char" svg:y="-0.337cm" svg:width="0.863cm" svg:height="0.413cm" draw:z-index="53"><draw:object xlink:href="./Object 2" xlink:type="simple" xlink:show="embed" xlink:actuate="onLoad"/><draw:image xlink:href="./ObjectReplacements/Object 2" xlink:type="simple" xlink:show="embed" xlink:actuate="onLoad"/><svg:desc>formula</svg:desc></draw:frame></text:p>
          </table:table-cell>
          <table:table-cell table:style-name="Table1.B2" office:value-type="string">
            <text:p text:style-name="P23"></text:p>
          </table:table-cell>
          <table:table-cell table:style-name="Table1.C2" office:value-type="string">
            <text:p text:style-name="_5f_Paragraphe_20_livret_20_"/>
          </table:table-cell>
          <table:table-cell table:style-name="Table1.D2" office:value-type="string">
            <text:p text:style-name="P23"></text:p>
          </table:table-cell>
          <table:table-cell table:style-name="Table1.E2" office:value-type="string">
            <text:p text:style-name="_5f_Paragraphe_20_livret_20_">5°</text:p>
          </table:table-cell>
        </table:table-row>
        <table:table-row table:style-name="Table1.2">
          <table:table-cell table:style-name="Table1.A2" office:value-type="string">
            <text:p text:style-name="_5f_Paragraphe_20_livret_20_"><draw:frame draw:style-name="fr4" draw:name="Objet2" text:anchor-type="as-char" svg:y="-0.34cm" svg:width="0.928cm" svg:height="0.416cm" draw:z-index="54"><draw:object xlink:href="./Object 4" xlink:type="simple" xlink:show="embed" xlink:actuate="onLoad"/><draw:image xlink:href="./ObjectReplacements/Object 4" xlink:type="simple" xlink:show="embed" xlink:actuate="onLoad"/><svg:desc>formula</svg:desc></draw:frame></text:p>
          </table:table-cell>
          <table:table-cell table:style-name="Table1.B3" office:value-type="string">
            <text:p text:style-name="P23"></text:p>
          </table:table-cell>
          <table:table-cell table:style-name="Table1.C3" office:value-type="string">
            <text:p text:style-name="_5f_Paragraphe_20_livret_20_"/>
          </table:table-cell>
          <table:table-cell table:style-name="Table1.D3" office:value-type="string">
            <text:p text:style-name="P23"></text:p>
          </table:table-cell>
          <table:table-cell table:style-name="Table1.E3" office:value-type="string">
            <text:p text:style-name="_5f_Paragraphe_20_livret_20_"><text:span text:style-name="T36">20</text:span>°</text:p>
          </table:table-cell>
        </table:table-row>
        <table:table-row table:style-name="Table1.2">
          <table:table-cell table:style-name="Table1.A2" office:value-type="string">
            <text:p text:style-name="_5f_Paragraphe_20_livret_20_"><draw:frame draw:style-name="fr4" draw:name="Objet3" text:anchor-type="as-char" svg:y="-0.34cm" svg:width="0.84cm" svg:height="0.416cm" draw:z-index="55"><draw:object xlink:href="./Object 5" xlink:type="simple" xlink:show="embed" xlink:actuate="onLoad"/><draw:image xlink:href="./ObjectReplacements/Object 5" xlink:type="simple" xlink:show="embed" xlink:actuate="onLoad"/><svg:desc>formula</svg:desc></draw:frame></text:p>
          </table:table-cell>
          <table:table-cell table:style-name="Table1.B4" office:value-type="string">
            <text:p text:style-name="P23"></text:p>
          </table:table-cell>
          <table:table-cell table:style-name="Table1.C4" office:value-type="string">
            <text:p text:style-name="_5f_Paragraphe_20_livret_20_"/>
          </table:table-cell>
          <table:table-cell table:style-name="Table1.D4" office:value-type="string">
            <text:p text:style-name="P23"></text:p>
          </table:table-cell>
          <table:table-cell table:style-name="Table1.E4" office:value-type="string">
            <text:p text:style-name="_5f_Paragraphe_20_livret_20_">30°</text:p>
          </table:table-cell>
        </table:table-row>
        <table:table-row table:style-name="Table1.2">
          <table:table-cell table:style-name="Table1.A2" office:value-type="string">
            <text:p text:style-name="_5f_Paragraphe_20_livret_20_"><draw:frame draw:style-name="fr4" draw:name="Objet4" text:anchor-type="as-char" svg:y="-0.346cm" svg:width="0.855cm" svg:height="0.43cm" draw:z-index="56"><draw:object xlink:href="./Object 6" xlink:type="simple" xlink:show="embed" xlink:actuate="onLoad"/><draw:image xlink:href="./ObjectReplacements/Object 6" xlink:type="simple" xlink:show="embed" xlink:actuate="onLoad"/><svg:desc>formula</svg:desc></draw:frame></text:p>
          </table:table-cell>
          <table:table-cell table:style-name="Table1.B5" office:value-type="string">
            <text:p text:style-name="P23"></text:p>
          </table:table-cell>
          <table:table-cell table:style-name="Table1.C5" office:value-type="string">
            <text:p text:style-name="_5f_Paragraphe_20_livret_20_"/>
          </table:table-cell>
          <table:table-cell table:style-name="Table1.D5" office:value-type="string">
            <text:p text:style-name="P23"></text:p>
          </table:table-cell>
          <table:table-cell table:style-name="Table1.E5" office:value-type="string">
            <text:p text:style-name="_5f_Paragraphe_20_livret_20_">45°</text:p>
          </table:table-cell>
        </table:table-row>
        <table:table-row table:style-name="Table1.2">
          <table:table-cell table:style-name="Table1.A2" office:value-type="string">
            <text:p text:style-name="_5f_Paragraphe_20_livret_20_"><draw:frame draw:style-name="fr4" draw:name="Objet5" text:anchor-type="as-char" svg:y="-0.337cm" svg:width="0.866cm" svg:height="0.413cm" draw:z-index="57"><draw:object xlink:href="./Object 7" xlink:type="simple" xlink:show="embed" xlink:actuate="onLoad"/><draw:image xlink:href="./ObjectReplacements/Object 7" xlink:type="simple" xlink:show="embed" xlink:actuate="onLoad"/><svg:desc>formula</svg:desc></draw:frame></text:p>
          </table:table-cell>
          <table:table-cell table:style-name="Table1.B8" office:value-type="string">
            <text:p text:style-name="P23"></text:p>
          </table:table-cell>
          <table:table-cell table:style-name="Table1.C8" office:value-type="string">
            <text:p text:style-name="_5f_Paragraphe_20_livret_20_"/>
          </table:table-cell>
          <table:table-cell table:style-name="Table1.D8" office:value-type="string">
            <text:p text:style-name="P23"></text:p>
          </table:table-cell>
          <table:table-cell table:style-name="Table1.E8" office:value-type="string">
            <text:p text:style-name="_5f_Paragraphe_20_livret_20_">90°</text:p>
          </table:table-cell>
        </table:table-row>
        <table:table-row table:style-name="Table1.2">
          <table:table-cell table:style-name="Table1.A2" office:value-type="string">
            <text:p text:style-name="_5f_Paragraphe_20_livret_20_"><draw:frame draw:style-name="fr4" draw:name="Objet6" text:anchor-type="as-char" svg:y="-0.346cm" svg:width="0.945cm" svg:height="0.43cm" draw:z-index="58"><draw:object xlink:href="./Object 8" xlink:type="simple" xlink:show="embed" xlink:actuate="onLoad"/><draw:image xlink:href="./ObjectReplacements/Object 8" xlink:type="simple" xlink:show="embed" xlink:actuate="onLoad"/><svg:desc>formula</svg:desc></draw:frame></text:p>
          </table:table-cell>
          <table:table-cell table:style-name="Table1.B8" office:value-type="string">
            <text:p text:style-name="P23"></text:p>
          </table:table-cell>
          <table:table-cell table:style-name="Table1.C8" office:value-type="string">
            <text:p text:style-name="_5f_Paragraphe_20_livret_20_"/>
          </table:table-cell>
          <table:table-cell table:style-name="Table1.D8" office:value-type="string">
            <text:p text:style-name="P23"></text:p>
          </table:table-cell>
          <table:table-cell table:style-name="Table1.E8" office:value-type="string">
            <text:p text:style-name="_5f_Paragraphe_20_livret_20_">120°</text:p>
          </table:table-cell>
        </table:table-row>
        <table:table-row table:style-name="Table1.2">
          <table:table-cell table:style-name="Table1.A2" office:value-type="string">
            <text:p text:style-name="_5f_Paragraphe_20_livret_20_"><draw:frame draw:style-name="fr4" draw:name="Objet7" text:anchor-type="as-char" svg:y="-0.346cm" svg:width="0.935cm" svg:height="0.43cm" draw:z-index="59"><draw:object xlink:href="./Object 9" xlink:type="simple" xlink:show="embed" xlink:actuate="onLoad"/><draw:image xlink:href="./ObjectReplacements/Object 9" xlink:type="simple" xlink:show="embed" xlink:actuate="onLoad"/><svg:desc>formula</svg:desc></draw:frame></text:p>
          </table:table-cell>
          <table:table-cell table:style-name="Table1.B8" office:value-type="string">
            <text:p text:style-name="P23"></text:p>
          </table:table-cell>
          <table:table-cell table:style-name="Table1.C8" office:value-type="string">
            <text:p text:style-name="_5f_Paragraphe_20_livret_20_"/>
          </table:table-cell>
          <table:table-cell table:style-name="Table1.D8" office:value-type="string">
            <text:p text:style-name="P23"></text:p>
          </table:table-cell>
          <table:table-cell table:style-name="Table1.E8" office:value-type="string">
            <text:p text:style-name="_5f_Paragraphe_20_livret_20_">135°</text:p>
          </table:table-cell>
        </table:table-row>
        <table:table-row table:style-name="Table1.2">
          <table:table-cell table:style-name="Table1.A9" office:value-type="string">
            <text:p text:style-name="_5f_Paragraphe_20_livret_20_"><draw:frame draw:style-name="fr4" draw:name="Objet8" text:anchor-type="as-char" svg:y="-0.34cm" svg:width="0.857cm" svg:height="0.416cm" draw:z-index="60"><draw:object xlink:href="./Object 10" xlink:type="simple" xlink:show="embed" xlink:actuate="onLoad"/><draw:image xlink:href="./ObjectReplacements/Object 10" xlink:type="simple" xlink:show="embed" xlink:actuate="onLoad"/><svg:desc>formula</svg:desc></draw:frame></text:p>
          </table:table-cell>
          <table:table-cell table:style-name="Table1.B9" office:value-type="string">
            <text:p text:style-name="P23"></text:p>
          </table:table-cell>
          <table:table-cell table:style-name="Table1.C9" office:value-type="string">
            <text:p text:style-name="_5f_Paragraphe_20_livret_20_"/>
          </table:table-cell>
          <table:table-cell table:style-name="Table1.D9" office:value-type="string">
            <text:p text:style-name="P23"></text:p>
          </table:table-cell>
          <table:table-cell table:style-name="Table1.E9" office:value-type="string">
            <text:p text:style-name="_5f_Paragraphe_20_livret_20_">170°</text:p>
          </table:table-cell>
        </table:table-row>
      </table:table>
      <text:list xml:id="list174056949550452" text:continue-numbering="true" text:style-name="_5f_Numérotation_20_des_20_exercices_20_livrets">
        <text:list-item>
          <text:h text:style-name="P30" text:outline-level="1"><text:span text:style-name="_5f_pointillés_20_gris"><text:span text:style-name="T26">Mathilde a mal placé son rapporteur pour mesurer l'angle </text:span></text:span><text:span text:style-name="_5f_pointillés_20_gris"><text:span text:style-name="T28">coloré</text:span></text:span><text:span text:style-name="_5f_pointillés_20_gris"><text:span text:style-name="T26">. Pourquoi ?</text:span></text:span></text:h>
        </text:list-item>
      </text:list>
      <text:p text:style-name="_5f_Paragraphe_20_livret_20_réponse_20_élève"><draw:g text:anchor-type="paragraph" draw:z-index="70" draw:name="Shape7_2" draw:style-name="gr216"><draw:custom-shape draw:style-name="gr482" draw:text-style-name="P73" svg:width="0.973cm" svg:height="0.974cm" svg:x="6.273cm" svg:y="2.18cm"><text:p/><draw:enhanced-geometry draw:glue-point-type="segments" draw:type="mso-spt100" draw:modifiers="-142.431407971199 179.67811698463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ircle draw:style-name="gr22" draw:text-style-name="P54" svg:width="4.003cm" svg:height="4.003cm" svg:x="4.74cm" svg:y="0.166cm" draw:kind="arc" draw:start-angle="0.03" draw:end-angle="179.96"><text:p/></draw:circle><draw:circle draw:style-name="gr22" draw:text-style-name="P54" svg:width="2.505cm" svg:height="2.505cm" draw:transform="skewX (0.000698131700797732) rotate (0.000698131700797732) translate (5.49098611111111cm 0.913694444444444cm)" draw:kind="arc" draw:start-angle="0.03" draw:end-angle="179.96"><text:p/></draw:circle><draw:line draw:style-name="gr22" draw:text-style-name="P54" svg:x1="5.491cm" svg:y1="2.161cm" svg:x2="7.994cm" svg:y2="2.159cm"><text:p/></draw:line><draw:line draw:style-name="gr22" draw:text-style-name="P54" svg:x1="4.743cm" svg:y1="2.662cm" svg:x2="8.745cm" svg:y2="2.662cm"><text:p/></draw:line><draw:line draw:style-name="gr22" draw:text-style-name="P54" svg:x1="4.743cm" svg:y1="2.662cm" svg:x2="4.743cm" svg:y2="2.161cm"><text:p/></draw:line><draw:line draw:style-name="gr22" draw:text-style-name="P54" svg:x1="8.74cm" svg:y1="2.658cm" svg:x2="8.742cm" svg:y2="2.154cm"><text:p/></draw:line><draw:line draw:style-name="gr22" draw:text-style-name="P54" svg:x1="6.742cm" svg:y1="2.011cm" svg:x2="6.742cm" svg:y2="2.311cm"><text:p/></draw:line><draw:g draw:style-name="gr12"><draw:line draw:style-name="gr483" draw:text-style-name="P55" svg:x1="5.581cm" svg:y1="0.782cm" svg:x2="5.452cm" svg:y2="0.63cm"><text:p/></draw:line><draw:line draw:style-name="gr484" draw:text-style-name="P55" svg:x1="5.938cm" svg:y1="1.207cm" svg:x2="5.806cm" svg:y2="1.055cm"><text:p/></draw:line><draw:frame draw:style-name="gr485" draw:text-style-name="P57" svg:width="0.207cm" svg:height="0.415cm" draw:transform="rotate (0.687310659435367) translate (5.48216666666667cm 0.839611111111111cm)"><draw:text-box><text:p text:style-name="P56"><text:span text:style-name="T52">130</text:span></text:p><text:p text:style-name="P56"><text:span text:style-name="T52">50</text:span></text:p></draw:text-box></draw:frame></draw:g><draw:g draw:style-name="gr12"><draw:line draw:style-name="gr486" draw:text-style-name="P55" svg:x1="8.513cm" svg:y1="1.849cm" svg:x2="8.712cm" svg:y2="1.817cm"><text:p/></draw:line><draw:line draw:style-name="gr487" draw:text-style-name="P55" svg:x1="7.971cm" svg:y1="1.948cm" svg:x2="8.17cm" svg:y2="1.914cm"><text:p/></draw:line><draw:frame draw:style-name="gr488" draw:text-style-name="P57" svg:width="0.207cm" svg:height="0.415cm" draw:transform="rotate (-1.38771128826069) translate (8.52663888888889cm 1.75154166666667cm)"><draw:text-box><text:p text:style-name="P56"><text:span text:style-name="T52">10</text:span></text:p><text:p text:style-name="P56"><text:span text:style-name="T52">170</text:span></text:p></draw:text-box></draw:frame></draw:g><draw:g draw:style-name="gr12"><draw:line draw:style-name="gr489" draw:text-style-name="P55" svg:x1="8.433cm" svg:y1="1.549cm" svg:x2="8.622cm" svg:y2="1.482cm"><text:p/></draw:line><draw:line draw:style-name="gr490" draw:text-style-name="P55" svg:x1="7.918cm" svg:y1="1.738cm" svg:x2="8.107cm" svg:y2="1.667cm"><text:p/></draw:line><draw:frame draw:style-name="gr491" draw:text-style-name="P57" svg:width="0.207cm" svg:height="0.415cm" draw:transform="rotate (-1.22818819462841) translate (8.43491666666667cm 1.444625cm)"><draw:text-box><text:p text:style-name="P56"><text:span text:style-name="T52">20</text:span></text:p><text:p text:style-name="P56"><text:span text:style-name="T52">160</text:span></text:p></draw:text-box></draw:frame></draw:g><draw:g draw:style-name="gr12"><draw:line draw:style-name="gr492" draw:text-style-name="P55" svg:x1="8.119cm" svg:y1="1.006cm" svg:x2="8.272cm" svg:y2="0.875cm"><text:p/></draw:line><draw:line draw:style-name="gr493" draw:text-style-name="P55" svg:x1="7.701cm" svg:y1="1.364cm" svg:x2="7.853cm" svg:y2="1.235cm"><text:p/></draw:line><draw:frame draw:style-name="gr494" draw:text-style-name="P57" svg:width="0.207cm" svg:height="0.415cm" draw:transform="rotate (-0.862890782185996) translate (8.08390277777778cm 0.913694444444444cm)"><draw:text-box><text:p text:style-name="P56"><text:span text:style-name="T52">40</text:span></text:p><text:p text:style-name="P56"><text:span text:style-name="T52">140</text:span></text:p></draw:text-box></draw:frame></draw:g><draw:g draw:style-name="gr12"><draw:line draw:style-name="gr495" draw:text-style-name="P55" svg:x1="8.299cm" svg:y1="1.265cm" svg:x2="8.472cm" svg:y2="1.168cm"><text:p/></draw:line><draw:line draw:style-name="gr496" draw:text-style-name="P55" svg:x1="7.825cm" svg:y1="1.537cm" svg:x2="8cm" svg:y2="1.436cm"><text:p/></draw:line><draw:frame draw:style-name="gr497" draw:text-style-name="P57" svg:width="0.207cm" svg:height="0.415cm" draw:transform="rotate (-1.03532931228304) translate (8.28145833333334cm 1.16769444444444cm)"><draw:text-box><text:p text:style-name="P56"><text:span text:style-name="T52">30</text:span></text:p><text:p text:style-name="P56"><text:span text:style-name="T52">150</text:span></text:p></draw:text-box></draw:frame></draw:g><draw:g draw:style-name="gr12"><draw:line draw:style-name="gr498" draw:text-style-name="P55" svg:x1="7.641cm" svg:y1="0.602cm" svg:x2="7.738cm" svg:y2="0.427cm"><text:p/></draw:line><draw:line draw:style-name="gr499" draw:text-style-name="P55" svg:x1="7.37cm" svg:y1="1.08cm" svg:x2="7.467cm" svg:y2="0.905cm"><text:p/></draw:line><draw:frame draw:style-name="gr500" draw:text-style-name="P57" svg:width="0.207cm" svg:height="0.415cm" draw:transform="rotate (-0.525518637775493) translate (7.56884722222222cm 0.525638888888889cm)"><draw:text-box><text:p text:style-name="P56"><text:span text:style-name="T52">60</text:span></text:p><text:p text:style-name="P56"><text:span text:style-name="T52">120</text:span></text:p></draw:text-box></draw:frame></draw:g><draw:g draw:style-name="gr12"><draw:line draw:style-name="gr501" draw:text-style-name="P55" svg:x1="7.895cm" svg:y1="0.782cm" svg:x2="8.026cm" svg:y2="0.63cm"><text:p/></draw:line><draw:line draw:style-name="gr502" draw:text-style-name="P55" svg:x1="7.544cm" svg:y1="1.203cm" svg:x2="7.675cm" svg:y2="1.048cm"><text:p/></draw:line><draw:frame draw:style-name="gr503" draw:text-style-name="P57" svg:width="0.207cm" svg:height="0.415cm" draw:transform="rotate (-0.692895713041749) translate (7.83872222222222cm 0.703791666666667cm)"><draw:text-box><text:p text:style-name="P56"><text:span text:style-name="T52">50</text:span></text:p><text:p text:style-name="P56"><text:span text:style-name="T52">130</text:span></text:p></draw:text-box></draw:frame></draw:g><draw:g draw:style-name="gr12"><draw:line draw:style-name="gr504" draw:text-style-name="P55" svg:x1="7.357cm" svg:y1="0.473cm" svg:x2="7.422cm" svg:y2="0.284cm"><text:p/></draw:line><draw:line draw:style-name="gr505" draw:text-style-name="P55" svg:x1="7.17cm" svg:y1="0.99cm" svg:x2="7.239cm" svg:y2="0.801cm"><text:p/></draw:line><draw:frame draw:style-name="gr506" draw:text-style-name="P57" svg:width="0.207cm" svg:height="0.415cm" draw:transform="rotate (-0.333183354205717) translate (7.26545833333333cm 0.421569444444444cm)"><draw:text-box><text:p text:style-name="P56"><text:span text:style-name="T52">70</text:span></text:p><text:p text:style-name="P56"><text:span text:style-name="T52">110</text:span></text:p></draw:text-box></draw:frame></draw:g><draw:g draw:style-name="gr12"><draw:line draw:style-name="gr507" draw:text-style-name="P55" svg:x1="7.056cm" svg:y1="0.394cm" svg:x2="7.09cm" svg:y2="0.196cm"><text:p/></draw:line><draw:line draw:style-name="gr508" draw:text-style-name="P55" svg:x1="6.959cm" svg:y1="0.926cm" svg:x2="6.994cm" svg:y2="0.727cm"><text:p/></draw:line><draw:frame draw:style-name="gr509" draw:text-style-name="P57" svg:width="0.207cm" svg:height="0.415cm" draw:transform="rotate (-0.175929188601028) translate (6.96030555555556cm 0.352777777777778cm)"><draw:text-box><text:p text:style-name="P56"><text:span text:style-name="T52">80</text:span></text:p><text:p text:style-name="P56"><text:span text:style-name="T52">100</text:span></text:p></draw:text-box></draw:frame></draw:g><draw:g draw:style-name="gr12"><draw:line draw:style-name="gr510" draw:text-style-name="P55" svg:x1="6.742cm" svg:y1="0.367cm" svg:x2="6.742cm" svg:y2="0.164cm"><text:p/></draw:line><draw:line draw:style-name="gr511" draw:text-style-name="P55" svg:x1="6.742cm" svg:y1="0.911cm" svg:x2="6.742cm" svg:y2="0.713cm"><text:p/></draw:line><draw:frame draw:style-name="gr512" draw:text-style-name="P58" svg:width="0.193cm" svg:height="0.29cm" svg:x="6.645cm" svg:y="0.392cm"><draw:text-box><text:p text:style-name="P56"><text:span text:style-name="T53">90</text:span></text:p></draw:text-box></draw:frame></draw:g><draw:g draw:style-name="gr12"><draw:line draw:style-name="gr513" draw:text-style-name="P55" svg:x1="8.539cm" svg:y1="2.166cm" svg:x2="8.74cm" svg:y2="2.168cm"><text:p/></draw:line><draw:line draw:style-name="gr514" draw:text-style-name="P55" svg:x1="7.992cm" svg:y1="2.168cm" svg:x2="8.191cm" svg:y2="2.168cm"><text:p/></draw:line><draw:frame draw:style-name="gr515" draw:text-style-name="P57" svg:width="0.207cm" svg:height="0.415cm" draw:transform="rotate (-1.56346594393652) translate (8.57955555555555cm 2.07080555555556cm)"><draw:text-box><text:p text:style-name="P56"><text:span text:style-name="T52">0</text:span></text:p><text:p text:style-name="P56"><text:span text:style-name="T52">180</text:span></text:p></draw:text-box></draw:frame></draw:g><draw:g draw:style-name="gr12"><draw:line draw:style-name="gr516" draw:text-style-name="P55" svg:x1="4.941cm" svg:y1="2.159cm" svg:x2="4.743cm" svg:y2="2.161cm"><text:p/></draw:line><draw:line draw:style-name="gr517" draw:text-style-name="P55" svg:x1="5.487cm" svg:y1="2.161cm" svg:x2="5.288cm" svg:y2="2.161cm"><text:p/></draw:line><draw:frame draw:style-name="gr518" draw:text-style-name="P57" svg:width="0.207cm" svg:height="0.415cm" draw:transform="rotate (1.5707963267949) translate (4.90713888888889cm 2.26306944444444cm)"><draw:text-box><text:p text:style-name="P56"><text:span text:style-name="T52">180</text:span></text:p><text:p text:style-name="P56"><text:span text:style-name="T52">0</text:span></text:p></draw:text-box></draw:frame></draw:g><draw:g draw:style-name="gr12"><draw:line draw:style-name="gr519" draw:text-style-name="P55" svg:x1="4.969cm" svg:y1="1.851cm" svg:x2="4.773cm" svg:y2="1.817cm"><text:p/></draw:line><draw:line draw:style-name="gr520" draw:text-style-name="P55" svg:x1="5.512cm" svg:y1="1.949cm" svg:x2="5.314cm" svg:y2="1.914cm"><text:p/></draw:line><draw:frame draw:style-name="gr521" draw:text-style-name="P57" svg:width="0.207cm" svg:height="0.415cm" draw:transform="rotate (1.40324471860344) translate (4.92301388888889cm 1.95438888888889cm)"><draw:text-box><text:p text:style-name="P56"><text:span text:style-name="T52">170</text:span></text:p><text:p text:style-name="P56"><text:span text:style-name="T52">10</text:span></text:p></draw:text-box></draw:frame></draw:g><draw:g draw:style-name="gr12"><draw:line draw:style-name="gr522" draw:text-style-name="P55" svg:x1="5.05cm" svg:y1="1.549cm" svg:x2="4.863cm" svg:y2="1.482cm"><text:p/></draw:line><draw:line draw:style-name="gr523" draw:text-style-name="P55" svg:x1="5.567cm" svg:y1="1.738cm" svg:x2="5.378cm" svg:y2="1.669cm"><text:p/></draw:line><draw:frame draw:style-name="gr524" draw:text-style-name="P57" svg:width="0.207cm" svg:height="0.415cm" draw:transform="rotate (1.22138141054563) translate (4.99004166666667cm 1.64570833333333cm)"><draw:text-box><text:p text:style-name="P56"><text:span text:style-name="T52">160</text:span></text:p><text:p text:style-name="P56"><text:span text:style-name="T52">20</text:span></text:p></draw:text-box></draw:frame></draw:g><draw:g draw:style-name="gr12"><draw:line draw:style-name="gr525" draw:text-style-name="P55" svg:x1="5.184cm" svg:y1="1.26cm" svg:x2="5.011cm" svg:y2="1.159cm"><text:p/></draw:line><draw:line draw:style-name="gr526" draw:text-style-name="P55" svg:x1="5.658cm" svg:y1="1.535cm" svg:x2="5.485cm" svg:y2="1.436cm"><text:p/></draw:line><draw:frame draw:style-name="gr527" draw:text-style-name="P57" svg:width="0.207cm" svg:height="0.415cm" draw:transform="rotate (1.0452776890194) translate (5.10998611111111cm 1.33879166666667cm)"><draw:text-box><text:p text:style-name="P56"><text:span text:style-name="T52">150</text:span></text:p><text:p text:style-name="P56"><text:span text:style-name="T52">30</text:span></text:p></draw:text-box></draw:frame></draw:g><draw:g draw:style-name="gr12"><draw:line draw:style-name="gr528" draw:text-style-name="P55" svg:x1="5.362cm" svg:y1="1.006cm" svg:x2="5.21cm" svg:y2="0.877cm"><text:p/></draw:line><draw:line draw:style-name="gr529" draw:text-style-name="P55" svg:x1="5.784cm" svg:y1="1.357cm" svg:x2="5.632cm" svg:y2="1.228cm"><text:p/></draw:line><draw:frame draw:style-name="gr530" draw:text-style-name="P57" svg:width="0.207cm" svg:height="0.415cm" draw:transform="rotate (0.877900613753148) translate (5.27402777777778cm 1.07244444444444cm)"><draw:text-box><text:p text:style-name="P56"><text:span text:style-name="T52">140</text:span></text:p><text:p text:style-name="P56"><text:span text:style-name="T52">40</text:span></text:p></draw:text-box></draw:frame></draw:g><draw:g draw:style-name="gr12"><draw:line draw:style-name="gr531" draw:text-style-name="P55" svg:x1="5.846cm" svg:y1="0.602cm" svg:x2="5.745cm" svg:y2="0.429cm"><text:p/></draw:line><draw:line draw:style-name="gr532" draw:text-style-name="P55" svg:x1="6.115cm" svg:y1="1.078cm" svg:x2="6.013cm" svg:y2="0.905cm"><text:p/></draw:line><draw:frame draw:style-name="gr533" draw:text-style-name="P57" svg:width="0.207cm" svg:height="0.415cm" draw:transform="rotate (0.519060919543114) translate (5.73616666666667cm 0.640291666666667cm)"><draw:text-box><text:p text:style-name="P56"><text:span text:style-name="T52">120</text:span></text:p><text:p text:style-name="P56"><text:span text:style-name="T52">60</text:span></text:p></draw:text-box></draw:frame></draw:g><draw:g draw:style-name="gr12"><draw:line draw:style-name="gr534" draw:text-style-name="P55" svg:x1="6.126cm" svg:y1="0.473cm" svg:x2="6.057cm" svg:y2="0.286cm"><text:p/></draw:line><draw:line draw:style-name="gr535" draw:text-style-name="P55" svg:x1="6.315cm" svg:y1="0.99cm" svg:x2="6.244cm" svg:y2="0.801cm"><text:p/></draw:line><draw:frame draw:style-name="gr536" draw:text-style-name="P57" svg:width="0.207cm" svg:height="0.415cm" draw:transform="rotate (0.349414916249265) translate (6.02720833333333cm 0.492125cm)"><draw:text-box><text:p text:style-name="P56"><text:span text:style-name="T52">110</text:span></text:p><text:p text:style-name="P56"><text:span text:style-name="T52">70</text:span></text:p></draw:text-box></draw:frame></draw:g><draw:g draw:style-name="gr12"><draw:line draw:style-name="gr537" draw:text-style-name="P55" svg:x1="6.429cm" svg:y1="0.394cm" svg:x2="6.394cm" svg:y2="0.196cm"><text:p/></draw:line><draw:line draw:style-name="gr538" draw:text-style-name="P55" svg:x1="6.525cm" svg:y1="0.93cm" svg:x2="6.491cm" svg:y2="0.734cm"><text:p/></draw:line><draw:frame draw:style-name="gr539" draw:text-style-name="P57" svg:width="0.207cm" svg:height="0.415cm" draw:transform="rotate (0.183085038534205) translate (6.32706944444444cm 0.391583333333333cm)"><draw:text-box><text:p text:style-name="P56"><text:span text:style-name="T52">100</text:span></text:p><text:p text:style-name="P56"><text:span text:style-name="T52">80</text:span></text:p></draw:text-box></draw:frame></draw:g><draw:line draw:style-name="gr154" draw:text-style-name="P54" svg:x1="6.751cm" svg:y1="2.662cm" svg:x2="4.536cm" svg:y2="2.655cm"><text:p/></draw:line><draw:line draw:style-name="gr154" draw:text-style-name="P54" svg:x1="6.752cm" svg:y1="2.664cm" svg:x2="4.773cm" svg:y2="1.138cm"><text:p/></draw:line></draw:g><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 text:style-name="T17">…………………………...</text:span></text:span></text:p>
      <text:list xml:id="list174057006227060" text:continue-numbering="true" text:style-name="_5f_Numérotation_20_des_20_exercices_20_livrets">
        <text:list-item>
          <text:h text:style-name="P31" text:outline-level="1"><draw:g text:anchor-type="paragraph" draw:z-index="82" draw:name="DrawObject9" draw:style-name="gr1"><draw:g draw:name="Forme1" draw:style-name="gr12"><draw:frame draw:style-name="gr148" draw:text-style-name="P67" svg:width="0.909cm" svg:height="0.5cm" draw:transform="rotate (-1.74567831784473) translate (8.91998611111111cm 4.778375cm)"><draw:text-box><text:p text:style-name="P59"><text:span text:style-name="T59">350</text:span></text:p></draw:text-box></draw:frame><draw:frame draw:style-name="gr148" draw:text-style-name="P67" svg:width="0.909cm" svg:height="0.5cm" draw:transform="rotate (-1.92178203937096) translate (8.88823611111111cm 5.19818055555556cm)"><draw:text-box><text:p text:style-name="P59"><text:span text:style-name="T59">340</text:span></text:p></draw:text-box></draw:frame><draw:frame draw:style-name="gr149" draw:text-style-name="P68" svg:width="0.842cm" svg:height="0.459cm" draw:transform="rotate (-2.09160257559001) translate (8.77358333333333cm 5.62856944444444cm)"><draw:text-box><text:p text:style-name="P59"><text:span text:style-name="T60">330</text:span></text:p></draw:text-box></draw:frame><draw:frame draw:style-name="gr149" draw:text-style-name="P68" svg:width="0.842cm" svg:height="0.459cm" draw:transform="rotate (-2.26718269834063) translate (8.59543055555556cm 6.00427777777778cm)"><draw:text-box><text:p text:style-name="P59"><text:span text:style-name="T60">320</text:span></text:p></draw:text-box></draw:frame><draw:frame draw:style-name="gr149" draw:text-style-name="P68" svg:width="0.842cm" svg:height="0.459cm" draw:transform="rotate (-2.44346095279206) translate (8.36083333333333cm 6.34470833333333cm)"><draw:text-box><text:p text:style-name="P59"><text:span text:style-name="T60">310</text:span></text:p></draw:text-box></draw:frame><draw:frame draw:style-name="gr149" draw:text-style-name="P68" svg:width="0.842cm" svg:height="0.459cm" draw:transform="rotate (-2.61973920724349) translate (8.07155555555556cm 6.64104166666667cm)"><draw:text-box><text:p text:style-name="P59"><text:span text:style-name="T60">300</text:span></text:p></draw:text-box></draw:frame><draw:frame draw:style-name="gr149" draw:text-style-name="P68" svg:width="0.842cm" svg:height="0.459cm" draw:transform="rotate (-2.79130507271453) translate (7.73288888888889cm 6.87916666666667cm)"><draw:text-box><text:p text:style-name="P59"><text:span text:style-name="T60">290</text:span></text:p></draw:text-box></draw:frame><draw:frame draw:style-name="gr149" draw:text-style-name="P68" svg:width="0.842cm" svg:height="0.459cm" draw:transform="rotate (-2.96671066253996) translate (7.35718055555556cm 7.05379166666667cm)"><draw:text-box><text:p text:style-name="P59"><text:span text:style-name="T60">280</text:span></text:p></draw:text-box></draw:frame><draw:frame draw:style-name="gr149" draw:text-style-name="P68" svg:width="0.842cm" svg:height="0.459cm" draw:transform="rotate (-3.14159265358979) translate (6.95325cm 7.16315277777778cm)"><draw:text-box><text:p text:style-name="P59"><text:span text:style-name="T60">270</text:span></text:p></draw:text-box></draw:frame><draw:frame draw:style-name="gr149" draw:text-style-name="P68" svg:width="0.842cm" svg:height="0.459cm" draw:transform="rotate (2.96671066253996) translate (6.54402777777778cm 7.20019444444444cm)"><draw:text-box><text:p text:style-name="P59"><text:span text:style-name="T60">260</text:span></text:p></draw:text-box></draw:frame><draw:frame draw:style-name="gr149" draw:text-style-name="P68" svg:width="0.842cm" svg:height="0.459cm" draw:transform="rotate (2.79130507271453) translate (6.12598611111111cm 7.16491666666667cm)"><draw:text-box><text:p text:style-name="P59"><text:span text:style-name="T60">250</text:span></text:p></draw:text-box></draw:frame><draw:frame draw:style-name="gr149" draw:text-style-name="P68" svg:width="0.842cm" svg:height="0.459cm" draw:transform="rotate (2.62270626697188) translate (5.72205555555556cm 7.05908333333333cm)"><draw:text-box><text:p text:style-name="P59"><text:span text:style-name="T60">240</text:span></text:p></draw:text-box></draw:frame><draw:frame draw:style-name="gr149" draw:text-style-name="P68" svg:width="0.842cm" svg:height="0.459cm" draw:transform="rotate (2.44520628204406) translate (5.35163888888889cm 6.88269444444444cm)"><draw:text-box><text:p text:style-name="P59"><text:span text:style-name="T60">230</text:span></text:p></draw:text-box></draw:frame><draw:frame draw:style-name="gr149" draw:text-style-name="P68" svg:width="0.842cm" svg:height="0.459cm" draw:transform="rotate (2.26718269834063) translate (5.00944444444444cm 6.64809722222222cm)"><draw:text-box><text:p text:style-name="P59"><text:span text:style-name="T60">220</text:span></text:p></draw:text-box></draw:frame><draw:frame draw:style-name="gr149" draw:text-style-name="P68" svg:width="0.842cm" svg:height="0.459cm" draw:transform="rotate (2.08968271341281) translate (4.714875cm 6.35352777777778cm)"><draw:text-box><text:p text:style-name="P59"><text:span text:style-name="T60">210</text:span></text:p></draw:text-box></draw:frame><draw:frame draw:style-name="gr149" draw:text-style-name="P68" svg:width="0.842cm" svg:height="0.459cm" draw:transform="rotate (1.92178203937096) translate (4.47498611111111cm 6.01486111111111cm)"><draw:text-box><text:p text:style-name="P59"><text:span text:style-name="T60">200</text:span></text:p></draw:text-box></draw:frame><draw:frame draw:style-name="gr149" draw:text-style-name="P68" svg:width="0.842cm" svg:height="0.459cm" draw:transform="rotate (1.74567831784473) translate (4.302125cm 5.64091666666667cm)"><draw:text-box><text:p text:style-name="P59"><text:span text:style-name="T60">190</text:span></text:p></draw:text-box></draw:frame><draw:frame draw:style-name="gr149" draw:text-style-name="P68" svg:width="0.842cm" svg:height="0.459cm" draw:transform="rotate (1.5707963267949) translate (4.19276388888889cm 5.24051388888889cm)"><draw:text-box><text:p text:style-name="P59"><text:span text:style-name="T60">180</text:span></text:p></draw:text-box></draw:frame><draw:frame draw:style-name="gr149" draw:text-style-name="P68" svg:width="0.842cm" svg:height="0.459cm" draw:transform="rotate (1.39591433574506) translate (4.15572222222222cm 4.82776388888889cm)"><draw:text-box><text:p text:style-name="P59"><text:span text:style-name="T60">170</text:span></text:p></draw:text-box></draw:frame><draw:frame draw:style-name="gr149" draw:text-style-name="P68" svg:width="0.842cm" svg:height="0.459cm" draw:transform="rotate (1.22050874591963) translate (4.191cm 4.41325cm)"><draw:text-box><text:p text:style-name="P59"><text:span text:style-name="T60">160</text:span></text:p></draw:text-box></draw:frame><draw:frame draw:style-name="gr149" draw:text-style-name="P68" svg:width="0.842cm" svg:height="0.459cm" draw:transform="rotate (1.0459758207202) translate (4.29506944444444cm 4.01108333333333cm)"><draw:text-box><text:p text:style-name="P59"><text:span text:style-name="T60">150</text:span></text:p></draw:text-box></draw:frame><draw:frame draw:style-name="gr149" draw:text-style-name="P68" svg:width="0.842cm" svg:height="0.459cm" draw:transform="rotate (0.874409955249159) translate (4.46969444444444cm 3.635375cm)"><draw:text-box><text:p text:style-name="P59"><text:span text:style-name="T60">140</text:span></text:p></draw:text-box></draw:frame><draw:frame draw:style-name="gr149" draw:text-style-name="P68" svg:width="0.842cm" svg:height="0.459cm" draw:transform="rotate (0.693244778892148) translate (4.70605555555556cm 3.29318055555556cm)"><draw:text-box><text:p text:style-name="P59"><text:span text:style-name="T60">130</text:span></text:p></draw:text-box></draw:frame><draw:frame draw:style-name="gr149" draw:text-style-name="P68" svg:width="0.842cm" svg:height="0.459cm" draw:transform="rotate (0.520806248795108) translate (4.99886111111111cm 3.00213888888889cm)"><draw:text-box><text:p text:style-name="P59"><text:span text:style-name="T60">120</text:span></text:p></draw:text-box></draw:frame><draw:frame draw:style-name="gr149" draw:text-style-name="P68" svg:width="0.842cm" svg:height="0.459cm" draw:transform="rotate (0.352381975977655) translate (5.33576388888889cm 2.76225cm)"><draw:text-box><text:p text:style-name="P59"><text:span text:style-name="T60">110</text:span></text:p></draw:text-box></draw:frame><draw:frame draw:style-name="gr149" draw:text-style-name="P68" svg:width="0.842cm" svg:height="0.459cm" draw:transform="rotate (0.177150919077424) translate (5.715cm 2.58938888888889cm)"><draw:text-box><text:p text:style-name="P59"><text:span text:style-name="T60">100</text:span></text:p></draw:text-box></draw:frame><draw:frame draw:style-name="gr150" draw:text-style-name="P68" svg:width="0.729cm" svg:height="0.459cm" svg:x="6.172cm" svg:y="2.479cm"><draw:text-box><text:p text:style-name="P59"><text:span text:style-name="T60">90</text:span></text:p></draw:text-box></draw:frame><draw:frame draw:style-name="gr150" draw:text-style-name="P68" svg:width="0.729cm" svg:height="0.459cm" draw:transform="rotate (-0.174009326423835) translate (6.58106944444444cm 2.45004166666667cm)"><draw:text-box><text:p text:style-name="P59"><text:span text:style-name="T60">80</text:span></text:p></draw:text-box></draw:frame><draw:frame draw:style-name="gr150" draw:text-style-name="P68" svg:width="0.729cm" svg:height="0.459cm" draw:transform="rotate (-0.34784411992247) translate (6.99381944444444cm 2.49413888888889cm)"><draw:text-box><text:p text:style-name="P59"><text:span text:style-name="T60">70</text:span></text:p></draw:text-box></draw:frame><draw:frame draw:style-name="gr150" draw:text-style-name="P68" svg:width="0.729cm" svg:height="0.459cm" draw:transform="rotate (-0.521329847570707) translate (7.39069444444445cm 2.60702777777778cm)"><draw:text-box><text:p text:style-name="P59"><text:span text:style-name="T60">60</text:span></text:p></draw:text-box></draw:frame><draw:frame draw:style-name="gr150" draw:text-style-name="P68" svg:width="0.729cm" svg:height="0.459cm" draw:transform="rotate (-0.69568823984494) translate (7.75934722222222cm 2.79223611111111cm)"><draw:text-box><text:p text:style-name="P59"><text:span text:style-name="T60">50</text:span></text:p></draw:text-box></draw:frame><draw:frame draw:style-name="gr150" draw:text-style-name="P68" svg:width="0.729cm" svg:height="0.459cm" draw:transform="rotate (-0.869523033343575) translate (8.09272222222222cm 3.03918055555556cm)"><draw:text-box><text:p text:style-name="P59"><text:span text:style-name="T60">40</text:span></text:p></draw:text-box></draw:frame><draw:frame draw:style-name="gr150" draw:text-style-name="P68" svg:width="0.729cm" svg:height="0.459cm" draw:transform="rotate (-1.045801287795) translate (8.38376388888889cm 3.33904166666667cm)"><draw:text-box><text:p text:style-name="P59"><text:span text:style-name="T60">30</text:span></text:p></draw:text-box></draw:frame><draw:frame draw:style-name="gr150" draw:text-style-name="P68" svg:width="0.729cm" svg:height="0.459cm" draw:transform="rotate (-1.22295220687243) translate (8.61306944444444cm 3.67594444444444cm)"><draw:text-box><text:p text:style-name="P59"><text:span text:style-name="T60">20</text:span></text:p></draw:text-box></draw:frame><draw:frame draw:style-name="gr150" draw:text-style-name="P68" svg:width="0.729cm" svg:height="0.459cm" draw:transform="rotate (-1.39626340159546) translate (8.77534722222222cm 4.05694444444444cm)"><draw:text-box><text:p text:style-name="P59"><text:span text:style-name="T60">10</text:span></text:p></draw:text-box></draw:frame><draw:circle draw:style-name="gr151" draw:text-style-name="P69" svg:width="5.093cm" svg:height="5.093cm" svg:x="3.99cm" svg:y="2.274cm"><text:p/></draw:circle><draw:line draw:style-name="gr152" draw:text-style-name="P70" svg:x1="6.329cm" svg:y1="4.82cm" svg:x2="9.079cm" svg:y2="4.82cm"><text:p/></draw:line><draw:line draw:style-name="gr152" draw:text-style-name="P70" svg:x1="6.532cm" svg:y1="4.616cm" svg:x2="6.532cm" svg:y2="5.023cm"><text:p/></draw:line><draw:line draw:style-name="gr152" draw:text-style-name="P70" svg:x1="6.532cm" svg:y1="3.904cm" svg:x2="6.532cm" svg:y2="3.191cm"><text:p/></draw:line><draw:line draw:style-name="gr152" draw:text-style-name="P70" svg:x1="6.532cm" svg:y1="6.449cm" svg:x2="6.532cm" svg:y2="5.736cm"><text:p/></draw:line><draw:line draw:style-name="gr152" draw:text-style-name="P70" svg:x1="5.615cm" svg:y1="4.82cm" svg:x2="4.902cm" svg:y2="4.82cm"><text:p/></draw:line><draw:line draw:style-name="gr152" draw:text-style-name="P70" svg:x1="8.793cm" svg:y1="4.422cm" svg:x2="9.044cm" svg:y2="4.378cm"><text:p/></draw:line><draw:line draw:style-name="gr152" draw:text-style-name="P70" svg:x1="8.689cm" svg:y1="4.038cm" svg:x2="8.928cm" svg:y2="3.951cm"><text:p/></draw:line><draw:line draw:style-name="gr152" draw:text-style-name="P70" svg:x1="8.518cm" svg:y1="3.674cm" svg:x2="8.738cm" svg:y2="3.547cm"><text:p/></draw:line><draw:line draw:style-name="gr152" draw:text-style-name="P70" svg:x1="8.287cm" svg:y1="3.346cm" svg:x2="8.482cm" svg:y2="3.183cm"><text:p/></draw:line><draw:line draw:style-name="gr152" draw:text-style-name="P70" svg:x1="8.009cm" svg:y1="3.065cm" svg:x2="8.172cm" svg:y2="2.87cm"><text:p/></draw:line><draw:line draw:style-name="gr152" draw:text-style-name="P70" svg:x1="7.682cm" svg:y1="2.835cm" svg:x2="7.809cm" svg:y2="2.615cm"><text:p/></draw:line><draw:line draw:style-name="gr152" draw:text-style-name="P70" svg:x1="7.315cm" svg:y1="2.666cm" svg:x2="7.402cm" svg:y2="2.427cm"><text:p/></draw:line><draw:line draw:style-name="gr152" draw:text-style-name="P70" svg:x1="6.933cm" svg:y1="2.565cm" svg:x2="6.977cm" svg:y2="2.314cm"><text:p/></draw:line><draw:line draw:style-name="gr152" draw:text-style-name="P70" svg:x1="6.532cm" svg:y1="2.529cm" svg:x2="6.532cm" svg:y2="2.274cm"><text:p/></draw:line><draw:line draw:style-name="gr152" draw:text-style-name="P70" svg:x1="6.135cm" svg:y1="2.565cm" svg:x2="6.091cm" svg:y2="2.314cm"><text:p/></draw:line><draw:line draw:style-name="gr152" draw:text-style-name="P70" svg:x1="5.751cm" svg:y1="2.666cm" svg:x2="5.664cm" svg:y2="2.427cm"><text:p/></draw:line><draw:line draw:style-name="gr152" draw:text-style-name="P70" svg:x1="5.389cm" svg:y1="2.835cm" svg:x2="5.262cm" svg:y2="2.615cm"><text:p/></draw:line><draw:line draw:style-name="gr152" draw:text-style-name="P70" svg:x1="5.058cm" svg:y1="3.065cm" svg:x2="4.895cm" svg:y2="2.87cm"><text:p/></draw:line><draw:line draw:style-name="gr152" draw:text-style-name="P70" svg:x1="4.776cm" svg:y1="3.346cm" svg:x2="4.581cm" svg:y2="3.183cm"><text:p/></draw:line><draw:line draw:style-name="gr152" draw:text-style-name="P70" svg:x1="4.547cm" svg:y1="3.674cm" svg:x2="4.327cm" svg:y2="3.547cm"><text:p/></draw:line><draw:line draw:style-name="gr152" draw:text-style-name="P70" svg:x1="4.379cm" svg:y1="4.038cm" svg:x2="4.14cm" svg:y2="3.951cm"><text:p/></draw:line><draw:line draw:style-name="gr152" draw:text-style-name="P70" svg:x1="4.279cm" svg:y1="4.422cm" svg:x2="4.028cm" svg:y2="4.378cm"><text:p/></draw:line><draw:line draw:style-name="gr152" draw:text-style-name="P70" svg:x1="4.244cm" svg:y1="4.82cm" svg:x2="3.989cm" svg:y2="4.82cm"><text:p/></draw:line><draw:line draw:style-name="gr152" draw:text-style-name="P70" svg:x1="4.279cm" svg:y1="5.218cm" svg:x2="4.028cm" svg:y2="5.262cm"><text:p/></draw:line><draw:line draw:style-name="gr152" draw:text-style-name="P70" svg:x1="4.379cm" svg:y1="5.604cm" svg:x2="4.14cm" svg:y2="5.691cm"><text:p/></draw:line><draw:line draw:style-name="gr152" draw:text-style-name="P70" svg:x1="4.547cm" svg:y1="5.967cm" svg:x2="4.327cm" svg:y2="6.094cm"><text:p/></draw:line><draw:line draw:style-name="gr152" draw:text-style-name="P70" svg:x1="4.776cm" svg:y1="6.294cm" svg:x2="4.581cm" svg:y2="6.457cm"><text:p/></draw:line><draw:line draw:style-name="gr152" draw:text-style-name="P70" svg:x1="5.058cm" svg:y1="6.575cm" svg:x2="4.895cm" svg:y2="6.77cm"><text:p/></draw:line><draw:line draw:style-name="gr152" draw:text-style-name="P70" svg:x1="5.389cm" svg:y1="6.805cm" svg:x2="5.262cm" svg:y2="7.025cm"><text:p/></draw:line><draw:line draw:style-name="gr152" draw:text-style-name="P70" svg:x1="5.751cm" svg:y1="6.976cm" svg:x2="5.664cm" svg:y2="7.215cm"><text:p/></draw:line><draw:line draw:style-name="gr152" draw:text-style-name="P70" svg:x1="6.135cm" svg:y1="7.077cm" svg:x2="6.091cm" svg:y2="7.328cm"><text:p/></draw:line><draw:line draw:style-name="gr152" draw:text-style-name="P70" svg:x1="6.532cm" svg:y1="7.112cm" svg:x2="6.532cm" svg:y2="7.367cm"><text:p/></draw:line><draw:line draw:style-name="gr152" draw:text-style-name="P70" svg:x1="6.933cm" svg:y1="7.077cm" svg:x2="6.977cm" svg:y2="7.328cm"><text:p/></draw:line><draw:line draw:style-name="gr152" draw:text-style-name="P70" svg:x1="7.315cm" svg:y1="6.976cm" svg:x2="7.402cm" svg:y2="7.215cm"><text:p/></draw:line><draw:line draw:style-name="gr152" draw:text-style-name="P70" svg:x1="7.682cm" svg:y1="6.805cm" svg:x2="7.809cm" svg:y2="7.025cm"><text:p/></draw:line><draw:line draw:style-name="gr152" draw:text-style-name="P70" svg:x1="8.009cm" svg:y1="6.575cm" svg:x2="8.172cm" svg:y2="6.77cm"><text:p/></draw:line><draw:line draw:style-name="gr152" draw:text-style-name="P70" svg:x1="8.287cm" svg:y1="6.294cm" svg:x2="8.482cm" svg:y2="6.457cm"><text:p/></draw:line><draw:line draw:style-name="gr152" draw:text-style-name="P70" svg:x1="8.518cm" svg:y1="5.967cm" svg:x2="8.738cm" svg:y2="6.094cm"><text:p/></draw:line><draw:line draw:style-name="gr152" draw:text-style-name="P70" svg:x1="8.689cm" svg:y1="5.604cm" svg:x2="8.928cm" svg:y2="5.691cm"><text:p/></draw:line><draw:line draw:style-name="gr152" draw:text-style-name="P70" svg:x1="8.793cm" svg:y1="5.218cm" svg:x2="9.044cm" svg:y2="5.262cm"><text:p/></draw:line><draw:line draw:style-name="gr153" draw:text-style-name="P70" svg:x1="8.92cm" svg:y1="4.613cm" svg:x2="9.072cm" svg:y2="4.6cm"><text:p/></draw:line><draw:line draw:style-name="gr153" draw:text-style-name="P70" svg:x1="8.847cm" svg:y1="4.201cm" svg:x2="8.995cm" svg:y2="4.161cm"><text:p/></draw:line><draw:line draw:style-name="gr153" draw:text-style-name="P70" svg:x1="8.705cm" svg:y1="3.81cm" svg:x2="8.844cm" svg:y2="3.745cm"><text:p/></draw:line><draw:line draw:style-name="gr153" draw:text-style-name="P70" svg:x1="8.496cm" svg:y1="3.448cm" svg:x2="8.621cm" svg:y2="3.36cm"><text:p/></draw:line><draw:line draw:style-name="gr153" draw:text-style-name="P70" svg:x1="8.227cm" svg:y1="3.128cm" svg:x2="8.335cm" svg:y2="3.02cm"><text:p/></draw:line><draw:line draw:style-name="gr153" draw:text-style-name="P70" svg:x1="7.906cm" svg:y1="2.859cm" svg:x2="7.994cm" svg:y2="2.734cm"><text:p/></draw:line><draw:line draw:style-name="gr153" draw:text-style-name="P70" svg:x1="7.547cm" svg:y1="2.651cm" svg:x2="7.612cm" svg:y2="2.512cm"><text:p/></draw:line><draw:line draw:style-name="gr153" draw:text-style-name="P70" svg:x1="7.151cm" svg:y1="2.509cm" svg:x2="7.191cm" svg:y2="2.361cm"><text:p/></draw:line><draw:line draw:style-name="gr153" draw:text-style-name="P70" svg:x1="6.74cm" svg:y1="2.436cm" svg:x2="6.753cm" svg:y2="2.284cm"><text:p/></draw:line><draw:line draw:style-name="gr153" draw:text-style-name="P70" svg:x1="6.326cm" svg:y1="2.436cm" svg:x2="6.313cm" svg:y2="2.284cm"><text:p/></draw:line><draw:line draw:style-name="gr153" draw:text-style-name="P70" svg:x1="5.914cm" svg:y1="2.509cm" svg:x2="5.874cm" svg:y2="2.361cm"><text:p/></draw:line><draw:line draw:style-name="gr153" draw:text-style-name="P70" svg:x1="5.521cm" svg:y1="2.651cm" svg:x2="5.456cm" svg:y2="2.512cm"><text:p/></draw:line><draw:line draw:style-name="gr153" draw:text-style-name="P70" svg:x1="5.163cm" svg:y1="2.859cm" svg:x2="5.075cm" svg:y2="2.734cm"><text:p/></draw:line><draw:line draw:style-name="gr153" draw:text-style-name="P70" svg:x1="4.839cm" svg:y1="3.128cm" svg:x2="4.731cm" svg:y2="3.02cm"><text:p/></draw:line><draw:line draw:style-name="gr153" draw:text-style-name="P70" svg:x1="4.572cm" svg:y1="3.448cm" svg:x2="4.447cm" svg:y2="3.36cm"><text:p/></draw:line><draw:line draw:style-name="gr153" draw:text-style-name="P70" svg:x1="4.367cm" svg:y1="3.81cm" svg:x2="4.228cm" svg:y2="3.745cm"><text:p/></draw:line><draw:line draw:style-name="gr153" draw:text-style-name="P70" svg:x1="4.221cm" svg:y1="4.201cm" svg:x2="4.073cm" svg:y2="4.161cm"><text:p/></draw:line><draw:line draw:style-name="gr153" draw:text-style-name="P70" svg:x1="4.151cm" svg:y1="4.613cm" svg:x2="3.999cm" svg:y2="4.6cm"><text:p/></draw:line><draw:line draw:style-name="gr153" draw:text-style-name="P70" svg:x1="4.151cm" svg:y1="5.029cm" svg:x2="3.999cm" svg:y2="5.042cm"><text:p/></draw:line><draw:line draw:style-name="gr153" draw:text-style-name="P70" svg:x1="4.221cm" svg:y1="5.439cm" svg:x2="4.073cm" svg:y2="5.479cm"><text:p/></draw:line><draw:line draw:style-name="gr153" draw:text-style-name="P70" svg:x1="4.367cm" svg:y1="5.833cm" svg:x2="4.228cm" svg:y2="5.898cm"><text:p/></draw:line><draw:line draw:style-name="gr153" draw:text-style-name="P70" svg:x1="4.572cm" svg:y1="6.193cm" svg:x2="4.447cm" svg:y2="6.281cm"><text:p/></draw:line><draw:line draw:style-name="gr153" draw:text-style-name="P70" svg:x1="4.839cm" svg:y1="6.514cm" svg:x2="4.731cm" svg:y2="6.622cm"><text:p/></draw:line><draw:line draw:style-name="gr153" draw:text-style-name="P70" svg:x1="5.163cm" svg:y1="6.782cm" svg:x2="5.075cm" svg:y2="6.907cm"><text:p/></draw:line><draw:line draw:style-name="gr153" draw:text-style-name="P70" svg:x1="5.521cm" svg:y1="6.992cm" svg:x2="5.456cm" svg:y2="7.131cm"><text:p/></draw:line><draw:line draw:style-name="gr153" draw:text-style-name="P70" svg:x1="5.914cm" svg:y1="7.133cm" svg:x2="5.874cm" svg:y2="7.281cm"><text:p/></draw:line><draw:line draw:style-name="gr153" draw:text-style-name="P70" svg:x1="6.326cm" svg:y1="7.204cm" svg:x2="6.313cm" svg:y2="7.356cm"><text:p/></draw:line><draw:line draw:style-name="gr153" draw:text-style-name="P70" svg:x1="6.74cm" svg:y1="7.204cm" svg:x2="6.753cm" svg:y2="7.356cm"><text:p/></draw:line><draw:line draw:style-name="gr153" draw:text-style-name="P70" svg:x1="7.151cm" svg:y1="7.133cm" svg:x2="7.191cm" svg:y2="7.281cm"><text:p/></draw:line><draw:line draw:style-name="gr153" draw:text-style-name="P70" svg:x1="7.547cm" svg:y1="6.992cm" svg:x2="7.612cm" svg:y2="7.131cm"><text:p/></draw:line><draw:line draw:style-name="gr153" draw:text-style-name="P70" svg:x1="7.906cm" svg:y1="6.782cm" svg:x2="7.994cm" svg:y2="6.907cm"><text:p/></draw:line><draw:line draw:style-name="gr153" draw:text-style-name="P70" svg:x1="8.227cm" svg:y1="6.514cm" svg:x2="8.335cm" svg:y2="6.622cm"><text:p/></draw:line><draw:line draw:style-name="gr153" draw:text-style-name="P70" svg:x1="8.496cm" svg:y1="6.193cm" svg:x2="8.621cm" svg:y2="6.281cm"><text:p/></draw:line><draw:line draw:style-name="gr153" draw:text-style-name="P70" svg:x1="8.705cm" svg:y1="5.833cm" svg:x2="8.844cm" svg:y2="5.898cm"><text:p/></draw:line><draw:line draw:style-name="gr153" draw:text-style-name="P70" svg:x1="8.847cm" svg:y1="5.439cm" svg:x2="8.995cm" svg:y2="5.479cm"><text:p/></draw:line><draw:line draw:style-name="gr153" draw:text-style-name="P70" svg:x1="8.92cm" svg:y1="5.029cm" svg:x2="9.072cm" svg:y2="5.042cm"><text:p/></draw:line><draw:line draw:style-name="gr153" draw:text-style-name="P70" svg:x1="8.979cm" svg:y1="4.778cm" svg:x2="9.081cm" svg:y2="4.776cm"><text:p/></draw:line><draw:line draw:style-name="gr153" draw:text-style-name="P70" svg:x1="8.979cm" svg:y1="4.735cm" svg:x2="9.081cm" svg:y2="4.731cm"><text:p/></draw:line><draw:line draw:style-name="gr153" draw:text-style-name="P70" svg:x1="8.975cm" svg:y1="4.692cm" svg:x2="9.077cm" svg:y2="4.687cm"><text:p/></draw:line><draw:line draw:style-name="gr153" draw:text-style-name="P70" svg:x1="8.974cm" svg:y1="4.65cm" svg:x2="9.076cm" svg:y2="4.643cm"><text:p/></draw:line><draw:line draw:style-name="gr153" draw:text-style-name="P70" svg:x1="8.966cm" svg:y1="4.609cm" svg:x2="9.067cm" svg:y2="4.6cm"><text:p/></draw:line><draw:line draw:style-name="gr153" draw:text-style-name="P70" svg:x1="8.966cm" svg:y1="4.567cm" svg:x2="9.067cm" svg:y2="4.556cm"><text:p/></draw:line><draw:line draw:style-name="gr153" draw:text-style-name="P70" svg:x1="8.959cm" svg:y1="4.524cm" svg:x2="9.06cm" svg:y2="4.512cm"><text:p/></draw:line><draw:line draw:style-name="gr153" draw:text-style-name="P70" svg:x1="8.952cm" svg:y1="4.48cm" svg:x2="9.053cm" svg:y2="4.466cm"><text:p/></draw:line><draw:line draw:style-name="gr153" draw:text-style-name="P70" svg:x1="8.95cm" svg:y1="4.438cm" svg:x2="9.051cm" svg:y2="4.422cm"><text:p/></draw:line><draw:line draw:style-name="gr153" draw:text-style-name="P70" svg:x1="8.942cm" svg:y1="4.396cm" svg:x2="9.042cm" svg:y2="4.378cm"><text:p/></draw:line><draw:line draw:style-name="gr153" draw:text-style-name="P70" svg:x1="8.935cm" svg:y1="4.354cm" svg:x2="9.035cm" svg:y2="4.335cm"><text:p/></draw:line><draw:line draw:style-name="gr153" draw:text-style-name="P70" svg:x1="8.922cm" svg:y1="4.311cm" svg:x2="9.022cm" svg:y2="4.29cm"><text:p/></draw:line><draw:line draw:style-name="gr153" draw:text-style-name="P70" svg:x1="8.915cm" svg:y1="4.272cm" svg:x2="9.014cm" svg:y2="4.249cm"><text:p/></draw:line><draw:line draw:style-name="gr153" draw:text-style-name="P70" svg:x1="8.906cm" svg:y1="4.229cm" svg:x2="9.005cm" svg:y2="4.205cm"><text:p/></draw:line><draw:line draw:style-name="gr153" draw:text-style-name="P70" svg:x1="8.892cm" svg:y1="4.187cm" svg:x2="8.99cm" svg:y2="4.161cm"><text:p/></draw:line><draw:line draw:style-name="gr153" draw:text-style-name="P70" svg:x1="8.885cm" svg:y1="4.146cm" svg:x2="8.983cm" svg:y2="4.118cm"><text:p/></draw:line><draw:line draw:style-name="gr153" draw:text-style-name="P70" svg:x1="8.869cm" svg:y1="4.108cm" svg:x2="8.966cm" svg:y2="4.078cm"><text:p/></draw:line><draw:line draw:style-name="gr153" draw:text-style-name="P70" svg:x1="8.86cm" svg:y1="4.066cm" svg:x2="8.957cm" svg:y2="4.034cm"><text:p/></draw:line><draw:line draw:style-name="gr153" draw:text-style-name="P70" svg:x1="8.846cm" svg:y1="4.024cm" svg:x2="8.942cm" svg:y2="3.991cm"><text:p/></draw:line><draw:line draw:style-name="gr153" draw:text-style-name="P70" svg:x1="8.832cm" svg:y1="3.986cm" svg:x2="8.928cm" svg:y2="3.951cm"><text:p/></draw:line><draw:line draw:style-name="gr153" draw:text-style-name="P70" svg:x1="8.817cm" svg:y1="3.945cm" svg:x2="8.912cm" svg:y2="3.908cm"><text:p/></draw:line><draw:line draw:style-name="gr153" draw:text-style-name="P70" svg:x1="8.801cm" svg:y1="3.906cm" svg:x2="8.895cm" svg:y2="3.868cm"><text:p/></draw:line><draw:line draw:style-name="gr153" draw:text-style-name="P70" svg:x1="8.785cm" svg:y1="3.864cm" svg:x2="8.879cm" svg:y2="3.824cm"><text:p/></draw:line><draw:line draw:style-name="gr153" draw:text-style-name="P70" svg:x1="8.765cm" svg:y1="3.828cm" svg:x2="8.858cm" svg:y2="3.787cm"><text:p/></draw:line><draw:line draw:style-name="gr153" draw:text-style-name="P70" svg:x1="8.751cm" svg:y1="3.787cm" svg:x2="8.843cm" svg:y2="3.744cm"><text:p/></draw:line><draw:line draw:style-name="gr153" draw:text-style-name="P70" svg:x1="8.728cm" svg:y1="3.749cm" svg:x2="8.82cm" svg:y2="3.704cm"><text:p/></draw:line><draw:line draw:style-name="gr153" draw:text-style-name="P70" svg:x1="8.712cm" svg:y1="3.71cm" svg:x2="8.803cm" svg:y2="3.664cm"><text:p/></draw:line><draw:line draw:style-name="gr153" draw:text-style-name="P70" svg:x1="8.691cm" svg:y1="3.673cm" svg:x2="8.781cm" svg:y2="3.625cm"><text:p/></draw:line><draw:line draw:style-name="gr153" draw:text-style-name="P70" svg:x1="8.673cm" svg:y1="3.635cm" svg:x2="8.762cm" svg:y2="3.586cm"><text:p/></draw:line><draw:line draw:style-name="gr153" draw:text-style-name="P70" svg:x1="8.652cm" svg:y1="3.598cm" svg:x2="8.74cm" svg:y2="3.547cm"><text:p/></draw:line><draw:line draw:style-name="gr153" draw:text-style-name="P70" svg:x1="8.63cm" svg:y1="3.562cm" svg:x2="8.717cm" svg:y2="3.51cm"><text:p/></draw:line><draw:line draw:style-name="gr153" draw:text-style-name="P70" svg:x1="8.608cm" svg:y1="3.527cm" svg:x2="8.695cm" svg:y2="3.473cm"><text:p/></draw:line><draw:line draw:style-name="gr153" draw:text-style-name="P70" svg:x1="8.585cm" svg:y1="3.489cm" svg:x2="8.671cm" svg:y2="3.433cm"><text:p/></draw:line><draw:line draw:style-name="gr153" draw:text-style-name="P70" svg:x1="8.562cm" svg:y1="3.454cm" svg:x2="8.647cm" svg:y2="3.397cm"><text:p/></draw:line><draw:line draw:style-name="gr153" draw:text-style-name="P70" svg:x1="8.534cm" svg:y1="3.419cm" svg:x2="8.618cm" svg:y2="3.36cm"><text:p/></draw:line><draw:line draw:style-name="gr153" draw:text-style-name="P70" svg:x1="8.511cm" svg:y1="3.383cm" svg:x2="8.593cm" svg:y2="3.323cm"><text:p/></draw:line><draw:line draw:style-name="gr153" draw:text-style-name="P70" svg:x1="8.487cm" svg:y1="3.349cm" svg:x2="8.568cm" svg:y2="3.288cm"><text:p/></draw:line><draw:line draw:style-name="gr153" draw:text-style-name="P70" svg:x1="8.458cm" svg:y1="3.316cm" svg:x2="8.538cm" svg:y2="3.253cm"><text:p/></draw:line><draw:line draw:style-name="gr153" draw:text-style-name="P70" svg:x1="8.435cm" svg:y1="3.283cm" svg:x2="8.514cm" svg:y2="3.219cm"><text:p/></draw:line><draw:line draw:style-name="gr153" draw:text-style-name="P70" svg:x1="8.407cm" svg:y1="3.249cm" svg:x2="8.485cm" svg:y2="3.183cm"><text:p/></draw:line><draw:line draw:style-name="gr153" draw:text-style-name="P70" svg:x1="8.377cm" svg:y1="3.219cm" svg:x2="8.454cm" svg:y2="3.152cm"><text:p/></draw:line><draw:line draw:style-name="gr153" draw:text-style-name="P70" svg:x1="8.352cm" svg:y1="3.184cm" svg:x2="8.428cm" svg:y2="3.116cm"><text:p/></draw:line><draw:line draw:style-name="gr153" draw:text-style-name="P70" svg:x1="8.323cm" svg:y1="3.154cm" svg:x2="8.397cm" svg:y2="3.085cm"><text:p/></draw:line><draw:line draw:style-name="gr153" draw:text-style-name="P70" svg:x1="8.294cm" svg:y1="3.123cm" svg:x2="8.367cm" svg:y2="3.052cm"><text:p/></draw:line><draw:line draw:style-name="gr153" draw:text-style-name="P70" svg:x1="8.264cm" svg:y1="3.092cm" svg:x2="8.336cm" svg:y2="3.02cm"><text:p/></draw:line><draw:line draw:style-name="gr153" draw:text-style-name="P70" svg:x1="8.234cm" svg:y1="3.061cm" svg:x2="8.305cm" svg:y2="2.988cm"><text:p/></draw:line><draw:line draw:style-name="gr153" draw:text-style-name="P70" svg:x1="8.203cm" svg:y1="3.032cm" svg:x2="8.272cm" svg:y2="2.958cm"><text:p/></draw:line><draw:line draw:style-name="gr153" draw:text-style-name="P70" svg:x1="8.167cm" svg:y1="3.004cm" svg:x2="8.235cm" svg:y2="2.928cm"><text:p/></draw:line><draw:line draw:style-name="gr153" draw:text-style-name="P70" svg:x1="8.137cm" svg:y1="2.975cm" svg:x2="8.204cm" svg:y2="2.898cm"><text:p/></draw:line><draw:line draw:style-name="gr153" draw:text-style-name="P70" svg:x1="8.106cm" svg:y1="2.948cm" svg:x2="8.172cm" svg:y2="2.87cm"><text:p/></draw:line><draw:line draw:style-name="gr153" draw:text-style-name="P70" svg:x1="8.07cm" svg:y1="2.921cm" svg:x2="8.134cm" svg:y2="2.842cm"><text:p/></draw:line><draw:line draw:style-name="gr153" draw:text-style-name="P70" svg:x1="8.04cm" svg:y1="2.895cm" svg:x2="8.103cm" svg:y2="2.815cm"><text:p/></draw:line><draw:line draw:style-name="gr153" draw:text-style-name="P70" svg:x1="8.003cm" svg:y1="2.868cm" svg:x2="8.064cm" svg:y2="2.787cm"><text:p/></draw:line><draw:line draw:style-name="gr153" draw:text-style-name="P70" svg:x1="7.972cm" svg:y1="2.844cm" svg:x2="8.032cm" svg:y2="2.762cm"><text:p/></draw:line><draw:line draw:style-name="gr153" draw:text-style-name="P70" svg:x1="7.936cm" svg:y1="2.818cm" svg:x2="7.995cm" svg:y2="2.734cm"><text:p/></draw:line><draw:line draw:style-name="gr153" draw:text-style-name="P70" svg:x1="7.899cm" svg:y1="2.796cm" svg:x2="7.956cm" svg:y2="2.711cm"><text:p/></draw:line><draw:line draw:style-name="gr153" draw:text-style-name="P70" svg:x1="7.866cm" svg:y1="2.77cm" svg:x2="7.922cm" svg:y2="2.684cm"><text:p/></draw:line><draw:line draw:style-name="gr153" draw:text-style-name="P70" svg:x1="7.831cm" svg:y1="2.747cm" svg:x2="7.885cm" svg:y2="2.66cm"><text:p/></draw:line><draw:line draw:style-name="gr153" draw:text-style-name="P70" svg:x1="7.793cm" svg:y1="2.725cm" svg:x2="7.845cm" svg:y2="2.638cm"><text:p/></draw:line><draw:line draw:style-name="gr153" draw:text-style-name="P70" svg:x1="7.756cm" svg:y1="2.703cm" svg:x2="7.807cm" svg:y2="2.615cm"><text:p/></draw:line><draw:line draw:style-name="gr153" draw:text-style-name="P70" svg:x1="7.719cm" svg:y1="2.682cm" svg:x2="7.768cm" svg:y2="2.593cm"><text:p/></draw:line><draw:line draw:style-name="gr153" draw:text-style-name="P70" svg:x1="7.682cm" svg:y1="2.662cm" svg:x2="7.73cm" svg:y2="2.572cm"><text:p/></draw:line><draw:line draw:style-name="gr153" draw:text-style-name="P70" svg:x1="7.645cm" svg:y1="2.645cm" svg:x2="7.691cm" svg:y2="2.554cm"><text:p/></draw:line><draw:line draw:style-name="gr153" draw:text-style-name="P70" svg:x1="7.607cm" svg:y1="2.623cm" svg:x2="7.652cm" svg:y2="2.531cm"><text:p/></draw:line><draw:line draw:style-name="gr153" draw:text-style-name="P70" svg:x1="7.569cm" svg:y1="2.605cm" svg:x2="7.612cm" svg:y2="2.513cm"><text:p/></draw:line><draw:line draw:style-name="gr153" draw:text-style-name="P70" svg:x1="7.525cm" svg:y1="2.587cm" svg:x2="7.566cm" svg:y2="2.494cm"><text:p/></draw:line><draw:line draw:style-name="gr153" draw:text-style-name="P70" svg:x1="7.488cm" svg:y1="2.571cm" svg:x2="7.528cm" svg:y2="2.477cm"><text:p/></draw:line><draw:line draw:style-name="gr153" draw:text-style-name="P70" svg:x1="7.451cm" svg:y1="2.554cm" svg:x2="7.489cm" svg:y2="2.46cm"><text:p/></draw:line><draw:line draw:style-name="gr153" draw:text-style-name="P70" svg:x1="7.412cm" svg:y1="2.539cm" svg:x2="7.449cm" svg:y2="2.444cm"><text:p/></draw:line><draw:line draw:style-name="gr153" draw:text-style-name="P70" svg:x1="7.368cm" svg:y1="2.523cm" svg:x2="7.403cm" svg:y2="2.427cm"><text:p/></draw:line><draw:line draw:style-name="gr153" draw:text-style-name="P70" svg:x1="7.331cm" svg:y1="2.51cm" svg:x2="7.364cm" svg:y2="2.414cm"><text:p/></draw:line><draw:line draw:style-name="gr153" draw:text-style-name="P70" svg:x1="7.291cm" svg:y1="2.496cm" svg:x2="7.323cm" svg:y2="2.399cm"><text:p/></draw:line><draw:line draw:style-name="gr153" draw:text-style-name="P70" svg:x1="7.248cm" svg:y1="2.483cm" svg:x2="7.278cm" svg:y2="2.386cm"><text:p/></draw:line><draw:line draw:style-name="gr153" draw:text-style-name="P70" svg:x1="7.209cm" svg:y1="2.472cm" svg:x2="7.237cm" svg:y2="2.374cm"><text:p/></draw:line><draw:line draw:style-name="gr153" draw:text-style-name="P70" svg:x1="7.167cm" svg:y1="2.459cm" svg:x2="7.193cm" svg:y2="2.361cm"><text:p/></draw:line><draw:line draw:style-name="gr153" draw:text-style-name="P70" svg:x1="7.127cm" svg:y1="2.449cm" svg:x2="7.151cm" svg:y2="2.35cm"><text:p/></draw:line><draw:line draw:style-name="gr153" draw:text-style-name="P70" svg:x1="7.084cm" svg:y1="2.438cm" svg:x2="7.107cm" svg:y2="2.339cm"><text:p/></draw:line><draw:line draw:style-name="gr153" draw:text-style-name="P70" svg:x1="7.04cm" svg:y1="2.43cm" svg:x2="7.061cm" svg:y2="2.33cm"><text:p/></draw:line><draw:line draw:style-name="gr153" draw:text-style-name="P70" svg:x1="7.001cm" svg:y1="2.423cm" svg:x2="7.02cm" svg:y2="2.323cm"><text:p/></draw:line><draw:line draw:style-name="gr153" draw:text-style-name="P70" svg:x1="6.957cm" svg:y1="2.414cm" svg:x2="6.975cm" svg:y2="2.314cm"><text:p/></draw:line><draw:line draw:style-name="gr153" draw:text-style-name="P70" svg:x1="6.918cm" svg:y1="2.408cm" svg:x2="6.934cm" svg:y2="2.307cm"><text:p/></draw:line><draw:line draw:style-name="gr153" draw:text-style-name="P70" svg:x1="6.874cm" svg:y1="2.401cm" svg:x2="6.888cm" svg:y2="2.3cm"><text:p/></draw:line><draw:line draw:style-name="gr153" draw:text-style-name="P70" svg:x1="6.83cm" svg:y1="2.394cm" svg:x2="6.842cm" svg:y2="2.293cm"><text:p/></draw:line><draw:line draw:style-name="gr153" draw:text-style-name="P70" svg:x1="6.792cm" svg:y1="2.389cm" svg:x2="6.803cm" svg:y2="2.288cm"><text:p/></draw:line><draw:line draw:style-name="gr153" draw:text-style-name="P70" svg:x1="6.747cm" svg:y1="2.385cm" svg:x2="6.756cm" svg:y2="2.284cm"><text:p/></draw:line><draw:line draw:style-name="gr153" draw:text-style-name="P70" svg:x1="6.703cm" svg:y1="2.383cm" svg:x2="6.71cm" svg:y2="2.281cm"><text:p/></draw:line><draw:line draw:style-name="gr153" draw:text-style-name="P70" svg:x1="6.659cm" svg:y1="2.379cm" svg:x2="6.664cm" svg:y2="2.277cm"><text:p/></draw:line><draw:line draw:style-name="gr153" draw:text-style-name="P70" svg:x1="6.62cm" svg:y1="2.379cm" svg:x2="6.624cm" svg:y2="2.277cm"><text:p/></draw:line><draw:line draw:style-name="gr153" draw:text-style-name="P70" svg:x1="6.576cm" svg:y1="2.379cm" svg:x2="6.578cm" svg:y2="2.277cm"><text:p/></draw:line><draw:line draw:style-name="gr153" draw:text-style-name="P70" svg:x1="6.532cm" svg:y1="2.376cm" svg:x2="6.532cm" svg:y2="2.274cm"><text:p/></draw:line><draw:line draw:style-name="gr153" draw:text-style-name="P70" svg:x1="6.493cm" svg:y1="2.379cm" svg:x2="6.491cm" svg:y2="2.277cm"><text:p/></draw:line><draw:line draw:style-name="gr153" draw:text-style-name="P70" svg:x1="6.446cm" svg:y1="2.379cm" svg:x2="6.442cm" svg:y2="2.277cm"><text:p/></draw:line><draw:line draw:style-name="gr153" draw:text-style-name="P70" svg:x1="6.407cm" svg:y1="2.379cm" svg:x2="6.402cm" svg:y2="2.277cm"><text:p/></draw:line><draw:line draw:style-name="gr153" draw:text-style-name="P70" svg:x1="6.365cm" svg:y1="2.383cm" svg:x2="6.358cm" svg:y2="2.281cm"><text:p/></draw:line><draw:line draw:style-name="gr153" draw:text-style-name="P70" svg:x1="6.323cm" svg:y1="2.385cm" svg:x2="6.314cm" svg:y2="2.284cm"><text:p/></draw:line><draw:line draw:style-name="gr153" draw:text-style-name="P70" svg:x1="6.28cm" svg:y1="2.389cm" svg:x2="6.269cm" svg:y2="2.288cm"><text:p/></draw:line><draw:line draw:style-name="gr153" draw:text-style-name="P70" svg:x1="6.237cm" svg:y1="2.394cm" svg:x2="6.225cm" svg:y2="2.293cm"><text:p/></draw:line><draw:line draw:style-name="gr153" draw:text-style-name="P70" svg:x1="6.195cm" svg:y1="2.401cm" svg:x2="6.181cm" svg:y2="2.3cm"><text:p/></draw:line><draw:line draw:style-name="gr153" draw:text-style-name="P70" svg:x1="6.151cm" svg:y1="2.408cm" svg:x2="6.135cm" svg:y2="2.307cm"><text:p/></draw:line><draw:line draw:style-name="gr153" draw:text-style-name="P70" svg:x1="6.109cm" svg:y1="2.414cm" svg:x2="6.091cm" svg:y2="2.314cm"><text:p/></draw:line><draw:line draw:style-name="gr153" draw:text-style-name="P70" svg:x1="6.069cm" svg:y1="2.423cm" svg:x2="6.05cm" svg:y2="2.323cm"><text:p/></draw:line><draw:line draw:style-name="gr153" draw:text-style-name="P70" svg:x1="6.027cm" svg:y1="2.43cm" svg:x2="6.006cm" svg:y2="2.33cm"><text:p/></draw:line><draw:line draw:style-name="gr153" draw:text-style-name="P70" svg:x1="5.986cm" svg:y1="2.438cm" svg:x2="5.963cm" svg:y2="2.339cm"><text:p/></draw:line><draw:line draw:style-name="gr153" draw:text-style-name="P70" svg:x1="5.942cm" svg:y1="2.449cm" svg:x2="5.918cm" svg:y2="2.35cm"><text:p/></draw:line><draw:line draw:style-name="gr153" draw:text-style-name="P70" svg:x1="5.9cm" svg:y1="2.459cm" svg:x2="5.874cm" svg:y2="2.361cm"><text:p/></draw:line><draw:line draw:style-name="gr153" draw:text-style-name="P70" svg:x1="5.862cm" svg:y1="2.472cm" svg:x2="5.834cm" svg:y2="2.374cm"><text:p/></draw:line><draw:line draw:style-name="gr153" draw:text-style-name="P70" svg:x1="5.821cm" svg:y1="2.483cm" svg:x2="5.791cm" svg:y2="2.386cm"><text:p/></draw:line><draw:line draw:style-name="gr153" draw:text-style-name="P70" svg:x1="5.779cm" svg:y1="2.496cm" svg:x2="5.747cm" svg:y2="2.399cm"><text:p/></draw:line><draw:line draw:style-name="gr153" draw:text-style-name="P70" svg:x1="5.739cm" svg:y1="2.51cm" svg:x2="5.706cm" svg:y2="2.414cm"><text:p/></draw:line><draw:line draw:style-name="gr153" draw:text-style-name="P70" svg:x1="5.699cm" svg:y1="2.523cm" svg:x2="5.664cm" svg:y2="2.427cm"><text:p/></draw:line><draw:line draw:style-name="gr153" draw:text-style-name="P70" svg:x1="5.657cm" svg:y1="2.539cm" svg:x2="5.62cm" svg:y2="2.444cm"><text:p/></draw:line><draw:line draw:style-name="gr153" draw:text-style-name="P70" svg:x1="5.62cm" svg:y1="2.554cm" svg:x2="5.582cm" svg:y2="2.46cm"><text:p/></draw:line><draw:line draw:style-name="gr153" draw:text-style-name="P70" svg:x1="5.577cm" svg:y1="2.571cm" svg:x2="5.537cm" svg:y2="2.477cm"><text:p/></draw:line><draw:line draw:style-name="gr153" draw:text-style-name="P70" svg:x1="5.541cm" svg:y1="2.587cm" svg:x2="5.5cm" svg:y2="2.494cm"><text:p/></draw:line><draw:line draw:style-name="gr153" draw:text-style-name="P70" svg:x1="5.499cm" svg:y1="2.605cm" svg:x2="5.456cm" svg:y2="2.513cm"><text:p/></draw:line><draw:line draw:style-name="gr153" draw:text-style-name="P70" svg:x1="5.464cm" svg:y1="2.623cm" svg:x2="5.419cm" svg:y2="2.531cm"><text:p/></draw:line><draw:line draw:style-name="gr153" draw:text-style-name="P70" svg:x1="5.425cm" svg:y1="2.645cm" svg:x2="5.379cm" svg:y2="2.554cm"><text:p/></draw:line><draw:line draw:style-name="gr153" draw:text-style-name="P70" svg:x1="5.384cm" svg:y1="2.662cm" svg:x2="5.336cm" svg:y2="2.572cm"><text:p/></draw:line><draw:line draw:style-name="gr153" draw:text-style-name="P70" svg:x1="5.348cm" svg:y1="2.682cm" svg:x2="5.299cm" svg:y2="2.593cm"><text:p/></draw:line><draw:line draw:style-name="gr153" draw:text-style-name="P70" svg:x1="5.313cm" svg:y1="2.703cm" svg:x2="5.262cm" svg:y2="2.615cm"><text:p/></draw:line><draw:line draw:style-name="gr153" draw:text-style-name="P70" svg:x1="5.275cm" svg:y1="2.725cm" svg:x2="5.223cm" svg:y2="2.638cm"><text:p/></draw:line><draw:line draw:style-name="gr153" draw:text-style-name="P70" svg:x1="5.24cm" svg:y1="2.747cm" svg:x2="5.186cm" svg:y2="2.66cm"><text:p/></draw:line><draw:line draw:style-name="gr153" draw:text-style-name="P70" svg:x1="5.205cm" svg:y1="2.77cm" svg:x2="5.149cm" svg:y2="2.684cm"><text:p/></draw:line><draw:line draw:style-name="gr153" draw:text-style-name="P70" svg:x1="5.169cm" svg:y1="2.796cm" svg:x2="5.112cm" svg:y2="2.711cm"><text:p/></draw:line><draw:line draw:style-name="gr153" draw:text-style-name="P70" svg:x1="5.134cm" svg:y1="2.818cm" svg:x2="5.075cm" svg:y2="2.734cm"><text:p/></draw:line><draw:line draw:style-name="gr153" draw:text-style-name="P70" svg:x1="5.098cm" svg:y1="2.844cm" svg:x2="5.038cm" svg:y2="2.762cm"><text:p/></draw:line><draw:line draw:style-name="gr153" draw:text-style-name="P70" svg:x1="5.065cm" svg:y1="2.868cm" svg:x2="5.004cm" svg:y2="2.787cm"><text:p/></draw:line><draw:line draw:style-name="gr153" draw:text-style-name="P70" svg:x1="5.031cm" svg:y1="2.895cm" svg:x2="4.968cm" svg:y2="2.815cm"><text:p/></draw:line><draw:line draw:style-name="gr153" draw:text-style-name="P70" svg:x1="4.996cm" svg:y1="2.921cm" svg:x2="4.932cm" svg:y2="2.842cm"><text:p/></draw:line><draw:line draw:style-name="gr153" draw:text-style-name="P70" svg:x1="4.961cm" svg:y1="2.948cm" svg:x2="4.895cm" svg:y2="2.87cm"><text:p/></draw:line><draw:line draw:style-name="gr153" draw:text-style-name="P70" svg:x1="4.932cm" svg:y1="2.975cm" svg:x2="4.865cm" svg:y2="2.898cm"><text:p/></draw:line><draw:line draw:style-name="gr153" draw:text-style-name="P70" svg:x1="4.896cm" svg:y1="3.004cm" svg:x2="4.828cm" svg:y2="2.928cm"><text:p/></draw:line><draw:line draw:style-name="gr153" draw:text-style-name="P70" svg:x1="4.867cm" svg:y1="3.032cm" svg:x2="4.798cm" svg:y2="2.958cm"><text:p/></draw:line><draw:line draw:style-name="gr153" draw:text-style-name="P70" svg:x1="4.838cm" svg:y1="3.061cm" svg:x2="4.767cm" svg:y2="2.988cm"><text:p/></draw:line><draw:line draw:style-name="gr153" draw:text-style-name="P70" svg:x1="4.803cm" svg:y1="3.092cm" svg:x2="4.731cm" svg:y2="3.02cm"><text:p/></draw:line><draw:line draw:style-name="gr153" draw:text-style-name="P70" svg:x1="4.774cm" svg:y1="3.123cm" svg:x2="4.701cm" svg:y2="3.052cm"><text:p/></draw:line><draw:line draw:style-name="gr153" draw:text-style-name="P70" svg:x1="4.745cm" svg:y1="3.154cm" svg:x2="4.671cm" svg:y2="3.085cm"><text:p/></draw:line><draw:line draw:style-name="gr153" draw:text-style-name="P70" svg:x1="4.717cm" svg:y1="3.184cm" svg:x2="4.641cm" svg:y2="3.116cm"><text:p/></draw:line><draw:line draw:style-name="gr153" draw:text-style-name="P70" svg:x1="4.688cm" svg:y1="3.219cm" svg:x2="4.611cm" svg:y2="3.152cm"><text:p/></draw:line><draw:line draw:style-name="gr153" draw:text-style-name="P70" svg:x1="4.659cm" svg:y1="3.249cm" svg:x2="4.581cm" svg:y2="3.183cm"><text:p/></draw:line><draw:line draw:style-name="gr153" draw:text-style-name="P70" svg:x1="4.636cm" svg:y1="3.283cm" svg:x2="4.557cm" svg:y2="3.219cm"><text:p/></draw:line><draw:line draw:style-name="gr153" draw:text-style-name="P70" svg:x1="4.609cm" svg:y1="3.316cm" svg:x2="4.529cm" svg:y2="3.253cm"><text:p/></draw:line><draw:line draw:style-name="gr153" draw:text-style-name="P70" svg:x1="4.581cm" svg:y1="3.349cm" svg:x2="4.5cm" svg:y2="3.288cm"><text:p/></draw:line><draw:line draw:style-name="gr153" draw:text-style-name="P70" svg:x1="4.558cm" svg:y1="3.383cm" svg:x2="4.476cm" svg:y2="3.323cm"><text:p/></draw:line><draw:line draw:style-name="gr153" draw:text-style-name="P70" svg:x1="4.531cm" svg:y1="3.419cm" svg:x2="4.447cm" svg:y2="3.36cm"><text:p/></draw:line><draw:line draw:style-name="gr153" draw:text-style-name="P70" svg:x1="4.509cm" svg:y1="3.454cm" svg:x2="4.424cm" svg:y2="3.397cm"><text:p/></draw:line><draw:line draw:style-name="gr153" draw:text-style-name="P70" svg:x1="4.486cm" svg:y1="3.489cm" svg:x2="4.4cm" svg:y2="3.433cm"><text:p/></draw:line><draw:line draw:style-name="gr153" draw:text-style-name="P70" svg:x1="4.46cm" svg:y1="3.527cm" svg:x2="4.373cm" svg:y2="3.473cm"><text:p/></draw:line><draw:line draw:style-name="gr153" draw:text-style-name="P70" svg:x1="4.437cm" svg:y1="3.562cm" svg:x2="4.35cm" svg:y2="3.51cm"><text:p/></draw:line><draw:line draw:style-name="gr153" draw:text-style-name="P70" svg:x1="4.415cm" svg:y1="3.598cm" svg:x2="4.327cm" svg:y2="3.547cm"><text:p/></draw:line><draw:line draw:style-name="gr153" draw:text-style-name="P70" svg:x1="4.398cm" svg:y1="3.635cm" svg:x2="4.309cm" svg:y2="3.586cm"><text:p/></draw:line><draw:line draw:style-name="gr153" draw:text-style-name="P70" svg:x1="4.373cm" svg:y1="3.673cm" svg:x2="4.283cm" svg:y2="3.625cm"><text:p/></draw:line><draw:line draw:style-name="gr153" draw:text-style-name="P70" svg:x1="4.358cm" svg:y1="3.71cm" svg:x2="4.267cm" svg:y2="3.664cm"><text:p/></draw:line><draw:line draw:style-name="gr153" draw:text-style-name="P70" svg:x1="4.338cm" svg:y1="3.749cm" svg:x2="4.246cm" svg:y2="3.704cm"><text:p/></draw:line><draw:line draw:style-name="gr153" draw:text-style-name="P70" svg:x1="4.32cm" svg:y1="3.787cm" svg:x2="4.228cm" svg:y2="3.744cm"><text:p/></draw:line><draw:line draw:style-name="gr153" draw:text-style-name="P70" svg:x1="4.3cm" svg:y1="3.828cm" svg:x2="4.207cm" svg:y2="3.787cm"><text:p/></draw:line><draw:line draw:style-name="gr153" draw:text-style-name="P70" svg:x1="4.286cm" svg:y1="3.864cm" svg:x2="4.192cm" svg:y2="3.824cm"><text:p/></draw:line><draw:line draw:style-name="gr153" draw:text-style-name="P70" svg:x1="4.269cm" svg:y1="3.906cm" svg:x2="4.175cm" svg:y2="3.868cm"><text:p/></draw:line><draw:line draw:style-name="gr153" draw:text-style-name="P70" svg:x1="4.251cm" svg:y1="3.945cm" svg:x2="4.156cm" svg:y2="3.908cm"><text:p/></draw:line><draw:line draw:style-name="gr153" draw:text-style-name="P70" svg:x1="4.236cm" svg:y1="3.986cm" svg:x2="4.14cm" svg:y2="3.951cm"><text:p/></draw:line><draw:line draw:style-name="gr153" draw:text-style-name="P70" svg:x1="4.222cm" svg:y1="4.024cm" svg:x2="4.126cm" svg:y2="3.991cm"><text:p/></draw:line><draw:line draw:style-name="gr153" draw:text-style-name="P70" svg:x1="4.207cm" svg:y1="4.066cm" svg:x2="4.11cm" svg:y2="4.034cm"><text:p/></draw:line><draw:line draw:style-name="gr153" draw:text-style-name="P70" svg:x1="4.198cm" svg:y1="4.108cm" svg:x2="4.101cm" svg:y2="4.078cm"><text:p/></draw:line><draw:line draw:style-name="gr153" draw:text-style-name="P70" svg:x1="4.186cm" svg:y1="4.146cm" svg:x2="4.088cm" svg:y2="4.118cm"><text:p/></draw:line><draw:line draw:style-name="gr153" draw:text-style-name="P70" svg:x1="4.171cm" svg:y1="4.187cm" svg:x2="4.073cm" svg:y2="4.161cm"><text:p/></draw:line><draw:line draw:style-name="gr153" draw:text-style-name="P70" svg:x1="4.164cm" svg:y1="4.229cm" svg:x2="4.065cm" svg:y2="4.205cm"><text:p/></draw:line><draw:line draw:style-name="gr153" draw:text-style-name="P70" svg:x1="4.151cm" svg:y1="4.272cm" svg:x2="4.052cm" svg:y2="4.249cm"><text:p/></draw:line><draw:line draw:style-name="gr153" draw:text-style-name="P70" svg:x1="4.143cm" svg:y1="4.311cm" svg:x2="4.043cm" svg:y2="4.29cm"><text:p/></draw:line><draw:line draw:style-name="gr153" draw:text-style-name="P70" svg:x1="4.136cm" svg:y1="4.354cm" svg:x2="4.036cm" svg:y2="4.335cm"><text:p/></draw:line><draw:line draw:style-name="gr153" draw:text-style-name="P70" svg:x1="4.128cm" svg:y1="4.396cm" svg:x2="4.028cm" svg:y2="4.378cm"><text:p/></draw:line><draw:line draw:style-name="gr153" draw:text-style-name="P70" svg:x1="4.121cm" svg:y1="4.438cm" svg:x2="4.02cm" svg:y2="4.422cm"><text:p/></draw:line><draw:line draw:style-name="gr153" draw:text-style-name="P70" svg:x1="4.114cm" svg:y1="4.48cm" svg:x2="4.013cm" svg:y2="4.466cm"><text:p/></draw:line><draw:line draw:style-name="gr153" draw:text-style-name="P70" svg:x1="4.107cm" svg:y1="4.524cm" svg:x2="4.006cm" svg:y2="4.512cm"><text:p/></draw:line><draw:line draw:style-name="gr153" draw:text-style-name="P70" svg:x1="4.1cm" svg:y1="4.567cm" svg:x2="3.999cm" svg:y2="4.556cm"><text:p/></draw:line><draw:line draw:style-name="gr153" draw:text-style-name="P70" svg:x1="4.1cm" svg:y1="4.609cm" svg:x2="3.999cm" svg:y2="4.6cm"><text:p/></draw:line><draw:line draw:style-name="gr153" draw:text-style-name="P70" svg:x1="4.094cm" svg:y1="4.65cm" svg:x2="3.992cm" svg:y2="4.643cm"><text:p/></draw:line><draw:line draw:style-name="gr153" draw:text-style-name="P70" svg:x1="4.094cm" svg:y1="4.692cm" svg:x2="3.992cm" svg:y2="4.687cm"><text:p/></draw:line><draw:line draw:style-name="gr153" draw:text-style-name="P70" svg:x1="4.093cm" svg:y1="4.735cm" svg:x2="3.991cm" svg:y2="4.731cm"><text:p/></draw:line><draw:line draw:style-name="gr153" draw:text-style-name="P70" svg:x1="4.092cm" svg:y1="4.778cm" svg:x2="3.99cm" svg:y2="4.776cm"><text:p/></draw:line><draw:line draw:style-name="gr153" draw:text-style-name="P70" svg:x1="4.091cm" svg:y1="4.82cm" svg:x2="3.989cm" svg:y2="4.82cm"><text:p/></draw:line><draw:line draw:style-name="gr153" draw:text-style-name="P70" svg:x1="4.092cm" svg:y1="4.863cm" svg:x2="3.99cm" svg:y2="4.865cm"><text:p/></draw:line><draw:line draw:style-name="gr153" draw:text-style-name="P70" svg:x1="4.093cm" svg:y1="4.907cm" svg:x2="3.991cm" svg:y2="4.911cm"><text:p/></draw:line><draw:line draw:style-name="gr153" draw:text-style-name="P70" svg:x1="4.094cm" svg:y1="4.948cm" svg:x2="3.992cm" svg:y2="4.953cm"><text:p/></draw:line><draw:line draw:style-name="gr153" draw:text-style-name="P70" svg:x1="4.094cm" svg:y1="4.991cm" svg:x2="3.992cm" svg:y2="4.998cm"><text:p/></draw:line><draw:line draw:style-name="gr153" draw:text-style-name="P70" svg:x1="4.1cm" svg:y1="5.034cm" svg:x2="3.999cm" svg:y2="5.043cm"><text:p/></draw:line><draw:line draw:style-name="gr153" draw:text-style-name="P70" svg:x1="4.1cm" svg:y1="5.078cm" svg:x2="3.999cm" svg:y2="5.089cm"><text:p/></draw:line><draw:line draw:style-name="gr153" draw:text-style-name="P70" svg:x1="4.107cm" svg:y1="5.118cm" svg:x2="4.006cm" svg:y2="5.13cm"><text:p/></draw:line><draw:line draw:style-name="gr153" draw:text-style-name="P70" svg:x1="4.114cm" svg:y1="5.161cm" svg:x2="4.013cm" svg:y2="5.175cm"><text:p/></draw:line><draw:line draw:style-name="gr153" draw:text-style-name="P70" svg:x1="4.121cm" svg:y1="5.202cm" svg:x2="4.02cm" svg:y2="5.218cm"><text:p/></draw:line><draw:line draw:style-name="gr153" draw:text-style-name="P70" svg:x1="4.128cm" svg:y1="5.245cm" svg:x2="4.028cm" svg:y2="5.263cm"><text:p/></draw:line><draw:line draw:style-name="gr153" draw:text-style-name="P70" svg:x1="4.136cm" svg:y1="5.288cm" svg:x2="4.036cm" svg:y2="5.307cm"><text:p/></draw:line><draw:line draw:style-name="gr153" draw:text-style-name="P70" svg:x1="4.143cm" svg:y1="5.328cm" svg:x2="4.043cm" svg:y2="5.349cm"><text:p/></draw:line><draw:line draw:style-name="gr153" draw:text-style-name="P70" svg:x1="4.151cm" svg:y1="5.371cm" svg:x2="4.052cm" svg:y2="5.394cm"><text:p/></draw:line><draw:line draw:style-name="gr153" draw:text-style-name="P70" svg:x1="4.164cm" svg:y1="5.411cm" svg:x2="4.065cm" svg:y2="5.435cm"><text:p/></draw:line><draw:line draw:style-name="gr153" draw:text-style-name="P70" svg:x1="4.171cm" svg:y1="5.452cm" svg:x2="4.073cm" svg:y2="5.478cm"><text:p/></draw:line><draw:line draw:style-name="gr153" draw:text-style-name="P70" svg:x1="4.186cm" svg:y1="5.494cm" svg:x2="4.088cm" svg:y2="5.522cm"><text:p/></draw:line><draw:line draw:style-name="gr153" draw:text-style-name="P70" svg:x1="4.198cm" svg:y1="5.535cm" svg:x2="4.101cm" svg:y2="5.565cm"><text:p/></draw:line><draw:line draw:style-name="gr153" draw:text-style-name="P70" svg:x1="4.207cm" svg:y1="5.575cm" svg:x2="4.11cm" svg:y2="5.607cm"><text:p/></draw:line><draw:line draw:style-name="gr153" draw:text-style-name="P70" svg:x1="4.222cm" svg:y1="5.616cm" svg:x2="4.126cm" svg:y2="5.649cm"><text:p/></draw:line><draw:line draw:style-name="gr153" draw:text-style-name="P70" svg:x1="4.236cm" svg:y1="5.656cm" svg:x2="4.14cm" svg:y2="5.691cm"><text:p/></draw:line><draw:line draw:style-name="gr153" draw:text-style-name="P70" svg:x1="4.251cm" svg:y1="5.696cm" svg:x2="4.156cm" svg:y2="5.733cm"><text:p/></draw:line><draw:line draw:style-name="gr153" draw:text-style-name="P70" svg:x1="4.269cm" svg:y1="5.736cm" svg:x2="4.175cm" svg:y2="5.774cm"><text:p/></draw:line><draw:line draw:style-name="gr153" draw:text-style-name="P70" svg:x1="4.286cm" svg:y1="5.776cm" svg:x2="4.192cm" svg:y2="5.816cm"><text:p/></draw:line><draw:line draw:style-name="gr153" draw:text-style-name="P70" svg:x1="4.3cm" svg:y1="5.814cm" svg:x2="4.207cm" svg:y2="5.855cm"><text:p/></draw:line><draw:line draw:style-name="gr153" draw:text-style-name="P70" svg:x1="4.32cm" svg:y1="5.853cm" svg:x2="4.228cm" svg:y2="5.896cm"><text:p/></draw:line><draw:line draw:style-name="gr153" draw:text-style-name="P70" svg:x1="4.338cm" svg:y1="5.893cm" svg:x2="4.246cm" svg:y2="5.938cm"><text:p/></draw:line><draw:line draw:style-name="gr153" draw:text-style-name="P70" svg:x1="4.358cm" svg:y1="5.93cm" svg:x2="4.267cm" svg:y2="5.976cm"><text:p/></draw:line><draw:line draw:style-name="gr153" draw:text-style-name="P70" svg:x1="4.373cm" svg:y1="5.967cm" svg:x2="4.283cm" svg:y2="6.015cm"><text:p/></draw:line><draw:line draw:style-name="gr153" draw:text-style-name="P70" svg:x1="4.398cm" svg:y1="6.006cm" svg:x2="4.309cm" svg:y2="6.055cm"><text:p/></draw:line><draw:line draw:style-name="gr153" draw:text-style-name="P70" svg:x1="4.415cm" svg:y1="6.043cm" svg:x2="4.327cm" svg:y2="6.094cm"><text:p/></draw:line><draw:line draw:style-name="gr153" draw:text-style-name="P70" svg:x1="4.437cm" svg:y1="6.08cm" svg:x2="4.35cm" svg:y2="6.132cm"><text:p/></draw:line><draw:line draw:style-name="gr153" draw:text-style-name="P70" svg:x1="4.46cm" svg:y1="6.117cm" svg:x2="4.373cm" svg:y2="6.171cm"><text:p/></draw:line><draw:line draw:style-name="gr153" draw:text-style-name="P70" svg:x1="4.486cm" svg:y1="6.151cm" svg:x2="4.4cm" svg:y2="6.207cm"><text:p/></draw:line><draw:line draw:style-name="gr153" draw:text-style-name="P70" svg:x1="4.509cm" svg:y1="6.187cm" svg:x2="4.424cm" svg:y2="6.244cm"><text:p/></draw:line><draw:line draw:style-name="gr153" draw:text-style-name="P70" svg:x1="4.531cm" svg:y1="6.221cm" svg:x2="4.447cm" svg:y2="6.28cm"><text:p/></draw:line><draw:line draw:style-name="gr153" draw:text-style-name="P70" svg:x1="4.558cm" svg:y1="6.257cm" svg:x2="4.476cm" svg:y2="6.317cm"><text:p/></draw:line><draw:line draw:style-name="gr153" draw:text-style-name="P70" svg:x1="4.581cm" svg:y1="6.291cm" svg:x2="4.5cm" svg:y2="6.352cm"><text:p/></draw:line><draw:line draw:style-name="gr153" draw:text-style-name="P70" svg:x1="4.609cm" svg:y1="6.327cm" svg:x2="4.529cm" svg:y2="6.39cm"><text:p/></draw:line><draw:line draw:style-name="gr153" draw:text-style-name="P70" svg:x1="4.636cm" svg:y1="6.358cm" svg:x2="4.557cm" svg:y2="6.422cm"><text:p/></draw:line><draw:line draw:style-name="gr153" draw:text-style-name="P70" svg:x1="4.659cm" svg:y1="6.391cm" svg:x2="4.581cm" svg:y2="6.457cm"><text:p/></draw:line><draw:line draw:style-name="gr153" draw:text-style-name="P70" svg:x1="4.688cm" svg:y1="6.424cm" svg:x2="4.611cm" svg:y2="6.491cm"><text:p/></draw:line><draw:line draw:style-name="gr153" draw:text-style-name="P70" svg:x1="4.717cm" svg:y1="6.456cm" svg:x2="4.641cm" svg:y2="6.524cm"><text:p/></draw:line><draw:line draw:style-name="gr153" draw:text-style-name="P70" svg:x1="4.745cm" svg:y1="6.488cm" svg:x2="4.671cm" svg:y2="6.557cm"><text:p/></draw:line><draw:line draw:style-name="gr153" draw:text-style-name="P70" svg:x1="4.774cm" svg:y1="6.518cm" svg:x2="4.701cm" svg:y2="6.589cm"><text:p/></draw:line><draw:line draw:style-name="gr153" draw:text-style-name="P70" svg:x1="4.803cm" svg:y1="6.551cm" svg:x2="4.731cm" svg:y2="6.623cm"><text:p/></draw:line><draw:line draw:style-name="gr153" draw:text-style-name="P70" svg:x1="4.838cm" svg:y1="6.581cm" svg:x2="4.767cm" svg:y2="6.654cm"><text:p/></draw:line><draw:line draw:style-name="gr153" draw:text-style-name="P70" svg:x1="4.867cm" svg:y1="6.607cm" svg:x2="4.798cm" svg:y2="6.681cm"><text:p/></draw:line><draw:line draw:style-name="gr153" draw:text-style-name="P70" svg:x1="4.896cm" svg:y1="6.636cm" svg:x2="4.828cm" svg:y2="6.712cm"><text:p/></draw:line><draw:line draw:style-name="gr153" draw:text-style-name="P70" svg:x1="4.932cm" svg:y1="6.665cm" svg:x2="4.865cm" svg:y2="6.742cm"><text:p/></draw:line><draw:line draw:style-name="gr153" draw:text-style-name="P70" svg:x1="4.961cm" svg:y1="6.692cm" svg:x2="4.895cm" svg:y2="6.77cm"><text:p/></draw:line><draw:line draw:style-name="gr153" draw:text-style-name="P70" svg:x1="4.996cm" svg:y1="6.719cm" svg:x2="4.932cm" svg:y2="6.798cm"><text:p/></draw:line><draw:line draw:style-name="gr153" draw:text-style-name="P70" svg:x1="5.031cm" svg:y1="6.745cm" svg:x2="4.968cm" svg:y2="6.825cm"><text:p/></draw:line><draw:line draw:style-name="gr153" draw:text-style-name="P70" svg:x1="5.065cm" svg:y1="6.772cm" svg:x2="5.004cm" svg:y2="6.853cm"><text:p/></draw:line><draw:line draw:style-name="gr153" draw:text-style-name="P70" svg:x1="5.098cm" svg:y1="6.798cm" svg:x2="5.038cm" svg:y2="6.88cm"><text:p/></draw:line><draw:line draw:style-name="gr153" draw:text-style-name="P70" svg:x1="5.134cm" svg:y1="6.823cm" svg:x2="5.075cm" svg:y2="6.907cm"><text:p/></draw:line><draw:line draw:style-name="gr153" draw:text-style-name="P70" svg:x1="5.169cm" svg:y1="6.846cm" svg:x2="5.112cm" svg:y2="6.931cm"><text:p/></draw:line><draw:line draw:style-name="gr153" draw:text-style-name="P70" svg:x1="5.205cm" svg:y1="6.872cm" svg:x2="5.149cm" svg:y2="6.958cm"><text:p/></draw:line><draw:line draw:style-name="gr153" draw:text-style-name="P70" svg:x1="5.24cm" svg:y1="6.895cm" svg:x2="5.186cm" svg:y2="6.982cm"><text:p/></draw:line><draw:line draw:style-name="gr153" draw:text-style-name="P70" svg:x1="5.275cm" svg:y1="6.916cm" svg:x2="5.223cm" svg:y2="7.003cm"><text:p/></draw:line><draw:line draw:style-name="gr153" draw:text-style-name="P70" svg:x1="5.313cm" svg:y1="6.939cm" svg:x2="5.262cm" svg:y2="7.027cm"><text:p/></draw:line><draw:line draw:style-name="gr153" draw:text-style-name="P70" svg:x1="5.348cm" svg:y1="6.958cm" svg:x2="5.299cm" svg:y2="7.047cm"><text:p/></draw:line><draw:line draw:style-name="gr153" draw:text-style-name="P70" svg:x1="5.384cm" svg:y1="6.978cm" svg:x2="5.336cm" svg:y2="7.068cm"><text:p/></draw:line><draw:line draw:style-name="gr153" draw:text-style-name="P70" svg:x1="5.425cm" svg:y1="6.999cm" svg:x2="5.379cm" svg:y2="7.09cm"><text:p/></draw:line><draw:line draw:style-name="gr153" draw:text-style-name="P70" svg:x1="5.464cm" svg:y1="7.017cm" svg:x2="5.419cm" svg:y2="7.109cm"><text:p/></draw:line><draw:line draw:style-name="gr153" draw:text-style-name="P70" svg:x1="5.499cm" svg:y1="7.036cm" svg:x2="5.456cm" svg:y2="7.128cm"><text:p/></draw:line><draw:line draw:style-name="gr153" draw:text-style-name="P70" svg:x1="5.541cm" svg:y1="7.053cm" svg:x2="5.5cm" svg:y2="7.146cm"><text:p/></draw:line><draw:line draw:style-name="gr153" draw:text-style-name="P70" svg:x1="5.577cm" svg:y1="7.07cm" svg:x2="5.537cm" svg:y2="7.164cm"><text:p/></draw:line><draw:line draw:style-name="gr153" draw:text-style-name="P70" svg:x1="5.62cm" svg:y1="7.086cm" svg:x2="5.582cm" svg:y2="7.18cm"><text:p/></draw:line><draw:line draw:style-name="gr153" draw:text-style-name="P70" svg:x1="5.657cm" svg:y1="7.103cm" svg:x2="5.62cm" svg:y2="7.198cm"><text:p/></draw:line><draw:line draw:style-name="gr153" draw:text-style-name="P70" svg:x1="5.699cm" svg:y1="7.119cm" svg:x2="5.664cm" svg:y2="7.215cm"><text:p/></draw:line><draw:line draw:style-name="gr153" draw:text-style-name="P70" svg:x1="5.739cm" svg:y1="7.133cm" svg:x2="5.706cm" svg:y2="7.229cm"><text:p/></draw:line><draw:line draw:style-name="gr153" draw:text-style-name="P70" svg:x1="5.779cm" svg:y1="7.145cm" svg:x2="5.747cm" svg:y2="7.242cm"><text:p/></draw:line><draw:line draw:style-name="gr153" draw:text-style-name="P70" svg:x1="5.821cm" svg:y1="7.156cm" svg:x2="5.791cm" svg:y2="7.253cm"><text:p/></draw:line><draw:line draw:style-name="gr153" draw:text-style-name="P70" svg:x1="5.862cm" svg:y1="7.17cm" svg:x2="5.834cm" svg:y2="7.268cm"><text:p/></draw:line><draw:line draw:style-name="gr153" draw:text-style-name="P70" svg:x1="5.9cm" svg:y1="7.181cm" svg:x2="5.874cm" svg:y2="7.279cm"><text:p/></draw:line><draw:line draw:style-name="gr153" draw:text-style-name="P70" svg:x1="5.942cm" svg:y1="7.193cm" svg:x2="5.918cm" svg:y2="7.292cm"><text:p/></draw:line><draw:line draw:style-name="gr153" draw:text-style-name="P70" svg:x1="5.986cm" svg:y1="7.202cm" svg:x2="5.963cm" svg:y2="7.301cm"><text:p/></draw:line><draw:line draw:style-name="gr153" draw:text-style-name="P70" svg:x1="6.027cm" svg:y1="7.211cm" svg:x2="6.006cm" svg:y2="7.311cm"><text:p/></draw:line><draw:line draw:style-name="gr153" draw:text-style-name="P70" svg:x1="6.069cm" svg:y1="7.219cm" svg:x2="6.05cm" svg:y2="7.319cm"><text:p/></draw:line><draw:line draw:style-name="gr153" draw:text-style-name="P70" svg:x1="6.109cm" svg:y1="7.227cm" svg:x2="6.091cm" svg:y2="7.327cm"><text:p/></draw:line><draw:line draw:style-name="gr153" draw:text-style-name="P70" svg:x1="6.151cm" svg:y1="7.234cm" svg:x2="6.135cm" svg:y2="7.335cm"><text:p/></draw:line><draw:line draw:style-name="gr153" draw:text-style-name="P70" svg:x1="6.195cm" svg:y1="7.241cm" svg:x2="6.181cm" svg:y2="7.342cm"><text:p/></draw:line><draw:line draw:style-name="gr153" draw:text-style-name="P70" svg:x1="6.237cm" svg:y1="7.246cm" svg:x2="6.225cm" svg:y2="7.347cm"><text:p/></draw:line><draw:line draw:style-name="gr153" draw:text-style-name="P70" svg:x1="6.28cm" svg:y1="7.253cm" svg:x2="6.269cm" svg:y2="7.354cm"><text:p/></draw:line><draw:line draw:style-name="gr153" draw:text-style-name="P70" svg:x1="6.323cm" svg:y1="7.255cm" svg:x2="6.314cm" svg:y2="7.356cm"><text:p/></draw:line><draw:line draw:style-name="gr153" draw:text-style-name="P70" svg:x1="6.365cm" svg:y1="7.26cm" svg:x2="6.358cm" svg:y2="7.362cm"><text:p/></draw:line><draw:line draw:style-name="gr153" draw:text-style-name="P70" svg:x1="6.407cm" svg:y1="7.26cm" svg:x2="6.402cm" svg:y2="7.362cm"><text:p/></draw:line><draw:line draw:style-name="gr153" draw:text-style-name="P70" svg:x1="6.446cm" svg:y1="7.263cm" svg:x2="6.442cm" svg:y2="7.365cm"><text:p/></draw:line><draw:line draw:style-name="gr153" draw:text-style-name="P70" svg:x1="6.493cm" svg:y1="7.264cm" svg:x2="6.491cm" svg:y2="7.366cm"><text:p/></draw:line><draw:line draw:style-name="gr153" draw:text-style-name="P70" svg:x1="6.532cm" svg:y1="7.264cm" svg:x2="6.532cm" svg:y2="7.366cm"><text:p/></draw:line><draw:line draw:style-name="gr153" draw:text-style-name="P70" svg:x1="6.576cm" svg:y1="7.264cm" svg:x2="6.578cm" svg:y2="7.366cm"><text:p/></draw:line><draw:line draw:style-name="gr153" draw:text-style-name="P70" svg:x1="6.62cm" svg:y1="7.263cm" svg:x2="6.624cm" svg:y2="7.365cm"><text:p/></draw:line><draw:line draw:style-name="gr153" draw:text-style-name="P70" svg:x1="6.659cm" svg:y1="7.26cm" svg:x2="6.664cm" svg:y2="7.362cm"><text:p/></draw:line><draw:line draw:style-name="gr153" draw:text-style-name="P70" svg:x1="6.703cm" svg:y1="7.26cm" svg:x2="6.71cm" svg:y2="7.362cm"><text:p/></draw:line><draw:line draw:style-name="gr153" draw:text-style-name="P70" svg:x1="6.747cm" svg:y1="7.255cm" svg:x2="6.756cm" svg:y2="7.356cm"><text:p/></draw:line><draw:line draw:style-name="gr153" draw:text-style-name="P70" svg:x1="6.792cm" svg:y1="7.253cm" svg:x2="6.803cm" svg:y2="7.354cm"><text:p/></draw:line><draw:line draw:style-name="gr153" draw:text-style-name="P70" svg:x1="6.83cm" svg:y1="7.246cm" svg:x2="6.842cm" svg:y2="7.347cm"><text:p/></draw:line><draw:line draw:style-name="gr153" draw:text-style-name="P70" svg:x1="6.874cm" svg:y1="7.241cm" svg:x2="6.888cm" svg:y2="7.342cm"><text:p/></draw:line><draw:line draw:style-name="gr153" draw:text-style-name="P70" svg:x1="6.918cm" svg:y1="7.234cm" svg:x2="6.934cm" svg:y2="7.335cm"><text:p/></draw:line><draw:line draw:style-name="gr153" draw:text-style-name="P70" svg:x1="6.957cm" svg:y1="7.227cm" svg:x2="6.975cm" svg:y2="7.327cm"><text:p/></draw:line><draw:line draw:style-name="gr153" draw:text-style-name="P70" svg:x1="7.001cm" svg:y1="7.219cm" svg:x2="7.02cm" svg:y2="7.319cm"><text:p/></draw:line><draw:line draw:style-name="gr153" draw:text-style-name="P70" svg:x1="7.04cm" svg:y1="7.211cm" svg:x2="7.061cm" svg:y2="7.311cm"><text:p/></draw:line><draw:line draw:style-name="gr153" draw:text-style-name="P70" svg:x1="7.084cm" svg:y1="7.202cm" svg:x2="7.107cm" svg:y2="7.301cm"><text:p/></draw:line><draw:line draw:style-name="gr153" draw:text-style-name="P70" svg:x1="7.127cm" svg:y1="7.193cm" svg:x2="7.151cm" svg:y2="7.292cm"><text:p/></draw:line><draw:line draw:style-name="gr153" draw:text-style-name="P70" svg:x1="7.167cm" svg:y1="7.181cm" svg:x2="7.193cm" svg:y2="7.279cm"><text:p/></draw:line><draw:line draw:style-name="gr153" draw:text-style-name="P70" svg:x1="7.209cm" svg:y1="7.17cm" svg:x2="7.237cm" svg:y2="7.268cm"><text:p/></draw:line><draw:line draw:style-name="gr153" draw:text-style-name="P70" svg:x1="7.248cm" svg:y1="7.156cm" svg:x2="7.278cm" svg:y2="7.253cm"><text:p/></draw:line><draw:line draw:style-name="gr153" draw:text-style-name="P70" svg:x1="7.291cm" svg:y1="7.145cm" svg:x2="7.323cm" svg:y2="7.242cm"><text:p/></draw:line><draw:line draw:style-name="gr153" draw:text-style-name="P70" svg:x1="7.331cm" svg:y1="7.133cm" svg:x2="7.364cm" svg:y2="7.229cm"><text:p/></draw:line><draw:line draw:style-name="gr153" draw:text-style-name="P70" svg:x1="7.368cm" svg:y1="7.119cm" svg:x2="7.403cm" svg:y2="7.215cm"><text:p/></draw:line><draw:line draw:style-name="gr153" draw:text-style-name="P70" svg:x1="7.412cm" svg:y1="7.103cm" svg:x2="7.449cm" svg:y2="7.198cm"><text:p/></draw:line><draw:line draw:style-name="gr153" draw:text-style-name="P70" svg:x1="7.451cm" svg:y1="7.086cm" svg:x2="7.489cm" svg:y2="7.18cm"><text:p/></draw:line><draw:line draw:style-name="gr153" draw:text-style-name="P70" svg:x1="7.488cm" svg:y1="7.07cm" svg:x2="7.528cm" svg:y2="7.164cm"><text:p/></draw:line><draw:line draw:style-name="gr153" draw:text-style-name="P70" svg:x1="7.525cm" svg:y1="7.053cm" svg:x2="7.566cm" svg:y2="7.146cm"><text:p/></draw:line><draw:line draw:style-name="gr153" draw:text-style-name="P70" svg:x1="7.569cm" svg:y1="7.036cm" svg:x2="7.612cm" svg:y2="7.128cm"><text:p/></draw:line><draw:line draw:style-name="gr153" draw:text-style-name="P70" svg:x1="7.607cm" svg:y1="7.017cm" svg:x2="7.652cm" svg:y2="7.109cm"><text:p/></draw:line><draw:line draw:style-name="gr153" draw:text-style-name="P70" svg:x1="7.645cm" svg:y1="6.999cm" svg:x2="7.691cm" svg:y2="7.09cm"><text:p/></draw:line><draw:line draw:style-name="gr153" draw:text-style-name="P70" svg:x1="7.682cm" svg:y1="6.978cm" svg:x2="7.73cm" svg:y2="7.068cm"><text:p/></draw:line><draw:line draw:style-name="gr153" draw:text-style-name="P70" svg:x1="7.719cm" svg:y1="6.958cm" svg:x2="7.768cm" svg:y2="7.047cm"><text:p/></draw:line><draw:line draw:style-name="gr153" draw:text-style-name="P70" svg:x1="7.756cm" svg:y1="6.939cm" svg:x2="7.807cm" svg:y2="7.027cm"><text:p/></draw:line><draw:line draw:style-name="gr153" draw:text-style-name="P70" svg:x1="7.793cm" svg:y1="6.916cm" svg:x2="7.845cm" svg:y2="7.003cm"><text:p/></draw:line><draw:line draw:style-name="gr153" draw:text-style-name="P70" svg:x1="7.831cm" svg:y1="6.895cm" svg:x2="7.885cm" svg:y2="6.982cm"><text:p/></draw:line><draw:line draw:style-name="gr153" draw:text-style-name="P70" svg:x1="7.866cm" svg:y1="6.872cm" svg:x2="7.922cm" svg:y2="6.958cm"><text:p/></draw:line><draw:line draw:style-name="gr153" draw:text-style-name="P70" svg:x1="7.899cm" svg:y1="6.846cm" svg:x2="7.956cm" svg:y2="6.931cm"><text:p/></draw:line><draw:line draw:style-name="gr153" draw:text-style-name="P70" svg:x1="7.936cm" svg:y1="6.823cm" svg:x2="7.995cm" svg:y2="6.907cm"><text:p/></draw:line><draw:line draw:style-name="gr153" draw:text-style-name="P70" svg:x1="7.972cm" svg:y1="6.798cm" svg:x2="8.032cm" svg:y2="6.88cm"><text:p/></draw:line><draw:line draw:style-name="gr153" draw:text-style-name="P70" svg:x1="8.003cm" svg:y1="6.772cm" svg:x2="8.064cm" svg:y2="6.853cm"><text:p/></draw:line><draw:line draw:style-name="gr153" draw:text-style-name="P70" svg:x1="8.04cm" svg:y1="6.745cm" svg:x2="8.103cm" svg:y2="6.825cm"><text:p/></draw:line><draw:line draw:style-name="gr153" draw:text-style-name="P70" svg:x1="8.07cm" svg:y1="6.719cm" svg:x2="8.134cm" svg:y2="6.798cm"><text:p/></draw:line><draw:line draw:style-name="gr153" draw:text-style-name="P70" svg:x1="8.106cm" svg:y1="6.692cm" svg:x2="8.172cm" svg:y2="6.77cm"><text:p/></draw:line><draw:line draw:style-name="gr153" draw:text-style-name="P70" svg:x1="8.137cm" svg:y1="6.665cm" svg:x2="8.204cm" svg:y2="6.742cm"><text:p/></draw:line><draw:line draw:style-name="gr153" draw:text-style-name="P70" svg:x1="8.167cm" svg:y1="6.636cm" svg:x2="8.235cm" svg:y2="6.712cm"><text:p/></draw:line><draw:line draw:style-name="gr153" draw:text-style-name="P70" svg:x1="8.203cm" svg:y1="6.607cm" svg:x2="8.272cm" svg:y2="6.681cm"><text:p/></draw:line><draw:line draw:style-name="gr153" draw:text-style-name="P70" svg:x1="8.234cm" svg:y1="6.581cm" svg:x2="8.305cm" svg:y2="6.654cm"><text:p/></draw:line><draw:line draw:style-name="gr153" draw:text-style-name="P70" svg:x1="8.264cm" svg:y1="6.551cm" svg:x2="8.336cm" svg:y2="6.623cm"><text:p/></draw:line><draw:line draw:style-name="gr153" draw:text-style-name="P70" svg:x1="8.294cm" svg:y1="6.518cm" svg:x2="8.367cm" svg:y2="6.589cm"><text:p/></draw:line><draw:line draw:style-name="gr153" draw:text-style-name="P70" svg:x1="8.323cm" svg:y1="6.488cm" svg:x2="8.397cm" svg:y2="6.557cm"><text:p/></draw:line><draw:line draw:style-name="gr153" draw:text-style-name="P70" svg:x1="8.352cm" svg:y1="6.456cm" svg:x2="8.428cm" svg:y2="6.524cm"><text:p/></draw:line><draw:line draw:style-name="gr153" draw:text-style-name="P70" svg:x1="8.377cm" svg:y1="6.424cm" svg:x2="8.454cm" svg:y2="6.491cm"><text:p/></draw:line><draw:line draw:style-name="gr153" draw:text-style-name="P70" svg:x1="8.407cm" svg:y1="6.391cm" svg:x2="8.485cm" svg:y2="6.457cm"><text:p/></draw:line><draw:line draw:style-name="gr153" draw:text-style-name="P70" svg:x1="8.435cm" svg:y1="6.358cm" svg:x2="8.514cm" svg:y2="6.422cm"><text:p/></draw:line><draw:line draw:style-name="gr153" draw:text-style-name="P70" svg:x1="8.458cm" svg:y1="6.327cm" svg:x2="8.538cm" svg:y2="6.39cm"><text:p/></draw:line><draw:line draw:style-name="gr153" draw:text-style-name="P70" svg:x1="8.487cm" svg:y1="6.291cm" svg:x2="8.568cm" svg:y2="6.352cm"><text:p/></draw:line><draw:line draw:style-name="gr153" draw:text-style-name="P70" svg:x1="8.511cm" svg:y1="6.257cm" svg:x2="8.593cm" svg:y2="6.317cm"><text:p/></draw:line><draw:line draw:style-name="gr153" draw:text-style-name="P70" svg:x1="8.534cm" svg:y1="6.221cm" svg:x2="8.618cm" svg:y2="6.28cm"><text:p/></draw:line><draw:line draw:style-name="gr153" draw:text-style-name="P70" svg:x1="8.562cm" svg:y1="6.187cm" svg:x2="8.647cm" svg:y2="6.244cm"><text:p/></draw:line><draw:line draw:style-name="gr153" draw:text-style-name="P70" svg:x1="8.585cm" svg:y1="6.151cm" svg:x2="8.671cm" svg:y2="6.207cm"><text:p/></draw:line><draw:line draw:style-name="gr153" draw:text-style-name="P70" svg:x1="8.608cm" svg:y1="6.117cm" svg:x2="8.695cm" svg:y2="6.171cm"><text:p/></draw:line><draw:line draw:style-name="gr153" draw:text-style-name="P70" svg:x1="8.63cm" svg:y1="6.08cm" svg:x2="8.717cm" svg:y2="6.132cm"><text:p/></draw:line><draw:line draw:style-name="gr153" draw:text-style-name="P70" svg:x1="8.652cm" svg:y1="6.043cm" svg:x2="8.74cm" svg:y2="6.094cm"><text:p/></draw:line><draw:line draw:style-name="gr153" draw:text-style-name="P70" svg:x1="8.673cm" svg:y1="6.006cm" svg:x2="8.762cm" svg:y2="6.055cm"><text:p/></draw:line><draw:line draw:style-name="gr153" draw:text-style-name="P70" svg:x1="8.691cm" svg:y1="5.967cm" svg:x2="8.781cm" svg:y2="6.015cm"><text:p/></draw:line><draw:line draw:style-name="gr153" draw:text-style-name="P70" svg:x1="8.712cm" svg:y1="5.93cm" svg:x2="8.803cm" svg:y2="5.976cm"><text:p/></draw:line><draw:line draw:style-name="gr153" draw:text-style-name="P70" svg:x1="8.728cm" svg:y1="5.893cm" svg:x2="8.82cm" svg:y2="5.938cm"><text:p/></draw:line><draw:line draw:style-name="gr153" draw:text-style-name="P70" svg:x1="8.751cm" svg:y1="5.853cm" svg:x2="8.843cm" svg:y2="5.896cm"><text:p/></draw:line><draw:line draw:style-name="gr153" draw:text-style-name="P70" svg:x1="8.765cm" svg:y1="5.814cm" svg:x2="8.858cm" svg:y2="5.855cm"><text:p/></draw:line><draw:line draw:style-name="gr153" draw:text-style-name="P70" svg:x1="8.785cm" svg:y1="5.776cm" svg:x2="8.879cm" svg:y2="5.816cm"><text:p/></draw:line><draw:line draw:style-name="gr153" draw:text-style-name="P70" svg:x1="8.801cm" svg:y1="5.736cm" svg:x2="8.895cm" svg:y2="5.774cm"><text:p/></draw:line><draw:line draw:style-name="gr153" draw:text-style-name="P70" svg:x1="8.817cm" svg:y1="5.696cm" svg:x2="8.912cm" svg:y2="5.733cm"><text:p/></draw:line><draw:line draw:style-name="gr153" draw:text-style-name="P70" svg:x1="8.832cm" svg:y1="5.656cm" svg:x2="8.928cm" svg:y2="5.691cm"><text:p/></draw:line><draw:line draw:style-name="gr153" draw:text-style-name="P70" svg:x1="8.846cm" svg:y1="5.616cm" svg:x2="8.942cm" svg:y2="5.649cm"><text:p/></draw:line><draw:line draw:style-name="gr153" draw:text-style-name="P70" svg:x1="8.86cm" svg:y1="5.575cm" svg:x2="8.957cm" svg:y2="5.607cm"><text:p/></draw:line><draw:line draw:style-name="gr153" draw:text-style-name="P70" svg:x1="8.869cm" svg:y1="5.535cm" svg:x2="8.966cm" svg:y2="5.565cm"><text:p/></draw:line><draw:line draw:style-name="gr153" draw:text-style-name="P70" svg:x1="8.885cm" svg:y1="5.494cm" svg:x2="8.983cm" svg:y2="5.522cm"><text:p/></draw:line><draw:line draw:style-name="gr153" draw:text-style-name="P70" svg:x1="8.892cm" svg:y1="5.452cm" svg:x2="8.99cm" svg:y2="5.478cm"><text:p/></draw:line><draw:line draw:style-name="gr153" draw:text-style-name="P70" svg:x1="8.906cm" svg:y1="5.411cm" svg:x2="9.005cm" svg:y2="5.435cm"><text:p/></draw:line><draw:line draw:style-name="gr153" draw:text-style-name="P70" svg:x1="8.915cm" svg:y1="5.371cm" svg:x2="9.014cm" svg:y2="5.394cm"><text:p/></draw:line><draw:line draw:style-name="gr153" draw:text-style-name="P70" svg:x1="8.922cm" svg:y1="5.328cm" svg:x2="9.022cm" svg:y2="5.349cm"><text:p/></draw:line><draw:line draw:style-name="gr153" draw:text-style-name="P70" svg:x1="8.935cm" svg:y1="5.288cm" svg:x2="9.035cm" svg:y2="5.307cm"><text:p/></draw:line><draw:line draw:style-name="gr153" draw:text-style-name="P70" svg:x1="8.942cm" svg:y1="5.245cm" svg:x2="9.042cm" svg:y2="5.263cm"><text:p/></draw:line><draw:line draw:style-name="gr153" draw:text-style-name="P70" svg:x1="8.95cm" svg:y1="5.202cm" svg:x2="9.051cm" svg:y2="5.218cm"><text:p/></draw:line><draw:line draw:style-name="gr153" draw:text-style-name="P70" svg:x1="8.952cm" svg:y1="5.161cm" svg:x2="9.053cm" svg:y2="5.175cm"><text:p/></draw:line><draw:line draw:style-name="gr153" draw:text-style-name="P70" svg:x1="8.959cm" svg:y1="5.118cm" svg:x2="9.06cm" svg:y2="5.13cm"><text:p/></draw:line><draw:line draw:style-name="gr153" draw:text-style-name="P70" svg:x1="8.966cm" svg:y1="5.078cm" svg:x2="9.067cm" svg:y2="5.089cm"><text:p/></draw:line><draw:line draw:style-name="gr153" draw:text-style-name="P70" svg:x1="8.966cm" svg:y1="5.034cm" svg:x2="9.067cm" svg:y2="5.043cm"><text:p/></draw:line><draw:line draw:style-name="gr153" draw:text-style-name="P70" svg:x1="8.974cm" svg:y1="4.991cm" svg:x2="9.076cm" svg:y2="4.998cm"><text:p/></draw:line><draw:line draw:style-name="gr153" draw:text-style-name="P70" svg:x1="8.975cm" svg:y1="4.948cm" svg:x2="9.077cm" svg:y2="4.953cm"><text:p/></draw:line><draw:line draw:style-name="gr153" draw:text-style-name="P70" svg:x1="8.979cm" svg:y1="4.907cm" svg:x2="9.081cm" svg:y2="4.911cm"><text:p/></draw:line><draw:line draw:style-name="gr153" draw:text-style-name="P70" svg:x1="8.979cm" svg:y1="4.863cm" svg:x2="9.081cm" svg:y2="4.865cm"><text:p/></draw:line></draw:g><draw:g draw:name="DrawObject9" draw:style-name="gr12"><draw:custom-shape draw:style-name="gr157" draw:text-style-name="P73" svg:width="0.858cm" svg:height="0.858cm" svg:x="8.611cm" svg:y="4.392cm"><text:p/><draw:enhanced-geometry draw:glue-point-type="segments" draw:type="mso-spt100" draw:modifiers="-142.431407971199 179.67811698463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9.085cm" svg:y1="4.824cm" svg:x2="4.559cm" svg:y2="4.81cm"><text:p/></draw:line><draw:line draw:style-name="gr154" draw:text-style-name="P54" svg:x1="9.083cm" svg:y1="4.81cm" svg:x2="4.627cm" svg:y2="1.399cm"><text:p/></draw:line></draw:g></draw:g><text:span text:style-name="_5f_livret"><text:span text:style-name="T37">Sarah </text:span></text:span><text:span text:style-name="_5f_livret"><text:span text:style-name="T34">a mal placé son rapporteur pour mesurer l'angle </text:span></text:span><text:span text:style-name="_5f_livret"><text:span text:style-name="T35">coloré</text:span></text:span><text:span text:style-name="_5f_livret"><text:span text:style-name="T34">. Pourquoi </text:span></text:span><text:span text:style-name="_5f_pointillés_20_gris"><text:span text:style-name="T31">?</text:span></text:span></text:h>
        </text:list-item>
      </text:list>
      <text:p text:style-name="FILET_5f_POINTILLES"><text:span text:style-name="_5f_pointillés_20_gris">………………………….</text:span></text:p>
      <text:p text:style-name="P15"><text:span text:style-name="_5f_pointillés_20_gris">………………………….</text:span></text:p>
      <text:p text:style-name="P15"><text:span text:style-name="_5f_pointillés_20_gris">………………………….</text:span></text:p>
      <text:p text:style-name="P15"><text:span text:style-name="_5f_pointillés_20_gris"><text:span text:style-name="T17">………………………….</text:span></text:span></text:p>
      <text:p text:style-name="P15"><text:span text:style-name="_5f_pointillés_20_gris"><text:span text:style-name="T17">………………………….</text:span></text:span></text:p>
      <text:p text:style-name="P15"><text:span text:style-name="_5f_pointillés_20_gris"><text:span text:style-name="T17">………………………….</text:span></text:span></text:p>
      <text:p text:style-name="P15"><text:span text:style-name="_5f_pointillés_20_gris"><text:span text:style-name="T17">………………………….</text:span></text:span></text:p>
      <text:p text:style-name="_5f_Paragraphe_20_livret_20_"><text:span text:style-name="_5f_pointillés_20_gris"><text:span text:style-name="T17"/></text:span></text:p>
      <text:p text:style-name="_5f_Paragraphe_20_livret_20_"><text:span text:style-name="_5f_pointillés_20_gris"><text:span text:style-name="T17"/></text:span></text:p>
      <text:list xml:id="list174057407294432" text:continue-numbering="true" text:style-name="_5f_Numérotation_20_des_20_exercices_20_livrets">
        <text:list-item>
          <text:h text:style-name="_5f_Titre_20_d_27_exercices_20_livret_20_sans_20_titre_20_avec_20_num_20_exo" text:outline-level="1"><text:span text:style-name="_5f_pointillés_20_gris"><text:span text:style-name="T18"><text:s/></text:span></text:span><text:span text:style-name="_5f_pointillés_20_gris"><text:span text:style-name="T29">Saïd a </text:span></text:span><text:span text:style-name="_5f_pointillés_20_gris"><text:span text:style-name="T22">lu</text:span></text:span><text:span text:style-name="_5f_pointillés_20_gris"><text:span text:style-name="T29"> 70° pour l’angle color</text:span></text:span><text:span text:style-name="_5f_pointillés_20_gris"><text:span text:style-name="T32">i</text:span></text:span><text:span text:style-name="_5f_pointillés_20_gris"><text:span text:style-name="T29">é. </text:span></text:span><text:span text:style-name="_5f_pointillés_20_gris"><text:span text:style-name="T22">C’est</text:span></text:span><text:span text:style-name="_5f_pointillés_20_gris"><text:span text:style-name="T29"> faux. Pourquoi ?</text:span></text:span></text:h>
        </text:list-item>
      </text:list>
      <text:p text:style-name="_5f_Paragraphe_20_livret_20_réponse_20_élève"><draw:g text:anchor-type="paragraph" draw:z-index="78" draw:name="Shape5_0" draw:style-name="gr216"><draw:custom-shape draw:style-name="gr217" draw:text-style-name="P73" svg:width="1.163cm" svg:height="1.165cm" svg:x="5.748cm" svg:y="1.917cm"><text:p/><draw:enhanced-geometry draw:glue-point-type="segments" draw:type="mso-spt100" draw:modifiers="-70.9405091834316 178.99842756437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ircle draw:style-name="gr22" draw:text-style-name="P54" svg:width="4.793cm" svg:height="4.791cm" svg:x="3.928cm" svg:y="0.108cm" draw:kind="arc" draw:start-angle="0.03" draw:end-angle="179.96"><text:p/></draw:circle><draw:circle draw:style-name="gr22" draw:text-style-name="P54" svg:width="3.001cm" svg:height="3.001cm" draw:transform="skewX (-0.000523598775598299) translate (4.826cm 1.00718055555556cm)" draw:kind="arc" draw:start-angle="0.03" draw:end-angle="179.96"><text:p/></draw:circle><draw:line draw:style-name="gr22" draw:text-style-name="P54" svg:x1="4.826cm" svg:y1="2.5cm" svg:x2="7.824cm" svg:y2="2.498cm"><text:p/></draw:line><draw:line draw:style-name="gr22" draw:text-style-name="P54" svg:x1="3.929cm" svg:y1="3.101cm" svg:x2="8.72cm" svg:y2="3.099cm"><text:p/></draw:line><draw:line draw:style-name="gr22" draw:text-style-name="P54" svg:x1="3.929cm" svg:y1="3.1cm" svg:x2="3.929cm" svg:y2="2.498cm"><text:p/></draw:line><draw:line draw:style-name="gr22" draw:text-style-name="P54" svg:x1="8.718cm" svg:y1="3.094cm" svg:x2="8.72cm" svg:y2="2.492cm"><text:p/></draw:line><draw:line draw:style-name="gr22" draw:text-style-name="P54" svg:x1="6.32cm" svg:y1="2.319cm" svg:x2="6.32cm" svg:y2="2.678cm"><text:p/></draw:line><draw:g draw:style-name="gr12"><draw:line draw:style-name="gr218" draw:text-style-name="P55" svg:x1="4.942cm" svg:y1="0.848cm" svg:x2="4.788cm" svg:y2="0.666cm"><text:p/></draw:line><draw:line draw:style-name="gr219" draw:text-style-name="P55" svg:x1="5.367cm" svg:y1="1.357cm" svg:x2="5.207cm" svg:y2="1.174cm"><text:p/></draw:line><draw:frame draw:style-name="gr220" draw:text-style-name="P57" svg:width="0.287cm" svg:height="0.509cm" draw:transform="rotate (0.689230521612561) translate (4.82423611111111cm 0.918986111111111cm)"><draw:text-box><text:p text:style-name="P56"><text:span text:style-name="T52">130</text:span></text:p><text:p text:style-name="P56"><text:span text:style-name="T52">50</text:span></text:p></draw:text-box></draw:frame></draw:g><draw:g draw:style-name="gr12"><draw:line draw:style-name="gr221" draw:text-style-name="P55" svg:x1="8.442cm" svg:y1="2.127cm" svg:x2="8.68cm" svg:y2="2.086cm"><text:p/></draw:line><draw:line draw:style-name="gr222" draw:text-style-name="P55" svg:x1="7.798cm" svg:y1="2.244cm" svg:x2="8.035cm" svg:y2="2.202cm"><text:p/></draw:line><draw:frame draw:style-name="gr223" draw:text-style-name="P57" svg:width="0.29cm" svg:height="0.511cm" draw:transform="rotate (-1.39259821016628) translate (8.47195833333333cm 2.00554166666667cm)"><draw:text-box><text:p text:style-name="P56"><text:span text:style-name="T52">10</text:span></text:p><text:p text:style-name="P56"><text:span text:style-name="T52">170</text:span></text:p></draw:text-box></draw:frame></draw:g><draw:g draw:style-name="gr12"><draw:line draw:style-name="gr224" draw:text-style-name="P55" svg:x1="8.351cm" svg:y1="1.766cm" svg:x2="8.577cm" svg:y2="1.686cm"><text:p/></draw:line><draw:line draw:style-name="gr225" draw:text-style-name="P55" svg:x1="7.731cm" svg:y1="1.988cm" svg:x2="7.96cm" svg:y2="1.905cm"><text:p/></draw:line><draw:frame draw:style-name="gr226" draw:text-style-name="P57" svg:width="0.288cm" svg:height="0.509cm" draw:transform="rotate (-1.21998514714404) translate (8.34848611111111cm 1.63865277777778cm)"><draw:text-box><text:p text:style-name="P56"><text:span text:style-name="T52">20</text:span></text:p><text:p text:style-name="P56"><text:span text:style-name="T52">160</text:span></text:p></draw:text-box></draw:frame></draw:g><draw:g draw:style-name="gr12"><draw:line draw:style-name="gr227" draw:text-style-name="P55" svg:x1="7.978cm" svg:y1="1.116cm" svg:x2="8.161cm" svg:y2="0.962cm"><text:p/></draw:line><draw:line draw:style-name="gr228" draw:text-style-name="P55" svg:x1="7.463cm" svg:y1="1.544cm" svg:x2="7.646cm" svg:y2="1.39cm"><text:p/></draw:line><draw:frame draw:style-name="gr229" draw:text-style-name="P57" svg:width="0.288cm" svg:height="0.511cm" draw:transform="rotate (-0.872141027221567) translate (7.92691666666667cm 1.00718055555556cm)"><draw:text-box><text:p text:style-name="P56"><text:span text:style-name="T52">40</text:span></text:p><text:p text:style-name="P56"><text:span text:style-name="T52">140</text:span></text:p></draw:text-box></draw:frame></draw:g><draw:g draw:style-name="gr12"><draw:line draw:style-name="gr230" draw:text-style-name="P55" svg:x1="8.188cm" svg:y1="1.429cm" svg:x2="8.393cm" svg:y2="1.31cm"><text:p/></draw:line><draw:line draw:style-name="gr231" draw:text-style-name="P55" svg:x1="7.619cm" svg:y1="1.749cm" svg:x2="7.829cm" svg:y2="1.63cm"><text:p/></draw:line><draw:frame draw:style-name="gr232" draw:text-style-name="P57" svg:width="0.29cm" svg:height="0.511cm" draw:transform="rotate (-1.03881997078703) translate (8.16327777777778cm 1.31056944444444cm)"><draw:text-box><text:p text:style-name="P56"><text:span text:style-name="T52">30</text:span></text:p><text:p text:style-name="P56"><text:span text:style-name="T52">150</text:span></text:p></draw:text-box></draw:frame></draw:g><draw:g draw:style-name="gr12"><draw:line draw:style-name="gr233" draw:text-style-name="P55" svg:x1="7.409cm" svg:y1="0.632cm" svg:x2="7.528cm" svg:y2="0.422cm"><text:p/></draw:line><draw:line draw:style-name="gr234" draw:text-style-name="P55" svg:x1="7.074cm" svg:y1="1.2cm" svg:x2="7.19cm" svg:y2="0.993cm"><text:p/></draw:line><draw:frame draw:style-name="gr235" draw:text-style-name="P57" svg:width="0.288cm" svg:height="0.511cm" draw:transform="rotate (-0.521504380495905) translate (7.31308333333333cm 0.536222222222222cm)"><draw:text-box><text:p text:style-name="P56"><text:span text:style-name="T52">60</text:span></text:p><text:p text:style-name="P56"><text:span text:style-name="T52">120</text:span></text:p></draw:text-box></draw:frame></draw:g><draw:g draw:style-name="gr12"><draw:line draw:style-name="gr236" draw:text-style-name="P55" svg:x1="7.713cm" svg:y1="0.848cm" svg:x2="7.867cm" svg:y2="0.666cm"><text:p/></draw:line><draw:line draw:style-name="gr237" draw:text-style-name="P55" svg:x1="7.292cm" svg:y1="1.351cm" svg:x2="7.446cm" svg:y2="1.165cm"><text:p/></draw:line><draw:frame draw:style-name="gr238" draw:text-style-name="P57" svg:width="0.288cm" svg:height="0.511cm" draw:transform="rotate (-0.693942910592946) translate (7.63940277777778cm 0.753180555555556cm)"><draw:text-box><text:p text:style-name="P56"><text:span text:style-name="T52">50</text:span></text:p><text:p text:style-name="P56"><text:span text:style-name="T52">130</text:span></text:p></draw:text-box></draw:frame></draw:g><draw:g draw:style-name="gr12"><draw:line draw:style-name="gr44" draw:text-style-name="P55" svg:x1="7.067cm" svg:y1="0.477cm" svg:x2="7.147cm" svg:y2="0.253cm"><text:p/></draw:line><draw:line draw:style-name="gr45" draw:text-style-name="P55" svg:x1="6.842cm" svg:y1="1.095cm" svg:x2="6.925cm" svg:y2="0.869cm"><text:p/></draw:line><draw:frame draw:style-name="gr239" draw:text-style-name="P57" svg:width="0.288cm" svg:height="0.511cm" draw:transform="rotate (-0.350811179650861) translate (6.94972222222222cm 0.41275cm)"><draw:text-box><text:p text:style-name="P56"><text:span text:style-name="T52">70</text:span></text:p><text:p text:style-name="P56"><text:span text:style-name="T52">110</text:span></text:p></draw:text-box></draw:frame></draw:g><draw:g draw:style-name="gr12"><draw:line draw:style-name="gr47" draw:text-style-name="P55" svg:x1="6.698cm" svg:y1="0.382cm" svg:x2="6.74cm" svg:y2="0.145cm"><text:p/></draw:line><draw:line draw:style-name="gr48" draw:text-style-name="P55" svg:x1="6.581cm" svg:y1="1.02cm" svg:x2="6.623cm" svg:y2="0.783cm"><text:p/></draw:line><draw:frame draw:style-name="gr240" draw:text-style-name="P57" svg:width="0.287cm" svg:height="0.511cm" draw:transform="rotate (-0.173311194723038) translate (6.588125cm 0.333375cm)"><draw:text-box><text:p text:style-name="P56"><text:span text:style-name="T52">80</text:span></text:p><text:p text:style-name="P56"><text:span text:style-name="T52">100</text:span></text:p></draw:text-box></draw:frame></draw:g><draw:g draw:style-name="gr12"><draw:line draw:style-name="gr50" draw:text-style-name="P55" svg:x1="6.32cm" svg:y1="0.344cm" svg:x2="6.32cm" svg:y2="0.101cm"><text:p/></draw:line><draw:line draw:style-name="gr51" draw:text-style-name="P55" svg:x1="6.32cm" svg:y1="0.999cm" svg:x2="6.32cm" svg:y2="0.762cm"><text:p/></draw:line><draw:frame draw:style-name="gr241" draw:text-style-name="P58" svg:width="0.257cm" svg:height="0.498cm" draw:transform="rotate (-0.00698131700797713) translate (6.20359722222222cm 0.377472222222222cm)"><draw:text-box><text:p text:style-name="P56"><text:span text:style-name="T53">90</text:span></text:p></draw:text-box></draw:frame></draw:g><draw:g draw:style-name="gr12"><draw:line draw:style-name="gr53" draw:text-style-name="P55" svg:x1="8.479cm" svg:y1="2.498cm" svg:x2="8.72cm" svg:y2="2.5cm"><text:p/></draw:line><draw:line draw:style-name="gr54" draw:text-style-name="P55" svg:x1="7.821cm" svg:y1="2.507cm" svg:x2="8.059cm" svg:y2="2.507cm"><text:p/></draw:line><draw:frame draw:style-name="gr242" draw:text-style-name="P57" svg:width="0.288cm" svg:height="0.511cm" draw:transform="rotate (-1.56468767441292) translate (8.524875cm 2.39006944444444cm)"><draw:text-box><text:p text:style-name="P56"><text:span text:style-name="T52">0</text:span></text:p><text:p text:style-name="P56"><text:span text:style-name="T52">180</text:span></text:p></draw:text-box></draw:frame></draw:g><draw:g draw:style-name="gr12"><draw:line draw:style-name="gr56" draw:text-style-name="P55" svg:x1="4.167cm" svg:y1="2.498cm" svg:x2="3.929cm" svg:y2="2.498cm"><text:p/></draw:line><draw:line draw:style-name="gr57" draw:text-style-name="P55" svg:x1="4.829cm" svg:y1="2.498cm" svg:x2="4.591cm" svg:y2="2.498cm"><text:p/></draw:line><draw:frame draw:style-name="gr243" draw:text-style-name="P57" svg:width="0.288cm" svg:height="0.511cm" draw:transform="rotate (1.5707963267949) translate (4.13102777777778cm 2.62819444444444cm)"><draw:text-box><text:p text:style-name="P56"><text:span text:style-name="T52">180</text:span></text:p><text:p text:style-name="P56"><text:span text:style-name="T52">0</text:span></text:p></draw:text-box></draw:frame></draw:g><draw:g draw:style-name="gr12"><draw:line draw:style-name="gr59" draw:text-style-name="P55" svg:x1="4.202cm" svg:y1="2.127cm" svg:x2="3.967cm" svg:y2="2.086cm"><text:p/></draw:line><draw:line draw:style-name="gr60" draw:text-style-name="P55" svg:x1="4.846cm" svg:y1="2.243cm" svg:x2="4.609cm" svg:y2="2.202cm"><text:p/></draw:line><draw:frame draw:style-name="gr244" draw:text-style-name="P57" svg:width="0.288cm" svg:height="0.509cm" draw:transform="rotate (1.39853232962306) translate (4.14513888888889cm 2.25425cm)"><draw:text-box><text:p text:style-name="P56"><text:span text:style-name="T52">170</text:span></text:p><text:p text:style-name="P56"><text:span text:style-name="T52">10</text:span></text:p></draw:text-box></draw:frame></draw:g><draw:g draw:style-name="gr12"><draw:line draw:style-name="gr62" draw:text-style-name="P55" svg:x1="4.298cm" svg:y1="1.766cm" svg:x2="4.076cm" svg:y2="1.686cm"><text:p/></draw:line><draw:line draw:style-name="gr63" draw:text-style-name="P55" svg:x1="4.916cm" svg:y1="1.988cm" svg:x2="4.692cm" svg:y2="1.905cm"><text:p/></draw:line><draw:frame draw:style-name="gr245" draw:text-style-name="P57" svg:width="0.288cm" svg:height="0.511cm" draw:transform="rotate (1.22574473367562) translate (4.22804166666667cm 1.88559722222222cm)"><draw:text-box><text:p text:style-name="P56"><text:span text:style-name="T52">160</text:span></text:p><text:p text:style-name="P56"><text:span text:style-name="T52">20</text:span></text:p></draw:text-box></draw:frame></draw:g><draw:g draw:style-name="gr12"><draw:line draw:style-name="gr65" draw:text-style-name="P55" svg:x1="4.458cm" svg:y1="1.416cm" svg:x2="4.251cm" svg:y2="1.297cm"><text:p/></draw:line><draw:line draw:style-name="gr66" draw:text-style-name="P55" svg:x1="5.031cm" svg:y1="1.749cm" svg:x2="4.824cm" svg:y2="1.63cm"><text:p/></draw:line><draw:frame draw:style-name="gr246" draw:text-style-name="P57" svg:width="0.288cm" svg:height="0.511cm" draw:transform="rotate (1.04405595854301) translate (4.37091666666667cm 1.53105555555556cm)"><draw:text-box><text:p text:style-name="P56"><text:span text:style-name="T52">150</text:span></text:p><text:p text:style-name="P56"><text:span text:style-name="T52">30</text:span></text:p></draw:text-box></draw:frame></draw:g><draw:g draw:style-name="gr12"><draw:line draw:style-name="gr68" draw:text-style-name="P55" svg:x1="4.671cm" svg:y1="1.116cm" svg:x2="4.488cm" svg:y2="0.962cm"><text:p/></draw:line><draw:line draw:style-name="gr69" draw:text-style-name="P55" svg:x1="5.179cm" svg:y1="1.536cm" svg:x2="4.997cm" svg:y2="1.382cm"><text:p/></draw:line><draw:frame draw:style-name="gr247" draw:text-style-name="P57" svg:width="0.288cm" svg:height="0.511cm" draw:transform="rotate (0.880693140556339) translate (4.56847222222222cm 1.19944444444444cm)"><draw:text-box><text:p text:style-name="P56"><text:span text:style-name="T52">140</text:span></text:p><text:p text:style-name="P56"><text:span text:style-name="T52">40</text:span></text:p></draw:text-box></draw:frame></draw:g><draw:g draw:style-name="gr12"><draw:line draw:style-name="gr71" draw:text-style-name="P55" svg:x1="5.245cm" svg:y1="0.629cm" svg:x2="5.124cm" svg:y2="0.422cm"><text:p/></draw:line><draw:line draw:style-name="gr72" draw:text-style-name="P55" svg:x1="5.575cm" svg:y1="1.2cm" svg:x2="5.454cm" svg:y2="0.993cm"><text:p/></draw:line><draw:frame draw:style-name="gr248" draw:text-style-name="P57" svg:width="0.287cm" svg:height="0.512cm" draw:transform="rotate (0.516093859814723) translate (5.12409722222222cm 0.677333333333333cm)"><draw:text-box><text:p text:style-name="P56"><text:span text:style-name="T52">120</text:span></text:p><text:p text:style-name="P56"><text:span text:style-name="T52">60</text:span></text:p></draw:text-box></draw:frame></draw:g><draw:g draw:style-name="gr12"><draw:line draw:style-name="gr74" draw:text-style-name="P55" svg:x1="5.595cm" svg:y1="0.477cm" svg:x2="5.512cm" svg:y2="0.253cm"><text:p/></draw:line><draw:line draw:style-name="gr75" draw:text-style-name="P55" svg:x1="5.819cm" svg:y1="1.095cm" svg:x2="5.736cm" svg:y2="0.869cm"><text:p/></draw:line><draw:frame draw:style-name="gr249" draw:text-style-name="P57" svg:width="0.29cm" svg:height="0.511cm" draw:transform="rotate (0.342957198016886) translate (5.46805555555556cm 0.502708333333333cm)"><draw:text-box><text:p text:style-name="P56"><text:span text:style-name="T52">110</text:span></text:p><text:p text:style-name="P56"><text:span text:style-name="T52">70</text:span></text:p></draw:text-box></draw:frame></draw:g><draw:g draw:style-name="gr12"><draw:line draw:style-name="gr77" draw:text-style-name="P55" svg:x1="5.951cm" svg:y1="0.38cm" svg:x2="5.909cm" svg:y2="0.145cm"><text:p/></draw:line><draw:line draw:style-name="gr78" draw:text-style-name="P55" svg:x1="6.067cm" svg:y1="1.021cm" svg:x2="6.029cm" svg:y2="0.789cm"><text:p/></draw:line><draw:frame draw:style-name="gr250" draw:text-style-name="P57" svg:width="0.287cm" svg:height="0.511cm" draw:transform="rotate (0.173311194723037) translate (5.826125cm 0.382763888888889cm)"><draw:text-box><text:p text:style-name="P56"><text:span text:style-name="T52">100</text:span></text:p><text:p text:style-name="P56"><text:span text:style-name="T52">80</text:span></text:p></draw:text-box></draw:frame></draw:g><draw:line draw:style-name="gr154" draw:text-style-name="P54" svg:x1="6.325cm" svg:y1="2.499cm" svg:x2="3.672cm" svg:y2="2.491cm"><text:p/></draw:line><draw:line draw:style-name="gr154" draw:text-style-name="P54" svg:x1="6.32cm" svg:y1="2.497cm" svg:x2="7.239cm" svg:y2="-0.03cm"><text:p/></draw:line></draw:g><text:span text:style-name="_5f_pointillés_20_gris">……………………..</text:span></text:p>
      <text:p text:style-name="_5f_Paragraphe_20_livret_20_réponse_20_élève"><text:span text:style-name="_5f_pointillés_20_gris">……………………..</text:span></text:p>
      <text:p text:style-name="_5f_Paragraphe_20_livret_20_réponse_20_élève"><text:span text:style-name="_5f_pointillés_20_gris">……………………..</text:span></text:p>
      <text:p text:style-name="_5f_Paragraphe_20_livret_20_réponse_20_élève"><text:span text:style-name="_5f_pointillés_20_gris">……………………..</text:span></text:p>
      <text:p text:style-name="P18"><text:span text:style-name="_5f_pointillés_20_gris">……………………..</text:span></text:p>
      <text:p text:style-name="P18"><text:span text:style-name="_5f_pointillés_20_gris">……………………..</text:span></text:p>
      <text:list xml:id="list174056308054399" text:continue-numbering="true" text:style-name="_5f_Numérotation_20_des_20_exercices_20_livrets">
        <text:list-item>
          <text:h text:style-name="_5f_Titre_20_d_27_exercices_20_livret_20_sans_20_titre_20_avec_20_num_20_exo" text:outline-level="1"><text:span text:style-name="_5f_livret"><text:span text:style-name="T38">Capucine a lu 136° dans cette situation. Pourquoi s’est-elle trompée et quelle est la bonne mesure ?</text:span></text:span></text:h>
        </text:list-item>
      </text:list>
      <text:p text:style-name="P16"><draw:g text:anchor-type="paragraph" draw:z-index="83" draw:name="DrawObject9_3" draw:style-name="gr1"><draw:g draw:style-name="gr12"><draw:g draw:name="Forme1_2" draw:style-name="gr12"><draw:frame draw:style-name="gr148" draw:text-style-name="P67" svg:width="0.909cm" svg:height="0.5cm" draw:transform="rotate (-1.74567831784473) translate (8.84413888888889cm 2.66347222222222cm)"><draw:text-box><text:p text:style-name="P59"><text:span text:style-name="T59">350</text:span></text:p></draw:text-box></draw:frame><draw:frame draw:style-name="gr148" draw:text-style-name="P67" svg:width="0.909cm" svg:height="0.5cm" draw:transform="rotate (-1.92178203937096) translate (8.81238888888889cm 3.08151388888889cm)"><draw:text-box><text:p text:style-name="P59"><text:span text:style-name="T59">340</text:span></text:p></draw:text-box></draw:frame><draw:frame draw:style-name="gr149" draw:text-style-name="P68" svg:width="0.842cm" svg:height="0.459cm" draw:transform="rotate (-2.09160257559001) translate (8.6995cm 3.51366666666667cm)"><draw:text-box><text:p text:style-name="P59"><text:span text:style-name="T60">330</text:span></text:p></draw:text-box></draw:frame><draw:frame draw:style-name="gr149" draw:text-style-name="P68" svg:width="0.842cm" svg:height="0.459cm" draw:transform="rotate (-2.26718269834063) translate (8.51958333333333cm 3.88761111111111cm)"><draw:text-box><text:p text:style-name="P59"><text:span text:style-name="T60">320</text:span></text:p></draw:text-box></draw:frame><draw:frame draw:style-name="gr149" draw:text-style-name="P68" svg:width="0.842cm" svg:height="0.459cm" draw:transform="rotate (-2.44346095279206) translate (8.28498611111111cm 4.22804166666667cm)"><draw:text-box><text:p text:style-name="P59"><text:span text:style-name="T60">310</text:span></text:p></draw:text-box></draw:frame><draw:frame draw:style-name="gr149" draw:text-style-name="P68" svg:width="0.842cm" svg:height="0.459cm" draw:transform="rotate (-2.61973920724349) translate (7.99570833333333cm 4.51908333333333cm)"><draw:text-box><text:p text:style-name="P59"><text:span text:style-name="T60">300</text:span></text:p></draw:text-box></draw:frame><draw:frame draw:style-name="gr149" draw:text-style-name="P68" svg:width="0.842cm" svg:height="0.459cm" draw:transform="rotate (-2.79130507271453) translate (7.65704166666667cm 4.7625cm)"><draw:text-box><text:p text:style-name="P59"><text:span text:style-name="T60">290</text:span></text:p></draw:text-box></draw:frame><draw:frame draw:style-name="gr149" draw:text-style-name="P68" svg:width="0.842cm" svg:height="0.459cm" draw:transform="rotate (-2.96671066253996) translate (7.28133333333333cm 4.93888888888889cm)"><draw:text-box><text:p text:style-name="P59"><text:span text:style-name="T60">280</text:span></text:p></draw:text-box></draw:frame><draw:frame draw:style-name="gr149" draw:text-style-name="P68" svg:width="0.842cm" svg:height="0.459cm" draw:transform="rotate (-3.14159265358979) translate (6.87740277777778cm 5.04472222222222cm)"><draw:text-box><text:p text:style-name="P59"><text:span text:style-name="T60">270</text:span></text:p></draw:text-box></draw:frame><draw:frame draw:style-name="gr149" draw:text-style-name="P68" svg:width="0.842cm" svg:height="0.459cm" draw:transform="rotate (2.96671066253996) translate (6.46994444444445cm 5.08529166666667cm)"><draw:text-box><text:p text:style-name="P59"><text:span text:style-name="T60">260</text:span></text:p></draw:text-box></draw:frame><draw:frame draw:style-name="gr149" draw:text-style-name="P68" svg:width="0.842cm" svg:height="0.459cm" draw:transform="rotate (2.79130507271453) translate (6.05013888888889cm 5.05001388888889cm)"><draw:text-box><text:p text:style-name="P59"><text:span text:style-name="T60">250</text:span></text:p></draw:text-box></draw:frame><draw:frame draw:style-name="gr149" draw:text-style-name="P68" svg:width="0.842cm" svg:height="0.459cm" draw:transform="rotate (2.62270626697188) translate (5.64973611111111cm 4.937125cm)"><draw:text-box><text:p text:style-name="P59"><text:span text:style-name="T60">240</text:span></text:p></draw:text-box></draw:frame><draw:frame draw:style-name="gr149" draw:text-style-name="P68" svg:width="0.842cm" svg:height="0.459cm" draw:transform="rotate (2.44520628204406) translate (5.27579166666667cm 4.76779166666667cm)"><draw:text-box><text:p text:style-name="P59"><text:span text:style-name="T60">230</text:span></text:p></draw:text-box></draw:frame><draw:frame draw:style-name="gr149" draw:text-style-name="P68" svg:width="0.842cm" svg:height="0.459cm" draw:transform="rotate (2.26718269834063) translate (4.93359722222222cm 4.53319444444445cm)"><draw:text-box><text:p text:style-name="P59"><text:span text:style-name="T60">220</text:span></text:p></draw:text-box></draw:frame><draw:frame draw:style-name="gr149" draw:text-style-name="P68" svg:width="0.842cm" svg:height="0.459cm" draw:transform="rotate (2.08968271341281) translate (4.63902777777778cm 4.23686111111111cm)"><draw:text-box><text:p text:style-name="P59"><text:span text:style-name="T60">210</text:span></text:p></draw:text-box></draw:frame><draw:frame draw:style-name="gr149" draw:text-style-name="P68" svg:width="0.842cm" svg:height="0.459cm" draw:transform="rotate (1.92178203937096) translate (4.39913888888889cm 3.89819444444444cm)"><draw:text-box><text:p text:style-name="P59"><text:span text:style-name="T60">200</text:span></text:p></draw:text-box></draw:frame><draw:frame draw:style-name="gr149" draw:text-style-name="P68" svg:width="0.842cm" svg:height="0.459cm" draw:transform="rotate (1.74567831784473) translate (4.22627777777778cm 3.52248611111111cm)"><draw:text-box><text:p text:style-name="P59"><text:span text:style-name="T60">190</text:span></text:p></draw:text-box></draw:frame><draw:frame draw:style-name="gr149" draw:text-style-name="P68" svg:width="0.842cm" svg:height="0.459cm" draw:transform="rotate (1.5707963267949) translate (4.11691666666667cm 3.12384722222222cm)"><draw:text-box><text:p text:style-name="P59"><text:span text:style-name="T60">180</text:span></text:p></draw:text-box></draw:frame><draw:frame draw:style-name="gr149" draw:text-style-name="P68" svg:width="0.842cm" svg:height="0.459cm" draw:transform="rotate (1.39591433574506) translate (4.079875cm 2.71109722222222cm)"><draw:text-box><text:p text:style-name="P59"><text:span text:style-name="T60">170</text:span></text:p></draw:text-box></draw:frame><draw:frame draw:style-name="gr149" draw:text-style-name="P68" svg:width="0.842cm" svg:height="0.459cm" draw:transform="rotate (1.22050874591963) translate (4.11691666666667cm 2.29834722222222cm)"><draw:text-box><text:p text:style-name="P59"><text:span text:style-name="T60">160</text:span></text:p></draw:text-box></draw:frame><draw:frame draw:style-name="gr149" draw:text-style-name="P68" svg:width="0.842cm" svg:height="0.459cm" draw:transform="rotate (1.0459758207202) translate (4.21922222222222cm 1.89265277777778cm)"><draw:text-box><text:p text:style-name="P59"><text:span text:style-name="T60">150</text:span></text:p></draw:text-box></draw:frame><draw:frame draw:style-name="gr149" draw:text-style-name="P68" svg:width="0.842cm" svg:height="0.459cm" draw:transform="rotate (0.874409955249159) translate (4.397375cm 1.51870833333333cm)"><draw:text-box><text:p text:style-name="P59"><text:span text:style-name="T60">140</text:span></text:p></draw:text-box></draw:frame><draw:frame draw:style-name="gr149" draw:text-style-name="P68" svg:width="0.842cm" svg:height="0.459cm" draw:transform="rotate (0.693244778892148) translate (4.63020833333333cm 1.17827777777778cm)"><draw:text-box><text:p text:style-name="P59"><text:span text:style-name="T60">130</text:span></text:p></draw:text-box></draw:frame><draw:frame draw:style-name="gr149" draw:text-style-name="P68" svg:width="0.842cm" svg:height="0.459cm" draw:transform="rotate (0.520806248795108) translate (4.92301388888889cm 0.885472222222222cm)"><draw:text-box><text:p text:style-name="P59"><text:span text:style-name="T60">120</text:span></text:p></draw:text-box></draw:frame><draw:frame draw:style-name="gr149" draw:text-style-name="P68" svg:width="0.842cm" svg:height="0.459cm" draw:transform="rotate (0.352381975977655) translate (5.26344444444444cm 0.647347222222222cm)"><draw:text-box><text:p text:style-name="P59"><text:span text:style-name="T60">110</text:span></text:p></draw:text-box></draw:frame><draw:frame draw:style-name="gr149" draw:text-style-name="P68" svg:width="0.842cm" svg:height="0.459cm" draw:transform="rotate (0.177150919077424) translate (5.64091666666667cm 0.469194444444444cm)"><draw:text-box><text:p text:style-name="P59"><text:span text:style-name="T60">100</text:span></text:p></draw:text-box></draw:frame><draw:frame draw:style-name="gr150" draw:text-style-name="P68" svg:width="0.729cm" svg:height="0.459cm" svg:x="6.096cm" svg:y="0.363cm"><draw:text-box><text:p text:style-name="P59"><text:span text:style-name="T60">90</text:span></text:p></draw:text-box></draw:frame><draw:frame draw:style-name="gr150" draw:text-style-name="P68" svg:width="0.729cm" svg:height="0.459cm" draw:transform="rotate (-0.174009326423835) translate (6.50522222222222cm 0.333375cm)"><draw:text-box><text:p text:style-name="P59"><text:span text:style-name="T60">80</text:span></text:p></draw:text-box></draw:frame><draw:frame draw:style-name="gr150" draw:text-style-name="P68" svg:width="0.729cm" svg:height="0.459cm" draw:transform="rotate (-0.34784411992247) translate (6.91797222222222cm 0.377472222222222cm)"><draw:text-box><text:p text:style-name="P59"><text:span text:style-name="T60">70</text:span></text:p></draw:text-box></draw:frame><draw:frame draw:style-name="gr150" draw:text-style-name="P68" svg:width="0.729cm" svg:height="0.459cm" draw:transform="rotate (-0.521329847570707) translate (7.31484722222222cm 0.492125cm)"><draw:text-box><text:p text:style-name="P59"><text:span text:style-name="T60">60</text:span></text:p></draw:text-box></draw:frame><draw:frame draw:style-name="gr150" draw:text-style-name="P68" svg:width="0.729cm" svg:height="0.459cm" draw:transform="rotate (-0.69568823984494) translate (7.68702777777778cm 0.677333333333333cm)"><draw:text-box><text:p text:style-name="P59"><text:span text:style-name="T60">50</text:span></text:p></draw:text-box></draw:frame><draw:frame draw:style-name="gr150" draw:text-style-name="P68" svg:width="0.729cm" svg:height="0.459cm" draw:transform="rotate (-0.869523033343575) translate (8.016875cm 0.918986111111111cm)"><draw:text-box><text:p text:style-name="P59"><text:span text:style-name="T60">40</text:span></text:p></draw:text-box></draw:frame><draw:frame draw:style-name="gr150" draw:text-style-name="P68" svg:width="0.729cm" svg:height="0.459cm" draw:transform="rotate (-1.045801287795) translate (8.30968055555556cm 1.222375cm)"><draw:text-box><text:p text:style-name="P59"><text:span text:style-name="T60">30</text:span></text:p></draw:text-box></draw:frame><draw:frame draw:style-name="gr150" draw:text-style-name="P68" svg:width="0.729cm" svg:height="0.459cm" draw:transform="rotate (-1.22295220687243) translate (8.53722222222222cm 1.56104166666667cm)"><draw:text-box><text:p text:style-name="P59"><text:span text:style-name="T60">20</text:span></text:p></draw:text-box></draw:frame><draw:frame draw:style-name="gr150" draw:text-style-name="P68" svg:width="0.729cm" svg:height="0.459cm" draw:transform="rotate (-1.39626340159546) translate (8.70302777777778cm 1.94204166666667cm)"><draw:text-box><text:p text:style-name="P59"><text:span text:style-name="T60">10</text:span></text:p></draw:text-box></draw:frame><draw:circle draw:style-name="gr151" draw:text-style-name="P69" svg:width="5.093cm" svg:height="5.093cm" svg:x="3.914cm" svg:y="0.158cm"><text:p/></draw:circle><draw:line draw:style-name="gr152" draw:text-style-name="P70" svg:x1="6.253cm" svg:y1="2.704cm" svg:x2="9.003cm" svg:y2="2.704cm"><text:p/></draw:line><draw:line draw:style-name="gr152" draw:text-style-name="P70" svg:x1="6.456cm" svg:y1="2.502cm" svg:x2="6.456cm" svg:y2="2.909cm"><text:p/></draw:line><draw:line draw:style-name="gr152" draw:text-style-name="P70" svg:x1="6.456cm" svg:y1="1.788cm" svg:x2="6.456cm" svg:y2="1.075cm"><text:p/></draw:line><draw:line draw:style-name="gr152" draw:text-style-name="P70" svg:x1="6.456cm" svg:y1="4.336cm" svg:x2="6.456cm" svg:y2="3.623cm"><text:p/></draw:line><draw:line draw:style-name="gr152" draw:text-style-name="P70" svg:x1="5.539cm" svg:y1="2.704cm" svg:x2="4.826cm" svg:y2="2.704cm"><text:p/></draw:line><draw:line draw:style-name="gr152" draw:text-style-name="P70" svg:x1="8.715cm" svg:y1="2.307cm" svg:x2="8.966cm" svg:y2="2.263cm"><text:p/></draw:line><draw:line draw:style-name="gr152" draw:text-style-name="P70" svg:x1="8.615cm" svg:y1="1.922cm" svg:x2="8.854cm" svg:y2="1.835cm"><text:p/></draw:line><draw:line draw:style-name="gr152" draw:text-style-name="P70" svg:x1="8.442cm" svg:y1="1.561cm" svg:x2="8.662cm" svg:y2="1.434cm"><text:p/></draw:line><draw:line draw:style-name="gr152" draw:text-style-name="P70" svg:x1="8.211cm" svg:y1="1.231cm" svg:x2="8.406cm" svg:y2="1.068cm"><text:p/></draw:line><draw:line draw:style-name="gr152" draw:text-style-name="P70" svg:x1="7.932cm" svg:y1="0.949cm" svg:x2="8.095cm" svg:y2="0.754cm"><text:p/></draw:line><draw:line draw:style-name="gr152" draw:text-style-name="P70" svg:x1="7.606cm" svg:y1="0.72cm" svg:x2="7.733cm" svg:y2="0.5cm"><text:p/></draw:line><draw:line draw:style-name="gr152" draw:text-style-name="P70" svg:x1="7.239cm" svg:y1="0.552cm" svg:x2="7.326cm" svg:y2="0.313cm"><text:p/></draw:line><draw:line draw:style-name="gr152" draw:text-style-name="P70" svg:x1="6.856cm" svg:y1="0.445cm" svg:x2="6.9cm" svg:y2="0.194cm"><text:p/></draw:line><draw:line draw:style-name="gr152" draw:text-style-name="P70" svg:x1="6.456cm" svg:y1="0.412cm" svg:x2="6.456cm" svg:y2="0.157cm"><text:p/></draw:line><draw:line draw:style-name="gr152" draw:text-style-name="P70" svg:x1="6.059cm" svg:y1="0.445cm" svg:x2="6.015cm" svg:y2="0.194cm"><text:p/></draw:line><draw:line draw:style-name="gr152" draw:text-style-name="P70" svg:x1="5.675cm" svg:y1="0.552cm" svg:x2="5.588cm" svg:y2="0.313cm"><text:p/></draw:line><draw:line draw:style-name="gr152" draw:text-style-name="P70" svg:x1="5.313cm" svg:y1="0.72cm" svg:x2="5.186cm" svg:y2="0.5cm"><text:p/></draw:line><draw:line draw:style-name="gr152" draw:text-style-name="P70" svg:x1="4.982cm" svg:y1="0.949cm" svg:x2="4.819cm" svg:y2="0.754cm"><text:p/></draw:line><draw:line draw:style-name="gr152" draw:text-style-name="P70" svg:x1="4.7cm" svg:y1="1.231cm" svg:x2="4.505cm" svg:y2="1.068cm"><text:p/></draw:line><draw:line draw:style-name="gr152" draw:text-style-name="P70" svg:x1="4.471cm" svg:y1="1.561cm" svg:x2="4.251cm" svg:y2="1.434cm"><text:p/></draw:line><draw:line draw:style-name="gr152" draw:text-style-name="P70" svg:x1="4.303cm" svg:y1="1.922cm" svg:x2="4.064cm" svg:y2="1.835cm"><text:p/></draw:line><draw:line draw:style-name="gr152" draw:text-style-name="P70" svg:x1="4.204cm" svg:y1="2.307cm" svg:x2="3.953cm" svg:y2="2.263cm"><text:p/></draw:line><draw:line draw:style-name="gr152" draw:text-style-name="P70" svg:x1="4.167cm" svg:y1="2.704cm" svg:x2="3.912cm" svg:y2="2.704cm"><text:p/></draw:line><draw:line draw:style-name="gr152" draw:text-style-name="P70" svg:x1="4.204cm" svg:y1="3.1cm" svg:x2="3.953cm" svg:y2="3.144cm"><text:p/></draw:line><draw:line draw:style-name="gr152" draw:text-style-name="P70" svg:x1="4.303cm" svg:y1="3.488cm" svg:x2="4.064cm" svg:y2="3.575cm"><text:p/></draw:line><draw:line draw:style-name="gr152" draw:text-style-name="P70" svg:x1="4.471cm" svg:y1="3.852cm" svg:x2="4.251cm" svg:y2="3.979cm"><text:p/></draw:line><draw:line draw:style-name="gr152" draw:text-style-name="P70" svg:x1="4.7cm" svg:y1="4.175cm" svg:x2="4.505cm" svg:y2="4.338cm"><text:p/></draw:line><draw:line draw:style-name="gr152" draw:text-style-name="P70" svg:x1="4.982cm" svg:y1="4.459cm" svg:x2="4.819cm" svg:y2="4.654cm"><text:p/></draw:line><draw:line draw:style-name="gr152" draw:text-style-name="P70" svg:x1="5.313cm" svg:y1="4.691cm" svg:x2="5.186cm" svg:y2="4.911cm"><text:p/></draw:line><draw:line draw:style-name="gr152" draw:text-style-name="P70" svg:x1="5.675cm" svg:y1="4.856cm" svg:x2="5.588cm" svg:y2="5.095cm"><text:p/></draw:line><draw:line draw:style-name="gr152" draw:text-style-name="P70" svg:x1="6.059cm" svg:y1="4.96cm" svg:x2="6.015cm" svg:y2="5.211cm"><text:p/></draw:line><draw:line draw:style-name="gr152" draw:text-style-name="P70" svg:x1="6.456cm" svg:y1="4.997cm" svg:x2="6.456cm" svg:y2="5.252cm"><text:p/></draw:line><draw:line draw:style-name="gr152" draw:text-style-name="P70" svg:x1="6.856cm" svg:y1="4.96cm" svg:x2="6.9cm" svg:y2="5.211cm"><text:p/></draw:line><draw:line draw:style-name="gr152" draw:text-style-name="P70" svg:x1="7.239cm" svg:y1="4.856cm" svg:x2="7.326cm" svg:y2="5.095cm"><text:p/></draw:line><draw:line draw:style-name="gr152" draw:text-style-name="P70" svg:x1="7.606cm" svg:y1="4.691cm" svg:x2="7.733cm" svg:y2="4.911cm"><text:p/></draw:line><draw:line draw:style-name="gr152" draw:text-style-name="P70" svg:x1="7.932cm" svg:y1="4.459cm" svg:x2="8.095cm" svg:y2="4.654cm"><text:p/></draw:line><draw:line draw:style-name="gr152" draw:text-style-name="P70" svg:x1="8.211cm" svg:y1="4.175cm" svg:x2="8.406cm" svg:y2="4.338cm"><text:p/></draw:line><draw:line draw:style-name="gr152" draw:text-style-name="P70" svg:x1="8.442cm" svg:y1="3.852cm" svg:x2="8.662cm" svg:y2="3.979cm"><text:p/></draw:line><draw:line draw:style-name="gr152" draw:text-style-name="P70" svg:x1="8.615cm" svg:y1="3.488cm" svg:x2="8.854cm" svg:y2="3.575cm"><text:p/></draw:line><draw:line draw:style-name="gr152" draw:text-style-name="P70" svg:x1="8.715cm" svg:y1="3.1cm" svg:x2="8.966cm" svg:y2="3.144cm"><text:p/></draw:line><draw:line draw:style-name="gr153" draw:text-style-name="P70" svg:x1="8.842cm" svg:y1="2.493cm" svg:x2="8.994cm" svg:y2="2.48cm"><text:p/></draw:line><draw:line draw:style-name="gr153" draw:text-style-name="P70" svg:x1="8.772cm" svg:y1="2.086cm" svg:x2="8.92cm" svg:y2="2.046cm"><text:p/></draw:line><draw:line draw:style-name="gr153" draw:text-style-name="P70" svg:x1="8.629cm" svg:y1="1.693cm" svg:x2="8.768cm" svg:y2="1.628cm"><text:p/></draw:line><draw:line draw:style-name="gr153" draw:text-style-name="P70" svg:x1="8.421cm" svg:y1="1.333cm" svg:x2="8.546cm" svg:y2="1.245cm"><text:p/></draw:line><draw:line draw:style-name="gr153" draw:text-style-name="P70" svg:x1="8.151cm" svg:y1="1.011cm" svg:x2="8.259cm" svg:y2="0.903cm"><text:p/></draw:line><draw:line draw:style-name="gr153" draw:text-style-name="P70" svg:x1="7.83cm" svg:y1="0.744cm" svg:x2="7.918cm" svg:y2="0.619cm"><text:p/></draw:line><draw:line draw:style-name="gr153" draw:text-style-name="P70" svg:x1="7.472cm" svg:y1="0.534cm" svg:x2="7.537cm" svg:y2="0.395cm"><text:p/></draw:line><draw:line draw:style-name="gr153" draw:text-style-name="P70" svg:x1="7.075cm" svg:y1="0.394cm" svg:x2="7.115cm" svg:y2="0.246cm"><text:p/></draw:line><draw:line draw:style-name="gr153" draw:text-style-name="P70" svg:x1="6.664cm" svg:y1="0.322cm" svg:x2="6.677cm" svg:y2="0.17cm"><text:p/></draw:line><draw:line draw:style-name="gr153" draw:text-style-name="P70" svg:x1="6.252cm" svg:y1="0.322cm" svg:x2="6.239cm" svg:y2="0.17cm"><text:p/></draw:line><draw:line draw:style-name="gr153" draw:text-style-name="P70" svg:x1="5.838cm" svg:y1="0.394cm" svg:x2="5.798cm" svg:y2="0.246cm"><text:p/></draw:line><draw:line draw:style-name="gr153" draw:text-style-name="P70" svg:x1="5.448cm" svg:y1="0.534cm" svg:x2="5.383cm" svg:y2="0.395cm"><text:p/></draw:line><draw:line draw:style-name="gr153" draw:text-style-name="P70" svg:x1="5.087cm" svg:y1="0.744cm" svg:x2="4.999cm" svg:y2="0.619cm"><text:p/></draw:line><draw:line draw:style-name="gr153" draw:text-style-name="P70" svg:x1="4.766cm" svg:y1="1.011cm" svg:x2="4.658cm" svg:y2="0.903cm"><text:p/></draw:line><draw:line draw:style-name="gr153" draw:text-style-name="P70" svg:x1="4.496cm" svg:y1="1.333cm" svg:x2="4.371cm" svg:y2="1.245cm"><text:p/></draw:line><draw:line draw:style-name="gr153" draw:text-style-name="P70" svg:x1="4.289cm" svg:y1="1.693cm" svg:x2="4.15cm" svg:y2="1.628cm"><text:p/></draw:line><draw:line draw:style-name="gr153" draw:text-style-name="P70" svg:x1="4.145cm" svg:y1="2.086cm" svg:x2="3.997cm" svg:y2="2.046cm"><text:p/></draw:line><draw:line draw:style-name="gr153" draw:text-style-name="P70" svg:x1="4.075cm" svg:y1="2.493cm" svg:x2="3.923cm" svg:y2="2.48cm"><text:p/></draw:line><draw:line draw:style-name="gr153" draw:text-style-name="P70" svg:x1="4.075cm" svg:y1="2.913cm" svg:x2="3.923cm" svg:y2="2.926cm"><text:p/></draw:line><draw:line draw:style-name="gr153" draw:text-style-name="P70" svg:x1="4.145cm" svg:y1="3.324cm" svg:x2="3.997cm" svg:y2="3.364cm"><text:p/></draw:line><draw:line draw:style-name="gr153" draw:text-style-name="P70" svg:x1="4.289cm" svg:y1="3.713cm" svg:x2="4.15cm" svg:y2="3.778cm"><text:p/></draw:line><draw:line draw:style-name="gr153" draw:text-style-name="P70" svg:x1="4.496cm" svg:y1="4.078cm" svg:x2="4.371cm" svg:y2="4.166cm"><text:p/></draw:line><draw:line draw:style-name="gr153" draw:text-style-name="P70" svg:x1="4.766cm" svg:y1="4.398cm" svg:x2="4.658cm" svg:y2="4.506cm"><text:p/></draw:line><draw:line draw:style-name="gr153" draw:text-style-name="P70" svg:x1="5.087cm" svg:y1="4.666cm" svg:x2="4.999cm" svg:y2="4.791cm"><text:p/></draw:line><draw:line draw:style-name="gr153" draw:text-style-name="P70" svg:x1="5.448cm" svg:y1="4.875cm" svg:x2="5.383cm" svg:y2="5.014cm"><text:p/></draw:line><draw:line draw:style-name="gr153" draw:text-style-name="P70" svg:x1="5.838cm" svg:y1="5.012cm" svg:x2="5.798cm" svg:y2="5.16cm"><text:p/></draw:line><draw:line draw:style-name="gr153" draw:text-style-name="P70" svg:x1="6.252cm" svg:y1="5.087cm" svg:x2="6.239cm" svg:y2="5.239cm"><text:p/></draw:line><draw:line draw:style-name="gr153" draw:text-style-name="P70" svg:x1="6.664cm" svg:y1="5.087cm" svg:x2="6.677cm" svg:y2="5.239cm"><text:p/></draw:line><draw:line draw:style-name="gr153" draw:text-style-name="P70" svg:x1="7.075cm" svg:y1="5.012cm" svg:x2="7.115cm" svg:y2="5.16cm"><text:p/></draw:line><draw:line draw:style-name="gr153" draw:text-style-name="P70" svg:x1="7.472cm" svg:y1="4.875cm" svg:x2="7.537cm" svg:y2="5.014cm"><text:p/></draw:line><draw:line draw:style-name="gr153" draw:text-style-name="P70" svg:x1="7.83cm" svg:y1="4.666cm" svg:x2="7.918cm" svg:y2="4.791cm"><text:p/></draw:line><draw:line draw:style-name="gr153" draw:text-style-name="P70" svg:x1="8.151cm" svg:y1="4.398cm" svg:x2="8.259cm" svg:y2="4.506cm"><text:p/></draw:line><draw:line draw:style-name="gr153" draw:text-style-name="P70" svg:x1="8.421cm" svg:y1="4.078cm" svg:x2="8.546cm" svg:y2="4.166cm"><text:p/></draw:line><draw:line draw:style-name="gr153" draw:text-style-name="P70" svg:x1="8.629cm" svg:y1="3.713cm" svg:x2="8.768cm" svg:y2="3.778cm"><text:p/></draw:line><draw:line draw:style-name="gr153" draw:text-style-name="P70" svg:x1="8.772cm" svg:y1="3.324cm" svg:x2="8.92cm" svg:y2="3.364cm"><text:p/></draw:line><draw:line draw:style-name="gr153" draw:text-style-name="P70" svg:x1="8.842cm" svg:y1="2.913cm" svg:x2="8.994cm" svg:y2="2.926cm"><text:p/></draw:line><draw:line draw:style-name="gr153" draw:text-style-name="P70" svg:x1="8.902cm" svg:y1="2.661cm" svg:x2="9.004cm" svg:y2="2.659cm"><text:p/></draw:line><draw:line draw:style-name="gr153" draw:text-style-name="P70" svg:x1="8.899cm" svg:y1="2.618cm" svg:x2="9.001cm" svg:y2="2.614cm"><text:p/></draw:line><draw:line draw:style-name="gr153" draw:text-style-name="P70" svg:x1="8.899cm" svg:y1="2.575cm" svg:x2="9.001cm" svg:y2="2.57cm"><text:p/></draw:line><draw:line draw:style-name="gr153" draw:text-style-name="P70" svg:x1="8.899cm" svg:y1="2.531cm" svg:x2="9.001cm" svg:y2="2.524cm"><text:p/></draw:line><draw:line draw:style-name="gr153" draw:text-style-name="P70" svg:x1="8.89cm" svg:y1="2.489cm" svg:x2="8.991cm" svg:y2="2.48cm"><text:p/></draw:line><draw:line draw:style-name="gr153" draw:text-style-name="P70" svg:x1="8.89cm" svg:y1="2.45cm" svg:x2="8.991cm" svg:y2="2.439cm"><text:p/></draw:line><draw:line draw:style-name="gr153" draw:text-style-name="P70" svg:x1="8.883cm" svg:y1="2.407cm" svg:x2="8.984cm" svg:y2="2.395cm"><text:p/></draw:line><draw:line draw:style-name="gr153" draw:text-style-name="P70" svg:x1="8.879cm" svg:y1="2.367cm" svg:x2="8.98cm" svg:y2="2.353cm"><text:p/></draw:line><draw:line draw:style-name="gr153" draw:text-style-name="P70" svg:x1="8.872cm" svg:y1="2.324cm" svg:x2="8.973cm" svg:y2="2.308cm"><text:p/></draw:line><draw:line draw:style-name="gr153" draw:text-style-name="P70" svg:x1="8.865cm" svg:y1="2.281cm" svg:x2="8.965cm" svg:y2="2.263cm"><text:p/></draw:line><draw:line draw:style-name="gr153" draw:text-style-name="P70" svg:x1="8.857cm" svg:y1="2.237cm" svg:x2="8.957cm" svg:y2="2.218cm"><text:p/></draw:line><draw:line draw:style-name="gr153" draw:text-style-name="P70" svg:x1="8.849cm" svg:y1="2.194cm" svg:x2="8.949cm" svg:y2="2.173cm"><text:p/></draw:line><draw:line draw:style-name="gr153" draw:text-style-name="P70" svg:x1="8.839cm" svg:y1="2.152cm" svg:x2="8.938cm" svg:y2="2.129cm"><text:p/></draw:line><draw:line draw:style-name="gr153" draw:text-style-name="P70" svg:x1="8.83cm" svg:y1="2.115cm" svg:x2="8.929cm" svg:y2="2.091cm"><text:p/></draw:line><draw:line draw:style-name="gr153" draw:text-style-name="P70" svg:x1="8.819cm" svg:y1="2.072cm" svg:x2="8.917cm" svg:y2="2.046cm"><text:p/></draw:line><draw:line draw:style-name="gr153" draw:text-style-name="P70" svg:x1="8.809cm" svg:y1="2.03cm" svg:x2="8.907cm" svg:y2="2.002cm"><text:p/></draw:line><draw:line draw:style-name="gr153" draw:text-style-name="P70" svg:x1="8.793cm" svg:y1="1.991cm" svg:x2="8.89cm" svg:y2="1.961cm"><text:p/></draw:line><draw:line draw:style-name="gr153" draw:text-style-name="P70" svg:x1="8.783cm" svg:y1="1.951cm" svg:x2="8.88cm" svg:y2="1.919cm"><text:p/></draw:line><draw:line draw:style-name="gr153" draw:text-style-name="P70" svg:x1="8.772cm" svg:y1="1.908cm" svg:x2="8.868cm" svg:y2="1.875cm"><text:p/></draw:line><draw:line draw:style-name="gr153" draw:text-style-name="P70" svg:x1="8.756cm" svg:y1="1.87cm" svg:x2="8.852cm" svg:y2="1.835cm"><text:p/></draw:line><draw:line draw:style-name="gr153" draw:text-style-name="P70" svg:x1="8.742cm" svg:y1="1.829cm" svg:x2="8.837cm" svg:y2="1.792cm"><text:p/></draw:line><draw:line draw:style-name="gr153" draw:text-style-name="P70" svg:x1="8.724cm" svg:y1="1.786cm" svg:x2="8.818cm" svg:y2="1.748cm"><text:p/></draw:line><draw:line draw:style-name="gr153" draw:text-style-name="P70" svg:x1="8.708cm" svg:y1="1.75cm" svg:x2="8.802cm" svg:y2="1.71cm"><text:p/></draw:line><draw:line draw:style-name="gr153" draw:text-style-name="P70" svg:x1="8.689cm" svg:y1="1.711cm" svg:x2="8.782cm" svg:y2="1.67cm"><text:p/></draw:line><draw:line draw:style-name="gr153" draw:text-style-name="P70" svg:x1="8.675cm" svg:y1="1.671cm" svg:x2="8.767cm" svg:y2="1.628cm"><text:p/></draw:line><draw:line draw:style-name="gr153" draw:text-style-name="P70" svg:x1="8.655cm" svg:y1="1.636cm" svg:x2="8.747cm" svg:y2="1.591cm"><text:p/></draw:line><draw:line draw:style-name="gr153" draw:text-style-name="P70" svg:x1="8.636cm" svg:y1="1.592cm" svg:x2="8.727cm" svg:y2="1.546cm"><text:p/></draw:line><draw:line draw:style-name="gr153" draw:text-style-name="P70" svg:x1="8.615cm" svg:y1="1.556cm" svg:x2="8.705cm" svg:y2="1.508cm"><text:p/></draw:line><draw:line draw:style-name="gr153" draw:text-style-name="P70" svg:x1="8.596cm" svg:y1="1.52cm" svg:x2="8.685cm" svg:y2="1.471cm"><text:p/></draw:line><draw:line draw:style-name="gr153" draw:text-style-name="P70" svg:x1="8.576cm" svg:y1="1.485cm" svg:x2="8.664cm" svg:y2="1.434cm"><text:p/></draw:line><draw:line draw:style-name="gr153" draw:text-style-name="P70" svg:x1="8.555cm" svg:y1="1.449cm" svg:x2="8.642cm" svg:y2="1.397cm"><text:p/></draw:line><draw:line draw:style-name="gr153" draw:text-style-name="P70" svg:x1="8.532cm" svg:y1="1.41cm" svg:x2="8.619cm" svg:y2="1.356cm"><text:p/></draw:line><draw:line draw:style-name="gr153" draw:text-style-name="P70" svg:x1="8.509cm" svg:y1="1.375cm" svg:x2="8.595cm" svg:y2="1.319cm"><text:p/></draw:line><draw:line draw:style-name="gr153" draw:text-style-name="P70" svg:x1="8.484cm" svg:y1="1.339cm" svg:x2="8.569cm" svg:y2="1.282cm"><text:p/></draw:line><draw:line draw:style-name="gr153" draw:text-style-name="P70" svg:x1="8.461cm" svg:y1="1.304cm" svg:x2="8.545cm" svg:y2="1.245cm"><text:p/></draw:line><draw:line draw:style-name="gr153" draw:text-style-name="P70" svg:x1="8.435cm" svg:y1="1.27cm" svg:x2="8.517cm" svg:y2="1.21cm"><text:p/></draw:line><draw:line draw:style-name="gr153" draw:text-style-name="P70" svg:x1="8.41cm" svg:y1="1.234cm" svg:x2="8.491cm" svg:y2="1.173cm"><text:p/></draw:line><draw:line draw:style-name="gr153" draw:text-style-name="P70" svg:x1="8.382cm" svg:y1="1.198cm" svg:x2="8.462cm" svg:y2="1.135cm"><text:p/></draw:line><draw:line draw:style-name="gr153" draw:text-style-name="P70" svg:x1="8.357cm" svg:y1="1.167cm" svg:x2="8.436cm" svg:y2="1.103cm"><text:p/></draw:line><draw:line draw:style-name="gr153" draw:text-style-name="P70" svg:x1="8.331cm" svg:y1="1.134cm" svg:x2="8.409cm" svg:y2="1.068cm"><text:p/></draw:line><draw:line draw:style-name="gr153" draw:text-style-name="P70" svg:x1="8.301cm" svg:y1="1.102cm" svg:x2="8.378cm" svg:y2="1.035cm"><text:p/></draw:line><draw:line draw:style-name="gr153" draw:text-style-name="P70" svg:x1="8.274cm" svg:y1="1.068cm" svg:x2="8.35cm" svg:y2="1cm"><text:p/></draw:line><draw:line draw:style-name="gr153" draw:text-style-name="P70" svg:x1="8.245cm" svg:y1="1.038cm" svg:x2="8.319cm" svg:y2="0.969cm"><text:p/></draw:line><draw:line draw:style-name="gr153" draw:text-style-name="P70" svg:x1="8.218cm" svg:y1="1.004cm" svg:x2="8.291cm" svg:y2="0.933cm"><text:p/></draw:line><draw:line draw:style-name="gr153" draw:text-style-name="P70" svg:x1="8.188cm" svg:y1="0.975cm" svg:x2="8.26cm" svg:y2="0.903cm"><text:p/></draw:line><draw:line draw:style-name="gr153" draw:text-style-name="P70" svg:x1="8.156cm" svg:y1="0.946cm" svg:x2="8.227cm" svg:y2="0.873cm"><text:p/></draw:line><draw:line draw:style-name="gr153" draw:text-style-name="P70" svg:x1="8.126cm" svg:y1="0.918cm" svg:x2="8.195cm" svg:y2="0.844cm"><text:p/></draw:line><draw:line draw:style-name="gr153" draw:text-style-name="P70" svg:x1="8.094cm" svg:y1="0.89cm" svg:x2="8.162cm" svg:y2="0.814cm"><text:p/></draw:line><draw:line draw:style-name="gr153" draw:text-style-name="P70" svg:x1="8.061cm" svg:y1="0.861cm" svg:x2="8.128cm" svg:y2="0.784cm"><text:p/></draw:line><draw:line draw:style-name="gr153" draw:text-style-name="P70" svg:x1="8.029cm" svg:y1="0.832cm" svg:x2="8.095cm" svg:y2="0.754cm"><text:p/></draw:line><draw:line draw:style-name="gr153" draw:text-style-name="P70" svg:x1="7.994cm" svg:y1="0.803cm" svg:x2="8.058cm" svg:y2="0.724cm"><text:p/></draw:line><draw:line draw:style-name="gr153" draw:text-style-name="P70" svg:x1="7.964cm" svg:y1="0.774cm" svg:x2="8.027cm" svg:y2="0.694cm"><text:p/></draw:line><draw:line draw:style-name="gr153" draw:text-style-name="P70" svg:x1="7.927cm" svg:y1="0.753cm" svg:x2="7.988cm" svg:y2="0.672cm"><text:p/></draw:line><draw:line draw:style-name="gr153" draw:text-style-name="P70" svg:x1="7.895cm" svg:y1="0.724cm" svg:x2="7.955cm" svg:y2="0.642cm"><text:p/></draw:line><draw:line draw:style-name="gr153" draw:text-style-name="P70" svg:x1="7.86cm" svg:y1="0.703cm" svg:x2="7.919cm" svg:y2="0.619cm"><text:p/></draw:line><draw:line draw:style-name="gr153" draw:text-style-name="P70" svg:x1="7.823cm" svg:y1="0.68cm" svg:x2="7.88cm" svg:y2="0.595cm"><text:p/></draw:line><draw:line draw:style-name="gr153" draw:text-style-name="P70" svg:x1="7.789cm" svg:y1="0.653cm" svg:x2="7.845cm" svg:y2="0.567cm"><text:p/></draw:line><draw:line draw:style-name="gr153" draw:text-style-name="P70" svg:x1="7.756cm" svg:y1="0.632cm" svg:x2="7.81cm" svg:y2="0.545cm"><text:p/></draw:line><draw:line draw:style-name="gr153" draw:text-style-name="P70" svg:x1="7.717cm" svg:y1="0.609cm" svg:x2="7.769cm" svg:y2="0.522cm"><text:p/></draw:line><draw:line draw:style-name="gr153" draw:text-style-name="P70" svg:x1="7.68cm" svg:y1="0.588cm" svg:x2="7.731cm" svg:y2="0.5cm"><text:p/></draw:line><draw:line draw:style-name="gr153" draw:text-style-name="P70" svg:x1="7.643cm" svg:y1="0.567cm" svg:x2="7.692cm" svg:y2="0.478cm"><text:p/></draw:line><draw:line draw:style-name="gr153" draw:text-style-name="P70" svg:x1="7.606cm" svg:y1="0.545cm" svg:x2="7.654cm" svg:y2="0.455cm"><text:p/></draw:line><draw:line draw:style-name="gr153" draw:text-style-name="P70" svg:x1="7.569cm" svg:y1="0.528cm" svg:x2="7.615cm" svg:y2="0.437cm"><text:p/></draw:line><draw:line draw:style-name="gr153" draw:text-style-name="P70" svg:x1="7.532cm" svg:y1="0.51cm" svg:x2="7.577cm" svg:y2="0.418cm"><text:p/></draw:line><draw:line draw:style-name="gr153" draw:text-style-name="P70" svg:x1="7.491cm" svg:y1="0.487cm" svg:x2="7.534cm" svg:y2="0.395cm"><text:p/></draw:line><draw:line draw:style-name="gr153" draw:text-style-name="P70" svg:x1="7.452cm" svg:y1="0.474cm" svg:x2="7.493cm" svg:y2="0.381cm"><text:p/></draw:line><draw:line draw:style-name="gr153" draw:text-style-name="P70" svg:x1="7.412cm" svg:y1="0.452cm" svg:x2="7.452cm" svg:y2="0.358cm"><text:p/></draw:line><draw:line draw:style-name="gr153" draw:text-style-name="P70" svg:x1="7.375cm" svg:y1="0.437cm" svg:x2="7.413cm" svg:y2="0.343cm"><text:p/></draw:line><draw:line draw:style-name="gr153" draw:text-style-name="P70" svg:x1="7.334cm" svg:y1="0.423cm" svg:x2="7.371cm" svg:y2="0.328cm"><text:p/></draw:line><draw:line draw:style-name="gr153" draw:text-style-name="P70" svg:x1="7.292cm" svg:y1="0.409cm" svg:x2="7.327cm" svg:y2="0.313cm"><text:p/></draw:line><draw:line draw:style-name="gr153" draw:text-style-name="P70" svg:x1="7.255cm" svg:y1="0.394cm" svg:x2="7.288cm" svg:y2="0.298cm"><text:p/></draw:line><draw:line draw:style-name="gr153" draw:text-style-name="P70" svg:x1="7.209cm" svg:y1="0.381cm" svg:x2="7.241cm" svg:y2="0.284cm"><text:p/></draw:line><draw:line draw:style-name="gr153" draw:text-style-name="P70" svg:x1="7.172cm" svg:y1="0.365cm" svg:x2="7.202cm" svg:y2="0.268cm"><text:p/></draw:line><draw:line draw:style-name="gr153" draw:text-style-name="P70" svg:x1="7.132cm" svg:y1="0.352cm" svg:x2="7.16cm" svg:y2="0.254cm"><text:p/></draw:line><draw:line draw:style-name="gr153" draw:text-style-name="P70" svg:x1="7.091cm" svg:y1="0.344cm" svg:x2="7.117cm" svg:y2="0.246cm"><text:p/></draw:line><draw:line draw:style-name="gr153" draw:text-style-name="P70" svg:x1="7.045cm" svg:y1="0.33cm" svg:x2="7.069cm" svg:y2="0.231cm"><text:p/></draw:line><draw:line draw:style-name="gr153" draw:text-style-name="P70" svg:x1="7.008cm" svg:y1="0.323cm" svg:x2="7.031cm" svg:y2="0.224cm"><text:p/></draw:line><draw:line draw:style-name="gr153" draw:text-style-name="P70" svg:x1="6.964cm" svg:y1="0.316cm" svg:x2="6.985cm" svg:y2="0.216cm"><text:p/></draw:line><draw:line draw:style-name="gr153" draw:text-style-name="P70" svg:x1="6.925cm" svg:y1="0.307cm" svg:x2="6.944cm" svg:y2="0.207cm"><text:p/></draw:line><draw:line draw:style-name="gr153" draw:text-style-name="P70" svg:x1="6.881cm" svg:y1="0.294cm" svg:x2="6.899cm" svg:y2="0.194cm"><text:p/></draw:line><draw:line draw:style-name="gr153" draw:text-style-name="P70" svg:x1="6.84cm" svg:y1="0.287cm" svg:x2="6.856cm" svg:y2="0.186cm"><text:p/></draw:line><draw:line draw:style-name="gr153" draw:text-style-name="P70" svg:x1="6.798cm" svg:y1="0.287cm" svg:x2="6.812cm" svg:y2="0.186cm"><text:p/></draw:line><draw:line draw:style-name="gr153" draw:text-style-name="P70" svg:x1="6.754cm" svg:y1="0.28cm" svg:x2="6.766cm" svg:y2="0.179cm"><text:p/></draw:line><draw:line draw:style-name="gr153" draw:text-style-name="P70" svg:x1="6.717cm" svg:y1="0.272cm" svg:x2="6.728cm" svg:y2="0.171cm"><text:p/></draw:line><draw:line draw:style-name="gr153" draw:text-style-name="P70" svg:x1="6.671cm" svg:y1="0.271cm" svg:x2="6.68cm" svg:y2="0.17cm"><text:p/></draw:line><draw:line draw:style-name="gr153" draw:text-style-name="P70" svg:x1="6.627cm" svg:y1="0.266cm" svg:x2="6.634cm" svg:y2="0.164cm"><text:p/></draw:line><draw:line draw:style-name="gr153" draw:text-style-name="P70" svg:x1="6.586cm" svg:y1="0.266cm" svg:x2="6.591cm" svg:y2="0.164cm"><text:p/></draw:line><draw:line draw:style-name="gr153" draw:text-style-name="P70" svg:x1="6.544cm" svg:y1="0.259cm" svg:x2="6.548cm" svg:y2="0.157cm"><text:p/></draw:line><draw:line draw:style-name="gr153" draw:text-style-name="P70" svg:x1="6.5cm" svg:y1="0.259cm" svg:x2="6.502cm" svg:y2="0.157cm"><text:p/></draw:line><draw:line draw:style-name="gr153" draw:text-style-name="P70" svg:x1="6.456cm" svg:y1="0.259cm" svg:x2="6.456cm" svg:y2="0.157cm"><text:p/></draw:line><draw:line draw:style-name="gr153" draw:text-style-name="P70" svg:x1="6.412cm" svg:y1="0.259cm" svg:x2="6.41cm" svg:y2="0.157cm"><text:p/></draw:line><draw:line draw:style-name="gr153" draw:text-style-name="P70" svg:x1="6.373cm" svg:y1="0.259cm" svg:x2="6.369cm" svg:y2="0.157cm"><text:p/></draw:line><draw:line draw:style-name="gr153" draw:text-style-name="P70" svg:x1="6.33cm" svg:y1="0.266cm" svg:x2="6.325cm" svg:y2="0.164cm"><text:p/></draw:line><draw:line draw:style-name="gr153" draw:text-style-name="P70" svg:x1="6.288cm" svg:y1="0.266cm" svg:x2="6.281cm" svg:y2="0.164cm"><text:p/></draw:line><draw:line draw:style-name="gr153" draw:text-style-name="P70" svg:x1="6.248cm" svg:y1="0.271cm" svg:x2="6.239cm" svg:y2="0.17cm"><text:p/></draw:line><draw:line draw:style-name="gr153" draw:text-style-name="P70" svg:x1="6.204cm" svg:y1="0.272cm" svg:x2="6.193cm" svg:y2="0.171cm"><text:p/></draw:line><draw:line draw:style-name="gr153" draw:text-style-name="P70" svg:x1="6.161cm" svg:y1="0.28cm" svg:x2="6.149cm" svg:y2="0.179cm"><text:p/></draw:line><draw:line draw:style-name="gr153" draw:text-style-name="P70" svg:x1="6.119cm" svg:y1="0.287cm" svg:x2="6.105cm" svg:y2="0.186cm"><text:p/></draw:line><draw:line draw:style-name="gr153" draw:text-style-name="P70" svg:x1="6.075cm" svg:y1="0.287cm" svg:x2="6.059cm" svg:y2="0.186cm"><text:p/></draw:line><draw:line draw:style-name="gr153" draw:text-style-name="P70" svg:x1="6.033cm" svg:y1="0.294cm" svg:x2="6.015cm" svg:y2="0.194cm"><text:p/></draw:line><draw:line draw:style-name="gr153" draw:text-style-name="P70" svg:x1="5.988cm" svg:y1="0.307cm" svg:x2="5.969cm" svg:y2="0.207cm"><text:p/></draw:line><draw:line draw:style-name="gr153" draw:text-style-name="P70" svg:x1="5.949cm" svg:y1="0.316cm" svg:x2="5.928cm" svg:y2="0.216cm"><text:p/></draw:line><draw:line draw:style-name="gr153" draw:text-style-name="P70" svg:x1="5.911cm" svg:y1="0.323cm" svg:x2="5.888cm" svg:y2="0.224cm"><text:p/></draw:line><draw:line draw:style-name="gr153" draw:text-style-name="P70" svg:x1="5.866cm" svg:y1="0.33cm" svg:x2="5.842cm" svg:y2="0.231cm"><text:p/></draw:line><draw:line draw:style-name="gr153" draw:text-style-name="P70" svg:x1="5.824cm" svg:y1="0.344cm" svg:x2="5.798cm" svg:y2="0.246cm"><text:p/></draw:line><draw:line draw:style-name="gr153" draw:text-style-name="P70" svg:x1="5.782cm" svg:y1="0.352cm" svg:x2="5.754cm" svg:y2="0.254cm"><text:p/></draw:line><draw:line draw:style-name="gr153" draw:text-style-name="P70" svg:x1="5.745cm" svg:y1="0.365cm" svg:x2="5.715cm" svg:y2="0.268cm"><text:p/></draw:line><draw:line draw:style-name="gr153" draw:text-style-name="P70" svg:x1="5.703cm" svg:y1="0.381cm" svg:x2="5.671cm" svg:y2="0.284cm"><text:p/></draw:line><draw:line draw:style-name="gr153" draw:text-style-name="P70" svg:x1="5.66cm" svg:y1="0.394cm" svg:x2="5.627cm" svg:y2="0.298cm"><text:p/></draw:line><draw:line draw:style-name="gr153" draw:text-style-name="P70" svg:x1="5.623cm" svg:y1="0.409cm" svg:x2="5.588cm" svg:y2="0.313cm"><text:p/></draw:line><draw:line draw:style-name="gr153" draw:text-style-name="P70" svg:x1="5.581cm" svg:y1="0.423cm" svg:x2="5.544cm" svg:y2="0.328cm"><text:p/></draw:line><draw:line draw:style-name="gr153" draw:text-style-name="P70" svg:x1="5.545cm" svg:y1="0.437cm" svg:x2="5.507cm" svg:y2="0.343cm"><text:p/></draw:line><draw:line draw:style-name="gr153" draw:text-style-name="P70" svg:x1="5.501cm" svg:y1="0.452cm" svg:x2="5.461cm" svg:y2="0.358cm"><text:p/></draw:line><draw:line draw:style-name="gr153" draw:text-style-name="P70" svg:x1="5.465cm" svg:y1="0.474cm" svg:x2="5.424cm" svg:y2="0.381cm"><text:p/></draw:line><draw:line draw:style-name="gr153" draw:text-style-name="P70" svg:x1="5.423cm" svg:y1="0.487cm" svg:x2="5.38cm" svg:y2="0.395cm"><text:p/></draw:line><draw:line draw:style-name="gr153" draw:text-style-name="P70" svg:x1="5.388cm" svg:y1="0.51cm" svg:x2="5.343cm" svg:y2="0.418cm"><text:p/></draw:line><draw:line draw:style-name="gr153" draw:text-style-name="P70" svg:x1="5.348cm" svg:y1="0.528cm" svg:x2="5.302cm" svg:y2="0.437cm"><text:p/></draw:line><draw:line draw:style-name="gr153" draw:text-style-name="P70" svg:x1="5.311cm" svg:y1="0.545cm" svg:x2="5.263cm" svg:y2="0.455cm"><text:p/></draw:line><draw:line draw:style-name="gr153" draw:text-style-name="P70" svg:x1="5.272cm" svg:y1="0.567cm" svg:x2="5.223cm" svg:y2="0.478cm"><text:p/></draw:line><draw:line draw:style-name="gr153" draw:text-style-name="P70" svg:x1="5.237cm" svg:y1="0.588cm" svg:x2="5.186cm" svg:y2="0.5cm"><text:p/></draw:line><draw:line draw:style-name="gr153" draw:text-style-name="P70" svg:x1="5.199cm" svg:y1="0.609cm" svg:x2="5.147cm" svg:y2="0.522cm"><text:p/></draw:line><draw:line draw:style-name="gr153" draw:text-style-name="P70" svg:x1="5.164cm" svg:y1="0.632cm" svg:x2="5.11cm" svg:y2="0.545cm"><text:p/></draw:line><draw:line draw:style-name="gr153" draw:text-style-name="P70" svg:x1="5.127cm" svg:y1="0.653cm" svg:x2="5.071cm" svg:y2="0.567cm"><text:p/></draw:line><draw:line draw:style-name="gr153" draw:text-style-name="P70" svg:x1="5.093cm" svg:y1="0.68cm" svg:x2="5.036cm" svg:y2="0.595cm"><text:p/></draw:line><draw:line draw:style-name="gr153" draw:text-style-name="P70" svg:x1="5.058cm" svg:y1="0.703cm" svg:x2="4.999cm" svg:y2="0.619cm"><text:p/></draw:line><draw:line draw:style-name="gr153" draw:text-style-name="P70" svg:x1="5.022cm" svg:y1="0.724cm" svg:x2="4.962cm" svg:y2="0.642cm"><text:p/></draw:line><draw:line draw:style-name="gr153" draw:text-style-name="P70" svg:x1="4.984cm" svg:y1="0.753cm" svg:x2="4.923cm" svg:y2="0.672cm"><text:p/></draw:line><draw:line draw:style-name="gr153" draw:text-style-name="P70" svg:x1="4.954cm" svg:y1="0.774cm" svg:x2="4.891cm" svg:y2="0.694cm"><text:p/></draw:line><draw:line draw:style-name="gr153" draw:text-style-name="P70" svg:x1="4.92cm" svg:y1="0.803cm" svg:x2="4.856cm" svg:y2="0.724cm"><text:p/></draw:line><draw:line draw:style-name="gr153" draw:text-style-name="P70" svg:x1="4.885cm" svg:y1="0.832cm" svg:x2="4.819cm" svg:y2="0.754cm"><text:p/></draw:line><draw:line draw:style-name="gr153" draw:text-style-name="P70" svg:x1="4.856cm" svg:y1="0.861cm" svg:x2="4.789cm" svg:y2="0.784cm"><text:p/></draw:line><draw:line draw:style-name="gr153" draw:text-style-name="P70" svg:x1="4.82cm" svg:y1="0.89cm" svg:x2="4.752cm" svg:y2="0.814cm"><text:p/></draw:line><draw:line draw:style-name="gr153" draw:text-style-name="P70" svg:x1="4.791cm" svg:y1="0.918cm" svg:x2="4.722cm" svg:y2="0.844cm"><text:p/></draw:line><draw:line draw:style-name="gr153" draw:text-style-name="P70" svg:x1="4.761cm" svg:y1="0.946cm" svg:x2="4.69cm" svg:y2="0.873cm"><text:p/></draw:line><draw:line draw:style-name="gr153" draw:text-style-name="P70" svg:x1="4.73cm" svg:y1="0.975cm" svg:x2="4.658cm" svg:y2="0.903cm"><text:p/></draw:line><draw:line draw:style-name="gr153" draw:text-style-name="P70" svg:x1="4.698cm" svg:y1="1.004cm" svg:x2="4.625cm" svg:y2="0.933cm"><text:p/></draw:line><draw:line draw:style-name="gr153" draw:text-style-name="P70" svg:x1="4.669cm" svg:y1="1.038cm" svg:x2="4.595cm" svg:y2="0.969cm"><text:p/></draw:line><draw:line draw:style-name="gr153" draw:text-style-name="P70" svg:x1="4.641cm" svg:y1="1.068cm" svg:x2="4.565cm" svg:y2="1cm"><text:p/></draw:line><draw:line draw:style-name="gr153" draw:text-style-name="P70" svg:x1="4.612cm" svg:y1="1.102cm" svg:x2="4.535cm" svg:y2="1.035cm"><text:p/></draw:line><draw:line draw:style-name="gr153" draw:text-style-name="P70" svg:x1="4.583cm" svg:y1="1.134cm" svg:x2="4.505cm" svg:y2="1.068cm"><text:p/></draw:line><draw:line draw:style-name="gr153" draw:text-style-name="P70" svg:x1="4.559cm" svg:y1="1.167cm" svg:x2="4.48cm" svg:y2="1.103cm"><text:p/></draw:line><draw:line draw:style-name="gr153" draw:text-style-name="P70" svg:x1="4.534cm" svg:y1="1.198cm" svg:x2="4.454cm" svg:y2="1.135cm"><text:p/></draw:line><draw:line draw:style-name="gr153" draw:text-style-name="P70" svg:x1="4.505cm" svg:y1="1.234cm" svg:x2="4.424cm" svg:y2="1.173cm"><text:p/></draw:line><draw:line draw:style-name="gr153" draw:text-style-name="P70" svg:x1="4.483cm" svg:y1="1.27cm" svg:x2="4.401cm" svg:y2="1.21cm"><text:p/></draw:line><draw:line draw:style-name="gr153" draw:text-style-name="P70" svg:x1="4.455cm" svg:y1="1.304cm" svg:x2="4.371cm" svg:y2="1.245cm"><text:p/></draw:line><draw:line draw:style-name="gr153" draw:text-style-name="P70" svg:x1="4.433cm" svg:y1="1.339cm" svg:x2="4.348cm" svg:y2="1.282cm"><text:p/></draw:line><draw:line draw:style-name="gr153" draw:text-style-name="P70" svg:x1="4.404cm" svg:y1="1.375cm" svg:x2="4.318cm" svg:y2="1.319cm"><text:p/></draw:line><draw:line draw:style-name="gr153" draw:text-style-name="P70" svg:x1="4.384cm" svg:y1="1.41cm" svg:x2="4.297cm" svg:y2="1.356cm"><text:p/></draw:line><draw:line draw:style-name="gr153" draw:text-style-name="P70" svg:x1="4.361cm" svg:y1="1.449cm" svg:x2="4.274cm" svg:y2="1.397cm"><text:p/></draw:line><draw:line draw:style-name="gr153" draw:text-style-name="P70" svg:x1="4.339cm" svg:y1="1.485cm" svg:x2="4.251cm" svg:y2="1.434cm"><text:p/></draw:line><draw:line draw:style-name="gr153" draw:text-style-name="P70" svg:x1="4.319cm" svg:y1="1.52cm" svg:x2="4.23cm" svg:y2="1.471cm"><text:p/></draw:line><draw:line draw:style-name="gr153" draw:text-style-name="P70" svg:x1="4.3cm" svg:y1="1.556cm" svg:x2="4.21cm" svg:y2="1.508cm"><text:p/></draw:line><draw:line draw:style-name="gr153" draw:text-style-name="P70" svg:x1="4.28cm" svg:y1="1.592cm" svg:x2="4.189cm" svg:y2="1.546cm"><text:p/></draw:line><draw:line draw:style-name="gr153" draw:text-style-name="P70" svg:x1="4.262cm" svg:y1="1.636cm" svg:x2="4.17cm" svg:y2="1.591cm"><text:p/></draw:line><draw:line draw:style-name="gr153" draw:text-style-name="P70" svg:x1="4.243cm" svg:y1="1.671cm" svg:x2="4.151cm" svg:y2="1.628cm"><text:p/></draw:line><draw:line draw:style-name="gr153" draw:text-style-name="P70" svg:x1="4.224cm" svg:y1="1.711cm" svg:x2="4.131cm" svg:y2="1.67cm"><text:p/></draw:line><draw:line draw:style-name="gr153" draw:text-style-name="P70" svg:x1="4.211cm" svg:y1="1.75cm" svg:x2="4.117cm" svg:y2="1.71cm"><text:p/></draw:line><draw:line draw:style-name="gr153" draw:text-style-name="P70" svg:x1="4.188cm" svg:y1="1.786cm" svg:x2="4.094cm" svg:y2="1.748cm"><text:p/></draw:line><draw:line draw:style-name="gr153" draw:text-style-name="P70" svg:x1="4.175cm" svg:y1="1.829cm" svg:x2="4.08cm" svg:y2="1.792cm"><text:p/></draw:line><draw:line draw:style-name="gr153" draw:text-style-name="P70" svg:x1="4.16cm" svg:y1="1.87cm" svg:x2="4.064cm" svg:y2="1.835cm"><text:p/></draw:line><draw:line draw:style-name="gr153" draw:text-style-name="P70" svg:x1="4.146cm" svg:y1="1.908cm" svg:x2="4.05cm" svg:y2="1.875cm"><text:p/></draw:line><draw:line draw:style-name="gr153" draw:text-style-name="P70" svg:x1="4.131cm" svg:y1="1.951cm" svg:x2="4.034cm" svg:y2="1.919cm"><text:p/></draw:line><draw:line draw:style-name="gr153" draw:text-style-name="P70" svg:x1="4.121cm" svg:y1="1.991cm" svg:x2="4.024cm" svg:y2="1.961cm"><text:p/></draw:line><draw:line draw:style-name="gr153" draw:text-style-name="P70" svg:x1="4.111cm" svg:y1="2.03cm" svg:x2="4.013cm" svg:y2="2.002cm"><text:p/></draw:line><draw:line draw:style-name="gr153" draw:text-style-name="P70" svg:x1="4.095cm" svg:y1="2.072cm" svg:x2="3.997cm" svg:y2="2.046cm"><text:p/></draw:line><draw:line draw:style-name="gr153" draw:text-style-name="P70" svg:x1="4.089cm" svg:y1="2.115cm" svg:x2="3.99cm" svg:y2="2.091cm"><text:p/></draw:line><draw:line draw:style-name="gr153" draw:text-style-name="P70" svg:x1="4.075cm" svg:y1="2.152cm" svg:x2="3.976cm" svg:y2="2.129cm"><text:p/></draw:line><draw:line draw:style-name="gr153" draw:text-style-name="P70" svg:x1="4.067cm" svg:y1="2.194cm" svg:x2="3.967cm" svg:y2="2.173cm"><text:p/></draw:line><draw:line draw:style-name="gr153" draw:text-style-name="P70" svg:x1="4.06cm" svg:y1="2.237cm" svg:x2="3.96cm" svg:y2="2.218cm"><text:p/></draw:line><draw:line draw:style-name="gr153" draw:text-style-name="P70" svg:x1="4.053cm" svg:y1="2.281cm" svg:x2="3.953cm" svg:y2="2.263cm"><text:p/></draw:line><draw:line draw:style-name="gr153" draw:text-style-name="P70" svg:x1="4.047cm" svg:y1="2.324cm" svg:x2="3.946cm" svg:y2="2.308cm"><text:p/></draw:line><draw:line draw:style-name="gr153" draw:text-style-name="P70" svg:x1="4.038cm" svg:y1="2.367cm" svg:x2="3.937cm" svg:y2="2.353cm"><text:p/></draw:line><draw:line draw:style-name="gr153" draw:text-style-name="P70" svg:x1="4.031cm" svg:y1="2.407cm" svg:x2="3.93cm" svg:y2="2.395cm"><text:p/></draw:line><draw:line draw:style-name="gr153" draw:text-style-name="P70" svg:x1="4.027cm" svg:y1="2.45cm" svg:x2="3.926cm" svg:y2="2.439cm"><text:p/></draw:line><draw:line draw:style-name="gr153" draw:text-style-name="P70" svg:x1="4.024cm" svg:y1="2.489cm" svg:x2="3.923cm" svg:y2="2.48cm"><text:p/></draw:line><draw:line draw:style-name="gr153" draw:text-style-name="P70" svg:x1="4.021cm" svg:y1="2.531cm" svg:x2="3.919cm" svg:y2="2.524cm"><text:p/></draw:line><draw:line draw:style-name="gr153" draw:text-style-name="P70" svg:x1="4.018cm" svg:y1="2.575cm" svg:x2="3.916cm" svg:y2="2.57cm"><text:p/></draw:line><draw:line draw:style-name="gr153" draw:text-style-name="P70" svg:x1="4.018cm" svg:y1="2.618cm" svg:x2="3.916cm" svg:y2="2.614cm"><text:p/></draw:line><draw:line draw:style-name="gr153" draw:text-style-name="P70" svg:x1="4.014cm" svg:y1="2.661cm" svg:x2="3.912cm" svg:y2="2.659cm"><text:p/></draw:line><draw:line draw:style-name="gr153" draw:text-style-name="P70" svg:x1="4.014cm" svg:y1="2.704cm" svg:x2="3.912cm" svg:y2="2.704cm"><text:p/></draw:line><draw:line draw:style-name="gr153" draw:text-style-name="P70" svg:x1="4.014cm" svg:y1="2.749cm" svg:x2="3.912cm" svg:y2="2.751cm"><text:p/></draw:line><draw:line draw:style-name="gr153" draw:text-style-name="P70" svg:x1="4.018cm" svg:y1="2.791cm" svg:x2="3.916cm" svg:y2="2.795cm"><text:p/></draw:line><draw:line draw:style-name="gr153" draw:text-style-name="P70" svg:x1="4.018cm" svg:y1="2.831cm" svg:x2="3.916cm" svg:y2="2.836cm"><text:p/></draw:line><draw:line draw:style-name="gr153" draw:text-style-name="P70" svg:x1="4.021cm" svg:y1="2.876cm" svg:x2="3.919cm" svg:y2="2.883cm"><text:p/></draw:line><draw:line draw:style-name="gr153" draw:text-style-name="P70" svg:x1="4.024cm" svg:y1="2.918cm" svg:x2="3.923cm" svg:y2="2.927cm"><text:p/></draw:line><draw:line draw:style-name="gr153" draw:text-style-name="P70" svg:x1="4.027cm" svg:y1="2.958cm" svg:x2="3.926cm" svg:y2="2.969cm"><text:p/></draw:line><draw:line draw:style-name="gr153" draw:text-style-name="P70" svg:x1="4.031cm" svg:y1="3.003cm" svg:x2="3.93cm" svg:y2="3.015cm"><text:p/></draw:line><draw:line draw:style-name="gr153" draw:text-style-name="P70" svg:x1="4.038cm" svg:y1="3.048cm" svg:x2="3.937cm" svg:y2="3.062cm"><text:p/></draw:line><draw:line draw:style-name="gr153" draw:text-style-name="P70" svg:x1="4.047cm" svg:y1="3.085cm" svg:x2="3.946cm" svg:y2="3.101cm"><text:p/></draw:line><draw:line draw:style-name="gr153" draw:text-style-name="P70" svg:x1="4.053cm" svg:y1="3.13cm" svg:x2="3.953cm" svg:y2="3.148cm"><text:p/></draw:line><draw:line draw:style-name="gr153" draw:text-style-name="P70" svg:x1="4.06cm" svg:y1="3.172cm" svg:x2="3.96cm" svg:y2="3.191cm"><text:p/></draw:line><draw:line draw:style-name="gr153" draw:text-style-name="P70" svg:x1="4.067cm" svg:y1="3.212cm" svg:x2="3.967cm" svg:y2="3.233cm"><text:p/></draw:line><draw:line draw:style-name="gr153" draw:text-style-name="P70" svg:x1="4.075cm" svg:y1="3.255cm" svg:x2="3.976cm" svg:y2="3.278cm"><text:p/></draw:line><draw:line draw:style-name="gr153" draw:text-style-name="P70" svg:x1="4.089cm" svg:y1="3.294cm" svg:x2="3.99cm" svg:y2="3.318cm"><text:p/></draw:line><draw:line draw:style-name="gr153" draw:text-style-name="P70" svg:x1="4.095cm" svg:y1="3.339cm" svg:x2="3.997cm" svg:y2="3.365cm"><text:p/></draw:line><draw:line draw:style-name="gr153" draw:text-style-name="P70" svg:x1="4.111cm" svg:y1="3.376cm" svg:x2="4.013cm" svg:y2="3.404cm"><text:p/></draw:line><draw:line draw:style-name="gr153" draw:text-style-name="P70" svg:x1="4.121cm" svg:y1="3.421cm" svg:x2="4.024cm" svg:y2="3.451cm"><text:p/></draw:line><draw:line draw:style-name="gr153" draw:text-style-name="P70" svg:x1="4.131cm" svg:y1="3.459cm" svg:x2="4.034cm" svg:y2="3.491cm"><text:p/></draw:line><draw:line draw:style-name="gr153" draw:text-style-name="P70" svg:x1="4.146cm" svg:y1="3.502cm" svg:x2="4.05cm" svg:y2="3.535cm"><text:p/></draw:line><draw:line draw:style-name="gr153" draw:text-style-name="P70" svg:x1="4.16cm" svg:y1="3.54cm" svg:x2="4.064cm" svg:y2="3.575cm"><text:p/></draw:line><draw:line draw:style-name="gr153" draw:text-style-name="P70" svg:x1="4.175cm" svg:y1="3.582cm" svg:x2="4.08cm" svg:y2="3.619cm"><text:p/></draw:line><draw:line draw:style-name="gr153" draw:text-style-name="P70" svg:x1="4.188cm" svg:y1="3.623cm" svg:x2="4.094cm" svg:y2="3.661cm"><text:p/></draw:line><draw:line draw:style-name="gr153" draw:text-style-name="P70" svg:x1="4.211cm" svg:y1="3.66cm" svg:x2="4.117cm" svg:y2="3.7cm"><text:p/></draw:line><draw:line draw:style-name="gr153" draw:text-style-name="P70" svg:x1="4.224cm" svg:y1="3.697cm" svg:x2="4.131cm" svg:y2="3.738cm"><text:p/></draw:line><draw:line draw:style-name="gr153" draw:text-style-name="P70" svg:x1="4.243cm" svg:y1="3.739cm" svg:x2="4.151cm" svg:y2="3.782cm"><text:p/></draw:line><draw:line draw:style-name="gr153" draw:text-style-name="P70" svg:x1="4.262cm" svg:y1="3.777cm" svg:x2="4.17cm" svg:y2="3.822cm"><text:p/></draw:line><draw:line draw:style-name="gr153" draw:text-style-name="P70" svg:x1="4.28cm" svg:y1="3.815cm" svg:x2="4.189cm" svg:y2="3.861cm"><text:p/></draw:line><draw:line draw:style-name="gr153" draw:text-style-name="P70" svg:x1="4.3cm" svg:y1="3.853cm" svg:x2="4.21cm" svg:y2="3.901cm"><text:p/></draw:line><draw:line draw:style-name="gr153" draw:text-style-name="P70" svg:x1="4.319cm" svg:y1="3.89cm" svg:x2="4.23cm" svg:y2="3.939cm"><text:p/></draw:line><draw:line draw:style-name="gr153" draw:text-style-name="P70" svg:x1="4.339cm" svg:y1="3.929cm" svg:x2="4.251cm" svg:y2="3.98cm"><text:p/></draw:line><draw:line draw:style-name="gr153" draw:text-style-name="P70" svg:x1="4.361cm" svg:y1="3.964cm" svg:x2="4.274cm" svg:y2="4.016cm"><text:p/></draw:line><draw:line draw:style-name="gr153" draw:text-style-name="P70" svg:x1="4.384cm" svg:y1="3.996cm" svg:x2="4.297cm" svg:y2="4.05cm"><text:p/></draw:line><draw:line draw:style-name="gr153" draw:text-style-name="P70" svg:x1="4.404cm" svg:y1="4.034cm" svg:x2="4.318cm" svg:y2="4.09cm"><text:p/></draw:line><draw:line draw:style-name="gr153" draw:text-style-name="P70" svg:x1="4.433cm" svg:y1="4.071cm" svg:x2="4.348cm" svg:y2="4.128cm"><text:p/></draw:line><draw:line draw:style-name="gr153" draw:text-style-name="P70" svg:x1="4.455cm" svg:y1="4.107cm" svg:x2="4.371cm" svg:y2="4.166cm"><text:p/></draw:line><draw:line draw:style-name="gr153" draw:text-style-name="P70" svg:x1="4.483cm" svg:y1="4.138cm" svg:x2="4.401cm" svg:y2="4.198cm"><text:p/></draw:line><draw:line draw:style-name="gr153" draw:text-style-name="P70" svg:x1="4.505cm" svg:y1="4.175cm" svg:x2="4.424cm" svg:y2="4.236cm"><text:p/></draw:line><draw:line draw:style-name="gr153" draw:text-style-name="P70" svg:x1="4.534cm" svg:y1="4.21cm" svg:x2="4.454cm" svg:y2="4.273cm"><text:p/></draw:line><draw:line draw:style-name="gr153" draw:text-style-name="P70" svg:x1="4.559cm" svg:y1="4.243cm" svg:x2="4.48cm" svg:y2="4.307cm"><text:p/></draw:line><draw:line draw:style-name="gr153" draw:text-style-name="P70" svg:x1="4.583cm" svg:y1="4.273cm" svg:x2="4.505cm" svg:y2="4.339cm"><text:p/></draw:line><draw:line draw:style-name="gr153" draw:text-style-name="P70" svg:x1="4.612cm" svg:y1="4.31cm" svg:x2="4.535cm" svg:y2="4.377cm"><text:p/></draw:line><draw:line draw:style-name="gr153" draw:text-style-name="P70" svg:x1="4.641cm" svg:y1="4.34cm" svg:x2="4.565cm" svg:y2="4.408cm"><text:p/></draw:line><draw:line draw:style-name="gr153" draw:text-style-name="P70" svg:x1="4.669cm" svg:y1="4.37cm" svg:x2="4.595cm" svg:y2="4.439cm"><text:p/></draw:line><draw:line draw:style-name="gr153" draw:text-style-name="P70" svg:x1="4.698cm" svg:y1="4.404cm" svg:x2="4.625cm" svg:y2="4.475cm"><text:p/></draw:line><draw:line draw:style-name="gr153" draw:text-style-name="P70" svg:x1="4.73cm" svg:y1="4.434cm" svg:x2="4.658cm" svg:y2="4.506cm"><text:p/></draw:line><draw:line draw:style-name="gr153" draw:text-style-name="P70" svg:x1="4.761cm" svg:y1="4.464cm" svg:x2="4.69cm" svg:y2="4.537cm"><text:p/></draw:line><draw:line draw:style-name="gr153" draw:text-style-name="P70" svg:x1="4.791cm" svg:y1="4.489cm" svg:x2="4.722cm" svg:y2="4.563cm"><text:p/></draw:line><draw:line draw:style-name="gr153" draw:text-style-name="P70" svg:x1="4.82cm" svg:y1="4.519cm" svg:x2="4.752cm" svg:y2="4.595cm"><text:p/></draw:line><draw:line draw:style-name="gr153" draw:text-style-name="P70" svg:x1="4.856cm" svg:y1="4.549cm" svg:x2="4.789cm" svg:y2="4.626cm"><text:p/></draw:line><draw:line draw:style-name="gr153" draw:text-style-name="P70" svg:x1="4.885cm" svg:y1="4.578cm" svg:x2="4.819cm" svg:y2="4.656cm"><text:p/></draw:line><draw:line draw:style-name="gr153" draw:text-style-name="P70" svg:x1="4.92cm" svg:y1="4.602cm" svg:x2="4.856cm" svg:y2="4.681cm"><text:p/></draw:line><draw:line draw:style-name="gr153" draw:text-style-name="P70" svg:x1="4.954cm" svg:y1="4.631cm" svg:x2="4.891cm" svg:y2="4.711cm"><text:p/></draw:line><draw:line draw:style-name="gr153" draw:text-style-name="P70" svg:x1="4.984cm" svg:y1="4.654cm" svg:x2="4.923cm" svg:y2="4.735cm"><text:p/></draw:line><draw:line draw:style-name="gr153" draw:text-style-name="P70" svg:x1="5.022cm" svg:y1="4.683cm" svg:x2="4.962cm" svg:y2="4.765cm"><text:p/></draw:line><draw:line draw:style-name="gr153" draw:text-style-name="P70" svg:x1="5.058cm" svg:y1="4.706cm" svg:x2="4.999cm" svg:y2="4.79cm"><text:p/></draw:line><draw:line draw:style-name="gr153" draw:text-style-name="P70" svg:x1="5.093cm" svg:y1="4.729cm" svg:x2="5.036cm" svg:y2="4.814cm"><text:p/></draw:line><draw:line draw:style-name="gr153" draw:text-style-name="P70" svg:x1="5.127cm" svg:y1="4.756cm" svg:x2="5.071cm" svg:y2="4.842cm"><text:p/></draw:line><draw:line draw:style-name="gr153" draw:text-style-name="P70" svg:x1="5.164cm" svg:y1="4.778cm" svg:x2="5.11cm" svg:y2="4.865cm"><text:p/></draw:line><draw:line draw:style-name="gr153" draw:text-style-name="P70" svg:x1="5.199cm" svg:y1="4.796cm" svg:x2="5.147cm" svg:y2="4.883cm"><text:p/></draw:line><draw:line draw:style-name="gr153" draw:text-style-name="P70" svg:x1="5.237cm" svg:y1="4.822cm" svg:x2="5.186cm" svg:y2="4.91cm"><text:p/></draw:line><draw:line draw:style-name="gr153" draw:text-style-name="P70" svg:x1="5.272cm" svg:y1="4.84cm" svg:x2="5.223cm" svg:y2="4.929cm"><text:p/></draw:line><draw:line draw:style-name="gr153" draw:text-style-name="P70" svg:x1="5.311cm" svg:y1="4.863cm" svg:x2="5.263cm" svg:y2="4.953cm"><text:p/></draw:line><draw:line draw:style-name="gr153" draw:text-style-name="P70" svg:x1="5.348cm" svg:y1="4.883cm" svg:x2="5.302cm" svg:y2="4.974cm"><text:p/></draw:line><draw:line draw:style-name="gr153" draw:text-style-name="P70" svg:x1="5.388cm" svg:y1="4.9cm" svg:x2="5.343cm" svg:y2="4.992cm"><text:p/></draw:line><draw:line draw:style-name="gr153" draw:text-style-name="P70" svg:x1="5.423cm" svg:y1="4.923cm" svg:x2="5.38cm" svg:y2="5.015cm"><text:p/></draw:line><draw:line draw:style-name="gr153" draw:text-style-name="P70" svg:x1="5.465cm" svg:y1="4.937cm" svg:x2="5.424cm" svg:y2="5.03cm"><text:p/></draw:line><draw:line draw:style-name="gr153" draw:text-style-name="P70" svg:x1="5.501cm" svg:y1="4.953cm" svg:x2="5.461cm" svg:y2="5.047cm"><text:p/></draw:line><draw:line draw:style-name="gr153" draw:text-style-name="P70" svg:x1="5.545cm" svg:y1="4.967cm" svg:x2="5.507cm" svg:y2="5.061cm"><text:p/></draw:line><draw:line draw:style-name="gr153" draw:text-style-name="P70" svg:x1="5.581cm" svg:y1="4.983cm" svg:x2="5.544cm" svg:y2="5.078cm"><text:p/></draw:line><draw:line draw:style-name="gr153" draw:text-style-name="P70" svg:x1="5.623cm" svg:y1="5.002cm" svg:x2="5.588cm" svg:y2="5.098cm"><text:p/></draw:line><draw:line draw:style-name="gr153" draw:text-style-name="P70" svg:x1="5.66cm" svg:y1="5.012cm" svg:x2="5.627cm" svg:y2="5.108cm"><text:p/></draw:line><draw:line draw:style-name="gr153" draw:text-style-name="P70" svg:x1="5.703cm" svg:y1="5.027cm" svg:x2="5.671cm" svg:y2="5.124cm"><text:p/></draw:line><draw:line draw:style-name="gr153" draw:text-style-name="P70" svg:x1="5.745cm" svg:y1="5.042cm" svg:x2="5.715cm" svg:y2="5.139cm"><text:p/></draw:line><draw:line draw:style-name="gr153" draw:text-style-name="P70" svg:x1="5.782cm" svg:y1="5.055cm" svg:x2="5.754cm" svg:y2="5.153cm"><text:p/></draw:line><draw:line draw:style-name="gr153" draw:text-style-name="P70" svg:x1="5.824cm" svg:y1="5.064cm" svg:x2="5.798cm" svg:y2="5.162cm"><text:p/></draw:line><draw:line draw:style-name="gr153" draw:text-style-name="P70" svg:x1="5.866cm" svg:y1="5.077cm" svg:x2="5.842cm" svg:y2="5.176cm"><text:p/></draw:line><draw:line draw:style-name="gr153" draw:text-style-name="P70" svg:x1="5.911cm" svg:y1="5.087cm" svg:x2="5.888cm" svg:y2="5.186cm"><text:p/></draw:line><draw:line draw:style-name="gr153" draw:text-style-name="P70" svg:x1="5.949cm" svg:y1="5.094cm" svg:x2="5.928cm" svg:y2="5.194cm"><text:p/></draw:line><draw:line draw:style-name="gr153" draw:text-style-name="P70" svg:x1="5.988cm" svg:y1="5.102cm" svg:x2="5.969cm" svg:y2="5.202cm"><text:p/></draw:line><draw:line draw:style-name="gr153" draw:text-style-name="P70" svg:x1="6.033cm" svg:y1="5.11cm" svg:x2="6.015cm" svg:y2="5.21cm"><text:p/></draw:line><draw:line draw:style-name="gr153" draw:text-style-name="P70" svg:x1="6.075cm" svg:y1="5.117cm" svg:x2="6.059cm" svg:y2="5.218cm"><text:p/></draw:line><draw:line draw:style-name="gr153" draw:text-style-name="P70" svg:x1="6.119cm" svg:y1="5.124cm" svg:x2="6.105cm" svg:y2="5.225cm"><text:p/></draw:line><draw:line draw:style-name="gr153" draw:text-style-name="P70" svg:x1="6.161cm" svg:y1="5.132cm" svg:x2="6.149cm" svg:y2="5.233cm"><text:p/></draw:line><draw:line draw:style-name="gr153" draw:text-style-name="P70" svg:x1="6.204cm" svg:y1="5.137cm" svg:x2="6.193cm" svg:y2="5.238cm"><text:p/></draw:line><draw:line draw:style-name="gr153" draw:text-style-name="P70" svg:x1="6.248cm" svg:y1="5.139cm" svg:x2="6.239cm" svg:y2="5.24cm"><text:p/></draw:line><draw:line draw:style-name="gr153" draw:text-style-name="P70" svg:x1="6.288cm" svg:y1="5.139cm" svg:x2="6.281cm" svg:y2="5.241cm"><text:p/></draw:line><draw:line draw:style-name="gr153" draw:text-style-name="P70" svg:x1="6.33cm" svg:y1="5.147cm" svg:x2="6.325cm" svg:y2="5.249cm"><text:p/></draw:line><draw:line draw:style-name="gr153" draw:text-style-name="P70" svg:x1="6.373cm" svg:y1="5.147cm" svg:x2="6.369cm" svg:y2="5.249cm"><text:p/></draw:line><draw:line draw:style-name="gr153" draw:text-style-name="P70" svg:x1="6.412cm" svg:y1="5.147cm" svg:x2="6.41cm" svg:y2="5.249cm"><text:p/></draw:line><draw:line draw:style-name="gr153" draw:text-style-name="P70" svg:x1="6.456cm" svg:y1="5.147cm" svg:x2="6.456cm" svg:y2="5.249cm"><text:p/></draw:line><draw:line draw:style-name="gr153" draw:text-style-name="P70" svg:x1="6.5cm" svg:y1="5.147cm" svg:x2="6.502cm" svg:y2="5.249cm"><text:p/></draw:line><draw:line draw:style-name="gr153" draw:text-style-name="P70" svg:x1="6.544cm" svg:y1="5.147cm" svg:x2="6.548cm" svg:y2="5.249cm"><text:p/></draw:line><draw:line draw:style-name="gr153" draw:text-style-name="P70" svg:x1="6.586cm" svg:y1="5.147cm" svg:x2="6.591cm" svg:y2="5.249cm"><text:p/></draw:line><draw:line draw:style-name="gr153" draw:text-style-name="P70" svg:x1="6.627cm" svg:y1="5.139cm" svg:x2="6.634cm" svg:y2="5.241cm"><text:p/></draw:line><draw:line draw:style-name="gr153" draw:text-style-name="P70" svg:x1="6.671cm" svg:y1="5.139cm" svg:x2="6.68cm" svg:y2="5.24cm"><text:p/></draw:line><draw:line draw:style-name="gr153" draw:text-style-name="P70" svg:x1="6.717cm" svg:y1="5.137cm" svg:x2="6.728cm" svg:y2="5.238cm"><text:p/></draw:line><draw:line draw:style-name="gr153" draw:text-style-name="P70" svg:x1="6.754cm" svg:y1="5.132cm" svg:x2="6.766cm" svg:y2="5.233cm"><text:p/></draw:line><draw:line draw:style-name="gr153" draw:text-style-name="P70" svg:x1="6.798cm" svg:y1="5.124cm" svg:x2="6.812cm" svg:y2="5.225cm"><text:p/></draw:line><draw:line draw:style-name="gr153" draw:text-style-name="P70" svg:x1="6.84cm" svg:y1="5.117cm" svg:x2="6.856cm" svg:y2="5.218cm"><text:p/></draw:line><draw:line draw:style-name="gr153" draw:text-style-name="P70" svg:x1="6.881cm" svg:y1="5.11cm" svg:x2="6.899cm" svg:y2="5.21cm"><text:p/></draw:line><draw:line draw:style-name="gr153" draw:text-style-name="P70" svg:x1="6.925cm" svg:y1="5.102cm" svg:x2="6.944cm" svg:y2="5.202cm"><text:p/></draw:line><draw:line draw:style-name="gr153" draw:text-style-name="P70" svg:x1="6.964cm" svg:y1="5.094cm" svg:x2="6.985cm" svg:y2="5.194cm"><text:p/></draw:line><draw:line draw:style-name="gr153" draw:text-style-name="P70" svg:x1="7.008cm" svg:y1="5.087cm" svg:x2="7.031cm" svg:y2="5.186cm"><text:p/></draw:line><draw:line draw:style-name="gr153" draw:text-style-name="P70" svg:x1="7.045cm" svg:y1="5.077cm" svg:x2="7.069cm" svg:y2="5.176cm"><text:p/></draw:line><draw:line draw:style-name="gr153" draw:text-style-name="P70" svg:x1="7.091cm" svg:y1="5.064cm" svg:x2="7.117cm" svg:y2="5.162cm"><text:p/></draw:line><draw:line draw:style-name="gr153" draw:text-style-name="P70" svg:x1="7.132cm" svg:y1="5.055cm" svg:x2="7.16cm" svg:y2="5.153cm"><text:p/></draw:line><draw:line draw:style-name="gr153" draw:text-style-name="P70" svg:x1="7.172cm" svg:y1="5.042cm" svg:x2="7.202cm" svg:y2="5.139cm"><text:p/></draw:line><draw:line draw:style-name="gr153" draw:text-style-name="P70" svg:x1="7.209cm" svg:y1="5.027cm" svg:x2="7.241cm" svg:y2="5.124cm"><text:p/></draw:line><draw:line draw:style-name="gr153" draw:text-style-name="P70" svg:x1="7.255cm" svg:y1="5.012cm" svg:x2="7.288cm" svg:y2="5.108cm"><text:p/></draw:line><draw:line draw:style-name="gr153" draw:text-style-name="P70" svg:x1="7.292cm" svg:y1="5.002cm" svg:x2="7.327cm" svg:y2="5.098cm"><text:p/></draw:line><draw:line draw:style-name="gr153" draw:text-style-name="P70" svg:x1="7.334cm" svg:y1="4.983cm" svg:x2="7.371cm" svg:y2="5.078cm"><text:p/></draw:line><draw:line draw:style-name="gr153" draw:text-style-name="P70" svg:x1="7.375cm" svg:y1="4.967cm" svg:x2="7.413cm" svg:y2="5.061cm"><text:p/></draw:line><draw:line draw:style-name="gr153" draw:text-style-name="P70" svg:x1="7.412cm" svg:y1="4.953cm" svg:x2="7.452cm" svg:y2="5.047cm"><text:p/></draw:line><draw:line draw:style-name="gr153" draw:text-style-name="P70" svg:x1="7.452cm" svg:y1="4.937cm" svg:x2="7.493cm" svg:y2="5.03cm"><text:p/></draw:line><draw:line draw:style-name="gr153" draw:text-style-name="P70" svg:x1="7.491cm" svg:y1="4.923cm" svg:x2="7.534cm" svg:y2="5.015cm"><text:p/></draw:line><draw:line draw:style-name="gr153" draw:text-style-name="P70" svg:x1="7.532cm" svg:y1="4.9cm" svg:x2="7.577cm" svg:y2="4.992cm"><text:p/></draw:line><draw:line draw:style-name="gr153" draw:text-style-name="P70" svg:x1="7.569cm" svg:y1="4.883cm" svg:x2="7.615cm" svg:y2="4.974cm"><text:p/></draw:line><draw:line draw:style-name="gr153" draw:text-style-name="P70" svg:x1="7.606cm" svg:y1="4.863cm" svg:x2="7.654cm" svg:y2="4.953cm"><text:p/></draw:line><draw:line draw:style-name="gr153" draw:text-style-name="P70" svg:x1="7.643cm" svg:y1="4.84cm" svg:x2="7.692cm" svg:y2="4.929cm"><text:p/></draw:line><draw:line draw:style-name="gr153" draw:text-style-name="P70" svg:x1="7.68cm" svg:y1="4.822cm" svg:x2="7.731cm" svg:y2="4.91cm"><text:p/></draw:line><draw:line draw:style-name="gr153" draw:text-style-name="P70" svg:x1="7.717cm" svg:y1="4.796cm" svg:x2="7.769cm" svg:y2="4.883cm"><text:p/></draw:line><draw:line draw:style-name="gr153" draw:text-style-name="P70" svg:x1="7.756cm" svg:y1="4.778cm" svg:x2="7.81cm" svg:y2="4.865cm"><text:p/></draw:line><draw:line draw:style-name="gr153" draw:text-style-name="P70" svg:x1="7.789cm" svg:y1="4.756cm" svg:x2="7.845cm" svg:y2="4.842cm"><text:p/></draw:line><draw:line draw:style-name="gr153" draw:text-style-name="P70" svg:x1="7.823cm" svg:y1="4.729cm" svg:x2="7.88cm" svg:y2="4.814cm"><text:p/></draw:line><draw:line draw:style-name="gr153" draw:text-style-name="P70" svg:x1="7.86cm" svg:y1="4.706cm" svg:x2="7.919cm" svg:y2="4.79cm"><text:p/></draw:line><draw:line draw:style-name="gr153" draw:text-style-name="P70" svg:x1="7.895cm" svg:y1="4.683cm" svg:x2="7.955cm" svg:y2="4.765cm"><text:p/></draw:line><draw:line draw:style-name="gr153" draw:text-style-name="P70" svg:x1="7.927cm" svg:y1="4.654cm" svg:x2="7.988cm" svg:y2="4.735cm"><text:p/></draw:line><draw:line draw:style-name="gr153" draw:text-style-name="P70" svg:x1="7.964cm" svg:y1="4.631cm" svg:x2="8.027cm" svg:y2="4.711cm"><text:p/></draw:line><draw:line draw:style-name="gr153" draw:text-style-name="P70" svg:x1="7.994cm" svg:y1="4.602cm" svg:x2="8.058cm" svg:y2="4.681cm"><text:p/></draw:line><draw:line draw:style-name="gr153" draw:text-style-name="P70" svg:x1="8.029cm" svg:y1="4.578cm" svg:x2="8.095cm" svg:y2="4.656cm"><text:p/></draw:line><draw:line draw:style-name="gr153" draw:text-style-name="P70" svg:x1="8.061cm" svg:y1="4.549cm" svg:x2="8.128cm" svg:y2="4.626cm"><text:p/></draw:line><draw:line draw:style-name="gr153" draw:text-style-name="P70" svg:x1="8.094cm" svg:y1="4.519cm" svg:x2="8.162cm" svg:y2="4.595cm"><text:p/></draw:line><draw:line draw:style-name="gr153" draw:text-style-name="P70" svg:x1="8.126cm" svg:y1="4.489cm" svg:x2="8.195cm" svg:y2="4.563cm"><text:p/></draw:line><draw:line draw:style-name="gr153" draw:text-style-name="P70" svg:x1="8.156cm" svg:y1="4.464cm" svg:x2="8.227cm" svg:y2="4.537cm"><text:p/></draw:line><draw:line draw:style-name="gr153" draw:text-style-name="P70" svg:x1="8.188cm" svg:y1="4.434cm" svg:x2="8.26cm" svg:y2="4.506cm"><text:p/></draw:line><draw:line draw:style-name="gr153" draw:text-style-name="P70" svg:x1="8.218cm" svg:y1="4.404cm" svg:x2="8.291cm" svg:y2="4.475cm"><text:p/></draw:line><draw:line draw:style-name="gr153" draw:text-style-name="P70" svg:x1="8.245cm" svg:y1="4.37cm" svg:x2="8.319cm" svg:y2="4.439cm"><text:p/></draw:line><draw:line draw:style-name="gr153" draw:text-style-name="P70" svg:x1="8.274cm" svg:y1="4.34cm" svg:x2="8.35cm" svg:y2="4.408cm"><text:p/></draw:line><draw:line draw:style-name="gr153" draw:text-style-name="P70" svg:x1="8.301cm" svg:y1="4.31cm" svg:x2="8.378cm" svg:y2="4.377cm"><text:p/></draw:line><draw:line draw:style-name="gr153" draw:text-style-name="P70" svg:x1="8.331cm" svg:y1="4.273cm" svg:x2="8.409cm" svg:y2="4.339cm"><text:p/></draw:line><draw:line draw:style-name="gr153" draw:text-style-name="P70" svg:x1="8.357cm" svg:y1="4.243cm" svg:x2="8.436cm" svg:y2="4.307cm"><text:p/></draw:line><draw:line draw:style-name="gr153" draw:text-style-name="P70" svg:x1="8.382cm" svg:y1="4.21cm" svg:x2="8.462cm" svg:y2="4.273cm"><text:p/></draw:line><draw:line draw:style-name="gr153" draw:text-style-name="P70" svg:x1="8.41cm" svg:y1="4.175cm" svg:x2="8.491cm" svg:y2="4.236cm"><text:p/></draw:line><draw:line draw:style-name="gr153" draw:text-style-name="P70" svg:x1="8.435cm" svg:y1="4.138cm" svg:x2="8.517cm" svg:y2="4.198cm"><text:p/></draw:line><draw:line draw:style-name="gr153" draw:text-style-name="P70" svg:x1="8.461cm" svg:y1="4.107cm" svg:x2="8.545cm" svg:y2="4.166cm"><text:p/></draw:line><draw:line draw:style-name="gr153" draw:text-style-name="P70" svg:x1="8.484cm" svg:y1="4.071cm" svg:x2="8.569cm" svg:y2="4.128cm"><text:p/></draw:line><draw:line draw:style-name="gr153" draw:text-style-name="P70" svg:x1="8.509cm" svg:y1="4.034cm" svg:x2="8.595cm" svg:y2="4.09cm"><text:p/></draw:line><draw:line draw:style-name="gr153" draw:text-style-name="P70" svg:x1="8.532cm" svg:y1="3.996cm" svg:x2="8.619cm" svg:y2="4.05cm"><text:p/></draw:line><draw:line draw:style-name="gr153" draw:text-style-name="P70" svg:x1="8.555cm" svg:y1="3.964cm" svg:x2="8.642cm" svg:y2="4.016cm"><text:p/></draw:line><draw:line draw:style-name="gr153" draw:text-style-name="P70" svg:x1="8.576cm" svg:y1="3.929cm" svg:x2="8.664cm" svg:y2="3.98cm"><text:p/></draw:line><draw:line draw:style-name="gr153" draw:text-style-name="P70" svg:x1="8.596cm" svg:y1="3.89cm" svg:x2="8.685cm" svg:y2="3.939cm"><text:p/></draw:line><draw:line draw:style-name="gr153" draw:text-style-name="P70" svg:x1="8.615cm" svg:y1="3.853cm" svg:x2="8.705cm" svg:y2="3.901cm"><text:p/></draw:line><draw:line draw:style-name="gr153" draw:text-style-name="P70" svg:x1="8.636cm" svg:y1="3.815cm" svg:x2="8.727cm" svg:y2="3.861cm"><text:p/></draw:line><draw:line draw:style-name="gr153" draw:text-style-name="P70" svg:x1="8.655cm" svg:y1="3.777cm" svg:x2="8.747cm" svg:y2="3.822cm"><text:p/></draw:line><draw:line draw:style-name="gr153" draw:text-style-name="P70" svg:x1="8.675cm" svg:y1="3.739cm" svg:x2="8.767cm" svg:y2="3.782cm"><text:p/></draw:line><draw:line draw:style-name="gr153" draw:text-style-name="P70" svg:x1="8.689cm" svg:y1="3.697cm" svg:x2="8.782cm" svg:y2="3.738cm"><text:p/></draw:line><draw:line draw:style-name="gr153" draw:text-style-name="P70" svg:x1="8.708cm" svg:y1="3.66cm" svg:x2="8.802cm" svg:y2="3.7cm"><text:p/></draw:line><draw:line draw:style-name="gr153" draw:text-style-name="P70" svg:x1="8.724cm" svg:y1="3.623cm" svg:x2="8.818cm" svg:y2="3.661cm"><text:p/></draw:line><draw:line draw:style-name="gr153" draw:text-style-name="P70" svg:x1="8.742cm" svg:y1="3.582cm" svg:x2="8.837cm" svg:y2="3.619cm"><text:p/></draw:line><draw:line draw:style-name="gr153" draw:text-style-name="P70" svg:x1="8.756cm" svg:y1="3.54cm" svg:x2="8.852cm" svg:y2="3.575cm"><text:p/></draw:line><draw:line draw:style-name="gr153" draw:text-style-name="P70" svg:x1="8.772cm" svg:y1="3.502cm" svg:x2="8.868cm" svg:y2="3.535cm"><text:p/></draw:line><draw:line draw:style-name="gr153" draw:text-style-name="P70" svg:x1="8.783cm" svg:y1="3.459cm" svg:x2="8.88cm" svg:y2="3.491cm"><text:p/></draw:line><draw:line draw:style-name="gr153" draw:text-style-name="P70" svg:x1="8.793cm" svg:y1="3.421cm" svg:x2="8.89cm" svg:y2="3.451cm"><text:p/></draw:line><draw:line draw:style-name="gr153" draw:text-style-name="P70" svg:x1="8.809cm" svg:y1="3.376cm" svg:x2="8.907cm" svg:y2="3.404cm"><text:p/></draw:line><draw:line draw:style-name="gr153" draw:text-style-name="P70" svg:x1="8.819cm" svg:y1="3.339cm" svg:x2="8.917cm" svg:y2="3.365cm"><text:p/></draw:line><draw:line draw:style-name="gr153" draw:text-style-name="P70" svg:x1="8.83cm" svg:y1="3.294cm" svg:x2="8.929cm" svg:y2="3.318cm"><text:p/></draw:line><draw:line draw:style-name="gr153" draw:text-style-name="P70" svg:x1="8.839cm" svg:y1="3.255cm" svg:x2="8.938cm" svg:y2="3.278cm"><text:p/></draw:line><draw:line draw:style-name="gr153" draw:text-style-name="P70" svg:x1="8.849cm" svg:y1="3.212cm" svg:x2="8.949cm" svg:y2="3.233cm"><text:p/></draw:line><draw:line draw:style-name="gr153" draw:text-style-name="P70" svg:x1="8.857cm" svg:y1="3.172cm" svg:x2="8.957cm" svg:y2="3.191cm"><text:p/></draw:line><draw:line draw:style-name="gr153" draw:text-style-name="P70" svg:x1="8.865cm" svg:y1="3.13cm" svg:x2="8.965cm" svg:y2="3.148cm"><text:p/></draw:line><draw:line draw:style-name="gr153" draw:text-style-name="P70" svg:x1="8.872cm" svg:y1="3.085cm" svg:x2="8.973cm" svg:y2="3.101cm"><text:p/></draw:line><draw:line draw:style-name="gr153" draw:text-style-name="P70" svg:x1="8.879cm" svg:y1="3.048cm" svg:x2="8.98cm" svg:y2="3.062cm"><text:p/></draw:line><draw:line draw:style-name="gr153" draw:text-style-name="P70" svg:x1="8.883cm" svg:y1="3.003cm" svg:x2="8.984cm" svg:y2="3.015cm"><text:p/></draw:line><draw:line draw:style-name="gr153" draw:text-style-name="P70" svg:x1="8.89cm" svg:y1="2.958cm" svg:x2="8.991cm" svg:y2="2.969cm"><text:p/></draw:line><draw:line draw:style-name="gr153" draw:text-style-name="P70" svg:x1="8.89cm" svg:y1="2.918cm" svg:x2="8.991cm" svg:y2="2.927cm"><text:p/></draw:line><draw:line draw:style-name="gr153" draw:text-style-name="P70" svg:x1="8.899cm" svg:y1="2.876cm" svg:x2="9.001cm" svg:y2="2.883cm"><text:p/></draw:line><draw:line draw:style-name="gr153" draw:text-style-name="P70" svg:x1="8.899cm" svg:y1="2.831cm" svg:x2="9.001cm" svg:y2="2.836cm"><text:p/></draw:line><draw:line draw:style-name="gr153" draw:text-style-name="P70" svg:x1="8.899cm" svg:y1="2.791cm" svg:x2="9.001cm" svg:y2="2.795cm"><text:p/></draw:line><draw:line draw:style-name="gr153" draw:text-style-name="P70" svg:x1="8.902cm" svg:y1="2.749cm" svg:x2="9.004cm" svg:y2="2.751cm"><text:p/></draw:line></draw:g><draw:g draw:name="DrawObject9_4" draw:style-name="gr12"><draw:custom-shape draw:style-name="gr157" draw:text-style-name="P73" svg:width="0.858cm" svg:height="0.858cm" svg:x="6.029cm" svg:y="2.277cm"><text:p/><draw:enhanced-geometry draw:glue-point-type="segments" draw:type="mso-spt100" draw:modifiers="1.07015784498009 -123.97448990871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6.456cm" svg:y1="2.702cm" svg:x2="9.116cm" svg:y2="2.688cm"><text:p/></draw:line><draw:line draw:style-name="gr154" draw:text-style-name="P54" svg:x1="6.46cm" svg:y1="2.69cm" svg:x2="4.678cm" svg:y2="0.094cm"><text:p/></draw:line></draw:g></draw:g></draw:g><text:span text:style-name="_5f_pointillés_20_gris">………………………….</text:span></text:p>
      <text:p text:style-name="P16"><text:span text:style-name="_5f_pointillés_20_gris">………………………….</text:span></text:p>
      <text:p text:style-name="P16"><text:span text:style-name="_5f_pointillés_20_gris">………………………….</text:span></text:p>
      <text:p text:style-name="P16"><text:span text:style-name="_5f_pointillés_20_gris">………………………….</text:span></text:p>
      <text:p text:style-name="P16"><text:span text:style-name="_5f_pointillés_20_gris">………………………….</text:span></text:p>
      <text:p text:style-name="P16"><text:span text:style-name="_5f_pointillés_20_gris">………………………….</text:span></text:p>
      <text:p text:style-name="P16"><text:span text:style-name="_5f_pointillés_20_gris">………………………….</text:span></text:p>
      <text:p text:style-name="P16"><text:span text:style-name="_5f_pointillés_20_gris">………………………….</text:span></text:p>
      <text:list xml:id="list174056609942346" text:continue-numbering="true" text:style-name="_5f_Numérotation_20_des_20_exercices_20_livrets">
        <text:list-item>
          <text:h text:style-name="_5f_Titre_20_d_27_exercices_20_livret_20_sans_20_titre_20_avec_20_num_20_exo" text:outline-level="1"><text:span text:style-name="_5f_pointillés_20_gris"><text:span text:style-name="T18"><text:s/></text:span></text:span><text:span text:style-name="_5f_pointillés_20_gris"><text:span text:style-name="T27">Sur les figures ci-dessous, lis la mesure de chaque angle sur le rapporteur puis écris-la dans la bulle.</text:span></text:span></text:h>
        </text:list-item>
      </text:list>
      <text:h text:style-name="P36" text:outline-level="1"><draw:custom-shape text:anchor-type="char" draw:z-index="72" draw:name="Shape28" draw:style-name="gr158" draw:text-style-name="P66" svg:width="1.5cm" svg:height="1.001cm" svg:x="4.378cm" svg:y="-0.189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6370.85781433608 17949.29577464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char" draw:z-index="71" draw:name="Shape29" draw:style-name="gr21"><draw:circle draw:style-name="gr22" draw:text-style-name="P54" svg:width="4.001cm" svg:height="4.001cm" draw:transform="skewX (0.000523598775598309) rotate (0.378038315981972) translate (-0.276930555555556cm 1.254125cm)" draw:kind="arc" draw:start-angle="0.03" draw:end-angle="179.96"><text:p/></draw:circle><draw:circle draw:style-name="gr22" draw:text-style-name="P54" svg:width="2.504cm" svg:height="2.504cm" draw:transform="skewX (-0.00069813170079767) rotate (0.377514717206373) translate (0.694972222222222cm 1.67216666666667cm)" draw:kind="arc" draw:start-angle="0.03" draw:end-angle="179.96"><text:p/></draw:circle><draw:line draw:style-name="gr22" draw:text-style-name="P54" svg:x1="1.156cm" svg:y1="2.831cm" svg:x2="3.481cm" svg:y2="1.91cm"><text:p/></draw:line><draw:line draw:style-name="gr22" draw:text-style-name="P54" svg:x1="0.643cm" svg:y1="3.573cm" svg:x2="4.363cm" svg:y2="2.097cm"><text:p/></draw:line><draw:line draw:style-name="gr22" draw:text-style-name="P54" svg:x1="0.642cm" svg:y1="3.573cm" svg:x2="0.457cm" svg:y2="3.106cm"><text:p/></draw:line><draw:line draw:style-name="gr22" draw:text-style-name="P54" svg:x1="4.362cm" svg:y1="2.099cm" svg:x2="4.177cm" svg:y2="1.633cm"><text:p/></draw:line><draw:line draw:style-name="gr22" draw:text-style-name="P54" svg:x1="2.264cm" svg:y1="2.233cm" svg:x2="2.373cm" svg:y2="2.512cm"><text:p/></draw:line><draw:g draw:style-name="gr12"><draw:line draw:style-name="gr425" draw:text-style-name="P55" svg:x1="0.73cm" svg:y1="1.511cm" svg:x2="0.554cm" svg:y2="1.418cm"><text:p/></draw:line><draw:line draw:style-name="gr426" draw:text-style-name="P55" svg:x1="1.217cm" svg:y1="1.779cm" svg:x2="1.039cm" svg:y2="1.686cm"><text:p/></draw:line><draw:frame draw:style-name="gr427" draw:text-style-name="P57" svg:width="0.285cm" svg:height="0.479cm" draw:transform="rotate (1.07093402902372) translate (0.663222222222222cm 1.60690277777778cm)"><draw:text-box><text:p text:style-name="P56"><text:span text:style-name="T52">130</text:span></text:p><text:p text:style-name="P56"><text:span text:style-name="T52">50</text:span></text:p></draw:text-box></draw:frame></draw:g><draw:g draw:style-name="gr12"><draw:line draw:style-name="gr428" draw:text-style-name="P55" svg:x1="3.849cm" svg:y1="1.425cm" svg:x2="4.02cm" svg:y2="1.321cm"><text:p/></draw:line><draw:line draw:style-name="gr429" draw:text-style-name="P55" svg:x1="3.384cm" svg:y1="1.718cm" svg:x2="3.553cm" svg:y2="1.612cm"><text:p/></draw:line><draw:frame draw:style-name="gr430" draw:text-style-name="P57" svg:width="0.283cm" svg:height="0.482cm" draw:transform="rotate (-1.0152580258851) translate (3.83116666666667cm 1.32997222222222cm)"><draw:text-box><text:p text:style-name="P56"><text:span text:style-name="T52">10</text:span></text:p><text:p text:style-name="P56"><text:span text:style-name="T52">170</text:span></text:p></draw:text-box></draw:frame></draw:g><draw:g draw:style-name="gr12"><draw:line draw:style-name="gr431" draw:text-style-name="P55" svg:x1="3.662cm" svg:y1="1.176cm" svg:x2="3.814cm" svg:y2="1.044cm"><text:p/></draw:line><draw:line draw:style-name="gr432" draw:text-style-name="P55" svg:x1="3.251cm" svg:y1="1.545cm" svg:x2="3.403cm" svg:y2="1.411cm"><text:p/></draw:line><draw:frame draw:style-name="gr433" draw:text-style-name="P57" svg:width="0.278cm" svg:height="0.489cm" draw:transform="rotate (-0.847880950618845) translate (3.62479166666667cm 1.08479166666667cm)"><draw:text-box><text:p text:style-name="P56"><text:span text:style-name="T52">20</text:span></text:p><text:p text:style-name="P56"><text:span text:style-name="T52">160</text:span></text:p></draw:text-box></draw:frame></draw:g><draw:g draw:style-name="gr12"><draw:line draw:style-name="gr434" draw:text-style-name="P55" svg:x1="3.174cm" svg:y1="0.788cm" svg:x2="3.269cm" svg:y2="0.612cm"><text:p/></draw:line><draw:line draw:style-name="gr435" draw:text-style-name="P55" svg:x1="2.914cm" svg:y1="1.273cm" svg:x2="3.007cm" svg:y2="1.097cm"><text:p/></draw:line><draw:frame draw:style-name="gr436" draw:text-style-name="P57" svg:width="0.287cm" svg:height="0.479cm" draw:transform="rotate (-0.489913921034808) translate (3.10268055555556cm 0.716138888888889cm)"><draw:text-box><text:p text:style-name="P56"><text:span text:style-name="T52">40</text:span></text:p><text:p text:style-name="P56"><text:span text:style-name="T52">140</text:span></text:p></draw:text-box></draw:frame></draw:g><draw:g draw:style-name="gr12"><draw:line draw:style-name="gr437" draw:text-style-name="P55" svg:x1="3.438cm" svg:y1="0.963cm" svg:x2="3.561cm" svg:y2="0.806cm"><text:p/></draw:line><draw:line draw:style-name="gr438" draw:text-style-name="P55" svg:x1="3.094cm" svg:y1="1.388cm" svg:x2="3.217cm" svg:y2="1.231cm"><text:p/></draw:line><draw:frame draw:style-name="gr439" draw:text-style-name="P57" svg:width="0.279cm" svg:height="0.489cm" draw:transform="rotate (-0.665494043785438) translate (3.37961111111111cm 0.878416666666667cm)"><draw:text-box><text:p text:style-name="P56"><text:span text:style-name="T52">30</text:span></text:p><text:p text:style-name="P56"><text:span text:style-name="T52">150</text:span></text:p></draw:text-box></draw:frame></draw:g><draw:g draw:style-name="gr12"><draw:line draw:style-name="gr440" draw:text-style-name="P55" svg:x1="2.583cm" svg:y1="0.587cm" svg:x2="2.609cm" svg:y2="0.388cm"><text:p/></draw:line><draw:line draw:style-name="gr441" draw:text-style-name="P55" svg:x1="2.502cm" svg:y1="1.136cm" svg:x2="2.528cm" svg:y2="0.938cm"><text:p/></draw:line><draw:frame draw:style-name="gr442" draw:text-style-name="P57" svg:width="0.322cm" svg:height="0.44cm" draw:transform="rotate (-0.140848070635943) translate (2.48355555555556cm 0.550333333333333cm)"><draw:text-box><text:p text:style-name="P56"><text:span text:style-name="T52">60</text:span></text:p><text:p text:style-name="P56"><text:span text:style-name="T52">120</text:span></text:p></draw:text-box></draw:frame></draw:g><draw:g draw:style-name="gr12"><draw:line draw:style-name="gr443" draw:text-style-name="P55" svg:x1="2.884cm" svg:y1="0.66cm" svg:x2="2.948cm" svg:y2="0.469cm"><text:p/></draw:line><draw:line draw:style-name="gr444" draw:text-style-name="P55" svg:x1="2.713cm" svg:y1="1.189cm" svg:x2="2.778cm" svg:y2="0.998cm"><text:p/></draw:line><draw:frame draw:style-name="gr445" draw:text-style-name="P57" svg:width="0.302cm" svg:height="0.459cm" draw:transform="rotate (-0.312413936106984) translate (2.80105555555556cm 0.612069444444444cm)"><draw:text-box><text:p text:style-name="P56"><text:span text:style-name="T52">50</text:span></text:p><text:p text:style-name="P56"><text:span text:style-name="T52">130</text:span></text:p></draw:text-box></draw:frame></draw:g><draw:g draw:style-name="gr12"><draw:line draw:style-name="gr446" draw:text-style-name="P55" svg:x1="2.269cm" svg:y1="0.57cm" svg:x2="2.264cm" svg:y2="0.372cm"><text:p/></draw:line><draw:line draw:style-name="gr447" draw:text-style-name="P55" svg:x1="2.284cm" svg:y1="1.125cm" svg:x2="2.279cm" svg:y2="0.924cm"><text:p/></draw:line><draw:frame draw:style-name="gr448" draw:text-style-name="P57" svg:width="0.338cm" svg:height="0.429cm" draw:transform="rotate (0.0293215314335047) translate (2.16605555555556cm 0.557388888888889cm)"><draw:text-box><text:p text:style-name="P56"><text:span text:style-name="T52">70</text:span></text:p><text:p text:style-name="P56"><text:span text:style-name="T52">110</text:span></text:p></draw:text-box></draw:frame></draw:g><draw:g draw:style-name="gr12"><draw:line draw:style-name="gr449" draw:text-style-name="P55" svg:x1="1.956cm" svg:y1="0.612cm" svg:x2="1.914cm" svg:y2="0.416cm"><text:p/></draw:line><draw:line draw:style-name="gr450" draw:text-style-name="P55" svg:x1="2.064cm" svg:y1="1.143cm" svg:x2="2.025cm" svg:y2="0.947cm"><text:p/></draw:line><draw:frame draw:style-name="gr451" draw:text-style-name="P57" svg:width="0.313cm" svg:height="0.449cm" draw:transform="rotate (0.200363798128949) translate (1.85384722222222cm 0.608541666666667cm)"><draw:text-box><text:p text:style-name="P56"><text:span text:style-name="T52">80</text:span></text:p><text:p text:style-name="P56"><text:span text:style-name="T52">100</text:span></text:p></draw:text-box></draw:frame></draw:g><draw:g draw:style-name="gr12"><draw:line draw:style-name="gr452" draw:text-style-name="P55" svg:x1="1.657cm" svg:y1="0.702cm" svg:x2="1.583cm" svg:y2="0.515cm"><text:p/></draw:line><draw:line draw:style-name="gr453" draw:text-style-name="P55" svg:x1="1.858cm" svg:y1="1.208cm" svg:x2="1.784cm" svg:y2="1.023cm"><text:p/></draw:line><draw:frame draw:style-name="gr454" draw:text-style-name="P58" svg:width="0.269cm" svg:height="0.456cm" draw:transform="rotate (0.374373124552784) translate (1.57515277777778cm 0.762cm)"><draw:text-box><text:p text:style-name="P56"><text:span text:style-name="T53">90</text:span></text:p></draw:text-box></draw:frame></draw:g><draw:g draw:style-name="gr12"><draw:line draw:style-name="gr455" draw:text-style-name="P55" svg:x1="3.99cm" svg:y1="1.712cm" svg:x2="4.177cm" svg:y2="1.64cm"><text:p/></draw:line><draw:line draw:style-name="gr456" draw:text-style-name="P55" svg:x1="3.482cm" svg:y1="1.915cm" svg:x2="3.667cm" svg:y2="1.843cm"><text:p/></draw:line><draw:frame draw:style-name="gr457" draw:text-style-name="P57" svg:width="0.295cm" svg:height="0.468cm" draw:transform="rotate (-1.18612575965535) translate (3.99168055555556cm 1.61043055555556cm)"><draw:text-box><text:p text:style-name="P56"><text:span text:style-name="T52">0</text:span></text:p><text:p text:style-name="P56"><text:span text:style-name="T52">180</text:span></text:p></draw:text-box></draw:frame></draw:g><draw:g draw:style-name="gr12"><draw:line draw:style-name="gr458" draw:text-style-name="P55" svg:x1="0.642cm" svg:y1="3.032cm" svg:x2="0.457cm" svg:y2="3.106cm"><text:p/></draw:line><draw:line draw:style-name="gr459" draw:text-style-name="P55" svg:x1="1.154cm" svg:y1="2.829cm" svg:x2="0.969cm" svg:y2="2.901cm"><text:p/></draw:line><draw:frame draw:style-name="gr460" draw:text-style-name="P57" svg:width="0.294cm" svg:height="0.466cm" draw:transform="rotate (1.95267436713126) translate (0.652638888888889cm 3.14148611111111cm)"><draw:text-box><text:p text:style-name="P56"><text:span text:style-name="T52">180</text:span></text:p><text:p text:style-name="P56"><text:span text:style-name="T52">0</text:span></text:p></draw:text-box></draw:frame></draw:g><draw:g draw:style-name="gr12"><draw:line draw:style-name="gr461" draw:text-style-name="P55" svg:x1="0.556cm" svg:y1="2.732cm" svg:x2="0.36cm" svg:y2="2.773cm"><text:p/></draw:line><draw:line draw:style-name="gr462" draw:text-style-name="P55" svg:x1="1.096cm" svg:y1="2.628cm" svg:x2="0.898cm" svg:y2="2.667cm"><text:p/></draw:line><draw:frame draw:style-name="gr463" draw:text-style-name="P57" svg:width="0.313cm" svg:height="0.449cm" draw:transform="rotate (1.77674517853023) translate (0.550333333333333cm 2.85220833333333cm)"><draw:text-box><text:p text:style-name="P56"><text:span text:style-name="T52">170</text:span></text:p><text:p text:style-name="P56"><text:span text:style-name="T52">10</text:span></text:p></draw:text-box></draw:frame></draw:g><draw:g draw:style-name="gr12"><draw:line draw:style-name="gr464" draw:text-style-name="P55" svg:x1="0.521cm" svg:y1="2.425cm" svg:x2="0.322cm" svg:y2="2.432cm"><text:p/></draw:line><draw:line draw:style-name="gr465" draw:text-style-name="P55" svg:x1="1.07cm" svg:y1="2.411cm" svg:x2="0.872cm" svg:y2="2.415cm"><text:p/></draw:line><draw:frame draw:style-name="gr466" draw:text-style-name="P57" svg:width="0.338cm" svg:height="0.429cm" draw:transform="rotate (1.6001178582284) translate (0.500944444444444cm 2.53823611111111cm)"><draw:text-box><text:p text:style-name="P56"><text:span text:style-name="T52">160</text:span></text:p><text:p text:style-name="P56"><text:span text:style-name="T52">20</text:span></text:p></draw:text-box></draw:frame></draw:g><draw:g draw:style-name="gr12"><draw:line draw:style-name="gr467" draw:text-style-name="P55" svg:x1="0.536cm" svg:y1="2.107cm" svg:x2="0.337cm" svg:y2="2.081cm"><text:p/></draw:line><draw:line draw:style-name="gr468" draw:text-style-name="P55" svg:x1="1.08cm" svg:y1="2.185cm" svg:x2="0.882cm" svg:y2="2.157cm"><text:p/></draw:line><draw:frame draw:style-name="gr469" draw:text-style-name="P57" svg:width="0.32cm" svg:height="0.442cm" draw:transform="rotate (1.42366507085177) translate (0.500944444444444cm 2.21897222222222cm)"><draw:text-box><text:p text:style-name="P56"><text:span text:style-name="T52">150</text:span></text:p><text:p text:style-name="P56"><text:span text:style-name="T52">30</text:span></text:p></draw:text-box></draw:frame></draw:g><draw:g draw:style-name="gr12"><draw:line draw:style-name="gr470" draw:text-style-name="P55" svg:x1="0.611cm" svg:y1="1.804cm" svg:x2="0.42cm" svg:y2="1.739cm"><text:p/></draw:line><draw:line draw:style-name="gr471" draw:text-style-name="P55" svg:x1="1.131cm" svg:y1="1.977cm" svg:x2="0.942cm" svg:y2="1.912cm"><text:p/></draw:line><draw:frame draw:style-name="gr472" draw:text-style-name="P57" svg:width="0.301cm" svg:height="0.459cm" draw:transform="rotate (1.25611346266032) translate (0.553861111111111cm 1.905cm)"><draw:text-box><text:p text:style-name="P56"><text:span text:style-name="T52">140</text:span></text:p><text:p text:style-name="P56"><text:span text:style-name="T52">40</text:span></text:p></draw:text-box></draw:frame></draw:g><draw:g draw:style-name="gr12"><draw:line draw:style-name="gr473" draw:text-style-name="P55" svg:x1="0.907cm" svg:y1="1.252cm" svg:x2="0.748cm" svg:y2="1.127cm"><text:p/></draw:line><draw:line draw:style-name="gr474" draw:text-style-name="P55" svg:x1="1.34cm" svg:y1="1.594cm" svg:x2="1.181cm" svg:y2="1.471cm"><text:p/></draw:line><draw:frame draw:style-name="gr475" draw:text-style-name="P57" svg:width="0.279cm" svg:height="0.489cm" draw:transform="rotate (0.905302283009459) translate (0.821972222222222cm 1.32997222222222cm)"><draw:text-box><text:p text:style-name="P56"><text:span text:style-name="T52">120</text:span></text:p><text:p text:style-name="P56"><text:span text:style-name="T52">60</text:span></text:p></draw:text-box></draw:frame></draw:g><draw:g draw:style-name="gr12"><draw:line draw:style-name="gr476" draw:text-style-name="P55" svg:x1="1.124cm" svg:y1="1.03cm" svg:x2="0.992cm" svg:y2="0.88cm"><text:p/></draw:line><draw:line draw:style-name="gr477" draw:text-style-name="P55" svg:x1="1.487cm" svg:y1="1.439cm" svg:x2="1.353cm" svg:y2="1.289cm"><text:p/></draw:line><draw:frame draw:style-name="gr478" draw:text-style-name="P57" svg:width="0.278cm" svg:height="0.489cm" draw:transform="rotate (0.722915376176051) translate (1.03893055555556cm 1.08479166666667cm)"><draw:text-box><text:p text:style-name="P56"><text:span text:style-name="T52">110</text:span></text:p><text:p text:style-name="P56"><text:span text:style-name="T52">70</text:span></text:p></draw:text-box></draw:frame></draw:g><draw:g draw:style-name="gr12"><draw:line draw:style-name="gr479" draw:text-style-name="P55" svg:x1="1.376cm" svg:y1="0.841cm" svg:x2="1.272cm" svg:y2="0.67cm"><text:p/></draw:line><draw:line draw:style-name="gr480" draw:text-style-name="P55" svg:x1="1.664cm" svg:y1="1.305cm" svg:x2="1.56cm" svg:y2="1.134cm"><text:p/></draw:line><draw:frame draw:style-name="gr481" draw:text-style-name="P57" svg:width="0.283cm" svg:height="0.482cm" draw:transform="rotate (0.555538300909795) translate (1.27881944444444cm 0.881944444444444cm)"><draw:text-box><text:p text:style-name="P56"><text:span text:style-name="T52">100</text:span></text:p><text:p text:style-name="P56"><text:span text:style-name="T52">80</text:span></text:p></draw:text-box></draw:frame></draw:g><draw:line draw:style-name="gr141" draw:text-style-name="P54" svg:x1="2.316cm" svg:y1="2.369cm" svg:x2="4.925cm" svg:y2="1.335cm"><text:p/></draw:line><draw:line draw:style-name="gr141" draw:text-style-name="P54" svg:x1="2.316cm" svg:y1="2.369cm" svg:x2="1.3cm" svg:y2="-0.189cm"><text:p/></draw:line></draw:g><text:span text:style-name="_5f_pointillés_20_gris"><text:span text:style-name="T27"/></text:span></text:h>
      <text:p text:style-name="_5f_Paragraphe_20_livret_20_"><text:span text:style-name="_5f_pointillés_20_gris"/></text:p>
      <text:p text:style-name="_5f_Paragraphe_20_livret_20_"><draw:custom-shape text:anchor-type="char" draw:z-index="74" draw:name="Shape30" draw:style-name="gr158" draw:text-style-name="P66" svg:width="1.5cm" svg:height="1.001cm" svg:x="6.899cm" svg:y="0.353cm"><text:p text:style-name="P65"><text:span text:style-name="T49">b. </text:span><text:span text:style-name="T58">…..</text:span></text:p><draw:enhanced-geometry svg:viewBox="0 0 21600 21600" draw:mirror-horizontal="false" draw:mirror-vertical="false" draw:text-areas="800 800 20800 20800" draw:type="round-rectangular-callout" draw:modifiers="-1015.27614571093 31183.09859154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0"/></text:span></text:p>
      <text:p text:style-name="_5f_Paragraphe_20_livret_20_"><text:span text:style-name="_5f_pointillés_20_gris"/></text:p>
      <text:p text:style-name="_5f_Paragraphe_20_livret_20_"><text:span text:style-name="_5f_pointillés_20_gris"/></text:p>
      <text:p text:style-name="_5f_Paragraphe_20_livret_20_"><draw:g text:anchor-type="char" draw:z-index="73" draw:name="Shape31" draw:style-name="gr21"><draw:circle draw:style-name="gr22" draw:text-style-name="P54" svg:width="4.003cm" svg:height="4.003cm" draw:transform="rotate (-0.481536340625235) translate (4.57905555555556cm -0.569736111111111cm)" draw:kind="arc" draw:start-angle="0.03" draw:end-angle="179.96"><text:p/></draw:circle><draw:ellipse draw:style-name="gr22" draw:text-style-name="P54" svg:width="2.5cm" svg:height="2.504cm" draw:transform="skewX (0.000698131700797656) rotate (-0.481885406475635) translate (4.89831944444444cm 0.439208333333333cm)" draw:kind="arc" draw:start-angle="0.03" draw:end-angle="179.96"><text:p/></draw:ellipse><draw:line draw:style-name="gr22" draw:text-style-name="P54" svg:x1="4.319cm" svg:y1="1.546cm" svg:x2="6.536cm" svg:y2="2.703cm"><text:p/></draw:line><draw:line draw:style-name="gr22" draw:text-style-name="P54" svg:x1="3.423cm" svg:y1="1.643cm" svg:x2="6.968cm" svg:y2="3.497cm"><text:p/></draw:line><draw:line draw:style-name="gr22" draw:text-style-name="P54" svg:x1="3.423cm" svg:y1="1.639cm" svg:x2="3.654cm" svg:y2="1.196cm"><text:p/></draw:line><draw:line draw:style-name="gr22" draw:text-style-name="P54" svg:x1="6.969cm" svg:y1="3.496cm" svg:x2="7.2cm" svg:y2="3.053cm"><text:p/></draw:line><draw:line draw:style-name="gr22" draw:text-style-name="P54" svg:x1="5.496cm" svg:y1="1.994cm" svg:x2="5.357cm" svg:y2="2.26cm"><text:p/></draw:line><draw:g draw:style-name="gr12"><draw:line draw:style-name="gr368" draw:text-style-name="P55" svg:x1="5.041cm" svg:y1="0.366cm" svg:x2="4.997cm" svg:y2="0.172cm"><text:p/></draw:line><draw:line draw:style-name="gr369" draw:text-style-name="P55" svg:x1="5.16cm" svg:y1="0.912cm" svg:x2="5.114cm" svg:y2="0.714cm"><text:p/></draw:line><draw:frame draw:style-name="gr370" draw:text-style-name="P57" svg:width="0.311cm" svg:height="0.449cm" draw:transform="rotate (0.207519648062126) translate (4.92477777777778cm 0.370416666666667cm)"><draw:text-box><text:p text:style-name="P56"><text:span text:style-name="T52">130</text:span></text:p><text:p text:style-name="P56"><text:span text:style-name="T52">50</text:span></text:p></draw:text-box></draw:frame></draw:g><draw:g draw:style-name="gr12"><draw:line draw:style-name="gr371" draw:text-style-name="P55" svg:x1="7.142cm" svg:y1="2.672cm" svg:x2="7.334cm" svg:y2="2.734cm"><text:p/></draw:line><draw:line draw:style-name="gr372" draw:text-style-name="P55" svg:x1="6.615cm" svg:y1="2.509cm" svg:x2="6.806cm" svg:y2="2.569cm"><text:p/></draw:line><draw:frame draw:style-name="gr373" draw:text-style-name="P57" svg:width="0.302cm" svg:height="0.458cm" draw:transform="rotate (-1.86924762888593) translate (7.20019444444444cm 2.59291666666667cm)"><draw:text-box><text:p text:style-name="P56"><text:span text:style-name="T52">10</text:span></text:p><text:p text:style-name="P56"><text:span text:style-name="T52">170</text:span></text:p></draw:text-box></draw:frame></draw:g><draw:g draw:style-name="gr12"><draw:line draw:style-name="gr374" draw:text-style-name="P55" svg:x1="7.21cm" svg:y1="2.368cm" svg:x2="7.409cm" svg:y2="2.396cm"><text:p/></draw:line><draw:line draw:style-name="gr375" draw:text-style-name="P55" svg:x1="6.664cm" svg:y1="2.291cm" svg:x2="6.865cm" svg:y2="2.317cm"><text:p/></draw:line><draw:frame draw:style-name="gr376" draw:text-style-name="P57" svg:width="0.322cm" svg:height="0.44cm" draw:transform="rotate (-1.71059719987964) translate (7.25663888888889cm 2.27894444444444cm)"><draw:text-box><text:p text:style-name="P56"><text:span text:style-name="T52">20</text:span></text:p><text:p text:style-name="P56"><text:span text:style-name="T52">160</text:span></text:p></draw:text-box></draw:frame></draw:g><draw:g draw:style-name="gr12"><draw:line draw:style-name="gr377" draw:text-style-name="P55" svg:x1="7.186cm" svg:y1="1.74cm" svg:x2="7.382cm" svg:y2="1.696cm"><text:p/></draw:line><draw:line draw:style-name="gr378" draw:text-style-name="P55" svg:x1="6.645cm" svg:y1="1.862cm" svg:x2="6.841cm" svg:y2="1.82cm"><text:p/></draw:line><draw:frame draw:style-name="gr379" draw:text-style-name="P57" svg:width="0.311cm" svg:height="0.451cm" draw:transform="rotate (-1.3545500324728) translate (7.20019444444444cm 1.64218055555556cm)"><draw:text-box><text:p text:style-name="P56"><text:span text:style-name="T52">40</text:span></text:p><text:p text:style-name="P56"><text:span text:style-name="T52">140</text:span></text:p></draw:text-box></draw:frame></draw:g><draw:g draw:style-name="gr12"><draw:line draw:style-name="gr380" draw:text-style-name="P55" svg:x1="7.225cm" svg:y1="2.054cm" svg:x2="7.424cm" svg:y2="2.047cm"><text:p/></draw:line><draw:line draw:style-name="gr381" draw:text-style-name="P55" svg:x1="6.675cm" svg:y1="2.075cm" svg:x2="6.874cm" svg:y2="2.068cm"><text:p/></draw:line><draw:frame draw:style-name="gr382" draw:text-style-name="P57" svg:width="0.334cm" svg:height="0.431cm" draw:transform="rotate (-1.52663949671944) translate (7.25134722222222cm 1.95791666666667cm)"><draw:text-box><text:p text:style-name="P56"><text:span text:style-name="T52">30</text:span></text:p><text:p text:style-name="P56"><text:span text:style-name="T52">150</text:span></text:p></draw:text-box></draw:frame></draw:g><draw:g draw:style-name="gr12"><draw:line draw:style-name="gr383" draw:text-style-name="P55" svg:x1="6.948cm" svg:y1="1.163cm" svg:x2="7.117cm" svg:y2="1.052cm"><text:p/></draw:line><draw:line draw:style-name="gr384" draw:text-style-name="P55" svg:x1="6.484cm" svg:y1="1.457cm" svg:x2="6.652cm" svg:y2="1.349cm"><text:p/></draw:line><draw:frame draw:style-name="gr385" draw:text-style-name="P57" svg:width="0.283cm" svg:height="0.482cm" draw:transform="rotate (-1.00513511622353) translate (6.91620833333333cm 1.06186111111111cm)"><draw:text-box><text:p text:style-name="P56"><text:span text:style-name="T52">60</text:span></text:p><text:p text:style-name="P56"><text:span text:style-name="T52">120</text:span></text:p></draw:text-box></draw:frame></draw:g><draw:g draw:style-name="gr12"><draw:line draw:style-name="gr386" draw:text-style-name="P55" svg:x1="7.091cm" svg:y1="1.44cm" svg:x2="7.276cm" svg:y2="1.366cm"><text:p/></draw:line><draw:line draw:style-name="gr387" draw:text-style-name="P55" svg:x1="6.583cm" svg:y1="1.652cm" svg:x2="6.768cm" svg:y2="1.576cm"><text:p/></draw:line><draw:frame draw:style-name="gr388" draw:text-style-name="P57" svg:width="0.295cm" svg:height="0.468cm" draw:transform="rotate (-1.17931897557257) translate (7.07495833333333cm 1.33879166666667cm)"><draw:text-box><text:p text:style-name="P56"><text:span text:style-name="T52">50</text:span></text:p><text:p text:style-name="P56"><text:span text:style-name="T52">130</text:span></text:p></draw:text-box></draw:frame></draw:g><draw:g draw:style-name="gr12"><draw:line draw:style-name="gr389" draw:text-style-name="P55" svg:x1="6.761cm" svg:y1="0.915cm" svg:x2="6.907cm" svg:y2="0.781cm"><text:p/></draw:line><draw:line draw:style-name="gr390" draw:text-style-name="P55" svg:x1="6.35cm" svg:y1="1.284cm" svg:x2="6.5cm" svg:y2="1.148cm"><text:p/></draw:line><draw:frame draw:style-name="gr391" draw:text-style-name="P57" svg:width="0.278cm" svg:height="0.489cm" draw:transform="rotate (-0.82170101183893) translate (6.69925cm 0.827263888888889cm)"><draw:text-box><text:p text:style-name="P56"><text:span text:style-name="T52">70</text:span></text:p><text:p text:style-name="P56"><text:span text:style-name="T52">110</text:span></text:p></draw:text-box></draw:frame></draw:g><draw:g draw:style-name="gr12"><draw:line draw:style-name="gr392" draw:text-style-name="P55" svg:x1="6.524cm" svg:y1="0.703cm" svg:x2="6.646cm" svg:y2="0.544cm"><text:p/></draw:line><draw:line draw:style-name="gr393" draw:text-style-name="P55" svg:x1="6.193cm" svg:y1="1.135cm" svg:x2="6.315cm" svg:y2="0.978cm"><text:p/></draw:line><draw:frame draw:style-name="gr394" draw:text-style-name="P57" svg:width="0.279cm" svg:height="0.488cm" draw:transform="rotate (-0.655196601198672) translate (6.45936111111111cm 0.626180555555556cm)"><draw:text-box><text:p text:style-name="P56"><text:span text:style-name="T52">80</text:span></text:p><text:p text:style-name="P56"><text:span text:style-name="T52">100</text:span></text:p></draw:text-box></draw:frame></draw:g><draw:g draw:style-name="gr12"><draw:line draw:style-name="gr395" draw:text-style-name="P55" svg:x1="6.257cm" svg:y1="0.534cm" svg:x2="6.35cm" svg:y2="0.356cm"><text:p/></draw:line><draw:line draw:style-name="gr396" draw:text-style-name="P55" svg:x1="6.006cm" svg:y1="1.017cm" svg:x2="6.098cm" svg:y2="0.841cm"><text:p/></draw:line><draw:frame draw:style-name="gr397" draw:text-style-name="P58" svg:width="0.26cm" svg:height="0.468cm" draw:transform="rotate (-0.478394747971646) translate (6.15773611111111cm 0.509763888888889cm)"><draw:text-box><text:p text:style-name="P56"><text:span text:style-name="T53">90</text:span></text:p></draw:text-box></draw:frame></draw:g><draw:g draw:style-name="gr12"><draw:line draw:style-name="gr398" draw:text-style-name="P55" svg:x1="7.019cm" svg:y1="2.966cm" svg:x2="7.197cm" svg:y2="3.058cm"><text:p/></draw:line><draw:line draw:style-name="gr399" draw:text-style-name="P55" svg:x1="6.537cm" svg:y1="2.712cm" svg:x2="6.713cm" svg:y2="2.804cm"><text:p/></draw:line><draw:frame draw:style-name="gr400" draw:text-style-name="P57" svg:width="0.288cm" svg:height="0.475cm" draw:transform="rotate (-2.05076187109334) translate (7.09436111111111cm 2.89454166666667cm)"><draw:text-box><text:p text:style-name="P56"><text:span text:style-name="T52">0</text:span></text:p><text:p text:style-name="P56"><text:span text:style-name="T52">180</text:span></text:p></draw:text-box></draw:frame></draw:g><draw:g draw:style-name="gr12"><draw:line draw:style-name="gr401" draw:text-style-name="P55" svg:x1="3.83cm" svg:y1="1.288cm" svg:x2="3.654cm" svg:y2="1.196cm"><text:p/></draw:line><draw:line draw:style-name="gr402" draw:text-style-name="P55" svg:x1="4.318cm" svg:y1="1.542cm" svg:x2="4.142cm" svg:y2="1.45cm"><text:p/></draw:line><draw:frame draw:style-name="gr403" draw:text-style-name="P57" svg:width="0.288cm" svg:height="0.475cm" draw:transform="rotate (1.09083078249646) translate (3.75355555555556cm 1.37054166666667cm)"><draw:text-box><text:p text:style-name="P56"><text:span text:style-name="T52">180</text:span></text:p><text:p text:style-name="P56"><text:span text:style-name="T52">0</text:span></text:p></draw:text-box></draw:frame></draw:g><draw:g draw:style-name="gr12"><draw:line draw:style-name="gr404" draw:text-style-name="P55" svg:x1="4.001cm" svg:y1="1.03cm" svg:x2="3.844cm" svg:y2="0.908cm"><text:p/></draw:line><draw:line draw:style-name="gr405" draw:text-style-name="P55" svg:x1="4.435cm" svg:y1="1.367cm" svg:x2="4.276cm" svg:y2="1.245cm"><text:p/></draw:line><draw:frame draw:style-name="gr406" draw:text-style-name="P57" svg:width="0.279cm" svg:height="0.488cm" draw:transform="rotate (0.915599725596225) translate (3.91054166666667cm 1.10243055555556cm)"><draw:text-box><text:p text:style-name="P56"><text:span text:style-name="T52">170</text:span></text:p><text:p text:style-name="P56"><text:span text:style-name="T52">10</text:span></text:p></draw:text-box></draw:frame></draw:g><draw:g draw:style-name="gr12"><draw:line draw:style-name="gr407" draw:text-style-name="P55" svg:x1="4.212cm" svg:y1="0.799cm" svg:x2="4.078cm" svg:y2="0.654cm"><text:p/></draw:line><draw:line draw:style-name="gr408" draw:text-style-name="P55" svg:x1="4.583cm" svg:y1="1.206cm" svg:x2="4.449cm" svg:y2="1.058cm"><text:p/></draw:line><draw:frame draw:style-name="gr409" draw:text-style-name="P57" svg:width="0.279cm" svg:height="0.489cm" draw:transform="rotate (0.738274273593601) translate (4.111625cm 0.860777777777778cm)"><draw:text-box><text:p text:style-name="P56"><text:span text:style-name="T52">160</text:span></text:p><text:p text:style-name="P56"><text:span text:style-name="T52">20</text:span></text:p></draw:text-box></draw:frame></draw:g><draw:g draw:style-name="gr12"><draw:line draw:style-name="gr410" draw:text-style-name="P55" svg:x1="4.465cm" svg:y1="0.602cm" svg:x2="4.356cm" svg:y2="0.434cm"><text:p/></draw:line><draw:line draw:style-name="gr411" draw:text-style-name="P55" svg:x1="4.756cm" svg:y1="1.069cm" svg:x2="4.65cm" svg:y2="0.901cm"><text:p/></draw:line><draw:frame draw:style-name="gr412" draw:text-style-name="P57" svg:width="0.283cm" svg:height="0.482cm" draw:transform="rotate (0.565661210571362) translate (4.35680555555556cm 0.650875cm)"><draw:text-box><text:p text:style-name="P56"><text:span text:style-name="T52">150</text:span></text:p><text:p text:style-name="P56"><text:span text:style-name="T52">30</text:span></text:p></draw:text-box></draw:frame></draw:g><draw:g draw:style-name="gr12"><draw:line draw:style-name="gr413" draw:text-style-name="P55" svg:x1="4.745cm" svg:y1="0.463cm" svg:x2="4.669cm" svg:y2="0.276cm"><text:p/></draw:line><draw:line draw:style-name="gr414" draw:text-style-name="P55" svg:x1="4.953cm" svg:y1="0.969cm" svg:x2="4.877cm" svg:y2="0.784cm"><text:p/></draw:line><draw:frame draw:style-name="gr415" draw:text-style-name="P57" svg:width="0.295cm" svg:height="0.472cm" draw:transform="rotate (0.394269878025519) translate (4.63197222222222cm 0.485069444444444cm)"><draw:text-box><text:p text:style-name="P56"><text:span text:style-name="T52">140</text:span></text:p><text:p text:style-name="P56"><text:span text:style-name="T52">40</text:span></text:p></draw:text-box></draw:frame></draw:g><draw:g draw:style-name="gr12"><draw:line draw:style-name="gr416" draw:text-style-name="P55" svg:x1="5.354cm" svg:y1="0.327cm" svg:x2="5.343cm" svg:y2="0.126cm"><text:p/></draw:line><draw:line draw:style-name="gr417" draw:text-style-name="P55" svg:x1="5.376cm" svg:y1="0.878cm" svg:x2="5.365cm" svg:y2="0.677cm"><text:p/></draw:line><draw:frame draw:style-name="gr418" draw:text-style-name="P57" svg:width="0.334cm" svg:height="0.431cm" draw:transform="rotate (0.0441568300754565) translate (5.24051388888889cm 0.313972222222222cm)"><draw:text-box><text:p text:style-name="P56"><text:span text:style-name="T52">120</text:span></text:p><text:p text:style-name="P56"><text:span text:style-name="T52">60</text:span></text:p></draw:text-box></draw:frame></draw:g><draw:g draw:style-name="gr12"><draw:line draw:style-name="gr419" draw:text-style-name="P55" svg:x1="5.664cm" svg:y1="0.347cm" svg:x2="5.692cm" svg:y2="0.149cm"><text:p/></draw:line><draw:line draw:style-name="gr420" draw:text-style-name="P55" svg:x1="5.592cm" svg:y1="0.887cm" svg:x2="5.618cm" svg:y2="0.688cm"><text:p/></draw:line><draw:frame draw:style-name="gr421" draw:text-style-name="P57" svg:width="0.322cm" svg:height="0.44cm" draw:transform="rotate (-0.13247049022637) translate (5.56683333333333cm 0.319263888888889cm)"><draw:text-box><text:p text:style-name="P56"><text:span text:style-name="T52">110</text:span></text:p><text:p text:style-name="P56"><text:span text:style-name="T52">70</text:span></text:p></draw:text-box></draw:frame></draw:g><draw:g draw:style-name="gr12"><draw:line draw:style-name="gr422" draw:text-style-name="P55" svg:x1="5.97cm" svg:y1="0.415cm" svg:x2="6.032cm" svg:y2="0.223cm"><text:p/></draw:line><draw:line draw:style-name="gr423" draw:text-style-name="P55" svg:x1="5.806cm" svg:y1="0.935cm" svg:x2="5.866cm" svg:y2="0.744cm"><text:p/></draw:line><draw:frame draw:style-name="gr424" draw:text-style-name="P57" svg:width="0.302cm" svg:height="0.458cm" draw:transform="rotate (-0.305432619099008) translate (5.88256944444444cm 0.366888888888889cm)"><draw:text-box><text:p text:style-name="P56"><text:span text:style-name="T52">100</text:span></text:p><text:p text:style-name="P56"><text:span text:style-name="T52">80</text:span></text:p></draw:text-box></draw:frame></draw:g><draw:line draw:style-name="gr80" draw:text-style-name="P54" svg:x1="5.431cm" svg:y1="2.122cm" svg:x2="7.918cm" svg:y2="3.422cm"><text:p/></draw:line><draw:line draw:style-name="gr80" draw:text-style-name="P54" svg:x1="5.419cm" svg:y1="2.127cm" svg:x2="8.169cm" svg:y2="2.011cm"><text:p/></draw:line></draw:g></text:p>
      <text:p text:style-name="_5f_Paragraphe_20_livret_20_"/>
      <text:p text:style-name="_5f_Paragraphe_20_livret_20_"/>
      <text:p text:style-name="_5f_Paragraphe_20_livret_20_"/>
      <text:p text:style-name="_5f_Paragraphe_20_livret_20_"/>
      <text:p text:style-name="_5f_Paragraphe_20_livret_20_"><draw:custom-shape text:anchor-type="char" draw:z-index="76" draw:name="Shape32" draw:style-name="gr309" draw:text-style-name="P74" svg:width="1.5cm" svg:height="0.999cm" svg:x="0.88cm" svg:y="0.205cm"><text:p text:style-name="P65"><text:span text:style-name="T49">c. </text:span><text:span text:style-name="T58">…..</text:span></text:p><draw:enhanced-geometry svg:viewBox="0 0 21600 21600" draw:mirror-horizontal="false" draw:mirror-vertical="false" draw:text-areas="800 800 20800 20800" draw:type="round-rectangular-callout" draw:modifiers="19848.6486486487 30895.23809523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_5f_Paragraphe_20_livret_20_"><draw:g text:anchor-type="char" draw:z-index="75" draw:name="Shape27" draw:style-name="gr21"><draw:circle draw:style-name="gr22" draw:text-style-name="P54" svg:width="4.017cm" svg:height="4.015cm" draw:transform="skewX (-0.000872664625997112) rotate (0.501084028247572) translate (1.34231944444444cm 1.56986111111111cm)" draw:kind="arc" draw:start-angle="0.03" draw:end-angle="179.96"><text:p/></draw:circle><draw:circle draw:style-name="gr22" draw:text-style-name="P54" svg:width="2.514cm" svg:height="2.514cm" draw:transform="rotate (0.50160762702317) translate (2.36184722222222cm 1.86266666666667cm)" draw:kind="arc" draw:start-angle="0.03" draw:end-angle="179.96"><text:p/></draw:circle><draw:line draw:style-name="gr22" draw:text-style-name="P54" svg:x1="2.965cm" svg:y1="2.962cm" svg:x2="5.166cm" svg:y2="1.755cm"><text:p/></draw:line><draw:line draw:style-name="gr22" draw:text-style-name="P54" svg:x1="2.547cm" svg:y1="3.766cm" svg:x2="6.066cm" svg:y2="1.836cm"><text:p/></draw:line><draw:line draw:style-name="gr22" draw:text-style-name="P54" svg:x1="2.547cm" svg:y1="3.765cm" svg:x2="2.304cm" svg:y2="3.323cm"><text:p/></draw:line><draw:line draw:style-name="gr22" draw:text-style-name="P54" svg:x1="6.067cm" svg:y1="1.835cm" svg:x2="5.826cm" svg:y2="1.395cm"><text:p/></draw:line><draw:line draw:style-name="gr22" draw:text-style-name="P54" svg:x1="3.988cm" svg:y1="2.233cm" svg:x2="4.135cm" svg:y2="2.497cm"><text:p/></draw:line><draw:g draw:style-name="gr12"><draw:line draw:style-name="gr310" draw:text-style-name="P55" svg:x1="2.382cm" svg:y1="1.706cm" svg:x2="2.196cm" svg:y2="1.635cm"><text:p/></draw:line><draw:line draw:style-name="gr311" draw:text-style-name="P55" svg:x1="2.901cm" svg:y1="1.907cm" svg:x2="2.711cm" svg:y2="1.836cm"><text:p/></draw:line><draw:frame draw:style-name="gr312" draw:text-style-name="P57" svg:width="0.299cm" svg:height="0.468cm" draw:transform="rotate (1.20235732169889) translate (2.32304166666667cm 1.80445833333333cm)"><draw:text-box><text:p text:style-name="P56"><text:span text:style-name="T52">130</text:span></text:p><text:p text:style-name="P56"><text:span text:style-name="T52">50</text:span></text:p></draw:text-box></draw:frame></draw:g><draw:g draw:style-name="gr12"><draw:line draw:style-name="gr313" draw:text-style-name="P55" svg:x1="5.475cm" svg:y1="1.234cm" svg:x2="5.633cm" svg:y2="1.111cm"><text:p/></draw:line><draw:line draw:style-name="gr314" draw:text-style-name="P55" svg:x1="5.043cm" svg:y1="1.58cm" svg:x2="5.199cm" svg:y2="1.455cm"><text:p/></draw:line><draw:frame draw:style-name="gr315" draw:text-style-name="P57" svg:width="0.281cm" svg:height="0.489cm" draw:transform="rotate (-0.892212313619502) translate (5.445125cm 1.14123611111111cm)"><draw:text-box><text:p text:style-name="P56"><text:span text:style-name="T52">10</text:span></text:p><text:p text:style-name="P56"><text:span text:style-name="T52">170</text:span></text:p></draw:text-box></draw:frame></draw:g><draw:g draw:style-name="gr12"><draw:line draw:style-name="gr316" draw:text-style-name="P55" svg:x1="5.258cm" svg:y1="0.998cm" svg:x2="5.392cm" svg:y2="0.85cm"><text:p/></draw:line><draw:line draw:style-name="gr317" draw:text-style-name="P55" svg:x1="4.893cm" svg:y1="1.421cm" svg:x2="5.025cm" svg:y2="1.268cm"><text:p/></draw:line><draw:frame draw:style-name="gr318" draw:text-style-name="P57" svg:width="0.279cm" svg:height="0.493cm" draw:transform="rotate (-0.727104166380838) translate (5.21229166666667cm 0.917222222222222cm)"><draw:text-box><text:p text:style-name="P56"><text:span text:style-name="T52">20</text:span></text:p><text:p text:style-name="P56"><text:span text:style-name="T52">160</text:span></text:p></draw:text-box></draw:frame></draw:g><draw:g draw:style-name="gr12"><draw:line draw:style-name="gr319" draw:text-style-name="P55" svg:x1="4.722cm" svg:y1="0.68cm" svg:x2="4.794cm" svg:y2="0.492cm"><text:p/></draw:line><draw:line draw:style-name="gr320" draw:text-style-name="P55" svg:x1="4.522cm" svg:y1="1.202cm" svg:x2="4.594cm" svg:y2="1.014cm"><text:p/></draw:line><draw:frame draw:style-name="gr321" draw:text-style-name="P57" svg:width="0.297cm" svg:height="0.47cm" draw:transform="rotate (-0.370533400198397) translate (4.64431944444444cm 0.612069444444444cm)"><draw:text-box><text:p text:style-name="P56"><text:span text:style-name="T52">40</text:span></text:p><text:p text:style-name="P56"><text:span text:style-name="T52">140</text:span></text:p></draw:text-box></draw:frame></draw:g><draw:g draw:style-name="gr12"><draw:line draw:style-name="gr322" draw:text-style-name="P55" svg:x1="5.004cm" svg:y1="0.821cm" svg:x2="5.108cm" svg:y2="0.649cm"><text:p/></draw:line><draw:line draw:style-name="gr323" draw:text-style-name="P55" svg:x1="4.713cm" svg:y1="1.292cm" svg:x2="4.817cm" svg:y2="1.12cm"><text:p/></draw:line><draw:frame draw:style-name="gr324" draw:text-style-name="P57" svg:width="0.285cm" svg:height="0.484cm" draw:transform="rotate (-0.541401133968641) translate (4.94065277777778cm 0.746125cm)"><draw:text-box><text:p text:style-name="P56"><text:span text:style-name="T52">30</text:span></text:p><text:p text:style-name="P56"><text:span text:style-name="T52">150</text:span></text:p></draw:text-box></draw:frame></draw:g><draw:g draw:style-name="gr12"><draw:line draw:style-name="gr325" draw:text-style-name="P55" svg:x1="4.108cm" svg:y1="0.554cm" svg:x2="4.112cm" svg:y2="0.352cm"><text:p/></draw:line><draw:line draw:style-name="gr326" draw:text-style-name="P55" svg:x1="4.094cm" svg:y1="1.103cm" svg:x2="4.096cm" svg:y2="0.903cm"><text:p/></draw:line><draw:frame draw:style-name="gr327" draw:text-style-name="P57" svg:width="0.341cm" svg:height="0.431cm" draw:transform="rotate (-0.0207694180987324) translate (4.00579166666667cm 0.522111111111111cm)"><draw:text-box><text:p text:style-name="P56"><text:span text:style-name="T52">60</text:span></text:p><text:p text:style-name="P56"><text:span text:style-name="T52">120</text:span></text:p></draw:text-box></draw:frame></draw:g><draw:g draw:style-name="gr12"><draw:line draw:style-name="gr328" draw:text-style-name="P55" svg:x1="4.418cm" svg:y1="0.592cm" svg:x2="4.457cm" svg:y2="0.395cm"><text:p/></draw:line><draw:line draw:style-name="gr329" draw:text-style-name="P55" svg:x1="4.311cm" svg:y1="1.137cm" svg:x2="4.352cm" svg:y2="0.94cm"><text:p/></draw:line><draw:frame draw:style-name="gr330" draw:text-style-name="P57" svg:width="0.317cm" svg:height="0.452cm" draw:transform="rotate (-0.190764487242981) translate (4.32858333333333cm 0.546805555555556cm)"><draw:text-box><text:p text:style-name="P56"><text:span text:style-name="T52">50</text:span></text:p><text:p text:style-name="P56"><text:span text:style-name="T52">130</text:span></text:p></draw:text-box></draw:frame></draw:g><draw:g draw:style-name="gr12"><draw:line draw:style-name="gr331" draw:text-style-name="P55" svg:x1="3.794cm" svg:y1="0.576cm" svg:x2="3.764cm" svg:y2="0.379cm"><text:p/></draw:line><draw:line draw:style-name="gr332" draw:text-style-name="P55" svg:x1="3.877cm" svg:y1="1.121cm" svg:x2="3.847cm" svg:y2="0.921cm"><text:p/></draw:line><draw:frame draw:style-name="gr333" draw:text-style-name="P57" svg:width="0.318cm" svg:height="0.445cm" draw:transform="rotate (0.156032435128293) translate (3.69005555555556cm 0.578555555555556cm)"><draw:text-box><text:p text:style-name="P56"><text:span text:style-name="T52">70</text:span></text:p><text:p text:style-name="P56"><text:span text:style-name="T52">110</text:span></text:p></draw:text-box></draw:frame></draw:g><draw:g draw:style-name="gr12"><draw:line draw:style-name="gr334" draw:text-style-name="P55" svg:x1="3.487cm" svg:y1="0.654cm" svg:x2="3.422cm" svg:y2="0.462cm"><text:p/></draw:line><draw:line draw:style-name="gr335" draw:text-style-name="P55" svg:x1="3.66cm" svg:y1="1.174cm" svg:x2="3.596cm" svg:y2="0.984cm"><text:p/></draw:line><draw:frame draw:style-name="gr336" draw:text-style-name="P57" svg:width="0.304cm" svg:height="0.463cm" draw:transform="rotate (0.319918851890561) translate (3.38313888888889cm 0.661458333333333cm)"><draw:text-box><text:p text:style-name="P56"><text:span text:style-name="T52">80</text:span></text:p><text:p text:style-name="P56"><text:span text:style-name="T52">100</text:span></text:p></draw:text-box></draw:frame></draw:g><draw:g draw:style-name="gr12"><draw:line draw:style-name="gr337" draw:text-style-name="P55" svg:x1="3.196cm" svg:y1="0.78cm" svg:x2="3.099cm" svg:y2="0.603cm"><text:p/></draw:line><draw:line draw:style-name="gr338" draw:text-style-name="P55" svg:x1="3.461cm" svg:y1="1.266cm" svg:x2="3.364cm" svg:y2="1.09cm"><text:p/></draw:line><draw:frame draw:style-name="gr339" draw:text-style-name="P58" svg:width="0.26cm" svg:height="0.472cm" draw:transform="rotate (0.503178423349965) translate (3.12384722222222cm 0.848430555555555cm)"><draw:text-box><text:p text:style-name="P56"><text:span text:style-name="T53">90</text:span></text:p></draw:text-box></draw:frame></draw:g><draw:g draw:style-name="gr12"><draw:line draw:style-name="gr340" draw:text-style-name="P55" svg:x1="5.648cm" svg:y1="1.501cm" svg:x2="5.825cm" svg:y2="1.404cm"><text:p/></draw:line><draw:line draw:style-name="gr341" draw:text-style-name="P55" svg:x1="5.17cm" svg:y1="1.765cm" svg:x2="5.346cm" svg:y2="1.672cm"><text:p/></draw:line><draw:frame draw:style-name="gr342" draw:text-style-name="P57" svg:width="0.288cm" svg:height="0.482cm" draw:transform="rotate (-1.07145762779932) translate (5.63738888888889cm 1.39523611111111cm)"><draw:text-box><text:p text:style-name="P56"><text:span text:style-name="T52">0</text:span></text:p><text:p text:style-name="P56"><text:span text:style-name="T52">180</text:span></text:p></draw:text-box></draw:frame></draw:g><draw:g draw:style-name="gr12"><draw:line draw:style-name="gr343" draw:text-style-name="P55" svg:x1="2.48cm" svg:y1="3.226cm" svg:x2="2.304cm" svg:y2="3.321cm"><text:p/></draw:line><draw:line draw:style-name="gr344" draw:text-style-name="P55" svg:x1="2.963cm" svg:y1="2.96cm" svg:x2="2.787cm" svg:y2="3.055cm"><text:p/></draw:line><draw:frame draw:style-name="gr345" draw:text-style-name="P57" svg:width="0.288cm" svg:height="0.482cm" draw:transform="rotate (2.07013502579047) translate (2.50119444444444cm 3.33551388888889cm)"><draw:text-box><text:p text:style-name="P56"><text:span text:style-name="T52">180</text:span></text:p><text:p text:style-name="P56"><text:span text:style-name="T52">0</text:span></text:p></draw:text-box></draw:frame></draw:g><draw:g draw:style-name="gr12"><draw:line draw:style-name="gr346" draw:text-style-name="P55" svg:x1="2.356cm" svg:y1="2.942cm" svg:x2="2.166cm" svg:y2="3.006cm"><text:p/></draw:line><draw:line draw:style-name="gr347" draw:text-style-name="P55" svg:x1="2.882cm" svg:y1="2.762cm" svg:x2="2.69cm" svg:y2="2.827cm"><text:p/></draw:line><draw:frame draw:style-name="gr348" draw:text-style-name="P57" svg:width="0.302cm" svg:height="0.465cm" draw:transform="rotate (1.90363061515022) translate (2.365375cm 3.05858333333333cm)"><draw:text-box><text:p text:style-name="P56"><text:span text:style-name="T52">170</text:span></text:p><text:p text:style-name="P56"><text:span text:style-name="T52">10</text:span></text:p></draw:text-box></draw:frame></draw:g><draw:g draw:style-name="gr12"><draw:line draw:style-name="gr349" draw:text-style-name="P55" svg:x1="2.28cm" svg:y1="2.635cm" svg:x2="2.083cm" svg:y2="2.665cm"><text:p/></draw:line><draw:line draw:style-name="gr350" draw:text-style-name="P55" svg:x1="2.827cm" svg:y1="2.554cm" svg:x2="2.63cm" svg:y2="2.584cm"><text:p/></draw:line><draw:frame draw:style-name="gr351" draw:text-style-name="P57" svg:width="0.318cm" svg:height="0.443cm" draw:transform="rotate (1.72682876192319) translate (2.27718055555556cm 2.75695833333333cm)"><draw:text-box><text:p text:style-name="P56"><text:span text:style-name="T52">160</text:span></text:p><text:p text:style-name="P56"><text:span text:style-name="T52">20</text:span></text:p></draw:text-box></draw:frame></draw:g><draw:g draw:style-name="gr12"><draw:line draw:style-name="gr352" draw:text-style-name="P55" svg:x1="2.257cm" svg:y1="2.316cm" svg:x2="2.055cm" svg:y2="2.314cm"><text:p/></draw:line><draw:line draw:style-name="gr353" draw:text-style-name="P55" svg:x1="2.807cm" svg:y1="2.334cm" svg:x2="2.607cm" svg:y2="2.33cm"><text:p/></draw:line><draw:frame draw:style-name="gr354" draw:text-style-name="P57" svg:width="0.341cm" svg:height="0.429cm" draw:transform="rotate (1.55002690869616) translate (2.23661111111111cm 2.43769444444444cm)"><draw:text-box><text:p text:style-name="P56"><text:span text:style-name="T52">150</text:span></text:p><text:p text:style-name="P56"><text:span text:style-name="T52">30</text:span></text:p></draw:text-box></draw:frame></draw:g><draw:g draw:style-name="gr12"><draw:line draw:style-name="gr355" draw:text-style-name="P55" svg:x1="2.296cm" svg:y1="2.011cm" svg:x2="2.099cm" svg:y2="1.97cm"><text:p/></draw:line><draw:line draw:style-name="gr356" draw:text-style-name="P55" svg:x1="2.834cm" svg:y1="2.115cm" svg:x2="2.639cm" svg:y2="2.076cm"><text:p/></draw:line><draw:frame draw:style-name="gr357" draw:text-style-name="P57" svg:width="0.313cm" svg:height="0.451cm" draw:transform="rotate (1.37776291152432) translate (2.25072222222222cm 2.11313888888889cm)"><draw:text-box><text:p text:style-name="P56"><text:span text:style-name="T52">140</text:span></text:p><text:p text:style-name="P56"><text:span text:style-name="T52">40</text:span></text:p></draw:text-box></draw:frame></draw:g><draw:g draw:style-name="gr12"><draw:line draw:style-name="gr358" draw:text-style-name="P55" svg:x1="2.521cm" svg:y1="1.423cm" svg:x2="2.349cm" svg:y2="1.321cm"><text:p/></draw:line><draw:line draw:style-name="gr359" draw:text-style-name="P55" svg:x1="2.996cm" svg:y1="1.709cm" svg:x2="2.824cm" svg:y2="1.605cm"><text:p/></draw:line><draw:frame draw:style-name="gr360" draw:text-style-name="P57" svg:width="0.285cm" svg:height="0.486cm" draw:transform="rotate (1.02084307949148) translate (2.45004166666667cm 1.50283333333333cm)"><draw:text-box><text:p text:style-name="P56"><text:span text:style-name="T52">120</text:span></text:p><text:p text:style-name="P56"><text:span text:style-name="T52">60</text:span></text:p></draw:text-box></draw:frame></draw:g><draw:g draw:style-name="gr12"><draw:line draw:style-name="gr361" draw:text-style-name="P55" svg:x1="2.714cm" svg:y1="1.178cm" svg:x2="2.563cm" svg:y2="1.044cm"><text:p/></draw:line><draw:line draw:style-name="gr362" draw:text-style-name="P55" svg:x1="3.125cm" svg:y1="1.536cm" svg:x2="2.972cm" svg:y2="1.404cm"><text:p/></draw:line><draw:frame draw:style-name="gr363" draw:text-style-name="P57" svg:width="0.279cm" svg:height="0.491cm" draw:transform="rotate (0.85259333959923) translate (2.63701388888889cm 1.24001388888889cm)"><draw:text-box><text:p text:style-name="P56"><text:span text:style-name="T52">110</text:span></text:p><text:p text:style-name="P56"><text:span text:style-name="T52">70</text:span></text:p></draw:text-box></draw:frame></draw:g><draw:g draw:style-name="gr12"><draw:line draw:style-name="gr364" draw:text-style-name="P55" svg:x1="2.937cm" svg:y1="0.956cm" svg:x2="2.812cm" svg:y2="0.799cm"><text:p/></draw:line><draw:line draw:style-name="gr365" draw:text-style-name="P55" svg:x1="3.278cm" svg:y1="1.379cm" svg:x2="3.155cm" svg:y2="1.224cm"><text:p/></draw:line><draw:frame draw:style-name="gr366" draw:text-style-name="P57" svg:width="0.281cm" svg:height="0.491cm" draw:transform="rotate (0.673697091269811) translate (2.84515277777778cm 1.00188888888889cm)"><draw:text-box><text:p text:style-name="P56"><text:span text:style-name="T52">100</text:span></text:p><text:p text:style-name="P56"><text:span text:style-name="T52">80</text:span></text:p></draw:text-box></draw:frame></draw:g><draw:line draw:style-name="gr367" draw:text-style-name="P54" svg:x1="4.064cm" svg:y1="2.36cm" svg:x2="6.534cm" svg:y2="1.007cm"><text:p/></draw:line><draw:line draw:style-name="gr367" draw:text-style-name="P54" svg:x1="4.064cm" svg:y1="2.362cm" svg:x2="1.355cm" svg:y2="1.822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4057648428438" text:continue-numbering="true" text:style-name="_5f_Numérotation_20_des_20_exercices_20_livrets">
        <text:list-item>
          <text:h text:style-name="P32" text:outline-level="1"><text:soft-page-break/><text:span text:style-name="_5f_pointillés_20_gris"><text:span text:style-name="T27">Sur les figures ci-dessous, lis la mesure de chaque angle sur le rapporteur puis écris-la dans la bulle.</text:span></text:span></text:h>
        </text:list-item>
      </text:list>
      <text:p text:style-name="_5f_Paragraphe_20_livret_20_"><draw:g text:anchor-type="paragraph" draw:z-index="84" draw:name="DrawObject9_1" draw:style-name="gr1"><draw:g draw:style-name="gr12"><draw:g draw:name="Forme1_3" draw:style-name="gr12"><draw:frame draw:style-name="gr148" draw:text-style-name="P67" svg:width="0.909cm" svg:height="0.5cm" draw:transform="rotate (-1.74567831784473) translate (5.02708333333333cm 2.39888888888889cm)"><draw:text-box><text:p text:style-name="P59"><text:span text:style-name="T59">350</text:span></text:p></draw:text-box></draw:frame><draw:frame draw:style-name="gr148" draw:text-style-name="P67" svg:width="0.909cm" svg:height="0.5cm" draw:transform="rotate (-1.92178203937096) translate (4.99886111111111cm 2.81693055555556cm)"><draw:text-box><text:p text:style-name="P59"><text:span text:style-name="T59">340</text:span></text:p></draw:text-box></draw:frame><draw:frame draw:style-name="gr149" draw:text-style-name="P68" svg:width="0.842cm" svg:height="0.459cm" draw:transform="rotate (-2.09160257559001) translate (4.88068055555556cm 3.24731944444444cm)"><draw:text-box><text:p text:style-name="P59"><text:span text:style-name="T60">330</text:span></text:p></draw:text-box></draw:frame><draw:frame draw:style-name="gr149" draw:text-style-name="P68" svg:width="0.842cm" svg:height="0.459cm" draw:transform="rotate (-2.26718269834063) translate (4.70252777777778cm 3.62479166666667cm)"><draw:text-box><text:p text:style-name="P59"><text:span text:style-name="T60">320</text:span></text:p></draw:text-box></draw:frame><draw:frame draw:style-name="gr149" draw:text-style-name="P68" svg:width="0.842cm" svg:height="0.459cm" draw:transform="rotate (-2.44346095279206) translate (4.46793055555556cm 3.96522222222222cm)"><draw:text-box><text:p text:style-name="P59"><text:span text:style-name="T60">310</text:span></text:p></draw:text-box></draw:frame><draw:frame draw:style-name="gr149" draw:text-style-name="P68" svg:width="0.842cm" svg:height="0.459cm" draw:transform="rotate (-2.61973920724349) translate (4.17865277777778cm 4.25979166666667cm)"><draw:text-box><text:p text:style-name="P59"><text:span text:style-name="T60">300</text:span></text:p></draw:text-box></draw:frame><draw:frame draw:style-name="gr149" draw:text-style-name="P68" svg:width="0.842cm" svg:height="0.459cm" draw:transform="rotate (-2.79130507271453) translate (3.83998611111111cm 4.49968055555556cm)"><draw:text-box><text:p text:style-name="P59"><text:span text:style-name="T60">290</text:span></text:p></draw:text-box></draw:frame><draw:frame draw:style-name="gr149" draw:text-style-name="P68" svg:width="0.842cm" svg:height="0.459cm" draw:transform="rotate (-2.96671066253996) translate (3.46427777777778cm 4.67430555555556cm)"><draw:text-box><text:p text:style-name="P59"><text:span text:style-name="T60">280</text:span></text:p></draw:text-box></draw:frame><draw:frame draw:style-name="gr149" draw:text-style-name="P68" svg:width="0.842cm" svg:height="0.459cm" draw:transform="rotate (-3.14159265358979) translate (3.06034722222222cm 4.78366666666667cm)"><draw:text-box><text:p text:style-name="P59"><text:span text:style-name="T60">270</text:span></text:p></draw:text-box></draw:frame><draw:frame draw:style-name="gr149" draw:text-style-name="P68" svg:width="0.842cm" svg:height="0.459cm" draw:transform="rotate (2.96671066253996) translate (2.651125cm 4.82070833333333cm)"><draw:text-box><text:p text:style-name="P59"><text:span text:style-name="T60">260</text:span></text:p></draw:text-box></draw:frame><draw:frame draw:style-name="gr149" draw:text-style-name="P68" svg:width="0.842cm" svg:height="0.459cm" draw:transform="rotate (2.79130507271453) translate (2.23308333333333cm 4.78543055555556cm)"><draw:text-box><text:p text:style-name="P59"><text:span text:style-name="T60">250</text:span></text:p></draw:text-box></draw:frame><draw:frame draw:style-name="gr149" draw:text-style-name="P68" svg:width="0.842cm" svg:height="0.459cm" draw:transform="rotate (2.62270626697188) translate (1.83268055555556cm 4.67783333333333cm)"><draw:text-box><text:p text:style-name="P59"><text:span text:style-name="T60">240</text:span></text:p></draw:text-box></draw:frame><draw:frame draw:style-name="gr149" draw:text-style-name="P68" svg:width="0.842cm" svg:height="0.459cm" draw:transform="rotate (2.44520628204406) translate (1.45873611111111cm 4.50320833333333cm)"><draw:text-box><text:p text:style-name="P59"><text:span text:style-name="T60">230</text:span></text:p></draw:text-box></draw:frame><draw:frame draw:style-name="gr149" draw:text-style-name="P68" svg:width="0.842cm" svg:height="0.459cm" draw:transform="rotate (2.26718269834063) translate (1.11654166666667cm 4.26861111111111cm)"><draw:text-box><text:p text:style-name="P59"><text:span text:style-name="T60">220</text:span></text:p></draw:text-box></draw:frame><draw:frame draw:style-name="gr149" draw:text-style-name="P68" svg:width="0.842cm" svg:height="0.459cm" draw:transform="rotate (2.08968271341281) translate (0.821972222222222cm 3.97404166666667cm)"><draw:text-box><text:p text:style-name="P59"><text:span text:style-name="T60">210</text:span></text:p></draw:text-box></draw:frame><draw:frame draw:style-name="gr149" draw:text-style-name="P68" svg:width="0.842cm" svg:height="0.459cm" draw:transform="rotate (1.92178203937096) translate (0.582083333333333cm 3.635375cm)"><draw:text-box><text:p text:style-name="P59"><text:span text:style-name="T60">200</text:span></text:p></draw:text-box></draw:frame><draw:frame draw:style-name="gr149" draw:text-style-name="P68" svg:width="0.842cm" svg:height="0.459cm" draw:transform="rotate (1.74567831784473) translate (0.409222222222222cm 3.26143055555556cm)"><draw:text-box><text:p text:style-name="P59"><text:span text:style-name="T60">190</text:span></text:p></draw:text-box></draw:frame><draw:frame draw:style-name="gr149" draw:text-style-name="P68" svg:width="0.842cm" svg:height="0.459cm" draw:transform="rotate (1.5707963267949) translate (0.299861111111111cm 2.85926388888889cm)"><draw:text-box><text:p text:style-name="P59"><text:span text:style-name="T60">180</text:span></text:p></draw:text-box></draw:frame><draw:frame draw:style-name="gr149" draw:text-style-name="P68" svg:width="0.842cm" svg:height="0.459cm" draw:transform="rotate (1.39591433574506) translate (0.262819444444444cm 2.44827777777778cm)"><draw:text-box><text:p text:style-name="P59"><text:span text:style-name="T60">170</text:span></text:p></draw:text-box></draw:frame><draw:frame draw:style-name="gr149" draw:text-style-name="P68" svg:width="0.842cm" svg:height="0.459cm" draw:transform="rotate (1.22050874591963) translate (0.298097222222222cm 2.032cm)"><draw:text-box><text:p text:style-name="P59"><text:span text:style-name="T60">160</text:span></text:p></draw:text-box></draw:frame><draw:frame draw:style-name="gr149" draw:text-style-name="P68" svg:width="0.842cm" svg:height="0.459cm" draw:transform="rotate (1.0459758207202) translate (0.402166666666667cm 1.63159722222222cm)"><draw:text-box><text:p text:style-name="P59"><text:span text:style-name="T60">150</text:span></text:p></draw:text-box></draw:frame><draw:frame draw:style-name="gr149" draw:text-style-name="P68" svg:width="0.842cm" svg:height="0.459cm" draw:transform="rotate (0.874409955249159) translate (0.580319444444444cm 1.25588888888889cm)"><draw:text-box><text:p text:style-name="P59"><text:span text:style-name="T60">140</text:span></text:p></draw:text-box></draw:frame><draw:frame draw:style-name="gr149" draw:text-style-name="P68" svg:width="0.842cm" svg:height="0.459cm" draw:transform="rotate (0.693244778892148) translate (0.813152777777778cm 0.913694444444444cm)"><draw:text-box><text:p text:style-name="P59"><text:span text:style-name="T60">130</text:span></text:p></draw:text-box></draw:frame><draw:frame draw:style-name="gr149" draw:text-style-name="P68" svg:width="0.842cm" svg:height="0.459cm" draw:transform="rotate (0.520806248795108) translate (1.10948611111111cm 0.620888888888889cm)"><draw:text-box><text:p text:style-name="P59"><text:span text:style-name="T60">120</text:span></text:p></draw:text-box></draw:frame><draw:frame draw:style-name="gr149" draw:text-style-name="P68" svg:width="0.842cm" svg:height="0.459cm" draw:transform="rotate (0.352381975977655) translate (1.44638888888889cm 0.382763888888889cm)"><draw:text-box><text:p text:style-name="P59"><text:span text:style-name="T60">110</text:span></text:p></draw:text-box></draw:frame><draw:frame draw:style-name="gr149" draw:text-style-name="P68" svg:width="0.842cm" svg:height="0.459cm" draw:transform="rotate (0.177150919077424) translate (1.82209722222222cm 0.208138888888889cm)"><draw:text-box><text:p text:style-name="P59"><text:span text:style-name="T60">100</text:span></text:p></draw:text-box></draw:frame><draw:frame draw:style-name="gr150" draw:text-style-name="P68" svg:width="0.729cm" svg:height="0.459cm" svg:x="2.279cm" svg:y="0.099cm"><draw:text-box><text:p text:style-name="P59"><text:span text:style-name="T60">90</text:span></text:p></draw:text-box></draw:frame><draw:frame draw:style-name="gr150" draw:text-style-name="P68" svg:width="0.729cm" svg:height="0.459cm" draw:transform="rotate (-0.174009326423835) translate (2.68816666666667cm 0.0687916666666667cm)"><draw:text-box><text:p text:style-name="P59"><text:span text:style-name="T60">80</text:span></text:p></draw:text-box></draw:frame><draw:frame draw:style-name="gr150" draw:text-style-name="P68" svg:width="0.729cm" svg:height="0.459cm" draw:transform="rotate (-0.34784411992247) translate (3.10091666666667cm 0.112888888888889cm)"><draw:text-box><text:p text:style-name="P59"><text:span text:style-name="T60">70</text:span></text:p></draw:text-box></draw:frame><draw:frame draw:style-name="gr150" draw:text-style-name="P68" svg:width="0.729cm" svg:height="0.459cm" draw:transform="rotate (-0.521329847570707) translate (3.49779166666667cm 0.225777777777778cm)"><draw:text-box><text:p text:style-name="P59"><text:span text:style-name="T60">60</text:span></text:p></draw:text-box></draw:frame><draw:frame draw:style-name="gr150" draw:text-style-name="P68" svg:width="0.729cm" svg:height="0.459cm" draw:transform="rotate (-0.69568823984494) translate (3.86997222222222cm 0.41275cm)"><draw:text-box><text:p text:style-name="P59"><text:span text:style-name="T60">50</text:span></text:p></draw:text-box></draw:frame><draw:frame draw:style-name="gr150" draw:text-style-name="P68" svg:width="0.729cm" svg:height="0.459cm" draw:transform="rotate (-0.869523033343575) translate (4.19981944444444cm 0.657930555555556cm)"><draw:text-box><text:p text:style-name="P59"><text:span text:style-name="T60">40</text:span></text:p></draw:text-box></draw:frame><draw:frame draw:style-name="gr150" draw:text-style-name="P68" svg:width="0.729cm" svg:height="0.459cm" draw:transform="rotate (-1.045801287795) translate (4.49086111111111cm 0.957791666666667cm)"><draw:text-box><text:p text:style-name="P59"><text:span text:style-name="T60">30</text:span></text:p></draw:text-box></draw:frame><draw:frame draw:style-name="gr150" draw:text-style-name="P68" svg:width="0.729cm" svg:height="0.459cm" draw:transform="rotate (-1.22295220687243) translate (4.72016666666667cm 1.29645833333333cm)"><draw:text-box><text:p text:style-name="P59"><text:span text:style-name="T60">20</text:span></text:p></draw:text-box></draw:frame><draw:frame draw:style-name="gr150" draw:text-style-name="P68" svg:width="0.729cm" svg:height="0.459cm" draw:transform="rotate (-1.39626340159546) translate (4.88597222222222cm 1.67745833333333cm)"><draw:text-box><text:p text:style-name="P59"><text:span text:style-name="T60">10</text:span></text:p></draw:text-box></draw:frame><draw:circle draw:style-name="gr151" draw:text-style-name="P69" svg:width="5.093cm" svg:height="5.093cm" svg:x="0.097cm" svg:y="-0.106cm"><text:p/></draw:circle><draw:line draw:style-name="gr152" draw:text-style-name="P70" svg:x1="2.436cm" svg:y1="2.439cm" svg:x2="5.186cm" svg:y2="2.439cm"><text:p/></draw:line><draw:line draw:style-name="gr152" draw:text-style-name="P70" svg:x1="2.642cm" svg:y1="2.235cm" svg:x2="2.642cm" svg:y2="2.642cm"><text:p/></draw:line><draw:line draw:style-name="gr152" draw:text-style-name="P70" svg:x1="2.642cm" svg:y1="1.521cm" svg:x2="2.642cm" svg:y2="0.808cm"><text:p/></draw:line><draw:line draw:style-name="gr152" draw:text-style-name="P70" svg:x1="2.642cm" svg:y1="4.07cm" svg:x2="2.642cm" svg:y2="3.357cm"><text:p/></draw:line><draw:line draw:style-name="gr152" draw:text-style-name="P70" svg:x1="1.726cm" svg:y1="2.439cm" svg:x2="1.013cm" svg:y2="2.439cm"><text:p/></draw:line><draw:line draw:style-name="gr152" draw:text-style-name="P70" svg:x1="4.899cm" svg:y1="2.041cm" svg:x2="5.15cm" svg:y2="1.997cm"><text:p/></draw:line><draw:line draw:style-name="gr152" draw:text-style-name="P70" svg:x1="4.796cm" svg:y1="1.657cm" svg:x2="5.035cm" svg:y2="1.57cm"><text:p/></draw:line><draw:line draw:style-name="gr152" draw:text-style-name="P70" svg:x1="4.625cm" svg:y1="1.294cm" svg:x2="4.845cm" svg:y2="1.167cm"><text:p/></draw:line><draw:line draw:style-name="gr152" draw:text-style-name="P70" svg:x1="4.397cm" svg:y1="0.964cm" svg:x2="4.592cm" svg:y2="0.801cm"><text:p/></draw:line><draw:line draw:style-name="gr152" draw:text-style-name="P70" svg:x1="4.116cm" svg:y1="0.682cm" svg:x2="4.279cm" svg:y2="0.487cm"><text:p/></draw:line><draw:line draw:style-name="gr152" draw:text-style-name="P70" svg:x1="3.788cm" svg:y1="0.453cm" svg:x2="3.915cm" svg:y2="0.233cm"><text:p/></draw:line><draw:line draw:style-name="gr152" draw:text-style-name="P70" svg:x1="3.426cm" svg:y1="0.285cm" svg:x2="3.513cm" svg:y2="0.046cm"><text:p/></draw:line><draw:line draw:style-name="gr152" draw:text-style-name="P70" svg:x1="3.04cm" svg:y1="0.184cm" svg:x2="3.084cm" svg:y2="-0.067cm"><text:p/></draw:line><draw:line draw:style-name="gr152" draw:text-style-name="P70" svg:x1="2.642cm" svg:y1="0.149cm" svg:x2="2.642cm" svg:y2="-0.106cm"><text:p/></draw:line><draw:line draw:style-name="gr152" draw:text-style-name="P70" svg:x1="2.245cm" svg:y1="0.184cm" svg:x2="2.201cm" svg:y2="-0.067cm"><text:p/></draw:line><draw:line draw:style-name="gr152" draw:text-style-name="P70" svg:x1="1.858cm" svg:y1="0.285cm" svg:x2="1.771cm" svg:y2="0.046cm"><text:p/></draw:line><draw:line draw:style-name="gr152" draw:text-style-name="P70" svg:x1="1.496cm" svg:y1="0.453cm" svg:x2="1.369cm" svg:y2="0.233cm"><text:p/></draw:line><draw:line draw:style-name="gr152" draw:text-style-name="P70" svg:x1="1.168cm" svg:y1="0.682cm" svg:x2="1.005cm" svg:y2="0.487cm"><text:p/></draw:line><draw:line draw:style-name="gr152" draw:text-style-name="P70" svg:x1="0.887cm" svg:y1="0.964cm" svg:x2="0.692cm" svg:y2="0.801cm"><text:p/></draw:line><draw:line draw:style-name="gr152" draw:text-style-name="P70" svg:x1="0.657cm" svg:y1="1.294cm" svg:x2="0.437cm" svg:y2="1.167cm"><text:p/></draw:line><draw:line draw:style-name="gr152" draw:text-style-name="P70" svg:x1="0.489cm" svg:y1="1.657cm" svg:x2="0.25cm" svg:y2="1.57cm"><text:p/></draw:line><draw:line draw:style-name="gr152" draw:text-style-name="P70" svg:x1="0.386cm" svg:y1="2.041cm" svg:x2="0.135cm" svg:y2="1.997cm"><text:p/></draw:line><draw:line draw:style-name="gr152" draw:text-style-name="P70" svg:x1="0.351cm" svg:y1="2.439cm" svg:x2="0.096cm" svg:y2="2.439cm"><text:p/></draw:line><draw:line draw:style-name="gr152" draw:text-style-name="P70" svg:x1="0.386cm" svg:y1="2.838cm" svg:x2="0.135cm" svg:y2="2.882cm"><text:p/></draw:line><draw:line draw:style-name="gr152" draw:text-style-name="P70" svg:x1="0.489cm" svg:y1="3.221cm" svg:x2="0.25cm" svg:y2="3.308cm"><text:p/></draw:line><draw:line draw:style-name="gr152" draw:text-style-name="P70" svg:x1="0.657cm" svg:y1="3.587cm" svg:x2="0.437cm" svg:y2="3.714cm"><text:p/></draw:line><draw:line draw:style-name="gr152" draw:text-style-name="P70" svg:x1="0.887cm" svg:y1="3.914cm" svg:x2="0.692cm" svg:y2="4.077cm"><text:p/></draw:line><draw:line draw:style-name="gr152" draw:text-style-name="P70" svg:x1="1.168cm" svg:y1="4.193cm" svg:x2="1.005cm" svg:y2="4.388cm"><text:p/></draw:line><draw:line draw:style-name="gr152" draw:text-style-name="P70" svg:x1="1.496cm" svg:y1="4.424cm" svg:x2="1.369cm" svg:y2="4.644cm"><text:p/></draw:line><draw:line draw:style-name="gr152" draw:text-style-name="P70" svg:x1="1.858cm" svg:y1="4.594cm" svg:x2="1.771cm" svg:y2="4.833cm"><text:p/></draw:line><draw:line draw:style-name="gr152" draw:text-style-name="P70" svg:x1="2.245cm" svg:y1="4.698cm" svg:x2="2.201cm" svg:y2="4.949cm"><text:p/></draw:line><draw:line draw:style-name="gr152" draw:text-style-name="P70" svg:x1="2.642cm" svg:y1="4.731cm" svg:x2="2.642cm" svg:y2="4.986cm"><text:p/></draw:line><draw:line draw:style-name="gr152" draw:text-style-name="P70" svg:x1="3.04cm" svg:y1="4.698cm" svg:x2="3.084cm" svg:y2="4.949cm"><text:p/></draw:line><draw:line draw:style-name="gr152" draw:text-style-name="P70" svg:x1="3.426cm" svg:y1="4.594cm" svg:x2="3.513cm" svg:y2="4.833cm"><text:p/></draw:line><draw:line draw:style-name="gr152" draw:text-style-name="P70" svg:x1="3.788cm" svg:y1="4.424cm" svg:x2="3.915cm" svg:y2="4.644cm"><text:p/></draw:line><draw:line draw:style-name="gr152" draw:text-style-name="P70" svg:x1="4.116cm" svg:y1="4.193cm" svg:x2="4.279cm" svg:y2="4.388cm"><text:p/></draw:line><draw:line draw:style-name="gr152" draw:text-style-name="P70" svg:x1="4.397cm" svg:y1="3.914cm" svg:x2="4.592cm" svg:y2="4.077cm"><text:p/></draw:line><draw:line draw:style-name="gr152" draw:text-style-name="P70" svg:x1="4.625cm" svg:y1="3.587cm" svg:x2="4.845cm" svg:y2="3.714cm"><text:p/></draw:line><draw:line draw:style-name="gr152" draw:text-style-name="P70" svg:x1="4.796cm" svg:y1="3.221cm" svg:x2="5.035cm" svg:y2="3.308cm"><text:p/></draw:line><draw:line draw:style-name="gr152" draw:text-style-name="P70" svg:x1="4.899cm" svg:y1="2.838cm" svg:x2="5.15cm" svg:y2="2.882cm"><text:p/></draw:line><draw:line draw:style-name="gr153" draw:text-style-name="P70" svg:x1="5.026cm" svg:y1="2.231cm" svg:x2="5.178cm" svg:y2="2.218cm"><text:p/></draw:line><draw:line draw:style-name="gr153" draw:text-style-name="P70" svg:x1="4.955cm" svg:y1="1.82cm" svg:x2="5.103cm" svg:y2="1.78cm"><text:p/></draw:line><draw:line draw:style-name="gr153" draw:text-style-name="P70" svg:x1="4.812cm" svg:y1="1.429cm" svg:x2="4.951cm" svg:y2="1.364cm"><text:p/></draw:line><draw:line draw:style-name="gr153" draw:text-style-name="P70" svg:x1="4.602cm" svg:y1="1.068cm" svg:x2="4.727cm" svg:y2="0.98cm"><text:p/></draw:line><draw:line draw:style-name="gr153" draw:text-style-name="P70" svg:x1="4.334cm" svg:y1="0.745cm" svg:x2="4.442cm" svg:y2="0.637cm"><text:p/></draw:line><draw:line draw:style-name="gr153" draw:text-style-name="P70" svg:x1="4.016cm" svg:y1="0.478cm" svg:x2="4.104cm" svg:y2="0.353cm"><text:p/></draw:line><draw:line draw:style-name="gr153" draw:text-style-name="P70" svg:x1="3.653cm" svg:y1="0.272cm" svg:x2="3.718cm" svg:y2="0.133cm"><text:p/></draw:line><draw:line draw:style-name="gr153" draw:text-style-name="P70" svg:x1="3.261cm" svg:y1="0.127cm" svg:x2="3.301cm" svg:y2="-0.021cm"><text:p/></draw:line><draw:line draw:style-name="gr153" draw:text-style-name="P70" svg:x1="2.851cm" svg:y1="0.057cm" svg:x2="2.864cm" svg:y2="-0.095cm"><text:p/></draw:line><draw:line draw:style-name="gr153" draw:text-style-name="P70" svg:x1="2.433cm" svg:y1="0.057cm" svg:x2="2.42cm" svg:y2="-0.095cm"><text:p/></draw:line><draw:line draw:style-name="gr153" draw:text-style-name="P70" svg:x1="2.024cm" svg:y1="0.127cm" svg:x2="1.984cm" svg:y2="-0.021cm"><text:p/></draw:line><draw:line draw:style-name="gr153" draw:text-style-name="P70" svg:x1="1.632cm" svg:y1="0.272cm" svg:x2="1.567cm" svg:y2="0.133cm"><text:p/></draw:line><draw:line draw:style-name="gr153" draw:text-style-name="P70" svg:x1="1.27cm" svg:y1="0.478cm" svg:x2="1.182cm" svg:y2="0.353cm"><text:p/></draw:line><draw:line draw:style-name="gr153" draw:text-style-name="P70" svg:x1="0.95cm" svg:y1="0.745cm" svg:x2="0.842cm" svg:y2="0.637cm"><text:p/></draw:line><draw:line draw:style-name="gr153" draw:text-style-name="P70" svg:x1="0.679cm" svg:y1="1.068cm" svg:x2="0.554cm" svg:y2="0.98cm"><text:p/></draw:line><draw:line draw:style-name="gr153" draw:text-style-name="P70" svg:x1="0.473cm" svg:y1="1.429cm" svg:x2="0.334cm" svg:y2="1.364cm"><text:p/></draw:line><draw:line draw:style-name="gr153" draw:text-style-name="P70" svg:x1="0.331cm" svg:y1="1.82cm" svg:x2="0.183cm" svg:y2="1.78cm"><text:p/></draw:line><draw:line draw:style-name="gr153" draw:text-style-name="P70" svg:x1="0.258cm" svg:y1="2.231cm" svg:x2="0.106cm" svg:y2="2.218cm"><text:p/></draw:line><draw:line draw:style-name="gr153" draw:text-style-name="P70" svg:x1="0.258cm" svg:y1="2.646cm" svg:x2="0.106cm" svg:y2="2.659cm"><text:p/></draw:line><draw:line draw:style-name="gr153" draw:text-style-name="P70" svg:x1="0.331cm" svg:y1="3.057cm" svg:x2="0.183cm" svg:y2="3.097cm"><text:p/></draw:line><draw:line draw:style-name="gr153" draw:text-style-name="P70" svg:x1="0.473cm" svg:y1="3.452cm" svg:x2="0.334cm" svg:y2="3.517cm"><text:p/></draw:line><draw:line draw:style-name="gr153" draw:text-style-name="P70" svg:x1="0.679cm" svg:y1="3.812cm" svg:x2="0.554cm" svg:y2="3.9cm"><text:p/></draw:line><draw:line draw:style-name="gr153" draw:text-style-name="P70" svg:x1="0.95cm" svg:y1="4.133cm" svg:x2="0.842cm" svg:y2="4.241cm"><text:p/></draw:line><draw:line draw:style-name="gr153" draw:text-style-name="P70" svg:x1="1.27cm" svg:y1="4.401cm" svg:x2="1.182cm" svg:y2="4.526cm"><text:p/></draw:line><draw:line draw:style-name="gr153" draw:text-style-name="P70" svg:x1="1.632cm" svg:y1="4.61cm" svg:x2="1.567cm" svg:y2="4.749cm"><text:p/></draw:line><draw:line draw:style-name="gr153" draw:text-style-name="P70" svg:x1="2.024cm" svg:y1="4.752cm" svg:x2="1.984cm" svg:y2="4.9cm"><text:p/></draw:line><draw:line draw:style-name="gr153" draw:text-style-name="P70" svg:x1="2.433cm" svg:y1="4.825cm" svg:x2="2.42cm" svg:y2="4.977cm"><text:p/></draw:line><draw:line draw:style-name="gr153" draw:text-style-name="P70" svg:x1="2.851cm" svg:y1="4.825cm" svg:x2="2.864cm" svg:y2="4.977cm"><text:p/></draw:line><draw:line draw:style-name="gr153" draw:text-style-name="P70" svg:x1="3.261cm" svg:y1="4.752cm" svg:x2="3.301cm" svg:y2="4.9cm"><text:p/></draw:line><draw:line draw:style-name="gr153" draw:text-style-name="P70" svg:x1="3.653cm" svg:y1="4.61cm" svg:x2="3.718cm" svg:y2="4.749cm"><text:p/></draw:line><draw:line draw:style-name="gr153" draw:text-style-name="P70" svg:x1="4.016cm" svg:y1="4.401cm" svg:x2="4.104cm" svg:y2="4.526cm"><text:p/></draw:line><draw:line draw:style-name="gr153" draw:text-style-name="P70" svg:x1="4.334cm" svg:y1="4.133cm" svg:x2="4.442cm" svg:y2="4.241cm"><text:p/></draw:line><draw:line draw:style-name="gr153" draw:text-style-name="P70" svg:x1="4.602cm" svg:y1="3.812cm" svg:x2="4.727cm" svg:y2="3.9cm"><text:p/></draw:line><draw:line draw:style-name="gr153" draw:text-style-name="P70" svg:x1="4.812cm" svg:y1="3.452cm" svg:x2="4.951cm" svg:y2="3.517cm"><text:p/></draw:line><draw:line draw:style-name="gr153" draw:text-style-name="P70" svg:x1="4.955cm" svg:y1="3.057cm" svg:x2="5.103cm" svg:y2="3.097cm"><text:p/></draw:line><draw:line draw:style-name="gr153" draw:text-style-name="P70" svg:x1="5.026cm" svg:y1="2.646cm" svg:x2="5.178cm" svg:y2="2.659cm"><text:p/></draw:line><draw:line draw:style-name="gr153" draw:text-style-name="P70" svg:x1="5.086cm" svg:y1="2.397cm" svg:x2="5.188cm" svg:y2="2.395cm"><text:p/></draw:line><draw:line draw:style-name="gr153" draw:text-style-name="P70" svg:x1="5.085cm" svg:y1="2.352cm" svg:x2="5.187cm" svg:y2="2.348cm"><text:p/></draw:line><draw:line draw:style-name="gr153" draw:text-style-name="P70" svg:x1="5.082cm" svg:y1="2.312cm" svg:x2="5.184cm" svg:y2="2.307cm"><text:p/></draw:line><draw:line draw:style-name="gr153" draw:text-style-name="P70" svg:x1="5.08cm" svg:y1="2.27cm" svg:x2="5.182cm" svg:y2="2.263cm"><text:p/></draw:line><draw:line draw:style-name="gr153" draw:text-style-name="P70" svg:x1="5.077cm" svg:y1="2.228cm" svg:x2="5.178cm" svg:y2="2.219cm"><text:p/></draw:line><draw:line draw:style-name="gr153" draw:text-style-name="P70" svg:x1="5.073cm" svg:y1="2.185cm" svg:x2="5.174cm" svg:y2="2.174cm"><text:p/></draw:line><draw:line draw:style-name="gr153" draw:text-style-name="P70" svg:x1="5.069cm" svg:y1="2.142cm" svg:x2="5.17cm" svg:y2="2.13cm"><text:p/></draw:line><draw:line draw:style-name="gr153" draw:text-style-name="P70" svg:x1="5.063cm" svg:y1="2.1cm" svg:x2="5.164cm" svg:y2="2.086cm"><text:p/></draw:line><draw:line draw:style-name="gr153" draw:text-style-name="P70" svg:x1="5.056cm" svg:y1="2.057cm" svg:x2="5.157cm" svg:y2="2.041cm"><text:p/></draw:line><draw:line draw:style-name="gr153" draw:text-style-name="P70" svg:x1="5.049cm" svg:y1="2.015cm" svg:x2="5.149cm" svg:y2="1.997cm"><text:p/></draw:line><draw:line draw:style-name="gr153" draw:text-style-name="P70" svg:x1="5.041cm" svg:y1="1.973cm" svg:x2="5.141cm" svg:y2="1.954cm"><text:p/></draw:line><draw:line draw:style-name="gr153" draw:text-style-name="P70" svg:x1="5.033cm" svg:y1="1.932cm" svg:x2="5.133cm" svg:y2="1.911cm"><text:p/></draw:line><draw:line draw:style-name="gr153" draw:text-style-name="P70" svg:x1="5.025cm" svg:y1="1.891cm" svg:x2="5.124cm" svg:y2="1.868cm"><text:p/></draw:line><draw:line draw:style-name="gr153" draw:text-style-name="P70" svg:x1="5.013cm" svg:y1="1.848cm" svg:x2="5.112cm" svg:y2="1.824cm"><text:p/></draw:line><draw:line draw:style-name="gr153" draw:text-style-name="P70" svg:x1="5.003cm" svg:y1="1.806cm" svg:x2="5.101cm" svg:y2="1.78cm"><text:p/></draw:line><draw:line draw:style-name="gr153" draw:text-style-name="P70" svg:x1="4.992cm" svg:y1="1.767cm" svg:x2="5.09cm" svg:y2="1.739cm"><text:p/></draw:line><draw:line draw:style-name="gr153" draw:text-style-name="P70" svg:x1="4.979cm" svg:y1="1.726cm" svg:x2="5.076cm" svg:y2="1.696cm"><text:p/></draw:line><draw:line draw:style-name="gr153" draw:text-style-name="P70" svg:x1="4.967cm" svg:y1="1.685cm" svg:x2="5.064cm" svg:y2="1.653cm"><text:p/></draw:line><draw:line draw:style-name="gr153" draw:text-style-name="P70" svg:x1="4.953cm" svg:y1="1.643cm" svg:x2="5.049cm" svg:y2="1.61cm"><text:p/></draw:line><draw:line draw:style-name="gr153" draw:text-style-name="P70" svg:x1="4.939cm" svg:y1="1.605cm" svg:x2="5.035cm" svg:y2="1.57cm"><text:p/></draw:line><draw:line draw:style-name="gr153" draw:text-style-name="P70" svg:x1="4.925cm" svg:y1="1.563cm" svg:x2="5.02cm" svg:y2="1.526cm"><text:p/></draw:line><draw:line draw:style-name="gr153" draw:text-style-name="P70" svg:x1="4.908cm" svg:y1="1.525cm" svg:x2="5.002cm" svg:y2="1.487cm"><text:p/></draw:line><draw:line draw:style-name="gr153" draw:text-style-name="P70" svg:x1="4.892cm" svg:y1="1.483cm" svg:x2="4.986cm" svg:y2="1.443cm"><text:p/></draw:line><draw:line draw:style-name="gr153" draw:text-style-name="P70" svg:x1="4.875cm" svg:y1="1.446cm" svg:x2="4.968cm" svg:y2="1.405cm"><text:p/></draw:line><draw:line draw:style-name="gr153" draw:text-style-name="P70" svg:x1="4.858cm" svg:y1="1.406cm" svg:x2="4.95cm" svg:y2="1.363cm"><text:p/></draw:line><draw:line draw:style-name="gr153" draw:text-style-name="P70" svg:x1="4.839cm" svg:y1="1.369cm" svg:x2="4.931cm" svg:y2="1.324cm"><text:p/></draw:line><draw:line draw:style-name="gr153" draw:text-style-name="P70" svg:x1="4.819cm" svg:y1="1.33cm" svg:x2="4.91cm" svg:y2="1.284cm"><text:p/></draw:line><draw:line draw:style-name="gr153" draw:text-style-name="P70" svg:x1="4.801cm" svg:y1="1.29cm" svg:x2="4.891cm" svg:y2="1.242cm"><text:p/></draw:line><draw:line draw:style-name="gr153" draw:text-style-name="P70" svg:x1="4.78cm" svg:y1="1.254cm" svg:x2="4.869cm" svg:y2="1.205cm"><text:p/></draw:line><draw:line draw:style-name="gr153" draw:text-style-name="P70" svg:x1="4.759cm" svg:y1="1.218cm" svg:x2="4.847cm" svg:y2="1.167cm"><text:p/></draw:line><draw:line draw:style-name="gr153" draw:text-style-name="P70" svg:x1="4.737cm" svg:y1="1.181cm" svg:x2="4.824cm" svg:y2="1.129cm"><text:p/></draw:line><draw:line draw:style-name="gr153" draw:text-style-name="P70" svg:x1="4.715cm" svg:y1="1.145cm" svg:x2="4.802cm" svg:y2="1.091cm"><text:p/></draw:line><draw:line draw:style-name="gr153" draw:text-style-name="P70" svg:x1="4.692cm" svg:y1="1.11cm" svg:x2="4.778cm" svg:y2="1.054cm"><text:p/></draw:line><draw:line draw:style-name="gr153" draw:text-style-name="P70" svg:x1="4.668cm" svg:y1="1.074cm" svg:x2="4.753cm" svg:y2="1.017cm"><text:p/></draw:line><draw:line draw:style-name="gr153" draw:text-style-name="P70" svg:x1="4.645cm" svg:y1="1.039cm" svg:x2="4.729cm" svg:y2="0.98cm"><text:p/></draw:line><draw:line draw:style-name="gr153" draw:text-style-name="P70" svg:x1="4.618cm" svg:y1="1.004cm" svg:x2="4.7cm" svg:y2="0.944cm"><text:p/></draw:line><draw:line draw:style-name="gr153" draw:text-style-name="P70" svg:x1="4.594cm" svg:y1="0.969cm" svg:x2="4.675cm" svg:y2="0.908cm"><text:p/></draw:line><draw:line draw:style-name="gr153" draw:text-style-name="P70" svg:x1="4.568cm" svg:y1="0.936cm" svg:x2="4.648cm" svg:y2="0.873cm"><text:p/></draw:line><draw:line draw:style-name="gr153" draw:text-style-name="P70" svg:x1="4.541cm" svg:y1="0.902cm" svg:x2="4.62cm" svg:y2="0.838cm"><text:p/></draw:line><draw:line draw:style-name="gr153" draw:text-style-name="P70" svg:x1="4.514cm" svg:y1="0.867cm" svg:x2="4.592cm" svg:y2="0.801cm"><text:p/></draw:line><draw:line draw:style-name="gr153" draw:text-style-name="P70" svg:x1="4.487cm" svg:y1="0.837cm" svg:x2="4.564cm" svg:y2="0.77cm"><text:p/></draw:line><draw:line draw:style-name="gr153" draw:text-style-name="P70" svg:x1="4.458cm" svg:y1="0.802cm" svg:x2="4.534cm" svg:y2="0.734cm"><text:p/></draw:line><draw:line draw:style-name="gr153" draw:text-style-name="P70" svg:x1="4.429cm" svg:y1="0.773cm" svg:x2="4.503cm" svg:y2="0.704cm"><text:p/></draw:line><draw:line draw:style-name="gr153" draw:text-style-name="P70" svg:x1="4.401cm" svg:y1="0.743cm" svg:x2="4.474cm" svg:y2="0.672cm"><text:p/></draw:line><draw:line draw:style-name="gr153" draw:text-style-name="P70" svg:x1="4.371cm" svg:y1="0.709cm" svg:x2="4.443cm" svg:y2="0.637cm"><text:p/></draw:line><draw:line draw:style-name="gr153" draw:text-style-name="P70" svg:x1="4.34cm" svg:y1="0.68cm" svg:x2="4.411cm" svg:y2="0.607cm"><text:p/></draw:line><draw:line draw:style-name="gr153" draw:text-style-name="P70" svg:x1="4.31cm" svg:y1="0.651cm" svg:x2="4.379cm" svg:y2="0.577cm"><text:p/></draw:line><draw:line draw:style-name="gr153" draw:text-style-name="P70" svg:x1="4.278cm" svg:y1="0.623cm" svg:x2="4.346cm" svg:y2="0.547cm"><text:p/></draw:line><draw:line draw:style-name="gr153" draw:text-style-name="P70" svg:x1="4.247cm" svg:y1="0.594cm" svg:x2="4.314cm" svg:y2="0.517cm"><text:p/></draw:line><draw:line draw:style-name="gr153" draw:text-style-name="P70" svg:x1="4.213cm" svg:y1="0.565cm" svg:x2="4.279cm" svg:y2="0.487cm"><text:p/></draw:line><draw:line draw:style-name="gr153" draw:text-style-name="P70" svg:x1="4.18cm" svg:y1="0.541cm" svg:x2="4.244cm" svg:y2="0.462cm"><text:p/></draw:line><draw:line draw:style-name="gr153" draw:text-style-name="P70" svg:x1="4.147cm" svg:y1="0.514cm" svg:x2="4.21cm" svg:y2="0.434cm"><text:p/></draw:line><draw:line draw:style-name="gr153" draw:text-style-name="P70" svg:x1="4.113cm" svg:y1="0.487cm" svg:x2="4.174cm" svg:y2="0.406cm"><text:p/></draw:line><draw:line draw:style-name="gr153" draw:text-style-name="P70" svg:x1="4.079cm" svg:y1="0.463cm" svg:x2="4.139cm" svg:y2="0.381cm"><text:p/></draw:line><draw:line draw:style-name="gr153" draw:text-style-name="P70" svg:x1="4.043cm" svg:y1="0.437cm" svg:x2="4.102cm" svg:y2="0.353cm"><text:p/></draw:line><draw:line draw:style-name="gr153" draw:text-style-name="P70" svg:x1="4.009cm" svg:y1="0.415cm" svg:x2="4.066cm" svg:y2="0.33cm"><text:p/></draw:line><draw:line draw:style-name="gr153" draw:text-style-name="P70" svg:x1="3.973cm" svg:y1="0.391cm" svg:x2="4.029cm" svg:y2="0.305cm"><text:p/></draw:line><draw:line draw:style-name="gr153" draw:text-style-name="P70" svg:x1="3.937cm" svg:y1="0.367cm" svg:x2="3.991cm" svg:y2="0.28cm"><text:p/></draw:line><draw:line draw:style-name="gr153" draw:text-style-name="P70" svg:x1="3.9cm" svg:y1="0.343cm" svg:x2="3.952cm" svg:y2="0.256cm"><text:p/></draw:line><draw:line draw:style-name="gr153" draw:text-style-name="P70" svg:x1="3.866cm" svg:y1="0.321cm" svg:x2="3.917cm" svg:y2="0.233cm"><text:p/></draw:line><draw:line draw:style-name="gr153" draw:text-style-name="P70" svg:x1="3.826cm" svg:y1="0.302cm" svg:x2="3.875cm" svg:y2="0.213cm"><text:p/></draw:line><draw:line draw:style-name="gr153" draw:text-style-name="P70" svg:x1="3.789cm" svg:y1="0.279cm" svg:x2="3.837cm" svg:y2="0.189cm"><text:p/></draw:line><draw:line draw:style-name="gr153" draw:text-style-name="P70" svg:x1="3.752cm" svg:y1="0.263cm" svg:x2="3.798cm" svg:y2="0.172cm"><text:p/></draw:line><draw:line draw:style-name="gr153" draw:text-style-name="P70" svg:x1="3.713cm" svg:y1="0.244cm" svg:x2="3.758cm" svg:y2="0.152cm"><text:p/></draw:line><draw:line draw:style-name="gr153" draw:text-style-name="P70" svg:x1="3.675cm" svg:y1="0.225cm" svg:x2="3.718cm" svg:y2="0.133cm"><text:p/></draw:line><draw:line draw:style-name="gr153" draw:text-style-name="P70" svg:x1="3.636cm" svg:y1="0.206cm" svg:x2="3.677cm" svg:y2="0.113cm"><text:p/></draw:line><draw:line draw:style-name="gr153" draw:text-style-name="P70" svg:x1="3.598cm" svg:y1="0.191cm" svg:x2="3.638cm" svg:y2="0.097cm"><text:p/></draw:line><draw:line draw:style-name="gr153" draw:text-style-name="P70" svg:x1="3.558cm" svg:y1="0.173cm" svg:x2="3.596cm" svg:y2="0.079cm"><text:p/></draw:line><draw:line draw:style-name="gr153" draw:text-style-name="P70" svg:x1="3.518cm" svg:y1="0.157cm" svg:x2="3.555cm" svg:y2="0.062cm"><text:p/></draw:line><draw:line draw:style-name="gr153" draw:text-style-name="P70" svg:x1="3.478cm" svg:y1="0.142cm" svg:x2="3.513cm" svg:y2="0.046cm"><text:p/></draw:line><draw:line draw:style-name="gr153" draw:text-style-name="P70" svg:x1="3.438cm" svg:y1="0.128cm" svg:x2="3.471cm" svg:y2="0.032cm"><text:p/></draw:line><draw:line draw:style-name="gr153" draw:text-style-name="P70" svg:x1="3.397cm" svg:y1="0.113cm" svg:x2="3.429cm" svg:y2="0.016cm"><text:p/></draw:line><draw:line draw:style-name="gr153" draw:text-style-name="P70" svg:x1="3.355cm" svg:y1="0.103cm" svg:x2="3.385cm" svg:y2="0.006cm"><text:p/></draw:line><draw:line draw:style-name="gr153" draw:text-style-name="P70" svg:x1="3.316cm" svg:y1="0.091cm" svg:x2="3.344cm" svg:y2="-0.007cm"><text:p/></draw:line><draw:line draw:style-name="gr153" draw:text-style-name="P70" svg:x1="3.274cm" svg:y1="0.077cm" svg:x2="3.3cm" svg:y2="-0.021cm"><text:p/></draw:line><draw:line draw:style-name="gr153" draw:text-style-name="P70" svg:x1="3.233cm" svg:y1="0.069cm" svg:x2="3.257cm" svg:y2="-0.03cm"><text:p/></draw:line><draw:line draw:style-name="gr153" draw:text-style-name="P70" svg:x1="3.191cm" svg:y1="0.058cm" svg:x2="3.214cm" svg:y2="-0.041cm"><text:p/></draw:line><draw:line draw:style-name="gr153" draw:text-style-name="P70" svg:x1="3.15cm" svg:y1="0.049cm" svg:x2="3.171cm" svg:y2="-0.051cm"><text:p/></draw:line><draw:line draw:style-name="gr153" draw:text-style-name="P70" svg:x1="3.108cm" svg:y1="0.042cm" svg:x2="3.127cm" svg:y2="-0.058cm"><text:p/></draw:line><draw:line draw:style-name="gr153" draw:text-style-name="P70" svg:x1="3.067cm" svg:y1="0.033cm" svg:x2="3.085cm" svg:y2="-0.067cm"><text:p/></draw:line><draw:line draw:style-name="gr153" draw:text-style-name="P70" svg:x1="3.024cm" svg:y1="0.026cm" svg:x2="3.04cm" svg:y2="-0.075cm"><text:p/></draw:line><draw:line draw:style-name="gr153" draw:text-style-name="P70" svg:x1="2.981cm" svg:y1="0.02cm" svg:x2="2.995cm" svg:y2="-0.081cm"><text:p/></draw:line><draw:line draw:style-name="gr153" draw:text-style-name="P70" svg:x1="2.94cm" svg:y1="0.013cm" svg:x2="2.952cm" svg:y2="-0.088cm"><text:p/></draw:line><draw:line draw:style-name="gr153" draw:text-style-name="P70" svg:x1="2.898cm" svg:y1="0.006cm" svg:x2="2.909cm" svg:y2="-0.095cm"><text:p/></draw:line><draw:line draw:style-name="gr153" draw:text-style-name="P70" svg:x1="2.854cm" svg:y1="0.006cm" svg:x2="2.863cm" svg:y2="-0.095cm"><text:p/></draw:line><draw:line draw:style-name="gr153" draw:text-style-name="P70" svg:x1="2.813cm" svg:y1="0.003cm" svg:x2="2.82cm" svg:y2="-0.099cm"><text:p/></draw:line><draw:line draw:style-name="gr153" draw:text-style-name="P70" svg:x1="2.77cm" svg:y1="0cm" svg:x2="2.775cm" svg:y2="-0.102cm"><text:p/></draw:line><draw:line draw:style-name="gr153" draw:text-style-name="P70" svg:x1="2.727cm" svg:y1="-0.002cm" svg:x2="2.731cm" svg:y2="-0.104cm"><text:p/></draw:line><draw:line draw:style-name="gr153" draw:text-style-name="P70" svg:x1="2.683cm" svg:y1="-0.003cm" svg:x2="2.685cm" svg:y2="-0.105cm"><text:p/></draw:line><draw:line draw:style-name="gr153" draw:text-style-name="P70" svg:x1="2.642cm" svg:y1="-0.004cm" svg:x2="2.642cm" svg:y2="-0.106cm"><text:p/></draw:line><draw:line draw:style-name="gr153" draw:text-style-name="P70" svg:x1="2.6cm" svg:y1="-0.003cm" svg:x2="2.598cm" svg:y2="-0.105cm"><text:p/></draw:line><draw:line draw:style-name="gr153" draw:text-style-name="P70" svg:x1="2.557cm" svg:y1="-0.002cm" svg:x2="2.553cm" svg:y2="-0.104cm"><text:p/></draw:line><draw:line draw:style-name="gr153" draw:text-style-name="P70" svg:x1="2.514cm" svg:y1="0cm" svg:x2="2.509cm" svg:y2="-0.102cm"><text:p/></draw:line><draw:line draw:style-name="gr153" draw:text-style-name="P70" svg:x1="2.472cm" svg:y1="0.003cm" svg:x2="2.465cm" svg:y2="-0.099cm"><text:p/></draw:line><draw:line draw:style-name="gr153" draw:text-style-name="P70" svg:x1="2.43cm" svg:y1="0.006cm" svg:x2="2.421cm" svg:y2="-0.095cm"><text:p/></draw:line><draw:line draw:style-name="gr153" draw:text-style-name="P70" svg:x1="2.387cm" svg:y1="0.006cm" svg:x2="2.376cm" svg:y2="-0.095cm"><text:p/></draw:line><draw:line draw:style-name="gr153" draw:text-style-name="P70" svg:x1="2.344cm" svg:y1="0.013cm" svg:x2="2.332cm" svg:y2="-0.088cm"><text:p/></draw:line><draw:line draw:style-name="gr153" draw:text-style-name="P70" svg:x1="2.302cm" svg:y1="0.02cm" svg:x2="2.288cm" svg:y2="-0.081cm"><text:p/></draw:line><draw:line draw:style-name="gr153" draw:text-style-name="P70" svg:x1="2.261cm" svg:y1="0.026cm" svg:x2="2.245cm" svg:y2="-0.075cm"><text:p/></draw:line><draw:line draw:style-name="gr153" draw:text-style-name="P70" svg:x1="2.219cm" svg:y1="0.033cm" svg:x2="2.201cm" svg:y2="-0.067cm"><text:p/></draw:line><draw:line draw:style-name="gr153" draw:text-style-name="P70" svg:x1="2.176cm" svg:y1="0.042cm" svg:x2="2.157cm" svg:y2="-0.058cm"><text:p/></draw:line><draw:line draw:style-name="gr153" draw:text-style-name="P70" svg:x1="2.133cm" svg:y1="0.049cm" svg:x2="2.112cm" svg:y2="-0.051cm"><text:p/></draw:line><draw:line draw:style-name="gr153" draw:text-style-name="P70" svg:x1="2.092cm" svg:y1="0.058cm" svg:x2="2.069cm" svg:y2="-0.041cm"><text:p/></draw:line><draw:line draw:style-name="gr153" draw:text-style-name="P70" svg:x1="2.052cm" svg:y1="0.069cm" svg:x2="2.028cm" svg:y2="-0.03cm"><text:p/></draw:line><draw:line draw:style-name="gr153" draw:text-style-name="P70" svg:x1="2.01cm" svg:y1="0.077cm" svg:x2="1.984cm" svg:y2="-0.021cm"><text:p/></draw:line><draw:line draw:style-name="gr153" draw:text-style-name="P70" svg:x1="1.968cm" svg:y1="0.091cm" svg:x2="1.94cm" svg:y2="-0.007cm"><text:p/></draw:line><draw:line draw:style-name="gr153" draw:text-style-name="P70" svg:x1="1.928cm" svg:y1="0.103cm" svg:x2="1.898cm" svg:y2="0.006cm"><text:p/></draw:line><draw:line draw:style-name="gr153" draw:text-style-name="P70" svg:x1="1.889cm" svg:y1="0.113cm" svg:x2="1.857cm" svg:y2="0.016cm"><text:p/></draw:line><draw:line draw:style-name="gr153" draw:text-style-name="P70" svg:x1="1.846cm" svg:y1="0.128cm" svg:x2="1.813cm" svg:y2="0.032cm"><text:p/></draw:line><draw:line draw:style-name="gr153" draw:text-style-name="P70" svg:x1="1.806cm" svg:y1="0.142cm" svg:x2="1.771cm" svg:y2="0.046cm"><text:p/></draw:line><draw:line draw:style-name="gr153" draw:text-style-name="P70" svg:x1="1.767cm" svg:y1="0.157cm" svg:x2="1.73cm" svg:y2="0.062cm"><text:p/></draw:line><draw:line draw:style-name="gr153" draw:text-style-name="P70" svg:x1="1.727cm" svg:y1="0.173cm" svg:x2="1.689cm" svg:y2="0.079cm"><text:p/></draw:line><draw:line draw:style-name="gr153" draw:text-style-name="P70" svg:x1="1.687cm" svg:y1="0.191cm" svg:x2="1.647cm" svg:y2="0.097cm"><text:p/></draw:line><draw:line draw:style-name="gr153" draw:text-style-name="P70" svg:x1="1.648cm" svg:y1="0.206cm" svg:x2="1.607cm" svg:y2="0.113cm"><text:p/></draw:line><draw:line draw:style-name="gr153" draw:text-style-name="P70" svg:x1="1.609cm" svg:y1="0.225cm" svg:x2="1.566cm" svg:y2="0.133cm"><text:p/></draw:line><draw:line draw:style-name="gr153" draw:text-style-name="P70" svg:x1="1.571cm" svg:y1="0.244cm" svg:x2="1.526cm" svg:y2="0.152cm"><text:p/></draw:line><draw:line draw:style-name="gr153" draw:text-style-name="P70" svg:x1="1.532cm" svg:y1="0.263cm" svg:x2="1.486cm" svg:y2="0.172cm"><text:p/></draw:line><draw:line draw:style-name="gr153" draw:text-style-name="P70" svg:x1="1.495cm" svg:y1="0.279cm" svg:x2="1.447cm" svg:y2="0.189cm"><text:p/></draw:line><draw:line draw:style-name="gr153" draw:text-style-name="P70" svg:x1="1.458cm" svg:y1="0.302cm" svg:x2="1.409cm" svg:y2="0.213cm"><text:p/></draw:line><draw:line draw:style-name="gr153" draw:text-style-name="P70" svg:x1="1.42cm" svg:y1="0.321cm" svg:x2="1.369cm" svg:y2="0.233cm"><text:p/></draw:line><draw:line draw:style-name="gr153" draw:text-style-name="P70" svg:x1="1.382cm" svg:y1="0.343cm" svg:x2="1.33cm" svg:y2="0.256cm"><text:p/></draw:line><draw:line draw:style-name="gr153" draw:text-style-name="P70" svg:x1="1.347cm" svg:y1="0.367cm" svg:x2="1.293cm" svg:y2="0.28cm"><text:p/></draw:line><draw:line draw:style-name="gr153" draw:text-style-name="P70" svg:x1="1.311cm" svg:y1="0.391cm" svg:x2="1.255cm" svg:y2="0.305cm"><text:p/></draw:line><draw:line draw:style-name="gr153" draw:text-style-name="P70" svg:x1="1.275cm" svg:y1="0.415cm" svg:x2="1.218cm" svg:y2="0.33cm"><text:p/></draw:line><draw:line draw:style-name="gr153" draw:text-style-name="P70" svg:x1="1.241cm" svg:y1="0.437cm" svg:x2="1.182cm" svg:y2="0.353cm"><text:p/></draw:line><draw:line draw:style-name="gr153" draw:text-style-name="P70" svg:x1="1.205cm" svg:y1="0.463cm" svg:x2="1.145cm" svg:y2="0.381cm"><text:p/></draw:line><draw:line draw:style-name="gr153" draw:text-style-name="P70" svg:x1="1.171cm" svg:y1="0.487cm" svg:x2="1.11cm" svg:y2="0.406cm"><text:p/></draw:line><draw:line draw:style-name="gr153" draw:text-style-name="P70" svg:x1="1.138cm" svg:y1="0.514cm" svg:x2="1.075cm" svg:y2="0.434cm"><text:p/></draw:line><draw:line draw:style-name="gr153" draw:text-style-name="P70" svg:x1="1.103cm" svg:y1="0.541cm" svg:x2="1.039cm" svg:y2="0.462cm"><text:p/></draw:line><draw:line draw:style-name="gr153" draw:text-style-name="P70" svg:x1="1.071cm" svg:y1="0.565cm" svg:x2="1.005cm" svg:y2="0.487cm"><text:p/></draw:line><draw:line draw:style-name="gr153" draw:text-style-name="P70" svg:x1="1.039cm" svg:y1="0.594cm" svg:x2="0.972cm" svg:y2="0.517cm"><text:p/></draw:line><draw:line draw:style-name="gr153" draw:text-style-name="P70" svg:x1="1.006cm" svg:y1="0.623cm" svg:x2="0.938cm" svg:y2="0.547cm"><text:p/></draw:line><draw:line draw:style-name="gr153" draw:text-style-name="P70" svg:x1="0.974cm" svg:y1="0.651cm" svg:x2="0.905cm" svg:y2="0.577cm"><text:p/></draw:line><draw:line draw:style-name="gr153" draw:text-style-name="P70" svg:x1="0.945cm" svg:y1="0.68cm" svg:x2="0.874cm" svg:y2="0.607cm"><text:p/></draw:line><draw:line draw:style-name="gr153" draw:text-style-name="P70" svg:x1="0.914cm" svg:y1="0.709cm" svg:x2="0.842cm" svg:y2="0.637cm"><text:p/></draw:line><draw:line draw:style-name="gr153" draw:text-style-name="P70" svg:x1="0.881cm" svg:y1="0.743cm" svg:x2="0.808cm" svg:y2="0.672cm"><text:p/></draw:line><draw:line draw:style-name="gr153" draw:text-style-name="P70" svg:x1="0.852cm" svg:y1="0.773cm" svg:x2="0.778cm" svg:y2="0.704cm"><text:p/></draw:line><draw:line draw:style-name="gr153" draw:text-style-name="P70" svg:x1="0.827cm" svg:y1="0.802cm" svg:x2="0.751cm" svg:y2="0.734cm"><text:p/></draw:line><draw:line draw:style-name="gr153" draw:text-style-name="P70" svg:x1="0.798cm" svg:y1="0.837cm" svg:x2="0.721cm" svg:y2="0.77cm"><text:p/></draw:line><draw:line draw:style-name="gr153" draw:text-style-name="P70" svg:x1="0.77cm" svg:y1="0.867cm" svg:x2="0.692cm" svg:y2="0.801cm"><text:p/></draw:line><draw:line draw:style-name="gr153" draw:text-style-name="P70" svg:x1="0.743cm" svg:y1="0.902cm" svg:x2="0.664cm" svg:y2="0.838cm"><text:p/></draw:line><draw:line draw:style-name="gr153" draw:text-style-name="P70" svg:x1="0.717cm" svg:y1="0.936cm" svg:x2="0.637cm" svg:y2="0.873cm"><text:p/></draw:line><draw:line draw:style-name="gr153" draw:text-style-name="P70" svg:x1="0.691cm" svg:y1="0.969cm" svg:x2="0.61cm" svg:y2="0.908cm"><text:p/></draw:line><draw:line draw:style-name="gr153" draw:text-style-name="P70" svg:x1="0.664cm" svg:y1="1.004cm" svg:x2="0.582cm" svg:y2="0.944cm"><text:p/></draw:line><draw:line draw:style-name="gr153" draw:text-style-name="P70" svg:x1="0.638cm" svg:y1="1.039cm" svg:x2="0.554cm" svg:y2="0.98cm"><text:p/></draw:line><draw:line draw:style-name="gr153" draw:text-style-name="P70" svg:x1="0.616cm" svg:y1="1.074cm" svg:x2="0.531cm" svg:y2="1.017cm"><text:p/></draw:line><draw:line draw:style-name="gr153" draw:text-style-name="P70" svg:x1="0.592cm" svg:y1="1.11cm" svg:x2="0.506cm" svg:y2="1.054cm"><text:p/></draw:line><draw:line draw:style-name="gr153" draw:text-style-name="P70" svg:x1="0.567cm" svg:y1="1.145cm" svg:x2="0.48cm" svg:y2="1.091cm"><text:p/></draw:line><draw:line draw:style-name="gr153" draw:text-style-name="P70" svg:x1="0.547cm" svg:y1="1.181cm" svg:x2="0.46cm" svg:y2="1.129cm"><text:p/></draw:line><draw:line draw:style-name="gr153" draw:text-style-name="P70" svg:x1="0.525cm" svg:y1="1.218cm" svg:x2="0.437cm" svg:y2="1.167cm"><text:p/></draw:line><draw:line draw:style-name="gr153" draw:text-style-name="P70" svg:x1="0.502cm" svg:y1="1.254cm" svg:x2="0.413cm" svg:y2="1.205cm"><text:p/></draw:line><draw:line draw:style-name="gr153" draw:text-style-name="P70" svg:x1="0.484cm" svg:y1="1.29cm" svg:x2="0.394cm" svg:y2="1.242cm"><text:p/></draw:line><draw:line draw:style-name="gr153" draw:text-style-name="P70" svg:x1="0.464cm" svg:y1="1.33cm" svg:x2="0.373cm" svg:y2="1.284cm"><text:p/></draw:line><draw:line draw:style-name="gr153" draw:text-style-name="P70" svg:x1="0.445cm" svg:y1="1.369cm" svg:x2="0.353cm" svg:y2="1.324cm"><text:p/></draw:line><draw:line draw:style-name="gr153" draw:text-style-name="P70" svg:x1="0.427cm" svg:y1="1.406cm" svg:x2="0.335cm" svg:y2="1.363cm"><text:p/></draw:line><draw:line draw:style-name="gr153" draw:text-style-name="P70" svg:x1="0.407cm" svg:y1="1.446cm" svg:x2="0.314cm" svg:y2="1.405cm"><text:p/></draw:line><draw:line draw:style-name="gr153" draw:text-style-name="P70" svg:x1="0.393cm" svg:y1="1.483cm" svg:x2="0.299cm" svg:y2="1.443cm"><text:p/></draw:line><draw:line draw:style-name="gr153" draw:text-style-name="P70" svg:x1="0.376cm" svg:y1="1.525cm" svg:x2="0.282cm" svg:y2="1.487cm"><text:p/></draw:line><draw:line draw:style-name="gr153" draw:text-style-name="P70" svg:x1="0.361cm" svg:y1="1.563cm" svg:x2="0.266cm" svg:y2="1.526cm"><text:p/></draw:line><draw:line draw:style-name="gr153" draw:text-style-name="P70" svg:x1="0.346cm" svg:y1="1.605cm" svg:x2="0.25cm" svg:y2="1.57cm"><text:p/></draw:line><draw:line draw:style-name="gr153" draw:text-style-name="P70" svg:x1="0.329cm" svg:y1="1.643cm" svg:x2="0.233cm" svg:y2="1.61cm"><text:p/></draw:line><draw:line draw:style-name="gr153" draw:text-style-name="P70" svg:x1="0.318cm" svg:y1="1.685cm" svg:x2="0.221cm" svg:y2="1.653cm"><text:p/></draw:line><draw:line draw:style-name="gr153" draw:text-style-name="P70" svg:x1="0.305cm" svg:y1="1.726cm" svg:x2="0.208cm" svg:y2="1.696cm"><text:p/></draw:line><draw:line draw:style-name="gr153" draw:text-style-name="P70" svg:x1="0.293cm" svg:y1="1.767cm" svg:x2="0.195cm" svg:y2="1.739cm"><text:p/></draw:line><draw:line draw:style-name="gr153" draw:text-style-name="P70" svg:x1="0.281cm" svg:y1="1.806cm" svg:x2="0.183cm" svg:y2="1.78cm"><text:p/></draw:line><draw:line draw:style-name="gr153" draw:text-style-name="P70" svg:x1="0.271cm" svg:y1="1.848cm" svg:x2="0.172cm" svg:y2="1.824cm"><text:p/></draw:line><draw:line draw:style-name="gr153" draw:text-style-name="P70" svg:x1="0.258cm" svg:y1="1.891cm" svg:x2="0.159cm" svg:y2="1.868cm"><text:p/></draw:line><draw:line draw:style-name="gr153" draw:text-style-name="P70" svg:x1="0.253cm" svg:y1="1.932cm" svg:x2="0.153cm" svg:y2="1.911cm"><text:p/></draw:line><draw:line draw:style-name="gr153" draw:text-style-name="P70" svg:x1="0.243cm" svg:y1="1.973cm" svg:x2="0.143cm" svg:y2="1.954cm"><text:p/></draw:line><draw:line draw:style-name="gr153" draw:text-style-name="P70" svg:x1="0.235cm" svg:y1="2.015cm" svg:x2="0.135cm" svg:y2="1.997cm"><text:p/></draw:line><draw:line draw:style-name="gr153" draw:text-style-name="P70" svg:x1="0.228cm" svg:y1="2.057cm" svg:x2="0.127cm" svg:y2="2.041cm"><text:p/></draw:line><draw:line draw:style-name="gr153" draw:text-style-name="P70" svg:x1="0.221cm" svg:y1="2.1cm" svg:x2="0.12cm" svg:y2="2.086cm"><text:p/></draw:line><draw:line draw:style-name="gr153" draw:text-style-name="P70" svg:x1="0.217cm" svg:y1="2.142cm" svg:x2="0.116cm" svg:y2="2.13cm"><text:p/></draw:line><draw:line draw:style-name="gr153" draw:text-style-name="P70" svg:x1="0.211cm" svg:y1="2.185cm" svg:x2="0.11cm" svg:y2="2.174cm"><text:p/></draw:line><draw:line draw:style-name="gr153" draw:text-style-name="P70" svg:x1="0.207cm" svg:y1="2.228cm" svg:x2="0.106cm" svg:y2="2.219cm"><text:p/></draw:line><draw:line draw:style-name="gr153" draw:text-style-name="P70" svg:x1="0.205cm" svg:y1="2.27cm" svg:x2="0.103cm" svg:y2="2.263cm"><text:p/></draw:line><draw:line draw:style-name="gr153" draw:text-style-name="P70" svg:x1="0.201cm" svg:y1="2.312cm" svg:x2="0.099cm" svg:y2="2.307cm"><text:p/></draw:line><draw:line draw:style-name="gr153" draw:text-style-name="P70" svg:x1="0.199cm" svg:y1="2.352cm" svg:x2="0.097cm" svg:y2="2.348cm"><text:p/></draw:line><draw:line draw:style-name="gr153" draw:text-style-name="P70" svg:x1="0.198cm" svg:y1="2.397cm" svg:x2="0.096cm" svg:y2="2.395cm"><text:p/></draw:line><draw:line draw:style-name="gr153" draw:text-style-name="P70" svg:x1="0.198cm" svg:y1="2.439cm" svg:x2="0.096cm" svg:y2="2.439cm"><text:p/></draw:line><draw:line draw:style-name="gr153" draw:text-style-name="P70" svg:x1="0.198cm" svg:y1="2.482cm" svg:x2="0.096cm" svg:y2="2.484cm"><text:p/></draw:line><draw:line draw:style-name="gr153" draw:text-style-name="P70" svg:x1="0.199cm" svg:y1="2.526cm" svg:x2="0.097cm" svg:y2="2.53cm"><text:p/></draw:line><draw:line draw:style-name="gr153" draw:text-style-name="P70" svg:x1="0.201cm" svg:y1="2.568cm" svg:x2="0.099cm" svg:y2="2.573cm"><text:p/></draw:line><draw:line draw:style-name="gr153" draw:text-style-name="P70" svg:x1="0.205cm" svg:y1="2.609cm" svg:x2="0.103cm" svg:y2="2.616cm"><text:p/></draw:line><draw:line draw:style-name="gr153" draw:text-style-name="P70" svg:x1="0.207cm" svg:y1="2.653cm" svg:x2="0.106cm" svg:y2="2.662cm"><text:p/></draw:line><draw:line draw:style-name="gr153" draw:text-style-name="P70" svg:x1="0.211cm" svg:y1="2.697cm" svg:x2="0.11cm" svg:y2="2.708cm"><text:p/></draw:line><draw:line draw:style-name="gr153" draw:text-style-name="P70" svg:x1="0.217cm" svg:y1="2.736cm" svg:x2="0.116cm" svg:y2="2.748cm"><text:p/></draw:line><draw:line draw:style-name="gr153" draw:text-style-name="P70" svg:x1="0.221cm" svg:y1="2.78cm" svg:x2="0.12cm" svg:y2="2.794cm"><text:p/></draw:line><draw:line draw:style-name="gr153" draw:text-style-name="P70" svg:x1="0.228cm" svg:y1="2.823cm" svg:x2="0.127cm" svg:y2="2.839cm"><text:p/></draw:line><draw:line draw:style-name="gr153" draw:text-style-name="P70" svg:x1="0.235cm" svg:y1="2.863cm" svg:x2="0.135cm" svg:y2="2.881cm"><text:p/></draw:line><draw:line draw:style-name="gr153" draw:text-style-name="P70" svg:x1="0.243cm" svg:y1="2.907cm" svg:x2="0.143cm" svg:y2="2.926cm"><text:p/></draw:line><draw:line draw:style-name="gr153" draw:text-style-name="P70" svg:x1="0.253cm" svg:y1="2.949cm" svg:x2="0.153cm" svg:y2="2.97cm"><text:p/></draw:line><draw:line draw:style-name="gr153" draw:text-style-name="P70" svg:x1="0.258cm" svg:y1="2.99cm" svg:x2="0.159cm" svg:y2="3.013cm"><text:p/></draw:line><draw:line draw:style-name="gr153" draw:text-style-name="P70" svg:x1="0.271cm" svg:y1="3.032cm" svg:x2="0.172cm" svg:y2="3.056cm"><text:p/></draw:line><draw:line draw:style-name="gr153" draw:text-style-name="P70" svg:x1="0.281cm" svg:y1="3.073cm" svg:x2="0.183cm" svg:y2="3.099cm"><text:p/></draw:line><draw:line draw:style-name="gr153" draw:text-style-name="P70" svg:x1="0.293cm" svg:y1="3.114cm" svg:x2="0.195cm" svg:y2="3.142cm"><text:p/></draw:line><draw:line draw:style-name="gr153" draw:text-style-name="P70" svg:x1="0.305cm" svg:y1="3.154cm" svg:x2="0.208cm" svg:y2="3.184cm"><text:p/></draw:line><draw:line draw:style-name="gr153" draw:text-style-name="P70" svg:x1="0.318cm" svg:y1="3.196cm" svg:x2="0.221cm" svg:y2="3.228cm"><text:p/></draw:line><draw:line draw:style-name="gr153" draw:text-style-name="P70" svg:x1="0.329cm" svg:y1="3.237cm" svg:x2="0.233cm" svg:y2="3.27cm"><text:p/></draw:line><draw:line draw:style-name="gr153" draw:text-style-name="P70" svg:x1="0.346cm" svg:y1="3.274cm" svg:x2="0.25cm" svg:y2="3.309cm"><text:p/></draw:line><draw:line draw:style-name="gr153" draw:text-style-name="P70" svg:x1="0.361cm" svg:y1="3.317cm" svg:x2="0.266cm" svg:y2="3.354cm"><text:p/></draw:line><draw:line draw:style-name="gr153" draw:text-style-name="P70" svg:x1="0.376cm" svg:y1="3.356cm" svg:x2="0.282cm" svg:y2="3.394cm"><text:p/></draw:line><draw:line draw:style-name="gr153" draw:text-style-name="P70" svg:x1="0.393cm" svg:y1="3.395cm" svg:x2="0.299cm" svg:y2="3.435cm"><text:p/></draw:line><draw:line draw:style-name="gr153" draw:text-style-name="P70" svg:x1="0.407cm" svg:y1="3.431cm" svg:x2="0.314cm" svg:y2="3.472cm"><text:p/></draw:line><draw:line draw:style-name="gr153" draw:text-style-name="P70" svg:x1="0.427cm" svg:y1="3.474cm" svg:x2="0.335cm" svg:y2="3.517cm"><text:p/></draw:line><draw:line draw:style-name="gr153" draw:text-style-name="P70" svg:x1="0.445cm" svg:y1="3.512cm" svg:x2="0.353cm" svg:y2="3.557cm"><text:p/></draw:line><draw:line draw:style-name="gr153" draw:text-style-name="P70" svg:x1="0.464cm" svg:y1="3.55cm" svg:x2="0.373cm" svg:y2="3.596cm"><text:p/></draw:line><draw:line draw:style-name="gr153" draw:text-style-name="P70" svg:x1="0.484cm" svg:y1="3.588cm" svg:x2="0.394cm" svg:y2="3.636cm"><text:p/></draw:line><draw:line draw:style-name="gr153" draw:text-style-name="P70" svg:x1="0.502cm" svg:y1="3.625cm" svg:x2="0.413cm" svg:y2="3.674cm"><text:p/></draw:line><draw:line draw:style-name="gr153" draw:text-style-name="P70" svg:x1="0.525cm" svg:y1="3.662cm" svg:x2="0.437cm" svg:y2="3.713cm"><text:p/></draw:line><draw:line draw:style-name="gr153" draw:text-style-name="P70" svg:x1="0.547cm" svg:y1="3.699cm" svg:x2="0.46cm" svg:y2="3.751cm"><text:p/></draw:line><draw:line draw:style-name="gr153" draw:text-style-name="P70" svg:x1="0.567cm" svg:y1="3.736cm" svg:x2="0.48cm" svg:y2="3.79cm"><text:p/></draw:line><draw:line draw:style-name="gr153" draw:text-style-name="P70" svg:x1="0.592cm" svg:y1="3.771cm" svg:x2="0.506cm" svg:y2="3.827cm"><text:p/></draw:line><draw:line draw:style-name="gr153" draw:text-style-name="P70" svg:x1="0.616cm" svg:y1="3.807cm" svg:x2="0.531cm" svg:y2="3.864cm"><text:p/></draw:line><draw:line draw:style-name="gr153" draw:text-style-name="P70" svg:x1="0.638cm" svg:y1="3.842cm" svg:x2="0.554cm" svg:y2="3.901cm"><text:p/></draw:line><draw:line draw:style-name="gr153" draw:text-style-name="P70" svg:x1="0.664cm" svg:y1="3.877cm" svg:x2="0.582cm" svg:y2="3.937cm"><text:p/></draw:line><draw:line draw:style-name="gr153" draw:text-style-name="P70" svg:x1="0.691cm" svg:y1="3.909cm" svg:x2="0.61cm" svg:y2="3.97cm"><text:p/></draw:line><draw:line draw:style-name="gr153" draw:text-style-name="P70" svg:x1="0.717cm" svg:y1="3.945cm" svg:x2="0.637cm" svg:y2="4.008cm"><text:p/></draw:line><draw:line draw:style-name="gr153" draw:text-style-name="P70" svg:x1="0.743cm" svg:y1="3.976cm" svg:x2="0.664cm" svg:y2="4.04cm"><text:p/></draw:line><draw:line draw:style-name="gr153" draw:text-style-name="P70" svg:x1="0.77cm" svg:y1="4.011cm" svg:x2="0.692cm" svg:y2="4.077cm"><text:p/></draw:line><draw:line draw:style-name="gr153" draw:text-style-name="P70" svg:x1="0.798cm" svg:y1="4.043cm" svg:x2="0.721cm" svg:y2="4.11cm"><text:p/></draw:line><draw:line draw:style-name="gr153" draw:text-style-name="P70" svg:x1="0.827cm" svg:y1="4.073cm" svg:x2="0.751cm" svg:y2="4.141cm"><text:p/></draw:line><draw:line draw:style-name="gr153" draw:text-style-name="P70" svg:x1="0.852cm" svg:y1="4.108cm" svg:x2="0.778cm" svg:y2="4.177cm"><text:p/></draw:line><draw:line draw:style-name="gr153" draw:text-style-name="P70" svg:x1="0.881cm" svg:y1="4.139cm" svg:x2="0.808cm" svg:y2="4.21cm"><text:p/></draw:line><draw:line draw:style-name="gr153" draw:text-style-name="P70" svg:x1="0.914cm" svg:y1="4.169cm" svg:x2="0.842cm" svg:y2="4.241cm"><text:p/></draw:line><draw:line draw:style-name="gr153" draw:text-style-name="P70" svg:x1="0.945cm" svg:y1="4.199cm" svg:x2="0.874cm" svg:y2="4.272cm"><text:p/></draw:line><draw:line draw:style-name="gr153" draw:text-style-name="P70" svg:x1="0.974cm" svg:y1="4.228cm" svg:x2="0.905cm" svg:y2="4.302cm"><text:p/></draw:line><draw:line draw:style-name="gr153" draw:text-style-name="P70" svg:x1="1.006cm" svg:y1="4.257cm" svg:x2="0.938cm" svg:y2="4.333cm"><text:p/></draw:line><draw:line draw:style-name="gr153" draw:text-style-name="P70" svg:x1="1.039cm" svg:y1="4.284cm" svg:x2="0.972cm" svg:y2="4.361cm"><text:p/></draw:line><draw:line draw:style-name="gr153" draw:text-style-name="P70" svg:x1="1.071cm" svg:y1="4.313cm" svg:x2="1.005cm" svg:y2="4.391cm"><text:p/></draw:line><draw:line draw:style-name="gr153" draw:text-style-name="P70" svg:x1="1.103cm" svg:y1="4.34cm" svg:x2="1.039cm" svg:y2="4.419cm"><text:p/></draw:line><draw:line draw:style-name="gr153" draw:text-style-name="P70" svg:x1="1.138cm" svg:y1="4.364cm" svg:x2="1.075cm" svg:y2="4.444cm"><text:p/></draw:line><draw:line draw:style-name="gr153" draw:text-style-name="P70" svg:x1="1.171cm" svg:y1="4.392cm" svg:x2="1.11cm" svg:y2="4.473cm"><text:p/></draw:line><draw:line draw:style-name="gr153" draw:text-style-name="P70" svg:x1="1.205cm" svg:y1="4.417cm" svg:x2="1.145cm" svg:y2="4.499cm"><text:p/></draw:line><draw:line draw:style-name="gr153" draw:text-style-name="P70" svg:x1="1.241cm" svg:y1="4.442cm" svg:x2="1.182cm" svg:y2="4.526cm"><text:p/></draw:line><draw:line draw:style-name="gr153" draw:text-style-name="P70" svg:x1="1.275cm" svg:y1="4.467cm" svg:x2="1.218cm" svg:y2="4.552cm"><text:p/></draw:line><draw:line draw:style-name="gr153" draw:text-style-name="P70" svg:x1="1.311cm" svg:y1="4.491cm" svg:x2="1.255cm" svg:y2="4.577cm"><text:p/></draw:line><draw:line draw:style-name="gr153" draw:text-style-name="P70" svg:x1="1.347cm" svg:y1="4.513cm" svg:x2="1.293cm" svg:y2="4.6cm"><text:p/></draw:line><draw:line draw:style-name="gr153" draw:text-style-name="P70" svg:x1="1.382cm" svg:y1="4.535cm" svg:x2="1.33cm" svg:y2="4.622cm"><text:p/></draw:line><draw:line draw:style-name="gr153" draw:text-style-name="P70" svg:x1="1.42cm" svg:y1="4.557cm" svg:x2="1.369cm" svg:y2="4.645cm"><text:p/></draw:line><draw:line draw:style-name="gr153" draw:text-style-name="P70" svg:x1="1.458cm" svg:y1="4.578cm" svg:x2="1.409cm" svg:y2="4.667cm"><text:p/></draw:line><draw:line draw:style-name="gr153" draw:text-style-name="P70" svg:x1="1.495cm" svg:y1="4.597cm" svg:x2="1.447cm" svg:y2="4.687cm"><text:p/></draw:line><draw:line draw:style-name="gr153" draw:text-style-name="P70" svg:x1="1.532cm" svg:y1="4.618cm" svg:x2="1.486cm" svg:y2="4.709cm"><text:p/></draw:line><draw:line draw:style-name="gr153" draw:text-style-name="P70" svg:x1="1.571cm" svg:y1="4.634cm" svg:x2="1.526cm" svg:y2="4.726cm"><text:p/></draw:line><draw:line draw:style-name="gr153" draw:text-style-name="P70" svg:x1="1.609cm" svg:y1="4.656cm" svg:x2="1.566cm" svg:y2="4.748cm"><text:p/></draw:line><draw:line draw:style-name="gr153" draw:text-style-name="P70" svg:x1="1.648cm" svg:y1="4.671cm" svg:x2="1.607cm" svg:y2="4.764cm"><text:p/></draw:line><draw:line draw:style-name="gr153" draw:text-style-name="P70" svg:x1="1.687cm" svg:y1="4.69cm" svg:x2="1.647cm" svg:y2="4.784cm"><text:p/></draw:line><draw:line draw:style-name="gr153" draw:text-style-name="P70" svg:x1="1.727cm" svg:y1="4.706cm" svg:x2="1.689cm" svg:y2="4.8cm"><text:p/></draw:line><draw:line draw:style-name="gr153" draw:text-style-name="P70" svg:x1="1.767cm" svg:y1="4.722cm" svg:x2="1.73cm" svg:y2="4.817cm"><text:p/></draw:line><draw:line draw:style-name="gr153" draw:text-style-name="P70" svg:x1="1.806cm" svg:y1="4.737cm" svg:x2="1.771cm" svg:y2="4.833cm"><text:p/></draw:line><draw:line draw:style-name="gr153" draw:text-style-name="P70" svg:x1="1.846cm" svg:y1="4.751cm" svg:x2="1.813cm" svg:y2="4.847cm"><text:p/></draw:line><draw:line draw:style-name="gr153" draw:text-style-name="P70" svg:x1="1.889cm" svg:y1="4.765cm" svg:x2="1.857cm" svg:y2="4.862cm"><text:p/></draw:line><draw:line draw:style-name="gr153" draw:text-style-name="P70" svg:x1="1.928cm" svg:y1="4.775cm" svg:x2="1.898cm" svg:y2="4.872cm"><text:p/></draw:line><draw:line draw:style-name="gr153" draw:text-style-name="P70" svg:x1="1.968cm" svg:y1="4.79cm" svg:x2="1.94cm" svg:y2="4.888cm"><text:p/></draw:line><draw:line draw:style-name="gr153" draw:text-style-name="P70" svg:x1="2.01cm" svg:y1="4.798cm" svg:x2="1.984cm" svg:y2="4.896cm"><text:p/></draw:line><draw:line draw:style-name="gr153" draw:text-style-name="P70" svg:x1="2.052cm" svg:y1="4.812cm" svg:x2="2.028cm" svg:y2="4.911cm"><text:p/></draw:line><draw:line draw:style-name="gr153" draw:text-style-name="P70" svg:x1="2.092cm" svg:y1="4.822cm" svg:x2="2.069cm" svg:y2="4.921cm"><text:p/></draw:line><draw:line draw:style-name="gr153" draw:text-style-name="P70" svg:x1="2.133cm" svg:y1="4.828cm" svg:x2="2.112cm" svg:y2="4.928cm"><text:p/></draw:line><draw:line draw:style-name="gr153" draw:text-style-name="P70" svg:x1="2.176cm" svg:y1="4.84cm" svg:x2="2.157cm" svg:y2="4.94cm"><text:p/></draw:line><draw:line draw:style-name="gr153" draw:text-style-name="P70" svg:x1="2.219cm" svg:y1="4.847cm" svg:x2="2.201cm" svg:y2="4.947cm"><text:p/></draw:line><draw:line draw:style-name="gr153" draw:text-style-name="P70" svg:x1="2.261cm" svg:y1="4.855cm" svg:x2="2.245cm" svg:y2="4.956cm"><text:p/></draw:line><draw:line draw:style-name="gr153" draw:text-style-name="P70" svg:x1="2.302cm" svg:y1="4.858cm" svg:x2="2.288cm" svg:y2="4.959cm"><text:p/></draw:line><draw:line draw:style-name="gr153" draw:text-style-name="P70" svg:x1="2.344cm" svg:y1="4.865cm" svg:x2="2.332cm" svg:y2="4.966cm"><text:p/></draw:line><draw:line draw:style-name="gr153" draw:text-style-name="P70" svg:x1="2.387cm" svg:y1="4.872cm" svg:x2="2.376cm" svg:y2="4.973cm"><text:p/></draw:line><draw:line draw:style-name="gr153" draw:text-style-name="P70" svg:x1="2.43cm" svg:y1="4.872cm" svg:x2="2.421cm" svg:y2="4.973cm"><text:p/></draw:line><draw:line draw:style-name="gr153" draw:text-style-name="P70" svg:x1="2.472cm" svg:y1="4.879cm" svg:x2="2.465cm" svg:y2="4.981cm"><text:p/></draw:line><draw:line draw:style-name="gr153" draw:text-style-name="P70" svg:x1="2.514cm" svg:y1="4.881cm" svg:x2="2.509cm" svg:y2="4.983cm"><text:p/></draw:line><draw:line draw:style-name="gr153" draw:text-style-name="P70" svg:x1="2.557cm" svg:y1="4.884cm" svg:x2="2.553cm" svg:y2="4.986cm"><text:p/></draw:line><draw:line draw:style-name="gr153" draw:text-style-name="P70" svg:x1="2.6cm" svg:y1="4.884cm" svg:x2="2.598cm" svg:y2="4.986cm"><text:p/></draw:line><draw:line draw:style-name="gr153" draw:text-style-name="P70" svg:x1="2.642cm" svg:y1="4.885cm" svg:x2="2.642cm" svg:y2="4.987cm"><text:p/></draw:line><draw:line draw:style-name="gr153" draw:text-style-name="P70" svg:x1="2.683cm" svg:y1="4.884cm" svg:x2="2.685cm" svg:y2="4.986cm"><text:p/></draw:line><draw:line draw:style-name="gr153" draw:text-style-name="P70" svg:x1="2.727cm" svg:y1="4.884cm" svg:x2="2.731cm" svg:y2="4.986cm"><text:p/></draw:line><draw:line draw:style-name="gr153" draw:text-style-name="P70" svg:x1="2.77cm" svg:y1="4.881cm" svg:x2="2.775cm" svg:y2="4.983cm"><text:p/></draw:line><draw:line draw:style-name="gr153" draw:text-style-name="P70" svg:x1="2.813cm" svg:y1="4.879cm" svg:x2="2.82cm" svg:y2="4.981cm"><text:p/></draw:line><draw:line draw:style-name="gr153" draw:text-style-name="P70" svg:x1="2.854cm" svg:y1="4.872cm" svg:x2="2.863cm" svg:y2="4.973cm"><text:p/></draw:line><draw:line draw:style-name="gr153" draw:text-style-name="P70" svg:x1="2.898cm" svg:y1="4.872cm" svg:x2="2.909cm" svg:y2="4.973cm"><text:p/></draw:line><draw:line draw:style-name="gr153" draw:text-style-name="P70" svg:x1="2.94cm" svg:y1="4.865cm" svg:x2="2.952cm" svg:y2="4.966cm"><text:p/></draw:line><draw:line draw:style-name="gr153" draw:text-style-name="P70" svg:x1="2.981cm" svg:y1="4.858cm" svg:x2="2.995cm" svg:y2="4.959cm"><text:p/></draw:line><draw:line draw:style-name="gr153" draw:text-style-name="P70" svg:x1="3.024cm" svg:y1="4.855cm" svg:x2="3.04cm" svg:y2="4.956cm"><text:p/></draw:line><draw:line draw:style-name="gr153" draw:text-style-name="P70" svg:x1="3.067cm" svg:y1="4.847cm" svg:x2="3.085cm" svg:y2="4.947cm"><text:p/></draw:line><draw:line draw:style-name="gr153" draw:text-style-name="P70" svg:x1="3.108cm" svg:y1="4.84cm" svg:x2="3.127cm" svg:y2="4.94cm"><text:p/></draw:line><draw:line draw:style-name="gr153" draw:text-style-name="P70" svg:x1="3.15cm" svg:y1="4.828cm" svg:x2="3.171cm" svg:y2="4.928cm"><text:p/></draw:line><draw:line draw:style-name="gr153" draw:text-style-name="P70" svg:x1="3.191cm" svg:y1="4.822cm" svg:x2="3.214cm" svg:y2="4.921cm"><text:p/></draw:line><draw:line draw:style-name="gr153" draw:text-style-name="P70" svg:x1="3.233cm" svg:y1="4.812cm" svg:x2="3.257cm" svg:y2="4.911cm"><text:p/></draw:line><draw:line draw:style-name="gr153" draw:text-style-name="P70" svg:x1="3.274cm" svg:y1="4.798cm" svg:x2="3.3cm" svg:y2="4.896cm"><text:p/></draw:line><draw:line draw:style-name="gr153" draw:text-style-name="P70" svg:x1="3.316cm" svg:y1="4.79cm" svg:x2="3.344cm" svg:y2="4.888cm"><text:p/></draw:line><draw:line draw:style-name="gr153" draw:text-style-name="P70" svg:x1="3.355cm" svg:y1="4.775cm" svg:x2="3.385cm" svg:y2="4.872cm"><text:p/></draw:line><draw:line draw:style-name="gr153" draw:text-style-name="P70" svg:x1="3.397cm" svg:y1="4.765cm" svg:x2="3.429cm" svg:y2="4.862cm"><text:p/></draw:line><draw:line draw:style-name="gr153" draw:text-style-name="P70" svg:x1="3.438cm" svg:y1="4.751cm" svg:x2="3.471cm" svg:y2="4.847cm"><text:p/></draw:line><draw:line draw:style-name="gr153" draw:text-style-name="P70" svg:x1="3.478cm" svg:y1="4.737cm" svg:x2="3.513cm" svg:y2="4.833cm"><text:p/></draw:line><draw:line draw:style-name="gr153" draw:text-style-name="P70" svg:x1="3.518cm" svg:y1="4.722cm" svg:x2="3.555cm" svg:y2="4.817cm"><text:p/></draw:line><draw:line draw:style-name="gr153" draw:text-style-name="P70" svg:x1="3.558cm" svg:y1="4.706cm" svg:x2="3.596cm" svg:y2="4.8cm"><text:p/></draw:line><draw:line draw:style-name="gr153" draw:text-style-name="P70" svg:x1="3.598cm" svg:y1="4.69cm" svg:x2="3.638cm" svg:y2="4.784cm"><text:p/></draw:line><draw:line draw:style-name="gr153" draw:text-style-name="P70" svg:x1="3.636cm" svg:y1="4.671cm" svg:x2="3.677cm" svg:y2="4.764cm"><text:p/></draw:line><draw:line draw:style-name="gr153" draw:text-style-name="P70" svg:x1="3.675cm" svg:y1="4.656cm" svg:x2="3.718cm" svg:y2="4.748cm"><text:p/></draw:line><draw:line draw:style-name="gr153" draw:text-style-name="P70" svg:x1="3.713cm" svg:y1="4.634cm" svg:x2="3.758cm" svg:y2="4.726cm"><text:p/></draw:line><draw:line draw:style-name="gr153" draw:text-style-name="P70" svg:x1="3.752cm" svg:y1="4.618cm" svg:x2="3.798cm" svg:y2="4.709cm"><text:p/></draw:line><draw:line draw:style-name="gr153" draw:text-style-name="P70" svg:x1="3.789cm" svg:y1="4.597cm" svg:x2="3.837cm" svg:y2="4.687cm"><text:p/></draw:line><draw:line draw:style-name="gr153" draw:text-style-name="P70" svg:x1="3.826cm" svg:y1="4.578cm" svg:x2="3.875cm" svg:y2="4.667cm"><text:p/></draw:line><draw:line draw:style-name="gr153" draw:text-style-name="P70" svg:x1="3.866cm" svg:y1="4.557cm" svg:x2="3.917cm" svg:y2="4.645cm"><text:p/></draw:line><draw:line draw:style-name="gr153" draw:text-style-name="P70" svg:x1="3.9cm" svg:y1="4.535cm" svg:x2="3.952cm" svg:y2="4.622cm"><text:p/></draw:line><draw:line draw:style-name="gr153" draw:text-style-name="P70" svg:x1="3.937cm" svg:y1="4.513cm" svg:x2="3.991cm" svg:y2="4.6cm"><text:p/></draw:line><draw:line draw:style-name="gr153" draw:text-style-name="P70" svg:x1="3.973cm" svg:y1="4.491cm" svg:x2="4.029cm" svg:y2="4.577cm"><text:p/></draw:line><draw:line draw:style-name="gr153" draw:text-style-name="P70" svg:x1="4.009cm" svg:y1="4.467cm" svg:x2="4.066cm" svg:y2="4.552cm"><text:p/></draw:line><draw:line draw:style-name="gr153" draw:text-style-name="P70" svg:x1="4.043cm" svg:y1="4.442cm" svg:x2="4.102cm" svg:y2="4.526cm"><text:p/></draw:line><draw:line draw:style-name="gr153" draw:text-style-name="P70" svg:x1="4.079cm" svg:y1="4.417cm" svg:x2="4.139cm" svg:y2="4.499cm"><text:p/></draw:line><draw:line draw:style-name="gr153" draw:text-style-name="P70" svg:x1="4.113cm" svg:y1="4.392cm" svg:x2="4.174cm" svg:y2="4.473cm"><text:p/></draw:line><draw:line draw:style-name="gr153" draw:text-style-name="P70" svg:x1="4.147cm" svg:y1="4.364cm" svg:x2="4.21cm" svg:y2="4.444cm"><text:p/></draw:line><draw:line draw:style-name="gr153" draw:text-style-name="P70" svg:x1="4.18cm" svg:y1="4.34cm" svg:x2="4.244cm" svg:y2="4.419cm"><text:p/></draw:line><draw:line draw:style-name="gr153" draw:text-style-name="P70" svg:x1="4.213cm" svg:y1="4.313cm" svg:x2="4.279cm" svg:y2="4.391cm"><text:p/></draw:line><draw:line draw:style-name="gr153" draw:text-style-name="P70" svg:x1="4.247cm" svg:y1="4.284cm" svg:x2="4.314cm" svg:y2="4.361cm"><text:p/></draw:line><draw:line draw:style-name="gr153" draw:text-style-name="P70" svg:x1="4.278cm" svg:y1="4.257cm" svg:x2="4.346cm" svg:y2="4.333cm"><text:p/></draw:line><draw:line draw:style-name="gr153" draw:text-style-name="P70" svg:x1="4.31cm" svg:y1="4.228cm" svg:x2="4.379cm" svg:y2="4.302cm"><text:p/></draw:line><draw:line draw:style-name="gr153" draw:text-style-name="P70" svg:x1="4.34cm" svg:y1="4.199cm" svg:x2="4.411cm" svg:y2="4.272cm"><text:p/></draw:line><draw:line draw:style-name="gr153" draw:text-style-name="P70" svg:x1="4.371cm" svg:y1="4.169cm" svg:x2="4.443cm" svg:y2="4.241cm"><text:p/></draw:line><draw:line draw:style-name="gr153" draw:text-style-name="P70" svg:x1="4.401cm" svg:y1="4.139cm" svg:x2="4.474cm" svg:y2="4.21cm"><text:p/></draw:line><draw:line draw:style-name="gr153" draw:text-style-name="P70" svg:x1="4.429cm" svg:y1="4.108cm" svg:x2="4.503cm" svg:y2="4.177cm"><text:p/></draw:line><draw:line draw:style-name="gr153" draw:text-style-name="P70" svg:x1="4.458cm" svg:y1="4.073cm" svg:x2="4.534cm" svg:y2="4.141cm"><text:p/></draw:line><draw:line draw:style-name="gr153" draw:text-style-name="P70" svg:x1="4.487cm" svg:y1="4.043cm" svg:x2="4.564cm" svg:y2="4.11cm"><text:p/></draw:line><draw:line draw:style-name="gr153" draw:text-style-name="P70" svg:x1="4.514cm" svg:y1="4.011cm" svg:x2="4.592cm" svg:y2="4.077cm"><text:p/></draw:line><draw:line draw:style-name="gr153" draw:text-style-name="P70" svg:x1="4.541cm" svg:y1="3.976cm" svg:x2="4.62cm" svg:y2="4.04cm"><text:p/></draw:line><draw:line draw:style-name="gr153" draw:text-style-name="P70" svg:x1="4.568cm" svg:y1="3.945cm" svg:x2="4.648cm" svg:y2="4.008cm"><text:p/></draw:line><draw:line draw:style-name="gr153" draw:text-style-name="P70" svg:x1="4.594cm" svg:y1="3.909cm" svg:x2="4.675cm" svg:y2="3.97cm"><text:p/></draw:line><draw:line draw:style-name="gr153" draw:text-style-name="P70" svg:x1="4.618cm" svg:y1="3.877cm" svg:x2="4.7cm" svg:y2="3.937cm"><text:p/></draw:line><draw:line draw:style-name="gr153" draw:text-style-name="P70" svg:x1="4.645cm" svg:y1="3.842cm" svg:x2="4.729cm" svg:y2="3.901cm"><text:p/></draw:line><draw:line draw:style-name="gr153" draw:text-style-name="P70" svg:x1="4.668cm" svg:y1="3.807cm" svg:x2="4.753cm" svg:y2="3.864cm"><text:p/></draw:line><draw:line draw:style-name="gr153" draw:text-style-name="P70" svg:x1="4.692cm" svg:y1="3.771cm" svg:x2="4.778cm" svg:y2="3.827cm"><text:p/></draw:line><draw:line draw:style-name="gr153" draw:text-style-name="P70" svg:x1="4.715cm" svg:y1="3.736cm" svg:x2="4.802cm" svg:y2="3.79cm"><text:p/></draw:line><draw:line draw:style-name="gr153" draw:text-style-name="P70" svg:x1="4.737cm" svg:y1="3.699cm" svg:x2="4.824cm" svg:y2="3.751cm"><text:p/></draw:line><draw:line draw:style-name="gr153" draw:text-style-name="P70" svg:x1="4.759cm" svg:y1="3.662cm" svg:x2="4.847cm" svg:y2="3.713cm"><text:p/></draw:line><draw:line draw:style-name="gr153" draw:text-style-name="P70" svg:x1="4.78cm" svg:y1="3.625cm" svg:x2="4.869cm" svg:y2="3.674cm"><text:p/></draw:line><draw:line draw:style-name="gr153" draw:text-style-name="P70" svg:x1="4.801cm" svg:y1="3.588cm" svg:x2="4.891cm" svg:y2="3.636cm"><text:p/></draw:line><draw:line draw:style-name="gr153" draw:text-style-name="P70" svg:x1="4.819cm" svg:y1="3.55cm" svg:x2="4.91cm" svg:y2="3.596cm"><text:p/></draw:line><draw:line draw:style-name="gr153" draw:text-style-name="P70" svg:x1="4.839cm" svg:y1="3.512cm" svg:x2="4.931cm" svg:y2="3.557cm"><text:p/></draw:line><draw:line draw:style-name="gr153" draw:text-style-name="P70" svg:x1="4.858cm" svg:y1="3.474cm" svg:x2="4.95cm" svg:y2="3.517cm"><text:p/></draw:line><draw:line draw:style-name="gr153" draw:text-style-name="P70" svg:x1="4.875cm" svg:y1="3.431cm" svg:x2="4.968cm" svg:y2="3.472cm"><text:p/></draw:line><draw:line draw:style-name="gr153" draw:text-style-name="P70" svg:x1="4.892cm" svg:y1="3.395cm" svg:x2="4.986cm" svg:y2="3.435cm"><text:p/></draw:line><draw:line draw:style-name="gr153" draw:text-style-name="P70" svg:x1="4.908cm" svg:y1="3.356cm" svg:x2="5.002cm" svg:y2="3.394cm"><text:p/></draw:line><draw:line draw:style-name="gr153" draw:text-style-name="P70" svg:x1="4.925cm" svg:y1="3.317cm" svg:x2="5.02cm" svg:y2="3.354cm"><text:p/></draw:line><draw:line draw:style-name="gr153" draw:text-style-name="P70" svg:x1="4.939cm" svg:y1="3.274cm" svg:x2="5.035cm" svg:y2="3.309cm"><text:p/></draw:line><draw:line draw:style-name="gr153" draw:text-style-name="P70" svg:x1="4.953cm" svg:y1="3.237cm" svg:x2="5.049cm" svg:y2="3.27cm"><text:p/></draw:line><draw:line draw:style-name="gr153" draw:text-style-name="P70" svg:x1="4.967cm" svg:y1="3.196cm" svg:x2="5.064cm" svg:y2="3.228cm"><text:p/></draw:line><draw:line draw:style-name="gr153" draw:text-style-name="P70" svg:x1="4.979cm" svg:y1="3.154cm" svg:x2="5.076cm" svg:y2="3.184cm"><text:p/></draw:line><draw:line draw:style-name="gr153" draw:text-style-name="P70" svg:x1="4.992cm" svg:y1="3.114cm" svg:x2="5.09cm" svg:y2="3.142cm"><text:p/></draw:line><draw:line draw:style-name="gr153" draw:text-style-name="P70" svg:x1="5.003cm" svg:y1="3.073cm" svg:x2="5.101cm" svg:y2="3.099cm"><text:p/></draw:line><draw:line draw:style-name="gr153" draw:text-style-name="P70" svg:x1="5.013cm" svg:y1="3.032cm" svg:x2="5.112cm" svg:y2="3.056cm"><text:p/></draw:line><draw:line draw:style-name="gr153" draw:text-style-name="P70" svg:x1="5.025cm" svg:y1="2.99cm" svg:x2="5.124cm" svg:y2="3.013cm"><text:p/></draw:line><draw:line draw:style-name="gr153" draw:text-style-name="P70" svg:x1="5.033cm" svg:y1="2.949cm" svg:x2="5.133cm" svg:y2="2.97cm"><text:p/></draw:line><draw:line draw:style-name="gr153" draw:text-style-name="P70" svg:x1="5.041cm" svg:y1="2.907cm" svg:x2="5.141cm" svg:y2="2.926cm"><text:p/></draw:line><draw:line draw:style-name="gr153" draw:text-style-name="P70" svg:x1="5.049cm" svg:y1="2.863cm" svg:x2="5.149cm" svg:y2="2.881cm"><text:p/></draw:line><draw:line draw:style-name="gr153" draw:text-style-name="P70" svg:x1="5.056cm" svg:y1="2.823cm" svg:x2="5.157cm" svg:y2="2.839cm"><text:p/></draw:line><draw:line draw:style-name="gr153" draw:text-style-name="P70" svg:x1="5.063cm" svg:y1="2.78cm" svg:x2="5.164cm" svg:y2="2.794cm"><text:p/></draw:line><draw:line draw:style-name="gr153" draw:text-style-name="P70" svg:x1="5.069cm" svg:y1="2.736cm" svg:x2="5.17cm" svg:y2="2.748cm"><text:p/></draw:line><draw:line draw:style-name="gr153" draw:text-style-name="P70" svg:x1="5.073cm" svg:y1="2.697cm" svg:x2="5.174cm" svg:y2="2.708cm"><text:p/></draw:line><draw:line draw:style-name="gr153" draw:text-style-name="P70" svg:x1="5.077cm" svg:y1="2.653cm" svg:x2="5.178cm" svg:y2="2.662cm"><text:p/></draw:line><draw:line draw:style-name="gr153" draw:text-style-name="P70" svg:x1="5.08cm" svg:y1="2.609cm" svg:x2="5.182cm" svg:y2="2.616cm"><text:p/></draw:line><draw:line draw:style-name="gr153" draw:text-style-name="P70" svg:x1="5.082cm" svg:y1="2.568cm" svg:x2="5.184cm" svg:y2="2.573cm"><text:p/></draw:line><draw:line draw:style-name="gr153" draw:text-style-name="P70" svg:x1="5.085cm" svg:y1="2.526cm" svg:x2="5.187cm" svg:y2="2.53cm"><text:p/></draw:line><draw:line draw:style-name="gr153" draw:text-style-name="P70" svg:x1="5.086cm" svg:y1="2.482cm" svg:x2="5.188cm" svg:y2="2.484cm"><text:p/></draw:line></draw:g><draw:g draw:name="DrawObject9_5" draw:style-name="gr12"><draw:custom-shape draw:style-name="gr157" draw:text-style-name="P73" svg:width="0.858cm" svg:height="0.858cm" svg:x="2.212cm" svg:y="2.012cm"><text:p/><draw:enhanced-geometry draw:glue-point-type="segments" draw:type="mso-spt100" draw:modifiers="1.07015784498009 -45.976191443986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2.642cm" svg:y1="2.436cm" svg:x2="5.981cm" svg:y2="2.422cm"><text:p/></draw:line><draw:line draw:style-name="gr154" draw:text-style-name="P54" svg:x1="2.642cm" svg:y1="2.425cm" svg:x2="5.037cm" svg:y2="-0.106cm"><text:p/></draw:line></draw:g></draw:g></draw:g><draw:custom-shape text:anchor-type="char" draw:z-index="52" draw:name="Shape28_0" draw:style-name="gr158" draw:text-style-name="P66" svg:width="1.5cm" svg:height="1.001cm" svg:x="5.341cm" svg:y="0.46cm"><text:p text:style-name="P65"><text:span text:style-name="T49">a. </text:span><text:span text:style-name="T58">…..</text:span></text:p><draw:enhanced-geometry svg:viewBox="0 0 21600 21600" draw:mirror-horizontal="false" draw:mirror-vertical="false" draw:text-areas="800 800 20800 20800" draw:type="round-rectangular-callout" draw:modifiers="-6370.85781433608 17949.29577464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custom-shape text:anchor-type="char" draw:z-index="4" draw:name="Shape30_1" draw:style-name="gr158" draw:text-style-name="P66" svg:width="1.5cm" svg:height="1.001cm" svg:x="7.186cm" svg:y="0.388cm"><text:p text:style-name="P65"><text:span text:style-name="T49">b.</text:span><text:span text:style-name="T57"> </text:span><text:span text:style-name="T58">…..</text:span></text:p><draw:enhanced-geometry svg:viewBox="0 0 21600 21600" draw:mirror-horizontal="false" draw:mirror-vertical="false" draw:text-areas="800 800 20800 20800" draw:type="round-rectangular-callout" draw:modifiers="-1015.27614571093 31183.09859154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_5f_Paragraphe_20_livret_20_"><text:span text:style-name="_5f_pointillés_20_gris"/></text:p>
      <text:p text:style-name="_5f_Paragraphe_20_livret_20_"><draw:g text:anchor-type="paragraph" draw:z-index="50" draw:name="DrawObject9_6" draw:style-name="gr1"><draw:g draw:style-name="gr12"><draw:g draw:name="Forme1_4" draw:style-name="gr12"><draw:frame draw:style-name="gr148" draw:text-style-name="P67" svg:width="0.909cm" svg:height="0.5cm" draw:transform="rotate (-1.74567831784473) translate (8.05920833333333cm 2.78341666666667cm)"><draw:text-box><text:p text:style-name="P59"><text:span text:style-name="T59">350</text:span></text:p></draw:text-box></draw:frame><draw:frame draw:style-name="gr148" draw:text-style-name="P67" svg:width="0.909cm" svg:height="0.5cm" draw:transform="rotate (-1.92178203937096) translate (8.02745833333333cm 3.20322222222222cm)"><draw:text-box><text:p text:style-name="P59"><text:span text:style-name="T59">340</text:span></text:p></draw:text-box></draw:frame><draw:frame draw:style-name="gr149" draw:text-style-name="P68" svg:width="0.842cm" svg:height="0.459cm" draw:transform="rotate (-2.09160257559001) translate (7.91280555555556cm 3.63361111111111cm)"><draw:text-box><text:p text:style-name="P59"><text:span text:style-name="T60">330</text:span></text:p></draw:text-box></draw:frame><draw:frame draw:style-name="gr149" draw:text-style-name="P68" svg:width="0.842cm" svg:height="0.459cm" draw:transform="rotate (-2.26718269834063) translate (7.73288888888889cm 4.00755555555556cm)"><draw:text-box><text:p text:style-name="P59"><text:span text:style-name="T60">320</text:span></text:p></draw:text-box></draw:frame><draw:frame draw:style-name="gr149" draw:text-style-name="P68" svg:width="0.842cm" svg:height="0.459cm" draw:transform="rotate (-2.44346095279206) translate (7.50005555555556cm 4.34798611111111cm)"><draw:text-box><text:p text:style-name="P59"><text:span text:style-name="T60">310</text:span></text:p></draw:text-box></draw:frame><draw:frame draw:style-name="gr149" draw:text-style-name="P68" svg:width="0.842cm" svg:height="0.459cm" draw:transform="rotate (-2.61973920724349) translate (7.21077777777778cm 4.64784722222222cm)"><draw:text-box><text:p text:style-name="P59"><text:span text:style-name="T60">300</text:span></text:p></draw:text-box></draw:frame><draw:frame draw:style-name="gr149" draw:text-style-name="P68" svg:width="0.842cm" svg:height="0.459cm" draw:transform="rotate (-2.79130507271453) translate (6.87211111111111cm 4.88244444444444cm)"><draw:text-box><text:p text:style-name="P59"><text:span text:style-name="T60">290</text:span></text:p></draw:text-box></draw:frame><draw:frame draw:style-name="gr149" draw:text-style-name="P68" svg:width="0.842cm" svg:height="0.459cm" draw:transform="rotate (-2.96671066253996) translate (6.49640277777778cm 5.06059722222222cm)"><draw:text-box><text:p text:style-name="P59"><text:span text:style-name="T60">280</text:span></text:p></draw:text-box></draw:frame><draw:frame draw:style-name="gr149" draw:text-style-name="P68" svg:width="0.842cm" svg:height="0.459cm" draw:transform="rotate (-3.14159265358979) translate (6.09247222222222cm 5.16995833333333cm)"><draw:text-box><text:p text:style-name="P59"><text:span text:style-name="T60">270</text:span></text:p></draw:text-box></draw:frame><draw:frame draw:style-name="gr149" draw:text-style-name="P68" svg:width="0.842cm" svg:height="0.459cm" draw:transform="rotate (2.96671066253996) translate (5.68501388888889cm 5.207cm)"><draw:text-box><text:p text:style-name="P59"><text:span text:style-name="T60">260</text:span></text:p></draw:text-box></draw:frame><draw:frame draw:style-name="gr149" draw:text-style-name="P68" svg:width="0.842cm" svg:height="0.459cm" draw:transform="rotate (2.79130507271453) translate (5.26520833333333cm 5.17172222222222cm)"><draw:text-box><text:p text:style-name="P59"><text:span text:style-name="T60">250</text:span></text:p></draw:text-box></draw:frame><draw:frame draw:style-name="gr149" draw:text-style-name="P68" svg:width="0.842cm" svg:height="0.459cm" draw:transform="rotate (2.62270626697188) translate (4.86127777777778cm 5.06588888888889cm)"><draw:text-box><text:p text:style-name="P59"><text:span text:style-name="T60">240</text:span></text:p></draw:text-box></draw:frame><draw:frame draw:style-name="gr149" draw:text-style-name="P68" svg:width="0.842cm" svg:height="0.459cm" draw:transform="rotate (2.44520628204406) translate (4.48909722222222cm 4.88773611111111cm)"><draw:text-box><text:p text:style-name="P59"><text:span text:style-name="T60">230</text:span></text:p></draw:text-box></draw:frame><draw:frame draw:style-name="gr149" draw:text-style-name="P68" svg:width="0.842cm" svg:height="0.459cm" draw:transform="rotate (2.26718269834063) translate (4.14866666666667cm 4.65313888888889cm)"><draw:text-box><text:p text:style-name="P59"><text:span text:style-name="T60">220</text:span></text:p></draw:text-box></draw:frame><draw:frame draw:style-name="gr149" draw:text-style-name="P68" svg:width="0.842cm" svg:height="0.459cm" draw:transform="rotate (2.08968271341281) translate (3.85409722222222cm 4.35680555555556cm)"><draw:text-box><text:p text:style-name="P59"><text:span text:style-name="T60">210</text:span></text:p></draw:text-box></draw:frame><draw:frame draw:style-name="gr149" draw:text-style-name="P68" svg:width="0.842cm" svg:height="0.459cm" draw:transform="rotate (1.92178203937096) translate (3.61420833333333cm 4.02166666666667cm)"><draw:text-box><text:p text:style-name="P59"><text:span text:style-name="T60">200</text:span></text:p></draw:text-box></draw:frame><draw:frame draw:style-name="gr149" draw:text-style-name="P68" svg:width="0.842cm" svg:height="0.459cm" draw:transform="rotate (1.74567831784473) translate (3.44134722222222cm 3.64772222222222cm)"><draw:text-box><text:p text:style-name="P59"><text:span text:style-name="T60">190</text:span></text:p></draw:text-box></draw:frame><draw:frame draw:style-name="gr149" draw:text-style-name="P68" svg:width="0.842cm" svg:height="0.459cm" draw:transform="rotate (1.5707963267949) translate (3.33198611111111cm 3.24555555555556cm)"><draw:text-box><text:p text:style-name="P59"><text:span text:style-name="T60">180</text:span></text:p></draw:text-box></draw:frame><draw:frame draw:style-name="gr149" draw:text-style-name="P68" svg:width="0.842cm" svg:height="0.459cm" draw:transform="rotate (1.39591433574506) translate (3.29494444444444cm 2.83104166666667cm)"><draw:text-box><text:p text:style-name="P59"><text:span text:style-name="T60">170</text:span></text:p></draw:text-box></draw:frame><draw:frame draw:style-name="gr149" draw:text-style-name="P68" svg:width="0.842cm" svg:height="0.459cm" draw:transform="rotate (1.22050874591963) translate (3.33198611111111cm 2.41829166666667cm)"><draw:text-box><text:p text:style-name="P59"><text:span text:style-name="T60">160</text:span></text:p></draw:text-box></draw:frame><draw:frame draw:style-name="gr149" draw:text-style-name="P68" svg:width="0.842cm" svg:height="0.459cm" draw:transform="rotate (1.0459758207202) translate (3.43252777777778cm 2.01788888888889cm)"><draw:text-box><text:p text:style-name="P59"><text:span text:style-name="T60">150</text:span></text:p></draw:text-box></draw:frame><draw:frame draw:style-name="gr149" draw:text-style-name="P68" svg:width="0.842cm" svg:height="0.459cm" draw:transform="rotate (0.874409955249159) translate (3.61068055555556cm 1.63865277777778cm)"><draw:text-box><text:p text:style-name="P59"><text:span text:style-name="T60">140</text:span></text:p></draw:text-box></draw:frame><draw:frame draw:style-name="gr149" draw:text-style-name="P68" svg:width="0.842cm" svg:height="0.459cm" draw:transform="rotate (0.693244778892148) translate (3.84351388888889cm 1.29998611111111cm)"><draw:text-box><text:p text:style-name="P59"><text:span text:style-name="T60">130</text:span></text:p></draw:text-box></draw:frame><draw:frame draw:style-name="gr149" draw:text-style-name="P68" svg:width="0.842cm" svg:height="0.459cm" draw:transform="rotate (0.520806248795108) translate (4.13808333333333cm 1.00718055555556cm)"><draw:text-box><text:p text:style-name="P59"><text:span text:style-name="T60">120</text:span></text:p></draw:text-box></draw:frame><draw:frame draw:style-name="gr149" draw:text-style-name="P68" svg:width="0.842cm" svg:height="0.459cm" draw:transform="rotate (0.352381975977655) translate (4.47498611111111cm 0.769055555555556cm)"><draw:text-box><text:p text:style-name="P59"><text:span text:style-name="T60">110</text:span></text:p></draw:text-box></draw:frame><draw:frame draw:style-name="gr149" draw:text-style-name="P68" svg:width="0.842cm" svg:height="0.459cm" draw:transform="rotate (0.177150919077424) translate (4.85598611111111cm 0.594430555555556cm)"><draw:text-box><text:p text:style-name="P59"><text:span text:style-name="T60">100</text:span></text:p></draw:text-box></draw:frame><draw:frame draw:style-name="gr150" draw:text-style-name="P68" svg:width="0.729cm" svg:height="0.459cm" svg:x="5.31cm" svg:y="0.486cm"><draw:text-box><text:p text:style-name="P59"><text:span text:style-name="T60">90</text:span></text:p></draw:text-box></draw:frame><draw:frame draw:style-name="gr150" draw:text-style-name="P68" svg:width="0.729cm" svg:height="0.459cm" draw:transform="rotate (-0.174009326423835) translate (5.72029166666667cm 0.455083333333333cm)"><draw:text-box><text:p text:style-name="P59"><text:span text:style-name="T60">80</text:span></text:p></draw:text-box></draw:frame><draw:frame draw:style-name="gr150" draw:text-style-name="P68" svg:width="0.729cm" svg:height="0.459cm" draw:transform="rotate (-0.34784411992247) translate (6.13304166666667cm 0.499180555555556cm)"><draw:text-box><text:p text:style-name="P59"><text:span text:style-name="T60">70</text:span></text:p></draw:text-box></draw:frame><draw:frame draw:style-name="gr150" draw:text-style-name="P68" svg:width="0.729cm" svg:height="0.459cm" draw:transform="rotate (-0.521329847570707) translate (6.52815277777778cm 0.612069444444444cm)"><draw:text-box><text:p text:style-name="P59"><text:span text:style-name="T60">60</text:span></text:p></draw:text-box></draw:frame><draw:frame draw:style-name="gr150" draw:text-style-name="P68" svg:width="0.729cm" svg:height="0.459cm" draw:transform="rotate (-0.69568823984494) translate (6.89856944444444cm 0.799041666666667cm)"><draw:text-box><text:p text:style-name="P59"><text:span text:style-name="T60">50</text:span></text:p></draw:text-box></draw:frame><draw:frame draw:style-name="gr150" draw:text-style-name="P68" svg:width="0.729cm" svg:height="0.459cm" draw:transform="rotate (-0.869523033343575) translate (7.23194444444444cm 1.04422222222222cm)"><draw:text-box><text:p text:style-name="P59"><text:span text:style-name="T60">40</text:span></text:p></draw:text-box></draw:frame><draw:frame draw:style-name="gr150" draw:text-style-name="P68" svg:width="0.729cm" svg:height="0.459cm" draw:transform="rotate (-1.045801287795) translate (7.52298611111111cm 1.34408333333333cm)"><draw:text-box><text:p text:style-name="P59"><text:span text:style-name="T60">30</text:span></text:p></draw:text-box></draw:frame><draw:frame draw:style-name="gr150" draw:text-style-name="P68" svg:width="0.729cm" svg:height="0.459cm" draw:transform="rotate (-1.22295220687243) translate (7.75229166666667cm 1.68098611111111cm)"><draw:text-box><text:p text:style-name="P59"><text:span text:style-name="T60">20</text:span></text:p></draw:text-box></draw:frame><draw:frame draw:style-name="gr150" draw:text-style-name="P68" svg:width="0.729cm" svg:height="0.459cm" draw:transform="rotate (-1.39626340159546) translate (7.91456944444444cm 2.06198611111111cm)"><draw:text-box><text:p text:style-name="P59"><text:span text:style-name="T60">10</text:span></text:p></draw:text-box></draw:frame><draw:circle draw:style-name="gr151" draw:text-style-name="P69" svg:width="5.093cm" svg:height="5.093cm" svg:x="3.128cm" svg:y="0.282cm"><text:p/></draw:circle><draw:line draw:style-name="gr152" draw:text-style-name="P70" svg:x1="5.468cm" svg:y1="2.824cm" svg:x2="8.218cm" svg:y2="2.824cm"><text:p/></draw:line><draw:line draw:style-name="gr152" draw:text-style-name="P70" svg:x1="5.672cm" svg:y1="2.622cm" svg:x2="5.672cm" svg:y2="3.029cm"><text:p/></draw:line><draw:line draw:style-name="gr152" draw:text-style-name="P70" svg:x1="5.672cm" svg:y1="1.908cm" svg:x2="5.672cm" svg:y2="1.195cm"><text:p/></draw:line><draw:line draw:style-name="gr152" draw:text-style-name="P70" svg:x1="5.672cm" svg:y1="4.456cm" svg:x2="5.672cm" svg:y2="3.743cm"><text:p/></draw:line><draw:line draw:style-name="gr152" draw:text-style-name="P70" svg:x1="4.754cm" svg:y1="2.824cm" svg:x2="4.041cm" svg:y2="2.824cm"><text:p/></draw:line><draw:line draw:style-name="gr152" draw:text-style-name="P70" svg:x1="7.929cm" svg:y1="2.427cm" svg:x2="8.18cm" svg:y2="2.383cm"><text:p/></draw:line><draw:line draw:style-name="gr152" draw:text-style-name="P70" svg:x1="7.83cm" svg:y1="2.044cm" svg:x2="8.069cm" svg:y2="1.957cm"><text:p/></draw:line><draw:line draw:style-name="gr152" draw:text-style-name="P70" svg:x1="7.657cm" svg:y1="1.681cm" svg:x2="7.877cm" svg:y2="1.554cm"><text:p/></draw:line><draw:line draw:style-name="gr152" draw:text-style-name="P70" svg:x1="7.426cm" svg:y1="1.35cm" svg:x2="7.621cm" svg:y2="1.187cm"><text:p/></draw:line><draw:line draw:style-name="gr152" draw:text-style-name="P70" svg:x1="7.146cm" svg:y1="1.069cm" svg:x2="7.309cm" svg:y2="0.874cm"><text:p/></draw:line><draw:line draw:style-name="gr152" draw:text-style-name="P70" svg:x1="6.821cm" svg:y1="0.84cm" svg:x2="6.948cm" svg:y2="0.62cm"><text:p/></draw:line><draw:line draw:style-name="gr152" draw:text-style-name="P70" svg:x1="6.454cm" svg:y1="0.672cm" svg:x2="6.541cm" svg:y2="0.433cm"><text:p/></draw:line><draw:line draw:style-name="gr152" draw:text-style-name="P70" svg:x1="6.07cm" svg:y1="0.571cm" svg:x2="6.114cm" svg:y2="0.32cm"><text:p/></draw:line><draw:line draw:style-name="gr152" draw:text-style-name="P70" svg:x1="5.672cm" svg:y1="0.536cm" svg:x2="5.672cm" svg:y2="0.281cm"><text:p/></draw:line><draw:line draw:style-name="gr152" draw:text-style-name="P70" svg:x1="5.274cm" svg:y1="0.571cm" svg:x2="5.23cm" svg:y2="0.32cm"><text:p/></draw:line><draw:line draw:style-name="gr152" draw:text-style-name="P70" svg:x1="4.89cm" svg:y1="0.672cm" svg:x2="4.803cm" svg:y2="0.433cm"><text:p/></draw:line><draw:line draw:style-name="gr152" draw:text-style-name="P70" svg:x1="4.528cm" svg:y1="0.84cm" svg:x2="4.401cm" svg:y2="0.62cm"><text:p/></draw:line><draw:line draw:style-name="gr152" draw:text-style-name="P70" svg:x1="4.197cm" svg:y1="1.069cm" svg:x2="4.034cm" svg:y2="0.874cm"><text:p/></draw:line><draw:line draw:style-name="gr152" draw:text-style-name="P70" svg:x1="3.915cm" svg:y1="1.35cm" svg:x2="3.72cm" svg:y2="1.187cm"><text:p/></draw:line><draw:line draw:style-name="gr152" draw:text-style-name="P70" svg:x1="3.686cm" svg:y1="1.681cm" svg:x2="3.466cm" svg:y2="1.554cm"><text:p/></draw:line><draw:line draw:style-name="gr152" draw:text-style-name="P70" svg:x1="3.518cm" svg:y1="2.044cm" svg:x2="3.279cm" svg:y2="1.957cm"><text:p/></draw:line><draw:line draw:style-name="gr152" draw:text-style-name="P70" svg:x1="3.419cm" svg:y1="2.427cm" svg:x2="3.168cm" svg:y2="2.383cm"><text:p/></draw:line><draw:line draw:style-name="gr152" draw:text-style-name="P70" svg:x1="3.381cm" svg:y1="2.824cm" svg:x2="3.126cm" svg:y2="2.824cm"><text:p/></draw:line><draw:line draw:style-name="gr152" draw:text-style-name="P70" svg:x1="3.419cm" svg:y1="3.225cm" svg:x2="3.168cm" svg:y2="3.269cm"><text:p/></draw:line><draw:line draw:style-name="gr152" draw:text-style-name="P70" svg:x1="3.518cm" svg:y1="3.608cm" svg:x2="3.279cm" svg:y2="3.695cm"><text:p/></draw:line><draw:line draw:style-name="gr152" draw:text-style-name="P70" svg:x1="3.686cm" svg:y1="3.974cm" svg:x2="3.466cm" svg:y2="4.101cm"><text:p/></draw:line><draw:line draw:style-name="gr152" draw:text-style-name="P70" svg:x1="3.915cm" svg:y1="4.301cm" svg:x2="3.72cm" svg:y2="4.464cm"><text:p/></draw:line><draw:line draw:style-name="gr152" draw:text-style-name="P70" svg:x1="4.197cm" svg:y1="4.579cm" svg:x2="4.034cm" svg:y2="4.774cm"><text:p/></draw:line><draw:line draw:style-name="gr152" draw:text-style-name="P70" svg:x1="4.528cm" svg:y1="4.811cm" svg:x2="4.401cm" svg:y2="5.031cm"><text:p/></draw:line><draw:line draw:style-name="gr152" draw:text-style-name="P70" svg:x1="4.89cm" svg:y1="4.981cm" svg:x2="4.803cm" svg:y2="5.22cm"><text:p/></draw:line><draw:line draw:style-name="gr152" draw:text-style-name="P70" svg:x1="5.274cm" svg:y1="5.085cm" svg:x2="5.23cm" svg:y2="5.336cm"><text:p/></draw:line><draw:line draw:style-name="gr152" draw:text-style-name="P70" svg:x1="5.672cm" svg:y1="5.117cm" svg:x2="5.672cm" svg:y2="5.372cm"><text:p/></draw:line><draw:line draw:style-name="gr152" draw:text-style-name="P70" svg:x1="6.07cm" svg:y1="5.085cm" svg:x2="6.114cm" svg:y2="5.336cm"><text:p/></draw:line><draw:line draw:style-name="gr152" draw:text-style-name="P70" svg:x1="6.454cm" svg:y1="4.981cm" svg:x2="6.541cm" svg:y2="5.22cm"><text:p/></draw:line><draw:line draw:style-name="gr152" draw:text-style-name="P70" svg:x1="6.821cm" svg:y1="4.811cm" svg:x2="6.948cm" svg:y2="5.031cm"><text:p/></draw:line><draw:line draw:style-name="gr152" draw:text-style-name="P70" svg:x1="7.146cm" svg:y1="4.579cm" svg:x2="7.309cm" svg:y2="4.774cm"><text:p/></draw:line><draw:line draw:style-name="gr152" draw:text-style-name="P70" svg:x1="7.426cm" svg:y1="4.301cm" svg:x2="7.621cm" svg:y2="4.464cm"><text:p/></draw:line><draw:line draw:style-name="gr152" draw:text-style-name="P70" svg:x1="7.657cm" svg:y1="3.974cm" svg:x2="7.877cm" svg:y2="4.101cm"><text:p/></draw:line><draw:line draw:style-name="gr152" draw:text-style-name="P70" svg:x1="7.83cm" svg:y1="3.608cm" svg:x2="8.069cm" svg:y2="3.695cm"><text:p/></draw:line><draw:line draw:style-name="gr152" draw:text-style-name="P70" svg:x1="7.929cm" svg:y1="3.225cm" svg:x2="8.18cm" svg:y2="3.269cm"><text:p/></draw:line><draw:line draw:style-name="gr153" draw:text-style-name="P70" svg:x1="8.056cm" svg:y1="2.618cm" svg:x2="8.208cm" svg:y2="2.605cm"><text:p/></draw:line><draw:line draw:style-name="gr153" draw:text-style-name="P70" svg:x1="7.985cm" svg:y1="2.206cm" svg:x2="8.133cm" svg:y2="2.166cm"><text:p/></draw:line><draw:line draw:style-name="gr153" draw:text-style-name="P70" svg:x1="7.844cm" svg:y1="1.813cm" svg:x2="7.983cm" svg:y2="1.748cm"><text:p/></draw:line><draw:line draw:style-name="gr153" draw:text-style-name="P70" svg:x1="7.634cm" svg:y1="1.455cm" svg:x2="7.759cm" svg:y2="1.367cm"><text:p/></draw:line><draw:line draw:style-name="gr153" draw:text-style-name="P70" svg:x1="7.366cm" svg:y1="1.131cm" svg:x2="7.474cm" svg:y2="1.023cm"><text:p/></draw:line><draw:line draw:style-name="gr153" draw:text-style-name="P70" svg:x1="7.045cm" svg:y1="0.864cm" svg:x2="7.133cm" svg:y2="0.739cm"><text:p/></draw:line><draw:line draw:style-name="gr153" draw:text-style-name="P70" svg:x1="6.687cm" svg:y1="0.659cm" svg:x2="6.752cm" svg:y2="0.52cm"><text:p/></draw:line><draw:line draw:style-name="gr153" draw:text-style-name="P70" svg:x1="6.29cm" svg:y1="0.514cm" svg:x2="6.33cm" svg:y2="0.366cm"><text:p/></draw:line><draw:line draw:style-name="gr153" draw:text-style-name="P70" svg:x1="5.879cm" svg:y1="0.443cm" svg:x2="5.892cm" svg:y2="0.291cm"><text:p/></draw:line><draw:line draw:style-name="gr153" draw:text-style-name="P70" svg:x1="5.467cm" svg:y1="0.443cm" svg:x2="5.454cm" svg:y2="0.291cm"><text:p/></draw:line><draw:line draw:style-name="gr153" draw:text-style-name="P70" svg:x1="5.053cm" svg:y1="0.514cm" svg:x2="5.013cm" svg:y2="0.366cm"><text:p/></draw:line><draw:line draw:style-name="gr153" draw:text-style-name="P70" svg:x1="4.66cm" svg:y1="0.659cm" svg:x2="4.595cm" svg:y2="0.52cm"><text:p/></draw:line><draw:line draw:style-name="gr153" draw:text-style-name="P70" svg:x1="4.302cm" svg:y1="0.864cm" svg:x2="4.214cm" svg:y2="0.739cm"><text:p/></draw:line><draw:line draw:style-name="gr153" draw:text-style-name="P70" svg:x1="3.978cm" svg:y1="1.131cm" svg:x2="3.87cm" svg:y2="1.023cm"><text:p/></draw:line><draw:line draw:style-name="gr153" draw:text-style-name="P70" svg:x1="3.711cm" svg:y1="1.455cm" svg:x2="3.586cm" svg:y2="1.367cm"><text:p/></draw:line><draw:line draw:style-name="gr153" draw:text-style-name="P70" svg:x1="3.501cm" svg:y1="1.813cm" svg:x2="3.362cm" svg:y2="1.748cm"><text:p/></draw:line><draw:line draw:style-name="gr153" draw:text-style-name="P70" svg:x1="3.36cm" svg:y1="2.206cm" svg:x2="3.212cm" svg:y2="2.166cm"><text:p/></draw:line><draw:line draw:style-name="gr153" draw:text-style-name="P70" svg:x1="3.29cm" svg:y1="2.618cm" svg:x2="3.138cm" svg:y2="2.605cm"><text:p/></draw:line><draw:line draw:style-name="gr153" draw:text-style-name="P70" svg:x1="3.29cm" svg:y1="3.033cm" svg:x2="3.138cm" svg:y2="3.046cm"><text:p/></draw:line><draw:line draw:style-name="gr153" draw:text-style-name="P70" svg:x1="3.36cm" svg:y1="3.443cm" svg:x2="3.212cm" svg:y2="3.483cm"><text:p/></draw:line><draw:line draw:style-name="gr153" draw:text-style-name="P70" svg:x1="3.501cm" svg:y1="3.839cm" svg:x2="3.362cm" svg:y2="3.904cm"><text:p/></draw:line><draw:line draw:style-name="gr153" draw:text-style-name="P70" svg:x1="3.711cm" svg:y1="4.198cm" svg:x2="3.586cm" svg:y2="4.286cm"><text:p/></draw:line><draw:line draw:style-name="gr153" draw:text-style-name="P70" svg:x1="3.978cm" svg:y1="4.519cm" svg:x2="3.87cm" svg:y2="4.627cm"><text:p/></draw:line><draw:line draw:style-name="gr153" draw:text-style-name="P70" svg:x1="4.302cm" svg:y1="4.789cm" svg:x2="4.214cm" svg:y2="4.914cm"><text:p/></draw:line><draw:line draw:style-name="gr153" draw:text-style-name="P70" svg:x1="4.66cm" svg:y1="4.997cm" svg:x2="4.595cm" svg:y2="5.136cm"><text:p/></draw:line><draw:line draw:style-name="gr153" draw:text-style-name="P70" svg:x1="5.053cm" svg:y1="5.14cm" svg:x2="5.013cm" svg:y2="5.288cm"><text:p/></draw:line><draw:line draw:style-name="gr153" draw:text-style-name="P70" svg:x1="5.467cm" svg:y1="5.212cm" svg:x2="5.454cm" svg:y2="5.364cm"><text:p/></draw:line><draw:line draw:style-name="gr153" draw:text-style-name="P70" svg:x1="5.879cm" svg:y1="5.212cm" svg:x2="5.892cm" svg:y2="5.364cm"><text:p/></draw:line><draw:line draw:style-name="gr153" draw:text-style-name="P70" svg:x1="6.29cm" svg:y1="5.14cm" svg:x2="6.33cm" svg:y2="5.288cm"><text:p/></draw:line><draw:line draw:style-name="gr153" draw:text-style-name="P70" svg:x1="6.687cm" svg:y1="4.997cm" svg:x2="6.752cm" svg:y2="5.136cm"><text:p/></draw:line><draw:line draw:style-name="gr153" draw:text-style-name="P70" svg:x1="7.045cm" svg:y1="4.789cm" svg:x2="7.133cm" svg:y2="4.914cm"><text:p/></draw:line><draw:line draw:style-name="gr153" draw:text-style-name="P70" svg:x1="7.366cm" svg:y1="4.519cm" svg:x2="7.474cm" svg:y2="4.627cm"><text:p/></draw:line><draw:line draw:style-name="gr153" draw:text-style-name="P70" svg:x1="7.634cm" svg:y1="4.198cm" svg:x2="7.759cm" svg:y2="4.286cm"><text:p/></draw:line><draw:line draw:style-name="gr153" draw:text-style-name="P70" svg:x1="7.844cm" svg:y1="3.839cm" svg:x2="7.983cm" svg:y2="3.904cm"><text:p/></draw:line><draw:line draw:style-name="gr153" draw:text-style-name="P70" svg:x1="7.985cm" svg:y1="3.443cm" svg:x2="8.133cm" svg:y2="3.483cm"><text:p/></draw:line><draw:line draw:style-name="gr153" draw:text-style-name="P70" svg:x1="8.056cm" svg:y1="3.033cm" svg:x2="8.208cm" svg:y2="3.046cm"><text:p/></draw:line><draw:line draw:style-name="gr153" draw:text-style-name="P70" svg:x1="8.116cm" svg:y1="2.785cm" svg:x2="8.218cm" svg:y2="2.783cm"><text:p/></draw:line><draw:line draw:style-name="gr153" draw:text-style-name="P70" svg:x1="8.115cm" svg:y1="2.738cm" svg:x2="8.217cm" svg:y2="2.734cm"><text:p/></draw:line><draw:line draw:style-name="gr153" draw:text-style-name="P70" svg:x1="8.112cm" svg:y1="2.699cm" svg:x2="8.214cm" svg:y2="2.694cm"><text:p/></draw:line><draw:line draw:style-name="gr153" draw:text-style-name="P70" svg:x1="8.112cm" svg:y1="2.657cm" svg:x2="8.214cm" svg:y2="2.65cm"><text:p/></draw:line><draw:line draw:style-name="gr153" draw:text-style-name="P70" svg:x1="8.105cm" svg:y1="2.615cm" svg:x2="8.206cm" svg:y2="2.606cm"><text:p/></draw:line><draw:line draw:style-name="gr153" draw:text-style-name="P70" svg:x1="8.105cm" svg:y1="2.573cm" svg:x2="8.206cm" svg:y2="2.562cm"><text:p/></draw:line><draw:line draw:style-name="gr153" draw:text-style-name="P70" svg:x1="8.098cm" svg:y1="2.529cm" svg:x2="8.199cm" svg:y2="2.517cm"><text:p/></draw:line><draw:line draw:style-name="gr153" draw:text-style-name="P70" svg:x1="8.091cm" svg:y1="2.487cm" svg:x2="8.192cm" svg:y2="2.473cm"><text:p/></draw:line><draw:line draw:style-name="gr153" draw:text-style-name="P70" svg:x1="8.086cm" svg:y1="2.443cm" svg:x2="8.187cm" svg:y2="2.427cm"><text:p/></draw:line><draw:line draw:style-name="gr153" draw:text-style-name="P70" svg:x1="8.079cm" svg:y1="2.401cm" svg:x2="8.179cm" svg:y2="2.383cm"><text:p/></draw:line><draw:line draw:style-name="gr153" draw:text-style-name="P70" svg:x1="8.071cm" svg:y1="2.361cm" svg:x2="8.171cm" svg:y2="2.342cm"><text:p/></draw:line><draw:line draw:style-name="gr153" draw:text-style-name="P70" svg:x1="8.061cm" svg:y1="2.319cm" svg:x2="8.161cm" svg:y2="2.298cm"><text:p/></draw:line><draw:line draw:style-name="gr153" draw:text-style-name="P70" svg:x1="8.055cm" svg:y1="2.278cm" svg:x2="8.154cm" svg:y2="2.255cm"><text:p/></draw:line><draw:line draw:style-name="gr153" draw:text-style-name="P70" svg:x1="8.045cm" svg:y1="2.235cm" svg:x2="8.144cm" svg:y2="2.211cm"><text:p/></draw:line><draw:line draw:style-name="gr153" draw:text-style-name="P70" svg:x1="8.031cm" svg:y1="2.192cm" svg:x2="8.129cm" svg:y2="2.166cm"><text:p/></draw:line><draw:line draw:style-name="gr153" draw:text-style-name="P70" svg:x1="8.024cm" svg:y1="2.154cm" svg:x2="8.122cm" svg:y2="2.126cm"><text:p/></draw:line><draw:line draw:style-name="gr153" draw:text-style-name="P70" svg:x1="8.008cm" svg:y1="2.114cm" svg:x2="8.105cm" svg:y2="2.084cm"><text:p/></draw:line><draw:line draw:style-name="gr153" draw:text-style-name="P70" svg:x1="8.001cm" svg:y1="2.071cm" svg:x2="8.098cm" svg:y2="2.039cm"><text:p/></draw:line><draw:line draw:style-name="gr153" draw:text-style-name="P70" svg:x1="7.985cm" svg:y1="2.032cm" svg:x2="8.081cm" svg:y2="1.999cm"><text:p/></draw:line><draw:line draw:style-name="gr153" draw:text-style-name="P70" svg:x1="7.971cm" svg:y1="1.992cm" svg:x2="8.067cm" svg:y2="1.957cm"><text:p/></draw:line><draw:line draw:style-name="gr153" draw:text-style-name="P70" svg:x1="7.957cm" svg:y1="1.949cm" svg:x2="8.052cm" svg:y2="1.912cm"><text:p/></draw:line><draw:line draw:style-name="gr153" draw:text-style-name="P70" svg:x1="7.938cm" svg:y1="1.912cm" svg:x2="8.032cm" svg:y2="1.874cm"><text:p/></draw:line><draw:line draw:style-name="gr153" draw:text-style-name="P70" svg:x1="7.922cm" svg:y1="1.87cm" svg:x2="8.016cm" svg:y2="1.83cm"><text:p/></draw:line><draw:line draw:style-name="gr153" draw:text-style-name="P70" svg:x1="7.904cm" svg:y1="1.833cm" svg:x2="7.997cm" svg:y2="1.792cm"><text:p/></draw:line><draw:line draw:style-name="gr153" draw:text-style-name="P70" svg:x1="7.888cm" svg:y1="1.791cm" svg:x2="7.98cm" svg:y2="1.748cm"><text:p/></draw:line><draw:line draw:style-name="gr153" draw:text-style-name="P70" svg:x1="7.867cm" svg:y1="1.756cm" svg:x2="7.959cm" svg:y2="1.711cm"><text:p/></draw:line><draw:line draw:style-name="gr153" draw:text-style-name="P70" svg:x1="7.851cm" svg:y1="1.717cm" svg:x2="7.942cm" svg:y2="1.671cm"><text:p/></draw:line><draw:line draw:style-name="gr153" draw:text-style-name="P70" svg:x1="7.831cm" svg:y1="1.676cm" svg:x2="7.921cm" svg:y2="1.628cm"><text:p/></draw:line><draw:line draw:style-name="gr153" draw:text-style-name="P70" svg:x1="7.81cm" svg:y1="1.64cm" svg:x2="7.899cm" svg:y2="1.591cm"><text:p/></draw:line><draw:line draw:style-name="gr153" draw:text-style-name="P70" svg:x1="7.791cm" svg:y1="1.605cm" svg:x2="7.879cm" svg:y2="1.554cm"><text:p/></draw:line><draw:line draw:style-name="gr153" draw:text-style-name="P70" svg:x1="7.77cm" svg:y1="1.568cm" svg:x2="7.857cm" svg:y2="1.516cm"><text:p/></draw:line><draw:line draw:style-name="gr153" draw:text-style-name="P70" svg:x1="7.747cm" svg:y1="1.533cm" svg:x2="7.834cm" svg:y2="1.479cm"><text:p/></draw:line><draw:line draw:style-name="gr153" draw:text-style-name="P70" svg:x1="7.724cm" svg:y1="1.497cm" svg:x2="7.81cm" svg:y2="1.441cm"><text:p/></draw:line><draw:line draw:style-name="gr153" draw:text-style-name="P70" svg:x1="7.698cm" svg:y1="1.461cm" svg:x2="7.783cm" svg:y2="1.404cm"><text:p/></draw:line><draw:line draw:style-name="gr153" draw:text-style-name="P70" svg:x1="7.675cm" svg:y1="1.426cm" svg:x2="7.759cm" svg:y2="1.367cm"><text:p/></draw:line><draw:line draw:style-name="gr153" draw:text-style-name="P70" svg:x1="7.65cm" svg:y1="1.39cm" svg:x2="7.732cm" svg:y2="1.33cm"><text:p/></draw:line><draw:line draw:style-name="gr153" draw:text-style-name="P70" svg:x1="7.624cm" svg:y1="1.358cm" svg:x2="7.705cm" svg:y2="1.297cm"><text:p/></draw:line><draw:line draw:style-name="gr153" draw:text-style-name="P70" svg:x1="7.597cm" svg:y1="1.323cm" svg:x2="7.677cm" svg:y2="1.26cm"><text:p/></draw:line><draw:line draw:style-name="gr153" draw:text-style-name="P70" svg:x1="7.571cm" svg:y1="1.289cm" svg:x2="7.65cm" svg:y2="1.225cm"><text:p/></draw:line><draw:line draw:style-name="gr153" draw:text-style-name="P70" svg:x1="7.546cm" svg:y1="1.253cm" svg:x2="7.624cm" svg:y2="1.187cm"><text:p/></draw:line><draw:line draw:style-name="gr153" draw:text-style-name="P70" svg:x1="7.516cm" svg:y1="1.224cm" svg:x2="7.593cm" svg:y2="1.157cm"><text:p/></draw:line><draw:line draw:style-name="gr153" draw:text-style-name="P70" svg:x1="7.486cm" svg:y1="1.188cm" svg:x2="7.562cm" svg:y2="1.12cm"><text:p/></draw:line><draw:line draw:style-name="gr153" draw:text-style-name="P70" svg:x1="7.463cm" svg:y1="1.159cm" svg:x2="7.537cm" svg:y2="1.09cm"><text:p/></draw:line><draw:line draw:style-name="gr153" draw:text-style-name="P70" svg:x1="7.433cm" svg:y1="1.13cm" svg:x2="7.506cm" svg:y2="1.059cm"><text:p/></draw:line><draw:line draw:style-name="gr153" draw:text-style-name="P70" svg:x1="7.403cm" svg:y1="1.095cm" svg:x2="7.475cm" svg:y2="1.023cm"><text:p/></draw:line><draw:line draw:style-name="gr153" draw:text-style-name="P70" svg:x1="7.37cm" svg:y1="1.066cm" svg:x2="7.441cm" svg:y2="0.993cm"><text:p/></draw:line><draw:line draw:style-name="gr153" draw:text-style-name="P70" svg:x1="7.34cm" svg:y1="1.037cm" svg:x2="7.409cm" svg:y2="0.963cm"><text:p/></draw:line><draw:line draw:style-name="gr153" draw:text-style-name="P70" svg:x1="7.306cm" svg:y1="1.009cm" svg:x2="7.374cm" svg:y2="0.933cm"><text:p/></draw:line><draw:line draw:style-name="gr153" draw:text-style-name="P70" svg:x1="7.276cm" svg:y1="0.98cm" svg:x2="7.343cm" svg:y2="0.903cm"><text:p/></draw:line><draw:line draw:style-name="gr153" draw:text-style-name="P70" svg:x1="7.243cm" svg:y1="0.952cm" svg:x2="7.309cm" svg:y2="0.874cm"><text:p/></draw:line><draw:line draw:style-name="gr153" draw:text-style-name="P70" svg:x1="7.209cm" svg:y1="0.928cm" svg:x2="7.273cm" svg:y2="0.849cm"><text:p/></draw:line><draw:line draw:style-name="gr153" draw:text-style-name="P70" svg:x1="7.179cm" svg:y1="0.902cm" svg:x2="7.242cm" svg:y2="0.822cm"><text:p/></draw:line><draw:line draw:style-name="gr153" draw:text-style-name="P70" svg:x1="7.142cm" svg:y1="0.873cm" svg:x2="7.203cm" svg:y2="0.792cm"><text:p/></draw:line><draw:line draw:style-name="gr153" draw:text-style-name="P70" svg:x1="7.112cm" svg:y1="0.85cm" svg:x2="7.172cm" svg:y2="0.768cm"><text:p/></draw:line><draw:line draw:style-name="gr153" draw:text-style-name="P70" svg:x1="7.075cm" svg:y1="0.823cm" svg:x2="7.134cm" svg:y2="0.739cm"><text:p/></draw:line><draw:line draw:style-name="gr153" draw:text-style-name="P70" svg:x1="7.039cm" svg:y1="0.802cm" svg:x2="7.096cm" svg:y2="0.717cm"><text:p/></draw:line><draw:line draw:style-name="gr153" draw:text-style-name="P70" svg:x1="7.003cm" svg:y1="0.778cm" svg:x2="7.059cm" svg:y2="0.692cm"><text:p/></draw:line><draw:line draw:style-name="gr153" draw:text-style-name="P70" svg:x1="6.969cm" svg:y1="0.752cm" svg:x2="7.023cm" svg:y2="0.665cm"><text:p/></draw:line><draw:line draw:style-name="gr153" draw:text-style-name="P70" svg:x1="6.932cm" svg:y1="0.729cm" svg:x2="6.984cm" svg:y2="0.642cm"><text:p/></draw:line><draw:line draw:style-name="gr153" draw:text-style-name="P70" svg:x1="6.895cm" svg:y1="0.708cm" svg:x2="6.946cm" svg:y2="0.62cm"><text:p/></draw:line><draw:line draw:style-name="gr153" draw:text-style-name="P70" svg:x1="6.858cm" svg:y1="0.691cm" svg:x2="6.907cm" svg:y2="0.602cm"><text:p/></draw:line><draw:line draw:style-name="gr153" draw:text-style-name="P70" svg:x1="6.821cm" svg:y1="0.665cm" svg:x2="6.869cm" svg:y2="0.575cm"><text:p/></draw:line><draw:line draw:style-name="gr153" draw:text-style-name="P70" svg:x1="6.784cm" svg:y1="0.651cm" svg:x2="6.83cm" svg:y2="0.56cm"><text:p/></draw:line><draw:line draw:style-name="gr153" draw:text-style-name="P70" svg:x1="6.745cm" svg:y1="0.63cm" svg:x2="6.79cm" svg:y2="0.538cm"><text:p/></draw:line><draw:line draw:style-name="gr153" draw:text-style-name="P70" svg:x1="6.705cm" svg:y1="0.612cm" svg:x2="6.748cm" svg:y2="0.52cm"><text:p/></draw:line><draw:line draw:style-name="gr153" draw:text-style-name="P70" svg:x1="6.664cm" svg:y1="0.593cm" svg:x2="6.705cm" svg:y2="0.5cm"><text:p/></draw:line><draw:line draw:style-name="gr153" draw:text-style-name="P70" svg:x1="6.627cm" svg:y1="0.578cm" svg:x2="6.667cm" svg:y2="0.484cm"><text:p/></draw:line><draw:line draw:style-name="gr153" draw:text-style-name="P70" svg:x1="6.588cm" svg:y1="0.561cm" svg:x2="6.626cm" svg:y2="0.467cm"><text:p/></draw:line><draw:line draw:style-name="gr153" draw:text-style-name="P70" svg:x1="6.548cm" svg:y1="0.543cm" svg:x2="6.585cm" svg:y2="0.448cm"><text:p/></draw:line><draw:line draw:style-name="gr153" draw:text-style-name="P70" svg:x1="6.507cm" svg:y1="0.529cm" svg:x2="6.542cm" svg:y2="0.433cm"><text:p/></draw:line><draw:line draw:style-name="gr153" draw:text-style-name="P70" svg:x1="6.47cm" svg:y1="0.514cm" svg:x2="6.503cm" svg:y2="0.418cm"><text:p/></draw:line><draw:line draw:style-name="gr153" draw:text-style-name="P70" svg:x1="6.427cm" svg:y1="0.504cm" svg:x2="6.459cm" svg:y2="0.407cm"><text:p/></draw:line><draw:line draw:style-name="gr153" draw:text-style-name="P70" svg:x1="6.387cm" svg:y1="0.49cm" svg:x2="6.417cm" svg:y2="0.393cm"><text:p/></draw:line><draw:line draw:style-name="gr153" draw:text-style-name="P70" svg:x1="6.35cm" svg:y1="0.478cm" svg:x2="6.378cm" svg:y2="0.38cm"><text:p/></draw:line><draw:line draw:style-name="gr153" draw:text-style-name="P70" svg:x1="6.306cm" svg:y1="0.464cm" svg:x2="6.332cm" svg:y2="0.366cm"><text:p/></draw:line><draw:line draw:style-name="gr153" draw:text-style-name="P70" svg:x1="6.263cm" svg:y1="0.456cm" svg:x2="6.287cm" svg:y2="0.357cm"><text:p/></draw:line><draw:line draw:style-name="gr153" draw:text-style-name="P70" svg:x1="6.223cm" svg:y1="0.447cm" svg:x2="6.246cm" svg:y2="0.348cm"><text:p/></draw:line><draw:line draw:style-name="gr153" draw:text-style-name="P70" svg:x1="6.18cm" svg:y1="0.436cm" svg:x2="6.201cm" svg:y2="0.336cm"><text:p/></draw:line><draw:line draw:style-name="gr153" draw:text-style-name="P70" svg:x1="6.14cm" svg:y1="0.428cm" svg:x2="6.159cm" svg:y2="0.328cm"><text:p/></draw:line><draw:line draw:style-name="gr153" draw:text-style-name="P70" svg:x1="6.096cm" svg:y1="0.42cm" svg:x2="6.114cm" svg:y2="0.32cm"><text:p/></draw:line><draw:line draw:style-name="gr153" draw:text-style-name="P70" svg:x1="6.054cm" svg:y1="0.415cm" svg:x2="6.07cm" svg:y2="0.314cm"><text:p/></draw:line><draw:line draw:style-name="gr153" draw:text-style-name="P70" svg:x1="6.013cm" svg:y1="0.407cm" svg:x2="6.027cm" svg:y2="0.306cm"><text:p/></draw:line><draw:line draw:style-name="gr153" draw:text-style-name="P70" svg:x1="5.969cm" svg:y1="0.399cm" svg:x2="5.981cm" svg:y2="0.298cm"><text:p/></draw:line><draw:line draw:style-name="gr153" draw:text-style-name="P70" svg:x1="5.932cm" svg:y1="0.392cm" svg:x2="5.943cm" svg:y2="0.291cm"><text:p/></draw:line><draw:line draw:style-name="gr153" draw:text-style-name="P70" svg:x1="5.886cm" svg:y1="0.392cm" svg:x2="5.895cm" svg:y2="0.291cm"><text:p/></draw:line><draw:line draw:style-name="gr153" draw:text-style-name="P70" svg:x1="5.842cm" svg:y1="0.386cm" svg:x2="5.849cm" svg:y2="0.284cm"><text:p/></draw:line><draw:line draw:style-name="gr153" draw:text-style-name="P70" svg:x1="5.8cm" svg:y1="0.386cm" svg:x2="5.805cm" svg:y2="0.284cm"><text:p/></draw:line><draw:line draw:style-name="gr153" draw:text-style-name="P70" svg:x1="5.759cm" svg:y1="0.385cm" svg:x2="5.763cm" svg:y2="0.283cm"><text:p/></draw:line><draw:line draw:style-name="gr153" draw:text-style-name="P70" svg:x1="5.715cm" svg:y1="0.384cm" svg:x2="5.717cm" svg:y2="0.282cm"><text:p/></draw:line><draw:line draw:style-name="gr153" draw:text-style-name="P70" svg:x1="5.672cm" svg:y1="0.383cm" svg:x2="5.672cm" svg:y2="0.281cm"><text:p/></draw:line><draw:line draw:style-name="gr153" draw:text-style-name="P70" svg:x1="5.63cm" svg:y1="0.384cm" svg:x2="5.628cm" svg:y2="0.282cm"><text:p/></draw:line><draw:line draw:style-name="gr153" draw:text-style-name="P70" svg:x1="5.585cm" svg:y1="0.385cm" svg:x2="5.581cm" svg:y2="0.283cm"><text:p/></draw:line><draw:line draw:style-name="gr153" draw:text-style-name="P70" svg:x1="5.544cm" svg:y1="0.386cm" svg:x2="5.539cm" svg:y2="0.284cm"><text:p/></draw:line><draw:line draw:style-name="gr153" draw:text-style-name="P70" svg:x1="5.502cm" svg:y1="0.386cm" svg:x2="5.495cm" svg:y2="0.284cm"><text:p/></draw:line><draw:line draw:style-name="gr153" draw:text-style-name="P70" svg:x1="5.463cm" svg:y1="0.392cm" svg:x2="5.454cm" svg:y2="0.291cm"><text:p/></draw:line><draw:line draw:style-name="gr153" draw:text-style-name="P70" svg:x1="5.419cm" svg:y1="0.392cm" svg:x2="5.408cm" svg:y2="0.291cm"><text:p/></draw:line><draw:line draw:style-name="gr153" draw:text-style-name="P70" svg:x1="5.376cm" svg:y1="0.399cm" svg:x2="5.364cm" svg:y2="0.298cm"><text:p/></draw:line><draw:line draw:style-name="gr153" draw:text-style-name="P70" svg:x1="5.332cm" svg:y1="0.407cm" svg:x2="5.318cm" svg:y2="0.306cm"><text:p/></draw:line><draw:line draw:style-name="gr153" draw:text-style-name="P70" svg:x1="5.29cm" svg:y1="0.415cm" svg:x2="5.274cm" svg:y2="0.314cm"><text:p/></draw:line><draw:line draw:style-name="gr153" draw:text-style-name="P70" svg:x1="5.248cm" svg:y1="0.42cm" svg:x2="5.23cm" svg:y2="0.32cm"><text:p/></draw:line><draw:line draw:style-name="gr153" draw:text-style-name="P70" svg:x1="5.206cm" svg:y1="0.428cm" svg:x2="5.187cm" svg:y2="0.328cm"><text:p/></draw:line><draw:line draw:style-name="gr153" draw:text-style-name="P70" svg:x1="5.161cm" svg:y1="0.436cm" svg:x2="5.14cm" svg:y2="0.336cm"><text:p/></draw:line><draw:line draw:style-name="gr153" draw:text-style-name="P70" svg:x1="5.126cm" svg:y1="0.447cm" svg:x2="5.103cm" svg:y2="0.348cm"><text:p/></draw:line><draw:line draw:style-name="gr153" draw:text-style-name="P70" svg:x1="5.081cm" svg:y1="0.456cm" svg:x2="5.057cm" svg:y2="0.357cm"><text:p/></draw:line><draw:line draw:style-name="gr153" draw:text-style-name="P70" svg:x1="5.039cm" svg:y1="0.464cm" svg:x2="5.013cm" svg:y2="0.366cm"><text:p/></draw:line><draw:line draw:style-name="gr153" draw:text-style-name="P70" svg:x1="4.998cm" svg:y1="0.478cm" svg:x2="4.97cm" svg:y2="0.38cm"><text:p/></draw:line><draw:line draw:style-name="gr153" draw:text-style-name="P70" svg:x1="4.96cm" svg:y1="0.49cm" svg:x2="4.93cm" svg:y2="0.393cm"><text:p/></draw:line><draw:line draw:style-name="gr153" draw:text-style-name="P70" svg:x1="4.918cm" svg:y1="0.504cm" svg:x2="4.886cm" svg:y2="0.407cm"><text:p/></draw:line><draw:line draw:style-name="gr153" draw:text-style-name="P70" svg:x1="4.876cm" svg:y1="0.514cm" svg:x2="4.843cm" svg:y2="0.418cm"><text:p/></draw:line><draw:line draw:style-name="gr153" draw:text-style-name="P70" svg:x1="4.838cm" svg:y1="0.529cm" svg:x2="4.803cm" svg:y2="0.433cm"><text:p/></draw:line><draw:line draw:style-name="gr153" draw:text-style-name="P70" svg:x1="4.796cm" svg:y1="0.543cm" svg:x2="4.759cm" svg:y2="0.448cm"><text:p/></draw:line><draw:line draw:style-name="gr153" draw:text-style-name="P70" svg:x1="4.76cm" svg:y1="0.561cm" svg:x2="4.722cm" svg:y2="0.467cm"><text:p/></draw:line><draw:line draw:style-name="gr153" draw:text-style-name="P70" svg:x1="4.716cm" svg:y1="0.578cm" svg:x2="4.676cm" svg:y2="0.484cm"><text:p/></draw:line><draw:line draw:style-name="gr153" draw:text-style-name="P70" svg:x1="4.68cm" svg:y1="0.593cm" svg:x2="4.639cm" svg:y2="0.5cm"><text:p/></draw:line><draw:line draw:style-name="gr153" draw:text-style-name="P70" svg:x1="4.638cm" svg:y1="0.612cm" svg:x2="4.595cm" svg:y2="0.52cm"><text:p/></draw:line><draw:line draw:style-name="gr153" draw:text-style-name="P70" svg:x1="4.601cm" svg:y1="0.63cm" svg:x2="4.556cm" svg:y2="0.538cm"><text:p/></draw:line><draw:line draw:style-name="gr153" draw:text-style-name="P70" svg:x1="4.562cm" svg:y1="0.651cm" svg:x2="4.516cm" svg:y2="0.56cm"><text:p/></draw:line><draw:line draw:style-name="gr153" draw:text-style-name="P70" svg:x1="4.523cm" svg:y1="0.665cm" svg:x2="4.475cm" svg:y2="0.575cm"><text:p/></draw:line><draw:line draw:style-name="gr153" draw:text-style-name="P70" svg:x1="4.487cm" svg:y1="0.691cm" svg:x2="4.438cm" svg:y2="0.602cm"><text:p/></draw:line><draw:line draw:style-name="gr153" draw:text-style-name="P70" svg:x1="4.452cm" svg:y1="0.708cm" svg:x2="4.401cm" svg:y2="0.62cm"><text:p/></draw:line><draw:line draw:style-name="gr153" draw:text-style-name="P70" svg:x1="4.414cm" svg:y1="0.729cm" svg:x2="4.362cm" svg:y2="0.642cm"><text:p/></draw:line><draw:line draw:style-name="gr153" draw:text-style-name="P70" svg:x1="4.379cm" svg:y1="0.752cm" svg:x2="4.325cm" svg:y2="0.665cm"><text:p/></draw:line><draw:line draw:style-name="gr153" draw:text-style-name="P70" svg:x1="4.344cm" svg:y1="0.778cm" svg:x2="4.288cm" svg:y2="0.692cm"><text:p/></draw:line><draw:line draw:style-name="gr153" draw:text-style-name="P70" svg:x1="4.308cm" svg:y1="0.802cm" svg:x2="4.251cm" svg:y2="0.717cm"><text:p/></draw:line><draw:line draw:style-name="gr153" draw:text-style-name="P70" svg:x1="4.273cm" svg:y1="0.823cm" svg:x2="4.214cm" svg:y2="0.739cm"><text:p/></draw:line><draw:line draw:style-name="gr153" draw:text-style-name="P70" svg:x1="4.235cm" svg:y1="0.85cm" svg:x2="4.175cm" svg:y2="0.768cm"><text:p/></draw:line><draw:line draw:style-name="gr153" draw:text-style-name="P70" svg:x1="4.199cm" svg:y1="0.873cm" svg:x2="4.138cm" svg:y2="0.792cm"><text:p/></draw:line><draw:line draw:style-name="gr153" draw:text-style-name="P70" svg:x1="4.168cm" svg:y1="0.902cm" svg:x2="4.105cm" svg:y2="0.822cm"><text:p/></draw:line><draw:line draw:style-name="gr153" draw:text-style-name="P70" svg:x1="4.135cm" svg:y1="0.928cm" svg:x2="4.071cm" svg:y2="0.849cm"><text:p/></draw:line><draw:line draw:style-name="gr153" draw:text-style-name="P70" svg:x1="4.1cm" svg:y1="0.952cm" svg:x2="4.034cm" svg:y2="0.874cm"><text:p/></draw:line><draw:line draw:style-name="gr153" draw:text-style-name="P70" svg:x1="4.071cm" svg:y1="0.98cm" svg:x2="4.004cm" svg:y2="0.903cm"><text:p/></draw:line><draw:line draw:style-name="gr153" draw:text-style-name="P70" svg:x1="4.035cm" svg:y1="1.009cm" svg:x2="3.967cm" svg:y2="0.933cm"><text:p/></draw:line><draw:line draw:style-name="gr153" draw:text-style-name="P70" svg:x1="4.006cm" svg:y1="1.037cm" svg:x2="3.937cm" svg:y2="0.963cm"><text:p/></draw:line><draw:line draw:style-name="gr153" draw:text-style-name="P70" svg:x1="3.978cm" svg:y1="1.066cm" svg:x2="3.907cm" svg:y2="0.993cm"><text:p/></draw:line><draw:line draw:style-name="gr153" draw:text-style-name="P70" svg:x1="3.942cm" svg:y1="1.095cm" svg:x2="3.87cm" svg:y2="1.023cm"><text:p/></draw:line><draw:line draw:style-name="gr153" draw:text-style-name="P70" svg:x1="3.913cm" svg:y1="1.13cm" svg:x2="3.84cm" svg:y2="1.059cm"><text:p/></draw:line><draw:line draw:style-name="gr153" draw:text-style-name="P70" svg:x1="3.884cm" svg:y1="1.159cm" svg:x2="3.81cm" svg:y2="1.09cm"><text:p/></draw:line><draw:line draw:style-name="gr153" draw:text-style-name="P70" svg:x1="3.856cm" svg:y1="1.188cm" svg:x2="3.78cm" svg:y2="1.12cm"><text:p/></draw:line><draw:line draw:style-name="gr153" draw:text-style-name="P70" svg:x1="3.827cm" svg:y1="1.224cm" svg:x2="3.75cm" svg:y2="1.157cm"><text:p/></draw:line><draw:line draw:style-name="gr153" draw:text-style-name="P70" svg:x1="3.798cm" svg:y1="1.253cm" svg:x2="3.72cm" svg:y2="1.187cm"><text:p/></draw:line><draw:line draw:style-name="gr153" draw:text-style-name="P70" svg:x1="3.773cm" svg:y1="1.289cm" svg:x2="3.694cm" svg:y2="1.225cm"><text:p/></draw:line><draw:line draw:style-name="gr153" draw:text-style-name="P70" svg:x1="3.747cm" svg:y1="1.323cm" svg:x2="3.667cm" svg:y2="1.26cm"><text:p/></draw:line><draw:line draw:style-name="gr153" draw:text-style-name="P70" svg:x1="3.721cm" svg:y1="1.358cm" svg:x2="3.64cm" svg:y2="1.297cm"><text:p/></draw:line><draw:line draw:style-name="gr153" draw:text-style-name="P70" svg:x1="3.698cm" svg:y1="1.39cm" svg:x2="3.616cm" svg:y2="1.33cm"><text:p/></draw:line><draw:line draw:style-name="gr153" draw:text-style-name="P70" svg:x1="3.67cm" svg:y1="1.426cm" svg:x2="3.586cm" svg:y2="1.367cm"><text:p/></draw:line><draw:line draw:style-name="gr153" draw:text-style-name="P70" svg:x1="3.648cm" svg:y1="1.461cm" svg:x2="3.563cm" svg:y2="1.404cm"><text:p/></draw:line><draw:line draw:style-name="gr153" draw:text-style-name="P70" svg:x1="3.622cm" svg:y1="1.497cm" svg:x2="3.536cm" svg:y2="1.441cm"><text:p/></draw:line><draw:line draw:style-name="gr153" draw:text-style-name="P70" svg:x1="3.599cm" svg:y1="1.533cm" svg:x2="3.512cm" svg:y2="1.479cm"><text:p/></draw:line><draw:line draw:style-name="gr153" draw:text-style-name="P70" svg:x1="3.576cm" svg:y1="1.568cm" svg:x2="3.489cm" svg:y2="1.516cm"><text:p/></draw:line><draw:line draw:style-name="gr153" draw:text-style-name="P70" svg:x1="3.554cm" svg:y1="1.605cm" svg:x2="3.466cm" svg:y2="1.554cm"><text:p/></draw:line><draw:line draw:style-name="gr153" draw:text-style-name="P70" svg:x1="3.532cm" svg:y1="1.64cm" svg:x2="3.443cm" svg:y2="1.591cm"><text:p/></draw:line><draw:line draw:style-name="gr153" draw:text-style-name="P70" svg:x1="3.512cm" svg:y1="1.676cm" svg:x2="3.422cm" svg:y2="1.628cm"><text:p/></draw:line><draw:line draw:style-name="gr153" draw:text-style-name="P70" svg:x1="3.494cm" svg:y1="1.717cm" svg:x2="3.403cm" svg:y2="1.671cm"><text:p/></draw:line><draw:line draw:style-name="gr153" draw:text-style-name="P70" svg:x1="3.477cm" svg:y1="1.756cm" svg:x2="3.385cm" svg:y2="1.711cm"><text:p/></draw:line><draw:line draw:style-name="gr153" draw:text-style-name="P70" svg:x1="3.457cm" svg:y1="1.791cm" svg:x2="3.365cm" svg:y2="1.748cm"><text:p/></draw:line><draw:line draw:style-name="gr153" draw:text-style-name="P70" svg:x1="3.439cm" svg:y1="1.833cm" svg:x2="3.346cm" svg:y2="1.792cm"><text:p/></draw:line><draw:line draw:style-name="gr153" draw:text-style-name="P70" svg:x1="3.426cm" svg:y1="1.87cm" svg:x2="3.332cm" svg:y2="1.83cm"><text:p/></draw:line><draw:line draw:style-name="gr153" draw:text-style-name="P70" svg:x1="3.406cm" svg:y1="1.912cm" svg:x2="3.312cm" svg:y2="1.874cm"><text:p/></draw:line><draw:line draw:style-name="gr153" draw:text-style-name="P70" svg:x1="3.39cm" svg:y1="1.949cm" svg:x2="3.295cm" svg:y2="1.912cm"><text:p/></draw:line><draw:line draw:style-name="gr153" draw:text-style-name="P70" svg:x1="3.375cm" svg:y1="1.992cm" svg:x2="3.279cm" svg:y2="1.957cm"><text:p/></draw:line><draw:line draw:style-name="gr153" draw:text-style-name="P70" svg:x1="3.361cm" svg:y1="2.032cm" svg:x2="3.265cm" svg:y2="1.999cm"><text:p/></draw:line><draw:line draw:style-name="gr153" draw:text-style-name="P70" svg:x1="3.346cm" svg:y1="2.071cm" svg:x2="3.249cm" svg:y2="2.039cm"><text:p/></draw:line><draw:line draw:style-name="gr153" draw:text-style-name="P70" svg:x1="3.335cm" svg:y1="2.114cm" svg:x2="3.238cm" svg:y2="2.084cm"><text:p/></draw:line><draw:line draw:style-name="gr153" draw:text-style-name="P70" svg:x1="3.326cm" svg:y1="2.154cm" svg:x2="3.228cm" svg:y2="2.126cm"><text:p/></draw:line><draw:line draw:style-name="gr153" draw:text-style-name="P70" svg:x1="3.31cm" svg:y1="2.192cm" svg:x2="3.212cm" svg:y2="2.166cm"><text:p/></draw:line><draw:line draw:style-name="gr153" draw:text-style-name="P70" svg:x1="3.304cm" svg:y1="2.235cm" svg:x2="3.205cm" svg:y2="2.211cm"><text:p/></draw:line><draw:line draw:style-name="gr153" draw:text-style-name="P70" svg:x1="3.288cm" svg:y1="2.278cm" svg:x2="3.189cm" svg:y2="2.255cm"><text:p/></draw:line><draw:line draw:style-name="gr153" draw:text-style-name="P70" svg:x1="3.282cm" svg:y1="2.319cm" svg:x2="3.182cm" svg:y2="2.298cm"><text:p/></draw:line><draw:line draw:style-name="gr153" draw:text-style-name="P70" svg:x1="3.275cm" svg:y1="2.361cm" svg:x2="3.175cm" svg:y2="2.342cm"><text:p/></draw:line><draw:line draw:style-name="gr153" draw:text-style-name="P70" svg:x1="3.268cm" svg:y1="2.401cm" svg:x2="3.168cm" svg:y2="2.383cm"><text:p/></draw:line><draw:line draw:style-name="gr153" draw:text-style-name="P70" svg:x1="3.26cm" svg:y1="2.443cm" svg:x2="3.159cm" svg:y2="2.427cm"><text:p/></draw:line><draw:line draw:style-name="gr153" draw:text-style-name="P70" svg:x1="3.253cm" svg:y1="2.487cm" svg:x2="3.152cm" svg:y2="2.473cm"><text:p/></draw:line><draw:line draw:style-name="gr153" draw:text-style-name="P70" svg:x1="3.246cm" svg:y1="2.529cm" svg:x2="3.145cm" svg:y2="2.517cm"><text:p/></draw:line><draw:line draw:style-name="gr153" draw:text-style-name="P70" svg:x1="3.239cm" svg:y1="2.573cm" svg:x2="3.138cm" svg:y2="2.562cm"><text:p/></draw:line><draw:line draw:style-name="gr153" draw:text-style-name="P70" svg:x1="3.239cm" svg:y1="2.615cm" svg:x2="3.138cm" svg:y2="2.606cm"><text:p/></draw:line><draw:line draw:style-name="gr153" draw:text-style-name="P70" svg:x1="3.235cm" svg:y1="2.657cm" svg:x2="3.133cm" svg:y2="2.65cm"><text:p/></draw:line><draw:line draw:style-name="gr153" draw:text-style-name="P70" svg:x1="3.233cm" svg:y1="2.699cm" svg:x2="3.131cm" svg:y2="2.694cm"><text:p/></draw:line><draw:line draw:style-name="gr153" draw:text-style-name="P70" svg:x1="3.233cm" svg:y1="2.738cm" svg:x2="3.131cm" svg:y2="2.734cm"><text:p/></draw:line><draw:line draw:style-name="gr153" draw:text-style-name="P70" svg:x1="3.228cm" svg:y1="2.785cm" svg:x2="3.126cm" svg:y2="2.783cm"><text:p/></draw:line><draw:line draw:style-name="gr153" draw:text-style-name="P70" svg:x1="3.228cm" svg:y1="2.824cm" svg:x2="3.126cm" svg:y2="2.824cm"><text:p/></draw:line><draw:line draw:style-name="gr153" draw:text-style-name="P70" svg:x1="3.228cm" svg:y1="2.868cm" svg:x2="3.126cm" svg:y2="2.87cm"><text:p/></draw:line><draw:line draw:style-name="gr153" draw:text-style-name="P70" svg:x1="3.233cm" svg:y1="2.913cm" svg:x2="3.131cm" svg:y2="2.917cm"><text:p/></draw:line><draw:line draw:style-name="gr153" draw:text-style-name="P70" svg:x1="3.233cm" svg:y1="2.951cm" svg:x2="3.131cm" svg:y2="2.956cm"><text:p/></draw:line><draw:line draw:style-name="gr153" draw:text-style-name="P70" svg:x1="3.235cm" svg:y1="2.995cm" svg:x2="3.133cm" svg:y2="3.002cm"><text:p/></draw:line><draw:line draw:style-name="gr153" draw:text-style-name="P70" svg:x1="3.239cm" svg:y1="3.04cm" svg:x2="3.138cm" svg:y2="3.049cm"><text:p/></draw:line><draw:line draw:style-name="gr153" draw:text-style-name="P70" svg:x1="3.239cm" svg:y1="3.084cm" svg:x2="3.138cm" svg:y2="3.095cm"><text:p/></draw:line><draw:line draw:style-name="gr153" draw:text-style-name="P70" svg:x1="3.246cm" svg:y1="3.122cm" svg:x2="3.145cm" svg:y2="3.134cm"><text:p/></draw:line><draw:line draw:style-name="gr153" draw:text-style-name="P70" svg:x1="3.253cm" svg:y1="3.167cm" svg:x2="3.152cm" svg:y2="3.181cm"><text:p/></draw:line><draw:line draw:style-name="gr153" draw:text-style-name="P70" svg:x1="3.26cm" svg:y1="3.21cm" svg:x2="3.159cm" svg:y2="3.226cm"><text:p/></draw:line><draw:line draw:style-name="gr153" draw:text-style-name="P70" svg:x1="3.268cm" svg:y1="3.249cm" svg:x2="3.168cm" svg:y2="3.267cm"><text:p/></draw:line><draw:line draw:style-name="gr153" draw:text-style-name="P70" svg:x1="3.275cm" svg:y1="3.294cm" svg:x2="3.175cm" svg:y2="3.313cm"><text:p/></draw:line><draw:line draw:style-name="gr153" draw:text-style-name="P70" svg:x1="3.282cm" svg:y1="3.332cm" svg:x2="3.182cm" svg:y2="3.353cm"><text:p/></draw:line><draw:line draw:style-name="gr153" draw:text-style-name="P70" svg:x1="3.288cm" svg:y1="3.376cm" svg:x2="3.189cm" svg:y2="3.399cm"><text:p/></draw:line><draw:line draw:style-name="gr153" draw:text-style-name="P70" svg:x1="3.304cm" svg:y1="3.419cm" svg:x2="3.205cm" svg:y2="3.443cm"><text:p/></draw:line><draw:line draw:style-name="gr153" draw:text-style-name="P70" svg:x1="3.31cm" svg:y1="3.459cm" svg:x2="3.212cm" svg:y2="3.485cm"><text:p/></draw:line><draw:line draw:style-name="gr153" draw:text-style-name="P70" svg:x1="3.326cm" svg:y1="3.501cm" svg:x2="3.228cm" svg:y2="3.529cm"><text:p/></draw:line><draw:line draw:style-name="gr153" draw:text-style-name="P70" svg:x1="3.335cm" svg:y1="3.541cm" svg:x2="3.238cm" svg:y2="3.571cm"><text:p/></draw:line><draw:line draw:style-name="gr153" draw:text-style-name="P70" svg:x1="3.346cm" svg:y1="3.583cm" svg:x2="3.249cm" svg:y2="3.615cm"><text:p/></draw:line><draw:line draw:style-name="gr153" draw:text-style-name="P70" svg:x1="3.361cm" svg:y1="3.623cm" svg:x2="3.265cm" svg:y2="3.656cm"><text:p/></draw:line><draw:line draw:style-name="gr153" draw:text-style-name="P70" svg:x1="3.375cm" svg:y1="3.66cm" svg:x2="3.279cm" svg:y2="3.695cm"><text:p/></draw:line><draw:line draw:style-name="gr153" draw:text-style-name="P70" svg:x1="3.39cm" svg:y1="3.705cm" svg:x2="3.295cm" svg:y2="3.742cm"><text:p/></draw:line><draw:line draw:style-name="gr153" draw:text-style-name="P70" svg:x1="3.406cm" svg:y1="3.743cm" svg:x2="3.312cm" svg:y2="3.781cm"><text:p/></draw:line><draw:line draw:style-name="gr153" draw:text-style-name="P70" svg:x1="3.426cm" svg:y1="3.78cm" svg:x2="3.332cm" svg:y2="3.82cm"><text:p/></draw:line><draw:line draw:style-name="gr153" draw:text-style-name="P70" svg:x1="3.439cm" svg:y1="3.817cm" svg:x2="3.346cm" svg:y2="3.858cm"><text:p/></draw:line><draw:line draw:style-name="gr153" draw:text-style-name="P70" svg:x1="3.457cm" svg:y1="3.862cm" svg:x2="3.365cm" svg:y2="3.905cm"><text:p/></draw:line><draw:line draw:style-name="gr153" draw:text-style-name="P70" svg:x1="3.477cm" svg:y1="3.9cm" svg:x2="3.385cm" svg:y2="3.945cm"><text:p/></draw:line><draw:line draw:style-name="gr153" draw:text-style-name="P70" svg:x1="3.494cm" svg:y1="3.937cm" svg:x2="3.403cm" svg:y2="3.983cm"><text:p/></draw:line><draw:line draw:style-name="gr153" draw:text-style-name="P70" svg:x1="3.512cm" svg:y1="3.974cm" svg:x2="3.422cm" svg:y2="4.022cm"><text:p/></draw:line><draw:line draw:style-name="gr153" draw:text-style-name="P70" svg:x1="3.532cm" svg:y1="4.011cm" svg:x2="3.443cm" svg:y2="4.06cm"><text:p/></draw:line><draw:line draw:style-name="gr153" draw:text-style-name="P70" svg:x1="3.554cm" svg:y1="4.049cm" svg:x2="3.466cm" svg:y2="4.1cm"><text:p/></draw:line><draw:line draw:style-name="gr153" draw:text-style-name="P70" svg:x1="3.576cm" svg:y1="4.086cm" svg:x2="3.489cm" svg:y2="4.138cm"><text:p/></draw:line><draw:line draw:style-name="gr153" draw:text-style-name="P70" svg:x1="3.599cm" svg:y1="4.124cm" svg:x2="3.512cm" svg:y2="4.178cm"><text:p/></draw:line><draw:line draw:style-name="gr153" draw:text-style-name="P70" svg:x1="3.622cm" svg:y1="4.158cm" svg:x2="3.536cm" svg:y2="4.214cm"><text:p/></draw:line><draw:line draw:style-name="gr153" draw:text-style-name="P70" svg:x1="3.648cm" svg:y1="4.191cm" svg:x2="3.563cm" svg:y2="4.248cm"><text:p/></draw:line><draw:line draw:style-name="gr153" draw:text-style-name="P70" svg:x1="3.67cm" svg:y1="4.228cm" svg:x2="3.586cm" svg:y2="4.287cm"><text:p/></draw:line><draw:line draw:style-name="gr153" draw:text-style-name="P70" svg:x1="3.698cm" svg:y1="4.264cm" svg:x2="3.616cm" svg:y2="4.324cm"><text:p/></draw:line><draw:line draw:style-name="gr153" draw:text-style-name="P70" svg:x1="3.721cm" svg:y1="4.295cm" svg:x2="3.64cm" svg:y2="4.356cm"><text:p/></draw:line><draw:line draw:style-name="gr153" draw:text-style-name="P70" svg:x1="3.747cm" svg:y1="4.332cm" svg:x2="3.667cm" svg:y2="4.395cm"><text:p/></draw:line><draw:line draw:style-name="gr153" draw:text-style-name="P70" svg:x1="3.773cm" svg:y1="4.362cm" svg:x2="3.694cm" svg:y2="4.426cm"><text:p/></draw:line><draw:line draw:style-name="gr153" draw:text-style-name="P70" svg:x1="3.798cm" svg:y1="4.398cm" svg:x2="3.72cm" svg:y2="4.464cm"><text:p/></draw:line><draw:line draw:style-name="gr153" draw:text-style-name="P70" svg:x1="3.827cm" svg:y1="4.43cm" svg:x2="3.75cm" svg:y2="4.497cm"><text:p/></draw:line><draw:line draw:style-name="gr153" draw:text-style-name="P70" svg:x1="3.856cm" svg:y1="4.459cm" svg:x2="3.78cm" svg:y2="4.527cm"><text:p/></draw:line><draw:line draw:style-name="gr153" draw:text-style-name="P70" svg:x1="3.884cm" svg:y1="4.495cm" svg:x2="3.81cm" svg:y2="4.564cm"><text:p/></draw:line><draw:line draw:style-name="gr153" draw:text-style-name="P70" svg:x1="3.913cm" svg:y1="4.527cm" svg:x2="3.84cm" svg:y2="4.598cm"><text:p/></draw:line><draw:line draw:style-name="gr153" draw:text-style-name="P70" svg:x1="3.942cm" svg:y1="4.557cm" svg:x2="3.87cm" svg:y2="4.629cm"><text:p/></draw:line><draw:line draw:style-name="gr153" draw:text-style-name="P70" svg:x1="3.978cm" svg:y1="4.586cm" svg:x2="3.907cm" svg:y2="4.659cm"><text:p/></draw:line><draw:line draw:style-name="gr153" draw:text-style-name="P70" svg:x1="4.006cm" svg:y1="4.615cm" svg:x2="3.937cm" svg:y2="4.689cm"><text:p/></draw:line><draw:line draw:style-name="gr153" draw:text-style-name="P70" svg:x1="4.035cm" svg:y1="4.644cm" svg:x2="3.967cm" svg:y2="4.72cm"><text:p/></draw:line><draw:line draw:style-name="gr153" draw:text-style-name="P70" svg:x1="4.071cm" svg:y1="4.669cm" svg:x2="4.004cm" svg:y2="4.746cm"><text:p/></draw:line><draw:line draw:style-name="gr153" draw:text-style-name="P70" svg:x1="4.1cm" svg:y1="4.699cm" svg:x2="4.034cm" svg:y2="4.777cm"><text:p/></draw:line><draw:line draw:style-name="gr153" draw:text-style-name="P70" svg:x1="4.135cm" svg:y1="4.727cm" svg:x2="4.071cm" svg:y2="4.806cm"><text:p/></draw:line><draw:line draw:style-name="gr153" draw:text-style-name="P70" svg:x1="4.168cm" svg:y1="4.751cm" svg:x2="4.105cm" svg:y2="4.831cm"><text:p/></draw:line><draw:line draw:style-name="gr153" draw:text-style-name="P70" svg:x1="4.199cm" svg:y1="4.779cm" svg:x2="4.138cm" svg:y2="4.86cm"><text:p/></draw:line><draw:line draw:style-name="gr153" draw:text-style-name="P70" svg:x1="4.235cm" svg:y1="4.803cm" svg:x2="4.175cm" svg:y2="4.885cm"><text:p/></draw:line><draw:line draw:style-name="gr153" draw:text-style-name="P70" svg:x1="4.273cm" svg:y1="4.826cm" svg:x2="4.214cm" svg:y2="4.91cm"><text:p/></draw:line><draw:line draw:style-name="gr153" draw:text-style-name="P70" svg:x1="4.308cm" svg:y1="4.854cm" svg:x2="4.251cm" svg:y2="4.939cm"><text:p/></draw:line><draw:line draw:style-name="gr153" draw:text-style-name="P70" svg:x1="4.344cm" svg:y1="4.878cm" svg:x2="4.288cm" svg:y2="4.964cm"><text:p/></draw:line><draw:line draw:style-name="gr153" draw:text-style-name="P70" svg:x1="4.379cm" svg:y1="4.9cm" svg:x2="4.325cm" svg:y2="4.987cm"><text:p/></draw:line><draw:line draw:style-name="gr153" draw:text-style-name="P70" svg:x1="4.414cm" svg:y1="4.922cm" svg:x2="4.362cm" svg:y2="5.009cm"><text:p/></draw:line><draw:line draw:style-name="gr153" draw:text-style-name="P70" svg:x1="4.452cm" svg:y1="4.945cm" svg:x2="4.401cm" svg:y2="5.033cm"><text:p/></draw:line><draw:line draw:style-name="gr153" draw:text-style-name="P70" svg:x1="4.487cm" svg:y1="4.965cm" svg:x2="4.438cm" svg:y2="5.054cm"><text:p/></draw:line><draw:line draw:style-name="gr153" draw:text-style-name="P70" svg:x1="4.523cm" svg:y1="4.983cm" svg:x2="4.475cm" svg:y2="5.073cm"><text:p/></draw:line><draw:line draw:style-name="gr153" draw:text-style-name="P70" svg:x1="4.562cm" svg:y1="5.005cm" svg:x2="4.516cm" svg:y2="5.096cm"><text:p/></draw:line><draw:line draw:style-name="gr153" draw:text-style-name="P70" svg:x1="4.601cm" svg:y1="5.02cm" svg:x2="4.556cm" svg:y2="5.112cm"><text:p/></draw:line><draw:line draw:style-name="gr153" draw:text-style-name="P70" svg:x1="4.638cm" svg:y1="5.043cm" svg:x2="4.595cm" svg:y2="5.135cm"><text:p/></draw:line><draw:line draw:style-name="gr153" draw:text-style-name="P70" svg:x1="4.68cm" svg:y1="5.057cm" svg:x2="4.639cm" svg:y2="5.15cm"><text:p/></draw:line><draw:line draw:style-name="gr153" draw:text-style-name="P70" svg:x1="4.716cm" svg:y1="5.077cm" svg:x2="4.676cm" svg:y2="5.171cm"><text:p/></draw:line><draw:line draw:style-name="gr153" draw:text-style-name="P70" svg:x1="4.76cm" svg:y1="5.093cm" svg:x2="4.722cm" svg:y2="5.187cm"><text:p/></draw:line><draw:line draw:style-name="gr153" draw:text-style-name="P70" svg:x1="4.796cm" svg:y1="5.109cm" svg:x2="4.759cm" svg:y2="5.204cm"><text:p/></draw:line><draw:line draw:style-name="gr153" draw:text-style-name="P70" svg:x1="4.838cm" svg:y1="5.124cm" svg:x2="4.803cm" svg:y2="5.22cm"><text:p/></draw:line><draw:line draw:style-name="gr153" draw:text-style-name="P70" svg:x1="4.876cm" svg:y1="5.14cm" svg:x2="4.843cm" svg:y2="5.236cm"><text:p/></draw:line><draw:line draw:style-name="gr153" draw:text-style-name="P70" svg:x1="4.918cm" svg:y1="5.152cm" svg:x2="4.886cm" svg:y2="5.249cm"><text:p/></draw:line><draw:line draw:style-name="gr153" draw:text-style-name="P70" svg:x1="4.96cm" svg:y1="5.162cm" svg:x2="4.93cm" svg:y2="5.259cm"><text:p/></draw:line><draw:line draw:style-name="gr153" draw:text-style-name="P70" svg:x1="4.998cm" svg:y1="5.177cm" svg:x2="4.97cm" svg:y2="5.275cm"><text:p/></draw:line><draw:line draw:style-name="gr153" draw:text-style-name="P70" svg:x1="5.039cm" svg:y1="5.184cm" svg:x2="5.013cm" svg:y2="5.282cm"><text:p/></draw:line><draw:line draw:style-name="gr153" draw:text-style-name="P70" svg:x1="5.081cm" svg:y1="5.199cm" svg:x2="5.057cm" svg:y2="5.298cm"><text:p/></draw:line><draw:line draw:style-name="gr153" draw:text-style-name="P70" svg:x1="5.126cm" svg:y1="5.207cm" svg:x2="5.103cm" svg:y2="5.306cm"><text:p/></draw:line><draw:line draw:style-name="gr153" draw:text-style-name="P70" svg:x1="5.161cm" svg:y1="5.214cm" svg:x2="5.14cm" svg:y2="5.314cm"><text:p/></draw:line><draw:line draw:style-name="gr153" draw:text-style-name="P70" svg:x1="5.206cm" svg:y1="5.227cm" svg:x2="5.187cm" svg:y2="5.327cm"><text:p/></draw:line><draw:line draw:style-name="gr153" draw:text-style-name="P70" svg:x1="5.248cm" svg:y1="5.234cm" svg:x2="5.23cm" svg:y2="5.334cm"><text:p/></draw:line><draw:line draw:style-name="gr153" draw:text-style-name="P70" svg:x1="5.29cm" svg:y1="5.242cm" svg:x2="5.274cm" svg:y2="5.343cm"><text:p/></draw:line><draw:line draw:style-name="gr153" draw:text-style-name="P70" svg:x1="5.332cm" svg:y1="5.244cm" svg:x2="5.318cm" svg:y2="5.345cm"><text:p/></draw:line><draw:line draw:style-name="gr153" draw:text-style-name="P70" svg:x1="5.376cm" svg:y1="5.251cm" svg:x2="5.364cm" svg:y2="5.352cm"><text:p/></draw:line><draw:line draw:style-name="gr153" draw:text-style-name="P70" svg:x1="5.419cm" svg:y1="5.259cm" svg:x2="5.408cm" svg:y2="5.36cm"><text:p/></draw:line><draw:line draw:style-name="gr153" draw:text-style-name="P70" svg:x1="5.463cm" svg:y1="5.259cm" svg:x2="5.454cm" svg:y2="5.36cm"><text:p/></draw:line><draw:line draw:style-name="gr153" draw:text-style-name="P70" svg:x1="5.502cm" svg:y1="5.267cm" svg:x2="5.495cm" svg:y2="5.369cm"><text:p/></draw:line><draw:line draw:style-name="gr153" draw:text-style-name="P70" svg:x1="5.544cm" svg:y1="5.267cm" svg:x2="5.539cm" svg:y2="5.369cm"><text:p/></draw:line><draw:line draw:style-name="gr153" draw:text-style-name="P70" svg:x1="5.585cm" svg:y1="5.267cm" svg:x2="5.581cm" svg:y2="5.369cm"><text:p/></draw:line><draw:line draw:style-name="gr153" draw:text-style-name="P70" svg:x1="5.63cm" svg:y1="5.267cm" svg:x2="5.628cm" svg:y2="5.369cm"><text:p/></draw:line><draw:line draw:style-name="gr153" draw:text-style-name="P70" svg:x1="5.672cm" svg:y1="5.272cm" svg:x2="5.672cm" svg:y2="5.374cm"><text:p/></draw:line><draw:line draw:style-name="gr153" draw:text-style-name="P70" svg:x1="5.715cm" svg:y1="5.267cm" svg:x2="5.717cm" svg:y2="5.369cm"><text:p/></draw:line><draw:line draw:style-name="gr153" draw:text-style-name="P70" svg:x1="5.759cm" svg:y1="5.267cm" svg:x2="5.763cm" svg:y2="5.369cm"><text:p/></draw:line><draw:line draw:style-name="gr153" draw:text-style-name="P70" svg:x1="5.8cm" svg:y1="5.267cm" svg:x2="5.805cm" svg:y2="5.369cm"><text:p/></draw:line><draw:line draw:style-name="gr153" draw:text-style-name="P70" svg:x1="5.842cm" svg:y1="5.267cm" svg:x2="5.849cm" svg:y2="5.369cm"><text:p/></draw:line><draw:line draw:style-name="gr153" draw:text-style-name="P70" svg:x1="5.886cm" svg:y1="5.259cm" svg:x2="5.895cm" svg:y2="5.36cm"><text:p/></draw:line><draw:line draw:style-name="gr153" draw:text-style-name="P70" svg:x1="5.932cm" svg:y1="5.259cm" svg:x2="5.943cm" svg:y2="5.36cm"><text:p/></draw:line><draw:line draw:style-name="gr153" draw:text-style-name="P70" svg:x1="5.969cm" svg:y1="5.251cm" svg:x2="5.981cm" svg:y2="5.352cm"><text:p/></draw:line><draw:line draw:style-name="gr153" draw:text-style-name="P70" svg:x1="6.013cm" svg:y1="5.244cm" svg:x2="6.027cm" svg:y2="5.345cm"><text:p/></draw:line><draw:line draw:style-name="gr153" draw:text-style-name="P70" svg:x1="6.054cm" svg:y1="5.242cm" svg:x2="6.07cm" svg:y2="5.343cm"><text:p/></draw:line><draw:line draw:style-name="gr153" draw:text-style-name="P70" svg:x1="6.096cm" svg:y1="5.234cm" svg:x2="6.114cm" svg:y2="5.334cm"><text:p/></draw:line><draw:line draw:style-name="gr153" draw:text-style-name="P70" svg:x1="6.14cm" svg:y1="5.227cm" svg:x2="6.159cm" svg:y2="5.327cm"><text:p/></draw:line><draw:line draw:style-name="gr153" draw:text-style-name="P70" svg:x1="6.18cm" svg:y1="5.214cm" svg:x2="6.201cm" svg:y2="5.314cm"><text:p/></draw:line><draw:line draw:style-name="gr153" draw:text-style-name="P70" svg:x1="6.223cm" svg:y1="5.207cm" svg:x2="6.246cm" svg:y2="5.306cm"><text:p/></draw:line><draw:line draw:style-name="gr153" draw:text-style-name="P70" svg:x1="6.263cm" svg:y1="5.199cm" svg:x2="6.287cm" svg:y2="5.298cm"><text:p/></draw:line><draw:line draw:style-name="gr153" draw:text-style-name="P70" svg:x1="6.306cm" svg:y1="5.184cm" svg:x2="6.332cm" svg:y2="5.282cm"><text:p/></draw:line><draw:line draw:style-name="gr153" draw:text-style-name="P70" svg:x1="6.35cm" svg:y1="5.177cm" svg:x2="6.378cm" svg:y2="5.275cm"><text:p/></draw:line><draw:line draw:style-name="gr153" draw:text-style-name="P70" svg:x1="6.387cm" svg:y1="5.162cm" svg:x2="6.417cm" svg:y2="5.259cm"><text:p/></draw:line><draw:line draw:style-name="gr153" draw:text-style-name="P70" svg:x1="6.427cm" svg:y1="5.152cm" svg:x2="6.459cm" svg:y2="5.249cm"><text:p/></draw:line><draw:line draw:style-name="gr153" draw:text-style-name="P70" svg:x1="6.47cm" svg:y1="5.14cm" svg:x2="6.503cm" svg:y2="5.236cm"><text:p/></draw:line><draw:line draw:style-name="gr153" draw:text-style-name="P70" svg:x1="6.507cm" svg:y1="5.124cm" svg:x2="6.542cm" svg:y2="5.22cm"><text:p/></draw:line><draw:line draw:style-name="gr153" draw:text-style-name="P70" svg:x1="6.548cm" svg:y1="5.109cm" svg:x2="6.585cm" svg:y2="5.204cm"><text:p/></draw:line><draw:line draw:style-name="gr153" draw:text-style-name="P70" svg:x1="6.588cm" svg:y1="5.093cm" svg:x2="6.626cm" svg:y2="5.187cm"><text:p/></draw:line><draw:line draw:style-name="gr153" draw:text-style-name="P70" svg:x1="6.627cm" svg:y1="5.077cm" svg:x2="6.667cm" svg:y2="5.171cm"><text:p/></draw:line><draw:line draw:style-name="gr153" draw:text-style-name="P70" svg:x1="6.664cm" svg:y1="5.057cm" svg:x2="6.705cm" svg:y2="5.15cm"><text:p/></draw:line><draw:line draw:style-name="gr153" draw:text-style-name="P70" svg:x1="6.705cm" svg:y1="5.043cm" svg:x2="6.748cm" svg:y2="5.135cm"><text:p/></draw:line><draw:line draw:style-name="gr153" draw:text-style-name="P70" svg:x1="6.745cm" svg:y1="5.02cm" svg:x2="6.79cm" svg:y2="5.112cm"><text:p/></draw:line><draw:line draw:style-name="gr153" draw:text-style-name="P70" svg:x1="6.784cm" svg:y1="5.005cm" svg:x2="6.83cm" svg:y2="5.096cm"><text:p/></draw:line><draw:line draw:style-name="gr153" draw:text-style-name="P70" svg:x1="6.821cm" svg:y1="4.983cm" svg:x2="6.869cm" svg:y2="5.073cm"><text:p/></draw:line><draw:line draw:style-name="gr153" draw:text-style-name="P70" svg:x1="6.858cm" svg:y1="4.965cm" svg:x2="6.907cm" svg:y2="5.054cm"><text:p/></draw:line><draw:line draw:style-name="gr153" draw:text-style-name="P70" svg:x1="6.895cm" svg:y1="4.945cm" svg:x2="6.946cm" svg:y2="5.033cm"><text:p/></draw:line><draw:line draw:style-name="gr153" draw:text-style-name="P70" svg:x1="6.932cm" svg:y1="4.922cm" svg:x2="6.984cm" svg:y2="5.009cm"><text:p/></draw:line><draw:line draw:style-name="gr153" draw:text-style-name="P70" svg:x1="6.969cm" svg:y1="4.9cm" svg:x2="7.023cm" svg:y2="4.987cm"><text:p/></draw:line><draw:line draw:style-name="gr153" draw:text-style-name="P70" svg:x1="7.003cm" svg:y1="4.878cm" svg:x2="7.059cm" svg:y2="4.964cm"><text:p/></draw:line><draw:line draw:style-name="gr153" draw:text-style-name="P70" svg:x1="7.039cm" svg:y1="4.854cm" svg:x2="7.096cm" svg:y2="4.939cm"><text:p/></draw:line><draw:line draw:style-name="gr153" draw:text-style-name="P70" svg:x1="7.075cm" svg:y1="4.826cm" svg:x2="7.134cm" svg:y2="4.91cm"><text:p/></draw:line><draw:line draw:style-name="gr153" draw:text-style-name="P70" svg:x1="7.112cm" svg:y1="4.803cm" svg:x2="7.172cm" svg:y2="4.885cm"><text:p/></draw:line><draw:line draw:style-name="gr153" draw:text-style-name="P70" svg:x1="7.142cm" svg:y1="4.779cm" svg:x2="7.203cm" svg:y2="4.86cm"><text:p/></draw:line><draw:line draw:style-name="gr153" draw:text-style-name="P70" svg:x1="7.179cm" svg:y1="4.751cm" svg:x2="7.242cm" svg:y2="4.831cm"><text:p/></draw:line><draw:line draw:style-name="gr153" draw:text-style-name="P70" svg:x1="7.209cm" svg:y1="4.727cm" svg:x2="7.273cm" svg:y2="4.806cm"><text:p/></draw:line><draw:line draw:style-name="gr153" draw:text-style-name="P70" svg:x1="7.243cm" svg:y1="4.699cm" svg:x2="7.309cm" svg:y2="4.777cm"><text:p/></draw:line><draw:line draw:style-name="gr153" draw:text-style-name="P70" svg:x1="7.276cm" svg:y1="4.669cm" svg:x2="7.343cm" svg:y2="4.746cm"><text:p/></draw:line><draw:line draw:style-name="gr153" draw:text-style-name="P70" svg:x1="7.306cm" svg:y1="4.644cm" svg:x2="7.374cm" svg:y2="4.72cm"><text:p/></draw:line><draw:line draw:style-name="gr153" draw:text-style-name="P70" svg:x1="7.34cm" svg:y1="4.615cm" svg:x2="7.409cm" svg:y2="4.689cm"><text:p/></draw:line><draw:line draw:style-name="gr153" draw:text-style-name="P70" svg:x1="7.37cm" svg:y1="4.586cm" svg:x2="7.441cm" svg:y2="4.659cm"><text:p/></draw:line><draw:line draw:style-name="gr153" draw:text-style-name="P70" svg:x1="7.403cm" svg:y1="4.557cm" svg:x2="7.475cm" svg:y2="4.629cm"><text:p/></draw:line><draw:line draw:style-name="gr153" draw:text-style-name="P70" svg:x1="7.433cm" svg:y1="4.527cm" svg:x2="7.506cm" svg:y2="4.598cm"><text:p/></draw:line><draw:line draw:style-name="gr153" draw:text-style-name="P70" svg:x1="7.463cm" svg:y1="4.495cm" svg:x2="7.537cm" svg:y2="4.564cm"><text:p/></draw:line><draw:line draw:style-name="gr153" draw:text-style-name="P70" svg:x1="7.486cm" svg:y1="4.459cm" svg:x2="7.562cm" svg:y2="4.527cm"><text:p/></draw:line><draw:line draw:style-name="gr153" draw:text-style-name="P70" svg:x1="7.516cm" svg:y1="4.43cm" svg:x2="7.593cm" svg:y2="4.497cm"><text:p/></draw:line><draw:line draw:style-name="gr153" draw:text-style-name="P70" svg:x1="7.546cm" svg:y1="4.398cm" svg:x2="7.624cm" svg:y2="4.464cm"><text:p/></draw:line><draw:line draw:style-name="gr153" draw:text-style-name="P70" svg:x1="7.571cm" svg:y1="4.362cm" svg:x2="7.65cm" svg:y2="4.426cm"><text:p/></draw:line><draw:line draw:style-name="gr153" draw:text-style-name="P70" svg:x1="7.597cm" svg:y1="4.332cm" svg:x2="7.677cm" svg:y2="4.395cm"><text:p/></draw:line><draw:line draw:style-name="gr153" draw:text-style-name="P70" svg:x1="7.624cm" svg:y1="4.295cm" svg:x2="7.705cm" svg:y2="4.356cm"><text:p/></draw:line><draw:line draw:style-name="gr153" draw:text-style-name="P70" svg:x1="7.65cm" svg:y1="4.264cm" svg:x2="7.732cm" svg:y2="4.324cm"><text:p/></draw:line><draw:line draw:style-name="gr153" draw:text-style-name="P70" svg:x1="7.675cm" svg:y1="4.228cm" svg:x2="7.759cm" svg:y2="4.287cm"><text:p/></draw:line><draw:line draw:style-name="gr153" draw:text-style-name="P70" svg:x1="7.698cm" svg:y1="4.191cm" svg:x2="7.783cm" svg:y2="4.248cm"><text:p/></draw:line><draw:line draw:style-name="gr153" draw:text-style-name="P70" svg:x1="7.724cm" svg:y1="4.158cm" svg:x2="7.81cm" svg:y2="4.214cm"><text:p/></draw:line><draw:line draw:style-name="gr153" draw:text-style-name="P70" svg:x1="7.747cm" svg:y1="4.124cm" svg:x2="7.834cm" svg:y2="4.178cm"><text:p/></draw:line><draw:line draw:style-name="gr153" draw:text-style-name="P70" svg:x1="7.77cm" svg:y1="4.086cm" svg:x2="7.857cm" svg:y2="4.138cm"><text:p/></draw:line><draw:line draw:style-name="gr153" draw:text-style-name="P70" svg:x1="7.791cm" svg:y1="4.049cm" svg:x2="7.879cm" svg:y2="4.1cm"><text:p/></draw:line><draw:line draw:style-name="gr153" draw:text-style-name="P70" svg:x1="7.81cm" svg:y1="4.011cm" svg:x2="7.899cm" svg:y2="4.06cm"><text:p/></draw:line><draw:line draw:style-name="gr153" draw:text-style-name="P70" svg:x1="7.831cm" svg:y1="3.974cm" svg:x2="7.921cm" svg:y2="4.022cm"><text:p/></draw:line><draw:line draw:style-name="gr153" draw:text-style-name="P70" svg:x1="7.851cm" svg:y1="3.937cm" svg:x2="7.942cm" svg:y2="3.983cm"><text:p/></draw:line><draw:line draw:style-name="gr153" draw:text-style-name="P70" svg:x1="7.867cm" svg:y1="3.9cm" svg:x2="7.959cm" svg:y2="3.945cm"><text:p/></draw:line><draw:line draw:style-name="gr153" draw:text-style-name="P70" svg:x1="7.888cm" svg:y1="3.862cm" svg:x2="7.98cm" svg:y2="3.905cm"><text:p/></draw:line><draw:line draw:style-name="gr153" draw:text-style-name="P70" svg:x1="7.904cm" svg:y1="3.817cm" svg:x2="7.997cm" svg:y2="3.858cm"><text:p/></draw:line><draw:line draw:style-name="gr153" draw:text-style-name="P70" svg:x1="7.922cm" svg:y1="3.78cm" svg:x2="8.016cm" svg:y2="3.82cm"><text:p/></draw:line><draw:line draw:style-name="gr153" draw:text-style-name="P70" svg:x1="7.938cm" svg:y1="3.743cm" svg:x2="8.032cm" svg:y2="3.781cm"><text:p/></draw:line><draw:line draw:style-name="gr153" draw:text-style-name="P70" svg:x1="7.957cm" svg:y1="3.705cm" svg:x2="8.052cm" svg:y2="3.742cm"><text:p/></draw:line><draw:line draw:style-name="gr153" draw:text-style-name="P70" svg:x1="7.971cm" svg:y1="3.66cm" svg:x2="8.067cm" svg:y2="3.695cm"><text:p/></draw:line><draw:line draw:style-name="gr153" draw:text-style-name="P70" svg:x1="7.985cm" svg:y1="3.623cm" svg:x2="8.081cm" svg:y2="3.656cm"><text:p/></draw:line><draw:line draw:style-name="gr153" draw:text-style-name="P70" svg:x1="8.001cm" svg:y1="3.583cm" svg:x2="8.098cm" svg:y2="3.615cm"><text:p/></draw:line><draw:line draw:style-name="gr153" draw:text-style-name="P70" svg:x1="8.008cm" svg:y1="3.541cm" svg:x2="8.105cm" svg:y2="3.571cm"><text:p/></draw:line><draw:line draw:style-name="gr153" draw:text-style-name="P70" svg:x1="8.024cm" svg:y1="3.501cm" svg:x2="8.122cm" svg:y2="3.529cm"><text:p/></draw:line><draw:line draw:style-name="gr153" draw:text-style-name="P70" svg:x1="8.031cm" svg:y1="3.459cm" svg:x2="8.129cm" svg:y2="3.485cm"><text:p/></draw:line><draw:line draw:style-name="gr153" draw:text-style-name="P70" svg:x1="8.045cm" svg:y1="3.419cm" svg:x2="8.144cm" svg:y2="3.443cm"><text:p/></draw:line><draw:line draw:style-name="gr153" draw:text-style-name="P70" svg:x1="8.055cm" svg:y1="3.376cm" svg:x2="8.154cm" svg:y2="3.399cm"><text:p/></draw:line><draw:line draw:style-name="gr153" draw:text-style-name="P70" svg:x1="8.061cm" svg:y1="3.332cm" svg:x2="8.161cm" svg:y2="3.353cm"><text:p/></draw:line><draw:line draw:style-name="gr153" draw:text-style-name="P70" svg:x1="8.071cm" svg:y1="3.294cm" svg:x2="8.171cm" svg:y2="3.313cm"><text:p/></draw:line><draw:line draw:style-name="gr153" draw:text-style-name="P70" svg:x1="8.079cm" svg:y1="3.249cm" svg:x2="8.179cm" svg:y2="3.267cm"><text:p/></draw:line><draw:line draw:style-name="gr153" draw:text-style-name="P70" svg:x1="8.086cm" svg:y1="3.21cm" svg:x2="8.187cm" svg:y2="3.226cm"><text:p/></draw:line><draw:line draw:style-name="gr153" draw:text-style-name="P70" svg:x1="8.091cm" svg:y1="3.167cm" svg:x2="8.192cm" svg:y2="3.181cm"><text:p/></draw:line><draw:line draw:style-name="gr153" draw:text-style-name="P70" svg:x1="8.098cm" svg:y1="3.122cm" svg:x2="8.199cm" svg:y2="3.134cm"><text:p/></draw:line><draw:line draw:style-name="gr153" draw:text-style-name="P70" svg:x1="8.105cm" svg:y1="3.084cm" svg:x2="8.206cm" svg:y2="3.095cm"><text:p/></draw:line><draw:line draw:style-name="gr153" draw:text-style-name="P70" svg:x1="8.105cm" svg:y1="3.04cm" svg:x2="8.206cm" svg:y2="3.049cm"><text:p/></draw:line><draw:line draw:style-name="gr153" draw:text-style-name="P70" svg:x1="8.112cm" svg:y1="2.995cm" svg:x2="8.214cm" svg:y2="3.002cm"><text:p/></draw:line><draw:line draw:style-name="gr153" draw:text-style-name="P70" svg:x1="8.112cm" svg:y1="2.951cm" svg:x2="8.214cm" svg:y2="2.956cm"><text:p/></draw:line><draw:line draw:style-name="gr153" draw:text-style-name="P70" svg:x1="8.115cm" svg:y1="2.913cm" svg:x2="8.217cm" svg:y2="2.917cm"><text:p/></draw:line><draw:line draw:style-name="gr153" draw:text-style-name="P70" svg:x1="8.116cm" svg:y1="2.868cm" svg:x2="8.218cm" svg:y2="2.87cm"><text:p/></draw:line></draw:g><draw:g draw:name="DrawObject9_7" draw:style-name="gr12"><draw:custom-shape draw:style-name="gr157" draw:text-style-name="P73" svg:width="0.858cm" svg:height="0.858cm" svg:x="5.243cm" svg:y="2.397cm"><text:p/><draw:enhanced-geometry draw:glue-point-type="segments" draw:type="mso-spt100" draw:modifiers="1.07015784498009 -152.77640564535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5.672cm" svg:y1="2.822cm" svg:x2="9.011cm" svg:y2="2.808cm"><text:p/></draw:line><draw:line draw:style-name="gr154" draw:text-style-name="P54" svg:x1="5.672cm" svg:y1="2.813cm" svg:x2="2.684cm" svg:y2="1.342cm"><text:p/></draw:line></draw:g></draw:g></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4057240099457" text:continue-numbering="true" text:style-name="_5f_Numérotation_20_des_20_exercices_20_livrets">
        <text:list-item>
          <text:h text:style-name="P29" text:outline-level="1"><text:s/><text:span text:style-name="_5f_pointillés_20_gris"><text:span text:style-name="T27">Sur les figures ci-dessous, lis la mesure de chaque angle sur le rapporteur puis écris-la dans la bulle.</text:span></text:span></text:h>
        </text:list-item>
      </text:list>
      <text:p text:style-name="_5f_Paragraphe_20_livret_20_"><draw:custom-shape text:anchor-type="char" draw:z-index="68" draw:name="Shape33" draw:style-name="gr581" draw:text-style-name="P66" svg:width="1.511cm" svg:height="1.01cm" svg:x="4.015cm" svg:y="-0.173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8871.87864644107 16699.47643979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char" draw:z-index="77" draw:name="Shape34" draw:style-name="gr21"><draw:circle draw:style-name="gr22" draw:text-style-name="P54" svg:width="4.003cm" svg:height="4.003cm" draw:transform="skewX (-0.000523598775598176) rotate (-2.22058240731239) translate (4.45558333333333cm 1.35113888888889cm)" draw:kind="arc" draw:start-angle="0.03" draw:end-angle="179.96"><text:p/></draw:circle><draw:circle draw:style-name="gr22" draw:text-style-name="P54" svg:width="2.504cm" svg:height="2.504cm" draw:transform="skewX (-0.000698131700797595) rotate (-2.22075694023759) translate (3.40783333333333cm 1.49401388888889cm)" draw:kind="arc" draw:start-angle="0.03" draw:end-angle="179.96"><text:p/></draw:circle><draw:line draw:style-name="gr22" draw:text-style-name="P54" svg:x1="2.416cm" svg:y1="0.741cm" svg:x2="0.903cm" svg:y2="2.732cm"><text:p/></draw:line><draw:line draw:style-name="gr22" draw:text-style-name="P54" svg:x1="2.471cm" svg:y1="-0.159cm" svg:x2="0.049cm" svg:y2="3.027cm"><text:p/></draw:line><draw:line draw:style-name="gr22" draw:text-style-name="P54" svg:x1="2.473cm" svg:y1="-0.159cm" svg:x2="2.872cm" svg:y2="0.144cm"><text:p/></draw:line><draw:line draw:style-name="gr22" draw:text-style-name="P54" svg:x1="0.049cm" svg:y1="3.023cm" svg:x2="0.449cm" svg:y2="3.326cm"><text:p/></draw:line><draw:line draw:style-name="gr22" draw:text-style-name="P54" svg:x1="1.776cm" svg:y1="1.824cm" svg:x2="1.538cm" svg:y2="1.642cm"><text:p/></draw:line><draw:g draw:style-name="gr12"><draw:line draw:style-name="gr251" draw:text-style-name="P55" svg:x1="3.459cm" svg:y1="1.651cm" svg:x2="3.657cm" svg:y2="1.64cm"><text:p/></draw:line><draw:line draw:style-name="gr252" draw:text-style-name="P55" svg:x1="2.903cm" svg:y1="1.675cm" svg:x2="3.104cm" svg:y2="1.663cm"><text:p/></draw:line><draw:frame draw:style-name="gr253" draw:text-style-name="P57" svg:width="0.336cm" svg:height="0.429cm" draw:transform="rotate (-1.53396987957782) translate (3.46956944444444cm 1.53634722222222cm)"><draw:text-box><text:p text:style-name="P56"><text:span text:style-name="T52">130</text:span></text:p><text:p text:style-name="P56"><text:span text:style-name="T52">50</text:span></text:p></draw:text-box></draw:frame></draw:g><draw:g draw:style-name="gr12"><draw:line draw:style-name="gr254" draw:text-style-name="P55" svg:x1="0.832cm" svg:y1="3.337cm" svg:x2="0.739cm" svg:y2="3.515cm"><text:p/></draw:line><draw:line draw:style-name="gr255" draw:text-style-name="P55" svg:x1="1.085cm" svg:y1="2.845cm" svg:x2="0.993cm" svg:y2="3.023cm"><text:p/></draw:line><draw:frame draw:style-name="gr256" draw:text-style-name="P57" svg:width="0.288cm" svg:height="0.475cm" draw:transform="rotate (2.66808482752373) translate (0.897819444444444cm 3.40959722222222cm)"><draw:text-box><text:p text:style-name="P56"><text:span text:style-name="T52">10</text:span></text:p><text:p text:style-name="P56"><text:span text:style-name="T52">170</text:span></text:p></draw:text-box></draw:frame></draw:g><draw:g draw:style-name="gr12"><draw:line draw:style-name="gr257" draw:text-style-name="P55" svg:x1="1.12cm" svg:y1="3.455cm" svg:x2="1.06cm" svg:y2="3.646cm"><text:p/></draw:line><draw:line draw:style-name="gr258" draw:text-style-name="P55" svg:x1="1.286cm" svg:y1="2.926cm" svg:x2="1.226cm" svg:y2="3.12cm"><text:p/></draw:line><draw:frame draw:style-name="gr259" draw:text-style-name="P57" svg:width="0.302cm" svg:height="0.458cm" draw:transform="rotate (2.83616003449079) translate (1.20297222222222cm 3.51543055555556cm)"><draw:text-box><text:p text:style-name="P56"><text:span text:style-name="T52">20</text:span></text:p><text:p text:style-name="P56"><text:span text:style-name="T52">160</text:span></text:p></draw:text-box></draw:frame></draw:g><draw:g draw:style-name="gr12"><draw:line draw:style-name="gr260" draw:text-style-name="P55" svg:x1="1.741cm" svg:y1="3.531cm" svg:x2="1.752cm" svg:y2="3.73cm"><text:p/></draw:line><draw:line draw:style-name="gr261" draw:text-style-name="P55" svg:x1="1.711cm" svg:y1="2.979cm" svg:x2="1.722cm" svg:y2="3.178cm"><text:p/></draw:line><draw:frame draw:style-name="gr262" draw:text-style-name="P57" svg:width="0.334cm" svg:height="0.431cm" draw:transform="rotate (-3.09743582351434) translate (1.83973611111111cm 3.56129166666667cm)"><draw:text-box><text:p text:style-name="P56"><text:span text:style-name="T52">40</text:span></text:p><text:p text:style-name="P56"><text:span text:style-name="T52">140</text:span></text:p></draw:text-box></draw:frame></draw:g><draw:g draw:style-name="gr12"><draw:line draw:style-name="gr263" draw:text-style-name="P55" svg:x1="1.43cm" svg:y1="3.517cm" svg:x2="1.404cm" svg:y2="3.715cm"><text:p/></draw:line><draw:line draw:style-name="gr264" draw:text-style-name="P55" svg:x1="1.502cm" svg:y1="2.977cm" svg:x2="1.476cm" svg:y2="3.175cm"><text:p/></draw:line><draw:frame draw:style-name="gr265" draw:text-style-name="P57" svg:width="0.324cm" svg:height="0.44cm" draw:transform="rotate (3.0162780132966) translate (1.52047222222222cm 3.56305555555556cm)"><draw:text-box><text:p text:style-name="P56"><text:span text:style-name="T52">30</text:span></text:p><text:p text:style-name="P56"><text:span text:style-name="T52">150</text:span></text:p></draw:text-box></draw:frame></draw:g><draw:g draw:style-name="gr12"><draw:line draw:style-name="gr266" draw:text-style-name="P55" svg:x1="2.353cm" svg:y1="3.397cm" svg:x2="2.431cm" svg:y2="3.582cm"><text:p/></draw:line><draw:line draw:style-name="gr267" draw:text-style-name="P55" svg:x1="2.141cm" svg:y1="2.889cm" svg:x2="2.22cm" svg:y2="3.074cm"><text:p/></draw:line><draw:frame draw:style-name="gr268" draw:text-style-name="P57" svg:width="0.292cm" svg:height="0.468cm" draw:transform="rotate (-2.74348305120989) translate (2.45886111111111cm 3.38313888888889cm)"><draw:text-box><text:p text:style-name="P56"><text:span text:style-name="T52">60</text:span></text:p><text:p text:style-name="P56"><text:span text:style-name="T52">120</text:span></text:p></draw:text-box></draw:frame></draw:g><draw:g draw:style-name="gr12"><draw:line draw:style-name="gr269" draw:text-style-name="P55" svg:x1="2.055cm" svg:y1="3.491cm" svg:x2="2.099cm" svg:y2="3.687cm"><text:p/></draw:line><draw:line draw:style-name="gr270" draw:text-style-name="P55" svg:x1="1.931cm" svg:y1="2.953cm" svg:x2="1.975cm" svg:y2="3.149cm"><text:p/></draw:line><draw:frame draw:style-name="gr271" draw:text-style-name="P57" svg:width="0.311cm" svg:height="0.451cm" draw:transform="rotate (-2.91976130566131) translate (2.15547222222222cm 3.4925cm)"><draw:text-box><text:p text:style-name="P56"><text:span text:style-name="T52">50</text:span></text:p><text:p text:style-name="P56"><text:span text:style-name="T52">130</text:span></text:p></draw:text-box></draw:frame></draw:g><draw:g draw:style-name="gr12"><draw:line draw:style-name="gr272" draw:text-style-name="P55" svg:x1="2.63cm" svg:y1="3.247cm" svg:x2="2.738cm" svg:y2="3.415cm"><text:p/></draw:line><draw:line draw:style-name="gr273" draw:text-style-name="P55" svg:x1="2.33cm" svg:y1="2.785cm" svg:x2="2.438cm" svg:y2="2.954cm"><text:p/></draw:line><draw:frame draw:style-name="gr274" draw:text-style-name="P57" svg:width="0.283cm" svg:height="0.484cm" draw:transform="rotate (-2.56580853335686) translate (2.72520833333333cm 3.20851388888889cm)"><draw:text-box><text:p text:style-name="P56"><text:span text:style-name="T52">70</text:span></text:p><text:p text:style-name="P56"><text:span text:style-name="T52">110</text:span></text:p></draw:text-box></draw:frame></draw:g><draw:g draw:style-name="gr12"><draw:line draw:style-name="gr275" draw:text-style-name="P55" svg:x1="2.877cm" svg:y1="3.053cm" svg:x2="3.015cm" svg:y2="3.199cm"><text:p/></draw:line><draw:line draw:style-name="gr276" draw:text-style-name="P55" svg:x1="2.51cm" svg:y1="2.649cm" svg:x2="2.644cm" svg:y2="2.795cm"><text:p/></draw:line><draw:frame draw:style-name="gr277" draw:text-style-name="P57" svg:width="0.279cm" svg:height="0.489cm" draw:transform="rotate (-2.40279478122059) translate (2.96686111111111cm 3.00743055555556cm)"><draw:text-box><text:p text:style-name="P56"><text:span text:style-name="T52">80</text:span></text:p><text:p text:style-name="P56"><text:span text:style-name="T52">100</text:span></text:p></draw:text-box></draw:frame></draw:g><draw:g draw:style-name="gr12"><draw:line draw:style-name="gr278" draw:text-style-name="P55" svg:x1="3.085cm" svg:y1="2.822cm" svg:x2="3.246cm" svg:y2="2.944cm"><text:p/></draw:line><draw:line draw:style-name="gr279" draw:text-style-name="P55" svg:x1="2.653cm" svg:y1="2.492cm" svg:x2="2.812cm" svg:y2="2.614cm"><text:p/></draw:line><draw:frame draw:style-name="gr280" draw:text-style-name="P58" svg:width="0.251cm" svg:height="0.479cm" draw:transform="rotate (-2.22093147316278) translate (3.12561111111111cm 2.7305cm)"><draw:text-box><text:p text:style-name="P56"><text:span text:style-name="T53">90</text:span></text:p></draw:text-box></draw:frame></draw:g><draw:g draw:style-name="gr12"><draw:line draw:style-name="gr281" draw:text-style-name="P55" svg:x1="0.563cm" svg:y1="3.166cm" svg:x2="0.441cm" svg:y2="3.325cm"><text:p/></draw:line><draw:line draw:style-name="gr282" draw:text-style-name="P55" svg:x1="0.896cm" svg:y1="2.729cm" svg:x2="0.776cm" svg:y2="2.886cm"><text:p/></draw:line><draw:frame draw:style-name="gr283" draw:text-style-name="P57" svg:width="0.279cm" svg:height="0.489cm" draw:transform="rotate (2.49669349497789) translate (0.617361111111111cm 3.25613888888889cm)"><draw:text-box><text:p text:style-name="P56"><text:span text:style-name="T52">0</text:span></text:p><text:p text:style-name="P56"><text:span text:style-name="T52">180</text:span></text:p></draw:text-box></draw:frame></draw:g><draw:g draw:style-name="gr12"><draw:line draw:style-name="gr284" draw:text-style-name="P55" svg:x1="2.75cm" svg:y1="0.302cm" svg:x2="2.87cm" svg:y2="0.143cm"><text:p/></draw:line><draw:line draw:style-name="gr285" draw:text-style-name="P55" svg:x1="2.413cm" svg:y1="0.739cm" svg:x2="2.533cm" svg:y2="0.58cm"><text:p/></draw:line><draw:frame draw:style-name="gr286" draw:text-style-name="P57" svg:width="0.279cm" svg:height="0.489cm" draw:transform="rotate (-0.64943701466709) translate (2.68463888888889cm 0.215194444444444cm)"><draw:text-box><text:p text:style-name="P56"><text:span text:style-name="T52">180</text:span></text:p><text:p text:style-name="P56"><text:span text:style-name="T52">0</text:span></text:p></draw:text-box></draw:frame></draw:g><draw:g draw:style-name="gr12"><draw:line draw:style-name="gr287" draw:text-style-name="P55" svg:x1="2.981cm" svg:y1="0.513cm" svg:x2="3.127cm" svg:y2="0.379cm"><text:p/></draw:line><draw:line draw:style-name="gr288" draw:text-style-name="P55" svg:x1="2.57cm" svg:y1="0.889cm" svg:x2="2.718cm" svg:y2="0.751cm"><text:p/></draw:line><draw:frame draw:style-name="gr289" draw:text-style-name="P57" svg:width="0.276cm" svg:height="0.491cm" draw:transform="rotate (-0.827111532520113) translate (2.92452777777778cm 0.41275cm)"><draw:text-box><text:p text:style-name="P56"><text:span text:style-name="T52">170</text:span></text:p><text:p text:style-name="P56"><text:span text:style-name="T52">10</text:span></text:p></draw:text-box></draw:frame></draw:g><draw:g draw:style-name="gr12"><draw:line draw:style-name="gr290" draw:text-style-name="P55" svg:x1="3.168cm" svg:y1="0.76cm" svg:x2="3.336cm" svg:y2="0.651cm"><text:p/></draw:line><draw:line draw:style-name="gr291" draw:text-style-name="P55" svg:x1="2.704cm" svg:y1="1.057cm" svg:x2="2.872cm" svg:y2="0.951cm"><text:p/></draw:line><draw:frame draw:style-name="gr292" draw:text-style-name="P57" svg:width="0.283cm" svg:height="0.484cm" draw:transform="rotate (-0.999026463841554) translate (3.12561111111111cm 0.650875cm)"><draw:text-box><text:p text:style-name="P56"><text:span text:style-name="T52">160</text:span></text:p><text:p text:style-name="P56"><text:span text:style-name="T52">20</text:span></text:p></draw:text-box></draw:frame></draw:g><draw:g draw:style-name="gr12"><draw:line draw:style-name="gr293" draw:text-style-name="P55" svg:x1="3.316cm" svg:y1="1.04cm" svg:x2="3.501cm" svg:y2="0.961cm"><text:p/></draw:line><draw:line draw:style-name="gr294" draw:text-style-name="P55" svg:x1="2.813cm" svg:y1="1.253cm" svg:x2="2.996cm" svg:y2="1.175cm"><text:p/></draw:line><draw:frame draw:style-name="gr295" draw:text-style-name="P57" svg:width="0.294cm" svg:height="0.472cm" draw:transform="rotate (-1.1697196646866) translate (3.28788888888889cm 0.927805555555556cm)"><draw:text-box><text:p text:style-name="P56"><text:span text:style-name="T52">150</text:span></text:p><text:p text:style-name="P56"><text:span text:style-name="T52">30</text:span></text:p></draw:text-box></draw:frame></draw:g><draw:g draw:style-name="gr12"><draw:line draw:style-name="gr296" draw:text-style-name="P55" svg:x1="3.415cm" svg:y1="1.338cm" svg:x2="3.611cm" svg:y2="1.296cm"><text:p/></draw:line><draw:line draw:style-name="gr297" draw:text-style-name="P55" svg:x1="2.877cm" svg:y1="1.462cm" svg:x2="3.073cm" svg:y2="1.418cm"><text:p/></draw:line><draw:frame draw:style-name="gr298" draw:text-style-name="P57" svg:width="0.311cm" svg:height="0.451cm" draw:transform="rotate (-1.34896497886642) translate (3.40959722222222cm 1.22413888888889cm)"><draw:text-box><text:p text:style-name="P56"><text:span text:style-name="T52">140</text:span></text:p><text:p text:style-name="P56"><text:span text:style-name="T52">40</text:span></text:p></draw:text-box></draw:frame></draw:g><draw:g draw:style-name="gr12"><draw:line draw:style-name="gr299" draw:text-style-name="P55" svg:x1="3.443cm" svg:y1="1.963cm" svg:x2="3.642cm" svg:y2="1.988cm"><text:p/></draw:line><draw:line draw:style-name="gr300" draw:text-style-name="P55" svg:x1="2.898cm" svg:y1="1.894cm" svg:x2="3.097cm" svg:y2="1.919cm"><text:p/></draw:line><draw:frame draw:style-name="gr301" draw:text-style-name="P57" svg:width="0.324cm" svg:height="0.44cm" draw:transform="rotate (-1.69611096708809) translate (3.47133333333333cm 1.85913888888889cm)"><draw:text-box><text:p text:style-name="P56"><text:span text:style-name="T52">120</text:span></text:p><text:p text:style-name="P56"><text:span text:style-name="T52">60</text:span></text:p></draw:text-box></draw:frame></draw:g><draw:g draw:style-name="gr12"><draw:line draw:style-name="gr302" draw:text-style-name="P55" svg:x1="3.374cm" svg:y1="2.268cm" svg:x2="3.565cm" svg:y2="2.328cm"><text:p/></draw:line><draw:line draw:style-name="gr303" draw:text-style-name="P55" svg:x1="2.85cm" svg:y1="2.104cm" svg:x2="3.042cm" svg:y2="2.164cm"><text:p/></draw:line><draw:frame draw:style-name="gr304" draw:text-style-name="P57" svg:width="0.302cm" svg:height="0.458cm" draw:transform="rotate (-1.86924762888593) translate (3.41665277777778cm 2.17840277777778cm)"><draw:text-box><text:p text:style-name="P56"><text:span text:style-name="T52">110</text:span></text:p><text:p text:style-name="P56"><text:span text:style-name="T52">70</text:span></text:p></draw:text-box></draw:frame></draw:g><draw:g draw:style-name="gr12"><draw:line draw:style-name="gr305" draw:text-style-name="P55" svg:x1="3.254cm" svg:y1="2.559cm" svg:x2="3.432cm" svg:y2="2.651cm"><text:p/></draw:line><draw:line draw:style-name="gr306" draw:text-style-name="P55" svg:x1="2.771cm" svg:y1="2.307cm" svg:x2="2.947cm" svg:y2="2.399cm"><text:p/></draw:line><draw:frame draw:style-name="gr307" draw:text-style-name="P57" svg:width="0.288cm" svg:height="0.475cm" draw:transform="rotate (-2.04430415286096) translate (3.317875cm 2.47473611111111cm)"><draw:text-box><text:p text:style-name="P56"><text:span text:style-name="T52">100</text:span></text:p><text:p text:style-name="P56"><text:span text:style-name="T52">80</text:span></text:p></draw:text-box></draw:frame></draw:g><draw:line draw:style-name="gr308" draw:text-style-name="P54" svg:x1="1.658cm" svg:y1="1.735cm" svg:x2="3.101cm" svg:y2="-0.166cm"><text:p/></draw:line><draw:line draw:style-name="gr308" draw:text-style-name="P54" svg:x1="1.658cm" svg:y1="1.739cm" svg:x2="0.845cm" svg:y2="4.367cm"><text:p/></draw:line></draw:g><draw:g text:anchor-type="char" draw:z-index="51" draw:name="Shape36" draw:style-name="gr21"><draw:circle draw:style-name="gr22" draw:text-style-name="P54" svg:width="4.001cm" svg:height="4.001cm" draw:transform="rotate (-2.91033652770054) translate (9.45620833333333cm 2.78165277777778cm)" draw:kind="arc" draw:start-angle="0.03" draw:end-angle="179.96"><text:p/></draw:circle><draw:ellipse draw:style-name="gr22" draw:text-style-name="P54" svg:width="2.502cm" svg:height="2.504cm" draw:transform="rotate (-2.91033652770054) translate (8.556625cm 2.22426388888889cm)" draw:kind="arc" draw:start-angle="0.03" draw:end-angle="179.96"><text:p/></draw:ellipse><draw:line draw:style-name="gr22" draw:text-style-name="P54" svg:x1="8.269cm" svg:y1="1.008cm" svg:x2="5.835cm" svg:y2="1.581cm"><text:p/></draw:line><draw:line draw:style-name="gr22" draw:text-style-name="P54" svg:x1="8.886cm" svg:y1="0.352cm" svg:x2="4.991cm" svg:y2="1.269cm"><text:p/></draw:line><draw:line draw:style-name="gr22" draw:text-style-name="P54" svg:x1="8.885cm" svg:y1="0.352cm" svg:x2="9cm" svg:y2="0.841cm"><text:p/></draw:line><draw:line draw:style-name="gr22" draw:text-style-name="P54" svg:x1="4.991cm" svg:y1="1.269cm" svg:x2="5.106cm" svg:y2="1.758cm"><text:p/></draw:line><draw:line draw:style-name="gr22" draw:text-style-name="P54" svg:x1="7.086cm" svg:y1="1.442cm" svg:x2="7.017cm" svg:y2="1.151cm"><text:p/></draw:line><draw:g draw:style-name="gr12"><draw:line draw:style-name="gr596" draw:text-style-name="P55" svg:x1="8.495cm" svg:y1="2.375cm" svg:x2="8.656cm" svg:y2="2.495cm"><text:p/></draw:line><draw:line draw:style-name="gr597" draw:text-style-name="P55" svg:x1="8.054cm" svg:y1="2.04cm" svg:x2="8.218cm" svg:y2="2.16cm"><text:p/></draw:line><draw:frame draw:style-name="gr598" draw:text-style-name="P57" svg:width="0.279cm" svg:height="0.489cm" draw:transform="rotate (-2.2156954854068) translate (8.58131944444444cm 2.29481944444444cm)"><draw:text-box><text:p text:style-name="P56"><text:span text:style-name="T52">130</text:span></text:p><text:p text:style-name="P56"><text:span text:style-name="T52">50</text:span></text:p></draw:text-box></draw:frame></draw:g><draw:g draw:style-name="gr12"><draw:line draw:style-name="gr599" draw:text-style-name="P55" svg:x1="5.4cm" svg:y1="2.003cm" svg:x2="5.215cm" svg:y2="2.082cm"><text:p/></draw:line><draw:line draw:style-name="gr600" draw:text-style-name="P55" svg:x1="5.906cm" svg:y1="1.786cm" svg:x2="5.723cm" svg:y2="1.865cm"><text:p/></draw:line><draw:frame draw:style-name="gr601" draw:text-style-name="P57" svg:width="0.295cm" svg:height="0.47cm" draw:transform="rotate (1.97850524006077) translate (5.40102777777778cm 2.10255555555556cm)"><draw:text-box><text:p text:style-name="P56"><text:span text:style-name="T52">10</text:span></text:p><text:p text:style-name="P56"><text:span text:style-name="T52">170</text:span></text:p></draw:text-box></draw:frame></draw:g><draw:g draw:style-name="gr12"><draw:line draw:style-name="gr602" draw:text-style-name="P55" svg:x1="5.548cm" svg:y1="2.278cm" svg:x2="5.379cm" svg:y2="2.387cm"><text:p/></draw:line><draw:line draw:style-name="gr603" draw:text-style-name="P55" svg:x1="6.005cm" svg:y1="1.98cm" svg:x2="5.837cm" svg:y2="2.091cm"><text:p/></draw:line><draw:frame draw:style-name="gr604" draw:text-style-name="P57" svg:width="0.283cm" svg:height="0.484cm" draw:transform="rotate (2.14658044702783) translate (5.57036111111111cm 2.38125cm)"><draw:text-box><text:p text:style-name="P56"><text:span text:style-name="T52">20</text:span></text:p><text:p text:style-name="P56"><text:span text:style-name="T52">160</text:span></text:p></draw:text-box></draw:frame></draw:g><draw:g draw:style-name="gr12"><draw:line draw:style-name="gr605" draw:text-style-name="P55" svg:x1="5.977cm" svg:y1="2.741cm" svg:x2="5.857cm" svg:y2="2.9cm"><text:p/></draw:line><draw:line draw:style-name="gr606" draw:text-style-name="P55" svg:x1="6.306cm" svg:y1="2.294cm" svg:x2="6.186cm" svg:y2="2.455cm"><text:p/></draw:line><draw:frame draw:style-name="gr607" draw:text-style-name="P57" svg:width="0.279cm" svg:height="0.489cm" draw:transform="rotate (2.49669349497789) translate (6.03426388888889cm 2.82045833333333cm)"><draw:text-box><text:p text:style-name="P56"><text:span text:style-name="T52">40</text:span></text:p><text:p text:style-name="P56"><text:span text:style-name="T52">140</text:span></text:p></draw:text-box></draw:frame></draw:g><draw:g draw:style-name="gr12"><draw:line draw:style-name="gr608" draw:text-style-name="P55" svg:x1="5.742cm" svg:y1="2.525cm" svg:x2="5.596cm" svg:y2="2.661cm"><text:p/></draw:line><draw:line draw:style-name="gr609" draw:text-style-name="P55" svg:x1="6.145cm" svg:y1="2.151cm" svg:x2="5.999cm" svg:y2="2.287cm"><text:p/></draw:line><draw:frame draw:style-name="gr610" draw:text-style-name="P57" svg:width="0.279cm" svg:height="0.491cm" draw:transform="rotate (2.33001455141243) translate (5.78026388888889cm 2.61761111111111cm)"><draw:text-box><text:p text:style-name="P56"><text:span text:style-name="T52">30</text:span></text:p><text:p text:style-name="P56"><text:span text:style-name="T52">150</text:span></text:p></draw:text-box></draw:frame></draw:g><draw:g draw:style-name="gr12"><draw:line draw:style-name="gr611" draw:text-style-name="P55" svg:x1="6.533cm" svg:y1="3.019cm" svg:x2="6.477cm" svg:y2="3.213cm"><text:p/></draw:line><draw:line draw:style-name="gr612" draw:text-style-name="P55" svg:x1="6.69cm" svg:y1="2.495cm" svg:x2="6.634cm" svg:y2="2.686cm"><text:p/></draw:line><draw:frame draw:style-name="gr613" draw:text-style-name="P57" svg:width="0.302cm" svg:height="0.458cm" draw:transform="rotate (2.84314135149876) translate (6.62340277777778cm 3.07622222222222cm)"><draw:text-box><text:p text:style-name="P56"><text:span text:style-name="T52">60</text:span></text:p><text:p text:style-name="P56"><text:span text:style-name="T52">120</text:span></text:p></draw:text-box></draw:frame></draw:g><draw:g draw:style-name="gr12"><draw:line draw:style-name="gr614" draw:text-style-name="P55" svg:x1="6.243cm" svg:y1="2.906cm" svg:x2="6.151cm" svg:y2="3.084cm"><text:p/></draw:line><draw:line draw:style-name="gr615" draw:text-style-name="P55" svg:x1="6.488cm" svg:y1="2.412cm" svg:x2="6.398cm" svg:y2="2.59cm"><text:p/></draw:line><draw:frame draw:style-name="gr616" draw:text-style-name="P57" svg:width="0.29cm" svg:height="0.475cm" draw:transform="rotate (2.6778586713349) translate (6.31825cm 2.96686111111111cm)"><draw:text-box><text:p text:style-name="P56"><text:span text:style-name="T52">50</text:span></text:p><text:p text:style-name="P56"><text:span text:style-name="T52">130</text:span></text:p></draw:text-box></draw:frame></draw:g><draw:g draw:style-name="gr12"><draw:line draw:style-name="gr617" draw:text-style-name="P55" svg:x1="6.839cm" svg:y1="3.085cm" svg:x2="6.816cm" svg:y2="3.281cm"><text:p/></draw:line><draw:line draw:style-name="gr618" draw:text-style-name="P55" svg:x1="6.906cm" svg:y1="2.532cm" svg:x2="6.881cm" svg:y2="2.733cm"><text:p/></draw:line><draw:frame draw:style-name="gr619" draw:text-style-name="P57" svg:width="0.325cm" svg:height="0.438cm" draw:transform="rotate (3.03093877901335) translate (6.937375cm 3.1115cm)"><draw:text-box><text:p text:style-name="P56"><text:span text:style-name="T52">70</text:span></text:p><text:p text:style-name="P56"><text:span text:style-name="T52">110</text:span></text:p></draw:text-box></draw:frame></draw:g><draw:g draw:style-name="gr12"><draw:line draw:style-name="gr620" draw:text-style-name="P55" svg:x1="7.153cm" svg:y1="3.092cm" svg:x2="7.164cm" svg:y2="3.291cm"><text:p/></draw:line><draw:line draw:style-name="gr621" draw:text-style-name="P55" svg:x1="7.123cm" svg:y1="2.547cm" svg:x2="7.134cm" svg:y2="2.746cm"><text:p/></draw:line><draw:frame draw:style-name="gr622" draw:text-style-name="P57" svg:width="0.334cm" svg:height="0.433cm" draw:transform="rotate (-3.08277505779758) translate (7.254875cm 3.10797222222222cm)"><draw:text-box><text:p text:style-name="P56"><text:span text:style-name="T52">80</text:span></text:p><text:p text:style-name="P56"><text:span text:style-name="T52">100</text:span></text:p></draw:text-box></draw:frame></draw:g><draw:g draw:style-name="gr12"><draw:line draw:style-name="gr623" draw:text-style-name="P55" svg:x1="7.463cm" svg:y1="3.04cm" svg:x2="7.511cm" svg:y2="3.238cm"><text:p/></draw:line><draw:line draw:style-name="gr334" draw:text-style-name="P55" svg:x1="7.34cm" svg:y1="2.511cm" svg:x2="7.384cm" svg:y2="2.705cm"><text:p/></draw:line><draw:frame draw:style-name="gr624" draw:text-style-name="P58" svg:width="0.283cm" svg:height="0.442cm" draw:transform="rotate (-2.90667133627136) translate (7.55120833333333cm 2.99684722222222cm)"><draw:text-box><text:p text:style-name="P56"><text:span text:style-name="T53">90</text:span></text:p></draw:text-box></draw:frame></draw:g><draw:g draw:style-name="gr12"><draw:line draw:style-name="gr625" draw:text-style-name="P55" svg:x1="5.301cm" svg:y1="1.703cm" svg:x2="5.105cm" svg:y2="1.749cm"><text:p/></draw:line><draw:line draw:style-name="gr337" draw:text-style-name="P55" svg:x1="5.835cm" svg:y1="1.576cm" svg:x2="5.641cm" svg:y2="1.622cm"><text:p/></draw:line><draw:frame draw:style-name="gr626" draw:text-style-name="P57" svg:width="0.308cm" svg:height="0.451cm" draw:transform="rotate (1.80693937458973) translate (5.28813888888889cm 1.80798611111111cm)"><draw:text-box><text:p text:style-name="P56"><text:span text:style-name="T52">0</text:span></text:p><text:p text:style-name="P56"><text:span text:style-name="T52">180</text:span></text:p></draw:text-box></draw:frame></draw:g><draw:g draw:style-name="gr12"><draw:line draw:style-name="gr627" draw:text-style-name="P55" svg:x1="8.808cm" svg:y1="0.881cm" svg:x2="9.002cm" svg:y2="0.837cm"><text:p/></draw:line><draw:line draw:style-name="gr628" draw:text-style-name="P55" svg:x1="8.27cm" svg:y1="1.01cm" svg:x2="8.464cm" svg:y2="0.964cm"><text:p/></draw:line><draw:frame draw:style-name="gr629" draw:text-style-name="P57" svg:width="0.309cm" svg:height="0.451cm" draw:transform="rotate (-1.34180912893324) translate (8.81238888888889cm 0.776111111111111cm)"><draw:text-box><text:p text:style-name="P56"><text:span text:style-name="T52">180</text:span></text:p><text:p text:style-name="P56"><text:span text:style-name="T52">0</text:span></text:p></draw:text-box></draw:frame></draw:g><draw:g draw:style-name="gr12"><draw:line draw:style-name="gr630" draw:text-style-name="P55" svg:x1="8.848cm" svg:y1="1.193cm" svg:x2="9.047cm" svg:y2="1.181cm"><text:p/></draw:line><draw:line draw:style-name="gr631" draw:text-style-name="P55" svg:x1="8.3cm" svg:y1="1.223cm" svg:x2="8.501cm" svg:y2="1.211cm"><text:p/></draw:line><draw:frame draw:style-name="gr632" draw:text-style-name="P57" svg:width="0.334cm" svg:height="0.431cm" draw:transform="rotate (-1.51930911386106) translate (8.87236111111111cm 1.07773611111111cm)"><draw:text-box><text:p text:style-name="P56"><text:span text:style-name="T52">170</text:span></text:p><text:p text:style-name="P56"><text:span text:style-name="T52">10</text:span></text:p></draw:text-box></draw:frame></draw:g><draw:g draw:style-name="gr12"><draw:line draw:style-name="gr633" draw:text-style-name="P55" svg:x1="8.838cm" svg:y1="1.502cm" svg:x2="9.036cm" svg:y2="1.527cm"><text:p/></draw:line><draw:line draw:style-name="gr634" draw:text-style-name="P55" svg:x1="8.293cm" svg:y1="1.442cm" svg:x2="8.491cm" svg:y2="1.465cm"><text:p/></draw:line><draw:frame draw:style-name="gr635" draw:text-style-name="P57" svg:width="0.325cm" svg:height="0.438cm" draw:transform="rotate (-1.68878058422971) translate (8.87765277777778cm 1.39523611111111cm)"><draw:text-box><text:p text:style-name="P56"><text:span text:style-name="T52">160</text:span></text:p><text:p text:style-name="P56"><text:span text:style-name="T52">20</text:span></text:p></draw:text-box></draw:frame></draw:g><draw:g draw:style-name="gr12"><draw:line draw:style-name="gr636" draw:text-style-name="P55" svg:x1="8.774cm" svg:y1="1.816cm" svg:x2="8.968cm" svg:y2="1.874cm"><text:p/></draw:line><draw:line draw:style-name="gr637" draw:text-style-name="P55" svg:x1="8.25cm" svg:y1="1.659cm" svg:x2="8.441cm" svg:y2="1.717cm"><text:p/></draw:line><draw:frame draw:style-name="gr638" draw:text-style-name="P57" svg:width="0.304cm" svg:height="0.458cm" draw:transform="rotate (-1.86017191677556) translate (8.8265cm 1.71273611111111cm)"><draw:text-box><text:p text:style-name="P56"><text:span text:style-name="T52">150</text:span></text:p><text:p text:style-name="P56"><text:span text:style-name="T52">30</text:span></text:p></draw:text-box></draw:frame></draw:g><draw:g draw:style-name="gr12"><draw:line draw:style-name="gr639" draw:text-style-name="P55" svg:x1="8.659cm" svg:y1="2.107cm" svg:x2="8.839cm" svg:y2="2.197cm"><text:p/></draw:line><draw:line draw:style-name="gr640" draw:text-style-name="P55" svg:x1="8.169cm" svg:y1="1.86cm" svg:x2="8.347cm" svg:y2="1.95cm"><text:p/></draw:line><draw:frame draw:style-name="gr641" draw:text-style-name="P57" svg:width="0.287cm" svg:height="0.477cm" draw:transform="rotate (-2.03767190170338) translate (8.72772222222222cm 2.01436111111111cm)"><draw:text-box><text:p text:style-name="P56"><text:span text:style-name="T52">140</text:span></text:p><text:p text:style-name="P56"><text:span text:style-name="T52">40</text:span></text:p></draw:text-box></draw:frame></draw:g><draw:g draw:style-name="gr12"><draw:line draw:style-name="gr642" draw:text-style-name="P55" svg:x1="8.285cm" svg:y1="2.608cm" svg:x2="8.423cm" svg:y2="2.754cm"><text:p/></draw:line><draw:line draw:style-name="gr643" draw:text-style-name="P55" svg:x1="7.908cm" svg:y1="2.204cm" svg:x2="8.046cm" svg:y2="2.35cm"><text:p/></draw:line><draw:frame draw:style-name="gr644" draw:text-style-name="P57" svg:width="0.278cm" svg:height="0.489cm" draw:transform="rotate (-2.39249733863383) translate (8.38023611111111cm 2.54529166666667cm)"><draw:text-box><text:p text:style-name="P56"><text:span text:style-name="T52">120</text:span></text:p><text:p text:style-name="P56"><text:span text:style-name="T52">60</text:span></text:p></draw:text-box></draw:frame></draw:g><draw:g draw:style-name="gr12"><draw:line draw:style-name="gr645" draw:text-style-name="P55" svg:x1="8.039cm" svg:y1="2.795cm" svg:x2="8.148cm" svg:y2="2.964cm"><text:p/></draw:line><draw:line draw:style-name="gr646" draw:text-style-name="P55" svg:x1="7.735cm" svg:y1="2.338cm" svg:x2="7.846cm" svg:y2="2.507cm"><text:p/></draw:line><draw:frame draw:style-name="gr647" draw:text-style-name="P57" svg:width="0.283cm" svg:height="0.484cm" draw:transform="rotate (-2.56580853335686) translate (8.128cm 2.75695833333333cm)"><draw:text-box><text:p text:style-name="P56"><text:span text:style-name="T52">110</text:span></text:p><text:p text:style-name="P56"><text:span text:style-name="T52">70</text:span></text:p></draw:text-box></draw:frame></draw:g><draw:g draw:style-name="gr12"><draw:line draw:style-name="gr648" draw:text-style-name="P55" svg:x1="7.762cm" svg:y1="2.943cm" svg:x2="7.841cm" svg:y2="3.128cm"><text:p/></draw:line><draw:line draw:style-name="gr649" draw:text-style-name="P55" svg:x1="7.546cm" svg:y1="2.444cm" svg:x2="7.625cm" svg:y2="2.627cm"><text:p/></draw:line><draw:frame draw:style-name="gr650" draw:text-style-name="P57" svg:width="0.295cm" svg:height="0.47cm" draw:transform="rotate (-2.73388374032392) translate (7.86165277777778cm 2.92452777777778cm)"><draw:text-box><text:p text:style-name="P56"><text:span text:style-name="T52">100</text:span></text:p><text:p text:style-name="P56"><text:span text:style-name="T52">80</text:span></text:p></draw:text-box></draw:frame></draw:g><draw:line draw:style-name="gr141" draw:text-style-name="P54" svg:x1="7.053cm" svg:y1="1.299cm" svg:x2="4.322cm" svg:y2="1.941cm"><text:p/></draw:line><draw:line draw:style-name="gr141" draw:text-style-name="P54" svg:x1="7.053cm" svg:y1="1.292cm" svg:x2="8.14cm" svg:y2="3.821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draw:custom-shape text:anchor-type="char" draw:z-index="63" draw:name="Shape35" draw:style-name="gr158" draw:text-style-name="P66" svg:width="1.5cm" svg:height="1.001cm" svg:x="4.175cm" svg:y="-0.03cm"><text:p text:style-name="P65"><text:span text:style-name="T49">b.</text:span><text:span text:style-name="T57"> </text:span><text:span text:style-name="T58">…..</text:span></text:p><draw:enhanced-geometry svg:viewBox="0 0 21600 21600" draw:mirror-horizontal="false" draw:mirror-vertical="false" draw:text-areas="800 800 20800 20800" draw:type="round-rectangular-callout" draw:modifiers="26270.2702702703 -11332.39436619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g text:anchor-type="char" draw:z-index="79" draw:name="Shape37_0" draw:style-name="gr21"><draw:circle draw:style-name="gr22" draw:text-style-name="P54" svg:width="4.001cm" svg:height="4.001cm" draw:transform="rotate (-2.49093390844631) translate (4.34975cm 2.20133333333333cm)" draw:kind="arc" draw:start-angle="0.03" draw:end-angle="179.96"><text:p/></draw:circle><draw:circle draw:style-name="gr22" draw:text-style-name="P54" svg:width="2.504cm" svg:height="2.504cm" draw:transform="rotate (-2.49110844137151) translate (3.30023611111111cm 2.06022222222222cm)" draw:kind="arc" draw:start-angle="0.03" draw:end-angle="179.96"><text:p/></draw:circle><draw:line draw:style-name="gr22" draw:text-style-name="P54" svg:x1="2.544cm" svg:y1="1.067cm" svg:x2="0.554cm" svg:y2="2.582cm"><text:p/></draw:line><draw:line draw:style-name="gr22" draw:text-style-name="P54" svg:x1="2.838cm" svg:y1="0.213cm" svg:x2="-0.346cm" svg:y2="2.637cm"><text:p/></draw:line><draw:line draw:style-name="gr22" draw:text-style-name="P54" svg:x1="2.839cm" svg:y1="0.213cm" svg:x2="3.141cm" svg:y2="0.612cm"><text:p/></draw:line><draw:line draw:style-name="gr22" draw:text-style-name="P54" svg:x1="-0.346cm" svg:y1="2.637cm" svg:x2="-0.043cm" svg:y2="3.036cm"><text:p/></draw:line><draw:line draw:style-name="gr22" draw:text-style-name="P54" svg:x1="1.639cm" svg:y1="1.942cm" svg:x2="1.457cm" svg:y2="1.702cm"><text:p/></draw:line><draw:g draw:style-name="gr12"><draw:line draw:style-name="gr159" draw:text-style-name="P55" svg:x1="3.302cm" svg:y1="2.219cm" svg:x2="3.496cm" svg:y2="2.263cm"><text:p/></draw:line><draw:line draw:style-name="gr160" draw:text-style-name="P55" svg:x1="2.764cm" svg:y1="2.097cm" svg:x2="2.962cm" svg:y2="2.138cm"><text:p/></draw:line><draw:frame draw:style-name="gr161" draw:text-style-name="P57" svg:width="0.288cm" svg:height="0.444cm" draw:transform="rotate (-1.79262767472338) translate (3.34786111111111cm 2.11313888888889cm)"><draw:text-box><text:p text:style-name="P56"><text:span text:style-name="T52">130</text:span></text:p><text:p text:style-name="P56"><text:span text:style-name="T52">50</text:span></text:p></draw:text-box></draw:frame></draw:g><draw:g draw:style-name="gr12"><draw:line draw:style-name="gr162" draw:text-style-name="P55" svg:x1="0.325cm" svg:y1="3.145cm" svg:x2="0.187cm" svg:y2="3.291cm"><text:p/></draw:line><draw:line draw:style-name="gr163" draw:text-style-name="P55" svg:x1="0.697cm" svg:y1="2.734cm" svg:x2="0.561cm" svg:y2="2.88cm"><text:p/></draw:line><draw:frame draw:style-name="gr164" draw:text-style-name="P57" svg:width="0.278cm" svg:height="0.491cm" draw:transform="rotate (2.39790785931501) translate (0.368652777777778cm 3.23497222222222cm)"><draw:text-box><text:p text:style-name="P56"><text:span text:style-name="T52">10</text:span></text:p><text:p text:style-name="P56"><text:span text:style-name="T52">170</text:span></text:p></draw:text-box></draw:frame></draw:g><draw:g draw:style-name="gr12"><draw:line draw:style-name="gr165" draw:text-style-name="P55" svg:x1="0.573cm" svg:y1="3.332cm" svg:x2="0.464cm" svg:y2="3.5cm"><text:p/></draw:line><draw:line draw:style-name="gr166" draw:text-style-name="P55" svg:x1="0.871cm" svg:y1="2.868cm" svg:x2="0.762cm" svg:y2="3.037cm"><text:p/></draw:line><draw:frame draw:style-name="gr167" draw:text-style-name="P57" svg:width="0.283cm" svg:height="0.484cm" draw:transform="rotate (2.56580853335686) translate (0.633236111111111cm 3.41841666666667cm)"><draw:text-box><text:p text:style-name="P56"><text:span text:style-name="T52">20</text:span></text:p><text:p text:style-name="P56"><text:span text:style-name="T52">160</text:span></text:p></draw:text-box></draw:frame></draw:g><draw:g draw:style-name="gr12"><draw:line draw:style-name="gr168" draw:text-style-name="P55" svg:x1="1.148cm" svg:y1="3.577cm" svg:x2="1.106cm" svg:y2="3.771cm"><text:p/></draw:line><draw:line draw:style-name="gr169" draw:text-style-name="P55" svg:x1="1.27cm" svg:y1="3.037cm" svg:x2="1.226cm" svg:y2="3.233cm"><text:p/></draw:line><draw:frame draw:style-name="gr170" draw:text-style-name="P57" svg:width="0.311cm" svg:height="0.451cm" draw:transform="rotate (2.91976130566131) translate (1.23648611111111cm 3.63008333333333cm)"><draw:text-box><text:p text:style-name="P56"><text:span text:style-name="T52">40</text:span></text:p><text:p text:style-name="P56"><text:span text:style-name="T52">140</text:span></text:p></draw:text-box></draw:frame></draw:g><draw:g draw:style-name="gr12"><draw:line draw:style-name="gr171" draw:text-style-name="P55" svg:x1="0.85cm" svg:y1="3.48cm" svg:x2="0.771cm" svg:y2="3.663cm"><text:p/></draw:line><draw:line draw:style-name="gr172" draw:text-style-name="P55" svg:x1="1.066cm" svg:y1="2.972cm" svg:x2="0.988cm" svg:y2="3.155cm"><text:p/></draw:line><draw:frame draw:style-name="gr173" draw:text-style-name="P57" svg:width="0.295cm" svg:height="0.466cm" draw:transform="rotate (2.75692208645024) translate (0.924277777777778cm 3.54894444444444cm)"><draw:text-box><text:p text:style-name="P56"><text:span text:style-name="T52">30</text:span></text:p><text:p text:style-name="P56"><text:span text:style-name="T52">150</text:span></text:p></draw:text-box></draw:frame></draw:g><draw:g draw:style-name="gr12"><draw:line draw:style-name="gr174" draw:text-style-name="P55" svg:x1="1.771cm" svg:y1="3.607cm" svg:x2="1.797cm" svg:y2="3.806cm"><text:p/></draw:line><draw:line draw:style-name="gr175" draw:text-style-name="P55" svg:x1="1.704cm" svg:y1="3.062cm" svg:x2="1.73cm" svg:y2="3.26cm"><text:p/></draw:line><draw:frame draw:style-name="gr176" draw:text-style-name="P57" svg:width="0.324cm" svg:height="0.44cm" draw:transform="rotate (-3.0162780132966) translate (1.87854166666667cm 3.62302777777778cm)"><draw:text-box><text:p text:style-name="P56"><text:span text:style-name="T52">60</text:span></text:p><text:p text:style-name="P56"><text:span text:style-name="T52">120</text:span></text:p></draw:text-box></draw:frame></draw:g><draw:g draw:style-name="gr12"><draw:line draw:style-name="gr177" draw:text-style-name="P55" svg:x1="1.461cm" svg:y1="3.621cm" svg:x2="1.45cm" svg:y2="3.82cm"><text:p/></draw:line><draw:line draw:style-name="gr178" draw:text-style-name="P55" svg:x1="1.487cm" svg:y1="3.069cm" svg:x2="1.476cm" svg:y2="3.27cm"><text:p/></draw:line><draw:frame draw:style-name="gr179" draw:text-style-name="P57" svg:width="0.336cm" svg:height="0.429cm" draw:transform="rotate (3.09743582351434) translate (1.55751388888889cm 3.64772222222222cm)"><draw:text-box><text:p text:style-name="P56"><text:span text:style-name="T52">50</text:span></text:p><text:p text:style-name="P56"><text:span text:style-name="T52">130</text:span></text:p></draw:text-box></draw:frame></draw:g><draw:g draw:style-name="gr12"><draw:line draw:style-name="gr180" draw:text-style-name="P55" svg:x1="2.078cm" svg:y1="3.54cm" svg:x2="2.136cm" svg:y2="3.731cm"><text:p/></draw:line><draw:line draw:style-name="gr181" draw:text-style-name="P55" svg:x1="1.917cm" svg:y1="3.016cm" svg:x2="1.977cm" svg:y2="3.207cm"><text:p/></draw:line><draw:frame draw:style-name="gr182" draw:text-style-name="P57" svg:width="0.302cm" svg:height="0.461cm" draw:transform="rotate (-2.83389110646319) translate (2.18193055555556cm 3.52954166666667cm)"><draw:text-box><text:p text:style-name="P56"><text:span text:style-name="T52">70</text:span></text:p><text:p text:style-name="P56"><text:span text:style-name="T52">110</text:span></text:p></draw:text-box></draw:frame></draw:g><draw:g draw:style-name="gr12"><draw:line draw:style-name="gr183" draw:text-style-name="P55" svg:x1="2.369cm" svg:y1="3.42cm" svg:x2="2.462cm" svg:y2="3.598cm"><text:p/></draw:line><draw:line draw:style-name="gr184" draw:text-style-name="P55" svg:x1="2.122cm" svg:y1="2.935cm" svg:x2="2.214cm" svg:y2="3.111cm"><text:p/></draw:line><draw:frame draw:style-name="gr185" draw:text-style-name="P57" svg:width="0.288cm" svg:height="0.475cm" draw:transform="rotate (-2.66808482752373) translate (2.46768055555556cm 3.39372222222222cm)"><draw:text-box><text:p text:style-name="P56"><text:span text:style-name="T52">80</text:span></text:p><text:p text:style-name="P56"><text:span text:style-name="T52">100</text:span></text:p></draw:text-box></draw:frame></draw:g><draw:g draw:style-name="gr12"><draw:line draw:style-name="gr186" draw:text-style-name="P55" svg:x1="2.635cm" svg:y1="3.249cm" svg:x2="2.757cm" svg:y2="3.408cm"><text:p/></draw:line><draw:line draw:style-name="gr187" draw:text-style-name="P55" svg:x1="2.302cm" svg:y1="2.815cm" svg:x2="2.424cm" svg:y2="2.974cm"><text:p/></draw:line><draw:frame draw:style-name="gr188" draw:text-style-name="P58" svg:width="0.253cm" svg:height="0.479cm" draw:transform="rotate (-2.49651896205269) translate (2.69875cm 3.175cm)"><draw:text-box><text:p text:style-name="P56"><text:span text:style-name="T53">90</text:span></text:p></draw:text-box></draw:frame></draw:g><draw:g draw:style-name="gr12"><draw:line draw:style-name="gr189" draw:text-style-name="P55" svg:x1="0.114cm" svg:y1="2.905cm" svg:x2="-0.045cm" svg:y2="3.027cm"><text:p/></draw:line><draw:line draw:style-name="gr190" draw:text-style-name="P55" svg:x1="0.549cm" svg:y1="2.575cm" svg:x2="0.39cm" svg:y2="2.697cm"><text:p/></draw:line><draw:frame draw:style-name="gr191" draw:text-style-name="P57" svg:width="0.279cm" svg:height="0.489cm" draw:transform="rotate (2.2156954854068) translate (0.139347222222222cm 3.00919444444444cm)"><draw:text-box><text:p text:style-name="P56"><text:span text:style-name="T52">0</text:span></text:p><text:p text:style-name="P56"><text:span text:style-name="T52">180</text:span></text:p></draw:text-box></draw:frame></draw:g><draw:g draw:style-name="gr12"><draw:line draw:style-name="gr192" draw:text-style-name="P55" svg:x1="2.981cm" svg:y1="0.732cm" svg:x2="3.138cm" svg:y2="0.612cm"><text:p/></draw:line><draw:line draw:style-name="gr193" draw:text-style-name="P55" svg:x1="2.546cm" svg:y1="1.065cm" svg:x2="2.705cm" svg:y2="0.945cm"><text:p/></draw:line><draw:frame draw:style-name="gr194" draw:text-style-name="P57" svg:width="0.279cm" svg:height="0.489cm" draw:transform="rotate (-0.921359312127807) translate (2.94216666666667cm 0.633236111111111cm)"><draw:text-box><text:p text:style-name="P56"><text:span text:style-name="T52">180</text:span></text:p><text:p text:style-name="P56"><text:span text:style-name="T52">0</text:span></text:p></draw:text-box></draw:frame></draw:g><draw:g draw:style-name="gr12"><draw:line draw:style-name="gr195" draw:text-style-name="P55" svg:x1="3.147cm" svg:y1="0.995cm" svg:x2="3.323cm" svg:y2="0.903cm"><text:p/></draw:line><draw:line draw:style-name="gr196" draw:text-style-name="P55" svg:x1="2.653cm" svg:y1="1.247cm" svg:x2="2.833cm" svg:y2="1.155cm"><text:p/></draw:line><draw:frame draw:style-name="gr197" draw:text-style-name="P57" svg:width="0.29cm" svg:height="0.477cm" draw:transform="rotate (-1.10706234454) translate (3.12031944444444cm 0.887236111111111cm)"><draw:text-box><text:p text:style-name="P56"><text:span text:style-name="T52">170</text:span></text:p><text:p text:style-name="P56"><text:span text:style-name="T52">10</text:span></text:p></draw:text-box></draw:frame></draw:g><draw:g draw:style-name="gr12"><draw:line draw:style-name="gr198" draw:text-style-name="P55" svg:x1="3.265cm" svg:y1="1.284cm" svg:x2="3.454cm" svg:y2="1.224cm"><text:p/></draw:line><draw:line draw:style-name="gr199" draw:text-style-name="P55" svg:x1="2.74cm" svg:y1="1.446cm" svg:x2="2.931cm" svg:y2="1.388cm"><text:p/></draw:line><draw:frame draw:style-name="gr200" draw:text-style-name="P57" svg:width="0.302cm" svg:height="0.458cm" draw:transform="rotate (-1.27234502470387) translate (3.25261111111111cm 1.16945833333333cm)"><draw:text-box><text:p text:style-name="P56"><text:span text:style-name="T52">160</text:span></text:p><text:p text:style-name="P56"><text:span text:style-name="T52">20</text:span></text:p></draw:text-box></draw:frame></draw:g><draw:g draw:style-name="gr12"><draw:line draw:style-name="gr201" draw:text-style-name="P55" svg:x1="3.332cm" svg:y1="1.596cm" svg:x2="3.531cm" svg:y2="1.568cm"><text:p/></draw:line><draw:line draw:style-name="gr202" draw:text-style-name="P55" svg:x1="2.787cm" svg:y1="1.661cm" svg:x2="2.985cm" svg:y2="1.635cm"><text:p/></draw:line><draw:frame draw:style-name="gr203" draw:text-style-name="P57" svg:width="0.324cm" svg:height="0.44cm" draw:transform="rotate (-1.4454816865017) translate (3.33904166666667cm 1.47813888888889cm)"><draw:text-box><text:p text:style-name="P56"><text:span text:style-name="T52">150</text:span></text:p><text:p text:style-name="P56"><text:span text:style-name="T52">30</text:span></text:p></draw:text-box></draw:frame></draw:g><draw:g draw:style-name="gr12"><draw:line draw:style-name="gr204" draw:text-style-name="P55" svg:x1="3.347cm" svg:y1="1.905cm" svg:x2="3.546cm" svg:y2="1.916cm"><text:p/></draw:line><draw:line draw:style-name="gr205" draw:text-style-name="P55" svg:x1="2.794cm" svg:y1="1.882cm" svg:x2="2.993cm" svg:y2="1.893cm"><text:p/></draw:line><draw:frame draw:style-name="gr206" draw:text-style-name="P57" svg:width="0.336cm" svg:height="0.429cm" draw:transform="rotate (-1.61460409101995) translate (3.37255555555556cm 1.79563888888889cm)"><draw:text-box><text:p text:style-name="P56"><text:span text:style-name="T52">140</text:span></text:p><text:p text:style-name="P56"><text:span text:style-name="T52">40</text:span></text:p></draw:text-box></draw:frame></draw:g><draw:g draw:style-name="gr12"><draw:line draw:style-name="gr207" draw:text-style-name="P55" svg:x1="3.205cm" svg:y1="2.517cm" svg:x2="3.39cm" svg:y2="2.593cm"><text:p/></draw:line><draw:line draw:style-name="gr208" draw:text-style-name="P55" svg:x1="2.697cm" svg:y1="2.305cm" svg:x2="2.882cm" svg:y2="2.383cm"><text:p/></draw:line><draw:frame draw:style-name="gr209" draw:text-style-name="P57" svg:width="0.294cm" svg:height="0.472cm" draw:transform="rotate (-1.97187298890319) translate (3.26672222222222cm 2.42358333333333cm)"><draw:text-box><text:p text:style-name="P56"><text:span text:style-name="T52">120</text:span></text:p><text:p text:style-name="P56"><text:span text:style-name="T52">60</text:span></text:p></draw:text-box></draw:frame></draw:g><draw:g draw:style-name="gr12"><draw:line draw:style-name="gr210" draw:text-style-name="P55" svg:x1="3.06cm" svg:y1="2.792cm" svg:x2="3.228cm" svg:y2="2.901cm"><text:p/></draw:line><draw:line draw:style-name="gr211" draw:text-style-name="P55" svg:x1="2.599cm" svg:y1="2.494cm" svg:x2="2.767cm" svg:y2="2.602cm"><text:p/></draw:line><draw:frame draw:style-name="gr212" draw:text-style-name="P57" svg:width="0.283cm" svg:height="0.484cm" draw:transform="rotate (-2.14658044702783) translate (3.12208333333333cm 2.71815277777778cm)"><draw:text-box><text:p text:style-name="P56"><text:span text:style-name="T52">110</text:span></text:p><text:p text:style-name="P56"><text:span text:style-name="T52">70</text:span></text:p></draw:text-box></draw:frame></draw:g><draw:g draw:style-name="gr12"><draw:line draw:style-name="gr213" draw:text-style-name="P55" svg:x1="2.869cm" svg:y1="3.039cm" svg:x2="3.015cm" svg:y2="3.177cm"><text:p/></draw:line><draw:line draw:style-name="gr214" draw:text-style-name="P55" svg:x1="2.466cm" svg:y1="2.672cm" svg:x2="2.612cm" svg:y2="2.808cm"><text:p/></draw:line><draw:frame draw:style-name="gr215" draw:text-style-name="P57" svg:width="0.278cm" svg:height="0.491cm" draw:transform="rotate (-2.31448112106968) translate (2.94745833333333cm 2.98097222222222cm)"><draw:text-box><text:p text:style-name="P56"><text:span text:style-name="T52">100</text:span></text:p><text:p text:style-name="P56"><text:span text:style-name="T52">80</text:span></text:p></draw:text-box></draw:frame></draw:g><draw:line draw:style-name="gr80" draw:text-style-name="P54" svg:x1="1.547cm" svg:y1="1.82cm" svg:x2="3.69cm" svg:y2="0.187cm"><text:p/></draw:line><draw:line draw:style-name="gr80" draw:text-style-name="P54" svg:x1="1.547cm" svg:y1="1.822cm" svg:x2="4.085cm" svg:y2="2.884cm"><text:p/></draw:line></draw:g><draw:custom-shape text:anchor-type="char" draw:z-index="80" draw:name="Shape38_0" draw:style-name="gr158" draw:text-style-name="P66" svg:width="1.5cm" svg:height="1.001cm" svg:x="-0.487cm" svg:y="0.365cm"><text:p text:style-name="P65"><text:span text:style-name="T49">c.</text:span><text:span text:style-name="T62"> </text:span><text:span text:style-name="T58">…..</text:span></text:p><draw:enhanced-geometry svg:viewBox="0 0 21600 21600" draw:mirror-horizontal="false" draw:mirror-vertical="false" draw:text-areas="800 800 20800 20800" draw:type="round-rectangular-callout" draw:modifiers="33427.9670975323 8366.197183098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draw:g text:anchor-type="char" draw:z-index="49" draw:name="Shape39" draw:style-name="gr21"><draw:circle draw:style-name="gr22" draw:text-style-name="P54" svg:width="4.001cm" svg:height="4.001cm" draw:transform="rotate (-0.68050387535259) translate (5.71676388888889cm -0.837847222222222cm)" draw:kind="arc" draw:start-angle="0.03" draw:end-angle="179.96"><text:p/></draw:circle><draw:circle draw:style-name="gr22" draw:text-style-name="P54" svg:width="2.504cm" svg:height="2.504cm" draw:transform="rotate (-0.679980276576991) translate (5.82965277777778cm 0.213430555555556cm)" draw:kind="arc" draw:start-angle="0.03" draw:end-angle="179.96"><text:p/></draw:circle><draw:line draw:style-name="gr22" draw:text-style-name="P54" svg:x1="5.045cm" svg:y1="1.18cm" svg:x2="6.991cm" svg:y2="2.753cm"><text:p/></draw:line><draw:line draw:style-name="gr22" draw:text-style-name="P54" svg:x1="4.148cm" svg:y1="1.097cm" svg:x2="7.258cm" svg:y2="3.614cm"><text:p/></draw:line><draw:line draw:style-name="gr22" draw:text-style-name="P54" svg:x1="4.148cm" svg:y1="1.099cm" svg:x2="4.464cm" svg:y2="0.709cm"><text:p/></draw:line><draw:line draw:style-name="gr22" draw:text-style-name="P54" svg:x1="7.262cm" svg:y1="3.621cm" svg:x2="7.58cm" svg:y2="3.231cm"><text:p/></draw:line><draw:line draw:style-name="gr22" draw:text-style-name="P54" svg:x1="6.109cm" svg:y1="1.852cm" svg:x2="5.92cm" svg:y2="2.085cm"><text:p/></draw:line><draw:g draw:style-name="gr12"><draw:line draw:style-name="gr651" draw:text-style-name="P55" svg:x1="5.985cm" svg:y1="0.169cm" svg:x2="5.98cm" svg:y2="-0.03cm"><text:p/></draw:line><draw:line draw:style-name="gr652" draw:text-style-name="P55" svg:x1="5.999cm" svg:y1="0.725cm" svg:x2="5.992cm" svg:y2="0.522cm"><text:p/></draw:line><draw:frame draw:style-name="gr653" draw:text-style-name="P57" svg:width="0.341cm" svg:height="0.426cm" draw:transform="rotate (0.00733038285837618) translate (5.87198611111111cm 0.155222222222222cm)"><draw:text-box><text:p text:style-name="P56"><text:span text:style-name="T52">130</text:span></text:p><text:p text:style-name="P56"><text:span text:style-name="T52">50</text:span></text:p></draw:text-box></draw:frame></draw:g><draw:g draw:style-name="gr12"><draw:line draw:style-name="gr654" draw:text-style-name="P55" svg:x1="7.59cm" svg:y1="2.843cm" svg:x2="7.766cm" svg:y2="2.942cm"><text:p/></draw:line><draw:line draw:style-name="gr655" draw:text-style-name="P55" svg:x1="7.107cm" svg:y1="2.577cm" svg:x2="7.283cm" svg:y2="2.674cm"><text:p/></draw:line><draw:frame draw:style-name="gr656" draw:text-style-name="P57" svg:width="0.285cm" svg:height="0.479cm" draw:transform="rotate (-2.07065862456607) translate (7.667625cm 2.78165277777778cm)"><draw:text-box><text:p text:style-name="P56"><text:span text:style-name="T52">10</text:span></text:p><text:p text:style-name="P56"><text:span text:style-name="T52">170</text:span></text:p></draw:text-box></draw:frame></draw:g><draw:g draw:style-name="gr12"><draw:line draw:style-name="gr657" draw:text-style-name="P55" svg:x1="7.717cm" svg:y1="2.554cm" svg:x2="7.906cm" svg:y2="2.621cm"><text:p/></draw:line><draw:line draw:style-name="gr658" draw:text-style-name="P55" svg:x1="7.202cm" svg:y1="2.376cm" svg:x2="7.393cm" svg:y2="2.441cm"><text:p/></draw:line><draw:frame draw:style-name="gr659" draw:text-style-name="P57" svg:width="0.299cm" svg:height="0.465cm" draw:transform="rotate (-1.9088666029062) translate (7.78227777777778cm 2.48179166666667cm)"><draw:text-box><text:p text:style-name="P56"><text:span text:style-name="T52">20</text:span></text:p><text:p text:style-name="P56"><text:span text:style-name="T52">160</text:span></text:p></draw:text-box></draw:frame></draw:g><draw:g draw:style-name="gr12"><draw:line draw:style-name="gr660" draw:text-style-name="P55" svg:x1="7.816cm" svg:y1="1.94cm" svg:x2="8.017cm" svg:y2="1.935cm"><text:p/></draw:line><draw:line draw:style-name="gr661" draw:text-style-name="P55" svg:x1="7.264cm" svg:y1="1.953cm" svg:x2="7.463cm" svg:y2="1.949cm"><text:p/></draw:line><draw:frame draw:style-name="gr662" draw:text-style-name="P57" svg:width="0.339cm" svg:height="0.428cm" draw:transform="rotate (-1.54880517821977) translate (7.84577777777778cm 1.84502777777778cm)"><draw:text-box><text:p text:style-name="P56"><text:span text:style-name="T52">40</text:span></text:p><text:p text:style-name="P56"><text:span text:style-name="T52">140</text:span></text:p></draw:text-box></draw:frame></draw:g><draw:g draw:style-name="gr12"><draw:line draw:style-name="gr663" draw:text-style-name="P55" svg:x1="7.794cm" svg:y1="2.256cm" svg:x2="7.99cm" svg:y2="2.288cm"><text:p/></draw:line><draw:line draw:style-name="gr664" draw:text-style-name="P55" svg:x1="7.25cm" svg:y1="2.166cm" svg:x2="7.448cm" svg:y2="2.198cm"><text:p/></draw:line><draw:frame draw:style-name="gr665" draw:text-style-name="P57" svg:width="0.32cm" svg:height="0.442cm" draw:transform="rotate (-1.71897478028922) translate (7.84225cm 2.16958333333333cm)"><draw:text-box><text:p text:style-name="P56"><text:span text:style-name="T52">30</text:span></text:p><text:p text:style-name="P56"><text:span text:style-name="T52">150</text:span></text:p></draw:text-box></draw:frame></draw:g><draw:g draw:style-name="gr12"><draw:line draw:style-name="gr666" draw:text-style-name="P55" svg:x1="7.698cm" svg:y1="1.326cm" svg:x2="7.885cm" svg:y2="1.252cm"><text:p/></draw:line><draw:line draw:style-name="gr667" draw:text-style-name="P55" svg:x1="7.183cm" svg:y1="1.527cm" svg:x2="7.368cm" svg:y2="1.453cm"><text:p/></draw:line><draw:frame draw:style-name="gr668" draw:text-style-name="P57" svg:width="0.297cm" svg:height="0.466cm" draw:transform="rotate (-1.20253185462409) translate (7.68702777777778cm 1.222375cm)"><draw:text-box><text:p text:style-name="P56"><text:span text:style-name="T52">60</text:span></text:p><text:p text:style-name="P56"><text:span text:style-name="T52">120</text:span></text:p></draw:text-box></draw:frame></draw:g><draw:g draw:style-name="gr12"><draw:line draw:style-name="gr669" draw:text-style-name="P55" svg:x1="7.784cm" svg:y1="1.626cm" svg:x2="7.98cm" svg:y2="1.589cm"><text:p/></draw:line><draw:line draw:style-name="gr670" draw:text-style-name="P55" svg:x1="7.243cm" svg:y1="1.734cm" svg:x2="7.441cm" svg:y2="1.695cm"><text:p/></draw:line><draw:frame draw:style-name="gr671" draw:text-style-name="P57" svg:width="0.313cm" svg:height="0.447cm" draw:transform="rotate (-1.37776291152432) translate (7.78756944444444cm 1.52929166666667cm)"><draw:text-box><text:p text:style-name="P56"><text:span text:style-name="T52">50</text:span></text:p><text:p text:style-name="P56"><text:span text:style-name="T52">130</text:span></text:p></draw:text-box></draw:frame></draw:g><draw:g draw:style-name="gr12"><draw:line draw:style-name="gr672" draw:text-style-name="P55" svg:x1="7.56cm" svg:y1="1.049cm" svg:x2="7.729cm" svg:y2="0.945cm"><text:p/></draw:line><draw:line draw:style-name="gr673" draw:text-style-name="P55" svg:x1="7.086cm" svg:y1="1.328cm" svg:x2="7.259cm" svg:y2="1.224cm"><text:p/></draw:line><draw:frame draw:style-name="gr674" draw:text-style-name="P57" svg:width="0.283cm" svg:height="0.482cm" draw:transform="rotate (-1.02154121119228) translate (7.52298611111111cm 0.948972222222222cm)"><draw:text-box><text:p text:style-name="P56"><text:span text:style-name="T52">70</text:span></text:p><text:p text:style-name="P56"><text:span text:style-name="T52">110</text:span></text:p></draw:text-box></draw:frame></draw:g><draw:g draw:style-name="gr12"><draw:line draw:style-name="gr675" draw:text-style-name="P55" svg:x1="7.374cm" svg:y1="0.793cm" svg:x2="7.526cm" svg:y2="0.661cm"><text:p/></draw:line><draw:line draw:style-name="gr676" draw:text-style-name="P55" svg:x1="6.959cm" svg:y1="1.148cm" svg:x2="7.111cm" svg:y2="1.016cm"><text:p/></draw:line><draw:frame draw:style-name="gr677" draw:text-style-name="P57" svg:width="0.278cm" svg:height="0.491cm" draw:transform="rotate (-0.858178393205612) translate (7.32543055555556cm 0.707319444444445cm)"><draw:text-box><text:p text:style-name="P56"><text:span text:style-name="T52">80</text:span></text:p><text:p text:style-name="P56"><text:span text:style-name="T52">100</text:span></text:p></draw:text-box></draw:frame></draw:g><draw:g draw:style-name="gr12"><draw:line draw:style-name="gr678" draw:text-style-name="P55" svg:x1="7.146cm" svg:y1="0.575cm" svg:x2="7.273cm" svg:y2="0.418cm"><text:p/></draw:line><draw:line draw:style-name="gr679" draw:text-style-name="P55" svg:x1="6.802cm" svg:y1="0.996cm" svg:x2="6.927cm" svg:y2="0.843cm"><text:p/></draw:line><draw:frame draw:style-name="gr680" draw:text-style-name="P58" svg:width="0.251cm" svg:height="0.481cm" draw:transform="rotate (-0.686263461884171) translate (7.05731944444444cm 0.534458333333333cm)"><draw:text-box><text:p text:style-name="P56"><text:span text:style-name="T53">90</text:span></text:p></draw:text-box></draw:frame></draw:g><draw:g draw:style-name="gr12"><draw:line draw:style-name="gr681" draw:text-style-name="P55" svg:x1="7.413cm" svg:y1="3.106cm" svg:x2="7.568cm" svg:y2="3.233cm"><text:p/></draw:line><draw:line draw:style-name="gr682" draw:text-style-name="P55" svg:x1="6.985cm" svg:y1="2.762cm" svg:x2="7.14cm" svg:y2="2.887cm"><text:p/></draw:line><draw:frame draw:style-name="gr683" draw:text-style-name="P57" svg:width="0.279cm" svg:height="0.489cm" draw:transform="rotate (-2.2467623460923) translate (7.50358333333333cm 3.05329166666667cm)"><draw:text-box><text:p text:style-name="P56"><text:span text:style-name="T52">0</text:span></text:p><text:p text:style-name="P56"><text:span text:style-name="T52">180</text:span></text:p></draw:text-box></draw:frame></draw:g><draw:g draw:style-name="gr12"><draw:line draw:style-name="gr684" draw:text-style-name="P55" svg:x1="4.623cm" svg:y1="0.834cm" svg:x2="4.468cm" svg:y2="0.709cm"><text:p/></draw:line><draw:line draw:style-name="gr685" draw:text-style-name="P55" svg:x1="5.045cm" svg:y1="1.178cm" svg:x2="4.89cm" svg:y2="1.053cm"><text:p/></draw:line><draw:frame draw:style-name="gr686" draw:text-style-name="P57" svg:width="0.278cm" svg:height="0.489cm" draw:transform="rotate (0.889245253891111) translate (4.52613888888889cm 0.899583333333333cm)"><draw:text-box><text:p text:style-name="P56"><text:span text:style-name="T52">180</text:span></text:p><text:p text:style-name="P56"><text:span text:style-name="T52">0</text:span></text:p></draw:text-box></draw:frame></draw:g><draw:g draw:style-name="gr12"><draw:line draw:style-name="gr687" draw:text-style-name="P55" svg:x1="4.834cm" svg:y1="0.612cm" svg:x2="4.703cm" svg:y2="0.462cm"><text:p/></draw:line><draw:line draw:style-name="gr688" draw:text-style-name="P55" svg:x1="5.193cm" svg:y1="1.032cm" svg:x2="5.061cm" svg:y2="0.88cm"><text:p/></draw:line><draw:frame draw:style-name="gr689" draw:text-style-name="P57" svg:width="0.278cm" svg:height="0.491cm" draw:transform="rotate (0.717504855494869) translate (4.73251388888889cm 0.66675cm)"><draw:text-box><text:p text:style-name="P56"><text:span text:style-name="T52">170</text:span></text:p><text:p text:style-name="P56"><text:span text:style-name="T52">10</text:span></text:p></draw:text-box></draw:frame></draw:g><draw:g draw:style-name="gr12"><draw:line draw:style-name="gr690" draw:text-style-name="P55" svg:x1="5.088cm" svg:y1="0.43cm" svg:x2="4.986cm" svg:y2="0.261cm"><text:p/></draw:line><draw:line draw:style-name="gr691" draw:text-style-name="P55" svg:x1="5.372cm" svg:y1="0.903cm" svg:x2="5.27cm" svg:y2="0.732cm"><text:p/></draw:line><draw:frame draw:style-name="gr692" draw:text-style-name="P57" svg:width="0.285cm" svg:height="0.482cm" draw:transform="rotate (0.545415391248228) translate (4.97769444444444cm 0.474486111111111cm)"><draw:text-box><text:p text:style-name="P56"><text:span text:style-name="T52">160</text:span></text:p><text:p text:style-name="P56"><text:span text:style-name="T52">20</text:span></text:p></draw:text-box></draw:frame></draw:g><draw:g draw:style-name="gr12"><draw:line draw:style-name="gr693" draw:text-style-name="P55" svg:x1="5.376cm" svg:y1="0.289cm" svg:x2="5.304cm" svg:y2="0.102cm"><text:p/></draw:line><draw:line draw:style-name="gr694" draw:text-style-name="P55" svg:x1="5.569cm" svg:y1="0.797cm" svg:x2="5.498cm" svg:y2="0.612cm"><text:p/></draw:line><draw:frame draw:style-name="gr695" draw:text-style-name="P57" svg:width="0.297cm" svg:height="0.466cm" draw:transform="rotate (0.368264472170804) translate (5.25991666666667cm 0.313972222222222cm)"><draw:text-box><text:p text:style-name="P56"><text:span text:style-name="T52">150</text:span></text:p><text:p text:style-name="P56"><text:span text:style-name="T52">30</text:span></text:p></draw:text-box></draw:frame></draw:g><draw:g draw:style-name="gr12"><draw:line draw:style-name="gr696" draw:text-style-name="P55" svg:x1="5.673cm" svg:y1="0.203cm" svg:x2="5.636cm" svg:y2="0.007cm"><text:p/></draw:line><draw:line draw:style-name="gr697" draw:text-style-name="P55" svg:x1="5.782cm" svg:y1="0.741cm" svg:x2="5.745cm" svg:y2="0.545cm"><text:p/></draw:line><draw:frame draw:style-name="gr698" draw:text-style-name="P57" svg:width="0.317cm" svg:height="0.447cm" draw:transform="rotate (0.191637151868977) translate (5.55801388888889cm 0.206375cm)"><draw:text-box><text:p text:style-name="P56"><text:span text:style-name="T52">140</text:span></text:p><text:p text:style-name="P56"><text:span text:style-name="T52">40</text:span></text:p></draw:text-box></draw:frame></draw:g><draw:g draw:style-name="gr12"><draw:line draw:style-name="gr699" draw:text-style-name="P55" svg:x1="6.3cm" svg:y1="0.194cm" svg:x2="6.33cm" svg:y2="-0.004cm"><text:p/></draw:line><draw:line draw:style-name="gr700" draw:text-style-name="P55" svg:x1="6.216cm" svg:y1="0.736cm" svg:x2="6.246cm" svg:y2="0.538cm"><text:p/></draw:line><draw:frame draw:style-name="gr701" draw:text-style-name="P57" svg:width="0.317cm" svg:height="0.444cm" draw:transform="rotate (-0.161617488734675) translate (6.19654166666667cm 0.162277777777778cm)"><draw:text-box><text:p text:style-name="P56"><text:span text:style-name="T52">120</text:span></text:p><text:p text:style-name="P56"><text:span text:style-name="T52">60</text:span></text:p></draw:text-box></draw:frame></draw:g><draw:g draw:style-name="gr12"><draw:line draw:style-name="gr702" draw:text-style-name="P55" svg:x1="6.604cm" svg:y1="0.27cm" svg:x2="6.669cm" svg:y2="0.081cm"><text:p/></draw:line><draw:line draw:style-name="gr703" draw:text-style-name="P55" svg:x1="6.421cm" svg:y1="0.789cm" svg:x2="6.486cm" svg:y2="0.598cm"><text:p/></draw:line><draw:frame draw:style-name="gr704" draw:text-style-name="P57" svg:width="0.299cm" svg:height="0.463cm" draw:transform="rotate (-0.33562681515851) translate (6.51227777777778cm 0.229305555555556cm)"><draw:text-box><text:p text:style-name="P56"><text:span text:style-name="T52">110</text:span></text:p><text:p text:style-name="P56"><text:span text:style-name="T52">70</text:span></text:p></draw:text-box></draw:frame></draw:g><draw:g draw:style-name="gr12"><draw:line draw:style-name="gr705" draw:text-style-name="P55" svg:x1="6.888cm" svg:y1="0.399cm" svg:x2="6.985cm" svg:y2="0.224cm"><text:p/></draw:line><draw:line draw:style-name="gr706" draw:text-style-name="P55" svg:x1="6.627cm" svg:y1="0.875cm" svg:x2="6.724cm" svg:y2="0.702cm"><text:p/></draw:line><draw:frame draw:style-name="gr707" draw:text-style-name="P57" svg:width="0.287cm" svg:height="0.479cm" draw:transform="rotate (-0.506320016003556) translate (6.80684722222222cm 0.335138888888889cm)"><draw:text-box><text:p text:style-name="P56"><text:span text:style-name="T52">100</text:span></text:p><text:p text:style-name="P56"><text:span text:style-name="T52">80</text:span></text:p></draw:text-box></draw:frame></draw:g><draw:line draw:style-name="gr80" draw:text-style-name="P54" svg:x1="6.017cm" svg:y1="1.97cm" svg:x2="8.199cm" svg:y2="3.734cm"><text:p/></draw:line><draw:line draw:style-name="gr80" draw:text-style-name="P54" svg:x1="6.016cm" svg:y1="1.97cm" svg:x2="8.374cm" svg:y2="0.552cm"><text:p/></draw:line></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custom-shape text:anchor-type="char" draw:z-index="81" draw:name="Shape40_0" draw:style-name="gr158" draw:text-style-name="P66" svg:width="1.5cm" svg:height="1.001cm" svg:x="4.269cm" svg:y="0.136cm"><text:p text:style-name="P65"><text:span text:style-name="T49">d.</text:span><text:span text:style-name="T57"> </text:span><text:span text:style-name="T58">…..</text:span></text:p><draw:enhanced-geometry svg:viewBox="0 0 21600 21600" draw:mirror-horizontal="false" draw:mirror-vertical="false" draw:text-areas="800 800 20800 20800" draw:type="round-rectangular-callout" draw:modifiers="16193.6545240893 -19432.39436619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list xml:id="list174057059414861" text:continue-numbering="true" text:style-name="_5f_Numérotation_20_des_20_exercices_20_livrets">
        <text:list-item>
          <text:h text:style-name="P33" text:outline-level="1"><text:span text:style-name="_5f_pointillés_20_gris"><text:span text:style-name="T27">Sur les figures ci-dessous, lis la mesure de chaque angle sur le rapporteur puis écris-la dans la bulle.</text:span></text:span></text:h>
        </text:list-item>
      </text:list>
      <text:p text:style-name="_5f_Paragraphe_20_livret_20_"><draw:custom-shape text:anchor-type="char" draw:z-index="39" draw:name="Shape28_1" draw:style-name="gr158" draw:text-style-name="P66" svg:width="1.5cm" svg:height="1.001cm" svg:x="4.898cm" svg:y="0.296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6370.85781433608 17949.29577464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draw:g text:anchor-type="paragraph" draw:z-index="38" draw:name="Shape4" draw:style-name="gr1"><draw:g draw:name="Forme1_5" draw:style-name="gr12"><draw:frame draw:style-name="gr148" draw:text-style-name="P67" svg:width="0.909cm" svg:height="0.5cm" draw:transform="rotate (-2.69967528698483) translate (4.16630555555556cm 4.40090277777778cm)"><draw:text-box><text:p text:style-name="P59"><text:span text:style-name="T59">350</text:span></text:p></draw:text-box></draw:frame><draw:frame draw:style-name="gr148" draw:text-style-name="P67" svg:width="0.909cm" svg:height="0.5cm" draw:transform="rotate (-2.87577900851106) translate (3.80823611111111cm 4.619625cm)"><draw:text-box><text:p text:style-name="P59"><text:span text:style-name="T59">340</text:span></text:p></draw:text-box></draw:frame><draw:frame draw:style-name="gr149" draw:text-style-name="P68" svg:width="0.842cm" svg:height="0.459cm" draw:transform="rotate (-3.04559954473011) translate (3.38666666666667cm 4.77308333333333cm)"><draw:text-box><text:p text:style-name="P59"><text:span text:style-name="T60">330</text:span></text:p></draw:text-box></draw:frame><draw:frame draw:style-name="gr149" draw:text-style-name="P68" svg:width="0.842cm" svg:height="0.459cm" draw:transform="rotate (3.06200563969885) translate (2.98273611111111cm 4.84363888888889cm)"><draw:text-box><text:p text:style-name="P59"><text:span text:style-name="T60">320</text:span></text:p></draw:text-box></draw:frame><draw:frame draw:style-name="gr149" draw:text-style-name="P68" svg:width="0.842cm" svg:height="0.459cm" draw:transform="rotate (2.88572738524742) translate (2.56822222222222cm 4.84893055555556cm)"><draw:text-box><text:p text:style-name="P59"><text:span text:style-name="T60">310</text:span></text:p></draw:text-box></draw:frame><draw:frame draw:style-name="gr149" draw:text-style-name="P68" svg:width="0.842cm" svg:height="0.459cm" draw:transform="rotate (2.709449130796) translate (2.16076388888889cm 4.78543055555556cm)"><draw:text-box><text:p text:style-name="P59"><text:span text:style-name="T60">300</text:span></text:p></draw:text-box></draw:frame><draw:frame draw:style-name="gr149" draw:text-style-name="P68" svg:width="0.842cm" svg:height="0.459cm" draw:transform="rotate (2.53788326532495) translate (1.76918055555556cm 4.64784722222222cm)"><draw:text-box><text:p text:style-name="P59"><text:span text:style-name="T60">290</text:span></text:p></draw:text-box></draw:frame><draw:frame draw:style-name="gr149" draw:text-style-name="P68" svg:width="0.842cm" svg:height="0.459cm" draw:transform="rotate (2.36247767549952) translate (1.40405555555556cm 4.44147222222222cm)"><draw:text-box><text:p text:style-name="P59"><text:span text:style-name="T60">280</text:span></text:p></draw:text-box></draw:frame><draw:frame draw:style-name="gr149" draw:text-style-name="P68" svg:width="0.842cm" svg:height="0.459cm" draw:transform="rotate (2.18759568444969) translate (1.08479166666667cm 4.175125cm)"><draw:text-box><text:p text:style-name="P59"><text:span text:style-name="T60">270</text:span></text:p></draw:text-box></draw:frame><draw:frame draw:style-name="gr149" draw:text-style-name="P68" svg:width="0.842cm" svg:height="0.459cm" draw:transform="rotate (2.01271369339986) translate (0.814916666666667cm 3.86291666666667cm)"><draw:text-box><text:p text:style-name="P59"><text:span text:style-name="T60">260</text:span></text:p></draw:text-box></draw:frame><draw:frame draw:style-name="gr149" draw:text-style-name="P68" svg:width="0.842cm" svg:height="0.459cm" draw:transform="rotate (1.83730810357443) translate (0.60325cm 3.50308333333333cm)"><draw:text-box><text:p text:style-name="P59"><text:span text:style-name="T60">250</text:span></text:p></draw:text-box></draw:frame><draw:frame draw:style-name="gr149" draw:text-style-name="P68" svg:width="0.842cm" svg:height="0.459cm" draw:transform="rotate (1.66870929783178) translate (0.458611111111111cm 3.11326388888889cm)"><draw:text-box><text:p text:style-name="P59"><text:span text:style-name="T60">240</text:span></text:p></draw:text-box></draw:frame><draw:frame draw:style-name="gr149" draw:text-style-name="P68" svg:width="0.842cm" svg:height="0.459cm" draw:transform="rotate (1.49120931290396) translate (0.388055555555555cm 2.70580555555556cm)"><draw:text-box><text:p text:style-name="P59"><text:span text:style-name="T60">230</text:span></text:p></draw:text-box></draw:frame><draw:frame draw:style-name="gr149" draw:text-style-name="P68" svg:width="0.842cm" svg:height="0.459cm" draw:transform="rotate (1.31318572920053) translate (0.381cm 2.29129166666667cm)"><draw:text-box><text:p text:style-name="P59"><text:span text:style-name="T60">220</text:span></text:p></draw:text-box></draw:frame><draw:frame draw:style-name="gr149" draw:text-style-name="P68" svg:width="0.842cm" svg:height="0.459cm" draw:transform="rotate (1.13568574427271) translate (0.448027777777778cm 1.87854166666667cm)"><draw:text-box><text:p text:style-name="P59"><text:span text:style-name="T60">210</text:span></text:p></draw:text-box></draw:frame><draw:frame draw:style-name="gr149" draw:text-style-name="P68" svg:width="0.842cm" svg:height="0.459cm" draw:transform="rotate (0.967785070230856) translate (0.582083333333333cm 1.49048611111111cm)"><draw:text-box><text:p text:style-name="P59"><text:span text:style-name="T60">200</text:span></text:p></draw:text-box></draw:frame><draw:frame draw:style-name="gr149" draw:text-style-name="P68" svg:width="0.842cm" svg:height="0.459cm" draw:transform="rotate (0.791681348704628) translate (0.791986111111111cm 1.13241666666667cm)"><draw:text-box><text:p text:style-name="P59"><text:span text:style-name="T60">190</text:span></text:p></draw:text-box></draw:frame><draw:frame draw:style-name="gr149" draw:text-style-name="P68" svg:width="0.842cm" svg:height="0.459cm" draw:transform="rotate (0.616799357654796) translate (1.05304166666667cm 0.809625cm)"><draw:text-box><text:p text:style-name="P59"><text:span text:style-name="T60">180</text:span></text:p></draw:text-box></draw:frame><draw:frame draw:style-name="gr149" draw:text-style-name="P68" svg:width="0.842cm" svg:height="0.459cm" draw:transform="rotate (0.441917366604964) translate (1.36701388888889cm 0.543277777777778cm)"><draw:text-box><text:p text:style-name="P59"><text:span text:style-name="T60">170</text:span></text:p></draw:text-box></draw:frame><draw:frame draw:style-name="gr149" draw:text-style-name="P68" svg:width="0.842cm" svg:height="0.459cm" draw:transform="rotate (0.266511776779534) translate (1.72861111111111cm 0.331611111111111cm)"><draw:text-box><text:p text:style-name="P59"><text:span text:style-name="T60">160</text:span></text:p></draw:text-box></draw:frame><draw:frame draw:style-name="gr149" draw:text-style-name="P68" svg:width="0.842cm" svg:height="0.459cm" draw:transform="rotate (0.0919788515801011) translate (2.11490277777778cm 0.183444444444444cm)"><draw:text-box><text:p text:style-name="P59"><text:span text:style-name="T60">150</text:span></text:p></draw:text-box></draw:frame><draw:frame draw:style-name="gr149" draw:text-style-name="P68" svg:width="0.842cm" svg:height="0.459cm" draw:transform="rotate (-0.0795870138909421) translate (2.524125cm 0.111125cm)"><draw:text-box><text:p text:style-name="P59"><text:span text:style-name="T60">140</text:span></text:p></draw:text-box></draw:frame><draw:frame draw:style-name="gr149" draw:text-style-name="P68" svg:width="0.842cm" svg:height="0.459cm" draw:transform="rotate (-0.260752190247953) translate (2.94216666666667cm 0.104069444444444cm)"><draw:text-box><text:p text:style-name="P59"><text:span text:style-name="T60">130</text:span></text:p></draw:text-box></draw:frame><draw:frame draw:style-name="gr149" draw:text-style-name="P68" svg:width="0.842cm" svg:height="0.459cm" draw:transform="rotate (-0.433190720344993) translate (3.35315277777778cm 0.176388888888889cm)"><draw:text-box><text:p text:style-name="P59"><text:span text:style-name="T60">120</text:span></text:p></draw:text-box></draw:frame><draw:frame draw:style-name="gr149" draw:text-style-name="P68" svg:width="0.842cm" svg:height="0.459cm" draw:transform="rotate (-0.601614993162446) translate (3.74120833333333cm 0.313972222222222cm)"><draw:text-box><text:p text:style-name="P59"><text:span text:style-name="T60">110</text:span></text:p></draw:text-box></draw:frame><draw:frame draw:style-name="gr149" draw:text-style-name="P68" svg:width="0.842cm" svg:height="0.459cm" draw:transform="rotate (-0.776846050062676) translate (4.10104166666667cm 0.520347222222222cm)"><draw:text-box><text:p text:style-name="P59"><text:span text:style-name="T60">100</text:span></text:p></draw:text-box></draw:frame><draw:frame draw:style-name="gr150" draw:text-style-name="P68" svg:width="0.729cm" svg:height="0.459cm" draw:transform="rotate (-0.953996969140101) translate (4.45381944444444cm 0.827263888888889cm)"><draw:text-box><text:p text:style-name="P59"><text:span text:style-name="T60">90</text:span></text:p></draw:text-box></draw:frame><draw:frame draw:style-name="gr150" draw:text-style-name="P68" svg:width="0.729cm" svg:height="0.459cm" draw:transform="rotate (-1.12800629556394) translate (4.70958333333333cm 1.14476388888889cm)"><draw:text-box><text:p text:style-name="P59"><text:span text:style-name="T60">80</text:span></text:p></draw:text-box></draw:frame><draw:frame draw:style-name="gr150" draw:text-style-name="P68" svg:width="0.729cm" svg:height="0.459cm" draw:transform="rotate (-1.30184108906257) translate (4.91772222222222cm 1.508125cm)"><draw:text-box><text:p text:style-name="P59"><text:span text:style-name="T60">70</text:span></text:p></draw:text-box></draw:frame><draw:frame draw:style-name="gr150" draw:text-style-name="P68" svg:width="0.729cm" svg:height="0.459cm" draw:transform="rotate (-1.47532681671081) translate (5.05177777777778cm 1.89618055555556cm)"><draw:text-box><text:p text:style-name="P59"><text:span text:style-name="T60">60</text:span></text:p></draw:text-box></draw:frame><draw:frame draw:style-name="gr150" draw:text-style-name="P68" svg:width="0.729cm" svg:height="0.459cm" draw:transform="rotate (-1.64968520898504) translate (5.11704166666667cm 2.30716666666667cm)"><draw:text-box><text:p text:style-name="P59"><text:span text:style-name="T60">50</text:span></text:p></draw:text-box></draw:frame><draw:frame draw:style-name="gr150" draw:text-style-name="P68" svg:width="0.729cm" svg:height="0.459cm" draw:transform="rotate (-1.82352000248368) translate (5.10822222222222cm 2.71991666666667cm)"><draw:text-box><text:p text:style-name="P59"><text:span text:style-name="T60">40</text:span></text:p></draw:text-box></draw:frame><draw:frame draw:style-name="gr150" draw:text-style-name="P68" svg:width="0.729cm" svg:height="0.459cm" draw:transform="rotate (-1.9997982569351) translate (5.03061111111111cm 3.13090277777778cm)"><draw:text-box><text:p text:style-name="P59"><text:span text:style-name="T60">30</text:span></text:p></draw:text-box></draw:frame><draw:frame draw:style-name="gr150" draw:text-style-name="P68" svg:width="0.729cm" svg:height="0.459cm" draw:transform="rotate (-2.17694917601253) translate (4.88597222222222cm 3.51190277777778cm)"><draw:text-box><text:p text:style-name="P59"><text:span text:style-name="T60">20</text:span></text:p></draw:text-box></draw:frame><draw:frame draw:style-name="gr150" draw:text-style-name="P68" svg:width="0.729cm" svg:height="0.459cm" draw:transform="rotate (-2.35026037073556) translate (4.67254166666667cm 3.86820833333333cm)"><draw:text-box><text:p text:style-name="P59"><text:span text:style-name="T60">10</text:span></text:p></draw:text-box></draw:frame><draw:circle draw:style-name="gr151" draw:text-style-name="P69" svg:width="5.093cm" svg:height="5.093cm" draw:transform="rotate (-0.953996969140101) translate (3.36020833333333cm -1.07068055555556cm)"><text:p/></draw:circle><draw:line draw:style-name="gr152" draw:text-style-name="P70" svg:x1="2.637cm" svg:y1="2.309cm" svg:x2="4.228cm" svg:y2="4.552cm"><text:p/></draw:line><draw:line draw:style-name="gr152" draw:text-style-name="P70" svg:x1="2.919cm" svg:y1="2.36cm" svg:x2="2.587cm" svg:y2="2.595cm"><text:p/></draw:line><draw:line draw:style-name="gr152" draw:text-style-name="P70" svg:x1="3.503cm" svg:y1="1.945cm" svg:x2="4.085cm" svg:y2="1.533cm"><text:p/></draw:line><draw:line draw:style-name="gr152" draw:text-style-name="P70" svg:x1="1.422cm" svg:y1="3.421cm" svg:x2="2.004cm" svg:y2="3.009cm"><text:p/></draw:line><draw:line draw:style-name="gr152" draw:text-style-name="P70" svg:x1="2.22cm" svg:y1="1.731cm" svg:x2="1.808cm" svg:y2="1.149cm"><text:p/></draw:line><draw:line draw:style-name="gr152" draw:text-style-name="P70" svg:x1="4.385cm" svg:y1="4.087cm" svg:x2="4.566cm" svg:y2="4.266cm"><text:p/></draw:line><draw:line draw:style-name="gr152" draw:text-style-name="P70" svg:x1="4.639cm" svg:y1="3.782cm" svg:x2="4.848cm" svg:y2="3.927cm"><text:p/></draw:line><draw:line draw:style-name="gr152" draw:text-style-name="P70" svg:x1="4.833cm" svg:y1="3.431cm" svg:x2="5.064cm" svg:y2="3.537cm"><text:p/></draw:line><draw:line draw:style-name="gr152" draw:text-style-name="P70" svg:x1="4.97cm" svg:y1="3.057cm" svg:x2="5.216cm" svg:y2="3.122cm"><text:p/></draw:line><draw:line draw:style-name="gr152" draw:text-style-name="P70" svg:x1="5.037cm" svg:y1="2.665cm" svg:x2="5.29cm" svg:y2="2.685cm"><text:p/></draw:line><draw:line draw:style-name="gr152" draw:text-style-name="P70" svg:x1="5.036cm" svg:y1="2.265cm" svg:x2="5.289cm" svg:y2="2.241cm"><text:p/></draw:line><draw:line draw:style-name="gr152" draw:text-style-name="P70" svg:x1="4.968cm" svg:y1="1.871cm" svg:x2="5.213cm" svg:y2="1.804cm"><text:p/></draw:line><draw:line draw:style-name="gr152" draw:text-style-name="P70" svg:x1="4.826cm" svg:y1="1.498cm" svg:x2="5.056cm" svg:y2="1.389cm"><text:p/></draw:line><draw:line draw:style-name="gr152" draw:text-style-name="P70" svg:x1="4.62cm" svg:y1="1.153cm" svg:x2="4.828cm" svg:y2="1.006cm"><text:p/></draw:line><draw:line draw:style-name="gr152" draw:text-style-name="P70" svg:x1="4.362cm" svg:y1="0.848cm" svg:x2="4.541cm" svg:y2="0.667cm"><text:p/></draw:line><draw:line draw:style-name="gr152" draw:text-style-name="P70" svg:x1="4.057cm" svg:y1="0.592cm" svg:x2="4.202cm" svg:y2="0.383cm"><text:p/></draw:line><draw:line draw:style-name="gr152" draw:text-style-name="P70" svg:x1="3.713cm" svg:y1="0.395cm" svg:x2="3.819cm" svg:y2="0.164cm"><text:p/></draw:line><draw:line draw:style-name="gr152" draw:text-style-name="P70" svg:x1="3.332cm" svg:y1="0.26cm" svg:x2="3.397cm" svg:y2="0.014cm"><text:p/></draw:line><draw:line draw:style-name="gr152" draw:text-style-name="P70" svg:x1="2.944cm" svg:y1="0.194cm" svg:x2="2.964cm" svg:y2="-0.059cm"><text:p/></draw:line><draw:line draw:style-name="gr152" draw:text-style-name="P70" svg:x1="2.541cm" svg:y1="0.195cm" svg:x2="2.517cm" svg:y2="-0.058cm"><text:p/></draw:line><draw:line draw:style-name="gr152" draw:text-style-name="P70" svg:x1="2.143cm" svg:y1="0.268cm" svg:x2="2.076cm" svg:y2="0.023cm"><text:p/></draw:line><draw:line draw:style-name="gr152" draw:text-style-name="P70" svg:x1="1.775cm" svg:y1="0.407cm" svg:x2="1.666cm" svg:y2="0.177cm"><text:p/></draw:line><draw:line draw:style-name="gr152" draw:text-style-name="P70" svg:x1="1.432cm" svg:y1="0.609cm" svg:x2="1.285cm" svg:y2="0.401cm"><text:p/></draw:line><draw:line draw:style-name="gr152" draw:text-style-name="P70" svg:x1="1.123cm" svg:y1="0.867cm" svg:x2="0.942cm" svg:y2="0.688cm"><text:p/></draw:line><draw:line draw:style-name="gr152" draw:text-style-name="P70" svg:x1="0.868cm" svg:y1="1.175cm" svg:x2="0.659cm" svg:y2="1.03cm"><text:p/></draw:line><draw:line draw:style-name="gr152" draw:text-style-name="P70" svg:x1="0.672cm" svg:y1="1.523cm" svg:x2="0.441cm" svg:y2="1.417cm"><text:p/></draw:line><draw:line draw:style-name="gr152" draw:text-style-name="P70" svg:x1="0.537cm" svg:y1="1.9cm" svg:x2="0.291cm" svg:y2="1.835cm"><text:p/></draw:line><draw:line draw:style-name="gr152" draw:text-style-name="P70" svg:x1="0.47cm" svg:y1="2.291cm" svg:x2="0.217cm" svg:y2="2.271cm"><text:p/></draw:line><draw:line draw:style-name="gr152" draw:text-style-name="P70" svg:x1="0.47cm" svg:y1="2.69cm" svg:x2="0.217cm" svg:y2="2.714cm"><text:p/></draw:line><draw:line draw:style-name="gr152" draw:text-style-name="P70" svg:x1="0.543cm" svg:y1="3.085cm" svg:x2="0.298cm" svg:y2="3.152cm"><text:p/></draw:line><draw:line draw:style-name="gr152" draw:text-style-name="P70" svg:x1="0.678cm" svg:y1="3.461cm" svg:x2="0.448cm" svg:y2="3.57cm"><text:p/></draw:line><draw:line draw:style-name="gr152" draw:text-style-name="P70" svg:x1="0.887cm" svg:y1="3.804cm" svg:x2="0.679cm" svg:y2="3.951cm"><text:p/></draw:line><draw:line draw:style-name="gr152" draw:text-style-name="P70" svg:x1="1.142cm" svg:y1="4.109cm" svg:x2="0.963cm" svg:y2="4.29cm"><text:p/></draw:line><draw:line draw:style-name="gr152" draw:text-style-name="P70" svg:x1="1.452cm" svg:y1="4.364cm" svg:x2="1.307cm" svg:y2="4.573cm"><text:p/></draw:line><draw:line draw:style-name="gr152" draw:text-style-name="P70" svg:x1="1.794cm" svg:y1="4.561cm" svg:x2="1.688cm" svg:y2="4.792cm"><text:p/></draw:line><draw:line draw:style-name="gr152" draw:text-style-name="P70" svg:x1="2.171cm" svg:y1="4.696cm" svg:x2="2.106cm" svg:y2="4.942cm"><text:p/></draw:line><draw:line draw:style-name="gr152" draw:text-style-name="P70" svg:x1="2.567cm" svg:y1="4.761cm" svg:x2="2.547cm" svg:y2="5.014cm"><text:p/></draw:line><draw:line draw:style-name="gr152" draw:text-style-name="P70" svg:x1="2.965cm" svg:y1="4.76cm" svg:x2="2.989cm" svg:y2="5.013cm"><text:p/></draw:line><draw:line draw:style-name="gr152" draw:text-style-name="P70" svg:x1="3.362cm" svg:y1="4.688cm" svg:x2="3.429cm" svg:y2="4.933cm"><text:p/></draw:line><draw:line draw:style-name="gr152" draw:text-style-name="P70" svg:x1="3.736cm" svg:y1="4.55cm" svg:x2="3.845cm" svg:y2="4.78cm"><text:p/></draw:line><draw:line draw:style-name="gr153" draw:text-style-name="P70" svg:x1="4.304cm" svg:y1="4.303cm" svg:x2="4.403cm" svg:y2="4.419cm"><text:p/></draw:line><draw:line draw:style-name="gr153" draw:text-style-name="P70" svg:x1="4.595cm" svg:y1="4.006cm" svg:x2="4.713cm" svg:y2="4.104cm"><text:p/></draw:line><draw:line draw:style-name="gr153" draw:text-style-name="P70" svg:x1="4.833cm" svg:y1="3.662cm" svg:x2="4.966cm" svg:y2="3.738cm"><text:p/></draw:line><draw:line draw:style-name="gr153" draw:text-style-name="P70" svg:x1="5.006cm" svg:y1="3.284cm" svg:x2="5.15cm" svg:y2="3.335cm"><text:p/></draw:line><draw:line draw:style-name="gr153" draw:text-style-name="P70" svg:x1="5.11cm" svg:y1="2.877cm" svg:x2="5.261cm" svg:y2="2.903cm"><text:p/></draw:line><draw:line draw:style-name="gr153" draw:text-style-name="P70" svg:x1="5.147cm" svg:y1="2.465cm" svg:x2="5.3cm" svg:y2="2.464cm"><text:p/></draw:line><draw:line draw:style-name="gr153" draw:text-style-name="P70" svg:x1="5.105cm" svg:y1="2.049cm" svg:x2="5.256cm" svg:y2="2.022cm"><text:p/></draw:line><draw:line draw:style-name="gr153" draw:text-style-name="P70" svg:x1="4.997cm" svg:y1="1.646cm" svg:x2="5.141cm" svg:y2="1.593cm"><text:p/></draw:line><draw:line draw:style-name="gr153" draw:text-style-name="P70" svg:x1="4.819cm" svg:y1="1.27cm" svg:x2="4.951cm" svg:y2="1.193cm"><text:p/></draw:line><draw:line draw:style-name="gr153" draw:text-style-name="P70" svg:x1="4.572cm" svg:y1="0.93cm" svg:x2="4.688cm" svg:y2="0.831cm"><text:p/></draw:line><draw:line draw:style-name="gr153" draw:text-style-name="P70" svg:x1="4.281cm" svg:y1="0.635cm" svg:x2="4.379cm" svg:y2="0.517cm"><text:p/></draw:line><draw:line draw:style-name="gr153" draw:text-style-name="P70" svg:x1="3.937cm" svg:y1="0.4cm" svg:x2="4.013cm" svg:y2="0.267cm"><text:p/></draw:line><draw:line draw:style-name="gr153" draw:text-style-name="P70" svg:x1="3.556cm" svg:y1="0.225cm" svg:x2="3.607cm" svg:y2="0.081cm"><text:p/></draw:line><draw:line draw:style-name="gr153" draw:text-style-name="P70" svg:x1="3.161cm" svg:y1="0.119cm" svg:x2="3.187cm" svg:y2="-0.032cm"><text:p/></draw:line><draw:line draw:style-name="gr153" draw:text-style-name="P70" svg:x1="2.735cm" svg:y1="0.084cm" svg:x2="2.734cm" svg:y2="-0.069cm"><text:p/></draw:line><draw:line draw:style-name="gr153" draw:text-style-name="P70" svg:x1="2.32cm" svg:y1="0.123cm" svg:x2="2.293cm" svg:y2="-0.028cm"><text:p/></draw:line><draw:line draw:style-name="gr153" draw:text-style-name="P70" svg:x1="1.921cm" svg:y1="0.235cm" svg:x2="1.868cm" svg:y2="0.091cm"><text:p/></draw:line><draw:line draw:style-name="gr153" draw:text-style-name="P70" svg:x1="1.541cm" svg:y1="0.414cm" svg:x2="1.464cm" svg:y2="0.282cm"><text:p/></draw:line><draw:line draw:style-name="gr153" draw:text-style-name="P70" svg:x1="1.205cm" svg:y1="0.653cm" svg:x2="1.106cm" svg:y2="0.537cm"><text:p/></draw:line><draw:line draw:style-name="gr153" draw:text-style-name="P70" svg:x1="0.91cm" svg:y1="0.951cm" svg:x2="0.792cm" svg:y2="0.853cm"><text:p/></draw:line><draw:line draw:style-name="gr153" draw:text-style-name="P70" svg:x1="0.671cm" svg:y1="1.295cm" svg:x2="0.538cm" svg:y2="1.219cm"><text:p/></draw:line><draw:line draw:style-name="gr153" draw:text-style-name="P70" svg:x1="0.495cm" svg:y1="1.671cm" svg:x2="0.351cm" svg:y2="1.62cm"><text:p/></draw:line><draw:line draw:style-name="gr153" draw:text-style-name="P70" svg:x1="0.392cm" svg:y1="2.078cm" svg:x2="0.241cm" svg:y2="2.052cm"><text:p/></draw:line><draw:line draw:style-name="gr153" draw:text-style-name="P70" svg:x1="0.358cm" svg:y1="2.494cm" svg:x2="0.205cm" svg:y2="2.495cm"><text:p/></draw:line><draw:line draw:style-name="gr153" draw:text-style-name="P70" svg:x1="0.398cm" svg:y1="2.91cm" svg:x2="0.247cm" svg:y2="2.937cm"><text:p/></draw:line><draw:line draw:style-name="gr153" draw:text-style-name="P70" svg:x1="0.511cm" svg:y1="3.311cm" svg:x2="0.367cm" svg:y2="3.364cm"><text:p/></draw:line><draw:line draw:style-name="gr153" draw:text-style-name="P70" svg:x1="0.684cm" svg:y1="3.688cm" svg:x2="0.552cm" svg:y2="3.765cm"><text:p/></draw:line><draw:line draw:style-name="gr153" draw:text-style-name="P70" svg:x1="0.926cm" svg:y1="4.029cm" svg:x2="0.81cm" svg:y2="4.128cm"><text:p/></draw:line><draw:line draw:style-name="gr153" draw:text-style-name="P70" svg:x1="1.227cm" svg:y1="4.32cm" svg:x2="1.129cm" svg:y2="4.438cm"><text:p/></draw:line><draw:line draw:style-name="gr153" draw:text-style-name="P70" svg:x1="1.57cm" svg:y1="4.558cm" svg:x2="1.494cm" svg:y2="4.691cm"><text:p/></draw:line><draw:line draw:style-name="gr153" draw:text-style-name="P70" svg:x1="1.949cm" svg:y1="4.734cm" svg:x2="1.898cm" svg:y2="4.878cm"><text:p/></draw:line><draw:line draw:style-name="gr153" draw:text-style-name="P70" svg:x1="2.349cm" svg:y1="4.838cm" svg:x2="2.323cm" svg:y2="4.989cm"><text:p/></draw:line><draw:line draw:style-name="gr153" draw:text-style-name="P70" svg:x1="2.764cm" svg:y1="4.871cm" svg:x2="2.765cm" svg:y2="5.024cm"><text:p/></draw:line><draw:line draw:style-name="gr153" draw:text-style-name="P70" svg:x1="3.182cm" svg:y1="4.834cm" svg:x2="3.209cm" svg:y2="4.985cm"><text:p/></draw:line><draw:line draw:style-name="gr153" draw:text-style-name="P70" svg:x1="3.586cm" svg:y1="4.722cm" svg:x2="3.639cm" svg:y2="4.866cm"><text:p/></draw:line><draw:line draw:style-name="gr153" draw:text-style-name="P70" svg:x1="3.962cm" svg:y1="4.543cm" svg:x2="4.039cm" svg:y2="4.675cm"><text:p/></draw:line><draw:line draw:style-name="gr153" draw:text-style-name="P70" svg:x1="4.198cm" svg:y1="4.447cm" svg:x2="4.259cm" svg:y2="4.529cm"><text:p/></draw:line><draw:line draw:style-name="gr153" draw:text-style-name="P70" svg:x1="4.235cm" svg:y1="4.421cm" svg:x2="4.297cm" svg:y2="4.502cm"><text:p/></draw:line><draw:line draw:style-name="gr153" draw:text-style-name="P70" svg:x1="4.265cm" svg:y1="4.394cm" svg:x2="4.328cm" svg:y2="4.474cm"><text:p/></draw:line><draw:line draw:style-name="gr153" draw:text-style-name="P70" svg:x1="4.304cm" svg:y1="4.369cm" svg:x2="4.369cm" svg:y2="4.448cm"><text:p/></draw:line><draw:line draw:style-name="gr153" draw:text-style-name="P70" svg:x1="4.333cm" svg:y1="4.341cm" svg:x2="4.399cm" svg:y2="4.418cm"><text:p/></draw:line><draw:line draw:style-name="gr153" draw:text-style-name="P70" svg:x1="4.366cm" svg:y1="4.314cm" svg:x2="4.433cm" svg:y2="4.39cm"><text:p/></draw:line><draw:line draw:style-name="gr153" draw:text-style-name="P70" svg:x1="4.401cm" svg:y1="4.286cm" svg:x2="4.469cm" svg:y2="4.361cm"><text:p/></draw:line><draw:line draw:style-name="gr153" draw:text-style-name="P70" svg:x1="4.431cm" svg:y1="4.257cm" svg:x2="4.501cm" svg:y2="4.331cm"><text:p/></draw:line><draw:line draw:style-name="gr153" draw:text-style-name="P70" svg:x1="4.46cm" svg:y1="4.226cm" svg:x2="4.531cm" svg:y2="4.299cm"><text:p/></draw:line><draw:line draw:style-name="gr153" draw:text-style-name="P70" svg:x1="4.489cm" svg:y1="4.196cm" svg:x2="4.562cm" svg:y2="4.267cm"><text:p/></draw:line><draw:line draw:style-name="gr153" draw:text-style-name="P70" svg:x1="4.519cm" svg:y1="4.166cm" svg:x2="4.592cm" svg:y2="4.237cm"><text:p/></draw:line><draw:line draw:style-name="gr153" draw:text-style-name="P70" svg:x1="4.549cm" svg:y1="4.133cm" svg:x2="4.624cm" svg:y2="4.202cm"><text:p/></draw:line><draw:line draw:style-name="gr153" draw:text-style-name="P70" svg:x1="4.579cm" svg:y1="4.103cm" svg:x2="4.655cm" svg:y2="4.17cm"><text:p/></draw:line><draw:line draw:style-name="gr153" draw:text-style-name="P70" svg:x1="4.609cm" svg:y1="4.07cm" svg:x2="4.686cm" svg:y2="4.137cm"><text:p/></draw:line><draw:line draw:style-name="gr153" draw:text-style-name="P70" svg:x1="4.632cm" svg:y1="4.036cm" svg:x2="4.71cm" svg:y2="4.101cm"><text:p/></draw:line><draw:line draw:style-name="gr153" draw:text-style-name="P70" svg:x1="4.662cm" svg:y1="4.006cm" svg:x2="4.742cm" svg:y2="4.07cm"><text:p/></draw:line><draw:line draw:style-name="gr153" draw:text-style-name="P70" svg:x1="4.686cm" svg:y1="3.972cm" svg:x2="4.767cm" svg:y2="4.034cm"><text:p/></draw:line><draw:line draw:style-name="gr153" draw:text-style-name="P70" svg:x1="4.714cm" svg:y1="3.939cm" svg:x2="4.796cm" svg:y2="4cm"><text:p/></draw:line><draw:line draw:style-name="gr153" draw:text-style-name="P70" svg:x1="4.736cm" svg:y1="3.903cm" svg:x2="4.818cm" svg:y2="3.962cm"><text:p/></draw:line><draw:line draw:style-name="gr153" draw:text-style-name="P70" svg:x1="4.759cm" svg:y1="3.869cm" svg:x2="4.843cm" svg:y2="3.927cm"><text:p/></draw:line><draw:line draw:style-name="gr153" draw:text-style-name="P70" svg:x1="4.789cm" svg:y1="3.833cm" svg:x2="4.874cm" svg:y2="3.889cm"><text:p/></draw:line><draw:line draw:style-name="gr153" draw:text-style-name="P70" svg:x1="4.812cm" svg:y1="3.796cm" svg:x2="4.897cm" svg:y2="3.851cm"><text:p/></draw:line><draw:line draw:style-name="gr153" draw:text-style-name="P70" svg:x1="4.833cm" svg:y1="3.759cm" svg:x2="4.92cm" svg:y2="3.813cm"><text:p/></draw:line><draw:line draw:style-name="gr153" draw:text-style-name="P70" svg:x1="4.856cm" svg:y1="3.725cm" svg:x2="4.943cm" svg:y2="3.777cm"><text:p/></draw:line><draw:line draw:style-name="gr153" draw:text-style-name="P70" svg:x1="4.879cm" svg:y1="3.688cm" svg:x2="4.967cm" svg:y2="3.738cm"><text:p/></draw:line><draw:line draw:style-name="gr153" draw:text-style-name="P70" svg:x1="4.9cm" svg:y1="3.651cm" svg:x2="4.99cm" svg:y2="3.7cm"><text:p/></draw:line><draw:line draw:style-name="gr153" draw:text-style-name="P70" svg:x1="4.916cm" svg:y1="3.612cm" svg:x2="5.006cm" svg:y2="3.66cm"><text:p/></draw:line><draw:line draw:style-name="gr153" draw:text-style-name="P70" svg:x1="4.939cm" svg:y1="3.575cm" svg:x2="5.03cm" svg:y2="3.621cm"><text:p/></draw:line><draw:line draw:style-name="gr153" draw:text-style-name="P70" svg:x1="4.96cm" svg:y1="3.535cm" svg:x2="5.051cm" svg:y2="3.579cm"><text:p/></draw:line><draw:line draw:style-name="gr153" draw:text-style-name="P70" svg:x1="4.976cm" svg:y1="3.498cm" svg:x2="5.069cm" svg:y2="3.54cm"><text:p/></draw:line><draw:line draw:style-name="gr153" draw:text-style-name="P70" svg:x1="4.99cm" svg:y1="3.459cm" svg:x2="5.083cm" svg:y2="3.5cm"><text:p/></draw:line><draw:line draw:style-name="gr153" draw:text-style-name="P70" svg:x1="5.007cm" svg:y1="3.421cm" svg:x2="5.101cm" svg:y2="3.461cm"><text:p/></draw:line><draw:line draw:style-name="gr153" draw:text-style-name="P70" svg:x1="5.02cm" svg:y1="3.382cm" svg:x2="5.115cm" svg:y2="3.42cm"><text:p/></draw:line><draw:line draw:style-name="gr153" draw:text-style-name="P70" svg:x1="5.038cm" svg:y1="3.341cm" svg:x2="5.134cm" svg:y2="3.377cm"><text:p/></draw:line><draw:line draw:style-name="gr153" draw:text-style-name="P70" svg:x1="5.057cm" svg:y1="3.302cm" svg:x2="5.154cm" svg:y2="3.336cm"><text:p/></draw:line><draw:line draw:style-name="gr153" draw:text-style-name="P70" svg:x1="5.066cm" svg:y1="3.258cm" svg:x2="5.162cm" svg:y2="3.29cm"><text:p/></draw:line><draw:line draw:style-name="gr153" draw:text-style-name="P70" svg:x1="5.08cm" svg:y1="3.22cm" svg:x2="5.177cm" svg:y2="3.251cm"><text:p/></draw:line><draw:line draw:style-name="gr153" draw:text-style-name="P70" svg:x1="5.095cm" svg:y1="3.18cm" svg:x2="5.193cm" svg:y2="3.209cm"><text:p/></draw:line><draw:line draw:style-name="gr153" draw:text-style-name="P70" svg:x1="5.104cm" svg:y1="3.138cm" svg:x2="5.202cm" svg:y2="3.165cm"><text:p/></draw:line><draw:line draw:style-name="gr153" draw:text-style-name="P70" svg:x1="5.117cm" svg:y1="3.094cm" svg:x2="5.216cm" svg:y2="3.119cm"><text:p/></draw:line><draw:line draw:style-name="gr153" draw:text-style-name="P70" svg:x1="5.124cm" svg:y1="3.056cm" svg:x2="5.223cm" svg:y2="3.08cm"><text:p/></draw:line><draw:line draw:style-name="gr153" draw:text-style-name="P70" svg:x1="5.14cm" svg:y1="3.013cm" svg:x2="5.239cm" svg:y2="3.036cm"><text:p/></draw:line><draw:line draw:style-name="gr153" draw:text-style-name="P70" svg:x1="5.147cm" svg:y1="2.972cm" svg:x2="5.246cm" svg:y2="2.992cm"><text:p/></draw:line><draw:line draw:style-name="gr153" draw:text-style-name="P70" svg:x1="5.154cm" svg:y1="2.93cm" svg:x2="5.254cm" svg:y2="2.948cm"><text:p/></draw:line><draw:line draw:style-name="gr153" draw:text-style-name="P70" svg:x1="5.163cm" svg:y1="2.888cm" svg:x2="5.263cm" svg:y2="2.905cm"><text:p/></draw:line><draw:line draw:style-name="gr153" draw:text-style-name="P70" svg:x1="5.17cm" svg:y1="2.846cm" svg:x2="5.271cm" svg:y2="2.862cm"><text:p/></draw:line><draw:line draw:style-name="gr153" draw:text-style-name="P70" svg:x1="5.177cm" svg:y1="2.803cm" svg:x2="5.277cm" svg:y2="2.816cm"><text:p/></draw:line><draw:line draw:style-name="gr153" draw:text-style-name="P70" svg:x1="5.184cm" svg:y1="2.762cm" svg:x2="5.285cm" svg:y2="2.774cm"><text:p/></draw:line><draw:line draw:style-name="gr153" draw:text-style-name="P70" svg:x1="5.184cm" svg:y1="2.72cm" svg:x2="5.286cm" svg:y2="2.73cm"><text:p/></draw:line><draw:line draw:style-name="gr153" draw:text-style-name="P70" svg:x1="5.193cm" svg:y1="2.676cm" svg:x2="5.295cm" svg:y2="2.685cm"><text:p/></draw:line><draw:line draw:style-name="gr153" draw:text-style-name="P70" svg:x1="5.193cm" svg:y1="2.635cm" svg:x2="5.294cm" svg:y2="2.642cm"><text:p/></draw:line><draw:line draw:style-name="gr153" draw:text-style-name="P70" svg:x1="5.193cm" svg:y1="2.592cm" svg:x2="5.295cm" svg:y2="2.597cm"><text:p/></draw:line><draw:line draw:style-name="gr153" draw:text-style-name="P70" svg:x1="5.2cm" svg:y1="2.549cm" svg:x2="5.301cm" svg:y2="2.552cm"><text:p/></draw:line><draw:line draw:style-name="gr153" draw:text-style-name="P70" svg:x1="5.195cm" svg:y1="2.507cm" svg:x2="5.297cm" svg:y2="2.509cm"><text:p/></draw:line><draw:line draw:style-name="gr153" draw:text-style-name="P70" svg:x1="5.2cm" svg:y1="2.462cm" svg:x2="5.303cm" svg:y2="2.462cm"><text:p/></draw:line><draw:line draw:style-name="gr153" draw:text-style-name="P70" svg:x1="5.194cm" svg:y1="2.423cm" svg:x2="5.296cm" svg:y2="2.42cm"><text:p/></draw:line><draw:line draw:style-name="gr153" draw:text-style-name="P70" svg:x1="5.193cm" svg:y1="2.379cm" svg:x2="5.296cm" svg:y2="2.375cm"><text:p/></draw:line><draw:line draw:style-name="gr153" draw:text-style-name="P70" svg:x1="5.193cm" svg:y1="2.336cm" svg:x2="5.295cm" svg:y2="2.33cm"><text:p/></draw:line><draw:line draw:style-name="gr153" draw:text-style-name="P70" svg:x1="5.193cm" svg:y1="2.292cm" svg:x2="5.294cm" svg:y2="2.284cm"><text:p/></draw:line><draw:line draw:style-name="gr153" draw:text-style-name="P70" svg:x1="5.193cm" svg:y1="2.251cm" svg:x2="5.294cm" svg:y2="2.242cm"><text:p/></draw:line><draw:line draw:style-name="gr153" draw:text-style-name="P70" svg:x1="5.184cm" svg:y1="2.208cm" svg:x2="5.285cm" svg:y2="2.196cm"><text:p/></draw:line><draw:line draw:style-name="gr153" draw:text-style-name="P70" svg:x1="5.177cm" svg:y1="2.165cm" svg:x2="5.278cm" svg:y2="2.152cm"><text:p/></draw:line><draw:line draw:style-name="gr153" draw:text-style-name="P70" svg:x1="5.17cm" svg:y1="2.123cm" svg:x2="5.271cm" svg:y2="2.108cm"><text:p/></draw:line><draw:line draw:style-name="gr153" draw:text-style-name="P70" svg:x1="5.163cm" svg:y1="2.081cm" svg:x2="5.264cm" svg:y2="2.064cm"><text:p/></draw:line><draw:line draw:style-name="gr153" draw:text-style-name="P70" svg:x1="5.154cm" svg:y1="2.04cm" svg:x2="5.254cm" svg:y2="2.022cm"><text:p/></draw:line><draw:line draw:style-name="gr153" draw:text-style-name="P70" svg:x1="5.147cm" svg:y1="1.997cm" svg:x2="5.247cm" svg:y2="1.977cm"><text:p/></draw:line><draw:line draw:style-name="gr153" draw:text-style-name="P70" svg:x1="5.14cm" svg:y1="1.958cm" svg:x2="5.24cm" svg:y2="1.936cm"><text:p/></draw:line><draw:line draw:style-name="gr153" draw:text-style-name="P70" svg:x1="5.133cm" svg:y1="1.914cm" svg:x2="5.232cm" svg:y2="1.891cm"><text:p/></draw:line><draw:line draw:style-name="gr153" draw:text-style-name="P70" svg:x1="5.124cm" svg:y1="1.872cm" svg:x2="5.223cm" svg:y2="1.847cm"><text:p/></draw:line><draw:line draw:style-name="gr153" draw:text-style-name="P70" svg:x1="5.11cm" svg:y1="1.831cm" svg:x2="5.209cm" svg:y2="1.804cm"><text:p/></draw:line><draw:line draw:style-name="gr153" draw:text-style-name="P70" svg:x1="5.098cm" svg:y1="1.791cm" svg:x2="5.195cm" svg:y2="1.762cm"><text:p/></draw:line><draw:line draw:style-name="gr153" draw:text-style-name="P70" svg:x1="5.087cm" svg:y1="1.749cm" svg:x2="5.185cm" svg:y2="1.719cm"><text:p/></draw:line><draw:line draw:style-name="gr153" draw:text-style-name="P70" svg:x1="5.073cm" svg:y1="1.709cm" svg:x2="5.169cm" svg:y2="1.677cm"><text:p/></draw:line><draw:line draw:style-name="gr153" draw:text-style-name="P70" svg:x1="5.057cm" svg:y1="1.67cm" svg:x2="5.153cm" svg:y2="1.636cm"><text:p/></draw:line><draw:line draw:style-name="gr153" draw:text-style-name="P70" svg:x1="5.045cm" svg:y1="1.627cm" svg:x2="5.14cm" svg:y2="1.592cm"><text:p/></draw:line><draw:line draw:style-name="gr153" draw:text-style-name="P70" svg:x1="5.027cm" svg:y1="1.59cm" svg:x2="5.122cm" svg:y2="1.552cm"><text:p/></draw:line><draw:line draw:style-name="gr153" draw:text-style-name="P70" svg:x1="5.013cm" svg:y1="1.549cm" svg:x2="5.107cm" svg:y2="1.51cm"><text:p/></draw:line><draw:line draw:style-name="gr153" draw:text-style-name="P70" svg:x1="4.997cm" svg:y1="1.51cm" svg:x2="5.091cm" svg:y2="1.469cm"><text:p/></draw:line><draw:line draw:style-name="gr153" draw:text-style-name="P70" svg:x1="4.977cm" svg:y1="1.471cm" svg:x2="5.07cm" svg:y2="1.429cm"><text:p/></draw:line><draw:line draw:style-name="gr153" draw:text-style-name="P70" svg:x1="4.96cm" svg:y1="1.433cm" svg:x2="5.052cm" svg:y2="1.39cm"><text:p/></draw:line><draw:line draw:style-name="gr153" draw:text-style-name="P70" svg:x1="4.946cm" svg:y1="1.394cm" svg:x2="5.038cm" svg:y2="1.349cm"><text:p/></draw:line><draw:line draw:style-name="gr153" draw:text-style-name="P70" svg:x1="4.923cm" svg:y1="1.355cm" svg:x2="5.013cm" svg:y2="1.308cm"><text:p/></draw:line><draw:line draw:style-name="gr153" draw:text-style-name="P70" svg:x1="4.904cm" svg:y1="1.318cm" svg:x2="4.993cm" svg:y2="1.269cm"><text:p/></draw:line><draw:line draw:style-name="gr153" draw:text-style-name="P70" svg:x1="4.886cm" svg:y1="1.28cm" svg:x2="4.975cm" svg:y2="1.231cm"><text:p/></draw:line><draw:line draw:style-name="gr153" draw:text-style-name="P70" svg:x1="4.863cm" svg:y1="1.244cm" svg:x2="4.951cm" svg:y2="1.193cm"><text:p/></draw:line><draw:line draw:style-name="gr153" draw:text-style-name="P70" svg:x1="4.841cm" svg:y1="1.208cm" svg:x2="4.928cm" svg:y2="1.155cm"><text:p/></draw:line><draw:line draw:style-name="gr153" draw:text-style-name="P70" svg:x1="4.819cm" svg:y1="1.17cm" svg:x2="4.905cm" svg:y2="1.115cm"><text:p/></draw:line><draw:line draw:style-name="gr153" draw:text-style-name="P70" svg:x1="4.796cm" svg:y1="1.134cm" svg:x2="4.882cm" svg:y2="1.078cm"><text:p/></draw:line><draw:line draw:style-name="gr153" draw:text-style-name="P70" svg:x1="4.766cm" svg:y1="1.099cm" svg:x2="4.85cm" svg:y2="1.042cm"><text:p/></draw:line><draw:line draw:style-name="gr153" draw:text-style-name="P70" svg:x1="4.743cm" svg:y1="1.065cm" svg:x2="4.826cm" svg:y2="1.006cm"><text:p/></draw:line><draw:line draw:style-name="gr153" draw:text-style-name="P70" svg:x1="4.722cm" svg:y1="1.032cm" svg:x2="4.804cm" svg:y2="0.971cm"><text:p/></draw:line><draw:line draw:style-name="gr153" draw:text-style-name="P70" svg:x1="4.694cm" svg:y1="0.997cm" svg:x2="4.775cm" svg:y2="0.935cm"><text:p/></draw:line><draw:line draw:style-name="gr153" draw:text-style-name="P70" svg:x1="4.669cm" svg:y1="0.961cm" svg:x2="4.749cm" svg:y2="0.898cm"><text:p/></draw:line><draw:line draw:style-name="gr153" draw:text-style-name="P70" svg:x1="4.639cm" svg:y1="0.931cm" svg:x2="4.718cm" svg:y2="0.866cm"><text:p/></draw:line><draw:line draw:style-name="gr153" draw:text-style-name="P70" svg:x1="4.616cm" svg:y1="0.897cm" svg:x2="4.693cm" svg:y2="0.831cm"><text:p/></draw:line><draw:line draw:style-name="gr153" draw:text-style-name="P70" svg:x1="4.589cm" svg:y1="0.861cm" svg:x2="4.665cm" svg:y2="0.794cm"><text:p/></draw:line><draw:line draw:style-name="gr153" draw:text-style-name="P70" svg:x1="4.559cm" svg:y1="0.832cm" svg:x2="4.634cm" svg:y2="0.764cm"><text:p/></draw:line><draw:line draw:style-name="gr153" draw:text-style-name="P70" svg:x1="4.529cm" svg:y1="0.802cm" svg:x2="4.603cm" svg:y2="0.732cm"><text:p/></draw:line><draw:line draw:style-name="gr153" draw:text-style-name="P70" svg:x1="4.5cm" svg:y1="0.771cm" svg:x2="4.573cm" svg:y2="0.7cm"><text:p/></draw:line><draw:line draw:style-name="gr153" draw:text-style-name="P70" svg:x1="4.47cm" svg:y1="0.74cm" svg:x2="4.541cm" svg:y2="0.667cm"><text:p/></draw:line><draw:line draw:style-name="gr153" draw:text-style-name="P70" svg:x1="4.438cm" svg:y1="0.71cm" svg:x2="4.509cm" svg:y2="0.637cm"><text:p/></draw:line><draw:line draw:style-name="gr153" draw:text-style-name="P70" svg:x1="4.408cm" svg:y1="0.68cm" svg:x2="4.477cm" svg:y2="0.605cm"><text:p/></draw:line><draw:line draw:style-name="gr153" draw:text-style-name="P70" svg:x1="4.378cm" svg:y1="0.652cm" svg:x2="4.445cm" svg:y2="0.576cm"><text:p/></draw:line><draw:line draw:style-name="gr153" draw:text-style-name="P70" svg:x1="4.348cm" svg:y1="0.624cm" svg:x2="4.415cm" svg:y2="0.547cm"><text:p/></draw:line><draw:line draw:style-name="gr153" draw:text-style-name="P70" svg:x1="4.313cm" svg:y1="0.595cm" svg:x2="4.378cm" svg:y2="0.517cm"><text:p/></draw:line><draw:line draw:style-name="gr153" draw:text-style-name="P70" svg:x1="4.281cm" svg:y1="0.571cm" svg:x2="4.345cm" svg:y2="0.491cm"><text:p/></draw:line><draw:line draw:style-name="gr153" draw:text-style-name="P70" svg:x1="4.245cm" svg:y1="0.545cm" svg:x2="4.307cm" svg:y2="0.464cm"><text:p/></draw:line><draw:line draw:style-name="gr153" draw:text-style-name="P70" svg:x1="4.214cm" svg:y1="0.519cm" svg:x2="4.275cm" svg:y2="0.437cm"><text:p/></draw:line><draw:line draw:style-name="gr153" draw:text-style-name="P70" svg:x1="4.177cm" svg:y1="0.492cm" svg:x2="4.236cm" svg:y2="0.41cm"><text:p/></draw:line><draw:line draw:style-name="gr153" draw:text-style-name="P70" svg:x1="4.147cm" svg:y1="0.467cm" svg:x2="4.205cm" svg:y2="0.383cm"><text:p/></draw:line><draw:line draw:style-name="gr153" draw:text-style-name="P70" svg:x1="4.108cm" svg:y1="0.444cm" svg:x2="4.164cm" svg:y2="0.359cm"><text:p/></draw:line><draw:line draw:style-name="gr153" draw:text-style-name="P70" svg:x1="4.071cm" svg:y1="0.421cm" svg:x2="4.126cm" svg:y2="0.336cm"><text:p/></draw:line><draw:line draw:style-name="gr153" draw:text-style-name="P70" svg:x1="4.034cm" svg:y1="0.399cm" svg:x2="4.088cm" svg:y2="0.312cm"><text:p/></draw:line><draw:line draw:style-name="gr153" draw:text-style-name="P70" svg:x1="3.997cm" svg:y1="0.373cm" svg:x2="4.049cm" svg:y2="0.286cm"><text:p/></draw:line><draw:line draw:style-name="gr153" draw:text-style-name="P70" svg:x1="3.961cm" svg:y1="0.355cm" svg:x2="4.011cm" svg:y2="0.267cm"><text:p/></draw:line><draw:line draw:style-name="gr153" draw:text-style-name="P70" svg:x1="3.923cm" svg:y1="0.335cm" svg:x2="3.972cm" svg:y2="0.245cm"><text:p/></draw:line><draw:line draw:style-name="gr153" draw:text-style-name="P70" svg:x1="3.884cm" svg:y1="0.314cm" svg:x2="3.932cm" svg:y2="0.224cm"><text:p/></draw:line><draw:line draw:style-name="gr153" draw:text-style-name="P70" svg:x1="3.854cm" svg:y1="0.293cm" svg:x2="3.9cm" svg:y2="0.202cm"><text:p/></draw:line><draw:line draw:style-name="gr153" draw:text-style-name="P70" svg:x1="3.81cm" svg:y1="0.276cm" svg:x2="3.854cm" svg:y2="0.185cm"><text:p/></draw:line><draw:line draw:style-name="gr153" draw:text-style-name="P70" svg:x1="3.773cm" svg:y1="0.257cm" svg:x2="3.815cm" svg:y2="0.164cm"><text:p/></draw:line><draw:line draw:style-name="gr153" draw:text-style-name="P70" svg:x1="3.736cm" svg:y1="0.236cm" svg:x2="3.777cm" svg:y2="0.143cm"><text:p/></draw:line><draw:line draw:style-name="gr153" draw:text-style-name="P70" svg:x1="3.698cm" svg:y1="0.223cm" svg:x2="3.738cm" svg:y2="0.129cm"><text:p/></draw:line><draw:line draw:style-name="gr153" draw:text-style-name="P70" svg:x1="3.653cm" svg:y1="0.207cm" svg:x2="3.691cm" svg:y2="0.112cm"><text:p/></draw:line><draw:line draw:style-name="gr153" draw:text-style-name="P70" svg:x1="3.616cm" svg:y1="0.193cm" svg:x2="3.652cm" svg:y2="0.097cm"><text:p/></draw:line><draw:line draw:style-name="gr153" draw:text-style-name="P70" svg:x1="3.579cm" svg:y1="0.178cm" svg:x2="3.613cm" svg:y2="0.081cm"><text:p/></draw:line><draw:line draw:style-name="gr153" draw:text-style-name="P70" svg:x1="3.533cm" svg:y1="0.163cm" svg:x2="3.565cm" svg:y2="0.067cm"><text:p/></draw:line><draw:line draw:style-name="gr153" draw:text-style-name="P70" svg:x1="3.496cm" svg:y1="0.149cm" svg:x2="3.527cm" svg:y2="0.052cm"><text:p/></draw:line><draw:line draw:style-name="gr153" draw:text-style-name="P70" svg:x1="3.453cm" svg:y1="0.137cm" svg:x2="3.482cm" svg:y2="0.039cm"><text:p/></draw:line><draw:line draw:style-name="gr153" draw:text-style-name="P70" svg:x1="3.415cm" svg:y1="0.125cm" svg:x2="3.442cm" svg:y2="0.027cm"><text:p/></draw:line><draw:line draw:style-name="gr153" draw:text-style-name="P70" svg:x1="3.369cm" svg:y1="0.113cm" svg:x2="3.394cm" svg:y2="0.014cm"><text:p/></draw:line><draw:line draw:style-name="gr153" draw:text-style-name="P70" svg:x1="3.332cm" svg:y1="0.101cm" svg:x2="3.356cm" svg:y2="0.002cm"><text:p/></draw:line><draw:line draw:style-name="gr153" draw:text-style-name="P70" svg:x1="3.288cm" svg:y1="0.093cm" svg:x2="3.311cm" svg:y2="-0.006cm"><text:p/></draw:line><draw:line draw:style-name="gr153" draw:text-style-name="P70" svg:x1="3.249cm" svg:y1="0.083cm" svg:x2="3.269cm" svg:y2="-0.016cm"><text:p/></draw:line><draw:line draw:style-name="gr153" draw:text-style-name="P70" svg:x1="3.205cm" svg:y1="0.076cm" svg:x2="3.223cm" svg:y2="-0.024cm"><text:p/></draw:line><draw:line draw:style-name="gr153" draw:text-style-name="P70" svg:x1="3.163cm" svg:y1="0.068cm" svg:x2="3.18cm" svg:y2="-0.032cm"><text:p/></draw:line><draw:line draw:style-name="gr153" draw:text-style-name="P70" svg:x1="3.115cm" svg:y1="0.061cm" svg:x2="3.131cm" svg:y2="-0.04cm"><text:p/></draw:line><draw:line draw:style-name="gr153" draw:text-style-name="P70" svg:x1="3.078cm" svg:y1="0.054cm" svg:x2="3.091cm" svg:y2="-0.046cm"><text:p/></draw:line><draw:line draw:style-name="gr153" draw:text-style-name="P70" svg:x1="3.041cm" svg:y1="0.05cm" svg:x2="3.053cm" svg:y2="-0.051cm"><text:p/></draw:line><draw:line draw:style-name="gr153" draw:text-style-name="P70" svg:x1="2.995cm" svg:y1="0.048cm" svg:x2="3.005cm" svg:y2="-0.054cm"><text:p/></draw:line><draw:line draw:style-name="gr153" draw:text-style-name="P70" svg:x1="2.951cm" svg:y1="0.043cm" svg:x2="2.96cm" svg:y2="-0.059cm"><text:p/></draw:line><draw:line draw:style-name="gr153" draw:text-style-name="P70" svg:x1="2.908cm" svg:y1="0.04cm" svg:x2="2.915cm" svg:y2="-0.061cm"><text:p/></draw:line><draw:line draw:style-name="gr153" draw:text-style-name="P70" svg:x1="2.868cm" svg:y1="0.039cm" svg:x2="2.873cm" svg:y2="-0.063cm"><text:p/></draw:line><draw:line draw:style-name="gr153" draw:text-style-name="P70" svg:x1="2.824cm" svg:y1="0.036cm" svg:x2="2.827cm" svg:y2="-0.065cm"><text:p/></draw:line><draw:line draw:style-name="gr153" draw:text-style-name="P70" svg:x1="2.78cm" svg:y1="0.035cm" svg:x2="2.782cm" svg:y2="-0.067cm"><text:p/></draw:line><draw:line draw:style-name="gr153" draw:text-style-name="P70" svg:x1="2.734cm" svg:y1="0.034cm" svg:x2="2.734cm" svg:y2="-0.069cm"><text:p/></draw:line><draw:line draw:style-name="gr153" draw:text-style-name="P70" svg:x1="2.694cm" svg:y1="0.036cm" svg:x2="2.691cm" svg:y2="-0.066cm"><text:p/></draw:line><draw:line draw:style-name="gr153" draw:text-style-name="P70" svg:x1="2.657cm" svg:y1="0.038cm" svg:x2="2.653cm" svg:y2="-0.065cm"><text:p/></draw:line><draw:line draw:style-name="gr153" draw:text-style-name="P70" svg:x1="2.606cm" svg:y1="0.037cm" svg:x2="2.6cm" svg:y2="-0.065cm"><text:p/></draw:line><draw:line draw:style-name="gr153" draw:text-style-name="P70" svg:x1="2.571cm" svg:y1="0.041cm" svg:x2="2.563cm" svg:y2="-0.06cm"><text:p/></draw:line><draw:line draw:style-name="gr153" draw:text-style-name="P70" svg:x1="2.526cm" svg:y1="0.043cm" svg:x2="2.517cm" svg:y2="-0.058cm"><text:p/></draw:line><draw:line draw:style-name="gr153" draw:text-style-name="P70" svg:x1="2.485cm" svg:y1="0.047cm" svg:x2="2.473cm" svg:y2="-0.054cm"><text:p/></draw:line><draw:line draw:style-name="gr153" draw:text-style-name="P70" svg:x1="2.441cm" svg:y1="0.054cm" svg:x2="2.428cm" svg:y2="-0.047cm"><text:p/></draw:line><draw:line draw:style-name="gr153" draw:text-style-name="P70" svg:x1="2.398cm" svg:y1="0.06cm" svg:x2="2.383cm" svg:y2="-0.041cm"><text:p/></draw:line><draw:line draw:style-name="gr153" draw:text-style-name="P70" svg:x1="2.356cm" svg:y1="0.067cm" svg:x2="2.339cm" svg:y2="-0.034cm"><text:p/></draw:line><draw:line draw:style-name="gr153" draw:text-style-name="P70" svg:x1="2.319cm" svg:y1="0.072cm" svg:x2="2.301cm" svg:y2="-0.028cm"><text:p/></draw:line><draw:line draw:style-name="gr153" draw:text-style-name="P70" svg:x1="2.27cm" svg:y1="0.082cm" svg:x2="2.25cm" svg:y2="-0.018cm"><text:p/></draw:line><draw:line draw:style-name="gr153" draw:text-style-name="P70" svg:x1="2.234cm" svg:y1="0.091cm" svg:x2="2.212cm" svg:y2="-0.009cm"><text:p/></draw:line><draw:line draw:style-name="gr153" draw:text-style-name="P70" svg:x1="2.189cm" svg:y1="0.101cm" svg:x2="2.166cm" svg:y2="0.002cm"><text:p/></draw:line><draw:line draw:style-name="gr153" draw:text-style-name="P70" svg:x1="2.148cm" svg:y1="0.111cm" svg:x2="2.123cm" svg:y2="0.012cm"><text:p/></draw:line><draw:line draw:style-name="gr153" draw:text-style-name="P70" svg:x1="2.103cm" svg:y1="0.122cm" svg:x2="2.076cm" svg:y2="0.023cm"><text:p/></draw:line><draw:line draw:style-name="gr153" draw:text-style-name="P70" svg:x1="2.068cm" svg:y1="0.129cm" svg:x2="2.039cm" svg:y2="0.032cm"><text:p/></draw:line><draw:line draw:style-name="gr153" draw:text-style-name="P70" svg:x1="2.025cm" svg:y1="0.147cm" svg:x2="1.995cm" svg:y2="0.049cm"><text:p/></draw:line><draw:line draw:style-name="gr153" draw:text-style-name="P70" svg:x1="1.981cm" svg:y1="0.158cm" svg:x2="1.949cm" svg:y2="0.062cm"><text:p/></draw:line><draw:line draw:style-name="gr153" draw:text-style-name="P70" svg:x1="1.946cm" svg:y1="0.172cm" svg:x2="1.912cm" svg:y2="0.076cm"><text:p/></draw:line><draw:line draw:style-name="gr153" draw:text-style-name="P70" svg:x1="1.903cm" svg:y1="0.186cm" svg:x2="1.868cm" svg:y2="0.091cm"><text:p/></draw:line><draw:line draw:style-name="gr153" draw:text-style-name="P70" svg:x1="1.863cm" svg:y1="0.201cm" svg:x2="1.825cm" svg:y2="0.106cm"><text:p/></draw:line><draw:line draw:style-name="gr153" draw:text-style-name="P70" svg:x1="1.824cm" svg:y1="0.216cm" svg:x2="1.785cm" svg:y2="0.122cm"><text:p/></draw:line><draw:line draw:style-name="gr153" draw:text-style-name="P70" svg:x1="1.784cm" svg:y1="0.236cm" svg:x2="1.743cm" svg:y2="0.142cm"><text:p/></draw:line><draw:line draw:style-name="gr153" draw:text-style-name="P70" svg:x1="1.746cm" svg:y1="0.252cm" svg:x2="1.704cm" svg:y2="0.159cm"><text:p/></draw:line><draw:line draw:style-name="gr153" draw:text-style-name="P70" svg:x1="1.709cm" svg:y1="0.269cm" svg:x2="1.666cm" svg:y2="0.177cm"><text:p/></draw:line><draw:line draw:style-name="gr153" draw:text-style-name="P70" svg:x1="1.666cm" svg:y1="0.288cm" svg:x2="1.621cm" svg:y2="0.196cm"><text:p/></draw:line><draw:line draw:style-name="gr153" draw:text-style-name="P70" svg:x1="1.631cm" svg:y1="0.307cm" svg:x2="1.584cm" svg:y2="0.217cm"><text:p/></draw:line><draw:line draw:style-name="gr153" draw:text-style-name="P70" svg:x1="1.596cm" svg:y1="0.328cm" svg:x2="1.547cm" svg:y2="0.239cm"><text:p/></draw:line><draw:line draw:style-name="gr153" draw:text-style-name="P70" svg:x1="1.559cm" svg:y1="0.348cm" svg:x2="1.51cm" svg:y2="0.259cm"><text:p/></draw:line><draw:line draw:style-name="gr153" draw:text-style-name="P70" svg:x1="1.515cm" svg:y1="0.37cm" svg:x2="1.464cm" svg:y2="0.282cm"><text:p/></draw:line><draw:line draw:style-name="gr153" draw:text-style-name="P70" svg:x1="1.48cm" svg:y1="0.392cm" svg:x2="1.427cm" svg:y2="0.305cm"><text:p/></draw:line><draw:line draw:style-name="gr153" draw:text-style-name="P70" svg:x1="1.445cm" svg:y1="0.413cm" svg:x2="1.39cm" svg:y2="0.327cm"><text:p/></draw:line><draw:line draw:style-name="gr153" draw:text-style-name="P70" svg:x1="1.41cm" svg:y1="0.436cm" svg:x2="1.354cm" svg:y2="0.35cm"><text:p/></draw:line><draw:line draw:style-name="gr153" draw:text-style-name="P70" svg:x1="1.371cm" svg:y1="0.46cm" svg:x2="1.314cm" svg:y2="0.376cm"><text:p/></draw:line><draw:line draw:style-name="gr153" draw:text-style-name="P70" svg:x1="1.344cm" svg:y1="0.484cm" svg:x2="1.285cm" svg:y2="0.401cm"><text:p/></draw:line><draw:line draw:style-name="gr153" draw:text-style-name="P70" svg:x1="1.308cm" svg:y1="0.509cm" svg:x2="1.247cm" svg:y2="0.427cm"><text:p/></draw:line><draw:line draw:style-name="gr153" draw:text-style-name="P70" svg:x1="1.272cm" svg:y1="0.536cm" svg:x2="1.21cm" svg:y2="0.455cm"><text:p/></draw:line><draw:line draw:style-name="gr153" draw:text-style-name="P70" svg:x1="1.236cm" svg:y1="0.56cm" svg:x2="1.173cm" svg:y2="0.48cm"><text:p/></draw:line><draw:line draw:style-name="gr153" draw:text-style-name="P70" svg:x1="1.208cm" svg:y1="0.588cm" svg:x2="1.143cm" svg:y2="0.509cm"><text:p/></draw:line><draw:line draw:style-name="gr153" draw:text-style-name="P70" svg:x1="1.172cm" svg:y1="0.615cm" svg:x2="1.106cm" svg:y2="0.538cm"><text:p/></draw:line><draw:line draw:style-name="gr153" draw:text-style-name="P70" svg:x1="1.136cm" svg:y1="0.644cm" svg:x2="1.069cm" svg:y2="0.568cm"><text:p/></draw:line><draw:line draw:style-name="gr153" draw:text-style-name="P70" svg:x1="1.107cm" svg:y1="0.671cm" svg:x2="1.039cm" svg:y2="0.596cm"><text:p/></draw:line><draw:line draw:style-name="gr153" draw:text-style-name="P70" svg:x1="1.074cm" svg:y1="0.7cm" svg:x2="1.004cm" svg:y2="0.626cm"><text:p/></draw:line><draw:line draw:style-name="gr153" draw:text-style-name="P70" svg:x1="1.043cm" svg:y1="0.731cm" svg:x2="0.972cm" svg:y2="0.658cm"><text:p/></draw:line><draw:line draw:style-name="gr153" draw:text-style-name="P70" svg:x1="1.015cm" svg:y1="0.759cm" svg:x2="0.942cm" svg:y2="0.688cm"><text:p/></draw:line><draw:line draw:style-name="gr153" draw:text-style-name="P70" svg:x1="0.985cm" svg:y1="0.792cm" svg:x2="0.912cm" svg:y2="0.721cm"><text:p/></draw:line><draw:line draw:style-name="gr153" draw:text-style-name="P70" svg:x1="0.957cm" svg:y1="0.824cm" svg:x2="0.882cm" svg:y2="0.755cm"><text:p/></draw:line><draw:line draw:style-name="gr153" draw:text-style-name="P70" svg:x1="0.928cm" svg:y1="0.852cm" svg:x2="0.852cm" svg:y2="0.785cm"><text:p/></draw:line><draw:line draw:style-name="gr153" draw:text-style-name="P70" svg:x1="0.899cm" svg:y1="0.887cm" svg:x2="0.822cm" svg:y2="0.82cm"><text:p/></draw:line><draw:line draw:style-name="gr153" draw:text-style-name="P70" svg:x1="0.87cm" svg:y1="0.919cm" svg:x2="0.792cm" svg:y2="0.854cm"><text:p/></draw:line><draw:line draw:style-name="gr153" draw:text-style-name="P70" svg:x1="0.842cm" svg:y1="0.953cm" svg:x2="0.762cm" svg:y2="0.889cm"><text:p/></draw:line><draw:line draw:style-name="gr153" draw:text-style-name="P70" svg:x1="0.82cm" svg:y1="0.986cm" svg:x2="0.739cm" svg:y2="0.924cm"><text:p/></draw:line><draw:line draw:style-name="gr153" draw:text-style-name="P70" svg:x1="0.791cm" svg:y1="1.019cm" svg:x2="0.709cm" svg:y2="0.958cm"><text:p/></draw:line><draw:line draw:style-name="gr153" draw:text-style-name="P70" svg:x1="0.761cm" svg:y1="1.053cm" svg:x2="0.679cm" svg:y2="0.994cm"><text:p/></draw:line><draw:line draw:style-name="gr153" draw:text-style-name="P70" svg:x1="0.742cm" svg:y1="1.089cm" svg:x2="0.658cm" svg:y2="1.031cm"><text:p/></draw:line><draw:line draw:style-name="gr153" draw:text-style-name="P70" svg:x1="0.72cm" svg:y1="1.125cm" svg:x2="0.635cm" svg:y2="1.069cm"><text:p/></draw:line><draw:line draw:style-name="gr153" draw:text-style-name="P70" svg:x1="0.697cm" svg:y1="1.16cm" svg:x2="0.612cm" svg:y2="1.105cm"><text:p/></draw:line><draw:line draw:style-name="gr153" draw:text-style-name="P70" svg:x1="0.672cm" svg:y1="1.197cm" svg:x2="0.585cm" svg:y2="1.143cm"><text:p/></draw:line><draw:line draw:style-name="gr153" draw:text-style-name="P70" svg:x1="0.65cm" svg:y1="1.23cm" svg:x2="0.563cm" svg:y2="1.178cm"><text:p/></draw:line><draw:line draw:style-name="gr153" draw:text-style-name="P70" svg:x1="0.626cm" svg:y1="1.269cm" svg:x2="0.538cm" svg:y2="1.219cm"><text:p/></draw:line><draw:line draw:style-name="gr153" draw:text-style-name="P70" svg:x1="0.605cm" svg:y1="1.305cm" svg:x2="0.515cm" svg:y2="1.256cm"><text:p/></draw:line><draw:line draw:style-name="gr153" draw:text-style-name="P70" svg:x1="0.586cm" svg:y1="1.344cm" svg:x2="0.496cm" svg:y2="1.296cm"><text:p/></draw:line><draw:line draw:style-name="gr153" draw:text-style-name="P70" svg:x1="0.569cm" svg:y1="1.383cm" svg:x2="0.478cm" svg:y2="1.337cm"><text:p/></draw:line><draw:line draw:style-name="gr153" draw:text-style-name="P70" svg:x1="0.546cm" svg:y1="1.418cm" svg:x2="0.455cm" svg:y2="1.374cm"><text:p/></draw:line><draw:line draw:style-name="gr153" draw:text-style-name="P70" svg:x1="0.534cm" svg:y1="1.458cm" svg:x2="0.441cm" svg:y2="1.416cm"><text:p/></draw:line><draw:line draw:style-name="gr153" draw:text-style-name="P70" svg:x1="0.511cm" svg:y1="1.498cm" svg:x2="0.418cm" svg:y2="1.457cm"><text:p/></draw:line><draw:line draw:style-name="gr153" draw:text-style-name="P70" svg:x1="0.498cm" svg:y1="1.536cm" svg:x2="0.404cm" svg:y2="1.496cm"><text:p/></draw:line><draw:line draw:style-name="gr153" draw:text-style-name="P70" svg:x1="0.483cm" svg:y1="1.577cm" svg:x2="0.388cm" svg:y2="1.539cm"><text:p/></draw:line><draw:line draw:style-name="gr153" draw:text-style-name="P70" svg:x1="0.465cm" svg:y1="1.616cm" svg:x2="0.369cm" svg:y2="1.58cm"><text:p/></draw:line><draw:line draw:style-name="gr153" draw:text-style-name="P70" svg:x1="0.448cm" svg:y1="1.655cm" svg:x2="0.351cm" svg:y2="1.621cm"><text:p/></draw:line><draw:line draw:style-name="gr153" draw:text-style-name="P70" svg:x1="0.435cm" svg:y1="1.696cm" svg:x2="0.339cm" svg:y2="1.664cm"><text:p/></draw:line><draw:line draw:style-name="gr153" draw:text-style-name="P70" svg:x1="0.425cm" svg:y1="1.738cm" svg:x2="0.328cm" svg:y2="1.707cm"><text:p/></draw:line><draw:line draw:style-name="gr153" draw:text-style-name="P70" svg:x1="0.412cm" svg:y1="1.779cm" svg:x2="0.314cm" svg:y2="1.75cm"><text:p/></draw:line><draw:line draw:style-name="gr153" draw:text-style-name="P70" svg:x1="0.399cm" svg:y1="1.818cm" svg:x2="0.301cm" svg:y2="1.791cm"><text:p/></draw:line><draw:line draw:style-name="gr153" draw:text-style-name="P70" svg:x1="0.39cm" svg:y1="1.86cm" svg:x2="0.291cm" svg:y2="1.835cm"><text:p/></draw:line><draw:line draw:style-name="gr153" draw:text-style-name="P70" svg:x1="0.377cm" svg:y1="1.901cm" svg:x2="0.278cm" svg:y2="1.877cm"><text:p/></draw:line><draw:line draw:style-name="gr153" draw:text-style-name="P70" svg:x1="0.368cm" svg:y1="1.944cm" svg:x2="0.269cm" svg:y2="1.921cm"><text:p/></draw:line><draw:line draw:style-name="gr153" draw:text-style-name="P70" svg:x1="0.353cm" svg:y1="1.983cm" svg:x2="0.254cm" svg:y2="1.963cm"><text:p/></draw:line><draw:line draw:style-name="gr153" draw:text-style-name="P70" svg:x1="0.347cm" svg:y1="2.022cm" svg:x2="0.247cm" svg:y2="2.004cm"><text:p/></draw:line><draw:line draw:style-name="gr153" draw:text-style-name="P70" svg:x1="0.341cm" svg:y1="2.069cm" svg:x2="0.241cm" svg:y2="2.052cm"><text:p/></draw:line><draw:line draw:style-name="gr153" draw:text-style-name="P70" svg:x1="0.341cm" svg:y1="2.11cm" svg:x2="0.24cm" svg:y2="2.094cm"><text:p/></draw:line><draw:line draw:style-name="gr153" draw:text-style-name="P70" svg:x1="0.331cm" svg:y1="2.151cm" svg:x2="0.231cm" svg:y2="2.138cm"><text:p/></draw:line><draw:line draw:style-name="gr153" draw:text-style-name="P70" svg:x1="0.325cm" svg:y1="2.194cm" svg:x2="0.224cm" svg:y2="2.182cm"><text:p/></draw:line><draw:line draw:style-name="gr153" draw:text-style-name="P70" svg:x1="0.32cm" svg:y1="2.238cm" svg:x2="0.218cm" svg:y2="2.228cm"><text:p/></draw:line><draw:line draw:style-name="gr153" draw:text-style-name="P70" svg:x1="0.319cm" svg:y1="2.281cm" svg:x2="0.217cm" svg:y2="2.272cm"><text:p/></draw:line><draw:line draw:style-name="gr153" draw:text-style-name="P70" svg:x1="0.311cm" svg:y1="2.323cm" svg:x2="0.21cm" svg:y2="2.316cm"><text:p/></draw:line><draw:line draw:style-name="gr153" draw:text-style-name="P70" svg:x1="0.312cm" svg:y1="2.365cm" svg:x2="0.21cm" svg:y2="2.36cm"><text:p/></draw:line><draw:line draw:style-name="gr153" draw:text-style-name="P70" svg:x1="0.311cm" svg:y1="2.408cm" svg:x2="0.21cm" svg:y2="2.405cm"><text:p/></draw:line><draw:line draw:style-name="gr153" draw:text-style-name="P70" svg:x1="0.312cm" svg:y1="2.451cm" svg:x2="0.21cm" svg:y2="2.449cm"><text:p/></draw:line><draw:line draw:style-name="gr153" draw:text-style-name="P70" svg:x1="0.308cm" svg:y1="2.494cm" svg:x2="0.205cm" svg:y2="2.494cm"><text:p/></draw:line><draw:line draw:style-name="gr153" draw:text-style-name="P70" svg:x1="0.307cm" svg:y1="2.536cm" svg:x2="0.205cm" svg:y2="2.539cm"><text:p/></draw:line><draw:line draw:style-name="gr153" draw:text-style-name="P70" svg:x1="0.313cm" svg:y1="2.579cm" svg:x2="0.21cm" svg:y2="2.583cm"><text:p/></draw:line><draw:line draw:style-name="gr153" draw:text-style-name="P70" svg:x1="0.312cm" svg:y1="2.621cm" svg:x2="0.21cm" svg:y2="2.627cm"><text:p/></draw:line><draw:line draw:style-name="gr153" draw:text-style-name="P70" svg:x1="0.318cm" svg:y1="2.663cm" svg:x2="0.217cm" svg:y2="2.671cm"><text:p/></draw:line><draw:line draw:style-name="gr153" draw:text-style-name="P70" svg:x1="0.318cm" svg:y1="2.706cm" svg:x2="0.217cm" svg:y2="2.715cm"><text:p/></draw:line><draw:line draw:style-name="gr153" draw:text-style-name="P70" svg:x1="0.325cm" svg:y1="2.75cm" svg:x2="0.224cm" svg:y2="2.762cm"><text:p/></draw:line><draw:line draw:style-name="gr153" draw:text-style-name="P70" svg:x1="0.332cm" svg:y1="2.791cm" svg:x2="0.231cm" svg:y2="2.804cm"><text:p/></draw:line><draw:line draw:style-name="gr153" draw:text-style-name="P70" svg:x1="0.332cm" svg:y1="2.833cm" svg:x2="0.231cm" svg:y2="2.848cm"><text:p/></draw:line><draw:line draw:style-name="gr153" draw:text-style-name="P70" svg:x1="0.341cm" svg:y1="2.875cm" svg:x2="0.24cm" svg:y2="2.892cm"><text:p/></draw:line><draw:line draw:style-name="gr153" draw:text-style-name="P70" svg:x1="0.347cm" svg:y1="2.918cm" svg:x2="0.247cm" svg:y2="2.936cm"><text:p/></draw:line><draw:line draw:style-name="gr153" draw:text-style-name="P70" svg:x1="0.361cm" svg:y1="2.958cm" svg:x2="0.261cm" svg:y2="2.978cm"><text:p/></draw:line><draw:line draw:style-name="gr153" draw:text-style-name="P70" svg:x1="0.369cm" svg:y1="3.001cm" svg:x2="0.269cm" svg:y2="3.023cm"><text:p/></draw:line><draw:line draw:style-name="gr153" draw:text-style-name="P70" svg:x1="0.376cm" svg:y1="3.043cm" svg:x2="0.277cm" svg:y2="3.066cm"><text:p/></draw:line><draw:line draw:style-name="gr153" draw:text-style-name="P70" svg:x1="0.383cm" svg:y1="3.085cm" svg:x2="0.284cm" svg:y2="3.11cm"><text:p/></draw:line><draw:line draw:style-name="gr153" draw:text-style-name="P70" svg:x1="0.397cm" svg:y1="3.124cm" svg:x2="0.298cm" svg:y2="3.151cm"><text:p/></draw:line><draw:line draw:style-name="gr153" draw:text-style-name="P70" svg:x1="0.405cm" svg:y1="3.166cm" svg:x2="0.308cm" svg:y2="3.195cm"><text:p/></draw:line><draw:line draw:style-name="gr153" draw:text-style-name="P70" svg:x1="0.419cm" svg:y1="3.207cm" svg:x2="0.321cm" svg:y2="3.237cm"><text:p/></draw:line><draw:line draw:style-name="gr153" draw:text-style-name="P70" svg:x1="0.433cm" svg:y1="3.247cm" svg:x2="0.337cm" svg:y2="3.279cm"><text:p/></draw:line><draw:line draw:style-name="gr153" draw:text-style-name="P70" svg:x1="0.447cm" svg:y1="3.288cm" svg:x2="0.351cm" svg:y2="3.322cm"><text:p/></draw:line><draw:line draw:style-name="gr153" draw:text-style-name="P70" svg:x1="0.462cm" svg:y1="3.328cm" svg:x2="0.367cm" svg:y2="3.363cm"><text:p/></draw:line><draw:line draw:style-name="gr153" draw:text-style-name="P70" svg:x1="0.476cm" svg:y1="3.369cm" svg:x2="0.381cm" svg:y2="3.407cm"><text:p/></draw:line><draw:line draw:style-name="gr153" draw:text-style-name="P70" svg:x1="0.49cm" svg:y1="3.408cm" svg:x2="0.396cm" svg:y2="3.447cm"><text:p/></draw:line><draw:line draw:style-name="gr153" draw:text-style-name="P70" svg:x1="0.512cm" svg:y1="3.445cm" svg:x2="0.418cm" svg:y2="3.486cm"><text:p/></draw:line><draw:line draw:style-name="gr153" draw:text-style-name="P70" svg:x1="0.527cm" svg:y1="3.487cm" svg:x2="0.434cm" svg:y2="3.529cm"><text:p/></draw:line><draw:line draw:style-name="gr153" draw:text-style-name="P70" svg:x1="0.547cm" svg:y1="3.526cm" svg:x2="0.455cm" svg:y2="3.569cm"><text:p/></draw:line><draw:line draw:style-name="gr153" draw:text-style-name="P70" svg:x1="0.563cm" svg:y1="3.565cm" svg:x2="0.471cm" svg:y2="3.61cm"><text:p/></draw:line><draw:line draw:style-name="gr153" draw:text-style-name="P70" svg:x1="0.584cm" svg:y1="3.601cm" svg:x2="0.494cm" svg:y2="3.648cm"><text:p/></draw:line><draw:line draw:style-name="gr153" draw:text-style-name="P70" svg:x1="0.604cm" svg:y1="3.638cm" svg:x2="0.515cm" svg:y2="3.687cm"><text:p/></draw:line><draw:line draw:style-name="gr153" draw:text-style-name="P70" svg:x1="0.62cm" svg:y1="3.677cm" svg:x2="0.531cm" svg:y2="3.726cm"><text:p/></draw:line><draw:line draw:style-name="gr153" draw:text-style-name="P70" svg:x1="0.649cm" svg:y1="3.713cm" svg:x2="0.561cm" svg:y2="3.764cm"><text:p/></draw:line><draw:line draw:style-name="gr153" draw:text-style-name="P70" svg:x1="0.662cm" svg:y1="3.751cm" svg:x2="0.575cm" svg:y2="3.804cm"><text:p/></draw:line><draw:line draw:style-name="gr153" draw:text-style-name="P70" svg:x1="0.686cm" svg:y1="3.786cm" svg:x2="0.6cm" svg:y2="3.841cm"><text:p/></draw:line><draw:line draw:style-name="gr153" draw:text-style-name="P70" svg:x1="0.709cm" svg:y1="3.823cm" svg:x2="0.623cm" svg:y2="3.879cm"><text:p/></draw:line><draw:line draw:style-name="gr153" draw:text-style-name="P70" svg:x1="0.734cm" svg:y1="3.856cm" svg:x2="0.65cm" svg:y2="3.913cm"><text:p/></draw:line><draw:line draw:style-name="gr153" draw:text-style-name="P70" svg:x1="0.755cm" svg:y1="3.893cm" svg:x2="0.672cm" svg:y2="3.952cm"><text:p/></draw:line><draw:line draw:style-name="gr153" draw:text-style-name="P70" svg:x1="0.784cm" svg:y1="3.926cm" svg:x2="0.702cm" svg:y2="3.987cm"><text:p/></draw:line><draw:line draw:style-name="gr153" draw:text-style-name="P70" svg:x1="0.807cm" svg:y1="3.96cm" svg:x2="0.726cm" svg:y2="4.022cm"><text:p/></draw:line><draw:line draw:style-name="gr153" draw:text-style-name="P70" svg:x1="0.835cm" svg:y1="3.995cm" svg:x2="0.755cm" svg:y2="4.058cm"><text:p/></draw:line><draw:line draw:style-name="gr153" draw:text-style-name="P70" svg:x1="0.864cm" svg:y1="4.029cm" svg:x2="0.785cm" svg:y2="4.094cm"><text:p/></draw:line><draw:line draw:style-name="gr153" draw:text-style-name="P70" svg:x1="0.892cm" svg:y1="4.059cm" svg:x2="0.815cm" svg:y2="4.125cm"><text:p/></draw:line><draw:line draw:style-name="gr153" draw:text-style-name="P70" svg:x1="0.916cm" svg:y1="4.094cm" svg:x2="0.84cm" svg:y2="4.161cm"><text:p/></draw:line><draw:line draw:style-name="gr153" draw:text-style-name="P70" svg:x1="0.95cm" svg:y1="4.124cm" svg:x2="0.875cm" svg:y2="4.192cm"><text:p/></draw:line><draw:line draw:style-name="gr153" draw:text-style-name="P70" svg:x1="0.978cm" svg:y1="4.154cm" svg:x2="0.904cm" svg:y2="4.224cm"><text:p/></draw:line><draw:line draw:style-name="gr153" draw:text-style-name="P70" svg:x1="1.006cm" svg:y1="4.187cm" svg:x2="0.933cm" svg:y2="4.258cm"><text:p/></draw:line><draw:line draw:style-name="gr153" draw:text-style-name="P70" svg:x1="1.034cm" svg:y1="4.218cm" svg:x2="0.963cm" svg:y2="4.291cm"><text:p/></draw:line><draw:line draw:style-name="gr153" draw:text-style-name="P70" svg:x1="1.064cm" svg:y1="4.247cm" svg:x2="0.993cm" svg:y2="4.32cm"><text:p/></draw:line><draw:line draw:style-name="gr153" draw:text-style-name="P70" svg:x1="1.1cm" svg:y1="4.274cm" svg:x2="1.031cm" svg:y2="4.349cm"><text:p/></draw:line><draw:line draw:style-name="gr153" draw:text-style-name="P70" svg:x1="1.127cm" svg:y1="4.304cm" svg:x2="1.06cm" svg:y2="4.38cm"><text:p/></draw:line><draw:line draw:style-name="gr153" draw:text-style-name="P70" svg:x1="1.157cm" svg:y1="4.333cm" svg:x2="1.09cm" svg:y2="4.41cm"><text:p/></draw:line><draw:line draw:style-name="gr153" draw:text-style-name="P70" svg:x1="1.194cm" svg:y1="4.357cm" svg:x2="1.129cm" svg:y2="4.435cm"><text:p/></draw:line><draw:line draw:style-name="gr153" draw:text-style-name="P70" svg:x1="1.225cm" svg:y1="4.387cm" svg:x2="1.161cm" svg:y2="4.467cm"><text:p/></draw:line><draw:line draw:style-name="gr153" draw:text-style-name="P70" svg:x1="1.259cm" svg:y1="4.412cm" svg:x2="1.197cm" svg:y2="4.493cm"><text:p/></draw:line><draw:line draw:style-name="gr153" draw:text-style-name="P70" svg:x1="1.294cm" svg:y1="4.439cm" svg:x2="1.233cm" svg:y2="4.521cm"><text:p/></draw:line><draw:line draw:style-name="gr153" draw:text-style-name="P70" svg:x1="1.329cm" svg:y1="4.465cm" svg:x2="1.27cm" svg:y2="4.547cm"><text:p/></draw:line><draw:line draw:style-name="gr153" draw:text-style-name="P70" svg:x1="1.365cm" svg:y1="4.489cm" svg:x2="1.307cm" svg:y2="4.573cm"><text:p/></draw:line><draw:line draw:style-name="gr153" draw:text-style-name="P70" svg:x1="1.4cm" svg:y1="4.513cm" svg:x2="1.344cm" svg:y2="4.598cm"><text:p/></draw:line><draw:line draw:style-name="gr153" draw:text-style-name="P70" svg:x1="1.438cm" svg:y1="4.537cm" svg:x2="1.383cm" svg:y2="4.622cm"><text:p/></draw:line><draw:line draw:style-name="gr153" draw:text-style-name="P70" svg:x1="1.474cm" svg:y1="4.558cm" svg:x2="1.42cm" svg:y2="4.645cm"><text:p/></draw:line><draw:line draw:style-name="gr153" draw:text-style-name="P70" svg:x1="1.509cm" svg:y1="4.58cm" svg:x2="1.457cm" svg:y2="4.667cm"><text:p/></draw:line><draw:line draw:style-name="gr153" draw:text-style-name="P70" svg:x1="1.544cm" svg:y1="4.603cm" svg:x2="1.494cm" svg:y2="4.691cm"><text:p/></draw:line><draw:line draw:style-name="gr153" draw:text-style-name="P70" svg:x1="1.58cm" svg:y1="4.622cm" svg:x2="1.531cm" svg:y2="4.712cm"><text:p/></draw:line><draw:line draw:style-name="gr153" draw:text-style-name="P70" svg:x1="1.616cm" svg:y1="4.644cm" svg:x2="1.568cm" svg:y2="4.734cm"><text:p/></draw:line><draw:line draw:style-name="gr153" draw:text-style-name="P70" svg:x1="1.66cm" svg:y1="4.662cm" svg:x2="1.614cm" svg:y2="4.753cm"><text:p/></draw:line><draw:line draw:style-name="gr153" draw:text-style-name="P70" svg:x1="1.695cm" svg:y1="4.681cm" svg:x2="1.651cm" svg:y2="4.772cm"><text:p/></draw:line><draw:line draw:style-name="gr153" draw:text-style-name="P70" svg:x1="1.73cm" svg:y1="4.701cm" svg:x2="1.688cm" svg:y2="4.794cm"><text:p/></draw:line><draw:line draw:style-name="gr153" draw:text-style-name="P70" svg:x1="1.77cm" svg:y1="4.715cm" svg:x2="1.729cm" svg:y2="4.808cm"><text:p/></draw:line><draw:line draw:style-name="gr153" draw:text-style-name="P70" svg:x1="1.811cm" svg:y1="4.734cm" svg:x2="1.771cm" svg:y2="4.828cm"><text:p/></draw:line><draw:line draw:style-name="gr153" draw:text-style-name="P70" svg:x1="1.853cm" svg:y1="4.751cm" svg:x2="1.815cm" svg:y2="4.846cm"><text:p/></draw:line><draw:line draw:style-name="gr153" draw:text-style-name="P70" svg:x1="1.888cm" svg:y1="4.766cm" svg:x2="1.852cm" svg:y2="4.862cm"><text:p/></draw:line><draw:line draw:style-name="gr153" draw:text-style-name="P70" svg:x1="1.932cm" svg:y1="4.78cm" svg:x2="1.898cm" svg:y2="4.877cm"><text:p/></draw:line><draw:line draw:style-name="gr153" draw:text-style-name="P70" svg:x1="1.974cm" svg:y1="4.794cm" svg:x2="1.942cm" svg:y2="4.89cm"><text:p/></draw:line><draw:line draw:style-name="gr153" draw:text-style-name="P70" svg:x1="2.01cm" svg:y1="4.808cm" svg:x2="1.979cm" svg:y2="4.905cm"><text:p/></draw:line><draw:line draw:style-name="gr153" draw:text-style-name="P70" svg:x1="2.054cm" svg:y1="4.82cm" svg:x2="2.025cm" svg:y2="4.918cm"><text:p/></draw:line><draw:line draw:style-name="gr153" draw:text-style-name="P70" svg:x1="2.089cm" svg:y1="4.832cm" svg:x2="2.062cm" svg:y2="4.93cm"><text:p/></draw:line><draw:line draw:style-name="gr153" draw:text-style-name="P70" svg:x1="2.131cm" svg:y1="4.842cm" svg:x2="2.106cm" svg:y2="4.941cm"><text:p/></draw:line><draw:line draw:style-name="gr153" draw:text-style-name="P70" svg:x1="2.176cm" svg:y1="4.855cm" svg:x2="2.152cm" svg:y2="4.954cm"><text:p/></draw:line><draw:line draw:style-name="gr153" draw:text-style-name="P70" svg:x1="2.219cm" svg:y1="4.864cm" svg:x2="2.196cm" svg:y2="4.963cm"><text:p/></draw:line><draw:line draw:style-name="gr153" draw:text-style-name="P70" svg:x1="2.257cm" svg:y1="4.872cm" svg:x2="2.237cm" svg:y2="4.971cm"><text:p/></draw:line><draw:line draw:style-name="gr153" draw:text-style-name="P70" svg:x1="2.298cm" svg:y1="4.879cm" svg:x2="2.28cm" svg:y2="4.979cm"><text:p/></draw:line><draw:line draw:style-name="gr153" draw:text-style-name="P70" svg:x1="2.34cm" svg:y1="4.888cm" svg:x2="2.323cm" svg:y2="4.988cm"><text:p/></draw:line><draw:line draw:style-name="gr153" draw:text-style-name="P70" svg:x1="2.385cm" svg:y1="4.895cm" svg:x2="2.369cm" svg:y2="4.996cm"><text:p/></draw:line><draw:line draw:style-name="gr153" draw:text-style-name="P70" svg:x1="2.426cm" svg:y1="4.901cm" svg:x2="2.413cm" svg:y2="5.001cm"><text:p/></draw:line><draw:line draw:style-name="gr153" draw:text-style-name="P70" svg:x1="2.469cm" svg:y1="4.905cm" svg:x2="2.457cm" svg:y2="5.006cm"><text:p/></draw:line><draw:line draw:style-name="gr153" draw:text-style-name="P70" svg:x1="2.513cm" svg:y1="4.909cm" svg:x2="2.503cm" svg:y2="5.011cm"><text:p/></draw:line><draw:line draw:style-name="gr153" draw:text-style-name="P70" svg:x1="2.556cm" svg:y1="4.914cm" svg:x2="2.547cm" svg:y2="5.016cm"><text:p/></draw:line><draw:line draw:style-name="gr153" draw:text-style-name="P70" svg:x1="2.6cm" svg:y1="4.917cm" svg:x2="2.593cm" svg:y2="5.018cm"><text:p/></draw:line><draw:line draw:style-name="gr153" draw:text-style-name="P70" svg:x1="2.642cm" svg:y1="4.92cm" svg:x2="2.637cm" svg:y2="5.022cm"><text:p/></draw:line><draw:line draw:style-name="gr153" draw:text-style-name="P70" svg:x1="2.685cm" svg:y1="4.921cm" svg:x2="2.682cm" svg:y2="5.022cm"><text:p/></draw:line><draw:line draw:style-name="gr153" draw:text-style-name="P70" svg:x1="2.723cm" svg:y1="4.922cm" svg:x2="2.721cm" svg:y2="5.024cm"><text:p/></draw:line><draw:line draw:style-name="gr153" draw:text-style-name="P70" svg:x1="2.764cm" svg:y1="4.924cm" svg:x2="2.764cm" svg:y2="5.027cm"><text:p/></draw:line><draw:line draw:style-name="gr153" draw:text-style-name="P70" svg:x1="2.809cm" svg:y1="4.922cm" svg:x2="2.812cm" svg:y2="5.024cm"><text:p/></draw:line><draw:line draw:style-name="gr153" draw:text-style-name="P70" svg:x1="2.854cm" svg:y1="4.921cm" svg:x2="2.858cm" svg:y2="5.024cm"><text:p/></draw:line><draw:line draw:style-name="gr153" draw:text-style-name="P70" svg:x1="2.891cm" svg:y1="4.919cm" svg:x2="2.897cm" svg:y2="5.021cm"><text:p/></draw:line><draw:line draw:style-name="gr153" draw:text-style-name="P70" svg:x1="2.936cm" svg:y1="4.916cm" svg:x2="2.944cm" svg:y2="5.017cm"><text:p/></draw:line><draw:line draw:style-name="gr153" draw:text-style-name="P70" svg:x1="2.981cm" svg:y1="4.912cm" svg:x2="2.99cm" svg:y2="5.013cm"><text:p/></draw:line><draw:line draw:style-name="gr153" draw:text-style-name="P70" svg:x1="3.025cm" svg:y1="4.908cm" svg:x2="3.037cm" svg:y2="5.009cm"><text:p/></draw:line><draw:line draw:style-name="gr153" draw:text-style-name="P70" svg:x1="3.063cm" svg:y1="4.902cm" svg:x2="3.076cm" svg:y2="5.003cm"><text:p/></draw:line><draw:line draw:style-name="gr153" draw:text-style-name="P70" svg:x1="3.108cm" svg:y1="4.895cm" svg:x2="3.123cm" svg:y2="4.996cm"><text:p/></draw:line><draw:line draw:style-name="gr153" draw:text-style-name="P70" svg:x1="3.152cm" svg:y1="4.891cm" svg:x2="3.169cm" svg:y2="4.992cm"><text:p/></draw:line><draw:line draw:style-name="gr153" draw:text-style-name="P70" svg:x1="3.19cm" svg:y1="4.884cm" svg:x2="3.208cm" svg:y2="4.984cm"><text:p/></draw:line><draw:line draw:style-name="gr153" draw:text-style-name="P70" svg:x1="3.235cm" svg:y1="4.872cm" svg:x2="3.255cm" svg:y2="4.972cm"><text:p/></draw:line><draw:line draw:style-name="gr153" draw:text-style-name="P70" svg:x1="3.272cm" svg:y1="4.865cm" svg:x2="3.294cm" svg:y2="4.965cm"><text:p/></draw:line><draw:line draw:style-name="gr153" draw:text-style-name="P70" svg:x1="3.317cm" svg:y1="4.857cm" svg:x2="3.34cm" svg:y2="4.956cm"><text:p/></draw:line><draw:line draw:style-name="gr153" draw:text-style-name="P70" svg:x1="3.357cm" svg:y1="4.848cm" svg:x2="3.382cm" svg:y2="4.947cm"><text:p/></draw:line><draw:line draw:style-name="gr153" draw:text-style-name="P70" svg:x1="3.399cm" svg:y1="4.835cm" svg:x2="3.426cm" svg:y2="4.934cm"><text:p/></draw:line><draw:line draw:style-name="gr153" draw:text-style-name="P70" svg:x1="3.436cm" svg:y1="4.825cm" svg:x2="3.465cm" svg:y2="4.922cm"><text:p/></draw:line><draw:line draw:style-name="gr153" draw:text-style-name="P70" svg:x1="3.482cm" svg:y1="4.812cm" svg:x2="3.512cm" svg:y2="4.91cm"><text:p/></draw:line><draw:line draw:style-name="gr153" draw:text-style-name="P70" svg:x1="3.521cm" svg:y1="4.798cm" svg:x2="3.553cm" svg:y2="4.894cm"><text:p/></draw:line><draw:line draw:style-name="gr153" draw:text-style-name="P70" svg:x1="3.563cm" svg:y1="4.786cm" svg:x2="3.597cm" svg:y2="4.882cm"><text:p/></draw:line><draw:line draw:style-name="gr153" draw:text-style-name="P70" svg:x1="3.6cm" svg:y1="4.771cm" svg:x2="3.635cm" svg:y2="4.866cm"><text:p/></draw:line><draw:line draw:style-name="gr153" draw:text-style-name="P70" svg:x1="3.64cm" svg:y1="4.755cm" svg:x2="3.678cm" svg:y2="4.85cm"><text:p/></draw:line><draw:line draw:style-name="gr153" draw:text-style-name="P70" svg:x1="3.683cm" svg:y1="4.741cm" svg:x2="3.722cm" svg:y2="4.835cm"><text:p/></draw:line><draw:line draw:style-name="gr153" draw:text-style-name="P70" svg:x1="3.72cm" svg:y1="4.722cm" svg:x2="3.761cm" svg:y2="4.816cm"><text:p/></draw:line><draw:line draw:style-name="gr153" draw:text-style-name="P70" svg:x1="3.757cm" svg:y1="4.706cm" svg:x2="3.799cm" svg:y2="4.799cm"><text:p/></draw:line><draw:line draw:style-name="gr153" draw:text-style-name="P70" svg:x1="3.803cm" svg:y1="4.685cm" svg:x2="3.846cm" svg:y2="4.777cm"><text:p/></draw:line><draw:line draw:style-name="gr153" draw:text-style-name="P70" svg:x1="3.835cm" svg:y1="4.669cm" svg:x2="3.88cm" svg:y2="4.761cm"><text:p/></draw:line><draw:line draw:style-name="gr153" draw:text-style-name="P70" svg:x1="3.877cm" svg:y1="4.648cm" svg:x2="3.924cm" svg:y2="4.738cm"><text:p/></draw:line><draw:line draw:style-name="gr153" draw:text-style-name="P70" svg:x1="3.914cm" svg:y1="4.63cm" svg:x2="3.963cm" svg:y2="4.719cm"><text:p/></draw:line><draw:line draw:style-name="gr153" draw:text-style-name="P70" svg:x1="3.952cm" svg:y1="4.61cm" svg:x2="4.001cm" svg:y2="4.699cm"><text:p/></draw:line><draw:line draw:style-name="gr153" draw:text-style-name="P70" svg:x1="3.99cm" svg:y1="4.588cm" svg:x2="4.041cm" svg:y2="4.676cm"><text:p/></draw:line><draw:line draw:style-name="gr153" draw:text-style-name="P70" svg:x1="4.027cm" svg:y1="4.565cm" svg:x2="4.08cm" svg:y2="4.652cm"><text:p/></draw:line><draw:line draw:style-name="gr153" draw:text-style-name="P70" svg:x1="4.058cm" svg:y1="4.543cm" svg:x2="4.113cm" svg:y2="4.629cm"><text:p/></draw:line><draw:line draw:style-name="gr153" draw:text-style-name="P70" svg:x1="4.094cm" svg:y1="4.521cm" svg:x2="4.15cm" svg:y2="4.607cm"><text:p/></draw:line><draw:line draw:style-name="gr153" draw:text-style-name="P70" svg:x1="4.131cm" svg:y1="4.497cm" svg:x2="4.188cm" svg:y2="4.581cm"><text:p/></draw:line></draw:g><draw:g draw:name="DrawObject9_9" draw:style-name="gr12"><draw:custom-shape draw:style-name="gr861" draw:text-style-name="P85" svg:width="0.858cm" svg:height="0.858cm" draw:transform="rotate (-0.953996969140101) translate (2.85220833333333cm 1.88030555555556cm)"><text:p/><draw:enhanced-geometry draw:glue-point-type="segments" draw:type="mso-spt100" draw:modifiers="1.07015784498009 -57.89516074936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2.757cm" svg:y1="2.475cm" svg:x2="4.7cm" svg:y2="5.191cm"><text:p/></draw:line><draw:line draw:style-name="gr154" draw:text-style-name="P54" svg:x1="2.764cm" svg:y1="2.468cm" svg:x2="6.195cm" svg:y2="2.332cm"><text:p/></draw:line></draw:g></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custom-shape text:anchor-type="char" draw:z-index="41" draw:name="Shape30_2" draw:style-name="gr158" draw:text-style-name="P66" svg:width="1.5cm" svg:height="1.001cm" svg:x="6.874cm" svg:y="-0.034cm"><text:p text:style-name="P65"><text:span text:style-name="T49">b.</text:span><text:span text:style-name="T57"> </text:span><text:span text:style-name="T58">…..</text:span></text:p><draw:enhanced-geometry svg:viewBox="0 0 21600 21600" draw:mirror-horizontal="false" draw:mirror-vertical="false" draw:text-areas="800 800 20800 20800" draw:type="round-rectangular-callout" draw:modifiers="-1015.27614571093 31183.09859154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text:span text:style-name="_5f_pointillés_20_gris"><text:span text:style-name="T23"/></text:span></text:p>
      <text:p text:style-name="_5f_Paragraphe_20_livret_20_"><draw:g text:anchor-type="paragraph" draw:z-index="40" draw:name="Shape8" draw:style-name="gr1"><draw:g draw:name="Forme1_5" draw:style-name="gr12"><draw:frame draw:style-name="gr148" draw:text-style-name="P67" svg:width="0.909cm" svg:height="0.5cm" draw:transform="rotate (-1.55927715373173) translate (8.47901388888889cm 2.397125cm)"><draw:text-box><text:p text:style-name="P59"><text:span text:style-name="T59">350</text:span></text:p></draw:text-box></draw:frame><draw:frame draw:style-name="gr148" draw:text-style-name="P67" svg:width="0.909cm" svg:height="0.5cm" draw:transform="rotate (-1.73538087525796) translate (8.53016666666667cm 2.81516666666667cm)"><draw:text-box><text:p text:style-name="P59"><text:span text:style-name="T59">340</text:span></text:p></draw:text-box></draw:frame><draw:frame draw:style-name="gr149" draw:text-style-name="P68" svg:width="0.842cm" svg:height="0.459cm" draw:transform="rotate (-1.90520141147701) translate (8.49136111111111cm 3.25613888888889cm)"><draw:text-box><text:p text:style-name="P59"><text:span text:style-name="T60">330</text:span></text:p></draw:text-box></draw:frame><draw:frame draw:style-name="gr149" draw:text-style-name="P68" svg:width="0.842cm" svg:height="0.459cm" draw:transform="rotate (-2.08078153422764) translate (8.38552777777778cm 3.66006944444444cm)"><draw:text-box><text:p text:style-name="P59"><text:span text:style-name="T60">320</text:span></text:p></draw:text-box></draw:frame><draw:frame draw:style-name="gr149" draw:text-style-name="P68" svg:width="0.842cm" svg:height="0.459cm" draw:transform="rotate (-2.25705978867907) translate (8.22148611111111cm 4.04106944444444cm)"><draw:text-box><text:p text:style-name="P59"><text:span text:style-name="T60">310</text:span></text:p></draw:text-box></draw:frame><draw:frame draw:style-name="gr149" draw:text-style-name="P68" svg:width="0.842cm" svg:height="0.459cm" draw:transform="rotate (-2.43333804313049) translate (7.98688888888889cm 4.3815cm)"><draw:text-box><text:p text:style-name="P59"><text:span text:style-name="T60">300</text:span></text:p></draw:text-box></draw:frame><draw:frame draw:style-name="gr149" draw:text-style-name="P68" svg:width="0.842cm" svg:height="0.459cm" draw:transform="rotate (-2.60490390860154) translate (7.70290277777778cm 4.68136111111111cm)"><draw:text-box><text:p text:style-name="P59"><text:span text:style-name="T60">290</text:span></text:p></draw:text-box></draw:frame><draw:frame draw:style-name="gr149" draw:text-style-name="P68" svg:width="0.842cm" svg:height="0.459cm" draw:transform="rotate (-2.78030949842697) translate (7.36423611111111cm 4.91772222222222cm)"><draw:text-box><text:p text:style-name="P59"><text:span text:style-name="T60">280</text:span></text:p></draw:text-box></draw:frame><draw:frame draw:style-name="gr149" draw:text-style-name="P68" svg:width="0.842cm" svg:height="0.459cm" draw:transform="rotate (-2.9551914894768) translate (6.98676388888889cm 5.10293055555556cm)"><draw:text-box><text:p text:style-name="P59"><text:span text:style-name="T60">270</text:span></text:p></draw:text-box></draw:frame><draw:frame draw:style-name="gr149" draw:text-style-name="P68" svg:width="0.842cm" svg:height="0.459cm" draw:transform="rotate (-3.13007348052663) translate (6.58988888888889cm 5.21581944444444cm)"><draw:text-box><text:p text:style-name="P59"><text:span text:style-name="T60">260</text:span></text:p></draw:text-box></draw:frame><draw:frame draw:style-name="gr149" draw:text-style-name="P68" svg:width="0.842cm" svg:height="0.459cm" draw:transform="rotate (2.97770623682753) translate (6.17890277777778cm 5.25815277777778cm)"><draw:text-box><text:p text:style-name="P59"><text:span text:style-name="T60">250</text:span></text:p></draw:text-box></draw:frame><draw:frame draw:style-name="gr149" draw:text-style-name="P68" svg:width="0.842cm" svg:height="0.459cm" draw:transform="rotate (2.80910743108487) translate (5.762625cm 5.22640277777778cm)"><draw:text-box><text:p text:style-name="P59"><text:span text:style-name="T60">240</text:span></text:p></draw:text-box></draw:frame><draw:frame draw:style-name="gr149" draw:text-style-name="P68" svg:width="0.842cm" svg:height="0.459cm" draw:transform="rotate (2.63160744615705) translate (5.35693055555556cm 5.12409722222222cm)"><draw:text-box><text:p text:style-name="P59"><text:span text:style-name="T60">230</text:span></text:p></draw:text-box></draw:frame><draw:frame draw:style-name="gr149" draw:text-style-name="P68" svg:width="0.842cm" svg:height="0.459cm" draw:transform="rotate (2.45358386245363) translate (4.98122222222222cm 4.953cm)"><draw:text-box><text:p text:style-name="P59"><text:span text:style-name="T60">220</text:span></text:p></draw:text-box></draw:frame><draw:frame draw:style-name="gr149" draw:text-style-name="P68" svg:width="0.842cm" svg:height="0.459cm" draw:transform="rotate (2.27608387752581) translate (4.63726388888889cm 4.72545833333333cm)"><draw:text-box><text:p text:style-name="P59"><text:span text:style-name="T60">210</text:span></text:p></draw:text-box></draw:frame><draw:frame draw:style-name="gr149" draw:text-style-name="P68" svg:width="0.842cm" svg:height="0.459cm" draw:transform="rotate (2.10818320348395) translate (4.33740277777778cm 4.43794444444445cm)"><draw:text-box><text:p text:style-name="P59"><text:span text:style-name="T60">200</text:span></text:p></draw:text-box></draw:frame><draw:frame draw:style-name="gr149" draw:text-style-name="P68" svg:width="0.842cm" svg:height="0.459cm" draw:transform="rotate (1.93207948195772) translate (4.09927777777778cm 4.10104166666667cm)"><draw:text-box><text:p text:style-name="P59"><text:span text:style-name="T60">190</text:span></text:p></draw:text-box></draw:frame><draw:frame draw:style-name="gr149" draw:text-style-name="P68" svg:width="0.842cm" svg:height="0.459cm" draw:transform="rotate (1.75719749090789) translate (3.91936111111111cm 3.72709722222222cm)"><draw:text-box><text:p text:style-name="P59"><text:span text:style-name="T60">180</text:span></text:p></draw:text-box></draw:frame><draw:frame draw:style-name="gr149" draw:text-style-name="P68" svg:width="0.842cm" svg:height="0.459cm" draw:transform="rotate (1.58231549985806) translate (3.81cm 3.32669444444444cm)"><draw:text-box><text:p text:style-name="P59"><text:span text:style-name="T60">170</text:span></text:p></draw:text-box></draw:frame><draw:frame draw:style-name="gr149" draw:text-style-name="P68" svg:width="0.842cm" svg:height="0.459cm" draw:transform="rotate (1.40690991003263) translate (3.76413888888889cm 2.91394444444444cm)"><draw:text-box><text:p text:style-name="P59"><text:span text:style-name="T60">160</text:span></text:p></draw:text-box></draw:frame><draw:frame draw:style-name="gr149" draw:text-style-name="P68" svg:width="0.842cm" svg:height="0.459cm" draw:transform="rotate (1.2323769848332) translate (3.78883333333333cm 2.49590277777778cm)"><draw:text-box><text:p text:style-name="P59"><text:span text:style-name="T60">150</text:span></text:p></draw:text-box></draw:frame><draw:frame draw:style-name="gr149" draw:text-style-name="P68" svg:width="0.842cm" svg:height="0.459cm" draw:transform="rotate (1.06081111936215) translate (3.89819444444444cm 2.09197222222222cm)"><draw:text-box><text:p text:style-name="P59"><text:span text:style-name="T60">140</text:span></text:p></draw:text-box></draw:frame><draw:frame draw:style-name="gr149" draw:text-style-name="P68" svg:width="0.842cm" svg:height="0.459cm" draw:transform="rotate (0.879645943005142) translate (4.06223611111111cm 1.71626388888889cm)"><draw:text-box><text:p text:style-name="P59"><text:span text:style-name="T60">130</text:span></text:p></draw:text-box></draw:frame><draw:frame draw:style-name="gr149" draw:text-style-name="P68" svg:width="0.842cm" svg:height="0.459cm" draw:transform="rotate (0.707207412908102) translate (4.29683333333333cm 1.37583333333333cm)"><draw:text-box><text:p text:style-name="P59"><text:span text:style-name="T60">120</text:span></text:p></draw:text-box></draw:frame><draw:frame draw:style-name="gr149" draw:text-style-name="P68" svg:width="0.842cm" svg:height="0.459cm" draw:transform="rotate (0.53878314009065) translate (4.58611111111111cm 1.08126388888889cm)"><draw:text-box><text:p text:style-name="P59"><text:span text:style-name="T60">110</text:span></text:p></draw:text-box></draw:frame><draw:frame draw:style-name="gr149" draw:text-style-name="P68" svg:width="0.842cm" svg:height="0.459cm" draw:transform="rotate (0.363552083190419) translate (4.92125cm 0.837847222222222cm)"><draw:text-box><text:p text:style-name="P59"><text:span text:style-name="T60">100</text:span></text:p></draw:text-box></draw:frame><draw:frame draw:style-name="gr150" draw:text-style-name="P68" svg:width="0.729cm" svg:height="0.459cm" draw:transform="rotate (0.186401164112994) translate (5.34811111111111cm 0.643819444444445cm)"><draw:text-box><text:p text:style-name="P59"><text:span text:style-name="T60">90</text:span></text:p></draw:text-box></draw:frame><draw:frame draw:style-name="gr150" draw:text-style-name="P68" svg:width="0.729cm" svg:height="0.459cm" draw:transform="rotate (0.0123918376891597) translate (5.74498611111111cm 0.537986111111111cm)"><draw:text-box><text:p text:style-name="P59"><text:span text:style-name="T60">80</text:span></text:p></draw:text-box></draw:frame><draw:frame draw:style-name="gr150" draw:text-style-name="P68" svg:width="0.729cm" svg:height="0.459cm" draw:transform="rotate (-0.161442955809475) translate (6.16126388888889cm 0.508cm)"><draw:text-box><text:p text:style-name="P59"><text:span text:style-name="T60">70</text:span></text:p></draw:text-box></draw:frame><draw:frame draw:style-name="gr150" draw:text-style-name="P68" svg:width="0.729cm" svg:height="0.459cm" draw:transform="rotate (-0.334928683457712) translate (6.57577777777778cm 0.545041666666667cm)"><draw:text-box><text:p text:style-name="P59"><text:span text:style-name="T60">60</text:span></text:p></draw:text-box></draw:frame><draw:frame draw:style-name="gr150" draw:text-style-name="P68" svg:width="0.729cm" svg:height="0.459cm" draw:transform="rotate (-0.509287075731946) translate (6.97618055555556cm 0.656166666666667cm)"><draw:text-box><text:p text:style-name="P59"><text:span text:style-name="T60">50</text:span></text:p></draw:text-box></draw:frame><draw:frame draw:style-name="gr150" draw:text-style-name="P68" svg:width="0.729cm" svg:height="0.459cm" draw:transform="rotate (-0.68312186923058) translate (7.33954166666667cm 0.836083333333333cm)"><draw:text-box><text:p text:style-name="P59"><text:span text:style-name="T60">40</text:span></text:p></draw:text-box></draw:frame><draw:frame draw:style-name="gr150" draw:text-style-name="P68" svg:width="0.729cm" svg:height="0.459cm" draw:transform="rotate (-0.859400123682008) translate (7.68173611111111cm 1.08302777777778cm)"><draw:text-box><text:p text:style-name="P59"><text:span text:style-name="T60">30</text:span></text:p></draw:text-box></draw:frame><draw:frame draw:style-name="gr150" draw:text-style-name="P68" svg:width="0.729cm" svg:height="0.459cm" draw:transform="rotate (-1.03655104275943) translate (7.96925cm 1.36701388888889cm)"><draw:text-box><text:p text:style-name="P59"><text:span text:style-name="T60">20</text:span></text:p></draw:text-box></draw:frame><draw:frame draw:style-name="gr150" draw:text-style-name="P68" svg:width="0.729cm" svg:height="0.459cm" draw:transform="rotate (-1.20986223748247) translate (8.20384722222222cm 1.70920833333333cm)"><draw:text-box><text:p text:style-name="P59"><text:span text:style-name="T60">10</text:span></text:p></draw:text-box></draw:frame><draw:circle draw:style-name="gr151" draw:text-style-name="P69" svg:width="5.093cm" svg:height="5.093cm" draw:transform="rotate (0.186401164112994) translate (3.17323611111111cm 0.850194444444444cm)"><text:p/></draw:circle><draw:line draw:style-name="gr152" draw:text-style-name="P70" svg:x1="5.938cm" svg:y1="2.914cm" svg:x2="8.64cm" svg:y2="2.404cm"><text:p/></draw:line><draw:line draw:style-name="gr152" draw:text-style-name="P70" svg:x1="6.103cm" svg:y1="2.674cm" svg:x2="6.178cm" svg:y2="3.074cm"><text:p/></draw:line><draw:line draw:style-name="gr152" draw:text-style-name="P70" svg:x1="5.973cm" svg:y1="1.978cm" svg:x2="5.841cm" svg:y2="1.277cm"><text:p/></draw:line><draw:line draw:style-name="gr152" draw:text-style-name="P70" svg:x1="6.444cm" svg:y1="4.481cm" svg:x2="6.312cm" svg:y2="3.78cm"><text:p/></draw:line><draw:line draw:style-name="gr152" draw:text-style-name="P70" svg:x1="5.242cm" svg:y1="3.048cm" svg:x2="4.541cm" svg:y2="3.18cm"><text:p/></draw:line><draw:line draw:style-name="gr152" draw:text-style-name="P70" svg:x1="8.284cm" svg:y1="2.069cm" svg:x2="8.522cm" svg:y2="1.979cm"><text:p/></draw:line><draw:line draw:style-name="gr152" draw:text-style-name="P70" svg:x1="8.113cm" svg:y1="1.712cm" svg:x2="8.332cm" svg:y2="1.582cm"><text:p/></draw:line><draw:line draw:style-name="gr152" draw:text-style-name="P70" svg:x1="7.881cm" svg:y1="1.383cm" svg:x2="8.074cm" svg:y2="1.217cm"><text:p/></draw:line><draw:line draw:style-name="gr152" draw:text-style-name="P70" svg:x1="7.595cm" svg:y1="1.103cm" svg:x2="7.756cm" svg:y2="0.907cm"><text:p/></draw:line><draw:line draw:style-name="gr152" draw:text-style-name="P70" svg:x1="7.268cm" svg:y1="0.878cm" svg:x2="7.392cm" svg:y2="0.656cm"><text:p/></draw:line><draw:line draw:style-name="gr152" draw:text-style-name="P70" svg:x1="6.904cm" svg:y1="0.718cm" svg:x2="6.988cm" svg:y2="0.478cm"><text:p/></draw:line><draw:line draw:style-name="gr152" draw:text-style-name="P70" svg:x1="6.514cm" svg:y1="0.616cm" svg:x2="6.555cm" svg:y2="0.365cm"><text:p/></draw:line><draw:line draw:style-name="gr152" draw:text-style-name="P70" svg:x1="6.114cm" svg:y1="0.59cm" svg:x2="6.111cm" svg:y2="0.335cm"><text:p/></draw:line><draw:line draw:style-name="gr152" draw:text-style-name="P70" svg:x1="5.717cm" svg:y1="0.626cm" svg:x2="5.67cm" svg:y2="0.375cm"><text:p/></draw:line><draw:line draw:style-name="gr152" draw:text-style-name="P70" svg:x1="5.334cm" svg:y1="0.737cm" svg:x2="5.244cm" svg:y2="0.499cm"><text:p/></draw:line><draw:line draw:style-name="gr152" draw:text-style-name="P70" svg:x1="4.971cm" svg:y1="0.905cm" svg:x2="4.841cm" svg:y2="0.686cm"><text:p/></draw:line><draw:line draw:style-name="gr152" draw:text-style-name="P70" svg:x1="4.648cm" svg:y1="1.14cm" svg:x2="4.482cm" svg:y2="0.947cm"><text:p/></draw:line><draw:line draw:style-name="gr152" draw:text-style-name="P70" svg:x1="4.369cm" svg:y1="1.422cm" svg:x2="4.173cm" svg:y2="1.261cm"><text:p/></draw:line><draw:line draw:style-name="gr152" draw:text-style-name="P70" svg:x1="4.144cm" svg:y1="1.752cm" svg:x2="3.922cm" svg:y2="1.628cm"><text:p/></draw:line><draw:line draw:style-name="gr152" draw:text-style-name="P70" svg:x1="3.982cm" svg:y1="2.123cm" svg:x2="3.742cm" svg:y2="2.039cm"><text:p/></draw:line><draw:line draw:style-name="gr152" draw:text-style-name="P70" svg:x1="3.883cm" svg:y1="2.505cm" svg:x2="3.632cm" svg:y2="2.464cm"><text:p/></draw:line><draw:line draw:style-name="gr152" draw:text-style-name="P70" svg:x1="3.853cm" svg:y1="2.905cm" svg:x2="3.598cm" svg:y2="2.908cm"><text:p/></draw:line><draw:line draw:style-name="gr152" draw:text-style-name="P70" svg:x1="3.889cm" svg:y1="3.302cm" svg:x2="3.638cm" svg:y2="3.349cm"><text:p/></draw:line><draw:line draw:style-name="gr152" draw:text-style-name="P70" svg:x1="4cm" svg:y1="3.69cm" svg:x2="3.762cm" svg:y2="3.78cm"><text:p/></draw:line><draw:line draw:style-name="gr152" draw:text-style-name="P70" svg:x1="4.171cm" svg:y1="4.048cm" svg:x2="3.952cm" svg:y2="4.178cm"><text:p/></draw:line><draw:line draw:style-name="gr152" draw:text-style-name="P70" svg:x1="4.406cm" svg:y1="4.373cm" svg:x2="4.213cm" svg:y2="4.539cm"><text:p/></draw:line><draw:line draw:style-name="gr152" draw:text-style-name="P70" svg:x1="4.688cm" svg:y1="4.653cm" svg:x2="4.527cm" svg:y2="4.849cm"><text:p/></draw:line><draw:line draw:style-name="gr152" draw:text-style-name="P70" svg:x1="5.017cm" svg:y1="4.877cm" svg:x2="4.893cm" svg:y2="5.099cm"><text:p/></draw:line><draw:line draw:style-name="gr152" draw:text-style-name="P70" svg:x1="5.387cm" svg:y1="5.041cm" svg:x2="5.303cm" svg:y2="5.281cm"><text:p/></draw:line><draw:line draw:style-name="gr152" draw:text-style-name="P70" svg:x1="5.771cm" svg:y1="5.138cm" svg:x2="5.73cm" svg:y2="5.389cm"><text:p/></draw:line><draw:line draw:style-name="gr152" draw:text-style-name="P70" svg:x1="6.172cm" svg:y1="5.168cm" svg:x2="6.175cm" svg:y2="5.423cm"><text:p/></draw:line><draw:line draw:style-name="gr152" draw:text-style-name="P70" svg:x1="6.566cm" svg:y1="5.131cm" svg:x2="6.613cm" svg:y2="5.382cm"><text:p/></draw:line><draw:line draw:style-name="gr152" draw:text-style-name="P70" svg:x1="6.954cm" svg:y1="5.027cm" svg:x2="7.044cm" svg:y2="5.265cm"><text:p/></draw:line><draw:line draw:style-name="gr152" draw:text-style-name="P70" svg:x1="7.315cm" svg:y1="4.847cm" svg:x2="7.445cm" svg:y2="5.066cm"><text:p/></draw:line><draw:line draw:style-name="gr152" draw:text-style-name="P70" svg:x1="7.635cm" svg:y1="4.616cm" svg:x2="7.801cm" svg:y2="4.809cm"><text:p/></draw:line><draw:line draw:style-name="gr152" draw:text-style-name="P70" svg:x1="7.92cm" svg:y1="4.332cm" svg:x2="8.116cm" svg:y2="4.493cm"><text:p/></draw:line><draw:line draw:style-name="gr152" draw:text-style-name="P70" svg:x1="8.143cm" svg:y1="4.004cm" svg:x2="8.365cm" svg:y2="4.128cm"><text:p/></draw:line><draw:line draw:style-name="gr152" draw:text-style-name="P70" svg:x1="8.307cm" svg:y1="3.637cm" svg:x2="8.547cm" svg:y2="3.721cm"><text:p/></draw:line><draw:line draw:style-name="gr152" draw:text-style-name="P70" svg:x1="8.404cm" svg:y1="3.249cm" svg:x2="8.655cm" svg:y2="3.29cm"><text:p/></draw:line><draw:line draw:style-name="gr152" draw:text-style-name="P70" svg:x1="8.434cm" svg:y1="2.848cm" svg:x2="8.689cm" svg:y2="2.845cm"><text:p/></draw:line><draw:line draw:style-name="gr153" draw:text-style-name="P70" svg:x1="8.449cm" svg:y1="2.23cm" svg:x2="8.596cm" svg:y2="2.189cm"><text:p/></draw:line><draw:line draw:style-name="gr153" draw:text-style-name="P70" svg:x1="8.301cm" svg:y1="1.84cm" svg:x2="8.439cm" svg:y2="1.773cm"><text:p/></draw:line><draw:line draw:style-name="gr153" draw:text-style-name="P70" svg:x1="8.09cm" svg:y1="1.482cm" svg:x2="8.215cm" svg:y2="1.392cm"><text:p/></draw:line><draw:line draw:style-name="gr153" draw:text-style-name="P70" svg:x1="7.814cm" svg:y1="1.17cm" svg:x2="7.921cm" svg:y2="1.06cm"><text:p/></draw:line><draw:line draw:style-name="gr153" draw:text-style-name="P70" svg:x1="7.492cm" svg:y1="0.902cm" svg:x2="7.578cm" svg:y2="0.776cm"><text:p/></draw:line><draw:line draw:style-name="gr153" draw:text-style-name="P70" svg:x1="7.127cm" svg:y1="0.698cm" svg:x2="7.19cm" svg:y2="0.559cm"><text:p/></draw:line><draw:line draw:style-name="gr153" draw:text-style-name="P70" svg:x1="6.731cm" svg:y1="0.56cm" svg:x2="6.769cm" svg:y2="0.411cm"><text:p/></draw:line><draw:line draw:style-name="gr153" draw:text-style-name="P70" svg:x1="6.319cm" svg:y1="0.488cm" svg:x2="6.331cm" svg:y2="0.335cm"><text:p/></draw:line><draw:line draw:style-name="gr153" draw:text-style-name="P70" svg:x1="5.909cm" svg:y1="0.497cm" svg:x2="5.894cm" svg:y2="0.345cm"><text:p/></draw:line><draw:line draw:style-name="gr153" draw:text-style-name="P70" svg:x1="5.494cm" svg:y1="0.572cm" svg:x2="5.453cm" svg:y2="0.425cm"><text:p/></draw:line><draw:line draw:style-name="gr153" draw:text-style-name="P70" svg:x1="5.109cm" svg:y1="0.72cm" svg:x2="5.042cm" svg:y2="0.582cm"><text:p/></draw:line><draw:line draw:style-name="gr153" draw:text-style-name="P70" svg:x1="4.751cm" svg:y1="0.938cm" svg:x2="4.661cm" svg:y2="0.813cm"><text:p/></draw:line><draw:line draw:style-name="gr153" draw:text-style-name="P70" svg:x1="4.428cm" svg:y1="1.204cm" svg:x2="4.318cm" svg:y2="1.097cm"><text:p/></draw:line><draw:line draw:style-name="gr153" draw:text-style-name="P70" svg:x1="4.169cm" svg:y1="1.527cm" svg:x2="4.043cm" svg:y2="1.441cm"><text:p/></draw:line><draw:line draw:style-name="gr153" draw:text-style-name="P70" svg:x1="3.956cm" svg:y1="1.892cm" svg:x2="3.817cm" svg:y2="1.829cm"><text:p/></draw:line><draw:line draw:style-name="gr153" draw:text-style-name="P70" svg:x1="3.824cm" svg:y1="2.285cm" svg:x2="3.675cm" svg:y2="2.247cm"><text:p/></draw:line><draw:line draw:style-name="gr153" draw:text-style-name="P70" svg:x1="3.758cm" svg:y1="2.7cm" svg:x2="3.605cm" svg:y2="2.688cm"><text:p/></draw:line><draw:line draw:style-name="gr153" draw:text-style-name="P70" svg:x1="3.76cm" svg:y1="3.115cm" svg:x2="3.608cm" svg:y2="3.13cm"><text:p/></draw:line><draw:line draw:style-name="gr153" draw:text-style-name="P70" svg:x1="3.837cm" svg:y1="3.526cm" svg:x2="3.69cm" svg:y2="3.567cm"><text:p/></draw:line><draw:line draw:style-name="gr153" draw:text-style-name="P70" svg:x1="3.985cm" svg:y1="3.914cm" svg:x2="3.847cm" svg:y2="3.981cm"><text:p/></draw:line><draw:line draw:style-name="gr153" draw:text-style-name="P70" svg:x1="4.196cm" svg:y1="4.272cm" svg:x2="4.071cm" svg:y2="4.362cm"><text:p/></draw:line><draw:line draw:style-name="gr153" draw:text-style-name="P70" svg:x1="4.471cm" svg:y1="4.59cm" svg:x2="4.364cm" svg:y2="4.7cm"><text:p/></draw:line><draw:line draw:style-name="gr153" draw:text-style-name="P70" svg:x1="4.792cm" svg:y1="4.856cm" svg:x2="4.706cm" svg:y2="4.982cm"><text:p/></draw:line><draw:line draw:style-name="gr153" draw:text-style-name="P70" svg:x1="5.158cm" svg:y1="5.057cm" svg:x2="5.095cm" svg:y2="5.196cm"><text:p/></draw:line><draw:line draw:style-name="gr153" draw:text-style-name="P70" svg:x1="5.551cm" svg:y1="5.198cm" svg:x2="5.513cm" svg:y2="5.347cm"><text:p/></draw:line><draw:line draw:style-name="gr153" draw:text-style-name="P70" svg:x1="5.966cm" svg:y1="5.265cm" svg:x2="5.954cm" svg:y2="5.418cm"><text:p/></draw:line><draw:line draw:style-name="gr153" draw:text-style-name="P70" svg:x1="6.379cm" svg:y1="5.258cm" svg:x2="6.394cm" svg:y2="5.41cm"><text:p/></draw:line><draw:line draw:style-name="gr153" draw:text-style-name="P70" svg:x1="6.79cm" svg:y1="5.184cm" svg:x2="6.831cm" svg:y2="5.331cm"><text:p/></draw:line><draw:line draw:style-name="gr153" draw:text-style-name="P70" svg:x1="7.179cm" svg:y1="5.034cm" svg:x2="7.246cm" svg:y2="5.172cm"><text:p/></draw:line><draw:line draw:style-name="gr153" draw:text-style-name="P70" svg:x1="7.539cm" svg:y1="4.826cm" svg:x2="7.629cm" svg:y2="4.951cm"><text:p/></draw:line><draw:line draw:style-name="gr153" draw:text-style-name="P70" svg:x1="7.859cm" svg:y1="4.549cm" svg:x2="7.969cm" svg:y2="4.656cm"><text:p/></draw:line><draw:line draw:style-name="gr153" draw:text-style-name="P70" svg:x1="8.12cm" svg:y1="4.228cm" svg:x2="8.246cm" svg:y2="4.314cm"><text:p/></draw:line><draw:line draw:style-name="gr153" draw:text-style-name="P70" svg:x1="8.322cm" svg:y1="3.861cm" svg:x2="8.461cm" svg:y2="3.924cm"><text:p/></draw:line><draw:line draw:style-name="gr153" draw:text-style-name="P70" svg:x1="8.464cm" svg:y1="3.473cm" svg:x2="8.613cm" svg:y2="3.511cm"><text:p/></draw:line><draw:line draw:style-name="gr153" draw:text-style-name="P70" svg:x1="8.531cm" svg:y1="3.055cm" svg:x2="8.684cm" svg:y2="3.067cm"><text:p/></draw:line><draw:line draw:style-name="gr153" draw:text-style-name="P70" svg:x1="8.524cm" svg:y1="2.64cm" svg:x2="8.676cm" svg:y2="2.625cm"><text:p/></draw:line><draw:line draw:style-name="gr153" draw:text-style-name="P70" svg:x1="8.538cm" svg:y1="2.381cm" svg:x2="8.638cm" svg:y2="2.36cm"><text:p/></draw:line><draw:line draw:style-name="gr153" draw:text-style-name="P70" svg:x1="8.524cm" svg:y1="2.339cm" svg:x2="8.623cm" svg:y2="2.316cm"><text:p/></draw:line><draw:line draw:style-name="gr153" draw:text-style-name="P70" svg:x1="8.516cm" svg:y1="2.301cm" svg:x2="8.615cm" svg:y2="2.277cm"><text:p/></draw:line><draw:line draw:style-name="gr153" draw:text-style-name="P70" svg:x1="8.508cm" svg:y1="2.259cm" svg:x2="8.607cm" svg:y2="2.233cm"><text:p/></draw:line><draw:line draw:style-name="gr153" draw:text-style-name="P70" svg:x1="8.494cm" svg:y1="2.217cm" svg:x2="8.592cm" svg:y2="2.189cm"><text:p/></draw:line><draw:line draw:style-name="gr153" draw:text-style-name="P70" svg:x1="8.488cm" svg:y1="2.18cm" svg:x2="8.585cm" svg:y2="2.15cm"><text:p/></draw:line><draw:line draw:style-name="gr153" draw:text-style-name="P70" svg:x1="8.471cm" svg:y1="2.137cm" svg:x2="8.568cm" svg:y2="2.106cm"><text:p/></draw:line><draw:line draw:style-name="gr153" draw:text-style-name="P70" svg:x1="8.458cm" svg:y1="2.094cm" svg:x2="8.555cm" svg:y2="2.062cm"><text:p/></draw:line><draw:line draw:style-name="gr153" draw:text-style-name="P70" svg:x1="8.441cm" svg:y1="2.054cm" svg:x2="8.537cm" svg:y2="2.02cm"><text:p/></draw:line><draw:line draw:style-name="gr153" draw:text-style-name="P70" svg:x1="8.428cm" svg:y1="2.015cm" svg:x2="8.523cm" svg:y2="1.979cm"><text:p/></draw:line><draw:line draw:style-name="gr153" draw:text-style-name="P70" svg:x1="8.411cm" svg:y1="1.972cm" svg:x2="8.506cm" svg:y2="1.935cm"><text:p/></draw:line><draw:line draw:style-name="gr153" draw:text-style-name="P70" svg:x1="8.397cm" svg:y1="1.935cm" svg:x2="8.491cm" svg:y2="1.896cm"><text:p/></draw:line><draw:line draw:style-name="gr153" draw:text-style-name="P70" svg:x1="8.381cm" svg:y1="1.9cm" svg:x2="8.474cm" svg:y2="1.859cm"><text:p/></draw:line><draw:line draw:style-name="gr153" draw:text-style-name="P70" svg:x1="8.364cm" svg:y1="1.857cm" svg:x2="8.457cm" svg:y2="1.815cm"><text:p/></draw:line><draw:line draw:style-name="gr153" draw:text-style-name="P70" svg:x1="8.344cm" svg:y1="1.817cm" svg:x2="8.435cm" svg:y2="1.773cm"><text:p/></draw:line><draw:line draw:style-name="gr153" draw:text-style-name="P70" svg:x1="8.331cm" svg:y1="1.782cm" svg:x2="8.422cm" svg:y2="1.736cm"><text:p/></draw:line><draw:line draw:style-name="gr153" draw:text-style-name="P70" svg:x1="8.307cm" svg:y1="1.742cm" svg:x2="8.397cm" svg:y2="1.695cm"><text:p/></draw:line><draw:line draw:style-name="gr153" draw:text-style-name="P70" svg:x1="8.285cm" svg:y1="1.707cm" svg:x2="8.374cm" svg:y2="1.658cm"><text:p/></draw:line><draw:line draw:style-name="gr153" draw:text-style-name="P70" svg:x1="8.267cm" svg:y1="1.666cm" svg:x2="8.355cm" svg:y2="1.616cm"><text:p/></draw:line><draw:line draw:style-name="gr153" draw:text-style-name="P70" svg:x1="8.247cm" svg:y1="1.634cm" svg:x2="8.335cm" svg:y2="1.582cm"><text:p/></draw:line><draw:line draw:style-name="gr153" draw:text-style-name="P70" svg:x1="8.224cm" svg:y1="1.592cm" svg:x2="8.31cm" svg:y2="1.538cm"><text:p/></draw:line><draw:line draw:style-name="gr153" draw:text-style-name="P70" svg:x1="8.204cm" svg:y1="1.563cm" svg:x2="8.289cm" svg:y2="1.508cm"><text:p/></draw:line><draw:line draw:style-name="gr153" draw:text-style-name="P70" svg:x1="8.177cm" svg:y1="1.521cm" svg:x2="8.262cm" svg:y2="1.464cm"><text:p/></draw:line><draw:line draw:style-name="gr153" draw:text-style-name="P70" svg:x1="8.15cm" svg:y1="1.485cm" svg:x2="8.234cm" svg:y2="1.427cm"><text:p/></draw:line><draw:line draw:style-name="gr153" draw:text-style-name="P70" svg:x1="8.127cm" svg:y1="1.45cm" svg:x2="8.209cm" svg:y2="1.391cm"><text:p/></draw:line><draw:line draw:style-name="gr153" draw:text-style-name="P70" svg:x1="8.107cm" svg:y1="1.419cm" svg:x2="8.189cm" svg:y2="1.358cm"><text:p/></draw:line><draw:line draw:style-name="gr153" draw:text-style-name="P70" svg:x1="8.077cm" svg:y1="1.383cm" svg:x2="8.158cm" svg:y2="1.321cm"><text:p/></draw:line><draw:line draw:style-name="gr153" draw:text-style-name="P70" svg:x1="8.053cm" svg:y1="1.348cm" svg:x2="8.133cm" svg:y2="1.284cm"><text:p/></draw:line><draw:line draw:style-name="gr153" draw:text-style-name="P70" svg:x1="8.023cm" svg:y1="1.319cm" svg:x2="8.101cm" svg:y2="1.254cm"><text:p/></draw:line><draw:line draw:style-name="gr153" draw:text-style-name="P70" svg:x1="8cm" svg:y1="1.283cm" svg:x2="8.077cm" svg:y2="1.217cm"><text:p/></draw:line><draw:line draw:style-name="gr153" draw:text-style-name="P70" svg:x1="7.97cm" svg:y1="1.254cm" svg:x2="8.046cm" svg:y2="1.187cm"><text:p/></draw:line><draw:line draw:style-name="gr153" draw:text-style-name="P70" svg:x1="7.941cm" svg:y1="1.219cm" svg:x2="8.016cm" svg:y2="1.15cm"><text:p/></draw:line><draw:line draw:style-name="gr153" draw:text-style-name="P70" svg:x1="7.911cm" svg:y1="1.191cm" svg:x2="7.985cm" svg:y2="1.12cm"><text:p/></draw:line><draw:line draw:style-name="gr153" draw:text-style-name="P70" svg:x1="7.881cm" svg:y1="1.162cm" svg:x2="7.954cm" svg:y2="1.09cm"><text:p/></draw:line><draw:line draw:style-name="gr153" draw:text-style-name="P70" svg:x1="7.853cm" svg:y1="1.134cm" svg:x2="7.925cm" svg:y2="1.06cm"><text:p/></draw:line><draw:line draw:style-name="gr153" draw:text-style-name="P70" svg:x1="7.823cm" svg:y1="1.104cm" svg:x2="7.892cm" svg:y2="1.03cm"><text:p/></draw:line><draw:line draw:style-name="gr153" draw:text-style-name="P70" svg:x1="7.789cm" svg:y1="1.068cm" svg:x2="7.857cm" svg:y2="0.993cm"><text:p/></draw:line><draw:line draw:style-name="gr153" draw:text-style-name="P70" svg:x1="7.754cm" svg:y1="1.047cm" svg:x2="7.821cm" svg:y2="0.97cm"><text:p/></draw:line><draw:line draw:style-name="gr153" draw:text-style-name="P70" svg:x1="7.726cm" svg:y1="1.018cm" svg:x2="7.792cm" svg:y2="0.94cm"><text:p/></draw:line><draw:line draw:style-name="gr153" draw:text-style-name="P70" svg:x1="7.692cm" svg:y1="0.986cm" svg:x2="7.756cm" svg:y2="0.907cm"><text:p/></draw:line><draw:line draw:style-name="gr153" draw:text-style-name="P70" svg:x1="7.657cm" svg:y1="0.96cm" svg:x2="7.72cm" svg:y2="0.88cm"><text:p/></draw:line><draw:line draw:style-name="gr153" draw:text-style-name="P70" svg:x1="7.625cm" svg:y1="0.931cm" svg:x2="7.687cm" svg:y2="0.85cm"><text:p/></draw:line><draw:line draw:style-name="gr153" draw:text-style-name="P70" svg:x1="7.589cm" svg:y1="0.911cm" svg:x2="7.649cm" svg:y2="0.829cm"><text:p/></draw:line><draw:line draw:style-name="gr153" draw:text-style-name="P70" svg:x1="7.56cm" svg:y1="0.882cm" svg:x2="7.619cm" svg:y2="0.799cm"><text:p/></draw:line><draw:line draw:style-name="gr153" draw:text-style-name="P70" svg:x1="7.522cm" svg:y1="0.86cm" svg:x2="7.579cm" svg:y2="0.776cm"><text:p/></draw:line><draw:line draw:style-name="gr153" draw:text-style-name="P70" svg:x1="7.485cm" svg:y1="0.831cm" svg:x2="7.541cm" svg:y2="0.746cm"><text:p/></draw:line><draw:line draw:style-name="gr153" draw:text-style-name="P70" svg:x1="7.448cm" svg:y1="0.809cm" svg:x2="7.502cm" svg:y2="0.723cm"><text:p/></draw:line><draw:line draw:style-name="gr153" draw:text-style-name="P70" svg:x1="7.415cm" svg:y1="0.789cm" svg:x2="7.468cm" svg:y2="0.702cm"><text:p/></draw:line><draw:line draw:style-name="gr153" draw:text-style-name="P70" svg:x1="7.381cm" svg:y1="0.767cm" svg:x2="7.433cm" svg:y2="0.679cm"><text:p/></draw:line><draw:line draw:style-name="gr153" draw:text-style-name="P70" svg:x1="7.336cm" svg:y1="0.745cm" svg:x2="7.386cm" svg:y2="0.656cm"><text:p/></draw:line><draw:line draw:style-name="gr153" draw:text-style-name="P70" svg:x1="7.306cm" svg:y1="0.724cm" svg:x2="7.354cm" svg:y2="0.635cm"><text:p/></draw:line><draw:line draw:style-name="gr153" draw:text-style-name="P70" svg:x1="7.268cm" svg:y1="0.709cm" svg:x2="7.315cm" svg:y2="0.619cm"><text:p/></draw:line><draw:line draw:style-name="gr153" draw:text-style-name="P70" svg:x1="7.224cm" svg:y1="0.687cm" svg:x2="7.269cm" svg:y2="0.596cm"><text:p/></draw:line><draw:line draw:style-name="gr153" draw:text-style-name="P70" svg:x1="7.188cm" svg:y1="0.667cm" svg:x2="7.232cm" svg:y2="0.575cm"><text:p/></draw:line><draw:line draw:style-name="gr153" draw:text-style-name="P70" svg:x1="7.149cm" svg:y1="0.652cm" svg:x2="7.191cm" svg:y2="0.559cm"><text:p/></draw:line><draw:line draw:style-name="gr153" draw:text-style-name="P70" svg:x1="7.111cm" svg:y1="0.632cm" svg:x2="7.151cm" svg:y2="0.538cm"><text:p/></draw:line><draw:line draw:style-name="gr153" draw:text-style-name="P70" svg:x1="7.074cm" svg:y1="0.617cm" svg:x2="7.113cm" svg:y2="0.522cm"><text:p/></draw:line><draw:line draw:style-name="gr153" draw:text-style-name="P70" svg:x1="7.031cm" svg:y1="0.604cm" svg:x2="7.068cm" svg:y2="0.508cm"><text:p/></draw:line><draw:line draw:style-name="gr153" draw:text-style-name="P70" svg:x1="6.992cm" svg:y1="0.587cm" svg:x2="7.027cm" svg:y2="0.492cm"><text:p/></draw:line><draw:line draw:style-name="gr153" draw:text-style-name="P70" svg:x1="6.954cm" svg:y1="0.569cm" svg:x2="6.988cm" svg:y2="0.473cm"><text:p/></draw:line><draw:line draw:style-name="gr153" draw:text-style-name="P70" svg:x1="6.91cm" svg:y1="0.559cm" svg:x2="6.942cm" svg:y2="0.462cm"><text:p/></draw:line><draw:line draw:style-name="gr153" draw:text-style-name="P70" svg:x1="6.873cm" svg:y1="0.545cm" svg:x2="6.903cm" svg:y2="0.448cm"><text:p/></draw:line><draw:line draw:style-name="gr153" draw:text-style-name="P70" svg:x1="6.827cm" svg:y1="0.53cm" svg:x2="6.855cm" svg:y2="0.432cm"><text:p/></draw:line><draw:line draw:style-name="gr153" draw:text-style-name="P70" svg:x1="6.79cm" svg:y1="0.524cm" svg:x2="6.817cm" svg:y2="0.425cm"><text:p/></draw:line><draw:line draw:style-name="gr153" draw:text-style-name="P70" svg:x1="6.746cm" svg:y1="0.509cm" svg:x2="6.771cm" svg:y2="0.411cm"><text:p/></draw:line><draw:line draw:style-name="gr153" draw:text-style-name="P70" svg:x1="6.71cm" svg:y1="0.501cm" svg:x2="6.733cm" svg:y2="0.402cm"><text:p/></draw:line><draw:line draw:style-name="gr153" draw:text-style-name="P70" svg:x1="6.663cm" svg:y1="0.488cm" svg:x2="6.685cm" svg:y2="0.388cm"><text:p/></draw:line><draw:line draw:style-name="gr153" draw:text-style-name="P70" svg:x1="6.626cm" svg:y1="0.48cm" svg:x2="6.646cm" svg:y2="0.381cm"><text:p/></draw:line><draw:line draw:style-name="gr153" draw:text-style-name="P70" svg:x1="6.583cm" svg:y1="0.472cm" svg:x2="6.602cm" svg:y2="0.372cm"><text:p/></draw:line><draw:line draw:style-name="gr153" draw:text-style-name="P70" svg:x1="6.536cm" svg:y1="0.466cm" svg:x2="6.553cm" svg:y2="0.365cm"><text:p/></draw:line><draw:line draw:style-name="gr153" draw:text-style-name="P70" svg:x1="6.499cm" svg:y1="0.458cm" svg:x2="6.514cm" svg:y2="0.358cm"><text:p/></draw:line><draw:line draw:style-name="gr153" draw:text-style-name="P70" svg:x1="6.456cm" svg:y1="0.452cm" svg:x2="6.469cm" svg:y2="0.351cm"><text:p/></draw:line><draw:line draw:style-name="gr153" draw:text-style-name="P70" svg:x1="6.409cm" svg:y1="0.452cm" svg:x2="6.421cm" svg:y2="0.351cm"><text:p/></draw:line><draw:line draw:style-name="gr153" draw:text-style-name="P70" svg:x1="6.372cm" svg:y1="0.443cm" svg:x2="6.381cm" svg:y2="0.342cm"><text:p/></draw:line><draw:line draw:style-name="gr153" draw:text-style-name="P70" svg:x1="6.329cm" svg:y1="0.436cm" svg:x2="6.336cm" svg:y2="0.335cm"><text:p/></draw:line><draw:line draw:style-name="gr153" draw:text-style-name="P70" svg:x1="6.282cm" svg:y1="0.437cm" svg:x2="6.287cm" svg:y2="0.335cm"><text:p/></draw:line><draw:line draw:style-name="gr153" draw:text-style-name="P70" svg:x1="6.238cm" svg:y1="0.437cm" svg:x2="6.242cm" svg:y2="0.335cm"><text:p/></draw:line><draw:line draw:style-name="gr153" draw:text-style-name="P70" svg:x1="6.202cm" svg:y1="0.437cm" svg:x2="6.204cm" svg:y2="0.335cm"><text:p/></draw:line><draw:line draw:style-name="gr153" draw:text-style-name="P70" svg:x1="6.155cm" svg:y1="0.437cm" svg:x2="6.155cm" svg:y2="0.335cm"><text:p/></draw:line><draw:line draw:style-name="gr153" draw:text-style-name="P70" svg:x1="6.112cm" svg:y1="0.437cm" svg:x2="6.111cm" svg:y2="0.335cm"><text:p/></draw:line><draw:line draw:style-name="gr153" draw:text-style-name="P70" svg:x1="6.068cm" svg:y1="0.437cm" svg:x2="6.065cm" svg:y2="0.335cm"><text:p/></draw:line><draw:line draw:style-name="gr153" draw:text-style-name="P70" svg:x1="6.026cm" svg:y1="0.437cm" svg:x2="6.021cm" svg:y2="0.335cm"><text:p/></draw:line><draw:line draw:style-name="gr153" draw:text-style-name="P70" svg:x1="5.983cm" svg:y1="0.436cm" svg:x2="5.976cm" svg:y2="0.335cm"><text:p/></draw:line><draw:line draw:style-name="gr153" draw:text-style-name="P70" svg:x1="5.946cm" svg:y1="0.44cm" svg:x2="5.938cm" svg:y2="0.339cm"><text:p/></draw:line><draw:line draw:style-name="gr153" draw:text-style-name="P70" svg:x1="5.901cm" svg:y1="0.446cm" svg:x2="5.891cm" svg:y2="0.345cm"><text:p/></draw:line><draw:line draw:style-name="gr153" draw:text-style-name="P70" svg:x1="5.861cm" svg:y1="0.453cm" svg:x2="5.849cm" svg:y2="0.351cm"><text:p/></draw:line><draw:line draw:style-name="gr153" draw:text-style-name="P70" svg:x1="5.818cm" svg:y1="0.459cm" svg:x2="5.804cm" svg:y2="0.358cm"><text:p/></draw:line><draw:line draw:style-name="gr153" draw:text-style-name="P70" svg:x1="5.776cm" svg:y1="0.466cm" svg:x2="5.761cm" svg:y2="0.365cm"><text:p/></draw:line><draw:line draw:style-name="gr153" draw:text-style-name="P70" svg:x1="5.731cm" svg:y1="0.473cm" svg:x2="5.714cm" svg:y2="0.372cm"><text:p/></draw:line><draw:line draw:style-name="gr153" draw:text-style-name="P70" svg:x1="5.689cm" svg:y1="0.475cm" svg:x2="5.67cm" svg:y2="0.375cm"><text:p/></draw:line><draw:line draw:style-name="gr153" draw:text-style-name="P70" svg:x1="5.646cm" svg:y1="0.488cm" svg:x2="5.625cm" svg:y2="0.388cm"><text:p/></draw:line><draw:line draw:style-name="gr153" draw:text-style-name="P70" svg:x1="5.61cm" svg:y1="0.494cm" svg:x2="5.587cm" svg:y2="0.395cm"><text:p/></draw:line><draw:line draw:style-name="gr153" draw:text-style-name="P70" svg:x1="5.567cm" svg:y1="0.501cm" svg:x2="5.543cm" svg:y2="0.402cm"><text:p/></draw:line><draw:line draw:style-name="gr153" draw:text-style-name="P70" svg:x1="5.524cm" svg:y1="0.517cm" svg:x2="5.498cm" svg:y2="0.418cm"><text:p/></draw:line><draw:line draw:style-name="gr153" draw:text-style-name="P70" svg:x1="5.481cm" svg:y1="0.523cm" svg:x2="5.453cm" svg:y2="0.425cm"><text:p/></draw:line><draw:line draw:style-name="gr153" draw:text-style-name="P70" svg:x1="5.443cm" svg:y1="0.536cm" svg:x2="5.413cm" svg:y2="0.439cm"><text:p/></draw:line><draw:line draw:style-name="gr153" draw:text-style-name="P70" svg:x1="5.402cm" svg:y1="0.552cm" svg:x2="5.371cm" svg:y2="0.455cm"><text:p/></draw:line><draw:line draw:style-name="gr153" draw:text-style-name="P70" svg:x1="5.358cm" svg:y1="0.566cm" svg:x2="5.326cm" svg:y2="0.469cm"><text:p/></draw:line><draw:line draw:style-name="gr153" draw:text-style-name="P70" svg:x1="5.323cm" svg:y1="0.574cm" svg:x2="5.289cm" svg:y2="0.478cm"><text:p/></draw:line><draw:line draw:style-name="gr153" draw:text-style-name="P70" svg:x1="5.28cm" svg:y1="0.594cm" svg:x2="5.244cm" svg:y2="0.499cm"><text:p/></draw:line><draw:line draw:style-name="gr153" draw:text-style-name="P70" svg:x1="5.243cm" svg:y1="0.61cm" svg:x2="5.206cm" svg:y2="0.515cm"><text:p/></draw:line><draw:line draw:style-name="gr153" draw:text-style-name="P70" svg:x1="5.201cm" svg:y1="0.623cm" svg:x2="5.162cm" svg:y2="0.529cm"><text:p/></draw:line><draw:line draw:style-name="gr153" draw:text-style-name="P70" svg:x1="5.158cm" svg:y1="0.638cm" svg:x2="5.117cm" svg:y2="0.545cm"><text:p/></draw:line><draw:line draw:style-name="gr153" draw:text-style-name="P70" svg:x1="5.121cm" svg:y1="0.659cm" svg:x2="5.079cm" svg:y2="0.566cm"><text:p/></draw:line><draw:line draw:style-name="gr153" draw:text-style-name="P70" svg:x1="5.086cm" svg:y1="0.673cm" svg:x2="5.042cm" svg:y2="0.582cm"><text:p/></draw:line><draw:line draw:style-name="gr153" draw:text-style-name="P70" svg:x1="5.045cm" svg:y1="0.696cm" svg:x2="4.999cm" svg:y2="0.605cm"><text:p/></draw:line><draw:line draw:style-name="gr153" draw:text-style-name="P70" svg:x1="5.007cm" svg:y1="0.716cm" svg:x2="4.96cm" svg:y2="0.626cm"><text:p/></draw:line><draw:line draw:style-name="gr153" draw:text-style-name="P70" svg:x1="4.971cm" svg:y1="0.731cm" svg:x2="4.922cm" svg:y2="0.642cm"><text:p/></draw:line><draw:line draw:style-name="gr153" draw:text-style-name="P70" svg:x1="4.935cm" svg:y1="0.753cm" svg:x2="4.885cm" svg:y2="0.665cm"><text:p/></draw:line><draw:line draw:style-name="gr153" draw:text-style-name="P70" svg:x1="4.893cm" svg:y1="0.774cm" svg:x2="4.841cm" svg:y2="0.686cm"><text:p/></draw:line><draw:line draw:style-name="gr153" draw:text-style-name="P70" svg:x1="4.859cm" svg:y1="0.795cm" svg:x2="4.805cm" svg:y2="0.709cm"><text:p/></draw:line><draw:line draw:style-name="gr153" draw:text-style-name="P70" svg:x1="4.821cm" svg:y1="0.817cm" svg:x2="4.766cm" svg:y2="0.732cm"><text:p/></draw:line><draw:line draw:style-name="gr153" draw:text-style-name="P70" svg:x1="4.785cm" svg:y1="0.847cm" svg:x2="4.728cm" svg:y2="0.762cm"><text:p/></draw:line><draw:line draw:style-name="gr153" draw:text-style-name="P70" svg:x1="4.749cm" svg:y1="0.867cm" svg:x2="4.691cm" svg:y2="0.783cm"><text:p/></draw:line><draw:line draw:style-name="gr153" draw:text-style-name="P70" svg:x1="4.72cm" svg:y1="0.895cm" svg:x2="4.661cm" svg:y2="0.813cm"><text:p/></draw:line><draw:line draw:style-name="gr153" draw:text-style-name="P70" svg:x1="4.685cm" svg:y1="0.918cm" svg:x2="4.624cm" svg:y2="0.836cm"><text:p/></draw:line><draw:line draw:style-name="gr153" draw:text-style-name="P70" svg:x1="4.649cm" svg:y1="0.947cm" svg:x2="4.587cm" svg:y2="0.866cm"><text:p/></draw:line><draw:line draw:style-name="gr153" draw:text-style-name="P70" svg:x1="4.615cm" svg:y1="0.969cm" svg:x2="4.551cm" svg:y2="0.889cm"><text:p/></draw:line><draw:line draw:style-name="gr153" draw:text-style-name="P70" svg:x1="4.586cm" svg:y1="0.997cm" svg:x2="4.521cm" svg:y2="0.919cm"><text:p/></draw:line><draw:line draw:style-name="gr153" draw:text-style-name="P70" svg:x1="4.548cm" svg:y1="1.024cm" svg:x2="4.482cm" svg:y2="0.947cm"><text:p/></draw:line><draw:line draw:style-name="gr153" draw:text-style-name="P70" svg:x1="4.517cm" svg:y1="1.053cm" svg:x2="4.45cm" svg:y2="0.977cm"><text:p/></draw:line><draw:line draw:style-name="gr153" draw:text-style-name="P70" svg:x1="4.483cm" svg:y1="1.082cm" svg:x2="4.414cm" svg:y2="1.007cm"><text:p/></draw:line><draw:line draw:style-name="gr153" draw:text-style-name="P70" svg:x1="4.456cm" svg:y1="1.111cm" svg:x2="4.385cm" svg:y2="1.037cm"><text:p/></draw:line><draw:line draw:style-name="gr153" draw:text-style-name="P70" svg:x1="4.427cm" svg:y1="1.14cm" svg:x2="4.355cm" svg:y2="1.067cm"><text:p/></draw:line><draw:line draw:style-name="gr153" draw:text-style-name="P70" svg:x1="4.392cm" svg:y1="1.169cm" svg:x2="4.318cm" svg:y2="1.097cm"><text:p/></draw:line><draw:line draw:style-name="gr153" draw:text-style-name="P70" svg:x1="4.361cm" svg:y1="1.203cm" svg:x2="4.287cm" svg:y2="1.134cm"><text:p/></draw:line><draw:line draw:style-name="gr153" draw:text-style-name="P70" svg:x1="4.333cm" svg:y1="1.232cm" svg:x2="4.258cm" svg:y2="1.164cm"><text:p/></draw:line><draw:line draw:style-name="gr153" draw:text-style-name="P70" svg:x1="4.305cm" svg:y1="1.264cm" svg:x2="4.228cm" svg:y2="1.197cm"><text:p/></draw:line><draw:line draw:style-name="gr153" draw:text-style-name="P70" svg:x1="4.276cm" svg:y1="1.297cm" svg:x2="4.198cm" svg:y2="1.231cm"><text:p/></draw:line><draw:line draw:style-name="gr153" draw:text-style-name="P70" svg:x1="4.252cm" svg:y1="1.325cm" svg:x2="4.173cm" svg:y2="1.261cm"><text:p/></draw:line><draw:line draw:style-name="gr153" draw:text-style-name="P70" svg:x1="4.226cm" svg:y1="1.363cm" svg:x2="4.146cm" svg:y2="1.3cm"><text:p/></draw:line><draw:line draw:style-name="gr153" draw:text-style-name="P70" svg:x1="4.197cm" svg:y1="1.399cm" svg:x2="4.116cm" svg:y2="1.337cm"><text:p/></draw:line><draw:line draw:style-name="gr153" draw:text-style-name="P70" svg:x1="4.175cm" svg:y1="1.427cm" svg:x2="4.093cm" svg:y2="1.367cm"><text:p/></draw:line><draw:line draw:style-name="gr153" draw:text-style-name="P70" svg:x1="4.146cm" svg:y1="1.463cm" svg:x2="4.063cm" svg:y2="1.404cm"><text:p/></draw:line><draw:line draw:style-name="gr153" draw:text-style-name="P70" svg:x1="4.127cm" svg:y1="1.498cm" svg:x2="4.043cm" svg:y2="1.441cm"><text:p/></draw:line><draw:line draw:style-name="gr153" draw:text-style-name="P70" svg:x1="4.098cm" svg:y1="1.534cm" svg:x2="4.013cm" svg:y2="1.478cm"><text:p/></draw:line><draw:line draw:style-name="gr153" draw:text-style-name="P70" svg:x1="4.075cm" svg:y1="1.569cm" svg:x2="3.989cm" svg:y2="1.515cm"><text:p/></draw:line><draw:line draw:style-name="gr153" draw:text-style-name="P70" svg:x1="4.053cm" svg:y1="1.607cm" svg:x2="3.966cm" svg:y2="1.554cm"><text:p/></draw:line><draw:line draw:style-name="gr153" draw:text-style-name="P70" svg:x1="4.032cm" svg:y1="1.643cm" svg:x2="3.944cm" svg:y2="1.591cm"><text:p/></draw:line><draw:line draw:style-name="gr153" draw:text-style-name="P70" svg:x1="4.011cm" svg:y1="1.678cm" svg:x2="3.922cm" svg:y2="1.628cm"><text:p/></draw:line><draw:line draw:style-name="gr153" draw:text-style-name="P70" svg:x1="3.988cm" svg:y1="1.72cm" svg:x2="3.899cm" svg:y2="1.672cm"><text:p/></draw:line><draw:line draw:style-name="gr153" draw:text-style-name="P70" svg:x1="3.976cm" svg:y1="1.756cm" svg:x2="3.886cm" svg:y2="1.709cm"><text:p/></draw:line><draw:line draw:style-name="gr153" draw:text-style-name="P70" svg:x1="3.953cm" svg:y1="1.793cm" svg:x2="3.862cm" svg:y2="1.748cm"><text:p/></draw:line><draw:line draw:style-name="gr153" draw:text-style-name="P70" svg:x1="3.931cm" svg:y1="1.836cm" svg:x2="3.839cm" svg:y2="1.792cm"><text:p/></draw:line><draw:line draw:style-name="gr153" draw:text-style-name="P70" svg:x1="3.91cm" svg:y1="1.871cm" svg:x2="3.817cm" svg:y2="1.829cm"><text:p/></draw:line><draw:line draw:style-name="gr153" draw:text-style-name="P70" svg:x1="3.896cm" svg:y1="1.91cm" svg:x2="3.802cm" svg:y2="1.87cm"><text:p/></draw:line><draw:line draw:style-name="gr153" draw:text-style-name="P70" svg:x1="3.884cm" svg:y1="1.951cm" svg:x2="3.789cm" svg:y2="1.912cm"><text:p/></draw:line><draw:line draw:style-name="gr153" draw:text-style-name="P70" svg:x1="3.861cm" svg:y1="1.99cm" svg:x2="3.765cm" svg:y2="1.953cm"><text:p/></draw:line><draw:line draw:style-name="gr153" draw:text-style-name="P70" svg:x1="3.854cm" svg:y1="2.028cm" svg:x2="3.759cm" svg:y2="1.993cm"><text:p/></draw:line><draw:line draw:style-name="gr153" draw:text-style-name="P70" svg:x1="3.838cm" svg:y1="2.073cm" svg:x2="3.742cm" svg:y2="2.039cm"><text:p/></draw:line><draw:line draw:style-name="gr153" draw:text-style-name="P70" svg:x1="3.822cm" svg:y1="2.108cm" svg:x2="3.725cm" svg:y2="2.076cm"><text:p/></draw:line><draw:line draw:style-name="gr153" draw:text-style-name="P70" svg:x1="3.809cm" svg:y1="2.15cm" svg:x2="3.712cm" svg:y2="2.12cm"><text:p/></draw:line><draw:line draw:style-name="gr153" draw:text-style-name="P70" svg:x1="3.796cm" svg:y1="2.194cm" svg:x2="3.698cm" svg:y2="2.166cm"><text:p/></draw:line><draw:line draw:style-name="gr153" draw:text-style-name="P70" svg:x1="3.787cm" svg:y1="2.23cm" svg:x2="3.688cm" svg:y2="2.203cm"><text:p/></draw:line><draw:line draw:style-name="gr153" draw:text-style-name="P70" svg:x1="3.773cm" svg:y1="2.272cm" svg:x2="3.675cm" svg:y2="2.247cm"><text:p/></draw:line><draw:line draw:style-name="gr153" draw:text-style-name="P70" svg:x1="3.764cm" svg:y1="2.316cm" svg:x2="3.665cm" svg:y2="2.293cm"><text:p/></draw:line><draw:line draw:style-name="gr153" draw:text-style-name="P70" svg:x1="3.753cm" svg:y1="2.352cm" svg:x2="3.653cm" svg:y2="2.33cm"><text:p/></draw:line><draw:line draw:style-name="gr153" draw:text-style-name="P70" svg:x1="3.744cm" svg:y1="2.398cm" svg:x2="3.645cm" svg:y2="2.378cm"><text:p/></draw:line><draw:line draw:style-name="gr153" draw:text-style-name="P70" svg:x1="3.738cm" svg:y1="2.439cm" svg:x2="3.638cm" svg:y2="2.42cm"><text:p/></draw:line><draw:line draw:style-name="gr153" draw:text-style-name="P70" svg:x1="3.733cm" svg:y1="2.481cm" svg:x2="3.632cm" svg:y2="2.464cm"><text:p/></draw:line><draw:line draw:style-name="gr153" draw:text-style-name="P70" svg:x1="3.723cm" svg:y1="2.525cm" svg:x2="3.623cm" svg:y2="2.51cm"><text:p/></draw:line><draw:line draw:style-name="gr153" draw:text-style-name="P70" svg:x1="3.716cm" svg:y1="2.567cm" svg:x2="3.615cm" svg:y2="2.554cm"><text:p/></draw:line><draw:line draw:style-name="gr153" draw:text-style-name="P70" svg:x1="3.716cm" svg:y1="2.61cm" svg:x2="3.615cm" svg:y2="2.598cm"><text:p/></draw:line><draw:line draw:style-name="gr153" draw:text-style-name="P70" svg:x1="3.709cm" svg:y1="2.653cm" svg:x2="3.608cm" svg:y2="2.644cm"><text:p/></draw:line><draw:line draw:style-name="gr153" draw:text-style-name="P70" svg:x1="3.706cm" svg:y1="2.695cm" svg:x2="3.605cm" svg:y2="2.688cm"><text:p/></draw:line><draw:line draw:style-name="gr153" draw:text-style-name="P70" svg:x1="3.704cm" svg:y1="2.739cm" svg:x2="3.602cm" svg:y2="2.734cm"><text:p/></draw:line><draw:line draw:style-name="gr153" draw:text-style-name="P70" svg:x1="3.7cm" svg:y1="2.782cm" svg:x2="3.598cm" svg:y2="2.778cm"><text:p/></draw:line><draw:line draw:style-name="gr153" draw:text-style-name="P70" svg:x1="3.704cm" svg:y1="2.821cm" svg:x2="3.602cm" svg:y2="2.819cm"><text:p/></draw:line><draw:line draw:style-name="gr153" draw:text-style-name="P70" svg:x1="3.7cm" svg:y1="2.861cm" svg:x2="3.598cm" svg:y2="2.861cm"><text:p/></draw:line><draw:line draw:style-name="gr153" draw:text-style-name="P70" svg:x1="3.7cm" svg:y1="2.905cm" svg:x2="3.598cm" svg:y2="2.906cm"><text:p/></draw:line><draw:line draw:style-name="gr153" draw:text-style-name="P70" svg:x1="3.7cm" svg:y1="2.951cm" svg:x2="3.598cm" svg:y2="2.954cm"><text:p/></draw:line><draw:line draw:style-name="gr153" draw:text-style-name="P70" svg:x1="3.704cm" svg:y1="2.995cm" svg:x2="3.602cm" svg:y2="3cm"><text:p/></draw:line><draw:line draw:style-name="gr153" draw:text-style-name="P70" svg:x1="3.703cm" svg:y1="3.032cm" svg:x2="3.602cm" svg:y2="3.039cm"><text:p/></draw:line><draw:line draw:style-name="gr153" draw:text-style-name="P70" svg:x1="3.709cm" svg:y1="3.078cm" svg:x2="3.608cm" svg:y2="3.086cm"><text:p/></draw:line><draw:line draw:style-name="gr153" draw:text-style-name="P70" svg:x1="3.709cm" svg:y1="3.122cm" svg:x2="3.608cm" svg:y2="3.132cm"><text:p/></draw:line><draw:line draw:style-name="gr153" draw:text-style-name="P70" svg:x1="3.717cm" svg:y1="3.163cm" svg:x2="3.615cm" svg:y2="3.175cm"><text:p/></draw:line><draw:line draw:style-name="gr153" draw:text-style-name="P70" svg:x1="3.724cm" svg:y1="3.205cm" svg:x2="3.623cm" svg:y2="3.219cm"><text:p/></draw:line><draw:line draw:style-name="gr153" draw:text-style-name="P70" svg:x1="3.724cm" svg:y1="3.249cm" svg:x2="3.623cm" svg:y2="3.264cm"><text:p/></draw:line><draw:line draw:style-name="gr153" draw:text-style-name="P70" svg:x1="3.733cm" svg:y1="3.286cm" svg:x2="3.632cm" svg:y2="3.303cm"><text:p/></draw:line><draw:line draw:style-name="gr153" draw:text-style-name="P70" svg:x1="3.738cm" svg:y1="3.332cm" svg:x2="3.638cm" svg:y2="3.351cm"><text:p/></draw:line><draw:line draw:style-name="gr153" draw:text-style-name="P70" svg:x1="3.752cm" svg:y1="3.376cm" svg:x2="3.652cm" svg:y2="3.397cm"><text:p/></draw:line><draw:line draw:style-name="gr153" draw:text-style-name="P70" svg:x1="3.761cm" svg:y1="3.413cm" svg:x2="3.662cm" svg:y2="3.436cm"><text:p/></draw:line><draw:line draw:style-name="gr153" draw:text-style-name="P70" svg:x1="3.767cm" svg:y1="3.459cm" svg:x2="3.668cm" svg:y2="3.483cm"><text:p/></draw:line><draw:line draw:style-name="gr153" draw:text-style-name="P70" svg:x1="3.781cm" svg:y1="3.496cm" svg:x2="3.682cm" svg:y2="3.522cm"><text:p/></draw:line><draw:line draw:style-name="gr153" draw:text-style-name="P70" svg:x1="3.788cm" svg:y1="3.54cm" svg:x2="3.69cm" svg:y2="3.568cm"><text:p/></draw:line><draw:line draw:style-name="gr153" draw:text-style-name="P70" svg:x1="3.802cm" svg:y1="3.58cm" svg:x2="3.705cm" svg:y2="3.61cm"><text:p/></draw:line><draw:line draw:style-name="gr153" draw:text-style-name="P70" svg:x1="3.817cm" svg:y1="3.614cm" svg:x2="3.72cm" svg:y2="3.645cm"><text:p/></draw:line><draw:line draw:style-name="gr153" draw:text-style-name="P70" svg:x1="3.826cm" svg:y1="3.66cm" svg:x2="3.729cm" svg:y2="3.692cm"><text:p/></draw:line><draw:line draw:style-name="gr153" draw:text-style-name="P70" svg:x1="3.838cm" svg:y1="3.704cm" svg:x2="3.742cm" svg:y2="3.738cm"><text:p/></draw:line><draw:line draw:style-name="gr153" draw:text-style-name="P70" svg:x1="3.857cm" svg:y1="3.741cm" svg:x2="3.762cm" svg:y2="3.777cm"><text:p/></draw:line><draw:line draw:style-name="gr153" draw:text-style-name="P70" svg:x1="3.874cm" svg:y1="3.78cm" svg:x2="3.779cm" svg:y2="3.817cm"><text:p/></draw:line><draw:line draw:style-name="gr153" draw:text-style-name="P70" svg:x1="3.889cm" svg:y1="3.824cm" svg:x2="3.795cm" svg:y2="3.863cm"><text:p/></draw:line><draw:line draw:style-name="gr153" draw:text-style-name="P70" svg:x1="3.902cm" svg:y1="3.861cm" svg:x2="3.809cm" svg:y2="3.902cm"><text:p/></draw:line><draw:line draw:style-name="gr153" draw:text-style-name="P70" svg:x1="3.925cm" svg:y1="3.898cm" svg:x2="3.832cm" svg:y2="3.94cm"><text:p/></draw:line><draw:line draw:style-name="gr153" draw:text-style-name="P70" svg:x1="3.938cm" svg:y1="3.937cm" svg:x2="3.847cm" svg:y2="3.981cm"><text:p/></draw:line><draw:line draw:style-name="gr153" draw:text-style-name="P70" svg:x1="3.96cm" svg:y1="3.974cm" svg:x2="3.869cm" svg:y2="4.02cm"><text:p/></draw:line><draw:line draw:style-name="gr153" draw:text-style-name="P70" svg:x1="3.982cm" svg:y1="4.011cm" svg:x2="3.892cm" svg:y2="4.058cm"><text:p/></draw:line><draw:line draw:style-name="gr153" draw:text-style-name="P70" svg:x1="3.996cm" svg:y1="4.052cm" svg:x2="3.907cm" svg:y2="4.101cm"><text:p/></draw:line><draw:line draw:style-name="gr153" draw:text-style-name="P70" svg:x1="4.017cm" svg:y1="4.089cm" svg:x2="3.929cm" svg:y2="4.139cm"><text:p/></draw:line><draw:line draw:style-name="gr153" draw:text-style-name="P70" svg:x1="4.04cm" svg:y1="4.122cm" svg:x2="3.952cm" svg:y2="4.174cm"><text:p/></draw:line><draw:line draw:style-name="gr153" draw:text-style-name="P70" svg:x1="4.06cm" svg:y1="4.161cm" svg:x2="3.974cm" svg:y2="4.215cm"><text:p/></draw:line><draw:line draw:style-name="gr153" draw:text-style-name="P70" svg:x1="4.089cm" svg:y1="4.198cm" svg:x2="4.004cm" svg:y2="4.253cm"><text:p/></draw:line><draw:line draw:style-name="gr153" draw:text-style-name="P70" svg:x1="4.111cm" svg:y1="4.235cm" svg:x2="4.026cm" svg:y2="4.292cm"><text:p/></draw:line><draw:line draw:style-name="gr153" draw:text-style-name="P70" svg:x1="4.133cm" svg:y1="4.265cm" svg:x2="4.049cm" svg:y2="4.323cm"><text:p/></draw:line><draw:line draw:style-name="gr153" draw:text-style-name="P70" svg:x1="4.158cm" svg:y1="4.302cm" svg:x2="4.076cm" svg:y2="4.361cm"><text:p/></draw:line><draw:line draw:style-name="gr153" draw:text-style-name="P70" svg:x1="4.183cm" svg:y1="4.339cm" svg:x2="4.101cm" svg:y2="4.4cm"><text:p/></draw:line><draw:line draw:style-name="gr153" draw:text-style-name="P70" svg:x1="4.212cm" svg:y1="4.373cm" svg:x2="4.131cm" svg:y2="4.435cm"><text:p/></draw:line><draw:line draw:style-name="gr153" draw:text-style-name="P70" svg:x1="4.233cm" svg:y1="4.406cm" svg:x2="4.153cm" svg:y2="4.47cm"><text:p/></draw:line><draw:line draw:style-name="gr153" draw:text-style-name="P70" svg:x1="4.261cm" svg:y1="4.436cm" svg:x2="4.183cm" svg:y2="4.501cm"><text:p/></draw:line><draw:line draw:style-name="gr153" draw:text-style-name="P70" svg:x1="4.29cm" svg:y1="4.475cm" svg:x2="4.213cm" svg:y2="4.541cm"><text:p/></draw:line><draw:line draw:style-name="gr153" draw:text-style-name="P70" svg:x1="4.319cm" svg:y1="4.503cm" svg:x2="4.243cm" svg:y2="4.57cm"><text:p/></draw:line><draw:line draw:style-name="gr153" draw:text-style-name="P70" svg:x1="4.342cm" svg:y1="4.533cm" svg:x2="4.267cm" svg:y2="4.602cm"><text:p/></draw:line><draw:line draw:style-name="gr153" draw:text-style-name="P70" svg:x1="4.377cm" svg:y1="4.563cm" svg:x2="4.303cm" svg:y2="4.634cm"><text:p/></draw:line><draw:line draw:style-name="gr153" draw:text-style-name="P70" svg:x1="4.406cm" svg:y1="4.596cm" svg:x2="4.333cm" svg:y2="4.668cm"><text:p/></draw:line><draw:line draw:style-name="gr153" draw:text-style-name="P70" svg:x1="4.436cm" svg:y1="4.627cm" svg:x2="4.364cm" svg:y2="4.701cm"><text:p/></draw:line><draw:line draw:style-name="gr153" draw:text-style-name="P70" svg:x1="4.466cm" svg:y1="4.657cm" svg:x2="4.397cm" svg:y2="4.731cm"><text:p/></draw:line><draw:line draw:style-name="gr153" draw:text-style-name="P70" svg:x1="4.498cm" svg:y1="4.683cm" svg:x2="4.43cm" svg:y2="4.758cm"><text:p/></draw:line><draw:line draw:style-name="gr153" draw:text-style-name="P70" svg:x1="4.527cm" svg:y1="4.713cm" svg:x2="4.46cm" svg:y2="4.79cm"><text:p/></draw:line><draw:line draw:style-name="gr153" draw:text-style-name="P70" svg:x1="4.563cm" svg:y1="4.743cm" svg:x2="4.497cm" svg:y2="4.821cm"><text:p/></draw:line><draw:line draw:style-name="gr153" draw:text-style-name="P70" svg:x1="4.591cm" svg:y1="4.766cm" svg:x2="4.527cm" svg:y2="4.845cm"><text:p/></draw:line><draw:line draw:style-name="gr153" draw:text-style-name="P70" svg:x1="4.627cm" svg:y1="4.796cm" svg:x2="4.564cm" svg:y2="4.876cm"><text:p/></draw:line><draw:line draw:style-name="gr153" draw:text-style-name="P70" svg:x1="4.663cm" svg:y1="4.817cm" svg:x2="4.601cm" svg:y2="4.898cm"><text:p/></draw:line><draw:line draw:style-name="gr153" draw:text-style-name="P70" svg:x1="4.691cm" svg:y1="4.847cm" svg:x2="4.631cm" svg:y2="4.929cm"><text:p/></draw:line><draw:line draw:style-name="gr153" draw:text-style-name="P70" svg:x1="4.727cm" svg:y1="4.874cm" svg:x2="4.668cm" svg:y2="4.957cm"><text:p/></draw:line><draw:line draw:style-name="gr153" draw:text-style-name="P70" svg:x1="4.763cm" svg:y1="4.9cm" svg:x2="4.706cm" svg:y2="4.984cm"><text:p/></draw:line><draw:line draw:style-name="gr153" draw:text-style-name="P70" svg:x1="4.801cm" svg:y1="4.923cm" svg:x2="4.745cm" svg:y2="5.008cm"><text:p/></draw:line><draw:line draw:style-name="gr153" draw:text-style-name="P70" svg:x1="4.835cm" svg:y1="4.944cm" svg:x2="4.781cm" svg:y2="5.03cm"><text:p/></draw:line><draw:line draw:style-name="gr153" draw:text-style-name="P70" svg:x1="4.871cm" svg:y1="4.967cm" svg:x2="4.818cm" svg:y2="5.054cm"><text:p/></draw:line><draw:line draw:style-name="gr153" draw:text-style-name="P70" svg:x1="4.907cm" svg:y1="4.99cm" svg:x2="4.855cm" svg:y2="5.078cm"><text:p/></draw:line><draw:line draw:style-name="gr153" draw:text-style-name="P70" svg:x1="4.943cm" svg:y1="5.011cm" svg:x2="4.893cm" svg:y2="5.1cm"><text:p/></draw:line><draw:line draw:style-name="gr153" draw:text-style-name="P70" svg:x1="4.983cm" svg:y1="5.034cm" svg:x2="4.935cm" svg:y2="5.123cm"><text:p/></draw:line><draw:line draw:style-name="gr153" draw:text-style-name="P70" svg:x1="5.022cm" svg:y1="5.05cm" svg:x2="4.975cm" svg:y2="5.14cm"><text:p/></draw:line><draw:line draw:style-name="gr153" draw:text-style-name="P70" svg:x1="5.057cm" svg:y1="5.071cm" svg:x2="5.012cm" svg:y2="5.162cm"><text:p/></draw:line><draw:line draw:style-name="gr153" draw:text-style-name="P70" svg:x1="5.094cm" svg:y1="5.087cm" svg:x2="5.05cm" svg:y2="5.179cm"><text:p/></draw:line><draw:line draw:style-name="gr153" draw:text-style-name="P70" svg:x1="5.137cm" svg:y1="5.104cm" svg:x2="5.095cm" svg:y2="5.197cm"><text:p/></draw:line><draw:line draw:style-name="gr153" draw:text-style-name="P70" svg:x1="5.172cm" svg:y1="5.124cm" svg:x2="5.132cm" svg:y2="5.218cm"><text:p/></draw:line><draw:line draw:style-name="gr153" draw:text-style-name="P70" svg:x1="5.215cm" svg:y1="5.138cm" svg:x2="5.176cm" svg:y2="5.233cm"><text:p/></draw:line><draw:line draw:style-name="gr153" draw:text-style-name="P70" svg:x1="5.251cm" svg:y1="5.154cm" svg:x2="5.214cm" svg:y2="5.25cm"><text:p/></draw:line><draw:line draw:style-name="gr153" draw:text-style-name="P70" svg:x1="5.294cm" svg:y1="5.168cm" svg:x2="5.259cm" svg:y2="5.263cm"><text:p/></draw:line><draw:line draw:style-name="gr153" draw:text-style-name="P70" svg:x1="5.337cm" svg:y1="5.184cm" svg:x2="5.303cm" svg:y2="5.28cm"><text:p/></draw:line><draw:line draw:style-name="gr153" draw:text-style-name="P70" svg:x1="5.373cm" svg:y1="5.198cm" svg:x2="5.341cm" svg:y2="5.295cm"><text:p/></draw:line><draw:line draw:style-name="gr153" draw:text-style-name="P70" svg:x1="5.416cm" svg:y1="5.214cm" svg:x2="5.386cm" svg:y2="5.311cm"><text:p/></draw:line><draw:line draw:style-name="gr153" draw:text-style-name="P70" svg:x1="5.458cm" svg:y1="5.221cm" svg:x2="5.43cm" svg:y2="5.319cm"><text:p/></draw:line><draw:line draw:style-name="gr153" draw:text-style-name="P70" svg:x1="5.495cm" svg:y1="5.237cm" svg:x2="5.468cm" svg:y2="5.336cm"><text:p/></draw:line><draw:line draw:style-name="gr153" draw:text-style-name="P70" svg:x1="5.538cm" svg:y1="5.244cm" svg:x2="5.513cm" svg:y2="5.342cm"><text:p/></draw:line><draw:line draw:style-name="gr153" draw:text-style-name="P70" svg:x1="5.58cm" svg:y1="5.255cm" svg:x2="5.557cm" svg:y2="5.354cm"><text:p/></draw:line><draw:line draw:style-name="gr153" draw:text-style-name="P70" svg:x1="5.622cm" svg:y1="5.265cm" svg:x2="5.6cm" svg:y2="5.365cm"><text:p/></draw:line><draw:line draw:style-name="gr153" draw:text-style-name="P70" svg:x1="5.667cm" svg:y1="5.274cm" svg:x2="5.647cm" svg:y2="5.373cm"><text:p/></draw:line><draw:line draw:style-name="gr153" draw:text-style-name="P70" svg:x1="5.703cm" svg:y1="5.281cm" svg:x2="5.684cm" svg:y2="5.381cm"><text:p/></draw:line><draw:line draw:style-name="gr153" draw:text-style-name="P70" svg:x1="5.747cm" svg:y1="5.288cm" svg:x2="5.73cm" svg:y2="5.389cm"><text:p/></draw:line><draw:line draw:style-name="gr153" draw:text-style-name="P70" svg:x1="5.789cm" svg:y1="5.295cm" svg:x2="5.774cm" svg:y2="5.395cm"><text:p/></draw:line><draw:line draw:style-name="gr153" draw:text-style-name="P70" svg:x1="5.834cm" svg:y1="5.304cm" svg:x2="5.821cm" svg:y2="5.405cm"><text:p/></draw:line><draw:line draw:style-name="gr153" draw:text-style-name="P70" svg:x1="5.876cm" svg:y1="5.304cm" svg:x2="5.864cm" svg:y2="5.405cm"><text:p/></draw:line><draw:line draw:style-name="gr153" draw:text-style-name="P70" svg:x1="5.918cm" svg:y1="5.311cm" svg:x2="5.909cm" svg:y2="5.412cm"><text:p/></draw:line><draw:line draw:style-name="gr153" draw:text-style-name="P70" svg:x1="5.961cm" svg:y1="5.311cm" svg:x2="5.954cm" svg:y2="5.412cm"><text:p/></draw:line><draw:line draw:style-name="gr153" draw:text-style-name="P70" svg:x1="6.003cm" svg:y1="5.318cm" svg:x2="5.998cm" svg:y2="5.42cm"><text:p/></draw:line><draw:line draw:style-name="gr153" draw:text-style-name="P70" svg:x1="6.045cm" svg:y1="5.318cm" svg:x2="6.041cm" svg:y2="5.42cm"><text:p/></draw:line><draw:line draw:style-name="gr153" draw:text-style-name="P70" svg:x1="6.083cm" svg:y1="5.318cm" svg:x2="6.081cm" svg:y2="5.42cm"><text:p/></draw:line><draw:line draw:style-name="gr153" draw:text-style-name="P70" svg:x1="6.131cm" svg:y1="5.325cm" svg:x2="6.131cm" svg:y2="5.427cm"><text:p/></draw:line><draw:line draw:style-name="gr153" draw:text-style-name="P70" svg:x1="6.172cm" svg:y1="5.322cm" svg:x2="6.173cm" svg:y2="5.424cm"><text:p/></draw:line><draw:line draw:style-name="gr153" draw:text-style-name="P70" svg:x1="6.215cm" svg:y1="5.322cm" svg:x2="6.218cm" svg:y2="5.424cm"><text:p/></draw:line><draw:line draw:style-name="gr153" draw:text-style-name="P70" svg:x1="6.258cm" svg:y1="5.318cm" svg:x2="6.263cm" svg:y2="5.42cm"><text:p/></draw:line><draw:line draw:style-name="gr153" draw:text-style-name="P70" svg:x1="6.299cm" svg:y1="5.318cm" svg:x2="6.306cm" svg:y2="5.419cm"><text:p/></draw:line><draw:line draw:style-name="gr153" draw:text-style-name="P70" svg:x1="6.342cm" svg:y1="5.318cm" svg:x2="6.35cm" svg:y2="5.419cm"><text:p/></draw:line><draw:line draw:style-name="gr153" draw:text-style-name="P70" svg:x1="6.387cm" svg:y1="5.311cm" svg:x2="6.397cm" svg:y2="5.412cm"><text:p/></draw:line><draw:line draw:style-name="gr153" draw:text-style-name="P70" svg:x1="6.429cm" svg:y1="5.304cm" svg:x2="6.441cm" svg:y2="5.406cm"><text:p/></draw:line><draw:line draw:style-name="gr153" draw:text-style-name="P70" svg:x1="6.469cm" svg:y1="5.304cm" svg:x2="6.483cm" svg:y2="5.405cm"><text:p/></draw:line><draw:line draw:style-name="gr153" draw:text-style-name="P70" svg:x1="6.514cm" svg:y1="5.295cm" svg:x2="6.529cm" svg:y2="5.396cm"><text:p/></draw:line><draw:line draw:style-name="gr153" draw:text-style-name="P70" svg:x1="6.553cm" svg:y1="5.288cm" svg:x2="6.57cm" svg:y2="5.389cm"><text:p/></draw:line><draw:line draw:style-name="gr153" draw:text-style-name="P70" svg:x1="6.596cm" svg:y1="5.281cm" svg:x2="6.615cm" svg:y2="5.381cm"><text:p/></draw:line><draw:line draw:style-name="gr153" draw:text-style-name="P70" svg:x1="6.633cm" svg:y1="5.274cm" svg:x2="6.654cm" svg:y2="5.374cm"><text:p/></draw:line><draw:line draw:style-name="gr153" draw:text-style-name="P70" svg:x1="6.68cm" svg:y1="5.265cm" svg:x2="6.703cm" svg:y2="5.364cm"><text:p/></draw:line><draw:line draw:style-name="gr153" draw:text-style-name="P70" svg:x1="6.723cm" svg:y1="5.251cm" svg:x2="6.747cm" svg:y2="5.35cm"><text:p/></draw:line><draw:line draw:style-name="gr153" draw:text-style-name="P70" svg:x1="6.76cm" svg:y1="5.244cm" svg:x2="6.786cm" svg:y2="5.343cm"><text:p/></draw:line><draw:line draw:style-name="gr153" draw:text-style-name="P70" svg:x1="6.803cm" svg:y1="5.228cm" svg:x2="6.831cm" svg:y2="5.326cm"><text:p/></draw:line><draw:line draw:style-name="gr153" draw:text-style-name="P70" svg:x1="6.843cm" svg:y1="5.221cm" svg:x2="6.873cm" svg:y2="5.318cm"><text:p/></draw:line><draw:line draw:style-name="gr153" draw:text-style-name="P70" svg:x1="6.887cm" svg:y1="5.207cm" svg:x2="6.918cm" svg:y2="5.304cm"><text:p/></draw:line><draw:line draw:style-name="gr153" draw:text-style-name="P70" svg:x1="6.925cm" svg:y1="5.191cm" svg:x2="6.957cm" svg:y2="5.288cm"><text:p/></draw:line><draw:line draw:style-name="gr153" draw:text-style-name="P70" svg:x1="6.967cm" svg:y1="5.184cm" svg:x2="7.001cm" svg:y2="5.28cm"><text:p/></draw:line><draw:line draw:style-name="gr153" draw:text-style-name="P70" svg:x1="7.007cm" svg:y1="5.165cm" svg:x2="7.043cm" svg:y2="5.26cm"><text:p/></draw:line><draw:line draw:style-name="gr153" draw:text-style-name="P70" svg:x1="7.044cm" svg:y1="5.147cm" svg:x2="7.081cm" svg:y2="5.242cm"><text:p/></draw:line><draw:line draw:style-name="gr153" draw:text-style-name="P70" svg:x1="7.082cm" svg:y1="5.131cm" svg:x2="7.121cm" svg:y2="5.225cm"><text:p/></draw:line><draw:line draw:style-name="gr153" draw:text-style-name="P70" svg:x1="7.127cm" svg:y1="5.117cm" svg:x2="7.168cm" svg:y2="5.21cm"><text:p/></draw:line><draw:line draw:style-name="gr153" draw:text-style-name="P70" svg:x1="7.164cm" svg:y1="5.101cm" svg:x2="7.206cm" svg:y2="5.194cm"><text:p/></draw:line><draw:line draw:style-name="gr153" draw:text-style-name="P70" svg:x1="7.201cm" svg:y1="5.08cm" svg:x2="7.245cm" svg:y2="5.171cm"><text:p/></draw:line><draw:line draw:style-name="gr153" draw:text-style-name="P70" svg:x1="7.238cm" svg:y1="5.064cm" svg:x2="7.284cm" svg:y2="5.155cm"><text:p/></draw:line><draw:line draw:style-name="gr153" draw:text-style-name="P70" svg:x1="7.276cm" svg:y1="5.041cm" svg:x2="7.323cm" svg:y2="5.131cm"><text:p/></draw:line><draw:line draw:style-name="gr153" draw:text-style-name="P70" svg:x1="7.315cm" svg:y1="5.02cm" svg:x2="7.364cm" svg:y2="5.109cm"><text:p/></draw:line><draw:line draw:style-name="gr153" draw:text-style-name="P70" svg:x1="7.351cm" svg:y1="5.004cm" svg:x2="7.401cm" svg:y2="5.092cm"><text:p/></draw:line><draw:line draw:style-name="gr153" draw:text-style-name="P70" svg:x1="7.388cm" svg:y1="4.983cm" svg:x2="7.44cm" svg:y2="5.071cm"><text:p/></draw:line><draw:line draw:style-name="gr153" draw:text-style-name="P70" svg:x1="7.425cm" svg:y1="4.96cm" svg:x2="7.479cm" svg:y2="5.046cm"><text:p/></draw:line><draw:line draw:style-name="gr153" draw:text-style-name="P70" svg:x1="7.462cm" svg:y1="4.937cm" svg:x2="7.517cm" svg:y2="5.022cm"><text:p/></draw:line><draw:line draw:style-name="gr153" draw:text-style-name="P70" svg:x1="7.5cm" svg:y1="4.914cm" svg:x2="7.557cm" svg:y2="4.999cm"><text:p/></draw:line><draw:line draw:style-name="gr153" draw:text-style-name="P70" svg:x1="7.53cm" svg:y1="4.884cm" svg:x2="7.588cm" svg:y2="4.968cm"><text:p/></draw:line><draw:line draw:style-name="gr153" draw:text-style-name="P70" svg:x1="7.569cm" svg:y1="4.863cm" svg:x2="7.628cm" svg:y2="4.945cm"><text:p/></draw:line><draw:line draw:style-name="gr153" draw:text-style-name="P70" svg:x1="7.605cm" svg:y1="4.84cm" svg:x2="7.666cm" svg:y2="4.922cm"><text:p/></draw:line><draw:line draw:style-name="gr153" draw:text-style-name="P70" svg:x1="7.635cm" svg:y1="4.81cm" svg:x2="7.697cm" svg:y2="4.891cm"><text:p/></draw:line><draw:line draw:style-name="gr153" draw:text-style-name="P70" svg:x1="7.672cm" svg:y1="4.787cm" svg:x2="7.736cm" svg:y2="4.867cm"><text:p/></draw:line><draw:line draw:style-name="gr153" draw:text-style-name="P70" svg:x1="7.702cm" svg:y1="4.757cm" svg:x2="7.767cm" svg:y2="4.835cm"><text:p/></draw:line><draw:line draw:style-name="gr153" draw:text-style-name="P70" svg:x1="7.739cm" svg:y1="4.729cm" svg:x2="7.805cm" svg:y2="4.806cm"><text:p/></draw:line><draw:line draw:style-name="gr153" draw:text-style-name="P70" svg:x1="7.769cm" svg:y1="4.706cm" svg:x2="7.836cm" svg:y2="4.782cm"><text:p/></draw:line><draw:line draw:style-name="gr153" draw:text-style-name="P70" svg:x1="7.799cm" svg:y1="4.676cm" svg:x2="7.868cm" svg:y2="4.751cm"><text:p/></draw:line><draw:line draw:style-name="gr153" draw:text-style-name="P70" svg:x1="7.829cm" svg:y1="4.646cm" svg:x2="7.9cm" svg:y2="4.72cm"><text:p/></draw:line><draw:line draw:style-name="gr153" draw:text-style-name="P70" svg:x1="7.859cm" svg:y1="4.616cm" svg:x2="7.931cm" svg:y2="4.689cm"><text:p/></draw:line><draw:line draw:style-name="gr153" draw:text-style-name="P70" svg:x1="7.889cm" svg:y1="4.586cm" svg:x2="7.963cm" svg:y2="4.658cm"><text:p/></draw:line><draw:line draw:style-name="gr153" draw:text-style-name="P70" svg:x1="7.92cm" svg:y1="4.556cm" svg:x2="7.994cm" svg:y2="4.625cm"><text:p/></draw:line><draw:line draw:style-name="gr153" draw:text-style-name="P70" svg:x1="7.95cm" svg:y1="4.526cm" svg:x2="8.025cm" svg:y2="4.594cm"><text:p/></draw:line><draw:line draw:style-name="gr153" draw:text-style-name="P70" svg:x1="7.98cm" svg:y1="4.489cm" svg:x2="8.057cm" svg:y2="4.556cm"><text:p/></draw:line><draw:line draw:style-name="gr153" draw:text-style-name="P70" svg:x1="8.008cm" svg:y1="4.459cm" svg:x2="8.086cm" svg:y2="4.525cm"><text:p/></draw:line><draw:line draw:style-name="gr153" draw:text-style-name="P70" svg:x1="8.031cm" svg:y1="4.429cm" svg:x2="8.11cm" svg:y2="4.493cm"><text:p/></draw:line><draw:line draw:style-name="gr153" draw:text-style-name="P70" svg:x1="8.06cm" svg:y1="4.392cm" svg:x2="8.14cm" svg:y2="4.455cm"><text:p/></draw:line><draw:line draw:style-name="gr153" draw:text-style-name="P70" svg:x1="8.09cm" svg:y1="4.362cm" svg:x2="8.171cm" svg:y2="4.424cm"><text:p/></draw:line><draw:line draw:style-name="gr153" draw:text-style-name="P70" svg:x1="8.113cm" svg:y1="4.325cm" svg:x2="8.195cm" svg:y2="4.385cm"><text:p/></draw:line><draw:line draw:style-name="gr153" draw:text-style-name="P70" svg:x1="8.135cm" svg:y1="4.295cm" svg:x2="8.218cm" svg:y2="4.354cm"><text:p/></draw:line><draw:line draw:style-name="gr153" draw:text-style-name="P70" svg:x1="8.163cm" svg:y1="4.258cm" svg:x2="8.247cm" svg:y2="4.315cm"><text:p/></draw:line><draw:line draw:style-name="gr153" draw:text-style-name="P70" svg:x1="8.187cm" svg:y1="4.221cm" svg:x2="8.272cm" svg:y2="4.277cm"><text:p/></draw:line><draw:line draw:style-name="gr153" draw:text-style-name="P70" svg:x1="8.21cm" svg:y1="4.185cm" svg:x2="8.296cm" svg:y2="4.239cm"><text:p/></draw:line><draw:line draw:style-name="gr153" draw:text-style-name="P70" svg:x1="8.234cm" svg:y1="4.145cm" svg:x2="8.321cm" svg:y2="4.198cm"><text:p/></draw:line><draw:line draw:style-name="gr153" draw:text-style-name="P70" svg:x1="8.254cm" svg:y1="4.112cm" svg:x2="8.342cm" svg:y2="4.164cm"><text:p/></draw:line><draw:line draw:style-name="gr153" draw:text-style-name="P70" svg:x1="8.277cm" svg:y1="4.078cm" svg:x2="8.366cm" svg:y2="4.128cm"><text:p/></draw:line><draw:line draw:style-name="gr153" draw:text-style-name="P70" svg:x1="8.292cm" svg:y1="4.034cm" svg:x2="8.381cm" svg:y2="4.082cm"><text:p/></draw:line><draw:line draw:style-name="gr153" draw:text-style-name="P70" svg:x1="8.314cm" svg:y1="3.995cm" svg:x2="8.404cm" svg:y2="4.042cm"><text:p/></draw:line><draw:line draw:style-name="gr153" draw:text-style-name="P70" svg:x1="8.334cm" svg:y1="3.958cm" svg:x2="8.425cm" svg:y2="4.003cm"><text:p/></draw:line><draw:line draw:style-name="gr153" draw:text-style-name="P70" svg:x1="8.351cm" svg:y1="3.921cm" svg:x2="8.443cm" svg:y2="3.965cm"><text:p/></draw:line><draw:line draw:style-name="gr153" draw:text-style-name="P70" svg:x1="8.374cm" svg:y1="3.884cm" svg:x2="8.467cm" svg:y2="3.926cm"><text:p/></draw:line><draw:line draw:style-name="gr153" draw:text-style-name="P70" svg:x1="8.389cm" svg:y1="3.847cm" svg:x2="8.483cm" svg:y2="3.887cm"><text:p/></draw:line><draw:line draw:style-name="gr153" draw:text-style-name="P70" svg:x1="8.404cm" svg:y1="3.81cm" svg:x2="8.499cm" svg:y2="3.849cm"><text:p/></draw:line><draw:line draw:style-name="gr153" draw:text-style-name="P70" svg:x1="8.419cm" svg:y1="3.768cm" svg:x2="8.515cm" svg:y2="3.805cm"><text:p/></draw:line><draw:line draw:style-name="gr153" draw:text-style-name="P70" svg:x1="8.434cm" svg:y1="3.727cm" svg:x2="8.529cm" svg:y2="3.762cm"><text:p/></draw:line><draw:line draw:style-name="gr153" draw:text-style-name="P70" svg:x1="8.449cm" svg:y1="3.69cm" svg:x2="8.545cm" svg:y2="3.724cm"><text:p/></draw:line><draw:line draw:style-name="gr153" draw:text-style-name="P70" svg:x1="8.464cm" svg:y1="3.644cm" svg:x2="8.561cm" svg:y2="3.676cm"><text:p/></draw:line><draw:line draw:style-name="gr153" draw:text-style-name="P70" svg:x1="8.478cm" svg:y1="3.607cm" svg:x2="8.575cm" svg:y2="3.637cm"><text:p/></draw:line><draw:line draw:style-name="gr153" draw:text-style-name="P70" svg:x1="8.488cm" svg:y1="3.563cm" svg:x2="8.586cm" svg:y2="3.591cm"><text:p/></draw:line><draw:line draw:style-name="gr153" draw:text-style-name="P70" svg:x1="8.501cm" svg:y1="3.526cm" svg:x2="8.6cm" svg:y2="3.553cm"><text:p/></draw:line><draw:line draw:style-name="gr153" draw:text-style-name="P70" svg:x1="8.509cm" svg:y1="3.484cm" svg:x2="8.607cm" svg:y2="3.509cm"><text:p/></draw:line><draw:line draw:style-name="gr153" draw:text-style-name="P70" svg:x1="8.524cm" svg:y1="3.436cm" svg:x2="8.623cm" svg:y2="3.459cm"><text:p/></draw:line><draw:line draw:style-name="gr153" draw:text-style-name="P70" svg:x1="8.531cm" svg:y1="3.399cm" svg:x2="8.631cm" svg:y2="3.421cm"><text:p/></draw:line><draw:line draw:style-name="gr153" draw:text-style-name="P70" svg:x1="8.538cm" svg:y1="3.36cm" svg:x2="8.637cm" svg:y2="3.38cm"><text:p/></draw:line><draw:line draw:style-name="gr153" draw:text-style-name="P70" svg:x1="8.546cm" svg:y1="3.316cm" svg:x2="8.646cm" svg:y2="3.335cm"><text:p/></draw:line><draw:line draw:style-name="gr153" draw:text-style-name="P70" svg:x1="8.555cm" svg:y1="3.272cm" svg:x2="8.656cm" svg:y2="3.289cm"><text:p/></draw:line><draw:line draw:style-name="gr153" draw:text-style-name="P70" svg:x1="8.561cm" svg:y1="3.233cm" svg:x2="8.661cm" svg:y2="3.248cm"><text:p/></draw:line><draw:line draw:style-name="gr153" draw:text-style-name="P70" svg:x1="8.568cm" svg:y1="3.189cm" svg:x2="8.669cm" svg:y2="3.202cm"><text:p/></draw:line><draw:line draw:style-name="gr153" draw:text-style-name="P70" svg:x1="8.576cm" svg:y1="3.145cm" svg:x2="8.677cm" svg:y2="3.157cm"><text:p/></draw:line><draw:line draw:style-name="gr153" draw:text-style-name="P70" svg:x1="8.576cm" svg:y1="3.106cm" svg:x2="8.677cm" svg:y2="3.115cm"><text:p/></draw:line><draw:line draw:style-name="gr153" draw:text-style-name="P70" svg:x1="8.581cm" svg:y1="3.062cm" svg:x2="8.682cm" svg:y2="3.069cm"><text:p/></draw:line><draw:line draw:style-name="gr153" draw:text-style-name="P70" svg:x1="8.585cm" svg:y1="3.018cm" svg:x2="8.687cm" svg:y2="3.023cm"><text:p/></draw:line><draw:line draw:style-name="gr153" draw:text-style-name="P70" svg:x1="8.585cm" svg:y1="2.979cm" svg:x2="8.687cm" svg:y2="2.983cm"><text:p/></draw:line><draw:line draw:style-name="gr153" draw:text-style-name="P70" svg:x1="8.588cm" svg:y1="2.935cm" svg:x2="8.69cm" svg:y2="2.937cm"><text:p/></draw:line><draw:line draw:style-name="gr153" draw:text-style-name="P70" svg:x1="8.588cm" svg:y1="2.891cm" svg:x2="8.69cm" svg:y2="2.891cm"><text:p/></draw:line><draw:line draw:style-name="gr153" draw:text-style-name="P70" svg:x1="8.585cm" svg:y1="2.846cm" svg:x2="8.687cm" svg:y2="2.845cm"><text:p/></draw:line><draw:line draw:style-name="gr153" draw:text-style-name="P70" svg:x1="8.585cm" svg:y1="2.804cm" svg:x2="8.687cm" svg:y2="2.801cm"><text:p/></draw:line><draw:line draw:style-name="gr153" draw:text-style-name="P70" svg:x1="8.585cm" svg:y1="2.763cm" svg:x2="8.687cm" svg:y2="2.758cm"><text:p/></draw:line><draw:line draw:style-name="gr153" draw:text-style-name="P70" svg:x1="8.585cm" svg:y1="2.718cm" svg:x2="8.686cm" svg:y2="2.711cm"><text:p/></draw:line><draw:line draw:style-name="gr153" draw:text-style-name="P70" svg:x1="8.576cm" svg:y1="2.682cm" svg:x2="8.677cm" svg:y2="2.674cm"><text:p/></draw:line><draw:line draw:style-name="gr153" draw:text-style-name="P70" svg:x1="8.576cm" svg:y1="2.638cm" svg:x2="8.677cm" svg:y2="2.628cm"><text:p/></draw:line><draw:line draw:style-name="gr153" draw:text-style-name="P70" svg:x1="8.568cm" svg:y1="2.596cm" svg:x2="8.67cm" svg:y2="2.584cm"><text:p/></draw:line><draw:line draw:style-name="gr153" draw:text-style-name="P70" svg:x1="8.561cm" svg:y1="2.554cm" svg:x2="8.662cm" svg:y2="2.54cm"><text:p/></draw:line><draw:line draw:style-name="gr153" draw:text-style-name="P70" svg:x1="8.561cm" svg:y1="2.509cm" svg:x2="8.662cm" svg:y2="2.494cm"><text:p/></draw:line><draw:line draw:style-name="gr153" draw:text-style-name="P70" svg:x1="8.555cm" svg:y1="2.467cm" svg:x2="8.656cm" svg:y2="2.45cm"><text:p/></draw:line></draw:g><draw:g draw:name="DrawObject9_9" draw:style-name="gr12"><draw:custom-shape draw:style-name="gr861" draw:text-style-name="P85" svg:width="0.858cm" svg:height="0.858cm" draw:transform="rotate (0.186401164112994) translate (5.63915277777778cm 2.53647222222222cm)"><text:p/><draw:enhanced-geometry draw:glue-point-type="segments" draw:type="mso-spt100" draw:modifiers="1.07015784498009 -100.37913249059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6.142cm" svg:y1="2.873cm" svg:x2="9.421cm" svg:y2="2.24cm"><text:p/></draw:line><draw:line draw:style-name="gr154" draw:text-style-name="P54" svg:x1="6.137cm" svg:y1="2.863cm" svg:x2="5.049cm" svg:y2="-0.035cm"><text:p/></draw:line></draw:g></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custom-shape text:anchor-type="char" draw:z-index="43" draw:name="Shape32_2" draw:style-name="gr309" draw:text-style-name="P74" svg:width="1.5cm" svg:height="0.999cm" svg:x="0.767cm" svg:y="0.369cm"><text:p text:style-name="P65"><text:span text:style-name="T49">c.</text:span><text:span text:style-name="T57"> </text:span><text:span text:style-name="T58">…..</text:span></text:p><draw:enhanced-geometry svg:viewBox="0 0 21600 21600" draw:mirror-horizontal="false" draw:mirror-vertical="false" draw:text-areas="800 800 20800 20800" draw:type="round-rectangular-callout" draw:modifiers="19848.6486486487 30895.23809523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g text:anchor-type="paragraph" draw:z-index="42" draw:name="DrawObject12" draw:style-name="gr1"><draw:g draw:name="Forme1_5" draw:style-name="gr12"><draw:frame draw:style-name="gr148" draw:text-style-name="P67" svg:width="0.909cm" svg:height="0.5cm" draw:transform="rotate (-1.55927715373173) translate (5.65855555555556cm 2.08138888888889cm)"><draw:text-box><text:p text:style-name="P59"><text:span text:style-name="T59">350</text:span></text:p></draw:text-box></draw:frame><draw:frame draw:style-name="gr148" draw:text-style-name="P67" svg:width="0.909cm" svg:height="0.5cm" draw:transform="rotate (-1.73538087525796) translate (5.70794444444444cm 2.49590277777778cm)"><draw:text-box><text:p text:style-name="P59"><text:span text:style-name="T59">340</text:span></text:p></draw:text-box></draw:frame><draw:frame draw:style-name="gr149" draw:text-style-name="P68" svg:width="0.842cm" svg:height="0.459cm" draw:transform="rotate (-1.90520141147701) translate (5.66913888888889cm 2.94040277777778cm)"><draw:text-box><text:p text:style-name="P59"><text:span text:style-name="T60">330</text:span></text:p></draw:text-box></draw:frame><draw:frame draw:style-name="gr149" draw:text-style-name="P68" svg:width="0.842cm" svg:height="0.459cm" draw:transform="rotate (-2.08078153422764) translate (5.56330555555556cm 3.34080555555556cm)"><draw:text-box><text:p text:style-name="P59"><text:span text:style-name="T60">320</text:span></text:p></draw:text-box></draw:frame><draw:frame draw:style-name="gr149" draw:text-style-name="P68" svg:width="0.842cm" svg:height="0.459cm" draw:transform="rotate (-2.25705978867907) translate (5.3975cm 3.72180555555556cm)"><draw:text-box><text:p text:style-name="P59"><text:span text:style-name="T60">310</text:span></text:p></draw:text-box></draw:frame><draw:frame draw:style-name="gr149" draw:text-style-name="P68" svg:width="0.842cm" svg:height="0.459cm" draw:transform="rotate (-2.43333804313049) translate (5.16466666666667cm 4.06223611111111cm)"><draw:text-box><text:p text:style-name="P59"><text:span text:style-name="T60">300</text:span></text:p></draw:text-box></draw:frame><draw:frame draw:style-name="gr149" draw:text-style-name="P68" svg:width="0.842cm" svg:height="0.459cm" draw:transform="rotate (-2.60490390860154) translate (4.88068055555556cm 4.36209722222222cm)"><draw:text-box><text:p text:style-name="P59"><text:span text:style-name="T60">290</text:span></text:p></draw:text-box></draw:frame><draw:frame draw:style-name="gr149" draw:text-style-name="P68" svg:width="0.842cm" svg:height="0.459cm" draw:transform="rotate (-2.78030949842697) translate (4.54201388888889cm 4.60198611111111cm)"><draw:text-box><text:p text:style-name="P59"><text:span text:style-name="T60">280</text:span></text:p></draw:text-box></draw:frame><draw:frame draw:style-name="gr149" draw:text-style-name="P68" svg:width="0.842cm" svg:height="0.459cm" draw:transform="rotate (-2.9551914894768) translate (4.16630555555556cm 4.78719444444444cm)"><draw:text-box><text:p text:style-name="P59"><text:span text:style-name="T60">270</text:span></text:p></draw:text-box></draw:frame><draw:frame draw:style-name="gr149" draw:text-style-name="P68" svg:width="0.842cm" svg:height="0.459cm" draw:transform="rotate (-3.13007348052663) translate (3.76766666666667cm 4.90008333333333cm)"><draw:text-box><text:p text:style-name="P59"><text:span text:style-name="T60">260</text:span></text:p></draw:text-box></draw:frame><draw:frame draw:style-name="gr149" draw:text-style-name="P68" svg:width="0.842cm" svg:height="0.459cm" draw:transform="rotate (2.97770623682753) translate (3.35491666666667cm 4.93888888888889cm)"><draw:text-box><text:p text:style-name="P59"><text:span text:style-name="T60">250</text:span></text:p></draw:text-box></draw:frame><draw:frame draw:style-name="gr149" draw:text-style-name="P68" svg:width="0.842cm" svg:height="0.459cm" draw:transform="rotate (2.80910743108487) translate (2.94040277777778cm 4.90713888888889cm)"><draw:text-box><text:p text:style-name="P59"><text:span text:style-name="T60">240</text:span></text:p></draw:text-box></draw:frame><draw:frame draw:style-name="gr149" draw:text-style-name="P68" svg:width="0.842cm" svg:height="0.459cm" draw:transform="rotate (2.63160744615705) translate (2.53823611111111cm 4.80659722222222cm)"><draw:text-box><text:p text:style-name="P59"><text:span text:style-name="T60">230</text:span></text:p></draw:text-box></draw:frame><draw:frame draw:style-name="gr149" draw:text-style-name="P68" svg:width="0.842cm" svg:height="0.459cm" draw:transform="rotate (2.45358386245363) translate (2.159cm 4.63726388888889cm)"><draw:text-box><text:p text:style-name="P59"><text:span text:style-name="T60">220</text:span></text:p></draw:text-box></draw:frame><draw:frame draw:style-name="gr149" draw:text-style-name="P68" svg:width="0.842cm" svg:height="0.459cm" draw:transform="rotate (2.27608387752581) translate (1.81504166666667cm 4.40619444444444cm)"><draw:text-box><text:p text:style-name="P59"><text:span text:style-name="T60">210</text:span></text:p></draw:text-box></draw:frame><draw:frame draw:style-name="gr149" draw:text-style-name="P68" svg:width="0.842cm" svg:height="0.459cm" draw:transform="rotate (2.10818320348395) translate (1.51870833333333cm 4.12220833333333cm)"><draw:text-box><text:p text:style-name="P59"><text:span text:style-name="T60">200</text:span></text:p></draw:text-box></draw:frame><draw:frame draw:style-name="gr149" draw:text-style-name="P68" svg:width="0.842cm" svg:height="0.459cm" draw:transform="rotate (1.93207948195772) translate (1.27705555555556cm 3.78177777777778cm)"><draw:text-box><text:p text:style-name="P59"><text:span text:style-name="T60">190</text:span></text:p></draw:text-box></draw:frame><draw:frame draw:style-name="gr149" draw:text-style-name="P68" svg:width="0.842cm" svg:height="0.459cm" draw:transform="rotate (1.75719749090789) translate (1.09713888888889cm 3.41136111111111cm)"><draw:text-box><text:p text:style-name="P59"><text:span text:style-name="T60">180</text:span></text:p></draw:text-box></draw:frame><draw:frame draw:style-name="gr149" draw:text-style-name="P68" svg:width="0.842cm" svg:height="0.459cm" draw:transform="rotate (1.58231549985806) translate (0.986013888888889cm 3.00743055555556cm)"><draw:text-box><text:p text:style-name="P59"><text:span text:style-name="T60">170</text:span></text:p></draw:text-box></draw:frame><draw:frame draw:style-name="gr149" draw:text-style-name="P68" svg:width="0.842cm" svg:height="0.459cm" draw:transform="rotate (1.40690991003263) translate (0.941916666666667cm 2.59820833333333cm)"><draw:text-box><text:p text:style-name="P59"><text:span text:style-name="T60">160</text:span></text:p></draw:text-box></draw:frame><draw:frame draw:style-name="gr149" draw:text-style-name="P68" svg:width="0.842cm" svg:height="0.459cm" draw:transform="rotate (1.2323769848332) translate (0.968375cm 2.18016666666667cm)"><draw:text-box><text:p text:style-name="P59"><text:span text:style-name="T60">150</text:span></text:p></draw:text-box></draw:frame><draw:frame draw:style-name="gr149" draw:text-style-name="P68" svg:width="0.842cm" svg:height="0.459cm" draw:transform="rotate (1.06081111936215) translate (1.07420833333333cm 1.77623611111111cm)"><draw:text-box><text:p text:style-name="P59"><text:span text:style-name="T60">140</text:span></text:p></draw:text-box></draw:frame><draw:frame draw:style-name="gr149" draw:text-style-name="P68" svg:width="0.842cm" svg:height="0.459cm" draw:transform="rotate (0.879645943005142) translate (1.24001388888889cm 1.40052777777778cm)"><draw:text-box><text:p text:style-name="P59"><text:span text:style-name="T60">130</text:span></text:p></draw:text-box></draw:frame><draw:frame draw:style-name="gr149" draw:text-style-name="P68" svg:width="0.842cm" svg:height="0.459cm" draw:transform="rotate (0.707207412908102) translate (1.476375cm 1.05656944444444cm)"><draw:text-box><text:p text:style-name="P59"><text:span text:style-name="T60">120</text:span></text:p></draw:text-box></draw:frame><draw:frame draw:style-name="gr149" draw:text-style-name="P68" svg:width="0.842cm" svg:height="0.459cm" draw:transform="rotate (0.53878314009065) translate (1.76388888888889cm 0.765527777777778cm)"><draw:text-box><text:p text:style-name="P59"><text:span text:style-name="T60">110</text:span></text:p></draw:text-box></draw:frame><draw:frame draw:style-name="gr149" draw:text-style-name="P68" svg:width="0.842cm" svg:height="0.459cm" draw:transform="rotate (0.363552083190419) translate (2.09902777777778cm 0.520347222222222cm)"><draw:text-box><text:p text:style-name="P59"><text:span text:style-name="T60">100</text:span></text:p></draw:text-box></draw:frame><draw:frame draw:style-name="gr150" draw:text-style-name="P68" svg:width="0.729cm" svg:height="0.459cm" draw:transform="rotate (0.186401164112994) translate (2.52941666666667cm 0.324555555555556cm)"><draw:text-box><text:p text:style-name="P59"><text:span text:style-name="T60">90</text:span></text:p></draw:text-box></draw:frame><draw:frame draw:style-name="gr150" draw:text-style-name="P68" svg:width="0.729cm" svg:height="0.459cm" draw:transform="rotate (0.0123918376891597) translate (2.92629166666667cm 0.22225cm)"><draw:text-box><text:p text:style-name="P59"><text:span text:style-name="T60">80</text:span></text:p></draw:text-box></draw:frame><draw:frame draw:style-name="gr150" draw:text-style-name="P68" svg:width="0.729cm" svg:height="0.459cm" draw:transform="rotate (-0.161442955809475) translate (3.33904166666667cm 0.188736111111111cm)"><draw:text-box><text:p text:style-name="P59"><text:span text:style-name="T60">70</text:span></text:p></draw:text-box></draw:frame><draw:frame draw:style-name="gr150" draw:text-style-name="P68" svg:width="0.729cm" svg:height="0.459cm" draw:transform="rotate (-0.334928683457712) translate (3.75179166666667cm 0.225777777777778cm)"><draw:text-box><text:p text:style-name="P59"><text:span text:style-name="T60">60</text:span></text:p></draw:text-box></draw:frame><draw:frame draw:style-name="gr150" draw:text-style-name="P68" svg:width="0.729cm" svg:height="0.459cm" draw:transform="rotate (-0.509287075731946) translate (4.15219444444444cm 0.340430555555556cm)"><draw:text-box><text:p text:style-name="P59"><text:span text:style-name="T60">50</text:span></text:p></draw:text-box></draw:frame><draw:frame draw:style-name="gr150" draw:text-style-name="P68" svg:width="0.729cm" svg:height="0.459cm" draw:transform="rotate (-0.68312186923058) translate (4.51731944444444cm 0.520347222222222cm)"><draw:text-box><text:p text:style-name="P59"><text:span text:style-name="T60">40</text:span></text:p></draw:text-box></draw:frame><draw:frame draw:style-name="gr150" draw:text-style-name="P68" svg:width="0.729cm" svg:height="0.459cm" draw:transform="rotate (-0.859400123682008) translate (4.85951388888889cm 0.763763888888889cm)"><draw:text-box><text:p text:style-name="P59"><text:span text:style-name="T60">30</text:span></text:p></draw:text-box></draw:frame><draw:frame draw:style-name="gr150" draw:text-style-name="P68" svg:width="0.729cm" svg:height="0.459cm" draw:transform="rotate (-1.03655104275943) translate (5.14702777777778cm 1.05127777777778cm)"><draw:text-box><text:p text:style-name="P59"><text:span text:style-name="T60">20</text:span></text:p></draw:text-box></draw:frame><draw:frame draw:style-name="gr150" draw:text-style-name="P68" svg:width="0.729cm" svg:height="0.459cm" draw:transform="rotate (-1.20986223748247) translate (5.381625cm 1.39523611111111cm)"><draw:text-box><text:p text:style-name="P59"><text:span text:style-name="T60">10</text:span></text:p></draw:text-box></draw:frame><draw:circle draw:style-name="gr151" draw:text-style-name="P69" svg:width="5.093cm" svg:height="5.093cm" draw:transform="rotate (0.186401164112994) translate (0.347486111111111cm 0.529166666666667cm)"><text:p/></draw:circle><draw:line draw:style-name="gr152" draw:text-style-name="P70" svg:x1="3.115cm" svg:y1="2.597cm" svg:x2="5.817cm" svg:y2="2.087cm"><text:p/></draw:line><draw:line draw:style-name="gr152" draw:text-style-name="P70" svg:x1="3.279cm" svg:y1="2.358cm" svg:x2="3.354cm" svg:y2="2.758cm"><text:p/></draw:line><draw:line draw:style-name="gr152" draw:text-style-name="P70" svg:x1="3.15cm" svg:y1="1.659cm" svg:x2="3.018cm" svg:y2="0.958cm"><text:p/></draw:line><draw:line draw:style-name="gr152" draw:text-style-name="P70" svg:x1="3.621cm" svg:y1="4.162cm" svg:x2="3.489cm" svg:y2="3.461cm"><text:p/></draw:line><draw:line draw:style-name="gr152" draw:text-style-name="P70" svg:x1="2.419cm" svg:y1="2.729cm" svg:x2="1.718cm" svg:y2="2.861cm"><text:p/></draw:line><draw:line draw:style-name="gr152" draw:text-style-name="P70" svg:x1="5.461cm" svg:y1="1.75cm" svg:x2="5.699cm" svg:y2="1.66cm"><text:p/></draw:line><draw:line draw:style-name="gr152" draw:text-style-name="P70" svg:x1="5.29cm" svg:y1="1.391cm" svg:x2="5.509cm" svg:y2="1.261cm"><text:p/></draw:line><draw:line draw:style-name="gr152" draw:text-style-name="P70" svg:x1="5.057cm" svg:y1="1.064cm" svg:x2="5.25cm" svg:y2="0.898cm"><text:p/></draw:line><draw:line draw:style-name="gr152" draw:text-style-name="P70" svg:x1="4.771cm" svg:y1="0.784cm" svg:x2="4.932cm" svg:y2="0.588cm"><text:p/></draw:line><draw:line draw:style-name="gr152" draw:text-style-name="P70" svg:x1="4.443cm" svg:y1="0.561cm" svg:x2="4.567cm" svg:y2="0.339cm"><text:p/></draw:line><draw:line draw:style-name="gr152" draw:text-style-name="P70" svg:x1="4.078cm" svg:y1="0.399cm" svg:x2="4.162cm" svg:y2="0.159cm"><text:p/></draw:line><draw:line draw:style-name="gr152" draw:text-style-name="P70" svg:x1="3.69cm" svg:y1="0.299cm" svg:x2="3.731cm" svg:y2="0.048cm"><text:p/></draw:line><draw:line draw:style-name="gr152" draw:text-style-name="P70" svg:x1="3.291cm" svg:y1="0.269cm" svg:x2="3.288cm" svg:y2="0.014cm"><text:p/></draw:line><draw:line draw:style-name="gr152" draw:text-style-name="P70" svg:x1="2.894cm" svg:y1="0.309cm" svg:x2="2.847cm" svg:y2="0.058cm"><text:p/></draw:line><draw:line draw:style-name="gr152" draw:text-style-name="P70" svg:x1="2.51cm" svg:y1="0.416cm" svg:x2="2.42cm" svg:y2="0.178cm"><text:p/></draw:line><draw:line draw:style-name="gr152" draw:text-style-name="P70" svg:x1="2.151cm" svg:y1="0.588cm" svg:x2="2.021cm" svg:y2="0.369cm"><text:p/></draw:line><draw:line draw:style-name="gr152" draw:text-style-name="P70" svg:x1="1.824cm" svg:y1="0.823cm" svg:x2="1.658cm" svg:y2="0.63cm"><text:p/></draw:line><draw:line draw:style-name="gr152" draw:text-style-name="P70" svg:x1="1.546cm" svg:y1="1.106cm" svg:x2="1.35cm" svg:y2="0.945cm"><text:p/></draw:line><draw:line draw:style-name="gr152" draw:text-style-name="P70" svg:x1="1.321cm" svg:y1="1.433cm" svg:x2="1.099cm" svg:y2="1.309cm"><text:p/></draw:line><draw:line draw:style-name="gr152" draw:text-style-name="P70" svg:x1="1.158cm" svg:y1="1.804cm" svg:x2="0.918cm" svg:y2="1.72cm"><text:p/></draw:line><draw:line draw:style-name="gr152" draw:text-style-name="P70" svg:x1="1.059cm" svg:y1="2.189cm" svg:x2="0.808cm" svg:y2="2.148cm"><text:p/></draw:line><draw:line draw:style-name="gr152" draw:text-style-name="P70" svg:x1="1.03cm" svg:y1="2.588cm" svg:x2="0.775cm" svg:y2="2.591cm"><text:p/></draw:line><draw:line draw:style-name="gr152" draw:text-style-name="P70" svg:x1="1.069cm" svg:y1="2.983cm" svg:x2="0.818cm" svg:y2="3.03cm"><text:p/></draw:line><draw:line draw:style-name="gr152" draw:text-style-name="P70" svg:x1="1.177cm" svg:y1="3.371cm" svg:x2="0.939cm" svg:y2="3.461cm"><text:p/></draw:line><draw:line draw:style-name="gr152" draw:text-style-name="P70" svg:x1="1.348cm" svg:y1="3.727cm" svg:x2="1.129cm" svg:y2="3.857cm"><text:p/></draw:line><draw:line draw:style-name="gr152" draw:text-style-name="P70" svg:x1="1.583cm" svg:y1="4.054cm" svg:x2="1.39cm" svg:y2="4.22cm"><text:p/></draw:line><draw:line draw:style-name="gr152" draw:text-style-name="P70" svg:x1="1.868cm" svg:y1="4.336cm" svg:x2="1.707cm" svg:y2="4.532cm"><text:p/></draw:line><draw:line draw:style-name="gr152" draw:text-style-name="P70" svg:x1="2.194cm" svg:y1="4.556cm" svg:x2="2.07cm" svg:y2="4.778cm"><text:p/></draw:line><draw:line draw:style-name="gr152" draw:text-style-name="P70" svg:x1="2.562cm" svg:y1="4.724cm" svg:x2="2.478cm" svg:y2="4.964cm"><text:p/></draw:line><draw:line draw:style-name="gr152" draw:text-style-name="P70" svg:x1="2.948cm" svg:y1="4.821cm" svg:x2="2.907cm" svg:y2="5.072cm"><text:p/></draw:line><draw:line draw:style-name="gr152" draw:text-style-name="P70" svg:x1="3.348cm" svg:y1="4.852cm" svg:x2="3.351cm" svg:y2="5.107cm"><text:p/></draw:line><draw:line draw:style-name="gr152" draw:text-style-name="P70" svg:x1="3.743cm" svg:y1="4.814cm" svg:x2="3.79cm" svg:y2="5.065cm"><text:p/></draw:line><draw:line draw:style-name="gr152" draw:text-style-name="P70" svg:x1="4.13cm" svg:y1="4.708cm" svg:x2="4.22cm" svg:y2="4.946cm"><text:p/></draw:line><draw:line draw:style-name="gr152" draw:text-style-name="P70" svg:x1="4.491cm" svg:y1="4.531cm" svg:x2="4.621cm" svg:y2="4.75cm"><text:p/></draw:line><draw:line draw:style-name="gr152" draw:text-style-name="P70" svg:x1="4.812cm" svg:y1="4.297cm" svg:x2="4.978cm" svg:y2="4.49cm"><text:p/></draw:line><draw:line draw:style-name="gr152" draw:text-style-name="P70" svg:x1="5.094cm" svg:y1="4.016cm" svg:x2="5.29cm" svg:y2="4.177cm"><text:p/></draw:line><draw:line draw:style-name="gr152" draw:text-style-name="P70" svg:x1="5.318cm" svg:y1="3.685cm" svg:x2="5.54cm" svg:y2="3.809cm"><text:p/></draw:line><draw:line draw:style-name="gr152" draw:text-style-name="P70" svg:x1="5.481cm" svg:y1="3.32cm" svg:x2="5.721cm" svg:y2="3.404cm"><text:p/></draw:line><draw:line draw:style-name="gr152" draw:text-style-name="P70" svg:x1="5.581cm" svg:y1="2.93cm" svg:x2="5.832cm" svg:y2="2.971cm"><text:p/></draw:line><draw:line draw:style-name="gr152" draw:text-style-name="P70" svg:x1="5.611cm" svg:y1="2.532cm" svg:x2="5.866cm" svg:y2="2.529cm"><text:p/></draw:line><draw:line draw:style-name="gr153" draw:text-style-name="P70" svg:x1="5.624cm" svg:y1="1.912cm" svg:x2="5.771cm" svg:y2="1.871cm"><text:p/></draw:line><draw:line draw:style-name="gr153" draw:text-style-name="P70" svg:x1="5.477cm" svg:y1="1.522cm" svg:x2="5.615cm" svg:y2="1.455cm"><text:p/></draw:line><draw:line draw:style-name="gr153" draw:text-style-name="P70" svg:x1="5.265cm" svg:y1="1.164cm" svg:x2="5.39cm" svg:y2="1.074cm"><text:p/></draw:line><draw:line draw:style-name="gr153" draw:text-style-name="P70" svg:x1="4.99cm" svg:y1="0.851cm" svg:x2="5.097cm" svg:y2="0.741cm"><text:p/></draw:line><draw:line draw:style-name="gr153" draw:text-style-name="P70" svg:x1="4.669cm" svg:y1="0.586cm" svg:x2="4.755cm" svg:y2="0.46cm"><text:p/></draw:line><draw:line draw:style-name="gr153" draw:text-style-name="P70" svg:x1="4.307cm" svg:y1="0.377cm" svg:x2="4.37cm" svg:y2="0.238cm"><text:p/></draw:line><draw:line draw:style-name="gr153" draw:text-style-name="P70" svg:x1="3.912cm" svg:y1="0.242cm" svg:x2="3.95cm" svg:y2="0.093cm"><text:p/></draw:line><draw:line draw:style-name="gr153" draw:text-style-name="P70" svg:x1="3.497cm" svg:y1="0.172cm" svg:x2="3.509cm" svg:y2="0.019cm"><text:p/></draw:line><draw:line draw:style-name="gr153" draw:text-style-name="P70" svg:x1="3.084cm" svg:y1="0.179cm" svg:x2="3.069cm" svg:y2="0.027cm"><text:p/></draw:line><draw:line draw:style-name="gr153" draw:text-style-name="P70" svg:x1="2.671cm" svg:y1="0.257cm" svg:x2="2.63cm" svg:y2="0.11cm"><text:p/></draw:line><draw:line draw:style-name="gr153" draw:text-style-name="P70" svg:x1="2.285cm" svg:y1="0.401cm" svg:x2="2.218cm" svg:y2="0.263cm"><text:p/></draw:line><draw:line draw:style-name="gr153" draw:text-style-name="P70" svg:x1="1.926cm" svg:y1="0.617cm" svg:x2="1.836cm" svg:y2="0.492cm"><text:p/></draw:line><draw:line draw:style-name="gr153" draw:text-style-name="P70" svg:x1="1.609cm" svg:y1="0.887cm" svg:x2="1.499cm" svg:y2="0.78cm"><text:p/></draw:line><draw:line draw:style-name="gr153" draw:text-style-name="P70" svg:x1="1.343cm" svg:y1="1.208cm" svg:x2="1.217cm" svg:y2="1.122cm"><text:p/></draw:line><draw:line draw:style-name="gr153" draw:text-style-name="P70" svg:x1="1.137cm" svg:y1="1.576cm" svg:x2="0.998cm" svg:y2="1.513cm"><text:p/></draw:line><draw:line draw:style-name="gr153" draw:text-style-name="P70" svg:x1="1.001cm" svg:y1="1.969cm" svg:x2="0.852cm" svg:y2="1.931cm"><text:p/></draw:line><draw:line draw:style-name="gr153" draw:text-style-name="P70" svg:x1="0.935cm" svg:y1="2.379cm" svg:x2="0.782cm" svg:y2="2.367cm"><text:p/></draw:line><draw:line draw:style-name="gr153" draw:text-style-name="P70" svg:x1="0.937cm" svg:y1="2.796cm" svg:x2="0.785cm" svg:y2="2.811cm"><text:p/></draw:line><draw:line draw:style-name="gr153" draw:text-style-name="P70" svg:x1="1.013cm" svg:y1="3.207cm" svg:x2="0.866cm" svg:y2="3.248cm"><text:p/></draw:line><draw:line draw:style-name="gr153" draw:text-style-name="P70" svg:x1="1.161cm" svg:y1="3.595cm" svg:x2="1.023cm" svg:y2="3.662cm"><text:p/></draw:line><draw:line draw:style-name="gr153" draw:text-style-name="P70" svg:x1="1.377cm" svg:y1="3.956cm" svg:x2="1.252cm" svg:y2="4.046cm"><text:p/></draw:line><draw:line draw:style-name="gr153" draw:text-style-name="P70" svg:x1="1.647cm" svg:y1="4.272cm" svg:x2="1.54cm" svg:y2="4.382cm"><text:p/></draw:line><draw:line draw:style-name="gr153" draw:text-style-name="P70" svg:x1="1.968cm" svg:y1="4.538cm" svg:x2="1.882cm" svg:y2="4.664cm"><text:p/></draw:line><draw:line draw:style-name="gr153" draw:text-style-name="P70" svg:x1="2.335cm" svg:y1="4.741cm" svg:x2="2.272cm" svg:y2="4.88cm"><text:p/></draw:line><draw:line draw:style-name="gr153" draw:text-style-name="P70" svg:x1="2.728cm" svg:y1="4.881cm" svg:x2="2.69cm" svg:y2="5.03cm"><text:p/></draw:line><draw:line draw:style-name="gr153" draw:text-style-name="P70" svg:x1="3.143cm" svg:y1="4.948cm" svg:x2="3.131cm" svg:y2="5.101cm"><text:p/></draw:line><draw:line draw:style-name="gr153" draw:text-style-name="P70" svg:x1="3.556cm" svg:y1="4.942cm" svg:x2="3.571cm" svg:y2="5.094cm"><text:p/></draw:line><draw:line draw:style-name="gr153" draw:text-style-name="P70" svg:x1="3.967cm" svg:y1="4.865cm" svg:x2="4.008cm" svg:y2="5.012cm"><text:p/></draw:line><draw:line draw:style-name="gr153" draw:text-style-name="P70" svg:x1="4.355cm" svg:y1="4.718cm" svg:x2="4.422cm" svg:y2="4.856cm"><text:p/></draw:line><draw:line draw:style-name="gr153" draw:text-style-name="P70" svg:x1="4.715cm" svg:y1="4.507cm" svg:x2="4.805cm" svg:y2="4.632cm"><text:p/></draw:line><draw:line draw:style-name="gr153" draw:text-style-name="P70" svg:x1="5.034cm" svg:y1="4.23cm" svg:x2="5.144cm" svg:y2="4.337cm"><text:p/></draw:line><draw:line draw:style-name="gr153" draw:text-style-name="P70" svg:x1="5.297cm" svg:y1="3.909cm" svg:x2="5.423cm" svg:y2="3.995cm"><text:p/></draw:line><draw:line draw:style-name="gr153" draw:text-style-name="P70" svg:x1="5.498cm" svg:y1="3.544cm" svg:x2="5.637cm" svg:y2="3.607cm"><text:p/></draw:line><draw:line draw:style-name="gr153" draw:text-style-name="P70" svg:x1="5.641cm" svg:y1="3.154cm" svg:x2="5.79cm" svg:y2="3.192cm"><text:p/></draw:line><draw:line draw:style-name="gr153" draw:text-style-name="P70" svg:x1="5.708cm" svg:y1="2.736cm" svg:x2="5.861cm" svg:y2="2.748cm"><text:p/></draw:line><draw:line draw:style-name="gr153" draw:text-style-name="P70" svg:x1="5.701cm" svg:y1="2.321cm" svg:x2="5.853cm" svg:y2="2.306cm"><text:p/></draw:line><draw:line draw:style-name="gr153" draw:text-style-name="P70" svg:x1="5.714cm" svg:y1="2.062cm" svg:x2="5.814cm" svg:y2="2.041cm"><text:p/></draw:line><draw:line draw:style-name="gr153" draw:text-style-name="P70" svg:x1="5.705cm" svg:y1="2.021cm" svg:x2="5.804cm" svg:y2="1.998cm"><text:p/></draw:line><draw:line draw:style-name="gr153" draw:text-style-name="P70" svg:x1="5.692cm" svg:y1="1.984cm" svg:x2="5.791cm" svg:y2="1.96cm"><text:p/></draw:line><draw:line draw:style-name="gr153" draw:text-style-name="P70" svg:x1="5.684cm" svg:y1="1.94cm" svg:x2="5.783cm" svg:y2="1.914cm"><text:p/></draw:line><draw:line draw:style-name="gr153" draw:text-style-name="P70" svg:x1="5.674cm" svg:y1="1.9cm" svg:x2="5.772cm" svg:y2="1.872cm"><text:p/></draw:line><draw:line draw:style-name="gr153" draw:text-style-name="P70" svg:x1="5.662cm" svg:y1="1.859cm" svg:x2="5.759cm" svg:y2="1.829cm"><text:p/></draw:line><draw:line draw:style-name="gr153" draw:text-style-name="P70" svg:x1="5.648cm" svg:y1="1.818cm" svg:x2="5.745cm" svg:y2="1.787cm"><text:p/></draw:line><draw:line draw:style-name="gr153" draw:text-style-name="P70" svg:x1="5.634cm" svg:y1="1.776cm" svg:x2="5.731cm" svg:y2="1.744cm"><text:p/></draw:line><draw:line draw:style-name="gr153" draw:text-style-name="P70" svg:x1="5.618cm" svg:y1="1.735cm" svg:x2="5.714cm" svg:y2="1.701cm"><text:p/></draw:line><draw:line draw:style-name="gr153" draw:text-style-name="P70" svg:x1="5.607cm" svg:y1="1.696cm" svg:x2="5.702cm" svg:y2="1.66cm"><text:p/></draw:line><draw:line draw:style-name="gr153" draw:text-style-name="P70" svg:x1="5.588cm" svg:y1="1.656cm" svg:x2="5.683cm" svg:y2="1.619cm"><text:p/></draw:line><draw:line draw:style-name="gr153" draw:text-style-name="P70" svg:x1="5.574cm" svg:y1="1.618cm" svg:x2="5.668cm" svg:y2="1.579cm"><text:p/></draw:line><draw:line draw:style-name="gr153" draw:text-style-name="P70" svg:x1="5.558cm" svg:y1="1.578cm" svg:x2="5.651cm" svg:y2="1.537cm"><text:p/></draw:line><draw:line draw:style-name="gr153" draw:text-style-name="P70" svg:x1="5.54cm" svg:y1="1.538cm" svg:x2="5.633cm" svg:y2="1.496cm"><text:p/></draw:line><draw:line draw:style-name="gr153" draw:text-style-name="P70" svg:x1="5.521cm" svg:y1="1.499cm" svg:x2="5.612cm" svg:y2="1.455cm"><text:p/></draw:line><draw:line draw:style-name="gr153" draw:text-style-name="P70" svg:x1="5.505cm" svg:y1="1.463cm" svg:x2="5.596cm" svg:y2="1.417cm"><text:p/></draw:line><draw:line draw:style-name="gr153" draw:text-style-name="P70" svg:x1="5.484cm" svg:y1="1.423cm" svg:x2="5.574cm" svg:y2="1.376cm"><text:p/></draw:line><draw:line draw:style-name="gr153" draw:text-style-name="P70" svg:x1="5.462cm" svg:y1="1.388cm" svg:x2="5.551cm" svg:y2="1.339cm"><text:p/></draw:line><draw:line draw:style-name="gr153" draw:text-style-name="P70" svg:x1="5.443cm" svg:y1="1.348cm" svg:x2="5.531cm" svg:y2="1.298cm"><text:p/></draw:line><draw:line draw:style-name="gr153" draw:text-style-name="P70" svg:x1="5.424cm" svg:y1="1.313cm" svg:x2="5.512cm" svg:y2="1.261cm"><text:p/></draw:line><draw:line draw:style-name="gr153" draw:text-style-name="P70" svg:x1="5.401cm" svg:y1="1.276cm" svg:x2="5.487cm" svg:y2="1.222cm"><text:p/></draw:line><draw:line draw:style-name="gr153" draw:text-style-name="P70" svg:x1="5.377cm" svg:y1="1.241cm" svg:x2="5.462cm" svg:y2="1.186cm"><text:p/></draw:line><draw:line draw:style-name="gr153" draw:text-style-name="P70" svg:x1="5.354cm" svg:y1="1.202cm" svg:x2="5.439cm" svg:y2="1.145cm"><text:p/></draw:line><draw:line draw:style-name="gr153" draw:text-style-name="P70" svg:x1="5.33cm" svg:y1="1.169cm" svg:x2="5.414cm" svg:y2="1.111cm"><text:p/></draw:line><draw:line draw:style-name="gr153" draw:text-style-name="P70" svg:x1="5.304cm" svg:y1="1.132cm" svg:x2="5.386cm" svg:y2="1.073cm"><text:p/></draw:line><draw:line draw:style-name="gr153" draw:text-style-name="P70" svg:x1="5.281cm" svg:y1="1.102cm" svg:x2="5.363cm" svg:y2="1.041cm"><text:p/></draw:line><draw:line draw:style-name="gr153" draw:text-style-name="P70" svg:x1="5.253cm" svg:y1="1.066cm" svg:x2="5.334cm" svg:y2="1.004cm"><text:p/></draw:line><draw:line draw:style-name="gr153" draw:text-style-name="P70" svg:x1="5.23cm" svg:y1="1.032cm" svg:x2="5.31cm" svg:y2="0.968cm"><text:p/></draw:line><draw:line draw:style-name="gr153" draw:text-style-name="P70" svg:x1="5.2cm" svg:y1="0.998cm" svg:x2="5.278cm" svg:y2="0.933cm"><text:p/></draw:line><draw:line draw:style-name="gr153" draw:text-style-name="P70" svg:x1="5.174cm" svg:y1="0.964cm" svg:x2="5.251cm" svg:y2="0.898cm"><text:p/></draw:line><draw:line draw:style-name="gr153" draw:text-style-name="P70" svg:x1="5.146cm" svg:y1="0.935cm" svg:x2="5.222cm" svg:y2="0.868cm"><text:p/></draw:line><draw:line draw:style-name="gr153" draw:text-style-name="P70" svg:x1="5.117cm" svg:y1="0.903cm" svg:x2="5.192cm" svg:y2="0.834cm"><text:p/></draw:line><draw:line draw:style-name="gr153" draw:text-style-name="P70" svg:x1="5.087cm" svg:y1="0.872cm" svg:x2="5.161cm" svg:y2="0.801cm"><text:p/></draw:line><draw:line draw:style-name="gr153" draw:text-style-name="P70" svg:x1="5.057cm" svg:y1="0.843cm" svg:x2="5.13cm" svg:y2="0.771cm"><text:p/></draw:line><draw:line draw:style-name="gr153" draw:text-style-name="P70" svg:x1="5.029cm" svg:y1="0.815cm" svg:x2="5.101cm" svg:y2="0.741cm"><text:p/></draw:line><draw:line draw:style-name="gr153" draw:text-style-name="P70" svg:x1="4.996cm" svg:y1="0.788cm" svg:x2="5.065cm" svg:y2="0.714cm"><text:p/></draw:line><draw:line draw:style-name="gr153" draw:text-style-name="P70" svg:x1="4.966cm" svg:y1="0.752cm" svg:x2="5.034cm" svg:y2="0.677cm"><text:p/></draw:line><draw:line draw:style-name="gr153" draw:text-style-name="P70" svg:x1="4.93cm" svg:y1="0.725cm" svg:x2="4.997cm" svg:y2="0.648cm"><text:p/></draw:line><draw:line draw:style-name="gr153" draw:text-style-name="P70" svg:x1="4.902cm" svg:y1="0.697cm" svg:x2="4.968cm" svg:y2="0.619cm"><text:p/></draw:line><draw:line draw:style-name="gr153" draw:text-style-name="P70" svg:x1="4.868cm" svg:y1="0.667cm" svg:x2="4.932cm" svg:y2="0.588cm"><text:p/></draw:line><draw:line draw:style-name="gr153" draw:text-style-name="P70" svg:x1="4.833cm" svg:y1="0.643cm" svg:x2="4.896cm" svg:y2="0.563cm"><text:p/></draw:line><draw:line draw:style-name="gr153" draw:text-style-name="P70" svg:x1="4.801cm" svg:y1="0.614cm" svg:x2="4.863cm" svg:y2="0.533cm"><text:p/></draw:line><draw:line draw:style-name="gr153" draw:text-style-name="P70" svg:x1="4.766cm" svg:y1="0.592cm" svg:x2="4.826cm" svg:y2="0.51cm"><text:p/></draw:line><draw:line draw:style-name="gr153" draw:text-style-name="P70" svg:x1="4.734cm" svg:y1="0.566cm" svg:x2="4.793cm" svg:y2="0.483cm"><text:p/></draw:line><draw:line draw:style-name="gr153" draw:text-style-name="P70" svg:x1="4.699cm" svg:y1="0.544cm" svg:x2="4.756cm" svg:y2="0.46cm"><text:p/></draw:line><draw:line draw:style-name="gr153" draw:text-style-name="P70" svg:x1="4.662cm" svg:y1="0.515cm" svg:x2="4.718cm" svg:y2="0.43cm"><text:p/></draw:line><draw:line draw:style-name="gr153" draw:text-style-name="P70" svg:x1="4.628cm" svg:y1="0.493cm" svg:x2="4.682cm" svg:y2="0.407cm"><text:p/></draw:line><draw:line draw:style-name="gr153" draw:text-style-name="P70" svg:x1="4.591cm" svg:y1="0.47cm" svg:x2="4.644cm" svg:y2="0.383cm"><text:p/></draw:line><draw:line draw:style-name="gr153" draw:text-style-name="P70" svg:x1="4.555cm" svg:y1="0.448cm" svg:x2="4.607cm" svg:y2="0.36cm"><text:p/></draw:line><draw:line draw:style-name="gr153" draw:text-style-name="P70" svg:x1="4.517cm" svg:y1="0.428cm" svg:x2="4.567cm" svg:y2="0.339cm"><text:p/></draw:line><draw:line draw:style-name="gr153" draw:text-style-name="P70" svg:x1="4.48cm" svg:y1="0.408cm" svg:x2="4.528cm" svg:y2="0.319cm"><text:p/></draw:line><draw:line draw:style-name="gr153" draw:text-style-name="P70" svg:x1="4.442cm" svg:y1="0.388cm" svg:x2="4.489cm" svg:y2="0.298cm"><text:p/></draw:line><draw:line draw:style-name="gr153" draw:text-style-name="P70" svg:x1="4.404cm" svg:y1="0.37cm" svg:x2="4.449cm" svg:y2="0.279cm"><text:p/></draw:line><draw:line draw:style-name="gr153" draw:text-style-name="P70" svg:x1="4.364cm" svg:y1="0.351cm" svg:x2="4.408cm" svg:y2="0.259cm"><text:p/></draw:line><draw:line draw:style-name="gr153" draw:text-style-name="P70" svg:x1="4.325cm" svg:y1="0.331cm" svg:x2="4.367cm" svg:y2="0.238cm"><text:p/></draw:line><draw:line draw:style-name="gr153" draw:text-style-name="P70" svg:x1="4.288cm" svg:y1="0.316cm" svg:x2="4.328cm" svg:y2="0.222cm"><text:p/></draw:line><draw:line draw:style-name="gr153" draw:text-style-name="P70" svg:x1="4.248cm" svg:y1="0.301cm" svg:x2="4.287cm" svg:y2="0.206cm"><text:p/></draw:line><draw:line draw:style-name="gr153" draw:text-style-name="P70" svg:x1="4.207cm" svg:y1="0.285cm" svg:x2="4.244cm" svg:y2="0.189cm"><text:p/></draw:line><draw:line draw:style-name="gr153" draw:text-style-name="P70" svg:x1="4.168cm" svg:y1="0.266cm" svg:x2="4.203cm" svg:y2="0.171cm"><text:p/></draw:line><draw:line draw:style-name="gr153" draw:text-style-name="P70" svg:x1="4.131cm" svg:y1="0.251cm" svg:x2="4.165cm" svg:y2="0.155cm"><text:p/></draw:line><draw:line draw:style-name="gr153" draw:text-style-name="P70" svg:x1="4.087cm" svg:y1="0.242cm" svg:x2="4.119cm" svg:y2="0.145cm"><text:p/></draw:line><draw:line draw:style-name="gr153" draw:text-style-name="P70" svg:x1="4.047cm" svg:y1="0.226cm" svg:x2="4.077cm" svg:y2="0.129cm"><text:p/></draw:line><draw:line draw:style-name="gr153" draw:text-style-name="P70" svg:x1="4.005cm" svg:y1="0.215cm" svg:x2="4.033cm" svg:y2="0.117cm"><text:p/></draw:line><draw:line draw:style-name="gr153" draw:text-style-name="P70" svg:x1="3.966cm" svg:y1="0.205cm" svg:x2="3.993cm" svg:y2="0.106cm"><text:p/></draw:line><draw:line draw:style-name="gr153" draw:text-style-name="P70" svg:x1="3.923cm" svg:y1="0.191cm" svg:x2="3.948cm" svg:y2="0.093cm"><text:p/></draw:line><draw:line draw:style-name="gr153" draw:text-style-name="P70" svg:x1="3.883cm" svg:y1="0.18cm" svg:x2="3.906cm" svg:y2="0.081cm"><text:p/></draw:line><draw:line draw:style-name="gr153" draw:text-style-name="P70" svg:x1="3.84cm" svg:y1="0.172cm" svg:x2="3.862cm" svg:y2="0.072cm"><text:p/></draw:line><draw:line draw:style-name="gr153" draw:text-style-name="P70" svg:x1="3.8cm" svg:y1="0.161cm" svg:x2="3.82cm" svg:y2="0.062cm"><text:p/></draw:line><draw:line draw:style-name="gr153" draw:text-style-name="P70" svg:x1="3.759cm" svg:y1="0.155cm" svg:x2="3.778cm" svg:y2="0.055cm"><text:p/></draw:line><draw:line draw:style-name="gr153" draw:text-style-name="P70" svg:x1="3.713cm" svg:y1="0.149cm" svg:x2="3.73cm" svg:y2="0.048cm"><text:p/></draw:line><draw:line draw:style-name="gr153" draw:text-style-name="P70" svg:x1="3.674cm" svg:y1="0.139cm" svg:x2="3.689cm" svg:y2="0.039cm"><text:p/></draw:line><draw:line draw:style-name="gr153" draw:text-style-name="P70" svg:x1="3.632cm" svg:y1="0.133cm" svg:x2="3.645cm" svg:y2="0.032cm"><text:p/></draw:line><draw:line draw:style-name="gr153" draw:text-style-name="P70" svg:x1="3.586cm" svg:y1="0.133cm" svg:x2="3.598cm" svg:y2="0.032cm"><text:p/></draw:line><draw:line draw:style-name="gr153" draw:text-style-name="P70" svg:x1="3.547cm" svg:y1="0.127cm" svg:x2="3.556cm" svg:y2="0.026cm"><text:p/></draw:line><draw:line draw:style-name="gr153" draw:text-style-name="P70" svg:x1="3.503cm" svg:y1="0.12cm" svg:x2="3.51cm" svg:y2="0.019cm"><text:p/></draw:line><draw:line draw:style-name="gr153" draw:text-style-name="P70" svg:x1="3.459cm" svg:y1="0.12cm" svg:x2="3.464cm" svg:y2="0.018cm"><text:p/></draw:line><draw:line draw:style-name="gr153" draw:text-style-name="P70" svg:x1="3.418cm" svg:y1="0.12cm" svg:x2="3.422cm" svg:y2="0.018cm"><text:p/></draw:line><draw:line draw:style-name="gr153" draw:text-style-name="P70" svg:x1="3.376cm" svg:y1="0.116cm" svg:x2="3.378cm" svg:y2="0.014cm"><text:p/></draw:line><draw:line draw:style-name="gr153" draw:text-style-name="P70" svg:x1="3.332cm" svg:y1="0.12cm" svg:x2="3.332cm" svg:y2="0.018cm"><text:p/></draw:line><draw:line draw:style-name="gr153" draw:text-style-name="P70" svg:x1="3.292cm" svg:y1="0.116cm" svg:x2="3.291cm" svg:y2="0.014cm"><text:p/></draw:line><draw:line draw:style-name="gr153" draw:text-style-name="P70" svg:x1="3.245cm" svg:y1="0.116cm" svg:x2="3.242cm" svg:y2="0.014cm"><text:p/></draw:line><draw:line draw:style-name="gr153" draw:text-style-name="P70" svg:x1="3.203cm" svg:y1="0.12cm" svg:x2="3.198cm" svg:y2="0.018cm"><text:p/></draw:line><draw:line draw:style-name="gr153" draw:text-style-name="P70" svg:x1="3.159cm" svg:y1="0.12cm" svg:x2="3.152cm" svg:y2="0.019cm"><text:p/></draw:line><draw:line draw:style-name="gr153" draw:text-style-name="P70" svg:x1="3.121cm" svg:y1="0.121cm" svg:x2="3.113cm" svg:y2="0.02cm"><text:p/></draw:line><draw:line draw:style-name="gr153" draw:text-style-name="P70" svg:x1="3.078cm" svg:y1="0.128cm" svg:x2="3.068cm" svg:y2="0.027cm"><text:p/></draw:line><draw:line draw:style-name="gr153" draw:text-style-name="P70" svg:x1="3.037cm" svg:y1="0.134cm" svg:x2="3.025cm" svg:y2="0.032cm"><text:p/></draw:line><draw:line draw:style-name="gr153" draw:text-style-name="P70" svg:x1="2.994cm" svg:y1="0.14cm" svg:x2="2.98cm" svg:y2="0.039cm"><text:p/></draw:line><draw:line draw:style-name="gr153" draw:text-style-name="P70" svg:x1="2.952cm" svg:y1="0.144cm" svg:x2="2.937cm" svg:y2="0.043cm"><text:p/></draw:line><draw:line draw:style-name="gr153" draw:text-style-name="P70" svg:x1="2.908cm" svg:y1="0.152cm" svg:x2="2.891cm" svg:y2="0.051cm"><text:p/></draw:line><draw:line draw:style-name="gr153" draw:text-style-name="P70" svg:x1="2.866cm" svg:y1="0.158cm" svg:x2="2.847cm" svg:y2="0.058cm"><text:p/></draw:line><draw:line draw:style-name="gr153" draw:text-style-name="P70" svg:x1="2.823cm" svg:y1="0.169cm" svg:x2="2.802cm" svg:y2="0.069cm"><text:p/></draw:line><draw:line draw:style-name="gr153" draw:text-style-name="P70" svg:x1="2.784cm" svg:y1="0.178cm" svg:x2="2.761cm" svg:y2="0.079cm"><text:p/></draw:line><draw:line draw:style-name="gr153" draw:text-style-name="P70" svg:x1="2.742cm" svg:y1="0.185cm" svg:x2="2.718cm" svg:y2="0.086cm"><text:p/></draw:line><draw:line draw:style-name="gr153" draw:text-style-name="P70" svg:x1="2.7cm" svg:y1="0.198cm" svg:x2="2.674cm" svg:y2="0.099cm"><text:p/></draw:line><draw:line draw:style-name="gr153" draw:text-style-name="P70" svg:x1="2.661cm" svg:y1="0.207cm" svg:x2="2.633cm" svg:y2="0.109cm"><text:p/></draw:line><draw:line draw:style-name="gr153" draw:text-style-name="P70" svg:x1="2.619cm" svg:y1="0.219cm" svg:x2="2.589cm" svg:y2="0.122cm"><text:p/></draw:line><draw:line draw:style-name="gr153" draw:text-style-name="P70" svg:x1="2.578cm" svg:y1="0.233cm" svg:x2="2.547cm" svg:y2="0.136cm"><text:p/></draw:line><draw:line draw:style-name="gr153" draw:text-style-name="P70" svg:x1="2.535cm" svg:y1="0.245cm" svg:x2="2.503cm" svg:y2="0.148cm"><text:p/></draw:line><draw:line draw:style-name="gr153" draw:text-style-name="P70" svg:x1="2.498cm" svg:y1="0.258cm" svg:x2="2.464cm" svg:y2="0.162cm"><text:p/></draw:line><draw:line draw:style-name="gr153" draw:text-style-name="P70" svg:x1="2.456cm" svg:y1="0.273cm" svg:x2="2.42cm" svg:y2="0.178cm"><text:p/></draw:line><draw:line draw:style-name="gr153" draw:text-style-name="P70" svg:x1="2.418cm" svg:y1="0.291cm" svg:x2="2.381cm" svg:y2="0.196cm"><text:p/></draw:line><draw:line draw:style-name="gr153" draw:text-style-name="P70" svg:x1="2.378cm" svg:y1="0.306cm" svg:x2="2.339cm" svg:y2="0.212cm"><text:p/></draw:line><draw:line draw:style-name="gr153" draw:text-style-name="P70" svg:x1="2.335cm" svg:y1="0.319cm" svg:x2="2.294cm" svg:y2="0.226cm"><text:p/></draw:line><draw:line draw:style-name="gr153" draw:text-style-name="P70" svg:x1="2.298cm" svg:y1="0.342cm" svg:x2="2.256cm" svg:y2="0.249cm"><text:p/></draw:line><draw:line draw:style-name="gr153" draw:text-style-name="P70" svg:x1="2.262cm" svg:y1="0.354cm" svg:x2="2.218cm" svg:y2="0.263cm"><text:p/></draw:line><draw:line draw:style-name="gr153" draw:text-style-name="P70" svg:x1="2.221cm" svg:y1="0.377cm" svg:x2="2.175cm" svg:y2="0.286cm"><text:p/></draw:line><draw:line draw:style-name="gr153" draw:text-style-name="P70" svg:x1="2.183cm" svg:y1="0.399cm" svg:x2="2.136cm" svg:y2="0.309cm"><text:p/></draw:line><draw:line draw:style-name="gr153" draw:text-style-name="P70" svg:x1="2.148cm" svg:y1="0.412cm" svg:x2="2.099cm" svg:y2="0.323cm"><text:p/></draw:line><draw:line draw:style-name="gr153" draw:text-style-name="P70" svg:x1="2.109cm" svg:y1="0.435cm" svg:x2="2.059cm" svg:y2="0.347cm"><text:p/></draw:line><draw:line draw:style-name="gr153" draw:text-style-name="P70" svg:x1="2.073cm" svg:y1="0.457cm" svg:x2="2.021cm" svg:y2="0.369cm"><text:p/></draw:line><draw:line draw:style-name="gr153" draw:text-style-name="P70" svg:x1="2.035cm" svg:y1="0.476cm" svg:x2="1.981cm" svg:y2="0.39cm"><text:p/></draw:line><draw:line draw:style-name="gr153" draw:text-style-name="P70" svg:x1="1.998cm" svg:y1="0.501cm" svg:x2="1.943cm" svg:y2="0.416cm"><text:p/></draw:line><draw:line draw:style-name="gr153" draw:text-style-name="P70" svg:x1="1.962cm" svg:y1="0.528cm" svg:x2="1.905cm" svg:y2="0.443cm"><text:p/></draw:line><draw:line draw:style-name="gr153" draw:text-style-name="P70" svg:x1="1.93cm" svg:y1="0.55cm" svg:x2="1.872cm" svg:y2="0.466cm"><text:p/></draw:line><draw:line draw:style-name="gr153" draw:text-style-name="P70" svg:x1="1.894cm" svg:y1="0.574cm" svg:x2="1.835cm" svg:y2="0.492cm"><text:p/></draw:line><draw:line draw:style-name="gr153" draw:text-style-name="P70" svg:x1="1.862cm" svg:y1="0.599cm" svg:x2="1.801cm" svg:y2="0.517cm"><text:p/></draw:line><draw:line draw:style-name="gr153" draw:text-style-name="P70" svg:x1="1.826cm" svg:y1="0.628cm" svg:x2="1.764cm" svg:y2="0.547cm"><text:p/></draw:line><draw:line draw:style-name="gr153" draw:text-style-name="P70" svg:x1="1.791cm" svg:y1="0.65cm" svg:x2="1.727cm" svg:y2="0.57cm"><text:p/></draw:line><draw:line draw:style-name="gr153" draw:text-style-name="P70" svg:x1="1.762cm" svg:y1="0.679cm" svg:x2="1.697cm" svg:y2="0.601cm"><text:p/></draw:line><draw:line draw:style-name="gr153" draw:text-style-name="P70" svg:x1="1.724cm" svg:y1="0.707cm" svg:x2="1.658cm" svg:y2="0.63cm"><text:p/></draw:line><draw:line draw:style-name="gr153" draw:text-style-name="P70" svg:x1="1.693cm" svg:y1="0.736cm" svg:x2="1.626cm" svg:y2="0.66cm"><text:p/></draw:line><draw:line draw:style-name="gr153" draw:text-style-name="P70" svg:x1="1.66cm" svg:y1="0.765cm" svg:x2="1.591cm" svg:y2="0.69cm"><text:p/></draw:line><draw:line draw:style-name="gr153" draw:text-style-name="P70" svg:x1="1.632cm" svg:y1="0.794cm" svg:x2="1.561cm" svg:y2="0.72cm"><text:p/></draw:line><draw:line draw:style-name="gr153" draw:text-style-name="P70" svg:x1="1.602cm" svg:y1="0.823cm" svg:x2="1.53cm" svg:y2="0.75cm"><text:p/></draw:line><draw:line draw:style-name="gr153" draw:text-style-name="P70" svg:x1="1.573cm" svg:y1="0.852cm" svg:x2="1.499cm" svg:y2="0.78cm"><text:p/></draw:line><draw:line draw:style-name="gr153" draw:text-style-name="P70" svg:x1="1.539cm" svg:y1="0.886cm" svg:x2="1.465cm" svg:y2="0.817cm"><text:p/></draw:line><draw:line draw:style-name="gr153" draw:text-style-name="P70" svg:x1="1.51cm" svg:y1="0.915cm" svg:x2="1.435cm" svg:y2="0.847cm"><text:p/></draw:line><draw:line draw:style-name="gr153" draw:text-style-name="P70" svg:x1="1.486cm" svg:y1="0.946cm" svg:x2="1.409cm" svg:y2="0.879cm"><text:p/></draw:line><draw:line draw:style-name="gr153" draw:text-style-name="P70" svg:x1="1.452cm" svg:y1="0.98cm" svg:x2="1.374cm" svg:y2="0.914cm"><text:p/></draw:line><draw:line draw:style-name="gr153" draw:text-style-name="P70" svg:x1="1.429cm" svg:y1="1.009cm" svg:x2="1.35cm" svg:y2="0.945cm"><text:p/></draw:line><draw:line draw:style-name="gr153" draw:text-style-name="P70" svg:x1="1.403cm" svg:y1="1.045cm" svg:x2="1.323cm" svg:y2="0.982cm"><text:p/></draw:line><draw:line draw:style-name="gr153" draw:text-style-name="P70" svg:x1="1.374cm" svg:y1="1.08cm" svg:x2="1.293cm" svg:y2="1.018cm"><text:p/></draw:line><draw:line draw:style-name="gr153" draw:text-style-name="P70" svg:x1="1.35cm" svg:y1="1.111cm" svg:x2="1.268cm" svg:y2="1.051cm"><text:p/></draw:line><draw:line draw:style-name="gr153" draw:text-style-name="P70" svg:x1="1.323cm" svg:y1="1.144cm" svg:x2="1.24cm" svg:y2="1.085cm"><text:p/></draw:line><draw:line draw:style-name="gr153" draw:text-style-name="P70" svg:x1="1.301cm" svg:y1="1.179cm" svg:x2="1.217cm" svg:y2="1.122cm"><text:p/></draw:line><draw:line draw:style-name="gr153" draw:text-style-name="P70" svg:x1="1.274cm" svg:y1="1.218cm" svg:x2="1.189cm" svg:y2="1.162cm"><text:p/></draw:line><draw:line draw:style-name="gr153" draw:text-style-name="P70" svg:x1="1.252cm" svg:y1="1.253cm" svg:x2="1.166cm" svg:y2="1.199cm"><text:p/></draw:line><draw:line draw:style-name="gr153" draw:text-style-name="P70" svg:x1="1.23cm" svg:y1="1.289cm" svg:x2="1.143cm" svg:y2="1.236cm"><text:p/></draw:line><draw:line draw:style-name="gr153" draw:text-style-name="P70" svg:x1="1.208cm" svg:y1="1.324cm" svg:x2="1.12cm" svg:y2="1.272cm"><text:p/></draw:line><draw:line draw:style-name="gr153" draw:text-style-name="P70" svg:x1="1.188cm" svg:y1="1.359cm" svg:x2="1.099cm" svg:y2="1.309cm"><text:p/></draw:line><draw:line draw:style-name="gr153" draw:text-style-name="P70" svg:x1="1.166cm" svg:y1="1.403cm" svg:x2="1.077cm" svg:y2="1.355cm"><text:p/></draw:line><draw:line draw:style-name="gr153" draw:text-style-name="P70" svg:x1="1.15cm" svg:y1="1.439cm" svg:x2="1.06cm" svg:y2="1.392cm"><text:p/></draw:line><draw:line draw:style-name="gr153" draw:text-style-name="P70" svg:x1="1.13cm" svg:y1="1.474cm" svg:x2="1.039cm" svg:y2="1.429cm"><text:p/></draw:line><draw:line draw:style-name="gr153" draw:text-style-name="P70" svg:x1="1.108cm" svg:y1="1.52cm" svg:x2="1.016cm" svg:y2="1.476cm"><text:p/></draw:line><draw:line draw:style-name="gr153" draw:text-style-name="P70" svg:x1="1.091cm" svg:y1="1.555cm" svg:x2="0.998cm" svg:y2="1.513cm"><text:p/></draw:line><draw:line draw:style-name="gr153" draw:text-style-name="P70" svg:x1="1.076cm" svg:y1="1.592cm" svg:x2="0.982cm" svg:y2="1.552cm"><text:p/></draw:line><draw:line draw:style-name="gr153" draw:text-style-name="P70" svg:x1="1.06cm" svg:y1="1.632cm" svg:x2="0.965cm" svg:y2="1.593cm"><text:p/></draw:line><draw:line draw:style-name="gr153" draw:text-style-name="P70" svg:x1="1.042cm" svg:y1="1.672cm" svg:x2="0.946cm" svg:y2="1.635cm"><text:p/></draw:line><draw:line draw:style-name="gr153" draw:text-style-name="P70" svg:x1="1.028cm" svg:y1="1.712cm" svg:x2="0.933cm" svg:y2="1.677cm"><text:p/></draw:line><draw:line draw:style-name="gr153" draw:text-style-name="P70" svg:x1="1.014cm" svg:y1="1.754cm" svg:x2="0.918cm" svg:y2="1.72cm"><text:p/></draw:line><draw:line draw:style-name="gr153" draw:text-style-name="P70" svg:x1="0.998cm" svg:y1="1.789cm" svg:x2="0.901cm" svg:y2="1.757cm"><text:p/></draw:line><draw:line draw:style-name="gr153" draw:text-style-name="P70" svg:x1="0.986cm" svg:y1="1.833cm" svg:x2="0.889cm" svg:y2="1.803cm"><text:p/></draw:line><draw:line draw:style-name="gr153" draw:text-style-name="P70" svg:x1="0.973cm" svg:y1="1.875cm" svg:x2="0.875cm" svg:y2="1.847cm"><text:p/></draw:line><draw:line draw:style-name="gr153" draw:text-style-name="P70" svg:x1="0.963cm" svg:y1="1.914cm" svg:x2="0.864cm" svg:y2="1.887cm"><text:p/></draw:line><draw:line draw:style-name="gr153" draw:text-style-name="P70" svg:x1="0.95cm" svg:y1="1.955cm" svg:x2="0.852cm" svg:y2="1.93cm"><text:p/></draw:line><draw:line draw:style-name="gr153" draw:text-style-name="P70" svg:x1="0.941cm" svg:y1="1.997cm" svg:x2="0.842cm" svg:y2="1.974cm"><text:p/></draw:line><draw:line draw:style-name="gr153" draw:text-style-name="P70" svg:x1="0.93cm" svg:y1="2.036cm" svg:x2="0.83cm" svg:y2="2.014cm"><text:p/></draw:line><draw:line draw:style-name="gr153" draw:text-style-name="P70" svg:x1="0.921cm" svg:y1="2.08cm" svg:x2="0.822cm" svg:y2="2.06cm"><text:p/></draw:line><draw:line draw:style-name="gr153" draw:text-style-name="P70" svg:x1="0.915cm" svg:y1="2.12cm" svg:x2="0.815cm" svg:y2="2.101cm"><text:p/></draw:line><draw:line draw:style-name="gr153" draw:text-style-name="P70" svg:x1="0.909cm" svg:y1="2.165cm" svg:x2="0.808cm" svg:y2="2.148cm"><text:p/></draw:line><draw:line draw:style-name="gr153" draw:text-style-name="P70" svg:x1="0.899cm" svg:y1="2.206cm" svg:x2="0.799cm" svg:y2="2.191cm"><text:p/></draw:line><draw:line draw:style-name="gr153" draw:text-style-name="P70" svg:x1="0.893cm" svg:y1="2.251cm" svg:x2="0.792cm" svg:y2="2.238cm"><text:p/></draw:line><draw:line draw:style-name="gr153" draw:text-style-name="P70" svg:x1="0.892cm" svg:y1="2.293cm" svg:x2="0.791cm" svg:y2="2.281cm"><text:p/></draw:line><draw:line draw:style-name="gr153" draw:text-style-name="P70" svg:x1="0.886cm" svg:y1="2.334cm" svg:x2="0.785cm" svg:y2="2.325cm"><text:p/></draw:line><draw:line draw:style-name="gr153" draw:text-style-name="P70" svg:x1="0.883cm" svg:y1="2.374cm" svg:x2="0.782cm" svg:y2="2.367cm"><text:p/></draw:line><draw:line draw:style-name="gr153" draw:text-style-name="P70" svg:x1="0.88cm" svg:y1="2.42cm" svg:x2="0.778cm" svg:y2="2.415cm"><text:p/></draw:line><draw:line draw:style-name="gr153" draw:text-style-name="P70" svg:x1="0.876cm" svg:y1="2.465cm" svg:x2="0.774cm" svg:y2="2.461cm"><text:p/></draw:line><draw:line draw:style-name="gr153" draw:text-style-name="P70" svg:x1="0.878cm" svg:y1="2.503cm" svg:x2="0.776cm" svg:y2="2.501cm"><text:p/></draw:line><draw:line draw:style-name="gr153" draw:text-style-name="P70" svg:x1="0.876cm" svg:y1="2.545cm" svg:x2="0.774cm" svg:y2="2.545cm"><text:p/></draw:line><draw:line draw:style-name="gr153" draw:text-style-name="P70" svg:x1="0.877cm" svg:y1="2.588cm" svg:x2="0.775cm" svg:y2="2.589cm"><text:p/></draw:line><draw:line draw:style-name="gr153" draw:text-style-name="P70" svg:x1="0.877cm" svg:y1="2.633cm" svg:x2="0.775cm" svg:y2="2.636cm"><text:p/></draw:line><draw:line draw:style-name="gr153" draw:text-style-name="P70" svg:x1="0.878cm" svg:y1="2.676cm" svg:x2="0.776cm" svg:y2="2.681cm"><text:p/></draw:line><draw:line draw:style-name="gr153" draw:text-style-name="P70" svg:x1="0.882cm" svg:y1="2.716cm" svg:x2="0.781cm" svg:y2="2.723cm"><text:p/></draw:line><draw:line draw:style-name="gr153" draw:text-style-name="P70" svg:x1="0.884cm" svg:y1="2.76cm" svg:x2="0.783cm" svg:y2="2.768cm"><text:p/></draw:line><draw:line draw:style-name="gr153" draw:text-style-name="P70" svg:x1="0.886cm" svg:y1="2.803cm" svg:x2="0.785cm" svg:y2="2.813cm"><text:p/></draw:line><draw:line draw:style-name="gr153" draw:text-style-name="P70" svg:x1="0.894cm" svg:y1="2.844cm" svg:x2="0.792cm" svg:y2="2.856cm"><text:p/></draw:line><draw:line draw:style-name="gr153" draw:text-style-name="P70" svg:x1="0.898cm" svg:y1="2.887cm" svg:x2="0.797cm" svg:y2="2.901cm"><text:p/></draw:line><draw:line draw:style-name="gr153" draw:text-style-name="P70" svg:x1="0.9cm" svg:y1="2.93cm" svg:x2="0.799cm" svg:y2="2.945cm"><text:p/></draw:line><draw:line draw:style-name="gr153" draw:text-style-name="P70" svg:x1="0.909cm" svg:y1="2.97cm" svg:x2="0.808cm" svg:y2="2.987cm"><text:p/></draw:line><draw:line draw:style-name="gr153" draw:text-style-name="P70" svg:x1="0.918cm" svg:y1="3.014cm" svg:x2="0.818cm" svg:y2="3.033cm"><text:p/></draw:line><draw:line draw:style-name="gr153" draw:text-style-name="P70" svg:x1="0.923cm" svg:y1="3.057cm" svg:x2="0.823cm" svg:y2="3.078cm"><text:p/></draw:line><draw:line draw:style-name="gr153" draw:text-style-name="P70" svg:x1="0.935cm" svg:y1="3.097cm" svg:x2="0.836cm" svg:y2="3.12cm"><text:p/></draw:line><draw:line draw:style-name="gr153" draw:text-style-name="P70" svg:x1="0.944cm" svg:y1="3.141cm" svg:x2="0.845cm" svg:y2="3.165cm"><text:p/></draw:line><draw:line draw:style-name="gr153" draw:text-style-name="P70" svg:x1="0.957cm" svg:y1="3.177cm" svg:x2="0.858cm" svg:y2="3.203cm"><text:p/></draw:line><draw:line draw:style-name="gr153" draw:text-style-name="P70" svg:x1="0.964cm" svg:y1="3.223cm" svg:x2="0.866cm" svg:y2="3.251cm"><text:p/></draw:line><draw:line draw:style-name="gr153" draw:text-style-name="P70" svg:x1="0.979cm" svg:y1="3.263cm" svg:x2="0.882cm" svg:y2="3.293cm"><text:p/></draw:line><draw:line draw:style-name="gr153" draw:text-style-name="P70" svg:x1="0.992cm" svg:y1="3.3cm" svg:x2="0.895cm" svg:y2="3.331cm"><text:p/></draw:line><draw:line draw:style-name="gr153" draw:text-style-name="P70" svg:x1="1.005cm" svg:y1="3.341cm" svg:x2="0.908cm" svg:y2="3.373cm"><text:p/></draw:line><draw:line draw:style-name="gr153" draw:text-style-name="P70" svg:x1="1.016cm" svg:y1="3.383cm" svg:x2="0.92cm" svg:y2="3.417cm"><text:p/></draw:line><draw:line draw:style-name="gr153" draw:text-style-name="P70" svg:x1="1.033cm" svg:y1="3.424cm" svg:x2="0.938cm" svg:y2="3.46cm"><text:p/></draw:line><draw:line draw:style-name="gr153" draw:text-style-name="P70" svg:x1="1.05cm" svg:y1="3.461cm" svg:x2="0.955cm" svg:y2="3.498cm"><text:p/></draw:line><draw:line draw:style-name="gr153" draw:text-style-name="P70" svg:x1="1.066cm" svg:y1="3.508cm" svg:x2="0.972cm" svg:y2="3.547cm"><text:p/></draw:line><draw:line draw:style-name="gr153" draw:text-style-name="P70" svg:x1="1.079cm" svg:y1="3.544cm" svg:x2="0.986cm" svg:y2="3.585cm"><text:p/></draw:line><draw:line draw:style-name="gr153" draw:text-style-name="P70" svg:x1="1.1cm" svg:y1="3.582cm" svg:x2="1.007cm" svg:y2="3.624cm"><text:p/></draw:line><draw:line draw:style-name="gr153" draw:text-style-name="P70" svg:x1="1.114cm" svg:y1="3.618cm" svg:x2="1.023cm" svg:y2="3.662cm"><text:p/></draw:line><draw:line draw:style-name="gr153" draw:text-style-name="P70" svg:x1="1.137cm" svg:y1="3.655cm" svg:x2="1.046cm" svg:y2="3.701cm"><text:p/></draw:line><draw:line draw:style-name="gr153" draw:text-style-name="P70" svg:x1="1.156cm" svg:y1="3.692cm" svg:x2="1.066cm" svg:y2="3.739cm"><text:p/></draw:line><draw:line draw:style-name="gr153" draw:text-style-name="P70" svg:x1="1.173cm" svg:y1="3.733cm" svg:x2="1.084cm" svg:y2="3.782cm"><text:p/></draw:line><draw:line draw:style-name="gr153" draw:text-style-name="P70" svg:x1="1.194cm" svg:y1="3.771cm" svg:x2="1.106cm" svg:y2="3.821cm"><text:p/></draw:line><draw:line draw:style-name="gr153" draw:text-style-name="P70" svg:x1="1.217cm" svg:y1="3.806cm" svg:x2="1.129cm" svg:y2="3.858cm"><text:p/></draw:line><draw:line draw:style-name="gr153" draw:text-style-name="P70" svg:x1="1.241cm" svg:y1="3.842cm" svg:x2="1.155cm" svg:y2="3.896cm"><text:p/></draw:line><draw:line draw:style-name="gr153" draw:text-style-name="P70" svg:x1="1.263cm" svg:y1="3.879cm" svg:x2="1.178cm" svg:y2="3.934cm"><text:p/></draw:line><draw:line draw:style-name="gr153" draw:text-style-name="P70" svg:x1="1.288cm" svg:y1="3.916cm" svg:x2="1.203cm" svg:y2="3.973cm"><text:p/></draw:line><draw:line draw:style-name="gr153" draw:text-style-name="P70" svg:x1="1.31cm" svg:y1="3.946cm" svg:x2="1.226cm" svg:y2="4.004cm"><text:p/></draw:line><draw:line draw:style-name="gr153" draw:text-style-name="P70" svg:x1="1.335cm" svg:y1="3.986cm" svg:x2="1.253cm" svg:y2="4.045cm"><text:p/></draw:line><draw:line draw:style-name="gr153" draw:text-style-name="P70" svg:x1="1.359cm" svg:y1="4.022cm" svg:x2="1.277cm" svg:y2="4.083cm"><text:p/></draw:line><draw:line draw:style-name="gr153" draw:text-style-name="P70" svg:x1="1.386cm" svg:y1="4.054cm" svg:x2="1.305cm" svg:y2="4.116cm"><text:p/></draw:line><draw:line draw:style-name="gr153" draw:text-style-name="P70" svg:x1="1.41cm" svg:y1="4.089cm" svg:x2="1.33cm" svg:y2="4.153cm"><text:p/></draw:line><draw:line draw:style-name="gr153" draw:text-style-name="P70" svg:x1="1.438cm" svg:y1="4.121cm" svg:x2="1.36cm" svg:y2="4.186cm"><text:p/></draw:line><draw:line draw:style-name="gr153" draw:text-style-name="P70" svg:x1="1.467cm" svg:y1="4.157cm" svg:x2="1.39cm" svg:y2="4.223cm"><text:p/></draw:line><draw:line draw:style-name="gr153" draw:text-style-name="P70" svg:x1="1.496cm" svg:y1="4.186cm" svg:x2="1.42cm" svg:y2="4.253cm"><text:p/></draw:line><draw:line draw:style-name="gr153" draw:text-style-name="P70" svg:x1="1.521cm" svg:y1="4.218cm" svg:x2="1.446cm" svg:y2="4.287cm"><text:p/></draw:line><draw:line draw:style-name="gr153" draw:text-style-name="P70" svg:x1="1.552cm" svg:y1="4.247cm" svg:x2="1.478cm" svg:y2="4.318cm"><text:p/></draw:line><draw:line draw:style-name="gr153" draw:text-style-name="P70" svg:x1="1.583cm" svg:y1="4.278cm" svg:x2="1.51cm" svg:y2="4.35cm"><text:p/></draw:line><draw:line draw:style-name="gr153" draw:text-style-name="P70" svg:x1="1.612cm" svg:y1="4.309cm" svg:x2="1.54cm" svg:y2="4.383cm"><text:p/></draw:line><draw:line draw:style-name="gr153" draw:text-style-name="P70" svg:x1="1.642cm" svg:y1="4.338cm" svg:x2="1.573cm" svg:y2="4.412cm"><text:p/></draw:line><draw:line draw:style-name="gr153" draw:text-style-name="P70" svg:x1="1.675cm" svg:y1="4.367cm" svg:x2="1.607cm" svg:y2="4.442cm"><text:p/></draw:line><draw:line draw:style-name="gr153" draw:text-style-name="P70" svg:x1="1.708cm" svg:y1="4.397cm" svg:x2="1.641cm" svg:y2="4.474cm"><text:p/></draw:line><draw:line draw:style-name="gr153" draw:text-style-name="P70" svg:x1="1.74cm" svg:y1="4.424cm" svg:x2="1.674cm" svg:y2="4.502cm"><text:p/></draw:line><draw:line draw:style-name="gr153" draw:text-style-name="P70" svg:x1="1.771cm" svg:y1="4.45cm" svg:x2="1.707cm" svg:y2="4.529cm"><text:p/></draw:line><draw:line draw:style-name="gr153" draw:text-style-name="P70" svg:x1="1.804cm" svg:y1="4.477cm" svg:x2="1.741cm" svg:y2="4.557cm"><text:p/></draw:line><draw:line draw:style-name="gr153" draw:text-style-name="P70" svg:x1="1.839cm" svg:y1="4.502cm" svg:x2="1.777cm" svg:y2="4.583cm"><text:p/></draw:line><draw:line draw:style-name="gr153" draw:text-style-name="P70" svg:x1="1.868cm" svg:y1="4.53cm" svg:x2="1.808cm" svg:y2="4.612cm"><text:p/></draw:line><draw:line draw:style-name="gr153" draw:text-style-name="P70" svg:x1="1.904cm" svg:y1="4.555cm" svg:x2="1.845cm" svg:y2="4.638cm"><text:p/></draw:line><draw:line draw:style-name="gr153" draw:text-style-name="P70" svg:x1="1.939cm" svg:y1="4.581cm" svg:x2="1.882cm" svg:y2="4.665cm"><text:p/></draw:line><draw:line draw:style-name="gr153" draw:text-style-name="P70" svg:x1="1.977cm" svg:y1="4.604cm" svg:x2="1.921cm" svg:y2="4.689cm"><text:p/></draw:line><draw:line draw:style-name="gr153" draw:text-style-name="P70" svg:x1="2.012cm" svg:y1="4.627cm" svg:x2="1.958cm" svg:y2="4.713cm"><text:p/></draw:line><draw:line draw:style-name="gr153" draw:text-style-name="P70" svg:x1="2.048cm" svg:y1="4.651cm" svg:x2="1.995cm" svg:y2="4.738cm"><text:p/></draw:line><draw:line draw:style-name="gr153" draw:text-style-name="P70" svg:x1="2.084cm" svg:y1="4.671cm" svg:x2="2.032cm" svg:y2="4.759cm"><text:p/></draw:line><draw:line draw:style-name="gr153" draw:text-style-name="P70" svg:x1="2.12cm" svg:y1="4.694cm" svg:x2="2.07cm" svg:y2="4.783cm"><text:p/></draw:line><draw:line draw:style-name="gr153" draw:text-style-name="P70" svg:x1="2.16cm" svg:y1="4.712cm" svg:x2="2.112cm" svg:y2="4.801cm"><text:p/></draw:line><draw:line draw:style-name="gr153" draw:text-style-name="P70" svg:x1="2.199cm" svg:y1="4.731cm" svg:x2="2.152cm" svg:y2="4.821cm"><text:p/></draw:line><draw:line draw:style-name="gr153" draw:text-style-name="P70" svg:x1="2.234cm" svg:y1="4.75cm" svg:x2="2.189cm" svg:y2="4.841cm"><text:p/></draw:line><draw:line draw:style-name="gr153" draw:text-style-name="P70" svg:x1="2.275cm" svg:y1="4.768cm" svg:x2="2.231cm" svg:y2="4.86cm"><text:p/></draw:line><draw:line draw:style-name="gr153" draw:text-style-name="P70" svg:x1="2.314cm" svg:y1="4.786cm" svg:x2="2.272cm" svg:y2="4.879cm"><text:p/></draw:line><draw:line draw:style-name="gr153" draw:text-style-name="P70" svg:x1="2.352cm" svg:y1="4.805cm" svg:x2="2.312cm" svg:y2="4.899cm"><text:p/></draw:line><draw:line draw:style-name="gr153" draw:text-style-name="P70" svg:x1="2.392cm" svg:y1="4.822cm" svg:x2="2.353cm" svg:y2="4.917cm"><text:p/></draw:line><draw:line draw:style-name="gr153" draw:text-style-name="P70" svg:x1="2.432cm" svg:y1="4.835cm" svg:x2="2.395cm" svg:y2="4.931cm"><text:p/></draw:line><draw:line draw:style-name="gr153" draw:text-style-name="P70" svg:x1="2.471cm" svg:y1="4.852cm" svg:x2="2.436cm" svg:y2="4.947cm"><text:p/></draw:line><draw:line draw:style-name="gr153" draw:text-style-name="P70" svg:x1="2.512cm" svg:y1="4.865cm" svg:x2="2.478cm" svg:y2="4.961cm"><text:p/></draw:line><draw:line draw:style-name="gr153" draw:text-style-name="P70" svg:x1="2.549cm" svg:y1="4.881cm" svg:x2="2.517cm" svg:y2="4.978cm"><text:p/></draw:line><draw:line draw:style-name="gr153" draw:text-style-name="P70" svg:x1="2.593cm" svg:y1="4.895cm" svg:x2="2.563cm" svg:y2="4.992cm"><text:p/></draw:line><draw:line draw:style-name="gr153" draw:text-style-name="P70" svg:x1="2.633cm" svg:y1="4.905cm" svg:x2="2.605cm" svg:y2="5.003cm"><text:p/></draw:line><draw:line draw:style-name="gr153" draw:text-style-name="P70" svg:x1="2.671cm" svg:y1="4.919cm" svg:x2="2.644cm" svg:y2="5.018cm"><text:p/></draw:line><draw:line draw:style-name="gr153" draw:text-style-name="P70" svg:x1="2.715cm" svg:y1="4.932cm" svg:x2="2.69cm" svg:y2="5.03cm"><text:p/></draw:line><draw:line draw:style-name="gr153" draw:text-style-name="P70" svg:x1="2.757cm" svg:y1="4.936cm" svg:x2="2.734cm" svg:y2="5.035cm"><text:p/></draw:line><draw:line draw:style-name="gr153" draw:text-style-name="P70" svg:x1="2.799cm" svg:y1="4.948cm" svg:x2="2.777cm" svg:y2="5.048cm"><text:p/></draw:line><draw:line draw:style-name="gr153" draw:text-style-name="P70" svg:x1="2.841cm" svg:y1="4.955cm" svg:x2="2.821cm" svg:y2="5.054cm"><text:p/></draw:line><draw:line draw:style-name="gr153" draw:text-style-name="P70" svg:x1="2.881cm" svg:y1="4.962cm" svg:x2="2.862cm" svg:y2="5.062cm"><text:p/></draw:line><draw:line draw:style-name="gr153" draw:text-style-name="P70" svg:x1="2.924cm" svg:y1="4.972cm" svg:x2="2.907cm" svg:y2="5.073cm"><text:p/></draw:line><draw:line draw:style-name="gr153" draw:text-style-name="P70" svg:x1="2.966cm" svg:y1="4.979cm" svg:x2="2.951cm" svg:y2="5.079cm"><text:p/></draw:line><draw:line draw:style-name="gr153" draw:text-style-name="P70" svg:x1="3.01cm" svg:y1="4.985cm" svg:x2="2.997cm" svg:y2="5.086cm"><text:p/></draw:line><draw:line draw:style-name="gr153" draw:text-style-name="P70" svg:x1="3.053cm" svg:y1="4.985cm" svg:x2="3.041cm" svg:y2="5.086cm"><text:p/></draw:line><draw:line draw:style-name="gr153" draw:text-style-name="P70" svg:x1="3.093cm" svg:y1="4.992cm" svg:x2="3.084cm" svg:y2="5.093cm"><text:p/></draw:line><draw:line draw:style-name="gr153" draw:text-style-name="P70" svg:x1="3.136cm" svg:y1="4.995cm" svg:x2="3.129cm" svg:y2="5.096cm"><text:p/></draw:line><draw:line draw:style-name="gr153" draw:text-style-name="P70" svg:x1="3.18cm" svg:y1="5.001cm" svg:x2="3.175cm" svg:y2="5.103cm"><text:p/></draw:line><draw:line draw:style-name="gr153" draw:text-style-name="P70" svg:x1="3.221cm" svg:y1="5.002cm" svg:x2="3.217cm" svg:y2="5.104cm"><text:p/></draw:line><draw:line draw:style-name="gr153" draw:text-style-name="P70" svg:x1="3.263cm" svg:y1="5.001cm" svg:x2="3.261cm" svg:y2="5.103cm"><text:p/></draw:line><draw:line draw:style-name="gr153" draw:text-style-name="P70" svg:x1="3.307cm" svg:y1="5.004cm" svg:x2="3.307cm" svg:y2="5.106cm"><text:p/></draw:line><draw:line draw:style-name="gr153" draw:text-style-name="P70" svg:x1="3.351cm" svg:y1="5.003cm" svg:x2="3.352cm" svg:y2="5.105cm"><text:p/></draw:line><draw:line draw:style-name="gr153" draw:text-style-name="P70" svg:x1="3.392cm" svg:y1="5.003cm" svg:x2="3.395cm" svg:y2="5.105cm"><text:p/></draw:line><draw:line draw:style-name="gr153" draw:text-style-name="P70" svg:x1="3.434cm" svg:y1="5.001cm" svg:x2="3.439cm" svg:y2="5.103cm"><text:p/></draw:line><draw:line draw:style-name="gr153" draw:text-style-name="P70" svg:x1="3.475cm" svg:y1="5.001cm" svg:x2="3.482cm" svg:y2="5.102cm"><text:p/></draw:line><draw:line draw:style-name="gr153" draw:text-style-name="P70" svg:x1="3.519cm" svg:y1="4.997cm" svg:x2="3.527cm" svg:y2="5.098cm"><text:p/></draw:line><draw:line draw:style-name="gr153" draw:text-style-name="P70" svg:x1="3.563cm" svg:y1="4.992cm" svg:x2="3.573cm" svg:y2="5.093cm"><text:p/></draw:line><draw:line draw:style-name="gr153" draw:text-style-name="P70" svg:x1="3.605cm" svg:y1="4.988cm" svg:x2="3.617cm" svg:y2="5.09cm"><text:p/></draw:line><draw:line draw:style-name="gr153" draw:text-style-name="P70" svg:x1="3.646cm" svg:y1="4.985cm" svg:x2="3.66cm" svg:y2="5.086cm"><text:p/></draw:line><draw:line draw:style-name="gr153" draw:text-style-name="P70" svg:x1="3.69cm" svg:y1="4.978cm" svg:x2="3.705cm" svg:y2="5.079cm"><text:p/></draw:line><draw:line draw:style-name="gr153" draw:text-style-name="P70" svg:x1="3.732cm" svg:y1="4.971cm" svg:x2="3.749cm" svg:y2="5.072cm"><text:p/></draw:line><draw:line draw:style-name="gr153" draw:text-style-name="P70" svg:x1="3.773cm" svg:y1="4.962cm" svg:x2="3.792cm" svg:y2="5.062cm"><text:p/></draw:line><draw:line draw:style-name="gr153" draw:text-style-name="P70" svg:x1="3.81cm" svg:y1="4.955cm" svg:x2="3.831cm" svg:y2="5.055cm"><text:p/></draw:line><draw:line draw:style-name="gr153" draw:text-style-name="P70" svg:x1="3.856cm" svg:y1="4.948cm" svg:x2="3.879cm" svg:y2="5.047cm"><text:p/></draw:line><draw:line draw:style-name="gr153" draw:text-style-name="P70" svg:x1="3.898cm" svg:y1="4.932cm" svg:x2="3.922cm" svg:y2="5.031cm"><text:p/></draw:line><draw:line draw:style-name="gr153" draw:text-style-name="P70" svg:x1="3.937cm" svg:y1="4.925cm" svg:x2="3.963cm" svg:y2="5.024cm"><text:p/></draw:line><draw:line draw:style-name="gr153" draw:text-style-name="P70" svg:x1="3.979cm" svg:y1="4.911cm" svg:x2="4.007cm" svg:y2="5.009cm"><text:p/></draw:line><draw:line draw:style-name="gr153" draw:text-style-name="P70" svg:x1="4.023cm" svg:y1="4.905cm" svg:x2="4.053cm" svg:y2="5.002cm"><text:p/></draw:line><draw:line draw:style-name="gr153" draw:text-style-name="P70" svg:x1="4.062cm" svg:y1="4.888cm" svg:x2="4.093cm" svg:y2="4.985cm"><text:p/></draw:line><draw:line draw:style-name="gr153" draw:text-style-name="P70" svg:x1="4.101cm" svg:y1="4.875cm" svg:x2="4.133cm" svg:y2="4.972cm"><text:p/></draw:line><draw:line draw:style-name="gr153" draw:text-style-name="P70" svg:x1="4.143cm" svg:y1="4.865cm" svg:x2="4.177cm" svg:y2="4.961cm"><text:p/></draw:line><draw:line draw:style-name="gr153" draw:text-style-name="P70" svg:x1="4.184cm" svg:y1="4.846cm" svg:x2="4.22cm" svg:y2="4.941cm"><text:p/></draw:line><draw:line draw:style-name="gr153" draw:text-style-name="P70" svg:x1="4.221cm" svg:y1="4.835cm" svg:x2="4.258cm" svg:y2="4.93cm"><text:p/></draw:line><draw:line draw:style-name="gr153" draw:text-style-name="P70" svg:x1="4.259cm" svg:y1="4.814cm" svg:x2="4.298cm" svg:y2="4.908cm"><text:p/></draw:line><draw:line draw:style-name="gr153" draw:text-style-name="P70" svg:x1="4.301cm" svg:y1="4.798cm" svg:x2="4.342cm" svg:y2="4.891cm"><text:p/></draw:line><draw:line draw:style-name="gr153" draw:text-style-name="P70" svg:x1="4.341cm" svg:y1="4.784cm" svg:x2="4.383cm" svg:y2="4.877cm"><text:p/></draw:line><draw:line draw:style-name="gr153" draw:text-style-name="P70" svg:x1="4.378cm" svg:y1="4.761cm" svg:x2="4.422cm" svg:y2="4.852cm"><text:p/></draw:line><draw:line draw:style-name="gr153" draw:text-style-name="P70" svg:x1="4.415cm" svg:y1="4.747cm" svg:x2="4.461cm" svg:y2="4.838cm"><text:p/></draw:line><draw:line draw:style-name="gr153" draw:text-style-name="P70" svg:x1="4.452cm" svg:y1="4.724cm" svg:x2="4.499cm" svg:y2="4.814cm"><text:p/></draw:line><draw:line draw:style-name="gr153" draw:text-style-name="P70" svg:x1="4.491cm" svg:y1="4.704cm" svg:x2="4.54cm" svg:y2="4.793cm"><text:p/></draw:line><draw:line draw:style-name="gr153" draw:text-style-name="P70" svg:x1="4.531cm" svg:y1="4.683cm" svg:x2="4.581cm" svg:y2="4.771cm"><text:p/></draw:line><draw:line draw:style-name="gr153" draw:text-style-name="P70" svg:x1="4.565cm" svg:y1="4.665cm" svg:x2="4.617cm" svg:y2="4.753cm"><text:p/></draw:line><draw:line draw:style-name="gr153" draw:text-style-name="P70" svg:x1="4.602cm" svg:y1="4.641cm" svg:x2="4.656cm" svg:y2="4.727cm"><text:p/></draw:line><draw:line draw:style-name="gr153" draw:text-style-name="P70" svg:x1="4.639cm" svg:y1="4.62cm" svg:x2="4.694cm" svg:y2="4.705cm"><text:p/></draw:line><draw:line draw:style-name="gr153" draw:text-style-name="P70" svg:x1="4.676cm" svg:y1="4.593cm" svg:x2="4.733cm" svg:y2="4.678cm"><text:p/></draw:line><draw:line draw:style-name="gr153" draw:text-style-name="P70" svg:x1="4.707cm" svg:y1="4.568cm" svg:x2="4.765cm" svg:y2="4.652cm"><text:p/></draw:line><draw:line draw:style-name="gr153" draw:text-style-name="P70" svg:x1="4.745cm" svg:y1="4.544cm" svg:x2="4.804cm" svg:y2="4.626cm"><text:p/></draw:line><draw:line draw:style-name="gr153" draw:text-style-name="P70" svg:x1="4.779cm" svg:y1="4.524cm" svg:x2="4.84cm" svg:y2="4.606cm"><text:p/></draw:line><draw:line draw:style-name="gr153" draw:text-style-name="P70" svg:x1="4.815cm" svg:y1="4.494cm" svg:x2="4.877cm" svg:y2="4.575cm"><text:p/></draw:line><draw:line draw:style-name="gr153" draw:text-style-name="P70" svg:x1="4.847cm" svg:y1="4.47cm" svg:x2="4.911cm" svg:y2="4.55cm"><text:p/></draw:line><draw:line draw:style-name="gr153" draw:text-style-name="P70" svg:x1="4.879cm" svg:y1="4.441cm" svg:x2="4.944cm" svg:y2="4.519cm"><text:p/></draw:line><draw:line draw:style-name="gr153" draw:text-style-name="P70" svg:x1="4.916cm" svg:y1="4.413cm" svg:x2="4.982cm" svg:y2="4.49cm"><text:p/></draw:line><draw:line draw:style-name="gr153" draw:text-style-name="P70" svg:x1="4.946cm" svg:y1="4.387cm" svg:x2="5.013cm" svg:y2="4.463cm"><text:p/></draw:line><draw:line draw:style-name="gr153" draw:text-style-name="P70" svg:x1="4.976cm" svg:y1="4.357cm" svg:x2="5.045cm" svg:y2="4.432cm"><text:p/></draw:line><draw:line draw:style-name="gr153" draw:text-style-name="P70" svg:x1="5.006cm" svg:y1="4.327cm" svg:x2="5.077cm" svg:y2="4.401cm"><text:p/></draw:line><draw:line draw:style-name="gr153" draw:text-style-name="P70" svg:x1="5.039cm" svg:y1="4.297cm" svg:x2="5.111cm" svg:y2="4.37cm"><text:p/></draw:line><draw:line draw:style-name="gr153" draw:text-style-name="P70" svg:x1="5.066cm" svg:y1="4.27cm" svg:x2="5.14cm" svg:y2="4.342cm"><text:p/></draw:line><draw:line draw:style-name="gr153" draw:text-style-name="P70" svg:x1="5.099cm" svg:y1="4.239cm" svg:x2="5.173cm" svg:y2="4.308cm"><text:p/></draw:line><draw:line draw:style-name="gr153" draw:text-style-name="P70" svg:x1="5.126cm" svg:y1="4.205cm" svg:x2="5.201cm" svg:y2="4.273cm"><text:p/></draw:line><draw:line draw:style-name="gr153" draw:text-style-name="P70" svg:x1="5.156cm" svg:y1="4.17cm" svg:x2="5.233cm" svg:y2="4.237cm"><text:p/></draw:line><draw:line draw:style-name="gr153" draw:text-style-name="P70" svg:x1="5.184cm" svg:y1="4.143cm" svg:x2="5.262cm" svg:y2="4.209cm"><text:p/></draw:line><draw:line draw:style-name="gr153" draw:text-style-name="P70" svg:x1="5.208cm" svg:y1="4.112cm" svg:x2="5.287cm" svg:y2="4.176cm"><text:p/></draw:line><draw:line draw:style-name="gr153" draw:text-style-name="P70" svg:x1="5.237cm" svg:y1="4.073cm" svg:x2="5.317cm" svg:y2="4.136cm"><text:p/></draw:line><draw:line draw:style-name="gr153" draw:text-style-name="P70" svg:x1="5.265cm" svg:y1="4.043cm" svg:x2="5.346cm" svg:y2="4.105cm"><text:p/></draw:line><draw:line draw:style-name="gr153" draw:text-style-name="P70" svg:x1="5.29cm" svg:y1="4.006cm" svg:x2="5.372cm" svg:y2="4.066cm"><text:p/></draw:line><draw:line draw:style-name="gr153" draw:text-style-name="P70" svg:x1="5.311cm" svg:y1="3.976cm" svg:x2="5.394cm" svg:y2="4.035cm"><text:p/></draw:line><draw:line draw:style-name="gr153" draw:text-style-name="P70" svg:x1="5.34cm" svg:y1="3.939cm" svg:x2="5.424cm" svg:y2="3.996cm"><text:p/></draw:line><draw:line draw:style-name="gr153" draw:text-style-name="P70" svg:x1="5.364cm" svg:y1="3.903cm" svg:x2="5.449cm" svg:y2="3.959cm"><text:p/></draw:line><draw:line draw:style-name="gr153" draw:text-style-name="P70" svg:x1="5.385cm" svg:y1="3.867cm" svg:x2="5.471cm" svg:y2="3.921cm"><text:p/></draw:line><draw:line draw:style-name="gr153" draw:text-style-name="P70" svg:x1="5.408cm" svg:y1="3.829cm" svg:x2="5.495cm" svg:y2="3.882cm"><text:p/></draw:line><draw:line draw:style-name="gr153" draw:text-style-name="P70" svg:x1="5.43cm" svg:y1="3.793cm" svg:x2="5.518cm" svg:y2="3.845cm"><text:p/></draw:line><draw:line draw:style-name="gr153" draw:text-style-name="P70" svg:x1="5.451cm" svg:y1="3.762cm" svg:x2="5.54cm" svg:y2="3.812cm"><text:p/></draw:line><draw:line draw:style-name="gr153" draw:text-style-name="P70" svg:x1="5.468cm" svg:y1="3.718cm" svg:x2="5.557cm" svg:y2="3.766cm"><text:p/></draw:line><draw:line draw:style-name="gr153" draw:text-style-name="P70" svg:x1="5.491cm" svg:y1="3.681cm" svg:x2="5.581cm" svg:y2="3.728cm"><text:p/></draw:line><draw:line draw:style-name="gr153" draw:text-style-name="P70" svg:x1="5.511cm" svg:y1="3.642cm" svg:x2="5.602cm" svg:y2="3.687cm"><text:p/></draw:line><draw:line draw:style-name="gr153" draw:text-style-name="P70" svg:x1="5.528cm" svg:y1="3.605cm" svg:x2="5.62cm" svg:y2="3.649cm"><text:p/></draw:line><draw:line draw:style-name="gr153" draw:text-style-name="P70" svg:x1="5.548cm" svg:y1="3.565cm" svg:x2="5.641cm" svg:y2="3.607cm"><text:p/></draw:line><draw:line draw:style-name="gr153" draw:text-style-name="P70" svg:x1="5.564cm" svg:y1="3.528cm" svg:x2="5.658cm" svg:y2="3.568cm"><text:p/></draw:line><draw:line draw:style-name="gr153" draw:text-style-name="P70" svg:x1="5.581cm" svg:y1="3.491cm" svg:x2="5.676cm" svg:y2="3.53cm"><text:p/></draw:line><draw:line draw:style-name="gr153" draw:text-style-name="P70" svg:x1="5.595cm" svg:y1="3.449cm" svg:x2="5.691cm" svg:y2="3.486cm"><text:p/></draw:line><draw:line draw:style-name="gr153" draw:text-style-name="P70" svg:x1="5.611cm" svg:y1="3.408cm" svg:x2="5.706cm" svg:y2="3.443cm"><text:p/></draw:line><draw:line draw:style-name="gr153" draw:text-style-name="P70" svg:x1="5.625cm" svg:y1="3.371cm" svg:x2="5.721cm" svg:y2="3.405cm"><text:p/></draw:line><draw:line draw:style-name="gr153" draw:text-style-name="P70" svg:x1="5.641cm" svg:y1="3.328cm" svg:x2="5.738cm" svg:y2="3.36cm"><text:p/></draw:line><draw:line draw:style-name="gr153" draw:text-style-name="P70" svg:x1="5.655cm" svg:y1="3.29cm" svg:x2="5.752cm" svg:y2="3.32cm"><text:p/></draw:line><draw:line draw:style-name="gr153" draw:text-style-name="P70" svg:x1="5.664cm" svg:y1="3.247cm" svg:x2="5.762cm" svg:y2="3.275cm"><text:p/></draw:line><draw:line draw:style-name="gr153" draw:text-style-name="P70" svg:x1="5.678cm" svg:y1="3.207cm" svg:x2="5.777cm" svg:y2="3.234cm"><text:p/></draw:line><draw:line draw:style-name="gr153" draw:text-style-name="P70" svg:x1="5.686cm" svg:y1="3.165cm" svg:x2="5.784cm" svg:y2="3.19cm"><text:p/></draw:line><draw:line draw:style-name="gr153" draw:text-style-name="P70" svg:x1="5.698cm" svg:y1="3.12cm" svg:x2="5.797cm" svg:y2="3.143cm"><text:p/></draw:line><draw:line draw:style-name="gr153" draw:text-style-name="P70" svg:x1="5.708cm" svg:y1="3.08cm" svg:x2="5.808cm" svg:y2="3.102cm"><text:p/></draw:line><draw:line draw:style-name="gr153" draw:text-style-name="P70" svg:x1="5.715cm" svg:y1="3.043cm" svg:x2="5.814cm" svg:y2="3.063cm"><text:p/></draw:line><draw:line draw:style-name="gr153" draw:text-style-name="P70" svg:x1="5.723cm" svg:y1="3cm" svg:x2="5.823cm" svg:y2="3.019cm"><text:p/></draw:line><draw:line draw:style-name="gr153" draw:text-style-name="P70" svg:x1="5.731cm" svg:y1="2.953cm" svg:x2="5.832cm" svg:y2="2.97cm"><text:p/></draw:line><draw:line draw:style-name="gr153" draw:text-style-name="P70" svg:x1="5.738cm" svg:y1="2.916cm" svg:x2="5.838cm" svg:y2="2.931cm"><text:p/></draw:line><draw:line draw:style-name="gr153" draw:text-style-name="P70" svg:x1="5.745cm" svg:y1="2.873cm" svg:x2="5.846cm" svg:y2="2.886cm"><text:p/></draw:line><draw:line draw:style-name="gr153" draw:text-style-name="P70" svg:x1="5.746cm" svg:y1="2.826cm" svg:x2="5.847cm" svg:y2="2.838cm"><text:p/></draw:line><draw:line draw:style-name="gr153" draw:text-style-name="P70" svg:x1="5.752cm" svg:y1="2.789cm" svg:x2="5.853cm" svg:y2="2.798cm"><text:p/></draw:line><draw:line draw:style-name="gr153" draw:text-style-name="P70" svg:x1="5.758cm" svg:y1="2.746cm" svg:x2="5.859cm" svg:y2="2.753cm"><text:p/></draw:line><draw:line draw:style-name="gr153" draw:text-style-name="P70" svg:x1="5.761cm" svg:y1="2.702cm" svg:x2="5.863cm" svg:y2="2.707cm"><text:p/></draw:line><draw:line draw:style-name="gr153" draw:text-style-name="P70" svg:x1="5.764cm" svg:y1="2.658cm" svg:x2="5.866cm" svg:y2="2.662cm"><text:p/></draw:line><draw:line draw:style-name="gr153" draw:text-style-name="P70" svg:x1="5.764cm" svg:y1="2.619cm" svg:x2="5.866cm" svg:y2="2.621cm"><text:p/></draw:line><draw:line draw:style-name="gr153" draw:text-style-name="P70" svg:x1="5.764cm" svg:y1="2.572cm" svg:x2="5.866cm" svg:y2="2.572cm"><text:p/></draw:line><draw:line draw:style-name="gr153" draw:text-style-name="P70" svg:x1="5.764cm" svg:y1="2.529cm" svg:x2="5.866cm" svg:y2="2.528cm"><text:p/></draw:line><draw:line draw:style-name="gr153" draw:text-style-name="P70" svg:x1="5.761cm" svg:y1="2.488cm" svg:x2="5.863cm" svg:y2="2.485cm"><text:p/></draw:line><draw:line draw:style-name="gr153" draw:text-style-name="P70" svg:x1="5.761cm" svg:y1="2.445cm" svg:x2="5.863cm" svg:y2="2.44cm"><text:p/></draw:line><draw:line draw:style-name="gr153" draw:text-style-name="P70" svg:x1="5.761cm" svg:y1="2.399cm" svg:x2="5.862cm" svg:y2="2.392cm"><text:p/></draw:line><draw:line draw:style-name="gr153" draw:text-style-name="P70" svg:x1="5.757cm" svg:y1="2.363cm" svg:x2="5.858cm" svg:y2="2.355cm"><text:p/></draw:line><draw:line draw:style-name="gr153" draw:text-style-name="P70" svg:x1="5.752cm" svg:y1="2.321cm" svg:x2="5.853cm" svg:y2="2.311cm"><text:p/></draw:line><draw:line draw:style-name="gr153" draw:text-style-name="P70" svg:x1="5.745cm" svg:y1="2.277cm" svg:x2="5.847cm" svg:y2="2.265cm"><text:p/></draw:line><draw:line draw:style-name="gr153" draw:text-style-name="P70" svg:x1="5.742cm" svg:y1="2.235cm" svg:x2="5.843cm" svg:y2="2.221cm"><text:p/></draw:line><draw:line draw:style-name="gr153" draw:text-style-name="P70" svg:x1="5.738cm" svg:y1="2.192cm" svg:x2="5.839cm" svg:y2="2.177cm"><text:p/></draw:line><draw:line draw:style-name="gr153" draw:text-style-name="P70" svg:x1="5.731cm" svg:y1="2.148cm" svg:x2="5.832cm" svg:y2="2.131cm"><text:p/></draw:line></draw:g><draw:g draw:name="DrawObject9_9" draw:style-name="gr12"><draw:custom-shape draw:style-name="gr861" draw:text-style-name="P85" svg:width="0.858cm" svg:height="0.858cm" draw:transform="rotate (0.186401164112994) translate (2.83104166666667cm 2.24013888888889cm)"><text:p/><draw:enhanced-geometry draw:glue-point-type="segments" draw:type="mso-spt100" draw:modifiers="1.07015784498009 -115.15770366281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3.332cm" svg:y1="2.58cm" svg:x2="6.611cm" svg:y2="1.947cm"><text:p/></draw:line><draw:line draw:style-name="gr154" draw:text-style-name="P54" svg:x1="3.33cm" svg:y1="2.569cm" svg:x2="1.346cm" svg:y2="0.091cm"><text:p/></draw:line></draw:g></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P10"><text:span text:style-name="_5f_pointillés_20_gris"><text:span text:style-name="T23"/></text:span></text:p>
      <text:list xml:id="list174058305756374" text:continue-numbering="true" text:style-name="_5f_Numérotation_20_des_20_exercices_20_livrets">
        <text:list-item>
          <text:h text:style-name="P37" text:outline-level="1"><text:span text:style-name="_5f_pointillés_20_gris"><text:span text:style-name="T39"><text:s/></text:span></text:span><text:span text:style-name="_5f_pointillés_20_gris"><text:span text:style-name="T30">Dans chaque cas, construis la demi-droite [O</text:span></text:span><text:span text:style-name="Character_5f_20_5f_style"><text:span text:style-name="T25">y</text:span></text:span><text:span text:style-name="Character_5f_20_5f_style"><text:span text:style-name="T21">) telle que l’angle </text:span></text:span><text:span text:style-name="Character_5f_20_5f_style"><text:span text:style-name="T21"><draw:frame draw:style-name="fr3" draw:name="Object2" text:anchor-type="as-char" svg:y="-0.381cm" svg:width="1.051cm" svg:height="0.473cm" draw:z-index="99"><draw:object xlink:href="./Object 11" xlink:type="simple" xlink:show="embed" xlink:actuate="onLoad"/><draw:image xlink:href="./ObjectReplacements/Object 11" xlink:type="simple" xlink:show="embed" xlink:actuate="onLoad"/><svg:desc>formula</svg:desc></draw:frame></text:span></text:span><text:span text:style-name="Character_5f_20_5f_style"><text:span text:style-name="T21"><text:s/>ait la mesure indiquée.</text:span></text:span></text:h>
        </text:list-item>
      </text:list>
      <text:p text:style-name="P10"><text:span text:style-name="_5f_pointillés_20_gris"><text:span text:style-name="T23"/></text:span></text:p>
      <text:p text:style-name="P10"><text:span text:style-name="_5f_pointillés_20_gris"><text:span text:style-name="T23"/></text:span></text:p>
      <text:p text:style-name="P10"><draw:g text:anchor-type="char" draw:z-index="93" draw:name="Shape59_0" draw:style-name="gr21"><draw:circle draw:style-name="gr22" draw:text-style-name="P54" svg:width="4.001cm" svg:height="4.001cm" svg:x="4.876cm" svg:y="0cm" draw:kind="arc" draw:start-angle="0.03" draw:end-angle="179.96"><text:p/></draw:circle><draw:circle draw:style-name="gr22" draw:text-style-name="P54" svg:width="2.504cm" svg:height="2.504cm" svg:x="5.625cm" svg:y="0.748cm" draw:kind="arc" draw:start-angle="0.03" draw:end-angle="179.96"><text:p/></draw:circle><draw:line draw:style-name="gr22" draw:text-style-name="P54" svg:x1="5.625cm" svg:y1="1.997cm" svg:x2="8.124cm" svg:y2="1.995cm"><text:p/></draw:line><draw:line draw:style-name="gr22" draw:text-style-name="P54" svg:x1="4.879cm" svg:y1="2.498cm" svg:x2="8.88cm" svg:y2="2.496cm"><text:p/></draw:line><draw:line draw:style-name="gr22" draw:text-style-name="P54" svg:x1="4.879cm" svg:y1="2.496cm" svg:x2="4.879cm" svg:y2="1.995cm"><text:p/></draw:line><draw:line draw:style-name="gr22" draw:text-style-name="P54" svg:x1="8.876cm" svg:y1="2.494cm" svg:x2="8.874cm" svg:y2="1.995cm"><text:p/></draw:line><draw:line draw:style-name="gr22" draw:text-style-name="P54" svg:x1="6.876cm" svg:y1="1.847cm" svg:x2="6.878cm" svg:y2="2.145cm"><text:p/></draw:line><draw:line draw:style-name="gr84" draw:text-style-name="P55" svg:x1="5.724cm" svg:y1="0.617cm" svg:x2="5.595cm" svg:y2="0.464cm"><text:p/></draw:line><draw:line draw:style-name="gr85" draw:text-style-name="P55" svg:x1="6.077cm" svg:y1="1.04cm" svg:x2="5.946cm" svg:y2="0.887cm"><text:p/></draw:line><draw:frame draw:style-name="gr86" draw:text-style-name="P57" svg:width="0.242cm" svg:height="0.428cm" draw:transform="rotate (0.697608102022133) translate (5.62504166666667cm 0.664986111111111cm)"><draw:text-box><text:p text:style-name="P56"><text:span text:style-name="T52">130</text:span></text:p><text:p text:style-name="P56"><text:span text:style-name="T52">50</text:span></text:p></draw:text-box></draw:frame><draw:line draw:style-name="gr87" draw:text-style-name="P55" svg:x1="8.65cm" svg:y1="1.688cm" svg:x2="8.848cm" svg:y2="1.653cm"><text:p/></draw:line><draw:line draw:style-name="gr88" draw:text-style-name="P55" svg:x1="8.105cm" svg:y1="1.785cm" svg:x2="8.304cm" svg:y2="1.75cm"><text:p/></draw:line><draw:frame draw:style-name="gr89" draw:text-style-name="P57" svg:width="0.242cm" svg:height="0.428cm" draw:transform="rotate (-1.40324471860344) translate (8.66951388888889cm 1.57515277777778cm)"><draw:text-box><text:p text:style-name="P56"><text:span text:style-name="T52">10</text:span></text:p><text:p text:style-name="P56"><text:span text:style-name="T52">170</text:span></text:p></draw:text-box></draw:frame><draw:line draw:style-name="gr90" draw:text-style-name="P55" svg:x1="8.569cm" svg:y1="1.383cm" svg:x2="8.758cm" svg:y2="1.316cm"><text:p/></draw:line><draw:line draw:style-name="gr91" draw:text-style-name="P55" svg:x1="8.054cm" svg:y1="1.572cm" svg:x2="8.241cm" svg:y2="1.503cm"><text:p/></draw:line><draw:frame draw:style-name="gr92" draw:text-style-name="P57" svg:width="0.242cm" svg:height="0.428cm" draw:transform="rotate (-1.22818819462841) translate (8.56720833333333cm 1.27529166666667cm)"><draw:text-box><text:p text:style-name="P56"><text:span text:style-name="T52">20</text:span></text:p><text:p text:style-name="P56"><text:span text:style-name="T52">160</text:span></text:p></draw:text-box></draw:frame><draw:line draw:style-name="gr93" draw:text-style-name="P55" svg:x1="8.255cm" svg:y1="0.838cm" svg:x2="8.408cm" svg:y2="0.711cm"><text:p/></draw:line><draw:line draw:style-name="gr94" draw:text-style-name="P55" svg:x1="7.837cm" svg:y1="1.196cm" svg:x2="7.99cm" svg:y2="1.069cm"><text:p/></draw:line><draw:frame draw:style-name="gr95" draw:text-style-name="P57" svg:width="0.242cm" svg:height="0.428cm" draw:transform="rotate (-0.873188224772763) translate (8.21795833333333cm 0.739069444444444cm)"><draw:text-box><text:p text:style-name="P56"><text:span text:style-name="T52">40</text:span></text:p><text:p text:style-name="P56"><text:span text:style-name="T52">140</text:span></text:p></draw:text-box></draw:frame><draw:line draw:style-name="gr96" draw:text-style-name="P55" svg:x1="8.435cm" svg:y1="1.096cm" svg:x2="8.61cm" svg:y2="0.995cm"><text:p/></draw:line><draw:line draw:style-name="gr97" draw:text-style-name="P55" svg:x1="7.957cm" svg:y1="1.374cm" svg:x2="8.133cm" svg:y2="1.272cm"><text:p/></draw:line><draw:frame draw:style-name="gr98" draw:text-style-name="P57" svg:width="0.242cm" svg:height="0.428cm" draw:transform="rotate (-1.05173540725178) translate (8.41551388888889cm 0.993069444444445cm)"><draw:text-box><text:p text:style-name="P56"><text:span text:style-name="T52">30</text:span></text:p><text:p text:style-name="P56"><text:span text:style-name="T52">150</text:span></text:p></draw:text-box></draw:frame><draw:line draw:style-name="gr99" draw:text-style-name="P55" svg:x1="7.777cm" svg:y1="0.441cm" svg:x2="7.879cm" svg:y2="0.268cm"><text:p/></draw:line><draw:line draw:style-name="gr100" draw:text-style-name="P55" svg:x1="7.5cm" svg:y1="0.917cm" svg:x2="7.602cm" svg:y2="0.741cm"><text:p/></draw:line><draw:frame draw:style-name="gr101" draw:text-style-name="P57" svg:width="0.242cm" svg:height="0.428cm" draw:transform="rotate (-0.519060919543114) translate (7.70466666666667cm 0.352777777777778cm)"><draw:text-box><text:p text:style-name="P56"><text:span text:style-name="T52">60</text:span></text:p><text:p text:style-name="P56"><text:span text:style-name="T52">120</text:span></text:p></draw:text-box></draw:frame><draw:line draw:style-name="gr102" draw:text-style-name="P55" svg:x1="8.038cm" svg:y1="0.617cm" svg:x2="8.165cm" svg:y2="0.464cm"><text:p/></draw:line><draw:line draw:style-name="gr103" draw:text-style-name="P55" svg:x1="7.68cm" svg:y1="1.044cm" svg:x2="7.807cm" svg:y2="0.891cm"><text:p/></draw:line><draw:frame draw:style-name="gr104" draw:text-style-name="P57" svg:width="0.242cm" svg:height="0.428cm" draw:transform="rotate (-0.687310659435367) translate (7.97277777777778cm 0.529166666666667cm)"><draw:text-box><text:p text:style-name="P56"><text:span text:style-name="T52">50</text:span></text:p><text:p text:style-name="P56"><text:span text:style-name="T52">130</text:span></text:p></draw:text-box></draw:frame><draw:line draw:style-name="gr105" draw:text-style-name="P55" svg:x1="7.493cm" svg:y1="0.309cm" svg:x2="7.562cm" svg:y2="0.12cm"><text:p/></draw:line><draw:line draw:style-name="gr106" draw:text-style-name="P55" svg:x1="7.306cm" svg:y1="0.826cm" svg:x2="7.375cm" svg:y2="0.637cm"><text:p/></draw:line><draw:frame draw:style-name="gr107" draw:text-style-name="P57" svg:width="0.242cm" svg:height="0.428cm" draw:transform="rotate (-0.351858377202057) translate (7.39951388888889cm 0.245180555555556cm)"><draw:text-box><text:p text:style-name="P56"><text:span text:style-name="T52">70</text:span></text:p><text:p text:style-name="P56"><text:span text:style-name="T52">110</text:span></text:p></draw:text-box></draw:frame><draw:line draw:style-name="gr108" draw:text-style-name="P55" svg:x1="7.188cm" svg:y1="0.224cm" svg:x2="7.223cm" svg:y2="0.028cm"><text:p/></draw:line><draw:line draw:style-name="gr109" draw:text-style-name="P55" svg:x1="7.096cm" svg:y1="0.769cm" svg:x2="7.131cm" svg:y2="0.57cm"><text:p/></draw:line><draw:frame draw:style-name="gr110" draw:text-style-name="P57" svg:width="0.242cm" svg:height="0.428cm" draw:transform="rotate (-0.167551608191456) translate (7.09259722222222cm 0.178152777777778cm)"><draw:text-box><text:p text:style-name="P56"><text:span text:style-name="T52">80</text:span></text:p><text:p text:style-name="P56"><text:span text:style-name="T52">100</text:span></text:p></draw:text-box></draw:frame><draw:line draw:style-name="gr111" draw:text-style-name="P55" svg:x1="6.878cm" svg:y1="0.197cm" svg:x2="6.876cm" svg:y2="-0.002cm"><text:p/></draw:line><draw:line draw:style-name="gr112" draw:text-style-name="P55" svg:x1="6.876cm" svg:y1="0.748cm" svg:x2="6.876cm" svg:y2="0.547cm"><text:p/></draw:line><draw:frame draw:style-name="gr113" draw:text-style-name="P58" svg:width="0.214cm" svg:height="0.415cm" svg:x="6.779cm" svg:y="0.229cm"><draw:text-box><text:p text:style-name="P56"><text:span text:style-name="T53">90</text:span></text:p></draw:text-box></draw:frame><draw:line draw:style-name="gr114" draw:text-style-name="P55" svg:x1="8.675cm" svg:y1="1.995cm" svg:x2="8.874cm" svg:y2="1.995cm"><text:p/></draw:line><draw:line draw:style-name="gr115" draw:text-style-name="P55" svg:x1="8.128cm" svg:y1="1.995cm" svg:x2="8.327cm" svg:y2="1.997cm"><text:p/></draw:line><draw:frame draw:style-name="gr116" draw:text-style-name="P57" svg:width="0.242cm" svg:height="0.428cm" draw:transform="rotate (-1.5707963267949) translate (8.71184722222222cm 1.89618055555556cm)"><draw:text-box><text:p text:style-name="P56"><text:span text:style-name="T52">0</text:span></text:p><text:p text:style-name="P56"><text:span text:style-name="T52">180</text:span></text:p></draw:text-box></draw:frame><draw:line draw:style-name="gr117" draw:text-style-name="P55" svg:x1="5.078cm" svg:y1="1.997cm" svg:x2="4.879cm" svg:y2="1.995cm"><text:p/></draw:line><draw:line draw:style-name="gr118" draw:text-style-name="P55" svg:x1="5.625cm" svg:y1="1.995cm" svg:x2="5.424cm" svg:y2="1.995cm"><text:p/></draw:line><draw:frame draw:style-name="gr119" draw:text-style-name="P57" svg:width="0.242cm" svg:height="0.428cm" draw:transform="rotate (1.5707963267949) translate (5.04295833333333cm 2.09373611111111cm)"><draw:text-box><text:p text:style-name="P56"><text:span text:style-name="T52">180</text:span></text:p><text:p text:style-name="P56"><text:span text:style-name="T52">0</text:span></text:p></draw:text-box></draw:frame><draw:line draw:style-name="gr120" draw:text-style-name="P55" svg:x1="5.103cm" svg:y1="1.688cm" svg:x2="4.907cm" svg:y2="1.653cm"><text:p/></draw:line><draw:line draw:style-name="gr121" draw:text-style-name="P55" svg:x1="5.646cm" svg:y1="1.776cm" svg:x2="5.447cm" svg:y2="1.741cm"><text:p/></draw:line><draw:frame draw:style-name="gr122" draw:text-style-name="P57" svg:width="0.242cm" svg:height="0.428cm" draw:transform="rotate (1.38771128826069) translate (5.05706944444444cm 1.78329166666667cm)"><draw:text-box><text:p text:style-name="P56"><text:span text:style-name="T52">170</text:span></text:p><text:p text:style-name="P56"><text:span text:style-name="T52">10</text:span></text:p></draw:text-box></draw:frame><draw:line draw:style-name="gr123" draw:text-style-name="P55" svg:x1="5.186cm" svg:y1="1.383cm" svg:x2="4.997cm" svg:y2="1.314cm"><text:p/></draw:line><draw:line draw:style-name="gr124" draw:text-style-name="P55" svg:x1="5.703cm" svg:y1="1.572cm" svg:x2="5.514cm" svg:y2="1.501cm"><text:p/></draw:line><draw:frame draw:style-name="gr125" draw:text-style-name="P57" svg:width="0.242cm" svg:height="0.428cm" draw:transform="rotate (1.22818819462841) translate (5.12409722222222cm 1.47461111111111cm)"><draw:text-box><text:p text:style-name="P56"><text:span text:style-name="T52">160</text:span></text:p><text:p text:style-name="P56"><text:span text:style-name="T52">20</text:span></text:p></draw:text-box></draw:frame><draw:line draw:style-name="gr126" draw:text-style-name="P55" svg:x1="5.32cm" svg:y1="1.094cm" svg:x2="5.147cm" svg:y2="0.995cm"><text:p/></draw:line><draw:line draw:style-name="gr127" draw:text-style-name="P55" svg:x1="5.798cm" svg:y1="1.374cm" svg:x2="5.625cm" svg:y2="1.272cm"><text:p/></draw:line><draw:frame draw:style-name="gr128" draw:text-style-name="P57" svg:width="0.242cm" svg:height="0.428cm" draw:transform="rotate (1.0452776890194) translate (5.24404166666667cm 1.17298611111111cm)"><draw:text-box><text:p text:style-name="P56"><text:span text:style-name="T52">150</text:span></text:p><text:p text:style-name="P56"><text:span text:style-name="T52">30</text:span></text:p></draw:text-box></draw:frame><draw:line draw:style-name="gr129" draw:text-style-name="P55" svg:x1="5.501cm" svg:y1="0.838cm" svg:x2="5.348cm" svg:y2="0.711cm"><text:p/></draw:line><draw:line draw:style-name="gr130" draw:text-style-name="P55" svg:x1="5.918cm" svg:y1="1.193cm" svg:x2="5.768cm" svg:y2="1.062cm"><text:p/></draw:line><draw:frame draw:style-name="gr131" draw:text-style-name="P57" svg:width="0.242cm" svg:height="0.428cm" draw:transform="rotate (0.873188224772763) translate (5.40808333333333cm 0.901347222222222cm)"><draw:text-box><text:p text:style-name="P56"><text:span text:style-name="T52">140</text:span></text:p><text:p text:style-name="P56"><text:span text:style-name="T52">40</text:span></text:p></draw:text-box></draw:frame><draw:line draw:style-name="gr132" draw:text-style-name="P55" svg:x1="5.98cm" svg:y1="0.436cm" svg:x2="5.879cm" svg:y2="0.263cm"><text:p/></draw:line><draw:line draw:style-name="gr133" draw:text-style-name="P55" svg:x1="6.255cm" svg:y1="0.914cm" svg:x2="6.156cm" svg:y2="0.741cm"><text:p/></draw:line><draw:frame draw:style-name="gr134" draw:text-style-name="P57" svg:width="0.242cm" svg:height="0.428cm" draw:transform="rotate (0.525518637775492) translate (5.87904166666667cm 0.463902777777778cm)"><draw:text-box><text:p text:style-name="P56"><text:span text:style-name="T52">120</text:span></text:p><text:p text:style-name="P56"><text:span text:style-name="T52">60</text:span></text:p></draw:text-box></draw:frame><draw:line draw:style-name="gr135" draw:text-style-name="P55" svg:x1="6.26cm" svg:y1="0.307cm" svg:x2="6.193cm" svg:y2="0.12cm"><text:p/></draw:line><draw:line draw:style-name="gr136" draw:text-style-name="P55" svg:x1="6.449cm" svg:y1="0.824cm" svg:x2="6.38cm" svg:y2="0.637cm"><text:p/></draw:line><draw:frame draw:style-name="gr137" draw:text-style-name="P57" svg:width="0.242cm" svg:height="0.428cm" draw:transform="rotate (0.342608132166487) translate (6.16302777777778cm 0.319263888888889cm)"><draw:text-box><text:p text:style-name="P56"><text:span text:style-name="T52">110</text:span></text:p><text:p text:style-name="P56"><text:span text:style-name="T52">70</text:span></text:p></draw:text-box></draw:frame><draw:line draw:style-name="gr138" draw:text-style-name="P55" svg:x1="6.565cm" svg:y1="0.226cm" svg:x2="6.53cm" svg:y2="0.028cm"><text:p/></draw:line><draw:line draw:style-name="gr139" draw:text-style-name="P55" svg:x1="6.662cm" svg:y1="0.769cm" svg:x2="6.627cm" svg:y2="0.57cm"><text:p/></draw:line><draw:frame draw:style-name="gr140" draw:text-style-name="P57" svg:width="0.242cm" svg:height="0.428cm" draw:transform="rotate (0.183085038534205) translate (6.461125cm 0.220486111111111cm)"><draw:text-box><text:p text:style-name="P56"><text:span text:style-name="T52">100</text:span></text:p><text:p text:style-name="P56"><text:span text:style-name="T52">80</text:span></text:p></draw:text-box></draw:frame><draw:line draw:style-name="gr141" draw:text-style-name="P54" svg:x1="6.874cm" svg:y1="1.997cm" svg:x2="4.433cm" svg:y2="1.995cm"><text:p/></draw:line><draw:frame draw:style-name="gr142" draw:text-style-name="P60" svg:width="0.304cm" svg:height="0.477cm" draw:transform="rotate (0.00575958653158129) translate (4.49791666666667cm 1.93498611111111cm)"><draw:text-box><text:p text:style-name="P59"><text:span text:style-name="T54">x</text:span></text:p></draw:text-box></draw:frame><draw:frame draw:style-name="gr143" draw:text-style-name="P61" svg:width="0.32cm" svg:height="0.477cm" draw:transform="rotate (0.00558505360638185) translate (6.74511111111111cm 1.40405555555556cm)"><draw:text-box><text:p text:style-name="P59"><text:span text:style-name="T55">O</text:span></text:p></draw:text-box></draw:frame></draw:g><draw:custom-shape text:anchor-type="char" draw:z-index="94" draw:name="Shape60" draw:style-name="gr83" draw:text-style-name="P53" svg:width="1.5cm" svg:height="0.943cm" svg:x="2.895cm" svg:y="0.219cm"><text:p text:style-name="P52"><text:span text:style-name="T49">a.</text:span><text:span text:style-name="T51"> 50°</text:span></text:p><draw:enhanced-geometry svg:viewBox="0 0 21600 21600" draw:text-areas="800 800 20800 20800" draw:type="round-rectangular-callout" draw:modifiers="32412.6909518214 18612.33644859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P10"><text:span text:style-name="_5f_pointillés_20_gris"><text:span text:style-name="T23"/></text:span></text:p>
      <text:p text:style-name="P10"><text:span text:style-name="_5f_pointillés_20_gris"><text:span text:style-name="T23"/></text:span></text:p>
      <text:p text:style-name="P10"><text:span text:style-name="_5f_pointillés_20_gris"><text:span text:style-name="T23"/></text:span></text:p>
      <text:p text:style-name="P10"><text:span text:style-name="_5f_pointillés_20_gris"><text:span text:style-name="T23"/></text:span></text:p>
      <text:p text:style-name="P10"><draw:g text:anchor-type="char" draw:z-index="95" draw:name="Shape61" draw:style-name="gr21"><draw:circle draw:style-name="gr22" draw:text-style-name="P54" svg:width="4.001cm" svg:height="4.001cm" svg:x="0.076cm" svg:y="0.129cm" draw:kind="arc" draw:start-angle="0.03" draw:end-angle="179.96"><text:p/></draw:circle><draw:ellipse draw:style-name="gr22" draw:text-style-name="P54" svg:width="2.502cm" svg:height="2.504cm" svg:x="0.826cm" svg:y="0.877cm" draw:kind="arc" draw:start-angle="0.03" draw:end-angle="179.96"><text:p/></draw:ellipse><draw:line draw:style-name="gr22" draw:text-style-name="P54" svg:x1="0.826cm" svg:y1="2.126cm" svg:x2="3.325cm" svg:y2="2.124cm"><text:p/></draw:line><draw:line draw:style-name="gr22" draw:text-style-name="P54" svg:x1="0.081cm" svg:y1="2.627cm" svg:x2="4.082cm" svg:y2="2.625cm"><text:p/></draw:line><draw:line draw:style-name="gr22" draw:text-style-name="P54" svg:x1="0.081cm" svg:y1="2.625cm" svg:x2="0.081cm" svg:y2="2.124cm"><text:p/></draw:line><draw:line draw:style-name="gr22" draw:text-style-name="P54" svg:x1="4.08cm" svg:y1="2.623cm" svg:x2="4.078cm" svg:y2="2.124cm"><text:p/></draw:line><draw:line draw:style-name="gr22" draw:text-style-name="P54" svg:x1="2.073cm" svg:y1="1.976cm" svg:x2="2.077cm" svg:y2="2.274cm"><text:p/></draw:line><draw:line draw:style-name="gr23" draw:text-style-name="P55" svg:x1="0.919cm" svg:y1="0.746cm" svg:x2="0.79cm" svg:y2="0.593cm"><text:p/></draw:line><draw:line draw:style-name="gr24" draw:text-style-name="P55" svg:x1="1.273cm" svg:y1="1.17cm" svg:x2="1.141cm" svg:y2="1.017cm"><text:p/></draw:line><draw:frame draw:style-name="gr25" draw:text-style-name="P57" svg:width="0.242cm" svg:height="0.428cm" draw:transform="rotate (0.697608102022133) translate (0.820208333333333cm 0.79375cm)"><draw:text-box><text:p text:style-name="P56"><text:span text:style-name="T52">130</text:span></text:p><text:p text:style-name="P56"><text:span text:style-name="T52">50</text:span></text:p></draw:text-box></draw:frame><draw:line draw:style-name="gr26" draw:text-style-name="P55" svg:x1="3.851cm" svg:y1="1.817cm" svg:x2="4.049cm" svg:y2="1.782cm"><text:p/></draw:line><draw:line draw:style-name="gr27" draw:text-style-name="P55" svg:x1="3.306cm" svg:y1="1.914cm" svg:x2="3.505cm" svg:y2="1.879cm"><text:p/></draw:line><draw:frame draw:style-name="gr28" draw:text-style-name="P57" svg:width="0.242cm" svg:height="0.428cm" draw:transform="rotate (-1.40324471860344) translate (3.87173611111111cm 1.70391666666667cm)"><draw:text-box><text:p text:style-name="P56"><text:span text:style-name="T52">10</text:span></text:p><text:p text:style-name="P56"><text:span text:style-name="T52">170</text:span></text:p></draw:text-box></draw:frame><draw:line draw:style-name="gr29" draw:text-style-name="P55" svg:x1="3.771cm" svg:y1="1.512cm" svg:x2="3.96cm" svg:y2="1.445cm"><text:p/></draw:line><draw:line draw:style-name="gr30" draw:text-style-name="P55" svg:x1="3.256cm" svg:y1="1.701cm" svg:x2="3.443cm" svg:y2="1.632cm"><text:p/></draw:line><draw:frame draw:style-name="gr31" draw:text-style-name="P57" svg:width="0.242cm" svg:height="0.428cm" draw:transform="rotate (-1.23516951163639) translate (3.76766666666667cm 1.40405555555556cm)"><draw:text-box><text:p text:style-name="P56"><text:span text:style-name="T52">20</text:span></text:p><text:p text:style-name="P56"><text:span text:style-name="T52">160</text:span></text:p></draw:text-box></draw:frame><draw:line draw:style-name="gr32" draw:text-style-name="P55" svg:x1="3.457cm" svg:y1="0.967cm" svg:x2="3.61cm" svg:y2="0.84cm"><text:p/></draw:line><draw:line draw:style-name="gr33" draw:text-style-name="P55" svg:x1="3.039cm" svg:y1="1.325cm" svg:x2="3.191cm" svg:y2="1.198cm"><text:p/></draw:line><draw:frame draw:style-name="gr34" draw:text-style-name="P57" svg:width="0.242cm" svg:height="0.428cm" draw:transform="rotate (-0.873188224772763) translate (3.41488888888889cm 0.867833333333333cm)"><draw:text-box><text:p text:style-name="P56"><text:span text:style-name="T52">40</text:span></text:p><text:p text:style-name="P56"><text:span text:style-name="T52">140</text:span></text:p></draw:text-box></draw:frame><draw:line draw:style-name="gr35" draw:text-style-name="P55" svg:x1="3.637cm" svg:y1="1.225cm" svg:x2="3.812cm" svg:y2="1.124cm"><text:p/></draw:line><draw:line draw:style-name="gr36" draw:text-style-name="P55" svg:x1="3.159cm" svg:y1="1.503cm" svg:x2="3.334cm" svg:y2="1.401cm"><text:p/></draw:line><draw:frame draw:style-name="gr37" draw:text-style-name="P57" svg:width="0.242cm" svg:height="0.428cm" draw:transform="rotate (-1.05173540725178) translate (3.61597222222222cm 1.12183333333333cm)"><draw:text-box><text:p text:style-name="P56"><text:span text:style-name="T52">30</text:span></text:p><text:p text:style-name="P56"><text:span text:style-name="T52">150</text:span></text:p></draw:text-box></draw:frame><draw:line draw:style-name="gr38" draw:text-style-name="P55" svg:x1="2.979cm" svg:y1="0.571cm" svg:x2="3.08cm" svg:y2="0.398cm"><text:p/></draw:line><draw:line draw:style-name="gr39" draw:text-style-name="P55" svg:x1="2.701cm" svg:y1="1.046cm" svg:x2="2.802cm" svg:y2="0.87cm"><text:p/></draw:line><draw:frame draw:style-name="gr40" draw:text-style-name="P57" svg:width="0.242cm" svg:height="0.428cm" draw:transform="rotate (-0.519060919543114) translate (2.90688888888889cm 0.481541666666667cm)"><draw:text-box><text:p text:style-name="P56"><text:span text:style-name="T52">60</text:span></text:p><text:p text:style-name="P56"><text:span text:style-name="T52">120</text:span></text:p></draw:text-box></draw:frame><draw:line draw:style-name="gr41" draw:text-style-name="P55" svg:x1="3.233cm" svg:y1="0.746cm" svg:x2="3.36cm" svg:y2="0.593cm"><text:p/></draw:line><draw:line draw:style-name="gr42" draw:text-style-name="P55" svg:x1="2.882cm" svg:y1="1.173cm" svg:x2="3.009cm" svg:y2="1.02cm"><text:p/></draw:line><draw:frame draw:style-name="gr43" draw:text-style-name="P57" svg:width="0.242cm" svg:height="0.428cm" draw:transform="rotate (-0.691848515490552) translate (3.17676388888889cm 0.657930555555556cm)"><draw:text-box><text:p text:style-name="P56"><text:span text:style-name="T52">50</text:span></text:p><text:p text:style-name="P56"><text:span text:style-name="T52">130</text:span></text:p></draw:text-box></draw:frame><draw:line draw:style-name="gr44" draw:text-style-name="P55" svg:x1="2.695cm" svg:y1="0.438cm" svg:x2="2.764cm" svg:y2="0.249cm"><text:p/></draw:line><draw:line draw:style-name="gr45" draw:text-style-name="P55" svg:x1="2.501cm" svg:y1="0.955cm" svg:x2="2.572cm" svg:y2="0.766cm"><text:p/></draw:line><draw:frame draw:style-name="gr46" draw:text-style-name="P57" svg:width="0.242cm" svg:height="0.428cm" draw:transform="rotate (-0.349414916249265) translate (2.59997222222222cm 0.373944444444444cm)"><draw:text-box><text:p text:style-name="P56"><text:span text:style-name="T52">70</text:span></text:p><text:p text:style-name="P56"><text:span text:style-name="T52">110</text:span></text:p></draw:text-box></draw:frame><draw:line draw:style-name="gr47" draw:text-style-name="P55" svg:x1="2.387cm" svg:y1="0.354cm" svg:x2="2.422cm" svg:y2="0.158cm"><text:p/></draw:line><draw:line draw:style-name="gr48" draw:text-style-name="P55" svg:x1="2.29cm" svg:y1="0.898cm" svg:x2="2.325cm" svg:y2="0.699cm"><text:p/></draw:line><draw:frame draw:style-name="gr49" draw:text-style-name="P57" svg:width="0.242cm" svg:height="0.428cm" draw:transform="rotate (-0.167551608191456) translate (2.29305555555556cm 0.306916666666667cm)"><draw:text-box><text:p text:style-name="P56"><text:span text:style-name="T52">80</text:span></text:p><text:p text:style-name="P56"><text:span text:style-name="T52">100</text:span></text:p></draw:text-box></draw:frame><draw:line draw:style-name="gr50" draw:text-style-name="P55" svg:x1="2.077cm" svg:y1="0.327cm" svg:x2="2.073cm" svg:y2="0.128cm"><text:p/></draw:line><draw:line draw:style-name="gr51" draw:text-style-name="P55" svg:x1="2.073cm" svg:y1="0.877cm" svg:x2="2.073cm" svg:y2="0.676cm"><text:p/></draw:line><draw:frame draw:style-name="gr52" draw:text-style-name="P58" svg:width="0.214cm" svg:height="0.415cm" svg:x="1.977cm" svg:y="0.358cm"><draw:text-box><text:p text:style-name="P56"><text:span text:style-name="T53">90</text:span></text:p></draw:text-box></draw:frame><draw:line draw:style-name="gr53" draw:text-style-name="P55" svg:x1="3.874cm" svg:y1="2.124cm" svg:x2="4.073cm" svg:y2="2.124cm"><text:p/></draw:line><draw:line draw:style-name="gr54" draw:text-style-name="P55" svg:x1="3.33cm" svg:y1="2.124cm" svg:x2="3.528cm" svg:y2="2.126cm"><text:p/></draw:line><draw:frame draw:style-name="gr55" draw:text-style-name="P57" svg:width="0.242cm" svg:height="0.428cm" draw:transform="rotate (-1.5707963267949) translate (3.91406944444444cm 2.02494444444444cm)"><draw:text-box><text:p text:style-name="P56"><text:span text:style-name="T52">0</text:span></text:p><text:p text:style-name="P56"><text:span text:style-name="T52">180</text:span></text:p></draw:text-box></draw:frame><draw:line draw:style-name="gr56" draw:text-style-name="P55" svg:x1="0.279cm" svg:y1="2.126cm" svg:x2="0.081cm" svg:y2="2.124cm"><text:p/></draw:line><draw:line draw:style-name="gr57" draw:text-style-name="P55" svg:x1="0.827cm" svg:y1="2.124cm" svg:x2="0.626cm" svg:y2="2.124cm"><text:p/></draw:line><draw:frame draw:style-name="gr58" draw:text-style-name="P57" svg:width="0.242cm" svg:height="0.428cm" draw:transform="rotate (1.5707963267949) translate (0.245180555555556cm 2.2225cm)"><draw:text-box><text:p text:style-name="P56"><text:span text:style-name="T52">180</text:span></text:p><text:p text:style-name="P56"><text:span text:style-name="T52">0</text:span></text:p></draw:text-box></draw:frame><draw:line draw:style-name="gr59" draw:text-style-name="P55" svg:x1="0.307cm" svg:y1="1.817cm" svg:x2="0.111cm" svg:y2="1.782cm"><text:p/></draw:line><draw:line draw:style-name="gr60" draw:text-style-name="P55" svg:x1="0.847cm" svg:y1="1.905cm" svg:x2="0.649cm" svg:y2="1.87cm"><text:p/></draw:line><draw:frame draw:style-name="gr61" draw:text-style-name="P57" svg:width="0.242cm" svg:height="0.428cm" draw:transform="rotate (1.39486713819387) translate (0.257527777777778cm 1.91205555555556cm)"><draw:text-box><text:p text:style-name="P56"><text:span text:style-name="T52">170</text:span></text:p><text:p text:style-name="P56"><text:span text:style-name="T52">10</text:span></text:p></draw:text-box></draw:frame><draw:line draw:style-name="gr62" draw:text-style-name="P55" svg:x1="0.387cm" svg:y1="1.513cm" svg:x2="0.198cm" svg:y2="1.444cm"><text:p/></draw:line><draw:line draw:style-name="gr63" draw:text-style-name="P55" svg:x1="0.905cm" svg:y1="1.702cm" svg:x2="0.716cm" svg:y2="1.631cm"><text:p/></draw:line><draw:frame draw:style-name="gr64" draw:text-style-name="P57" svg:width="0.242cm" svg:height="0.428cm" draw:transform="rotate (1.22818819462841) translate (0.324555555555556cm 1.603375cm)"><draw:text-box><text:p text:style-name="P56"><text:span text:style-name="T52">160</text:span></text:p><text:p text:style-name="P56"><text:span text:style-name="T52">20</text:span></text:p></draw:text-box></draw:frame><draw:line draw:style-name="gr65" draw:text-style-name="P55" svg:x1="0.517cm" svg:y1="1.223cm" svg:x2="0.342cm" svg:y2="1.124cm"><text:p/></draw:line><draw:line draw:style-name="gr66" draw:text-style-name="P55" svg:x1="0.993cm" svg:y1="1.503cm" svg:x2="0.82cm" svg:y2="1.401cm"><text:p/></draw:line><draw:frame draw:style-name="gr67" draw:text-style-name="P57" svg:width="0.242cm" svg:height="0.428cm" draw:transform="rotate (1.05173540725178) translate (0.4445cm 1.30175cm)"><draw:text-box><text:p text:style-name="P56"><text:span text:style-name="T52">150</text:span></text:p><text:p text:style-name="P56"><text:span text:style-name="T52">30</text:span></text:p></draw:text-box></draw:frame><draw:line draw:style-name="gr68" draw:text-style-name="P55" svg:x1="0.695cm" svg:y1="0.967cm" svg:x2="0.542cm" svg:y2="0.84cm"><text:p/></draw:line><draw:line draw:style-name="gr69" draw:text-style-name="P55" svg:x1="1.12cm" svg:y1="1.322cm" svg:x2="0.97cm" svg:y2="1.191cm"><text:p/></draw:line><draw:frame draw:style-name="gr70" draw:text-style-name="P57" svg:width="0.242cm" svg:height="0.428cm" draw:transform="rotate (0.878947811304344) translate (0.608541666666667cm 1.03011111111111cm)"><draw:text-box><text:p text:style-name="P56"><text:span text:style-name="T52">140</text:span></text:p><text:p text:style-name="P56"><text:span text:style-name="T52">40</text:span></text:p></draw:text-box></draw:frame><draw:line draw:style-name="gr71" draw:text-style-name="P55" svg:x1="1.176cm" svg:y1="0.565cm" svg:x2="1.074cm" svg:y2="0.392cm"><text:p/></draw:line><draw:line draw:style-name="gr72" draw:text-style-name="P55" svg:x1="1.457cm" svg:y1="1.043cm" svg:x2="1.358cm" svg:y2="0.87cm"><text:p/></draw:line><draw:frame draw:style-name="gr73" draw:text-style-name="P57" svg:width="0.242cm" svg:height="0.428cm" draw:transform="rotate (0.525518637775492) translate (1.07420833333333cm 0.592666666666667cm)"><draw:text-box><text:p text:style-name="P56"><text:span text:style-name="T52">120</text:span></text:p><text:p text:style-name="P56"><text:span text:style-name="T52">60</text:span></text:p></draw:text-box></draw:frame><draw:line draw:style-name="gr74" draw:text-style-name="P55" svg:x1="1.462cm" svg:y1="0.436cm" svg:x2="1.395cm" svg:y2="0.249cm"><text:p/></draw:line><draw:line draw:style-name="gr75" draw:text-style-name="P55" svg:x1="1.651cm" svg:y1="0.953cm" svg:x2="1.582cm" svg:y2="0.766cm"><text:p/></draw:line><draw:frame draw:style-name="gr76" draw:text-style-name="P57" svg:width="0.242cm" svg:height="0.428cm" draw:transform="rotate (0.342608132166487) translate (1.36525cm 0.448027777777778cm)"><draw:text-box><text:p text:style-name="P56"><text:span text:style-name="T52">110</text:span></text:p><text:p text:style-name="P56"><text:span text:style-name="T52">70</text:span></text:p></draw:text-box></draw:frame><draw:line draw:style-name="gr77" draw:text-style-name="P55" svg:x1="1.767cm" svg:y1="0.356cm" svg:x2="1.732cm" svg:y2="0.158cm"><text:p/></draw:line><draw:line draw:style-name="gr78" draw:text-style-name="P55" svg:x1="1.864cm" svg:y1="0.898cm" svg:x2="1.829cm" svg:y2="0.699cm"><text:p/></draw:line><draw:frame draw:style-name="gr79" draw:text-style-name="P57" svg:width="0.242cm" svg:height="0.428cm" draw:transform="rotate (0.183085038534205) translate (1.66511111111111cm 0.345722222222222cm)"><draw:text-box><text:p text:style-name="P56"><text:span text:style-name="T52">100</text:span></text:p><text:p text:style-name="P56"><text:span text:style-name="T52">80</text:span></text:p></draw:text-box></draw:frame><draw:line draw:style-name="gr80" draw:text-style-name="P54" svg:x1="2.073cm" svg:y1="2.124cm" svg:x2="4.5cm" svg:y2="2.126cm"><text:p/></draw:line><draw:frame draw:style-name="gr81" draw:text-style-name="P60" svg:width="0.175cm" svg:height="0.408cm" draw:transform="rotate (0.0101229096615671) translate (4.302125cm 2.05669444444444cm)"><draw:text-box><text:p text:style-name="P59"><text:span text:style-name="T54">x</text:span></text:p></draw:text-box></draw:frame><draw:frame draw:style-name="gr82" draw:text-style-name="P61" svg:width="0.32cm" svg:height="0.477cm" draw:transform="rotate (0.00558505360638185) translate (1.94556944444444cm 1.53281944444444cm)"><draw:text-box><text:p text:style-name="P59"><text:span text:style-name="T55">O</text:span></text:p></draw:text-box></draw:frame></draw:g><text:span text:style-name="_5f_pointillés_20_gris"><text:span text:style-name="T23"/></text:span></text:p>
      <text:p text:style-name="P10"><text:span text:style-name="_5f_pointillés_20_gris"><text:span text:style-name="T23"/></text:span></text:p>
      <text:p text:style-name="P10"><text:span text:style-name="_5f_pointillés_20_gris"><text:span text:style-name="T23"/></text:span></text:p>
      <text:p text:style-name="P10"><draw:custom-shape text:anchor-type="char" draw:z-index="96" draw:name="Shape62" draw:style-name="gr20" draw:text-style-name="P53" svg:width="1.502cm" svg:height="1.001cm" svg:x="4.639cm" svg:y="0.222cm"><text:p text:style-name="P52"><text:span text:style-name="T49">b.</text:span><text:span text:style-name="T51"> 120°</text:span></text:p><draw:enhanced-geometry svg:viewBox="0 0 21600 21600" draw:text-areas="800 800 20800 20800" draw:type="round-rectangular-callout" draw:modifiers="-10926.7605633803 -14602.8169014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P10"><text:span text:style-name="_5f_pointillés_20_gris"><text:span text:style-name="T23"/></text:span></text:p>
      <text:list xml:id="list174058420579568" text:continue-numbering="true" text:style-name="_5f_Numérotation_20_des_20_exercices_20_livrets">
        <text:list-item>
          <text:h text:style-name="P34" text:outline-level="1"><text:soft-page-break/><text:span text:style-name="_5f_pointillés_20_gris"><text:s text:c="2"/></text:span><text:span text:style-name="_5f_pointillés_20_gris"><text:span text:style-name="T30">Dans chaque cas, construis la demi-droite [O</text:span></text:span><text:span text:style-name="Character_5f_20_5f_style"><text:span text:style-name="T25">y</text:span></text:span><text:span text:style-name="Character_5f_20_5f_style"><text:span text:style-name="T21">) telle que l’angle </text:span></text:span><text:span text:style-name="Character_5f_20_5f_style"><text:span text:style-name="T21"><draw:frame draw:style-name="fr3" draw:name="Objet44" text:anchor-type="as-char" svg:y="-0.381cm" svg:width="1.051cm" svg:height="0.473cm" draw:z-index="91"><draw:object xlink:href="./Object 1" xlink:type="simple" xlink:show="embed" xlink:actuate="onLoad"/><draw:image xlink:href="./ObjectReplacements/Object 1" xlink:type="simple" xlink:show="embed" xlink:actuate="onLoad"/><svg:desc>formula</svg:desc></draw:frame></text:span></text:span><text:span text:style-name="Character_5f_20_5f_style"><text:span text:style-name="T21"><text:s/>ait la mesure indiquée.</text:span></text:span></text:h>
        </text:list-item>
      </text:list>
      <text:p text:style-name="_5f_Paragraphe_20_livret_20_"><draw:g text:anchor-type="char" draw:z-index="44" draw:name="Shape63" draw:style-name="gr21"><draw:circle draw:style-name="gr22" draw:text-style-name="P54" svg:width="4.001cm" svg:height="4.001cm" draw:transform="rotate (-0.532325421858271) translate (5.87551388888889cm -0.567972222222222cm)" draw:kind="arc" draw:start-angle="0.03" draw:end-angle="179.96"><text:p/></draw:circle><draw:ellipse draw:style-name="gr22" draw:text-style-name="P54" svg:width="2.504cm" svg:height="2.502cm" draw:transform="rotate (-0.532150888933072) translate (6.14009722222222cm 0.455083333333333cm)" draw:kind="arc" draw:start-angle="0.03" draw:end-angle="179.96"><text:p/></draw:ellipse><draw:line draw:style-name="gr22" draw:text-style-name="P54" svg:x1="5.507cm" svg:y1="1.533cm" svg:x2="7.662cm" svg:y2="2.799cm"><text:p/></draw:line><draw:line draw:style-name="gr22" draw:text-style-name="P54" svg:x1="4.608cm" svg:y1="1.582cm" svg:x2="8.056cm" svg:y2="3.61cm"><text:p/></draw:line><draw:line draw:style-name="gr22" draw:text-style-name="P54" svg:x1="4.608cm" svg:y1="1.584cm" svg:x2="4.862cm" svg:y2="1.152cm"><text:p/></draw:line><draw:line draw:style-name="gr22" draw:text-style-name="P54" svg:x1="8.054cm" svg:y1="3.609cm" svg:x2="8.306cm" svg:y2="3.177cm"><text:p/></draw:line><draw:line draw:style-name="gr22" draw:text-style-name="P54" svg:x1="6.661cm" svg:y1="2.034cm" svg:x2="6.513cm" svg:y2="2.292cm"><text:p/></draw:line><draw:line draw:style-name="gr820" draw:text-style-name="P55" svg:x1="6.287cm" svg:y1="0.392cm" svg:x2="6.253cm" svg:y2="0.196cm"><text:p/></draw:line><draw:line draw:style-name="gr486" draw:text-style-name="P55" svg:x1="6.383cm" svg:y1="0.933cm" svg:x2="6.348cm" svg:y2="0.734cm"><text:p/></draw:line><draw:frame draw:style-name="gr821" draw:text-style-name="P57" svg:width="0.242cm" svg:height="0.428cm" draw:transform="rotate (0.160395758258279) translate (6.17890277777778cm 0.381cm)"><draw:text-box><text:p text:style-name="P56"><text:span text:style-name="T52">130</text:span></text:p><text:p text:style-name="P56"><text:span text:style-name="T52">50</text:span></text:p></draw:text-box></draw:frame><draw:line draw:style-name="gr822" draw:text-style-name="P55" svg:x1="8.271cm" svg:y1="2.796cm" svg:x2="8.46cm" svg:y2="2.868cm"><text:p/></draw:line><draw:line draw:style-name="gr489" draw:text-style-name="P55" svg:x1="7.753cm" svg:y1="2.602cm" svg:x2="7.942cm" svg:y2="2.673cm"><text:p/></draw:line><draw:frame draw:style-name="gr823" draw:text-style-name="P57" svg:width="0.242cm" svg:height="0.428cm" draw:transform="rotate (-1.93644280508771) translate (8.34495833333333cm 2.714625cm)"><draw:text-box><text:p text:style-name="P56"><text:span text:style-name="T52">10</text:span></text:p><text:p text:style-name="P56"><text:span text:style-name="T52">170</text:span></text:p></draw:text-box></draw:frame><draw:line draw:style-name="gr824" draw:text-style-name="P55" svg:x1="8.357cm" svg:y1="2.494cm" svg:x2="8.553cm" svg:y2="2.533cm"><text:p/></draw:line><draw:line draw:style-name="gr492" draw:text-style-name="P55" svg:x1="7.813cm" svg:y1="2.397cm" svg:x2="8.009cm" svg:y2="2.432cm"><text:p/></draw:line><draw:frame draw:style-name="gr825" draw:text-style-name="P57" svg:width="0.242cm" svg:height="0.428cm" draw:transform="rotate (-1.76103721526228) translate (8.40669444444444cm 2.39888888888889cm)"><draw:text-box><text:p text:style-name="P56"><text:span text:style-name="T52">20</text:span></text:p><text:p text:style-name="P56"><text:span text:style-name="T52">160</text:span></text:p></draw:text-box></draw:frame><draw:line draw:style-name="gr826" draw:text-style-name="P55" svg:x1="8.365cm" svg:y1="1.868cm" svg:x2="8.561cm" svg:y2="1.836cm"><text:p/></draw:line><draw:line draw:style-name="gr495" draw:text-style-name="P55" svg:x1="7.819cm" svg:y1="1.962cm" svg:x2="8.015cm" svg:y2="1.93cm"><text:p/></draw:line><draw:frame draw:style-name="gr827" draw:text-style-name="P57" svg:width="0.242cm" svg:height="0.428cm" draw:transform="rotate (-1.40202298812705) translate (8.37847222222222cm 1.76565277777778cm)"><draw:text-box><text:p text:style-name="P56"><text:span text:style-name="T52">40</text:span></text:p><text:p text:style-name="P56"><text:span text:style-name="T52">140</text:span></text:p></draw:text-box></draw:frame><draw:line draw:style-name="gr828" draw:text-style-name="P55" svg:x1="8.382cm" svg:y1="2.184cm" svg:x2="8.585cm" svg:y2="2.184cm"><text:p/></draw:line><draw:line draw:style-name="gr498" draw:text-style-name="P55" svg:x1="7.83cm" svg:y1="2.18cm" svg:x2="8.033cm" svg:y2="2.182cm"><text:p/></draw:line><draw:frame draw:style-name="gr829" draw:text-style-name="P57" svg:width="0.242cm" svg:height="0.428cm" draw:transform="rotate (-1.58545709251165) translate (8.41727777777778cm 2.08315277777778cm)"><draw:text-box><text:p text:style-name="P56"><text:span text:style-name="T52">30</text:span></text:p><text:p text:style-name="P56"><text:span text:style-name="T52">150</text:span></text:p></draw:text-box></draw:frame><draw:line draw:style-name="gr830" draw:text-style-name="P55" svg:x1="8.15cm" svg:y1="1.281cm" svg:x2="8.326cm" svg:y2="1.182cm"><text:p/></draw:line><draw:line draw:style-name="gr501" draw:text-style-name="P55" svg:x1="7.666cm" svg:y1="1.551cm" svg:x2="7.842cm" svg:y2="1.452cm"><text:p/></draw:line><draw:frame draw:style-name="gr831" draw:text-style-name="P57" svg:width="0.242cm" svg:height="0.428cm" draw:transform="rotate (-1.05801859255896) translate (8.13152777777778cm 1.16769444444444cm)"><draw:text-box><text:p text:style-name="P56"><text:span text:style-name="T52">60</text:span></text:p><text:p text:style-name="P56"><text:span text:style-name="T52">120</text:span></text:p></draw:text-box></draw:frame><draw:line draw:style-name="gr832" draw:text-style-name="P55" svg:x1="8.278cm" svg:y1="1.563cm" svg:x2="8.465cm" svg:y2="1.496cm"><text:p/></draw:line><draw:line draw:style-name="gr504" draw:text-style-name="P55" svg:x1="7.763cm" svg:y1="1.75cm" svg:x2="7.952cm" svg:y2="1.683cm"><text:p/></draw:line><draw:frame draw:style-name="gr833" draw:text-style-name="P57" svg:width="0.242cm" svg:height="0.428cm" draw:transform="rotate (-1.22138141054563) translate (8.27263888888889cm 1.45520833333333cm)"><draw:text-box><text:p text:style-name="P56"><text:span text:style-name="T52">50</text:span></text:p><text:p text:style-name="P56"><text:span text:style-name="T52">130</text:span></text:p></draw:text-box></draw:frame><draw:line draw:style-name="gr834" draw:text-style-name="P55" svg:x1="7.971cm" svg:y1="1.022cm" svg:x2="8.126cm" svg:y2="0.893cm"><text:p/></draw:line><draw:line draw:style-name="gr507" draw:text-style-name="P55" svg:x1="7.546cm" svg:y1="1.369cm" svg:x2="7.701cm" svg:y2="1.242cm"><text:p/></draw:line><draw:frame draw:style-name="gr835" draw:text-style-name="P57" svg:width="0.242cm" svg:height="0.428cm" draw:transform="rotate (-0.88348566735953) translate (7.92515277777778cm 0.92075cm)"><draw:text-box><text:p text:style-name="P56"><text:span text:style-name="T52">70</text:span></text:p><text:p text:style-name="P56"><text:span text:style-name="T52">110</text:span></text:p></draw:text-box></draw:frame><draw:line draw:style-name="gr836" draw:text-style-name="P55" svg:x1="7.753cm" svg:y1="0.796cm" svg:x2="7.884cm" svg:y2="0.644cm"><text:p/></draw:line><draw:line draw:style-name="gr510" draw:text-style-name="P55" svg:x1="7.395cm" svg:y1="1.22cm" svg:x2="7.526cm" svg:y2="1.067cm"><text:p/></draw:line><draw:frame draw:style-name="gr837" draw:text-style-name="P57" svg:width="0.242cm" svg:height="0.428cm" draw:transform="rotate (-0.703193155628516) translate (7.69408333333333cm 0.709083333333333cm)"><draw:text-box><text:p text:style-name="P56"><text:span text:style-name="T52">80</text:span></text:p><text:p text:style-name="P56"><text:span text:style-name="T52">100</text:span></text:p></draw:text-box></draw:frame><draw:line draw:style-name="gr838" draw:text-style-name="P55" svg:x1="7.499cm" svg:y1="0.616cm" svg:x2="7.6cm" svg:y2="0.443cm"><text:p/></draw:line><draw:line draw:style-name="gr513" draw:text-style-name="P55" svg:x1="7.222cm" svg:y1="1.087cm" svg:x2="7.324cm" svg:y2="0.914cm"><text:p/></draw:line><draw:frame draw:style-name="gr839" draw:text-style-name="P58" svg:width="0.214cm" svg:height="0.415cm" draw:transform="rotate (-0.537561409614254) translate (7.39951388888889cm 0.592666666666667cm)"><draw:text-box><text:p text:style-name="P56"><text:span text:style-name="T53">90</text:span></text:p></draw:text-box></draw:frame><draw:line draw:style-name="gr840" draw:text-style-name="P55" svg:x1="8.134cm" svg:y1="3.08cm" svg:x2="8.307cm" svg:y2="3.181cm"><text:p/></draw:line><draw:line draw:style-name="gr516" draw:text-style-name="P55" svg:x1="7.662cm" svg:y1="2.796cm" svg:x2="7.833cm" svg:y2="2.9cm"><text:p/></draw:line><draw:frame draw:style-name="gr841" draw:text-style-name="P57" svg:width="0.242cm" svg:height="0.428cm" draw:transform="rotate (-2.10626334130676) translate (8.21972222222222cm 3.00919444444444cm)"><draw:text-box><text:p text:style-name="P56"><text:span text:style-name="T52">0</text:span></text:p><text:p text:style-name="P56"><text:span text:style-name="T52">180</text:span></text:p></draw:text-box></draw:frame><draw:line draw:style-name="gr842" draw:text-style-name="P55" svg:x1="5.031cm" svg:y1="1.253cm" svg:x2="4.862cm" svg:y2="1.152cm"><text:p/></draw:line><draw:line draw:style-name="gr519" draw:text-style-name="P55" svg:x1="5.507cm" svg:y1="1.531cm" svg:x2="5.334cm" svg:y2="1.429cm"><text:p/></draw:line><draw:frame draw:style-name="gr843" draw:text-style-name="P57" svg:width="0.242cm" svg:height="0.428cm" draw:transform="rotate (1.04161249759022) translate (4.95829166666667cm 1.31586111111111cm)"><draw:text-box><text:p text:style-name="P56"><text:span text:style-name="T52">180</text:span></text:p><text:p text:style-name="P56"><text:span text:style-name="T52">0</text:span></text:p></draw:text-box></draw:frame><draw:line draw:style-name="gr844" draw:text-style-name="P55" svg:x1="5.213cm" svg:y1="1.002cm" svg:x2="5.063cm" svg:y2="0.873cm"><text:p/></draw:line><draw:line draw:style-name="gr522" draw:text-style-name="P55" svg:x1="5.636cm" svg:y1="1.356cm" svg:x2="5.483cm" svg:y2="1.224cm"><text:p/></draw:line><draw:frame draw:style-name="gr845" draw:text-style-name="P57" svg:width="0.242cm" svg:height="0.428cm" draw:transform="rotate (0.857480261504814) translate (5.12586111111111cm 1.06009722222222cm)"><draw:text-box><text:p text:style-name="P56"><text:span text:style-name="T52">170</text:span></text:p><text:p text:style-name="P56"><text:span text:style-name="T52">10</text:span></text:p></draw:text-box></draw:frame><draw:line draw:style-name="gr846" draw:text-style-name="P55" svg:x1="5.438cm" svg:y1="0.778cm" svg:x2="5.311cm" svg:y2="0.623cm"><text:p/></draw:line><draw:line draw:style-name="gr525" draw:text-style-name="P55" svg:x1="5.788cm" svg:y1="1.205cm" svg:x2="5.661cm" svg:y2="1.048cm"><text:p/></draw:line><draw:frame draw:style-name="gr847" draw:text-style-name="P57" svg:width="0.242cm" svg:height="0.428cm" draw:transform="rotate (0.692895713041749) translate (5.33929166666667cm 0.823736111111111cm)"><draw:text-box><text:p text:style-name="P56"><text:span text:style-name="T52">160</text:span></text:p><text:p text:style-name="P56"><text:span text:style-name="T52">20</text:span></text:p></draw:text-box></draw:frame><draw:line draw:style-name="gr848" draw:text-style-name="P55" svg:x1="5.7cm" svg:y1="0.605cm" svg:x2="5.601cm" svg:y2="0.432cm"><text:p/></draw:line><draw:line draw:style-name="gr528" draw:text-style-name="P55" svg:x1="5.968cm" svg:y1="1.085cm" svg:x2="5.871cm" svg:y2="0.91cm"><text:p/></draw:line><draw:frame draw:style-name="gr849" draw:text-style-name="P57" svg:width="0.242cm" svg:height="0.428cm" draw:transform="rotate (0.515570261039125) translate (5.59505555555556cm 0.626180555555556cm)"><draw:text-box><text:p text:style-name="P56"><text:span text:style-name="T52">150</text:span></text:p><text:p text:style-name="P56"><text:span text:style-name="T52">30</text:span></text:p></draw:text-box></draw:frame><draw:line draw:style-name="gr850" draw:text-style-name="P55" svg:x1="5.985cm" svg:y1="0.466cm" svg:x2="5.918cm" svg:y2="0.279cm"><text:p/></draw:line><draw:line draw:style-name="gr531" draw:text-style-name="P55" svg:x1="6.166cm" svg:y1="0.99cm" svg:x2="6.102cm" svg:y2="0.801cm"><text:p/></draw:line><draw:frame draw:style-name="gr851" draw:text-style-name="P57" svg:width="0.242cm" svg:height="0.428cm" draw:transform="rotate (0.342608132166487) translate (5.87727777777778cm 0.47625cm)"><draw:text-box><text:p text:style-name="P56"><text:span text:style-name="T52">140</text:span></text:p><text:p text:style-name="P56"><text:span text:style-name="T52">40</text:span></text:p></draw:text-box></draw:frame><draw:line draw:style-name="gr852" draw:text-style-name="P55" svg:x1="6.603cm" svg:y1="0.365cm" svg:x2="6.605cm" svg:y2="0.166cm"><text:p/></draw:line><draw:line draw:style-name="gr534" draw:text-style-name="P55" svg:x1="6.596cm" svg:y1="0.916cm" svg:x2="6.598cm" svg:y2="0.717cm"><text:p/></draw:line><draw:frame draw:style-name="gr853" draw:text-style-name="P57" svg:width="0.242cm" svg:height="0.428cm" draw:transform="rotate (-0.00733038285837686) translate (6.49640277777778cm 0.335138888888889cm)"><draw:text-box><text:p text:style-name="P56"><text:span text:style-name="T52">120</text:span></text:p><text:p text:style-name="P56"><text:span text:style-name="T52">60</text:span></text:p></draw:text-box></draw:frame><draw:line draw:style-name="gr854" draw:text-style-name="P55" svg:x1="6.911cm" svg:y1="0.402cm" svg:x2="6.948cm" svg:y2="0.208cm"><text:p/></draw:line><draw:line draw:style-name="gr537" draw:text-style-name="P55" svg:x1="6.814cm" svg:y1="0.942cm" svg:x2="6.851cm" svg:y2="0.746cm"><text:p/></draw:line><draw:frame draw:style-name="gr855" draw:text-style-name="P57" svg:width="0.242cm" svg:height="0.428cm" draw:transform="rotate (-0.197396738400559) translate (6.81919444444444cm 0.358069444444444cm)"><draw:text-box><text:p text:style-name="P56"><text:span text:style-name="T52">110</text:span></text:p><text:p text:style-name="P56"><text:span text:style-name="T52">70</text:span></text:p></draw:text-box></draw:frame><draw:line draw:style-name="gr856" draw:text-style-name="P55" svg:x1="7.215cm" svg:y1="0.482cm" svg:x2="7.284cm" svg:y2="0.293cm"><text:p/></draw:line><draw:line draw:style-name="gr857" draw:text-style-name="P55" svg:x1="7.022cm" svg:y1="1.002cm" svg:x2="7.093cm" svg:y2="0.813cm"><text:p/></draw:line><draw:frame draw:style-name="gr858" draw:text-style-name="P57" svg:width="0.242cm" svg:height="0.428cm" draw:transform="rotate (-0.349414916249265) translate (7.12963888888889cm 0.425097222222222cm)"><draw:text-box><text:p text:style-name="P56"><text:span text:style-name="T52">100</text:span></text:p><text:p text:style-name="P56"><text:span text:style-name="T52">80</text:span></text:p></draw:text-box></draw:frame><draw:line draw:style-name="gr367" draw:text-style-name="P54" svg:x1="6.584cm" svg:y1="2.162cm" svg:x2="4.481cm" svg:y2="0.922cm"><text:p/></draw:line><draw:frame draw:style-name="gr859" draw:text-style-name="P60" svg:width="0.304cm" svg:height="0.477cm" draw:transform="rotate (-0.5234242426731) translate (4.56847222222222cm 0.910166666666667cm)"><draw:text-box><text:p text:style-name="P59"><text:span text:style-name="T54">x</text:span></text:p></draw:text-box></draw:frame><draw:frame draw:style-name="gr860" draw:text-style-name="P61" svg:width="0.32cm" svg:height="0.477cm" draw:transform="rotate (-0.528136631653484) translate (6.76980555555556cm 1.58573611111111cm)"><draw:text-box><text:p text:style-name="P59"><text:span text:style-name="T55">O</text:span></text:p></draw:text-box></draw:frame></draw:g><draw:custom-shape text:anchor-type="char" draw:z-index="97" draw:name="Shape64_2" draw:style-name="gr19" draw:text-style-name="P53" svg:width="1.5cm" svg:height="0.999cm" svg:x="1.683cm" svg:y="0.226cm"><text:p text:style-name="P52"><text:span text:style-name="T49">a.</text:span><text:span text:style-name="T50"> </text:span><text:span text:style-name="T51">100°</text:span></text:p><draw:enhanced-geometry svg:viewBox="0 0 21600 21600" draw:mirror-vertical="false" draw:mirror-horizontal="false" draw:text-areas="800 800 20800 20800" draw:type="round-rectangular-callout" draw:modifiers="42717.7438307873 29447.6190476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Character_5f_20_5f_style"/></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g text:anchor-type="char" draw:z-index="45" draw:name="Shape65" draw:style-name="gr21"><draw:circle draw:style-name="gr22" draw:text-style-name="P54" svg:width="4.003cm" svg:height="4.003cm" draw:transform="rotate (0.760439955093929) translate (-0.569736111111111cm 2.206625cm)" draw:kind="arc" draw:start-angle="0.03" draw:end-angle="179.96"><text:p/></draw:circle><draw:ellipse draw:style-name="gr22" draw:text-style-name="P54" svg:width="2.502cm" svg:height="2.504cm" draw:transform="skewX (-0.000698131700797737) rotate (0.759916356318331) translate (0.492125cm 2.22955555555556cm)" draw:kind="arc" draw:start-angle="0.03" draw:end-angle="179.96"><text:p/></draw:ellipse><draw:line draw:style-name="gr22" draw:text-style-name="P54" svg:x1="1.354cm" svg:y1="3.134cm" svg:x2="3.164cm" svg:y2="1.409cm"><text:p/></draw:line><draw:line draw:style-name="gr22" draw:text-style-name="P54" svg:x1="1.154cm" svg:y1="4.02cm" svg:x2="4.05cm" svg:y2="1.261cm"><text:p/></draw:line><draw:line draw:style-name="gr22" draw:text-style-name="P54" svg:x1="1.152cm" svg:y1="4.014cm" svg:x2="0.808cm" svg:y2="3.651cm"><text:p/></draw:line><draw:line draw:style-name="gr22" draw:text-style-name="P54" svg:x1="4.053cm" svg:y1="1.254cm" svg:x2="3.707cm" svg:y2="0.894cm"><text:p/></draw:line><draw:line draw:style-name="gr22" draw:text-style-name="P54" svg:x1="2.154cm" svg:y1="2.164cm" svg:x2="2.36cm" svg:y2="2.379cm"><text:p/></draw:line><draw:line draw:style-name="gr768" draw:text-style-name="P55" svg:x1="0.471cm" svg:y1="2.071cm" svg:x2="0.272cm" svg:y2="2.048cm"><text:p/></draw:line><draw:line draw:style-name="gr218" draw:text-style-name="P55" svg:x1="1.018cm" svg:y1="2.132cm" svg:x2="0.817cm" svg:y2="2.111cm"><text:p/></draw:line><draw:frame draw:style-name="gr769" draw:text-style-name="P57" svg:width="0.242cm" svg:height="0.428cm" draw:transform="rotate (1.46101511684445) translate (0.433916666666667cm 2.17311111111111cm)"><draw:text-box><text:p text:style-name="P56"><text:span text:style-name="T52">130</text:span></text:p><text:p text:style-name="P56"><text:span text:style-name="T52">50</text:span></text:p></draw:text-box></draw:frame><draw:line draw:style-name="gr770" draw:text-style-name="P55" svg:x1="3.327cm" svg:y1="0.826cm" svg:x2="3.447cm" svg:y2="0.665cm"><text:p/></draw:line><draw:line draw:style-name="gr221" draw:text-style-name="P55" svg:x1="2.999cm" svg:y1="1.27cm" svg:x2="3.119cm" svg:y2="1.108cm"><text:p/></draw:line><draw:frame draw:style-name="gr771" draw:text-style-name="P57" svg:width="0.242cm" svg:height="0.428cm" draw:transform="rotate (-0.6464699549387) translate (3.26848611111111cm 0.73025cm)"><draw:text-box><text:p text:style-name="P56"><text:span text:style-name="T52">10</text:span></text:p><text:p text:style-name="P56"><text:span text:style-name="T52">170</text:span></text:p></draw:text-box></draw:frame><draw:line draw:style-name="gr772" draw:text-style-name="P55" svg:x1="3.059cm" svg:y1="0.661cm" svg:x2="3.149cm" svg:y2="0.483cm"><text:p/></draw:line><draw:line draw:style-name="gr224" draw:text-style-name="P55" svg:x1="2.818cm" svg:y1="1.157cm" svg:x2="2.904cm" svg:y2="0.977cm"><text:p/></draw:line><draw:frame draw:style-name="gr773" draw:text-style-name="P57" svg:width="0.242cm" svg:height="0.428cm" draw:transform="rotate (-0.463733982254894) translate (2.98626388888889cm 0.587375cm)"><draw:text-box><text:p text:style-name="P56"><text:span text:style-name="T52">20</text:span></text:p><text:p text:style-name="P56"><text:span text:style-name="T52">160</text:span></text:p></draw:text-box></draw:frame><draw:line draw:style-name="gr774" draw:text-style-name="P55" svg:x1="2.459cm" svg:y1="0.485cm" svg:x2="2.482cm" svg:y2="0.289cm"><text:p/></draw:line><draw:line draw:style-name="gr227" draw:text-style-name="P55" svg:x1="2.4cm" svg:y1="1.032cm" svg:x2="2.425cm" svg:y2="0.834cm"><text:p/></draw:line><draw:frame draw:style-name="gr775" draw:text-style-name="P57" svg:width="0.242cm" svg:height="0.428cm" draw:transform="rotate (-0.109781209950444) translate (2.365375cm 0.439208333333333cm)"><draw:text-box><text:p text:style-name="P56"><text:span text:style-name="T52">40</text:span></text:p><text:p text:style-name="P56"><text:span text:style-name="T52">140</text:span></text:p></draw:text-box></draw:frame><draw:line draw:style-name="gr776" draw:text-style-name="P55" svg:x1="2.766cm" svg:y1="0.55cm" svg:x2="2.822cm" svg:y2="0.356cm"><text:p/></draw:line><draw:line draw:style-name="gr230" draw:text-style-name="P55" svg:x1="2.611cm" svg:y1="1.078cm" svg:x2="2.667cm" svg:y2="0.882cm"><text:p/></draw:line><draw:frame draw:style-name="gr777" draw:text-style-name="P57" svg:width="0.242cm" svg:height="0.428cm" draw:transform="rotate (-0.294262511886245) translate (2.68111111111111cm 0.485069444444444cm)"><draw:text-box><text:p text:style-name="P56"><text:span text:style-name="T52">30</text:span></text:p><text:p text:style-name="P56"><text:span text:style-name="T52">150</text:span></text:p></draw:text-box></draw:frame><draw:line draw:style-name="gr778" draw:text-style-name="P55" svg:x1="1.841cm" svg:y1="0.526cm" svg:x2="1.795cm" svg:y2="0.33cm"><text:p/></draw:line><draw:line draw:style-name="gr233" draw:text-style-name="P55" svg:x1="1.97cm" svg:y1="1.06cm" svg:x2="1.922cm" svg:y2="0.864cm"><text:p/></draw:line><draw:frame draw:style-name="gr779" draw:text-style-name="P57" svg:width="0.242cm" svg:height="0.428cm" draw:transform="rotate (0.24312436480281) translate (1.72155555555556cm 0.513291666666667cm)"><draw:text-box><text:p text:style-name="P56"><text:span text:style-name="T52">60</text:span></text:p><text:p text:style-name="P56"><text:span text:style-name="T52">120</text:span></text:p></draw:text-box></draw:frame><draw:line draw:style-name="gr780" draw:text-style-name="P55" svg:x1="2.147cm" svg:y1="0.48cm" svg:x2="2.133cm" svg:y2="0.282cm"><text:p/></draw:line><draw:line draw:style-name="gr236" draw:text-style-name="P55" svg:x1="2.18cm" svg:y1="1.026cm" svg:x2="2.168cm" svg:y2="0.827cm"><text:p/></draw:line><draw:frame draw:style-name="gr781" draw:text-style-name="P57" svg:width="0.242cm" svg:height="0.428cm" draw:transform="rotate (0.0661479786505851) translate (2.04081944444444cm 0.455083333333333cm)"><draw:text-box><text:p text:style-name="P56"><text:span text:style-name="T52">50</text:span></text:p><text:p text:style-name="P56"><text:span text:style-name="T52">130</text:span></text:p></draw:text-box></draw:frame><draw:line draw:style-name="gr782" draw:text-style-name="P55" svg:x1="1.538cm" svg:y1="0.624cm" svg:x2="1.459cm" svg:y2="0.441cm"><text:p/></draw:line><draw:line draw:style-name="gr783" draw:text-style-name="P55" svg:x1="1.762cm" svg:y1="1.132cm" svg:x2="1.681cm" svg:y2="0.947cm"><text:p/></draw:line><draw:frame draw:style-name="gr784" draw:text-style-name="P57" svg:width="0.242cm" svg:height="0.428cm" draw:transform="rotate (0.404916386462685) translate (1.42875cm 0.642055555555556cm)"><draw:text-box><text:p text:style-name="P56"><text:span text:style-name="T52">70</text:span></text:p><text:p text:style-name="P56"><text:span text:style-name="T52">110</text:span></text:p></draw:text-box></draw:frame><draw:line draw:style-name="gr785" draw:text-style-name="P55" svg:x1="1.263cm" svg:y1="0.773cm" svg:x2="1.152cm" svg:y2="0.607cm"><text:p/></draw:line><draw:line draw:style-name="gr786" draw:text-style-name="P55" svg:x1="1.567cm" svg:y1="1.23cm" svg:x2="1.458cm" svg:y2="1.062cm"><text:p/></draw:line><draw:frame draw:style-name="gr787" draw:text-style-name="P57" svg:width="0.242cm" svg:height="0.428cm" draw:transform="rotate (0.58800142499689) translate (1.16063888888889cm 0.804333333333333cm)"><draw:text-box><text:p text:style-name="P56"><text:span text:style-name="T52">80</text:span></text:p><text:p text:style-name="P56"><text:span text:style-name="T52">100</text:span></text:p></draw:text-box></draw:frame><draw:line draw:style-name="gr788" draw:text-style-name="P55" svg:x1="1.02cm" svg:y1="0.968cm" svg:x2="0.882cm" svg:y2="0.827cm"><text:p/></draw:line><draw:line draw:style-name="gr789" draw:text-style-name="P55" svg:x1="1.397cm" svg:y1="1.368cm" svg:x2="1.258cm" svg:y2="1.222cm"><text:p/></draw:line><draw:frame draw:style-name="gr790" draw:text-style-name="P58" svg:width="0.214cm" svg:height="0.415cm" draw:transform="rotate (0.756251164889143) translate (0.966611111111111cm 1.05833333333333cm)"><draw:text-box><text:p text:style-name="P56"><text:span text:style-name="T53">90</text:span></text:p></draw:text-box></draw:frame><draw:line draw:style-name="gr791" draw:text-style-name="P55" svg:x1="3.56cm" svg:y1="1.032cm" svg:x2="3.705cm" svg:y2="0.894cm"><text:p/></draw:line><draw:line draw:style-name="gr792" draw:text-style-name="P55" svg:x1="3.163cm" svg:y1="1.411cm" svg:x2="3.308cm" svg:y2="1.275cm"><text:p/></draw:line><draw:frame draw:style-name="gr793" draw:text-style-name="P57" svg:width="0.242cm" svg:height="0.428cm" draw:transform="rotate (-0.805993048570982) translate (3.51543055555556cm 0.934861111111111cm)"><draw:text-box><text:p text:style-name="P56"><text:span text:style-name="T52">0</text:span></text:p><text:p text:style-name="P56"><text:span text:style-name="T52">180</text:span></text:p></draw:text-box></draw:frame><draw:line draw:style-name="gr794" draw:text-style-name="P55" svg:x1="0.954cm" svg:y1="3.517cm" svg:x2="0.808cm" svg:y2="3.653cm"><text:p/></draw:line><draw:line draw:style-name="gr795" draw:text-style-name="P55" svg:x1="1.351cm" svg:y1="3.136cm" svg:x2="1.205cm" svg:y2="3.275cm"><text:p/></draw:line><draw:frame draw:style-name="gr796" draw:text-style-name="P57" svg:width="0.242cm" svg:height="0.428cm" draw:transform="rotate (2.33559960501881) translate (0.993069444444445cm 3.60715277777778cm)"><draw:text-box><text:p text:style-name="P56"><text:span text:style-name="T52">180</text:span></text:p><text:p text:style-name="P56"><text:span text:style-name="T52">0</text:span></text:p></draw:text-box></draw:frame><draw:line draw:style-name="gr797" draw:text-style-name="P55" svg:x1="0.76cm" svg:y1="3.27cm" svg:x2="0.592cm" svg:y2="3.379cm"><text:p/></draw:line><draw:line draw:style-name="gr798" draw:text-style-name="P55" svg:x1="1.216cm" svg:y1="2.963cm" svg:x2="1.048cm" svg:y2="3.074cm"><text:p/></draw:line><draw:frame draw:style-name="gr799" draw:text-style-name="P57" svg:width="0.242cm" svg:height="0.428cm" draw:transform="rotate (2.1547834945122) translate (0.79375cm 3.37255555555556cm)"><draw:text-box><text:p text:style-name="P56"><text:span text:style-name="T52">170</text:span></text:p><text:p text:style-name="P56"><text:span text:style-name="T52">10</text:span></text:p></draw:text-box></draw:frame><draw:line draw:style-name="gr800" draw:text-style-name="P55" svg:x1="0.607cm" svg:y1="2.993cm" svg:x2="0.422cm" svg:y2="3.074cm"><text:p/></draw:line><draw:line draw:style-name="gr801" draw:text-style-name="P55" svg:x1="1.115cm" svg:y1="2.776cm" svg:x2="0.928cm" svg:y2="2.854cm"><text:p/></draw:line><draw:frame draw:style-name="gr802" draw:text-style-name="P57" svg:width="0.242cm" svg:height="0.428cm" draw:transform="rotate (1.99194427530113) translate (0.629708333333333cm 3.10444444444444cm)"><draw:text-box><text:p text:style-name="P56"><text:span text:style-name="T52">160</text:span></text:p><text:p text:style-name="P56"><text:span text:style-name="T52">20</text:span></text:p></draw:text-box></draw:frame><draw:line draw:style-name="gr803" draw:text-style-name="P55" svg:x1="0.509cm" svg:y1="2.695cm" svg:x2="0.315cm" svg:y2="2.743cm"><text:p/></draw:line><draw:line draw:style-name="gr804" draw:text-style-name="P55" svg:x1="1.041cm" svg:y1="2.568cm" svg:x2="0.847cm" svg:y2="2.614cm"><text:p/></draw:line><draw:frame draw:style-name="gr805" draw:text-style-name="P57" svg:width="0.242cm" svg:height="0.428cm" draw:transform="rotate (1.80693937458973) translate (0.506236111111111cm 2.80105555555556cm)"><draw:text-box><text:p text:style-name="P56"><text:span text:style-name="T52">150</text:span></text:p><text:p text:style-name="P56"><text:span text:style-name="T52">30</text:span></text:p></draw:text-box></draw:frame><draw:line draw:style-name="gr806" draw:text-style-name="P55" svg:x1="0.461cm" svg:y1="2.385cm" svg:x2="0.263cm" svg:y2="2.397cm"><text:p/></draw:line><draw:line draw:style-name="gr807" draw:text-style-name="P55" svg:x1="1.009cm" svg:y1="2.355cm" svg:x2="0.81cm" svg:y2="2.362cm"><text:p/></draw:line><draw:frame draw:style-name="gr808" draw:text-style-name="P57" svg:width="0.242cm" svg:height="0.428cm" draw:transform="rotate (1.62909032381151) translate (0.435680555555556cm 2.49061111111111cm)"><draw:text-box><text:p text:style-name="P56"><text:span text:style-name="T52">140</text:span></text:p><text:p text:style-name="P56"><text:span text:style-name="T52">40</text:span></text:p></draw:text-box></draw:frame><draw:line draw:style-name="gr809" draw:text-style-name="P55" svg:x1="0.531cm" svg:y1="1.764cm" svg:x2="0.339cm" svg:y2="1.709cm"><text:p/></draw:line><draw:line draw:style-name="gr810" draw:text-style-name="P55" svg:x1="1.059cm" svg:y1="1.922cm" svg:x2="0.868cm" svg:y2="1.866cm"><text:p/></draw:line><draw:frame draw:style-name="gr811" draw:text-style-name="P57" svg:width="0.242cm" svg:height="0.428cm" draw:transform="rotate (1.28840205382221) translate (0.478013888888889cm 1.85208333333333cm)"><draw:text-box><text:p text:style-name="P56"><text:span text:style-name="T52">120</text:span></text:p><text:p text:style-name="P56"><text:span text:style-name="T52">60</text:span></text:p></draw:text-box></draw:frame><draw:line draw:style-name="gr812" draw:text-style-name="P55" svg:x1="0.649cm" svg:y1="1.471cm" svg:x2="0.471cm" svg:y2="1.383cm"><text:p/></draw:line><draw:line draw:style-name="gr813" draw:text-style-name="P55" svg:x1="1.138cm" svg:y1="1.714cm" svg:x2="0.958cm" svg:y2="1.626cm"><text:p/></draw:line><draw:frame draw:style-name="gr814" draw:text-style-name="P57" svg:width="0.242cm" svg:height="0.428cm" draw:transform="rotate (1.10706234454) translate (0.583847222222222cm 1.54869444444444cm)"><draw:text-box><text:p text:style-name="P56"><text:span text:style-name="T52">110</text:span></text:p><text:p text:style-name="P56"><text:span text:style-name="T52">70</text:span></text:p></draw:text-box></draw:frame><draw:line draw:style-name="gr815" draw:text-style-name="P55" svg:x1="0.814cm" svg:y1="1.205cm" svg:x2="0.652cm" svg:y2="1.085cm"><text:p/></draw:line><draw:line draw:style-name="gr816" draw:text-style-name="P55" svg:x1="1.253cm" svg:y1="1.529cm" svg:x2="1.092cm" svg:y2="1.409cm"><text:p/></draw:line><draw:frame draw:style-name="gr817" draw:text-style-name="P57" svg:width="0.242cm" svg:height="0.428cm" draw:transform="rotate (0.936020077844559) translate (0.733777777777778cm 1.27176388888889cm)"><draw:text-box><text:p text:style-name="P56"><text:span text:style-name="T52">100</text:span></text:p><text:p text:style-name="P56"><text:span text:style-name="T52">80</text:span></text:p></draw:text-box></draw:frame><draw:line draw:style-name="gr80" draw:text-style-name="P54" svg:x1="2.258cm" svg:y1="2.275cm" svg:x2="3.992cm" svg:y2="0.626cm"><text:p/></draw:line><draw:frame draw:style-name="gr818" draw:text-style-name="P60" svg:width="0.198cm" svg:height="0.408cm" draw:transform="rotate (0.76654860747591) translate (3.83469444444444cm 0.721430555555556cm)"><draw:text-box><text:p text:style-name="P59"><text:span text:style-name="T54">x</text:span></text:p></draw:text-box></draw:frame><draw:frame draw:style-name="gr819" draw:text-style-name="P61" svg:width="0.32cm" svg:height="0.477cm" draw:transform="rotate (0.765850475775112) translate (1.75154166666667cm 1.93322222222222cm)"><draw:text-box><text:p text:style-name="P59"><text:span text:style-name="T55">O</text:span></text:p></draw:text-box></draw:frame></draw:g><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custom-shape text:anchor-type="char" draw:z-index="46" draw:name="Shape66" draw:style-name="gr19" draw:text-style-name="P53" svg:width="1.5cm" svg:height="1.001cm" svg:x="3.597cm" svg:y="0.104cm"><text:p text:style-name="P52"><text:span text:style-name="T49">b.</text:span><text:span text:style-name="T51"> 20°</text:span></text:p><draw:enhanced-geometry svg:viewBox="0 0 21600 21600" draw:text-areas="800 800 20800 20800" draw:type="round-rectangular-callout" draw:modifiers="-3959.57696827262 -1026.760563380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char" draw:z-index="47" draw:name="Shape67" draw:style-name="gr21"><draw:circle draw:style-name="gr22" draw:text-style-name="P54" svg:width="4.001cm" svg:height="4.003cm" draw:transform="rotate (-2.44398455156766) translate (9.66258333333333cm 2.19427777777778cm)" draw:kind="arc" draw:start-angle="0.03" draw:end-angle="179.96"><text:p/></draw:circle><draw:ellipse draw:style-name="gr22" draw:text-style-name="P54" svg:width="2.504cm" svg:height="2.502cm" draw:transform="skewX (-0.000698131700797663) rotate (-2.44450815034326) translate (8.60954166666667cm 2.10255555555556cm)" draw:kind="arc" draw:start-angle="0.03" draw:end-angle="179.96"><text:p/></draw:ellipse><draw:line draw:style-name="gr22" draw:text-style-name="P54" svg:x1="7.804cm" svg:y1="1.142cm" svg:x2="5.888cm" svg:y2="2.749cm"><text:p/></draw:line><draw:line draw:style-name="gr22" draw:text-style-name="P54" svg:x1="8.056cm" svg:y1="0.28cm" svg:x2="4.99cm" svg:y2="2.852cm"><text:p/></draw:line><draw:line draw:style-name="gr22" draw:text-style-name="P54" svg:x1="8.061cm" svg:y1="0.28cm" svg:x2="8.382cm" svg:y2="0.665cm"><text:p/></draw:line><draw:line draw:style-name="gr22" draw:text-style-name="P54" svg:x1="4.99cm" svg:y1="2.85cm" svg:x2="5.313cm" svg:y2="3.231cm"><text:p/></draw:line><draw:line draw:style-name="gr22" draw:text-style-name="P54" svg:x1="6.941cm" svg:y1="2.063cm" svg:x2="6.749cm" svg:y2="1.837cm"><text:p/></draw:line><draw:line draw:style-name="gr708" draw:text-style-name="P55" svg:x1="8.617cm" svg:y1="2.262cm" svg:x2="8.815cm" svg:y2="2.296cm"><text:p/></draw:line><draw:line draw:style-name="gr709" draw:text-style-name="P55" svg:x1="8.075cm" svg:y1="2.165cm" svg:x2="8.274cm" svg:y2="2.199cm"><text:p/></draw:line><draw:frame draw:style-name="gr710" draw:text-style-name="P57" svg:width="0.242cm" svg:height="0.428cm" draw:transform="rotate (-1.74672551539593) translate (8.66422222222222cm 2.16252777777778cm)"><draw:text-box><text:p text:style-name="P56"><text:span text:style-name="T52">130</text:span></text:p><text:p text:style-name="P56"><text:span text:style-name="T52">50</text:span></text:p></draw:text-box></draw:frame><draw:line draw:style-name="gr711" draw:text-style-name="P55" svg:x1="5.687cm" svg:y1="3.324cm" svg:x2="5.558cm" svg:y2="3.477cm"><text:p/></draw:line><draw:line draw:style-name="gr712" draw:text-style-name="P55" svg:x1="6.042cm" svg:y1="2.906cm" svg:x2="5.911cm" svg:y2="3.059cm"><text:p/></draw:line><draw:frame draw:style-name="gr713" draw:text-style-name="P57" svg:width="0.242cm" svg:height="0.428cm" draw:transform="rotate (2.43839949796128) translate (5.74322222222222cm 3.42547222222222cm)"><draw:text-box><text:p text:style-name="P56"><text:span text:style-name="T52">10</text:span></text:p><text:p text:style-name="P56"><text:span text:style-name="T52">170</text:span></text:p></draw:text-box></draw:frame><draw:line draw:style-name="gr714" draw:text-style-name="P55" svg:x1="5.944cm" svg:y1="3.502cm" svg:x2="5.842cm" svg:y2="3.677cm"><text:p/></draw:line><draw:line draw:style-name="gr715" draw:text-style-name="P55" svg:x1="6.22cm" svg:y1="3.03cm" svg:x2="6.119cm" svg:y2="3.203cm"><text:p/></draw:line><draw:frame draw:style-name="gr716" draw:text-style-name="P57" svg:width="0.242cm" svg:height="0.428cm" draw:transform="rotate (2.6160740158143) translate (6.01486111111111cm 3.58775cm)"><draw:text-box><text:p text:style-name="P56"><text:span text:style-name="T52">20</text:span></text:p><text:p text:style-name="P56"><text:span text:style-name="T52">160</text:span></text:p></draw:text-box></draw:frame><draw:line draw:style-name="gr717" draw:text-style-name="P55" svg:x1="6.53cm" svg:y1="3.719cm" svg:x2="6.495cm" svg:y2="3.915cm"><text:p/></draw:line><draw:line draw:style-name="gr718" draw:text-style-name="P55" svg:x1="6.625cm" svg:y1="3.174cm" svg:x2="6.59cm" svg:y2="3.37cm"><text:p/></draw:line><draw:frame draw:style-name="gr719" draw:text-style-name="P57" svg:width="0.242cm" svg:height="0.428cm" draw:transform="rotate (2.96566346498876) translate (6.62516666666667cm 3.77648611111111cm)"><draw:text-box><text:p text:style-name="P56"><text:span text:style-name="T52">40</text:span></text:p><text:p text:style-name="P56"><text:span text:style-name="T52">140</text:span></text:p></draw:text-box></draw:frame><draw:line draw:style-name="gr720" draw:text-style-name="P55" svg:x1="6.229cm" svg:y1="3.638cm" svg:x2="6.158cm" svg:y2="3.827cm"><text:p/></draw:line><draw:line draw:style-name="gr721" draw:text-style-name="P55" svg:x1="6.417cm" svg:y1="3.121cm" svg:x2="6.35cm" svg:y2="3.312cm"><text:p/></draw:line><draw:frame draw:style-name="gr722" draw:text-style-name="P57" svg:width="0.242cm" svg:height="0.428cm" draw:transform="rotate (2.78275295937976) translate (6.31472222222222cm 3.70945833333333cm)"><draw:text-box><text:p text:style-name="P56"><text:span text:style-name="T52">30</text:span></text:p><text:p text:style-name="P56"><text:span text:style-name="T52">150</text:span></text:p></draw:text-box></draw:frame><draw:line draw:style-name="gr723" draw:text-style-name="P55" svg:x1="7.158cm" svg:y1="3.719cm" svg:x2="7.19cm" svg:y2="3.917cm"><text:p/></draw:line><draw:line draw:style-name="gr724" draw:text-style-name="P55" svg:x1="7.059cm" svg:y1="3.174cm" svg:x2="7.094cm" svg:y2="3.373cm"><text:p/></draw:line><draw:frame draw:style-name="gr725" draw:text-style-name="P57" svg:width="0.242cm" svg:height="0.428cm" draw:transform="rotate (-2.96566346498876) translate (7.26722222222222cm 3.73768055555556cm)"><draw:text-box><text:p text:style-name="P56"><text:span text:style-name="T52">60</text:span></text:p><text:p text:style-name="P56"><text:span text:style-name="T52">120</text:span></text:p></draw:text-box></draw:frame><draw:line draw:style-name="gr726" draw:text-style-name="P55" svg:x1="6.844cm" svg:y1="3.749cm" svg:x2="6.844cm" svg:y2="3.947cm"><text:p/></draw:line><draw:line draw:style-name="gr727" draw:text-style-name="P55" svg:x1="6.844cm" svg:y1="3.197cm" svg:x2="6.844cm" svg:y2="3.395cm"><text:p/></draw:line><draw:frame draw:style-name="gr728" draw:text-style-name="P57" svg:width="0.242cm" svg:height="0.428cm" draw:transform="rotate (-3.14159265358979) translate (6.94972222222222cm 3.78177777777778cm)"><draw:text-box><text:p text:style-name="P56"><text:span text:style-name="T52">50</text:span></text:p><text:p text:style-name="P56"><text:span text:style-name="T52">130</text:span></text:p></draw:text-box></draw:frame><draw:line draw:style-name="gr729" draw:text-style-name="P55" svg:x1="7.458cm" svg:y1="3.638cm" svg:x2="7.527cm" svg:y2="3.827cm"><text:p/></draw:line><draw:line draw:style-name="gr730" draw:text-style-name="P55" svg:x1="7.271cm" svg:y1="3.121cm" svg:x2="7.338cm" svg:y2="3.31cm"><text:p/></draw:line><draw:frame draw:style-name="gr731" draw:text-style-name="P57" svg:width="0.242cm" svg:height="0.428cm" draw:transform="rotate (-2.79217773734053) translate (7.57061111111111cm 3.62831944444444cm)"><draw:text-box><text:p text:style-name="P56"><text:span text:style-name="T52">70</text:span></text:p><text:p text:style-name="P56"><text:span text:style-name="T52">110</text:span></text:p></draw:text-box></draw:frame><draw:line draw:style-name="gr732" draw:text-style-name="P55" svg:x1="7.747cm" svg:y1="3.511cm" svg:x2="7.846cm" svg:y2="3.684cm"><text:p/></draw:line><draw:line draw:style-name="gr733" draw:text-style-name="P55" svg:x1="7.47cm" svg:y1="3.033cm" svg:x2="7.571cm" svg:y2="3.206cm"><text:p/></draw:line><draw:frame draw:style-name="gr734" draw:text-style-name="P57" svg:width="0.242cm" svg:height="0.428cm" draw:transform="rotate (-2.61240882438511) translate (7.84930555555556cm 3.48368055555556cm)"><draw:text-box><text:p text:style-name="P56"><text:span text:style-name="T52">80</text:span></text:p><text:p text:style-name="P56"><text:span text:style-name="T52">100</text:span></text:p></draw:text-box></draw:frame><draw:line draw:style-name="gr735" draw:text-style-name="P55" svg:x1="8.001cm" svg:y1="3.331cm" svg:x2="8.13cm" svg:y2="3.481cm"><text:p/></draw:line><draw:line draw:style-name="gr736" draw:text-style-name="P55" svg:x1="7.65cm" svg:y1="2.906cm" svg:x2="7.779cm" svg:y2="3.061cm"><text:p/></draw:line><draw:frame draw:style-name="gr737" draw:text-style-name="P58" svg:width="0.214cm" svg:height="0.415cm" draw:transform="rotate (-2.44363548571726) translate (8.05744444444444cm 3.24026388888889cm)"><draw:text-box><text:p text:style-name="P56"><text:span text:style-name="T53">90</text:span></text:p></draw:text-box></draw:frame><draw:line draw:style-name="gr738" draw:text-style-name="P55" svg:x1="5.466cm" svg:y1="3.104cm" svg:x2="5.313cm" svg:y2="3.231cm"><text:p/></draw:line><draw:line draw:style-name="gr739" draw:text-style-name="P55" svg:x1="5.89cm" svg:y1="2.749cm" svg:x2="5.737cm" svg:y2="2.874cm"><text:p/></draw:line><draw:frame draw:style-name="gr740" draw:text-style-name="P57" svg:width="0.242cm" svg:height="0.428cm" draw:transform="rotate (2.26840442881703) translate (5.50509722222222cm 3.20851388888889cm)"><draw:text-box><text:p text:style-name="P56"><text:span text:style-name="T52">0</text:span></text:p><text:p text:style-name="P56"><text:span text:style-name="T52">180</text:span></text:p></draw:text-box></draw:frame><draw:line draw:style-name="gr741" draw:text-style-name="P55" svg:x1="8.225cm" svg:y1="0.791cm" svg:x2="8.378cm" svg:y2="0.664cm"><text:p/></draw:line><draw:line draw:style-name="gr742" draw:text-style-name="P55" svg:x1="7.807cm" svg:y1="1.144cm" svg:x2="7.96cm" svg:y2="1.015cm"><text:p/></draw:line><draw:frame draw:style-name="gr743" draw:text-style-name="P57" svg:width="0.242cm" svg:height="0.428cm" draw:transform="rotate (-0.873188224772763) translate (8.19326388888889cm 0.694972222222222cm)"><draw:text-box><text:p text:style-name="P56"><text:span text:style-name="T52">180</text:span></text:p><text:p text:style-name="P56"><text:span text:style-name="T52">0</text:span></text:p></draw:text-box></draw:frame><draw:line draw:style-name="gr744" draw:text-style-name="P55" svg:x1="8.405cm" svg:y1="1.047cm" svg:x2="8.578cm" svg:y2="0.948cm"><text:p/></draw:line><draw:line draw:style-name="gr745" draw:text-style-name="P55" svg:x1="7.929cm" svg:y1="1.327cm" svg:x2="8.104cm" svg:y2="1.225cm"><text:p/></draw:line><draw:frame draw:style-name="gr746" draw:text-style-name="P57" svg:width="0.242cm" svg:height="0.428cm" draw:transform="rotate (-1.05173540725178) translate (8.37847222222222cm 0.945444444444444cm)"><draw:text-box><text:p text:style-name="P56"><text:span text:style-name="T52">170</text:span></text:p><text:p text:style-name="P56"><text:span text:style-name="T52">10</text:span></text:p></draw:text-box></draw:frame><draw:line draw:style-name="gr747" draw:text-style-name="P55" svg:x1="8.539cm" svg:y1="1.335cm" svg:x2="8.728cm" svg:y2="1.266cm"><text:p/></draw:line><draw:line draw:style-name="gr748" draw:text-style-name="P55" svg:x1="8.019cm" svg:y1="1.52cm" svg:x2="8.21cm" svg:y2="1.453cm"><text:p/></draw:line><draw:frame draw:style-name="gr749" draw:text-style-name="P57" svg:width="0.242cm" svg:height="0.428cm" draw:transform="rotate (-1.22138141054563) translate (8.52840277777778cm 1.22590277777778cm)"><draw:text-box><text:p text:style-name="P56"><text:span text:style-name="T52">160</text:span></text:p><text:p text:style-name="P56"><text:span text:style-name="T52">20</text:span></text:p></draw:text-box></draw:frame><draw:line draw:style-name="gr750" draw:text-style-name="P55" svg:x1="8.621cm" svg:y1="1.638cm" svg:x2="8.817cm" svg:y2="1.603cm"><text:p/></draw:line><draw:line draw:style-name="gr751" draw:text-style-name="P55" svg:x1="8.075cm" svg:y1="1.729cm" svg:x2="8.274cm" svg:y2="1.694cm"><text:p/></draw:line><draw:frame draw:style-name="gr752" draw:text-style-name="P57" svg:width="0.242cm" svg:height="0.428cm" draw:transform="rotate (-1.40202298812705) translate (8.62718055555555cm 1.53105555555556cm)"><draw:text-box><text:p text:style-name="P56"><text:span text:style-name="T52">150</text:span></text:p><text:p text:style-name="P56"><text:span text:style-name="T52">30</text:span></text:p></draw:text-box></draw:frame><draw:line draw:style-name="gr753" draw:text-style-name="P55" svg:x1="8.645cm" svg:y1="1.948cm" svg:x2="8.844cm" svg:y2="1.948cm"><text:p/></draw:line><draw:line draw:style-name="gr754" draw:text-style-name="P55" svg:x1="8.098cm" svg:y1="1.948cm" svg:x2="8.296cm" svg:y2="1.952cm"><text:p/></draw:line><draw:frame draw:style-name="gr755" draw:text-style-name="P57" svg:width="0.242cm" svg:height="0.428cm" draw:transform="rotate (-1.5707963267949) translate (8.67480555555555cm 1.84502777777778cm)"><draw:text-box><text:p text:style-name="P56"><text:span text:style-name="T52">140</text:span></text:p><text:p text:style-name="P56"><text:span text:style-name="T52">40</text:span></text:p></draw:text-box></draw:frame><draw:line draw:style-name="gr756" draw:text-style-name="P55" svg:x1="8.539cm" svg:y1="2.566cm" svg:x2="8.728cm" svg:y2="2.635cm"><text:p/></draw:line><draw:line draw:style-name="gr757" draw:text-style-name="P55" svg:x1="8.019cm" svg:y1="2.375cm" svg:x2="8.206cm" svg:y2="2.444cm"><text:p/></draw:line><draw:frame draw:style-name="gr758" draw:text-style-name="P57" svg:width="0.242cm" svg:height="0.428cm" draw:transform="rotate (-1.91776778209137) translate (8.59719444444444cm 2.48355555555556cm)"><draw:text-box><text:p text:style-name="P56"><text:span text:style-name="T52">120</text:span></text:p><text:p text:style-name="P56"><text:span text:style-name="T52">60</text:span></text:p></draw:text-box></draw:frame><draw:line draw:style-name="gr759" draw:text-style-name="P55" svg:x1="8.405cm" svg:y1="2.85cm" svg:x2="8.576cm" svg:y2="2.951cm"><text:p/></draw:line><draw:line draw:style-name="gr760" draw:text-style-name="P55" svg:x1="7.927cm" svg:y1="2.576cm" svg:x2="8.1cm" svg:y2="2.675cm"><text:p/></draw:line><draw:frame draw:style-name="gr761" draw:text-style-name="P57" svg:width="0.242cm" svg:height="0.428cm" draw:transform="rotate (-2.09998015599958) translate (8.47019444444444cm 2.778125cm)"><draw:text-box><text:p text:style-name="P56"><text:span text:style-name="T52">110</text:span></text:p><text:p text:style-name="P56"><text:span text:style-name="T52">70</text:span></text:p></draw:text-box></draw:frame><draw:line draw:style-name="gr762" draw:text-style-name="P55" svg:x1="8.225cm" svg:y1="3.107cm" svg:x2="8.378cm" svg:y2="3.236cm"><text:p/></draw:line><draw:line draw:style-name="gr763" draw:text-style-name="P55" svg:x1="7.8cm" svg:y1="2.753cm" svg:x2="7.953cm" svg:y2="2.882cm"><text:p/></draw:line><draw:frame draw:style-name="gr764" draw:text-style-name="P57" svg:width="0.242cm" svg:height="0.428cm" draw:transform="rotate (-2.26840442881703) translate (8.30615277777778cm 3.04447222222222cm)"><draw:text-box><text:p text:style-name="P56"><text:span text:style-name="T52">100</text:span></text:p><text:p text:style-name="P56"><text:span text:style-name="T52">80</text:span></text:p></draw:text-box></draw:frame><draw:line draw:style-name="gr765" draw:text-style-name="P54" svg:x1="6.846cm" svg:y1="1.946cm" svg:x2="8.719cm" svg:y2="0.38cm"><text:p/></draw:line><draw:frame draw:style-name="gr766" draw:text-style-name="P60" svg:width="0.304cm" svg:height="0.477cm" draw:transform="rotate (-2.43857403088648) translate (8.71361111111111cm 0.467430555555556cm)"><draw:text-box><text:p text:style-name="P59"><text:span text:style-name="T54">x</text:span></text:p></draw:text-box></draw:frame><draw:frame draw:style-name="gr767" draw:text-style-name="P61" svg:width="0.32cm" svg:height="0.477cm" draw:transform="rotate (-2.43839949796128) translate (7.32895833333333cm 2.32127777777778cm)"><draw:text-box><text:p text:style-name="P59"><text:span text:style-name="T55">O</text:span></text:p></draw:text-box></draw:frame></draw:g><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custom-shape text:anchor-type="char" draw:z-index="48" draw:name="Shape68" draw:style-name="gr19" draw:text-style-name="P53" svg:width="1.5cm" svg:height="1.001cm" svg:x="2.838cm" svg:y="0.175cm"><text:p text:style-name="P52"><text:span text:style-name="T49">c.</text:span><text:span text:style-name="T51"> 170°</text:span></text:p><draw:enhanced-geometry svg:viewBox="0 0 21600 21600" draw:text-areas="800 800 20800 20800" draw:type="round-rectangular-callout" draw:modifiers="33910.223266745 8214.084507042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_5f_Paragraphe_20_livret_20_"><text:span text:style-name="_5f_pointillés_20_gris"/></text:p>
      <text:p text:style-name="_5f_Paragraphe_20_livret_20_"><text:span text:style-name="_5f_pointillés_20_gris"/></text:p>
      <text:list xml:id="list174058402471985" text:continue-numbering="true" text:style-name="_5f_Numérotation_20_des_20_exercices_20_livrets">
        <text:list-item>
          <text:h text:style-name="P34" text:outline-level="1"><text:span text:style-name="_5f_pointillés_20_gris"><text:s/></text:span><text:span text:style-name="_5f_pointillés_20_gris"><text:span text:style-name="T30">Dans chaque cas, construis la demi-droite [O</text:span></text:span><text:span text:style-name="Character_5f_20_5f_style"><text:span text:style-name="T25">y</text:span></text:span><text:span text:style-name="Character_5f_20_5f_style"><text:span text:style-name="T21">) telle que l’angle </text:span></text:span><text:span text:style-name="Character_5f_20_5f_style"><text:span text:style-name="T21"><draw:frame draw:style-name="fr3" draw:name="Object1" text:anchor-type="as-char" svg:y="-0.381cm" svg:width="1.051cm" svg:height="0.473cm" draw:z-index="92"><draw:object xlink:href="./Object 3" xlink:type="simple" xlink:show="embed" xlink:actuate="onLoad"/><draw:image xlink:href="./ObjectReplacements/Object 3" xlink:type="simple" xlink:show="embed" xlink:actuate="onLoad"/><svg:desc>formula</svg:desc></draw:frame></text:span></text:span><text:span text:style-name="Character_5f_20_5f_style"><text:span text:style-name="T21"><text:s/>ait la mesure indiquée.</text:span></text:span></text:h>
        </text:list-item>
      </text:list>
      <text:p text:style-name="P11"><draw:g text:anchor-type="paragraph" draw:z-index="85" draw:name="DrawObject11" draw:style-name="gr1"><draw:g draw:name="DrawObject9_17" draw:style-name="gr12"><draw:g draw:style-name="gr12"><draw:g draw:name="Forme1_9" draw:style-name="gr12"><draw:frame draw:style-name="gr148" draw:text-style-name="P67" svg:width="0.909cm" svg:height="0.5cm" draw:transform="rotate (-1.74567831784473) translate (8.51958333333333cm 2.51883333333333cm)"><draw:text-box><text:p text:style-name="P59"><text:span text:style-name="T59">350</text:span></text:p></draw:text-box></draw:frame><draw:frame draw:style-name="gr148" draw:text-style-name="P67" svg:width="0.909cm" svg:height="0.5cm" draw:transform="rotate (-1.92178203937096) translate (8.48959722222222cm 2.93511111111111cm)"><draw:text-box><text:p text:style-name="P59"><text:span text:style-name="T59">340</text:span></text:p></draw:text-box></draw:frame><draw:frame draw:style-name="gr149" draw:text-style-name="P68" svg:width="0.842cm" svg:height="0.459cm" draw:transform="rotate (-2.09160257559001) translate (8.37494444444444cm 3.36902777777778cm)"><draw:text-box><text:p text:style-name="P59"><text:span text:style-name="T60">330</text:span></text:p></draw:text-box></draw:frame><draw:frame draw:style-name="gr149" draw:text-style-name="P68" svg:width="0.842cm" svg:height="0.459cm" draw:transform="rotate (-2.26718269834063) translate (8.19502777777778cm 3.74297222222222cm)"><draw:text-box><text:p text:style-name="P59"><text:span text:style-name="T60">320</text:span></text:p></draw:text-box></draw:frame><draw:frame draw:style-name="gr149" draw:text-style-name="P68" svg:width="0.842cm" svg:height="0.459cm" draw:transform="rotate (-2.44346095279206) translate (7.96043055555556cm 4.08340277777778cm)"><draw:text-box><text:p text:style-name="P59"><text:span text:style-name="T60">310</text:span></text:p></draw:text-box></draw:frame><draw:frame draw:style-name="gr149" draw:text-style-name="P68" svg:width="0.842cm" svg:height="0.459cm" draw:transform="rotate (-2.61973920724349) translate (7.67115277777778cm 4.37797222222222cm)"><draw:text-box><text:p text:style-name="P59"><text:span text:style-name="T60">300</text:span></text:p></draw:text-box></draw:frame><draw:frame draw:style-name="gr149" draw:text-style-name="P68" svg:width="0.842cm" svg:height="0.459cm" draw:transform="rotate (-2.79130507271453) translate (7.33248611111111cm 4.61786111111111cm)"><draw:text-box><text:p text:style-name="P59"><text:span text:style-name="T60">290</text:span></text:p></draw:text-box></draw:frame><draw:frame draw:style-name="gr149" draw:text-style-name="P68" svg:width="0.842cm" svg:height="0.459cm" draw:transform="rotate (-2.96671066253996) translate (6.95677777777778cm 4.79248611111111cm)"><draw:text-box><text:p text:style-name="P59"><text:span text:style-name="T60">280</text:span></text:p></draw:text-box></draw:frame><draw:frame draw:style-name="gr149" draw:text-style-name="P68" svg:width="0.842cm" svg:height="0.459cm" draw:transform="rotate (-3.14159265358979) translate (6.55284722222222cm 4.90184722222222cm)"><draw:text-box><text:p text:style-name="P59"><text:span text:style-name="T60">270</text:span></text:p></draw:text-box></draw:frame><draw:frame draw:style-name="gr149" draw:text-style-name="P68" svg:width="0.842cm" svg:height="0.459cm" draw:transform="rotate (2.96671066253996) translate (6.14538888888889cm 4.93888888888889cm)"><draw:text-box><text:p text:style-name="P59"><text:span text:style-name="T60">260</text:span></text:p></draw:text-box></draw:frame><draw:frame draw:style-name="gr149" draw:text-style-name="P68" svg:width="0.842cm" svg:height="0.459cm" draw:transform="rotate (2.79130507271453) translate (5.72558333333333cm 4.90361111111111cm)"><draw:text-box><text:p text:style-name="P59"><text:span text:style-name="T60">250</text:span></text:p></draw:text-box></draw:frame><draw:frame draw:style-name="gr149" draw:text-style-name="P68" svg:width="0.842cm" svg:height="0.459cm" draw:transform="rotate (2.62270626697188) translate (5.32341666666667cm 4.79601388888889cm)"><draw:text-box><text:p text:style-name="P59"><text:span text:style-name="T60">240</text:span></text:p></draw:text-box></draw:frame><draw:frame draw:style-name="gr149" draw:text-style-name="P68" svg:width="0.842cm" svg:height="0.459cm" draw:transform="rotate (2.44520628204406) translate (4.94947222222222cm 4.62315277777778cm)"><draw:text-box><text:p text:style-name="P59"><text:span text:style-name="T60">230</text:span></text:p></draw:text-box></draw:frame><draw:frame draw:style-name="gr149" draw:text-style-name="P68" svg:width="0.842cm" svg:height="0.459cm" draw:transform="rotate (2.26718269834063) translate (4.60904166666667cm 4.38855555555556cm)"><draw:text-box><text:p text:style-name="P59"><text:span text:style-name="T60">220</text:span></text:p></draw:text-box></draw:frame><draw:frame draw:style-name="gr149" draw:text-style-name="P68" svg:width="0.842cm" svg:height="0.459cm" draw:transform="rotate (2.08968271341281) translate (4.31447222222222cm 4.09222222222222cm)"><draw:text-box><text:p text:style-name="P59"><text:span text:style-name="T60">210</text:span></text:p></draw:text-box></draw:frame><draw:frame draw:style-name="gr149" draw:text-style-name="P68" svg:width="0.842cm" svg:height="0.459cm" draw:transform="rotate (1.92178203937096) translate (4.07458333333333cm 3.75355555555556cm)"><draw:text-box><text:p text:style-name="P59"><text:span text:style-name="T60">200</text:span></text:p></draw:text-box></draw:frame><draw:frame draw:style-name="gr149" draw:text-style-name="P68" svg:width="0.842cm" svg:height="0.459cm" draw:transform="rotate (1.74567831784473) translate (3.90172222222222cm 3.37961111111111cm)"><draw:text-box><text:p text:style-name="P59"><text:span text:style-name="T60">190</text:span></text:p></draw:text-box></draw:frame><draw:frame draw:style-name="gr149" draw:text-style-name="P68" svg:width="0.842cm" svg:height="0.459cm" draw:transform="rotate (1.5707963267949) translate (3.79236111111111cm 2.97744444444444cm)"><draw:text-box><text:p text:style-name="P59"><text:span text:style-name="T60">180</text:span></text:p></draw:text-box></draw:frame><draw:frame draw:style-name="gr149" draw:text-style-name="P68" svg:width="0.842cm" svg:height="0.459cm" draw:transform="rotate (1.39591433574506) translate (3.75531944444444cm 2.56645833333333cm)"><draw:text-box><text:p text:style-name="P59"><text:span text:style-name="T60">170</text:span></text:p></draw:text-box></draw:frame><draw:frame draw:style-name="gr149" draw:text-style-name="P68" svg:width="0.842cm" svg:height="0.459cm" draw:transform="rotate (1.22050874591963) translate (3.79236111111111cm 2.15370833333333cm)"><draw:text-box><text:p text:style-name="P59"><text:span text:style-name="T60">160</text:span></text:p></draw:text-box></draw:frame><draw:frame draw:style-name="gr149" draw:text-style-name="P68" svg:width="0.842cm" svg:height="0.459cm" draw:transform="rotate (1.0459758207202) translate (3.89290277777778cm 1.74977777777778cm)"><draw:text-box><text:p text:style-name="P59"><text:span text:style-name="T60">150</text:span></text:p></draw:text-box></draw:frame><draw:frame draw:style-name="gr149" draw:text-style-name="P68" svg:width="0.842cm" svg:height="0.459cm" draw:transform="rotate (0.874409955249159) translate (4.07105555555556cm 1.37406944444444cm)"><draw:text-box><text:p text:style-name="P59"><text:span text:style-name="T60">140</text:span></text:p></draw:text-box></draw:frame><draw:frame draw:style-name="gr149" draw:text-style-name="P68" svg:width="0.842cm" svg:height="0.459cm" draw:transform="rotate (0.693244778892148) translate (4.30388888888889cm 1.031875cm)"><draw:text-box><text:p text:style-name="P59"><text:span text:style-name="T60">130</text:span></text:p></draw:text-box></draw:frame><draw:frame draw:style-name="gr149" draw:text-style-name="P68" svg:width="0.842cm" svg:height="0.459cm" draw:transform="rotate (0.520806248795108) translate (4.60022222222222cm 0.739069444444444cm)"><draw:text-box><text:p text:style-name="P59"><text:span text:style-name="T60">120</text:span></text:p></draw:text-box></draw:frame><draw:frame draw:style-name="gr149" draw:text-style-name="P68" svg:width="0.842cm" svg:height="0.459cm" draw:transform="rotate (0.352381975977655) translate (4.937125cm 0.500944444444444cm)"><draw:text-box><text:p text:style-name="P59"><text:span text:style-name="T60">110</text:span></text:p></draw:text-box></draw:frame><draw:frame draw:style-name="gr149" draw:text-style-name="P68" svg:width="0.842cm" svg:height="0.459cm" draw:transform="rotate (0.177150919077424) translate (5.31636111111111cm 0.326319444444444cm)"><draw:text-box><text:p text:style-name="P59"><text:span text:style-name="T60">100</text:span></text:p></draw:text-box></draw:frame><draw:frame draw:style-name="gr150" draw:text-style-name="P68" svg:width="0.729cm" svg:height="0.459cm" svg:x="5.77cm" svg:y="0.217cm"><draw:text-box><text:p text:style-name="P59"><text:span text:style-name="T60">90</text:span></text:p></draw:text-box></draw:frame><draw:frame draw:style-name="gr150" draw:text-style-name="P68" svg:width="0.729cm" svg:height="0.459cm" draw:transform="rotate (-0.174009326423835) translate (6.18066666666667cm 0.186972222222222cm)"><draw:text-box><text:p text:style-name="P59"><text:span text:style-name="T60">80</text:span></text:p></draw:text-box></draw:frame><draw:frame draw:style-name="gr150" draw:text-style-name="P68" svg:width="0.729cm" svg:height="0.459cm" draw:transform="rotate (-0.34784411992247) translate (6.59341666666667cm 0.231069444444444cm)"><draw:text-box><text:p text:style-name="P59"><text:span text:style-name="T60">70</text:span></text:p></draw:text-box></draw:frame><draw:frame draw:style-name="gr150" draw:text-style-name="P68" svg:width="0.729cm" svg:height="0.459cm" draw:transform="rotate (-0.521329847570707) translate (6.98852777777778cm 0.347486111111111cm)"><draw:text-box><text:p text:style-name="P59"><text:span text:style-name="T60">60</text:span></text:p></draw:text-box></draw:frame><draw:frame draw:style-name="gr150" draw:text-style-name="P68" svg:width="0.729cm" svg:height="0.459cm" draw:transform="rotate (-0.69568823984494) translate (7.36070833333333cm 0.530930555555556cm)"><draw:text-box><text:p text:style-name="P59"><text:span text:style-name="T60">50</text:span></text:p></draw:text-box></draw:frame><draw:frame draw:style-name="gr150" draw:text-style-name="P68" svg:width="0.729cm" svg:height="0.459cm" draw:transform="rotate (-0.869523033343575) translate (7.69231944444444cm 0.776111111111111cm)"><draw:text-box><text:p text:style-name="P59"><text:span text:style-name="T60">40</text:span></text:p></draw:text-box></draw:frame><draw:frame draw:style-name="gr150" draw:text-style-name="P68" svg:width="0.729cm" svg:height="0.459cm" draw:transform="rotate (-1.045801287795) translate (7.985125cm 1.07597222222222cm)"><draw:text-box><text:p text:style-name="P59"><text:span text:style-name="T60">30</text:span></text:p></draw:text-box></draw:frame><draw:frame draw:style-name="gr150" draw:text-style-name="P68" svg:width="0.729cm" svg:height="0.459cm" draw:transform="rotate (-1.22295220687243) translate (8.21266666666667cm 1.41640277777778cm)"><draw:text-box><text:p text:style-name="P59"><text:span text:style-name="T60">20</text:span></text:p></draw:text-box></draw:frame><draw:frame draw:style-name="gr150" draw:text-style-name="P68" svg:width="0.729cm" svg:height="0.459cm" draw:transform="rotate (-1.39626340159546) translate (8.37670833333334cm 1.79740277777778cm)"><draw:text-box><text:p text:style-name="P59"><text:span text:style-name="T60">10</text:span></text:p></draw:text-box></draw:frame><draw:circle draw:style-name="gr151" draw:text-style-name="P69" svg:width="5.093cm" svg:height="5.093cm" svg:x="3.588cm" svg:y="0.012cm"><text:p/></draw:circle><draw:line draw:style-name="gr152" draw:text-style-name="P70" svg:x1="5.928cm" svg:y1="2.56cm" svg:x2="8.678cm" svg:y2="2.56cm"><text:p/></draw:line><draw:line draw:style-name="gr152" draw:text-style-name="P70" svg:x1="6.132cm" svg:y1="2.353cm" svg:x2="6.132cm" svg:y2="2.76cm"><text:p/></draw:line><draw:line draw:style-name="gr152" draw:text-style-name="P70" svg:x1="6.132cm" svg:y1="1.639cm" svg:x2="6.132cm" svg:y2="0.926cm"><text:p/></draw:line><draw:line draw:style-name="gr152" draw:text-style-name="P70" svg:x1="6.132cm" svg:y1="4.188cm" svg:x2="6.132cm" svg:y2="3.475cm"><text:p/></draw:line><draw:line draw:style-name="gr152" draw:text-style-name="P70" svg:x1="5.216cm" svg:y1="2.56cm" svg:x2="4.503cm" svg:y2="2.56cm"><text:p/></draw:line><draw:line draw:style-name="gr152" draw:text-style-name="P70" svg:x1="8.389cm" svg:y1="2.163cm" svg:x2="8.64cm" svg:y2="2.119cm"><text:p/></draw:line><draw:line draw:style-name="gr152" draw:text-style-name="P70" svg:x1="8.29cm" svg:y1="1.775cm" svg:x2="8.529cm" svg:y2="1.688cm"><text:p/></draw:line><draw:line draw:style-name="gr152" draw:text-style-name="P70" svg:x1="8.117cm" svg:y1="1.412cm" svg:x2="8.337cm" svg:y2="1.285cm"><text:p/></draw:line><draw:line draw:style-name="gr152" draw:text-style-name="P70" svg:x1="7.887cm" svg:y1="1.082cm" svg:x2="8.082cm" svg:y2="0.919cm"><text:p/></draw:line><draw:line draw:style-name="gr152" draw:text-style-name="P70" svg:x1="7.606cm" svg:y1="0.8cm" svg:x2="7.769cm" svg:y2="0.605cm"><text:p/></draw:line><draw:line draw:style-name="gr152" draw:text-style-name="P70" svg:x1="7.281cm" svg:y1="0.571cm" svg:x2="7.408cm" svg:y2="0.351cm"><text:p/></draw:line><draw:line draw:style-name="gr152" draw:text-style-name="P70" svg:x1="6.916cm" svg:y1="0.403cm" svg:x2="7.003cm" svg:y2="0.164cm"><text:p/></draw:line><draw:line draw:style-name="gr152" draw:text-style-name="P70" svg:x1="6.53cm" svg:y1="0.303cm" svg:x2="6.574cm" svg:y2="0.052cm"><text:p/></draw:line><draw:line draw:style-name="gr152" draw:text-style-name="P70" svg:x1="6.132cm" svg:y1="0.268cm" svg:x2="6.132cm" svg:y2="0.013cm"><text:p/></draw:line><draw:line draw:style-name="gr152" draw:text-style-name="P70" svg:x1="5.735cm" svg:y1="0.303cm" svg:x2="5.691cm" svg:y2="0.052cm"><text:p/></draw:line><draw:line draw:style-name="gr152" draw:text-style-name="P70" svg:x1="5.35cm" svg:y1="0.403cm" svg:x2="5.263cm" svg:y2="0.164cm"><text:p/></draw:line><draw:line draw:style-name="gr152" draw:text-style-name="P70" svg:x1="4.988cm" svg:y1="0.571cm" svg:x2="4.861cm" svg:y2="0.351cm"><text:p/></draw:line><draw:line draw:style-name="gr152" draw:text-style-name="P70" svg:x1="4.658cm" svg:y1="0.8cm" svg:x2="4.495cm" svg:y2="0.605cm"><text:p/></draw:line><draw:line draw:style-name="gr152" draw:text-style-name="P70" svg:x1="4.377cm" svg:y1="1.082cm" svg:x2="4.182cm" svg:y2="0.919cm"><text:p/></draw:line><draw:line draw:style-name="gr152" draw:text-style-name="P70" svg:x1="4.147cm" svg:y1="1.412cm" svg:x2="3.927cm" svg:y2="1.285cm"><text:p/></draw:line><draw:line draw:style-name="gr152" draw:text-style-name="P70" svg:x1="3.979cm" svg:y1="1.775cm" svg:x2="3.74cm" svg:y2="1.688cm"><text:p/></draw:line><draw:line draw:style-name="gr152" draw:text-style-name="P70" svg:x1="3.879cm" svg:y1="2.163cm" svg:x2="3.628cm" svg:y2="2.119cm"><text:p/></draw:line><draw:line draw:style-name="gr152" draw:text-style-name="P70" svg:x1="3.841cm" svg:y1="2.56cm" svg:x2="3.586cm" svg:y2="2.56cm"><text:p/></draw:line><draw:line draw:style-name="gr152" draw:text-style-name="P70" svg:x1="3.879cm" svg:y1="2.957cm" svg:x2="3.628cm" svg:y2="3.001cm"><text:p/></draw:line><draw:line draw:style-name="gr152" draw:text-style-name="P70" svg:x1="3.979cm" svg:y1="3.339cm" svg:x2="3.74cm" svg:y2="3.426cm"><text:p/></draw:line><draw:line draw:style-name="gr152" draw:text-style-name="P70" svg:x1="4.147cm" svg:y1="3.706cm" svg:x2="3.927cm" svg:y2="3.833cm"><text:p/></draw:line><draw:line draw:style-name="gr152" draw:text-style-name="P70" svg:x1="4.377cm" svg:y1="4.033cm" svg:x2="4.182cm" svg:y2="4.196cm"><text:p/></draw:line><draw:line draw:style-name="gr152" draw:text-style-name="P70" svg:x1="4.658cm" svg:y1="4.315cm" svg:x2="4.495cm" svg:y2="4.51cm"><text:p/></draw:line><draw:line draw:style-name="gr152" draw:text-style-name="P70" svg:x1="4.988cm" svg:y1="4.542cm" svg:x2="4.861cm" svg:y2="4.762cm"><text:p/></draw:line><draw:line draw:style-name="gr152" draw:text-style-name="P70" svg:x1="5.35cm" svg:y1="4.713cm" svg:x2="5.263cm" svg:y2="4.952cm"><text:p/></draw:line><draw:line draw:style-name="gr152" draw:text-style-name="P70" svg:x1="5.735cm" svg:y1="4.817cm" svg:x2="5.691cm" svg:y2="5.068cm"><text:p/></draw:line><draw:line draw:style-name="gr152" draw:text-style-name="P70" svg:x1="6.132cm" svg:y1="4.853cm" svg:x2="6.132cm" svg:y2="5.108cm"><text:p/></draw:line><draw:line draw:style-name="gr152" draw:text-style-name="P70" svg:x1="6.53cm" svg:y1="4.817cm" svg:x2="6.574cm" svg:y2="5.068cm"><text:p/></draw:line><draw:line draw:style-name="gr152" draw:text-style-name="P70" svg:x1="6.916cm" svg:y1="4.713cm" svg:x2="7.003cm" svg:y2="4.952cm"><text:p/></draw:line><draw:line draw:style-name="gr152" draw:text-style-name="P70" svg:x1="7.281cm" svg:y1="4.542cm" svg:x2="7.408cm" svg:y2="4.762cm"><text:p/></draw:line><draw:line draw:style-name="gr152" draw:text-style-name="P70" svg:x1="7.606cm" svg:y1="4.315cm" svg:x2="7.769cm" svg:y2="4.51cm"><text:p/></draw:line><draw:line draw:style-name="gr152" draw:text-style-name="P70" svg:x1="7.887cm" svg:y1="4.033cm" svg:x2="8.082cm" svg:y2="4.196cm"><text:p/></draw:line><draw:line draw:style-name="gr152" draw:text-style-name="P70" svg:x1="8.117cm" svg:y1="3.706cm" svg:x2="8.337cm" svg:y2="3.833cm"><text:p/></draw:line><draw:line draw:style-name="gr152" draw:text-style-name="P70" svg:x1="8.29cm" svg:y1="3.339cm" svg:x2="8.529cm" svg:y2="3.426cm"><text:p/></draw:line><draw:line draw:style-name="gr152" draw:text-style-name="P70" svg:x1="8.389cm" svg:y1="2.957cm" svg:x2="8.64cm" svg:y2="3.001cm"><text:p/></draw:line><draw:line draw:style-name="gr153" draw:text-style-name="P70" svg:x1="8.516cm" svg:y1="2.35cm" svg:x2="8.668cm" svg:y2="2.337cm"><text:p/></draw:line><draw:line draw:style-name="gr153" draw:text-style-name="P70" svg:x1="8.446cm" svg:y1="1.942cm" svg:x2="8.594cm" svg:y2="1.902cm"><text:p/></draw:line><draw:line draw:style-name="gr153" draw:text-style-name="P70" svg:x1="8.304cm" svg:y1="1.549cm" svg:x2="8.443cm" svg:y2="1.484cm"><text:p/></draw:line><draw:line draw:style-name="gr153" draw:text-style-name="P70" svg:x1="8.096cm" svg:y1="1.187cm" svg:x2="8.221cm" svg:y2="1.099cm"><text:p/></draw:line><draw:line draw:style-name="gr153" draw:text-style-name="P70" svg:x1="7.826cm" svg:y1="0.867cm" svg:x2="7.934cm" svg:y2="0.759cm"><text:p/></draw:line><draw:line draw:style-name="gr153" draw:text-style-name="P70" svg:x1="7.506cm" svg:y1="0.6cm" svg:x2="7.594cm" svg:y2="0.475cm"><text:p/></draw:line><draw:line draw:style-name="gr153" draw:text-style-name="P70" svg:x1="7.147cm" svg:y1="0.391cm" svg:x2="7.212cm" svg:y2="0.252cm"><text:p/></draw:line><draw:line draw:style-name="gr153" draw:text-style-name="P70" svg:x1="6.751cm" svg:y1="0.245cm" svg:x2="6.791cm" svg:y2="0.097cm"><text:p/></draw:line><draw:line draw:style-name="gr153" draw:text-style-name="P70" svg:x1="6.341cm" svg:y1="0.175cm" svg:x2="6.354cm" svg:y2="0.023cm"><text:p/></draw:line><draw:line draw:style-name="gr153" draw:text-style-name="P70" svg:x1="5.927cm" svg:y1="0.175cm" svg:x2="5.914cm" svg:y2="0.023cm"><text:p/></draw:line><draw:line draw:style-name="gr153" draw:text-style-name="P70" svg:x1="5.514cm" svg:y1="0.245cm" svg:x2="5.474cm" svg:y2="0.097cm"><text:p/></draw:line><draw:line draw:style-name="gr153" draw:text-style-name="P70" svg:x1="5.122cm" svg:y1="0.391cm" svg:x2="5.057cm" svg:y2="0.252cm"><text:p/></draw:line><draw:line draw:style-name="gr153" draw:text-style-name="P70" svg:x1="4.762cm" svg:y1="0.6cm" svg:x2="4.674cm" svg:y2="0.475cm"><text:p/></draw:line><draw:line draw:style-name="gr153" draw:text-style-name="P70" svg:x1="4.44cm" svg:y1="0.867cm" svg:x2="4.332cm" svg:y2="0.759cm"><text:p/></draw:line><draw:line draw:style-name="gr153" draw:text-style-name="P70" svg:x1="4.171cm" svg:y1="1.187cm" svg:x2="4.046cm" svg:y2="1.099cm"><text:p/></draw:line><draw:line draw:style-name="gr153" draw:text-style-name="P70" svg:x1="3.963cm" svg:y1="1.549cm" svg:x2="3.824cm" svg:y2="1.484cm"><text:p/></draw:line><draw:line draw:style-name="gr153" draw:text-style-name="P70" svg:x1="3.821cm" svg:y1="1.942cm" svg:x2="3.673cm" svg:y2="1.902cm"><text:p/></draw:line><draw:line draw:style-name="gr153" draw:text-style-name="P70" svg:x1="3.75cm" svg:y1="2.35cm" svg:x2="3.598cm" svg:y2="2.337cm"><text:p/></draw:line><draw:line draw:style-name="gr153" draw:text-style-name="P70" svg:x1="3.75cm" svg:y1="2.764cm" svg:x2="3.598cm" svg:y2="2.777cm"><text:p/></draw:line><draw:line draw:style-name="gr153" draw:text-style-name="P70" svg:x1="3.821cm" svg:y1="3.175cm" svg:x2="3.673cm" svg:y2="3.215cm"><text:p/></draw:line><draw:line draw:style-name="gr153" draw:text-style-name="P70" svg:x1="3.963cm" svg:y1="3.571cm" svg:x2="3.824cm" svg:y2="3.636cm"><text:p/></draw:line><draw:line draw:style-name="gr153" draw:text-style-name="P70" svg:x1="4.171cm" svg:y1="3.934cm" svg:x2="4.046cm" svg:y2="4.022cm"><text:p/></draw:line><draw:line draw:style-name="gr153" draw:text-style-name="P70" svg:x1="4.44cm" svg:y1="4.251cm" svg:x2="4.332cm" svg:y2="4.359cm"><text:p/></draw:line><draw:line draw:style-name="gr153" draw:text-style-name="P70" svg:x1="4.762cm" svg:y1="4.52cm" svg:x2="4.674cm" svg:y2="4.645cm"><text:p/></draw:line><draw:line draw:style-name="gr153" draw:text-style-name="P70" svg:x1="5.122cm" svg:y1="4.729cm" svg:x2="5.057cm" svg:y2="4.868cm"><text:p/></draw:line><draw:line draw:style-name="gr153" draw:text-style-name="P70" svg:x1="5.514cm" svg:y1="4.871cm" svg:x2="5.474cm" svg:y2="5.019cm"><text:p/></draw:line><draw:line draw:style-name="gr153" draw:text-style-name="P70" svg:x1="5.927cm" svg:y1="4.944cm" svg:x2="5.914cm" svg:y2="5.096cm"><text:p/></draw:line><draw:line draw:style-name="gr153" draw:text-style-name="P70" svg:x1="6.341cm" svg:y1="4.944cm" svg:x2="6.354cm" svg:y2="5.096cm"><text:p/></draw:line><draw:line draw:style-name="gr153" draw:text-style-name="P70" svg:x1="6.751cm" svg:y1="4.871cm" svg:x2="6.791cm" svg:y2="5.019cm"><text:p/></draw:line><draw:line draw:style-name="gr153" draw:text-style-name="P70" svg:x1="7.147cm" svg:y1="4.729cm" svg:x2="7.212cm" svg:y2="4.868cm"><text:p/></draw:line><draw:line draw:style-name="gr153" draw:text-style-name="P70" svg:x1="7.506cm" svg:y1="4.52cm" svg:x2="7.594cm" svg:y2="4.645cm"><text:p/></draw:line><draw:line draw:style-name="gr153" draw:text-style-name="P70" svg:x1="7.826cm" svg:y1="4.251cm" svg:x2="7.934cm" svg:y2="4.359cm"><text:p/></draw:line><draw:line draw:style-name="gr153" draw:text-style-name="P70" svg:x1="8.096cm" svg:y1="3.934cm" svg:x2="8.221cm" svg:y2="4.022cm"><text:p/></draw:line><draw:line draw:style-name="gr153" draw:text-style-name="P70" svg:x1="8.304cm" svg:y1="3.571cm" svg:x2="8.443cm" svg:y2="3.636cm"><text:p/></draw:line><draw:line draw:style-name="gr153" draw:text-style-name="P70" svg:x1="8.446cm" svg:y1="3.175cm" svg:x2="8.594cm" svg:y2="3.215cm"><text:p/></draw:line><draw:line draw:style-name="gr153" draw:text-style-name="P70" svg:x1="8.516cm" svg:y1="2.764cm" svg:x2="8.668cm" svg:y2="2.777cm"><text:p/></draw:line><draw:line draw:style-name="gr153" draw:text-style-name="P70" svg:x1="8.576cm" svg:y1="2.517cm" svg:x2="8.678cm" svg:y2="2.515cm"><text:p/></draw:line><draw:line draw:style-name="gr153" draw:text-style-name="P70" svg:x1="8.575cm" svg:y1="2.474cm" svg:x2="8.677cm" svg:y2="2.47cm"><text:p/></draw:line><draw:line draw:style-name="gr153" draw:text-style-name="P70" svg:x1="8.574cm" svg:y1="2.431cm" svg:x2="8.676cm" svg:y2="2.426cm"><text:p/></draw:line><draw:line draw:style-name="gr153" draw:text-style-name="P70" svg:x1="8.573cm" svg:y1="2.389cm" svg:x2="8.675cm" svg:y2="2.382cm"><text:p/></draw:line><draw:line draw:style-name="gr153" draw:text-style-name="P70" svg:x1="8.567cm" svg:y1="2.347cm" svg:x2="8.668cm" svg:y2="2.338cm"><text:p/></draw:line><draw:line draw:style-name="gr153" draw:text-style-name="P70" svg:x1="8.565cm" svg:y1="2.304cm" svg:x2="8.666cm" svg:y2="2.293cm"><text:p/></draw:line><draw:line draw:style-name="gr153" draw:text-style-name="P70" svg:x1="8.559cm" svg:y1="2.261cm" svg:x2="8.66cm" svg:y2="2.249cm"><text:p/></draw:line><draw:line draw:style-name="gr153" draw:text-style-name="P70" svg:x1="8.553cm" svg:y1="2.218cm" svg:x2="8.654cm" svg:y2="2.204cm"><text:p/></draw:line><draw:line draw:style-name="gr153" draw:text-style-name="P70" svg:x1="8.546cm" svg:y1="2.175cm" svg:x2="8.647cm" svg:y2="2.159cm"><text:p/></draw:line><draw:line draw:style-name="gr153" draw:text-style-name="P70" svg:x1="8.539cm" svg:y1="2.137cm" svg:x2="8.639cm" svg:y2="2.119cm"><text:p/></draw:line><draw:line draw:style-name="gr153" draw:text-style-name="P70" svg:x1="8.531cm" svg:y1="2.093cm" svg:x2="8.631cm" svg:y2="2.074cm"><text:p/></draw:line><draw:line draw:style-name="gr153" draw:text-style-name="P70" svg:x1="8.523cm" svg:y1="2.051cm" svg:x2="8.623cm" svg:y2="2.03cm"><text:p/></draw:line><draw:line draw:style-name="gr153" draw:text-style-name="P70" svg:x1="8.515cm" svg:y1="2.01cm" svg:x2="8.614cm" svg:y2="1.987cm"><text:p/></draw:line><draw:line draw:style-name="gr153" draw:text-style-name="P70" svg:x1="8.505cm" svg:y1="1.966cm" svg:x2="8.604cm" svg:y2="1.942cm"><text:p/></draw:line><draw:line draw:style-name="gr153" draw:text-style-name="P70" svg:x1="8.493cm" svg:y1="1.928cm" svg:x2="8.591cm" svg:y2="1.902cm"><text:p/></draw:line><draw:line draw:style-name="gr153" draw:text-style-name="P70" svg:x1="8.484cm" svg:y1="1.886cm" svg:x2="8.582cm" svg:y2="1.858cm"><text:p/></draw:line><draw:line draw:style-name="gr153" draw:text-style-name="P70" svg:x1="8.469cm" svg:y1="1.845cm" svg:x2="8.566cm" svg:y2="1.815cm"><text:p/></draw:line><draw:line draw:style-name="gr153" draw:text-style-name="P70" svg:x1="8.461cm" svg:y1="1.807cm" svg:x2="8.558cm" svg:y2="1.775cm"><text:p/></draw:line><draw:line draw:style-name="gr153" draw:text-style-name="P70" svg:x1="8.446cm" svg:y1="1.764cm" svg:x2="8.542cm" svg:y2="1.731cm"><text:p/></draw:line><draw:line draw:style-name="gr153" draw:text-style-name="P70" svg:x1="8.431cm" svg:y1="1.723cm" svg:x2="8.527cm" svg:y2="1.688cm"><text:p/></draw:line><draw:line draw:style-name="gr153" draw:text-style-name="P70" svg:x1="8.417cm" svg:y1="1.685cm" svg:x2="8.512cm" svg:y2="1.648cm"><text:p/></draw:line><draw:line draw:style-name="gr153" draw:text-style-name="P70" svg:x1="8.401cm" svg:y1="1.644cm" svg:x2="8.495cm" svg:y2="1.606cm"><text:p/></draw:line><draw:line draw:style-name="gr153" draw:text-style-name="P70" svg:x1="8.382cm" svg:y1="1.601cm" svg:x2="8.476cm" svg:y2="1.561cm"><text:p/></draw:line><draw:line draw:style-name="gr153" draw:text-style-name="P70" svg:x1="8.365cm" svg:y1="1.565cm" svg:x2="8.458cm" svg:y2="1.524cm"><text:p/></draw:line><draw:line draw:style-name="gr153" draw:text-style-name="P70" svg:x1="8.35cm" svg:y1="1.527cm" svg:x2="8.442cm" svg:y2="1.484cm"><text:p/></draw:line><draw:line draw:style-name="gr153" draw:text-style-name="P70" svg:x1="8.329cm" svg:y1="1.487cm" svg:x2="8.421cm" svg:y2="1.442cm"><text:p/></draw:line><draw:line draw:style-name="gr153" draw:text-style-name="P70" svg:x1="8.311cm" svg:y1="1.449cm" svg:x2="8.402cm" svg:y2="1.403cm"><text:p/></draw:line><draw:line draw:style-name="gr153" draw:text-style-name="P70" svg:x1="8.291cm" svg:y1="1.412cm" svg:x2="8.381cm" svg:y2="1.364cm"><text:p/></draw:line><draw:line draw:style-name="gr153" draw:text-style-name="P70" svg:x1="8.274cm" svg:y1="1.376cm" svg:x2="8.363cm" svg:y2="1.327cm"><text:p/></draw:line><draw:line draw:style-name="gr153" draw:text-style-name="P70" svg:x1="8.251cm" svg:y1="1.336cm" svg:x2="8.339cm" svg:y2="1.285cm"><text:p/></draw:line><draw:line draw:style-name="gr153" draw:text-style-name="P70" svg:x1="8.23cm" svg:y1="1.299cm" svg:x2="8.317cm" svg:y2="1.247cm"><text:p/></draw:line><draw:line draw:style-name="gr153" draw:text-style-name="P70" svg:x1="8.207cm" svg:y1="1.264cm" svg:x2="8.294cm" svg:y2="1.21cm"><text:p/></draw:line><draw:line draw:style-name="gr153" draw:text-style-name="P70" svg:x1="8.184cm" svg:y1="1.229cm" svg:x2="8.27cm" svg:y2="1.173cm"><text:p/></draw:line><draw:line draw:style-name="gr153" draw:text-style-name="P70" svg:x1="8.158cm" svg:y1="1.193cm" svg:x2="8.243cm" svg:y2="1.136cm"><text:p/></draw:line><draw:line draw:style-name="gr153" draw:text-style-name="P70" svg:x1="8.135cm" svg:y1="1.158cm" svg:x2="8.219cm" svg:y2="1.099cm"><text:p/></draw:line><draw:line draw:style-name="gr153" draw:text-style-name="P70" svg:x1="8.11cm" svg:y1="1.122cm" svg:x2="8.192cm" svg:y2="1.062cm"><text:p/></draw:line><draw:line draw:style-name="gr153" draw:text-style-name="P70" svg:x1="8.084cm" svg:y1="1.09cm" svg:x2="8.165cm" svg:y2="1.029cm"><text:p/></draw:line><draw:line draw:style-name="gr153" draw:text-style-name="P70" svg:x1="8.058cm" svg:y1="1.055cm" svg:x2="8.138cm" svg:y2="0.992cm"><text:p/></draw:line><draw:line draw:style-name="gr153" draw:text-style-name="P70" svg:x1="8.031cm" svg:y1="1.02cm" svg:x2="8.11cm" svg:y2="0.956cm"><text:p/></draw:line><draw:line draw:style-name="gr153" draw:text-style-name="P70" svg:x1="8.006cm" svg:y1="0.985cm" svg:x2="8.084cm" svg:y2="0.919cm"><text:p/></draw:line><draw:line draw:style-name="gr153" draw:text-style-name="P70" svg:x1="7.977cm" svg:y1="0.956cm" svg:x2="8.054cm" svg:y2="0.889cm"><text:p/></draw:line><draw:line draw:style-name="gr153" draw:text-style-name="P70" svg:x1="7.948cm" svg:y1="0.924cm" svg:x2="8.024cm" svg:y2="0.856cm"><text:p/></draw:line><draw:line draw:style-name="gr153" draw:text-style-name="P70" svg:x1="7.923cm" svg:y1="0.891cm" svg:x2="7.997cm" svg:y2="0.822cm"><text:p/></draw:line><draw:line draw:style-name="gr153" draw:text-style-name="P70" svg:x1="7.893cm" svg:y1="0.862cm" svg:x2="7.966cm" svg:y2="0.791cm"><text:p/></draw:line><draw:line draw:style-name="gr153" draw:text-style-name="P70" svg:x1="7.863cm" svg:y1="0.831cm" svg:x2="7.935cm" svg:y2="0.759cm"><text:p/></draw:line><draw:line draw:style-name="gr153" draw:text-style-name="P70" svg:x1="7.83cm" svg:y1="0.802cm" svg:x2="7.901cm" svg:y2="0.729cm"><text:p/></draw:line><draw:line draw:style-name="gr153" draw:text-style-name="P70" svg:x1="7.8cm" svg:y1="0.769cm" svg:x2="7.869cm" svg:y2="0.695cm"><text:p/></draw:line><draw:line draw:style-name="gr153" draw:text-style-name="P70" svg:x1="7.768cm" svg:y1="0.741cm" svg:x2="7.836cm" svg:y2="0.665cm"><text:p/></draw:line><draw:line draw:style-name="gr153" draw:text-style-name="P70" svg:x1="7.737cm" svg:y1="0.712cm" svg:x2="7.804cm" svg:y2="0.635cm"><text:p/></draw:line><draw:line draw:style-name="gr153" draw:text-style-name="P70" svg:x1="7.703cm" svg:y1="0.683cm" svg:x2="7.769cm" svg:y2="0.605cm"><text:p/></draw:line><draw:line draw:style-name="gr153" draw:text-style-name="P70" svg:x1="7.67cm" svg:y1="0.66cm" svg:x2="7.734cm" svg:y2="0.581cm"><text:p/></draw:line><draw:line draw:style-name="gr153" draw:text-style-name="P70" svg:x1="7.639cm" svg:y1="0.633cm" svg:x2="7.702cm" svg:y2="0.553cm"><text:p/></draw:line><draw:line draw:style-name="gr153" draw:text-style-name="P70" svg:x1="7.603cm" svg:y1="0.609cm" svg:x2="7.664cm" svg:y2="0.528cm"><text:p/></draw:line><draw:line draw:style-name="gr153" draw:text-style-name="P70" svg:x1="7.572cm" svg:y1="0.582cm" svg:x2="7.632cm" svg:y2="0.5cm"><text:p/></draw:line><draw:line draw:style-name="gr153" draw:text-style-name="P70" svg:x1="7.535cm" svg:y1="0.559cm" svg:x2="7.594cm" svg:y2="0.475cm"><text:p/></draw:line><draw:line draw:style-name="gr153" draw:text-style-name="P70" svg:x1="7.499cm" svg:y1="0.533cm" svg:x2="7.556cm" svg:y2="0.448cm"><text:p/></draw:line><draw:line draw:style-name="gr153" draw:text-style-name="P70" svg:x1="7.463cm" svg:y1="0.51cm" svg:x2="7.519cm" svg:y2="0.424cm"><text:p/></draw:line><draw:line draw:style-name="gr153" draw:text-style-name="P70" svg:x1="7.43cm" svg:y1="0.488cm" svg:x2="7.484cm" svg:y2="0.401cm"><text:p/></draw:line><draw:line draw:style-name="gr153" draw:text-style-name="P70" svg:x1="7.392cm" svg:y1="0.465cm" svg:x2="7.444cm" svg:y2="0.378cm"><text:p/></draw:line><draw:line draw:style-name="gr153" draw:text-style-name="P70" svg:x1="7.356cm" svg:y1="0.439cm" svg:x2="7.407cm" svg:y2="0.351cm"><text:p/></draw:line><draw:line draw:style-name="gr153" draw:text-style-name="P70" svg:x1="7.318cm" svg:y1="0.423cm" svg:x2="7.367cm" svg:y2="0.334cm"><text:p/></draw:line><draw:line draw:style-name="gr153" draw:text-style-name="P70" svg:x1="7.281cm" svg:y1="0.401cm" svg:x2="7.329cm" svg:y2="0.311cm"><text:p/></draw:line><draw:line draw:style-name="gr153" draw:text-style-name="P70" svg:x1="7.244cm" svg:y1="0.382cm" svg:x2="7.29cm" svg:y2="0.291cm"><text:p/></draw:line><draw:line draw:style-name="gr153" draw:text-style-name="P70" svg:x1="7.207cm" svg:y1="0.362cm" svg:x2="7.252cm" svg:y2="0.27cm"><text:p/></draw:line><draw:line draw:style-name="gr153" draw:text-style-name="P70" svg:x1="7.165cm" svg:y1="0.344cm" svg:x2="7.208cm" svg:y2="0.252cm"><text:p/></draw:line><draw:line draw:style-name="gr153" draw:text-style-name="P70" svg:x1="7.126cm" svg:y1="0.324cm" svg:x2="7.167cm" svg:y2="0.231cm"><text:p/></draw:line><draw:line draw:style-name="gr153" draw:text-style-name="P70" svg:x1="7.088cm" svg:y1="0.31cm" svg:x2="7.128cm" svg:y2="0.216cm"><text:p/></draw:line><draw:line draw:style-name="gr153" draw:text-style-name="P70" svg:x1="7.05cm" svg:y1="0.293cm" svg:x2="7.088cm" svg:y2="0.199cm"><text:p/></draw:line><draw:line draw:style-name="gr153" draw:text-style-name="P70" svg:x1="7.008cm" svg:y1="0.279cm" svg:x2="7.045cm" svg:y2="0.184cm"><text:p/></draw:line><draw:line draw:style-name="gr153" draw:text-style-name="P70" svg:x1="6.968cm" svg:y1="0.26cm" svg:x2="7.003cm" svg:y2="0.164cm"><text:p/></draw:line><draw:line draw:style-name="gr153" draw:text-style-name="P70" svg:x1="6.93cm" svg:y1="0.25cm" svg:x2="6.963cm" svg:y2="0.154cm"><text:p/></draw:line><draw:line draw:style-name="gr153" draw:text-style-name="P70" svg:x1="6.887cm" svg:y1="0.237cm" svg:x2="6.919cm" svg:y2="0.14cm"><text:p/></draw:line><draw:line draw:style-name="gr153" draw:text-style-name="P70" svg:x1="6.847cm" svg:y1="0.222cm" svg:x2="6.877cm" svg:y2="0.125cm"><text:p/></draw:line><draw:line draw:style-name="gr153" draw:text-style-name="P70" svg:x1="6.81cm" svg:y1="0.21cm" svg:x2="6.838cm" svg:y2="0.112cm"><text:p/></draw:line><draw:line draw:style-name="gr153" draw:text-style-name="P70" svg:x1="6.766cm" svg:y1="0.195cm" svg:x2="6.792cm" svg:y2="0.097cm"><text:p/></draw:line><draw:line draw:style-name="gr153" draw:text-style-name="P70" svg:x1="6.723cm" svg:y1="0.188cm" svg:x2="6.747cm" svg:y2="0.089cm"><text:p/></draw:line><draw:line draw:style-name="gr153" draw:text-style-name="P70" svg:x1="6.683cm" svg:y1="0.179cm" svg:x2="6.706cm" svg:y2="0.08cm"><text:p/></draw:line><draw:line draw:style-name="gr153" draw:text-style-name="P70" svg:x1="6.64cm" svg:y1="0.167cm" svg:x2="6.661cm" svg:y2="0.067cm"><text:p/></draw:line><draw:line draw:style-name="gr153" draw:text-style-name="P70" svg:x1="6.6cm" svg:y1="0.16cm" svg:x2="6.619cm" svg:y2="0.06cm"><text:p/></draw:line><draw:line draw:style-name="gr153" draw:text-style-name="P70" svg:x1="6.557cm" svg:y1="0.152cm" svg:x2="6.575cm" svg:y2="0.052cm"><text:p/></draw:line><draw:line draw:style-name="gr153" draw:text-style-name="P70" svg:x1="6.514cm" svg:y1="0.145cm" svg:x2="6.53cm" svg:y2="0.044cm"><text:p/></draw:line><draw:line draw:style-name="gr153" draw:text-style-name="P70" svg:x1="6.473cm" svg:y1="0.138cm" svg:x2="6.487cm" svg:y2="0.037cm"><text:p/></draw:line><draw:line draw:style-name="gr153" draw:text-style-name="P70" svg:x1="6.43cm" svg:y1="0.131cm" svg:x2="6.442cm" svg:y2="0.03cm"><text:p/></draw:line><draw:line draw:style-name="gr153" draw:text-style-name="P70" svg:x1="6.392cm" svg:y1="0.128cm" svg:x2="6.403cm" svg:y2="0.027cm"><text:p/></draw:line><draw:line draw:style-name="gr153" draw:text-style-name="P70" svg:x1="6.346cm" svg:y1="0.124cm" svg:x2="6.355cm" svg:y2="0.023cm"><text:p/></draw:line><draw:line draw:style-name="gr153" draw:text-style-name="P70" svg:x1="6.303cm" svg:y1="0.122cm" svg:x2="6.31cm" svg:y2="0.02cm"><text:p/></draw:line><draw:line draw:style-name="gr153" draw:text-style-name="P70" svg:x1="6.26cm" svg:y1="0.118cm" svg:x2="6.265cm" svg:y2="0.016cm"><text:p/></draw:line><draw:line draw:style-name="gr153" draw:text-style-name="P70" svg:x1="6.219cm" svg:y1="0.117cm" svg:x2="6.223cm" svg:y2="0.015cm"><text:p/></draw:line><draw:line draw:style-name="gr153" draw:text-style-name="P70" svg:x1="6.175cm" svg:y1="0.116cm" svg:x2="6.177cm" svg:y2="0.014cm"><text:p/></draw:line><draw:line draw:style-name="gr153" draw:text-style-name="P70" svg:x1="6.132cm" svg:y1="0.115cm" svg:x2="6.132cm" svg:y2="0.013cm"><text:p/></draw:line><draw:line draw:style-name="gr153" draw:text-style-name="P70" svg:x1="6.09cm" svg:y1="0.116cm" svg:x2="6.088cm" svg:y2="0.014cm"><text:p/></draw:line><draw:line draw:style-name="gr153" draw:text-style-name="P70" svg:x1="6.047cm" svg:y1="0.117cm" svg:x2="6.043cm" svg:y2="0.015cm"><text:p/></draw:line><draw:line draw:style-name="gr153" draw:text-style-name="P70" svg:x1="6.004cm" svg:y1="0.118cm" svg:x2="5.999cm" svg:y2="0.016cm"><text:p/></draw:line><draw:line draw:style-name="gr153" draw:text-style-name="P70" svg:x1="5.962cm" svg:y1="0.122cm" svg:x2="5.955cm" svg:y2="0.02cm"><text:p/></draw:line><draw:line draw:style-name="gr153" draw:text-style-name="P70" svg:x1="5.923cm" svg:y1="0.124cm" svg:x2="5.914cm" svg:y2="0.023cm"><text:p/></draw:line><draw:line draw:style-name="gr153" draw:text-style-name="P70" svg:x1="5.879cm" svg:y1="0.128cm" svg:x2="5.868cm" svg:y2="0.027cm"><text:p/></draw:line><draw:line draw:style-name="gr153" draw:text-style-name="P70" svg:x1="5.836cm" svg:y1="0.131cm" svg:x2="5.824cm" svg:y2="0.03cm"><text:p/></draw:line><draw:line draw:style-name="gr153" draw:text-style-name="P70" svg:x1="5.794cm" svg:y1="0.138cm" svg:x2="5.78cm" svg:y2="0.037cm"><text:p/></draw:line><draw:line draw:style-name="gr153" draw:text-style-name="P70" svg:x1="5.751cm" svg:y1="0.145cm" svg:x2="5.735cm" svg:y2="0.044cm"><text:p/></draw:line><draw:line draw:style-name="gr153" draw:text-style-name="P70" svg:x1="5.709cm" svg:y1="0.152cm" svg:x2="5.691cm" svg:y2="0.052cm"><text:p/></draw:line><draw:line draw:style-name="gr153" draw:text-style-name="P70" svg:x1="5.666cm" svg:y1="0.16cm" svg:x2="5.647cm" svg:y2="0.06cm"><text:p/></draw:line><draw:line draw:style-name="gr153" draw:text-style-name="P70" svg:x1="5.623cm" svg:y1="0.167cm" svg:x2="5.602cm" svg:y2="0.067cm"><text:p/></draw:line><draw:line draw:style-name="gr153" draw:text-style-name="P70" svg:x1="5.586cm" svg:y1="0.179cm" svg:x2="5.563cm" svg:y2="0.08cm"><text:p/></draw:line><draw:line draw:style-name="gr153" draw:text-style-name="P70" svg:x1="5.542cm" svg:y1="0.188cm" svg:x2="5.518cm" svg:y2="0.089cm"><text:p/></draw:line><draw:line draw:style-name="gr153" draw:text-style-name="P70" svg:x1="5.5cm" svg:y1="0.195cm" svg:x2="5.474cm" svg:y2="0.097cm"><text:p/></draw:line><draw:line draw:style-name="gr153" draw:text-style-name="P70" svg:x1="5.458cm" svg:y1="0.21cm" svg:x2="5.43cm" svg:y2="0.112cm"><text:p/></draw:line><draw:line draw:style-name="gr153" draw:text-style-name="P70" svg:x1="5.42cm" svg:y1="0.222cm" svg:x2="5.39cm" svg:y2="0.125cm"><text:p/></draw:line><draw:line draw:style-name="gr153" draw:text-style-name="P70" svg:x1="5.379cm" svg:y1="0.237cm" svg:x2="5.347cm" svg:y2="0.14cm"><text:p/></draw:line><draw:line draw:style-name="gr153" draw:text-style-name="P70" svg:x1="5.336cm" svg:y1="0.25cm" svg:x2="5.303cm" svg:y2="0.154cm"><text:p/></draw:line><draw:line draw:style-name="gr153" draw:text-style-name="P70" svg:x1="5.298cm" svg:y1="0.26cm" svg:x2="5.263cm" svg:y2="0.164cm"><text:p/></draw:line><draw:line draw:style-name="gr153" draw:text-style-name="P70" svg:x1="5.257cm" svg:y1="0.279cm" svg:x2="5.22cm" svg:y2="0.184cm"><text:p/></draw:line><draw:line draw:style-name="gr153" draw:text-style-name="P70" svg:x1="5.22cm" svg:y1="0.293cm" svg:x2="5.182cm" svg:y2="0.199cm"><text:p/></draw:line><draw:line draw:style-name="gr153" draw:text-style-name="P70" svg:x1="5.177cm" svg:y1="0.31cm" svg:x2="5.137cm" svg:y2="0.216cm"><text:p/></draw:line><draw:line draw:style-name="gr153" draw:text-style-name="P70" svg:x1="5.14cm" svg:y1="0.324cm" svg:x2="5.099cm" svg:y2="0.231cm"><text:p/></draw:line><draw:line draw:style-name="gr153" draw:text-style-name="P70" svg:x1="5.099cm" svg:y1="0.344cm" svg:x2="5.056cm" svg:y2="0.252cm"><text:p/></draw:line><draw:line draw:style-name="gr153" draw:text-style-name="P70" svg:x1="5.063cm" svg:y1="0.362cm" svg:x2="5.018cm" svg:y2="0.27cm"><text:p/></draw:line><draw:line draw:style-name="gr153" draw:text-style-name="P70" svg:x1="5.022cm" svg:y1="0.382cm" svg:x2="4.976cm" svg:y2="0.291cm"><text:p/></draw:line><draw:line draw:style-name="gr153" draw:text-style-name="P70" svg:x1="4.985cm" svg:y1="0.401cm" svg:x2="4.937cm" svg:y2="0.311cm"><text:p/></draw:line><draw:line draw:style-name="gr153" draw:text-style-name="P70" svg:x1="4.948cm" svg:y1="0.423cm" svg:x2="4.899cm" svg:y2="0.334cm"><text:p/></draw:line><draw:line draw:style-name="gr153" draw:text-style-name="P70" svg:x1="4.912cm" svg:y1="0.439cm" svg:x2="4.861cm" svg:y2="0.351cm"><text:p/></draw:line><draw:line draw:style-name="gr153" draw:text-style-name="P70" svg:x1="4.874cm" svg:y1="0.465cm" svg:x2="4.822cm" svg:y2="0.378cm"><text:p/></draw:line><draw:line draw:style-name="gr153" draw:text-style-name="P70" svg:x1="4.839cm" svg:y1="0.488cm" svg:x2="4.785cm" svg:y2="0.401cm"><text:p/></draw:line><draw:line draw:style-name="gr153" draw:text-style-name="P70" svg:x1="4.804cm" svg:y1="0.51cm" svg:x2="4.748cm" svg:y2="0.424cm"><text:p/></draw:line><draw:line draw:style-name="gr153" draw:text-style-name="P70" svg:x1="4.768cm" svg:y1="0.533cm" svg:x2="4.711cm" svg:y2="0.448cm"><text:p/></draw:line><draw:line draw:style-name="gr153" draw:text-style-name="P70" svg:x1="4.733cm" svg:y1="0.559cm" svg:x2="4.674cm" svg:y2="0.475cm"><text:p/></draw:line><draw:line draw:style-name="gr153" draw:text-style-name="P70" svg:x1="4.697cm" svg:y1="0.582cm" svg:x2="4.637cm" svg:y2="0.5cm"><text:p/></draw:line><draw:line draw:style-name="gr153" draw:text-style-name="P70" svg:x1="4.661cm" svg:y1="0.609cm" svg:x2="4.6cm" svg:y2="0.528cm"><text:p/></draw:line><draw:line draw:style-name="gr153" draw:text-style-name="P70" svg:x1="4.628cm" svg:y1="0.633cm" svg:x2="4.565cm" svg:y2="0.553cm"><text:p/></draw:line><draw:line draw:style-name="gr153" draw:text-style-name="P70" svg:x1="4.595cm" svg:y1="0.66cm" svg:x2="4.531cm" svg:y2="0.581cm"><text:p/></draw:line><draw:line draw:style-name="gr153" draw:text-style-name="P70" svg:x1="4.561cm" svg:y1="0.683cm" svg:x2="4.495cm" svg:y2="0.605cm"><text:p/></draw:line><draw:line draw:style-name="gr153" draw:text-style-name="P70" svg:x1="4.531cm" svg:y1="0.712cm" svg:x2="4.464cm" svg:y2="0.635cm"><text:p/></draw:line><draw:line draw:style-name="gr153" draw:text-style-name="P70" svg:x1="4.496cm" svg:y1="0.741cm" svg:x2="4.428cm" svg:y2="0.665cm"><text:p/></draw:line><draw:line draw:style-name="gr153" draw:text-style-name="P70" svg:x1="4.466cm" svg:y1="0.769cm" svg:x2="4.397cm" svg:y2="0.695cm"><text:p/></draw:line><draw:line draw:style-name="gr153" draw:text-style-name="P70" svg:x1="4.438cm" svg:y1="0.802cm" svg:x2="4.367cm" svg:y2="0.729cm"><text:p/></draw:line><draw:line draw:style-name="gr153" draw:text-style-name="P70" svg:x1="4.404cm" svg:y1="0.831cm" svg:x2="4.332cm" svg:y2="0.759cm"><text:p/></draw:line><draw:line draw:style-name="gr153" draw:text-style-name="P70" svg:x1="4.373cm" svg:y1="0.862cm" svg:x2="4.3cm" svg:y2="0.791cm"><text:p/></draw:line><draw:line draw:style-name="gr153" draw:text-style-name="P70" svg:x1="4.344cm" svg:y1="0.891cm" svg:x2="4.27cm" svg:y2="0.822cm"><text:p/></draw:line><draw:line draw:style-name="gr153" draw:text-style-name="P70" svg:x1="4.317cm" svg:y1="0.924cm" svg:x2="4.241cm" svg:y2="0.856cm"><text:p/></draw:line><draw:line draw:style-name="gr153" draw:text-style-name="P70" svg:x1="4.288cm" svg:y1="0.956cm" svg:x2="4.211cm" svg:y2="0.889cm"><text:p/></draw:line><draw:line draw:style-name="gr153" draw:text-style-name="P70" svg:x1="4.26cm" svg:y1="0.985cm" svg:x2="4.182cm" svg:y2="0.919cm"><text:p/></draw:line><draw:line draw:style-name="gr153" draw:text-style-name="P70" svg:x1="4.233cm" svg:y1="1.02cm" svg:x2="4.154cm" svg:y2="0.956cm"><text:p/></draw:line><draw:line draw:style-name="gr153" draw:text-style-name="P70" svg:x1="4.208cm" svg:y1="1.055cm" svg:x2="4.128cm" svg:y2="0.992cm"><text:p/></draw:line><draw:line draw:style-name="gr153" draw:text-style-name="P70" svg:x1="4.181cm" svg:y1="1.09cm" svg:x2="4.1cm" svg:y2="1.029cm"><text:p/></draw:line><draw:line draw:style-name="gr153" draw:text-style-name="P70" svg:x1="4.158cm" svg:y1="1.122cm" svg:x2="4.076cm" svg:y2="1.062cm"><text:p/></draw:line><draw:line draw:style-name="gr153" draw:text-style-name="P70" svg:x1="4.13cm" svg:y1="1.158cm" svg:x2="4.046cm" svg:y2="1.099cm"><text:p/></draw:line><draw:line draw:style-name="gr153" draw:text-style-name="P70" svg:x1="4.108cm" svg:y1="1.193cm" svg:x2="4.023cm" svg:y2="1.136cm"><text:p/></draw:line><draw:line draw:style-name="gr153" draw:text-style-name="P70" svg:x1="4.082cm" svg:y1="1.229cm" svg:x2="3.996cm" svg:y2="1.173cm"><text:p/></draw:line><draw:line draw:style-name="gr153" draw:text-style-name="P70" svg:x1="4.059cm" svg:y1="1.264cm" svg:x2="3.972cm" svg:y2="1.21cm"><text:p/></draw:line><draw:line draw:style-name="gr153" draw:text-style-name="P70" svg:x1="4.037cm" svg:y1="1.299cm" svg:x2="3.95cm" svg:y2="1.247cm"><text:p/></draw:line><draw:line draw:style-name="gr153" draw:text-style-name="P70" svg:x1="4.015cm" svg:y1="1.336cm" svg:x2="3.927cm" svg:y2="1.285cm"><text:p/></draw:line><draw:line draw:style-name="gr153" draw:text-style-name="P70" svg:x1="3.994cm" svg:y1="1.376cm" svg:x2="3.905cm" svg:y2="1.327cm"><text:p/></draw:line><draw:line draw:style-name="gr153" draw:text-style-name="P70" svg:x1="3.974cm" svg:y1="1.412cm" svg:x2="3.884cm" svg:y2="1.364cm"><text:p/></draw:line><draw:line draw:style-name="gr153" draw:text-style-name="P70" svg:x1="3.954cm" svg:y1="1.449cm" svg:x2="3.863cm" svg:y2="1.403cm"><text:p/></draw:line><draw:line draw:style-name="gr153" draw:text-style-name="P70" svg:x1="3.937cm" svg:y1="1.487cm" svg:x2="3.845cm" svg:y2="1.442cm"><text:p/></draw:line><draw:line draw:style-name="gr153" draw:text-style-name="P70" svg:x1="3.921cm" svg:y1="1.527cm" svg:x2="3.829cm" svg:y2="1.484cm"><text:p/></draw:line><draw:line draw:style-name="gr153" draw:text-style-name="P70" svg:x1="3.9cm" svg:y1="1.565cm" svg:x2="3.807cm" svg:y2="1.524cm"><text:p/></draw:line><draw:line draw:style-name="gr153" draw:text-style-name="P70" svg:x1="3.886cm" svg:y1="1.601cm" svg:x2="3.792cm" svg:y2="1.561cm"><text:p/></draw:line><draw:line draw:style-name="gr153" draw:text-style-name="P70" svg:x1="3.866cm" svg:y1="1.644cm" svg:x2="3.772cm" svg:y2="1.606cm"><text:p/></draw:line><draw:line draw:style-name="gr153" draw:text-style-name="P70" svg:x1="3.851cm" svg:y1="1.685cm" svg:x2="3.756cm" svg:y2="1.648cm"><text:p/></draw:line><draw:line draw:style-name="gr153" draw:text-style-name="P70" svg:x1="3.836cm" svg:y1="1.723cm" svg:x2="3.74cm" svg:y2="1.688cm"><text:p/></draw:line><draw:line draw:style-name="gr153" draw:text-style-name="P70" svg:x1="3.821cm" svg:y1="1.764cm" svg:x2="3.725cm" svg:y2="1.731cm"><text:p/></draw:line><draw:line draw:style-name="gr153" draw:text-style-name="P70" svg:x1="3.808cm" svg:y1="1.807cm" svg:x2="3.711cm" svg:y2="1.775cm"><text:p/></draw:line><draw:line draw:style-name="gr153" draw:text-style-name="P70" svg:x1="3.799cm" svg:y1="1.845cm" svg:x2="3.702cm" svg:y2="1.815cm"><text:p/></draw:line><draw:line draw:style-name="gr153" draw:text-style-name="P70" svg:x1="3.786cm" svg:y1="1.886cm" svg:x2="3.688cm" svg:y2="1.858cm"><text:p/></draw:line><draw:line draw:style-name="gr153" draw:text-style-name="P70" svg:x1="3.771cm" svg:y1="1.928cm" svg:x2="3.673cm" svg:y2="1.902cm"><text:p/></draw:line><draw:line draw:style-name="gr153" draw:text-style-name="P70" svg:x1="3.764cm" svg:y1="1.966cm" svg:x2="3.665cm" svg:y2="1.942cm"><text:p/></draw:line><draw:line draw:style-name="gr153" draw:text-style-name="P70" svg:x1="3.75cm" svg:y1="2.01cm" svg:x2="3.651cm" svg:y2="1.987cm"><text:p/></draw:line><draw:line draw:style-name="gr153" draw:text-style-name="P70" svg:x1="3.743cm" svg:y1="2.051cm" svg:x2="3.643cm" svg:y2="2.03cm"><text:p/></draw:line><draw:line draw:style-name="gr153" draw:text-style-name="P70" svg:x1="3.735cm" svg:y1="2.093cm" svg:x2="3.635cm" svg:y2="2.074cm"><text:p/></draw:line><draw:line draw:style-name="gr153" draw:text-style-name="P70" svg:x1="3.728cm" svg:y1="2.137cm" svg:x2="3.628cm" svg:y2="2.119cm"><text:p/></draw:line><draw:line draw:style-name="gr153" draw:text-style-name="P70" svg:x1="3.721cm" svg:y1="2.175cm" svg:x2="3.62cm" svg:y2="2.159cm"><text:p/></draw:line><draw:line draw:style-name="gr153" draw:text-style-name="P70" svg:x1="3.713cm" svg:y1="2.218cm" svg:x2="3.612cm" svg:y2="2.204cm"><text:p/></draw:line><draw:line draw:style-name="gr153" draw:text-style-name="P70" svg:x1="3.707cm" svg:y1="2.261cm" svg:x2="3.606cm" svg:y2="2.249cm"><text:p/></draw:line><draw:line draw:style-name="gr153" draw:text-style-name="P70" svg:x1="3.701cm" svg:y1="2.304cm" svg:x2="3.6cm" svg:y2="2.293cm"><text:p/></draw:line><draw:line draw:style-name="gr153" draw:text-style-name="P70" svg:x1="3.699cm" svg:y1="2.347cm" svg:x2="3.598cm" svg:y2="2.338cm"><text:p/></draw:line><draw:line draw:style-name="gr153" draw:text-style-name="P70" svg:x1="3.695cm" svg:y1="2.389cm" svg:x2="3.593cm" svg:y2="2.382cm"><text:p/></draw:line><draw:line draw:style-name="gr153" draw:text-style-name="P70" svg:x1="3.693cm" svg:y1="2.431cm" svg:x2="3.591cm" svg:y2="2.426cm"><text:p/></draw:line><draw:line draw:style-name="gr153" draw:text-style-name="P70" svg:x1="3.693cm" svg:y1="2.474cm" svg:x2="3.591cm" svg:y2="2.47cm"><text:p/></draw:line><draw:line draw:style-name="gr153" draw:text-style-name="P70" svg:x1="3.688cm" svg:y1="2.517cm" svg:x2="3.586cm" svg:y2="2.515cm"><text:p/></draw:line><draw:line draw:style-name="gr153" draw:text-style-name="P70" svg:x1="3.688cm" svg:y1="2.56cm" svg:x2="3.586cm" svg:y2="2.56cm"><text:p/></draw:line><draw:line draw:style-name="gr153" draw:text-style-name="P70" svg:x1="3.688cm" svg:y1="2.6cm" svg:x2="3.586cm" svg:y2="2.602cm"><text:p/></draw:line><draw:line draw:style-name="gr153" draw:text-style-name="P70" svg:x1="3.693cm" svg:y1="2.644cm" svg:x2="3.591cm" svg:y2="2.648cm"><text:p/></draw:line><draw:line draw:style-name="gr153" draw:text-style-name="P70" svg:x1="3.693cm" svg:y1="2.687cm" svg:x2="3.591cm" svg:y2="2.692cm"><text:p/></draw:line><draw:line draw:style-name="gr153" draw:text-style-name="P70" svg:x1="3.695cm" svg:y1="2.727cm" svg:x2="3.593cm" svg:y2="2.734cm"><text:p/></draw:line><draw:line draw:style-name="gr153" draw:text-style-name="P70" svg:x1="3.699cm" svg:y1="2.771cm" svg:x2="3.598cm" svg:y2="2.78cm"><text:p/></draw:line><draw:line draw:style-name="gr153" draw:text-style-name="P70" svg:x1="3.701cm" svg:y1="2.816cm" svg:x2="3.6cm" svg:y2="2.827cm"><text:p/></draw:line><draw:line draw:style-name="gr153" draw:text-style-name="P70" svg:x1="3.707cm" svg:y1="2.854cm" svg:x2="3.606cm" svg:y2="2.866cm"><text:p/></draw:line><draw:line draw:style-name="gr153" draw:text-style-name="P70" svg:x1="3.713cm" svg:y1="2.898cm" svg:x2="3.612cm" svg:y2="2.912cm"><text:p/></draw:line><draw:line draw:style-name="gr153" draw:text-style-name="P70" svg:x1="3.721cm" svg:y1="2.942cm" svg:x2="3.62cm" svg:y2="2.958cm"><text:p/></draw:line><draw:line draw:style-name="gr153" draw:text-style-name="P70" svg:x1="3.728cm" svg:y1="2.981cm" svg:x2="3.628cm" svg:y2="2.999cm"><text:p/></draw:line><draw:line draw:style-name="gr153" draw:text-style-name="P70" svg:x1="3.735cm" svg:y1="3.025cm" svg:x2="3.635cm" svg:y2="3.044cm"><text:p/></draw:line><draw:line draw:style-name="gr153" draw:text-style-name="P70" svg:x1="3.743cm" svg:y1="3.068cm" svg:x2="3.643cm" svg:y2="3.089cm"><text:p/></draw:line><draw:line draw:style-name="gr153" draw:text-style-name="P70" svg:x1="3.75cm" svg:y1="3.108cm" svg:x2="3.651cm" svg:y2="3.131cm"><text:p/></draw:line><draw:line draw:style-name="gr153" draw:text-style-name="P70" svg:x1="3.764cm" svg:y1="3.151cm" svg:x2="3.665cm" svg:y2="3.175cm"><text:p/></draw:line><draw:line draw:style-name="gr153" draw:text-style-name="P70" svg:x1="3.771cm" svg:y1="3.191cm" svg:x2="3.673cm" svg:y2="3.217cm"><text:p/></draw:line><draw:line draw:style-name="gr153" draw:text-style-name="P70" svg:x1="3.786cm" svg:y1="3.233cm" svg:x2="3.688cm" svg:y2="3.261cm"><text:p/></draw:line><draw:line draw:style-name="gr153" draw:text-style-name="P70" svg:x1="3.799cm" svg:y1="3.272cm" svg:x2="3.702cm" svg:y2="3.302cm"><text:p/></draw:line><draw:line draw:style-name="gr153" draw:text-style-name="P70" svg:x1="3.808cm" svg:y1="3.315cm" svg:x2="3.711cm" svg:y2="3.347cm"><text:p/></draw:line><draw:line draw:style-name="gr153" draw:text-style-name="P70" svg:x1="3.821cm" svg:y1="3.355cm" svg:x2="3.725cm" svg:y2="3.388cm"><text:p/></draw:line><draw:line draw:style-name="gr153" draw:text-style-name="P70" svg:x1="3.836cm" svg:y1="3.396cm" svg:x2="3.74cm" svg:y2="3.431cm"><text:p/></draw:line><draw:line draw:style-name="gr153" draw:text-style-name="P70" svg:x1="3.851cm" svg:y1="3.436cm" svg:x2="3.756cm" svg:y2="3.473cm"><text:p/></draw:line><draw:line draw:style-name="gr153" draw:text-style-name="P70" svg:x1="3.866cm" svg:y1="3.474cm" svg:x2="3.772cm" svg:y2="3.512cm"><text:p/></draw:line><draw:line draw:style-name="gr153" draw:text-style-name="P70" svg:x1="3.886cm" svg:y1="3.516cm" svg:x2="3.792cm" svg:y2="3.556cm"><text:p/></draw:line><draw:line draw:style-name="gr153" draw:text-style-name="P70" svg:x1="3.9cm" svg:y1="3.553cm" svg:x2="3.807cm" svg:y2="3.594cm"><text:p/></draw:line><draw:line draw:style-name="gr153" draw:text-style-name="P70" svg:x1="3.921cm" svg:y1="3.593cm" svg:x2="3.829cm" svg:y2="3.636cm"><text:p/></draw:line><draw:line draw:style-name="gr153" draw:text-style-name="P70" svg:x1="3.937cm" svg:y1="3.631cm" svg:x2="3.845cm" svg:y2="3.676cm"><text:p/></draw:line><draw:line draw:style-name="gr153" draw:text-style-name="P70" svg:x1="3.954cm" svg:y1="3.668cm" svg:x2="3.863cm" svg:y2="3.714cm"><text:p/></draw:line><draw:line draw:style-name="gr153" draw:text-style-name="P70" svg:x1="3.974cm" svg:y1="3.706cm" svg:x2="3.884cm" svg:y2="3.754cm"><text:p/></draw:line><draw:line draw:style-name="gr153" draw:text-style-name="P70" svg:x1="3.994cm" svg:y1="3.743cm" svg:x2="3.905cm" svg:y2="3.792cm"><text:p/></draw:line><draw:line draw:style-name="gr153" draw:text-style-name="P70" svg:x1="4.015cm" svg:y1="3.78cm" svg:x2="3.927cm" svg:y2="3.831cm"><text:p/></draw:line><draw:line draw:style-name="gr153" draw:text-style-name="P70" svg:x1="4.037cm" svg:y1="3.817cm" svg:x2="3.95cm" svg:y2="3.869cm"><text:p/></draw:line><draw:line draw:style-name="gr153" draw:text-style-name="P70" svg:x1="4.059cm" svg:y1="3.855cm" svg:x2="3.972cm" svg:y2="3.909cm"><text:p/></draw:line><draw:line draw:style-name="gr153" draw:text-style-name="P70" svg:x1="4.082cm" svg:y1="3.89cm" svg:x2="3.996cm" svg:y2="3.946cm"><text:p/></draw:line><draw:line draw:style-name="gr153" draw:text-style-name="P70" svg:x1="4.108cm" svg:y1="3.927cm" svg:x2="4.023cm" svg:y2="3.984cm"><text:p/></draw:line><draw:line draw:style-name="gr153" draw:text-style-name="P70" svg:x1="4.13cm" svg:y1="3.96cm" svg:x2="4.046cm" svg:y2="4.019cm"><text:p/></draw:line><draw:line draw:style-name="gr153" draw:text-style-name="P70" svg:x1="4.158cm" svg:y1="3.996cm" svg:x2="4.076cm" svg:y2="4.056cm"><text:p/></draw:line><draw:line draw:style-name="gr153" draw:text-style-name="P70" svg:x1="4.181cm" svg:y1="4.031cm" svg:x2="4.1cm" svg:y2="4.092cm"><text:p/></draw:line><draw:line draw:style-name="gr153" draw:text-style-name="P70" svg:x1="4.208cm" svg:y1="4.064cm" svg:x2="4.128cm" svg:y2="4.127cm"><text:p/></draw:line><draw:line draw:style-name="gr153" draw:text-style-name="P70" svg:x1="4.233cm" svg:y1="4.094cm" svg:x2="4.154cm" svg:y2="4.158cm"><text:p/></draw:line><draw:line draw:style-name="gr153" draw:text-style-name="P70" svg:x1="4.26cm" svg:y1="4.13cm" svg:x2="4.182cm" svg:y2="4.196cm"><text:p/></draw:line><draw:line draw:style-name="gr153" draw:text-style-name="P70" svg:x1="4.288cm" svg:y1="4.161cm" svg:x2="4.211cm" svg:y2="4.228cm"><text:p/></draw:line><draw:line draw:style-name="gr153" draw:text-style-name="P70" svg:x1="4.317cm" svg:y1="4.191cm" svg:x2="4.241cm" svg:y2="4.259cm"><text:p/></draw:line><draw:line draw:style-name="gr153" draw:text-style-name="P70" svg:x1="4.344cm" svg:y1="4.227cm" svg:x2="4.27cm" svg:y2="4.296cm"><text:p/></draw:line><draw:line draw:style-name="gr153" draw:text-style-name="P70" svg:x1="4.373cm" svg:y1="4.258cm" svg:x2="4.3cm" svg:y2="4.329cm"><text:p/></draw:line><draw:line draw:style-name="gr153" draw:text-style-name="P70" svg:x1="4.404cm" svg:y1="4.288cm" svg:x2="4.332cm" svg:y2="4.36cm"><text:p/></draw:line><draw:line draw:style-name="gr153" draw:text-style-name="P70" svg:x1="4.438cm" svg:y1="4.318cm" svg:x2="4.367cm" svg:y2="4.391cm"><text:p/></draw:line><draw:line draw:style-name="gr153" draw:text-style-name="P70" svg:x1="4.466cm" svg:y1="4.347cm" svg:x2="4.397cm" svg:y2="4.421cm"><text:p/></draw:line><draw:line draw:style-name="gr153" draw:text-style-name="P70" svg:x1="4.496cm" svg:y1="4.376cm" svg:x2="4.428cm" svg:y2="4.452cm"><text:p/></draw:line><draw:line draw:style-name="gr153" draw:text-style-name="P70" svg:x1="4.531cm" svg:y1="4.405cm" svg:x2="4.464cm" svg:y2="4.482cm"><text:p/></draw:line><draw:line draw:style-name="gr153" draw:text-style-name="P70" svg:x1="4.561cm" svg:y1="4.431cm" svg:x2="4.495cm" svg:y2="4.509cm"><text:p/></draw:line><draw:line draw:style-name="gr153" draw:text-style-name="P70" svg:x1="4.595cm" svg:y1="4.459cm" svg:x2="4.531cm" svg:y2="4.538cm"><text:p/></draw:line><draw:line draw:style-name="gr153" draw:text-style-name="P70" svg:x1="4.628cm" svg:y1="4.482cm" svg:x2="4.565cm" svg:y2="4.562cm"><text:p/></draw:line><draw:line draw:style-name="gr153" draw:text-style-name="P70" svg:x1="4.661cm" svg:y1="4.511cm" svg:x2="4.6cm" svg:y2="4.592cm"><text:p/></draw:line><draw:line draw:style-name="gr153" draw:text-style-name="P70" svg:x1="4.697cm" svg:y1="4.539cm" svg:x2="4.637cm" svg:y2="4.621cm"><text:p/></draw:line><draw:line draw:style-name="gr153" draw:text-style-name="P70" svg:x1="4.733cm" svg:y1="4.562cm" svg:x2="4.674cm" svg:y2="4.646cm"><text:p/></draw:line><draw:line draw:style-name="gr153" draw:text-style-name="P70" svg:x1="4.768cm" svg:y1="4.586cm" svg:x2="4.711cm" svg:y2="4.671cm"><text:p/></draw:line><draw:line draw:style-name="gr153" draw:text-style-name="P70" svg:x1="4.804cm" svg:y1="4.609cm" svg:x2="4.748cm" svg:y2="4.695cm"><text:p/></draw:line><draw:line draw:style-name="gr153" draw:text-style-name="P70" svg:x1="4.839cm" svg:y1="4.632cm" svg:x2="4.785cm" svg:y2="4.719cm"><text:p/></draw:line><draw:line draw:style-name="gr153" draw:text-style-name="P70" svg:x1="4.874cm" svg:y1="4.654cm" svg:x2="4.822cm" svg:y2="4.741cm"><text:p/></draw:line><draw:line draw:style-name="gr153" draw:text-style-name="P70" svg:x1="4.912cm" svg:y1="4.676cm" svg:x2="4.861cm" svg:y2="4.764cm"><text:p/></draw:line><draw:line draw:style-name="gr153" draw:text-style-name="P70" svg:x1="4.948cm" svg:y1="4.697cm" svg:x2="4.899cm" svg:y2="4.786cm"><text:p/></draw:line><draw:line draw:style-name="gr153" draw:text-style-name="P70" svg:x1="4.985cm" svg:y1="4.719cm" svg:x2="4.937cm" svg:y2="4.809cm"><text:p/></draw:line><draw:line draw:style-name="gr153" draw:text-style-name="P70" svg:x1="5.022cm" svg:y1="4.736cm" svg:x2="4.976cm" svg:y2="4.827cm"><text:p/></draw:line><draw:line draw:style-name="gr153" draw:text-style-name="P70" svg:x1="5.063cm" svg:y1="4.756cm" svg:x2="5.018cm" svg:y2="4.848cm"><text:p/></draw:line><draw:line draw:style-name="gr153" draw:text-style-name="P70" svg:x1="5.099cm" svg:y1="4.774cm" svg:x2="5.056cm" svg:y2="4.866cm"><text:p/></draw:line><draw:line draw:style-name="gr153" draw:text-style-name="P70" svg:x1="5.14cm" svg:y1="4.793cm" svg:x2="5.099cm" svg:y2="4.886cm"><text:p/></draw:line><draw:line draw:style-name="gr153" draw:text-style-name="P70" svg:x1="5.177cm" svg:y1="4.809cm" svg:x2="5.137cm" svg:y2="4.903cm"><text:p/></draw:line><draw:line draw:style-name="gr153" draw:text-style-name="P70" svg:x1="5.22cm" svg:y1="4.825cm" svg:x2="5.182cm" svg:y2="4.919cm"><text:p/></draw:line><draw:line draw:style-name="gr153" draw:text-style-name="P70" svg:x1="5.257cm" svg:y1="4.841cm" svg:x2="5.22cm" svg:y2="4.936cm"><text:p/></draw:line><draw:line draw:style-name="gr153" draw:text-style-name="P70" svg:x1="5.298cm" svg:y1="4.856cm" svg:x2="5.263cm" svg:y2="4.952cm"><text:p/></draw:line><draw:line draw:style-name="gr153" draw:text-style-name="P70" svg:x1="5.336cm" svg:y1="4.87cm" svg:x2="5.303cm" svg:y2="4.966cm"><text:p/></draw:line><draw:line draw:style-name="gr153" draw:text-style-name="P70" svg:x1="5.379cm" svg:y1="4.884cm" svg:x2="5.347cm" svg:y2="4.981cm"><text:p/></draw:line><draw:line draw:style-name="gr153" draw:text-style-name="P70" svg:x1="5.42cm" svg:y1="4.893cm" svg:x2="5.39cm" svg:y2="4.99cm"><text:p/></draw:line><draw:line draw:style-name="gr153" draw:text-style-name="P70" svg:x1="5.458cm" svg:y1="4.909cm" svg:x2="5.43cm" svg:y2="5.007cm"><text:p/></draw:line><draw:line draw:style-name="gr153" draw:text-style-name="P70" svg:x1="5.5cm" svg:y1="4.92cm" svg:x2="5.474cm" svg:y2="5.018cm"><text:p/></draw:line><draw:line draw:style-name="gr153" draw:text-style-name="P70" svg:x1="5.542cm" svg:y1="4.93cm" svg:x2="5.518cm" svg:y2="5.029cm"><text:p/></draw:line><draw:line draw:style-name="gr153" draw:text-style-name="P70" svg:x1="5.586cm" svg:y1="4.943cm" svg:x2="5.563cm" svg:y2="5.042cm"><text:p/></draw:line><draw:line draw:style-name="gr153" draw:text-style-name="P70" svg:x1="5.623cm" svg:y1="4.95cm" svg:x2="5.602cm" svg:y2="5.05cm"><text:p/></draw:line><draw:line draw:style-name="gr153" draw:text-style-name="P70" svg:x1="5.666cm" svg:y1="4.959cm" svg:x2="5.647cm" svg:y2="5.059cm"><text:p/></draw:line><draw:line draw:style-name="gr153" draw:text-style-name="P70" svg:x1="5.709cm" svg:y1="4.966cm" svg:x2="5.691cm" svg:y2="5.066cm"><text:p/></draw:line><draw:line draw:style-name="gr153" draw:text-style-name="P70" svg:x1="5.751cm" svg:y1="4.974cm" svg:x2="5.735cm" svg:y2="5.075cm"><text:p/></draw:line><draw:line draw:style-name="gr153" draw:text-style-name="P70" svg:x1="5.794cm" svg:y1="4.98cm" svg:x2="5.78cm" svg:y2="5.081cm"><text:p/></draw:line><draw:line draw:style-name="gr153" draw:text-style-name="P70" svg:x1="5.836cm" svg:y1="4.983cm" svg:x2="5.824cm" svg:y2="5.084cm"><text:p/></draw:line><draw:line draw:style-name="gr153" draw:text-style-name="P70" svg:x1="5.879cm" svg:y1="4.99cm" svg:x2="5.868cm" svg:y2="5.091cm"><text:p/></draw:line><draw:line draw:style-name="gr153" draw:text-style-name="P70" svg:x1="5.923cm" svg:y1="4.99cm" svg:x2="5.914cm" svg:y2="5.091cm"><text:p/></draw:line><draw:line draw:style-name="gr153" draw:text-style-name="P70" svg:x1="5.962cm" svg:y1="4.998cm" svg:x2="5.955cm" svg:y2="5.1cm"><text:p/></draw:line><draw:line draw:style-name="gr153" draw:text-style-name="P70" svg:x1="6.004cm" svg:y1="4.999cm" svg:x2="5.999cm" svg:y2="5.101cm"><text:p/></draw:line><draw:line draw:style-name="gr153" draw:text-style-name="P70" svg:x1="6.047cm" svg:y1="5.003cm" svg:x2="6.043cm" svg:y2="5.105cm"><text:p/></draw:line><draw:line draw:style-name="gr153" draw:text-style-name="P70" svg:x1="6.09cm" svg:y1="5.003cm" svg:x2="6.088cm" svg:y2="5.105cm"><text:p/></draw:line><draw:line draw:style-name="gr153" draw:text-style-name="P70" svg:x1="6.132cm" svg:y1="5.004cm" svg:x2="6.132cm" svg:y2="5.106cm"><text:p/></draw:line><draw:line draw:style-name="gr153" draw:text-style-name="P70" svg:x1="6.175cm" svg:y1="5.003cm" svg:x2="6.177cm" svg:y2="5.105cm"><text:p/></draw:line><draw:line draw:style-name="gr153" draw:text-style-name="P70" svg:x1="6.219cm" svg:y1="5.003cm" svg:x2="6.223cm" svg:y2="5.105cm"><text:p/></draw:line><draw:line draw:style-name="gr153" draw:text-style-name="P70" svg:x1="6.26cm" svg:y1="4.999cm" svg:x2="6.265cm" svg:y2="5.101cm"><text:p/></draw:line><draw:line draw:style-name="gr153" draw:text-style-name="P70" svg:x1="6.303cm" svg:y1="4.998cm" svg:x2="6.31cm" svg:y2="5.1cm"><text:p/></draw:line><draw:line draw:style-name="gr153" draw:text-style-name="P70" svg:x1="6.346cm" svg:y1="4.99cm" svg:x2="6.355cm" svg:y2="5.091cm"><text:p/></draw:line><draw:line draw:style-name="gr153" draw:text-style-name="P70" svg:x1="6.392cm" svg:y1="4.99cm" svg:x2="6.403cm" svg:y2="5.091cm"><text:p/></draw:line><draw:line draw:style-name="gr153" draw:text-style-name="P70" svg:x1="6.43cm" svg:y1="4.983cm" svg:x2="6.442cm" svg:y2="5.084cm"><text:p/></draw:line><draw:line draw:style-name="gr153" draw:text-style-name="P70" svg:x1="6.473cm" svg:y1="4.98cm" svg:x2="6.487cm" svg:y2="5.081cm"><text:p/></draw:line><draw:line draw:style-name="gr153" draw:text-style-name="P70" svg:x1="6.514cm" svg:y1="4.974cm" svg:x2="6.53cm" svg:y2="5.075cm"><text:p/></draw:line><draw:line draw:style-name="gr153" draw:text-style-name="P70" svg:x1="6.557cm" svg:y1="4.966cm" svg:x2="6.575cm" svg:y2="5.066cm"><text:p/></draw:line><draw:line draw:style-name="gr153" draw:text-style-name="P70" svg:x1="6.6cm" svg:y1="4.959cm" svg:x2="6.619cm" svg:y2="5.059cm"><text:p/></draw:line><draw:line draw:style-name="gr153" draw:text-style-name="P70" svg:x1="6.64cm" svg:y1="4.95cm" svg:x2="6.661cm" svg:y2="5.05cm"><text:p/></draw:line><draw:line draw:style-name="gr153" draw:text-style-name="P70" svg:x1="6.683cm" svg:y1="4.943cm" svg:x2="6.706cm" svg:y2="5.042cm"><text:p/></draw:line><draw:line draw:style-name="gr153" draw:text-style-name="P70" svg:x1="6.723cm" svg:y1="4.93cm" svg:x2="6.747cm" svg:y2="5.029cm"><text:p/></draw:line><draw:line draw:style-name="gr153" draw:text-style-name="P70" svg:x1="6.766cm" svg:y1="4.92cm" svg:x2="6.792cm" svg:y2="5.018cm"><text:p/></draw:line><draw:line draw:style-name="gr153" draw:text-style-name="P70" svg:x1="6.81cm" svg:y1="4.909cm" svg:x2="6.838cm" svg:y2="5.007cm"><text:p/></draw:line><draw:line draw:style-name="gr153" draw:text-style-name="P70" svg:x1="6.847cm" svg:y1="4.893cm" svg:x2="6.877cm" svg:y2="4.99cm"><text:p/></draw:line><draw:line draw:style-name="gr153" draw:text-style-name="P70" svg:x1="6.887cm" svg:y1="4.884cm" svg:x2="6.919cm" svg:y2="4.981cm"><text:p/></draw:line><draw:line draw:style-name="gr153" draw:text-style-name="P70" svg:x1="6.93cm" svg:y1="4.87cm" svg:x2="6.963cm" svg:y2="4.966cm"><text:p/></draw:line><draw:line draw:style-name="gr153" draw:text-style-name="P70" svg:x1="6.968cm" svg:y1="4.856cm" svg:x2="7.003cm" svg:y2="4.952cm"><text:p/></draw:line><draw:line draw:style-name="gr153" draw:text-style-name="P70" svg:x1="7.008cm" svg:y1="4.841cm" svg:x2="7.045cm" svg:y2="4.936cm"><text:p/></draw:line><draw:line draw:style-name="gr153" draw:text-style-name="P70" svg:x1="7.05cm" svg:y1="4.825cm" svg:x2="7.088cm" svg:y2="4.919cm"><text:p/></draw:line><draw:line draw:style-name="gr153" draw:text-style-name="P70" svg:x1="7.088cm" svg:y1="4.809cm" svg:x2="7.128cm" svg:y2="4.903cm"><text:p/></draw:line><draw:line draw:style-name="gr153" draw:text-style-name="P70" svg:x1="7.126cm" svg:y1="4.793cm" svg:x2="7.167cm" svg:y2="4.886cm"><text:p/></draw:line><draw:line draw:style-name="gr153" draw:text-style-name="P70" svg:x1="7.165cm" svg:y1="4.774cm" svg:x2="7.208cm" svg:y2="4.866cm"><text:p/></draw:line><draw:line draw:style-name="gr153" draw:text-style-name="P70" svg:x1="7.207cm" svg:y1="4.756cm" svg:x2="7.252cm" svg:y2="4.848cm"><text:p/></draw:line><draw:line draw:style-name="gr153" draw:text-style-name="P70" svg:x1="7.244cm" svg:y1="4.736cm" svg:x2="7.29cm" svg:y2="4.827cm"><text:p/></draw:line><draw:line draw:style-name="gr153" draw:text-style-name="P70" svg:x1="7.281cm" svg:y1="4.719cm" svg:x2="7.329cm" svg:y2="4.809cm"><text:p/></draw:line><draw:line draw:style-name="gr153" draw:text-style-name="P70" svg:x1="7.318cm" svg:y1="4.697cm" svg:x2="7.367cm" svg:y2="4.786cm"><text:p/></draw:line><draw:line draw:style-name="gr153" draw:text-style-name="P70" svg:x1="7.356cm" svg:y1="4.676cm" svg:x2="7.407cm" svg:y2="4.764cm"><text:p/></draw:line><draw:line draw:style-name="gr153" draw:text-style-name="P70" svg:x1="7.392cm" svg:y1="4.654cm" svg:x2="7.444cm" svg:y2="4.741cm"><text:p/></draw:line><draw:line draw:style-name="gr153" draw:text-style-name="P70" svg:x1="7.43cm" svg:y1="4.632cm" svg:x2="7.484cm" svg:y2="4.719cm"><text:p/></draw:line><draw:line draw:style-name="gr153" draw:text-style-name="P70" svg:x1="7.463cm" svg:y1="4.609cm" svg:x2="7.519cm" svg:y2="4.695cm"><text:p/></draw:line><draw:line draw:style-name="gr153" draw:text-style-name="P70" svg:x1="7.499cm" svg:y1="4.586cm" svg:x2="7.556cm" svg:y2="4.671cm"><text:p/></draw:line><draw:line draw:style-name="gr153" draw:text-style-name="P70" svg:x1="7.535cm" svg:y1="4.562cm" svg:x2="7.594cm" svg:y2="4.646cm"><text:p/></draw:line><draw:line draw:style-name="gr153" draw:text-style-name="P70" svg:x1="7.572cm" svg:y1="4.539cm" svg:x2="7.632cm" svg:y2="4.621cm"><text:p/></draw:line><draw:line draw:style-name="gr153" draw:text-style-name="P70" svg:x1="7.603cm" svg:y1="4.511cm" svg:x2="7.664cm" svg:y2="4.592cm"><text:p/></draw:line><draw:line draw:style-name="gr153" draw:text-style-name="P70" svg:x1="7.639cm" svg:y1="4.482cm" svg:x2="7.702cm" svg:y2="4.562cm"><text:p/></draw:line><draw:line draw:style-name="gr153" draw:text-style-name="P70" svg:x1="7.67cm" svg:y1="4.459cm" svg:x2="7.734cm" svg:y2="4.538cm"><text:p/></draw:line><draw:line draw:style-name="gr153" draw:text-style-name="P70" svg:x1="7.703cm" svg:y1="4.431cm" svg:x2="7.769cm" svg:y2="4.509cm"><text:p/></draw:line><draw:line draw:style-name="gr153" draw:text-style-name="P70" svg:x1="7.737cm" svg:y1="4.405cm" svg:x2="7.804cm" svg:y2="4.482cm"><text:p/></draw:line><draw:line draw:style-name="gr153" draw:text-style-name="P70" svg:x1="7.768cm" svg:y1="4.376cm" svg:x2="7.836cm" svg:y2="4.452cm"><text:p/></draw:line><draw:line draw:style-name="gr153" draw:text-style-name="P70" svg:x1="7.8cm" svg:y1="4.347cm" svg:x2="7.869cm" svg:y2="4.421cm"><text:p/></draw:line><draw:line draw:style-name="gr153" draw:text-style-name="P70" svg:x1="7.83cm" svg:y1="4.318cm" svg:x2="7.901cm" svg:y2="4.391cm"><text:p/></draw:line><draw:line draw:style-name="gr153" draw:text-style-name="P70" svg:x1="7.863cm" svg:y1="4.288cm" svg:x2="7.935cm" svg:y2="4.36cm"><text:p/></draw:line><draw:line draw:style-name="gr153" draw:text-style-name="P70" svg:x1="7.893cm" svg:y1="4.258cm" svg:x2="7.966cm" svg:y2="4.329cm"><text:p/></draw:line><draw:line draw:style-name="gr153" draw:text-style-name="P70" svg:x1="7.923cm" svg:y1="4.227cm" svg:x2="7.997cm" svg:y2="4.296cm"><text:p/></draw:line><draw:line draw:style-name="gr153" draw:text-style-name="P70" svg:x1="7.948cm" svg:y1="4.191cm" svg:x2="8.024cm" svg:y2="4.259cm"><text:p/></draw:line><draw:line draw:style-name="gr153" draw:text-style-name="P70" svg:x1="7.977cm" svg:y1="4.161cm" svg:x2="8.054cm" svg:y2="4.228cm"><text:p/></draw:line><draw:line draw:style-name="gr153" draw:text-style-name="P70" svg:x1="8.006cm" svg:y1="4.13cm" svg:x2="8.084cm" svg:y2="4.196cm"><text:p/></draw:line><draw:line draw:style-name="gr153" draw:text-style-name="P70" svg:x1="8.031cm" svg:y1="4.094cm" svg:x2="8.11cm" svg:y2="4.158cm"><text:p/></draw:line><draw:line draw:style-name="gr153" draw:text-style-name="P70" svg:x1="8.058cm" svg:y1="4.064cm" svg:x2="8.138cm" svg:y2="4.127cm"><text:p/></draw:line><draw:line draw:style-name="gr153" draw:text-style-name="P70" svg:x1="8.084cm" svg:y1="4.031cm" svg:x2="8.165cm" svg:y2="4.092cm"><text:p/></draw:line><draw:line draw:style-name="gr153" draw:text-style-name="P70" svg:x1="8.11cm" svg:y1="3.996cm" svg:x2="8.192cm" svg:y2="4.056cm"><text:p/></draw:line><draw:line draw:style-name="gr153" draw:text-style-name="P70" svg:x1="8.135cm" svg:y1="3.96cm" svg:x2="8.219cm" svg:y2="4.019cm"><text:p/></draw:line><draw:line draw:style-name="gr153" draw:text-style-name="P70" svg:x1="8.158cm" svg:y1="3.927cm" svg:x2="8.243cm" svg:y2="3.984cm"><text:p/></draw:line><draw:line draw:style-name="gr153" draw:text-style-name="P70" svg:x1="8.184cm" svg:y1="3.89cm" svg:x2="8.27cm" svg:y2="3.946cm"><text:p/></draw:line><draw:line draw:style-name="gr153" draw:text-style-name="P70" svg:x1="8.207cm" svg:y1="3.855cm" svg:x2="8.294cm" svg:y2="3.909cm"><text:p/></draw:line><draw:line draw:style-name="gr153" draw:text-style-name="P70" svg:x1="8.23cm" svg:y1="3.817cm" svg:x2="8.317cm" svg:y2="3.869cm"><text:p/></draw:line><draw:line draw:style-name="gr153" draw:text-style-name="P70" svg:x1="8.251cm" svg:y1="3.78cm" svg:x2="8.339cm" svg:y2="3.831cm"><text:p/></draw:line><draw:line draw:style-name="gr153" draw:text-style-name="P70" svg:x1="8.274cm" svg:y1="3.743cm" svg:x2="8.363cm" svg:y2="3.792cm"><text:p/></draw:line><draw:line draw:style-name="gr153" draw:text-style-name="P70" svg:x1="8.291cm" svg:y1="3.706cm" svg:x2="8.381cm" svg:y2="3.754cm"><text:p/></draw:line><draw:line draw:style-name="gr153" draw:text-style-name="P70" svg:x1="8.311cm" svg:y1="3.668cm" svg:x2="8.402cm" svg:y2="3.714cm"><text:p/></draw:line><draw:line draw:style-name="gr153" draw:text-style-name="P70" svg:x1="8.329cm" svg:y1="3.631cm" svg:x2="8.421cm" svg:y2="3.676cm"><text:p/></draw:line><draw:line draw:style-name="gr153" draw:text-style-name="P70" svg:x1="8.35cm" svg:y1="3.593cm" svg:x2="8.442cm" svg:y2="3.636cm"><text:p/></draw:line><draw:line draw:style-name="gr153" draw:text-style-name="P70" svg:x1="8.365cm" svg:y1="3.553cm" svg:x2="8.458cm" svg:y2="3.594cm"><text:p/></draw:line><draw:line draw:style-name="gr153" draw:text-style-name="P70" svg:x1="8.382cm" svg:y1="3.516cm" svg:x2="8.476cm" svg:y2="3.556cm"><text:p/></draw:line><draw:line draw:style-name="gr153" draw:text-style-name="P70" svg:x1="8.401cm" svg:y1="3.474cm" svg:x2="8.495cm" svg:y2="3.512cm"><text:p/></draw:line><draw:line draw:style-name="gr153" draw:text-style-name="P70" svg:x1="8.417cm" svg:y1="3.436cm" svg:x2="8.512cm" svg:y2="3.473cm"><text:p/></draw:line><draw:line draw:style-name="gr153" draw:text-style-name="P70" svg:x1="8.431cm" svg:y1="3.396cm" svg:x2="8.527cm" svg:y2="3.431cm"><text:p/></draw:line><draw:line draw:style-name="gr153" draw:text-style-name="P70" svg:x1="8.446cm" svg:y1="3.355cm" svg:x2="8.542cm" svg:y2="3.388cm"><text:p/></draw:line><draw:line draw:style-name="gr153" draw:text-style-name="P70" svg:x1="8.461cm" svg:y1="3.315cm" svg:x2="8.558cm" svg:y2="3.347cm"><text:p/></draw:line><draw:line draw:style-name="gr153" draw:text-style-name="P70" svg:x1="8.469cm" svg:y1="3.272cm" svg:x2="8.566cm" svg:y2="3.302cm"><text:p/></draw:line><draw:line draw:style-name="gr153" draw:text-style-name="P70" svg:x1="8.484cm" svg:y1="3.233cm" svg:x2="8.582cm" svg:y2="3.261cm"><text:p/></draw:line><draw:line draw:style-name="gr153" draw:text-style-name="P70" svg:x1="8.493cm" svg:y1="3.191cm" svg:x2="8.591cm" svg:y2="3.217cm"><text:p/></draw:line><draw:line draw:style-name="gr153" draw:text-style-name="P70" svg:x1="8.505cm" svg:y1="3.151cm" svg:x2="8.604cm" svg:y2="3.175cm"><text:p/></draw:line><draw:line draw:style-name="gr153" draw:text-style-name="P70" svg:x1="8.515cm" svg:y1="3.108cm" svg:x2="8.614cm" svg:y2="3.131cm"><text:p/></draw:line><draw:line draw:style-name="gr153" draw:text-style-name="P70" svg:x1="8.523cm" svg:y1="3.068cm" svg:x2="8.623cm" svg:y2="3.089cm"><text:p/></draw:line><draw:line draw:style-name="gr153" draw:text-style-name="P70" svg:x1="8.531cm" svg:y1="3.025cm" svg:x2="8.631cm" svg:y2="3.044cm"><text:p/></draw:line><draw:line draw:style-name="gr153" draw:text-style-name="P70" svg:x1="8.539cm" svg:y1="2.981cm" svg:x2="8.639cm" svg:y2="2.999cm"><text:p/></draw:line><draw:line draw:style-name="gr153" draw:text-style-name="P70" svg:x1="8.546cm" svg:y1="2.942cm" svg:x2="8.647cm" svg:y2="2.958cm"><text:p/></draw:line><draw:line draw:style-name="gr153" draw:text-style-name="P70" svg:x1="8.553cm" svg:y1="2.898cm" svg:x2="8.654cm" svg:y2="2.912cm"><text:p/></draw:line><draw:line draw:style-name="gr153" draw:text-style-name="P70" svg:x1="8.559cm" svg:y1="2.854cm" svg:x2="8.66cm" svg:y2="2.866cm"><text:p/></draw:line><draw:line draw:style-name="gr153" draw:text-style-name="P70" svg:x1="8.565cm" svg:y1="2.816cm" svg:x2="8.666cm" svg:y2="2.827cm"><text:p/></draw:line><draw:line draw:style-name="gr153" draw:text-style-name="P70" svg:x1="8.567cm" svg:y1="2.771cm" svg:x2="8.668cm" svg:y2="2.78cm"><text:p/></draw:line><draw:line draw:style-name="gr153" draw:text-style-name="P70" svg:x1="8.573cm" svg:y1="2.727cm" svg:x2="8.675cm" svg:y2="2.734cm"><text:p/></draw:line><draw:line draw:style-name="gr153" draw:text-style-name="P70" svg:x1="8.574cm" svg:y1="2.687cm" svg:x2="8.676cm" svg:y2="2.692cm"><text:p/></draw:line><draw:line draw:style-name="gr153" draw:text-style-name="P70" svg:x1="8.575cm" svg:y1="2.644cm" svg:x2="8.677cm" svg:y2="2.648cm"><text:p/></draw:line><draw:line draw:style-name="gr153" draw:text-style-name="P70" svg:x1="8.576cm" svg:y1="2.6cm" svg:x2="8.678cm" svg:y2="2.602cm"><text:p/></draw:line></draw:g><draw:g draw:name="DrawObject9_18" draw:style-name="gr12"><draw:line draw:style-name="gr154" draw:text-style-name="P54" svg:x1="6.132cm" svg:y1="2.554cm" svg:x2="9.471cm" svg:y2="2.54cm"><text:p/></draw:line></draw:g></draw:g><draw:frame draw:style-name="gr155" draw:text-style-name="P71" svg:width="0.913cm" svg:height="0.724cm" svg:x="8.68cm" svg:y="2.691cm"><draw:text-box><text:p/></draw:text-box></draw:frame></draw:g><draw:frame draw:name="Shape12_1" draw:style-name="gr156" draw:text-style-name="P72" svg:width="0.421cm" svg:height="0.586cm" svg:x="8.975cm" svg:y="2.691cm"><draw:text-box><text:p><text:span text:style-name="T61">x</text:span></text:p></draw:text-box></draw:frame></draw:g><draw:custom-shape text:anchor-type="char" draw:z-index="61" draw:name="Shape60_0" draw:style-name="gr83" draw:text-style-name="P53" svg:width="1.5cm" svg:height="0.943cm" svg:x="1.681cm" svg:y="0.34cm"><text:p text:style-name="P52"><text:span text:style-name="T49">a.</text:span><text:span text:style-name="T51"> 50°</text:span></text:p><draw:enhanced-geometry svg:viewBox="0 0 21600 21600" draw:text-areas="800 800 20800 20800" draw:type="round-rectangular-callout" draw:modifiers="32412.6909518214 18612.33644859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draw:g text:anchor-type="paragraph" draw:z-index="86" draw:name="DrawObject11_0" draw:style-name="gr1"><draw:g draw:name="DrawObject9_19" draw:style-name="gr12"><draw:g draw:style-name="gr12"><draw:g draw:name="Forme1_10" draw:style-name="gr12"><draw:frame draw:style-name="gr148" draw:text-style-name="P67" svg:width="0.909cm" svg:height="0.5cm" draw:transform="rotate (-1.74567831784473) translate (5.13820833333333cm 2.48884722222222cm)"><draw:text-box><text:p text:style-name="P59"><text:span text:style-name="T59">350</text:span></text:p></draw:text-box></draw:frame><draw:frame draw:style-name="gr148" draw:text-style-name="P67" svg:width="0.909cm" svg:height="0.5cm" draw:transform="rotate (-1.92178203937096) translate (5.10822222222222cm 2.905125cm)"><draw:text-box><text:p text:style-name="P59"><text:span text:style-name="T59">340</text:span></text:p></draw:text-box></draw:frame><draw:frame draw:style-name="gr149" draw:text-style-name="P68" svg:width="0.842cm" svg:height="0.459cm" draw:transform="rotate (-2.09160257559001) translate (4.99356944444445cm 3.33551388888889cm)"><draw:text-box><text:p text:style-name="P59"><text:span text:style-name="T60">330</text:span></text:p></draw:text-box></draw:frame><draw:frame draw:style-name="gr149" draw:text-style-name="P68" svg:width="0.842cm" svg:height="0.459cm" draw:transform="rotate (-2.26718269834063) translate (4.81365277777778cm 3.71298611111111cm)"><draw:text-box><text:p text:style-name="P59"><text:span text:style-name="T60">320</text:span></text:p></draw:text-box></draw:frame><draw:frame draw:style-name="gr149" draw:text-style-name="P68" svg:width="0.842cm" svg:height="0.459cm" draw:transform="rotate (-2.44346095279206) translate (4.57905555555556cm 4.05341666666667cm)"><draw:text-box><text:p text:style-name="P59"><text:span text:style-name="T60">310</text:span></text:p></draw:text-box></draw:frame><draw:frame draw:style-name="gr149" draw:text-style-name="P68" svg:width="0.842cm" svg:height="0.459cm" draw:transform="rotate (-2.61973920724349) translate (4.28977777777778cm 4.34798611111111cm)"><draw:text-box><text:p text:style-name="P59"><text:span text:style-name="T60">300</text:span></text:p></draw:text-box></draw:frame><draw:frame draw:style-name="gr149" draw:text-style-name="P68" svg:width="0.842cm" svg:height="0.459cm" draw:transform="rotate (-2.79130507271453) translate (3.95111111111111cm 4.587875cm)"><draw:text-box><text:p text:style-name="P59"><text:span text:style-name="T60">290</text:span></text:p></draw:text-box></draw:frame><draw:frame draw:style-name="gr149" draw:text-style-name="P68" svg:width="0.842cm" svg:height="0.459cm" draw:transform="rotate (-2.96671066253996) translate (3.57540277777778cm 4.7625cm)"><draw:text-box><text:p text:style-name="P59"><text:span text:style-name="T60">280</text:span></text:p></draw:text-box></draw:frame><draw:frame draw:style-name="gr149" draw:text-style-name="P68" svg:width="0.842cm" svg:height="0.459cm" draw:transform="rotate (-3.14159265358979) translate (3.17147222222222cm 4.87186111111111cm)"><draw:text-box><text:p text:style-name="P59"><text:span text:style-name="T60">270</text:span></text:p></draw:text-box></draw:frame><draw:frame draw:style-name="gr149" draw:text-style-name="P68" svg:width="0.842cm" svg:height="0.459cm" draw:transform="rotate (2.96671066253996) translate (2.76401388888889cm 4.90890277777778cm)"><draw:text-box><text:p text:style-name="P59"><text:span text:style-name="T60">260</text:span></text:p></draw:text-box></draw:frame><draw:frame draw:style-name="gr149" draw:text-style-name="P68" svg:width="0.842cm" svg:height="0.459cm" draw:transform="rotate (2.79130507271453) translate (2.34420833333333cm 4.873625cm)"><draw:text-box><text:p text:style-name="P59"><text:span text:style-name="T60">250</text:span></text:p></draw:text-box></draw:frame><draw:frame draw:style-name="gr149" draw:text-style-name="P68" svg:width="0.842cm" svg:height="0.459cm" draw:transform="rotate (2.62270626697188) translate (1.94204166666667cm 4.76602777777778cm)"><draw:text-box><text:p text:style-name="P59"><text:span text:style-name="T60">240</text:span></text:p></draw:text-box></draw:frame><draw:frame draw:style-name="gr149" draw:text-style-name="P68" svg:width="0.842cm" svg:height="0.459cm" draw:transform="rotate (2.44520628204406) translate (1.56809722222222cm 4.59316666666667cm)"><draw:text-box><text:p text:style-name="P59"><text:span text:style-name="T60">230</text:span></text:p></draw:text-box></draw:frame><draw:frame draw:style-name="gr149" draw:text-style-name="P68" svg:width="0.842cm" svg:height="0.459cm" draw:transform="rotate (2.26718269834063) translate (1.22766666666667cm 4.35856944444444cm)"><draw:text-box><text:p text:style-name="P59"><text:span text:style-name="T60">220</text:span></text:p></draw:text-box></draw:frame><draw:frame draw:style-name="gr149" draw:text-style-name="P68" svg:width="0.842cm" svg:height="0.459cm" draw:transform="rotate (2.08968271341281) translate (0.933097222222222cm 4.06223611111111cm)"><draw:text-box><text:p text:style-name="P59"><text:span text:style-name="T60">210</text:span></text:p></draw:text-box></draw:frame><draw:frame draw:style-name="gr149" draw:text-style-name="P68" svg:width="0.842cm" svg:height="0.459cm" draw:transform="rotate (1.92178203937096) translate (0.693208333333333cm 3.72356944444444cm)"><draw:text-box><text:p text:style-name="P59"><text:span text:style-name="T60">200</text:span></text:p></draw:text-box></draw:frame><draw:frame draw:style-name="gr149" draw:text-style-name="P68" svg:width="0.842cm" svg:height="0.459cm" draw:transform="rotate (1.74567831784473) translate (0.520347222222222cm 3.349625cm)"><draw:text-box><text:p text:style-name="P59"><text:span text:style-name="T60">190</text:span></text:p></draw:text-box></draw:frame><draw:frame draw:style-name="gr149" draw:text-style-name="P68" svg:width="0.842cm" svg:height="0.459cm" draw:transform="rotate (1.5707963267949) translate (0.410986111111111cm 2.94745833333333cm)"><draw:text-box><text:p text:style-name="P59"><text:span text:style-name="T60">180</text:span></text:p></draw:text-box></draw:frame><draw:frame draw:style-name="gr149" draw:text-style-name="P68" svg:width="0.842cm" svg:height="0.459cm" draw:transform="rotate (1.39591433574506) translate (0.373944444444444cm 2.53647222222222cm)"><draw:text-box><text:p text:style-name="P59"><text:span text:style-name="T60">170</text:span></text:p></draw:text-box></draw:frame><draw:frame draw:style-name="gr149" draw:text-style-name="P68" svg:width="0.842cm" svg:height="0.459cm" draw:transform="rotate (1.22050874591963) translate (0.410986111111111cm 2.12019444444444cm)"><draw:text-box><text:p text:style-name="P59"><text:span text:style-name="T60">160</text:span></text:p></draw:text-box></draw:frame><draw:frame draw:style-name="gr149" draw:text-style-name="P68" svg:width="0.842cm" svg:height="0.459cm" draw:transform="rotate (1.0459758207202) translate (0.511527777777778cm 1.71979166666667cm)"><draw:text-box><text:p text:style-name="P59"><text:span text:style-name="T60">150</text:span></text:p></draw:text-box></draw:frame><draw:frame draw:style-name="gr149" draw:text-style-name="P68" svg:width="0.842cm" svg:height="0.459cm" draw:transform="rotate (0.874409955249159) translate (0.689680555555556cm 1.34055555555556cm)"><draw:text-box><text:p text:style-name="P59"><text:span text:style-name="T60">140</text:span></text:p></draw:text-box></draw:frame><draw:frame draw:style-name="gr149" draw:text-style-name="P68" svg:width="0.842cm" svg:height="0.459cm" draw:transform="rotate (0.693244778892148) translate (0.922513888888889cm 1.00188888888889cm)"><draw:text-box><text:p text:style-name="P59"><text:span text:style-name="T60">130</text:span></text:p></draw:text-box></draw:frame><draw:frame draw:style-name="gr149" draw:text-style-name="P68" svg:width="0.842cm" svg:height="0.459cm" draw:transform="rotate (0.520806248795108) translate (1.21884722222222cm 0.709083333333333cm)"><draw:text-box><text:p text:style-name="P59"><text:span text:style-name="T60">120</text:span></text:p></draw:text-box></draw:frame><draw:frame draw:style-name="gr149" draw:text-style-name="P68" svg:width="0.842cm" svg:height="0.459cm" draw:transform="rotate (0.352381975977655) translate (1.55575cm 0.470958333333333cm)"><draw:text-box><text:p text:style-name="P59"><text:span text:style-name="T60">110</text:span></text:p></draw:text-box></draw:frame><draw:frame draw:style-name="gr149" draw:text-style-name="P68" svg:width="0.842cm" svg:height="0.459cm" draw:transform="rotate (0.177150919077424) translate (1.93498611111111cm 0.296333333333333cm)"><draw:text-box><text:p text:style-name="P59"><text:span text:style-name="T60">100</text:span></text:p></draw:text-box></draw:frame><draw:frame draw:style-name="gr150" draw:text-style-name="P68" svg:width="0.729cm" svg:height="0.459cm" svg:x="2.389cm" svg:y="0.187cm"><draw:text-box><text:p text:style-name="P59"><text:span text:style-name="T60">90</text:span></text:p></draw:text-box></draw:frame><draw:frame draw:style-name="gr150" draw:text-style-name="P68" svg:width="0.729cm" svg:height="0.459cm" draw:transform="rotate (-0.174009326423835) translate (2.79929166666667cm 0.156986111111111cm)"><draw:text-box><text:p text:style-name="P59"><text:span text:style-name="T60">80</text:span></text:p></draw:text-box></draw:frame><draw:frame draw:style-name="gr150" draw:text-style-name="P68" svg:width="0.729cm" svg:height="0.459cm" draw:transform="rotate (-0.34784411992247) translate (3.21204166666667cm 0.201083333333333cm)"><draw:text-box><text:p text:style-name="P59"><text:span text:style-name="T60">70</text:span></text:p></draw:text-box></draw:frame><draw:frame draw:style-name="gr150" draw:text-style-name="P68" svg:width="0.729cm" svg:height="0.459cm" draw:transform="rotate (-0.521329847570707) translate (3.60715277777778cm 0.313972222222222cm)"><draw:text-box><text:p text:style-name="P59"><text:span text:style-name="T60">60</text:span></text:p></draw:text-box></draw:frame><draw:frame draw:style-name="gr150" draw:text-style-name="P68" svg:width="0.729cm" svg:height="0.459cm" draw:transform="rotate (-0.69568823984494) translate (3.97933333333333cm 0.500944444444444cm)"><draw:text-box><text:p text:style-name="P59"><text:span text:style-name="T60">50</text:span></text:p></draw:text-box></draw:frame><draw:frame draw:style-name="gr150" draw:text-style-name="P68" svg:width="0.729cm" svg:height="0.459cm" draw:transform="rotate (-0.869523033343575) translate (4.31094444444444cm 0.746125cm)"><draw:text-box><text:p text:style-name="P59"><text:span text:style-name="T60">40</text:span></text:p></draw:text-box></draw:frame><draw:frame draw:style-name="gr150" draw:text-style-name="P68" svg:width="0.729cm" svg:height="0.459cm" draw:transform="rotate (-1.045801287795) translate (4.60375cm 1.04598611111111cm)"><draw:text-box><text:p text:style-name="P59"><text:span text:style-name="T60">30</text:span></text:p></draw:text-box></draw:frame><draw:frame draw:style-name="gr150" draw:text-style-name="P68" svg:width="0.729cm" svg:height="0.459cm" draw:transform="rotate (-1.22295220687243) translate (4.83129166666667cm 1.38641666666667cm)"><draw:text-box><text:p text:style-name="P59"><text:span text:style-name="T60">20</text:span></text:p></draw:text-box></draw:frame><draw:frame draw:style-name="gr150" draw:text-style-name="P68" svg:width="0.729cm" svg:height="0.459cm" draw:transform="rotate (-1.39626340159546) translate (4.99533333333333cm 1.76741666666667cm)"><draw:text-box><text:p text:style-name="P59"><text:span text:style-name="T60">10</text:span></text:p></draw:text-box></draw:frame><draw:circle draw:style-name="gr151" draw:text-style-name="P69" svg:width="5.093cm" svg:height="5.093cm" svg:x="0.207cm" svg:y="-0.018cm"><text:p/></draw:circle><draw:line draw:style-name="gr152" draw:text-style-name="P70" svg:x1="2.547cm" svg:y1="2.53cm" svg:x2="5.297cm" svg:y2="2.53cm"><text:p/></draw:line><draw:line draw:style-name="gr152" draw:text-style-name="P70" svg:x1="2.751cm" svg:y1="2.323cm" svg:x2="2.751cm" svg:y2="2.73cm"><text:p/></draw:line><draw:line draw:style-name="gr152" draw:text-style-name="P70" svg:x1="2.751cm" svg:y1="1.609cm" svg:x2="2.751cm" svg:y2="0.896cm"><text:p/></draw:line><draw:line draw:style-name="gr152" draw:text-style-name="P70" svg:x1="2.751cm" svg:y1="4.158cm" svg:x2="2.751cm" svg:y2="3.445cm"><text:p/></draw:line><draw:line draw:style-name="gr152" draw:text-style-name="P70" svg:x1="1.835cm" svg:y1="2.53cm" svg:x2="1.122cm" svg:y2="2.53cm"><text:p/></draw:line><draw:line draw:style-name="gr152" draw:text-style-name="P70" svg:x1="5.008cm" svg:y1="2.133cm" svg:x2="5.259cm" svg:y2="2.089cm"><text:p/></draw:line><draw:line draw:style-name="gr152" draw:text-style-name="P70" svg:x1="4.909cm" svg:y1="1.745cm" svg:x2="5.148cm" svg:y2="1.658cm"><text:p/></draw:line><draw:line draw:style-name="gr152" draw:text-style-name="P70" svg:x1="4.736cm" svg:y1="1.382cm" svg:x2="4.956cm" svg:y2="1.255cm"><text:p/></draw:line><draw:line draw:style-name="gr152" draw:text-style-name="P70" svg:x1="4.506cm" svg:y1="1.052cm" svg:x2="4.701cm" svg:y2="0.889cm"><text:p/></draw:line><draw:line draw:style-name="gr152" draw:text-style-name="P70" svg:x1="4.225cm" svg:y1="0.77cm" svg:x2="4.388cm" svg:y2="0.575cm"><text:p/></draw:line><draw:line draw:style-name="gr152" draw:text-style-name="P70" svg:x1="3.9cm" svg:y1="0.541cm" svg:x2="4.027cm" svg:y2="0.321cm"><text:p/></draw:line><draw:line draw:style-name="gr152" draw:text-style-name="P70" svg:x1="3.535cm" svg:y1="0.373cm" svg:x2="3.622cm" svg:y2="0.134cm"><text:p/></draw:line><draw:line draw:style-name="gr152" draw:text-style-name="P70" svg:x1="3.149cm" svg:y1="0.273cm" svg:x2="3.193cm" svg:y2="0.022cm"><text:p/></draw:line><draw:line draw:style-name="gr152" draw:text-style-name="P70" svg:x1="2.751cm" svg:y1="0.238cm" svg:x2="2.751cm" svg:y2="-0.017cm"><text:p/></draw:line><draw:line draw:style-name="gr152" draw:text-style-name="P70" svg:x1="2.354cm" svg:y1="0.273cm" svg:x2="2.31cm" svg:y2="0.022cm"><text:p/></draw:line><draw:line draw:style-name="gr152" draw:text-style-name="P70" svg:x1="1.969cm" svg:y1="0.373cm" svg:x2="1.882cm" svg:y2="0.134cm"><text:p/></draw:line><draw:line draw:style-name="gr152" draw:text-style-name="P70" svg:x1="1.607cm" svg:y1="0.541cm" svg:x2="1.48cm" svg:y2="0.321cm"><text:p/></draw:line><draw:line draw:style-name="gr152" draw:text-style-name="P70" svg:x1="1.277cm" svg:y1="0.77cm" svg:x2="1.114cm" svg:y2="0.575cm"><text:p/></draw:line><draw:line draw:style-name="gr152" draw:text-style-name="P70" svg:x1="0.996cm" svg:y1="1.052cm" svg:x2="0.801cm" svg:y2="0.889cm"><text:p/></draw:line><draw:line draw:style-name="gr152" draw:text-style-name="P70" svg:x1="0.766cm" svg:y1="1.382cm" svg:x2="0.546cm" svg:y2="1.255cm"><text:p/></draw:line><draw:line draw:style-name="gr152" draw:text-style-name="P70" svg:x1="0.598cm" svg:y1="1.745cm" svg:x2="0.359cm" svg:y2="1.658cm"><text:p/></draw:line><draw:line draw:style-name="gr152" draw:text-style-name="P70" svg:x1="0.498cm" svg:y1="2.133cm" svg:x2="0.247cm" svg:y2="2.089cm"><text:p/></draw:line><draw:line draw:style-name="gr152" draw:text-style-name="P70" svg:x1="0.46cm" svg:y1="2.53cm" svg:x2="0.205cm" svg:y2="2.53cm"><text:p/></draw:line><draw:line draw:style-name="gr152" draw:text-style-name="P70" svg:x1="0.498cm" svg:y1="2.927cm" svg:x2="0.247cm" svg:y2="2.971cm"><text:p/></draw:line><draw:line draw:style-name="gr152" draw:text-style-name="P70" svg:x1="0.598cm" svg:y1="3.309cm" svg:x2="0.359cm" svg:y2="3.396cm"><text:p/></draw:line><draw:line draw:style-name="gr152" draw:text-style-name="P70" svg:x1="0.766cm" svg:y1="3.676cm" svg:x2="0.546cm" svg:y2="3.803cm"><text:p/></draw:line><draw:line draw:style-name="gr152" draw:text-style-name="P70" svg:x1="0.996cm" svg:y1="4.003cm" svg:x2="0.801cm" svg:y2="4.166cm"><text:p/></draw:line><draw:line draw:style-name="gr152" draw:text-style-name="P70" svg:x1="1.277cm" svg:y1="4.285cm" svg:x2="1.114cm" svg:y2="4.48cm"><text:p/></draw:line><draw:line draw:style-name="gr152" draw:text-style-name="P70" svg:x1="1.607cm" svg:y1="4.512cm" svg:x2="1.48cm" svg:y2="4.732cm"><text:p/></draw:line><draw:line draw:style-name="gr152" draw:text-style-name="P70" svg:x1="1.969cm" svg:y1="4.683cm" svg:x2="1.882cm" svg:y2="4.922cm"><text:p/></draw:line><draw:line draw:style-name="gr152" draw:text-style-name="P70" svg:x1="2.354cm" svg:y1="4.787cm" svg:x2="2.31cm" svg:y2="5.038cm"><text:p/></draw:line><draw:line draw:style-name="gr152" draw:text-style-name="P70" svg:x1="2.751cm" svg:y1="4.823cm" svg:x2="2.751cm" svg:y2="5.078cm"><text:p/></draw:line><draw:line draw:style-name="gr152" draw:text-style-name="P70" svg:x1="3.149cm" svg:y1="4.787cm" svg:x2="3.193cm" svg:y2="5.038cm"><text:p/></draw:line><draw:line draw:style-name="gr152" draw:text-style-name="P70" svg:x1="3.535cm" svg:y1="4.683cm" svg:x2="3.622cm" svg:y2="4.922cm"><text:p/></draw:line><draw:line draw:style-name="gr152" draw:text-style-name="P70" svg:x1="3.9cm" svg:y1="4.512cm" svg:x2="4.027cm" svg:y2="4.732cm"><text:p/></draw:line><draw:line draw:style-name="gr152" draw:text-style-name="P70" svg:x1="4.225cm" svg:y1="4.285cm" svg:x2="4.388cm" svg:y2="4.48cm"><text:p/></draw:line><draw:line draw:style-name="gr152" draw:text-style-name="P70" svg:x1="4.506cm" svg:y1="4.003cm" svg:x2="4.701cm" svg:y2="4.166cm"><text:p/></draw:line><draw:line draw:style-name="gr152" draw:text-style-name="P70" svg:x1="4.736cm" svg:y1="3.676cm" svg:x2="4.956cm" svg:y2="3.803cm"><text:p/></draw:line><draw:line draw:style-name="gr152" draw:text-style-name="P70" svg:x1="4.909cm" svg:y1="3.309cm" svg:x2="5.148cm" svg:y2="3.396cm"><text:p/></draw:line><draw:line draw:style-name="gr152" draw:text-style-name="P70" svg:x1="5.008cm" svg:y1="2.927cm" svg:x2="5.259cm" svg:y2="2.971cm"><text:p/></draw:line><draw:line draw:style-name="gr153" draw:text-style-name="P70" svg:x1="5.135cm" svg:y1="2.32cm" svg:x2="5.287cm" svg:y2="2.307cm"><text:p/></draw:line><draw:line draw:style-name="gr153" draw:text-style-name="P70" svg:x1="5.066cm" svg:y1="1.912cm" svg:x2="5.214cm" svg:y2="1.872cm"><text:p/></draw:line><draw:line draw:style-name="gr153" draw:text-style-name="P70" svg:x1="4.923cm" svg:y1="1.519cm" svg:x2="5.062cm" svg:y2="1.454cm"><text:p/></draw:line><draw:line draw:style-name="gr153" draw:text-style-name="P70" svg:x1="4.714cm" svg:y1="1.157cm" svg:x2="4.839cm" svg:y2="1.069cm"><text:p/></draw:line><draw:line draw:style-name="gr153" draw:text-style-name="P70" svg:x1="4.445cm" svg:y1="0.837cm" svg:x2="4.553cm" svg:y2="0.729cm"><text:p/></draw:line><draw:line draw:style-name="gr153" draw:text-style-name="P70" svg:x1="4.125cm" svg:y1="0.566cm" svg:x2="4.213cm" svg:y2="0.441cm"><text:p/></draw:line><draw:line draw:style-name="gr153" draw:text-style-name="P70" svg:x1="3.766cm" svg:y1="0.361cm" svg:x2="3.831cm" svg:y2="0.222cm"><text:p/></draw:line><draw:line draw:style-name="gr153" draw:text-style-name="P70" svg:x1="3.37cm" svg:y1="0.215cm" svg:x2="3.41cm" svg:y2="0.067cm"><text:p/></draw:line><draw:line draw:style-name="gr153" draw:text-style-name="P70" svg:x1="2.96cm" svg:y1="0.145cm" svg:x2="2.973cm" svg:y2="-0.007cm"><text:p/></draw:line><draw:line draw:style-name="gr153" draw:text-style-name="P70" svg:x1="2.546cm" svg:y1="0.145cm" svg:x2="2.533cm" svg:y2="-0.007cm"><text:p/></draw:line><draw:line draw:style-name="gr153" draw:text-style-name="P70" svg:x1="2.133cm" svg:y1="0.215cm" svg:x2="2.093cm" svg:y2="0.067cm"><text:p/></draw:line><draw:line draw:style-name="gr153" draw:text-style-name="P70" svg:x1="1.741cm" svg:y1="0.361cm" svg:x2="1.676cm" svg:y2="0.222cm"><text:p/></draw:line><draw:line draw:style-name="gr153" draw:text-style-name="P70" svg:x1="1.381cm" svg:y1="0.566cm" svg:x2="1.293cm" svg:y2="0.441cm"><text:p/></draw:line><draw:line draw:style-name="gr153" draw:text-style-name="P70" svg:x1="1.059cm" svg:y1="0.837cm" svg:x2="0.951cm" svg:y2="0.729cm"><text:p/></draw:line><draw:line draw:style-name="gr153" draw:text-style-name="P70" svg:x1="0.79cm" svg:y1="1.157cm" svg:x2="0.665cm" svg:y2="1.069cm"><text:p/></draw:line><draw:line draw:style-name="gr153" draw:text-style-name="P70" svg:x1="0.582cm" svg:y1="1.519cm" svg:x2="0.443cm" svg:y2="1.454cm"><text:p/></draw:line><draw:line draw:style-name="gr153" draw:text-style-name="P70" svg:x1="0.44cm" svg:y1="1.912cm" svg:x2="0.292cm" svg:y2="1.872cm"><text:p/></draw:line><draw:line draw:style-name="gr153" draw:text-style-name="P70" svg:x1="0.369cm" svg:y1="2.32cm" svg:x2="0.217cm" svg:y2="2.307cm"><text:p/></draw:line><draw:line draw:style-name="gr153" draw:text-style-name="P70" svg:x1="0.369cm" svg:y1="2.734cm" svg:x2="0.217cm" svg:y2="2.747cm"><text:p/></draw:line><draw:line draw:style-name="gr153" draw:text-style-name="P70" svg:x1="0.44cm" svg:y1="3.145cm" svg:x2="0.292cm" svg:y2="3.185cm"><text:p/></draw:line><draw:line draw:style-name="gr153" draw:text-style-name="P70" svg:x1="0.582cm" svg:y1="3.541cm" svg:x2="0.443cm" svg:y2="3.606cm"><text:p/></draw:line><draw:line draw:style-name="gr153" draw:text-style-name="P70" svg:x1="0.79cm" svg:y1="3.904cm" svg:x2="0.665cm" svg:y2="3.992cm"><text:p/></draw:line><draw:line draw:style-name="gr153" draw:text-style-name="P70" svg:x1="1.059cm" svg:y1="4.221cm" svg:x2="0.951cm" svg:y2="4.329cm"><text:p/></draw:line><draw:line draw:style-name="gr153" draw:text-style-name="P70" svg:x1="1.381cm" svg:y1="4.49cm" svg:x2="1.293cm" svg:y2="4.615cm"><text:p/></draw:line><draw:line draw:style-name="gr153" draw:text-style-name="P70" svg:x1="1.741cm" svg:y1="4.699cm" svg:x2="1.676cm" svg:y2="4.838cm"><text:p/></draw:line><draw:line draw:style-name="gr153" draw:text-style-name="P70" svg:x1="2.133cm" svg:y1="4.841cm" svg:x2="2.093cm" svg:y2="4.989cm"><text:p/></draw:line><draw:line draw:style-name="gr153" draw:text-style-name="P70" svg:x1="2.546cm" svg:y1="4.914cm" svg:x2="2.533cm" svg:y2="5.066cm"><text:p/></draw:line><draw:line draw:style-name="gr153" draw:text-style-name="P70" svg:x1="2.96cm" svg:y1="4.914cm" svg:x2="2.973cm" svg:y2="5.066cm"><text:p/></draw:line><draw:line draw:style-name="gr153" draw:text-style-name="P70" svg:x1="3.37cm" svg:y1="4.841cm" svg:x2="3.41cm" svg:y2="4.989cm"><text:p/></draw:line><draw:line draw:style-name="gr153" draw:text-style-name="P70" svg:x1="3.766cm" svg:y1="4.699cm" svg:x2="3.831cm" svg:y2="4.838cm"><text:p/></draw:line><draw:line draw:style-name="gr153" draw:text-style-name="P70" svg:x1="4.125cm" svg:y1="4.49cm" svg:x2="4.213cm" svg:y2="4.615cm"><text:p/></draw:line><draw:line draw:style-name="gr153" draw:text-style-name="P70" svg:x1="4.445cm" svg:y1="4.221cm" svg:x2="4.553cm" svg:y2="4.329cm"><text:p/></draw:line><draw:line draw:style-name="gr153" draw:text-style-name="P70" svg:x1="4.714cm" svg:y1="3.904cm" svg:x2="4.839cm" svg:y2="3.992cm"><text:p/></draw:line><draw:line draw:style-name="gr153" draw:text-style-name="P70" svg:x1="4.923cm" svg:y1="3.541cm" svg:x2="5.062cm" svg:y2="3.606cm"><text:p/></draw:line><draw:line draw:style-name="gr153" draw:text-style-name="P70" svg:x1="5.066cm" svg:y1="3.145cm" svg:x2="5.214cm" svg:y2="3.185cm"><text:p/></draw:line><draw:line draw:style-name="gr153" draw:text-style-name="P70" svg:x1="5.135cm" svg:y1="2.734cm" svg:x2="5.287cm" svg:y2="2.747cm"><text:p/></draw:line><draw:line draw:style-name="gr153" draw:text-style-name="P70" svg:x1="5.195cm" svg:y1="2.487cm" svg:x2="5.297cm" svg:y2="2.485cm"><text:p/></draw:line><draw:line draw:style-name="gr153" draw:text-style-name="P70" svg:x1="5.194cm" svg:y1="2.444cm" svg:x2="5.296cm" svg:y2="2.44cm"><text:p/></draw:line><draw:line draw:style-name="gr153" draw:text-style-name="P70" svg:x1="5.193cm" svg:y1="2.401cm" svg:x2="5.295cm" svg:y2="2.396cm"><text:p/></draw:line><draw:line draw:style-name="gr153" draw:text-style-name="P70" svg:x1="5.193cm" svg:y1="2.359cm" svg:x2="5.295cm" svg:y2="2.352cm"><text:p/></draw:line><draw:line draw:style-name="gr153" draw:text-style-name="P70" svg:x1="5.186cm" svg:y1="2.317cm" svg:x2="5.287cm" svg:y2="2.308cm"><text:p/></draw:line><draw:line draw:style-name="gr153" draw:text-style-name="P70" svg:x1="5.184cm" svg:y1="2.274cm" svg:x2="5.285cm" svg:y2="2.263cm"><text:p/></draw:line><draw:line draw:style-name="gr153" draw:text-style-name="P70" svg:x1="5.178cm" svg:y1="2.231cm" svg:x2="5.279cm" svg:y2="2.219cm"><text:p/></draw:line><draw:line draw:style-name="gr153" draw:text-style-name="P70" svg:x1="5.172cm" svg:y1="2.188cm" svg:x2="5.273cm" svg:y2="2.174cm"><text:p/></draw:line><draw:line draw:style-name="gr153" draw:text-style-name="P70" svg:x1="5.165cm" svg:y1="2.145cm" svg:x2="5.266cm" svg:y2="2.129cm"><text:p/></draw:line><draw:line draw:style-name="gr153" draw:text-style-name="P70" svg:x1="5.158cm" svg:y1="2.107cm" svg:x2="5.258cm" svg:y2="2.089cm"><text:p/></draw:line><draw:line draw:style-name="gr153" draw:text-style-name="P70" svg:x1="5.15cm" svg:y1="2.063cm" svg:x2="5.25cm" svg:y2="2.044cm"><text:p/></draw:line><draw:line draw:style-name="gr153" draw:text-style-name="P70" svg:x1="5.142cm" svg:y1="2.021cm" svg:x2="5.242cm" svg:y2="2cm"><text:p/></draw:line><draw:line draw:style-name="gr153" draw:text-style-name="P70" svg:x1="5.134cm" svg:y1="1.98cm" svg:x2="5.233cm" svg:y2="1.957cm"><text:p/></draw:line><draw:line draw:style-name="gr153" draw:text-style-name="P70" svg:x1="5.124cm" svg:y1="1.936cm" svg:x2="5.223cm" svg:y2="1.912cm"><text:p/></draw:line><draw:line draw:style-name="gr153" draw:text-style-name="P70" svg:x1="5.112cm" svg:y1="1.898cm" svg:x2="5.21cm" svg:y2="1.872cm"><text:p/></draw:line><draw:line draw:style-name="gr153" draw:text-style-name="P70" svg:x1="5.103cm" svg:y1="1.856cm" svg:x2="5.201cm" svg:y2="1.828cm"><text:p/></draw:line><draw:line draw:style-name="gr153" draw:text-style-name="P70" svg:x1="5.088cm" svg:y1="1.815cm" svg:x2="5.185cm" svg:y2="1.785cm"><text:p/></draw:line><draw:line draw:style-name="gr153" draw:text-style-name="P70" svg:x1="5.08cm" svg:y1="1.777cm" svg:x2="5.177cm" svg:y2="1.745cm"><text:p/></draw:line><draw:line draw:style-name="gr153" draw:text-style-name="P70" svg:x1="5.066cm" svg:y1="1.734cm" svg:x2="5.162cm" svg:y2="1.701cm"><text:p/></draw:line><draw:line draw:style-name="gr153" draw:text-style-name="P70" svg:x1="5.05cm" svg:y1="1.693cm" svg:x2="5.146cm" svg:y2="1.658cm"><text:p/></draw:line><draw:line draw:style-name="gr153" draw:text-style-name="P70" svg:x1="5.036cm" svg:y1="1.655cm" svg:x2="5.131cm" svg:y2="1.618cm"><text:p/></draw:line><draw:line draw:style-name="gr153" draw:text-style-name="P70" svg:x1="5.02cm" svg:y1="1.614cm" svg:x2="5.114cm" svg:y2="1.576cm"><text:p/></draw:line><draw:line draw:style-name="gr153" draw:text-style-name="P70" svg:x1="5.001cm" svg:y1="1.571cm" svg:x2="5.095cm" svg:y2="1.531cm"><text:p/></draw:line><draw:line draw:style-name="gr153" draw:text-style-name="P70" svg:x1="4.984cm" svg:y1="1.535cm" svg:x2="5.077cm" svg:y2="1.494cm"><text:p/></draw:line><draw:line draw:style-name="gr153" draw:text-style-name="P70" svg:x1="4.969cm" svg:y1="1.497cm" svg:x2="5.061cm" svg:y2="1.454cm"><text:p/></draw:line><draw:line draw:style-name="gr153" draw:text-style-name="P70" svg:x1="4.948cm" svg:y1="1.457cm" svg:x2="5.04cm" svg:y2="1.412cm"><text:p/></draw:line><draw:line draw:style-name="gr153" draw:text-style-name="P70" svg:x1="4.93cm" svg:y1="1.419cm" svg:x2="5.021cm" svg:y2="1.373cm"><text:p/></draw:line><draw:line draw:style-name="gr153" draw:text-style-name="P70" svg:x1="4.91cm" svg:y1="1.378cm" svg:x2="5cm" svg:y2="1.33cm"><text:p/></draw:line><draw:line draw:style-name="gr153" draw:text-style-name="P70" svg:x1="4.893cm" svg:y1="1.346cm" svg:x2="4.982cm" svg:y2="1.297cm"><text:p/></draw:line><draw:line draw:style-name="gr153" draw:text-style-name="P70" svg:x1="4.87cm" svg:y1="1.306cm" svg:x2="4.958cm" svg:y2="1.255cm"><text:p/></draw:line><draw:line draw:style-name="gr153" draw:text-style-name="P70" svg:x1="4.849cm" svg:y1="1.269cm" svg:x2="4.936cm" svg:y2="1.217cm"><text:p/></draw:line><draw:line draw:style-name="gr153" draw:text-style-name="P70" svg:x1="4.826cm" svg:y1="1.234cm" svg:x2="4.913cm" svg:y2="1.18cm"><text:p/></draw:line><draw:line draw:style-name="gr153" draw:text-style-name="P70" svg:x1="4.803cm" svg:y1="1.199cm" svg:x2="4.889cm" svg:y2="1.143cm"><text:p/></draw:line><draw:line draw:style-name="gr153" draw:text-style-name="P70" svg:x1="4.777cm" svg:y1="1.163cm" svg:x2="4.862cm" svg:y2="1.106cm"><text:p/></draw:line><draw:line draw:style-name="gr153" draw:text-style-name="P70" svg:x1="4.754cm" svg:y1="1.128cm" svg:x2="4.838cm" svg:y2="1.069cm"><text:p/></draw:line><draw:line draw:style-name="gr153" draw:text-style-name="P70" svg:x1="4.729cm" svg:y1="1.092cm" svg:x2="4.811cm" svg:y2="1.032cm"><text:p/></draw:line><draw:line draw:style-name="gr153" draw:text-style-name="P70" svg:x1="4.703cm" svg:y1="1.06cm" svg:x2="4.784cm" svg:y2="0.999cm"><text:p/></draw:line><draw:line draw:style-name="gr153" draw:text-style-name="P70" svg:x1="4.677cm" svg:y1="1.025cm" svg:x2="4.757cm" svg:y2="0.962cm"><text:p/></draw:line><draw:line draw:style-name="gr153" draw:text-style-name="P70" svg:x1="4.65cm" svg:y1="0.99cm" svg:x2="4.729cm" svg:y2="0.926cm"><text:p/></draw:line><draw:line draw:style-name="gr153" draw:text-style-name="P70" svg:x1="4.625cm" svg:y1="0.955cm" svg:x2="4.703cm" svg:y2="0.889cm"><text:p/></draw:line><draw:line draw:style-name="gr153" draw:text-style-name="P70" svg:x1="4.596cm" svg:y1="0.926cm" svg:x2="4.673cm" svg:y2="0.859cm"><text:p/></draw:line><draw:line draw:style-name="gr153" draw:text-style-name="P70" svg:x1="4.567cm" svg:y1="0.89cm" svg:x2="4.643cm" svg:y2="0.822cm"><text:p/></draw:line><draw:line draw:style-name="gr153" draw:text-style-name="P70" svg:x1="4.542cm" svg:y1="0.861cm" svg:x2="4.616cm" svg:y2="0.792cm"><text:p/></draw:line><draw:line draw:style-name="gr153" draw:text-style-name="P70" svg:x1="4.512cm" svg:y1="0.832cm" svg:x2="4.585cm" svg:y2="0.761cm"><text:p/></draw:line><draw:line draw:style-name="gr153" draw:text-style-name="P70" svg:x1="4.482cm" svg:y1="0.801cm" svg:x2="4.554cm" svg:y2="0.729cm"><text:p/></draw:line><draw:line draw:style-name="gr153" draw:text-style-name="P70" svg:x1="4.449cm" svg:y1="0.768cm" svg:x2="4.52cm" svg:y2="0.695cm"><text:p/></draw:line><draw:line draw:style-name="gr153" draw:text-style-name="P70" svg:x1="4.419cm" svg:y1="0.739cm" svg:x2="4.488cm" svg:y2="0.665cm"><text:p/></draw:line><draw:line draw:style-name="gr153" draw:text-style-name="P70" svg:x1="4.387cm" svg:y1="0.711cm" svg:x2="4.455cm" svg:y2="0.635cm"><text:p/></draw:line><draw:line draw:style-name="gr153" draw:text-style-name="P70" svg:x1="4.356cm" svg:y1="0.682cm" svg:x2="4.423cm" svg:y2="0.605cm"><text:p/></draw:line><draw:line draw:style-name="gr153" draw:text-style-name="P70" svg:x1="4.322cm" svg:y1="0.653cm" svg:x2="4.388cm" svg:y2="0.575cm"><text:p/></draw:line><draw:line draw:style-name="gr153" draw:text-style-name="P70" svg:x1="4.289cm" svg:y1="0.63cm" svg:x2="4.353cm" svg:y2="0.551cm"><text:p/></draw:line><draw:line draw:style-name="gr153" draw:text-style-name="P70" svg:x1="4.258cm" svg:y1="0.603cm" svg:x2="4.321cm" svg:y2="0.523cm"><text:p/></draw:line><draw:line draw:style-name="gr153" draw:text-style-name="P70" svg:x1="4.222cm" svg:y1="0.579cm" svg:x2="4.283cm" svg:y2="0.498cm"><text:p/></draw:line><draw:line draw:style-name="gr153" draw:text-style-name="P70" svg:x1="4.191cm" svg:y1="0.552cm" svg:x2="4.251cm" svg:y2="0.47cm"><text:p/></draw:line><draw:line draw:style-name="gr153" draw:text-style-name="P70" svg:x1="4.154cm" svg:y1="0.525cm" svg:x2="4.213cm" svg:y2="0.441cm"><text:p/></draw:line><draw:line draw:style-name="gr153" draw:text-style-name="P70" svg:x1="4.118cm" svg:y1="0.503cm" svg:x2="4.175cm" svg:y2="0.418cm"><text:p/></draw:line><draw:line draw:style-name="gr153" draw:text-style-name="P70" svg:x1="4.082cm" svg:y1="0.48cm" svg:x2="4.138cm" svg:y2="0.394cm"><text:p/></draw:line><draw:line draw:style-name="gr153" draw:text-style-name="P70" svg:x1="4.05cm" svg:y1="0.458cm" svg:x2="4.104cm" svg:y2="0.371cm"><text:p/></draw:line><draw:line draw:style-name="gr153" draw:text-style-name="P70" svg:x1="4.011cm" svg:y1="0.435cm" svg:x2="4.063cm" svg:y2="0.348cm"><text:p/></draw:line><draw:line draw:style-name="gr153" draw:text-style-name="P70" svg:x1="3.975cm" svg:y1="0.409cm" svg:x2="4.026cm" svg:y2="0.321cm"><text:p/></draw:line><draw:line draw:style-name="gr153" draw:text-style-name="P70" svg:x1="3.937cm" svg:y1="0.393cm" svg:x2="3.986cm" svg:y2="0.304cm"><text:p/></draw:line><draw:line draw:style-name="gr153" draw:text-style-name="P70" svg:x1="3.9cm" svg:y1="0.371cm" svg:x2="3.948cm" svg:y2="0.281cm"><text:p/></draw:line><draw:line draw:style-name="gr153" draw:text-style-name="P70" svg:x1="3.863cm" svg:y1="0.352cm" svg:x2="3.909cm" svg:y2="0.261cm"><text:p/></draw:line><draw:line draw:style-name="gr153" draw:text-style-name="P70" svg:x1="3.825cm" svg:y1="0.332cm" svg:x2="3.87cm" svg:y2="0.24cm"><text:p/></draw:line><draw:line draw:style-name="gr153" draw:text-style-name="P70" svg:x1="3.784cm" svg:y1="0.314cm" svg:x2="3.827cm" svg:y2="0.222cm"><text:p/></draw:line><draw:line draw:style-name="gr153" draw:text-style-name="P70" svg:x1="3.745cm" svg:y1="0.294cm" svg:x2="3.786cm" svg:y2="0.201cm"><text:p/></draw:line><draw:line draw:style-name="gr153" draw:text-style-name="P70" svg:x1="3.707cm" svg:y1="0.28cm" svg:x2="3.747cm" svg:y2="0.186cm"><text:p/></draw:line><draw:line draw:style-name="gr153" draw:text-style-name="P70" svg:x1="3.669cm" svg:y1="0.263cm" svg:x2="3.707cm" svg:y2="0.169cm"><text:p/></draw:line><draw:line draw:style-name="gr153" draw:text-style-name="P70" svg:x1="3.627cm" svg:y1="0.249cm" svg:x2="3.664cm" svg:y2="0.154cm"><text:p/></draw:line><draw:line draw:style-name="gr153" draw:text-style-name="P70" svg:x1="3.587cm" svg:y1="0.23cm" svg:x2="3.622cm" svg:y2="0.134cm"><text:p/></draw:line><draw:line draw:style-name="gr153" draw:text-style-name="P70" svg:x1="3.549cm" svg:y1="0.22cm" svg:x2="3.582cm" svg:y2="0.124cm"><text:p/></draw:line><draw:line draw:style-name="gr153" draw:text-style-name="P70" svg:x1="3.506cm" svg:y1="0.207cm" svg:x2="3.538cm" svg:y2="0.11cm"><text:p/></draw:line><draw:line draw:style-name="gr153" draw:text-style-name="P70" svg:x1="3.466cm" svg:y1="0.192cm" svg:x2="3.496cm" svg:y2="0.095cm"><text:p/></draw:line><draw:line draw:style-name="gr153" draw:text-style-name="P70" svg:x1="3.429cm" svg:y1="0.18cm" svg:x2="3.457cm" svg:y2="0.082cm"><text:p/></draw:line><draw:line draw:style-name="gr153" draw:text-style-name="P70" svg:x1="3.385cm" svg:y1="0.165cm" svg:x2="3.411cm" svg:y2="0.067cm"><text:p/></draw:line><draw:line draw:style-name="gr153" draw:text-style-name="P70" svg:x1="3.342cm" svg:y1="0.158cm" svg:x2="3.366cm" svg:y2="0.059cm"><text:p/></draw:line><draw:line draw:style-name="gr153" draw:text-style-name="P70" svg:x1="3.302cm" svg:y1="0.149cm" svg:x2="3.325cm" svg:y2="0.05cm"><text:p/></draw:line><draw:line draw:style-name="gr153" draw:text-style-name="P70" svg:x1="3.259cm" svg:y1="0.137cm" svg:x2="3.28cm" svg:y2="0.037cm"><text:p/></draw:line><draw:line draw:style-name="gr153" draw:text-style-name="P70" svg:x1="3.219cm" svg:y1="0.13cm" svg:x2="3.238cm" svg:y2="0.03cm"><text:p/></draw:line><draw:line draw:style-name="gr153" draw:text-style-name="P70" svg:x1="3.176cm" svg:y1="0.122cm" svg:x2="3.194cm" svg:y2="0.022cm"><text:p/></draw:line><draw:line draw:style-name="gr153" draw:text-style-name="P70" svg:x1="3.133cm" svg:y1="0.115cm" svg:x2="3.149cm" svg:y2="0.014cm"><text:p/></draw:line><draw:line draw:style-name="gr153" draw:text-style-name="P70" svg:x1="3.092cm" svg:y1="0.108cm" svg:x2="3.106cm" svg:y2="0.007cm"><text:p/></draw:line><draw:line draw:style-name="gr153" draw:text-style-name="P70" svg:x1="3.049cm" svg:y1="0.101cm" svg:x2="3.061cm" svg:y2="0cm"><text:p/></draw:line><draw:line draw:style-name="gr153" draw:text-style-name="P70" svg:x1="3.011cm" svg:y1="0.098cm" svg:x2="3.022cm" svg:y2="-0.003cm"><text:p/></draw:line><draw:line draw:style-name="gr153" draw:text-style-name="P70" svg:x1="2.965cm" svg:y1="0.094cm" svg:x2="2.974cm" svg:y2="-0.007cm"><text:p/></draw:line><draw:line draw:style-name="gr153" draw:text-style-name="P70" svg:x1="2.922cm" svg:y1="0.092cm" svg:x2="2.929cm" svg:y2="-0.01cm"><text:p/></draw:line><draw:line draw:style-name="gr153" draw:text-style-name="P70" svg:x1="2.879cm" svg:y1="0.088cm" svg:x2="2.884cm" svg:y2="-0.014cm"><text:p/></draw:line><draw:line draw:style-name="gr153" draw:text-style-name="P70" svg:x1="2.838cm" svg:y1="0.087cm" svg:x2="2.842cm" svg:y2="-0.015cm"><text:p/></draw:line><draw:line draw:style-name="gr153" draw:text-style-name="P70" svg:x1="2.794cm" svg:y1="0.086cm" svg:x2="2.796cm" svg:y2="-0.016cm"><text:p/></draw:line><draw:line draw:style-name="gr153" draw:text-style-name="P70" svg:x1="2.751cm" svg:y1="0.085cm" svg:x2="2.751cm" svg:y2="-0.017cm"><text:p/></draw:line><draw:line draw:style-name="gr153" draw:text-style-name="P70" svg:x1="2.709cm" svg:y1="0.086cm" svg:x2="2.707cm" svg:y2="-0.016cm"><text:p/></draw:line><draw:line draw:style-name="gr153" draw:text-style-name="P70" svg:x1="2.666cm" svg:y1="0.087cm" svg:x2="2.662cm" svg:y2="-0.015cm"><text:p/></draw:line><draw:line draw:style-name="gr153" draw:text-style-name="P70" svg:x1="2.623cm" svg:y1="0.088cm" svg:x2="2.618cm" svg:y2="-0.014cm"><text:p/></draw:line><draw:line draw:style-name="gr153" draw:text-style-name="P70" svg:x1="2.581cm" svg:y1="0.092cm" svg:x2="2.574cm" svg:y2="-0.01cm"><text:p/></draw:line><draw:line draw:style-name="gr153" draw:text-style-name="P70" svg:x1="2.542cm" svg:y1="0.094cm" svg:x2="2.533cm" svg:y2="-0.007cm"><text:p/></draw:line><draw:line draw:style-name="gr153" draw:text-style-name="P70" svg:x1="2.498cm" svg:y1="0.098cm" svg:x2="2.487cm" svg:y2="-0.003cm"><text:p/></draw:line><draw:line draw:style-name="gr153" draw:text-style-name="P70" svg:x1="2.455cm" svg:y1="0.101cm" svg:x2="2.443cm" svg:y2="0cm"><text:p/></draw:line><draw:line draw:style-name="gr153" draw:text-style-name="P70" svg:x1="2.413cm" svg:y1="0.108cm" svg:x2="2.399cm" svg:y2="0.007cm"><text:p/></draw:line><draw:line draw:style-name="gr153" draw:text-style-name="P70" svg:x1="2.37cm" svg:y1="0.115cm" svg:x2="2.354cm" svg:y2="0.014cm"><text:p/></draw:line><draw:line draw:style-name="gr153" draw:text-style-name="P70" svg:x1="2.328cm" svg:y1="0.122cm" svg:x2="2.31cm" svg:y2="0.022cm"><text:p/></draw:line><draw:line draw:style-name="gr153" draw:text-style-name="P70" svg:x1="2.285cm" svg:y1="0.13cm" svg:x2="2.266cm" svg:y2="0.03cm"><text:p/></draw:line><draw:line draw:style-name="gr153" draw:text-style-name="P70" svg:x1="2.242cm" svg:y1="0.137cm" svg:x2="2.221cm" svg:y2="0.037cm"><text:p/></draw:line><draw:line draw:style-name="gr153" draw:text-style-name="P70" svg:x1="2.205cm" svg:y1="0.149cm" svg:x2="2.182cm" svg:y2="0.05cm"><text:p/></draw:line><draw:line draw:style-name="gr153" draw:text-style-name="P70" svg:x1="2.161cm" svg:y1="0.158cm" svg:x2="2.137cm" svg:y2="0.059cm"><text:p/></draw:line><draw:line draw:style-name="gr153" draw:text-style-name="P70" svg:x1="2.119cm" svg:y1="0.165cm" svg:x2="2.093cm" svg:y2="0.067cm"><text:p/></draw:line><draw:line draw:style-name="gr153" draw:text-style-name="P70" svg:x1="2.077cm" svg:y1="0.18cm" svg:x2="2.049cm" svg:y2="0.082cm"><text:p/></draw:line><draw:line draw:style-name="gr153" draw:text-style-name="P70" svg:x1="2.039cm" svg:y1="0.192cm" svg:x2="2.009cm" svg:y2="0.095cm"><text:p/></draw:line><draw:line draw:style-name="gr153" draw:text-style-name="P70" svg:x1="1.998cm" svg:y1="0.207cm" svg:x2="1.966cm" svg:y2="0.11cm"><text:p/></draw:line><draw:line draw:style-name="gr153" draw:text-style-name="P70" svg:x1="1.955cm" svg:y1="0.22cm" svg:x2="1.922cm" svg:y2="0.124cm"><text:p/></draw:line><draw:line draw:style-name="gr153" draw:text-style-name="P70" svg:x1="1.917cm" svg:y1="0.23cm" svg:x2="1.882cm" svg:y2="0.134cm"><text:p/></draw:line><draw:line draw:style-name="gr153" draw:text-style-name="P70" svg:x1="1.876cm" svg:y1="0.249cm" svg:x2="1.839cm" svg:y2="0.154cm"><text:p/></draw:line><draw:line draw:style-name="gr153" draw:text-style-name="P70" svg:x1="1.839cm" svg:y1="0.263cm" svg:x2="1.801cm" svg:y2="0.169cm"><text:p/></draw:line><draw:line draw:style-name="gr153" draw:text-style-name="P70" svg:x1="1.796cm" svg:y1="0.28cm" svg:x2="1.756cm" svg:y2="0.186cm"><text:p/></draw:line><draw:line draw:style-name="gr153" draw:text-style-name="P70" svg:x1="1.759cm" svg:y1="0.294cm" svg:x2="1.718cm" svg:y2="0.201cm"><text:p/></draw:line><draw:line draw:style-name="gr153" draw:text-style-name="P70" svg:x1="1.718cm" svg:y1="0.314cm" svg:x2="1.675cm" svg:y2="0.222cm"><text:p/></draw:line><draw:line draw:style-name="gr153" draw:text-style-name="P70" svg:x1="1.682cm" svg:y1="0.332cm" svg:x2="1.637cm" svg:y2="0.24cm"><text:p/></draw:line><draw:line draw:style-name="gr153" draw:text-style-name="P70" svg:x1="1.641cm" svg:y1="0.352cm" svg:x2="1.595cm" svg:y2="0.261cm"><text:p/></draw:line><draw:line draw:style-name="gr153" draw:text-style-name="P70" svg:x1="1.604cm" svg:y1="0.371cm" svg:x2="1.556cm" svg:y2="0.281cm"><text:p/></draw:line><draw:line draw:style-name="gr153" draw:text-style-name="P70" svg:x1="1.567cm" svg:y1="0.393cm" svg:x2="1.518cm" svg:y2="0.304cm"><text:p/></draw:line><draw:line draw:style-name="gr153" draw:text-style-name="P70" svg:x1="1.531cm" svg:y1="0.409cm" svg:x2="1.48cm" svg:y2="0.321cm"><text:p/></draw:line><draw:line draw:style-name="gr153" draw:text-style-name="P70" svg:x1="1.493cm" svg:y1="0.435cm" svg:x2="1.441cm" svg:y2="0.348cm"><text:p/></draw:line><draw:line draw:style-name="gr153" draw:text-style-name="P70" svg:x1="1.458cm" svg:y1="0.458cm" svg:x2="1.404cm" svg:y2="0.371cm"><text:p/></draw:line><draw:line draw:style-name="gr153" draw:text-style-name="P70" svg:x1="1.423cm" svg:y1="0.48cm" svg:x2="1.367cm" svg:y2="0.394cm"><text:p/></draw:line><draw:line draw:style-name="gr153" draw:text-style-name="P70" svg:x1="1.387cm" svg:y1="0.503cm" svg:x2="1.33cm" svg:y2="0.418cm"><text:p/></draw:line><draw:line draw:style-name="gr153" draw:text-style-name="P70" svg:x1="1.352cm" svg:y1="0.525cm" svg:x2="1.293cm" svg:y2="0.441cm"><text:p/></draw:line><draw:line draw:style-name="gr153" draw:text-style-name="P70" svg:x1="1.316cm" svg:y1="0.552cm" svg:x2="1.256cm" svg:y2="0.47cm"><text:p/></draw:line><draw:line draw:style-name="gr153" draw:text-style-name="P70" svg:x1="1.28cm" svg:y1="0.579cm" svg:x2="1.219cm" svg:y2="0.498cm"><text:p/></draw:line><draw:line draw:style-name="gr153" draw:text-style-name="P70" svg:x1="1.247cm" svg:y1="0.603cm" svg:x2="1.184cm" svg:y2="0.523cm"><text:p/></draw:line><draw:line draw:style-name="gr153" draw:text-style-name="P70" svg:x1="1.214cm" svg:y1="0.63cm" svg:x2="1.15cm" svg:y2="0.551cm"><text:p/></draw:line><draw:line draw:style-name="gr153" draw:text-style-name="P70" svg:x1="1.18cm" svg:y1="0.653cm" svg:x2="1.114cm" svg:y2="0.575cm"><text:p/></draw:line><draw:line draw:style-name="gr153" draw:text-style-name="P70" svg:x1="1.15cm" svg:y1="0.682cm" svg:x2="1.083cm" svg:y2="0.605cm"><text:p/></draw:line><draw:line draw:style-name="gr153" draw:text-style-name="P70" svg:x1="1.115cm" svg:y1="0.711cm" svg:x2="1.047cm" svg:y2="0.635cm"><text:p/></draw:line><draw:line draw:style-name="gr153" draw:text-style-name="P70" svg:x1="1.085cm" svg:y1="0.739cm" svg:x2="1.016cm" svg:y2="0.665cm"><text:p/></draw:line><draw:line draw:style-name="gr153" draw:text-style-name="P70" svg:x1="1.057cm" svg:y1="0.768cm" svg:x2="0.986cm" svg:y2="0.695cm"><text:p/></draw:line><draw:line draw:style-name="gr153" draw:text-style-name="P70" svg:x1="1.023cm" svg:y1="0.801cm" svg:x2="0.951cm" svg:y2="0.729cm"><text:p/></draw:line><draw:line draw:style-name="gr153" draw:text-style-name="P70" svg:x1="0.992cm" svg:y1="0.832cm" svg:x2="0.919cm" svg:y2="0.761cm"><text:p/></draw:line><draw:line draw:style-name="gr153" draw:text-style-name="P70" svg:x1="0.963cm" svg:y1="0.861cm" svg:x2="0.889cm" svg:y2="0.792cm"><text:p/></draw:line><draw:line draw:style-name="gr153" draw:text-style-name="P70" svg:x1="0.936cm" svg:y1="0.89cm" svg:x2="0.86cm" svg:y2="0.822cm"><text:p/></draw:line><draw:line draw:style-name="gr153" draw:text-style-name="P70" svg:x1="0.907cm" svg:y1="0.926cm" svg:x2="0.83cm" svg:y2="0.859cm"><text:p/></draw:line><draw:line draw:style-name="gr153" draw:text-style-name="P70" svg:x1="0.879cm" svg:y1="0.955cm" svg:x2="0.801cm" svg:y2="0.889cm"><text:p/></draw:line><draw:line draw:style-name="gr153" draw:text-style-name="P70" svg:x1="0.852cm" svg:y1="0.99cm" svg:x2="0.773cm" svg:y2="0.926cm"><text:p/></draw:line><draw:line draw:style-name="gr153" draw:text-style-name="P70" svg:x1="0.828cm" svg:y1="1.025cm" svg:x2="0.748cm" svg:y2="0.962cm"><text:p/></draw:line><draw:line draw:style-name="gr153" draw:text-style-name="P70" svg:x1="0.8cm" svg:y1="1.06cm" svg:x2="0.719cm" svg:y2="0.999cm"><text:p/></draw:line><draw:line draw:style-name="gr153" draw:text-style-name="P70" svg:x1="0.777cm" svg:y1="1.092cm" svg:x2="0.695cm" svg:y2="1.032cm"><text:p/></draw:line><draw:line draw:style-name="gr153" draw:text-style-name="P70" svg:x1="0.749cm" svg:y1="1.128cm" svg:x2="0.665cm" svg:y2="1.069cm"><text:p/></draw:line><draw:line draw:style-name="gr153" draw:text-style-name="P70" svg:x1="0.727cm" svg:y1="1.163cm" svg:x2="0.642cm" svg:y2="1.106cm"><text:p/></draw:line><draw:line draw:style-name="gr153" draw:text-style-name="P70" svg:x1="0.701cm" svg:y1="1.199cm" svg:x2="0.615cm" svg:y2="1.143cm"><text:p/></draw:line><draw:line draw:style-name="gr153" draw:text-style-name="P70" svg:x1="0.678cm" svg:y1="1.234cm" svg:x2="0.591cm" svg:y2="1.18cm"><text:p/></draw:line><draw:line draw:style-name="gr153" draw:text-style-name="P70" svg:x1="0.656cm" svg:y1="1.269cm" svg:x2="0.569cm" svg:y2="1.217cm"><text:p/></draw:line><draw:line draw:style-name="gr153" draw:text-style-name="P70" svg:x1="0.634cm" svg:y1="1.306cm" svg:x2="0.546cm" svg:y2="1.255cm"><text:p/></draw:line><draw:line draw:style-name="gr153" draw:text-style-name="P70" svg:x1="0.613cm" svg:y1="1.346cm" svg:x2="0.524cm" svg:y2="1.297cm"><text:p/></draw:line><draw:line draw:style-name="gr153" draw:text-style-name="P70" svg:x1="0.593cm" svg:y1="1.378cm" svg:x2="0.503cm" svg:y2="1.33cm"><text:p/></draw:line><draw:line draw:style-name="gr153" draw:text-style-name="P70" svg:x1="0.573cm" svg:y1="1.419cm" svg:x2="0.482cm" svg:y2="1.373cm"><text:p/></draw:line><draw:line draw:style-name="gr153" draw:text-style-name="P70" svg:x1="0.556cm" svg:y1="1.457cm" svg:x2="0.464cm" svg:y2="1.412cm"><text:p/></draw:line><draw:line draw:style-name="gr153" draw:text-style-name="P70" svg:x1="0.54cm" svg:y1="1.497cm" svg:x2="0.448cm" svg:y2="1.454cm"><text:p/></draw:line><draw:line draw:style-name="gr153" draw:text-style-name="P70" svg:x1="0.519cm" svg:y1="1.535cm" svg:x2="0.426cm" svg:y2="1.494cm"><text:p/></draw:line><draw:line draw:style-name="gr153" draw:text-style-name="P70" svg:x1="0.505cm" svg:y1="1.571cm" svg:x2="0.411cm" svg:y2="1.531cm"><text:p/></draw:line><draw:line draw:style-name="gr153" draw:text-style-name="P70" svg:x1="0.485cm" svg:y1="1.614cm" svg:x2="0.391cm" svg:y2="1.576cm"><text:p/></draw:line><draw:line draw:style-name="gr153" draw:text-style-name="P70" svg:x1="0.47cm" svg:y1="1.655cm" svg:x2="0.375cm" svg:y2="1.618cm"><text:p/></draw:line><draw:line draw:style-name="gr153" draw:text-style-name="P70" svg:x1="0.455cm" svg:y1="1.693cm" svg:x2="0.359cm" svg:y2="1.658cm"><text:p/></draw:line><draw:line draw:style-name="gr153" draw:text-style-name="P70" svg:x1="0.44cm" svg:y1="1.734cm" svg:x2="0.344cm" svg:y2="1.701cm"><text:p/></draw:line><draw:line draw:style-name="gr153" draw:text-style-name="P70" svg:x1="0.427cm" svg:y1="1.777cm" svg:x2="0.33cm" svg:y2="1.745cm"><text:p/></draw:line><draw:line draw:style-name="gr153" draw:text-style-name="P70" svg:x1="0.418cm" svg:y1="1.815cm" svg:x2="0.321cm" svg:y2="1.785cm"><text:p/></draw:line><draw:line draw:style-name="gr153" draw:text-style-name="P70" svg:x1="0.405cm" svg:y1="1.856cm" svg:x2="0.307cm" svg:y2="1.828cm"><text:p/></draw:line><draw:line draw:style-name="gr153" draw:text-style-name="P70" svg:x1="0.39cm" svg:y1="1.898cm" svg:x2="0.292cm" svg:y2="1.872cm"><text:p/></draw:line><draw:line draw:style-name="gr153" draw:text-style-name="P70" svg:x1="0.383cm" svg:y1="1.936cm" svg:x2="0.284cm" svg:y2="1.912cm"><text:p/></draw:line><draw:line draw:style-name="gr153" draw:text-style-name="P70" svg:x1="0.369cm" svg:y1="1.98cm" svg:x2="0.27cm" svg:y2="1.957cm"><text:p/></draw:line><draw:line draw:style-name="gr153" draw:text-style-name="P70" svg:x1="0.362cm" svg:y1="2.021cm" svg:x2="0.262cm" svg:y2="2cm"><text:p/></draw:line><draw:line draw:style-name="gr153" draw:text-style-name="P70" svg:x1="0.354cm" svg:y1="2.063cm" svg:x2="0.254cm" svg:y2="2.044cm"><text:p/></draw:line><draw:line draw:style-name="gr153" draw:text-style-name="P70" svg:x1="0.347cm" svg:y1="2.107cm" svg:x2="0.247cm" svg:y2="2.089cm"><text:p/></draw:line><draw:line draw:style-name="gr153" draw:text-style-name="P70" svg:x1="0.341cm" svg:y1="2.145cm" svg:x2="0.24cm" svg:y2="2.129cm"><text:p/></draw:line><draw:line draw:style-name="gr153" draw:text-style-name="P70" svg:x1="0.332cm" svg:y1="2.188cm" svg:x2="0.231cm" svg:y2="2.174cm"><text:p/></draw:line><draw:line draw:style-name="gr153" draw:text-style-name="P70" svg:x1="0.326cm" svg:y1="2.231cm" svg:x2="0.225cm" svg:y2="2.219cm"><text:p/></draw:line><draw:line draw:style-name="gr153" draw:text-style-name="P70" svg:x1="0.32cm" svg:y1="2.274cm" svg:x2="0.219cm" svg:y2="2.263cm"><text:p/></draw:line><draw:line draw:style-name="gr153" draw:text-style-name="P70" svg:x1="0.318cm" svg:y1="2.317cm" svg:x2="0.217cm" svg:y2="2.308cm"><text:p/></draw:line><draw:line draw:style-name="gr153" draw:text-style-name="P70" svg:x1="0.314cm" svg:y1="2.359cm" svg:x2="0.212cm" svg:y2="2.352cm"><text:p/></draw:line><draw:line draw:style-name="gr153" draw:text-style-name="P70" svg:x1="0.312cm" svg:y1="2.401cm" svg:x2="0.21cm" svg:y2="2.396cm"><text:p/></draw:line><draw:line draw:style-name="gr153" draw:text-style-name="P70" svg:x1="0.312cm" svg:y1="2.444cm" svg:x2="0.21cm" svg:y2="2.44cm"><text:p/></draw:line><draw:line draw:style-name="gr153" draw:text-style-name="P70" svg:x1="0.307cm" svg:y1="2.487cm" svg:x2="0.205cm" svg:y2="2.485cm"><text:p/></draw:line><draw:line draw:style-name="gr153" draw:text-style-name="P70" svg:x1="0.307cm" svg:y1="2.53cm" svg:x2="0.205cm" svg:y2="2.53cm"><text:p/></draw:line><draw:line draw:style-name="gr153" draw:text-style-name="P70" svg:x1="0.307cm" svg:y1="2.57cm" svg:x2="0.205cm" svg:y2="2.572cm"><text:p/></draw:line><draw:line draw:style-name="gr153" draw:text-style-name="P70" svg:x1="0.312cm" svg:y1="2.614cm" svg:x2="0.21cm" svg:y2="2.618cm"><text:p/></draw:line><draw:line draw:style-name="gr153" draw:text-style-name="P70" svg:x1="0.312cm" svg:y1="2.657cm" svg:x2="0.21cm" svg:y2="2.662cm"><text:p/></draw:line><draw:line draw:style-name="gr153" draw:text-style-name="P70" svg:x1="0.314cm" svg:y1="2.697cm" svg:x2="0.212cm" svg:y2="2.704cm"><text:p/></draw:line><draw:line draw:style-name="gr153" draw:text-style-name="P70" svg:x1="0.318cm" svg:y1="2.741cm" svg:x2="0.217cm" svg:y2="2.75cm"><text:p/></draw:line><draw:line draw:style-name="gr153" draw:text-style-name="P70" svg:x1="0.32cm" svg:y1="2.786cm" svg:x2="0.219cm" svg:y2="2.797cm"><text:p/></draw:line><draw:line draw:style-name="gr153" draw:text-style-name="P70" svg:x1="0.326cm" svg:y1="2.824cm" svg:x2="0.225cm" svg:y2="2.836cm"><text:p/></draw:line><draw:line draw:style-name="gr153" draw:text-style-name="P70" svg:x1="0.332cm" svg:y1="2.868cm" svg:x2="0.231cm" svg:y2="2.882cm"><text:p/></draw:line><draw:line draw:style-name="gr153" draw:text-style-name="P70" svg:x1="0.341cm" svg:y1="2.912cm" svg:x2="0.24cm" svg:y2="2.928cm"><text:p/></draw:line><draw:line draw:style-name="gr153" draw:text-style-name="P70" svg:x1="0.347cm" svg:y1="2.951cm" svg:x2="0.247cm" svg:y2="2.969cm"><text:p/></draw:line><draw:line draw:style-name="gr153" draw:text-style-name="P70" svg:x1="0.354cm" svg:y1="2.995cm" svg:x2="0.254cm" svg:y2="3.014cm"><text:p/></draw:line><draw:line draw:style-name="gr153" draw:text-style-name="P70" svg:x1="0.362cm" svg:y1="3.038cm" svg:x2="0.262cm" svg:y2="3.059cm"><text:p/></draw:line><draw:line draw:style-name="gr153" draw:text-style-name="P70" svg:x1="0.369cm" svg:y1="3.078cm" svg:x2="0.27cm" svg:y2="3.101cm"><text:p/></draw:line><draw:line draw:style-name="gr153" draw:text-style-name="P70" svg:x1="0.383cm" svg:y1="3.121cm" svg:x2="0.284cm" svg:y2="3.145cm"><text:p/></draw:line><draw:line draw:style-name="gr153" draw:text-style-name="P70" svg:x1="0.39cm" svg:y1="3.161cm" svg:x2="0.292cm" svg:y2="3.187cm"><text:p/></draw:line><draw:line draw:style-name="gr153" draw:text-style-name="P70" svg:x1="0.405cm" svg:y1="3.203cm" svg:x2="0.307cm" svg:y2="3.231cm"><text:p/></draw:line><draw:line draw:style-name="gr153" draw:text-style-name="P70" svg:x1="0.418cm" svg:y1="3.242cm" svg:x2="0.321cm" svg:y2="3.272cm"><text:p/></draw:line><draw:line draw:style-name="gr153" draw:text-style-name="P70" svg:x1="0.427cm" svg:y1="3.285cm" svg:x2="0.33cm" svg:y2="3.317cm"><text:p/></draw:line><draw:line draw:style-name="gr153" draw:text-style-name="P70" svg:x1="0.44cm" svg:y1="3.325cm" svg:x2="0.344cm" svg:y2="3.358cm"><text:p/></draw:line><draw:line draw:style-name="gr153" draw:text-style-name="P70" svg:x1="0.455cm" svg:y1="3.362cm" svg:x2="0.359cm" svg:y2="3.397cm"><text:p/></draw:line><draw:line draw:style-name="gr153" draw:text-style-name="P70" svg:x1="0.47cm" svg:y1="3.406cm" svg:x2="0.375cm" svg:y2="3.443cm"><text:p/></draw:line><draw:line draw:style-name="gr153" draw:text-style-name="P70" svg:x1="0.485cm" svg:y1="3.444cm" svg:x2="0.391cm" svg:y2="3.482cm"><text:p/></draw:line><draw:line draw:style-name="gr153" draw:text-style-name="P70" svg:x1="0.505cm" svg:y1="3.486cm" svg:x2="0.411cm" svg:y2="3.526cm"><text:p/></draw:line><draw:line draw:style-name="gr153" draw:text-style-name="P70" svg:x1="0.519cm" svg:y1="3.523cm" svg:x2="0.426cm" svg:y2="3.564cm"><text:p/></draw:line><draw:line draw:style-name="gr153" draw:text-style-name="P70" svg:x1="0.54cm" svg:y1="3.563cm" svg:x2="0.448cm" svg:y2="3.606cm"><text:p/></draw:line><draw:line draw:style-name="gr153" draw:text-style-name="P70" svg:x1="0.556cm" svg:y1="3.601cm" svg:x2="0.464cm" svg:y2="3.646cm"><text:p/></draw:line><draw:line draw:style-name="gr153" draw:text-style-name="P70" svg:x1="0.573cm" svg:y1="3.638cm" svg:x2="0.482cm" svg:y2="3.684cm"><text:p/></draw:line><draw:line draw:style-name="gr153" draw:text-style-name="P70" svg:x1="0.593cm" svg:y1="3.676cm" svg:x2="0.503cm" svg:y2="3.724cm"><text:p/></draw:line><draw:line draw:style-name="gr153" draw:text-style-name="P70" svg:x1="0.613cm" svg:y1="3.713cm" svg:x2="0.524cm" svg:y2="3.762cm"><text:p/></draw:line><draw:line draw:style-name="gr153" draw:text-style-name="P70" svg:x1="0.634cm" svg:y1="3.75cm" svg:x2="0.546cm" svg:y2="3.801cm"><text:p/></draw:line><draw:line draw:style-name="gr153" draw:text-style-name="P70" svg:x1="0.656cm" svg:y1="3.787cm" svg:x2="0.569cm" svg:y2="3.839cm"><text:p/></draw:line><draw:line draw:style-name="gr153" draw:text-style-name="P70" svg:x1="0.678cm" svg:y1="3.825cm" svg:x2="0.591cm" svg:y2="3.879cm"><text:p/></draw:line><draw:line draw:style-name="gr153" draw:text-style-name="P70" svg:x1="0.701cm" svg:y1="3.86cm" svg:x2="0.615cm" svg:y2="3.916cm"><text:p/></draw:line><draw:line draw:style-name="gr153" draw:text-style-name="P70" svg:x1="0.727cm" svg:y1="3.897cm" svg:x2="0.642cm" svg:y2="3.954cm"><text:p/></draw:line><draw:line draw:style-name="gr153" draw:text-style-name="P70" svg:x1="0.749cm" svg:y1="3.93cm" svg:x2="0.665cm" svg:y2="3.989cm"><text:p/></draw:line><draw:line draw:style-name="gr153" draw:text-style-name="P70" svg:x1="0.777cm" svg:y1="3.966cm" svg:x2="0.695cm" svg:y2="4.026cm"><text:p/></draw:line><draw:line draw:style-name="gr153" draw:text-style-name="P70" svg:x1="0.8cm" svg:y1="3.997cm" svg:x2="0.719cm" svg:y2="4.058cm"><text:p/></draw:line><draw:line draw:style-name="gr153" draw:text-style-name="P70" svg:x1="0.828cm" svg:y1="4.034cm" svg:x2="0.748cm" svg:y2="4.097cm"><text:p/></draw:line><draw:line draw:style-name="gr153" draw:text-style-name="P70" svg:x1="0.852cm" svg:y1="4.064cm" svg:x2="0.773cm" svg:y2="4.128cm"><text:p/></draw:line><draw:line draw:style-name="gr153" draw:text-style-name="P70" svg:x1="0.879cm" svg:y1="4.1cm" svg:x2="0.801cm" svg:y2="4.166cm"><text:p/></draw:line><draw:line draw:style-name="gr153" draw:text-style-name="P70" svg:x1="0.907cm" svg:y1="4.131cm" svg:x2="0.83cm" svg:y2="4.198cm"><text:p/></draw:line><draw:line draw:style-name="gr153" draw:text-style-name="P70" svg:x1="0.936cm" svg:y1="4.161cm" svg:x2="0.86cm" svg:y2="4.229cm"><text:p/></draw:line><draw:line draw:style-name="gr153" draw:text-style-name="P70" svg:x1="0.963cm" svg:y1="4.197cm" svg:x2="0.889cm" svg:y2="4.266cm"><text:p/></draw:line><draw:line draw:style-name="gr153" draw:text-style-name="P70" svg:x1="0.992cm" svg:y1="4.228cm" svg:x2="0.919cm" svg:y2="4.299cm"><text:p/></draw:line><draw:line draw:style-name="gr153" draw:text-style-name="P70" svg:x1="1.023cm" svg:y1="4.258cm" svg:x2="0.951cm" svg:y2="4.33cm"><text:p/></draw:line><draw:line draw:style-name="gr153" draw:text-style-name="P70" svg:x1="1.057cm" svg:y1="4.288cm" svg:x2="0.986cm" svg:y2="4.361cm"><text:p/></draw:line><draw:line draw:style-name="gr153" draw:text-style-name="P70" svg:x1="1.085cm" svg:y1="4.317cm" svg:x2="1.016cm" svg:y2="4.391cm"><text:p/></draw:line><draw:line draw:style-name="gr153" draw:text-style-name="P70" svg:x1="1.115cm" svg:y1="4.346cm" svg:x2="1.047cm" svg:y2="4.422cm"><text:p/></draw:line><draw:line draw:style-name="gr153" draw:text-style-name="P70" svg:x1="1.15cm" svg:y1="4.375cm" svg:x2="1.083cm" svg:y2="4.452cm"><text:p/></draw:line><draw:line draw:style-name="gr153" draw:text-style-name="P70" svg:x1="1.18cm" svg:y1="4.401cm" svg:x2="1.114cm" svg:y2="4.479cm"><text:p/></draw:line><draw:line draw:style-name="gr153" draw:text-style-name="P70" svg:x1="1.214cm" svg:y1="4.429cm" svg:x2="1.15cm" svg:y2="4.508cm"><text:p/></draw:line><draw:line draw:style-name="gr153" draw:text-style-name="P70" svg:x1="1.247cm" svg:y1="4.452cm" svg:x2="1.184cm" svg:y2="4.532cm"><text:p/></draw:line><draw:line draw:style-name="gr153" draw:text-style-name="P70" svg:x1="1.28cm" svg:y1="4.481cm" svg:x2="1.219cm" svg:y2="4.562cm"><text:p/></draw:line><draw:line draw:style-name="gr153" draw:text-style-name="P70" svg:x1="1.316cm" svg:y1="4.505cm" svg:x2="1.256cm" svg:y2="4.587cm"><text:p/></draw:line><draw:line draw:style-name="gr153" draw:text-style-name="P70" svg:x1="1.352cm" svg:y1="4.532cm" svg:x2="1.293cm" svg:y2="4.616cm"><text:p/></draw:line><draw:line draw:style-name="gr153" draw:text-style-name="P70" svg:x1="1.387cm" svg:y1="4.556cm" svg:x2="1.33cm" svg:y2="4.641cm"><text:p/></draw:line><draw:line draw:style-name="gr153" draw:text-style-name="P70" svg:x1="1.423cm" svg:y1="4.579cm" svg:x2="1.367cm" svg:y2="4.665cm"><text:p/></draw:line><draw:line draw:style-name="gr153" draw:text-style-name="P70" svg:x1="1.458cm" svg:y1="4.602cm" svg:x2="1.404cm" svg:y2="4.689cm"><text:p/></draw:line><draw:line draw:style-name="gr153" draw:text-style-name="P70" svg:x1="1.493cm" svg:y1="4.624cm" svg:x2="1.441cm" svg:y2="4.711cm"><text:p/></draw:line><draw:line draw:style-name="gr153" draw:text-style-name="P70" svg:x1="1.531cm" svg:y1="4.646cm" svg:x2="1.48cm" svg:y2="4.734cm"><text:p/></draw:line><draw:line draw:style-name="gr153" draw:text-style-name="P70" svg:x1="1.567cm" svg:y1="4.667cm" svg:x2="1.518cm" svg:y2="4.756cm"><text:p/></draw:line><draw:line draw:style-name="gr153" draw:text-style-name="P70" svg:x1="1.604cm" svg:y1="4.689cm" svg:x2="1.556cm" svg:y2="4.779cm"><text:p/></draw:line><draw:line draw:style-name="gr153" draw:text-style-name="P70" svg:x1="1.641cm" svg:y1="4.706cm" svg:x2="1.595cm" svg:y2="4.797cm"><text:p/></draw:line><draw:line draw:style-name="gr153" draw:text-style-name="P70" svg:x1="1.682cm" svg:y1="4.726cm" svg:x2="1.637cm" svg:y2="4.818cm"><text:p/></draw:line><draw:line draw:style-name="gr153" draw:text-style-name="P70" svg:x1="1.718cm" svg:y1="4.744cm" svg:x2="1.675cm" svg:y2="4.836cm"><text:p/></draw:line><draw:line draw:style-name="gr153" draw:text-style-name="P70" svg:x1="1.759cm" svg:y1="4.759cm" svg:x2="1.718cm" svg:y2="4.852cm"><text:p/></draw:line><draw:line draw:style-name="gr153" draw:text-style-name="P70" svg:x1="1.796cm" svg:y1="4.779cm" svg:x2="1.756cm" svg:y2="4.873cm"><text:p/></draw:line><draw:line draw:style-name="gr153" draw:text-style-name="P70" svg:x1="1.839cm" svg:y1="4.795cm" svg:x2="1.801cm" svg:y2="4.889cm"><text:p/></draw:line><draw:line draw:style-name="gr153" draw:text-style-name="P70" svg:x1="1.876cm" svg:y1="4.811cm" svg:x2="1.839cm" svg:y2="4.906cm"><text:p/></draw:line><draw:line draw:style-name="gr153" draw:text-style-name="P70" svg:x1="1.917cm" svg:y1="4.826cm" svg:x2="1.882cm" svg:y2="4.922cm"><text:p/></draw:line><draw:line draw:style-name="gr153" draw:text-style-name="P70" svg:x1="1.955cm" svg:y1="4.84cm" svg:x2="1.922cm" svg:y2="4.936cm"><text:p/></draw:line><draw:line draw:style-name="gr153" draw:text-style-name="P70" svg:x1="1.998cm" svg:y1="4.854cm" svg:x2="1.966cm" svg:y2="4.951cm"><text:p/></draw:line><draw:line draw:style-name="gr153" draw:text-style-name="P70" svg:x1="2.039cm" svg:y1="4.863cm" svg:x2="2.009cm" svg:y2="4.96cm"><text:p/></draw:line><draw:line draw:style-name="gr153" draw:text-style-name="P70" svg:x1="2.077cm" svg:y1="4.879cm" svg:x2="2.049cm" svg:y2="4.977cm"><text:p/></draw:line><draw:line draw:style-name="gr153" draw:text-style-name="P70" svg:x1="2.119cm" svg:y1="4.886cm" svg:x2="2.093cm" svg:y2="4.984cm"><text:p/></draw:line><draw:line draw:style-name="gr153" draw:text-style-name="P70" svg:x1="2.161cm" svg:y1="4.9cm" svg:x2="2.137cm" svg:y2="4.999cm"><text:p/></draw:line><draw:line draw:style-name="gr153" draw:text-style-name="P70" svg:x1="2.205cm" svg:y1="4.913cm" svg:x2="2.182cm" svg:y2="5.012cm"><text:p/></draw:line><draw:line draw:style-name="gr153" draw:text-style-name="P70" svg:x1="2.242cm" svg:y1="4.92cm" svg:x2="2.221cm" svg:y2="5.02cm"><text:p/></draw:line><draw:line draw:style-name="gr153" draw:text-style-name="P70" svg:x1="2.285cm" svg:y1="4.929cm" svg:x2="2.266cm" svg:y2="5.029cm"><text:p/></draw:line><draw:line draw:style-name="gr153" draw:text-style-name="P70" svg:x1="2.328cm" svg:y1="4.936cm" svg:x2="2.31cm" svg:y2="5.036cm"><text:p/></draw:line><draw:line draw:style-name="gr153" draw:text-style-name="P70" svg:x1="2.37cm" svg:y1="4.944cm" svg:x2="2.354cm" svg:y2="5.045cm"><text:p/></draw:line><draw:line draw:style-name="gr153" draw:text-style-name="P70" svg:x1="2.413cm" svg:y1="4.95cm" svg:x2="2.399cm" svg:y2="5.051cm"><text:p/></draw:line><draw:line draw:style-name="gr153" draw:text-style-name="P70" svg:x1="2.455cm" svg:y1="4.953cm" svg:x2="2.443cm" svg:y2="5.054cm"><text:p/></draw:line><draw:line draw:style-name="gr153" draw:text-style-name="P70" svg:x1="2.498cm" svg:y1="4.96cm" svg:x2="2.487cm" svg:y2="5.061cm"><text:p/></draw:line><draw:line draw:style-name="gr153" draw:text-style-name="P70" svg:x1="2.542cm" svg:y1="4.96cm" svg:x2="2.533cm" svg:y2="5.061cm"><text:p/></draw:line><draw:line draw:style-name="gr153" draw:text-style-name="P70" svg:x1="2.581cm" svg:y1="4.968cm" svg:x2="2.574cm" svg:y2="5.07cm"><text:p/></draw:line><draw:line draw:style-name="gr153" draw:text-style-name="P70" svg:x1="2.623cm" svg:y1="4.969cm" svg:x2="2.618cm" svg:y2="5.071cm"><text:p/></draw:line><draw:line draw:style-name="gr153" draw:text-style-name="P70" svg:x1="2.666cm" svg:y1="4.973cm" svg:x2="2.662cm" svg:y2="5.075cm"><text:p/></draw:line><draw:line draw:style-name="gr153" draw:text-style-name="P70" svg:x1="2.709cm" svg:y1="4.973cm" svg:x2="2.707cm" svg:y2="5.075cm"><text:p/></draw:line><draw:line draw:style-name="gr153" draw:text-style-name="P70" svg:x1="2.751cm" svg:y1="4.974cm" svg:x2="2.751cm" svg:y2="5.076cm"><text:p/></draw:line><draw:line draw:style-name="gr153" draw:text-style-name="P70" svg:x1="2.794cm" svg:y1="4.973cm" svg:x2="2.796cm" svg:y2="5.075cm"><text:p/></draw:line><draw:line draw:style-name="gr153" draw:text-style-name="P70" svg:x1="2.838cm" svg:y1="4.973cm" svg:x2="2.842cm" svg:y2="5.075cm"><text:p/></draw:line><draw:line draw:style-name="gr153" draw:text-style-name="P70" svg:x1="2.879cm" svg:y1="4.969cm" svg:x2="2.884cm" svg:y2="5.071cm"><text:p/></draw:line><draw:line draw:style-name="gr153" draw:text-style-name="P70" svg:x1="2.922cm" svg:y1="4.968cm" svg:x2="2.929cm" svg:y2="5.07cm"><text:p/></draw:line><draw:line draw:style-name="gr153" draw:text-style-name="P70" svg:x1="2.965cm" svg:y1="4.96cm" svg:x2="2.974cm" svg:y2="5.061cm"><text:p/></draw:line><draw:line draw:style-name="gr153" draw:text-style-name="P70" svg:x1="3.011cm" svg:y1="4.96cm" svg:x2="3.022cm" svg:y2="5.061cm"><text:p/></draw:line><draw:line draw:style-name="gr153" draw:text-style-name="P70" svg:x1="3.049cm" svg:y1="4.953cm" svg:x2="3.061cm" svg:y2="5.054cm"><text:p/></draw:line><draw:line draw:style-name="gr153" draw:text-style-name="P70" svg:x1="3.092cm" svg:y1="4.95cm" svg:x2="3.106cm" svg:y2="5.051cm"><text:p/></draw:line><draw:line draw:style-name="gr153" draw:text-style-name="P70" svg:x1="3.133cm" svg:y1="4.944cm" svg:x2="3.149cm" svg:y2="5.045cm"><text:p/></draw:line><draw:line draw:style-name="gr153" draw:text-style-name="P70" svg:x1="3.176cm" svg:y1="4.936cm" svg:x2="3.194cm" svg:y2="5.036cm"><text:p/></draw:line><draw:line draw:style-name="gr153" draw:text-style-name="P70" svg:x1="3.219cm" svg:y1="4.929cm" svg:x2="3.238cm" svg:y2="5.029cm"><text:p/></draw:line><draw:line draw:style-name="gr153" draw:text-style-name="P70" svg:x1="3.259cm" svg:y1="4.92cm" svg:x2="3.28cm" svg:y2="5.02cm"><text:p/></draw:line><draw:line draw:style-name="gr153" draw:text-style-name="P70" svg:x1="3.302cm" svg:y1="4.913cm" svg:x2="3.325cm" svg:y2="5.012cm"><text:p/></draw:line><draw:line draw:style-name="gr153" draw:text-style-name="P70" svg:x1="3.342cm" svg:y1="4.9cm" svg:x2="3.366cm" svg:y2="4.999cm"><text:p/></draw:line><draw:line draw:style-name="gr153" draw:text-style-name="P70" svg:x1="3.385cm" svg:y1="4.886cm" svg:x2="3.411cm" svg:y2="4.984cm"><text:p/></draw:line><draw:line draw:style-name="gr153" draw:text-style-name="P70" svg:x1="3.429cm" svg:y1="4.879cm" svg:x2="3.457cm" svg:y2="4.977cm"><text:p/></draw:line><draw:line draw:style-name="gr153" draw:text-style-name="P70" svg:x1="3.466cm" svg:y1="4.863cm" svg:x2="3.496cm" svg:y2="4.96cm"><text:p/></draw:line><draw:line draw:style-name="gr153" draw:text-style-name="P70" svg:x1="3.506cm" svg:y1="4.854cm" svg:x2="3.538cm" svg:y2="4.951cm"><text:p/></draw:line><draw:line draw:style-name="gr153" draw:text-style-name="P70" svg:x1="3.549cm" svg:y1="4.84cm" svg:x2="3.582cm" svg:y2="4.936cm"><text:p/></draw:line><draw:line draw:style-name="gr153" draw:text-style-name="P70" svg:x1="3.587cm" svg:y1="4.826cm" svg:x2="3.622cm" svg:y2="4.922cm"><text:p/></draw:line><draw:line draw:style-name="gr153" draw:text-style-name="P70" svg:x1="3.627cm" svg:y1="4.811cm" svg:x2="3.664cm" svg:y2="4.906cm"><text:p/></draw:line><draw:line draw:style-name="gr153" draw:text-style-name="P70" svg:x1="3.669cm" svg:y1="4.795cm" svg:x2="3.707cm" svg:y2="4.889cm"><text:p/></draw:line><draw:line draw:style-name="gr153" draw:text-style-name="P70" svg:x1="3.707cm" svg:y1="4.779cm" svg:x2="3.747cm" svg:y2="4.873cm"><text:p/></draw:line><draw:line draw:style-name="gr153" draw:text-style-name="P70" svg:x1="3.745cm" svg:y1="4.759cm" svg:x2="3.786cm" svg:y2="4.852cm"><text:p/></draw:line><draw:line draw:style-name="gr153" draw:text-style-name="P70" svg:x1="3.784cm" svg:y1="4.744cm" svg:x2="3.827cm" svg:y2="4.836cm"><text:p/></draw:line><draw:line draw:style-name="gr153" draw:text-style-name="P70" svg:x1="3.825cm" svg:y1="4.726cm" svg:x2="3.87cm" svg:y2="4.818cm"><text:p/></draw:line><draw:line draw:style-name="gr153" draw:text-style-name="P70" svg:x1="3.863cm" svg:y1="4.706cm" svg:x2="3.909cm" svg:y2="4.797cm"><text:p/></draw:line><draw:line draw:style-name="gr153" draw:text-style-name="P70" svg:x1="3.9cm" svg:y1="4.689cm" svg:x2="3.948cm" svg:y2="4.779cm"><text:p/></draw:line><draw:line draw:style-name="gr153" draw:text-style-name="P70" svg:x1="3.937cm" svg:y1="4.667cm" svg:x2="3.986cm" svg:y2="4.756cm"><text:p/></draw:line><draw:line draw:style-name="gr153" draw:text-style-name="P70" svg:x1="3.975cm" svg:y1="4.646cm" svg:x2="4.026cm" svg:y2="4.734cm"><text:p/></draw:line><draw:line draw:style-name="gr153" draw:text-style-name="P70" svg:x1="4.011cm" svg:y1="4.624cm" svg:x2="4.063cm" svg:y2="4.711cm"><text:p/></draw:line><draw:line draw:style-name="gr153" draw:text-style-name="P70" svg:x1="4.05cm" svg:y1="4.602cm" svg:x2="4.104cm" svg:y2="4.689cm"><text:p/></draw:line><draw:line draw:style-name="gr153" draw:text-style-name="P70" svg:x1="4.082cm" svg:y1="4.579cm" svg:x2="4.138cm" svg:y2="4.665cm"><text:p/></draw:line><draw:line draw:style-name="gr153" draw:text-style-name="P70" svg:x1="4.118cm" svg:y1="4.556cm" svg:x2="4.175cm" svg:y2="4.641cm"><text:p/></draw:line><draw:line draw:style-name="gr153" draw:text-style-name="P70" svg:x1="4.154cm" svg:y1="4.532cm" svg:x2="4.213cm" svg:y2="4.616cm"><text:p/></draw:line><draw:line draw:style-name="gr153" draw:text-style-name="P70" svg:x1="4.191cm" svg:y1="4.505cm" svg:x2="4.251cm" svg:y2="4.587cm"><text:p/></draw:line><draw:line draw:style-name="gr153" draw:text-style-name="P70" svg:x1="4.222cm" svg:y1="4.481cm" svg:x2="4.283cm" svg:y2="4.562cm"><text:p/></draw:line><draw:line draw:style-name="gr153" draw:text-style-name="P70" svg:x1="4.258cm" svg:y1="4.452cm" svg:x2="4.321cm" svg:y2="4.532cm"><text:p/></draw:line><draw:line draw:style-name="gr153" draw:text-style-name="P70" svg:x1="4.289cm" svg:y1="4.429cm" svg:x2="4.353cm" svg:y2="4.508cm"><text:p/></draw:line><draw:line draw:style-name="gr153" draw:text-style-name="P70" svg:x1="4.322cm" svg:y1="4.401cm" svg:x2="4.388cm" svg:y2="4.479cm"><text:p/></draw:line><draw:line draw:style-name="gr153" draw:text-style-name="P70" svg:x1="4.356cm" svg:y1="4.375cm" svg:x2="4.423cm" svg:y2="4.452cm"><text:p/></draw:line><draw:line draw:style-name="gr153" draw:text-style-name="P70" svg:x1="4.387cm" svg:y1="4.346cm" svg:x2="4.455cm" svg:y2="4.422cm"><text:p/></draw:line><draw:line draw:style-name="gr153" draw:text-style-name="P70" svg:x1="4.419cm" svg:y1="4.317cm" svg:x2="4.488cm" svg:y2="4.391cm"><text:p/></draw:line><draw:line draw:style-name="gr153" draw:text-style-name="P70" svg:x1="4.449cm" svg:y1="4.288cm" svg:x2="4.52cm" svg:y2="4.361cm"><text:p/></draw:line><draw:line draw:style-name="gr153" draw:text-style-name="P70" svg:x1="4.482cm" svg:y1="4.258cm" svg:x2="4.554cm" svg:y2="4.33cm"><text:p/></draw:line><draw:line draw:style-name="gr153" draw:text-style-name="P70" svg:x1="4.512cm" svg:y1="4.228cm" svg:x2="4.585cm" svg:y2="4.299cm"><text:p/></draw:line><draw:line draw:style-name="gr153" draw:text-style-name="P70" svg:x1="4.542cm" svg:y1="4.197cm" svg:x2="4.616cm" svg:y2="4.266cm"><text:p/></draw:line><draw:line draw:style-name="gr153" draw:text-style-name="P70" svg:x1="4.567cm" svg:y1="4.161cm" svg:x2="4.643cm" svg:y2="4.229cm"><text:p/></draw:line><draw:line draw:style-name="gr153" draw:text-style-name="P70" svg:x1="4.596cm" svg:y1="4.131cm" svg:x2="4.673cm" svg:y2="4.198cm"><text:p/></draw:line><draw:line draw:style-name="gr153" draw:text-style-name="P70" svg:x1="4.625cm" svg:y1="4.1cm" svg:x2="4.703cm" svg:y2="4.166cm"><text:p/></draw:line><draw:line draw:style-name="gr153" draw:text-style-name="P70" svg:x1="4.65cm" svg:y1="4.064cm" svg:x2="4.729cm" svg:y2="4.128cm"><text:p/></draw:line><draw:line draw:style-name="gr153" draw:text-style-name="P70" svg:x1="4.677cm" svg:y1="4.034cm" svg:x2="4.757cm" svg:y2="4.097cm"><text:p/></draw:line><draw:line draw:style-name="gr153" draw:text-style-name="P70" svg:x1="4.703cm" svg:y1="3.997cm" svg:x2="4.784cm" svg:y2="4.058cm"><text:p/></draw:line><draw:line draw:style-name="gr153" draw:text-style-name="P70" svg:x1="4.729cm" svg:y1="3.966cm" svg:x2="4.811cm" svg:y2="4.026cm"><text:p/></draw:line><draw:line draw:style-name="gr153" draw:text-style-name="P70" svg:x1="4.754cm" svg:y1="3.93cm" svg:x2="4.838cm" svg:y2="3.989cm"><text:p/></draw:line><draw:line draw:style-name="gr153" draw:text-style-name="P70" svg:x1="4.777cm" svg:y1="3.897cm" svg:x2="4.862cm" svg:y2="3.954cm"><text:p/></draw:line><draw:line draw:style-name="gr153" draw:text-style-name="P70" svg:x1="4.803cm" svg:y1="3.86cm" svg:x2="4.889cm" svg:y2="3.916cm"><text:p/></draw:line><draw:line draw:style-name="gr153" draw:text-style-name="P70" svg:x1="4.826cm" svg:y1="3.825cm" svg:x2="4.913cm" svg:y2="3.879cm"><text:p/></draw:line><draw:line draw:style-name="gr153" draw:text-style-name="P70" svg:x1="4.849cm" svg:y1="3.787cm" svg:x2="4.936cm" svg:y2="3.839cm"><text:p/></draw:line><draw:line draw:style-name="gr153" draw:text-style-name="P70" svg:x1="4.87cm" svg:y1="3.75cm" svg:x2="4.958cm" svg:y2="3.801cm"><text:p/></draw:line><draw:line draw:style-name="gr153" draw:text-style-name="P70" svg:x1="4.893cm" svg:y1="3.713cm" svg:x2="4.982cm" svg:y2="3.762cm"><text:p/></draw:line><draw:line draw:style-name="gr153" draw:text-style-name="P70" svg:x1="4.91cm" svg:y1="3.676cm" svg:x2="5cm" svg:y2="3.724cm"><text:p/></draw:line><draw:line draw:style-name="gr153" draw:text-style-name="P70" svg:x1="4.93cm" svg:y1="3.638cm" svg:x2="5.021cm" svg:y2="3.684cm"><text:p/></draw:line><draw:line draw:style-name="gr153" draw:text-style-name="P70" svg:x1="4.948cm" svg:y1="3.601cm" svg:x2="5.04cm" svg:y2="3.646cm"><text:p/></draw:line><draw:line draw:style-name="gr153" draw:text-style-name="P70" svg:x1="4.969cm" svg:y1="3.563cm" svg:x2="5.061cm" svg:y2="3.606cm"><text:p/></draw:line><draw:line draw:style-name="gr153" draw:text-style-name="P70" svg:x1="4.984cm" svg:y1="3.523cm" svg:x2="5.077cm" svg:y2="3.564cm"><text:p/></draw:line><draw:line draw:style-name="gr153" draw:text-style-name="P70" svg:x1="5.001cm" svg:y1="3.486cm" svg:x2="5.095cm" svg:y2="3.526cm"><text:p/></draw:line><draw:line draw:style-name="gr153" draw:text-style-name="P70" svg:x1="5.02cm" svg:y1="3.444cm" svg:x2="5.114cm" svg:y2="3.482cm"><text:p/></draw:line><draw:line draw:style-name="gr153" draw:text-style-name="P70" svg:x1="5.036cm" svg:y1="3.406cm" svg:x2="5.131cm" svg:y2="3.443cm"><text:p/></draw:line><draw:line draw:style-name="gr153" draw:text-style-name="P70" svg:x1="5.05cm" svg:y1="3.362cm" svg:x2="5.146cm" svg:y2="3.397cm"><text:p/></draw:line><draw:line draw:style-name="gr153" draw:text-style-name="P70" svg:x1="5.066cm" svg:y1="3.325cm" svg:x2="5.162cm" svg:y2="3.358cm"><text:p/></draw:line><draw:line draw:style-name="gr153" draw:text-style-name="P70" svg:x1="5.08cm" svg:y1="3.285cm" svg:x2="5.177cm" svg:y2="3.317cm"><text:p/></draw:line><draw:line draw:style-name="gr153" draw:text-style-name="P70" svg:x1="5.088cm" svg:y1="3.242cm" svg:x2="5.185cm" svg:y2="3.272cm"><text:p/></draw:line><draw:line draw:style-name="gr153" draw:text-style-name="P70" svg:x1="5.103cm" svg:y1="3.203cm" svg:x2="5.201cm" svg:y2="3.231cm"><text:p/></draw:line><draw:line draw:style-name="gr153" draw:text-style-name="P70" svg:x1="5.112cm" svg:y1="3.161cm" svg:x2="5.21cm" svg:y2="3.187cm"><text:p/></draw:line><draw:line draw:style-name="gr153" draw:text-style-name="P70" svg:x1="5.124cm" svg:y1="3.121cm" svg:x2="5.223cm" svg:y2="3.145cm"><text:p/></draw:line><draw:line draw:style-name="gr153" draw:text-style-name="P70" svg:x1="5.134cm" svg:y1="3.078cm" svg:x2="5.233cm" svg:y2="3.101cm"><text:p/></draw:line><draw:line draw:style-name="gr153" draw:text-style-name="P70" svg:x1="5.142cm" svg:y1="3.038cm" svg:x2="5.242cm" svg:y2="3.059cm"><text:p/></draw:line><draw:line draw:style-name="gr153" draw:text-style-name="P70" svg:x1="5.15cm" svg:y1="2.995cm" svg:x2="5.25cm" svg:y2="3.014cm"><text:p/></draw:line><draw:line draw:style-name="gr153" draw:text-style-name="P70" svg:x1="5.158cm" svg:y1="2.951cm" svg:x2="5.258cm" svg:y2="2.969cm"><text:p/></draw:line><draw:line draw:style-name="gr153" draw:text-style-name="P70" svg:x1="5.165cm" svg:y1="2.912cm" svg:x2="5.266cm" svg:y2="2.928cm"><text:p/></draw:line><draw:line draw:style-name="gr153" draw:text-style-name="P70" svg:x1="5.172cm" svg:y1="2.868cm" svg:x2="5.273cm" svg:y2="2.882cm"><text:p/></draw:line><draw:line draw:style-name="gr153" draw:text-style-name="P70" svg:x1="5.178cm" svg:y1="2.824cm" svg:x2="5.279cm" svg:y2="2.836cm"><text:p/></draw:line><draw:line draw:style-name="gr153" draw:text-style-name="P70" svg:x1="5.184cm" svg:y1="2.786cm" svg:x2="5.285cm" svg:y2="2.797cm"><text:p/></draw:line><draw:line draw:style-name="gr153" draw:text-style-name="P70" svg:x1="5.186cm" svg:y1="2.741cm" svg:x2="5.287cm" svg:y2="2.75cm"><text:p/></draw:line><draw:line draw:style-name="gr153" draw:text-style-name="P70" svg:x1="5.193cm" svg:y1="2.697cm" svg:x2="5.295cm" svg:y2="2.704cm"><text:p/></draw:line><draw:line draw:style-name="gr153" draw:text-style-name="P70" svg:x1="5.193cm" svg:y1="2.657cm" svg:x2="5.295cm" svg:y2="2.662cm"><text:p/></draw:line><draw:line draw:style-name="gr153" draw:text-style-name="P70" svg:x1="5.194cm" svg:y1="2.614cm" svg:x2="5.296cm" svg:y2="2.618cm"><text:p/></draw:line><draw:line draw:style-name="gr153" draw:text-style-name="P70" svg:x1="5.195cm" svg:y1="2.57cm" svg:x2="5.297cm" svg:y2="2.572cm"><text:p/></draw:line></draw:g><draw:g draw:name="DrawObject9_20" draw:style-name="gr12"><draw:line draw:style-name="gr154" draw:text-style-name="P54" svg:x1="2.751cm" svg:y1="2.524cm" svg:x2="6.09cm" svg:y2="2.51cm"><text:p/></draw:line></draw:g></draw:g><draw:frame draw:style-name="gr155" draw:text-style-name="P71" svg:width="0.913cm" svg:height="0.724cm" svg:x="5.299cm" svg:y="2.661cm"><draw:text-box><text:p/></draw:text-box></draw:frame></draw:g><draw:frame draw:name="Shape12_0" draw:style-name="gr156" draw:text-style-name="P72" svg:width="0.421cm" svg:height="0.586cm" svg:x="5.594cm" svg:y="2.661cm"><draw:text-box><text:p><text:span text:style-name="T61">x</text:span></text:p></draw:text-box></draw:frame></draw:g><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draw:custom-shape text:anchor-type="char" draw:z-index="87" draw:name="Shape62_0" draw:style-name="gr20" draw:text-style-name="P53" svg:width="1.502cm" svg:height="1.001cm" svg:x="5.761cm" svg:y="0.362cm"><text:p text:style-name="P52"><text:span text:style-name="T49">b.</text:span><text:span text:style-name="T51"> 120°</text:span></text:p><draw:enhanced-geometry svg:viewBox="0 0 21600 21600" draw:text-areas="800 800 20800 20800" draw:type="round-rectangular-callout" draw:modifiers="-10926.7605633803 -14602.8169014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P11"><text:span text:style-name="_5f_pointillés_20_gris"/></text:p>
      <text:p text:style-name="P11"><draw:g text:anchor-type="paragraph" draw:z-index="88" draw:name="DrawObject11_1" draw:style-name="gr1"><draw:g draw:name="DrawObject9_21" draw:style-name="gr12"><draw:g draw:style-name="gr12"><draw:g draw:name="Forme1_11" draw:style-name="gr12"><draw:frame draw:style-name="gr148" draw:text-style-name="P67" svg:width="0.909cm" svg:height="0.5cm" draw:transform="rotate (-2.36666646570431) translate (6.27415277777778cm 3.92818055555556cm)"><draw:text-box><text:p text:style-name="P59"><text:span text:style-name="T59">350</text:span></text:p></draw:text-box></draw:frame><draw:frame draw:style-name="gr148" draw:text-style-name="P67" svg:width="0.909cm" svg:height="0.5cm" draw:transform="rotate (-2.54277018723054) translate (6.00780555555556cm 4.25273611111111cm)"><draw:text-box><text:p text:style-name="P59"><text:span text:style-name="T59">340</text:span></text:p></draw:text-box></draw:frame><draw:frame draw:style-name="gr149" draw:text-style-name="P68" svg:width="0.842cm" svg:height="0.459cm" draw:transform="rotate (-2.71259072344959) translate (5.66384722222222cm 4.53848611111111cm)"><draw:text-box><text:p text:style-name="P59"><text:span text:style-name="T60">330</text:span></text:p></draw:text-box></draw:frame><draw:frame draw:style-name="gr149" draw:text-style-name="P68" svg:width="0.842cm" svg:height="0.459cm" draw:transform="rotate (-2.88817084620022) translate (5.30048611111111cm 4.73780555555556cm)"><draw:text-box><text:p text:style-name="P59"><text:span text:style-name="T60">320</text:span></text:p></draw:text-box></draw:frame><draw:frame draw:style-name="gr149" draw:text-style-name="P68" svg:width="0.842cm" svg:height="0.459cm" draw:transform="rotate (-3.06444910065164) translate (4.91066666666667cm 4.87715277777778cm)"><draw:text-box><text:p text:style-name="P59"><text:span text:style-name="T60">310</text:span></text:p></draw:text-box></draw:frame><draw:frame draw:style-name="gr149" draw:text-style-name="P68" svg:width="0.842cm" svg:height="0.459cm" draw:transform="rotate (3.04245795207652) translate (4.50320833333333cm 4.94947222222222cm)"><draw:text-box><text:p text:style-name="P59"><text:span text:style-name="T60">300</text:span></text:p></draw:text-box></draw:frame><draw:frame draw:style-name="gr149" draw:text-style-name="P68" svg:width="0.842cm" svg:height="0.459cm" draw:transform="rotate (2.87089208660547) translate (4.08869444444444cm 4.94770833333333cm)"><draw:text-box><text:p text:style-name="P59"><text:span text:style-name="T60">290</text:span></text:p></draw:text-box></draw:frame><draw:frame draw:style-name="gr149" draw:text-style-name="P68" svg:width="0.842cm" svg:height="0.459cm" draw:transform="rotate (2.69548649678004) translate (3.68123611111111cm 4.87186111111111cm)"><draw:text-box><text:p text:style-name="P59"><text:span text:style-name="T60">280</text:span></text:p></draw:text-box></draw:frame><draw:frame draw:style-name="gr149" draw:text-style-name="P68" svg:width="0.842cm" svg:height="0.459cm" draw:transform="rotate (2.52060450573021) translate (3.28965277777778cm 4.72369444444445cm)"><draw:text-box><text:p text:style-name="P59"><text:span text:style-name="T60">270</text:span></text:p></draw:text-box></draw:frame><draw:frame draw:style-name="gr149" draw:text-style-name="P68" svg:width="0.842cm" svg:height="0.459cm" draw:transform="rotate (2.34572251468038) translate (2.93511111111111cm 4.51731944444444cm)"><draw:text-box><text:p text:style-name="P59"><text:span text:style-name="T60">260</text:span></text:p></draw:text-box></draw:frame><draw:frame draw:style-name="gr149" draw:text-style-name="P68" svg:width="0.842cm" svg:height="0.459cm" draw:transform="rotate (2.17031692485495) translate (2.61231944444444cm 4.24568055555556cm)"><draw:text-box><text:p text:style-name="P59"><text:span text:style-name="T60">250</text:span></text:p></draw:text-box></draw:frame><draw:frame draw:style-name="gr149" draw:text-style-name="P68" svg:width="0.842cm" svg:height="0.459cm" draw:transform="rotate (2.0017181191123) translate (2.35126388888889cm 3.92288888888889cm)"><draw:text-box><text:p text:style-name="P59"><text:span text:style-name="T60">240</text:span></text:p></draw:text-box></draw:frame><draw:frame draw:style-name="gr149" draw:text-style-name="P68" svg:width="0.842cm" svg:height="0.459cm" draw:transform="rotate (1.82421813418447) translate (2.14841666666667cm 3.56481944444444cm)"><draw:text-box><text:p text:style-name="P59"><text:span text:style-name="T60">230</text:span></text:p></draw:text-box></draw:frame><draw:frame draw:style-name="gr149" draw:text-style-name="P68" svg:width="0.842cm" svg:height="0.459cm" draw:transform="rotate (1.64619455048105) translate (2.00730555555556cm 3.175cm)"><draw:text-box><text:p text:style-name="P59"><text:span text:style-name="T60">220</text:span></text:p></draw:text-box></draw:frame><draw:frame draw:style-name="gr149" draw:text-style-name="P68" svg:width="0.842cm" svg:height="0.459cm" draw:transform="rotate (1.46869456555323) translate (1.94027777777778cm 2.76401388888889cm)"><draw:text-box><text:p text:style-name="P59"><text:span text:style-name="T60">210</text:span></text:p></draw:text-box></draw:frame><draw:frame draw:style-name="gr149" draw:text-style-name="P68" svg:width="0.842cm" svg:height="0.459cm" draw:transform="rotate (1.30079389151137) translate (1.94204166666667cm 2.34773611111111cm)"><draw:text-box><text:p text:style-name="P59"><text:span text:style-name="T60">200</text:span></text:p></draw:text-box></draw:frame><draw:frame draw:style-name="gr149" draw:text-style-name="P68" svg:width="0.842cm" svg:height="0.459cm" draw:transform="rotate (1.12469016998515) translate (2.01965277777778cm 1.94380555555556cm)"><draw:text-box><text:p text:style-name="P59"><text:span text:style-name="T60">190</text:span></text:p></draw:text-box></draw:frame><draw:frame draw:style-name="gr149" draw:text-style-name="P68" svg:width="0.842cm" svg:height="0.459cm" draw:transform="rotate (0.949808178935314) translate (2.16429166666667cm 1.55222222222222cm)"><draw:text-box><text:p text:style-name="P59"><text:span text:style-name="T60">180</text:span></text:p></draw:text-box></draw:frame><draw:frame draw:style-name="gr149" draw:text-style-name="P68" svg:width="0.842cm" svg:height="0.459cm" draw:transform="rotate (0.774926187885482) translate (2.37419444444444cm 1.19591666666667cm)"><draw:text-box><text:p text:style-name="P59"><text:span text:style-name="T60">170</text:span></text:p></draw:text-box></draw:frame><draw:frame draw:style-name="gr149" draw:text-style-name="P68" svg:width="0.842cm" svg:height="0.459cm" draw:transform="rotate (0.599520598060052) translate (2.64406944444444cm 0.883708333333333cm)"><draw:text-box><text:p text:style-name="P59"><text:span text:style-name="T60">160</text:span></text:p></draw:text-box></draw:frame><draw:frame draw:style-name="gr149" draw:text-style-name="P68" svg:width="0.842cm" svg:height="0.459cm" draw:transform="rotate (0.424987672860619) translate (2.95980555555556cm 0.613833333333333cm)"><draw:text-box><text:p text:style-name="P59"><text:span text:style-name="T60">150</text:span></text:p></draw:text-box></draw:frame><draw:frame draw:style-name="gr149" draw:text-style-name="P68" svg:width="0.842cm" svg:height="0.459cm" draw:transform="rotate (0.253421807389577) translate (3.32316666666667cm 0.410986111111111cm)"><draw:text-box><text:p text:style-name="P59"><text:span text:style-name="T60">140</text:span></text:p></draw:text-box></draw:frame><draw:frame draw:style-name="gr149" draw:text-style-name="P68" svg:width="0.842cm" svg:height="0.459cm" draw:transform="rotate (0.0722566310325652) translate (3.71298611111111cm 0.268111111111111cm)"><draw:text-box><text:p text:style-name="P59"><text:span text:style-name="T60">130</text:span></text:p></draw:text-box></draw:frame><draw:frame draw:style-name="gr149" draw:text-style-name="P68" svg:width="0.842cm" svg:height="0.459cm" draw:transform="rotate (-0.100181899064475) translate (4.12220833333333cm 0.202847222222222cm)"><draw:text-box><text:p text:style-name="P59"><text:span text:style-name="T60">120</text:span></text:p></draw:text-box></draw:frame><draw:frame draw:style-name="gr149" draw:text-style-name="P68" svg:width="0.842cm" svg:height="0.459cm" draw:transform="rotate (-0.268606171881927) translate (4.53495833333333cm 0.206375cm)"><draw:text-box><text:p text:style-name="P59"><text:span text:style-name="T60">110</text:span></text:p></draw:text-box></draw:frame><draw:frame draw:style-name="gr149" draw:text-style-name="P68" svg:width="0.842cm" svg:height="0.459cm" draw:transform="rotate (-0.443837228782158) translate (4.94770833333333cm 0.283986111111111cm)"><draw:text-box><text:p text:style-name="P59"><text:span text:style-name="T60">100</text:span></text:p></draw:text-box></draw:frame><draw:frame draw:style-name="gr150" draw:text-style-name="P68" svg:width="0.729cm" svg:height="0.459cm" draw:transform="rotate (-0.620988147859582) translate (5.37809722222222cm 0.456847222222222cm)"><draw:text-box><text:p text:style-name="P59"><text:span text:style-name="T60">90</text:span></text:p></draw:text-box></draw:frame><draw:frame draw:style-name="gr150" draw:text-style-name="P68" svg:width="0.729cm" svg:height="0.459cm" draw:transform="rotate (-0.794997474283418) translate (5.72911111111111cm 0.673805555555556cm)"><draw:text-box><text:p text:style-name="P59"><text:span text:style-name="T60">80</text:span></text:p></draw:text-box></draw:frame><draw:frame draw:style-name="gr150" draw:text-style-name="P68" svg:width="0.729cm" svg:height="0.459cm" draw:transform="rotate (-0.968832267782053) translate (6.03955555555556cm 0.948972222222222cm)"><draw:text-box><text:p text:style-name="P59"><text:span text:style-name="T60">70</text:span></text:p></draw:text-box></draw:frame><draw:frame draw:style-name="gr150" draw:text-style-name="P68" svg:width="0.729cm" svg:height="0.459cm" draw:transform="rotate (-1.14231799543029) translate (6.29355555555556cm 1.27176388888889cm)"><draw:text-box><text:p text:style-name="P59"><text:span text:style-name="T60">60</text:span></text:p></draw:text-box></draw:frame><draw:frame draw:style-name="gr150" draw:text-style-name="P68" svg:width="0.729cm" svg:height="0.459cm" draw:transform="rotate (-1.31667638770452) translate (6.48934722222222cm 1.64041666666667cm)"><draw:text-box><text:p text:style-name="P59"><text:span text:style-name="T60">50</text:span></text:p></draw:text-box></draw:frame><draw:frame draw:style-name="gr150" draw:text-style-name="P68" svg:width="0.729cm" svg:height="0.459cm" draw:transform="rotate (-1.49051118120316) translate (6.61458333333333cm 2.032cm)"><draw:text-box><text:p text:style-name="P59"><text:span text:style-name="T60">40</text:span></text:p></draw:text-box></draw:frame><draw:frame draw:style-name="gr150" draw:text-style-name="P68" svg:width="0.729cm" svg:height="0.459cm" draw:transform="rotate (-1.66678943565458) translate (6.67984722222222cm 2.44827777777778cm)"><draw:text-box><text:p text:style-name="P59"><text:span text:style-name="T60">30</text:span></text:p></draw:text-box></draw:frame><draw:frame draw:style-name="gr150" draw:text-style-name="P68" svg:width="0.729cm" svg:height="0.459cm" draw:transform="rotate (-1.84394035473201) translate (6.6675cm 2.85573611111111cm)"><draw:text-box><text:p text:style-name="P59"><text:span text:style-name="T60">20</text:span></text:p></draw:text-box></draw:frame><draw:frame draw:style-name="gr150" draw:text-style-name="P68" svg:width="0.729cm" svg:height="0.459cm" draw:transform="rotate (-2.01725154945505) translate (6.57930555555556cm 3.26143055555556cm)"><draw:text-box><text:p text:style-name="P59"><text:span text:style-name="T60">10</text:span></text:p></draw:text-box></draw:frame><draw:circle draw:style-name="gr151" draw:text-style-name="P69" svg:width="5.093cm" svg:height="5.093cm" draw:transform="rotate (-0.620988147859582) translate (3.72356944444444cm -0.977194444444444cm)"><text:p/></draw:circle><draw:line draw:style-name="gr152" draw:text-style-name="P70" svg:x1="4.145cm" svg:y1="2.456cm" svg:x2="6.382cm" svg:y2="4.056cm"><text:p/></draw:line><draw:line draw:style-name="gr152" draw:text-style-name="P70" svg:x1="4.43cm" svg:y1="2.406cm" svg:x2="4.193cm" svg:y2="2.737cm"><text:p/></draw:line><draw:line draw:style-name="gr152" draw:text-style-name="P70" svg:x1="4.844cm" svg:y1="1.829cm" svg:x2="5.259cm" svg:y2="1.249cm"><text:p/></draw:line><draw:line draw:style-name="gr152" draw:text-style-name="P70" svg:x1="3.363cm" svg:y1="3.898cm" svg:x2="3.778cm" svg:y2="3.318cm"><text:p/></draw:line><draw:line draw:style-name="gr152" draw:text-style-name="P70" svg:x1="3.566cm" svg:y1="2.042cm" svg:x2="2.986cm" svg:y2="1.627cm"><text:p/></draw:line><draw:line draw:style-name="gr152" draw:text-style-name="P70" svg:x1="6.378cm" svg:y1="3.565cm" svg:x2="6.608cm" svg:y2="3.675cm"><text:p/></draw:line><draw:line draw:style-name="gr152" draw:text-style-name="P70" svg:x1="6.521cm" svg:y1="3.194cm" svg:x2="6.766cm" svg:y2="3.262cm"><text:p/></draw:line><draw:line draw:style-name="gr152" draw:text-style-name="P70" svg:x1="6.594cm" svg:y1="2.796cm" svg:x2="6.847cm" svg:y2="2.821cm"><text:p/></draw:line><draw:line draw:style-name="gr152" draw:text-style-name="P70" svg:x1="6.596cm" svg:y1="2.397cm" svg:x2="6.849cm" svg:y2="2.378cm"><text:p/></draw:line><draw:line draw:style-name="gr152" draw:text-style-name="P70" svg:x1="6.531cm" svg:y1="2.005cm" svg:x2="6.777cm" svg:y2="1.941cm"><text:p/></draw:line><draw:line draw:style-name="gr152" draw:text-style-name="P70" svg:x1="6.401cm" svg:y1="1.629cm" svg:x2="6.632cm" svg:y2="1.524cm"><text:p/></draw:line><draw:line draw:style-name="gr152" draw:text-style-name="P70" svg:x1="6.202cm" svg:y1="1.279cm" svg:x2="6.412cm" svg:y2="1.135cm"><text:p/></draw:line><draw:line draw:style-name="gr152" draw:text-style-name="P70" svg:x1="5.948cm" svg:y1="0.971cm" svg:x2="6.13cm" svg:y2="0.792cm"><text:p/></draw:line><draw:line draw:style-name="gr152" draw:text-style-name="P70" svg:x1="5.645cm" svg:y1="0.708cm" svg:x2="5.793cm" svg:y2="0.501cm"><text:p/></draw:line><draw:line draw:style-name="gr152" draw:text-style-name="P70" svg:x1="5.302cm" svg:y1="0.507cm" svg:x2="5.412cm" svg:y2="0.277cm"><text:p/></draw:line><draw:line draw:style-name="gr152" draw:text-style-name="P70" svg:x1="4.928cm" svg:y1="0.365cm" svg:x2="4.996cm" svg:y2="0.12cm"><text:p/></draw:line><draw:line draw:style-name="gr152" draw:text-style-name="P70" svg:x1="4.535cm" svg:y1="0.295cm" svg:x2="4.56cm" svg:y2="0.042cm"><text:p/></draw:line><draw:line draw:style-name="gr152" draw:text-style-name="P70" svg:x1="4.133cm" svg:y1="0.289cm" svg:x2="4.114cm" svg:y2="0.036cm"><text:p/></draw:line><draw:line draw:style-name="gr152" draw:text-style-name="P70" svg:x1="3.741cm" svg:y1="0.355cm" svg:x2="3.677cm" svg:y2="0.109cm"><text:p/></draw:line><draw:line draw:style-name="gr152" draw:text-style-name="P70" svg:x1="3.364cm" svg:y1="0.486cm" svg:x2="3.259cm" svg:y2="0.255cm"><text:p/></draw:line><draw:line draw:style-name="gr152" draw:text-style-name="P70" svg:x1="3.014cm" svg:y1="0.685cm" svg:x2="2.87cm" svg:y2="0.475cm"><text:p/></draw:line><draw:line draw:style-name="gr152" draw:text-style-name="P70" svg:x1="2.71cm" svg:y1="0.941cm" svg:x2="2.531cm" svg:y2="0.759cm"><text:p/></draw:line><draw:line draw:style-name="gr152" draw:text-style-name="P70" svg:x1="2.447cm" svg:y1="1.24cm" svg:x2="2.24cm" svg:y2="1.092cm"><text:p/></draw:line><draw:line draw:style-name="gr152" draw:text-style-name="P70" svg:x1="2.248cm" svg:y1="1.587cm" svg:x2="2.018cm" svg:y2="1.477cm"><text:p/></draw:line><draw:line draw:style-name="gr152" draw:text-style-name="P70" svg:x1="2.104cm" svg:y1="1.959cm" svg:x2="1.859cm" svg:y2="1.891cm"><text:p/></draw:line><draw:line draw:style-name="gr152" draw:text-style-name="P70" svg:x1="2.029cm" svg:y1="2.353cm" svg:x2="1.776cm" svg:y2="2.328cm"><text:p/></draw:line><draw:line draw:style-name="gr152" draw:text-style-name="P70" svg:x1="2.026cm" svg:y1="2.75cm" svg:x2="1.773cm" svg:y2="2.769cm"><text:p/></draw:line><draw:line draw:style-name="gr152" draw:text-style-name="P70" svg:x1="2.091cm" svg:y1="3.145cm" svg:x2="1.845cm" svg:y2="3.209cm"><text:p/></draw:line><draw:line draw:style-name="gr152" draw:text-style-name="P70" svg:x1="2.226cm" svg:y1="3.523cm" svg:x2="1.995cm" svg:y2="3.628cm"><text:p/></draw:line><draw:line draw:style-name="gr152" draw:text-style-name="P70" svg:x1="2.422cm" svg:y1="3.871cm" svg:x2="2.212cm" svg:y2="4.015cm"><text:p/></draw:line><draw:line draw:style-name="gr152" draw:text-style-name="P70" svg:x1="2.675cm" svg:y1="4.177cm" svg:x2="2.493cm" svg:y2="4.356cm"><text:p/></draw:line><draw:line draw:style-name="gr152" draw:text-style-name="P70" svg:x1="2.974cm" svg:y1="4.438cm" svg:x2="2.826cm" svg:y2="4.645cm"><text:p/></draw:line><draw:line draw:style-name="gr152" draw:text-style-name="P70" svg:x1="3.321cm" svg:y1="4.641cm" svg:x2="3.211cm" svg:y2="4.871cm"><text:p/></draw:line><draw:line draw:style-name="gr152" draw:text-style-name="P70" svg:x1="3.693cm" svg:y1="4.782cm" svg:x2="3.625cm" svg:y2="5.027cm"><text:p/></draw:line><draw:line draw:style-name="gr152" draw:text-style-name="P70" svg:x1="4.091cm" svg:y1="4.857cm" svg:x2="4.066cm" svg:y2="5.11cm"><text:p/></draw:line><draw:line draw:style-name="gr152" draw:text-style-name="P70" svg:x1="4.488cm" svg:y1="4.858cm" svg:x2="4.507cm" svg:y2="5.111cm"><text:p/></draw:line><draw:line draw:style-name="gr152" draw:text-style-name="P70" svg:x1="4.881cm" svg:y1="4.794cm" svg:x2="4.945cm" svg:y2="5.04cm"><text:p/></draw:line><draw:line draw:style-name="gr152" draw:text-style-name="P70" svg:x1="5.258cm" svg:y1="4.663cm" svg:x2="5.363cm" svg:y2="4.894cm"><text:p/></draw:line><draw:line draw:style-name="gr152" draw:text-style-name="P70" svg:x1="5.61cm" svg:y1="4.467cm" svg:x2="5.754cm" svg:y2="4.677cm"><text:p/></draw:line><draw:line draw:style-name="gr152" draw:text-style-name="P70" svg:x1="5.915cm" svg:y1="4.211cm" svg:x2="6.094cm" svg:y2="4.393cm"><text:p/></draw:line><draw:line draw:style-name="gr153" draw:text-style-name="P70" svg:x1="6.372cm" svg:y1="3.789cm" svg:x2="6.503cm" svg:y2="3.867cm"><text:p/></draw:line><draw:line draw:style-name="gr153" draw:text-style-name="P70" svg:x1="6.552cm" svg:y1="3.419cm" svg:x2="6.696cm" svg:y2="3.473cm"><text:p/></draw:line><draw:line draw:style-name="gr153" draw:text-style-name="P70" svg:x1="6.665cm" svg:y1="3.016cm" svg:x2="6.816cm" svg:y2="3.044cm"><text:p/></draw:line><draw:line draw:style-name="gr153" draw:text-style-name="P70" svg:x1="6.703cm" svg:y1="2.601cm" svg:x2="6.856cm" svg:y2="2.602cm"><text:p/></draw:line><draw:line draw:style-name="gr153" draw:text-style-name="P70" svg:x1="6.673cm" svg:y1="2.184cm" svg:x2="6.824cm" svg:y2="2.159cm"><text:p/></draw:line><draw:line draw:style-name="gr153" draw:text-style-name="P70" svg:x1="6.569cm" svg:y1="1.78cm" svg:x2="6.713cm" svg:y2="1.73cm"><text:p/></draw:line><draw:line draw:style-name="gr153" draw:text-style-name="P70" svg:x1="6.398cm" svg:y1="1.401cm" svg:x2="6.532cm" svg:y2="1.326cm"><text:p/></draw:line><draw:line draw:style-name="gr153" draw:text-style-name="P70" svg:x1="6.158cm" svg:y1="1.054cm" svg:x2="6.277cm" svg:y2="0.957cm"><text:p/></draw:line><draw:line draw:style-name="gr153" draw:text-style-name="P70" svg:x1="5.867cm" svg:y1="0.758cm" svg:x2="5.966cm" svg:y2="0.642cm"><text:p/></draw:line><draw:line draw:style-name="gr153" draw:text-style-name="P70" svg:x1="5.53cm" svg:y1="0.517cm" svg:x2="5.608cm" svg:y2="0.386cm"><text:p/></draw:line><draw:line draw:style-name="gr153" draw:text-style-name="P70" svg:x1="5.154cm" svg:y1="0.333cm" svg:x2="5.208cm" svg:y2="0.189cm"><text:p/></draw:line><draw:line draw:style-name="gr153" draw:text-style-name="P70" svg:x1="4.751cm" svg:y1="0.223cm" svg:x2="4.779cm" svg:y2="0.072cm"><text:p/></draw:line><draw:line draw:style-name="gr153" draw:text-style-name="P70" svg:x1="4.338cm" svg:y1="0.184cm" svg:x2="4.339cm" svg:y2="0.031cm"><text:p/></draw:line><draw:line draw:style-name="gr153" draw:text-style-name="P70" svg:x1="3.92cm" svg:y1="0.213cm" svg:x2="3.895cm" svg:y2="0.062cm"><text:p/></draw:line><draw:line draw:style-name="gr153" draw:text-style-name="P70" svg:x1="3.514cm" svg:y1="0.317cm" svg:x2="3.464cm" svg:y2="0.173cm"><text:p/></draw:line><draw:line draw:style-name="gr153" draw:text-style-name="P70" svg:x1="3.135cm" svg:y1="0.491cm" svg:x2="3.06cm" svg:y2="0.357cm"><text:p/></draw:line><draw:line draw:style-name="gr153" draw:text-style-name="P70" svg:x1="2.792cm" svg:y1="0.726cm" svg:x2="2.695cm" svg:y2="0.607cm"><text:p/></draw:line><draw:line draw:style-name="gr153" draw:text-style-name="P70" svg:x1="2.496cm" svg:y1="1.018cm" svg:x2="2.38cm" svg:y2="0.919cm"><text:p/></draw:line><draw:line draw:style-name="gr153" draw:text-style-name="P70" svg:x1="2.252cm" svg:y1="1.357cm" svg:x2="2.121cm" svg:y2="1.279cm"><text:p/></draw:line><draw:line draw:style-name="gr153" draw:text-style-name="P70" svg:x1="2.071cm" svg:y1="1.734cm" svg:x2="1.927cm" svg:y2="1.68cm"><text:p/></draw:line><draw:line draw:style-name="gr153" draw:text-style-name="P70" svg:x1="1.958cm" svg:y1="2.135cm" svg:x2="1.807cm" svg:y2="2.107cm"><text:p/></draw:line><draw:line draw:style-name="gr153" draw:text-style-name="P70" svg:x1="1.916cm" svg:y1="2.55cm" svg:x2="1.763cm" svg:y2="2.549cm"><text:p/></draw:line><draw:line draw:style-name="gr153" draw:text-style-name="P70" svg:x1="1.95cm" svg:y1="2.967cm" svg:x2="1.799cm" svg:y2="2.992cm"><text:p/></draw:line><draw:line draw:style-name="gr153" draw:text-style-name="P70" svg:x1="2.056cm" svg:y1="3.371cm" svg:x2="1.912cm" svg:y2="3.421cm"><text:p/></draw:line><draw:line draw:style-name="gr153" draw:text-style-name="P70" svg:x1="2.227cm" svg:y1="3.752cm" svg:x2="2.093cm" svg:y2="3.827cm"><text:p/></draw:line><draw:line draw:style-name="gr153" draw:text-style-name="P70" svg:x1="2.464cm" svg:y1="4.095cm" svg:x2="2.345cm" svg:y2="4.192cm"><text:p/></draw:line><draw:line draw:style-name="gr153" draw:text-style-name="P70" svg:x1="2.757cm" svg:y1="4.394cm" svg:x2="2.658cm" svg:y2="4.51cm"><text:p/></draw:line><draw:line draw:style-name="gr153" draw:text-style-name="P70" svg:x1="3.094cm" svg:y1="4.634cm" svg:x2="3.016cm" svg:y2="4.765cm"><text:p/></draw:line><draw:line draw:style-name="gr153" draw:text-style-name="P70" svg:x1="3.47cm" svg:y1="4.812cm" svg:x2="3.416cm" svg:y2="4.956cm"><text:p/></draw:line><draw:line draw:style-name="gr153" draw:text-style-name="P70" svg:x1="3.874cm" svg:y1="4.93cm" svg:x2="3.846cm" svg:y2="5.081cm"><text:p/></draw:line><draw:line draw:style-name="gr153" draw:text-style-name="P70" svg:x1="4.288cm" svg:y1="4.968cm" svg:x2="4.287cm" svg:y2="5.121cm"><text:p/></draw:line><draw:line draw:style-name="gr153" draw:text-style-name="P70" svg:x1="4.701cm" svg:y1="4.937cm" svg:x2="4.726cm" svg:y2="5.088cm"><text:p/></draw:line><draw:line draw:style-name="gr153" draw:text-style-name="P70" svg:x1="5.108cm" svg:y1="4.834cm" svg:x2="5.158cm" svg:y2="4.978cm"><text:p/></draw:line><draw:line draw:style-name="gr153" draw:text-style-name="P70" svg:x1="5.489cm" svg:y1="4.661cm" svg:x2="5.564cm" svg:y2="4.795cm"><text:p/></draw:line><draw:line draw:style-name="gr153" draw:text-style-name="P70" svg:x1="5.832cm" svg:y1="4.424cm" svg:x2="5.929cm" svg:y2="4.543cm"><text:p/></draw:line><draw:line draw:style-name="gr153" draw:text-style-name="P70" svg:x1="6.128cm" svg:y1="4.131cm" svg:x2="6.244cm" svg:y2="4.23cm"><text:p/></draw:line><draw:line draw:style-name="gr153" draw:text-style-name="P70" svg:x1="6.322cm" svg:y1="3.96cm" svg:x2="6.406cm" svg:y2="4.018cm"><text:p/></draw:line><draw:line draw:style-name="gr153" draw:text-style-name="P70" svg:x1="6.348cm" svg:y1="3.926cm" svg:x2="6.433cm" svg:y2="3.982cm"><text:p/></draw:line><draw:line draw:style-name="gr153" draw:text-style-name="P70" svg:x1="6.372cm" svg:y1="3.891cm" svg:x2="6.458cm" svg:y2="3.946cm"><text:p/></draw:line><draw:line draw:style-name="gr153" draw:text-style-name="P70" svg:x1="6.395cm" svg:y1="3.856cm" svg:x2="6.482cm" svg:y2="3.91cm"><text:p/></draw:line><draw:line draw:style-name="gr153" draw:text-style-name="P70" svg:x1="6.415cm" svg:y1="3.818cm" svg:x2="6.502cm" svg:y2="3.869cm"><text:p/></draw:line><draw:line draw:style-name="gr153" draw:text-style-name="P70" svg:x1="6.438cm" svg:y1="3.782cm" svg:x2="6.527cm" svg:y2="3.832cm"><text:p/></draw:line><draw:line draw:style-name="gr153" draw:text-style-name="P70" svg:x1="6.456cm" svg:y1="3.745cm" svg:x2="6.545cm" svg:y2="3.794cm"><text:p/></draw:line><draw:line draw:style-name="gr153" draw:text-style-name="P70" svg:x1="6.479cm" svg:y1="3.705cm" svg:x2="6.569cm" svg:y2="3.752cm"><text:p/></draw:line><draw:line draw:style-name="gr153" draw:text-style-name="P70" svg:x1="6.498cm" svg:y1="3.668cm" svg:x2="6.589cm" svg:y2="3.714cm"><text:p/></draw:line><draw:line draw:style-name="gr153" draw:text-style-name="P70" svg:x1="6.514cm" svg:y1="3.631cm" svg:x2="6.606cm" svg:y2="3.675cm"><text:p/></draw:line><draw:line draw:style-name="gr153" draw:text-style-name="P70" svg:x1="6.534cm" svg:y1="3.591cm" svg:x2="6.626cm" svg:y2="3.634cm"><text:p/></draw:line><draw:line draw:style-name="gr153" draw:text-style-name="P70" svg:x1="6.551cm" svg:y1="3.552cm" svg:x2="6.645cm" svg:y2="3.593cm"><text:p/></draw:line><draw:line draw:style-name="gr153" draw:text-style-name="P70" svg:x1="6.569cm" svg:y1="3.512cm" svg:x2="6.663cm" svg:y2="3.551cm"><text:p/></draw:line><draw:line draw:style-name="gr153" draw:text-style-name="P70" svg:x1="6.583cm" svg:y1="3.474cm" svg:x2="6.677cm" svg:y2="3.512cm"><text:p/></draw:line><draw:line draw:style-name="gr153" draw:text-style-name="P70" svg:x1="6.599cm" svg:y1="3.435cm" svg:x2="6.694cm" svg:y2="3.471cm"><text:p/></draw:line><draw:line draw:style-name="gr153" draw:text-style-name="P70" svg:x1="6.616cm" svg:y1="3.395cm" svg:x2="6.712cm" svg:y2="3.429cm"><text:p/></draw:line><draw:line draw:style-name="gr153" draw:text-style-name="P70" svg:x1="6.627cm" svg:y1="3.354cm" svg:x2="6.723cm" svg:y2="3.386cm"><text:p/></draw:line><draw:line draw:style-name="gr153" draw:text-style-name="P70" svg:x1="6.643cm" svg:y1="3.318cm" svg:x2="6.741cm" svg:y2="3.348cm"><text:p/></draw:line><draw:line draw:style-name="gr153" draw:text-style-name="P70" svg:x1="6.656cm" svg:y1="3.274cm" svg:x2="6.753cm" svg:y2="3.303cm"><text:p/></draw:line><draw:line draw:style-name="gr153" draw:text-style-name="P70" svg:x1="6.666cm" svg:y1="3.233cm" svg:x2="6.764cm" svg:y2="3.26cm"><text:p/></draw:line><draw:line draw:style-name="gr153" draw:text-style-name="P70" svg:x1="6.678cm" svg:y1="3.191cm" svg:x2="6.777cm" svg:y2="3.216cm"><text:p/></draw:line><draw:line draw:style-name="gr153" draw:text-style-name="P70" svg:x1="6.689cm" svg:y1="3.15cm" svg:x2="6.788cm" svg:y2="3.174cm"><text:p/></draw:line><draw:line draw:style-name="gr153" draw:text-style-name="P70" svg:x1="6.698cm" svg:y1="3.106cm" svg:x2="6.798cm" svg:y2="3.128cm"><text:p/></draw:line><draw:line draw:style-name="gr153" draw:text-style-name="P70" svg:x1="6.703cm" svg:y1="3.064cm" svg:x2="6.802cm" svg:y2="3.085cm"><text:p/></draw:line><draw:line draw:style-name="gr153" draw:text-style-name="P70" svg:x1="6.716cm" svg:y1="3.025cm" svg:x2="6.816cm" svg:y2="3.044cm"><text:p/></draw:line><draw:line draw:style-name="gr153" draw:text-style-name="P70" svg:x1="6.722cm" svg:y1="2.98cm" svg:x2="6.823cm" svg:y2="2.997cm"><text:p/></draw:line><draw:line draw:style-name="gr153" draw:text-style-name="P70" svg:x1="6.729cm" svg:y1="2.937cm" svg:x2="6.83cm" svg:y2="2.953cm"><text:p/></draw:line><draw:line draw:style-name="gr153" draw:text-style-name="P70" svg:x1="6.733cm" svg:y1="2.897cm" svg:x2="6.834cm" svg:y2="2.91cm"><text:p/></draw:line><draw:line draw:style-name="gr153" draw:text-style-name="P70" svg:x1="6.74cm" svg:y1="2.856cm" svg:x2="6.841cm" svg:y2="2.868cm"><text:p/></draw:line><draw:line draw:style-name="gr153" draw:text-style-name="P70" svg:x1="6.746cm" svg:y1="2.81cm" svg:x2="6.847cm" svg:y2="2.82cm"><text:p/></draw:line><draw:line draw:style-name="gr153" draw:text-style-name="P70" svg:x1="6.751cm" svg:y1="2.771cm" svg:x2="6.852cm" svg:y2="2.779cm"><text:p/></draw:line><draw:line draw:style-name="gr153" draw:text-style-name="P70" svg:x1="6.752cm" svg:y1="2.729cm" svg:x2="6.854cm" svg:y2="2.736cm"><text:p/></draw:line><draw:line draw:style-name="gr153" draw:text-style-name="P70" svg:x1="6.753cm" svg:y1="2.687cm" svg:x2="6.856cm" svg:y2="2.691cm"><text:p/></draw:line><draw:line draw:style-name="gr153" draw:text-style-name="P70" svg:x1="6.753cm" svg:y1="2.643cm" svg:x2="6.855cm" svg:y2="2.646cm"><text:p/></draw:line><draw:line draw:style-name="gr153" draw:text-style-name="P70" svg:x1="6.755cm" svg:y1="2.601cm" svg:x2="6.858cm" svg:y2="2.602cm"><text:p/></draw:line><draw:line draw:style-name="gr153" draw:text-style-name="P70" svg:x1="6.756cm" svg:y1="2.556cm" svg:x2="6.858cm" svg:y2="2.555cm"><text:p/></draw:line><draw:line draw:style-name="gr153" draw:text-style-name="P70" svg:x1="6.753cm" svg:y1="2.514cm" svg:x2="6.854cm" svg:y2="2.512cm"><text:p/></draw:line><draw:line draw:style-name="gr153" draw:text-style-name="P70" svg:x1="6.753cm" svg:y1="2.471cm" svg:x2="6.855cm" svg:y2="2.466cm"><text:p/></draw:line><draw:line draw:style-name="gr153" draw:text-style-name="P70" svg:x1="6.751cm" svg:y1="2.428cm" svg:x2="6.852cm" svg:y2="2.422cm"><text:p/></draw:line><draw:line draw:style-name="gr153" draw:text-style-name="P70" svg:x1="6.749cm" svg:y1="2.387cm" svg:x2="6.851cm" svg:y2="2.379cm"><text:p/></draw:line><draw:line draw:style-name="gr153" draw:text-style-name="P70" svg:x1="6.744cm" svg:y1="2.345cm" svg:x2="6.846cm" svg:y2="2.335cm"><text:p/></draw:line><draw:line draw:style-name="gr153" draw:text-style-name="P70" svg:x1="6.739cm" svg:y1="2.299cm" svg:x2="6.84cm" svg:y2="2.288cm"><text:p/></draw:line><draw:line draw:style-name="gr153" draw:text-style-name="P70" svg:x1="6.737cm" svg:y1="2.261cm" svg:x2="6.837cm" svg:y2="2.248cm"><text:p/></draw:line><draw:line draw:style-name="gr153" draw:text-style-name="P70" svg:x1="6.731cm" svg:y1="2.218cm" svg:x2="6.832cm" svg:y2="2.203cm"><text:p/></draw:line><draw:line draw:style-name="gr153" draw:text-style-name="P70" svg:x1="6.724cm" svg:y1="2.176cm" svg:x2="6.824cm" svg:y2="2.159cm"><text:p/></draw:line><draw:line draw:style-name="gr153" draw:text-style-name="P70" svg:x1="6.714cm" svg:y1="2.133cm" svg:x2="6.814cm" svg:y2="2.115cm"><text:p/></draw:line><draw:line draw:style-name="gr153" draw:text-style-name="P70" svg:x1="6.708cm" svg:y1="2.09cm" svg:x2="6.807cm" svg:y2="2.07cm"><text:p/></draw:line><draw:line draw:style-name="gr153" draw:text-style-name="P70" svg:x1="6.698cm" svg:y1="2.047cm" svg:x2="6.798cm" svg:y2="2.025cm"><text:p/></draw:line><draw:line draw:style-name="gr153" draw:text-style-name="P70" svg:x1="6.691cm" svg:y1="2.008cm" svg:x2="6.79cm" svg:y2="1.984cm"><text:p/></draw:line><draw:line draw:style-name="gr153" draw:text-style-name="P70" svg:x1="6.678cm" svg:y1="1.966cm" svg:x2="6.777cm" svg:y2="1.941cm"><text:p/></draw:line><draw:line draw:style-name="gr153" draw:text-style-name="P70" svg:x1="6.666cm" svg:y1="1.924cm" svg:x2="6.764cm" svg:y2="1.897cm"><text:p/></draw:line><draw:line draw:style-name="gr153" draw:text-style-name="P70" svg:x1="6.657cm" svg:y1="1.882cm" svg:x2="6.755cm" svg:y2="1.854cm"><text:p/></draw:line><draw:line draw:style-name="gr153" draw:text-style-name="P70" svg:x1="6.642cm" svg:y1="1.844cm" svg:x2="6.739cm" svg:y2="1.814cm"><text:p/></draw:line><draw:line draw:style-name="gr153" draw:text-style-name="P70" svg:x1="6.633cm" svg:y1="1.803cm" svg:x2="6.73cm" svg:y2="1.771cm"><text:p/></draw:line><draw:line draw:style-name="gr153" draw:text-style-name="P70" svg:x1="6.616cm" svg:y1="1.764cm" svg:x2="6.713cm" svg:y2="1.73cm"><text:p/></draw:line><draw:line draw:style-name="gr153" draw:text-style-name="P70" svg:x1="6.602cm" svg:y1="1.723cm" svg:x2="6.698cm" svg:y2="1.687cm"><text:p/></draw:line><draw:line draw:style-name="gr153" draw:text-style-name="P70" svg:x1="6.586cm" svg:y1="1.681cm" svg:x2="6.682cm" svg:y2="1.644cm"><text:p/></draw:line><draw:line draw:style-name="gr153" draw:text-style-name="P70" svg:x1="6.572cm" svg:y1="1.645cm" svg:x2="6.667cm" svg:y2="1.606cm"><text:p/></draw:line><draw:line draw:style-name="gr153" draw:text-style-name="P70" svg:x1="6.553cm" svg:y1="1.604cm" svg:x2="6.646cm" svg:y2="1.563cm"><text:p/></draw:line><draw:line draw:style-name="gr153" draw:text-style-name="P70" svg:x1="6.538cm" svg:y1="1.565cm" svg:x2="6.631cm" svg:y2="1.523cm"><text:p/></draw:line><draw:line draw:style-name="gr153" draw:text-style-name="P70" svg:x1="6.519cm" svg:y1="1.527cm" svg:x2="6.611cm" svg:y2="1.483cm"><text:p/></draw:line><draw:line draw:style-name="gr153" draw:text-style-name="P70" svg:x1="6.501cm" svg:y1="1.487cm" svg:x2="6.592cm" svg:y2="1.442cm"><text:p/></draw:line><draw:line draw:style-name="gr153" draw:text-style-name="P70" svg:x1="6.482cm" svg:y1="1.451cm" svg:x2="6.572cm" svg:y2="1.404cm"><text:p/></draw:line><draw:line draw:style-name="gr153" draw:text-style-name="P70" svg:x1="6.463cm" svg:y1="1.412cm" svg:x2="6.553cm" svg:y2="1.363cm"><text:p/></draw:line><draw:line draw:style-name="gr153" draw:text-style-name="P70" svg:x1="6.44cm" svg:y1="1.373cm" svg:x2="6.529cm" svg:y2="1.323cm"><text:p/></draw:line><draw:line draw:style-name="gr153" draw:text-style-name="P70" svg:x1="6.419cm" svg:y1="1.336cm" svg:x2="6.506cm" svg:y2="1.284cm"><text:p/></draw:line><draw:line draw:style-name="gr153" draw:text-style-name="P70" svg:x1="6.397cm" svg:y1="1.301cm" svg:x2="6.484cm" svg:y2="1.248cm"><text:p/></draw:line><draw:line draw:style-name="gr153" draw:text-style-name="P70" svg:x1="6.377cm" svg:y1="1.265cm" svg:x2="6.463cm" svg:y2="1.211cm"><text:p/></draw:line><draw:line draw:style-name="gr153" draw:text-style-name="P70" svg:x1="6.35cm" svg:y1="1.23cm" svg:x2="6.435cm" svg:y2="1.174cm"><text:p/></draw:line><draw:line draw:style-name="gr153" draw:text-style-name="P70" svg:x1="6.328cm" svg:y1="1.193cm" svg:x2="6.412cm" svg:y2="1.135cm"><text:p/></draw:line><draw:line draw:style-name="gr153" draw:text-style-name="P70" svg:x1="6.304cm" svg:y1="1.158cm" svg:x2="6.387cm" svg:y2="1.099cm"><text:p/></draw:line><draw:line draw:style-name="gr153" draw:text-style-name="P70" svg:x1="6.276cm" svg:y1="1.125cm" svg:x2="6.358cm" svg:y2="1.065cm"><text:p/></draw:line><draw:line draw:style-name="gr153" draw:text-style-name="P70" svg:x1="6.252cm" svg:y1="1.089cm" svg:x2="6.333cm" svg:y2="1.028cm"><text:p/></draw:line><draw:line draw:style-name="gr153" draw:text-style-name="P70" svg:x1="6.229cm" svg:y1="1.058cm" svg:x2="6.309cm" svg:y2="0.995cm"><text:p/></draw:line><draw:line draw:style-name="gr153" draw:text-style-name="P70" svg:x1="6.201cm" svg:y1="1.022cm" svg:x2="6.279cm" svg:y2="0.957cm"><text:p/></draw:line><draw:line draw:style-name="gr153" draw:text-style-name="P70" svg:x1="6.171cm" svg:y1="0.988cm" svg:x2="6.248cm" svg:y2="0.921cm"><text:p/></draw:line><draw:line draw:style-name="gr153" draw:text-style-name="P70" svg:x1="6.144cm" svg:y1="0.958cm" svg:x2="6.22cm" svg:y2="0.891cm"><text:p/></draw:line><draw:line draw:style-name="gr153" draw:text-style-name="P70" svg:x1="6.116cm" svg:y1="0.926cm" svg:x2="6.191cm" svg:y2="0.857cm"><text:p/></draw:line><draw:line draw:style-name="gr153" draw:text-style-name="P70" svg:x1="6.086cm" svg:y1="0.897cm" svg:x2="6.16cm" svg:y2="0.827cm"><text:p/></draw:line><draw:line draw:style-name="gr153" draw:text-style-name="P70" svg:x1="6.057cm" svg:y1="0.864cm" svg:x2="6.13cm" svg:y2="0.793cm"><text:p/></draw:line><draw:line draw:style-name="gr153" draw:text-style-name="P70" svg:x1="6.026cm" svg:y1="0.833cm" svg:x2="6.098cm" svg:y2="0.76cm"><text:p/></draw:line><draw:line draw:style-name="gr153" draw:text-style-name="P70" svg:x1="5.997cm" svg:y1="0.805cm" svg:x2="6.067cm" svg:y2="0.731cm"><text:p/></draw:line><draw:line draw:style-name="gr153" draw:text-style-name="P70" svg:x1="5.966cm" svg:y1="0.772cm" svg:x2="6.035cm" svg:y2="0.697cm"><text:p/></draw:line><draw:line draw:style-name="gr153" draw:text-style-name="P70" svg:x1="5.937cm" svg:y1="0.748cm" svg:x2="6.005cm" svg:y2="0.672cm"><text:p/></draw:line><draw:line draw:style-name="gr153" draw:text-style-name="P70" svg:x1="5.901cm" svg:y1="0.72cm" svg:x2="5.967cm" svg:y2="0.643cm"><text:p/></draw:line><draw:line draw:style-name="gr153" draw:text-style-name="P70" svg:x1="5.869cm" svg:y1="0.692cm" svg:x2="5.934cm" svg:y2="0.613cm"><text:p/></draw:line><draw:line draw:style-name="gr153" draw:text-style-name="P70" svg:x1="5.836cm" svg:y1="0.663cm" svg:x2="5.899cm" svg:y2="0.583cm"><text:p/></draw:line><draw:line draw:style-name="gr153" draw:text-style-name="P70" svg:x1="5.803cm" svg:y1="0.639cm" svg:x2="5.866cm" svg:y2="0.558cm"><text:p/></draw:line><draw:line draw:style-name="gr153" draw:text-style-name="P70" svg:x1="5.768cm" svg:y1="0.612cm" svg:x2="5.829cm" svg:y2="0.53cm"><text:p/></draw:line><draw:line draw:style-name="gr153" draw:text-style-name="P70" svg:x1="5.733cm" svg:y1="0.584cm" svg:x2="5.792cm" svg:y2="0.501cm"><text:p/></draw:line><draw:line draw:style-name="gr153" draw:text-style-name="P70" svg:x1="5.698cm" svg:y1="0.563cm" svg:x2="5.756cm" svg:y2="0.479cm"><text:p/></draw:line><draw:line draw:style-name="gr153" draw:text-style-name="P70" svg:x1="5.663cm" svg:y1="0.538cm" svg:x2="5.719cm" svg:y2="0.453cm"><text:p/></draw:line><draw:line draw:style-name="gr153" draw:text-style-name="P70" svg:x1="5.627cm" svg:y1="0.513cm" svg:x2="5.682cm" svg:y2="0.427cm"><text:p/></draw:line><draw:line draw:style-name="gr153" draw:text-style-name="P70" svg:x1="5.59cm" svg:y1="0.491cm" svg:x2="5.644cm" svg:y2="0.404cm"><text:p/></draw:line><draw:line draw:style-name="gr153" draw:text-style-name="P70" svg:x1="5.557cm" svg:y1="0.473cm" svg:x2="5.608cm" svg:y2="0.386cm"><text:p/></draw:line><draw:line draw:style-name="gr153" draw:text-style-name="P70" svg:x1="5.52cm" svg:y1="0.449cm" svg:x2="5.57cm" svg:y2="0.36cm"><text:p/></draw:line><draw:line draw:style-name="gr153" draw:text-style-name="P70" svg:x1="5.482cm" svg:y1="0.429cm" svg:x2="5.531cm" svg:y2="0.34cm"><text:p/></draw:line><draw:line draw:style-name="gr153" draw:text-style-name="P70" svg:x1="5.444cm" svg:y1="0.41cm" svg:x2="5.491cm" svg:y2="0.32cm"><text:p/></draw:line><draw:line draw:style-name="gr153" draw:text-style-name="P70" svg:x1="5.406cm" svg:y1="0.389cm" svg:x2="5.452cm" svg:y2="0.298cm"><text:p/></draw:line><draw:line draw:style-name="gr153" draw:text-style-name="P70" svg:x1="5.366cm" svg:y1="0.369cm" svg:x2="5.41cm" svg:y2="0.277cm"><text:p/></draw:line><draw:line draw:style-name="gr153" draw:text-style-name="P70" svg:x1="5.327cm" svg:y1="0.353cm" svg:x2="5.37cm" svg:y2="0.261cm"><text:p/></draw:line><draw:line draw:style-name="gr153" draw:text-style-name="P70" svg:x1="5.288cm" svg:y1="0.334cm" svg:x2="5.329cm" svg:y2="0.24cm"><text:p/></draw:line><draw:line draw:style-name="gr153" draw:text-style-name="P70" svg:x1="5.252cm" svg:y1="0.32cm" svg:x2="5.291cm" svg:y2="0.226cm"><text:p/></draw:line><draw:line draw:style-name="gr153" draw:text-style-name="P70" svg:x1="5.209cm" svg:y1="0.302cm" svg:x2="5.247cm" svg:y2="0.208cm"><text:p/></draw:line><draw:line draw:style-name="gr153" draw:text-style-name="P70" svg:x1="5.171cm" svg:y1="0.284cm" svg:x2="5.207cm" svg:y2="0.189cm"><text:p/></draw:line><draw:line draw:style-name="gr153" draw:text-style-name="P70" svg:x1="5.131cm" svg:y1="0.269cm" svg:x2="5.165cm" svg:y2="0.173cm"><text:p/></draw:line><draw:line draw:style-name="gr153" draw:text-style-name="P70" svg:x1="5.092cm" svg:y1="0.259cm" svg:x2="5.124cm" svg:y2="0.163cm"><text:p/></draw:line><draw:line draw:style-name="gr153" draw:text-style-name="P70" svg:x1="5.05cm" svg:y1="0.248cm" svg:x2="5.08cm" svg:y2="0.15cm"><text:p/></draw:line><draw:line draw:style-name="gr153" draw:text-style-name="P70" svg:x1="5.007cm" svg:y1="0.233cm" svg:x2="5.036cm" svg:y2="0.136cm"><text:p/></draw:line><draw:line draw:style-name="gr153" draw:text-style-name="P70" svg:x1="4.969cm" svg:y1="0.218cm" svg:x2="4.996cm" svg:y2="0.12cm"><text:p/></draw:line><draw:line draw:style-name="gr153" draw:text-style-name="P70" svg:x1="4.925cm" svg:y1="0.211cm" svg:x2="4.95cm" svg:y2="0.112cm"><text:p/></draw:line><draw:line draw:style-name="gr153" draw:text-style-name="P70" svg:x1="4.888cm" svg:y1="0.201cm" svg:x2="4.912cm" svg:y2="0.102cm"><text:p/></draw:line><draw:line draw:style-name="gr153" draw:text-style-name="P70" svg:x1="4.843cm" svg:y1="0.19cm" svg:x2="4.865cm" svg:y2="0.09cm"><text:p/></draw:line><draw:line draw:style-name="gr153" draw:text-style-name="P70" svg:x1="4.804cm" svg:y1="0.179cm" svg:x2="4.825cm" svg:y2="0.08cm"><text:p/></draw:line><draw:line draw:style-name="gr153" draw:text-style-name="P70" svg:x1="4.76cm" svg:y1="0.172cm" svg:x2="4.779cm" svg:y2="0.072cm"><text:p/></draw:line><draw:line draw:style-name="gr153" draw:text-style-name="P70" svg:x1="4.72cm" svg:y1="0.163cm" svg:x2="4.737cm" svg:y2="0.062cm"><text:p/></draw:line><draw:line draw:style-name="gr153" draw:text-style-name="P70" svg:x1="4.675cm" svg:y1="0.159cm" svg:x2="4.691cm" svg:y2="0.058cm"><text:p/></draw:line><draw:line draw:style-name="gr153" draw:text-style-name="P70" svg:x1="4.634cm" svg:y1="0.151cm" svg:x2="4.647cm" svg:y2="0.05cm"><text:p/></draw:line><draw:line draw:style-name="gr153" draw:text-style-name="P70" svg:x1="4.592cm" svg:y1="0.147cm" svg:x2="4.604cm" svg:y2="0.046cm"><text:p/></draw:line><draw:line draw:style-name="gr153" draw:text-style-name="P70" svg:x1="4.55cm" svg:y1="0.143cm" svg:x2="4.56cm" svg:y2="0.042cm"><text:p/></draw:line><draw:line draw:style-name="gr153" draw:text-style-name="P70" svg:x1="4.506cm" svg:y1="0.139cm" svg:x2="4.514cm" svg:y2="0.038cm"><text:p/></draw:line><draw:line draw:style-name="gr153" draw:text-style-name="P70" svg:x1="4.466cm" svg:y1="0.137cm" svg:x2="4.473cm" svg:y2="0.035cm"><text:p/></draw:line><draw:line draw:style-name="gr153" draw:text-style-name="P70" svg:x1="4.423cm" svg:y1="0.135cm" svg:x2="4.427cm" svg:y2="0.032cm"><text:p/></draw:line><draw:line draw:style-name="gr153" draw:text-style-name="P70" svg:x1="4.379cm" svg:y1="0.134cm" svg:x2="4.382cm" svg:y2="0.032cm"><text:p/></draw:line><draw:line draw:style-name="gr153" draw:text-style-name="P70" svg:x1="4.338cm" svg:y1="0.134cm" svg:x2="4.339cm" svg:y2="0.031cm"><text:p/></draw:line><draw:line draw:style-name="gr153" draw:text-style-name="P70" svg:x1="4.294cm" svg:y1="0.132cm" svg:x2="4.293cm" svg:y2="0.03cm"><text:p/></draw:line><draw:line draw:style-name="gr153" draw:text-style-name="P70" svg:x1="4.25cm" svg:y1="0.132cm" svg:x2="4.248cm" svg:y2="0.031cm"><text:p/></draw:line><draw:line draw:style-name="gr153" draw:text-style-name="P70" svg:x1="4.209cm" svg:y1="0.133cm" svg:x2="4.204cm" svg:y2="0.031cm"><text:p/></draw:line><draw:line draw:style-name="gr153" draw:text-style-name="P70" svg:x1="4.166cm" svg:y1="0.133cm" svg:x2="4.16cm" svg:y2="0.032cm"><text:p/></draw:line><draw:line draw:style-name="gr153" draw:text-style-name="P70" svg:x1="4.122cm" svg:y1="0.138cm" svg:x2="4.114cm" svg:y2="0.036cm"><text:p/></draw:line><draw:line draw:style-name="gr153" draw:text-style-name="P70" svg:x1="4.083cm" svg:y1="0.141cm" svg:x2="4.073cm" svg:y2="0.039cm"><text:p/></draw:line><draw:line draw:style-name="gr153" draw:text-style-name="P70" svg:x1="4.037cm" svg:y1="0.145cm" svg:x2="4.026cm" svg:y2="0.044cm"><text:p/></draw:line><draw:line draw:style-name="gr153" draw:text-style-name="P70" svg:x1="3.997cm" svg:y1="0.15cm" svg:x2="3.984cm" svg:y2="0.05cm"><text:p/></draw:line><draw:line draw:style-name="gr153" draw:text-style-name="P70" svg:x1="3.954cm" svg:y1="0.16cm" svg:x2="3.939cm" svg:y2="0.059cm"><text:p/></draw:line><draw:line draw:style-name="gr153" draw:text-style-name="P70" svg:x1="3.912cm" svg:y1="0.162cm" svg:x2="3.895cm" svg:y2="0.062cm"><text:p/></draw:line><draw:line draw:style-name="gr153" draw:text-style-name="P70" svg:x1="3.867cm" svg:y1="0.169cm" svg:x2="3.849cm" svg:y2="0.069cm"><text:p/></draw:line><draw:line draw:style-name="gr153" draw:text-style-name="P70" svg:x1="3.827cm" svg:y1="0.179cm" svg:x2="3.807cm" svg:y2="0.08cm"><text:p/></draw:line><draw:line draw:style-name="gr153" draw:text-style-name="P70" svg:x1="3.786cm" svg:y1="0.189cm" svg:x2="3.764cm" svg:y2="0.089cm"><text:p/></draw:line><draw:line draw:style-name="gr153" draw:text-style-name="P70" svg:x1="3.744cm" svg:y1="0.198cm" svg:x2="3.72cm" svg:y2="0.099cm"><text:p/></draw:line><draw:line draw:style-name="gr153" draw:text-style-name="P70" svg:x1="3.702cm" svg:y1="0.208cm" svg:x2="3.677cm" svg:y2="0.109cm"><text:p/></draw:line><draw:line draw:style-name="gr153" draw:text-style-name="P70" svg:x1="3.659cm" svg:y1="0.218cm" svg:x2="3.632cm" svg:y2="0.12cm"><text:p/></draw:line><draw:line draw:style-name="gr153" draw:text-style-name="P70" svg:x1="3.621cm" svg:y1="0.232cm" svg:x2="3.593cm" svg:y2="0.134cm"><text:p/></draw:line><draw:line draw:style-name="gr153" draw:text-style-name="P70" svg:x1="3.579cm" svg:y1="0.244cm" svg:x2="3.549cm" svg:y2="0.147cm"><text:p/></draw:line><draw:line draw:style-name="gr153" draw:text-style-name="P70" svg:x1="3.542cm" svg:y1="0.256cm" svg:x2="3.51cm" svg:y2="0.159cm"><text:p/></draw:line><draw:line draw:style-name="gr153" draw:text-style-name="P70" svg:x1="3.498cm" svg:y1="0.27cm" svg:x2="3.464cm" svg:y2="0.173cm"><text:p/></draw:line><draw:line draw:style-name="gr153" draw:text-style-name="P70" svg:x1="3.459cm" svg:y1="0.285cm" svg:x2="3.423cm" svg:y2="0.189cm"><text:p/></draw:line><draw:line draw:style-name="gr153" draw:text-style-name="P70" svg:x1="3.415cm" svg:y1="0.299cm" svg:x2="3.378cm" svg:y2="0.203cm"><text:p/></draw:line><draw:line draw:style-name="gr153" draw:text-style-name="P70" svg:x1="3.378cm" svg:y1="0.316cm" svg:x2="3.339cm" svg:y2="0.221cm"><text:p/></draw:line><draw:line draw:style-name="gr153" draw:text-style-name="P70" svg:x1="3.34cm" svg:y1="0.331cm" svg:x2="3.299cm" svg:y2="0.238cm"><text:p/></draw:line><draw:line draw:style-name="gr153" draw:text-style-name="P70" svg:x1="3.301cm" svg:y1="0.348cm" svg:x2="3.259cm" svg:y2="0.255cm"><text:p/></draw:line><draw:line draw:style-name="gr153" draw:text-style-name="P70" svg:x1="3.261cm" svg:y1="0.368cm" svg:x2="3.217cm" svg:y2="0.276cm"><text:p/></draw:line><draw:line draw:style-name="gr153" draw:text-style-name="P70" svg:x1="3.222cm" svg:y1="0.384cm" svg:x2="3.177cm" svg:y2="0.293cm"><text:p/></draw:line><draw:line draw:style-name="gr153" draw:text-style-name="P70" svg:x1="3.185cm" svg:y1="0.404cm" svg:x2="3.138cm" svg:y2="0.314cm"><text:p/></draw:line><draw:line draw:style-name="gr153" draw:text-style-name="P70" svg:x1="3.15cm" svg:y1="0.425cm" svg:x2="3.101cm" svg:y2="0.335cm"><text:p/></draw:line><draw:line draw:style-name="gr153" draw:text-style-name="P70" svg:x1="3.114cm" svg:y1="0.449cm" svg:x2="3.064cm" svg:y2="0.36cm"><text:p/></draw:line><draw:line draw:style-name="gr153" draw:text-style-name="P70" svg:x1="3.072cm" svg:y1="0.467cm" svg:x2="3.02cm" svg:y2="0.38cm"><text:p/></draw:line><draw:line draw:style-name="gr153" draw:text-style-name="P70" svg:x1="3.041cm" svg:y1="0.489cm" svg:x2="2.988cm" svg:y2="0.402cm"><text:p/></draw:line><draw:line draw:style-name="gr153" draw:text-style-name="P70" svg:x1="3cm" svg:y1="0.512cm" svg:x2="2.946cm" svg:y2="0.426cm"><text:p/></draw:line><draw:line draw:style-name="gr153" draw:text-style-name="P70" svg:x1="2.965cm" svg:y1="0.535cm" svg:x2="2.909cm" svg:y2="0.45cm"><text:p/></draw:line><draw:line draw:style-name="gr153" draw:text-style-name="P70" svg:x1="2.928cm" svg:y1="0.559cm" svg:x2="2.87cm" svg:y2="0.475cm"><text:p/></draw:line><draw:line draw:style-name="gr153" draw:text-style-name="P70" svg:x1="2.892cm" svg:y1="0.583cm" svg:x2="2.833cm" svg:y2="0.5cm"><text:p/></draw:line><draw:line draw:style-name="gr153" draw:text-style-name="P70" svg:x1="2.856cm" svg:y1="0.61cm" svg:x2="2.796cm" svg:y2="0.528cm"><text:p/></draw:line><draw:line draw:style-name="gr153" draw:text-style-name="P70" svg:x1="2.827cm" svg:y1="0.635cm" svg:x2="2.766cm" svg:y2="0.554cm"><text:p/></draw:line><draw:line draw:style-name="gr153" draw:text-style-name="P70" svg:x1="2.792cm" svg:y1="0.662cm" svg:x2="2.729cm" svg:y2="0.582cm"><text:p/></draw:line><draw:line draw:style-name="gr153" draw:text-style-name="P70" svg:x1="2.76cm" svg:y1="0.685cm" svg:x2="2.695cm" svg:y2="0.607cm"><text:p/></draw:line><draw:line draw:style-name="gr153" draw:text-style-name="P70" svg:x1="2.731cm" svg:y1="0.714cm" svg:x2="2.664cm" svg:y2="0.637cm"><text:p/></draw:line><draw:line draw:style-name="gr153" draw:text-style-name="P70" svg:x1="2.694cm" svg:y1="0.741cm" svg:x2="2.627cm" svg:y2="0.665cm"><text:p/></draw:line><draw:line draw:style-name="gr153" draw:text-style-name="P70" svg:x1="2.664cm" svg:y1="0.771cm" svg:x2="2.595cm" svg:y2="0.696cm"><text:p/></draw:line><draw:line draw:style-name="gr153" draw:text-style-name="P70" svg:x1="2.633cm" svg:y1="0.801cm" svg:x2="2.563cm" svg:y2="0.727cm"><text:p/></draw:line><draw:line draw:style-name="gr153" draw:text-style-name="P70" svg:x1="2.602cm" svg:y1="0.832cm" svg:x2="2.531cm" svg:y2="0.759cm"><text:p/></draw:line><draw:line draw:style-name="gr153" draw:text-style-name="P70" svg:x1="2.574cm" svg:y1="0.861cm" svg:x2="2.501cm" svg:y2="0.789cm"><text:p/></draw:line><draw:line draw:style-name="gr153" draw:text-style-name="P70" svg:x1="2.542cm" svg:y1="0.889cm" svg:x2="2.468cm" svg:y2="0.819cm"><text:p/></draw:line><draw:line draw:style-name="gr153" draw:text-style-name="P70" svg:x1="2.512cm" svg:y1="0.922cm" svg:x2="2.437cm" svg:y2="0.853cm"><text:p/></draw:line><draw:line draw:style-name="gr153" draw:text-style-name="P70" svg:x1="2.483cm" svg:y1="0.95cm" svg:x2="2.407cm" svg:y2="0.882cm"><text:p/></draw:line><draw:line draw:style-name="gr153" draw:text-style-name="P70" svg:x1="2.457cm" svg:y1="0.986cm" svg:x2="2.38cm" svg:y2="0.92cm"><text:p/></draw:line><draw:line draw:style-name="gr153" draw:text-style-name="P70" svg:x1="2.427cm" svg:y1="1.016cm" svg:x2="2.348cm" svg:y2="0.951cm"><text:p/></draw:line><draw:line draw:style-name="gr153" draw:text-style-name="P70" svg:x1="2.402cm" svg:y1="1.05cm" svg:x2="2.322cm" svg:y2="0.987cm"><text:p/></draw:line><draw:line draw:style-name="gr153" draw:text-style-name="P70" svg:x1="2.376cm" svg:y1="1.086cm" svg:x2="2.295cm" svg:y2="1.023cm"><text:p/></draw:line><draw:line draw:style-name="gr153" draw:text-style-name="P70" svg:x1="2.347cm" svg:y1="1.116cm" svg:x2="2.265cm" svg:y2="1.055cm"><text:p/></draw:line><draw:line draw:style-name="gr153" draw:text-style-name="P70" svg:x1="2.323cm" svg:y1="1.151cm" svg:x2="2.24cm" svg:y2="1.092cm"><text:p/></draw:line><draw:line draw:style-name="gr153" draw:text-style-name="P70" svg:x1="2.298cm" svg:y1="1.187cm" svg:x2="2.214cm" svg:y2="1.129cm"><text:p/></draw:line><draw:line draw:style-name="gr153" draw:text-style-name="P70" svg:x1="2.276cm" svg:y1="1.225cm" svg:x2="2.191cm" svg:y2="1.169cm"><text:p/></draw:line><draw:line draw:style-name="gr153" draw:text-style-name="P70" svg:x1="2.253cm" svg:y1="1.259cm" svg:x2="2.167cm" svg:y2="1.204cm"><text:p/></draw:line><draw:line draw:style-name="gr153" draw:text-style-name="P70" svg:x1="2.23cm" svg:y1="1.295cm" svg:x2="2.143cm" svg:y2="1.241cm"><text:p/></draw:line><draw:line draw:style-name="gr153" draw:text-style-name="P70" svg:x1="2.208cm" svg:y1="1.33cm" svg:x2="2.121cm" svg:y2="1.279cm"><text:p/></draw:line><draw:line draw:style-name="gr153" draw:text-style-name="P70" svg:x1="2.183cm" svg:y1="1.369cm" svg:x2="2.094cm" svg:y2="1.319cm"><text:p/></draw:line><draw:line draw:style-name="gr153" draw:text-style-name="P70" svg:x1="2.166cm" svg:y1="1.405cm" svg:x2="2.077cm" svg:y2="1.356cm"><text:p/></draw:line><draw:line draw:style-name="gr153" draw:text-style-name="P70" svg:x1="2.146cm" svg:y1="1.443cm" svg:x2="2.056cm" svg:y2="1.396cm"><text:p/></draw:line><draw:line draw:style-name="gr153" draw:text-style-name="P70" svg:x1="2.125cm" svg:y1="1.482cm" svg:x2="2.034cm" svg:y2="1.436cm"><text:p/></draw:line><draw:line draw:style-name="gr153" draw:text-style-name="P70" svg:x1="2.11cm" svg:y1="1.521cm" svg:x2="2.018cm" svg:y2="1.477cm"><text:p/></draw:line><draw:line draw:style-name="gr153" draw:text-style-name="P70" svg:x1="2.091cm" svg:y1="1.559cm" svg:x2="1.999cm" svg:y2="1.516cm"><text:p/></draw:line><draw:line draw:style-name="gr153" draw:text-style-name="P70" svg:x1="2.073cm" svg:y1="1.597cm" svg:x2="1.979cm" svg:y2="1.556cm"><text:p/></draw:line><draw:line draw:style-name="gr153" draw:text-style-name="P70" svg:x1="2.053cm" svg:y1="1.636cm" svg:x2="1.959cm" svg:y2="1.597cm"><text:p/></draw:line><draw:line draw:style-name="gr153" draw:text-style-name="P70" svg:x1="2.038cm" svg:y1="1.678cm" svg:x2="1.944cm" svg:y2="1.64cm"><text:p/></draw:line><draw:line draw:style-name="gr153" draw:text-style-name="P70" svg:x1="2.023cm" svg:y1="1.714cm" svg:x2="1.928cm" svg:y2="1.678cm"><text:p/></draw:line><draw:line draw:style-name="gr153" draw:text-style-name="P70" svg:x1="2.01cm" svg:y1="1.757cm" svg:x2="1.914cm" svg:y2="1.723cm"><text:p/></draw:line><draw:line draw:style-name="gr153" draw:text-style-name="P70" svg:x1="1.998cm" svg:y1="1.796cm" svg:x2="1.902cm" svg:y2="1.764cm"><text:p/></draw:line><draw:line draw:style-name="gr153" draw:text-style-name="P70" svg:x1="1.982cm" svg:y1="1.836cm" svg:x2="1.884cm" svg:y2="1.806cm"><text:p/></draw:line><draw:line draw:style-name="gr153" draw:text-style-name="P70" svg:x1="1.967cm" svg:y1="1.876cm" svg:x2="1.87cm" svg:y2="1.847cm"><text:p/></draw:line><draw:line draw:style-name="gr153" draw:text-style-name="P70" svg:x1="1.956cm" svg:y1="1.918cm" svg:x2="1.858cm" svg:y2="1.891cm"><text:p/></draw:line><draw:line draw:style-name="gr153" draw:text-style-name="P70" svg:x1="1.946cm" svg:y1="1.96cm" svg:x2="1.847cm" svg:y2="1.935cm"><text:p/></draw:line><draw:line draw:style-name="gr153" draw:text-style-name="P70" svg:x1="1.936cm" svg:y1="1.998cm" svg:x2="1.837cm" svg:y2="1.974cm"><text:p/></draw:line><draw:line draw:style-name="gr153" draw:text-style-name="P70" svg:x1="1.929cm" svg:y1="2.045cm" svg:x2="1.829cm" svg:y2="2.023cm"><text:p/></draw:line><draw:line draw:style-name="gr153" draw:text-style-name="P70" svg:x1="1.916cm" svg:y1="2.084cm" svg:x2="1.817cm" svg:y2="2.063cm"><text:p/></draw:line><draw:line draw:style-name="gr153" draw:text-style-name="P70" svg:x1="1.91cm" svg:y1="2.13cm" svg:x2="1.81cm" svg:y2="2.111cm"><text:p/></draw:line><draw:line draw:style-name="gr153" draw:text-style-name="P70" svg:x1="1.902cm" svg:y1="2.169cm" svg:x2="1.801cm" svg:y2="2.152cm"><text:p/></draw:line><draw:line draw:style-name="gr153" draw:text-style-name="P70" svg:x1="1.895cm" svg:y1="2.207cm" svg:x2="1.794cm" svg:y2="2.191cm"><text:p/></draw:line><draw:line draw:style-name="gr153" draw:text-style-name="P70" svg:x1="1.887cm" svg:y1="2.253cm" svg:x2="1.786cm" svg:y2="2.24cm"><text:p/></draw:line><draw:line draw:style-name="gr153" draw:text-style-name="P70" svg:x1="1.881cm" svg:y1="2.295cm" svg:x2="1.78cm" svg:y2="2.283cm"><text:p/></draw:line><draw:line draw:style-name="gr153" draw:text-style-name="P70" svg:x1="1.878cm" svg:y1="2.335cm" svg:x2="1.777cm" svg:y2="2.325cm"><text:p/></draw:line><draw:line draw:style-name="gr153" draw:text-style-name="P70" svg:x1="1.876cm" svg:y1="2.377cm" svg:x2="1.775cm" svg:y2="2.369cm"><text:p/></draw:line><draw:line draw:style-name="gr153" draw:text-style-name="P70" svg:x1="1.871cm" svg:y1="2.422cm" svg:x2="1.769cm" svg:y2="2.415cm"><text:p/></draw:line><draw:line draw:style-name="gr153" draw:text-style-name="P70" svg:x1="1.871cm" svg:y1="2.463cm" svg:x2="1.768cm" svg:y2="2.459cm"><text:p/></draw:line><draw:line draw:style-name="gr153" draw:text-style-name="P70" svg:x1="1.87cm" svg:y1="2.509cm" svg:x2="1.768cm" svg:y2="2.506cm"><text:p/></draw:line><draw:line draw:style-name="gr153" draw:text-style-name="P70" svg:x1="1.867cm" svg:y1="2.55cm" svg:x2="1.764cm" svg:y2="2.549cm"><text:p/></draw:line><draw:line draw:style-name="gr153" draw:text-style-name="P70" svg:x1="1.871cm" svg:y1="2.593cm" svg:x2="1.769cm" svg:y2="2.594cm"><text:p/></draw:line><draw:line draw:style-name="gr153" draw:text-style-name="P70" svg:x1="1.869cm" svg:y1="2.636cm" svg:x2="1.768cm" svg:y2="2.638cm"><text:p/></draw:line><draw:line draw:style-name="gr153" draw:text-style-name="P70" svg:x1="1.87cm" svg:y1="2.679cm" svg:x2="1.768cm" svg:y2="2.684cm"><text:p/></draw:line><draw:line draw:style-name="gr153" draw:text-style-name="P70" svg:x1="1.871cm" svg:y1="2.72cm" svg:x2="1.77cm" svg:y2="2.726cm"><text:p/></draw:line><draw:line draw:style-name="gr153" draw:text-style-name="P70" svg:x1="1.875cm" svg:y1="2.763cm" svg:x2="1.773cm" svg:y2="2.771cm"><text:p/></draw:line><draw:line draw:style-name="gr153" draw:text-style-name="P70" svg:x1="1.879cm" svg:y1="2.806cm" svg:x2="1.777cm" svg:y2="2.816cm"><text:p/></draw:line><draw:line draw:style-name="gr153" draw:text-style-name="P70" svg:x1="1.881cm" svg:y1="2.847cm" svg:x2="1.78cm" svg:y2="2.858cm"><text:p/></draw:line><draw:line draw:style-name="gr153" draw:text-style-name="P70" svg:x1="1.886cm" svg:y1="2.89cm" svg:x2="1.786cm" svg:y2="2.903cm"><text:p/></draw:line><draw:line draw:style-name="gr153" draw:text-style-name="P70" svg:x1="1.892cm" svg:y1="2.933cm" svg:x2="1.791cm" svg:y2="2.948cm"><text:p/></draw:line><draw:line draw:style-name="gr153" draw:text-style-name="P70" svg:x1="1.899cm" svg:y1="2.974cm" svg:x2="1.799cm" svg:y2="2.991cm"><text:p/></draw:line><draw:line draw:style-name="gr153" draw:text-style-name="P70" svg:x1="1.909cm" svg:y1="3.02cm" svg:x2="1.809cm" svg:y2="3.038cm"><text:p/></draw:line><draw:line draw:style-name="gr153" draw:text-style-name="P70" svg:x1="1.916cm" svg:y1="3.057cm" svg:x2="1.817cm" svg:y2="3.077cm"><text:p/></draw:line><draw:line draw:style-name="gr153" draw:text-style-name="P70" svg:x1="1.924cm" svg:y1="3.1cm" svg:x2="1.824cm" svg:y2="3.122cm"><text:p/></draw:line><draw:line draw:style-name="gr153" draw:text-style-name="P70" svg:x1="1.935cm" svg:y1="3.144cm" svg:x2="1.836cm" svg:y2="3.168cm"><text:p/></draw:line><draw:line draw:style-name="gr153" draw:text-style-name="P70" svg:x1="1.944cm" svg:y1="3.182cm" svg:x2="1.845cm" svg:y2="3.207cm"><text:p/></draw:line><draw:line draw:style-name="gr153" draw:text-style-name="P70" svg:x1="1.956cm" svg:y1="3.225cm" svg:x2="1.858cm" svg:y2="3.252cm"><text:p/></draw:line><draw:line draw:style-name="gr153" draw:text-style-name="P70" svg:x1="1.967cm" svg:y1="3.266cm" svg:x2="1.869cm" svg:y2="3.294cm"><text:p/></draw:line><draw:line draw:style-name="gr153" draw:text-style-name="P70" svg:x1="1.979cm" svg:y1="3.304cm" svg:x2="1.882cm" svg:y2="3.334cm"><text:p/></draw:line><draw:line draw:style-name="gr153" draw:text-style-name="P70" svg:x1="1.993cm" svg:y1="3.348cm" svg:x2="1.896cm" svg:y2="3.38cm"><text:p/></draw:line><draw:line draw:style-name="gr153" draw:text-style-name="P70" svg:x1="2.008cm" svg:y1="3.389cm" svg:x2="1.911cm" svg:y2="3.423cm"><text:p/></draw:line><draw:line draw:style-name="gr153" draw:text-style-name="P70" svg:x1="2.023cm" svg:y1="3.429cm" svg:x2="1.927cm" svg:y2="3.465cm"><text:p/></draw:line><draw:line draw:style-name="gr153" draw:text-style-name="P70" svg:x1="2.038cm" svg:y1="3.468cm" svg:x2="1.942cm" svg:y2="3.505cm"><text:p/></draw:line><draw:line draw:style-name="gr153" draw:text-style-name="P70" svg:x1="2.053cm" svg:y1="3.508cm" svg:x2="1.958cm" svg:y2="3.547cm"><text:p/></draw:line><draw:line draw:style-name="gr153" draw:text-style-name="P70" svg:x1="2.067cm" svg:y1="3.546cm" svg:x2="1.974cm" svg:y2="3.587cm"><text:p/></draw:line><draw:line draw:style-name="gr153" draw:text-style-name="P70" svg:x1="2.088cm" svg:y1="3.586cm" svg:x2="1.995cm" svg:y2="3.628cm"><text:p/></draw:line><draw:line draw:style-name="gr153" draw:text-style-name="P70" svg:x1="2.103cm" svg:y1="3.624cm" svg:x2="2.011cm" svg:y2="3.668cm"><text:p/></draw:line><draw:line draw:style-name="gr153" draw:text-style-name="P70" svg:x1="2.121cm" svg:y1="3.662cm" svg:x2="2.03cm" svg:y2="3.707cm"><text:p/></draw:line><draw:line draw:style-name="gr153" draw:text-style-name="P70" svg:x1="2.14cm" svg:y1="3.699cm" svg:x2="2.05cm" svg:y2="3.746cm"><text:p/></draw:line><draw:line draw:style-name="gr153" draw:text-style-name="P70" svg:x1="2.161cm" svg:y1="3.739cm" svg:x2="2.071cm" svg:y2="3.788cm"><text:p/></draw:line><draw:line draw:style-name="gr153" draw:text-style-name="P70" svg:x1="2.183cm" svg:y1="3.774cm" svg:x2="2.094cm" svg:y2="3.824cm"><text:p/></draw:line><draw:line draw:style-name="gr153" draw:text-style-name="P70" svg:x1="2.204cm" svg:y1="3.812cm" svg:x2="2.117cm" svg:y2="3.864cm"><text:p/></draw:line><draw:line draw:style-name="gr153" draw:text-style-name="P70" svg:x1="2.225cm" svg:y1="3.848cm" svg:x2="2.138cm" svg:y2="3.901cm"><text:p/></draw:line><draw:line draw:style-name="gr153" draw:text-style-name="P70" svg:x1="2.251cm" svg:y1="3.886cm" svg:x2="2.165cm" svg:y2="3.94cm"><text:p/></draw:line><draw:line draw:style-name="gr153" draw:text-style-name="P70" svg:x1="2.271cm" svg:y1="3.921cm" svg:x2="2.186cm" svg:y2="3.977cm"><text:p/></draw:line><draw:line draw:style-name="gr153" draw:text-style-name="P70" svg:x1="2.296cm" svg:y1="3.958cm" svg:x2="2.212cm" svg:y2="4.016cm"><text:p/></draw:line><draw:line draw:style-name="gr153" draw:text-style-name="P70" svg:x1="2.318cm" svg:y1="3.99cm" svg:x2="2.235cm" svg:y2="4.049cm"><text:p/></draw:line><draw:line draw:style-name="gr153" draw:text-style-name="P70" svg:x1="2.346cm" svg:y1="4.027cm" svg:x2="2.264cm" svg:y2="4.087cm"><text:p/></draw:line><draw:line draw:style-name="gr153" draw:text-style-name="P70" svg:x1="2.372cm" svg:y1="4.061cm" svg:x2="2.291cm" svg:y2="4.122cm"><text:p/></draw:line><draw:line draw:style-name="gr153" draw:text-style-name="P70" svg:x1="2.395cm" svg:y1="4.094cm" svg:x2="2.315cm" svg:y2="4.157cm"><text:p/></draw:line><draw:line draw:style-name="gr153" draw:text-style-name="P70" svg:x1="2.423cm" svg:y1="4.126cm" svg:x2="2.345cm" svg:y2="4.191cm"><text:p/></draw:line><draw:line draw:style-name="gr153" draw:text-style-name="P70" svg:x1="2.451cm" svg:y1="4.16cm" svg:x2="2.374cm" svg:y2="4.227cm"><text:p/></draw:line><draw:line draw:style-name="gr153" draw:text-style-name="P70" svg:x1="2.48cm" svg:y1="4.193cm" svg:x2="2.404cm" svg:y2="4.26cm"><text:p/></draw:line><draw:line draw:style-name="gr153" draw:text-style-name="P70" svg:x1="2.506cm" svg:y1="4.222cm" svg:x2="2.431cm" svg:y2="4.291cm"><text:p/></draw:line><draw:line draw:style-name="gr153" draw:text-style-name="P70" svg:x1="2.537cm" svg:y1="4.253cm" svg:x2="2.463cm" svg:y2="4.323cm"><text:p/></draw:line><draw:line draw:style-name="gr153" draw:text-style-name="P70" svg:x1="2.567cm" svg:y1="4.286cm" svg:x2="2.494cm" svg:y2="4.357cm"><text:p/></draw:line><draw:line draw:style-name="gr153" draw:text-style-name="P70" svg:x1="2.596cm" svg:y1="4.316cm" svg:x2="2.524cm" svg:y2="4.389cm"><text:p/></draw:line><draw:line draw:style-name="gr153" draw:text-style-name="P70" svg:x1="2.628cm" svg:y1="4.346cm" svg:x2="2.558cm" svg:y2="4.42cm"><text:p/></draw:line><draw:line draw:style-name="gr153" draw:text-style-name="P70" svg:x1="2.659cm" svg:y1="4.375cm" svg:x2="2.59cm" svg:y2="4.45cm"><text:p/></draw:line><draw:line draw:style-name="gr153" draw:text-style-name="P70" svg:x1="2.69cm" svg:y1="4.406cm" svg:x2="2.622cm" svg:y2="4.482cm"><text:p/></draw:line><draw:line draw:style-name="gr153" draw:text-style-name="P70" svg:x1="2.724cm" svg:y1="4.431cm" svg:x2="2.658cm" svg:y2="4.508cm"><text:p/></draw:line><draw:line draw:style-name="gr153" draw:text-style-name="P70" svg:x1="2.754cm" svg:y1="4.459cm" svg:x2="2.689cm" svg:y2="4.538cm"><text:p/></draw:line><draw:line draw:style-name="gr153" draw:text-style-name="P70" svg:x1="2.788cm" svg:y1="4.484cm" svg:x2="2.725cm" svg:y2="4.564cm"><text:p/></draw:line><draw:line draw:style-name="gr153" draw:text-style-name="P70" svg:x1="2.82cm" svg:y1="4.512cm" svg:x2="2.757cm" svg:y2="4.593cm"><text:p/></draw:line><draw:line draw:style-name="gr153" draw:text-style-name="P70" svg:x1="2.855cm" svg:y1="4.537cm" svg:x2="2.794cm" svg:y2="4.619cm"><text:p/></draw:line><draw:line draw:style-name="gr153" draw:text-style-name="P70" svg:x1="2.888cm" svg:y1="4.563cm" svg:x2="2.829cm" svg:y2="4.646cm"><text:p/></draw:line><draw:line draw:style-name="gr153" draw:text-style-name="P70" svg:x1="2.924cm" svg:y1="4.587cm" svg:x2="2.866cm" svg:y2="4.671cm"><text:p/></draw:line><draw:line draw:style-name="gr153" draw:text-style-name="P70" svg:x1="2.96cm" svg:y1="4.611cm" svg:x2="2.904cm" svg:y2="4.696cm"><text:p/></draw:line><draw:line draw:style-name="gr153" draw:text-style-name="P70" svg:x1="2.996cm" svg:y1="4.633cm" svg:x2="2.941cm" svg:y2="4.719cm"><text:p/></draw:line><draw:line draw:style-name="gr153" draw:text-style-name="P70" svg:x1="3.033cm" svg:y1="4.655cm" svg:x2="2.979cm" svg:y2="4.742cm"><text:p/></draw:line><draw:line draw:style-name="gr153" draw:text-style-name="P70" svg:x1="3.068cm" svg:y1="4.678cm" svg:x2="3.017cm" svg:y2="4.765cm"><text:p/></draw:line><draw:line draw:style-name="gr153" draw:text-style-name="P70" svg:x1="3.107cm" svg:y1="4.704cm" svg:x2="3.057cm" svg:y2="4.793cm"><text:p/></draw:line><draw:line draw:style-name="gr153" draw:text-style-name="P70" svg:x1="3.142cm" svg:y1="4.72cm" svg:x2="3.093cm" svg:y2="4.809cm"><text:p/></draw:line><draw:line draw:style-name="gr153" draw:text-style-name="P70" svg:x1="3.18cm" svg:y1="4.741cm" svg:x2="3.133cm" svg:y2="4.831cm"><text:p/></draw:line><draw:line draw:style-name="gr153" draw:text-style-name="P70" svg:x1="3.218cm" svg:y1="4.76cm" svg:x2="3.172cm" svg:y2="4.851cm"><text:p/></draw:line><draw:line draw:style-name="gr153" draw:text-style-name="P70" svg:x1="3.257cm" svg:y1="4.779cm" svg:x2="3.213cm" svg:y2="4.871cm"><text:p/></draw:line><draw:line draw:style-name="gr153" draw:text-style-name="P70" svg:x1="3.294cm" svg:y1="4.798cm" svg:x2="3.251cm" svg:y2="4.89cm"><text:p/></draw:line><draw:line draw:style-name="gr153" draw:text-style-name="P70" svg:x1="3.334cm" svg:y1="4.812cm" svg:x2="3.293cm" svg:y2="4.906cm"><text:p/></draw:line><draw:line draw:style-name="gr153" draw:text-style-name="P70" svg:x1="3.372cm" svg:y1="4.834cm" svg:x2="3.333cm" svg:y2="4.928cm"><text:p/></draw:line><draw:line draw:style-name="gr153" draw:text-style-name="P70" svg:x1="3.412cm" svg:y1="4.847cm" svg:x2="3.374cm" svg:y2="4.941cm"><text:p/></draw:line><draw:line draw:style-name="gr153" draw:text-style-name="P70" svg:x1="3.453cm" svg:y1="4.863cm" svg:x2="3.417cm" svg:y2="4.958cm"><text:p/></draw:line><draw:line draw:style-name="gr153" draw:text-style-name="P70" svg:x1="3.494cm" svg:y1="4.879cm" svg:x2="3.46cm" svg:y2="4.975cm"><text:p/></draw:line><draw:line draw:style-name="gr153" draw:text-style-name="P70" svg:x1="3.53cm" svg:y1="4.892cm" svg:x2="3.498cm" svg:y2="4.988cm"><text:p/></draw:line><draw:line draw:style-name="gr153" draw:text-style-name="P70" svg:x1="3.572cm" svg:y1="4.902cm" svg:x2="3.542cm" svg:y2="5cm"><text:p/></draw:line><draw:line draw:style-name="gr153" draw:text-style-name="P70" svg:x1="3.616cm" svg:y1="4.918cm" svg:x2="3.587cm" svg:y2="5.015cm"><text:p/></draw:line><draw:line draw:style-name="gr153" draw:text-style-name="P70" svg:x1="3.652cm" svg:y1="4.929cm" svg:x2="3.625cm" svg:y2="5.027cm"><text:p/></draw:line><draw:line draw:style-name="gr153" draw:text-style-name="P70" svg:x1="3.696cm" svg:y1="4.939cm" svg:x2="3.671cm" svg:y2="5.038cm"><text:p/></draw:line><draw:line draw:style-name="gr153" draw:text-style-name="P70" svg:x1="3.739cm" svg:y1="4.951cm" svg:x2="3.715cm" svg:y2="5.05cm"><text:p/></draw:line><draw:line draw:style-name="gr153" draw:text-style-name="P70" svg:x1="3.779cm" svg:y1="4.96cm" svg:x2="3.757cm" svg:y2="5.06cm"><text:p/></draw:line><draw:line draw:style-name="gr153" draw:text-style-name="P70" svg:x1="3.821cm" svg:y1="4.969cm" svg:x2="3.8cm" svg:y2="5.068cm"><text:p/></draw:line><draw:line draw:style-name="gr153" draw:text-style-name="P70" svg:x1="3.861cm" svg:y1="4.976cm" svg:x2="3.842cm" svg:y2="5.076cm"><text:p/></draw:line><draw:line draw:style-name="gr153" draw:text-style-name="P70" svg:x1="3.906cm" svg:y1="4.985cm" svg:x2="3.889cm" svg:y2="5.086cm"><text:p/></draw:line><draw:line draw:style-name="gr153" draw:text-style-name="P70" svg:x1="3.948cm" svg:y1="4.992cm" svg:x2="3.932cm" svg:y2="5.093cm"><text:p/></draw:line><draw:line draw:style-name="gr153" draw:text-style-name="P70" svg:x1="3.989cm" svg:y1="4.999cm" svg:x2="3.976cm" svg:y2="5.1cm"><text:p/></draw:line><draw:line draw:style-name="gr153" draw:text-style-name="P70" svg:x1="4.032cm" svg:y1="5.003cm" svg:x2="4.02cm" svg:y2="5.104cm"><text:p/></draw:line><draw:line draw:style-name="gr153" draw:text-style-name="P70" svg:x1="4.075cm" svg:y1="5.006cm" svg:x2="4.065cm" svg:y2="5.107cm"><text:p/></draw:line><draw:line draw:style-name="gr153" draw:text-style-name="P70" svg:x1="4.117cm" svg:y1="5.011cm" svg:x2="4.109cm" svg:y2="5.112cm"><text:p/></draw:line><draw:line draw:style-name="gr153" draw:text-style-name="P70" svg:x1="4.16cm" svg:y1="5.015cm" svg:x2="4.153cm" svg:y2="5.117cm"><text:p/></draw:line><draw:line draw:style-name="gr153" draw:text-style-name="P70" svg:x1="4.197cm" svg:y1="5.015cm" svg:x2="4.193cm" svg:y2="5.118cm"><text:p/></draw:line><draw:line draw:style-name="gr153" draw:text-style-name="P70" svg:x1="4.245cm" svg:y1="5.018cm" svg:x2="4.242cm" svg:y2="5.12cm"><text:p/></draw:line><draw:line draw:style-name="gr153" draw:text-style-name="P70" svg:x1="4.287cm" svg:y1="5.019cm" svg:x2="4.286cm" svg:y2="5.122cm"><text:p/></draw:line><draw:line draw:style-name="gr153" draw:text-style-name="P70" svg:x1="4.33cm" svg:y1="5.022cm" svg:x2="4.331cm" svg:y2="5.124cm"><text:p/></draw:line><draw:line draw:style-name="gr153" draw:text-style-name="P70" svg:x1="4.372cm" svg:y1="5.015cm" svg:x2="4.374cm" svg:y2="5.116cm"><text:p/></draw:line><draw:line draw:style-name="gr153" draw:text-style-name="P70" svg:x1="4.416cm" svg:y1="5.018cm" svg:x2="4.421cm" svg:y2="5.12cm"><text:p/></draw:line><draw:line draw:style-name="gr153" draw:text-style-name="P70" svg:x1="4.457cm" svg:y1="5.014cm" svg:x2="4.463cm" svg:y2="5.115cm"><text:p/></draw:line><draw:line draw:style-name="gr153" draw:text-style-name="P70" svg:x1="4.5cm" svg:y1="5.011cm" svg:x2="4.508cm" svg:y2="5.113cm"><text:p/></draw:line><draw:line draw:style-name="gr153" draw:text-style-name="P70" svg:x1="4.542cm" svg:y1="5.009cm" svg:x2="4.552cm" svg:y2="5.111cm"><text:p/></draw:line><draw:line draw:style-name="gr153" draw:text-style-name="P70" svg:x1="4.585cm" svg:y1="5.004cm" svg:x2="4.596cm" svg:y2="5.105cm"><text:p/></draw:line><draw:line draw:style-name="gr153" draw:text-style-name="P70" svg:x1="4.627cm" svg:y1="4.999cm" svg:x2="4.64cm" svg:y2="5.099cm"><text:p/></draw:line><draw:line draw:style-name="gr153" draw:text-style-name="P70" svg:x1="4.668cm" svg:y1="4.992cm" svg:x2="4.683cm" svg:y2="5.093cm"><text:p/></draw:line><draw:line draw:style-name="gr153" draw:text-style-name="P70" svg:x1="4.712cm" svg:y1="4.988cm" svg:x2="4.729cm" svg:y2="5.088cm"><text:p/></draw:line><draw:line draw:style-name="gr153" draw:text-style-name="P70" svg:x1="4.754cm" svg:y1="4.981cm" svg:x2="4.772cm" svg:y2="5.081cm"><text:p/></draw:line><draw:line draw:style-name="gr153" draw:text-style-name="P70" svg:x1="4.797cm" svg:y1="4.973cm" svg:x2="4.817cm" svg:y2="5.072cm"><text:p/></draw:line><draw:line draw:style-name="gr153" draw:text-style-name="P70" svg:x1="4.835cm" svg:y1="4.961cm" svg:x2="4.857cm" svg:y2="5.061cm"><text:p/></draw:line><draw:line draw:style-name="gr153" draw:text-style-name="P70" svg:x1="4.878cm" svg:y1="4.952cm" svg:x2="4.902cm" svg:y2="5.051cm"><text:p/></draw:line><draw:line draw:style-name="gr153" draw:text-style-name="P70" svg:x1="4.921cm" svg:y1="4.942cm" svg:x2="4.946cm" svg:y2="5.041cm"><text:p/></draw:line><draw:line draw:style-name="gr153" draw:text-style-name="P70" svg:x1="4.96cm" svg:y1="4.931cm" svg:x2="4.987cm" svg:y2="5.029cm"><text:p/></draw:line><draw:line draw:style-name="gr153" draw:text-style-name="P70" svg:x1="5.001cm" svg:y1="4.919cm" svg:x2="5.029cm" svg:y2="5.017cm"><text:p/></draw:line><draw:line draw:style-name="gr153" draw:text-style-name="P70" svg:x1="5.042cm" svg:y1="4.907cm" svg:x2="5.072cm" svg:y2="5.004cm"><text:p/></draw:line><draw:line draw:style-name="gr153" draw:text-style-name="P70" svg:x1="5.082cm" svg:y1="4.894cm" svg:x2="5.114cm" svg:y2="4.991cm"><text:p/></draw:line><draw:line draw:style-name="gr153" draw:text-style-name="P70" svg:x1="5.124cm" svg:y1="4.879cm" svg:x2="5.158cm" svg:y2="4.976cm"><text:p/></draw:line><draw:line draw:style-name="gr153" draw:text-style-name="P70" svg:x1="5.163cm" svg:y1="4.865cm" svg:x2="5.199cm" svg:y2="4.961cm"><text:p/></draw:line><draw:line draw:style-name="gr153" draw:text-style-name="P70" svg:x1="5.206cm" svg:y1="4.849cm" svg:x2="5.243cm" svg:y2="4.945cm"><text:p/></draw:line><draw:line draw:style-name="gr153" draw:text-style-name="P70" svg:x1="5.245cm" svg:y1="4.835cm" svg:x2="5.284cm" svg:y2="4.93cm"><text:p/></draw:line><draw:line draw:style-name="gr153" draw:text-style-name="P70" svg:x1="5.283cm" svg:y1="4.819cm" svg:x2="5.324cm" svg:y2="4.912cm"><text:p/></draw:line><draw:line draw:style-name="gr153" draw:text-style-name="P70" svg:x1="5.324cm" svg:y1="4.802cm" svg:x2="5.366cm" svg:y2="4.895cm"><text:p/></draw:line><draw:line draw:style-name="gr153" draw:text-style-name="P70" svg:x1="5.363cm" svg:y1="4.785cm" svg:x2="5.407cm" svg:y2="4.877cm"><text:p/></draw:line><draw:line draw:style-name="gr153" draw:text-style-name="P70" svg:x1="5.399cm" svg:y1="4.765cm" svg:x2="5.444cm" svg:y2="4.856cm"><text:p/></draw:line><draw:line draw:style-name="gr153" draw:text-style-name="P70" svg:x1="5.438cm" svg:y1="4.744cm" svg:x2="5.485cm" svg:y2="4.834cm"><text:p/></draw:line><draw:line draw:style-name="gr153" draw:text-style-name="P70" svg:x1="5.474cm" svg:y1="4.722cm" svg:x2="5.523cm" svg:y2="4.812cm"><text:p/></draw:line><draw:line draw:style-name="gr153" draw:text-style-name="P70" svg:x1="5.513cm" svg:y1="4.706cm" svg:x2="5.563cm" svg:y2="4.795cm"><text:p/></draw:line><draw:line draw:style-name="gr153" draw:text-style-name="P70" svg:x1="5.549cm" svg:y1="4.682cm" svg:x2="5.601cm" svg:y2="4.769cm"><text:p/></draw:line><draw:line draw:style-name="gr153" draw:text-style-name="P70" svg:x1="5.585cm" svg:y1="4.661cm" svg:x2="5.638cm" svg:y2="4.748cm"><text:p/></draw:line><draw:line draw:style-name="gr153" draw:text-style-name="P70" svg:x1="5.624cm" svg:y1="4.638cm" svg:x2="5.678cm" svg:y2="4.724cm"><text:p/></draw:line><draw:line draw:style-name="gr153" draw:text-style-name="P70" svg:x1="5.657cm" svg:y1="4.617cm" svg:x2="5.713cm" svg:y2="4.702cm"><text:p/></draw:line><draw:line draw:style-name="gr153" draw:text-style-name="P70" svg:x1="5.694cm" svg:y1="4.592cm" svg:x2="5.752cm" svg:y2="4.676cm"><text:p/></draw:line><draw:line draw:style-name="gr153" draw:text-style-name="P70" svg:x1="5.729cm" svg:y1="4.569cm" svg:x2="5.788cm" svg:y2="4.652cm"><text:p/></draw:line><draw:line draw:style-name="gr153" draw:text-style-name="P70" svg:x1="5.766cm" svg:y1="4.544cm" svg:x2="5.826cm" svg:y2="4.626cm"><text:p/></draw:line><draw:line draw:style-name="gr153" draw:text-style-name="P70" svg:x1="5.796cm" svg:y1="4.514cm" svg:x2="5.857cm" svg:y2="4.595cm"><text:p/></draw:line><draw:line draw:style-name="gr153" draw:text-style-name="P70" svg:x1="5.833cm" svg:y1="4.491cm" svg:x2="5.896cm" svg:y2="4.571cm"><text:p/></draw:line><draw:line draw:style-name="gr153" draw:text-style-name="P70" svg:x1="5.864cm" svg:y1="4.461cm" svg:x2="5.929cm" svg:y2="4.539cm"><text:p/></draw:line><draw:line draw:style-name="gr153" draw:text-style-name="P70" svg:x1="5.897cm" svg:y1="4.436cm" svg:x2="5.964cm" svg:y2="4.513cm"><text:p/></draw:line><draw:line draw:style-name="gr153" draw:text-style-name="P70" svg:x1="5.93cm" svg:y1="4.409cm" svg:x2="5.997cm" svg:y2="4.485cm"><text:p/></draw:line><draw:line draw:style-name="gr153" draw:text-style-name="P70" svg:x1="5.96cm" svg:y1="4.379cm" svg:x2="6.029cm" svg:y2="4.454cm"><text:p/></draw:line><draw:line draw:style-name="gr153" draw:text-style-name="P70" svg:x1="5.991cm" svg:y1="4.35cm" svg:x2="6.061cm" svg:y2="4.424cm"><text:p/></draw:line><draw:line draw:style-name="gr153" draw:text-style-name="P70" svg:x1="6.022cm" svg:y1="4.319cm" svg:x2="6.093cm" svg:y2="4.392cm"><text:p/></draw:line><draw:line draw:style-name="gr153" draw:text-style-name="P70" svg:x1="6.052cm" svg:y1="4.29cm" svg:x2="6.125cm" svg:y2="4.362cm"><text:p/></draw:line><draw:line draw:style-name="gr153" draw:text-style-name="P70" svg:x1="6.082cm" svg:y1="4.259cm" svg:x2="6.156cm" svg:y2="4.329cm"><text:p/></draw:line><draw:line draw:style-name="gr153" draw:text-style-name="P70" svg:x1="6.112cm" svg:y1="4.228cm" svg:x2="6.187cm" svg:y2="4.297cm"><text:p/></draw:line><draw:line draw:style-name="gr153" draw:text-style-name="P70" svg:x1="6.14cm" svg:y1="4.199cm" svg:x2="6.216cm" svg:y2="4.267cm"><text:p/></draw:line><draw:line draw:style-name="gr153" draw:text-style-name="P70" svg:x1="6.168cm" svg:y1="4.163cm" svg:x2="6.245cm" svg:y2="4.229cm"><text:p/></draw:line><draw:line draw:style-name="gr153" draw:text-style-name="P70" svg:x1="6.198cm" svg:y1="4.133cm" svg:x2="6.277cm" svg:y2="4.198cm"><text:p/></draw:line><draw:line draw:style-name="gr153" draw:text-style-name="P70" svg:x1="6.223cm" svg:y1="4.099cm" svg:x2="6.303cm" svg:y2="4.162cm"><text:p/></draw:line><draw:line draw:style-name="gr153" draw:text-style-name="P70" svg:x1="6.248cm" svg:y1="4.065cm" svg:x2="6.329cm" svg:y2="4.128cm"><text:p/></draw:line><draw:line draw:style-name="gr153" draw:text-style-name="P70" svg:x1="6.274cm" svg:y1="4.031cm" svg:x2="6.356cm" svg:y2="4.092cm"><text:p/></draw:line></draw:g><draw:g draw:name="DrawObject9_22" draw:style-name="gr12"><draw:line draw:style-name="gr154" draw:text-style-name="P54" svg:x1="4.312cm" svg:y1="2.572cm" svg:x2="7.036cm" svg:y2="4.503cm"><text:p/></draw:line></draw:g></draw:g><draw:frame draw:style-name="gr155" draw:text-style-name="P71" svg:width="0.913cm" svg:height="0.724cm" draw:transform="rotate (-0.620988147859582) translate (6.30590277777778cm 4.16277777777778cm)"><draw:text-box><text:p/></draw:text-box></draw:frame></draw:g><draw:frame draw:name="Shape12_2" draw:style-name="gr156" draw:text-style-name="P72" svg:width="0.421cm" svg:height="0.586cm" draw:transform="rotate (-0.620988147859582) translate (6.54579166666667cm 4.333875cm)"><draw:text-box><text:p><text:span text:style-name="T61">x</text:span></text:p></draw:text-box></draw:frame></draw:g><draw:custom-shape text:anchor-type="char" draw:z-index="89" draw:name="Shape64_0" draw:style-name="gr19" draw:text-style-name="P53" svg:width="1.5cm" svg:height="0.999cm" svg:x="-0.03cm" svg:y="0.162cm"><text:p text:style-name="P52"><text:span text:style-name="T49">c.</text:span><text:span text:style-name="T50"> </text:span><text:span text:style-name="T51">100°</text:span></text:p><draw:enhanced-geometry svg:viewBox="0 0 21600 21600" draw:mirror-vertical="false" draw:mirror-horizontal="false" draw:text-areas="800 800 20800 20800" draw:type="round-rectangular-callout" draw:modifiers="31219.741480611 22514.285714285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p text:style-name="P11"><text:span text:style-name="_5f_pointillés_20_gris"/></text:p>
      <text:list xml:id="list174058994500873" text:continue-numbering="true" text:style-name="_5f_Numérotation_20_des_20_exercices_20_livrets">
        <text:list-item>
          <text:h text:style-name="P34" text:outline-level="1"><text:span text:style-name="_5f_livret"><text:span text:style-name="T33">À l'aide de ton rapporteur, mesure les angles suivants et écris tes réponses dans les bulles.</text:span></text:span></text:h>
        </text:list-item>
      </text:list>
      <text:p text:style-name="_5f_Paragraphe_20_livret_20_"><draw:g text:anchor-type="char" draw:z-index="64" draw:name="DrawObject3" draw:style-name="gr21"><draw:line draw:name="Shape31_0" draw:style-name="gr593" draw:text-style-name="P62" svg:x1="1.944cm" svg:y1="8.381cm" svg:x2="0.176cm" svg:y2="4.72cm"><text:p/></draw:line><draw:frame draw:name="Shape32_0" draw:style-name="gr145" draw:text-style-name="P63" svg:width="0.385cm" svg:height="0.414cm" svg:x="-0.27cm" svg:y="4.514cm"><draw:text-box><text:p text:style-name="P59"><text:span text:style-name="T51">O</text:span></text:p></draw:text-box></draw:frame><draw:frame draw:name="Shape33_0" draw:style-name="gr146" draw:text-style-name="P64" svg:width="0.295cm" svg:height="0.489cm" svg:x="1.857cm" svg:y="-0.192cm"><draw:text-box><text:p text:style-name="P59"><text:span text:style-name="T56">x</text:span></text:p></draw:text-box></draw:frame><draw:frame draw:name="Shape34_0" draw:style-name="gr146" draw:text-style-name="P64" svg:width="0.295cm" svg:height="0.489cm" svg:x="1.422cm" svg:y="8.088cm"><draw:text-box><text:p text:style-name="P59"><text:span text:style-name="T56">y</text:span></text:p></draw:text-box></draw:frame><draw:line draw:name="Shape35_0" draw:style-name="gr593" draw:text-style-name="P62" svg:x1="2.33cm" svg:y1="-0.069cm" svg:x2="0.176cm" svg:y2="4.719cm"><text:p/></draw:line><draw:custom-shape draw:name="Shape48" draw:style-name="gr594" draw:text-style-name="P66" svg:width="1.865cm" svg:height="0.876cm" svg:x="1.014cm" svg:y="3.994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6308.50661625709 33334.40643863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draw:g text:anchor-type="char" draw:z-index="65" draw:name="DrawObject4" draw:style-name="gr21"><draw:g draw:name="Shape36_0" draw:style-name="gr12"><draw:line draw:style-name="gr587" draw:text-style-name="P81" svg:x1="4.161cm" svg:y1="4.372cm" svg:x2="4.976cm" svg:y2="0.457cm"><text:p/></draw:line><draw:frame draw:style-name="gr588" draw:text-style-name="P83" svg:width="0.385cm" svg:height="0.414cm" svg:x="4.72cm" svg:y="0.058cm"><draw:text-box><text:p text:style-name="P82"><text:span text:style-name="T66">O</text:span></text:p></draw:text-box></draw:frame><draw:frame draw:style-name="gr589" draw:text-style-name="P84" svg:width="0.295cm" svg:height="0.489cm" svg:x="3.836cm" svg:y="3.903cm"><draw:text-box><text:p text:style-name="P82"><text:span text:style-name="T67">x</text:span></text:p></draw:text-box></draw:frame><draw:frame draw:style-name="gr590" draw:text-style-name="P84" svg:width="0.295cm" svg:height="0.489cm" svg:x="8.524cm" svg:y="2.67cm"><draw:text-box><text:p text:style-name="P82"><text:span text:style-name="T67">y</text:span></text:p></draw:text-box></draw:frame><draw:line draw:style-name="gr591" draw:text-style-name="P81" svg:x1="8.622cm" svg:y1="3.174cm" svg:x2="4.979cm" svg:y2="0.457cm"><text:p/></draw:line></draw:g><draw:custom-shape draw:name="Shape49" draw:style-name="gr592" draw:text-style-name="P66" svg:width="1.493cm" svg:height="0.759cm" svg:x="4.653cm" svg:y="3.307cm"><text:p text:style-name="P65"><text:span text:style-name="T49">b. </text:span><text:span text:style-name="T58">….</text:span></text:p><draw:enhanced-geometry svg:viewBox="0 0 21600 21600" draw:mirror-horizontal="false" draw:mirror-vertical="false" draw:text-areas="800 800 20800 20800" draw:type="round-rectangular-callout" draw:modifiers="-4870.83825265643 6966.12529002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draw:g text:anchor-type="char" draw:z-index="62" draw:name="DrawObject2_0" draw:style-name="gr21"><draw:line draw:name="Shape42_1" draw:style-name="gr593" draw:text-style-name="P62" svg:x1="7.971cm" svg:y1="0.058cm" svg:x2="8.721cm" svg:y2="6.003cm"><text:p/></draw:line><draw:frame draw:name="Shape43_1" draw:style-name="gr145" draw:text-style-name="P63" svg:width="0.385cm" svg:height="0.414cm" svg:x="8.624cm" svg:y="6.043cm"><draw:text-box><text:p text:style-name="P59"><text:span text:style-name="T51">O</text:span></text:p></draw:text-box></draw:frame><draw:frame draw:name="Shape44_1" draw:style-name="gr146" draw:text-style-name="P64" svg:width="0.295cm" svg:height="0.489cm" svg:x="5.673cm" svg:y="1.637cm"><draw:text-box><text:p text:style-name="P59"><text:span text:style-name="T56">x</text:span></text:p></draw:text-box></draw:frame><draw:frame draw:name="Shape45_1" draw:style-name="gr146" draw:text-style-name="P64" svg:width="0.295cm" svg:height="0.489cm" svg:x="8.04cm" svg:y="0.009cm"><draw:text-box><text:p text:style-name="P59"><text:span text:style-name="T56">y</text:span></text:p></draw:text-box></draw:frame><draw:line draw:name="Shape46_1" draw:style-name="gr593" draw:text-style-name="P62" svg:x1="5.865cm" svg:y1="1.642cm" svg:x2="8.717cm" svg:y2="6.002cm"><text:p/></draw:line><draw:custom-shape draw:name="Shape51_1" draw:style-name="gr595" draw:text-style-name="P66" svg:width="1.761cm" svg:height="0.869cm" svg:x="5.724cm" svg:y="0.598cm"><text:p text:style-name="P65"><text:span text:style-name="T49">e.</text:span><text:span text:style-name="T57"> </text:span><text:span text:style-name="T58">…..</text:span></text:p><draw:enhanced-geometry svg:viewBox="0 0 21600 21600" draw:mirror-horizontal="false" draw:mirror-vertical="false" draw:text-areas="800 800 20800 20800" draw:type="round-rectangular-callout" draw:modifiers="23437.8378378378 29661.66328600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draw:g text:anchor-type="char" draw:z-index="90" draw:name="DrawObject1_1" draw:style-name="gr21"><draw:line draw:name="Shape37_2" draw:style-name="gr144" draw:text-style-name="P62" svg:x1="-0.03cm" svg:y1="1.967cm" svg:x2="3.613cm" svg:y2="0.735cm"><text:p/></draw:line><draw:frame draw:name="Shape38_2" draw:style-name="gr145" draw:text-style-name="P63" svg:width="0.385cm" svg:height="0.414cm" svg:x="3.49cm" svg:y="0.33cm"><draw:text-box><text:p text:style-name="P59"><text:span text:style-name="T51">O</text:span></text:p></draw:text-box></draw:frame><draw:frame draw:name="Shape39_0" draw:style-name="gr146" draw:text-style-name="P64" svg:width="0.295cm" svg:height="0.489cm" svg:x="-0.108cm" svg:y="1.468cm"><draw:text-box><text:p text:style-name="P59"><text:span text:style-name="T56">x</text:span></text:p></draw:text-box></draw:frame><draw:frame draw:name="Shape40_2" draw:style-name="gr146" draw:text-style-name="P64" svg:width="0.295cm" svg:height="0.489cm" svg:x="5.54cm" svg:y="4.583cm"><draw:text-box><text:p text:style-name="P59"><text:span text:style-name="T56">y</text:span></text:p></draw:text-box></draw:frame><draw:line draw:name="Shape41_2" draw:style-name="gr144" draw:text-style-name="P62" svg:x1="5.493cm" svg:y1="5.019cm" svg:x2="3.613cm" svg:y2="0.735cm"><text:p/></draw:line><draw:custom-shape draw:name="Shape50_0" draw:style-name="gr147" draw:text-style-name="P66" svg:width="1.722cm" svg:height="0.784cm" svg:x="1.541cm" svg:y="2.39cm"><text:p text:style-name="P65"><text:span text:style-name="T49">c.</text:span><text:span text:style-name="T57"> </text:span><text:span text:style-name="T58">….</text:span></text:p><draw:enhanced-geometry svg:viewBox="0 0 21600 21600" draw:mirror-horizontal="false" draw:mirror-vertical="false" draw:text-areas="800 800 20800 20800" draw:type="round-rectangular-callout" draw:modifiers="33052.2006141249 -8882.696629213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list xml:id="list174058332965066" text:continue-numbering="true" text:style-name="_5f_Numérotation_20_des_20_exercices_20_livrets">
        <text:list-item>
          <text:h text:style-name="P35" text:outline-level="1"><text:span text:style-name="_5f_pointillés_20_gris"><text:span text:style-name="T26"><text:s/>l'aide de ton rapporteur, construis, pour chaque cas, une demi‑droite [O</text:span></text:span><text:span text:style-name="_5f_pointillés_20_gris"><text:span text:style-name="T24">y</text:span></text:span><text:span text:style-name="_5f_pointillés_20_gris"><text:span text:style-name="T26">) telle que l'angle</text:span></text:span><text:span text:style-name="_5f_pointillés_20_gris"><text:span text:style-name="T26"><draw:frame draw:style-name="fr3" draw:name="Objet45" text:anchor-type="as-char" svg:y="-0.385cm" svg:width="1.042cm" svg:height="0.483cm" draw:z-index="36"><draw:object xlink:href="./Object 37" xlink:type="simple" xlink:show="embed" xlink:actuate="onLoad"/><draw:image xlink:href="./ObjectReplacements/Object 37" xlink:type="simple" xlink:show="embed" xlink:actuate="onLoad"/><svg:desc>formula</svg:desc></draw:frame></text:span></text:span><text:span text:style-name="_5f_pointillés_20_gris"><text:span text:style-name="T26">ait la mesure indiquée.</text:span></text:span></text:h>
        </text:list-item>
      </text:list>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draw:g text:anchor-type="char" draw:z-index="66" draw:name="DrawObject5" draw:style-name="gr21"><draw:custom-shape draw:style-name="gr583" draw:text-style-name="P53" svg:width="1.502cm" svg:height="0.999cm" svg:x="3.445cm" svg:y="0.231cm"><text:p text:style-name="P52"><text:span text:style-name="T49">a.</text:span><text:span text:style-name="T51"> 60°</text:span></text:p><draw:enhanced-geometry svg:viewBox="0 0 21600 21600" draw:mirror-horizontal="false" draw:mirror-vertical="false" draw:text-areas="800 800 20800 20800" draw:type="round-rectangular-callout" draw:modifiers="26163.3802816901 30285.71428571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draw:style-name="gr586" draw:text-style-name="P54" svg:x1="6.915cm" svg:y1="1.627cm" svg:x2="0.898cm" svg:y2="1.623cm"><text:p/></draw:line><draw:frame draw:style-name="gr584" draw:text-style-name="P63" svg:width="0.283cm" svg:height="0.422cm" svg:x="7.045cm" svg:y="1.649cm"><draw:text-box><text:p text:style-name="P59"><text:span text:style-name="T51">O</text:span></text:p></draw:text-box></draw:frame><draw:frame draw:style-name="gr585" draw:text-style-name="P64" svg:width="0.193cm" svg:height="0.489cm" svg:x="0.736cm" svg:y="1.6cm"><draw:text-box><text:p text:style-name="P59"><text:span text:style-name="T56">x</text:span></text:p></draw:text-box></draw:frame></draw:g><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draw:g text:anchor-type="char" draw:z-index="67" draw:name="DrawObject6" draw:style-name="gr21"><draw:line draw:style-name="gr582" draw:text-style-name="P54" svg:x1="2.602cm" svg:y1="1.053cm" svg:x2="8.47cm" svg:y2="2.376cm"><text:p/></draw:line><draw:custom-shape draw:style-name="gr583" draw:text-style-name="P53" svg:width="1.502cm" svg:height="1.001cm" svg:x="1.598cm" svg:y="1.272cm"><text:p text:style-name="P52"><text:span text:style-name="T49">b.</text:span><text:span text:style-name="T51"> 156°</text:span></text:p><draw:enhanced-geometry svg:viewBox="0 0 21600 21600" draw:mirror-horizontal="false" draw:mirror-vertical="false" draw:text-areas="800 800 20800 20800" draw:type="round-rectangular-callout" draw:modifiers="25402.8169014085 -1559.154929577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84" draw:text-style-name="P63" svg:width="0.283cm" svg:height="0.422cm" svg:x="2.413cm" svg:y="0.383cm"><draw:text-box><text:p text:style-name="P59"><text:span text:style-name="T51">O</text:span></text:p></draw:text-box></draw:frame><draw:frame draw:style-name="gr585" draw:text-style-name="P64" svg:width="0.193cm" svg:height="0.489cm" svg:x="8.269cm" svg:y="1.859cm"><draw:text-box><text:p text:style-name="P59"><text:span text:style-name="T56">x</text:span></text:p></draw:text-box></draw:frame></draw:g><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livret"/></text:p>
      <text:list xml:id="list174058144504720" text:continue-numbering="true" text:style-name="_5f_Numérotation_20_des_20_exercices_20_livrets">
        <text:list-item>
          <text:h text:style-name="P28" text:outline-level="1"><text:span text:style-name="_5f_livret">La carte au trésor</text:span></text:h>
        </text:list-item>
      </text:list>
      <text:p text:style-name="P14"><text:span text:style-name="_5f_livret"><text:span text:style-name="T40">Le départ est en A. Il faudra suivre les indications du tableau suivant pour localiser l’emplacement du trésor. </text:span></text:span></text:p>
      <text:p text:style-name="P14"><text:span text:style-name="_5f_livret"><text:span text:style-name="T41">Une fois les points placés, trace la médiatrice de [EF] et la médiatrice de [FH] : leur intersection est l’emplacement </text:span></text:span><text:span text:style-name="_5f_livret"><text:span text:style-name="T42">du</text:span></text:span><text:span text:style-name="_5f_livret"><text:span text:style-name="T41"> TRÉSOR !</text:span></text:span></text:p>
      <text:p text:style-name="P14"><text:span text:style-name="_5f_livret"><text:span text:style-name="T40">Pour t’aider à le comprendre, on a commencé à tracer le trajet (les points B et C). A toi de terminer !</text:span></text:span></text:p>
      <text:p text:style-name="P14"><text:span text:style-name="_5f_livret"/></text:p>
      <table:table table:name="Table2" table:style-name="Table2">
        <table:table-column table:style-name="Table2.A"/>
        <table:table-column table:style-name="Table2.B" table:number-columns-repeated="7"/>
        <table:table-row>
          <table:table-cell table:style-name="Table2.A1" office:value-type="string">
            <text:p text:style-name="P19">Pour arriver à </text:p>
          </table:table-cell>
          <table:table-cell table:style-name="Table2.A1" office:value-type="string">
            <text:p text:style-name="P21">B</text:p>
          </table:table-cell>
          <table:table-cell table:style-name="Table2.A1" office:value-type="string">
            <text:p text:style-name="P22">C</text:p>
          </table:table-cell>
          <table:table-cell table:style-name="Table2.A1" office:value-type="string">
            <text:p text:style-name="P20">D</text:p>
          </table:table-cell>
          <table:table-cell table:style-name="Table2.A1" office:value-type="string">
            <text:p text:style-name="P20">E</text:p>
          </table:table-cell>
          <table:table-cell table:style-name="Table2.A1" office:value-type="string">
            <text:p text:style-name="P20">F</text:p>
          </table:table-cell>
          <table:table-cell table:style-name="Table2.A1" office:value-type="string">
            <text:p text:style-name="P20">G</text:p>
          </table:table-cell>
          <table:table-cell table:style-name="Table2.H1" office:value-type="string">
            <text:p text:style-name="P20">H</text:p>
          </table:table-cell>
        </table:table-row>
        <table:table-row>
          <table:table-cell table:style-name="Table2.A2" office:value-type="string">
            <text:p text:style-name="P19">Cap</text:p>
          </table:table-cell>
          <table:table-cell table:style-name="Table2.B2" office:value-type="string">
            <text:p text:style-name="P21">80°</text:p>
          </table:table-cell>
          <table:table-cell table:style-name="Table2.B2" office:value-type="string">
            <text:p text:style-name="P22">150°</text:p>
          </table:table-cell>
          <table:table-cell table:style-name="Table2.B2" office:value-type="string">
            <text:p text:style-name="P20">110°</text:p>
          </table:table-cell>
          <table:table-cell table:style-name="Table2.B2" office:value-type="string">
            <text:p text:style-name="P20">160°</text:p>
          </table:table-cell>
          <table:table-cell table:style-name="Table2.B2" office:value-type="string">
            <text:p text:style-name="P20">70°</text:p>
          </table:table-cell>
          <table:table-cell table:style-name="Table2.B2" office:value-type="string">
            <text:p text:style-name="P20">53°</text:p>
          </table:table-cell>
          <table:table-cell table:style-name="Table2.H2" office:value-type="string">
            <text:p text:style-name="P20">165°</text:p>
          </table:table-cell>
        </table:table-row>
        <table:table-row>
          <table:table-cell table:style-name="Table2.A3" office:value-type="string">
            <text:p text:style-name="P19">Direction</text:p>
          </table:table-cell>
          <table:table-cell table:style-name="Table2.B2" office:value-type="string">
            <text:p text:style-name="P21">Ouest</text:p>
          </table:table-cell>
          <table:table-cell table:style-name="Table2.B2" office:value-type="string">
            <text:p text:style-name="P22">Est</text:p>
          </table:table-cell>
          <table:table-cell table:style-name="Table2.B2" office:value-type="string">
            <text:p text:style-name="P20">Ouest</text:p>
          </table:table-cell>
          <table:table-cell table:style-name="Table2.B2" office:value-type="string">
            <text:p text:style-name="P20">Est</text:p>
          </table:table-cell>
          <table:table-cell table:style-name="Table2.B2" office:value-type="string">
            <text:p text:style-name="P20">Est</text:p>
          </table:table-cell>
          <table:table-cell table:style-name="Table2.B2" office:value-type="string">
            <text:p text:style-name="P20">Est</text:p>
          </table:table-cell>
          <table:table-cell table:style-name="Table2.H2" office:value-type="string">
            <text:p text:style-name="P20">Ouest</text:p>
          </table:table-cell>
        </table:table-row>
        <table:table-row>
          <table:table-cell table:style-name="Table2.A4" office:value-type="string">
            <text:p text:style-name="P19">Distance</text:p>
          </table:table-cell>
          <table:table-cell table:style-name="Table2.B2" office:value-type="string">
            <text:p text:style-name="P21">3,<text:span text:style-name="T43">2</text:span> cm</text:p>
          </table:table-cell>
          <table:table-cell table:style-name="Table2.B2" office:value-type="string">
            <text:p text:style-name="P22">2,<text:span text:style-name="T43">3</text:span> cm</text:p>
          </table:table-cell>
          <table:table-cell table:style-name="Table2.B2" office:value-type="string">
            <text:p text:style-name="P20">5 cm</text:p>
          </table:table-cell>
          <table:table-cell table:style-name="Table2.B2" office:value-type="string">
            <text:p text:style-name="P20">4 cm</text:p>
          </table:table-cell>
          <table:table-cell table:style-name="Table2.B2" office:value-type="string">
            <text:p text:style-name="P20">7 cm</text:p>
          </table:table-cell>
          <table:table-cell table:style-name="Table2.B2" office:value-type="string">
            <text:p text:style-name="P20">4 cm</text:p>
          </table:table-cell>
          <table:table-cell table:style-name="Table2.H2" office:value-type="string">
            <text:p text:style-name="P20">5,3 cm</text:p>
          </table:table-cell>
        </table:table-row>
      </table:table>
      <text:p text:style-name="P14"><draw:g text:anchor-type="paragraph" draw:z-index="98" draw:name="Shape13" draw:style-name="gr1"><draw:path draw:style-name="gr2" draw:text-style-name="P39" svg:width="2.483cm" svg:height="1.775cm" svg:x="4.197cm" svg:y="5.326cm" svg:viewBox="0 0 2484 1776" svg:d="M773 5c-251-41-396 186-579 304-148 96-195 299-194 469 1 316 412 116 483 345 54 173 55 362 166 497 110 134 319 139 497 152 210 15 414-21 621-14 200 7 408-52 552-193 210-204 192-556 97-801-77-200-304-277-469-400-137-102-306-153-456-235-156-85-344-135-524-83h-249-69z"><text:p/></draw:path><draw:path draw:style-name="gr2" draw:text-style-name="P39" svg:width="2.409cm" svg:height="1.229cm" svg:x="7.518cm" svg:y="8.666cm" svg:viewBox="0 0 2410 1230" svg:d="M560 88c-201 71-443 124-538 359-84 209 94 396 221 524 224 227 531 217 814 249 280 32 563-25 842-55 186-20 524-127 511-387-10-198-84-403-235-524-131-105-271-239-469-249-159-8-299-12-442 28-157 44-315 105-469 55l-138-55-97 41z"><text:p/></draw:path><draw:path draw:style-name="gr2" draw:text-style-name="P39" svg:width="0.637cm" svg:height="0.539cm" svg:x="11.794cm" svg:y="7.299cm" svg:viewBox="0 0 638 540" svg:d="M14 136c-30 190 130 431 332 401 126-19 444-136 207-332-142-118-353-295-539-152l-14 97z"><text:p/></draw:path><draw:path draw:style-name="gr2" draw:text-style-name="P39" svg:width="3.667cm" svg:height="2.845cm" svg:x="12.466cm" svg:y="3.702cm" svg:viewBox="0 0 3668 2846" svg:d="M1037 82c-307 110-714 235-786 566-54 250 501 36 510 221 18 367-656 332-759 649-51 158 763 158 525 442-379 452 458 249 497 290 201 210-470 212 55 441 204 89 294 171 455 152 346-42 742-82 953-414 185-291-129-477-345-580-453-217 123-346 248-400 781-338-14-122-248-97-644 69 96-125 538-345 2169-1080 10 399 539-221 227-265-865 275-387-317 175-217-659 204-414-276 60-116-701 494-483-111 83-230-976 344-428-82l-332 41-151-14z"><text:p/></draw:path><draw:path draw:style-name="gr2" draw:text-style-name="P39" svg:width="2.352cm" svg:height="1.387cm" svg:x="2.009cm" svg:y="10.728cm" svg:viewBox="0 0 2353 1388" svg:d="M644 0c-233 54-414 228-566 400-269 306 229 571 442 635 198 59 402 110 566 235 205 156 406 132 594 69 217-73 509-40 635-262 110-193-40-410-152-566-149-208-413-295-691-318-221-18-382 142-579 0l-152-83-124-55z"><text:p/></draw:path><draw:path draw:style-name="gr2" draw:text-style-name="P39" svg:width="3.712cm" svg:height="1.874cm" svg:x="11.681cm" svg:y="8.502cm" svg:viewBox="0 0 3713 1875" svg:d="M1709 28c-253 67-482 200-704 331-208 122-391 282-593 414-183 119-337 297-401 511s174 358 290 483c181 195 481 79 691 14 207-64 405-157 593-262 213-119 378-331 608-415 173-63 368-14 552-27 151-11 301-89 455-42 195 60 494-18 511-234 15-193-62-435-248-525-224-109-485-87-732-110-189-17-387 27-566-42l-235-82-207-42h-27z"><text:p/></draw:path><draw:path draw:style-name="gr2" draw:text-style-name="P39" svg:width="4.467cm" svg:height="1.187cm" svg:x="6.111cm" svg:y="14.635cm" svg:viewBox="0 0 4468 1188" svg:d="M1457 69c-380 37-849-177-1215 42-168 101-271 304-235 524 82 505 697 256 966 359 270 103 584 115 870 28 190-58 374 44 552-14 316-103 452 183 718 180 207-2 419-51 607-152 244-131 576-149 718-442 135-277-225-440-414-469-296-45-598-58-897-69-175-7-355-1-525 41-236 58-479 56-718 83l-262-28-152-138 56-14z"><text:p/></draw:path><draw:path draw:style-name="gr2" draw:text-style-name="P39" svg:width="4.996cm" svg:height="3.251cm" svg:x="11.897cm" svg:y="11.938cm" svg:viewBox="0 0 4997 3252" svg:d="M1096 171c-241-174-418 224-649 221-302-3-307 307-414 497-135 244 180 390 317 538 196 213 472 255 718 359 213 91 450 222 525 442 78 229-362 584-56 773 170 106 381 127 580 152 233 29 470 18 704 41 248 25 497 66 746 56 306-11 570-201 814-373 191-135 357-308 538-456 166-136 26-328-41-455-129-243-416-316-635-442-321-183-678-348-883-663-139-213 252-489-14-662-326-211-726-153-1091-193-253-27-507 44-759 41-239-2-459 64-690 83l14-14z"><text:p/></draw:path><draw:path draw:style-name="gr2" draw:text-style-name="P39" svg:width="0.693cm" svg:height="0.445cm" svg:x="6.749cm" svg:y="11.184cm" svg:viewBox="0 0 694 446" svg:d="M156 69c-253 37-181 471 97 359 144-58 429 31 441-193 12-229-329-257-497-193l-138 14 28-56z"><text:p/></draw:path><draw:path draw:style-name="gr2" draw:text-style-name="P39" svg:width="3.458cm" svg:height="0.989cm" svg:x="10.094cm" svg:y="16.717cm" svg:viewBox="0 0 3459 990" svg:d="M428 155c-345 19-672 601-138 773 657 212 1128-187 1711-180 238 2 483 47 718 0 252-51 582-92 704-317 202-373-493-336-731-400-295-81-599 20-898 41-295 21-587 78-883 83-187 2-407 91-580-28h-193l-138-27z"><text:p/></draw:path><draw:path draw:style-name="gr2" draw:text-style-name="P39" svg:width="3.064cm" svg:height="2.855cm" svg:x="1.341cm" svg:y="13.983cm" svg:viewBox="0 0 3065 2856" svg:d="M691 846c-275 340-662 763-538 1187 70 239-482 842 165 801 361-23 726 47 1091 13 309-29 584-171 828-345 168-120 269-302 400-455 162-189 169-445 263-663 84-193 156-396 165-607 9-199-141-340-234-497-108-182-334-259-539-276-307-26-605 78-869 221-154 83-328 129-470 234l-193 193-179 97-14 14z"><text:p/></draw:path><draw:path draw:style-name="gr2" draw:text-style-name="P39" svg:width="2.519cm" svg:height="1.799cm" svg:x="8.574cm" svg:y="2.202cm" svg:viewBox="0 0 2520 1800" svg:d="M0 646c49 204 159 393 299 546 124 136 248 272 363 416 168 211 395 172 611 181 174 7 343 26 520-13 190-42 350-168 454-311 114-157 268-298 273-507 5-190-112-354-273-468-175-124-354-222-532-325-140-81-304-90-455-143-146-52-309-2-455 39-181 51-278 207-441 299-97 55-428-80-286 169l-52 52z"><text:p/></draw:path><draw:path draw:style-name="gr2" draw:text-style-name="P39" svg:width="1.822cm" svg:height="1.669cm" svg:x="0.994cm" svg:y="3.632cm" svg:viewBox="0 0 1823 1670" svg:d="M129 1172c188-167 262-427 442-598 171-162 169-509 390-571 164-46-35 416 117 506 132 78 300 176 429 104 254-142 228 83 207 299-18 187 287 368-51 468-201 59-351 260-559 286-170 22-343-55-494-130-187-92-285-301-468-403l-142-26 129-52z"><text:p/></draw:path><draw:path draw:style-name="gr3" draw:text-style-name="P40" svg:width="8.551cm" svg:height="13.921cm" draw:transform="skewX (-0.00191986217719377) rotate (1.05173540725178) translate (0.0368391036043504cm 1.52804034260329cm)" svg:viewBox="0 0 8552 13922" svg:d="M0 1c380-14 694 229 989 432 260 178 431 449 667 655 160 140 247 341 340 529 98 197 212 387 328 575 155 255 287 527 444 782 111 178 189 373 297 554 117 197 159 427 262 632 94 188 227 350 325 538 143 276 360 510 507 786 95 179 193 360 302 531 168 261 322 534 462 812 170 338 382 656 548 996 157 321 278 657 485 955 154 220 161 514 321 736 136 188 246 393 359 596 107 194 171 409 268 609 95 193 179 393 275 586 112 221 246 434 370 649 140 242 357 430 486 681 108 213 183 447 196 689 12 215 274 279 300 493l21 105"><text:p/></draw:path><draw:path draw:style-name="gr3" draw:text-style-name="P40" svg:width="16.615cm" svg:height="0.993cm" draw:transform="rotate (-1.5707963267949) translate (0.994382796602802cm 1.50230555555557cm)" svg:viewBox="0 0 16616 994" svg:d="M0 992c293 25 467-217 697-340 340-182 724-299 1121-289 244 6 476 75 697 153 238 85 491 39 730-17 205-48 404 12 612 51 422 79 796-6 1206 0 319 5 632 81 952 34 504-75 1006-170 1512-238 319-43 608-222 934-238 255-13 510-107 765-68 280 43 553 132 832 187 287 57 566-95 850-85 248 8 436-139 679-136 174 3 351-30 527 34 239 87 482 162 731 221 265 62 532 123 798 187 213 51 432 52 646 85 329 51 641-152 968 17 269 139 564 12 816-102l221-51 288-119 34-17"><text:p/></draw:path><draw:path draw:style-name="gr3" draw:text-style-name="P40" svg:width="16.006cm" svg:height="3.327cm" draw:transform="skewX (-0.00383972435438753) rotate (0.197571271325758) translate (0.767305555555555cm 18.0593055555556cm)" svg:viewBox="0 0 16007 3328" svg:d="M0 0c257 7 515 18 770 51 376 49 741 162 1108 257 323 83 651 140 975 228 198 55 393 115 586 188 255 97 521 165 786 227 363 84 720 195 1088 270 206 41 406 105 609 156 213 54 430 100 646 147 266 58 488 199 769 223 411 36 802 195 1215 243 468 57 943 53 1408 145 251 49 495 124 744 183 292 69 584 151 865 260 297 116 616 163 916 270 244 87 498 87 748 150 205 51 421 34 633 40 281 8 564-4 846 14 191 12 377 88 556 163 209 88 428 42 640 94l99 19"><text:p/></draw:path><draw:path draw:style-name="gr3" draw:text-style-name="P40" svg:width="15.026cm" svg:height="8.343cm" draw:transform="skewX (-0.000698131700797796) rotate (-2.03802096755378) translate (23.8185906270026cm 4.7817507469326cm)" svg:viewBox="0 0 15027 8344" svg:d="M0 8327c220 42 467 8 637-131 190-155 396-270 585-427 178-150 338-322 537-443 230-140 396-377 653-481 308-125 637-194 964-239 345-48 683-117 1018-209 250-69 490-181 720-306 303-165 580-380 835-612 331-302 686-586 1068-824 332-207 641-456 994-634 267-135 545-251 774-467 228-214 430-448 620-693 156-200 282-430 478-601 204-180 351-432 590-565 267-149 547-330 874-307 311 22 627 37 941 19 287-17 562-83 844-140 244-49 378-331 629-374 176-31 381-33 501-215 116-177 372-179 516-337l143-129 84-212 22 7"><text:p/></draw:path><draw:path draw:style-name="gr2" draw:text-style-name="P39" svg:width="1.822cm" svg:height="1.669cm" svg:x="0.994cm" svg:y="3.429cm" svg:viewBox="0 0 1823 1670" svg:d="M129 1172c188-167 262-427 442-598 171-162 169-509 390-571 164-46-35 416 117 506 132 78 300 176 429 104 254-142 228 83 207 299-18 187 287 368-51 468-201 59-351 260-559 286-170 22-343-55-494-130-187-92-285-301-468-403l-142-26 129-52z"><text:p/></draw:path><draw:path draw:style-name="gr2" draw:text-style-name="P39" svg:width="2.519cm" svg:height="1.799cm" svg:x="8.581cm" svg:y="2.03cm" svg:viewBox="0 0 2520 1800" svg:d="M0 646c49 204 159 393 299 546 124 136 248 272 363 416 168 211 395 172 611 181 174 7 343 26 520-13 190-42 350-168 454-311 114-157 268-298 273-507 5-190-112-354-273-468-175-124-354-222-532-325-140-81-304-90-455-143-146-52-309-2-455 39-181 51-278 207-441 299-97 55-428-80-286 169l-52 52z"><text:p/></draw:path><draw:line draw:style-name="gr4" draw:text-style-name="P40" svg:x1="0.994cm" svg:y1="4.539cm" svg:x2="0.994cm" svg:y2="4.739cm"><text:p/></draw:line><draw:line draw:style-name="gr4" draw:text-style-name="P40" svg:x1="1.036cm" svg:y1="4.547cm" svg:x2="1.036cm" svg:y2="4.747cm"><text:p/></draw:line><draw:line draw:style-name="gr4" draw:text-style-name="P40" svg:x1="1.08cm" svg:y1="4.549cm" svg:x2="1.08cm" svg:y2="4.749cm"><text:p/></draw:line><draw:line draw:style-name="gr4" draw:text-style-name="P40" svg:x1="1.12cm" svg:y1="4.563cm" svg:x2="1.12cm" svg:y2="4.763cm"><text:p/></draw:line><draw:line draw:style-name="gr4" draw:text-style-name="P40" svg:x1="1.165cm" svg:y1="4.585cm" svg:x2="1.165cm" svg:y2="4.785cm"><text:p/></draw:line><draw:line draw:style-name="gr4" draw:text-style-name="P40" svg:x1="1.211cm" svg:y1="4.602cm" svg:x2="1.211cm" svg:y2="4.802cm"><text:p/></draw:line><draw:line draw:style-name="gr4" draw:text-style-name="P40" svg:x1="1.249cm" svg:y1="4.639cm" svg:x2="1.249cm" svg:y2="4.839cm"><text:p/></draw:line><draw:line draw:style-name="gr4" draw:text-style-name="P40" svg:x1="1.289cm" svg:y1="4.691cm" svg:x2="1.289cm" svg:y2="4.891cm"><text:p/></draw:line><draw:line draw:style-name="gr4" draw:text-style-name="P40" svg:x1="1.333cm" svg:y1="4.722cm" svg:x2="1.333cm" svg:y2="4.922cm"><text:p/></draw:line><draw:line draw:style-name="gr4" draw:text-style-name="P40" svg:x1="1.06cm" svg:y1="4.547cm" svg:x2="1.06cm" svg:y2="4.747cm"><text:p/></draw:line><draw:line draw:style-name="gr4" draw:text-style-name="P40" svg:x1="1.195cm" svg:y1="4.588cm" svg:x2="1.195cm" svg:y2="4.788cm"><text:p/></draw:line><draw:line draw:style-name="gr4" draw:text-style-name="P40" svg:x1="1.136cm" svg:y1="4.565cm" svg:x2="1.136cm" svg:y2="4.765cm"><text:p/></draw:line><draw:line draw:style-name="gr4" draw:text-style-name="P40" svg:x1="1.1cm" svg:y1="4.563cm" svg:x2="1.1cm" svg:y2="4.763cm"><text:p/></draw:line><draw:line draw:style-name="gr4" draw:text-style-name="P40" svg:x1="1.018cm" svg:y1="4.551cm" svg:x2="1.018cm" svg:y2="4.751cm"><text:p/></draw:line><draw:line draw:style-name="gr4" draw:text-style-name="P40" svg:x1="1.233cm" svg:y1="4.625cm" svg:x2="1.233cm" svg:y2="4.825cm"><text:p/></draw:line><draw:line draw:style-name="gr4" draw:text-style-name="P40" svg:x1="1.267cm" svg:y1="4.659cm" svg:x2="1.267cm" svg:y2="4.859cm"><text:p/></draw:line><draw:line draw:style-name="gr4" draw:text-style-name="P40" svg:x1="1.313cm" svg:y1="4.714cm" svg:x2="1.313cm" svg:y2="4.914cm"><text:p/></draw:line><draw:line draw:style-name="gr4" draw:text-style-name="P40" svg:x1="1.361cm" svg:y1="4.758cm" svg:x2="1.361cm" svg:y2="4.958cm"><text:p/></draw:line><draw:line draw:style-name="gr4" draw:text-style-name="P40" svg:x1="1.381cm" svg:y1="4.786cm" svg:x2="1.381cm" svg:y2="4.986cm"><text:p/></draw:line><draw:line draw:style-name="gr4" draw:text-style-name="P40" svg:x1="1.401cm" svg:y1="4.812cm" svg:x2="1.401cm" svg:y2="5.012cm"><text:p/></draw:line><draw:line draw:style-name="gr4" draw:text-style-name="P40" svg:x1="1.426cm" svg:y1="4.826cm" svg:x2="1.426cm" svg:y2="5.026cm"><text:p/></draw:line><draw:line draw:style-name="gr4" draw:text-style-name="P40" svg:x1="1.446cm" svg:y1="4.856cm" svg:x2="1.446cm" svg:y2="5.056cm"><text:p/></draw:line><draw:line draw:style-name="gr4" draw:text-style-name="P40" svg:x1="1.474cm" svg:y1="4.892cm" svg:x2="1.474cm" svg:y2="5.092cm"><text:p/></draw:line><draw:line draw:style-name="gr4" draw:text-style-name="P40" svg:x1="1.498cm" svg:y1="4.902cm" svg:x2="1.498cm" svg:y2="5.102cm"><text:p/></draw:line><draw:line draw:style-name="gr4" draw:text-style-name="P40" svg:x1="1.524cm" svg:y1="4.916cm" svg:x2="1.524cm" svg:y2="5.116cm"><text:p/></draw:line><draw:line draw:style-name="gr4" draw:text-style-name="P40" svg:x1="1.548cm" svg:y1="4.932cm" svg:x2="1.548cm" svg:y2="5.132cm"><text:p/></draw:line><draw:line draw:style-name="gr4" draw:text-style-name="P40" svg:x1="1.57cm" svg:y1="4.946cm" svg:x2="1.57cm" svg:y2="5.146cm"><text:p/></draw:line><draw:line draw:style-name="gr4" draw:text-style-name="P40" svg:x1="1.586cm" svg:y1="4.962cm" svg:x2="1.586cm" svg:y2="5.162cm"><text:p/></draw:line><draw:line draw:style-name="gr4" draw:text-style-name="P40" svg:x1="1.604cm" svg:y1="4.968cm" svg:x2="1.604cm" svg:y2="5.168cm"><text:p/></draw:line><draw:line draw:style-name="gr4" draw:text-style-name="P40" svg:x1="1.628cm" svg:y1="4.976cm" svg:x2="1.628cm" svg:y2="5.176cm"><text:p/></draw:line><draw:line draw:style-name="gr4" draw:text-style-name="P40" svg:x1="1.652cm" svg:y1="4.996cm" svg:x2="1.652cm" svg:y2="5.196cm"><text:p/></draw:line><draw:line draw:style-name="gr4" draw:text-style-name="P40" svg:x1="1.679cm" svg:y1="5.005cm" svg:x2="1.679cm" svg:y2="5.205cm"><text:p/></draw:line><draw:line draw:style-name="gr4" draw:text-style-name="P40" svg:x1="1.707cm" svg:y1="5.013cm" svg:x2="1.707cm" svg:y2="5.213cm"><text:p/></draw:line><draw:line draw:style-name="gr4" draw:text-style-name="P40" svg:x1="1.737cm" svg:y1="5.029cm" svg:x2="1.737cm" svg:y2="5.229cm"><text:p/></draw:line><draw:line draw:style-name="gr4" draw:text-style-name="P40" svg:x1="1.763cm" svg:y1="5.043cm" svg:x2="1.763cm" svg:y2="5.243cm"><text:p/></draw:line><draw:line draw:style-name="gr4" draw:text-style-name="P40" svg:x1="1.785cm" svg:y1="5.049cm" svg:x2="1.785cm" svg:y2="5.249cm"><text:p/></draw:line><draw:line draw:style-name="gr4" draw:text-style-name="P40" svg:x1="1.811cm" svg:y1="5.055cm" svg:x2="1.811cm" svg:y2="5.255cm"><text:p/></draw:line><draw:line draw:style-name="gr4" draw:text-style-name="P40" svg:x1="1.835cm" svg:y1="5.063cm" svg:x2="1.835cm" svg:y2="5.263cm"><text:p/></draw:line><draw:line draw:style-name="gr4" draw:text-style-name="P40" svg:x1="1.863cm" svg:y1="5.071cm" svg:x2="1.863cm" svg:y2="5.271cm"><text:p/></draw:line><draw:line draw:style-name="gr4" draw:text-style-name="P40" svg:x1="1.887cm" svg:y1="5.079cm" svg:x2="1.887cm" svg:y2="5.279cm"><text:p/></draw:line><draw:line draw:style-name="gr4" draw:text-style-name="P40" svg:x1="1.913cm" svg:y1="5.089cm" svg:x2="1.913cm" svg:y2="5.289cm"><text:p/></draw:line><draw:line draw:style-name="gr4" draw:text-style-name="P40" svg:x1="1.94cm" svg:y1="5.085cm" svg:x2="1.94cm" svg:y2="5.285cm"><text:p/></draw:line><draw:line draw:style-name="gr4" draw:text-style-name="P40" svg:x1="1.97cm" svg:y1="5.089cm" svg:x2="1.97cm" svg:y2="5.289cm"><text:p/></draw:line><draw:line draw:style-name="gr4" draw:text-style-name="P40" svg:x1="1.998cm" svg:y1="5.102cm" svg:x2="1.998cm" svg:y2="5.302cm"><text:p/></draw:line><draw:line draw:style-name="gr4" draw:text-style-name="P40" svg:x1="2.026cm" svg:y1="5.102cm" svg:x2="2.026cm" svg:y2="5.302cm"><text:p/></draw:line><draw:line draw:style-name="gr4" draw:text-style-name="P40" svg:x1="2.05cm" svg:y1="5.102cm" svg:x2="2.05cm" svg:y2="5.302cm"><text:p/></draw:line><draw:line draw:style-name="gr4" draw:text-style-name="P40" svg:x1="2.074cm" svg:y1="5.102cm" svg:x2="2.074cm" svg:y2="5.302cm"><text:p/></draw:line><draw:line draw:style-name="gr4" draw:text-style-name="P40" svg:x1="2.098cm" svg:y1="5.096cm" svg:x2="2.098cm" svg:y2="5.296cm"><text:p/></draw:line><draw:line draw:style-name="gr4" draw:text-style-name="P40" svg:x1="2.126cm" svg:y1="5.085cm" svg:x2="2.126cm" svg:y2="5.285cm"><text:p/></draw:line><draw:line draw:style-name="gr4" draw:text-style-name="P40" svg:x1="2.15cm" svg:y1="5.08cm" svg:x2="2.15cm" svg:y2="5.28cm"><text:p/></draw:line><draw:line draw:style-name="gr4" draw:text-style-name="P40" svg:x1="2.176cm" svg:y1="5.08cm" svg:x2="2.176cm" svg:y2="5.28cm"><text:p/></draw:line><draw:line draw:style-name="gr4" draw:text-style-name="P40" svg:x1="2.203cm" svg:y1="5.065cm" svg:x2="2.203cm" svg:y2="5.265cm"><text:p/></draw:line><draw:line draw:style-name="gr4" draw:text-style-name="P40" svg:x1="2.229cm" svg:y1="5.043cm" svg:x2="2.229cm" svg:y2="5.243cm"><text:p/></draw:line><draw:line draw:style-name="gr4" draw:text-style-name="P40" svg:x1="2.255cm" svg:y1="5.039cm" svg:x2="2.255cm" svg:y2="5.239cm"><text:p/></draw:line><draw:line draw:style-name="gr4" draw:text-style-name="P40" svg:x1="2.277cm" svg:y1="5.019cm" svg:x2="2.277cm" svg:y2="5.219cm"><text:p/></draw:line><draw:line draw:style-name="gr4" draw:text-style-name="P40" svg:x1="2.299cm" svg:y1="5.009cm" svg:x2="2.299cm" svg:y2="5.209cm"><text:p/></draw:line><draw:line draw:style-name="gr4" draw:text-style-name="P40" svg:x1="2.325cm" svg:y1="4.996cm" svg:x2="2.325cm" svg:y2="5.196cm"><text:p/></draw:line><draw:line draw:style-name="gr4" draw:text-style-name="P40" svg:x1="2.355cm" svg:y1="4.983cm" svg:x2="2.355cm" svg:y2="5.183cm"><text:p/></draw:line><draw:line draw:style-name="gr4" draw:text-style-name="P40" svg:x1="2.381cm" svg:y1="4.962cm" svg:x2="2.381cm" svg:y2="5.162cm"><text:p/></draw:line><draw:line draw:style-name="gr4" draw:text-style-name="P40" svg:x1="2.411cm" svg:y1="4.946cm" svg:x2="2.411cm" svg:y2="5.146cm"><text:p/></draw:line><draw:line draw:style-name="gr4" draw:text-style-name="P40" svg:x1="2.438cm" svg:y1="4.916cm" svg:x2="2.438cm" svg:y2="5.116cm"><text:p/></draw:line><draw:line draw:style-name="gr4" draw:text-style-name="P40" svg:x1="2.462cm" svg:y1="4.902cm" svg:x2="2.462cm" svg:y2="5.102cm"><text:p/></draw:line><draw:line draw:style-name="gr4" draw:text-style-name="P40" svg:x1="2.48cm" svg:y1="4.902cm" svg:x2="2.48cm" svg:y2="5.102cm"><text:p/></draw:line><draw:line draw:style-name="gr4" draw:text-style-name="P40" svg:x1="2.51cm" svg:y1="4.879cm" svg:x2="2.51cm" svg:y2="5.079cm"><text:p/></draw:line><draw:line draw:style-name="gr4" draw:text-style-name="P40" svg:x1="2.532cm" svg:y1="4.856cm" svg:x2="2.532cm" svg:y2="5.056cm"><text:p/></draw:line><draw:line draw:style-name="gr4" draw:text-style-name="P40" svg:x1="2.558cm" svg:y1="4.849cm" svg:x2="2.558cm" svg:y2="5.049cm"><text:p/></draw:line><draw:line draw:style-name="gr4" draw:text-style-name="P40" svg:x1="2.582cm" svg:y1="4.838cm" svg:x2="2.582cm" svg:y2="5.038cm"><text:p/></draw:line><draw:line draw:style-name="gr4" draw:text-style-name="P40" svg:x1="2.608cm" svg:y1="4.822cm" svg:x2="2.608cm" svg:y2="5.022cm"><text:p/></draw:line><draw:line draw:style-name="gr4" draw:text-style-name="P40" svg:x1="2.634cm" svg:y1="4.812cm" svg:x2="2.634cm" svg:y2="5.012cm"><text:p/></draw:line><draw:line draw:style-name="gr4" draw:text-style-name="P40" svg:x1="2.652cm" svg:y1="4.796cm" svg:x2="2.652cm" svg:y2="4.996cm"><text:p/></draw:line><draw:line draw:style-name="gr4" draw:text-style-name="P40" svg:x1="2.674cm" svg:y1="4.804cm" svg:x2="2.674cm" svg:y2="5.004cm"><text:p/></draw:line><draw:line draw:style-name="gr4" draw:text-style-name="P40" svg:x1="2.703cm" svg:y1="4.794cm" svg:x2="2.703cm" svg:y2="4.994cm"><text:p/></draw:line><draw:line draw:style-name="gr4" draw:text-style-name="P40" svg:x1="2.729cm" svg:y1="4.782cm" svg:x2="2.729cm" svg:y2="4.982cm"><text:p/></draw:line><draw:line draw:style-name="gr4" draw:text-style-name="P40" svg:x1="2.751cm" svg:y1="4.778cm" svg:x2="2.751cm" svg:y2="4.978cm"><text:p/></draw:line><draw:line draw:style-name="gr4" draw:text-style-name="P40" svg:x1="2.777cm" svg:y1="4.759cm" svg:x2="2.777cm" svg:y2="4.959cm"><text:p/></draw:line><draw:line draw:style-name="gr4" draw:text-style-name="P40" svg:x1="2.797cm" svg:y1="4.729cm" svg:x2="2.797cm" svg:y2="4.929cm"><text:p/></draw:line><draw:line draw:style-name="gr4" draw:text-style-name="P40" svg:x1="2.817cm" svg:y1="4.713cm" svg:x2="2.817cm" svg:y2="4.913cm"><text:p/></draw:line><draw:path draw:style-name="gr5" draw:text-style-name="P41" svg:width="0.946cm" svg:height="0.825cm" svg:x="9.602cm" svg:y="1.649cm" svg:viewBox="0 0 947 826" svg:d="M0 658c41-107 121-199 166-302 32-74 49-167 113-214 109-80 134 270 234-13 23-64 89-233 164-38 33 86 88 162 139 240 28 43 94 121-26 164-153 55 34 98 95 114 196 53-132 100-151 120-51 53-139 51-209 76-55 24-203 35-284-13-66-39-104-32-171-63z"><text:p/></draw:path><draw:path draw:style-name="gr6" draw:text-style-name="P42" svg:width="1.821cm" svg:height="0.723cm" svg:x="8.972cm" svg:y="2.278cm" svg:viewBox="0 0 1822 724" svg:d="M0 537c108-36 218-84 303-164 77-74 185-146 193-252 2-24 29-21 129-121 0 0 35 85 75 91 69 53 109 58 200 91 107 38 87 21 177 15 117-8 225-37 323-115 114-9 191-76 191-76 100 100 118 135 126 178 14 73 40 146 69 215 29 70 64 179 0 220-90 57-207-14-315 13-92 23-190 25-284 25-91 0-182 1-272 0-107-1-216 6-315 44-101 39-219 24-316-12-87-33-157-95-240-133l-37-12z"><text:p/></draw:path><draw:path draw:style-name="gr7" draw:text-style-name="P42" svg:width="2.498cm" svg:height="1.291cm" svg:x="8.594cm" svg:y="2.702cm" svg:viewBox="0 0 2499 1292" svg:d="M25 0c3 38-8 75 14 105s0 49 30 91c-4 40 31 72 47 104 16 30 31 59 52 88 21 30 55 76 83 101 35 32 65 61 91 102 20 32 58 58 75 93 15 31 50 58 70 88 19 29 49 54 83 65 40 14 39 65 63 99 25 36 68 66 104 96 29 23 67 24 101 36 30 11 61 24 91 37 35 16 77 23 117 26 45 4 92 2 138-3 34-4 71-4 106 0 32 3 66 4 99 8 52 6 108 1 161 3 68 3 136-7 205-6 52 1 96-64 150-64 38 0 84-34 120-46 45-16 57-60 99-82 46-25 67-64 104-99s33-64 49-113c9-27 47-35 62-60 18-29 45-62 65-91s58-57 71-89c32-77 26 57 18 78-14 34-53 39-70 71-20 37-22 78-50 109-25 27-46 64-70 91-29 34-53 70-83 104-31 35-34 104-77 129-41 24-84 49-123 75-39 27-82 52-122 76-36 21-79 28-117 41-47 17-96 24-143 26-43 2-85 1-127 3-34 2-64-4-96-3-57 2-115-1-172 3-55 3-112-27-166-28-37-1-112 3-148 0-48-4-85-18-130-31-42-13-74-73-114-89-35-14-34-52-52-52-28-39-37-60-73-91-29-24-27-28-55-52-36-30-57-59-80-98-33-56-112-108-147-159-20-28-34-51-56-75-24-26-48-67-65-94-19-30-58-61-65-93-8-36-34-28-44-61-8-28-35-84-31-111 5-38-23-83-16-122 5-29 54-19 21-50-20-19 2-60-18-83l-3-3z"><text:p/></draw:path><draw:path draw:style-name="gr2" draw:text-style-name="P39" svg:width="2.483cm" svg:height="1.775cm" svg:x="4.227cm" svg:y="5.036cm" svg:viewBox="0 0 2484 1776" svg:d="M773 5c-251-41-396 186-579 304-148 96-195 299-194 469 1 316 412 116 483 345 54 173 55 362 166 497 110 134 319 139 497 152 210 15 414-21 621-14 200 7 408-52 552-193 210-204 192-556 97-801-77-200-304-277-469-400-137-102-306-153-456-235-156-85-344-135-524-83h-249-69z"><text:p/></draw:path><draw:path draw:style-name="gr2" draw:text-style-name="P39" svg:width="2.409cm" svg:height="1.229cm" svg:x="7.548cm" svg:y="8.375cm" svg:viewBox="0 0 2410 1230" svg:d="M560 88c-201 71-443 124-538 359-84 209 94 396 221 524 224 227 531 217 814 249 280 32 563-25 842-55 186-20 524-127 511-387-10-198-84-403-235-524-131-105-271-239-469-249-159-8-299-12-442 28-157 44-315 105-469 55l-138-55-97 41z"><text:p/></draw:path><draw:path draw:style-name="gr2" draw:text-style-name="P39" svg:width="0.637cm" svg:height="0.539cm" svg:x="11.841cm" svg:y="7.036cm" svg:viewBox="0 0 638 540" svg:d="M14 136c-30 190 130 431 332 401 126-19 444-136 207-332-142-118-353-295-539-152l-14 97z"><text:p/></draw:path><draw:path draw:style-name="gr2" draw:text-style-name="P39" svg:width="3.667cm" svg:height="2.845cm" svg:x="12.496cm" svg:y="3.413cm" svg:viewBox="0 0 3668 2846" svg:d="M1037 82c-307 110-714 235-786 566-54 250 501 36 510 221 18 367-656 332-759 649-51 158 763 158 525 442-379 452 458 249 497 290 201 210-470 212 55 441 204 89 294 171 455 152 346-42 742-82 953-414 185-291-129-477-345-580-453-217 123-346 248-400 781-338-14-122-248-97-644 69 96-125 538-345 2169-1080 10 399 539-221 227-265-865 275-387-317 175-217-659 204-414-276 60-116-701 494-483-111 83-230-976 344-428-82l-332 41-151-14z"><text:p/></draw:path><draw:path draw:style-name="gr2" draw:text-style-name="P39" svg:width="2.352cm" svg:height="1.387cm" svg:x="2.039cm" svg:y="10.437cm" svg:viewBox="0 0 2353 1388" svg:d="M644 0c-233 54-414 228-566 400-269 306 229 571 442 635 198 59 402 110 566 235 205 156 406 132 594 69 217-73 509-40 635-262 110-193-40-410-152-566-149-208-413-295-691-318-221-18-382 142-579 0l-152-83-124-55z"><text:p/></draw:path><draw:path draw:style-name="gr2" draw:text-style-name="P39" svg:width="3.712cm" svg:height="1.874cm" svg:x="11.681cm" svg:y="8.225cm" svg:viewBox="0 0 3713 1875" svg:d="M1709 28c-253 67-482 200-704 331-208 122-391 282-593 414-183 119-337 297-401 511s174 358 290 483c181 195 481 79 691 14 207-64 405-157 593-262 213-119 378-331 608-415 173-63 368-14 552-27 151-11 301-89 455-42 195 60 494-18 511-234 15-193-62-435-248-525-224-109-485-87-732-110-189-17-387 27-566-42l-235-82-207-42h-27z"><text:p/></draw:path><draw:path draw:style-name="gr2" draw:text-style-name="P39" svg:width="4.467cm" svg:height="1.187cm" svg:x="6.141cm" svg:y="14.344cm" svg:viewBox="0 0 4468 1188" svg:d="M1457 69c-380 37-849-177-1215 42-168 101-271 304-235 524 82 505 697 256 966 359 270 103 584 115 870 28 190-58 374 44 552-14 316-103 452 183 718 180 207-2 419-51 607-152 244-131 576-149 718-442 135-277-225-440-414-469-296-45-598-58-897-69-175-7-355-1-525 41-236 58-479 56-718 83l-262-28-152-138 56-14z"><text:p/></draw:path><draw:path draw:style-name="gr2" draw:text-style-name="P39" svg:width="4.996cm" svg:height="3.251cm" svg:x="11.927cm" svg:y="11.647cm" svg:viewBox="0 0 4997 3252" svg:d="M1096 171c-241-174-418 224-649 221-302-3-307 307-414 497-135 244 180 390 317 538 196 213 472 255 718 359 213 91 450 222 525 442 78 229-362 584-56 773 170 106 381 127 580 152 233 29 470 18 704 41 248 25 497 66 746 56 306-11 570-201 814-373 191-135 357-308 538-456 166-136 26-328-41-455-129-243-416-316-635-442-321-183-678-348-883-663-139-213 252-489-14-662-326-211-726-153-1091-193-253-27-507 44-759 41-239-2-459 64-690 83l14-14z"><text:p/></draw:path><draw:path draw:style-name="gr2" draw:text-style-name="P39" svg:width="0.693cm" svg:height="0.445cm" svg:x="6.779cm" svg:y="10.892cm" svg:viewBox="0 0 694 446" svg:d="M156 69c-253 37-181 471 97 359 144-58 429 31 441-193 12-229-329-257-497-193l-138 14 28-56z"><text:p/></draw:path><draw:path draw:style-name="gr2" draw:text-style-name="P39" svg:width="3.458cm" svg:height="0.989cm" svg:x="10.124cm" svg:y="16.428cm" svg:viewBox="0 0 3459 990" svg:d="M428 155c-345 19-672 601-138 773 657 212 1128-187 1711-180 238 2 483 47 718 0 252-51 582-92 704-317 202-373-493-336-731-400-295-81-599 20-898 41-295 21-587 78-883 83-187 2-407 91-580-28h-193l-138-27z"><text:p/></draw:path><draw:path draw:style-name="gr2" draw:text-style-name="P39" svg:width="3.064cm" svg:height="2.855cm" svg:x="1.371cm" svg:y="13.694cm" svg:viewBox="0 0 3065 2856" svg:d="M691 846c-275 340-662 763-538 1187 70 239-482 842 165 801 361-23 726 47 1091 13 309-29 584-171 828-345 168-120 269-302 400-455 162-189 169-445 263-663 84-193 156-396 165-607 9-199-141-340-234-497-108-182-334-259-539-276-307-26-605 78-869 221-154 83-328 129-470 234l-193 193-179 97-14 14z"><text:p/></draw:path><draw:path draw:style-name="gr5" draw:text-style-name="P41" svg:width="0.946cm" svg:height="0.825cm" svg:x="2.524cm" svg:y="14.202cm" svg:viewBox="0 0 947 826" svg:d="M0 658c41-107 121-199 166-302 32-74 49-167 113-214 109-80 134 270 234-13 23-64 89-233 164-38 33 86 88 162 139 240 28 43 94 121-26 164-153 55 34 98 95 114 196 53-132 100-151 120-51 53-139 51-209 76-55 24-203 35-284-13-66-39-104-32-171-63z"><text:p/></draw:path><draw:path draw:style-name="gr6" draw:text-style-name="P42" svg:width="1.821cm" svg:height="0.723cm" svg:x="1.894cm" svg:y="14.829cm" svg:viewBox="0 0 1822 724" svg:d="M0 537c108-36 218-84 303-164 77-74 185-146 193-252 2-24 29-21 129-121 0 0 35 85 75 91 69 53 109 58 200 91 107 38 87 21 177 15 117-8 225-37 323-115 114-9 191-76 191-76 100 100 118 135 126 178 14 73 40 146 69 215 29 70 64 179 0 220-90 57-207-14-315 13-92 23-190 25-284 25-91 0-182 1-272 0-107-1-216 6-315 44-101 39-219 24-316-12-87-33-157-95-240-133l-37-12z"><text:p/></draw:path><draw:path draw:style-name="gr5" draw:text-style-name="P41" svg:width="0.946cm" svg:height="0.825cm" svg:x="13.902cm" svg:y="12.049cm" svg:viewBox="0 0 947 826" svg:d="M0 658c41-107 121-199 166-302 32-74 49-167 113-214 109-80 134 270 234-13 23-64 89-233 164-38 33 86 88 162 139 240 28 43 94 121-26 164-153 55 34 98 95 114 196 53-132 100-151 120-51 53-139 51-209 76-55 24-203 35-284-13-66-39-104-32-171-63z"><text:p/></draw:path><draw:path draw:style-name="gr6" draw:text-style-name="P42" svg:width="1.821cm" svg:height="0.723cm" svg:x="13.272cm" svg:y="12.678cm" svg:viewBox="0 0 1822 724" svg:d="M0 537c108-36 218-84 303-164 77-74 185-146 193-252 2-24 29-21 129-121 0 0 35 85 75 91 69 53 109 58 200 91 107 38 87 21 177 15 117-8 225-37 323-115 114-9 191-76 191-76 100 100 118 135 126 178 14 73 40 146 69 215 29 70 64 179 0 220-90 57-207-14-315 13-92 23-190 25-284 25-91 0-182 1-272 0-107-1-216 6-315 44-101 39-219 24-316-12-87-33-157-95-240-133l-37-12z"><text:p/></draw:path><draw:path draw:style-name="gr8" draw:text-style-name="P43" svg:width="2.506cm" svg:height="1.292cm" svg:x="4.194cm" svg:y="5.803cm" svg:viewBox="0 0 2507 1293" svg:d="M18 0c5 32 13 68 39 91s-19 73 34 71c33-2 48 32 80 33 34 2 64 33 99 26 39-8 60 21 96 26 28 4 57 11 83 26 24 14 56 30 65 63 7 24 10 46 5 78-4 29 25 55 26 85 0 26-10 55 3 81s21 58 42 80c27 28 7 58 28 91 17 27 37 52 55 78 20 27 54 41 75 71 19 27 58 31 88 46 32 16 63 39 102 39 35 0 64 22 101 13 31-7 63 5 96 5s70 0 104 0 67 7 102 8c29 0 58 5 88 3s60-4 91-8c29-3 60-6 91-5 31 2 63-5 96-5 34 0 68-11 104-8 30 2 61-5 93-5 34 0 67-14 102-11 33 2 68-4 101-15 36-12 73-26 109-39 32-11 64-27 91-50 28-24 59-50 76-85 14-29 41-54 44-86 3-29 28-47 33-81 22-24 35-55 39-85 11-81 10 21 0 31-23 24-26 65-23 98 3 29 19 62 8 91-11 31-24 65-42 94-15 26-11 55-23 83-14 32-36 60-57 86-34 43-75 83-120 114-28 19-42 51-78 63-34 11-67 25-99 39-27 11-55 25-83 31-25 5-52 2-78 2-36 0-73 2-106 11-32 8-65 5-96 5-32 0-64 5-94 8-33 3-67 3-99 5-27 2-56-1-83-3s-56-5-83-5c-32 0-65-3-96 3-29 5-59-2-88-3-33-2-68-5-99-10-28-4-57-4-83-8s-52-8-78-8c-32 0-64-3-94-8s-45-23-67-44c-25-23-61-17-73-49-13-34-44-62-65-86-23-28-18-52-26-83-9-32-33-68-34-101 0-30 13-72-10-86-34-21-27-33-21-60 10-42 19-66-23-95 17-37-23-73-60-95-34-20-89-26-122-41-35-16-85 0-120-3-40-3-51-41-88-57-32-14-67-22-63-60s-37-51-30-89c6-31-9-69 0-100 11-35 36-62 33-99-2-25-50-57-8-78v-5z"><text:p/></draw:path><draw:path draw:style-name="gr8" draw:text-style-name="P43" svg:width="0.546cm" svg:height="0.418cm" svg:x="12.708cm" svg:y="4.077cm" svg:viewBox="0 0 547 419" svg:d="M32 0c-9 95 103 94 154 125 37 22 57 6 103 6 48 0 150-22 197-6 41 14 0 0 60 69-14 48 26 131-27 140-90 16-33 91-122 85-43-19-94-4-140-4-48-1-94-21-139-32-46-11-108-28-113-90-4-49 8-64 13-131-5-133 17-103-13-157l-5 9z"><text:p/></draw:path><draw:path draw:style-name="gr8" draw:text-style-name="P43" svg:width="1.797cm" svg:height="0.737cm" svg:x="14.387cm" svg:y="4.033cm" svg:viewBox="0 0 1798 738" svg:d="M1798 0c-13 41 27-25-73 75-53 18-107 90-153 119s-94 56-144 77c-47 20-91 50-144 50-75 0-36-71 0-101 125-107 11-67-65-37-78 44-161 73-218 104-62 35-127 77-193 105-62 26-100 52-174 82-75 43-150 49-211 85-49 30-106 31-158 50s-87 27-158 45c-42 25-181 68-56 83 53 6 117-21 171-23 51-1 102-6 151-19s105-10 155-18c49-7 89-25 139-34 47-9 95-15 144-17 55-2 115-34 162-62 47-29 99-53 149-77 49-23 95-30 175-61 36 29-97 117-72 157 32 51 125-17 172-42 51-27 111-65 159-98 45-31 86-61 129-97l40-48 19-27z"><text:p/></draw:path><draw:path draw:style-name="gr8" draw:text-style-name="P43" svg:width="0.609cm" svg:height="0.477cm" svg:x="12.453cm" svg:y="4.946cm" svg:viewBox="0 0 610 478" svg:d="M35 9c41 32 74 85 136 90 46 4 90 28 135 41 46 13 97 37 143 54 50 19 83 31 113 76 25 38 69 57 37 100-32 44-69 113-126 108-51-4-94-25-140-45s-97-27-144-41c-46-13-94-26-136-49-64-34-59-119-40-163 21-48 11-72 0-117l22-49-9-14z"><text:p/></draw:path><draw:path draw:style-name="gr8" draw:text-style-name="P43" svg:width="0.642cm" svg:height="0.366cm" svg:x="12.898cm" svg:y="5.581cm" svg:viewBox="0 0 643 367" svg:d="M0 9c50 32 84 101 157 94 48-4 99-1 149-4 47-2 95-13 144-14 46 0 93 12 140 5 77-11 61 87 6 129s-87 43-119 92c-36 55-94 59-144 54-48-5-97-1-144-9-47-9-106 8-144-23s-41-93-32-140c9-51-6-100-13-148l18-45h-9z"><text:p/></draw:path><draw:path draw:style-name="gr8" draw:text-style-name="P43" svg:width="1.716cm" svg:height="0.832cm" svg:x="13.294cm" svg:y="5.701cm" svg:viewBox="0 0 1717 833" svg:d="M100 200c-39 29 6 108 36 127 51 33 105 59 162 85 164 75-146-15 13 19 49 10 102 27 140 63 39 37 96 30 144 45 45 14 96 20 145 13 47-7 96-13 144-18 46-5 95-8 140-22 51-16 104-20 157-32s100-49 154-54c61-5 97-59 135-95 41-39 84-78 135-103 69-34 46-84 81-136 14-21 51-165 18-45-13 48-10 99-18 149-8 49 40 103 4 148-35 44-49 115-90 156-42 41-127 94-171 133-40 36-71 32-113 62-41 29-115 44-162 56-62 15-108 35-171 46-50 8-118 4-167 12-55 10-139 6-192 21s-95-41-141-57-94-27-140-40c-40-11-42-42-108-68-98-39-100-45-171-83-57-30-46-91-64-142 0-100 48-93 35-145z"><text:p/></draw:path><draw:path draw:style-name="gr8" draw:text-style-name="P44" svg:width="0.681cm" svg:height="0.659cm" svg:x="11.812cm" svg:y="7.17cm" svg:viewBox="0 0 682 660" svg:d="M47 0c-17 52 0 80 5 154 7 54 50 68 61 127 10 56 81 82 135 99 43 13 91 27 139 22s94-23 140-36c50-14 81-48 118-86 58-119 24 32 37 52-33 52-62 102-69 161-32 43-25 79-78 96-51 16-99 42-149 61-47 18-116 9-167-6-58-17-112-72-147-113-37-42-41-101-58-152-18-55-6-102-11-156s-5-94 4-146l14-43 12-20z"><text:p/></draw:path><draw:path draw:style-name="gr8" draw:text-style-name="P43" svg:width="2.447cm" svg:height="0.921cm" svg:x="7.518cm" svg:y="8.966cm" svg:viewBox="0 0 2448 922" svg:d="M46 40c5 16 17 31 24 47 7 17 14 36 14 57 0 17 7 34 15 49 9 17 26 31 35 48 9 18 28 28 40 46 7 11 19 24 28 37 12 17 27 35 43 49 12 10 22 24 36 35s28 24 44 34c14 9 29 21 43 32 20 16 43 31 67 43 16 8 35 19 54 24 16 4 33 12 49 17 25 8 53 13 79 21 14 4 29 10 43 13s31 8 46 9c25 3 50 10 76 12 24 1 50 6 76 8 21 2 45 2 67 3 17 1 34 4 52 5 25 1 51 6 78 7 18 1 39 1 58 3 20 2 41 5 62 6 13 1 28 3 43 3 18 0 38 2 58 2 18 0 38-1 57 0 41 1 85-7 128-7 15 0 31 2 46-2s33-7 49-10c16-4 33-9 51-9 20 0 41-5 62-5 22-1 45 1 68-5 28-8 60-13 90-18 18-3 38-9 57-10s38-7 58-7c25-1 51-15 77-18 23-3 47-7 70-11 35-7 73-33 109-40 25-4 47-16 68-31 17-12 32-30 53-37s37-27 47-45c8-14 15-16 23-29s11-31 21-43c12-15 9-35 19-49 9-14 11-31 11-47 0-15-2 32-5 47-3 14-5 30-3 45s11 31 11 48c-1 19 6 36 4 56-1 15-1 32-2 48-2 18-15 32-21 49-5 15-9 33-20 44-15 16-16 42-32 57-15 14-38 35-44 56-6 18-20 8-29 15-16 12-28 34-43 46-14 12-33 19-50 27-20 10-43 17-63 27-18 9-36 20-55 23-35 6-70 17-103 26-21 6-43 11-64 14s-42 8-62 10c-15 2-33 4-47 5-39 2-77 10-115 10-30 0-59 12-87 12-36 0-70 7-104 8-29 0-61-1-88 3-32 4-64 6-95 10-14 2-30 3-44 3-27 0-54-1-80-1-38 0-80-1-117 0-15 0-30 2-43 5-23 5-41 2-63-10-15-8-43 6-58 3-30-5-63-4-92-5-31-2-50-14-77-23-25-8-67 7-88-10-12-10-27-8-42-9-29-3-58-8-87-9-25 0-34-27-58-29-20-2-12-13-28-21-21-11-45-26-65-36s-31-15-49-26c-15-9-36-23-44-37-8-13-32-30-43-37-16-9-38-19-40-40-2-19-29-19-41-29-16-13-10-39-33-43-20-4-11-39-25-52-13-12-26-32-38-43-14-14-17-21-19-38-3-27-24-34-25-62 0-20-16-30-19-48-3-16-2-34-2-50 0-20-3-50-1-68 2-23-7-47 1-67 7-16 20-27 13-41-8-15 3-24 1-38-1-14 0-32 16-36l1-15 1-1z"><text:p/></draw:path><draw:path draw:style-name="gr8" draw:text-style-name="P43" svg:width="0.756cm" svg:height="0.536cm" svg:x="14.479cm" svg:y="4.698cm" svg:viewBox="0 0 757 537" svg:d="M757 11c-10 13-5 31-13 45-8 13-9 28-12 43s-7 33-10 48c-4 17-6 35-10 52-3 13-1 30-7 43-7 15-9 35-28 43s-35 27-51 38c-18 13-42 13-61 23-18 10-39 20-57 31-19 12-41 28-63 33-19 4-35 17-53 20-22 4-36 24-57 26-15 1-33 21-47 25-26 8-52 7-77 18-17 7-40 7-54 17-14 9-31 21-47 21-20 0-20-29-34-38-15-11-30-25-44-35-15-11-24-29-26-44-2-13-12-28-2-39 13-14 17-37 31-51 13-13 31-19 45-28 19-12 36-22 57-31 14-7 36-17 51-24 17-8 41-17 59-23 13-5 35-9 49-16 24-12 50-5 73-17 20-10 44-18 65-26 21-7 44-18 66-26 27-9 42-31 69-41 15-6 42-19 57-25 24-9 49-16 70-30 14-9 30-16 42-30l15-9 2-4z"><text:p/></draw:path><draw:path draw:style-name="gr8" draw:text-style-name="P43" svg:width="3.782cm" svg:height="1.376cm" svg:x="11.652cm" svg:y="9.009cm" svg:viewBox="0 0 3783 1377" svg:d="M46 678c9 11 6 31 11 46 6 17 23 30 35 46 12 15 38 20 49 38 9 16 25 19 30 39 6 23 36 25 56 35 16 7 13 31 28 42 20 14 35 36 51 55 12 14 35 28 50 39 14 10 38 15 51 28 12 11 35 17 52 23s39 11 57 12c12 1 27 10 41 7s29-7 45-7c15 0 22 7 39 7 18 0 44-1 63-1 15 0 35-8 51-7s26-17 44-16c17 0 41-3 59-5 38-4 55-18 92-28 21-6 66-14 86-26 16-10 31-2 46-11 15-8 32-18 49-25 16-7 35-12 52-18 17-7 35-16 52-24 19-8 36-20 55-29 16-7 33-16 50-23 19-7 40-13 59-21s40-17 58-28c15-9 31-12 47-21s33-22 46-35c12-13 36-8 50-17 15-10 27-30 44-36 18-7 24-21 42-27 16-6 36-27 52-35 19-10 32-27 49-40 15-12 32-12 47-25 18-15 35-33 52-48 13-12 30-19 45-29 25-16 49-39 75-54 18-11 32-29 51-39s40-20 58-32c15-10 32-19 47-29 14-9 28-20 44-26 15-5 30-16 45-22 16-7 34-17 52-21 19-5 55 6 74-2 20-9 33-12 54-10 17 1 44 1 62 1 26 1 46 2 74 1 15-1 39 2 56 2 12 0 29 7 43 7 16 0 26-4 43-4 18 0 40-1 57 7 22-3 34-8 50-11 24-5 43-5 68-6 21 0 39-22 61-23 34-1 68-12 100-15 18-1 29-5 49-6 13-1 34 3 48 0 15-3 35 1 52 3 24 4 38 13 64 13 16 0 37 7 52 12 12 4 39 5 53 5 16 1 30 1 47 1 21 0 43-5 64-11 18-5 28-13 46-18 21-5 44-11 64-20 18-8 36-19 55-26 25-9 37-32 56-45 14-10 24-27 28-43 4-13 6-29 12-41 7-15 16-30 16-46 0-40 3 13 3 16 0 18 11 36 19 52 7 14 7 34 9 50 2 23-13 43-9 67 4 19-1 40-10 59-10 23 5 35-9 54-13 18-36 32-44 53-5 13-10 28-18 39-10 14-22 27-31 41-15 23-42 23-59 37-18 15-37 14-57 26s-39 25-64 24c-22-1-45 6-65 3-18-2-37 0-54 0-30 0-61 0-89 4-29 4-39-12-57-24-27-17-41-18-65-14-17 2-34 4-50 6s-34-9-49-5c-18 4-36 14-54 15-21 2-45-4-63 5-17 9-35 21-54 21-22 0-44 11-65 7-26-6-54 8-80 8-18 0-38 0-56 0-16 0-31-8-45-6-22 3-45 1-65 1-24 1-49 1-72 4-23 4-48 7-70 5-25-2-50 0-73 4-29 5-59 18-87 20-17 2-35 4-50 11-21 9-47 15-69 22-12 3-22 23-36 22-21-1-38 6-53 17-21 16-41 29-61 50-16 17-41 25-56 43-17 20-47 27-66 45-21 20-38 47-63 62-21 13-38 40-63 45-30 6-20 39-48 43-19 3-35 26-53 32-23 7-54 15-67 35-10 17-40 16-52 31-12 17-36 19-53 26-18 8-40 12-58 18-15 5-19 18-33 24-22 9-51 22-71 34-19 11-38 21-59 27-24 6-39 19-63 25-15 4-34 4-45 15-17 15-51 21-71 31-16 8-29 14-47 17-30 5-72 16-100 26-21 8-33 7-53 16-24 11-47 23-73 25-23 2-52 20-76 20-26 0-40 11-65 11-14 0-33 5-50 5-21 15-33 16-52 4-15-10-36-7-52-7-22-1-49-24-70-18-34-17-23-26-50-26-22 0-27-22-36-44-9-23-39-24-51-42-10-15-31-21-44-32-17-14-22-21-35-38-16-20-22-31-50-42-13-24-26-54-44-67-14-10-37-28-49-39-15-14-22-34-26-53-3-16-27-40-38-68-4-18-10-33-6-52-1-39-9-19-6-60 3-38-3-54-5-77-2-18 6-34 3-52-2-15-1-116 14-122 13 45 19 136 29 148z"><text:p/></draw:path><draw:path draw:style-name="gr8" draw:text-style-name="P43" svg:width="2.388cm" svg:height="1.099cm" svg:x="1.994cm" svg:y="11.019cm" svg:viewBox="0 0 2389 1100" svg:d="M33 0c-22 24-9 54-15 81-5 20-8 42-13 63-5 18-1 39-4 59-2 20-1 45-1 66 0 24 7 49 7 74 0 21 8 41 13 60 8 32 44 28 62 59 17 29 49 49 76 70 24 18 55 33 79 52 19 15 28 30 50 41 23 12 58 36 83 47 24 11 51 13 77 22 25 9 49 23 74 33 37 14 70 40 108 54 21 8 47 6 70 13s51 2 74 14c27 15 60 20 90 32 36 15 75 31 112 46 27 11 51 30 76 46 19 13 43 47 68 51s37 22 57 37c22 16 50 36 78 41 47 9 103 18 147 35 39 15 73-22 115-19 43 3 88-8 131-11 34-2 76-4 105-28 19-16 45-21 68-25 29-6 61-3 90-10 21-5 45-7 66-16 39-17 86-15 126-30 30-11 58-26 88-35 36-10 55-46 83-66 22-15 34-44 46-68 15-30 41-56 53-87 8-21 10-47 9-69-1-21-2-44 0-63 3-21 2-43 2-63 0-21 15-64-5-62-24 3-15 49-26 70-11 20-22 41-35 60-15 21-24 14-47 30-24 17-52 42-76 46-27 5-53 17-72 35-21 19-40 11-66 15-25 4-65 9-90 7-37-4-72 17-109 17-25 0-49 1-72 1-33 0-66 4-98 13-26 7-50 17-75 24-39 11-80 16-118 24-27 6-54 19-79 28-30 12-60-15-90-20-27-4-61-25-88-28-49-5-53-38-115-66-23-36-49-68-90-78-48-12-91-41-134-57-25-9-49-19-72-29-26-12-58-7-83-20-21-11-43-18-64-21-36-5-75-5-107-20s-65-31-97-42c-31-10-61-25-91-33-29-7-52-31-77-41-33-14-49-46-79-62-22-12-40-33-57-50-24-22-53-41-68-68-11-19-21-40-26-61-6-30-26-56-35-85l-9-20z"><text:p/></draw:path><draw:path draw:style-name="gr8" draw:text-style-name="P43" svg:width="0.084cm" svg:height="0.058cm" svg:x="6.826cm" svg:y="10.938cm" svg:viewBox="0 0 85 59" svg:d="M0 46c0 22 29 12 51-7 8-7 64-42 13-33l-19 6h-25l-16-12z"><text:p/></draw:path><draw:path draw:style-name="gr8" draw:text-style-name="P43" svg:width="0.74cm" svg:height="0.469cm" svg:x="6.739cm" svg:y="11.154cm" svg:viewBox="0 0 741 470" svg:d="M30 28c5 8 2 19 8 27 5 7 5 17 10 27 4 8 7 19 10 29 4 12 15 22 25 32 8 8 20 14 28 22 8 7 19 7 28 11s22 6 32 10c11 4 25 6 37 4 10-1 22 1 32 0 17-3 35-13 52-14 15-1 21-8 35-13 9-3 28 1 40 1 10 0 20-5 32-5 10 0 22-4 32-5 15-1 30-2 46-2 11 0 21-1 33 0s24-7 34-12c17-7 36-15 54-16 11-1 22-5 33-9 12-5 23-14 35-21s23-17 31-27c7-9 17-19 20-30 3-9 11-18 13-27 6-26 8 6 8 11 0 8 1 18 2 27 2 9-2 20-1 30 1 11-2 20-3 32 0 9-4 20-5 30s-1 20-1 31c1 12-2 26-1 40 1 11-1 25-2 37s0 25-8 38c-5 8-6 20-11 29-6 11-11 25-20 35-10 12-22 24-34 33-12 8-27 15-42 17-11 1-22 6-31 9s-20 6-28 7c-12 1-22 0-33 6s-27 4-38 2c-12-2-24 4-35 4-12 0-25 3-37 2-13-1-28 1-39 2-17 2-33 0-49 1-10 1-21 6-30 7-11 1-20 9-30 10-10 0-15 13-24 13-11 1-27 2-37 5-17 5-36-1-51-1s-31-5-39-16c-8-10-22-6-29-14-8-10-17-20-22-30-5-11-14-21-20-29-9-12-13-29-20-40-6-11-14-23-16-34-1-10-4-20-4-30 0-12 1-23 2-33 2-11 3-23 3-34 0-18 2-36 5-52 5-23 13-47 20-68 3-11 7-23 8-33 0 0 1-44 0-14v3z"><text:p/></draw:path><draw:path draw:style-name="gr8" draw:text-style-name="P43" svg:width="0.12cm" svg:height="0.218cm" svg:x="1.926cm" svg:y="14.457cm" svg:viewBox="0 0 121 219" svg:d="M11 0c-18 47 15 91 3 140-4 19-23 143 26 37 20-43 61-48 81-92l-40-38-40-25-41-22z"><text:p/></draw:path><draw:path draw:style-name="gr8" draw:text-style-name="P43" svg:width="0.044cm" svg:height="0.398cm" svg:x="1.475cm" svg:y="15.53cm" svg:viewBox="0 0 45 399" svg:d="M12 0c4 28 3 57 4 86 1 31-1 62-4 94-2 21-19 46-9 95 1 21 0 20-3 42-2 20 3 41 4 62 1 58 29-30 30-40 1-26 10-53 10-78 0-23 3-46-2-67-4-20-13-41-10-62l-4-20-4-4z"><text:p/></draw:path><draw:path draw:style-name="gr8" draw:text-style-name="P43" svg:width="3.112cm" svg:height="2.39cm" svg:x="1.339cm" svg:y="14.446cm" svg:viewBox="0 0 3113 2391" svg:d="M25 1881c8 28-27 68 6 92 23 18 28 48 55 68 25 18 57 15 82 28 27 14 53 10 80 14 27 5 56 2 85 2 26 0 53 1 78-2 32-4 66-4 98-2 41 2 83-1 125 0 24 1 50 5 76 4 24 0 50 0 76 0 30 0 60 4 91 4 22 0 46-6 68 0 37 10 74-3 112 4 33 6 65-6 101 10 21 10 50 8 74 6 37-4 75-1 113-4 21-1 45-1 68-4 28-4 61-2 86-20 27-19 55 8 85 0 28-7 57-16 84-28 36-16 80-19 120-22 38-3 60-36 99-48 38-12 73-32 108-52 36-21 67-48 107-64 30-12 53-42 80-61 25-19 53-37 78-58 30-25 67-45 101-64 25-14 31-45 52-66s49-33 60-61c15-38 50-86 82-110s46-42 57-76c9-29 37-54 57-76 25-27 42-53 57-87 14-33 41-59 48-94 6-34 24-68 40-97 15-27 15-68 28-96s22-56 23-87c1-28 11-53 20-80s19-54 26-80c5-21 19-40 22-60 4-26 39-37 40-63 2-27 18-53 30-76 19-36 11-86 30-122 14-26 22-57 30-85 6-21 11-44 14-66 4-34 15-69 22-102 6-26 15-53 13-79-5-61-7 31-6 34 5 23-20 44-21 69s7 54 4 80c-4 26-2 55-8 82-6 30-4 62-8 93-3 23-13 46-20 68-9 28-14 59-22 88-7 24-7 52-12 77s-13 51-20 76c-8 28-27 53-32 82-5 26-17 51-28 75-11 26-33 47-44 74-12 30-17 66-30 96-16 35-28 64-33 103-5 35-16 85-34 118-13 24-3 52-18 76-14 23-24 43-34 69-11 31-38 64-46 96-6 26-27 45-38 68-17 37-47 68-75 97-26 28-39 60-68 84-26 21-35 56-56 82-17 22-57 30-66 59s-29 58-52 80c-25 23-38 65-79 66-32 0-38 14-74 40-17 20-28 50-64 54-30 4-53 34-83 41-39 10-46 45-80 50-33 4-55 23-78 44-28 25-69 3-95 32-21 24-62 30-92 40-27 8-55 12-82 18-31 7-62 26-93 30-25 4-54 10-78 9-27-2-42-5-70 4s-66-4-93 4c-31 9-60 5-90 2-26-2-51 7-76 10-40 4-81-13-119-14-24-1-49 1-72-4-25-5-54 2-80 2-31-1-57 0-87 0-28 0-56-5-82-13-32-9-67 1-98 0-28 0-55-8-81-8-39 0-77 1-114-4-26-3-41 26-65 21-34-7-86 0-120-7-26-5-45-18-70-24-37-8-81-24-103-58-16-26-14-56-16-82-1-34-17-68-9-99 7-29 10-59 9-88-1-23 15-47 8-68l-2-8z"><text:p/></draw:path><draw:path draw:style-name="gr8" draw:text-style-name="P43" svg:width="4.508cm" svg:height="1.006cm" svg:x="6.11cm" svg:y="14.815cm" svg:viewBox="0 0 4509 1007" svg:d="M25 0c-4 22-12 45-14 68-2 20 4 42 4 64 0 19 7 41 12 61 5 23 11 49 18 74 7 23 26 41 36 64 10 21 26 45 47 58 25 16 41 46 68 59 23 11 45 29 72 30 31 2 62 16 95 18 19 1 40 7 60 4 26-3 51 6 78 4 23-1 49 5 74 4 23 0 48 0 73 0 26 0 54 0 80 0s52 0 78-2c32-2 67-2 101 0 24 1 51 8 76 14 26 6 54 15 80 24 24 8 50 17 77 20 22 3 45 16 68 22s48 3 74 6c30 3 61 12 93 14 24 1 51 9 76 6 23-2 48-3 72-4 26-2 54 2 80-4 29-7 59 0 89-8 20-6 43-7 64-14 28-9 60-15 90-18 21-2 44-9 65-16 22-7 47-8 70-12 27-5 54 0 82 2 24 1 48 1 72 6 25 6 53 2 79 4 22 2 45 5 68 4 24-1 44 19 68 4 21-14 50-7 73-14 26-8 54-10 80-16 31-8 65-6 98-12 25-4 55 1 77 16 19 13 41 17 62 24 23 7 46 18 66 36s49 27 72 44c24 18 52 39 85 46 20 5 40 16 60 23 29 10 63 24 92 14s36 9 61 4c20-4 45 3 66 0 27-4 53-15 80-20s54-5 82-8c30-3 62-9 89-21 25-11 50-25 74-38 26-14 58-13 86-22 27-9 56-19 81-32s48-32 72-48c21-14 49-17 74-24 24-6 49-17 75-22s49-23 74-34c22-10 43-25 68-31 31-8 55-33 89-40 24-5 58-8 74-28 20-26 50-40 76-60 21-17 35-50 54-68 22-22 36-53 53-79 20-31 30-68 46-100 6-12 12-81 16-22 2 24 6 51 4 76-3 33-17 67-16 101 0 22-2 46-4 68-3 23-7 47-12 70-6 25-19 50-32 72-13 23-38 40-51 63-16 27-30 56-48 82-14 21-47 17-68 30-19 12-33 36-52 48-24 15-48 35-73 48-24 13-52 17-76 29-23 12-51 18-76 26-21 6-41 16-62 20-26 6-49 24-75 32-25 7-52 17-76 26-27 9-55 20-80 32-26 12-52 27-79 36-24 7-48 18-70 28-21 9-44 16-64 26-27 13-57 19-86 19-27 0-48 17-73 26-24 9-58-4-82-2-22 1-36 27-58 26-25-2-58 2-82 0-24-1-48-19-71-20-26-2-56 0-78-12-27-15-57-24-79-45-18-16-41-26-62-32-33-10-56-39-90-46-22-5-43-15-62-24-25-12-51-24-77-30-22-5-46-7-68-4-26 3-54 4-78 12-24 7-50 12-73 18-22 5-46 7-68 8-26 1-53 8-80 6-25-1-51-5-76-6-22 0-44-5-65-8-27-4-55-8-80-10-23-1-46 4-68 4-26 1-54 6-79 4-25-1-46 14-70 14s-48 24-70 32c-25 8-51 4-78 6-20 2-43 5-63 4-24-2-46 5-68 8-22 4-44-2-68 4-25 6-53 11-77 4-33-9-68-4-100-12-22-5-46-7-66-14-26-9-56-6-81-10-22-4-47-3-66-12-31-15-63-12-92-38-22-19-55-24-82-28-30-5-59-12-89-10-25 1-51 1-76 2-24 0-48-4-72-4-25 0-36 18-59 14-29-6-66-5-94-4-26 0-57-10-82-8s-52-2-77-10c-22-7-48-4-66-14-35-20-69-20-106-40-28-15-52-28-67-49-16-23-31-47-44-70-15-27-37-53-44-82-7-28 1-57 0-85 0-24 3-48 6-70 2-21-2-43-2-62 0-40 3-79 4-117 1-22 3-45 6-66l2-20v-14z"><text:p/></draw:path><draw:path draw:style-name="gr8" draw:text-style-name="P43" svg:width="0.072cm" svg:height="0.061cm" svg:x="12.715cm" svg:y="11.77cm" svg:viewBox="0 0 73 62" svg:d="M2 12c3 15-6 81 28 33 13-18 67-12 31-43l-21-2h-26-14z"><text:p/></draw:path><draw:path draw:style-name="gr8" draw:text-style-name="P43" svg:width="1.638cm" svg:height="1.458cm" svg:x="11.886cm" svg:y="12.648cm" svg:viewBox="0 0 1639 1459" svg:d="M24 0c-1 23 10 43 16 66 7 27 18 42 40 70 32 43 12 33 47 79 29 9 39 44 66 60 26 15 55 30 78 52s48 41 70 66c18 20 42 39 63 59 26 25 60 45 84 74 19 23 51 25 72 46 20 21 52 30 77 46 23 15 49 22 74 30 24 8 48 20 74 24 23 4 45 17 70 21 23 3 47 18 71 20 31 3 49 24 78 36 32 13 65 19 96 34s67 21 99 36c24 12 48 26 72 42 22 15 52 24 76 40 28 18 68 28 89 55 18 23 51 28 66 56 12 22 35 39 48 62 15 25 32 51 46 78 10 19 18 40 30 61 13 21 12 49 12 76 0 23 4 49-4 70-10 27-20 57-36 81-35 52-33-19-42-39-11-26-28-50-50-68-31-26-61-54-88-82-18-18-42-25-63-36-28-14-59-27-86-41-28-15-58-30-84-46-24-15-47-32-71-44s-43-32-68-38c-30-8-61-19-90-26-32-7-63-25-91-38-25-11-51-12-76-18-32-8-60-20-90-28-29-7-56-26-81-41-24-14-48-30-72-42-28-14-54-29-80-42-30-14-42-49-64-70-28-28-59-55-87-83-24-24-51-42-74-64-30-29-63-49-92-76-28-26-52-57-77-82-22-23-42-49-52-77-8-22-19-44-20-66-2-34 4-68 10-100s-11-68 1-97c9-24 0-24 0-48l11-44v-2z"><text:p/></draw:path><draw:path draw:style-name="gr8" draw:text-style-name="P43" svg:width="3.632cm" svg:height="1.249cm" svg:x="13.303cm" svg:y="13.938cm" svg:viewBox="0 0 3633 1250" svg:d="M37 558c31 13 12 43 32 66 17 20 27 50 52 62 21 10 37 30 62 38 24 8 45 28 69 39 21 10 49 0 70 16 23 18 57 20 84 30 23 8 49 14 74 14 32 1 63 15 95 22 21 4 44 2 66 6 24 4 49 13 76 14 28 1 56 6 85 10 27 4 55 11 84 10 22-1 47-3 70 2 27 5 55 3 83 6 24 3 51 8 76 6 30-2 61 4 92 4 23 0 47-4 71-4 20 0 39 4 60 4 22 0 45 4 68 4 22 0 45 4 68 4 30 1 60 10 91 12 25 1 50 4 76 6 27 2 55 8 84 8 28 0 56 6 85 6 26 0 48 0 76 16 19 11 46 2 68 6 24 4 51 2 75 0 25-3 50-3 76-4 29-2 60-2 92 2 29 3 54-3 89-14 30-9 66 2 96-8 21-7 41-21 64-22 40-3 60-40 103-46 29-4 58-9 84-28 25-18 59-30 80-52s45-35 69-48c22-12 44-26 66-39 23-13 47-31 68-48 23-18 43-41 64-62 25-24 58-12 81-36 22-23 43-49 72-66 32-18 62-41 90-65 24-20 46-45 71-64 23-18 48-39 72-56 23-15 33-46 56-60 24-14 44-34 66-51 22-16 45-33 61-56 15-22 33-44 46-66 14-23 3-71 28-76 23-5 0 47 0 72 0 28-5 58-4 88 1 19-2 40-4 60-2 25-3 51-8 77-4 23-17 48-32 66-18 21-33 48-57 62-26 16-52 33-72 55s-48 37-70 56c-27 22-53 47-80 70-21 18-36 41-61 54-30 15-48 47-76 66-23 16-45 37-64 57-22 23-55 31-77 54-21 21-51 36-78 48-26 12-45 34-68 50-24 17-50 31-72 49-20 17-41 39-69 46-29 8-38 28-80 44-20 27-42 42-68 54-29 14-70 12-95 30-19 13-42 20-64 28-36 13-72 33-108 34-28 1-54 0-77 10-22 10-46 13-68 17-24 5-50 2-74 2-30 0-60-11-88-13-85-7-159 0-253 0-93-22-26-34-79-24-37 7-71-8-108-8-27 0-47-12-73-10-31 2-61-11-90-14s-59-7-88-6c-25 0-50 1-72 0-26-1-50 6-75 8-32 3-65 0-96-12-24-9-52-2-76-2-31 1-62 6-91 2-31-4-61-10-90-12-30-3-62-7-91-12s-58-15-86-16c-35-1-69-7-102-10-30-3-60-11-89-16-41-8-85-15-124-26-30-9-57-27-86-36-27-8-54-18-79-30-24-11-52-16-70-37-19-23-40-46-50-74-8-23-20-45-26-66-6-24-19-48-14-74 8-39 20-79 22-119 1-23 9-47 10-70l4-16z"><text:p/></draw:path><draw:path draw:style-name="gr8" draw:text-style-name="P43" svg:width="0.38cm" svg:height="0.301cm" svg:x="10.094cm" svg:y="16.525cm" svg:viewBox="0 0 381 302" svg:d="M9 5c9 25 7 53 11 79 4 29 1 60 0 90 0 24-17 94-20 118 30-4 40 9 67 10 41 1 40-61 67-81 26-18 61-29 75-56 15-29 50-45 81-53 33-8 91-13 91-47 0-43-75-17-110-32-58 14-86-3-127-3-28 0-53-19-80-18l-23-7-25-3-12-2z"><text:p/></draw:path><draw:path draw:style-name="gr8" draw:text-style-name="P43" svg:width="3.515cm" svg:height="0.965cm" svg:x="10.088cm" svg:y="16.74cm" svg:viewBox="0 0 3516 966" svg:d="M29 271c0 23-4 47 2 70 7 25 11 53 21 79 10 28 34 50 53 74 18 23 45 42 72 58 25 14 53 32 82 42 31 11 65 17 97 33 30 15 63 7 96 23 26 12 61 3 90 12 28 8 56 7 84 18 37 15 79 7 119 7 27 0 53 0 81-9 36-12 77-13 116-5 30 6 50-24 82-25 27-1 55-15 83-17 28-3 57-16 84-25 24-8 52-7 77-12 35-6 72-18 107-28 26-7 55-14 79-28 23-14 52-7 77-11 27-5 56-13 81-28 27-16 63-10 93-19 25-8 53-5 79-11 35-9 70-10 105-21 25-8 52-2 79-5 30-4 64 0 95-2 30-2 60-5 91-5 25 0 49 9 74 12 37 4 78-2 116 2 32 4 66 4 98 2 35-2 71-1 107 0 24 1 52 2 77 0 27-2 56 1 83-4 26-4 52-17 77-26 30-11 62-16 93-23 28-7 59-7 88-12 31-5 65-3 96-11 30-8 61-23 93-31 26-6 48-27 72-39 27-14 58-24 86-35 36-15 69-42 88-74 21-36 48-72 74-103 22-26 0-82 28-93 25-10 4 55 0 82-6 33-4 71-18 102-13 28-16 57-19 86-2 22-3 47-9 70-7 27-16 57-33 79-19 25-41 50-60 74-21 26-53 44-81 63-25 17-52 36-77 51s-57 10-84 16c-26 6-53 17-79 21-30 5-58 16-86 24s-57 19-86 21c-34 3-68 0-102 9-31 8-60 22-93 21-31-1-62 8-93 7-31-2-60 10-91 9-33-2-67-4-100-5-25-1-52 1-77 3-28 3-59 1-86 0-28-1-57-10-83-12-30-2-60-7-89-5-37 3-75-4-111-4-34 0-68-3-100 4-30 6-66-2-93 14-25 15-54 6-79 17-22 9-48 6-70 11-30 8-67 18-93 33-30 18-58 1-86 14-26 12-55 25-84 28-36 4-73 26-107 37-30 10-60 7-90 18-29 11-61 13-91 17-26 4-53 11-79 14-30 4-57 14-86 18-37 5-68 12-102 25s-57-17-86-6c-27 11-62 5-89-5-26-9-54-20-81-14-33 8-63-22-96-16-39 7-70-21-106-26s-74-12-105-34c-29-21-62-37-91-56-35-23-53-54-74-105-24-22-23-23-37-63 1-46-26-93-21-139 3-35 11-70 11-105 0-26 9-55-4-79l2-28 19-23z"><text:p/></draw:path><draw:path draw:style-name="gr8" draw:text-style-name="P43" svg:width="0.035cm" svg:height="0.067cm" svg:x="7.641cm" svg:y="14.343cm" svg:viewBox="0 0 36 68" svg:d="M31 0c-9 12 30 111-23 45l-8-29 2-8z"><text:p/></draw:path><draw:polygon draw:style-name="gr8" draw:text-style-name="P43" svg:width="0.007cm" svg:height="0.046cm" svg:x="7.599cm" svg:y="14.351cm" svg:viewBox="0 0 8 47" draw:points="0,0 0,47 8,21 3,8"><text:p/></draw:polygon><draw:frame draw:style-name="gr9" draw:text-style-name="P46" svg:width="0.301cm" svg:height="0.671cm" svg:x="9.495cm" svg:y="0.802cm"><draw:text-box><text:p text:style-name="P45"><text:span text:style-name="T44">N</text:span></text:p></draw:text-box></draw:frame><draw:custom-shape draw:style-name="gr10" draw:text-style-name="P40" svg:width="0.9cm" svg:height="0.9cm" svg:x="9.236cm" svg:y="3.365cm"><text:p/><draw:enhanced-geometry draw:glue-point-type="segments" draw:type="mso-spt100" draw:modifiers="-90 -170.505080158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47" svg:width="1.4cm" svg:height="0.671cm" svg:x="8.795cm" svg:y="2.94cm"><draw:text-box><text:p text:style-name="P45"><text:span text:style-name="T45">80°</text:span></text:p></draw:text-box></draw:frame><draw:frame draw:style-name="gr9" draw:text-style-name="P46" svg:width="0.301cm" svg:height="0.671cm" svg:x="6.094cm" svg:y="0.102cm"><draw:text-box><text:p text:style-name="P45"><text:span text:style-name="T44">N</text:span></text:p></draw:text-box></draw:frame><draw:frame draw:style-name="gr9" draw:text-style-name="P48" svg:width="0.301cm" svg:height="0.671cm" svg:x="9.594cm" svg:y="3.94cm"><draw:text-box><text:p text:style-name="P45"><text:span text:style-name="T46">A</text:span></text:p></draw:text-box></draw:frame><draw:frame draw:style-name="gr11" draw:text-style-name="P47" svg:width="1.9cm" svg:height="0.673cm" svg:x="6.895cm" svg:y="3.439cm"><draw:text-box><text:p text:style-name="P45"><text:span text:style-name="T45">3,2 cm</text:span></text:p></draw:text-box></draw:frame><draw:g draw:style-name="gr12"><draw:frame draw:style-name="gr9" draw:text-style-name="P47" svg:width="0.301cm" svg:height="0.671cm" svg:x="5.595cm" svg:y="3.341cm"><draw:text-box><text:p text:style-name="P45"><text:span text:style-name="T45">B</text:span></text:p></draw:text-box></draw:frame><draw:custom-shape draw:style-name="gr13" draw:text-style-name="P40" svg:width="1.001cm" svg:height="1.001cm" svg:x="5.794cm" svg:y="2.702cm"><text:p/><draw:enhanced-geometry draw:glue-point-type="segments" draw:type="mso-spt100" draw:modifiers="59.8871998986619 -90.5409026911863"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draw:style-name="gr14" draw:text-style-name="P40" svg:x1="6.294cm" svg:y1="3.202cm" svg:x2="7.544cm" svg:y2="5.367cm"><text:p/></draw:line><draw:frame draw:style-name="gr9" draw:text-style-name="P49" svg:width="1.502cm" svg:height="0.671cm" svg:x="6.394cm" svg:y="2.203cm"><draw:text-box><text:p text:style-name="P45"><text:span text:style-name="T47">150°</text:span></text:p></draw:text-box></draw:frame><draw:line draw:style-name="gr15" draw:text-style-name="P40" svg:x1="7.694cm" svg:y1="5.2cm" svg:x2="7.394cm" svg:y2="5.5cm"><text:p/></draw:line><draw:line draw:style-name="gr15" draw:text-style-name="P40" svg:x1="7.394cm" svg:y1="5.2cm" svg:x2="7.694cm" svg:y2="5.5cm"><text:p/></draw:line><draw:frame draw:style-name="gr9" draw:text-style-name="P49" svg:width="0.301cm" svg:height="0.671cm" svg:x="7.394cm" svg:y="5.341cm"><draw:text-box><text:p text:style-name="P45"><text:span text:style-name="T47">C</text:span></text:p></draw:text-box></draw:frame><draw:frame draw:style-name="gr9" draw:text-style-name="P49" svg:width="1.902cm" svg:height="0.671cm" svg:x="5.293cm" svg:y="3.94cm"><draw:text-box><text:p text:style-name="P45"><text:span text:style-name="T47">2,3 cm</text:span></text:p></draw:text-box></draw:frame><draw:line draw:style-name="gr16" draw:text-style-name="P40" svg:x1="9.894cm" svg:y1="3.702cm" svg:x2="9.494cm" svg:y2="4.002cm"><text:p/></draw:line><draw:line draw:style-name="gr16" draw:text-style-name="P40" svg:x1="9.494cm" svg:y1="3.702cm" svg:x2="9.894cm" svg:y2="4.002cm"><text:p/></draw:line><draw:line draw:style-name="gr17" draw:text-style-name="P40" svg:x1="9.694cm" svg:y1="3.8cm" svg:x2="9.694cm" svg:y2="1.3cm"><text:p/></draw:line><draw:line draw:style-name="gr17" draw:text-style-name="P40" svg:x1="6.294cm" svg:y1="3.202cm" svg:x2="6.294cm" svg:y2="0.702cm"><text:p/></draw:line><draw:line draw:style-name="gr18" draw:text-style-name="P51" svg:x1="9.656cm" svg:y1="3.836cm" svg:x2="6.294cm" svg:y2="3.202cm"><text:p text:style-name="P50"><text:span text:style-name="T48"><text:s/></text:span></text:p></draw:line></draw:g><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 svg:font-family="StarSymbol" style:font-charset="x-symbol"/>
    <style:font-face style:name="OpenSymbol" svg:font-family="OpenSymbol" style:font-pitch="variable" style:font-charset="x-symbol"/>
    <style:font-face style:name="OpenSymbol1" svg:font-family="Open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SimSun" svg:font-family="SimSun" style:font-pitch="variable"/>
    <style:font-face style:name="Tahoma"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4F439745515D277C.png" xlink:type="simple" xlink:show="embed" xlink:actuate="onLoad"/>
    <draw:fill-image draw:name="Bitmap_20_2" draw:display-name="Bitmap 2" xlink:href="Pictures/1000000000000462000000584F439745515D277C.png" xlink:type="simple" xlink:show="embed" xlink:actuate="onLoad"/>
    <draw:fill-image draw:name="Bitmap_20_3" draw:display-name="Bitmap 3" xlink:href="Pictures/1000020100000A26000000EC2D54EC42112EA04B.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8358BC09E866CC53.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678C7EBED077601A.png" xlink:type="simple" xlink:show="embed" xlink:actuate="onLoad"/>
    <draw:opacity draw:name="Transparency_20_1" draw:display-name="Transparency 1" draw:style="linear" draw:start="100%" draw:end="0%" draw:angle="0deg" draw:border="0%"/>
    <draw:opacity draw:name="Transparency_20_3" draw:display-name="Transparency 3" draw:style="linear" draw:start="35%" draw:end="0%" draw:angle="90deg" draw:border="0%"/>
    <draw:marker draw:name="Arrow" svg:viewBox="0 0 20 30" svg:d="M10 0l-10 30h20z"/>
    <draw:marker draw:name="Arrow_20_concave" draw:display-name="Arrow concave" svg:viewBox="0 0 1131 1580" svg:d="M1013 1491l118 89-567-1580-564 1580 114-85 136-68 148-46 161-17 161 13 153 46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79" draw:display-name="Dashed (var) 10279"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348" draw:display-name="Dashed (var) 10348" draw:style="rect" draw:dots1="1" draw:dots1-length="0.006cm" draw:dots2="1" draw:dots2-length="0.006cm" draw:distance="0.006cm"/>
    <draw:stroke-dash draw:name="Dashed_20__28_var_29__20_10349" draw:display-name="Dashed (var) 10349" draw:style="rect" draw:dots1="1" draw:dots1-length="0.006cm" draw:dots2="1" draw:dots2-length="0.006cm" draw:distance="0.006cm"/>
    <draw:stroke-dash draw:name="Dashed_20__28_var_29__20_10350" draw:display-name="Dashed (var) 10350" draw:style="rect" draw:dots1="1" draw:dots1-length="0.006cm" draw:dots2="1" draw:dots2-length="0.006cm" draw:distance="0.006cm"/>
    <draw:stroke-dash draw:name="Dashed_20__28_var_29__20_10351" draw:display-name="Dashed (var) 10351" draw:style="rect" draw:dots1="1" draw:dots1-length="0.006cm" draw:dots2="1" draw:dots2-length="0.006cm" draw:distance="0.006cm"/>
    <draw:stroke-dash draw:name="Dashed_20__28_var_29__20_10352" draw:display-name="Dashed (var) 10352" draw:style="rect" draw:dots1="1" draw:dots1-length="0.006cm" draw:dots2="1" draw:dots2-length="0.006cm" draw:distance="0.006cm"/>
    <draw:stroke-dash draw:name="Dashed_20__28_var_29__20_10353" draw:display-name="Dashed (var) 10353" draw:style="rect" draw:dots1="1" draw:dots1-length="0.006cm" draw:dots2="1" draw:dots2-length="0.006cm" draw:distance="0.006cm"/>
    <draw:stroke-dash draw:name="Dashed_20__28_var_29__20_10354" draw:display-name="Dashed (var) 10354" draw:style="rect" draw:dots1="1" draw:dots1-length="0.006cm" draw:dots2="1" draw:dots2-length="0.006cm" draw:distance="0.006cm"/>
    <draw:stroke-dash draw:name="Dashed_20__28_var_29__20_10355" draw:display-name="Dashed (var) 10355" draw:style="rect" draw:dots1="1" draw:dots1-length="0.006cm" draw:dots2="1" draw:dots2-length="0.006cm" draw:distance="0.006cm"/>
    <draw:stroke-dash draw:name="Dashed_20__28_var_29__20_10356" draw:display-name="Dashed (var) 10356"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3cm" draw:dots2="1" draw:dots2-length="0.003cm" draw:distance="0.003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3cm" draw:dots2="1" draw:dots2-length="0.003cm" draw:distance="0.003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3cm" draw:dots2="1" draw:dots2-length="0.003cm" draw:distance="0.003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3cm" draw:dots2="1" draw:dots2-length="0.003cm" draw:distance="0.003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0" draw:display-name="Dashed (var) 30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6cm" draw:dots2="1" draw:dots2-length="0.006cm" draw:distance="0.006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03cm" draw:dots2="1" draw:dots2-length="0.003cm" draw:distance="0.003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1cm" draw:dots2="1" draw:dots2-length="0.001cm" draw:distance="0.001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3" draw:display-name="Dashed (var) 493" draw:style="rect" draw:dots1="1" draw:dots1-length="0.003cm" draw:dots2="1" draw:dots2-length="0.003cm" draw:distance="0.003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3cm" draw:dots2="1" draw:dots2-length="0.003cm" draw:distance="0.00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1" draw:display-name="Dashed (var) 51" draw:style="rect" draw:dots1="1" draw:dots1-length="0.011cm" draw:dots2="1" draw:dots2-length="0.011cm" draw:distance="0.011cm"/>
    <draw:stroke-dash draw:name="Dashed_20__28_var_29__20_5157" draw:display-name="Dashed (var) 5157" draw:style="rect" draw:dots1="1" draw:dots1-length="0.001cm" draw:dots2="1" draw:dots2-length="0.001cm" draw:distance="0.001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1" draw:display-name="Dashed (var) 5181" draw:style="rect" draw:dots1="1" draw:dots1-length="0.006cm" draw:dots2="1" draw:dots2-length="0.006cm" draw:distance="0.006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2="2" draw:dots2-length="0.05cm" draw:distance="0.1cm"/>
    <draw:stroke-dash draw:name="Dashed_20__28_var_29__20_5556" draw:display-name="Dashed (var) 5556" draw:style="rect" draw:dots2="2" draw:dots2-length="0.05cm" draw:distance="0.1cm"/>
    <draw:stroke-dash draw:name="Dashed_20__28_var_29__20_5557" draw:display-name="Dashed (var) 5557" draw:style="rect" draw:dots2="2" draw:dots2-length="0.028cm" draw:distance="0.057cm"/>
    <draw:stroke-dash draw:name="Dashed_20__28_var_29__20_5558" draw:display-name="Dashed (var) 5558" draw:style="rect" draw:dots2="2" draw:dots2-length="0.028cm" draw:distance="0.057cm"/>
    <draw:stroke-dash draw:name="Dashed_20__28_var_29__20_5559" draw:display-name="Dashed (var) 5559" draw:style="rect" draw:dots2="2" draw:dots2-length="0.028cm" draw:distance="0.057cm"/>
    <draw:stroke-dash draw:name="Dashed_20__28_var_29__20_5560" draw:display-name="Dashed (var) 5560" draw:style="rect" draw:dots2="2" draw:dots2-length="0.028cm" draw:distance="0.057cm"/>
    <draw:stroke-dash draw:name="Dashed_20__28_var_29__20_5561" draw:display-name="Dashed (var) 5561" draw:style="rect" draw:dots2="2" draw:dots2-length="0.028cm" draw:distance="0.057cm"/>
    <draw:stroke-dash draw:name="Dashed_20__28_var_29__20_5562" draw:display-name="Dashed (var) 5562" draw:style="rect" draw:dots2="2" draw:dots2-length="0.028cm" draw:distance="0.057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1="1" draw:dots1-length="0.003cm" draw:dots2="1" draw:dots2-length="0.003cm" draw:distance="0.003cm"/>
    <draw:stroke-dash draw:name="Dashed_20__28_var_29__20_5670" draw:display-name="Dashed (var) 5670" draw:style="rect" draw:dots1="1" draw:dots1-length="0.003cm" draw:dots2="1" draw:dots2-length="0.003cm" draw:distance="0.003cm"/>
    <draw:stroke-dash draw:name="Dashed_20__28_var_29__20_5671" draw:display-name="Dashed (var) 5671" draw:style="rect" draw:dots1="1" draw:dots1-length="0.003cm" draw:dots2="1" draw:dots2-length="0.003cm" draw:distance="0.003cm"/>
    <draw:stroke-dash draw:name="Dashed_20__28_var_29__20_5672" draw:display-name="Dashed (var) 5672" draw:style="rect" draw:dots1="1" draw:dots1-length="0.003cm" draw:dots2="1" draw:dots2-length="0.003cm" draw:distance="0.003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679" draw:display-name="Dashed (var) 5679" draw:style="rect" draw:dots1="1" draw:dots1-length="0.003cm" draw:dots2="1" draw:dots2-length="0.003cm" draw:distance="0.00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3cm" draw:dots2="1" draw:dots2-length="0.003cm" draw:distance="0.003cm"/>
    <draw:stroke-dash draw:name="Dashed_20__28_var_29__20_5683" draw:display-name="Dashed (var) 5683" draw:style="rect" draw:dots1="1" draw:dots1-length="0.003cm" draw:dots2="1" draw:dots2-length="0.003cm" draw:distance="0.003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01cm" draw:dots2="1" draw:dots2-length="0.001cm" draw:distance="0.001cm"/>
    <draw:stroke-dash draw:name="Dashed_20__28_var_29__20_5929" draw:display-name="Dashed (var) 5929" draw:style="rect" draw:dots1="1" draw:dots1-length="0.001cm" draw:dots2="1" draw:dots2-length="0.001cm" draw:distance="0.001cm"/>
    <draw:stroke-dash draw:name="Dashed_20__28_var_29__20_5930" draw:display-name="Dashed (var) 5930" draw:style="rect" draw:dots1="1" draw:dots1-length="0.001cm" draw:dots2="1" draw:dots2-length="0.001cm" draw:distance="0.001cm"/>
    <draw:stroke-dash draw:name="Dashed_20__28_var_29__20_5931" draw:display-name="Dashed (var) 5931" draw:style="rect" draw:dots1="1" draw:dots1-length="0.001cm" draw:dots2="1" draw:dots2-length="0.001cm" draw:distance="0.001cm"/>
    <draw:stroke-dash draw:name="Dashed_20__28_var_29__20_5932" draw:display-name="Dashed (var) 5932" draw:style="rect" draw:dots1="1" draw:dots1-length="0.001cm" draw:dots2="1" draw:dots2-length="0.001cm" draw:distance="0.001cm"/>
    <draw:stroke-dash draw:name="Dashed_20__28_var_29__20_5933" draw:display-name="Dashed (var) 5933" draw:style="rect" draw:dots1="1" draw:dots1-length="0.001cm" draw:dots2="1" draw:dots2-length="0.001cm" draw:distance="0.001cm"/>
    <draw:stroke-dash draw:name="Dashed_20__28_var_29__20_5934" draw:display-name="Dashed (var) 5934" draw:style="rect" draw:dots1="1" draw:dots1-length="0.001cm" draw:dots2="1" draw:dots2-length="0.001cm" draw:distance="0.001cm"/>
    <draw:stroke-dash draw:name="Dashed_20__28_var_29__20_5935" draw:display-name="Dashed (var) 5935" draw:style="rect" draw:dots1="1" draw:dots1-length="0.001cm" draw:dots2="1" draw:dots2-length="0.001cm" draw:distance="0.001cm"/>
    <draw:stroke-dash draw:name="Dashed_20__28_var_29__20_5936" draw:display-name="Dashed (var) 5936" draw:style="rect" draw:dots1="1" draw:dots1-length="0.001cm" draw:dots2="1" draw:dots2-length="0.001cm" draw:distance="0.001cm"/>
    <draw:stroke-dash draw:name="Dashed_20__28_var_29__20_5937" draw:display-name="Dashed (var) 5937" draw:style="rect" draw:dots1="1" draw:dots1-length="0.001cm" draw:dots2="1" draw:dots2-length="0.001cm" draw:distance="0.001cm"/>
    <draw:stroke-dash draw:name="Dashed_20__28_var_29__20_5938" draw:display-name="Dashed (var) 5938" draw:style="rect" draw:dots1="1" draw:dots1-length="0.001cm" draw:dots2="1" draw:dots2-length="0.001cm" draw:distance="0.001cm"/>
    <draw:stroke-dash draw:name="Dashed_20__28_var_29__20_5939" draw:display-name="Dashed (var) 5939" draw:style="rect" draw:dots1="1" draw:dots1-length="0.001cm" draw:dots2="1" draw:dots2-length="0.001cm" draw:distance="0.001cm"/>
    <draw:stroke-dash draw:name="Dashed_20__28_var_29__20_5940" draw:display-name="Dashed (var) 5940" draw:style="rect" draw:dots1="1" draw:dots1-length="0.001cm" draw:dots2="1" draw:dots2-length="0.001cm" draw:distance="0.001cm"/>
    <draw:stroke-dash draw:name="Dashed_20__28_var_29__20_5941" draw:display-name="Dashed (var) 5941" draw:style="rect" draw:dots1="1" draw:dots1-length="0.001cm" draw:dots2="1" draw:dots2-length="0.001cm" draw:distance="0.00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1cm" draw:dots2="1" draw:dots2-length="0.001cm" draw:distance="0.001cm"/>
    <draw:stroke-dash draw:name="Dashed_20__28_var_29__20_5966" draw:display-name="Dashed (var) 5966" draw:style="rect" draw:dots1="1" draw:dots1-length="0.001cm" draw:dots2="1" draw:dots2-length="0.001cm" draw:distance="0.001cm"/>
    <draw:stroke-dash draw:name="Dashed_20__28_var_29__20_5967" draw:display-name="Dashed (var) 5967" draw:style="rect" draw:dots1="1" draw:dots1-length="0.001cm" draw:dots2="1" draw:dots2-length="0.001cm" draw:distance="0.001cm"/>
    <draw:stroke-dash draw:name="Dashed_20__28_var_29__20_5968" draw:display-name="Dashed (var) 5968" draw:style="rect" draw:dots1="1" draw:dots1-length="0.001cm" draw:dots2="1" draw:dots2-length="0.001cm" draw:distance="0.001cm"/>
    <draw:stroke-dash draw:name="Dashed_20__28_var_29__20_5969" draw:display-name="Dashed (var) 5969" draw:style="rect" draw:dots1="1" draw:dots1-length="0.001cm" draw:dots2="1" draw:dots2-length="0.001cm" draw:distance="0.001cm"/>
    <draw:stroke-dash draw:name="Dashed_20__28_var_29__20_5970" draw:display-name="Dashed (var) 5970" draw:style="rect" draw:dots1="1" draw:dots1-length="0.001cm" draw:dots2="1" draw:dots2-length="0.001cm" draw:distance="0.001cm"/>
    <draw:stroke-dash draw:name="Dashed_20__28_var_29__20_5971" draw:display-name="Dashed (var) 5971" draw:style="rect" draw:dots1="1" draw:dots1-length="0.001cm" draw:dots2="1" draw:dots2-length="0.001cm" draw:distance="0.001cm"/>
    <draw:stroke-dash draw:name="Dashed_20__28_var_29__20_5972" draw:display-name="Dashed (var) 5972" draw:style="rect" draw:dots1="1" draw:dots1-length="0.001cm" draw:dots2="1" draw:dots2-length="0.001cm" draw:distance="0.001cm"/>
    <draw:stroke-dash draw:name="Dashed_20__28_var_29__20_5973" draw:display-name="Dashed (var) 5973" draw:style="rect" draw:dots1="1" draw:dots1-length="0.001cm" draw:dots2="1" draw:dots2-length="0.001cm" draw:distance="0.001cm"/>
    <draw:stroke-dash draw:name="Dashed_20__28_var_29__20_5974" draw:display-name="Dashed (var) 5974" draw:style="rect" draw:dots1="1" draw:dots1-length="0.001cm" draw:dots2="1" draw:dots2-length="0.001cm" draw:distance="0.001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1cm" draw:dots2="1" draw:dots2-length="0.001cm" draw:distance="0.001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2cm" draw:dots2="1" draw:dots2-length="0.002cm" draw:distance="0.002cm"/>
    <draw:stroke-dash draw:name="Dashed_20__28_var_29__20_5986" draw:display-name="Dashed (var) 5986" draw:style="rect" draw:dots1="1" draw:dots1-length="0.002cm" draw:dots2="1" draw:dots2-length="0.002cm" draw:distance="0.002cm"/>
    <draw:stroke-dash draw:name="Dashed_20__28_var_29__20_5987" draw:display-name="Dashed (var) 5987" draw:style="rect" draw:dots1="1" draw:dots1-length="0.002cm" draw:dots2="1" draw:dots2-length="0.002cm" draw:distance="0.002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0" draw:display-name="Dashed (var) 5990" draw:style="rect" draw:dots1="1" draw:dots1-length="0.002cm" draw:dots2="1" draw:dots2-length="0.002cm" draw:distance="0.002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2cm" draw:dots2="1" draw:dots2-length="0.002cm" draw:distance="0.002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2cm" draw:dots2="1" draw:dots2-length="0.002cm" draw:distance="0.002cm"/>
    <draw:stroke-dash draw:name="Dashed_20__28_var_29__20_5999" draw:display-name="Dashed (var) 5999" draw:style="rect" draw:dots1="1" draw:dots1-length="0.002cm" draw:dots2="1" draw:dots2-length="0.002cm" draw:distance="0.002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00" draw:display-name="Dashed (var) 6000" draw:style="rect" draw:dots1="1" draw:dots1-length="0.002cm" draw:dots2="1" draw:dots2-length="0.002cm" draw:distance="0.002cm"/>
    <draw:stroke-dash draw:name="Dashed_20__28_var_29__20_6001" draw:display-name="Dashed (var) 6001" draw:style="rect" draw:dots1="1" draw:dots1-length="0.002cm" draw:dots2="1" draw:dots2-length="0.002cm" draw:distance="0.002cm"/>
    <draw:stroke-dash draw:name="Dashed_20__28_var_29__20_6002" draw:display-name="Dashed (var) 6002" draw:style="rect" draw:dots1="1" draw:dots1-length="0.002cm" draw:dots2="1" draw:dots2-length="0.002cm" draw:distance="0.002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3cm" draw:dots2="1" draw:dots2-length="0.003cm" draw:distance="0.003cm"/>
    <draw:stroke-dash draw:name="Dashed_20__28_var_29__20_6023" draw:display-name="Dashed (var) 6023" draw:style="rect" draw:dots1="1" draw:dots1-length="0.003cm" draw:dots2="1" draw:dots2-length="0.003cm" draw:distance="0.003cm"/>
    <draw:stroke-dash draw:name="Dashed_20__28_var_29__20_6024" draw:display-name="Dashed (var) 6024" draw:style="rect" draw:dots1="1" draw:dots1-length="0.003cm" draw:dots2="1" draw:dots2-length="0.003cm" draw:distance="0.003cm"/>
    <draw:stroke-dash draw:name="Dashed_20__28_var_29__20_6025" draw:display-name="Dashed (var) 6025" draw:style="rect" draw:dots1="1" draw:dots1-length="0.003cm" draw:dots2="1" draw:dots2-length="0.003cm" draw:distance="0.003cm"/>
    <draw:stroke-dash draw:name="Dashed_20__28_var_29__20_6026" draw:display-name="Dashed (var) 6026" draw:style="rect" draw:dots1="1" draw:dots1-length="0.003cm" draw:dots2="1" draw:dots2-length="0.003cm" draw:distance="0.003cm"/>
    <draw:stroke-dash draw:name="Dashed_20__28_var_29__20_6027" draw:display-name="Dashed (var) 6027" draw:style="rect" draw:dots1="1" draw:dots1-length="0.003cm" draw:dots2="1" draw:dots2-length="0.003cm" draw:distance="0.003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73" draw:display-name="Dashed (var) 6073" draw:style="rect" draw:dots1="1" draw:dots1-length="0.002cm" draw:dots2="1" draw:dots2-length="0.002cm" draw:distance="0.002cm"/>
    <draw:stroke-dash draw:name="Dashed_20__28_var_29__20_6074" draw:display-name="Dashed (var) 6074" draw:style="rect" draw:dots1="1" draw:dots1-length="0.002cm" draw:dots2="1" draw:dots2-length="0.002cm" draw:distance="0.002cm"/>
    <draw:stroke-dash draw:name="Dashed_20__28_var_29__20_6075" draw:display-name="Dashed (var) 6075" draw:style="rect" draw:dots1="1" draw:dots1-length="0.002cm" draw:dots2="1" draw:dots2-length="0.002cm" draw:distance="0.002cm"/>
    <draw:stroke-dash draw:name="Dashed_20__28_var_29__20_6076" draw:display-name="Dashed (var) 6076" draw:style="rect" draw:dots1="1" draw:dots1-length="0.002cm" draw:dots2="1" draw:dots2-length="0.002cm" draw:distance="0.002cm"/>
    <draw:stroke-dash draw:name="Dashed_20__28_var_29__20_6077" draw:display-name="Dashed (var) 6077" draw:style="rect" draw:dots1="1" draw:dots1-length="0.002cm" draw:dots2="1" draw:dots2-length="0.002cm" draw:distance="0.002cm"/>
    <draw:stroke-dash draw:name="Dashed_20__28_var_29__20_6078" draw:display-name="Dashed (var) 6078" draw:style="rect" draw:dots1="1" draw:dots1-length="0.002cm" draw:dots2="1" draw:dots2-length="0.002cm" draw:distance="0.002cm"/>
    <draw:stroke-dash draw:name="Dashed_20__28_var_29__20_6079" draw:display-name="Dashed (var) 6079" draw:style="rect" draw:dots1="1" draw:dots1-length="0.002cm" draw:dots2="1" draw:dots2-length="0.002cm" draw:distance="0.002cm"/>
    <draw:stroke-dash draw:name="Dashed_20__28_var_29__20_6080" draw:display-name="Dashed (var) 6080" draw:style="rect" draw:dots1="1" draw:dots1-length="0.002cm" draw:dots2="1" draw:dots2-length="0.002cm" draw:distance="0.002cm"/>
    <draw:stroke-dash draw:name="Dashed_20__28_var_29__20_6081" draw:display-name="Dashed (var) 6081" draw:style="rect" draw:dots1="1" draw:dots1-length="0.002cm" draw:dots2="1" draw:dots2-length="0.002cm" draw:distance="0.002cm"/>
    <draw:stroke-dash draw:name="Dashed_20__28_var_29__20_6082" draw:display-name="Dashed (var) 6082" draw:style="rect" draw:dots1="1" draw:dots1-length="0.002cm" draw:dots2="1" draw:dots2-length="0.002cm" draw:distance="0.002cm"/>
    <draw:stroke-dash draw:name="Dashed_20__28_var_29__20_6083" draw:display-name="Dashed (var) 6083" draw:style="rect" draw:dots1="1" draw:dots1-length="0.002cm" draw:dots2="1" draw:dots2-length="0.002cm" draw:distance="0.002cm"/>
    <draw:stroke-dash draw:name="Dashed_20__28_var_29__20_6084" draw:display-name="Dashed (var) 6084" draw:style="rect" draw:dots1="1" draw:dots1-length="0.002cm" draw:dots2="1" draw:dots2-length="0.002cm" draw:distance="0.002cm"/>
    <draw:stroke-dash draw:name="Dashed_20__28_var_29__20_6085" draw:display-name="Dashed (var) 6085" draw:style="rect" draw:dots1="1" draw:dots1-length="0.002cm" draw:dots2="1" draw:dots2-length="0.002cm" draw:distance="0.002cm"/>
    <draw:stroke-dash draw:name="Dashed_20__28_var_29__20_6086" draw:display-name="Dashed (var) 6086" draw:style="rect" draw:dots1="1" draw:dots1-length="0.002cm" draw:dots2="1" draw:dots2-length="0.002cm" draw:distance="0.002cm"/>
    <draw:stroke-dash draw:name="Dashed_20__28_var_29__20_6087" draw:display-name="Dashed (var) 6087"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2cm" draw:dots2="1" draw:dots2-length="0.002cm" draw:distance="0.002cm"/>
    <draw:stroke-dash draw:name="Dashed_20__28_var_29__20_6128" draw:display-name="Dashed (var) 6128" draw:style="rect" draw:dots1="1" draw:dots1-length="0.002cm" draw:dots2="1" draw:dots2-length="0.002cm" draw:distance="0.002cm"/>
    <draw:stroke-dash draw:name="Dashed_20__28_var_29__20_6129" draw:display-name="Dashed (var) 6129" draw:style="rect" draw:dots1="1" draw:dots1-length="0.003cm" draw:dots2="1" draw:dots2-length="0.003cm" draw:distance="0.00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2cm" draw:dots2="1" draw:dots2-length="0.002cm" draw:distance="0.002cm"/>
    <draw:stroke-dash draw:name="Dashed_20__28_var_29__20_6187" draw:display-name="Dashed (var) 6187" draw:style="rect" draw:dots1="1" draw:dots1-length="0.002cm" draw:dots2="1" draw:dots2-length="0.002cm" draw:distance="0.002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06cm" draw:dots2="1" draw:dots2-length="0.006cm" draw:distance="0.006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2cm" draw:dots2="1" draw:dots2-length="0.002cm" draw:distance="0.002cm"/>
    <draw:stroke-dash draw:name="Dashed_20__28_var_29__20_6246" draw:display-name="Dashed (var) 6246" draw:style="rect" draw:dots1="1" draw:dots1-length="0.002cm" draw:dots2="1" draw:dots2-length="0.002cm" draw:distance="0.002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3cm" draw:dots2="1" draw:dots2-length="0.003cm" draw:distance="0.003cm"/>
    <draw:stroke-dash draw:name="Dashed_20__28_var_29__20_6250" draw:display-name="Dashed (var) 6250" draw:style="rect" draw:dots1="1" draw:dots1-length="0.003cm" draw:dots2="1" draw:dots2-length="0.003cm" draw:distance="0.003cm"/>
    <draw:stroke-dash draw:name="Dashed_20__28_var_29__20_6251" draw:display-name="Dashed (var) 6251" draw:style="rect" draw:dots1="1" draw:dots1-length="0.003cm" draw:dots2="1" draw:dots2-length="0.003cm" draw:distance="0.003cm"/>
    <draw:stroke-dash draw:name="Dashed_20__28_var_29__20_6252" draw:display-name="Dashed (var) 6252" draw:style="rect" draw:dots1="1" draw:dots1-length="0.003cm" draw:dots2="1" draw:dots2-length="0.003cm" draw:distance="0.003cm"/>
    <draw:stroke-dash draw:name="Dashed_20__28_var_29__20_6253" draw:display-name="Dashed (var) 6253" draw:style="rect" draw:dots1="1" draw:dots1-length="0.003cm" draw:dots2="1" draw:dots2-length="0.003cm" draw:distance="0.003cm"/>
    <draw:stroke-dash draw:name="Dashed_20__28_var_29__20_6254" draw:display-name="Dashed (var) 6254" draw:style="rect" draw:dots1="1" draw:dots1-length="0.003cm" draw:dots2="1" draw:dots2-length="0.003cm" draw:distance="0.003cm"/>
    <draw:stroke-dash draw:name="Dashed_20__28_var_29__20_6255" draw:display-name="Dashed (var) 6255" draw:style="rect" draw:dots1="1" draw:dots1-length="0.003cm" draw:dots2="1" draw:dots2-length="0.003cm" draw:distance="0.003cm"/>
    <draw:stroke-dash draw:name="Dashed_20__28_var_29__20_6256" draw:display-name="Dashed (var) 6256" draw:style="rect" draw:dots1="1" draw:dots1-length="0.003cm" draw:dots2="1" draw:dots2-length="0.003cm" draw:distance="0.003cm"/>
    <draw:stroke-dash draw:name="Dashed_20__28_var_29__20_6257" draw:display-name="Dashed (var) 6257" draw:style="rect" draw:dots1="1" draw:dots1-length="0.003cm" draw:dots2="1" draw:dots2-length="0.003cm" draw:distance="0.003cm"/>
    <draw:stroke-dash draw:name="Dashed_20__28_var_29__20_6258" draw:display-name="Dashed (var) 6258" draw:style="rect" draw:dots1="1" draw:dots1-length="0.003cm" draw:dots2="1" draw:dots2-length="0.003cm" draw:distance="0.003cm"/>
    <draw:stroke-dash draw:name="Dashed_20__28_var_29__20_6259" draw:display-name="Dashed (var) 6259" draw:style="rect" draw:dots1="1" draw:dots1-length="0.003cm" draw:dots2="1" draw:dots2-length="0.003cm" draw:distance="0.003cm"/>
    <draw:stroke-dash draw:name="Dashed_20__28_var_29__20_6260" draw:display-name="Dashed (var) 6260" draw:style="rect" draw:dots1="1" draw:dots1-length="0.003cm" draw:dots2="1" draw:dots2-length="0.003cm" draw:distance="0.003cm"/>
    <draw:stroke-dash draw:name="Dashed_20__28_var_29__20_6261" draw:display-name="Dashed (var) 6261" draw:style="rect" draw:dots1="1" draw:dots1-length="0.003cm" draw:dots2="1" draw:dots2-length="0.003cm" draw:distance="0.003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2cm" draw:dots2="1" draw:dots2-length="0.002cm" draw:distance="0.002cm"/>
    <draw:stroke-dash draw:name="Dashed_20__28_var_29__20_6305" draw:display-name="Dashed (var) 6305" draw:style="rect" draw:dots1="1" draw:dots1-length="0.002cm" draw:dots2="1" draw:dots2-length="0.002cm" draw:distance="0.002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3cm" draw:dots2="1" draw:dots2-length="0.003cm" draw:distance="0.003cm"/>
    <draw:stroke-dash draw:name="Dashed_20__28_var_29__20_6328" draw:display-name="Dashed (var) 6328" draw:style="rect" draw:dots1="1" draw:dots1-length="0.003cm" draw:dots2="1" draw:dots2-length="0.003cm" draw:distance="0.003cm"/>
    <draw:stroke-dash draw:name="Dashed_20__28_var_29__20_6329" draw:display-name="Dashed (var) 6329" draw:style="rect" draw:dots1="1" draw:dots1-length="0.003cm" draw:dots2="1" draw:dots2-length="0.003cm" draw:distance="0.003cm"/>
    <draw:stroke-dash draw:name="Dashed_20__28_var_29__20_6330" draw:display-name="Dashed (var) 6330" draw:style="rect" draw:dots1="1" draw:dots1-length="0.003cm" draw:dots2="1" draw:dots2-length="0.003cm" draw:distance="0.003cm"/>
    <draw:stroke-dash draw:name="Dashed_20__28_var_29__20_6331" draw:display-name="Dashed (var) 6331" draw:style="rect" draw:dots1="1" draw:dots1-length="0.003cm" draw:dots2="1" draw:dots2-length="0.003cm" draw:distance="0.003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62" draw:display-name="Dashed (var) 6362" draw:style="rect" draw:dots1="1" draw:dots1-length="0.003cm" draw:dots2="1" draw:dots2-length="0.003cm" draw:distance="0.003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3cm" draw:dots2="1" draw:dots2-length="0.003cm" draw:distance="0.003cm"/>
    <draw:stroke-dash draw:name="Dashed_20__28_var_29__20_6366" draw:display-name="Dashed (var) 6366" draw:style="rect" draw:dots1="1" draw:dots1-length="0.003cm" draw:dots2="1" draw:dots2-length="0.003cm" draw:distance="0.003cm"/>
    <draw:stroke-dash draw:name="Dashed_20__28_var_29__20_6367" draw:display-name="Dashed (var) 6367" draw:style="rect" draw:dots1="1" draw:dots1-length="0.003cm" draw:dots2="1" draw:dots2-length="0.003cm" draw:distance="0.003cm"/>
    <draw:stroke-dash draw:name="Dashed_20__28_var_29__20_6368" draw:display-name="Dashed (var) 6368" draw:style="rect" draw:dots1="1" draw:dots1-length="0.003cm" draw:dots2="1" draw:dots2-length="0.003cm" draw:distance="0.003cm"/>
    <draw:stroke-dash draw:name="Dashed_20__28_var_29__20_6369" draw:display-name="Dashed (var) 6369" draw:style="rect" draw:dots1="1" draw:dots1-length="0.003cm" draw:dots2="1" draw:dots2-length="0.003cm" draw:distance="0.003cm"/>
    <draw:stroke-dash draw:name="Dashed_20__28_var_29__20_6370" draw:display-name="Dashed (var) 6370" draw:style="rect" draw:dots1="1" draw:dots1-length="0.003cm" draw:dots2="1" draw:dots2-length="0.003cm" draw:distance="0.003cm"/>
    <draw:stroke-dash draw:name="Dashed_20__28_var_29__20_6371" draw:display-name="Dashed (var) 6371" draw:style="rect" draw:dots1="1" draw:dots1-length="0.003cm" draw:dots2="1" draw:dots2-length="0.003cm" draw:distance="0.003cm"/>
    <draw:stroke-dash draw:name="Dashed_20__28_var_29__20_6372" draw:display-name="Dashed (var) 6372" draw:style="rect" draw:dots1="1" draw:dots1-length="0.003cm" draw:dots2="1" draw:dots2-length="0.003cm" draw:distance="0.003cm"/>
    <draw:stroke-dash draw:name="Dashed_20__28_var_29__20_6373" draw:display-name="Dashed (var) 6373" draw:style="rect" draw:dots1="1" draw:dots1-length="0.003cm" draw:dots2="1" draw:dots2-length="0.003cm" draw:distance="0.003cm"/>
    <draw:stroke-dash draw:name="Dashed_20__28_var_29__20_6374" draw:display-name="Dashed (var) 6374" draw:style="rect" draw:dots1="1" draw:dots1-length="0.003cm" draw:dots2="1" draw:dots2-length="0.003cm" draw:distance="0.003cm"/>
    <draw:stroke-dash draw:name="Dashed_20__28_var_29__20_6375" draw:display-name="Dashed (var) 6375" draw:style="rect" draw:dots1="1" draw:dots1-length="0.003cm" draw:dots2="1" draw:dots2-length="0.003cm" draw:distance="0.003cm"/>
    <draw:stroke-dash draw:name="Dashed_20__28_var_29__20_6376" draw:display-name="Dashed (var) 6376" draw:style="rect" draw:dots1="1" draw:dots1-length="0.003cm" draw:dots2="1" draw:dots2-length="0.003cm" draw:distance="0.003cm"/>
    <draw:stroke-dash draw:name="Dashed_20__28_var_29__20_6377" draw:display-name="Dashed (var) 6377" draw:style="rect" draw:dots1="1" draw:dots1-length="0.003cm" draw:dots2="1" draw:dots2-length="0.003cm" draw:distance="0.003cm"/>
    <draw:stroke-dash draw:name="Dashed_20__28_var_29__20_6378" draw:display-name="Dashed (var) 6378" draw:style="rect" draw:dots1="1" draw:dots1-length="0.003cm" draw:dots2="1" draw:dots2-length="0.003cm" draw:distance="0.003cm"/>
    <draw:stroke-dash draw:name="Dashed_20__28_var_29__20_6379" draw:display-name="Dashed (var) 6379" draw:style="rect" draw:dots1="1" draw:dots1-length="0.003cm" draw:dots2="1" draw:dots2-length="0.003cm" draw:distance="0.003cm"/>
    <draw:stroke-dash draw:name="Dashed_20__28_var_29__20_6380" draw:display-name="Dashed (var) 6380" draw:style="rect" draw:dots1="1" draw:dots1-length="0.003cm" draw:dots2="1" draw:dots2-length="0.003cm" draw:distance="0.003cm"/>
    <draw:stroke-dash draw:name="Dashed_20__28_var_29__20_6381" draw:display-name="Dashed (var) 6381" draw:style="rect" draw:dots1="1" draw:dots1-length="0.003cm" draw:dots2="1" draw:dots2-length="0.003cm" draw:distance="0.003cm"/>
    <draw:stroke-dash draw:name="Dashed_20__28_var_29__20_6382" draw:display-name="Dashed (var) 6382" draw:style="rect" draw:dots1="1" draw:dots1-length="0.003cm" draw:dots2="1" draw:dots2-length="0.003cm" draw:distance="0.003cm"/>
    <draw:stroke-dash draw:name="Dashed_20__28_var_29__20_6383" draw:display-name="Dashed (var) 6383" draw:style="rect" draw:dots1="1" draw:dots1-length="0.003cm" draw:dots2="1" draw:dots2-length="0.003cm" draw:distance="0.003cm"/>
    <draw:stroke-dash draw:name="Dashed_20__28_var_29__20_6384" draw:display-name="Dashed (var) 6384" draw:style="rect" draw:dots1="1" draw:dots1-length="0.003cm" draw:dots2="1" draw:dots2-length="0.003cm" draw:distance="0.003cm"/>
    <draw:stroke-dash draw:name="Dashed_20__28_var_29__20_6385" draw:display-name="Dashed (var) 6385" draw:style="rect" draw:dots1="1" draw:dots1-length="0.003cm" draw:dots2="1" draw:dots2-length="0.003cm" draw:distance="0.003cm"/>
    <draw:stroke-dash draw:name="Dashed_20__28_var_29__20_6386" draw:display-name="Dashed (var) 6386" draw:style="rect" draw:dots1="1" draw:dots1-length="0.003cm" draw:dots2="1" draw:dots2-length="0.003cm" draw:distance="0.003cm"/>
    <draw:stroke-dash draw:name="Dashed_20__28_var_29__20_6387" draw:display-name="Dashed (var) 6387" draw:style="rect" draw:dots1="1" draw:dots1-length="0.003cm" draw:dots2="1" draw:dots2-length="0.003cm" draw:distance="0.003cm"/>
    <draw:stroke-dash draw:name="Dashed_20__28_var_29__20_6388" draw:display-name="Dashed (var) 6388" draw:style="rect" draw:dots1="1" draw:dots1-length="0.003cm" draw:dots2="1" draw:dots2-length="0.003cm" draw:distance="0.003cm"/>
    <draw:stroke-dash draw:name="Dashed_20__28_var_29__20_6389" draw:display-name="Dashed (var) 6389" draw:style="rect" draw:dots1="1" draw:dots1-length="0.003cm" draw:dots2="1" draw:dots2-length="0.003cm" draw:distance="0.003cm"/>
    <draw:stroke-dash draw:name="Dashed_20__28_var_29__20_6390" draw:display-name="Dashed (var) 6390" draw:style="rect" draw:dots1="1" draw:dots1-length="0.003cm" draw:dots2="1" draw:dots2-length="0.003cm" draw:distance="0.003cm"/>
    <draw:stroke-dash draw:name="Dashed_20__28_var_29__20_6391" draw:display-name="Dashed (var) 6391" draw:style="rect" draw:dots1="1" draw:dots1-length="0.003cm" draw:dots2="1" draw:dots2-length="0.003cm" draw:distance="0.003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2cm" draw:dots2="1" draw:dots2-length="0.002cm" draw:distance="0.002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3cm" draw:dots2="1" draw:dots2-length="0.003cm" draw:distance="0.003cm"/>
    <draw:stroke-dash draw:name="Dashed_20__28_var_29__20_6458" draw:display-name="Dashed (var) 6458" draw:style="rect" draw:dots1="1" draw:dots1-length="0.003cm" draw:dots2="1" draw:dots2-length="0.003cm" draw:distance="0.003cm"/>
    <draw:stroke-dash draw:name="Dashed_20__28_var_29__20_6459" draw:display-name="Dashed (var) 6459" draw:style="rect" draw:dots1="1" draw:dots1-length="0.002cm" draw:dots2="1" draw:dots2-length="0.002cm" draw:distance="0.002cm"/>
    <draw:stroke-dash draw:name="Dashed_20__28_var_29__20_6460" draw:display-name="Dashed (var) 6460" draw:style="rect" draw:dots1="1" draw:dots1-length="0.002cm" draw:dots2="1" draw:dots2-length="0.002cm" draw:distance="0.002cm"/>
    <draw:stroke-dash draw:name="Dashed_20__28_var_29__20_6461" draw:display-name="Dashed (var) 6461" draw:style="rect" draw:dots1="1" draw:dots1-length="0.003cm" draw:dots2="1" draw:dots2-length="0.003cm" draw:distance="0.003cm"/>
    <draw:stroke-dash draw:name="Dashed_20__28_var_29__20_6462" draw:display-name="Dashed (var) 6462" draw:style="rect" draw:dots1="1" draw:dots1-length="0.006cm" draw:dots2="1" draw:dots2-length="0.006cm" draw:distance="0.006cm"/>
    <draw:stroke-dash draw:name="Dashed_20__28_var_29__20_6463" draw:display-name="Dashed (var) 6463" draw:style="rect" draw:dots1="1" draw:dots1-length="0.006cm" draw:dots2="1" draw:dots2-length="0.006cm" draw:distance="0.006cm"/>
    <draw:stroke-dash draw:name="Dashed_20__28_var_29__20_6467" draw:display-name="Dashed (var) 6467" draw:style="rect" draw:dots1="1" draw:dots1-length="0.011cm" draw:dots2="1" draw:dots2-length="0.011cm" draw:distance="0.011cm"/>
    <draw:stroke-dash draw:name="Dashed_20__28_var_29__20_6468" draw:display-name="Dashed (var) 6468" draw:style="rect" draw:dots1="1" draw:dots1-length="0.011cm" draw:dots2="1" draw:dots2-length="0.011cm" draw:distance="0.011cm"/>
    <draw:stroke-dash draw:name="Dashed_20__28_var_29__20_6469" draw:display-name="Dashed (var) 6469"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11cm" draw:dots2="1" draw:dots2-length="0.011cm" draw:distance="0.011cm"/>
    <draw:stroke-dash draw:name="Dashed_20__28_var_29__20_6471" draw:display-name="Dashed (var) 6471" draw:style="rect" draw:dots1="1" draw:dots1-length="0.011cm" draw:dots2="1" draw:dots2-length="0.011cm" draw:distance="0.011cm"/>
    <draw:stroke-dash draw:name="Dashed_20__28_var_29__20_6472" draw:display-name="Dashed (var) 6472" draw:style="rect" draw:dots1="1" draw:dots1-length="0.011cm" draw:dots2="1" draw:dots2-length="0.011cm" draw:distance="0.011cm"/>
    <draw:stroke-dash draw:name="Dashed_20__28_var_29__20_6473" draw:display-name="Dashed (var) 6473" draw:style="rect" draw:dots1="1" draw:dots1-length="0.011cm" draw:dots2="1" draw:dots2-length="0.011cm" draw:distance="0.011cm"/>
    <draw:stroke-dash draw:name="Dashed_20__28_var_29__20_6474" draw:display-name="Dashed (var) 6474" draw:style="rect" draw:dots1="1" draw:dots1-length="0.011cm" draw:dots2="1" draw:dots2-length="0.011cm" draw:distance="0.011cm"/>
    <draw:stroke-dash draw:name="Dashed_20__28_var_29__20_6475" draw:display-name="Dashed (var) 6475" draw:style="rect" draw:dots1="1" draw:dots1-length="0.011cm" draw:dots2="1" draw:dots2-length="0.011cm" draw:distance="0.011cm"/>
    <draw:stroke-dash draw:name="Dashed_20__28_var_29__20_6476" draw:display-name="Dashed (var) 6476" draw:style="rect" draw:dots1="1" draw:dots1-length="0.011cm" draw:dots2="1" draw:dots2-length="0.011cm" draw:distance="0.011cm"/>
    <draw:stroke-dash draw:name="Dashed_20__28_var_29__20_6477" draw:display-name="Dashed (var) 6477" draw:style="rect" draw:dots1="1" draw:dots1-length="0.011cm" draw:dots2="1" draw:dots2-length="0.011cm" draw:distance="0.011cm"/>
    <draw:stroke-dash draw:name="Dashed_20__28_var_29__20_6478" draw:display-name="Dashed (var) 6478" draw:style="rect" draw:dots1="1" draw:dots1-length="0.011cm" draw:dots2="1" draw:dots2-length="0.011cm" draw:distance="0.011cm"/>
    <draw:stroke-dash draw:name="Dashed_20__28_var_29__20_6479" draw:display-name="Dashed (var) 6479" draw:style="rect" draw:dots1="1" draw:dots1-length="0.011cm" draw:dots2="1" draw:dots2-length="0.011cm" draw:distance="0.01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11cm" draw:dots2="1" draw:dots2-length="0.011cm" draw:distance="0.011cm"/>
    <draw:stroke-dash draw:name="Dashed_20__28_var_29__20_6481" draw:display-name="Dashed (var) 6481" draw:style="rect" draw:dots1="1" draw:dots1-length="0.011cm" draw:dots2="1" draw:dots2-length="0.011cm" draw:distance="0.011cm"/>
    <draw:stroke-dash draw:name="Dashed_20__28_var_29__20_6482" draw:display-name="Dashed (var) 6482" draw:style="rect" draw:dots1="1" draw:dots1-length="0.011cm" draw:dots2="1" draw:dots2-length="0.011cm" draw:distance="0.011cm"/>
    <draw:stroke-dash draw:name="Dashed_20__28_var_29__20_6483" draw:display-name="Dashed (var) 6483" draw:style="rect" draw:dots1="1" draw:dots1-length="0.011cm" draw:dots2="1" draw:dots2-length="0.011cm" draw:distance="0.011cm"/>
    <draw:stroke-dash draw:name="Dashed_20__28_var_29__20_6484" draw:display-name="Dashed (var) 6484" draw:style="rect" draw:dots1="1" draw:dots1-length="0.011cm" draw:dots2="1" draw:dots2-length="0.011cm" draw:distance="0.011cm"/>
    <draw:stroke-dash draw:name="Dashed_20__28_var_29__20_6485" draw:display-name="Dashed (var) 6485" draw:style="rect" draw:dots1="1" draw:dots1-length="0.011cm" draw:dots2="1" draw:dots2-length="0.011cm" draw:distance="0.011cm"/>
    <draw:stroke-dash draw:name="Dashed_20__28_var_29__20_6486" draw:display-name="Dashed (var) 6486" draw:style="rect" draw:dots1="1" draw:dots1-length="0.011cm" draw:dots2="1" draw:dots2-length="0.011cm" draw:distance="0.011cm"/>
    <draw:stroke-dash draw:name="Dashed_20__28_var_29__20_6487" draw:display-name="Dashed (var) 6487" draw:style="rect" draw:dots1="1" draw:dots1-length="0.011cm" draw:dots2="1" draw:dots2-length="0.011cm" draw:distance="0.011cm"/>
    <draw:stroke-dash draw:name="Dashed_20__28_var_29__20_6488" draw:display-name="Dashed (var) 6488" draw:style="rect" draw:dots1="1" draw:dots1-length="0.011cm" draw:dots2="1" draw:dots2-length="0.011cm" draw:distance="0.011cm"/>
    <draw:stroke-dash draw:name="Dashed_20__28_var_29__20_6489" draw:display-name="Dashed (var) 6489" draw:style="rect" draw:dots1="1" draw:dots1-length="0.011cm" draw:dots2="1" draw:dots2-length="0.011cm" draw:distance="0.011cm"/>
    <draw:stroke-dash draw:name="Dashed_20__28_var_29__20_6490" draw:display-name="Dashed (var) 6490" draw:style="rect" draw:dots1="1" draw:dots1-length="0.011cm" draw:dots2="1" draw:dots2-length="0.011cm" draw:distance="0.011cm"/>
    <draw:stroke-dash draw:name="Dashed_20__28_var_29__20_6491" draw:display-name="Dashed (var) 6491" draw:style="rect" draw:dots1="1" draw:dots1-length="0.011cm" draw:dots2="1" draw:dots2-length="0.011cm" draw:distance="0.011cm"/>
    <draw:stroke-dash draw:name="Dashed_20__28_var_29__20_6492" draw:display-name="Dashed (var) 6492" draw:style="rect" draw:dots1="1" draw:dots1-length="0.011cm" draw:dots2="1" draw:dots2-length="0.011cm" draw:distance="0.011cm"/>
    <draw:stroke-dash draw:name="Dashed_20__28_var_29__20_6493" draw:display-name="Dashed (var) 6493" draw:style="rect" draw:dots1="1" draw:dots1-length="0.011cm" draw:dots2="1" draw:dots2-length="0.011cm" draw:distance="0.011cm"/>
    <draw:stroke-dash draw:name="Dashed_20__28_var_29__20_6494" draw:display-name="Dashed (var) 6494" draw:style="rect" draw:dots1="1" draw:dots1-length="0.011cm" draw:dots2="1" draw:dots2-length="0.011cm" draw:distance="0.011cm"/>
    <draw:stroke-dash draw:name="Dashed_20__28_var_29__20_6495" draw:display-name="Dashed (var) 6495" draw:style="rect" draw:dots1="1" draw:dots1-length="0.011cm" draw:dots2="1" draw:dots2-length="0.011cm" draw:distance="0.011cm"/>
    <draw:stroke-dash draw:name="Dashed_20__28_var_29__20_6496" draw:display-name="Dashed (var) 6496" draw:style="rect" draw:dots1="1" draw:dots1-length="0.011cm" draw:dots2="1" draw:dots2-length="0.011cm" draw:distance="0.011cm"/>
    <draw:stroke-dash draw:name="Dashed_20__28_var_29__20_6497" draw:display-name="Dashed (var) 6497" draw:style="rect" draw:dots1="1" draw:dots1-length="0.011cm" draw:dots2="1" draw:dots2-length="0.011cm" draw:distance="0.011cm"/>
    <draw:stroke-dash draw:name="Dashed_20__28_var_29__20_6498" draw:display-name="Dashed (var) 6498" draw:style="rect" draw:dots1="1" draw:dots1-length="0.011cm" draw:dots2="1" draw:dots2-length="0.011cm" draw:distance="0.011cm"/>
    <draw:stroke-dash draw:name="Dashed_20__28_var_29__20_6499" draw:display-name="Dashed (var) 649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11cm" draw:dots2="1" draw:dots2-length="0.011cm" draw:distance="0.011cm"/>
    <draw:stroke-dash draw:name="Dashed_20__28_var_29__20_6533" draw:display-name="Dashed (var) 6533" draw:style="rect" draw:dots1="1" draw:dots1-length="0.011cm" draw:dots2="1" draw:dots2-length="0.011cm" draw:distance="0.011cm"/>
    <draw:stroke-dash draw:name="Dashed_20__28_var_29__20_6534" draw:display-name="Dashed (var) 6534" draw:style="rect" draw:dots1="1" draw:dots1-length="0.011cm" draw:dots2="1" draw:dots2-length="0.011cm" draw:distance="0.011cm"/>
    <draw:stroke-dash draw:name="Dashed_20__28_var_29__20_6535" draw:display-name="Dashed (var) 6535" draw:style="rect" draw:dots1="1" draw:dots1-length="0.011cm" draw:dots2="1" draw:dots2-length="0.011cm" draw:distance="0.011cm"/>
    <draw:stroke-dash draw:name="Dashed_20__28_var_29__20_6536" draw:display-name="Dashed (var) 6536" draw:style="rect" draw:dots1="1" draw:dots1-length="0.011cm" draw:dots2="1" draw:dots2-length="0.011cm" draw:distance="0.011cm"/>
    <draw:stroke-dash draw:name="Dashed_20__28_var_29__20_6537" draw:display-name="Dashed (var) 6537" draw:style="rect" draw:dots1="1" draw:dots1-length="0.011cm" draw:dots2="1" draw:dots2-length="0.011cm" draw:distance="0.011cm"/>
    <draw:stroke-dash draw:name="Dashed_20__28_var_29__20_6538" draw:display-name="Dashed (var) 6538" draw:style="rect" draw:dots1="1" draw:dots1-length="0.011cm" draw:dots2="1" draw:dots2-length="0.011cm" draw:distance="0.011cm"/>
    <draw:stroke-dash draw:name="Dashed_20__28_var_29__20_6539" draw:display-name="Dashed (var) 6539" draw:style="rect" draw:dots1="1" draw:dots1-length="0.011cm" draw:dots2="1" draw:dots2-length="0.011cm" draw:distance="0.011cm"/>
    <draw:stroke-dash draw:name="Dashed_20__28_var_29__20_6540" draw:display-name="Dashed (var) 6540" draw:style="rect" draw:dots1="1" draw:dots1-length="0.011cm" draw:dots2="1" draw:dots2-length="0.011cm" draw:distance="0.011cm"/>
    <draw:stroke-dash draw:name="Dashed_20__28_var_29__20_6541" draw:display-name="Dashed (var) 6541" draw:style="rect" draw:dots1="1" draw:dots1-length="0.011cm" draw:dots2="1" draw:dots2-length="0.011cm" draw:distance="0.011cm"/>
    <draw:stroke-dash draw:name="Dashed_20__28_var_29__20_6542" draw:display-name="Dashed (var) 6542" draw:style="rect" draw:dots1="1" draw:dots1-length="0.011cm" draw:dots2="1" draw:dots2-length="0.011cm" draw:distance="0.011cm"/>
    <draw:stroke-dash draw:name="Dashed_20__28_var_29__20_6543" draw:display-name="Dashed (var) 6543" draw:style="rect" draw:dots1="1" draw:dots1-length="0.011cm" draw:dots2="1" draw:dots2-length="0.011cm" draw:distance="0.011cm"/>
    <draw:stroke-dash draw:name="Dashed_20__28_var_29__20_6544" draw:display-name="Dashed (var) 6544" draw:style="rect" draw:dots1="1" draw:dots1-length="0.011cm" draw:dots2="1" draw:dots2-length="0.011cm" draw:distance="0.011cm"/>
    <draw:stroke-dash draw:name="Dashed_20__28_var_29__20_6545" draw:display-name="Dashed (var) 6545" draw:style="rect" draw:dots1="1" draw:dots1-length="0.011cm" draw:dots2="1" draw:dots2-length="0.011cm" draw:distance="0.011cm"/>
    <draw:stroke-dash draw:name="Dashed_20__28_var_29__20_6546" draw:display-name="Dashed (var) 6546" draw:style="rect" draw:dots1="1" draw:dots1-length="0.011cm" draw:dots2="1" draw:dots2-length="0.011cm" draw:distance="0.011cm"/>
    <draw:stroke-dash draw:name="Dashed_20__28_var_29__20_6547" draw:display-name="Dashed (var) 6547" draw:style="rect" draw:dots1="1" draw:dots1-length="0.011cm" draw:dots2="1" draw:dots2-length="0.011cm" draw:distance="0.011cm"/>
    <draw:stroke-dash draw:name="Dashed_20__28_var_29__20_6548" draw:display-name="Dashed (var) 6548" draw:style="rect" draw:dots1="1" draw:dots1-length="0.011cm" draw:dots2="1" draw:dots2-length="0.011cm" draw:distance="0.011cm"/>
    <draw:stroke-dash draw:name="Dashed_20__28_var_29__20_6549" draw:display-name="Dashed (var) 6549" draw:style="rect" draw:dots1="1" draw:dots1-length="0.011cm" draw:dots2="1" draw:dots2-length="0.011cm" draw:distance="0.011cm"/>
    <draw:stroke-dash draw:name="Dashed_20__28_var_29__20_6550" draw:display-name="Dashed (var) 6550" draw:style="rect" draw:dots1="1" draw:dots1-length="0.011cm" draw:dots2="1" draw:dots2-length="0.011cm" draw:distance="0.011cm"/>
    <draw:stroke-dash draw:name="Dashed_20__28_var_29__20_6551" draw:display-name="Dashed (var) 6551" draw:style="rect" draw:dots1="1" draw:dots1-length="0.011cm" draw:dots2="1" draw:dots2-length="0.011cm" draw:distance="0.011cm"/>
    <draw:stroke-dash draw:name="Dashed_20__28_var_29__20_6552" draw:display-name="Dashed (var) 6552" draw:style="rect" draw:dots1="1" draw:dots1-length="0.011cm" draw:dots2="1" draw:dots2-length="0.011cm" draw:distance="0.011cm"/>
    <draw:stroke-dash draw:name="Dashed_20__28_var_29__20_6553" draw:display-name="Dashed (var) 6553" draw:style="rect" draw:dots1="1" draw:dots1-length="0.011cm" draw:dots2="1" draw:dots2-length="0.011cm" draw:distance="0.011cm"/>
    <draw:stroke-dash draw:name="Dashed_20__28_var_29__20_6554" draw:display-name="Dashed (var) 6554" draw:style="rect" draw:dots1="1" draw:dots1-length="0.011cm" draw:dots2="1" draw:dots2-length="0.011cm" draw:distance="0.011cm"/>
    <draw:stroke-dash draw:name="Dashed_20__28_var_29__20_6555" draw:display-name="Dashed (var) 6555" draw:style="rect" draw:dots1="1" draw:dots1-length="0.011cm" draw:dots2="1" draw:dots2-length="0.011cm" draw:distance="0.011cm"/>
    <draw:stroke-dash draw:name="Dashed_20__28_var_29__20_6556" draw:display-name="Dashed (var) 6556" draw:style="rect" draw:dots1="1" draw:dots1-length="0.011cm" draw:dots2="1" draw:dots2-length="0.011cm" draw:distance="0.011cm"/>
    <draw:stroke-dash draw:name="Dashed_20__28_var_29__20_6557" draw:display-name="Dashed (var) 6557" draw:style="rect" draw:dots1="1" draw:dots1-length="0.011cm" draw:dots2="1" draw:dots2-length="0.011cm" draw:distance="0.011cm"/>
    <draw:stroke-dash draw:name="Dashed_20__28_var_29__20_6558" draw:display-name="Dashed (var) 6558" draw:style="rect" draw:dots1="1" draw:dots1-length="0.011cm" draw:dots2="1" draw:dots2-length="0.011cm" draw:distance="0.011cm"/>
    <draw:stroke-dash draw:name="Dashed_20__28_var_29__20_6559" draw:display-name="Dashed (var) 6559" draw:style="rect" draw:dots1="1" draw:dots1-length="0.011cm" draw:dots2="1" draw:dots2-length="0.011cm" draw:distance="0.011cm"/>
    <draw:stroke-dash draw:name="Dashed_20__28_var_29__20_6560" draw:display-name="Dashed (var) 6560" draw:style="rect" draw:dots1="1" draw:dots1-length="0.011cm" draw:dots2="1" draw:dots2-length="0.011cm" draw:distance="0.011cm"/>
    <draw:stroke-dash draw:name="Dashed_20__28_var_29__20_6561" draw:display-name="Dashed (var) 6561" draw:style="rect" draw:dots1="1" draw:dots1-length="0.011cm" draw:dots2="1" draw:dots2-length="0.011cm" draw:distance="0.011cm"/>
    <draw:stroke-dash draw:name="Dashed_20__28_var_29__20_6562" draw:display-name="Dashed (var) 6562" draw:style="rect" draw:dots1="1" draw:dots1-length="0.011cm" draw:dots2="1" draw:dots2-length="0.011cm" draw:distance="0.011cm"/>
    <draw:stroke-dash draw:name="Dashed_20__28_var_29__20_6563" draw:display-name="Dashed (var) 6563" draw:style="rect" draw:dots1="1" draw:dots1-length="0.011cm" draw:dots2="1" draw:dots2-length="0.011cm" draw:distance="0.011cm"/>
    <draw:stroke-dash draw:name="Dashed_20__28_var_29__20_6564" draw:display-name="Dashed (var) 6564" draw:style="rect" draw:dots1="1" draw:dots1-length="0.011cm" draw:dots2="1" draw:dots2-length="0.011cm" draw:distance="0.011cm"/>
    <draw:stroke-dash draw:name="Dashed_20__28_var_29__20_6565" draw:display-name="Dashed (var) 6565" draw:style="rect" draw:dots1="1" draw:dots1-length="0.011cm" draw:dots2="1" draw:dots2-length="0.011cm" draw:distance="0.011cm"/>
    <draw:stroke-dash draw:name="Dashed_20__28_var_29__20_6566" draw:display-name="Dashed (var) 6566" draw:style="rect" draw:dots1="1" draw:dots1-length="0.011cm" draw:dots2="1" draw:dots2-length="0.011cm" draw:distance="0.011cm"/>
    <draw:stroke-dash draw:name="Dashed_20__28_var_29__20_6567" draw:display-name="Dashed (var) 6567" draw:style="rect" draw:dots1="1" draw:dots1-length="0.011cm" draw:dots2="1" draw:dots2-length="0.011cm" draw:distance="0.011cm"/>
    <draw:stroke-dash draw:name="Dashed_20__28_var_29__20_6568" draw:display-name="Dashed (var) 6568" draw:style="rect" draw:dots1="1" draw:dots1-length="0.011cm" draw:dots2="1" draw:dots2-length="0.011cm" draw:distance="0.011cm"/>
    <draw:stroke-dash draw:name="Dashed_20__28_var_29__20_6569" draw:display-name="Dashed (var) 6569" draw:style="rect" draw:dots1="1" draw:dots1-length="0.011cm" draw:dots2="1" draw:dots2-length="0.011cm" draw:distance="0.011cm"/>
    <draw:stroke-dash draw:name="Dashed_20__28_var_29__20_6570" draw:display-name="Dashed (var) 6570" draw:style="rect" draw:dots1="1" draw:dots1-length="0.011cm" draw:dots2="1" draw:dots2-length="0.011cm" draw:distance="0.011cm"/>
    <draw:stroke-dash draw:name="Dashed_20__28_var_29__20_6571" draw:display-name="Dashed (var) 6571" draw:style="rect" draw:dots1="1" draw:dots1-length="0.011cm" draw:dots2="1" draw:dots2-length="0.011cm" draw:distance="0.011cm"/>
    <draw:stroke-dash draw:name="Dashed_20__28_var_29__20_6572" draw:display-name="Dashed (var) 6572" draw:style="rect" draw:dots1="1" draw:dots1-length="0.011cm" draw:dots2="1" draw:dots2-length="0.011cm" draw:distance="0.011cm"/>
    <draw:stroke-dash draw:name="Dashed_20__28_var_29__20_6573" draw:display-name="Dashed (var) 6573" draw:style="rect" draw:dots1="1" draw:dots1-length="0.011cm" draw:dots2="1" draw:dots2-length="0.011cm" draw:distance="0.011cm"/>
    <draw:stroke-dash draw:name="Dashed_20__28_var_29__20_6574" draw:display-name="Dashed (var) 6574" draw:style="rect" draw:dots1="1" draw:dots1-length="0.011cm" draw:dots2="1" draw:dots2-length="0.011cm" draw:distance="0.011cm"/>
    <draw:stroke-dash draw:name="Dashed_20__28_var_29__20_6575" draw:display-name="Dashed (var) 6575" draw:style="rect" draw:dots1="1" draw:dots1-length="0.011cm" draw:dots2="1" draw:dots2-length="0.011cm" draw:distance="0.011cm"/>
    <draw:stroke-dash draw:name="Dashed_20__28_var_29__20_6576" draw:display-name="Dashed (var) 6576" draw:style="rect" draw:dots1="1" draw:dots1-length="0.011cm" draw:dots2="1" draw:dots2-length="0.011cm" draw:distance="0.011cm"/>
    <draw:stroke-dash draw:name="Dashed_20__28_var_29__20_6577" draw:display-name="Dashed (var) 6577" draw:style="rect" draw:dots1="1" draw:dots1-length="0.011cm" draw:dots2="1" draw:dots2-length="0.011cm" draw:distance="0.011cm"/>
    <draw:stroke-dash draw:name="Dashed_20__28_var_29__20_6578" draw:display-name="Dashed (var) 6578" draw:style="rect" draw:dots1="1" draw:dots1-length="0.011cm" draw:dots2="1" draw:dots2-length="0.011cm" draw:distance="0.011cm"/>
    <draw:stroke-dash draw:name="Dashed_20__28_var_29__20_6579" draw:display-name="Dashed (var) 6579" draw:style="rect" draw:dots1="1" draw:dots1-length="0.011cm" draw:dots2="1" draw:dots2-length="0.011cm" draw:distance="0.011cm"/>
    <draw:stroke-dash draw:name="Dashed_20__28_var_29__20_6580" draw:display-name="Dashed (var) 6580" draw:style="rect" draw:dots1="1" draw:dots1-length="0.011cm" draw:dots2="1" draw:dots2-length="0.011cm" draw:distance="0.011cm"/>
    <draw:stroke-dash draw:name="Dashed_20__28_var_29__20_6581" draw:display-name="Dashed (var) 6581" draw:style="rect" draw:dots1="1" draw:dots1-length="0.011cm" draw:dots2="1" draw:dots2-length="0.011cm" draw:distance="0.011cm"/>
    <draw:stroke-dash draw:name="Dashed_20__28_var_29__20_6582" draw:display-name="Dashed (var) 6582" draw:style="rect" draw:dots1="1" draw:dots1-length="0.011cm" draw:dots2="1" draw:dots2-length="0.011cm" draw:distance="0.011cm"/>
    <draw:stroke-dash draw:name="Dashed_20__28_var_29__20_6583" draw:display-name="Dashed (var) 6583" draw:style="rect" draw:dots1="1" draw:dots1-length="0.011cm" draw:dots2="1" draw:dots2-length="0.011cm" draw:distance="0.011cm"/>
    <draw:stroke-dash draw:name="Dashed_20__28_var_29__20_6584" draw:display-name="Dashed (var) 6584" draw:style="rect" draw:dots1="1" draw:dots1-length="0.011cm" draw:dots2="1" draw:dots2-length="0.011cm" draw:distance="0.011cm"/>
    <draw:stroke-dash draw:name="Dashed_20__28_var_29__20_6585" draw:display-name="Dashed (var) 6585" draw:style="rect" draw:dots1="1" draw:dots1-length="0.011cm" draw:dots2="1" draw:dots2-length="0.011cm" draw:distance="0.011cm"/>
    <draw:stroke-dash draw:name="Dashed_20__28_var_29__20_6586" draw:display-name="Dashed (var) 6586" draw:style="rect" draw:dots1="1" draw:dots1-length="0.011cm" draw:dots2="1" draw:dots2-length="0.011cm" draw:distance="0.011cm"/>
    <draw:stroke-dash draw:name="Dashed_20__28_var_29__20_6587" draw:display-name="Dashed (var) 6587" draw:style="rect" draw:dots1="1" draw:dots1-length="0.011cm" draw:dots2="1" draw:dots2-length="0.011cm" draw:distance="0.011cm"/>
    <draw:stroke-dash draw:name="Dashed_20__28_var_29__20_6588" draw:display-name="Dashed (var) 6588" draw:style="rect" draw:dots1="1" draw:dots1-length="0.011cm" draw:dots2="1" draw:dots2-length="0.011cm" draw:distance="0.011cm"/>
    <draw:stroke-dash draw:name="Dashed_20__28_var_29__20_6589" draw:display-name="Dashed (var) 6589" draw:style="rect" draw:dots1="1" draw:dots1-length="0.011cm" draw:dots2="1" draw:dots2-length="0.011cm" draw:distance="0.011cm"/>
    <draw:stroke-dash draw:name="Dashed_20__28_var_29__20_6590" draw:display-name="Dashed (var) 6590" draw:style="rect" draw:dots1="1" draw:dots1-length="0.011cm" draw:dots2="1" draw:dots2-length="0.011cm" draw:distance="0.011cm"/>
    <draw:stroke-dash draw:name="Dashed_20__28_var_29__20_6591" draw:display-name="Dashed (var) 6591" draw:style="rect" draw:dots1="1" draw:dots1-length="0.011cm" draw:dots2="1" draw:dots2-length="0.011cm" draw:distance="0.011cm"/>
    <draw:stroke-dash draw:name="Dashed_20__28_var_29__20_6592" draw:display-name="Dashed (var) 6592" draw:style="rect" draw:dots1="1" draw:dots1-length="0.011cm" draw:dots2="1" draw:dots2-length="0.011cm" draw:distance="0.011cm"/>
    <draw:stroke-dash draw:name="Dashed_20__28_var_29__20_6593" draw:display-name="Dashed (var) 6593" draw:style="rect" draw:dots1="1" draw:dots1-length="0.011cm" draw:dots2="1" draw:dots2-length="0.011cm" draw:distance="0.011cm"/>
    <draw:stroke-dash draw:name="Dashed_20__28_var_29__20_6594" draw:display-name="Dashed (var) 6594" draw:style="rect" draw:dots1="1" draw:dots1-length="0.011cm" draw:dots2="1" draw:dots2-length="0.011cm" draw:distance="0.011cm"/>
    <draw:stroke-dash draw:name="Dashed_20__28_var_29__20_6595" draw:display-name="Dashed (var) 6595" draw:style="rect" draw:dots1="1" draw:dots1-length="0.011cm" draw:dots2="1" draw:dots2-length="0.011cm" draw:distance="0.011cm"/>
    <draw:stroke-dash draw:name="Dashed_20__28_var_29__20_6596" draw:display-name="Dashed (var) 6596" draw:style="rect" draw:dots1="1" draw:dots1-length="0.011cm" draw:dots2="1" draw:dots2-length="0.011cm" draw:distance="0.011cm"/>
    <draw:stroke-dash draw:name="Dashed_20__28_var_29__20_6597" draw:display-name="Dashed (var) 6597" draw:style="rect" draw:dots1="1" draw:dots1-length="0.011cm" draw:dots2="1" draw:dots2-length="0.011cm" draw:distance="0.011cm"/>
    <draw:stroke-dash draw:name="Dashed_20__28_var_29__20_6598" draw:display-name="Dashed (var) 6598" draw:style="rect" draw:dots1="1" draw:dots1-length="0.011cm" draw:dots2="1" draw:dots2-length="0.011cm" draw:distance="0.011cm"/>
    <draw:stroke-dash draw:name="Dashed_20__28_var_29__20_6599" draw:display-name="Dashed (var) 659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11cm" draw:dots2="1" draw:dots2-length="0.011cm" draw:distance="0.011cm"/>
    <draw:stroke-dash draw:name="Dashed_20__28_var_29__20_6601" draw:display-name="Dashed (var) 6601" draw:style="rect" draw:dots1="1" draw:dots1-length="0.011cm" draw:dots2="1" draw:dots2-length="0.011cm" draw:distance="0.011cm"/>
    <draw:stroke-dash draw:name="Dashed_20__28_var_29__20_6602" draw:display-name="Dashed (var) 6602" draw:style="rect" draw:dots1="1" draw:dots1-length="0.011cm" draw:dots2="1" draw:dots2-length="0.011cm" draw:distance="0.011cm"/>
    <draw:stroke-dash draw:name="Dashed_20__28_var_29__20_6603" draw:display-name="Dashed (var) 6603" draw:style="rect" draw:dots1="1" draw:dots1-length="0.011cm" draw:dots2="1" draw:dots2-length="0.011cm" draw:distance="0.011cm"/>
    <draw:stroke-dash draw:name="Dashed_20__28_var_29__20_6604" draw:display-name="Dashed (var) 6604" draw:style="rect" draw:dots1="1" draw:dots1-length="0.011cm" draw:dots2="1" draw:dots2-length="0.011cm" draw:distance="0.011cm"/>
    <draw:stroke-dash draw:name="Dashed_20__28_var_29__20_6605" draw:display-name="Dashed (var) 6605" draw:style="rect" draw:dots1="1" draw:dots1-length="0.011cm" draw:dots2="1" draw:dots2-length="0.011cm" draw:distance="0.011cm"/>
    <draw:stroke-dash draw:name="Dashed_20__28_var_29__20_6606" draw:display-name="Dashed (var) 6606" draw:style="rect" draw:dots1="1" draw:dots1-length="0.011cm" draw:dots2="1" draw:dots2-length="0.011cm" draw:distance="0.011cm"/>
    <draw:stroke-dash draw:name="Dashed_20__28_var_29__20_6607" draw:display-name="Dashed (var) 6607" draw:style="rect" draw:dots1="1" draw:dots1-length="0.011cm" draw:dots2="1" draw:dots2-length="0.011cm" draw:distance="0.011cm"/>
    <draw:stroke-dash draw:name="Dashed_20__28_var_29__20_6608" draw:display-name="Dashed (var) 6608" draw:style="rect" draw:dots1="1" draw:dots1-length="0.011cm" draw:dots2="1" draw:dots2-length="0.011cm" draw:distance="0.011cm"/>
    <draw:stroke-dash draw:name="Dashed_20__28_var_29__20_6609" draw:display-name="Dashed (var) 6609" draw:style="rect" draw:dots1="1" draw:dots1-length="0.011cm" draw:dots2="1" draw:dots2-length="0.011cm" draw:distance="0.011cm"/>
    <draw:stroke-dash draw:name="Dashed_20__28_var_29__20_6610" draw:display-name="Dashed (var) 6610" draw:style="rect" draw:dots1="1" draw:dots1-length="0.011cm" draw:dots2="1" draw:dots2-length="0.011cm" draw:distance="0.011cm"/>
    <draw:stroke-dash draw:name="Dashed_20__28_var_29__20_6611" draw:display-name="Dashed (var) 6611" draw:style="rect" draw:dots1="1" draw:dots1-length="0.011cm" draw:dots2="1" draw:dots2-length="0.011cm" draw:distance="0.011cm"/>
    <draw:stroke-dash draw:name="Dashed_20__28_var_29__20_6612" draw:display-name="Dashed (var) 6612" draw:style="rect" draw:dots1="1" draw:dots1-length="0.011cm" draw:dots2="1" draw:dots2-length="0.011cm" draw:distance="0.011cm"/>
    <draw:stroke-dash draw:name="Dashed_20__28_var_29__20_6613" draw:display-name="Dashed (var) 6613" draw:style="rect" draw:dots1="1" draw:dots1-length="0.011cm" draw:dots2="1" draw:dots2-length="0.011cm" draw:distance="0.011cm"/>
    <draw:stroke-dash draw:name="Dashed_20__28_var_29__20_6614" draw:display-name="Dashed (var) 6614" draw:style="rect" draw:dots1="1" draw:dots1-length="0.011cm" draw:dots2="1" draw:dots2-length="0.011cm" draw:distance="0.011cm"/>
    <draw:stroke-dash draw:name="Dashed_20__28_var_29__20_6615" draw:display-name="Dashed (var) 6615" draw:style="rect" draw:dots1="1" draw:dots1-length="0.011cm" draw:dots2="1" draw:dots2-length="0.011cm" draw:distance="0.011cm"/>
    <draw:stroke-dash draw:name="Dashed_20__28_var_29__20_6616" draw:display-name="Dashed (var) 6616" draw:style="rect" draw:dots1="1" draw:dots1-length="0.011cm" draw:dots2="1" draw:dots2-length="0.011cm" draw:distance="0.011cm"/>
    <draw:stroke-dash draw:name="Dashed_20__28_var_29__20_6617" draw:display-name="Dashed (var) 6617" draw:style="rect" draw:dots1="1" draw:dots1-length="0.011cm" draw:dots2="1" draw:dots2-length="0.011cm" draw:distance="0.011cm"/>
    <draw:stroke-dash draw:name="Dashed_20__28_var_29__20_6618" draw:display-name="Dashed (var) 6618" draw:style="rect" draw:dots1="1" draw:dots1-length="0.011cm" draw:dots2="1" draw:dots2-length="0.011cm" draw:distance="0.011cm"/>
    <draw:stroke-dash draw:name="Dashed_20__28_var_29__20_6619" draw:display-name="Dashed (var) 6619" draw:style="rect" draw:dots1="1" draw:dots1-length="0.011cm" draw:dots2="1" draw:dots2-length="0.011cm" draw:distance="0.011cm"/>
    <draw:stroke-dash draw:name="Dashed_20__28_var_29__20_6620" draw:display-name="Dashed (var) 6620" draw:style="rect" draw:dots1="1" draw:dots1-length="0.011cm" draw:dots2="1" draw:dots2-length="0.011cm" draw:distance="0.011cm"/>
    <draw:stroke-dash draw:name="Dashed_20__28_var_29__20_6621" draw:display-name="Dashed (var) 6621" draw:style="rect" draw:dots1="1" draw:dots1-length="0.011cm" draw:dots2="1" draw:dots2-length="0.011cm" draw:distance="0.011cm"/>
    <draw:stroke-dash draw:name="Dashed_20__28_var_29__20_6622" draw:display-name="Dashed (var) 6622" draw:style="rect" draw:dots1="1" draw:dots1-length="0.011cm" draw:dots2="1" draw:dots2-length="0.011cm" draw:distance="0.011cm"/>
    <draw:stroke-dash draw:name="Dashed_20__28_var_29__20_6623" draw:display-name="Dashed (var) 6623" draw:style="rect" draw:dots1="1" draw:dots1-length="0.011cm" draw:dots2="1" draw:dots2-length="0.011cm" draw:distance="0.011cm"/>
    <draw:stroke-dash draw:name="Dashed_20__28_var_29__20_6624" draw:display-name="Dashed (var) 6624" draw:style="rect" draw:dots1="1" draw:dots1-length="0.011cm" draw:dots2="1" draw:dots2-length="0.011cm" draw:distance="0.011cm"/>
    <draw:stroke-dash draw:name="Dashed_20__28_var_29__20_6625" draw:display-name="Dashed (var) 6625" draw:style="rect" draw:dots1="1" draw:dots1-length="0.011cm" draw:dots2="1" draw:dots2-length="0.011cm" draw:distance="0.011cm"/>
    <draw:stroke-dash draw:name="Dashed_20__28_var_29__20_6626" draw:display-name="Dashed (var) 6626" draw:style="rect" draw:dots1="1" draw:dots1-length="0.011cm" draw:dots2="1" draw:dots2-length="0.011cm" draw:distance="0.011cm"/>
    <draw:stroke-dash draw:name="Dashed_20__28_var_29__20_6627" draw:display-name="Dashed (var) 6627" draw:style="rect" draw:dots1="1" draw:dots1-length="0.011cm" draw:dots2="1" draw:dots2-length="0.011cm" draw:distance="0.011cm"/>
    <draw:stroke-dash draw:name="Dashed_20__28_var_29__20_6628" draw:display-name="Dashed (var) 6628" draw:style="rect" draw:dots1="1" draw:dots1-length="0.011cm" draw:dots2="1" draw:dots2-length="0.011cm" draw:distance="0.011cm"/>
    <draw:stroke-dash draw:name="Dashed_20__28_var_29__20_6629" draw:display-name="Dashed (var) 6629" draw:style="rect" draw:dots1="1" draw:dots1-length="0.011cm" draw:dots2="1" draw:dots2-length="0.011cm" draw:distance="0.011cm"/>
    <draw:stroke-dash draw:name="Dashed_20__28_var_29__20_6630" draw:display-name="Dashed (var) 6630" draw:style="rect" draw:dots1="1" draw:dots1-length="0.011cm" draw:dots2="1" draw:dots2-length="0.011cm" draw:distance="0.011cm"/>
    <draw:stroke-dash draw:name="Dashed_20__28_var_29__20_6631" draw:display-name="Dashed (var) 6631" draw:style="rect" draw:dots1="1" draw:dots1-length="0.011cm" draw:dots2="1" draw:dots2-length="0.011cm" draw:distance="0.011cm"/>
    <draw:stroke-dash draw:name="Dashed_20__28_var_29__20_6632" draw:display-name="Dashed (var) 6632" draw:style="rect" draw:dots1="1" draw:dots1-length="0.011cm" draw:dots2="1" draw:dots2-length="0.011cm" draw:distance="0.011cm"/>
    <draw:stroke-dash draw:name="Dashed_20__28_var_29__20_6633" draw:display-name="Dashed (var) 6633" draw:style="rect" draw:dots1="1" draw:dots1-length="0.011cm" draw:dots2="1" draw:dots2-length="0.011cm" draw:distance="0.011cm"/>
    <draw:stroke-dash draw:name="Dashed_20__28_var_29__20_6634" draw:display-name="Dashed (var) 6634" draw:style="rect" draw:dots1="1" draw:dots1-length="0.011cm" draw:dots2="1" draw:dots2-length="0.011cm" draw:distance="0.011cm"/>
    <draw:stroke-dash draw:name="Dashed_20__28_var_29__20_6635" draw:display-name="Dashed (var) 6635" draw:style="rect" draw:dots1="1" draw:dots1-length="0.011cm" draw:dots2="1" draw:dots2-length="0.011cm" draw:distance="0.011cm"/>
    <draw:stroke-dash draw:name="Dashed_20__28_var_29__20_6636" draw:display-name="Dashed (var) 6636" draw:style="rect" draw:dots1="1" draw:dots1-length="0.011cm" draw:dots2="1" draw:dots2-length="0.011cm" draw:distance="0.011cm"/>
    <draw:stroke-dash draw:name="Dashed_20__28_var_29__20_6637" draw:display-name="Dashed (var) 6637" draw:style="rect" draw:dots1="1" draw:dots1-length="0.011cm" draw:dots2="1" draw:dots2-length="0.011cm" draw:distance="0.011cm"/>
    <draw:stroke-dash draw:name="Dashed_20__28_var_29__20_6638" draw:display-name="Dashed (var) 6638" draw:style="rect" draw:dots1="1" draw:dots1-length="0.011cm" draw:dots2="1" draw:dots2-length="0.011cm" draw:distance="0.011cm"/>
    <draw:stroke-dash draw:name="Dashed_20__28_var_29__20_6639" draw:display-name="Dashed (var) 6639" draw:style="rect" draw:dots1="1" draw:dots1-length="0.011cm" draw:dots2="1" draw:dots2-length="0.011cm" draw:distance="0.011cm"/>
    <draw:stroke-dash draw:name="Dashed_20__28_var_29__20_6640" draw:display-name="Dashed (var) 6640" draw:style="rect" draw:dots1="1" draw:dots1-length="0.011cm" draw:dots2="1" draw:dots2-length="0.011cm" draw:distance="0.011cm"/>
    <draw:stroke-dash draw:name="Dashed_20__28_var_29__20_6641" draw:display-name="Dashed (var) 6641" draw:style="rect" draw:dots1="1" draw:dots1-length="0.011cm" draw:dots2="1" draw:dots2-length="0.011cm" draw:distance="0.011cm"/>
    <draw:stroke-dash draw:name="Dashed_20__28_var_29__20_6642" draw:display-name="Dashed (var) 6642" draw:style="rect" draw:dots1="1" draw:dots1-length="0.011cm" draw:dots2="1" draw:dots2-length="0.011cm" draw:distance="0.011cm"/>
    <draw:stroke-dash draw:name="Dashed_20__28_var_29__20_6643" draw:display-name="Dashed (var) 6643" draw:style="rect" draw:dots1="1" draw:dots1-length="0.011cm" draw:dots2="1" draw:dots2-length="0.011cm" draw:distance="0.011cm"/>
    <draw:stroke-dash draw:name="Dashed_20__28_var_29__20_6644" draw:display-name="Dashed (var) 6644" draw:style="rect" draw:dots1="1" draw:dots1-length="0.011cm" draw:dots2="1" draw:dots2-length="0.011cm" draw:distance="0.011cm"/>
    <draw:stroke-dash draw:name="Dashed_20__28_var_29__20_6645" draw:display-name="Dashed (var) 6645" draw:style="rect" draw:dots1="1" draw:dots1-length="0.011cm" draw:dots2="1" draw:dots2-length="0.011cm" draw:distance="0.011cm"/>
    <draw:stroke-dash draw:name="Dashed_20__28_var_29__20_6646" draw:display-name="Dashed (var) 6646" draw:style="rect" draw:dots1="1" draw:dots1-length="0.011cm" draw:dots2="1" draw:dots2-length="0.011cm" draw:distance="0.011cm"/>
    <draw:stroke-dash draw:name="Dashed_20__28_var_29__20_6647" draw:display-name="Dashed (var) 6647" draw:style="rect" draw:dots1="1" draw:dots1-length="0.011cm" draw:dots2="1" draw:dots2-length="0.011cm" draw:distance="0.011cm"/>
    <draw:stroke-dash draw:name="Dashed_20__28_var_29__20_6648" draw:display-name="Dashed (var) 6648" draw:style="rect" draw:dots1="1" draw:dots1-length="0.011cm" draw:dots2="1" draw:dots2-length="0.011cm" draw:distance="0.011cm"/>
    <draw:stroke-dash draw:name="Dashed_20__28_var_29__20_6649" draw:display-name="Dashed (var) 6649" draw:style="rect" draw:dots1="1" draw:dots1-length="0.011cm" draw:dots2="1" draw:dots2-length="0.011cm" draw:distance="0.011cm"/>
    <draw:stroke-dash draw:name="Dashed_20__28_var_29__20_6650" draw:display-name="Dashed (var) 6650" draw:style="rect" draw:dots1="1" draw:dots1-length="0.011cm" draw:dots2="1" draw:dots2-length="0.011cm" draw:distance="0.011cm"/>
    <draw:stroke-dash draw:name="Dashed_20__28_var_29__20_6651" draw:display-name="Dashed (var) 6651" draw:style="rect" draw:dots1="1" draw:dots1-length="0.011cm" draw:dots2="1" draw:dots2-length="0.011cm" draw:distance="0.011cm"/>
    <draw:stroke-dash draw:name="Dashed_20__28_var_29__20_6652" draw:display-name="Dashed (var) 6652" draw:style="rect" draw:dots1="1" draw:dots1-length="0.011cm" draw:dots2="1" draw:dots2-length="0.011cm" draw:distance="0.011cm"/>
    <draw:stroke-dash draw:name="Dashed_20__28_var_29__20_6653" draw:display-name="Dashed (var) 6653" draw:style="rect" draw:dots1="1" draw:dots1-length="0.011cm" draw:dots2="1" draw:dots2-length="0.011cm" draw:distance="0.011cm"/>
    <draw:stroke-dash draw:name="Dashed_20__28_var_29__20_6654" draw:display-name="Dashed (var) 6654" draw:style="rect" draw:dots1="1" draw:dots1-length="0.011cm" draw:dots2="1" draw:dots2-length="0.011cm" draw:distance="0.011cm"/>
    <draw:stroke-dash draw:name="Dashed_20__28_var_29__20_6655" draw:display-name="Dashed (var) 6655" draw:style="rect" draw:dots1="1" draw:dots1-length="0.011cm" draw:dots2="1" draw:dots2-length="0.011cm" draw:distance="0.011cm"/>
    <draw:stroke-dash draw:name="Dashed_20__28_var_29__20_6656" draw:display-name="Dashed (var) 6656" draw:style="rect" draw:dots1="1" draw:dots1-length="0.011cm" draw:dots2="1" draw:dots2-length="0.011cm" draw:distance="0.011cm"/>
    <draw:stroke-dash draw:name="Dashed_20__28_var_29__20_6657" draw:display-name="Dashed (var) 6657" draw:style="rect" draw:dots1="1" draw:dots1-length="0.011cm" draw:dots2="1" draw:dots2-length="0.011cm" draw:distance="0.011cm"/>
    <draw:stroke-dash draw:name="Dashed_20__28_var_29__20_6658" draw:display-name="Dashed (var) 6658" draw:style="rect" draw:dots1="1" draw:dots1-length="0.011cm" draw:dots2="1" draw:dots2-length="0.011cm" draw:distance="0.011cm"/>
    <draw:stroke-dash draw:name="Dashed_20__28_var_29__20_6659" draw:display-name="Dashed (var) 6659" draw:style="rect" draw:dots1="1" draw:dots1-length="0.011cm" draw:dots2="1" draw:dots2-length="0.011cm" draw:distance="0.011cm"/>
    <draw:stroke-dash draw:name="Dashed_20__28_var_29__20_6660" draw:display-name="Dashed (var) 6660" draw:style="rect" draw:dots1="1" draw:dots1-length="0.011cm" draw:dots2="1" draw:dots2-length="0.011cm" draw:distance="0.011cm"/>
    <draw:stroke-dash draw:name="Dashed_20__28_var_29__20_6661" draw:display-name="Dashed (var) 6661" draw:style="rect" draw:dots1="1" draw:dots1-length="0.011cm" draw:dots2="1" draw:dots2-length="0.011cm" draw:distance="0.011cm"/>
    <draw:stroke-dash draw:name="Dashed_20__28_var_29__20_6662" draw:display-name="Dashed (var) 6662" draw:style="rect" draw:dots1="1" draw:dots1-length="0.011cm" draw:dots2="1" draw:dots2-length="0.011cm" draw:distance="0.011cm"/>
    <draw:stroke-dash draw:name="Dashed_20__28_var_29__20_6663" draw:display-name="Dashed (var) 6663" draw:style="rect" draw:dots1="1" draw:dots1-length="0.011cm" draw:dots2="1" draw:dots2-length="0.011cm" draw:distance="0.011cm"/>
    <draw:stroke-dash draw:name="Dashed_20__28_var_29__20_6664" draw:display-name="Dashed (var) 6664" draw:style="rect" draw:dots1="1" draw:dots1-length="0.011cm" draw:dots2="1" draw:dots2-length="0.011cm" draw:distance="0.011cm"/>
    <draw:stroke-dash draw:name="Dashed_20__28_var_29__20_6665" draw:display-name="Dashed (var) 6665" draw:style="rect" draw:dots1="1" draw:dots1-length="0.011cm" draw:dots2="1" draw:dots2-length="0.011cm" draw:distance="0.011cm"/>
    <draw:stroke-dash draw:name="Dashed_20__28_var_29__20_6666" draw:display-name="Dashed (var) 6666" draw:style="rect" draw:dots1="1" draw:dots1-length="0.011cm" draw:dots2="1" draw:dots2-length="0.011cm" draw:distance="0.011cm"/>
    <draw:stroke-dash draw:name="Dashed_20__28_var_29__20_6667" draw:display-name="Dashed (var) 6667" draw:style="rect" draw:dots1="1" draw:dots1-length="0.011cm" draw:dots2="1" draw:dots2-length="0.011cm" draw:distance="0.011cm"/>
    <draw:stroke-dash draw:name="Dashed_20__28_var_29__20_6668" draw:display-name="Dashed (var) 6668" draw:style="rect" draw:dots1="1" draw:dots1-length="0.011cm" draw:dots2="1" draw:dots2-length="0.011cm" draw:distance="0.011cm"/>
    <draw:stroke-dash draw:name="Dashed_20__28_var_29__20_6669" draw:display-name="Dashed (var) 6669" draw:style="rect" draw:dots1="1" draw:dots1-length="0.011cm" draw:dots2="1" draw:dots2-length="0.011cm" draw:distance="0.011cm"/>
    <draw:stroke-dash draw:name="Dashed_20__28_var_29__20_6670" draw:display-name="Dashed (var) 6670" draw:style="rect" draw:dots1="1" draw:dots1-length="0.011cm" draw:dots2="1" draw:dots2-length="0.011cm" draw:distance="0.011cm"/>
    <draw:stroke-dash draw:name="Dashed_20__28_var_29__20_6671" draw:display-name="Dashed (var) 6671"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2cm" draw:dots2="1" draw:dots2-length="0.002cm" draw:distance="0.002cm"/>
    <draw:stroke-dash draw:name="Dashed_20__28_var_29__20_6813" draw:display-name="Dashed (var) 6813" draw:style="rect" draw:dots1="1" draw:dots1-length="0.002cm" draw:dots2="1" draw:dots2-length="0.002cm" draw:distance="0.002cm"/>
    <draw:stroke-dash draw:name="Dashed_20__28_var_29__20_6814" draw:display-name="Dashed (var) 6814" draw:style="rect" draw:dots1="1" draw:dots1-length="0.002cm" draw:dots2="1" draw:dots2-length="0.002cm" draw:distance="0.002cm"/>
    <draw:stroke-dash draw:name="Dashed_20__28_var_29__20_6815" draw:display-name="Dashed (var) 6815" draw:style="rect" draw:dots1="1" draw:dots1-length="0.002cm" draw:dots2="1" draw:dots2-length="0.002cm" draw:distance="0.002cm"/>
    <draw:stroke-dash draw:name="Dashed_20__28_var_29__20_6816" draw:display-name="Dashed (var) 6816" draw:style="rect" draw:dots1="1" draw:dots1-length="0.002cm" draw:dots2="1" draw:dots2-length="0.002cm" draw:distance="0.002cm"/>
    <draw:stroke-dash draw:name="Dashed_20__28_var_29__20_6817" draw:display-name="Dashed (var) 6817" draw:style="rect" draw:dots1="1" draw:dots1-length="0.002cm" draw:dots2="1" draw:dots2-length="0.002cm" draw:distance="0.002cm"/>
    <draw:stroke-dash draw:name="Dashed_20__28_var_29__20_6818" draw:display-name="Dashed (var) 6818" draw:style="rect" draw:dots1="1" draw:dots1-length="0.002cm" draw:dots2="1" draw:dots2-length="0.002cm" draw:distance="0.002cm"/>
    <draw:stroke-dash draw:name="Dashed_20__28_var_29__20_6819" draw:display-name="Dashed (var) 6819" draw:style="rect" draw:dots1="1" draw:dots1-length="0.002cm" draw:dots2="1" draw:dots2-length="0.002cm" draw:distance="0.002cm"/>
    <draw:stroke-dash draw:name="Dashed_20__28_var_29__20_6820" draw:display-name="Dashed (var) 6820" draw:style="rect" draw:dots1="1" draw:dots1-length="0.002cm" draw:dots2="1" draw:dots2-length="0.002cm" draw:distance="0.002cm"/>
    <draw:stroke-dash draw:name="Dashed_20__28_var_29__20_6821" draw:display-name="Dashed (var) 6821" draw:style="rect" draw:dots1="1" draw:dots1-length="0.002cm" draw:dots2="1" draw:dots2-length="0.002cm" draw:distance="0.002cm"/>
    <draw:stroke-dash draw:name="Dashed_20__28_var_29__20_6822" draw:display-name="Dashed (var) 6822" draw:style="rect" draw:dots1="1" draw:dots1-length="0.002cm" draw:dots2="1" draw:dots2-length="0.002cm" draw:distance="0.002cm"/>
    <draw:stroke-dash draw:name="Dashed_20__28_var_29__20_6823" draw:display-name="Dashed (var) 6823" draw:style="rect" draw:dots1="1" draw:dots1-length="0.003cm" draw:dots2="1" draw:dots2-length="0.003cm" draw:distance="0.003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6cm" draw:dots2="1" draw:dots2-length="0.006cm" draw:distance="0.006cm"/>
    <draw:stroke-dash draw:name="Dashed_20__28_var_29__20_6826" draw:display-name="Dashed (var) 6826" draw:style="rect" draw:dots1="1" draw:dots1-length="0.006cm" draw:dots2="1" draw:dots2-length="0.006cm" draw:distance="0.006cm"/>
    <draw:stroke-dash draw:name="Dashed_20__28_var_29__20_6827" draw:display-name="Dashed (var) 6827" draw:style="rect" draw:dots1="1" draw:dots1-length="0.006cm" draw:dots2="1" draw:dots2-length="0.006cm" draw:distance="0.006cm"/>
    <draw:stroke-dash draw:name="Dashed_20__28_var_29__20_6828" draw:display-name="Dashed (var) 6828" draw:style="rect" draw:dots1="1" draw:dots1-length="0.006cm" draw:dots2="1" draw:dots2-length="0.006cm" draw:distance="0.006cm"/>
    <draw:stroke-dash draw:name="Dashed_20__28_var_29__20_6829" draw:display-name="Dashed (var) 6829" draw:style="rect" draw:dots1="1" draw:dots1-length="0.006cm" draw:dots2="1" draw:dots2-length="0.006cm" draw:distance="0.006cm"/>
    <draw:stroke-dash draw:name="Dashed_20__28_var_29__20_6830" draw:display-name="Dashed (var) 6830" draw:style="rect" draw:dots1="1" draw:dots1-length="0.006cm" draw:dots2="1" draw:dots2-length="0.006cm" draw:distance="0.006cm"/>
    <draw:stroke-dash draw:name="Dashed_20__28_var_29__20_6831" draw:display-name="Dashed (var) 6831" draw:style="rect" draw:dots1="1" draw:dots1-length="0.006cm" draw:dots2="1" draw:dots2-length="0.006cm" draw:distance="0.006cm"/>
    <draw:stroke-dash draw:name="Dashed_20__28_var_29__20_6832" draw:display-name="Dashed (var) 6832" draw:style="rect" draw:dots1="1" draw:dots1-length="0.006cm" draw:dots2="1" draw:dots2-length="0.006cm" draw:distance="0.006cm"/>
    <draw:stroke-dash draw:name="Dashed_20__28_var_29__20_6833" draw:display-name="Dashed (var) 6833" draw:style="rect" draw:dots1="1" draw:dots1-length="0.006cm" draw:dots2="1" draw:dots2-length="0.006cm" draw:distance="0.006cm"/>
    <draw:stroke-dash draw:name="Dashed_20__28_var_29__20_6834" draw:display-name="Dashed (var) 6834" draw:style="rect" draw:dots1="1" draw:dots1-length="0.006cm" draw:dots2="1" draw:dots2-length="0.006cm" draw:distance="0.006cm"/>
    <draw:stroke-dash draw:name="Dashed_20__28_var_29__20_6835" draw:display-name="Dashed (var) 6835" draw:style="rect" draw:dots1="1" draw:dots1-length="0.006cm" draw:dots2="1" draw:dots2-length="0.006cm" draw:distance="0.006cm"/>
    <draw:stroke-dash draw:name="Dashed_20__28_var_29__20_6836" draw:display-name="Dashed (var) 6836" draw:style="rect" draw:dots1="1" draw:dots1-length="0.006cm" draw:dots2="1" draw:dots2-length="0.006cm" draw:distance="0.006cm"/>
    <draw:stroke-dash draw:name="Dashed_20__28_var_29__20_6837" draw:display-name="Dashed (var) 6837" draw:style="rect" draw:dots1="1" draw:dots1-length="0.006cm" draw:dots2="1" draw:dots2-length="0.006cm" draw:distance="0.006cm"/>
    <draw:stroke-dash draw:name="Dashed_20__28_var_29__20_6838" draw:display-name="Dashed (var) 6838" draw:style="rect" draw:dots1="1" draw:dots1-length="0.006cm" draw:dots2="1" draw:dots2-length="0.006cm" draw:distance="0.006cm"/>
    <draw:stroke-dash draw:name="Dashed_20__28_var_29__20_6839" draw:display-name="Dashed (var) 6839" draw:style="rect" draw:dots1="1" draw:dots1-length="0.006cm" draw:dots2="1" draw:dots2-length="0.006cm" draw:distance="0.006cm"/>
    <draw:stroke-dash draw:name="Dashed_20__28_var_29__20_6840" draw:display-name="Dashed (var) 6840" draw:style="rect" draw:dots1="1" draw:dots1-length="0.006cm" draw:dots2="1" draw:dots2-length="0.006cm" draw:distance="0.006cm"/>
    <draw:stroke-dash draw:name="Dashed_20__28_var_29__20_6841" draw:display-name="Dashed (var) 6841" draw:style="rect" draw:dots1="1" draw:dots1-length="0.006cm" draw:dots2="1" draw:dots2-length="0.006cm" draw:distance="0.006cm"/>
    <draw:stroke-dash draw:name="Dashed_20__28_var_29__20_6842" draw:display-name="Dashed (var) 6842" draw:style="rect" draw:dots1="1" draw:dots1-length="0.006cm" draw:dots2="1" draw:dots2-length="0.006cm" draw:distance="0.006cm"/>
    <draw:stroke-dash draw:name="Dashed_20__28_var_29__20_6843" draw:display-name="Dashed (var) 6843" draw:style="rect" draw:dots1="1" draw:dots1-length="0.006cm" draw:dots2="1" draw:dots2-length="0.006cm" draw:distance="0.006cm"/>
    <draw:stroke-dash draw:name="Dashed_20__28_var_29__20_6844" draw:display-name="Dashed (var) 6844" draw:style="rect" draw:dots1="1" draw:dots1-length="0.006cm" draw:dots2="1" draw:dots2-length="0.006cm" draw:distance="0.006cm"/>
    <draw:stroke-dash draw:name="Dashed_20__28_var_29__20_6845" draw:display-name="Dashed (var) 6845" draw:style="rect" draw:dots1="1" draw:dots1-length="0.006cm" draw:dots2="1" draw:dots2-length="0.006cm" draw:distance="0.006cm"/>
    <draw:stroke-dash draw:name="Dashed_20__28_var_29__20_6846" draw:display-name="Dashed (var) 6846" draw:style="rect" draw:dots1="1" draw:dots1-length="0.006cm" draw:dots2="1" draw:dots2-length="0.006cm" draw:distance="0.006cm"/>
    <draw:stroke-dash draw:name="Dashed_20__28_var_29__20_6847" draw:display-name="Dashed (var) 6847" draw:style="rect" draw:dots1="1" draw:dots1-length="0.006cm" draw:dots2="1" draw:dots2-length="0.006cm" draw:distance="0.006cm"/>
    <draw:stroke-dash draw:name="Dashed_20__28_var_29__20_6848" draw:display-name="Dashed (var) 6848" draw:style="rect" draw:dots1="1" draw:dots1-length="0.006cm" draw:dots2="1" draw:dots2-length="0.006cm" draw:distance="0.006cm"/>
    <draw:stroke-dash draw:name="Dashed_20__28_var_29__20_6849" draw:display-name="Dashed (var) 6849" draw:style="rect" draw:dots1="1" draw:dots1-length="0.006cm" draw:dots2="1" draw:dots2-length="0.006cm" draw:distance="0.006cm"/>
    <draw:stroke-dash draw:name="Dashed_20__28_var_29__20_6850" draw:display-name="Dashed (var) 6850" draw:style="rect" draw:dots1="1" draw:dots1-length="0.006cm" draw:dots2="1" draw:dots2-length="0.006cm" draw:distance="0.006cm"/>
    <draw:stroke-dash draw:name="Dashed_20__28_var_29__20_6851" draw:display-name="Dashed (var) 6851" draw:style="rect" draw:dots1="1" draw:dots1-length="0.006cm" draw:dots2="1" draw:dots2-length="0.006cm" draw:distance="0.006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5cm" draw:dots2="1" draw:dots2-length="0.005cm" draw:distance="0.005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5cm" draw:dots2="1" draw:dots2-length="0.005cm" draw:distance="0.005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5cm" draw:dots2="1" draw:dots2-length="0.005cm" draw:distance="0.005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5cm" draw:dots2="1" draw:dots2-length="0.005cm" draw:distance="0.005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5cm" draw:dots2="1" draw:dots2-length="0.005cm" draw:distance="0.005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5cm" draw:dots2="1" draw:dots2-length="0.005cm" draw:distance="0.005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1" draw:dots1-length="0.005cm" draw:dots2="1" draw:dots2-length="0.005cm" draw:distance="0.005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2" draw:display-name="Dashed (var) 72" draw:style="rect" draw:dots1="1" draw:dots1-length="0.002cm" draw:dots2="1" draw:dots2-length="0.002cm" draw:distance="0.002cm"/>
    <draw:stroke-dash draw:name="Dashed_20__28_var_29__20_720" draw:display-name="Dashed (var) 720" draw:style="rect" draw:dots1="9" draw:dots1-length="0.032cm" draw:dots2="9" draw:dots2-length="0.032cm" draw:distance="0.032cm"/>
    <draw:stroke-dash draw:name="Dashed_20__28_var_29__20_7201" draw:display-name="Dashed (var) 7201" draw:style="rect" draw:dots1="1" draw:dots1-length="0.001cm" draw:dots2="1" draw:dots2-length="0.001cm" draw:distance="0.001cm"/>
    <draw:stroke-dash draw:name="Dashed_20__28_var_29__20_7202" draw:display-name="Dashed (var) 7202" draw:style="rect" draw:dots1="1" draw:dots1-length="0.001cm" draw:dots2="1" draw:dots2-length="0.001cm" draw:distance="0.001cm"/>
    <draw:stroke-dash draw:name="Dashed_20__28_var_29__20_7203" draw:display-name="Dashed (var) 7203" draw:style="rect" draw:dots1="1" draw:dots1-length="0.001cm" draw:dots2="1" draw:dots2-length="0.001cm" draw:distance="0.001cm"/>
    <draw:stroke-dash draw:name="Dashed_20__28_var_29__20_7204" draw:display-name="Dashed (var) 7204" draw:style="rect" draw:dots1="1" draw:dots1-length="0.001cm" draw:dots2="1" draw:dots2-length="0.001cm" draw:distance="0.001cm"/>
    <draw:stroke-dash draw:name="Dashed_20__28_var_29__20_7208" draw:display-name="Dashed (var) 7208" draw:style="rect" draw:dots1="1" draw:dots1-length="0.001cm" draw:dots2="1" draw:dots2-length="0.001cm" draw:distance="0.001cm"/>
    <draw:stroke-dash draw:name="Dashed_20__28_var_29__20_7209" draw:display-name="Dashed (var) 7209" draw:style="rect" draw:dots1="1" draw:dots1-length="0.001cm" draw:dots2="1" draw:dots2-length="0.001cm" draw:distance="0.001cm"/>
    <draw:stroke-dash draw:name="Dashed_20__28_var_29__20_721" draw:display-name="Dashed (var) 721" draw:style="rect" draw:dots1="1" draw:dots1-length="0.005cm" draw:dots2="1" draw:dots2-length="0.005cm" draw:distance="0.005cm"/>
    <draw:stroke-dash draw:name="Dashed_20__28_var_29__20_7210" draw:display-name="Dashed (var) 7210" draw:style="rect" draw:dots1="1" draw:dots1-length="0.001cm" draw:dots2="1" draw:dots2-length="0.001cm" draw:distance="0.001cm"/>
    <draw:stroke-dash draw:name="Dashed_20__28_var_29__20_7211" draw:display-name="Dashed (var) 7211" draw:style="rect" draw:dots1="1" draw:dots1-length="0.001cm" draw:dots2="1" draw:dots2-length="0.001cm" draw:distance="0.001cm"/>
    <draw:stroke-dash draw:name="Dashed_20__28_var_29__20_7212" draw:display-name="Dashed (var) 7212" draw:style="rect" draw:dots1="1" draw:dots1-length="0.001cm" draw:dots2="1" draw:dots2-length="0.001cm" draw:distance="0.001cm"/>
    <draw:stroke-dash draw:name="Dashed_20__28_var_29__20_7213" draw:display-name="Dashed (var) 7213" draw:style="rect" draw:dots1="1" draw:dots1-length="0.001cm" draw:dots2="1" draw:dots2-length="0.001cm" draw:distance="0.001cm"/>
    <draw:stroke-dash draw:name="Dashed_20__28_var_29__20_7214" draw:display-name="Dashed (var) 7214" draw:style="rect" draw:dots1="1" draw:dots1-length="0.001cm" draw:dots2="1" draw:dots2-length="0.001cm" draw:distance="0.001cm"/>
    <draw:stroke-dash draw:name="Dashed_20__28_var_29__20_7215" draw:display-name="Dashed (var) 7215" draw:style="rect" draw:dots1="1" draw:dots1-length="0.001cm" draw:dots2="1" draw:dots2-length="0.001cm" draw:distance="0.001cm"/>
    <draw:stroke-dash draw:name="Dashed_20__28_var_29__20_7216" draw:display-name="Dashed (var) 7216" draw:style="rect" draw:dots1="1" draw:dots1-length="0.001cm" draw:dots2="1" draw:dots2-length="0.001cm" draw:distance="0.001cm"/>
    <draw:stroke-dash draw:name="Dashed_20__28_var_29__20_7217" draw:display-name="Dashed (var) 7217" draw:style="rect" draw:dots1="1" draw:dots1-length="0.001cm" draw:dots2="1" draw:dots2-length="0.001cm" draw:distance="0.001cm"/>
    <draw:stroke-dash draw:name="Dashed_20__28_var_29__20_7218" draw:display-name="Dashed (var) 7218" draw:style="rect" draw:dots1="1" draw:dots1-length="0.001cm" draw:dots2="1" draw:dots2-length="0.001cm" draw:distance="0.001cm"/>
    <draw:stroke-dash draw:name="Dashed_20__28_var_29__20_7219" draw:display-name="Dashed (var) 7219" draw:style="rect" draw:dots1="1" draw:dots1-length="0.001cm" draw:dots2="1" draw:dots2-length="0.001cm" draw:distance="0.001cm"/>
    <draw:stroke-dash draw:name="Dashed_20__28_var_29__20_722" draw:display-name="Dashed (var) 722" draw:style="rect" draw:dots1="1" draw:dots1-length="0.005cm" draw:dots2="1" draw:dots2-length="0.005cm" draw:distance="0.005cm"/>
    <draw:stroke-dash draw:name="Dashed_20__28_var_29__20_7220" draw:display-name="Dashed (var) 7220" draw:style="rect" draw:dots1="1" draw:dots1-length="0.001cm" draw:dots2="1" draw:dots2-length="0.001cm" draw:distance="0.001cm"/>
    <draw:stroke-dash draw:name="Dashed_20__28_var_29__20_7221" draw:display-name="Dashed (var) 7221" draw:style="rect" draw:dots1="1" draw:dots1-length="0.001cm" draw:dots2="1" draw:dots2-length="0.001cm" draw:distance="0.001cm"/>
    <draw:stroke-dash draw:name="Dashed_20__28_var_29__20_7222" draw:display-name="Dashed (var) 7222" draw:style="rect" draw:dots1="1" draw:dots1-length="0.001cm" draw:dots2="1" draw:dots2-length="0.001cm" draw:distance="0.001cm"/>
    <draw:stroke-dash draw:name="Dashed_20__28_var_29__20_7223" draw:display-name="Dashed (var) 7223" draw:style="rect" draw:dots1="1" draw:dots1-length="0.001cm" draw:dots2="1" draw:dots2-length="0.001cm" draw:distance="0.001cm"/>
    <draw:stroke-dash draw:name="Dashed_20__28_var_29__20_7224" draw:display-name="Dashed (var) 7224" draw:style="rect" draw:dots1="1" draw:dots1-length="0.001cm" draw:dots2="1" draw:dots2-length="0.001cm" draw:distance="0.001cm"/>
    <draw:stroke-dash draw:name="Dashed_20__28_var_29__20_7225" draw:display-name="Dashed (var) 7225" draw:style="rect" draw:dots1="1" draw:dots1-length="0.001cm" draw:dots2="1" draw:dots2-length="0.001cm" draw:distance="0.001cm"/>
    <draw:stroke-dash draw:name="Dashed_20__28_var_29__20_7226" draw:display-name="Dashed (var) 7226" draw:style="rect" draw:dots1="1" draw:dots1-length="0.001cm" draw:dots2="1" draw:dots2-length="0.001cm" draw:distance="0.001cm"/>
    <draw:stroke-dash draw:name="Dashed_20__28_var_29__20_7227" draw:display-name="Dashed (var) 7227" draw:style="rect" draw:dots1="1" draw:dots1-length="0.001cm" draw:dots2="1" draw:dots2-length="0.001cm" draw:distance="0.001cm"/>
    <draw:stroke-dash draw:name="Dashed_20__28_var_29__20_7228" draw:display-name="Dashed (var) 7228" draw:style="rect" draw:dots1="1" draw:dots1-length="0.001cm" draw:dots2="1" draw:dots2-length="0.001cm" draw:distance="0.001cm"/>
    <draw:stroke-dash draw:name="Dashed_20__28_var_29__20_7229" draw:display-name="Dashed (var) 7229" draw:style="rect" draw:dots1="1" draw:dots1-length="0.001cm" draw:dots2="1" draw:dots2-length="0.001cm" draw:distance="0.001cm"/>
    <draw:stroke-dash draw:name="Dashed_20__28_var_29__20_723" draw:display-name="Dashed (var) 723" draw:style="rect" draw:dots1="1" draw:dots1-length="0.005cm" draw:dots2="1" draw:dots2-length="0.005cm" draw:distance="0.005cm"/>
    <draw:stroke-dash draw:name="Dashed_20__28_var_29__20_7230" draw:display-name="Dashed (var) 7230" draw:style="rect" draw:dots1="1" draw:dots1-length="0.001cm" draw:dots2="1" draw:dots2-length="0.001cm" draw:distance="0.001cm"/>
    <draw:stroke-dash draw:name="Dashed_20__28_var_29__20_7231" draw:display-name="Dashed (var) 7231" draw:style="rect" draw:dots1="1" draw:dots1-length="0.001cm" draw:dots2="1" draw:dots2-length="0.001cm" draw:distance="0.001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1cm" draw:dots2="1" draw:dots2-length="0.001cm" draw:distance="0.001cm"/>
    <draw:stroke-dash draw:name="Dashed_20__28_var_29__20_7234" draw:display-name="Dashed (var) 7234" draw:style="rect" draw:dots1="1" draw:dots1-length="0.001cm" draw:dots2="1" draw:dots2-length="0.001cm" draw:distance="0.001cm"/>
    <draw:stroke-dash draw:name="Dashed_20__28_var_29__20_7235" draw:display-name="Dashed (var) 7235" draw:style="rect" draw:dots1="1" draw:dots1-length="0.001cm" draw:dots2="1" draw:dots2-length="0.001cm" draw:distance="0.001cm"/>
    <draw:stroke-dash draw:name="Dashed_20__28_var_29__20_7236" draw:display-name="Dashed (var) 7236" draw:style="rect" draw:dots1="1" draw:dots1-length="0.001cm" draw:dots2="1" draw:dots2-length="0.001cm" draw:distance="0.001cm"/>
    <draw:stroke-dash draw:name="Dashed_20__28_var_29__20_7237" draw:display-name="Dashed (var) 7237" draw:style="rect" draw:dots1="1" draw:dots1-length="0.001cm" draw:dots2="1" draw:dots2-length="0.001cm" draw:distance="0.001cm"/>
    <draw:stroke-dash draw:name="Dashed_20__28_var_29__20_7238" draw:display-name="Dashed (var) 7238" draw:style="rect" draw:dots1="1" draw:dots1-length="0.001cm" draw:dots2="1" draw:dots2-length="0.001cm" draw:distance="0.001cm"/>
    <draw:stroke-dash draw:name="Dashed_20__28_var_29__20_7239" draw:display-name="Dashed (var) 7239" draw:style="rect" draw:dots1="1" draw:dots1-length="0.001cm" draw:dots2="1" draw:dots2-length="0.001cm" draw:distance="0.001cm"/>
    <draw:stroke-dash draw:name="Dashed_20__28_var_29__20_724" draw:display-name="Dashed (var) 724" draw:style="rect" draw:dots1="1" draw:dots1-length="0.005cm" draw:dots2="1" draw:dots2-length="0.005cm" draw:distance="0.005cm"/>
    <draw:stroke-dash draw:name="Dashed_20__28_var_29__20_7240" draw:display-name="Dashed (var) 7240" draw:style="rect" draw:dots1="1" draw:dots1-length="0.001cm" draw:dots2="1" draw:dots2-length="0.001cm" draw:distance="0.001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2cm" draw:dots2="1" draw:dots2-length="0.002cm" draw:distance="0.002cm"/>
    <draw:stroke-dash draw:name="Dashed_20__28_var_29__20_7243" draw:display-name="Dashed (var) 7243" draw:style="rect" draw:dots1="1" draw:dots1-length="0.001cm" draw:dots2="1" draw:dots2-length="0.001cm" draw:distance="0.001cm"/>
    <draw:stroke-dash draw:name="Dashed_20__28_var_29__20_7244" draw:display-name="Dashed (var) 7244" draw:style="rect" draw:dots1="1" draw:dots1-length="0.001cm" draw:dots2="1" draw:dots2-length="0.001cm" draw:distance="0.001cm"/>
    <draw:stroke-dash draw:name="Dashed_20__28_var_29__20_7245" draw:display-name="Dashed (var) 7245" draw:style="rect" draw:dots1="1" draw:dots1-length="0.001cm" draw:dots2="1" draw:dots2-length="0.001cm" draw:distance="0.001cm"/>
    <draw:stroke-dash draw:name="Dashed_20__28_var_29__20_7246" draw:display-name="Dashed (var) 7246" draw:style="rect" draw:dots1="1" draw:dots1-length="0.001cm" draw:dots2="1" draw:dots2-length="0.001cm" draw:distance="0.001cm"/>
    <draw:stroke-dash draw:name="Dashed_20__28_var_29__20_7247" draw:display-name="Dashed (var) 7247" draw:style="rect" draw:dots1="1" draw:dots1-length="0.001cm" draw:dots2="1" draw:dots2-length="0.001cm" draw:distance="0.001cm"/>
    <draw:stroke-dash draw:name="Dashed_20__28_var_29__20_7248" draw:display-name="Dashed (var) 7248" draw:style="rect" draw:dots1="1" draw:dots1-length="0.001cm" draw:dots2="1" draw:dots2-length="0.001cm" draw:distance="0.001cm"/>
    <draw:stroke-dash draw:name="Dashed_20__28_var_29__20_7249" draw:display-name="Dashed (var) 7249" draw:style="rect" draw:dots1="1" draw:dots1-length="0.001cm" draw:dots2="1" draw:dots2-length="0.001cm" draw:distance="0.001cm"/>
    <draw:stroke-dash draw:name="Dashed_20__28_var_29__20_725" draw:display-name="Dashed (var) 725" draw:style="rect" draw:dots1="1" draw:dots1-length="0.005cm" draw:dots2="1" draw:dots2-length="0.005cm" draw:distance="0.005cm"/>
    <draw:stroke-dash draw:name="Dashed_20__28_var_29__20_7250" draw:display-name="Dashed (var) 7250" draw:style="rect" draw:dots1="1" draw:dots1-length="0.001cm" draw:dots2="1" draw:dots2-length="0.001cm" draw:distance="0.001cm"/>
    <draw:stroke-dash draw:name="Dashed_20__28_var_29__20_7251" draw:display-name="Dashed (var) 7251" draw:style="rect" draw:dots1="1" draw:dots1-length="0.001cm" draw:dots2="1" draw:dots2-length="0.001cm" draw:distance="0.001cm"/>
    <draw:stroke-dash draw:name="Dashed_20__28_var_29__20_7252" draw:display-name="Dashed (var) 7252" draw:style="rect" draw:dots1="1" draw:dots1-length="0.001cm" draw:dots2="1" draw:dots2-length="0.001cm" draw:distance="0.001cm"/>
    <draw:stroke-dash draw:name="Dashed_20__28_var_29__20_7253" draw:display-name="Dashed (var) 7253" draw:style="rect" draw:dots1="1" draw:dots1-length="0.001cm" draw:dots2="1" draw:dots2-length="0.001cm" draw:distance="0.001cm"/>
    <draw:stroke-dash draw:name="Dashed_20__28_var_29__20_7254" draw:display-name="Dashed (var) 7254" draw:style="rect" draw:dots1="1" draw:dots1-length="0.001cm" draw:dots2="1" draw:dots2-length="0.001cm" draw:distance="0.001cm"/>
    <draw:stroke-dash draw:name="Dashed_20__28_var_29__20_7255" draw:display-name="Dashed (var) 7255" draw:style="rect" draw:dots1="1" draw:dots1-length="0.001cm" draw:dots2="1" draw:dots2-length="0.001cm" draw:distance="0.001cm"/>
    <draw:stroke-dash draw:name="Dashed_20__28_var_29__20_7256" draw:display-name="Dashed (var) 7256" draw:style="rect" draw:dots1="1" draw:dots1-length="0.001cm" draw:dots2="1" draw:dots2-length="0.001cm" draw:distance="0.001cm"/>
    <draw:stroke-dash draw:name="Dashed_20__28_var_29__20_7257" draw:display-name="Dashed (var) 7257" draw:style="rect" draw:dots1="1" draw:dots1-length="0.001cm" draw:dots2="1" draw:dots2-length="0.001cm" draw:distance="0.001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5cm" draw:dots2="1" draw:dots2-length="0.005cm" draw:distance="0.005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5cm" draw:dots2="1" draw:dots2-length="0.005cm" draw:distance="0.005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1cm" draw:dots2="1" draw:dots2-length="0.001cm" draw:distance="0.001cm"/>
    <draw:stroke-dash draw:name="Dashed_20__28_var_29__20_7276" draw:display-name="Dashed (var) 7276" draw:style="rect" draw:dots1="1" draw:dots1-length="0.001cm" draw:dots2="1" draw:dots2-length="0.001cm" draw:distance="0.001cm"/>
    <draw:stroke-dash draw:name="Dashed_20__28_var_29__20_7277" draw:display-name="Dashed (var) 7277" draw:style="rect" draw:dots1="1" draw:dots1-length="0.001cm" draw:dots2="1" draw:dots2-length="0.001cm" draw:distance="0.001cm"/>
    <draw:stroke-dash draw:name="Dashed_20__28_var_29__20_7278" draw:display-name="Dashed (var) 7278" draw:style="rect" draw:dots1="1" draw:dots1-length="0.001cm" draw:dots2="1" draw:dots2-length="0.001cm" draw:distance="0.001cm"/>
    <draw:stroke-dash draw:name="Dashed_20__28_var_29__20_7279" draw:display-name="Dashed (var) 7279" draw:style="rect" draw:dots1="1" draw:dots1-length="0.001cm" draw:dots2="1" draw:dots2-length="0.001cm" draw:distance="0.001cm"/>
    <draw:stroke-dash draw:name="Dashed_20__28_var_29__20_728" draw:display-name="Dashed (var) 728" draw:style="rect" draw:dots1="1" draw:dots1-length="0.005cm" draw:dots2="1" draw:dots2-length="0.005cm" draw:distance="0.005cm"/>
    <draw:stroke-dash draw:name="Dashed_20__28_var_29__20_7280" draw:display-name="Dashed (var) 7280" draw:style="rect" draw:dots1="1" draw:dots1-length="0.001cm" draw:dots2="1" draw:dots2-length="0.001cm" draw:distance="0.001cm"/>
    <draw:stroke-dash draw:name="Dashed_20__28_var_29__20_7281" draw:display-name="Dashed (var) 7281" draw:style="rect" draw:dots1="1" draw:dots1-length="0.001cm" draw:dots2="1" draw:dots2-length="0.001cm" draw:distance="0.001cm"/>
    <draw:stroke-dash draw:name="Dashed_20__28_var_29__20_7282" draw:display-name="Dashed (var) 7282" draw:style="rect" draw:dots1="1" draw:dots1-length="0.001cm" draw:dots2="1" draw:dots2-length="0.001cm" draw:distance="0.001cm"/>
    <draw:stroke-dash draw:name="Dashed_20__28_var_29__20_7283" draw:display-name="Dashed (var) 7283" draw:style="rect" draw:dots1="1" draw:dots1-length="0.001cm" draw:dots2="1" draw:dots2-length="0.001cm" draw:distance="0.001cm"/>
    <draw:stroke-dash draw:name="Dashed_20__28_var_29__20_7284" draw:display-name="Dashed (var) 7284" draw:style="rect" draw:dots1="1" draw:dots1-length="0.001cm" draw:dots2="1" draw:dots2-length="0.001cm" draw:distance="0.001cm"/>
    <draw:stroke-dash draw:name="Dashed_20__28_var_29__20_7285" draw:display-name="Dashed (var) 7285" draw:style="rect" draw:dots1="1" draw:dots1-length="0.001cm" draw:dots2="1" draw:dots2-length="0.001cm" draw:distance="0.001cm"/>
    <draw:stroke-dash draw:name="Dashed_20__28_var_29__20_7286" draw:display-name="Dashed (var) 7286" draw:style="rect" draw:dots1="1" draw:dots1-length="0.001cm" draw:dots2="1" draw:dots2-length="0.001cm" draw:distance="0.001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5cm" draw:dots2="1" draw:dots2-length="0.005cm" draw:distance="0.005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01cm" draw:dots2="1" draw:dots2-length="0.001cm" draw:distance="0.00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5cm" draw:dots2="1" draw:dots2-length="0.005cm" draw:distance="0.005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01cm" draw:dots2="1" draw:dots2-length="0.001cm" draw:distance="0.001cm"/>
    <draw:stroke-dash draw:name="Dashed_20__28_var_29__20_7305" draw:display-name="Dashed (var) 7305" draw:style="rect" draw:dots1="1" draw:dots1-length="0.001cm" draw:dots2="1" draw:dots2-length="0.001cm" draw:distance="0.001cm"/>
    <draw:stroke-dash draw:name="Dashed_20__28_var_29__20_7306" draw:display-name="Dashed (var) 7306" draw:style="rect" draw:dots1="1" draw:dots1-length="0.001cm" draw:dots2="1" draw:dots2-length="0.001cm" draw:distance="0.001cm"/>
    <draw:stroke-dash draw:name="Dashed_20__28_var_29__20_7307" draw:display-name="Dashed (var) 7307" draw:style="rect" draw:dots1="1" draw:dots1-length="0.001cm" draw:dots2="1" draw:dots2-length="0.001cm" draw:distance="0.001cm"/>
    <draw:stroke-dash draw:name="Dashed_20__28_var_29__20_7308" draw:display-name="Dashed (var) 7308" draw:style="rect" draw:dots1="1" draw:dots1-length="0.001cm" draw:dots2="1" draw:dots2-length="0.001cm" draw:distance="0.001cm"/>
    <draw:stroke-dash draw:name="Dashed_20__28_var_29__20_7309" draw:display-name="Dashed (var) 7309" draw:style="rect" draw:dots1="1" draw:dots1-length="0.001cm" draw:dots2="1" draw:dots2-length="0.001cm" draw:distance="0.001cm"/>
    <draw:stroke-dash draw:name="Dashed_20__28_var_29__20_731" draw:display-name="Dashed (var) 731" draw:style="rect" draw:dots1="1" draw:dots1-length="0.005cm" draw:dots2="1" draw:dots2-length="0.005cm" draw:distance="0.005cm"/>
    <draw:stroke-dash draw:name="Dashed_20__28_var_29__20_7310" draw:display-name="Dashed (var) 7310" draw:style="rect" draw:dots1="1" draw:dots1-length="0.001cm" draw:dots2="1" draw:dots2-length="0.001cm" draw:distance="0.001cm"/>
    <draw:stroke-dash draw:name="Dashed_20__28_var_29__20_7311" draw:display-name="Dashed (var) 7311" draw:style="rect" draw:dots1="1" draw:dots1-length="0.001cm" draw:dots2="1" draw:dots2-length="0.001cm" draw:distance="0.001cm"/>
    <draw:stroke-dash draw:name="Dashed_20__28_var_29__20_7312" draw:display-name="Dashed (var) 7312" draw:style="rect" draw:dots1="1" draw:dots1-length="0.001cm" draw:dots2="1" draw:dots2-length="0.001cm" draw:distance="0.001cm"/>
    <draw:stroke-dash draw:name="Dashed_20__28_var_29__20_7313" draw:display-name="Dashed (var) 7313" draw:style="rect" draw:dots1="1" draw:dots1-length="0.001cm" draw:dots2="1" draw:dots2-length="0.001cm" draw:distance="0.001cm"/>
    <draw:stroke-dash draw:name="Dashed_20__28_var_29__20_7314" draw:display-name="Dashed (var) 7314" draw:style="rect" draw:dots1="1" draw:dots1-length="0.001cm" draw:dots2="1" draw:dots2-length="0.001cm" draw:distance="0.001cm"/>
    <draw:stroke-dash draw:name="Dashed_20__28_var_29__20_7315" draw:display-name="Dashed (var) 7315" draw:style="rect" draw:dots1="1" draw:dots1-length="0.001cm" draw:dots2="1" draw:dots2-length="0.001cm" draw:distance="0.001cm"/>
    <draw:stroke-dash draw:name="Dashed_20__28_var_29__20_7316" draw:display-name="Dashed (var) 7316" draw:style="rect" draw:dots1="1" draw:dots1-length="0.001cm" draw:dots2="1" draw:dots2-length="0.001cm" draw:distance="0.001cm"/>
    <draw:stroke-dash draw:name="Dashed_20__28_var_29__20_7317" draw:display-name="Dashed (var) 7317" draw:style="rect" draw:dots1="1" draw:dots1-length="0.001cm" draw:dots2="1" draw:dots2-length="0.001cm" draw:distance="0.001cm"/>
    <draw:stroke-dash draw:name="Dashed_20__28_var_29__20_7318" draw:display-name="Dashed (var) 7318" draw:style="rect" draw:dots1="1" draw:dots1-length="0.001cm" draw:dots2="1" draw:dots2-length="0.001cm" draw:distance="0.001cm"/>
    <draw:stroke-dash draw:name="Dashed_20__28_var_29__20_7319" draw:display-name="Dashed (var) 7319" draw:style="rect" draw:dots1="1" draw:dots1-length="0.001cm" draw:dots2="1" draw:dots2-length="0.001cm" draw:distance="0.001cm"/>
    <draw:stroke-dash draw:name="Dashed_20__28_var_29__20_732" draw:display-name="Dashed (var) 732" draw:style="rect" draw:dots1="1" draw:dots1-length="0.005cm" draw:dots2="1" draw:dots2-length="0.005cm" draw:distance="0.005cm"/>
    <draw:stroke-dash draw:name="Dashed_20__28_var_29__20_7320" draw:display-name="Dashed (var) 7320" draw:style="rect" draw:dots1="1" draw:dots1-length="0.001cm" draw:dots2="1" draw:dots2-length="0.001cm" draw:distance="0.001cm"/>
    <draw:stroke-dash draw:name="Dashed_20__28_var_29__20_7321" draw:display-name="Dashed (var) 7321" draw:style="rect" draw:dots1="1" draw:dots1-length="0.001cm" draw:dots2="1" draw:dots2-length="0.001cm" draw:distance="0.001cm"/>
    <draw:stroke-dash draw:name="Dashed_20__28_var_29__20_7322" draw:display-name="Dashed (var) 7322" draw:style="rect" draw:dots1="1" draw:dots1-length="0.001cm" draw:dots2="1" draw:dots2-length="0.001cm" draw:distance="0.001cm"/>
    <draw:stroke-dash draw:name="Dashed_20__28_var_29__20_7323" draw:display-name="Dashed (var) 7323" draw:style="rect" draw:dots1="1" draw:dots1-length="0.001cm" draw:dots2="1" draw:dots2-length="0.001cm" draw:distance="0.001cm"/>
    <draw:stroke-dash draw:name="Dashed_20__28_var_29__20_7324" draw:display-name="Dashed (var) 7324" draw:style="rect" draw:dots1="1" draw:dots1-length="0.001cm" draw:dots2="1" draw:dots2-length="0.001cm" draw:distance="0.001cm"/>
    <draw:stroke-dash draw:name="Dashed_20__28_var_29__20_7325" draw:display-name="Dashed (var) 7325" draw:style="rect" draw:dots1="1" draw:dots1-length="0.001cm" draw:dots2="1" draw:dots2-length="0.001cm" draw:distance="0.001cm"/>
    <draw:stroke-dash draw:name="Dashed_20__28_var_29__20_7326" draw:display-name="Dashed (var) 7326" draw:style="rect" draw:dots1="1" draw:dots1-length="0.001cm" draw:dots2="1" draw:dots2-length="0.001cm" draw:distance="0.001cm"/>
    <draw:stroke-dash draw:name="Dashed_20__28_var_29__20_7327" draw:display-name="Dashed (var) 7327" draw:style="rect" draw:dots1="1" draw:dots1-length="0.001cm" draw:dots2="1" draw:dots2-length="0.001cm" draw:distance="0.001cm"/>
    <draw:stroke-dash draw:name="Dashed_20__28_var_29__20_7328" draw:display-name="Dashed (var) 7328" draw:style="rect" draw:dots1="1" draw:dots1-length="0.001cm" draw:dots2="1" draw:dots2-length="0.001cm" draw:distance="0.001cm"/>
    <draw:stroke-dash draw:name="Dashed_20__28_var_29__20_7329" draw:display-name="Dashed (var) 7329" draw:style="rect" draw:dots1="1" draw:dots1-length="0.001cm" draw:dots2="1" draw:dots2-length="0.001cm" draw:distance="0.001cm"/>
    <draw:stroke-dash draw:name="Dashed_20__28_var_29__20_733" draw:display-name="Dashed (var) 733" draw:style="rect" draw:dots1="1" draw:dots1-length="0.005cm" draw:dots2="1" draw:dots2-length="0.005cm" draw:distance="0.005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5cm" draw:dots2="1" draw:dots2-length="0.005cm" draw:distance="0.005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5cm" draw:dots2="1" draw:dots2-length="0.005cm" draw:distance="0.005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5cm" draw:dots2="1" draw:dots2-length="0.005cm" draw:distance="0.005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5cm" draw:dots2="1" draw:dots2-length="0.005cm" draw:distance="0.005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5cm" draw:dots2="1" draw:dots2-length="0.005cm" draw:distance="0.005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5cm" draw:dots2="1" draw:dots2-length="0.005cm" draw:distance="0.005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2" draw:display-name="Dashed (var) 742" draw:style="rect" draw:dots1="1" draw:dots1-length="0.005cm" draw:dots2="1" draw:dots2-length="0.005cm" draw:distance="0.005cm"/>
    <draw:stroke-dash draw:name="Dashed_20__28_var_29__20_743" draw:display-name="Dashed (var) 743" draw:style="rect" draw:dots1="1" draw:dots1-length="0.005cm" draw:dots2="1" draw:dots2-length="0.005cm" draw:distance="0.005cm"/>
    <draw:stroke-dash draw:name="Dashed_20__28_var_29__20_744" draw:display-name="Dashed (var) 744" draw:style="rect" draw:dots1="1" draw:dots1-length="0.005cm" draw:dots2="1" draw:dots2-length="0.005cm" draw:distance="0.005cm"/>
    <draw:stroke-dash draw:name="Dashed_20__28_var_29__20_745" draw:display-name="Dashed (var) 745" draw:style="rect" draw:dots1="1" draw:dots1-length="0.005cm" draw:dots2="1" draw:dots2-length="0.005cm" draw:distance="0.005cm"/>
    <draw:stroke-dash draw:name="Dashed_20__28_var_29__20_746" draw:display-name="Dashed (var) 746" draw:style="rect" draw:dots1="1" draw:dots1-length="0.005cm" draw:dots2="1" draw:dots2-length="0.005cm" draw:distance="0.005cm"/>
    <draw:stroke-dash draw:name="Dashed_20__28_var_29__20_747" draw:display-name="Dashed (var) 747" draw:style="rect" draw:dots1="1" draw:dots1-length="0.005cm" draw:dots2="1" draw:dots2-length="0.005cm" draw:distance="0.005cm"/>
    <draw:stroke-dash draw:name="Dashed_20__28_var_29__20_748" draw:display-name="Dashed (var) 748" draw:style="rect" draw:dots1="1" draw:dots1-length="0.005cm" draw:dots2="1" draw:dots2-length="0.005cm" draw:distance="0.005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06cm" draw:dots2="1" draw:dots2-length="0.006cm" draw:distance="0.006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2cm" draw:dots2="1" draw:dots2-length="0.002cm" draw:distance="0.002cm"/>
    <draw:stroke-dash draw:name="Dashed_20__28_var_29__20_7666" draw:display-name="Dashed (var) 7666" draw:style="rect" draw:dots1="1" draw:dots1-length="0.002cm" draw:dots2="1" draw:dots2-length="0.002cm" draw:distance="0.002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2cm" draw:dots2="1" draw:dots2-length="0.002cm" draw:distance="0.002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2cm" draw:dots2="1" draw:dots2-length="0.002cm" draw:distance="0.002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1" draw:display-name="Dashed (var) 771" draw:style="rect" draw:dots1="1" draw:dots1-length="0.006cm" draw:dots2="1" draw:dots2-length="0.006cm" draw:distance="0.006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3cm" draw:dots2="1" draw:dots2-length="0.003cm" draw:distance="0.003cm"/>
    <draw:stroke-dash draw:name="Dashed_20__28_var_29__20_842" draw:display-name="Dashed (var) 842" draw:style="rect" draw:dots1="1" draw:dots1-length="0.003cm" draw:dots2="1" draw:dots2-length="0.003cm" draw:distance="0.003cm"/>
    <draw:stroke-dash draw:name="Dashed_20__28_var_29__20_843" draw:display-name="Dashed (var) 843" draw:style="rect" draw:dots1="1" draw:dots1-length="0.003cm" draw:dots2="1" draw:dots2-length="0.003cm" draw:distance="0.003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Titre_20_d_27_exercices_20_livret_20_avec_20_num_20_exo" style:display-name="_Titre d'exercices livret avec num exo"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b38d19" loext:opacity="100%" style:font-name="Bitstream Vera Sans1" fo:font-family="'Bitstream Vera Sans'" style:font-style-name="Oblique" style:font-family-generic="swiss" style:font-pitch="variable" fo:font-size="10pt" fo:font-style="normal" fo:font-weight="bold"/>
    </style:style>
    <style:style style:name="_5f_Consigne_20_d_27_exercice_20_livret" style:display-name="_Consigne d'exercice livret" style:family="paragraph" style:parent-style-name="_5f_Titre_20_d_27_exercices_20_livret_20_avec_20_num_20_exo">
      <style:text-properties style:use-window-font-color="true" loext:opacity="0%" fo:font-style="normal" fo:font-weight="normal"/>
    </style:style>
    <style:style style:name="_5f_Titre_20_d_27_exercices_20_livret_20_sans_20_titre_20_avec_20_num_20_exo" style:display-name="_Titre d'exercices livret sans titre avec num exo" style:family="paragraph" style:parent-style-name="_5f_Titre_20_d_27_exercices_20_livret_20_avec_20_num_20_exo">
      <style:text-properties fo:color="#000000" loext:opacity="100%" fo:font-style="normal" fo:font-weight="normal"/>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11pt" fo:font-style="normal" fo:font-weight="bold" fo:background-color="transparent" style:font-size-asian="11pt" style:font-style-asian="normal" style:font-weight-asian="bold" style:font-size-complex="11pt" style:font-style-complex="normal" style:font-weight-complex="normal"/>
    </style:style>
    <style:style style:name="_5f_Titre_20_grisé" style:display-name="_Titre grisé" style:family="paragraph" style:parent-style-name="Heading" style:class="text" style:master-page-name="">
      <style:paragraph-properties fo:margin-top="0.499cm" fo:margin-bottom="0.4cm" style:contextual-spacing="false" style:page-number="auto"/>
    </style:style>
    <style:style style:name="_5f_Paragraphe_20_énoncé_20_après_20_numéro_20_question" style:display-name="_Paragraphe énoncé après numéro question" style:family="paragraph" style:parent-style-name="Standard" style:list-style-name="_5f_Numérotation_20_des_20_exercices_20_livrets" style:master-page-name="">
      <style:paragraph-properties fo:margin-top="0.199cm" fo:margin-bottom="0.199cm" style:contextual-spacing="false" style:page-number="auto"/>
    </style:style>
    <style:style style:name="_5f_Header_20_page_20_paire_20__28_G_29_" style:display-name="_Header page paire (G)" style:family="paragraph" style:parent-style-name="Header" style:master-page-name="">
      <loext:graphic-properties draw:fill="none" draw:fill-color="#ffe5b2"/>
      <style:paragraph-properties fo:text-align="center" style:justify-single-word="false" style:page-number="auto" fo:background-color="transparent" fo:padding="0.019cm" fo:border="none" style:shadow="none" style:join-border="false"/>
      <style:text-properties fo:font-variant="small-caps" fo:color="#7fb241" loext:opacity="100%" style:font-name="Bitstream Vera Sans2" fo:font-family="'Bitstream Vera Sans'" style:font-style-name="Bold Oblique" style:font-family-generic="swiss" style:font-pitch="variable" fo:font-size="16pt" fo:font-style="normal" fo:text-shadow="none" fo:font-weight="bold"/>
    </style:style>
    <style:style style:name="_5f_paragraphre_20_fiche_20__20_livret" style:display-name="_paragraphre fiche  livret" style:family="paragraph" style:parent-style-name="_5f_Titre_20_d_27_exercices_20_livret_20_avec_20_num_20_exo"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_5f_paragraphe_20_réponse_20_élève_20_livret" style:display-name="_paragraphe réponse élève livret" style:family="paragraph" style:parent-style-name="_5f_Titre_20_d_27_exercices_20_livret_20_avec_20_num_20_exo" style:master-page-name="">
      <style:paragraph-properties fo:margin-top="0cm" fo:margin-bottom="0cm" style:contextual-spacing="false" style:line-height-at-least="0.6cm" style:page-number="auto"/>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_5f_Header_20_page_20_impaire_20__28_D_29_" style:display-name="_Header page impaire (D)" style:family="paragraph" style:parent-style-name="Header">
      <style:paragraph-properties fo:text-align="center" style:justify-single-word="false"/>
      <style:text-properties fo:font-variant="small-caps" fo:color="#7fb241" loext:opacity="100%" fo:font-size="16pt" fo:font-weight="bold"/>
    </style:style>
    <style:style style:name="_5f_Footer_20_page_20_paire_20__28_G_29_" style:display-name="_Footer page paire (G)" style:family="paragraph" style:parent-style-name="Footer" style:default-outline-level="1" style:list-style-name="">
      <style:paragraph-properties fo:margin-left="0.9cm" fo:margin-right="0cm" fo:text-indent="0cm" style:auto-text-indent="false" style:shadow="none">
        <style:tab-stops/>
      </style:paragraph-properties>
      <style:text-properties fo:font-variant="small-caps" fo:color="#808080" loext:opacity="100%" style:font-name="Bitstream Vera Sans4" fo:font-family="'Bitstream Vera Sans'" style:font-family-generic="swiss" style:font-pitch="variable" fo:font-size="11pt" fo:font-style="normal" fo:font-weight="bold" style:font-size-asian="11pt" style:font-style-asian="italic" style:font-weight-asian="bold" style:font-size-complex="11pt" style:font-style-complex="italic" style:font-weight-complex="bold"/>
    </style:style>
    <style:style style:name="_5f_Paragraphe_20_énoncé_20_après_20_numéro_20_question_20_abc" style:display-name="_Paragraphe énoncé après numéro question abc" style:family="paragraph" style:parent-style-name="_5f_Paragraphe_20_énoncé_20_après_20_numéro_20_question"/>
    <style:style style:name="_5f_Titre_20_d_27_exercices_20_livret" style:display-name="_Titre d'exercices livret" style:family="paragraph" style:parent-style-name="Standard" style:next-style-name="_5f_Paragraphe_20_livret_20_"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1" fo:font-family="'Bitstream Vera Sans'" style:font-style-name="Oblique" style:font-family-generic="swiss" style:font-pitch="variable" fo:font-size="10pt" fo:font-style="normal" fo:font-weight="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small-caps" fo:color="#7fb241" loext:opacity="100%"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1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text-properties fo:color="#b3b3b3" loext:opacity="100%" style:font-name="Bitstream Vera Sans1" fo:font-family="'Bitstream Vera Sans'" style:font-style-name="Oblique" style:font-family-generic="swiss" style:font-pitch="variable" fo:font-size="10pt" fo:font-style="normal" fo:background-color="transparent"/>
    </style:style>
    <style:style style:name="_5f_BVS" style:display-name="_BVS" style:family="text" style:parent-style-name="_5f_pointillés_20_gris">
      <style:text-properties fo:color="#000000" loext:opacity="1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e8c32a" loext:padding-left="0.079cm" loext:padding-right="0.101cm" loext:padding-top="0cm" loext:padding-bottom="0cm" loext:border="0.06pt solid #e8c32a" loext:shadow="#b38d19 -0.101cm -0.101cm"/>
    </style:style>
    <style:style style:name="_5f_Numéros_20_second_20_exercice_20_livret" style:display-name="_Numéros second exercice livret" style:family="text" style:parent-style-name="_5f_Numéros_20_exercices_20_livret">
      <style:text-properties fo:color="#e8c32a" loext:opacity="100%" fo:font-style="normal" fo:font-weight="bold" fo:background-color="transparent" loext:padding-left="0.079cm" loext:padding-right="0.101cm" loext:padding-top="0cm" loext:padding-bottom="0cm" loext:border="none" loext:shadow="none"/>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_5f_opensymbol" style:display-name="_opensymbol" style:family="text">
      <style:text-properties style:font-name="OpenSymbol" fo:font-family="OpenSymbol" style:font-pitch="variable" style:font-charset="x-symbol" fo:font-size="10pt" fo:font-style="normal"/>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_5f_livret_5f_Math_5f_droit" style:display-name="_livret_Math_droit" style:family="text" style:parent-style-name="_5f_livret">
      <style:text-properties style:font-name="Times New Roman2" fo:font-family="'Times New Roman'" style:font-style-name="Regular" style:font-family-generic="roman" style:font-pitch="variable" fo:font-size="11pt"/>
    </style:style>
    <style:style style:name="_5f_livret_5f_Math_5f_italique" style:display-name="_livret_Math_italique" style:family="text" style:parent-style-name="_5f_livret">
      <style:text-properties style:font-name="Times New Roman3" fo:font-family="'Times New Roman'" style:font-style-name="Italique" style:font-family-generic="roman" style:font-pitch="variable" fo:font-size="11pt" fo:font-style="italic"/>
    </style:style>
    <style:style style:name="Character_5f_20_5f_style" style:display-name="Character_20_style" style:family="text"/>
    <style:style style:name="Enonce_5f_Niv1" style:display-name="Enonce_Niv1" style:family="text">
      <style:text-properties fo:color="#ffffff" loext:opacity="100%"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Police_20_par_20_défaut" style:display-name="Police par défaut" style:family="text"/>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lio" style:family="graphic" style:parent-style-name="Frame">
      <style:graphic-properties svg:width="0.34cm" fo:min-height="0.34cm" text:anchor-type="paragraph" svg:x="15.901cm" svg:y="23.58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draw:opacity="0%" fo:padding="0cm" fo:border="none" style:shadow="none" draw:shadow-opacity="100%"/>
    </style:style>
    <style:style style:name="formule0" style:family="graphic" style:parent-style-name="Formula">
      <style:graphic-properties svg:width="0.691cm" svg:height="0.81cm" text:anchor-type="as-char" svg:x="0cm" svg:y="-0.513cm" fo:margin-left="0cm" fo:margin-right="0.101cm" style:vertical-pos="middle" style:vertical-rel="text" style:horizontal-pos="from-left" style:horizontal-rel="paragraph-content" fo:background-color="transparent" draw:fill="none" draw:fill-color="#729fcf"/>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e_5f_abc" style:display-name="liste_abc">
      <text:list-level-style-number text:level="1"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3">
      <text:list-level-style-bullet text:level="1"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space" fo:margin-left="0.7cm"/>
        </style:list-level-properties>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_5f_Numéros_20_exercices_20_livret"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9">
      <text:list-level-style-number text:level="1" text:style-name="Character_5f_20_5f_style"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Character_5f_20_5f_style" style:num-prefix=" " style:num-suffix=" " style:num-format="1">
        <style:list-level-properties text:min-label-distance="0.25cm" fo:text-align="center"/>
      </text:list-level-style-number>
      <text:list-level-style-number text:level="2" text:style-name="Character_5f_20_5f_style" style:num-prefix=" " style:num-suffix=" " style:num-format="1">
        <style:list-level-properties text:min-label-distance="0.25cm" fo:text-align="center"/>
      </text:list-level-style-number>
      <text:list-level-style-number text:level="3" text:style-name="Character_5f_20_5f_style"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f_Header_20_page_20_impaire_20__28_D_29_">
      <style:paragraph-properties fo:text-align="start" style:justify-single-word="false"/>
    </style:style>
    <style:style style:name="MP2" style:family="paragraph">
      <loext:graphic-properties draw:fill="solid" draw:fill-color="#7fb241"/>
    </style:style>
    <style:style style:name="MP3" style:family="paragraph">
      <style:paragraph-properties fo:text-align="center"/>
    </style:style>
    <style:style style:name="MP4"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5" style:family="paragraph">
      <loext:graphic-properties draw:fill-color="#2a6099"/>
      <style:paragraph-properties fo:text-align="center"/>
    </style:style>
    <style:style style:name="MP6" style:family="paragraph" style:parent-style-name="_5f_Footer_20_page_20_paire_20__28_G_29_">
      <style:text-properties officeooo:paragraph-rsid="02cdb06c"/>
    </style:style>
    <style:style style:name="MP7" style:family="paragraph" style:parent-style-name="_5f_Header_20_page_20_paire_20__28_G_29_">
      <style:paragraph-properties fo:text-align="start" style:justify-single-word="false"/>
      <style:text-properties officeooo:paragraph-rsid="0368613f"/>
    </style:style>
    <style:style style:name="MP8" style:family="paragraph" style:parent-style-name="_5f_Footer_20_page_20_paire_20__28_G_29_">
      <style:paragraph-properties fo:text-align="center" style:justify-single-word="false"/>
      <style:text-properties officeooo:paragraph-rsid="02f108f7"/>
    </style:style>
    <style:style style:name="MP9" style:family="paragraph" style:parent-style-name="_5f_Header_20_page_20_paire_20__28_G_29_">
      <style:paragraph-properties fo:text-align="start" style:justify-single-word="false"/>
      <style:text-properties officeooo:paragraph-rsid="02fa05b4"/>
    </style:style>
    <style:style style:name="MP10" style:family="paragraph" style:parent-style-name="_5f_Footer_20_page_20_paire_20__28_G_29_">
      <style:paragraph-properties fo:text-align="center" style:justify-single-word="false"/>
      <style:text-properties officeooo:paragraph-rsid="02f201dd"/>
    </style:style>
    <style:style style:name="M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37ce97d"/>
    </style:style>
    <style:style style:name="MP16" style:family="paragraph" style:parent-style-name="Footer">
      <style:text-properties fo:font-weight="bold" officeooo:paragraph-rsid="002aa84d" style:font-weight-asian="bold" style:font-weight-complex="bold"/>
    </style:style>
    <style:style style:name="MT1" style:family="text">
      <style:text-properties fo:color="#ffffff" loext:opacity="100%" style:font-name="Bitstream Vera Sans4" fo:font-size="16pt" fo:font-weight="bold" style:font-size-asian="16pt" style:font-weight-asian="bold" style:font-size-complex="16pt" style:font-weight-complex="bold"/>
    </style:style>
    <style:style style:name="MT2" style:family="text">
      <style:text-properties fo:font-variant="small-caps" fo:color="#7fb241" loext:opacity="100%" style:font-name="Bitstream Vera Sans" fo:font-size="16pt" fo:font-weight="bold" officeooo:rsid="036697fd"/>
    </style:style>
    <style:style style:name="MT3" style:family="text">
      <style:text-properties fo:font-variant="small-caps" fo:color="#808080" loext:opacity="100%" style:font-name="Bitstream Vera Sans4" fo:font-size="11pt" fo:font-style="normal" fo:font-weight="bold" officeooo:rsid="036cd90a" fo:background-color="transparent" loext:char-shading-value="0" style:font-size-asian="11pt" style:font-style-asian="italic" style:font-weight-asian="bold" style:font-size-complex="11pt" style:font-style-complex="italic" style:font-weight-complex="bold"/>
    </style:style>
    <style:style style:name="MT4" style:family="text">
      <style:text-properties fo:font-variant="small-caps" fo:color="#7fb241" loext:opacity="100%" fo:font-size="16pt" fo:text-shadow="none" fo:font-weight="bold" officeooo:rsid="0368613f" style:font-size-asian="16pt" style:font-size-complex="16pt"/>
    </style:style>
    <style:style style:name="MT5" style:family="text">
      <style:text-properties fo:font-variant="small-caps" fo:color="#7fb241" loext:opacity="100%" fo:font-size="16pt" fo:text-shadow="none" fo:font-weight="bold" officeooo:rsid="01f05ba6" style:font-size-asian="16pt" style:font-size-complex="16pt"/>
    </style:style>
    <style:style style:name="MT6" style:family="text">
      <style:text-properties fo:font-variant="small-caps" fo:color="#7fb241" loext:opacity="100%" fo:font-size="16pt" fo:text-shadow="none" fo:font-weight="bold" officeooo:rsid="036697fd" style:font-size-asian="16pt" style:font-size-complex="16pt"/>
    </style:style>
    <style:style style:name="MT7" style:family="text">
      <style:text-properties fo:font-variant="small-caps" fo:color="#808080" loext:opacity="100%" style:font-name="Bitstream Vera Sans"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MT8" style:family="text">
      <style:text-properties fo:font-variant="small-caps" fo:color="#808080" loext:opacity="100%" style:font-name="Bitstream Vera Sans" fo:font-size="11pt" fo:font-style="normal" fo:font-weight="bold" officeooo:rsid="036697fd"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font-variant="small-caps" fo:color="#7fb241" loext:opacity="100%" style:font-name="Bitstream Vera Sans2" fo:font-size="16pt" fo:font-style="normal" fo:text-shadow="none" fo:font-weight="bold" officeooo:rsid="01f05ba6"/>
    </style:style>
    <style:style style:name="MT10" style:family="text">
      <style:text-properties fo:font-variant="small-caps" fo:color="#7fb241" loext:opacity="100%" style:font-name="Bitstream Vera Sans2" fo:font-size="16pt" fo:font-style="normal" fo:text-shadow="none" fo:font-weight="bold" officeooo:rsid="036697fd"/>
    </style:style>
    <style:style style:name="MT11" style:family="text">
      <style:text-properties fo:font-variant="small-caps" fo:color="#2a6099" loext:opacity="100%" style:font-name="Bitstream Vera Sans2" fo:font-size="16pt" fo:font-style="normal" fo:text-shadow="none" fo:font-weight="bold" officeooo:rsid="01f05ba6"/>
    </style:style>
    <style:style style:name="MT12" style:family="text">
      <style:text-properties fo:font-variant="small-caps" fo:color="#808080" loext:opacity="100%" style:font-name="Bitstream Vera Sans"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MT13" style:family="text">
      <style:text-properties fo:font-weight="bold" officeooo:rsid="00386ebd" style:font-weight-asian="bold" style:font-weight-complex="bold"/>
    </style:style>
    <style:style style:name="MT14" style:family="text">
      <style:text-properties fo:font-weight="bold" style:font-weight-asian="bold" style:font-weight-complex="bold"/>
    </style:style>
    <style:style style:name="MT15" style:family="text">
      <style:text-properties fo:font-weight="bold" officeooo:rsid="037ce97d" style:font-weight-asian="bold" style:font-weight-complex="bold"/>
    </style:style>
    <style:style style:name="MT16" style:family="text">
      <style:text-properties officeooo:rsid="00386ebd"/>
    </style:style>
    <style:style style:name="MT17" style:family="text">
      <style:text-properties officeooo:rsid="037ce97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6"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7"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1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7fb241"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5f_Fiche_20_éditeur_20__28_une_20_colonne_29__20_impaire_20__28_D_29_" style:display-name="_Fiche éditeur (une colonne) impaire (D)" style:page-layout-name="Mpm10">
      <style:header>
        <text:p text:style-name="MP1"><draw:path text:anchor-type="paragraph" draw:z-index="25" draw:name="Shape1_5" draw:style-name="Mgr1" draw:text-style-name="MP2" svg:width="4.329cm" svg:height="2.24cm" svg:x="-2.799cm" svg:y="-0.8cm" svg:viewBox="0 0 4330 2241" svg:d="M0 2241l3984-288c209-15 363-168 345-342l-170-1611h-4159z"><text:p/></draw:path><draw:frame text:anchor-type="paragraph" draw:z-index="26" draw:name="Shape2_2" draw:style-name="Mgr2" draw:text-style-name="MP4" svg:width="2.435cm" svg:height="0.839cm" draw:transform="rotate (0.0877900613753148) translate (-0.34925cm 0.506236111111111cm)"><draw:text-box><text:p text:style-name="MP3"><text:span text:style-name="MT1">Série 3</text:span></text:p></draw:text-box></draw:frame><draw:line text:anchor-type="paragraph" draw:z-index="27" draw:name="Shape3_2" draw:style-name="Mgr3" draw:text-style-name="MP5" svg:x1="11.582cm" svg:y1="0.351cm" svg:x2="20.495cm" svg:y2="0.344cm"><text:p/></draw:line><text:s text:c="14"/>Angles : <text:span text:style-name="MT2">Mesurer un angle</text:span></text:p>
      </style:header>
      <style:footer>
        <text:h text:style-name="MP6" text:outline-level="1">Angles : <text:span text:style-name="MT3">Mesurer un angle</text:span></text:h>
      </style:footer>
    </style:master-page>
    <style:master-page style:name="_5f_Fiche_20_éditeur_20__28_une_20_colonne_29__20_paire_20__28_G_29_" style:display-name="_Fiche éditeur (une colonne) paire (G)" style:page-layout-name="Mpm11" style:next-style-name="_5f_Fiche_20_éditeur_20__28_une_20_colonne_29__20_impaire_20__28_D_29_">
      <style:header>
        <text:p text:style-name="_5f_Header_20_page_20_paire_20__28_G_29_"><draw:path text:anchor-type="paragraph" draw:z-index="22" draw:name="Shape1_1" draw:style-name="Mgr1" draw:text-style-name="MP2" svg:width="4.329cm" svg:height="2.24cm" svg:x="-1.499cm" svg:y="-1.198cm" svg:viewBox="0 0 4330 2241" svg:d="M0 2241l3984-288c209-15 363-168 345-342l-170-1611h-4159z"><text:p/></draw:path><draw:frame text:anchor-type="paragraph" draw:z-index="23" draw:name="Shape2_3" draw:style-name="Mgr4" draw:text-style-name="MP4" svg:width="3.857cm" svg:height="0.798cm" draw:transform="rotate (0.0872664625997165) translate (-1.18004166666667cm 0.647347222222222cm)"><draw:text-box><text:p text:style-name="MP3"><text:span text:style-name="MT1">Série 1</text:span></text:p></draw:text-box></draw:frame><draw:line text:anchor-type="paragraph" draw:z-index="24" draw:name="Shape3_3" draw:style-name="Mgr3" draw:text-style-name="MP5" svg:x1="16.572cm" svg:y1="0.36cm" svg:x2="20.495cm" svg:y2="0.344cm"><text:p/></draw:line>Angles : Comprendre la notion d’angle</text:p>
      </style:header>
      <style:footer>
        <text:h text:style-name="_5f_Footer_20_page_20_paire_20__28_G_29_" text:outline-level="1">Angles : Comprendre la notion d’angle</text:h>
      </style:footer>
    </style:master-page>
    <style:master-page style:name="_5f_Fiche_20_éditeur_20_page_20_paire_20__28_G_29_" style:display-name="_Fiche éditeur page paire (G)" style:page-layout-name="Mpm12" style:next-style-name="_5f_Fiche_20_éditeur_20_page_20_impaire_20__28_D_29_">
      <style:header>
        <text:p text:style-name="MP7"><draw:path text:anchor-type="paragraph" draw:z-index="19" draw:name="Shape1_0" draw:style-name="Mgr1" draw:text-style-name="MP2" svg:width="4.329cm" svg:height="2.24cm" svg:x="-1.499cm" svg:y="-0.8cm" svg:viewBox="0 0 4330 2241" svg:d="M0 2241l3984-288c209-15 363-168 345-342l-170-1611h-4159z"><text:p/></draw:path><draw:frame text:anchor-type="paragraph" draw:z-index="20" draw:name="Shape2_0" draw:style-name="Mgr5" draw:text-style-name="MP4" svg:width="3.857cm" svg:height="0.805cm" draw:transform="rotate (0.0872664625997165) translate (-1.17475cm 0.640291666666667cm)"><draw:text-box><text:p text:style-name="MP3"><text:span text:style-name="MT1">Série 3</text:span></text:p></draw:text-box></draw:frame><draw:line text:anchor-type="paragraph" draw:z-index="21" draw:name="Shape3_0" draw:style-name="Mgr3" draw:text-style-name="MP5" svg:x1="12.991cm" svg:y1="0.418cm" svg:x2="21.952cm" svg:y2="0.397cm"><text:p/></draw:line><text:span text:style-name="_5f_livret"><text:span text:style-name="MT4"><text:s text:c="15"/>A</text:span></text:span><text:span text:style-name="_5f_livret"><text:span text:style-name="MT5">ngles : </text:span></text:span><text:span text:style-name="_5f_livret"><text:span text:style-name="MT6">Mesurer un angle</text:span></text:span></text:p>
      </style:header>
      <style:footer>
        <text:h text:style-name="MP8" text:outline-level="1"><text:span text:style-name="MT7">Angles : </text:span><text:span text:style-name="MT8">Mesurer un angle</text:span></text:h>
      </style:footer>
    </style:master-page>
    <style:master-page style:name="_5f_Fiche_20_éditeur_20_page_20_impaire_20__28_D_29_" style:display-name="_Fiche éditeur page impaire (D)" style:page-layout-name="Mpm13" style:next-style-name="_5f_Fiche_20_éditeur_20_page_20_paire_20__28_G_29_">
      <style:header>
        <text:p text:style-name="MP9"><draw:path text:anchor-type="paragraph" draw:z-index="16" draw:name="Shape1_2" draw:style-name="Mgr1" draw:text-style-name="MP2" svg:width="4.329cm" svg:height="2.24cm" svg:x="-1.799cm" svg:y="-0.8cm" svg:viewBox="0 0 4330 2241" svg:d="M0 2241l3984-288c209-15 363-168 345-342l-170-1611h-4159z"><text:p/></draw:path><draw:frame text:anchor-type="paragraph" draw:z-index="17" draw:name="Shape2_1" draw:style-name="Mgr6" draw:text-style-name="MP4" svg:width="3.857cm" svg:height="1.329cm" draw:transform="rotate (0.0872664625997165) translate (-1.58397222222222cm -0.109361111111111cm)"><draw:text-box><text:p text:style-name="MP3"><text:span text:style-name="MT1"><text:line-break/></text:span><text:span text:style-name="MT1">Série 3</text:span></text:p></draw:text-box></draw:frame><draw:line text:anchor-type="paragraph" draw:z-index="18" draw:name="Shape3_1" draw:style-name="Mgr3" draw:text-style-name="MP5" svg:x1="11.707cm" svg:y1="0.34cm" svg:x2="20.495cm" svg:y2="0.344cm"><text:p/></draw:line><text:span text:style-name="MT9"><text:s text:c="14"/>Angles : </text:span><text:span text:style-name="MT10">Mesurer un angle</text:span><text:span text:style-name="MT11"> </text:span></text:p>
      </style:header>
      <style:footer>
        <text:h text:style-name="MP10" text:outline-level="1"><text:span text:style-name="MT12">Angles : </text:span><text:span text:style-name="MT8">Mesurer un angle</text:span></text:h>
      </style:footer>
      <style:footer-left>
        <text:p text:style-name="MP11">Série 2 :<text:tab/> <text:s text:c="87"/>Chapitre G? : ...</text:p>
      </style:footer-left>
    </style:master-page>
    <style:master-page style:name="SERIE_5f_M_5f_GAUCHE_5f_ET_5f_DROITE_5f_2COL" style:display-name="SERIE_M_GAUCHE_ET_DROITE_2COL" style:page-layout-name="Mpm14" draw:style-name="Mdp1">
      <style:header>
        <text:p text:style-name="_5f_En-tête"><draw:path text:anchor-type="paragraph" draw:z-index="30" draw:name="Shape5_1" draw:style-name="Mgr7" draw:text-style-name="MP2" svg:width="4.329cm" svg:height="2.24cm" svg:x="-1.499cm" svg:y="-1cm" svg:viewBox="0 0 4330 2241" svg:d="M0 2241l3984-288c209-15 363-168 345-342l-170-1611h-4159z"><text:p/></draw:path><draw:frame text:anchor-type="paragraph" draw:z-index="33" draw:name="Shape6_0" draw:style-name="Mgr8"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37" draw:name="Shape7_0" draw:style-name="Mgr9" draw:text-style-name="MP3" svg:x1="11.441cm" svg:y1="0.36cm" svg:x2="20.462cm" svg:y2="0.36cm"><text:p/></draw:line>Angles : Mesurer un angle</text:p>
      </style:header>
      <style:footer>
        <text:p text:style-name="MP12"><draw:frame draw:style-name="Mfr1" draw:name="Cadre1" text:anchor-type="paragraph" svg:y="-0.06cm" draw:z-index="7"><draw:text-box fo:min-height="0.499cm" fo:min-width="1cm"><draw:frame draw:style-name="Mfr2" draw:name="Cadre2" text:anchor-type="frame" svg:x="0.45cm" svg:y="0.079cm" svg:width="0.817cm" draw:z-index="10"><draw:text-box fo:min-height="0.355cm"><text:p text:style-name="MP13"><draw:g text:anchor-type="paragraph" draw:z-index="13" draw:name="Shape4" draw:style-name="Mgr10"><draw:path draw:style-name="Mgr11" draw:text-style-name="MP14" svg:width="0.855cm" svg:height="1.172cm" svg:x="-0.03cm" svg:y="-0.194cm" svg:viewBox="0 0 856 1173" svg:d="M856 1173h-856v-991c0-100 79-182 175-182h505c97 0 176 82 176 182z"><text:p/></draw:path></draw:g><text:page-number text:select-page="current">3</text:page-number></text:p></draw:text-box></draw:frame><text:p text:style-name="MP15"><text:s/><text:span text:style-name="MT13">Angles</text:span><text:span text:style-name="MT14"> : </text:span><text:span text:style-name="MT15">Mesurer un angle</text:span></text:p></draw:text-box></draw:frame></text:p>
      </style:footer>
    </style:master-page>
    <style:master-page style:name="SERIE_5f_M_5f_GAUCHE_5f_ET_5f_DROITE_5f_1COL" style:display-name="SERIE_M_GAUCHE_ET_DROITE_1COL" style:page-layout-name="Mpm15" draw:style-name="Mdp1">
      <style:header>
        <text:p text:style-name="_5f_En-tête"><draw:path text:anchor-type="paragraph" draw:z-index="14" draw:name="Shape5" draw:style-name="Mgr7" draw:text-style-name="MP2" svg:width="4.329cm" svg:height="2.24cm" svg:x="-1.499cm" svg:y="-1cm" svg:viewBox="0 0 4330 2241" svg:d="M0 2241l3984-288c209-15 363-168 345-342l-170-1611h-4159z"><text:p/></draw:path><draw:frame text:anchor-type="paragraph" draw:z-index="15" draw:name="Shape6" draw:style-name="Mgr8"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2" draw:name="Shape7" draw:style-name="Mgr9" draw:text-style-name="MP3" svg:x1="11.441cm" svg:y1="0.36cm" svg:x2="20.462cm" svg:y2="0.36cm"><text:p/></draw:line>Angles : Mesurer un angle</text:p>
      </style:header>
      <style:footer>
        <text:p text:style-name="MP12"><draw:frame draw:style-name="Mfr1" draw:name="Cadre3" text:anchor-type="paragraph" svg:y="-0.06cm" draw:z-index="0"><draw:text-box fo:min-height="0.499cm" fo:min-width="1cm"><draw:frame draw:style-name="Mfr2" draw:name="Cadre4" text:anchor-type="frame" svg:x="0.45cm" svg:y="0.079cm" svg:width="0.817cm" draw:z-index="1"><draw:text-box fo:min-height="0.355cm"><text:p text:style-name="MP13"><draw:g text:anchor-type="paragraph" draw:z-index="3" draw:name="Shape8" draw:style-name="Mgr10"><draw:path draw:style-name="Mgr11" draw:text-style-name="MP14" svg:width="0.855cm" svg:height="1.172cm" svg:x="-0.03cm" svg:y="-0.194cm" svg:viewBox="0 0 856 1173" svg:d="M856 1173h-856v-991c0-100 79-182 175-182h505c97 0 176 82 176 182z"><text:p/></draw:path></draw:g><text:page-number text:select-page="current">4</text:page-number></text:p></draw:text-box></draw:frame><text:p text:style-name="MP16"><text:span text:style-name="MT16">Angles</text:span> : <text:span text:style-name="MT17">Mesurer un angle</text:span></text:p></draw:text-box></draw:frame></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7:09:18.291093663</meta:creation-date>
    <meta:editing-duration>P3DT13H7M24S</meta:editing-duration>
    <meta:editing-cycles>458</meta:editing-cycles>
    <meta:generator>LibreOffice/7.0.0.3$Linux_X86_64 LibreOffice_project/8061b3e9204bef6b321a21033174034a5e2ea88e</meta:generator>
    <dc:date>2021-01-21T16:20:46.817055611</dc:date>
    <meta:document-statistic meta:table-count="2" meta:image-count="0" meta:object-count="12" meta:page-count="4" meta:paragraph-count="124" meta:word-count="455" meta:character-count="2606" meta:non-whitespace-character-count="2136"/>
    <meta:template xlink:type="simple" xlink:actuate="onRequest" xlink:title="10-Calculer un volume_serie_1_Volume_par_comptage" xlink:href="../10-Calculer%20un%20volume_serie_1_Volume_par_comptage.ott" meta:date="2021-01-21T16:14:01.711204220"/>
  </office:meta>
</office:document-meta>
</file>

<file path=Object 1/content.xml><?xml version="1.0" encoding="utf-8"?>
<math xmlns="http://www.w3.org/1998/Math/MathML" display="block">
  <semantics>
    <mover accent="true">
      <mrow>
        <mstyle mathsize="12pt">
          <mi>x</mi>
        </mstyle>
        <mtext>O</mtext>
        <mstyle mathsize="12pt">
          <mi>y</mi>
        </mstyle>
      </mrow>
      <mo stretchy="true">^</mo>
    </mover>
    <annotation encoding="StarMath 5.0"> widehat {size 12{x}"O"size 12{y}}</annotation>
  </semantics>
</math>
</file>

<file path=Object 10/content.xml><?xml version="1.0" encoding="utf-8"?>
<math xmlns="http://www.w3.org/1998/Math/MathML" display="block">
  <semantics>
    <mover accent="true">
      <mi>RHS</mi>
      <mo stretchy="true">^</mo>
    </mover>
    <annotation encoding="StarMath 5.0"> widehat {RHS}</annotation>
  </semantics>
</math>
</file>

<file path=Object 11/content.xml><?xml version="1.0" encoding="utf-8"?>
<math xmlns="http://www.w3.org/1998/Math/MathML" display="block">
  <semantics>
    <mover accent="true">
      <mrow>
        <mstyle mathsize="12pt">
          <mi>x</mi>
        </mstyle>
        <mtext>O</mtext>
        <mstyle mathsize="12pt">
          <mi>y</mi>
        </mstyle>
      </mrow>
      <mo stretchy="true">^</mo>
    </mover>
    <annotation encoding="StarMath 5.0"> widehat {size 12{x}"O"size 12{y}}</annotation>
  </semantics>
</math>
</file>

<file path=Object 2/content.xml><?xml version="1.0" encoding="utf-8"?>
<math xmlns="http://www.w3.org/1998/Math/MathML" display="block">
  <semantics>
    <mover accent="true">
      <mi>ZAK</mi>
      <mo stretchy="true">^</mo>
    </mover>
    <annotation encoding="StarMath 5.0"> widehat {ZAK}</annotation>
  </semantics>
</math>
</file>

<file path=Object 3/content.xml><?xml version="1.0" encoding="utf-8"?>
<math xmlns="http://www.w3.org/1998/Math/MathML" display="block">
  <semantics>
    <mover accent="true">
      <mrow>
        <mstyle mathsize="12pt">
          <mi>x</mi>
        </mstyle>
        <mtext>O</mtext>
        <mstyle mathsize="12pt">
          <mi>y</mi>
        </mstyle>
      </mrow>
      <mo stretchy="true">^</mo>
    </mover>
    <annotation encoding="StarMath 5.0"> widehat {size 12{x}"O"size 12{y}}</annotation>
  </semantics>
</math>
</file>

<file path=Object 37/content.xml><?xml version="1.0" encoding="utf-8"?>
<!DOCTYPE math  PUBLIC '-//OpenOffice.org//DTD Modified W3C MathML 1.01//EN'  'math.dtd'>
<math:math xmlns:math="http://www.w3.org/1998/Math/MathML">
  <math:semantics>
    <math:mover math:accent="true">
      <math:mrow>
        <math:mstyle math:fontsize="12pt">
          <math:mrow>
            <math:mi>x</math:mi>
          </math:mrow>
        </math:mstyle>
        <math:mtext>O</math:mtext>
        <math:mstyle math:fontsize="12pt">
          <math:mrow>
            <math:mi>y</math:mi>
          </math:mrow>
        </math:mstyle>
      </math:mrow>
      <math:mo math:stretchy="false"></math:mo>
    </math:mover>
    <math:annotation math:encoding="StarMath 5.0"> widehat {size 12{x}"O"size 12{y}}</math:annotation>
  </math:semantics>
</math:math>
</file>

<file path=Object 4/content.xml><?xml version="1.0" encoding="utf-8"?>
<math xmlns="http://www.w3.org/1998/Math/MathML" display="block">
  <semantics>
    <mover accent="true">
      <mi>NDO</mi>
      <mo stretchy="true">^</mo>
    </mover>
    <annotation encoding="StarMath 5.0"> widehat {NDO}</annotation>
  </semantics>
</math>
</file>

<file path=Object 5/content.xml><?xml version="1.0" encoding="utf-8"?>
<math xmlns="http://www.w3.org/1998/Math/MathML" display="block">
  <semantics>
    <mover accent="true">
      <mi>PEQ</mi>
      <mo stretchy="true">^</mo>
    </mover>
    <annotation encoding="StarMath 5.0"> widehat {PEQ}</annotation>
  </semantics>
</math>
</file>

<file path=Object 6/content.xml><?xml version="1.0" encoding="utf-8"?>
<math xmlns="http://www.w3.org/1998/Math/MathML" display="block">
  <semantics>
    <mover accent="true">
      <mrow>
        <mstyle mathsize="11pt">
          <mi>t</mi>
        </mstyle>
        <mtext>G</mtext>
        <mstyle mathsize="11pt">
          <mi>u</mi>
        </mstyle>
      </mrow>
      <mo stretchy="true">^</mo>
    </mover>
    <annotation encoding="StarMath 5.0"> widehat {size 11{t}"G" size 11{u}}</annotation>
  </semantics>
</math>
</file>

<file path=Object 7/content.xml><?xml version="1.0" encoding="utf-8"?>
<math xmlns="http://www.w3.org/1998/Math/MathML" display="block">
  <semantics>
    <mover accent="true">
      <mi>LBM</mi>
      <mo stretchy="true">^</mo>
    </mover>
    <annotation encoding="StarMath 5.0"> widehat {LBM}</annotation>
  </semantics>
</math>
</file>

<file path=Object 8/content.xml><?xml version="1.0" encoding="utf-8"?>
<math xmlns="http://www.w3.org/1998/Math/MathML" display="block">
  <semantics>
    <mover accent="true">
      <mrow>
        <mstyle mathsize="11pt">
          <mi>y</mi>
        </mstyle>
        <mtext>C</mtext>
        <mstyle mathsize="11pt">
          <mi>x</mi>
        </mstyle>
      </mrow>
      <mo stretchy="true">^</mo>
    </mover>
    <annotation encoding="StarMath 5.0"> widehat {size 11{y}"C"size 11{x}}</annotation>
  </semantics>
</math>
</file>

<file path=Object 9/content.xml><?xml version="1.0" encoding="utf-8"?>
<math xmlns="http://www.w3.org/1998/Math/MathML" display="block">
  <semantics>
    <mover accent="true">
      <mrow>
        <mstyle mathsize="11pt">
          <mi>v</mi>
        </mstyle>
        <mtext>F</mtext>
        <mstyle mathsize="11pt">
          <mi>w</mi>
        </mstyle>
      </mrow>
      <mo stretchy="true">^</mo>
    </mover>
    <annotation encoding="StarMath 5.0"> widehat {size 11{v}"F"size 11{w}}</annotation>
  </semantics>
</math>
</file>